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5mm"/>
    </style:style>
    <style:style style:name="co4" style:family="table-column">
      <style:table-column-properties fo:break-before="auto" style:column-width="7.46mm"/>
    </style:style>
    <style:style style:name="co5" style:family="table-column">
      <style:table-column-properties fo:break-before="auto" style:column-width="33.73mm"/>
    </style:style>
    <style:style style:name="co6" style:family="table-column">
      <style:table-column-properties fo:break-before="auto" style:column-width="34.55mm"/>
    </style:style>
    <style:style style:name="co7" style:family="table-column">
      <style:table-column-properties fo:break-before="auto" style:column-width="29.58mm"/>
    </style:style>
    <style:style style:name="co8" style:family="table-column">
      <style:table-column-properties fo:break-before="auto" style:column-width="7.88mm"/>
    </style:style>
    <style:style style:name="co9" style:family="table-column">
      <style:table-column-properties fo:break-before="auto" style:column-width="8.71mm"/>
    </style:style>
    <style:style style:name="co10" style:family="table-column">
      <style:table-column-properties fo:break-before="auto" style:column-width="31.79mm"/>
    </style:style>
    <style:style style:name="co11" style:family="table-column">
      <style:table-column-properties fo:break-before="auto" style:column-width="29.12mm"/>
    </style:style>
    <style:style style:name="co12" style:family="table-column">
      <style:table-column-properties fo:break-before="auto" style:column-width="32.95mm"/>
    </style:style>
    <style:style style:name="co13" style:family="table-column">
      <style:table-column-properties fo:break-before="auto" style:column-width="16.58mm"/>
    </style:style>
    <style:style style:name="co14" style:family="table-column">
      <style:table-column-properties fo:break-before="auto" style:column-width="8.17mm"/>
    </style:style>
    <style:style style:name="co15" style:family="table-column">
      <style:table-column-properties fo:break-before="auto" style:column-width="35.67mm"/>
    </style:style>
    <style:style style:name="co16" style:family="table-column">
      <style:table-column-properties fo:break-before="auto" style:column-width="34.31mm"/>
    </style:style>
    <style:style style:name="co17" style:family="table-column">
      <style:table-column-properties fo:break-before="auto" style:column-width="34.85mm"/>
    </style:style>
    <style:style style:name="co18" style:family="table-column">
      <style:table-column-properties fo:break-before="auto" style:column-width="30.13mm"/>
    </style:style>
    <style:style style:name="co19" style:family="table-column">
      <style:table-column-properties fo:break-before="auto" style:column-width="28.75mm"/>
    </style:style>
    <style:style style:name="co20" style:family="table-column">
      <style:table-column-properties fo:break-before="auto" style:column-width="9.95mm"/>
    </style:style>
    <style:style style:name="co21" style:family="table-column">
      <style:table-column-properties fo:break-before="auto" style:column-width="21.24mm"/>
    </style:style>
    <style:style style:name="co22" style:family="table-column">
      <style:table-column-properties fo:break-before="auto" style:column-width="9.24mm"/>
    </style:style>
    <style:style style:name="co23" style:family="table-column">
      <style:table-column-properties fo:break-before="auto" style:column-width="35.4mm"/>
    </style:style>
    <style:style style:name="co24" style:family="table-column">
      <style:table-column-properties fo:break-before="auto" style:column-width="30.22mm"/>
    </style:style>
    <style:style style:name="co25" style:family="table-column">
      <style:table-column-properties fo:break-before="auto" style:column-width="25.05mm"/>
    </style:style>
    <style:style style:name="co26" style:family="table-column">
      <style:table-column-properties fo:break-before="auto" style:column-width="31.31mm"/>
    </style:style>
    <style:style style:name="co27" style:family="table-column">
      <style:table-column-properties fo:break-before="auto" style:column-width="32.67mm"/>
    </style:style>
    <style:style style:name="co28" style:family="table-column">
      <style:table-column-properties fo:break-before="auto" style:column-width="6.0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15mm" fo:break-before="auto" style:use-optimal-row-height="false"/>
    </style:style>
    <style:style style:name="ro3" style:family="table-row">
      <style:table-row-properties style:row-height="6.84mm" fo:break-before="auto" style:use-optimal-row-height="false"/>
    </style:style>
    <style:style style:name="ro4" style:family="table-row">
      <style:table-row-properties style:row-height="6.31mm" fo:break-before="auto" style:use-optimal-row-height="false"/>
    </style:style>
    <style:style style:name="ro5" style:family="table-row">
      <style:table-row-properties style:row-height="6.58mm" fo:break-before="auto" style:use-optimal-row-height="false"/>
    </style:style>
    <style:style style:name="ro6" style:family="table-row">
      <style:table-row-properties style:row-height="6.05mm" fo:break-before="auto" style:use-optimal-row-height="false"/>
    </style:style>
    <style:style style:name="ro7" style:family="table-row">
      <style:table-row-properties style:row-height="7.36mm" fo:break-before="auto" style:use-optimal-row-height="false"/>
    </style:style>
    <style:style style:name="ro8" style:family="table-row">
      <style:table-row-properties style:row-height="8.94mm" fo:break-before="auto" style:use-optimal-row-height="false"/>
    </style:style>
    <style:style style:name="ro9" style:family="table-row">
      <style:table-row-properties style:row-height="7.88mm" fo:break-before="auto" style:use-optimal-row-height="false"/>
    </style:style>
    <style:style style:name="ro10" style:family="table-row">
      <style:table-row-properties style:row-height="7.09mm" fo:break-before="auto" style:use-optimal-row-height="false"/>
    </style:style>
    <style:style style:name="ro11" style:family="table-row">
      <style:table-row-properties style:row-height="5.8mm" fo:break-before="auto" style:use-optimal-row-height="false"/>
    </style:style>
    <style:style style:name="ro12" style:family="table-row">
      <style:table-row-properties style:row-height="9.5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3" style:family="table-cell" style:parent-style-name="Default" style:data-style-name="N124">
      <style:table-cell-properties style:text-align-source="fix" style:repeat-content="false"/>
      <style:paragraph-properties fo:text-align="center" fo:margin-left="0mm"/>
    </style:style>
    <style:style style:name="ce34" style:family="table-cell" style:parent-style-name="Default" style:data-style-name="N124">
      <style:table-cell-properties fo:background-color="#e67814" style:text-align-source="fix" style:repeat-content="false"/>
      <style:paragraph-properties fo:text-align="center" fo:margin-left="0mm"/>
    </style:style>
    <style:style style:name="ce35" style:family="table-cell" style:parent-style-name="Default" style:data-style-name="N124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8" style:family="table-cell" style:parent-style-name="Default" style:data-style-name="N124"/>
    <style:style style:name="ce39" style:family="table-cell" style:parent-style-name="Default" style:data-style-name="N124">
      <style:table-cell-properties style:text-align-source="fix" style:repeat-content="false" fo:background-color="transparent"/>
      <style:paragraph-properties fo:text-align="center" fo:margin-left="0mm"/>
    </style:style>
    <style:style style:name="ce8" style:family="table-cell" style:parent-style-name="Default">
      <style:table-cell-properties fo:background-color="#aecf00" style:text-align-source="fix" style:repeat-content="false" fo:border="0.06pt solid #000000" fo:padding-bottom="0.49mm" fo:padding-left="0.35mm" fo:padding-right="0.35mm" fo:padding-top="0.49mm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83caff" style:text-align-source="fix" style:repeat-content="false" fo:border="none" style:vertical-align="middle"/>
      <style:paragraph-properties fo:text-align="center" fo:margin-left="0mm"/>
      <style:text-properties style:font-name="Arial" fo:font-weight="normal" style:font-name-asian="DejaVu Sans" style:font-weight-asian="normal" style:font-name-complex="Lohit Hindi" style:font-weight-complex="normal"/>
    </style:style>
    <style:style style:name="ce10" style:family="table-cell" style:parent-style-name="Default" style:data-style-name="N124">
      <style:table-cell-properties fo:background-color="#eeeeee"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</style:style>
    <style:style style:name="ce48" style:family="table-cell" style:parent-style-name="Default" style:data-style-name="N124">
      <style:table-cell-properties fo:background-color="#ff9999" style:text-align-source="fix" style:repeat-content="false" style:vertical-align="middle"/>
      <style:paragraph-properties fo:text-align="center" fo:margin-left="0mm"/>
    </style:style>
    <style:style style:name="ce49" style:family="table-cell" style:parent-style-name="Default">
      <style:table-cell-properties fo:background-color="#ff9999" style:text-align-source="fix" style:repeat-content="false" style:vertical-align="middle"/>
      <style:paragraph-properties fo:text-align="center" fo:margin-left="0mm"/>
    </style:style>
    <style:style style:name="ce42" style:family="table-cell" style:parent-style-name="Default" style:data-style-name="N124">
      <style:table-cell-properties style:text-align-source="fix" style:repeat-content="false" style:vertical-align="middl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40" style:family="table-cell" style:parent-style-name="Default">
      <style:table-cell-properties fo:background-color="#aecf00" style:text-align-source="fix" style:repeat-content="false" fo:border="0.06pt solid #000000" fo:padding-bottom="0.49mm" fo:padding-left="0.35mm" fo:padding-right="0.35mm" fo:padding-top="0.49mm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83caff" style:text-align-source="fix" style:repeat-content="false" fo:border="none" style:vertical-align="middle"/>
      <style:paragraph-properties fo:text-align="center" fo:margin-left="0mm"/>
      <style:text-properties style:font-name="Arial" fo:font-weight="normal" style:font-name-asian="DejaVu Sans" style:font-weight-asian="normal" style:font-name-complex="Lohit Hindi" style:font-weight-complex="normal"/>
    </style:style>
    <style:style style:name="ce46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</style:style>
    <style:style style:name="ce47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51" style:family="table-cell" style:parent-style-name="Default" style:data-style-name="N124">
      <style:table-cell-properties fo:background-color="#dddddd" style:text-align-source="fix" style:repeat-content="false" style:vertical-align="middle"/>
      <style:paragraph-properties fo:text-align="center" fo:margin-left="0mm"/>
    </style:style>
    <style:style style:name="ce54" style:family="table-cell" style:parent-style-name="Default" style:data-style-name="N124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9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mm"/>
    </style:style>
    <style:style style:name="ce93" style:family="table-cell" style:parent-style-name="Default">
      <style:table-cell-properties style:vertical-align="middle"/>
    </style:style>
    <style:style style:name="ce96" style:family="table-cell" style:parent-style-name="Default" style:data-style-name="N124">
      <style:table-cell-properties style:text-align-source="fix" style:repeat-content="false" fo:background-color="transparent"/>
      <style:paragraph-properties fo:text-align="center" fo:margin-left="0mm"/>
      <style:text-properties style:font-name="Arial" style:font-name-asian="Arial1" style:font-name-complex="Arial1"/>
    </style:style>
    <style:style style:name="ce56" style:family="table-cell" style:parent-style-name="Default" style:data-style-name="N124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Arial" style:font-name-asian="Arial1" style:font-name-complex="Arial1"/>
    </style:style>
    <style:style style:name="ce57" style:family="table-cell" style:parent-style-name="Default" style:data-style-name="N124">
      <style:table-cell-properties fo:background-color="#ff9999" style:text-align-source="fix" style:repeat-content="false" style:vertical-align="middle"/>
      <style:paragraph-properties fo:text-align="center" fo:margin-left="0mm"/>
      <style:text-properties style:font-name="Arial" style:font-name-asian="Arial1" style:font-name-complex="Arial1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5" style:family="table-cell" style:parent-style-name="Default" style:data-style-name="N127">
      <style:table-cell-properties style:text-align-source="fix" style:repeat-content="false" style:vertical-align="middle"/>
      <style:paragraph-properties fo:text-align="center" fo:margin-left="0mm"/>
    </style:style>
    <style:style style:name="ce58" style:family="table-cell" style:parent-style-name="Default" style:data-style-name="N127">
      <style:table-cell-properties style:text-align-source="fix" style:repeat-content="false"/>
      <style:paragraph-properties fo:text-align="center" fo:margin-left="0mm"/>
    </style:style>
    <style:style style:name="ce59" style:family="table-cell" style:parent-style-name="Default">
      <style:table-cell-properties fo:background-color="transparent"/>
    </style:style>
    <style:style style:name="ce66" style:family="table-cell" style:parent-style-name="Default">
      <style:table-cell-properties fo:background-color="transparent" style:vertical-align="middle"/>
    </style:style>
    <style:style style:name="ce61" style:family="table-cell" style:parent-style-name="Default" style:data-style-name="N2">
      <style:table-cell-properties fo:background-color="#dddddd" style:text-align-source="fix" style:repeat-content="false" style:vertical-align="middle"/>
      <style:paragraph-properties fo:text-align="center" fo:margin-left="0mm"/>
    </style:style>
    <style:style style:name="ce62" style:family="table-cell" style:parent-style-name="Default" style:data-style-name="N124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70" style:family="table-cell" style:parent-style-name="Default" style:data-style-name="N124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 fo:hyphenate="true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2" style:family="table-cell" style:parent-style-name="Default">
      <style:text-properties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 fo:hyphenate="true"/>
    </style:style>
    <style:style style:name="ce67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fo:font-weight="bold" style:font-weight-asian="bold" style:font-weight-complex="bold" fo:hyphenate="true"/>
    </style:style>
  </office:automatic-styles>
  <office:body>
    <office:spreadsheet>
      <table:table table:name="Stare_Norma" table:style-name="ta1" table:print="false">
        <table:table-column table:style-name="co1" table:number-columns-repeated="1006" table:default-cell-style-name="ce33"/>
        <table:table-row table:style-name="ro1">
          <table:table-cell table:number-columns-repeated="1006"/>
        </table:table-row>
        <table:table-row table:style-name="ro1">
          <table:table-cell/>
          <table:table-cell table:style-name="ce34" office:value-type="float" office:value="-9.77" calcext:value-type="float">
            <text:p>-9.7700</text:p>
          </table:table-cell>
          <table:table-cell table:style-name="ce34" office:value-type="float" office:value="0.07" calcext:value-type="float">
            <text:p>0.0700</text:p>
          </table:table-cell>
          <table:table-cell table:style-name="ce34" office:value-type="float" office:value="0.019" calcext:value-type="float">
            <text:p>0.019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6.3" calcext:value-type="float">
            <text:p>-6.3000</text:p>
          </table:table-cell>
          <table:table-cell table:style-name="ce34" office:value-type="float" office:value="0.059" calcext:value-type="float">
            <text:p>0.0590</text:p>
          </table:table-cell>
          <table:table-cell table:style-name="ce34" office:value-type="float" office:value="0.03" calcext:value-type="float">
            <text:p>0.030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3.99" calcext:value-type="float">
            <text:p>-3.9900</text:p>
          </table:table-cell>
          <table:table-cell table:style-name="ce34" office:value-type="float" office:value="0.004" calcext:value-type="float">
            <text:p>0.0040</text:p>
          </table:table-cell>
          <table:table-cell table:style-name="ce34" office:value-type="float" office:value="0.678" calcext:value-type="float">
            <text:p>0.678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3.33" calcext:value-type="float">
            <text:p>-3.3300</text:p>
          </table:table-cell>
          <table:table-cell table:style-name="ce34" office:value-type="float" office:value="0.086" calcext:value-type="float">
            <text:p>0.0860</text:p>
          </table:table-cell>
          <table:table-cell table:style-name="ce34" office:value-type="float" office:value="0.033" calcext:value-type="float">
            <text:p>0.033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3.3" calcext:value-type="float">
            <text:p>-3.3000</text:p>
          </table:table-cell>
          <table:table-cell table:style-name="ce34" office:value-type="float" office:value="0.102" calcext:value-type="float">
            <text:p>0.1020</text:p>
          </table:table-cell>
          <table:table-cell table:style-name="ce34" office:value-type="float" office:value="0.023" calcext:value-type="float">
            <text:p>0.023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1.99" calcext:value-type="float">
            <text:p>-1.9900</text:p>
          </table:table-cell>
          <table:table-cell table:style-name="ce34" office:value-type="float" office:value="0.179" calcext:value-type="float">
            <text:p>0.1790</text:p>
          </table:table-cell>
          <table:table-cell table:style-name="ce34" office:value-type="float" office:value="0.021" calcext:value-type="float">
            <text:p>0.021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1.94" calcext:value-type="float">
            <text:p>-1.9400</text:p>
          </table:table-cell>
          <table:table-cell table:style-name="ce34" office:value-type="float" office:value="0.193" calcext:value-type="float">
            <text:p>0.1930</text:p>
          </table:table-cell>
          <table:table-cell table:style-name="ce34" office:value-type="float" office:value="0.025" calcext:value-type="float">
            <text:p>0.025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1.71" calcext:value-type="float">
            <text:p>-1.7100</text:p>
          </table:table-cell>
          <table:table-cell table:style-name="ce34" office:value-type="float" office:value="0.238" calcext:value-type="float">
            <text:p>0.2380</text:p>
          </table:table-cell>
          <table:table-cell table:style-name="ce34" office:value-type="float" office:value="0.02" calcext:value-type="float">
            <text:p>0.020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1.22" calcext:value-type="float">
            <text:p>-1.2200</text:p>
          </table:table-cell>
          <table:table-cell table:style-name="ce34" office:value-type="float" office:value="0.29" calcext:value-type="float">
            <text:p>0.2900</text:p>
          </table:table-cell>
          <table:table-cell table:style-name="ce34" office:value-type="float" office:value="0.03" calcext:value-type="float">
            <text:p>0.030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1.2" calcext:value-type="float">
            <text:p>-1.2000</text:p>
          </table:table-cell>
          <table:table-cell table:style-name="ce34" office:value-type="float" office:value="0.294" calcext:value-type="float">
            <text:p>0.2940</text:p>
          </table:table-cell>
          <table:table-cell table:style-name="ce34" office:value-type="float" office:value="0.019" calcext:value-type="float">
            <text:p>0.019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1.18" calcext:value-type="float">
            <text:p>-1.1800</text:p>
          </table:table-cell>
          <table:table-cell table:style-name="ce34" office:value-type="float" office:value="0.256" calcext:value-type="float">
            <text:p>0.2560</text:p>
          </table:table-cell>
          <table:table-cell table:style-name="ce34" office:value-type="float" office:value="0.026" calcext:value-type="float">
            <text:p>0.026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1.07" calcext:value-type="float">
            <text:p>-1.0700</text:p>
          </table:table-cell>
          <table:table-cell table:style-name="ce34" office:value-type="float" office:value="0.309" calcext:value-type="float">
            <text:p>0.3090</text:p>
          </table:table-cell>
          <table:table-cell table:style-name="ce34" office:value-type="float" office:value="0.019" calcext:value-type="float">
            <text:p>0.019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79" calcext:value-type="float">
            <text:p>-0.7900</text:p>
          </table:table-cell>
          <table:table-cell table:style-name="ce34" office:value-type="float" office:value="0.384" calcext:value-type="float">
            <text:p>0.3840</text:p>
          </table:table-cell>
          <table:table-cell table:style-name="ce34" office:value-type="float" office:value="0.014" calcext:value-type="float">
            <text:p>0.014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7" calcext:value-type="float">
            <text:p>-0.7000</text:p>
          </table:table-cell>
          <table:table-cell table:style-name="ce34" office:value-type="float" office:value="0.42" calcext:value-type="float">
            <text:p>0.4200</text:p>
          </table:table-cell>
          <table:table-cell table:style-name="ce34" office:value-type="float" office:value="0.015" calcext:value-type="float">
            <text:p>0.015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62" calcext:value-type="float">
            <text:p>-0.6200</text:p>
          </table:table-cell>
          <table:table-cell table:style-name="ce34" office:value-type="float" office:value="0.445" calcext:value-type="float">
            <text:p>0.4450</text:p>
          </table:table-cell>
          <table:table-cell table:style-name="ce34" office:value-type="float" office:value="0.016" calcext:value-type="float">
            <text:p>0.016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4" calcext:value-type="float">
            <text:p>-0.4000</text:p>
          </table:table-cell>
          <table:table-cell table:style-name="ce34" office:value-type="float" office:value="0.57" calcext:value-type="float">
            <text:p>0.5700</text:p>
          </table:table-cell>
          <table:table-cell table:style-name="ce34" office:value-type="float" office:value="0.016" calcext:value-type="float">
            <text:p>0.016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29" calcext:value-type="float">
            <text:p>-0.2900</text:p>
          </table:table-cell>
          <table:table-cell table:style-name="ce34" office:value-type="float" office:value="0.634" calcext:value-type="float">
            <text:p>0.6340</text:p>
          </table:table-cell>
          <table:table-cell table:style-name="ce34" office:value-type="float" office:value="0.029" calcext:value-type="float">
            <text:p>0.029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253" calcext:value-type="float">
            <text:p>-0.2530</text:p>
          </table:table-cell>
          <table:table-cell table:style-name="ce34" office:value-type="float" office:value="0.5797" calcext:value-type="float">
            <text:p>0.5797</text:p>
          </table:table-cell>
          <table:table-cell table:style-name="ce34" office:value-type="float" office:value="0.063" calcext:value-type="float">
            <text:p>0.063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243" calcext:value-type="float">
            <text:p>-0.2430</text:p>
          </table:table-cell>
          <table:table-cell table:style-name="ce34" office:value-type="float" office:value="0.7701" calcext:value-type="float">
            <text:p>0.7701</text:p>
          </table:table-cell>
          <table:table-cell table:style-name="ce34" office:value-type="float" office:value="0.048" calcext:value-type="float">
            <text:p>0.048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233" calcext:value-type="float">
            <text:p>-0.2330</text:p>
          </table:table-cell>
          <table:table-cell table:style-name="ce34" office:value-type="float" office:value="0.6458" calcext:value-type="float">
            <text:p>0.6458</text:p>
          </table:table-cell>
          <table:table-cell table:style-name="ce34" office:value-type="float" office:value="0.0449" calcext:value-type="float">
            <text:p>0.0449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223" calcext:value-type="float">
            <text:p>-0.2230</text:p>
          </table:table-cell>
          <table:table-cell table:style-name="ce34" office:value-type="float" office:value="0.6979" calcext:value-type="float">
            <text:p>0.6979</text:p>
          </table:table-cell>
          <table:table-cell table:style-name="ce34" office:value-type="float" office:value="0.0351" calcext:value-type="float">
            <text:p>0.0351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213" calcext:value-type="float">
            <text:p>-0.2130</text:p>
          </table:table-cell>
          <table:table-cell table:style-name="ce34" office:value-type="float" office:value="0.7849" calcext:value-type="float">
            <text:p>0.7849</text:p>
          </table:table-cell>
          <table:table-cell table:style-name="ce34" office:value-type="float" office:value="0.0306" calcext:value-type="float">
            <text:p>0.0306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203" calcext:value-type="float">
            <text:p>-0.2030</text:p>
          </table:table-cell>
          <table:table-cell table:style-name="ce34" office:value-type="float" office:value="0.7273" calcext:value-type="float">
            <text:p>0.7273</text:p>
          </table:table-cell>
          <table:table-cell table:style-name="ce34" office:value-type="float" office:value="0.0275" calcext:value-type="float">
            <text:p>0.0275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193" calcext:value-type="float">
            <text:p>-0.1930</text:p>
          </table:table-cell>
          <table:table-cell table:style-name="ce34" office:value-type="float" office:value="0.7376" calcext:value-type="float">
            <text:p>0.7376</text:p>
          </table:table-cell>
          <table:table-cell table:style-name="ce34" office:value-type="float" office:value="0.0244" calcext:value-type="float">
            <text:p>0.0244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183" calcext:value-type="float">
            <text:p>-0.1830</text:p>
          </table:table-cell>
          <table:table-cell table:style-name="ce34" office:value-type="float" office:value="0.7655" calcext:value-type="float">
            <text:p>0.7655</text:p>
          </table:table-cell>
          <table:table-cell table:style-name="ce34" office:value-type="float" office:value="0.0222" calcext:value-type="float">
            <text:p>0.0222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18" calcext:value-type="float">
            <text:p>-0.1800</text:p>
          </table:table-cell>
          <table:table-cell table:style-name="ce34" office:value-type="float" office:value="0.85" calcext:value-type="float">
            <text:p>0.8500</text:p>
          </table:table-cell>
          <table:table-cell table:style-name="ce34" office:value-type="float" office:value="0.044" calcext:value-type="float">
            <text:p>0.044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173" calcext:value-type="float">
            <text:p>-0.1730</text:p>
          </table:table-cell>
          <table:table-cell table:style-name="ce34" office:value-type="float" office:value="0.7308" calcext:value-type="float">
            <text:p>0.7308</text:p>
          </table:table-cell>
          <table:table-cell table:style-name="ce34" office:value-type="float" office:value="0.0205" calcext:value-type="float">
            <text:p>0.0205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163" calcext:value-type="float">
            <text:p>-0.1630</text:p>
          </table:table-cell>
          <table:table-cell table:style-name="ce34" office:value-type="float" office:value="0.7503" calcext:value-type="float">
            <text:p>0.7503</text:p>
          </table:table-cell>
          <table:table-cell table:style-name="ce34" office:value-type="float" office:value="0.016" calcext:value-type="float">
            <text:p>0.016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153" calcext:value-type="float">
            <text:p>-0.1530</text:p>
          </table:table-cell>
          <table:table-cell table:style-name="ce34" office:value-type="float" office:value="0.8087" calcext:value-type="float">
            <text:p>0.8087</text:p>
          </table:table-cell>
          <table:table-cell table:style-name="ce34" office:value-type="float" office:value="0.0142" calcext:value-type="float">
            <text:p>0.0142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144" calcext:value-type="float">
            <text:p>-0.1440</text:p>
          </table:table-cell>
          <table:table-cell table:style-name="ce34" office:value-type="float" office:value="0.7849" calcext:value-type="float">
            <text:p>0.7849</text:p>
          </table:table-cell>
          <table:table-cell table:style-name="ce34" office:value-type="float" office:value="0.0146" calcext:value-type="float">
            <text:p>0.0146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137" calcext:value-type="float">
            <text:p>-0.1370</text:p>
          </table:table-cell>
          <table:table-cell table:style-name="ce34" office:value-type="float" office:value="0.8037" calcext:value-type="float">
            <text:p>0.8037</text:p>
          </table:table-cell>
          <table:table-cell table:style-name="ce34" office:value-type="float" office:value="0.0168" calcext:value-type="float">
            <text:p>0.0168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131" calcext:value-type="float">
            <text:p>-0.1310</text:p>
          </table:table-cell>
          <table:table-cell table:style-name="ce34" office:value-type="float" office:value="0.8068" calcext:value-type="float">
            <text:p>0.8068</text:p>
          </table:table-cell>
          <table:table-cell table:style-name="ce34" office:value-type="float" office:value="0.0149" calcext:value-type="float">
            <text:p>0.0149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125" calcext:value-type="float">
            <text:p>-0.1250</text:p>
          </table:table-cell>
          <table:table-cell table:style-name="ce34" office:value-type="float" office:value="0.8155" calcext:value-type="float">
            <text:p>0.8155</text:p>
          </table:table-cell>
          <table:table-cell table:style-name="ce34" office:value-type="float" office:value="0.0141" calcext:value-type="float">
            <text:p>0.0141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119" calcext:value-type="float">
            <text:p>-0.1190</text:p>
          </table:table-cell>
          <table:table-cell table:style-name="ce34" office:value-type="float" office:value="0.8222" calcext:value-type="float">
            <text:p>0.8222</text:p>
          </table:table-cell>
          <table:table-cell table:style-name="ce34" office:value-type="float" office:value="0.0128" calcext:value-type="float">
            <text:p>0.0128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113" calcext:value-type="float">
            <text:p>-0.1130</text:p>
          </table:table-cell>
          <table:table-cell table:style-name="ce34" office:value-type="float" office:value="0.8295" calcext:value-type="float">
            <text:p>0.8295</text:p>
          </table:table-cell>
          <table:table-cell table:style-name="ce34" office:value-type="float" office:value="0.0121" calcext:value-type="float">
            <text:p>0.0121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107" calcext:value-type="float">
            <text:p>-0.1070</text:p>
          </table:table-cell>
          <table:table-cell table:style-name="ce34" office:value-type="float" office:value="0.8343" calcext:value-type="float">
            <text:p>0.8343</text:p>
          </table:table-cell>
          <table:table-cell table:style-name="ce34" office:value-type="float" office:value="0.0114" calcext:value-type="float">
            <text:p>0.0114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101" calcext:value-type="float">
            <text:p>-0.1010</text:p>
          </table:table-cell>
          <table:table-cell table:style-name="ce34" office:value-type="float" office:value="0.8246" calcext:value-type="float">
            <text:p>0.8246</text:p>
          </table:table-cell>
          <table:table-cell table:style-name="ce34" office:value-type="float" office:value="0.0103" calcext:value-type="float">
            <text:p>0.0103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095" calcext:value-type="float">
            <text:p>-0.0950</text:p>
          </table:table-cell>
          <table:table-cell table:style-name="ce34" office:value-type="float" office:value="0.8509" calcext:value-type="float">
            <text:p>0.8509</text:p>
          </table:table-cell>
          <table:table-cell table:style-name="ce34" office:value-type="float" office:value="0.0106" calcext:value-type="float">
            <text:p>0.0106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092" calcext:value-type="float">
            <text:p>-0.0920</text:p>
          </table:table-cell>
          <table:table-cell table:style-name="ce34" office:value-type="float" office:value="0.8532" calcext:value-type="float">
            <text:p>0.8532</text:p>
          </table:table-cell>
          <table:table-cell table:style-name="ce34" office:value-type="float" office:value="0.0293" calcext:value-type="float">
            <text:p>0.0293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089" calcext:value-type="float">
            <text:p>-0.0890</text:p>
          </table:table-cell>
          <table:table-cell table:style-name="ce34" office:value-type="float" office:value="0.8456" calcext:value-type="float">
            <text:p>0.8456</text:p>
          </table:table-cell>
          <table:table-cell table:style-name="ce34" office:value-type="float" office:value="0.0095" calcext:value-type="float">
            <text:p>0.0095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088" calcext:value-type="float">
            <text:p>-0.0880</text:p>
          </table:table-cell>
          <table:table-cell table:style-name="ce34" office:value-type="float" office:value="0.8485" calcext:value-type="float">
            <text:p>0.8485</text:p>
          </table:table-cell>
          <table:table-cell table:style-name="ce34" office:value-type="float" office:value="0.0277" calcext:value-type="float">
            <text:p>0.0277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084" calcext:value-type="float">
            <text:p>-0.0840</text:p>
          </table:table-cell>
          <table:table-cell table:style-name="ce34" office:value-type="float" office:value="0.8955" calcext:value-type="float">
            <text:p>0.8955</text:p>
          </table:table-cell>
          <table:table-cell table:style-name="ce34" office:value-type="float" office:value="0.0251" calcext:value-type="float">
            <text:p>0.0251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083" calcext:value-type="float">
            <text:p>-0.0830</text:p>
          </table:table-cell>
          <table:table-cell table:style-name="ce34" office:value-type="float" office:value="0.8701" calcext:value-type="float">
            <text:p>0.8701</text:p>
          </table:table-cell>
          <table:table-cell table:style-name="ce34" office:value-type="float" office:value="0.0086" calcext:value-type="float">
            <text:p>0.0086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08" calcext:value-type="float">
            <text:p>-0.0800</text:p>
          </table:table-cell>
          <table:table-cell table:style-name="ce34" office:value-type="float" office:value="0.8746" calcext:value-type="float">
            <text:p>0.8746</text:p>
          </table:table-cell>
          <table:table-cell table:style-name="ce34" office:value-type="float" office:value="0.0234" calcext:value-type="float">
            <text:p>0.0234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078" calcext:value-type="float">
            <text:p>-0.0780</text:p>
          </table:table-cell>
          <table:table-cell table:style-name="ce34" office:value-type="float" office:value="0.8769" calcext:value-type="float">
            <text:p>0.8769</text:p>
          </table:table-cell>
          <table:table-cell table:style-name="ce34" office:value-type="float" office:value="0.0097" calcext:value-type="float">
            <text:p>0.0097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076" calcext:value-type="float">
            <text:p>-0.0760</text:p>
          </table:table-cell>
          <table:table-cell table:style-name="ce34" office:value-type="float" office:value="0.8729" calcext:value-type="float">
            <text:p>0.8729</text:p>
          </table:table-cell>
          <table:table-cell table:style-name="ce34" office:value-type="float" office:value="0.0218" calcext:value-type="float">
            <text:p>0.0218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074" calcext:value-type="float">
            <text:p>-0.0740</text:p>
          </table:table-cell>
          <table:table-cell table:style-name="ce34" office:value-type="float" office:value="0.8815" calcext:value-type="float">
            <text:p>0.8815</text:p>
          </table:table-cell>
          <table:table-cell table:style-name="ce34" office:value-type="float" office:value="0.0091" calcext:value-type="float">
            <text:p>0.0091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072" calcext:value-type="float">
            <text:p>-0.0720</text:p>
          </table:table-cell>
          <table:table-cell table:style-name="ce34" office:value-type="float" office:value="0.8894" calcext:value-type="float">
            <text:p>0.8894</text:p>
          </table:table-cell>
          <table:table-cell table:style-name="ce34" office:value-type="float" office:value="0.0197" calcext:value-type="float">
            <text:p>0.0197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07" calcext:value-type="float">
            <text:p>-0.0700</text:p>
          </table:table-cell>
          <table:table-cell table:style-name="ce34" office:value-type="float" office:value="0.886" calcext:value-type="float">
            <text:p>0.8860</text:p>
          </table:table-cell>
          <table:table-cell table:style-name="ce34" office:value-type="float" office:value="0.0085" calcext:value-type="float">
            <text:p>0.0085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067" calcext:value-type="float">
            <text:p>-0.0670</text:p>
          </table:table-cell>
          <table:table-cell table:style-name="ce34" office:value-type="float" office:value="0.8701" calcext:value-type="float">
            <text:p>0.8701</text:p>
          </table:table-cell>
          <table:table-cell table:style-name="ce34" office:value-type="float" office:value="0.0184" calcext:value-type="float">
            <text:p>0.0184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066" calcext:value-type="float">
            <text:p>-0.0660</text:p>
          </table:table-cell>
          <table:table-cell table:style-name="ce34" office:value-type="float" office:value="0.8866" calcext:value-type="float">
            <text:p>0.8866</text:p>
          </table:table-cell>
          <table:table-cell table:style-name="ce34" office:value-type="float" office:value="0.0079" calcext:value-type="float">
            <text:p>0.0079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063" calcext:value-type="float">
            <text:p>-0.0630</text:p>
          </table:table-cell>
          <table:table-cell table:style-name="ce34" office:value-type="float" office:value="0.9154" calcext:value-type="float">
            <text:p>0.9154</text:p>
          </table:table-cell>
          <table:table-cell table:style-name="ce34" office:value-type="float" office:value="0.0158" calcext:value-type="float">
            <text:p>0.0158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062" calcext:value-type="float">
            <text:p>-0.0620</text:p>
          </table:table-cell>
          <table:table-cell table:style-name="ce34" office:value-type="float" office:value="0.8994" calcext:value-type="float">
            <text:p>0.8994</text:p>
          </table:table-cell>
          <table:table-cell table:style-name="ce34" office:value-type="float" office:value="0.0067" calcext:value-type="float">
            <text:p>0.0067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059" calcext:value-type="float">
            <text:p>-0.0590</text:p>
          </table:table-cell>
          <table:table-cell table:style-name="ce34" office:value-type="float" office:value="0.8758" calcext:value-type="float">
            <text:p>0.8758</text:p>
          </table:table-cell>
          <table:table-cell table:style-name="ce34" office:value-type="float" office:value="0.0154" calcext:value-type="float">
            <text:p>0.0154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058" calcext:value-type="float">
            <text:p>-0.0580</text:p>
          </table:table-cell>
          <table:table-cell table:style-name="ce34" office:value-type="float" office:value="0.8944" calcext:value-type="float">
            <text:p>0.8944</text:p>
          </table:table-cell>
          <table:table-cell table:style-name="ce34" office:value-type="float" office:value="0.0067" calcext:value-type="float">
            <text:p>0.0067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055" calcext:value-type="float">
            <text:p>-0.0550</text:p>
          </table:table-cell>
          <table:table-cell table:style-name="ce34" office:value-type="float" office:value="0.9116" calcext:value-type="float">
            <text:p>0.9116</text:p>
          </table:table-cell>
          <table:table-cell table:style-name="ce34" office:value-type="float" office:value="0.0137" calcext:value-type="float">
            <text:p>0.0137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054" calcext:value-type="float">
            <text:p>-0.0540</text:p>
          </table:table-cell>
          <table:table-cell table:style-name="ce34" office:value-type="float" office:value="0.895" calcext:value-type="float">
            <text:p>0.8950</text:p>
          </table:table-cell>
          <table:table-cell table:style-name="ce34" office:value-type="float" office:value="0.0061" calcext:value-type="float">
            <text:p>0.0061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051" calcext:value-type="float">
            <text:p>-0.0510</text:p>
          </table:table-cell>
          <table:table-cell table:style-name="ce34" office:value-type="float" office:value="0.9165" calcext:value-type="float">
            <text:p>0.9165</text:p>
          </table:table-cell>
          <table:table-cell table:style-name="ce34" office:value-type="float" office:value="0.0131" calcext:value-type="float">
            <text:p>0.0131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05" calcext:value-type="float">
            <text:p>-0.0500</text:p>
          </table:table-cell>
          <table:table-cell table:style-name="ce34" office:value-type="float" office:value="0.911" calcext:value-type="float">
            <text:p>0.9110</text:p>
          </table:table-cell>
          <table:table-cell table:style-name="ce34" office:value-type="float" office:value="0.0055" calcext:value-type="float">
            <text:p>0.0055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047" calcext:value-type="float">
            <text:p>-0.0470</text:p>
          </table:table-cell>
          <table:table-cell table:style-name="ce34" office:value-type="float" office:value="0.9061" calcext:value-type="float">
            <text:p>0.9061</text:p>
          </table:table-cell>
          <table:table-cell table:style-name="ce34" office:value-type="float" office:value="0.0121" calcext:value-type="float">
            <text:p>0.0121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046" calcext:value-type="float">
            <text:p>-0.0460</text:p>
          </table:table-cell>
          <table:table-cell table:style-name="ce34" office:value-type="float" office:value="0.9149" calcext:value-type="float">
            <text:p>0.9149</text:p>
          </table:table-cell>
          <table:table-cell table:style-name="ce34" office:value-type="float" office:value="0.0049" calcext:value-type="float">
            <text:p>0.0049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043" calcext:value-type="float">
            <text:p>-0.0430</text:p>
          </table:table-cell>
          <table:table-cell table:style-name="ce34" office:value-type="float" office:value="0.9301" calcext:value-type="float">
            <text:p>0.9301</text:p>
          </table:table-cell>
          <table:table-cell table:style-name="ce34" office:value-type="float" office:value="0.0113" calcext:value-type="float">
            <text:p>0.0113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042" calcext:value-type="float">
            <text:p>-0.0420</text:p>
          </table:table-cell>
          <table:table-cell table:style-name="ce34" office:value-type="float" office:value="0.9214" calcext:value-type="float">
            <text:p>0.9214</text:p>
          </table:table-cell>
          <table:table-cell table:style-name="ce34" office:value-type="float" office:value="0.0049" calcext:value-type="float">
            <text:p>0.0049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039" calcext:value-type="float">
            <text:p>-0.0390</text:p>
          </table:table-cell>
          <table:table-cell table:style-name="ce34" office:value-type="float" office:value="0.9257" calcext:value-type="float">
            <text:p>0.9257</text:p>
          </table:table-cell>
          <table:table-cell table:style-name="ce34" office:value-type="float" office:value="0.0103" calcext:value-type="float">
            <text:p>0.0103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039" calcext:value-type="float">
            <text:p>-0.0390</text:p>
          </table:table-cell>
          <table:table-cell table:style-name="ce34" office:value-type="float" office:value="0.9257" calcext:value-type="float">
            <text:p>0.9257</text:p>
          </table:table-cell>
          <table:table-cell table:style-name="ce34" office:value-type="float" office:value="0.0059" calcext:value-type="float">
            <text:p>0.0059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037" calcext:value-type="float">
            <text:p>-0.0370</text:p>
          </table:table-cell>
          <table:table-cell table:style-name="ce34" office:value-type="float" office:value="0.9359" calcext:value-type="float">
            <text:p>0.9359</text:p>
          </table:table-cell>
          <table:table-cell table:style-name="ce34" office:value-type="float" office:value="0.0059" calcext:value-type="float">
            <text:p>0.0059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035" calcext:value-type="float">
            <text:p>-0.0350</text:p>
          </table:table-cell>
          <table:table-cell table:style-name="ce34" office:value-type="float" office:value="0.9306" calcext:value-type="float">
            <text:p>0.9306</text:p>
          </table:table-cell>
          <table:table-cell table:style-name="ce34" office:value-type="float" office:value="0.0054" calcext:value-type="float">
            <text:p>0.0054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033" calcext:value-type="float">
            <text:p>-0.0330</text:p>
          </table:table-cell>
          <table:table-cell table:style-name="ce34" office:value-type="float" office:value="0.9434" calcext:value-type="float">
            <text:p>0.9434</text:p>
          </table:table-cell>
          <table:table-cell table:style-name="ce34" office:value-type="float" office:value="0.0048" calcext:value-type="float">
            <text:p>0.0048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031" calcext:value-type="float">
            <text:p>-0.0310</text:p>
          </table:table-cell>
          <table:table-cell table:style-name="ce34" office:value-type="float" office:value="0.9402" calcext:value-type="float">
            <text:p>0.9402</text:p>
          </table:table-cell>
          <table:table-cell table:style-name="ce34" office:value-type="float" office:value="0.0048" calcext:value-type="float">
            <text:p>0.0048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029" calcext:value-type="float">
            <text:p>-0.0290</text:p>
          </table:table-cell>
          <table:table-cell table:style-name="ce34" office:value-type="float" office:value="0.9402" calcext:value-type="float">
            <text:p>0.9402</text:p>
          </table:table-cell>
          <table:table-cell table:style-name="ce34" office:value-type="float" office:value="0.0043" calcext:value-type="float">
            <text:p>0.0043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027" calcext:value-type="float">
            <text:p>-0.0270</text:p>
          </table:table-cell>
          <table:table-cell table:style-name="ce34" office:value-type="float" office:value="0.9476" calcext:value-type="float">
            <text:p>0.9476</text:p>
          </table:table-cell>
          <table:table-cell table:style-name="ce34" office:value-type="float" office:value="0.0042" calcext:value-type="float">
            <text:p>0.0042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025" calcext:value-type="float">
            <text:p>-0.0250</text:p>
          </table:table-cell>
          <table:table-cell table:style-name="ce34" office:value-type="float" office:value="0.9513" calcext:value-type="float">
            <text:p>0.9513</text:p>
          </table:table-cell>
          <table:table-cell table:style-name="ce34" office:value-type="float" office:value="0.0037" calcext:value-type="float">
            <text:p>0.0037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023" calcext:value-type="float">
            <text:p>-0.0230</text:p>
          </table:table-cell>
          <table:table-cell table:style-name="ce34" office:value-type="float" office:value="0.956" calcext:value-type="float">
            <text:p>0.9560</text:p>
          </table:table-cell>
          <table:table-cell table:style-name="ce34" office:value-type="float" office:value="0.0037" calcext:value-type="float">
            <text:p>0.0037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021" calcext:value-type="float">
            <text:p>-0.0210</text:p>
          </table:table-cell>
          <table:table-cell table:style-name="ce34" office:value-type="float" office:value="0.9623" calcext:value-type="float">
            <text:p>0.9623</text:p>
          </table:table-cell>
          <table:table-cell table:style-name="ce34" office:value-type="float" office:value="0.0031" calcext:value-type="float">
            <text:p>0.0031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019" calcext:value-type="float">
            <text:p>-0.0190</text:p>
          </table:table-cell>
          <table:table-cell table:style-name="ce34" office:value-type="float" office:value="0.9659" calcext:value-type="float">
            <text:p>0.9659</text:p>
          </table:table-cell>
          <table:table-cell table:style-name="ce34" office:value-type="float" office:value="0.0031" calcext:value-type="float">
            <text:p>0.0031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017" calcext:value-type="float">
            <text:p>-0.0170</text:p>
          </table:table-cell>
          <table:table-cell table:style-name="ce34" office:value-type="float" office:value="0.9597" calcext:value-type="float">
            <text:p>0.9597</text:p>
          </table:table-cell>
          <table:table-cell table:style-name="ce34" office:value-type="float" office:value="0.0031" calcext:value-type="float">
            <text:p>0.0031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015" calcext:value-type="float">
            <text:p>-0.0150</text:p>
          </table:table-cell>
          <table:table-cell table:style-name="ce34" office:value-type="float" office:value="0.9716" calcext:value-type="float">
            <text:p>0.9716</text:p>
          </table:table-cell>
          <table:table-cell table:style-name="ce34" office:value-type="float" office:value="0.0036" calcext:value-type="float">
            <text:p>0.0036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059" calcext:value-type="float">
            <text:p>0.0590</text:p>
          </table:table-cell>
          <table:table-cell table:style-name="ce34" office:value-type="float" office:value="0.9" calcext:value-type="float">
            <text:p>0.9000</text:p>
          </table:table-cell>
          <table:table-cell table:style-name="ce34" office:value-type="float" office:value="0.09" calcext:value-type="float">
            <text:p>0.090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068" calcext:value-type="float">
            <text:p>0.0680</text:p>
          </table:table-cell>
          <table:table-cell table:style-name="ce34" office:value-type="float" office:value="1.1" calcext:value-type="float">
            <text:p>1.1000</text:p>
          </table:table-cell>
          <table:table-cell table:style-name="ce34" office:value-type="float" office:value="0.07" calcext:value-type="float">
            <text:p>0.070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075" calcext:value-type="float">
            <text:p>0.0750</text:p>
          </table:table-cell>
          <table:table-cell table:style-name="ce34" office:value-type="float" office:value="1" calcext:value-type="float">
            <text:p>1.0000</text:p>
          </table:table-cell>
          <table:table-cell table:style-name="ce34" office:value-type="float" office:value="0.08" calcext:value-type="float">
            <text:p>0.080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08" calcext:value-type="float">
            <text:p>0.0800</text:p>
          </table:table-cell>
          <table:table-cell table:style-name="ce34" office:value-type="float" office:value="1.07" calcext:value-type="float">
            <text:p>1.0700</text:p>
          </table:table-cell>
          <table:table-cell table:style-name="ce34" office:value-type="float" office:value="0.17" calcext:value-type="float">
            <text:p>0.170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088" calcext:value-type="float">
            <text:p>0.0880</text:p>
          </table:table-cell>
          <table:table-cell table:style-name="ce34" office:value-type="float" office:value="1.14" calcext:value-type="float">
            <text:p>1.1400</text:p>
          </table:table-cell>
          <table:table-cell table:style-name="ce34" office:value-type="float" office:value="0.06" calcext:value-type="float">
            <text:p>0.060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09" calcext:value-type="float">
            <text:p>0.0900</text:p>
          </table:table-cell>
          <table:table-cell table:style-name="ce34" office:value-type="float" office:value="1.06" calcext:value-type="float">
            <text:p>1.0600</text:p>
          </table:table-cell>
          <table:table-cell table:style-name="ce34" office:value-type="float" office:value="0.09" calcext:value-type="float">
            <text:p>0.090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101" calcext:value-type="float">
            <text:p>0.1010</text:p>
          </table:table-cell>
          <table:table-cell table:style-name="ce34" office:value-type="float" office:value="1.1619" calcext:value-type="float">
            <text:p>1.1619</text:p>
          </table:table-cell>
          <table:table-cell table:style-name="ce34" office:value-type="float" office:value="0.0387" calcext:value-type="float">
            <text:p>0.0387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106" calcext:value-type="float">
            <text:p>0.1060</text:p>
          </table:table-cell>
          <table:table-cell table:style-name="ce34" office:value-type="float" office:value="1.12" calcext:value-type="float">
            <text:p>1.1200</text:p>
          </table:table-cell>
          <table:table-cell table:style-name="ce34" office:value-type="float" office:value="0.09" calcext:value-type="float">
            <text:p>0.090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116" calcext:value-type="float">
            <text:p>0.1160</text:p>
          </table:table-cell>
          <table:table-cell table:style-name="ce34" office:value-type="float" office:value="1.3" calcext:value-type="float">
            <text:p>1.3000</text:p>
          </table:table-cell>
          <table:table-cell table:style-name="ce34" office:value-type="float" office:value="0.07" calcext:value-type="float">
            <text:p>0.070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122" calcext:value-type="float">
            <text:p>0.1220</text:p>
          </table:table-cell>
          <table:table-cell table:style-name="ce34" office:value-type="float" office:value="1.26" calcext:value-type="float">
            <text:p>1.2600</text:p>
          </table:table-cell>
          <table:table-cell table:style-name="ce34" office:value-type="float" office:value="0.08" calcext:value-type="float">
            <text:p>0.080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127" calcext:value-type="float">
            <text:p>0.1270</text:p>
          </table:table-cell>
          <table:table-cell table:style-name="ce34" office:value-type="float" office:value="1.2166" calcext:value-type="float">
            <text:p>1.2166</text:p>
          </table:table-cell>
          <table:table-cell table:style-name="ce34" office:value-type="float" office:value="0.0411" calcext:value-type="float">
            <text:p>0.0411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1296" calcext:value-type="float">
            <text:p>0.1296</text:p>
          </table:table-cell>
          <table:table-cell table:style-name="ce34" office:value-type="float" office:value="1.3675" calcext:value-type="float">
            <text:p>1.3675</text:p>
          </table:table-cell>
          <table:table-cell table:style-name="ce34" office:value-type="float" office:value="0.0585" calcext:value-type="float">
            <text:p>0.0585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1414" calcext:value-type="float">
            <text:p>0.1414</text:p>
          </table:table-cell>
          <table:table-cell table:style-name="ce34" office:value-type="float" office:value="1.4595" calcext:value-type="float">
            <text:p>1.4595</text:p>
          </table:table-cell>
          <table:table-cell table:style-name="ce34" office:value-type="float" office:value="0.0685" calcext:value-type="float">
            <text:p>0.0685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152" calcext:value-type="float">
            <text:p>0.1520</text:p>
          </table:table-cell>
          <table:table-cell table:style-name="ce34" office:value-type="float" office:value="1.3342" calcext:value-type="float">
            <text:p>1.3342</text:p>
          </table:table-cell>
          <table:table-cell table:style-name="ce34" office:value-type="float" office:value="0.0375" calcext:value-type="float">
            <text:p>0.0375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16" calcext:value-type="float">
            <text:p>0.1600</text:p>
          </table:table-cell>
          <table:table-cell table:style-name="ce34" office:value-type="float" office:value="1.4283" calcext:value-type="float">
            <text:p>1.4283</text:p>
          </table:table-cell>
          <table:table-cell table:style-name="ce34" office:value-type="float" office:value="0.0875" calcext:value-type="float">
            <text:p>0.0875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16" calcext:value-type="float">
            <text:p>0.1600</text:p>
          </table:table-cell>
          <table:table-cell table:style-name="ce34" office:value-type="float" office:value="1.315" calcext:value-type="float">
            <text:p>1.3150</text:p>
          </table:table-cell>
          <table:table-cell table:style-name="ce34" office:value-type="float" office:value="0.134" calcext:value-type="float">
            <text:p>0.134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1681" calcext:value-type="float">
            <text:p>0.1681</text:p>
          </table:table-cell>
          <table:table-cell table:style-name="ce34" office:value-type="float" office:value="1.5395" calcext:value-type="float">
            <text:p>1.5395</text:p>
          </table:table-cell>
          <table:table-cell table:style-name="ce34" office:value-type="float" office:value="0.052" calcext:value-type="float">
            <text:p>0.052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1764" calcext:value-type="float">
            <text:p>0.1764</text:p>
          </table:table-cell>
          <table:table-cell table:style-name="ce34" office:value-type="float" office:value="1.417" calcext:value-type="float">
            <text:p>1.4170</text:p>
          </table:table-cell>
          <table:table-cell table:style-name="ce34" office:value-type="float" office:value="0.1" calcext:value-type="float">
            <text:p>0.100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178" calcext:value-type="float">
            <text:p>0.1780</text:p>
          </table:table-cell>
          <table:table-cell table:style-name="ce34" office:value-type="float" office:value="1.4318" calcext:value-type="float">
            <text:p>1.4318</text:p>
          </table:table-cell>
          <table:table-cell table:style-name="ce34" office:value-type="float" office:value="0.0419" calcext:value-type="float">
            <text:p>0.0419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1849" calcext:value-type="float">
            <text:p>0.1849</text:p>
          </table:table-cell>
          <table:table-cell table:style-name="ce34" office:value-type="float" office:value="1.562" calcext:value-type="float">
            <text:p>1.5620</text:p>
          </table:table-cell>
          <table:table-cell table:style-name="ce34" office:value-type="float" office:value="0.0768" calcext:value-type="float">
            <text:p>0.0768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1918" calcext:value-type="float">
            <text:p>0.1918</text:p>
          </table:table-cell>
          <table:table-cell table:style-name="ce34" office:value-type="float" office:value="1.6643" calcext:value-type="float">
            <text:p>1.6643</text:p>
          </table:table-cell>
          <table:table-cell table:style-name="ce34" office:value-type="float" office:value="0.0691" calcext:value-type="float">
            <text:p>0.0691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1936" calcext:value-type="float">
            <text:p>0.1936</text:p>
          </table:table-cell>
          <table:table-cell table:style-name="ce34" office:value-type="float" office:value="1.9672" calcext:value-type="float">
            <text:p>1.9672</text:p>
          </table:table-cell>
          <table:table-cell table:style-name="ce34" office:value-type="float" office:value="0.2465" calcext:value-type="float">
            <text:p>0.2465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2116" calcext:value-type="float">
            <text:p>0.2116</text:p>
          </table:table-cell>
          <table:table-cell table:style-name="ce34" office:value-type="float" office:value="1.541" calcext:value-type="float">
            <text:p>1.5410</text:p>
          </table:table-cell>
          <table:table-cell table:style-name="ce34" office:value-type="float" office:value="0.116" calcext:value-type="float">
            <text:p>0.116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2209" calcext:value-type="float">
            <text:p>0.2209</text:p>
          </table:table-cell>
          <table:table-cell table:style-name="ce34" office:value-type="float" office:value="1.6643" calcext:value-type="float">
            <text:p>1.6643</text:p>
          </table:table-cell>
          <table:table-cell table:style-name="ce34" office:value-type="float" office:value="0.0541" calcext:value-type="float">
            <text:p>0.0541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2333" calcext:value-type="float">
            <text:p>0.2333</text:p>
          </table:table-cell>
          <table:table-cell table:style-name="ce34" office:value-type="float" office:value="1.7436" calcext:value-type="float">
            <text:p>1.7436</text:p>
          </table:table-cell>
          <table:table-cell table:style-name="ce34" office:value-type="float" office:value="0.129" calcext:value-type="float">
            <text:p>0.129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234" calcext:value-type="float">
            <text:p>0.2340</text:p>
          </table:table-cell>
          <table:table-cell table:style-name="ce34" office:value-type="float" office:value="1.83" calcext:value-type="float">
            <text:p>1.8300</text:p>
          </table:table-cell>
          <table:table-cell table:style-name="ce34" office:value-type="float" office:value="0.13" calcext:value-type="float">
            <text:p>0.130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2916" calcext:value-type="float">
            <text:p>0.2916</text:p>
          </table:table-cell>
          <table:table-cell table:style-name="ce34" office:value-type="float" office:value="2.1095" calcext:value-type="float">
            <text:p>2.1095</text:p>
          </table:table-cell>
          <table:table-cell table:style-name="ce34" office:value-type="float" office:value="0.0711" calcext:value-type="float">
            <text:p>0.0711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3364" calcext:value-type="float">
            <text:p>0.3364</text:p>
          </table:table-cell>
          <table:table-cell table:style-name="ce34" office:value-type="float" office:value="2.3728" calcext:value-type="float">
            <text:p>2.3728</text:p>
          </table:table-cell>
          <table:table-cell table:style-name="ce34" office:value-type="float" office:value="0.0801" calcext:value-type="float">
            <text:p>0.0801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3629" calcext:value-type="float">
            <text:p>0.3629</text:p>
          </table:table-cell>
          <table:table-cell table:style-name="ce34" office:value-type="float" office:value="2.8408" calcext:value-type="float">
            <text:p>2.8408</text:p>
          </table:table-cell>
          <table:table-cell table:style-name="ce34" office:value-type="float" office:value="0.132" calcext:value-type="float">
            <text:p>0.132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3844" calcext:value-type="float">
            <text:p>0.3844</text:p>
          </table:table-cell>
          <table:table-cell table:style-name="ce34" office:value-type="float" office:value="2.936" calcext:value-type="float">
            <text:p>2.9360</text:p>
          </table:table-cell>
          <table:table-cell table:style-name="ce34" office:value-type="float" office:value="0.0851" calcext:value-type="float">
            <text:p>0.0851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4096" calcext:value-type="float">
            <text:p>0.4096</text:p>
          </table:table-cell>
          <table:table-cell table:style-name="ce34" office:value-type="float" office:value="3.1417" calcext:value-type="float">
            <text:p>3.1417</text:p>
          </table:table-cell>
          <table:table-cell table:style-name="ce34" office:value-type="float" office:value="0.0875" calcext:value-type="float">
            <text:p>0.0875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413" calcext:value-type="float">
            <text:p>0.4130</text:p>
          </table:table-cell>
          <table:table-cell table:style-name="ce34" office:value-type="float" office:value="3.4986" calcext:value-type="float">
            <text:p>3.4986</text:p>
          </table:table-cell>
          <table:table-cell table:style-name="ce34" office:value-type="float" office:value="0.1772" calcext:value-type="float">
            <text:p>0.1772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4356" calcext:value-type="float">
            <text:p>0.4356</text:p>
          </table:table-cell>
          <table:table-cell table:style-name="ce34" office:value-type="float" office:value="3.5496" calcext:value-type="float">
            <text:p>3.5496</text:p>
          </table:table-cell>
          <table:table-cell table:style-name="ce34" office:value-type="float" office:value="0.1254" calcext:value-type="float">
            <text:p>0.1254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439" calcext:value-type="float">
            <text:p>0.4390</text:p>
          </table:table-cell>
          <table:table-cell table:style-name="ce34" office:value-type="float" office:value="3.8678" calcext:value-type="float">
            <text:p>3.8678</text:p>
          </table:table-cell>
          <table:table-cell table:style-name="ce34" office:value-type="float" office:value="0.2417" calcext:value-type="float">
            <text:p>0.2417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4591" calcext:value-type="float">
            <text:p>0.4591</text:p>
          </table:table-cell>
          <table:table-cell table:style-name="ce34" office:value-type="float" office:value="4.2083" calcext:value-type="float">
            <text:p>4.2083</text:p>
          </table:table-cell>
          <table:table-cell table:style-name="ce34" office:value-type="float" office:value="0.1069" calcext:value-type="float">
            <text:p>0.1069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4728" calcext:value-type="float">
            <text:p>0.4728</text:p>
          </table:table-cell>
          <table:table-cell table:style-name="ce34" office:value-type="float" office:value="4.6519" calcext:value-type="float">
            <text:p>4.6519</text:p>
          </table:table-cell>
          <table:table-cell table:style-name="ce34" office:value-type="float" office:value="0.1677" calcext:value-type="float">
            <text:p>0.1677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4866" calcext:value-type="float">
            <text:p>0.4866</text:p>
          </table:table-cell>
          <table:table-cell table:style-name="ce34" office:value-type="float" office:value="4.8949" calcext:value-type="float">
            <text:p>4.8949</text:p>
          </table:table-cell>
          <table:table-cell table:style-name="ce34" office:value-type="float" office:value="0.1073" calcext:value-type="float">
            <text:p>0.1073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49" calcext:value-type="float">
            <text:p>0.4900</text:p>
          </table:table-cell>
          <table:table-cell table:style-name="ce34" office:value-type="float" office:value="5.0369" calcext:value-type="float">
            <text:p>5.0369</text:p>
          </table:table-cell>
          <table:table-cell table:style-name="ce34" office:value-type="float" office:value="0.272" calcext:value-type="float">
            <text:p>0.272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49" calcext:value-type="float">
            <text:p>0.4900</text:p>
          </table:table-cell>
          <table:table-cell table:style-name="ce34" office:value-type="float" office:value="4.8785" calcext:value-type="float">
            <text:p>4.8785</text:p>
          </table:table-cell>
          <table:table-cell table:style-name="ce34" office:value-type="float" office:value="0.49" calcext:value-type="float">
            <text:p>0.490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497" calcext:value-type="float">
            <text:p>0.4970</text:p>
          </table:table-cell>
          <table:table-cell table:style-name="ce34" office:value-type="float" office:value="4.959" calcext:value-type="float">
            <text:p>4.9590</text:p>
          </table:table-cell>
          <table:table-cell table:style-name="ce34" office:value-type="float" office:value="0.258" calcext:value-type="float">
            <text:p>0.258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5007" calcext:value-type="float">
            <text:p>0.5007</text:p>
          </table:table-cell>
          <table:table-cell table:style-name="ce34" office:value-type="float" office:value="5.099" calcext:value-type="float">
            <text:p>5.0990</text:p>
          </table:table-cell>
          <table:table-cell table:style-name="ce34" office:value-type="float" office:value="0.0804" calcext:value-type="float">
            <text:p>0.0804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5149" calcext:value-type="float">
            <text:p>0.5149</text:p>
          </table:table-cell>
          <table:table-cell table:style-name="ce34" office:value-type="float" office:value="5.4176" calcext:value-type="float">
            <text:p>5.4176</text:p>
          </table:table-cell>
          <table:table-cell table:style-name="ce34" office:value-type="float" office:value="0.0868" calcext:value-type="float">
            <text:p>0.0868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5294" calcext:value-type="float">
            <text:p>0.5294</text:p>
          </table:table-cell>
          <table:table-cell table:style-name="ce34" office:value-type="float" office:value="5.7983" calcext:value-type="float">
            <text:p>5.7983</text:p>
          </table:table-cell>
          <table:table-cell table:style-name="ce34" office:value-type="float" office:value="0.1561" calcext:value-type="float">
            <text:p>0.1561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5441" calcext:value-type="float">
            <text:p>0.5441</text:p>
          </table:table-cell>
          <table:table-cell table:style-name="ce34" office:value-type="float" office:value="6.1547" calcext:value-type="float">
            <text:p>6.1547</text:p>
          </table:table-cell>
          <table:table-cell table:style-name="ce34" office:value-type="float" office:value="0.1137" calcext:value-type="float">
            <text:p>0.1137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5476" calcext:value-type="float">
            <text:p>0.5476</text:p>
          </table:table-cell>
          <table:table-cell table:style-name="ce34" office:value-type="float" office:value="6.7417" calcext:value-type="float">
            <text:p>6.7417</text:p>
          </table:table-cell>
          <table:table-cell table:style-name="ce34" office:value-type="float" office:value="0.3033" calcext:value-type="float">
            <text:p>0.3033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5589" calcext:value-type="float">
            <text:p>0.5589</text:p>
          </table:table-cell>
          <table:table-cell table:style-name="ce34" office:value-type="float" office:value="6.4047" calcext:value-type="float">
            <text:p>6.4047</text:p>
          </table:table-cell>
          <table:table-cell table:style-name="ce34" office:value-type="float" office:value="0.0781" calcext:value-type="float">
            <text:p>0.0781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5628" calcext:value-type="float">
            <text:p>0.5628</text:p>
          </table:table-cell>
          <table:table-cell table:style-name="ce34" office:value-type="float" office:value="6.0083" calcext:value-type="float">
            <text:p>6.0083</text:p>
          </table:table-cell>
          <table:table-cell table:style-name="ce34" office:value-type="float" office:value="0.1997" calcext:value-type="float">
            <text:p>0.1997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574" calcext:value-type="float">
            <text:p>0.5740</text:p>
          </table:table-cell>
          <table:table-cell table:style-name="ce34" office:value-type="float" office:value="6.5177" calcext:value-type="float">
            <text:p>6.5177</text:p>
          </table:table-cell>
          <table:table-cell table:style-name="ce34" office:value-type="float" office:value="0.0736" calcext:value-type="float">
            <text:p>0.0736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5746" calcext:value-type="float">
            <text:p>0.5746</text:p>
          </table:table-cell>
          <table:table-cell table:style-name="ce34" office:value-type="float" office:value="6.18" calcext:value-type="float">
            <text:p>6.1800</text:p>
          </table:table-cell>
          <table:table-cell table:style-name="ce34" office:value-type="float" office:value="0.315" calcext:value-type="float">
            <text:p>0.315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5776" calcext:value-type="float">
            <text:p>0.5776</text:p>
          </table:table-cell>
          <table:table-cell table:style-name="ce34" office:value-type="float" office:value="6.3953" calcext:value-type="float">
            <text:p>6.3953</text:p>
          </table:table-cell>
          <table:table-cell table:style-name="ce34" office:value-type="float" office:value="0.2181" calcext:value-type="float">
            <text:p>0.2181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5892" calcext:value-type="float">
            <text:p>0.5892</text:p>
          </table:table-cell>
          <table:table-cell table:style-name="ce34" office:value-type="float" office:value="6.6091" calcext:value-type="float">
            <text:p>6.6091</text:p>
          </table:table-cell>
          <table:table-cell table:style-name="ce34" office:value-type="float" office:value="0.1059" calcext:value-type="float">
            <text:p>0.1059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5929" calcext:value-type="float">
            <text:p>0.5929</text:p>
          </table:table-cell>
          <table:table-cell table:style-name="ce34" office:value-type="float" office:value="6.6295" calcext:value-type="float">
            <text:p>6.6295</text:p>
          </table:table-cell>
          <table:table-cell table:style-name="ce34" office:value-type="float" office:value="0.1342" calcext:value-type="float">
            <text:p>0.1342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5951" calcext:value-type="float">
            <text:p>0.5951</text:p>
          </table:table-cell>
          <table:table-cell table:style-name="ce34" office:value-type="float" office:value="6.3" calcext:value-type="float">
            <text:p>6.3000</text:p>
          </table:table-cell>
          <table:table-cell table:style-name="ce34" office:value-type="float" office:value="0.3" calcext:value-type="float">
            <text:p>0.300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5978" calcext:value-type="float">
            <text:p>0.5978</text:p>
          </table:table-cell>
          <table:table-cell table:style-name="ce34" office:value-type="float" office:value="6.6332" calcext:value-type="float">
            <text:p>6.6332</text:p>
          </table:table-cell>
          <table:table-cell table:style-name="ce34" office:value-type="float" office:value="0.2261" calcext:value-type="float">
            <text:p>0.2261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5985" calcext:value-type="float">
            <text:p>0.5985</text:p>
          </table:table-cell>
          <table:table-cell table:style-name="ce34" office:value-type="float" office:value="6.6723" calcext:value-type="float">
            <text:p>6.6723</text:p>
          </table:table-cell>
          <table:table-cell table:style-name="ce34" office:value-type="float" office:value="0.1941" calcext:value-type="float">
            <text:p>0.1941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5991" calcext:value-type="float">
            <text:p>0.5991</text:p>
          </table:table-cell>
          <table:table-cell table:style-name="ce34" office:value-type="float" office:value="6.5894" calcext:value-type="float">
            <text:p>6.5894</text:p>
          </table:table-cell>
          <table:table-cell table:style-name="ce34" office:value-type="float" office:value="0.1525" calcext:value-type="float">
            <text:p>0.1525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6016" calcext:value-type="float">
            <text:p>0.6016</text:p>
          </table:table-cell>
          <table:table-cell table:style-name="ce34" office:value-type="float" office:value="6.6716" calcext:value-type="float">
            <text:p>6.6716</text:p>
          </table:table-cell>
          <table:table-cell table:style-name="ce34" office:value-type="float" office:value="0.1491" calcext:value-type="float">
            <text:p>0.1491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6047" calcext:value-type="float">
            <text:p>0.6047</text:p>
          </table:table-cell>
          <table:table-cell table:style-name="ce34" office:value-type="float" office:value="6.5612" calcext:value-type="float">
            <text:p>6.5612</text:p>
          </table:table-cell>
          <table:table-cell table:style-name="ce34" office:value-type="float" office:value="0.1433" calcext:value-type="float">
            <text:p>0.1433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6048" calcext:value-type="float">
            <text:p>0.6048</text:p>
          </table:table-cell>
          <table:table-cell table:style-name="ce34" office:value-type="float" office:value="6.572" calcext:value-type="float">
            <text:p>6.5720</text:p>
          </table:table-cell>
          <table:table-cell table:style-name="ce34" office:value-type="float" office:value="0.304" calcext:value-type="float">
            <text:p>0.304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6053" calcext:value-type="float">
            <text:p>0.6053</text:p>
          </table:table-cell>
          <table:table-cell table:style-name="ce34" office:value-type="float" office:value="6.8542" calcext:value-type="float">
            <text:p>6.8542</text:p>
          </table:table-cell>
          <table:table-cell table:style-name="ce34" office:value-type="float" office:value="0.1437" calcext:value-type="float">
            <text:p>0.1437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6056" calcext:value-type="float">
            <text:p>0.6056</text:p>
          </table:table-cell>
          <table:table-cell table:style-name="ce34" office:value-type="float" office:value="6.6633" calcext:value-type="float">
            <text:p>6.6633</text:p>
          </table:table-cell>
          <table:table-cell table:style-name="ce34" office:value-type="float" office:value="0.2326" calcext:value-type="float">
            <text:p>0.2326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6078" calcext:value-type="float">
            <text:p>0.6078</text:p>
          </table:table-cell>
          <table:table-cell table:style-name="ce34" office:value-type="float" office:value="6.3702" calcext:value-type="float">
            <text:p>6.3702</text:p>
          </table:table-cell>
          <table:table-cell table:style-name="ce34" office:value-type="float" office:value="0.1586" calcext:value-type="float">
            <text:p>0.1586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6084" calcext:value-type="float">
            <text:p>0.6084</text:p>
          </table:table-cell>
          <table:table-cell table:style-name="ce34" office:value-type="float" office:value="6.7089" calcext:value-type="float">
            <text:p>6.7089</text:p>
          </table:table-cell>
          <table:table-cell table:style-name="ce34" office:value-type="float" office:value="0.2452" calcext:value-type="float">
            <text:p>0.2452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6109" calcext:value-type="float">
            <text:p>0.6109</text:p>
          </table:table-cell>
          <table:table-cell table:style-name="ce34" office:value-type="float" office:value="6.2145" calcext:value-type="float">
            <text:p>6.2145</text:p>
          </table:table-cell>
          <table:table-cell table:style-name="ce34" office:value-type="float" office:value="0.1271" calcext:value-type="float">
            <text:p>0.1271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6115" calcext:value-type="float">
            <text:p>0.6115</text:p>
          </table:table-cell>
          <table:table-cell table:style-name="ce34" office:value-type="float" office:value="5.7289" calcext:value-type="float">
            <text:p>5.7289</text:p>
          </table:table-cell>
          <table:table-cell table:style-name="ce34" office:value-type="float" office:value="0.1606" calcext:value-type="float">
            <text:p>0.1606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6134" calcext:value-type="float">
            <text:p>0.6134</text:p>
          </table:table-cell>
          <table:table-cell table:style-name="ce34" office:value-type="float" office:value="5.6833" calcext:value-type="float">
            <text:p>5.6833</text:p>
          </table:table-cell>
          <table:table-cell table:style-name="ce34" office:value-type="float" office:value="0.1935" calcext:value-type="float">
            <text:p>0.1935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614" calcext:value-type="float">
            <text:p>0.6140</text:p>
          </table:table-cell>
          <table:table-cell table:style-name="ce34" office:value-type="float" office:value="5.7324" calcext:value-type="float">
            <text:p>5.7324</text:p>
          </table:table-cell>
          <table:table-cell table:style-name="ce34" office:value-type="float" office:value="0.1553" calcext:value-type="float">
            <text:p>0.1553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6147" calcext:value-type="float">
            <text:p>0.6147</text:p>
          </table:table-cell>
          <table:table-cell table:style-name="ce34" office:value-type="float" office:value="5.932" calcext:value-type="float">
            <text:p>5.9320</text:p>
          </table:table-cell>
          <table:table-cell table:style-name="ce34" office:value-type="float" office:value="0.197" calcext:value-type="float">
            <text:p>0.197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6172" calcext:value-type="float">
            <text:p>0.6172</text:p>
          </table:table-cell>
          <table:table-cell table:style-name="ce34" office:value-type="float" office:value="5.4231" calcext:value-type="float">
            <text:p>5.4231</text:p>
          </table:table-cell>
          <table:table-cell table:style-name="ce34" office:value-type="float" office:value="0.1429" calcext:value-type="float">
            <text:p>0.1429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6178" calcext:value-type="float">
            <text:p>0.6178</text:p>
          </table:table-cell>
          <table:table-cell table:style-name="ce34" office:value-type="float" office:value="5.283" calcext:value-type="float">
            <text:p>5.2830</text:p>
          </table:table-cell>
          <table:table-cell table:style-name="ce34" office:value-type="float" office:value="0.1571" calcext:value-type="float">
            <text:p>0.1571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6203" calcext:value-type="float">
            <text:p>0.6203</text:p>
          </table:table-cell>
          <table:table-cell table:style-name="ce34" office:value-type="float" office:value="5.4863" calcext:value-type="float">
            <text:p>5.4863</text:p>
          </table:table-cell>
          <table:table-cell table:style-name="ce34" office:value-type="float" office:value="0.1577" calcext:value-type="float">
            <text:p>0.1577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6213" calcext:value-type="float">
            <text:p>0.6213</text:p>
          </table:table-cell>
          <table:table-cell table:style-name="ce34" office:value-type="float" office:value="5.4129" calcext:value-type="float">
            <text:p>5.4129</text:p>
          </table:table-cell>
          <table:table-cell table:style-name="ce34" office:value-type="float" office:value="0.2125" calcext:value-type="float">
            <text:p>0.2125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6235" calcext:value-type="float">
            <text:p>0.6235</text:p>
          </table:table-cell>
          <table:table-cell table:style-name="ce34" office:value-type="float" office:value="5.36" calcext:value-type="float">
            <text:p>5.3600</text:p>
          </table:table-cell>
          <table:table-cell table:style-name="ce34" office:value-type="float" office:value="0.1418" calcext:value-type="float">
            <text:p>0.1418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6241" calcext:value-type="float">
            <text:p>0.6241</text:p>
          </table:table-cell>
          <table:table-cell table:style-name="ce34" office:value-type="float" office:value="5.5263" calcext:value-type="float">
            <text:p>5.5263</text:p>
          </table:table-cell>
          <table:table-cell table:style-name="ce34" office:value-type="float" office:value="0.152" calcext:value-type="float">
            <text:p>0.152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6246" calcext:value-type="float">
            <text:p>0.6246</text:p>
          </table:table-cell>
          <table:table-cell table:style-name="ce34" office:value-type="float" office:value="5.029" calcext:value-type="float">
            <text:p>5.0290</text:p>
          </table:table-cell>
          <table:table-cell table:style-name="ce34" office:value-type="float" office:value="0.182" calcext:value-type="float">
            <text:p>0.182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6266" calcext:value-type="float">
            <text:p>0.6266</text:p>
          </table:table-cell>
          <table:table-cell table:style-name="ce34" office:value-type="float" office:value="5.5362" calcext:value-type="float">
            <text:p>5.5362</text:p>
          </table:table-cell>
          <table:table-cell table:style-name="ce34" office:value-type="float" office:value="0.1553" calcext:value-type="float">
            <text:p>0.1553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6292" calcext:value-type="float">
            <text:p>0.6292</text:p>
          </table:table-cell>
          <table:table-cell table:style-name="ce34" office:value-type="float" office:value="5" calcext:value-type="float">
            <text:p>5.0000</text:p>
          </table:table-cell>
          <table:table-cell table:style-name="ce34" office:value-type="float" office:value="0.21" calcext:value-type="float">
            <text:p>0.210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6304" calcext:value-type="float">
            <text:p>0.6304</text:p>
          </table:table-cell>
          <table:table-cell table:style-name="ce34" office:value-type="float" office:value="5.3684" calcext:value-type="float">
            <text:p>5.3684</text:p>
          </table:table-cell>
          <table:table-cell table:style-name="ce34" office:value-type="float" office:value="0.1527" calcext:value-type="float">
            <text:p>0.1527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6347" calcext:value-type="float">
            <text:p>0.6347</text:p>
          </table:table-cell>
          <table:table-cell table:style-name="ce34" office:value-type="float" office:value="4.919" calcext:value-type="float">
            <text:p>4.9190</text:p>
          </table:table-cell>
          <table:table-cell table:style-name="ce34" office:value-type="float" office:value="0.348" calcext:value-type="float">
            <text:p>0.348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6362" calcext:value-type="float">
            <text:p>0.6362</text:p>
          </table:table-cell>
          <table:table-cell table:style-name="ce34" office:value-type="float" office:value="5.282" calcext:value-type="float">
            <text:p>5.2820</text:p>
          </table:table-cell>
          <table:table-cell table:style-name="ce34" office:value-type="float" office:value="0.0956" calcext:value-type="float">
            <text:p>0.0956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64" calcext:value-type="float">
            <text:p>0.6400</text:p>
          </table:table-cell>
          <table:table-cell table:style-name="ce34" office:value-type="float" office:value="5.2" calcext:value-type="float">
            <text:p>5.2000</text:p>
          </table:table-cell>
          <table:table-cell table:style-name="ce34" office:value-type="float" office:value="0.2404" calcext:value-type="float">
            <text:p>0.2404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6522" calcext:value-type="float">
            <text:p>0.6522</text:p>
          </table:table-cell>
          <table:table-cell table:style-name="ce34" office:value-type="float" office:value="5.1088" calcext:value-type="float">
            <text:p>5.1088</text:p>
          </table:table-cell>
          <table:table-cell table:style-name="ce34" office:value-type="float" office:value="0.0891" calcext:value-type="float">
            <text:p>0.0891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6559" calcext:value-type="float">
            <text:p>0.6559</text:p>
          </table:table-cell>
          <table:table-cell table:style-name="ce34" office:value-type="float" office:value="4.69" calcext:value-type="float">
            <text:p>4.6900</text:p>
          </table:table-cell>
          <table:table-cell table:style-name="ce34" office:value-type="float" office:value="0.286" calcext:value-type="float">
            <text:p>0.286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6685" calcext:value-type="float">
            <text:p>0.6685</text:p>
          </table:table-cell>
          <table:table-cell table:style-name="ce34" office:value-type="float" office:value="4.7854" calcext:value-type="float">
            <text:p>4.7854</text:p>
          </table:table-cell>
          <table:table-cell table:style-name="ce34" office:value-type="float" office:value="0.0679" calcext:value-type="float">
            <text:p>0.0679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6724" calcext:value-type="float">
            <text:p>0.6724</text:p>
          </table:table-cell>
          <table:table-cell table:style-name="ce34" office:value-type="float" office:value="4.4034" calcext:value-type="float">
            <text:p>4.4034</text:p>
          </table:table-cell>
          <table:table-cell table:style-name="ce34" office:value-type="float" office:value="0.1715" calcext:value-type="float">
            <text:p>0.1715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6724" calcext:value-type="float">
            <text:p>0.6724</text:p>
          </table:table-cell>
          <table:table-cell table:style-name="ce34" office:value-type="float" office:value="4.5056" calcext:value-type="float">
            <text:p>4.5056</text:p>
          </table:table-cell>
          <table:table-cell table:style-name="ce34" office:value-type="float" office:value="0.2774" calcext:value-type="float">
            <text:p>0.2774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6849" calcext:value-type="float">
            <text:p>0.6849</text:p>
          </table:table-cell>
          <table:table-cell table:style-name="ce34" office:value-type="float" office:value="4.4833" calcext:value-type="float">
            <text:p>4.4833</text:p>
          </table:table-cell>
          <table:table-cell table:style-name="ce34" office:value-type="float" office:value="0.0825" calcext:value-type="float">
            <text:p>0.0825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6989" calcext:value-type="float">
            <text:p>0.6989</text:p>
          </table:table-cell>
          <table:table-cell table:style-name="ce34" office:value-type="float" office:value="3.768" calcext:value-type="float">
            <text:p>3.7680</text:p>
          </table:table-cell>
          <table:table-cell table:style-name="ce34" office:value-type="float" office:value="0.29" calcext:value-type="float">
            <text:p>0.290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7016" calcext:value-type="float">
            <text:p>0.7016</text:p>
          </table:table-cell>
          <table:table-cell table:style-name="ce34" office:value-type="float" office:value="4.2083" calcext:value-type="float">
            <text:p>4.2083</text:p>
          </table:table-cell>
          <table:table-cell table:style-name="ce34" office:value-type="float" office:value="0.0594" calcext:value-type="float">
            <text:p>0.0594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7056" calcext:value-type="float">
            <text:p>0.7056</text:p>
          </table:table-cell>
          <table:table-cell table:style-name="ce34" office:value-type="float" office:value="3.7148" calcext:value-type="float">
            <text:p>3.7148</text:p>
          </table:table-cell>
          <table:table-cell table:style-name="ce34" office:value-type="float" office:value="0.175" calcext:value-type="float">
            <text:p>0.175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711" calcext:value-type="float">
            <text:p>0.7110</text:p>
          </table:table-cell>
          <table:table-cell table:style-name="ce34" office:value-type="float" office:value="3.9497" calcext:value-type="float">
            <text:p>3.9497</text:p>
          </table:table-cell>
          <table:table-cell table:style-name="ce34" office:value-type="float" office:value="0.1899" calcext:value-type="float">
            <text:p>0.1899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7184" calcext:value-type="float">
            <text:p>0.7184</text:p>
          </table:table-cell>
          <table:table-cell table:style-name="ce34" office:value-type="float" office:value="3.8936" calcext:value-type="float">
            <text:p>3.8936</text:p>
          </table:table-cell>
          <table:table-cell table:style-name="ce34" office:value-type="float" office:value="0.1053" calcext:value-type="float">
            <text:p>0.1053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7355" calcext:value-type="float">
            <text:p>0.7355</text:p>
          </table:table-cell>
          <table:table-cell table:style-name="ce34" office:value-type="float" office:value="3.6661" calcext:value-type="float">
            <text:p>3.6661</text:p>
          </table:table-cell>
          <table:table-cell table:style-name="ce34" office:value-type="float" office:value="0.0791" calcext:value-type="float">
            <text:p>0.0791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7396" calcext:value-type="float">
            <text:p>0.7396</text:p>
          </table:table-cell>
          <table:table-cell table:style-name="ce34" office:value-type="float" office:value="3.3466" calcext:value-type="float">
            <text:p>3.3466</text:p>
          </table:table-cell>
          <table:table-cell table:style-name="ce34" office:value-type="float" office:value="0.1793" calcext:value-type="float">
            <text:p>0.1793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7527" calcext:value-type="float">
            <text:p>0.7527</text:p>
          </table:table-cell>
          <table:table-cell table:style-name="ce34" office:value-type="float" office:value="3.4525" calcext:value-type="float">
            <text:p>3.4525</text:p>
          </table:table-cell>
          <table:table-cell table:style-name="ce34" office:value-type="float" office:value="0.0666" calcext:value-type="float">
            <text:p>0.0666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7702" calcext:value-type="float">
            <text:p>0.7702</text:p>
          </table:table-cell>
          <table:table-cell table:style-name="ce34" office:value-type="float" office:value="3.2062" calcext:value-type="float">
            <text:p>3.2062</text:p>
          </table:table-cell>
          <table:table-cell table:style-name="ce34" office:value-type="float" office:value="0.0515" calcext:value-type="float">
            <text:p>0.0515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7744" calcext:value-type="float">
            <text:p>0.7744</text:p>
          </table:table-cell>
          <table:table-cell table:style-name="ce34" office:value-type="float" office:value="3.0496" calcext:value-type="float">
            <text:p>3.0496</text:p>
          </table:table-cell>
          <table:table-cell table:style-name="ce34" office:value-type="float" office:value="0.1804" calcext:value-type="float">
            <text:p>0.1804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7878" calcext:value-type="float">
            <text:p>0.7878</text:p>
          </table:table-cell>
          <table:table-cell table:style-name="ce34" office:value-type="float" office:value="2.9866" calcext:value-type="float">
            <text:p>2.9866</text:p>
          </table:table-cell>
          <table:table-cell table:style-name="ce34" office:value-type="float" office:value="0.0753" calcext:value-type="float">
            <text:p>0.0753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7978" calcext:value-type="float">
            <text:p>0.7978</text:p>
          </table:table-cell>
          <table:table-cell table:style-name="ce34" office:value-type="float" office:value="2.9665" calcext:value-type="float">
            <text:p>2.9665</text:p>
          </table:table-cell>
          <table:table-cell table:style-name="ce34" office:value-type="float" office:value="0.1466" calcext:value-type="float">
            <text:p>0.1466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8057" calcext:value-type="float">
            <text:p>0.8057</text:p>
          </table:table-cell>
          <table:table-cell table:style-name="ce34" office:value-type="float" office:value="2.8018" calcext:value-type="float">
            <text:p>2.8018</text:p>
          </table:table-cell>
          <table:table-cell table:style-name="ce34" office:value-type="float" office:value="0.05" calcext:value-type="float">
            <text:p>0.050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81" calcext:value-type="float">
            <text:p>0.8100</text:p>
          </table:table-cell>
          <table:table-cell table:style-name="ce34" office:value-type="float" office:value="2.5884" calcext:value-type="float">
            <text:p>2.5884</text:p>
          </table:table-cell>
          <table:table-cell table:style-name="ce34" office:value-type="float" office:value="0.1739" calcext:value-type="float">
            <text:p>0.1739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8237" calcext:value-type="float">
            <text:p>0.8237</text:p>
          </table:table-cell>
          <table:table-cell table:style-name="ce34" office:value-type="float" office:value="2.7203" calcext:value-type="float">
            <text:p>2.7203</text:p>
          </table:table-cell>
          <table:table-cell table:style-name="ce34" office:value-type="float" office:value="0.0478" calcext:value-type="float">
            <text:p>0.0478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8372" calcext:value-type="float">
            <text:p>0.8372</text:p>
          </table:table-cell>
          <table:table-cell table:style-name="ce34" office:value-type="float" office:value="2.6485" calcext:value-type="float">
            <text:p>2.6485</text:p>
          </table:table-cell>
          <table:table-cell table:style-name="ce34" office:value-type="float" office:value="0.0394" calcext:value-type="float">
            <text:p>0.0394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842" calcext:value-type="float">
            <text:p>0.8420</text:p>
          </table:table-cell>
          <table:table-cell table:style-name="ce34" office:value-type="float" office:value="2.5239" calcext:value-type="float">
            <text:p>2.5239</text:p>
          </table:table-cell>
          <table:table-cell table:style-name="ce34" office:value-type="float" office:value="0.0654" calcext:value-type="float">
            <text:p>0.0654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8464" calcext:value-type="float">
            <text:p>0.8464</text:p>
          </table:table-cell>
          <table:table-cell table:style-name="ce34" office:value-type="float" office:value="2.3022" calcext:value-type="float">
            <text:p>2.3022</text:p>
          </table:table-cell>
          <table:table-cell table:style-name="ce34" office:value-type="float" office:value="0.1955" calcext:value-type="float">
            <text:p>0.1955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8604" calcext:value-type="float">
            <text:p>0.8604</text:p>
          </table:table-cell>
          <table:table-cell table:style-name="ce34" office:value-type="float" office:value="2.377" calcext:value-type="float">
            <text:p>2.3770</text:p>
          </table:table-cell>
          <table:table-cell table:style-name="ce34" office:value-type="float" office:value="0.0799" calcext:value-type="float">
            <text:p>0.0799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8791" calcext:value-type="float">
            <text:p>0.8791</text:p>
          </table:table-cell>
          <table:table-cell table:style-name="ce34" office:value-type="float" office:value="2.2226" calcext:value-type="float">
            <text:p>2.2226</text:p>
          </table:table-cell>
          <table:table-cell table:style-name="ce34" office:value-type="float" office:value="0.0607" calcext:value-type="float">
            <text:p>0.0607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8836" calcext:value-type="float">
            <text:p>0.8836</text:p>
          </table:table-cell>
          <table:table-cell table:style-name="ce34" office:value-type="float" office:value="2.1448" calcext:value-type="float">
            <text:p>2.1448</text:p>
          </table:table-cell>
          <table:table-cell table:style-name="ce34" office:value-type="float" office:value="0.2331" calcext:value-type="float">
            <text:p>0.2331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8979" calcext:value-type="float">
            <text:p>0.8979</text:p>
          </table:table-cell>
          <table:table-cell table:style-name="ce34" office:value-type="float" office:value="2.1024" calcext:value-type="float">
            <text:p>2.1024</text:p>
          </table:table-cell>
          <table:table-cell table:style-name="ce34" office:value-type="float" office:value="0.0618" calcext:value-type="float">
            <text:p>0.0618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917" calcext:value-type="float">
            <text:p>0.9170</text:p>
          </table:table-cell>
          <table:table-cell table:style-name="ce34" office:value-type="float" office:value="2.1237" calcext:value-type="float">
            <text:p>2.1237</text:p>
          </table:table-cell>
          <table:table-cell table:style-name="ce34" office:value-type="float" office:value="0.0542" calcext:value-type="float">
            <text:p>0.0542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9216" calcext:value-type="float">
            <text:p>0.9216</text:p>
          </table:table-cell>
          <table:table-cell table:style-name="ce34" office:value-type="float" office:value="2.0248" calcext:value-type="float">
            <text:p>2.0248</text:p>
          </table:table-cell>
          <table:table-cell table:style-name="ce34" office:value-type="float" office:value="0.1976" calcext:value-type="float">
            <text:p>0.1976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9274" calcext:value-type="float">
            <text:p>0.9274</text:p>
          </table:table-cell>
          <table:table-cell table:style-name="ce34" office:value-type="float" office:value="1.833" calcext:value-type="float">
            <text:p>1.8330</text:p>
          </table:table-cell>
          <table:table-cell table:style-name="ce34" office:value-type="float" office:value="0.1282" calcext:value-type="float">
            <text:p>0.1282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9362" calcext:value-type="float">
            <text:p>0.9362</text:p>
          </table:table-cell>
          <table:table-cell table:style-name="ce34" office:value-type="float" office:value="1.9596" calcext:value-type="float">
            <text:p>1.9596</text:p>
          </table:table-cell>
          <table:table-cell table:style-name="ce34" office:value-type="float" office:value="0.0612" calcext:value-type="float">
            <text:p>0.0612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9557" calcext:value-type="float">
            <text:p>0.9557</text:p>
          </table:table-cell>
          <table:table-cell table:style-name="ce34" office:value-type="float" office:value="1.9494" calcext:value-type="float">
            <text:p>1.9494</text:p>
          </table:table-cell>
          <table:table-cell table:style-name="ce34" office:value-type="float" office:value="0.0513" calcext:value-type="float">
            <text:p>0.0513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9604" calcext:value-type="float">
            <text:p>0.9604</text:p>
          </table:table-cell>
          <table:table-cell table:style-name="ce34" office:value-type="float" office:value="1.7889" calcext:value-type="float">
            <text:p>1.7889</text:p>
          </table:table-cell>
          <table:table-cell table:style-name="ce34" office:value-type="float" office:value="0.1677" calcext:value-type="float">
            <text:p>0.1677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9702" calcext:value-type="float">
            <text:p>0.9702</text:p>
          </table:table-cell>
          <table:table-cell table:style-name="ce34" office:value-type="float" office:value="1.6613" calcext:value-type="float">
            <text:p>1.6613</text:p>
          </table:table-cell>
          <table:table-cell table:style-name="ce34" office:value-type="float" office:value="0.1595" calcext:value-type="float">
            <text:p>0.1595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9754" calcext:value-type="float">
            <text:p>0.9754</text:p>
          </table:table-cell>
          <table:table-cell table:style-name="ce34" office:value-type="float" office:value="1.7861" calcext:value-type="float">
            <text:p>1.7861</text:p>
          </table:table-cell>
          <table:table-cell table:style-name="ce34" office:value-type="float" office:value="0.0588" calcext:value-type="float">
            <text:p>0.0588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9801" calcext:value-type="float">
            <text:p>0.9801</text:p>
          </table:table-cell>
          <table:table-cell table:style-name="ce34" office:value-type="float" office:value="1.7779" calcext:value-type="float">
            <text:p>1.7779</text:p>
          </table:table-cell>
          <table:table-cell table:style-name="ce34" office:value-type="float" office:value="0.0286" calcext:value-type="float">
            <text:p>0.0286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9952" calcext:value-type="float">
            <text:p>0.9952</text:p>
          </table:table-cell>
          <table:table-cell table:style-name="ce34" office:value-type="float" office:value="1.8303" calcext:value-type="float">
            <text:p>1.8303</text:p>
          </table:table-cell>
          <table:table-cell table:style-name="ce34" office:value-type="float" office:value="0.0464" calcext:value-type="float">
            <text:p>0.0464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" calcext:value-type="float">
            <text:p>1.0000</text:p>
          </table:table-cell>
          <table:table-cell table:style-name="ce34" office:value-type="float" office:value="1.7804" calcext:value-type="float">
            <text:p>1.7804</text:p>
          </table:table-cell>
          <table:table-cell table:style-name="ce34" office:value-type="float" office:value="0.1657" calcext:value-type="float">
            <text:p>0.1657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006" calcext:value-type="float">
            <text:p>1.0060</text:p>
          </table:table-cell>
          <table:table-cell table:style-name="ce34" office:value-type="float" office:value="1.8385" calcext:value-type="float">
            <text:p>1.8385</text:p>
          </table:table-cell>
          <table:table-cell table:style-name="ce34" office:value-type="float" office:value="0.1387" calcext:value-type="float">
            <text:p>0.1387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0132" calcext:value-type="float">
            <text:p>1.0132</text:p>
          </table:table-cell>
          <table:table-cell table:style-name="ce34" office:value-type="float" office:value="1.7776" calcext:value-type="float">
            <text:p>1.7776</text:p>
          </table:table-cell>
          <table:table-cell table:style-name="ce34" office:value-type="float" office:value="0.0478" calcext:value-type="float">
            <text:p>0.0478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0302" calcext:value-type="float">
            <text:p>1.0302</text:p>
          </table:table-cell>
          <table:table-cell table:style-name="ce34" office:value-type="float" office:value="1.8166" calcext:value-type="float">
            <text:p>1.8166</text:p>
          </table:table-cell>
          <table:table-cell table:style-name="ce34" office:value-type="float" office:value="0.1184" calcext:value-type="float">
            <text:p>0.1184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0404" calcext:value-type="float">
            <text:p>1.0404</text:p>
          </table:table-cell>
          <table:table-cell table:style-name="ce34" office:value-type="float" office:value="1.6583" calcext:value-type="float">
            <text:p>1.6583</text:p>
          </table:table-cell>
          <table:table-cell table:style-name="ce34" office:value-type="float" office:value="0.1266" calcext:value-type="float">
            <text:p>0.1266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056" calcext:value-type="float">
            <text:p>1.0560</text:p>
          </table:table-cell>
          <table:table-cell table:style-name="ce34" office:value-type="float" office:value="1.6523" calcext:value-type="float">
            <text:p>1.6523</text:p>
          </table:table-cell>
          <table:table-cell table:style-name="ce34" office:value-type="float" office:value="0.1089" calcext:value-type="float">
            <text:p>0.1089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1025" calcext:value-type="float">
            <text:p>1.1025</text:p>
          </table:table-cell>
          <table:table-cell table:style-name="ce34" office:value-type="float" office:value="1.5652" calcext:value-type="float">
            <text:p>1.5652</text:p>
          </table:table-cell>
          <table:table-cell table:style-name="ce34" office:value-type="float" office:value="0.1054" calcext:value-type="float">
            <text:p>0.1054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1088" calcext:value-type="float">
            <text:p>1.1088</text:p>
          </table:table-cell>
          <table:table-cell table:style-name="ce34" office:value-type="float" office:value="1.3892" calcext:value-type="float">
            <text:p>1.3892</text:p>
          </table:table-cell>
          <table:table-cell table:style-name="ce34" office:value-type="float" office:value="0.1872" calcext:value-type="float">
            <text:p>0.1872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1385" calcext:value-type="float">
            <text:p>1.1385</text:p>
          </table:table-cell>
          <table:table-cell table:style-name="ce34" office:value-type="float" office:value="1.5" calcext:value-type="float">
            <text:p>1.5000</text:p>
          </table:table-cell>
          <table:table-cell table:style-name="ce34" office:value-type="float" office:value="0.06" calcext:value-type="float">
            <text:p>0.060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1449" calcext:value-type="float">
            <text:p>1.1449</text:p>
          </table:table-cell>
          <table:table-cell table:style-name="ce34" office:value-type="float" office:value="1.5875" calcext:value-type="float">
            <text:p>1.5875</text:p>
          </table:table-cell>
          <table:table-cell table:style-name="ce34" office:value-type="float" office:value="0.1102" calcext:value-type="float">
            <text:p>0.1102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1578" calcext:value-type="float">
            <text:p>1.1578</text:p>
          </table:table-cell>
          <table:table-cell table:style-name="ce34" office:value-type="float" office:value="1.3789" calcext:value-type="float">
            <text:p>1.3789</text:p>
          </table:table-cell>
          <table:table-cell table:style-name="ce34" office:value-type="float" office:value="0.0385" calcext:value-type="float">
            <text:p>0.0385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1599" calcext:value-type="float">
            <text:p>1.1599</text:p>
          </table:table-cell>
          <table:table-cell table:style-name="ce34" office:value-type="float" office:value="1.4595" calcext:value-type="float">
            <text:p>1.4595</text:p>
          </table:table-cell>
          <table:table-cell table:style-name="ce34" office:value-type="float" office:value="0.0822" calcext:value-type="float">
            <text:p>0.0822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1816" calcext:value-type="float">
            <text:p>1.1816</text:p>
          </table:table-cell>
          <table:table-cell table:style-name="ce34" office:value-type="float" office:value="1.4213" calcext:value-type="float">
            <text:p>1.4213</text:p>
          </table:table-cell>
          <table:table-cell table:style-name="ce34" office:value-type="float" office:value="0.0598" calcext:value-type="float">
            <text:p>0.0598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1881" calcext:value-type="float">
            <text:p>1.1881</text:p>
          </table:table-cell>
          <table:table-cell table:style-name="ce34" office:value-type="float" office:value="1.6" calcext:value-type="float">
            <text:p>1.6000</text:p>
          </table:table-cell>
          <table:table-cell table:style-name="ce34" office:value-type="float" office:value="0.1125" calcext:value-type="float">
            <text:p>0.1125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2012" calcext:value-type="float">
            <text:p>1.2012</text:p>
          </table:table-cell>
          <table:table-cell table:style-name="ce34" office:value-type="float" office:value="1.2961" calcext:value-type="float">
            <text:p>1.2961</text:p>
          </table:table-cell>
          <table:table-cell table:style-name="ce34" office:value-type="float" office:value="0.2585" calcext:value-type="float">
            <text:p>0.2585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2034" calcext:value-type="float">
            <text:p>1.2034</text:p>
          </table:table-cell>
          <table:table-cell table:style-name="ce34" office:value-type="float" office:value="1.3491" calcext:value-type="float">
            <text:p>1.3491</text:p>
          </table:table-cell>
          <table:table-cell table:style-name="ce34" office:value-type="float" office:value="0.063" calcext:value-type="float">
            <text:p>0.063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2254" calcext:value-type="float">
            <text:p>1.2254</text:p>
          </table:table-cell>
          <table:table-cell table:style-name="ce34" office:value-type="float" office:value="1.4177" calcext:value-type="float">
            <text:p>1.4177</text:p>
          </table:table-cell>
          <table:table-cell table:style-name="ce34" office:value-type="float" office:value="0.0635" calcext:value-type="float">
            <text:p>0.0635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2321" calcext:value-type="float">
            <text:p>1.2321</text:p>
          </table:table-cell>
          <table:table-cell table:style-name="ce34" office:value-type="float" office:value="1.1489" calcext:value-type="float">
            <text:p>1.1489</text:p>
          </table:table-cell>
          <table:table-cell table:style-name="ce34" office:value-type="float" office:value="0.1306" calcext:value-type="float">
            <text:p>0.1306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2477" calcext:value-type="float">
            <text:p>1.2477</text:p>
          </table:table-cell>
          <table:table-cell table:style-name="ce34" office:value-type="float" office:value="1.253" calcext:value-type="float">
            <text:p>1.2530</text:p>
          </table:table-cell>
          <table:table-cell table:style-name="ce34" office:value-type="float" office:value="0.0678" calcext:value-type="float">
            <text:p>0.0678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2701" calcext:value-type="float">
            <text:p>1.2701</text:p>
          </table:table-cell>
          <table:table-cell table:style-name="ce34" office:value-type="float" office:value="1.2247" calcext:value-type="float">
            <text:p>1.2247</text:p>
          </table:table-cell>
          <table:table-cell table:style-name="ce34" office:value-type="float" office:value="0.0653" calcext:value-type="float">
            <text:p>0.0653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2769" calcext:value-type="float">
            <text:p>1.2769</text:p>
          </table:table-cell>
          <table:table-cell table:style-name="ce34" office:value-type="float" office:value="1.5684" calcext:value-type="float">
            <text:p>1.5684</text:p>
          </table:table-cell>
          <table:table-cell table:style-name="ce34" office:value-type="float" office:value="0.118" calcext:value-type="float">
            <text:p>0.118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2928" calcext:value-type="float">
            <text:p>1.2928</text:p>
          </table:table-cell>
          <table:table-cell table:style-name="ce34" office:value-type="float" office:value="1.257" calcext:value-type="float">
            <text:p>1.2570</text:p>
          </table:table-cell>
          <table:table-cell table:style-name="ce34" office:value-type="float" office:value="0.0716" calcext:value-type="float">
            <text:p>0.0716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3225" calcext:value-type="float">
            <text:p>1.3225</text:p>
          </table:table-cell>
          <table:table-cell table:style-name="ce34" office:value-type="float" office:value="1.5684" calcext:value-type="float">
            <text:p>1.5684</text:p>
          </table:table-cell>
          <table:table-cell table:style-name="ce34" office:value-type="float" office:value="0.118" calcext:value-type="float">
            <text:p>0.118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3271" calcext:value-type="float">
            <text:p>1.3271</text:p>
          </table:table-cell>
          <table:table-cell table:style-name="ce34" office:value-type="float" office:value="1.2124" calcext:value-type="float">
            <text:p>1.2124</text:p>
          </table:table-cell>
          <table:table-cell table:style-name="ce34" office:value-type="float" office:value="0.0742" calcext:value-type="float">
            <text:p>0.0742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3619" calcext:value-type="float">
            <text:p>1.3619</text:p>
          </table:table-cell>
          <table:table-cell table:style-name="ce34" office:value-type="float" office:value="1.0536" calcext:value-type="float">
            <text:p>1.0536</text:p>
          </table:table-cell>
          <table:table-cell table:style-name="ce34" office:value-type="float" office:value="0.0759" calcext:value-type="float">
            <text:p>0.0759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3689" calcext:value-type="float">
            <text:p>1.3689</text:p>
          </table:table-cell>
          <table:table-cell table:style-name="ce34" office:value-type="float" office:value="1.1662" calcext:value-type="float">
            <text:p>1.1662</text:p>
          </table:table-cell>
          <table:table-cell table:style-name="ce34" office:value-type="float" office:value="0.1586" calcext:value-type="float">
            <text:p>0.1586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3853" calcext:value-type="float">
            <text:p>1.3853</text:p>
          </table:table-cell>
          <table:table-cell table:style-name="ce34" office:value-type="float" office:value="1.1533" calcext:value-type="float">
            <text:p>1.1533</text:p>
          </table:table-cell>
          <table:table-cell table:style-name="ce34" office:value-type="float" office:value="0.078" calcext:value-type="float">
            <text:p>0.078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3924" calcext:value-type="float">
            <text:p>1.3924</text:p>
          </table:table-cell>
          <table:table-cell table:style-name="ce34" office:value-type="float" office:value="1.2649" calcext:value-type="float">
            <text:p>1.2649</text:p>
          </table:table-cell>
          <table:table-cell table:style-name="ce34" office:value-type="float" office:value="0.3953" calcext:value-type="float">
            <text:p>0.3953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409" calcext:value-type="float">
            <text:p>1.4090</text:p>
          </table:table-cell>
          <table:table-cell table:style-name="ce34" office:value-type="float" office:value="1.1747" calcext:value-type="float">
            <text:p>1.1747</text:p>
          </table:table-cell>
          <table:table-cell table:style-name="ce34" office:value-type="float" office:value="0.0936" calcext:value-type="float">
            <text:p>0.0936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4161" calcext:value-type="float">
            <text:p>1.4161</text:p>
          </table:table-cell>
          <table:table-cell table:style-name="ce34" office:value-type="float" office:value="1.1576" calcext:value-type="float">
            <text:p>1.1576</text:p>
          </table:table-cell>
          <table:table-cell table:style-name="ce34" office:value-type="float" office:value="0.1512" calcext:value-type="float">
            <text:p>0.1512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4328" calcext:value-type="float">
            <text:p>1.4328</text:p>
          </table:table-cell>
          <table:table-cell table:style-name="ce34" office:value-type="float" office:value="1.0724" calcext:value-type="float">
            <text:p>1.0724</text:p>
          </table:table-cell>
          <table:table-cell table:style-name="ce34" office:value-type="float" office:value="0.0746" calcext:value-type="float">
            <text:p>0.0746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44" calcext:value-type="float">
            <text:p>1.4400</text:p>
          </table:table-cell>
          <table:table-cell table:style-name="ce34" office:value-type="float" office:value="1.086" calcext:value-type="float">
            <text:p>1.0860</text:p>
          </table:table-cell>
          <table:table-cell table:style-name="ce34" office:value-type="float" office:value="0.151" calcext:value-type="float">
            <text:p>0.151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4568" calcext:value-type="float">
            <text:p>1.4568</text:p>
          </table:table-cell>
          <table:table-cell table:style-name="ce34" office:value-type="float" office:value="1.1576" calcext:value-type="float">
            <text:p>1.1576</text:p>
          </table:table-cell>
          <table:table-cell table:style-name="ce34" office:value-type="float" office:value="0.095" calcext:value-type="float">
            <text:p>0.095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4641" calcext:value-type="float">
            <text:p>1.4641</text:p>
          </table:table-cell>
          <table:table-cell table:style-name="ce34" office:value-type="float" office:value="1.2767" calcext:value-type="float">
            <text:p>1.2767</text:p>
          </table:table-cell>
          <table:table-cell table:style-name="ce34" office:value-type="float" office:value="0.1332" calcext:value-type="float">
            <text:p>0.1332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4811" calcext:value-type="float">
            <text:p>1.4811</text:p>
          </table:table-cell>
          <table:table-cell table:style-name="ce34" office:value-type="float" office:value="0.8718" calcext:value-type="float">
            <text:p>0.8718</text:p>
          </table:table-cell>
          <table:table-cell table:style-name="ce34" office:value-type="float" office:value="0.0803" calcext:value-type="float">
            <text:p>0.0803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5" calcext:value-type="float">
            <text:p>1.5000</text:p>
          </table:table-cell>
          <table:table-cell table:style-name="ce34" office:value-type="float" office:value="0.7348" calcext:value-type="float">
            <text:p>0.7348</text:p>
          </table:table-cell>
          <table:table-cell table:style-name="ce34" office:value-type="float" office:value="0.1089" calcext:value-type="float">
            <text:p>0.1089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5055" calcext:value-type="float">
            <text:p>1.5055</text:p>
          </table:table-cell>
          <table:table-cell table:style-name="ce34" office:value-type="float" office:value="0.9274" calcext:value-type="float">
            <text:p>0.9274</text:p>
          </table:table-cell>
          <table:table-cell table:style-name="ce34" office:value-type="float" office:value="0.097" calcext:value-type="float">
            <text:p>0.097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5129" calcext:value-type="float">
            <text:p>1.5129</text:p>
          </table:table-cell>
          <table:table-cell table:style-name="ce34" office:value-type="float" office:value="1.1225" calcext:value-type="float">
            <text:p>1.1225</text:p>
          </table:table-cell>
          <table:table-cell table:style-name="ce34" office:value-type="float" office:value="0.1381" calcext:value-type="float">
            <text:p>0.1381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5302" calcext:value-type="float">
            <text:p>1.5302</text:p>
          </table:table-cell>
          <table:table-cell table:style-name="ce34" office:value-type="float" office:value="1.1225" calcext:value-type="float">
            <text:p>1.1225</text:p>
          </table:table-cell>
          <table:table-cell table:style-name="ce34" office:value-type="float" office:value="0.0891" calcext:value-type="float">
            <text:p>0.0891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555" calcext:value-type="float">
            <text:p>1.5550</text:p>
          </table:table-cell>
          <table:table-cell table:style-name="ce34" office:value-type="float" office:value="0.922" calcext:value-type="float">
            <text:p>0.9220</text:p>
          </table:table-cell>
          <table:table-cell table:style-name="ce34" office:value-type="float" office:value="0.0813" calcext:value-type="float">
            <text:p>0.0813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5625" calcext:value-type="float">
            <text:p>1.5625</text:p>
          </table:table-cell>
          <table:table-cell table:style-name="ce34" office:value-type="float" office:value="1.0296" calcext:value-type="float">
            <text:p>1.0296</text:p>
          </table:table-cell>
          <table:table-cell table:style-name="ce34" office:value-type="float" office:value="0.2428" calcext:value-type="float">
            <text:p>0.2428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58" calcext:value-type="float">
            <text:p>1.5800</text:p>
          </table:table-cell>
          <table:table-cell table:style-name="ce34" office:value-type="float" office:value="0.9327" calcext:value-type="float">
            <text:p>0.9327</text:p>
          </table:table-cell>
          <table:table-cell table:style-name="ce34" office:value-type="float" office:value="0.0751" calcext:value-type="float">
            <text:p>0.0751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5876" calcext:value-type="float">
            <text:p>1.5876</text:p>
          </table:table-cell>
          <table:table-cell table:style-name="ce34" office:value-type="float" office:value="1.6733" calcext:value-type="float">
            <text:p>1.6733</text:p>
          </table:table-cell>
          <table:table-cell table:style-name="ce34" office:value-type="float" office:value="0.5677" calcext:value-type="float">
            <text:p>0.5677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6053" calcext:value-type="float">
            <text:p>1.6053</text:p>
          </table:table-cell>
          <table:table-cell table:style-name="ce34" office:value-type="float" office:value="0.8185" calcext:value-type="float">
            <text:p>0.8185</text:p>
          </table:table-cell>
          <table:table-cell table:style-name="ce34" office:value-type="float" office:value="0.0794" calcext:value-type="float">
            <text:p>0.0794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6129" calcext:value-type="float">
            <text:p>1.6129</text:p>
          </table:table-cell>
          <table:table-cell table:style-name="ce34" office:value-type="float" office:value="0.8718" calcext:value-type="float">
            <text:p>0.8718</text:p>
          </table:table-cell>
          <table:table-cell table:style-name="ce34" office:value-type="float" office:value="0.2581" calcext:value-type="float">
            <text:p>0.2581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6307" calcext:value-type="float">
            <text:p>1.6307</text:p>
          </table:table-cell>
          <table:table-cell table:style-name="ce34" office:value-type="float" office:value="0.6633" calcext:value-type="float">
            <text:p>0.6633</text:p>
          </table:table-cell>
          <table:table-cell table:style-name="ce34" office:value-type="float" office:value="0.0754" calcext:value-type="float">
            <text:p>0.0754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6564" calcext:value-type="float">
            <text:p>1.6564</text:p>
          </table:table-cell>
          <table:table-cell table:style-name="ce34" office:value-type="float" office:value="0.781" calcext:value-type="float">
            <text:p>0.7810</text:p>
          </table:table-cell>
          <table:table-cell table:style-name="ce34" office:value-type="float" office:value="0.0704" calcext:value-type="float">
            <text:p>0.0704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6641" calcext:value-type="float">
            <text:p>1.6641</text:p>
          </table:table-cell>
          <table:table-cell table:style-name="ce34" office:value-type="float" office:value="0.6856" calcext:value-type="float">
            <text:p>0.6856</text:p>
          </table:table-cell>
          <table:table-cell table:style-name="ce34" office:value-type="float" office:value="0.3136" calcext:value-type="float">
            <text:p>0.3136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6822" calcext:value-type="float">
            <text:p>1.6822</text:p>
          </table:table-cell>
          <table:table-cell table:style-name="ce34" office:value-type="float" office:value="0.8185" calcext:value-type="float">
            <text:p>0.8185</text:p>
          </table:table-cell>
          <table:table-cell table:style-name="ce34" office:value-type="float" office:value="0.0916" calcext:value-type="float">
            <text:p>0.0916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69" calcext:value-type="float">
            <text:p>1.6900</text:p>
          </table:table-cell>
          <table:table-cell table:style-name="ce34" office:value-type="float" office:value="0.846" calcext:value-type="float">
            <text:p>0.8460</text:p>
          </table:table-cell>
          <table:table-cell table:style-name="ce34" office:value-type="float" office:value="0.146" calcext:value-type="float">
            <text:p>0.146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7082" calcext:value-type="float">
            <text:p>1.7082</text:p>
          </table:table-cell>
          <table:table-cell table:style-name="ce34" office:value-type="float" office:value="0.8185" calcext:value-type="float">
            <text:p>0.8185</text:p>
          </table:table-cell>
          <table:table-cell table:style-name="ce34" office:value-type="float" office:value="0.0794" calcext:value-type="float">
            <text:p>0.0794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7161" calcext:value-type="float">
            <text:p>1.7161</text:p>
          </table:table-cell>
          <table:table-cell table:style-name="ce34" office:value-type="float" office:value="0.5745" calcext:value-type="float">
            <text:p>0.5745</text:p>
          </table:table-cell>
          <table:table-cell table:style-name="ce34" office:value-type="float" office:value="0.4526" calcext:value-type="float">
            <text:p>0.4526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7345" calcext:value-type="float">
            <text:p>1.7345</text:p>
          </table:table-cell>
          <table:table-cell table:style-name="ce34" office:value-type="float" office:value="0.8307" calcext:value-type="float">
            <text:p>0.8307</text:p>
          </table:table-cell>
          <table:table-cell table:style-name="ce34" office:value-type="float" office:value="0.0782" calcext:value-type="float">
            <text:p>0.0782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7609" calcext:value-type="float">
            <text:p>1.7609</text:p>
          </table:table-cell>
          <table:table-cell table:style-name="ce34" office:value-type="float" office:value="0.6708" calcext:value-type="float">
            <text:p>0.6708</text:p>
          </table:table-cell>
          <table:table-cell table:style-name="ce34" office:value-type="float" office:value="0.0969" calcext:value-type="float">
            <text:p>0.0969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7689" calcext:value-type="float">
            <text:p>1.7689</text:p>
          </table:table-cell>
          <table:table-cell table:style-name="ce34" office:value-type="float" office:value="0.8124" calcext:value-type="float">
            <text:p>0.8124</text:p>
          </table:table-cell>
          <table:table-cell table:style-name="ce34" office:value-type="float" office:value="0.3262" calcext:value-type="float">
            <text:p>0.3262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7876" calcext:value-type="float">
            <text:p>1.7876</text:p>
          </table:table-cell>
          <table:table-cell table:style-name="ce34" office:value-type="float" office:value="0.8246" calcext:value-type="float">
            <text:p>0.8246</text:p>
          </table:table-cell>
          <table:table-cell table:style-name="ce34" office:value-type="float" office:value="0.0849" calcext:value-type="float">
            <text:p>0.0849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7956" calcext:value-type="float">
            <text:p>1.7956</text:p>
          </table:table-cell>
          <table:table-cell table:style-name="ce34" office:value-type="float" office:value="1.0488" calcext:value-type="float">
            <text:p>1.0488</text:p>
          </table:table-cell>
          <table:table-cell table:style-name="ce34" office:value-type="float" office:value="0.4767" calcext:value-type="float">
            <text:p>0.4767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8144" calcext:value-type="float">
            <text:p>1.8144</text:p>
          </table:table-cell>
          <table:table-cell table:style-name="ce34" office:value-type="float" office:value="0.5831" calcext:value-type="float">
            <text:p>0.5831</text:p>
          </table:table-cell>
          <table:table-cell table:style-name="ce34" office:value-type="float" office:value="0.0686" calcext:value-type="float">
            <text:p>0.0686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8225" calcext:value-type="float">
            <text:p>1.8225</text:p>
          </table:table-cell>
          <table:table-cell table:style-name="ce34" office:value-type="float" office:value="0.728" calcext:value-type="float">
            <text:p>0.7280</text:p>
          </table:table-cell>
          <table:table-cell table:style-name="ce34" office:value-type="float" office:value="0.0481" calcext:value-type="float">
            <text:p>0.0481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8414" calcext:value-type="float">
            <text:p>1.8414</text:p>
          </table:table-cell>
          <table:table-cell table:style-name="ce34" office:value-type="float" office:value="0.6403" calcext:value-type="float">
            <text:p>0.6403</text:p>
          </table:table-cell>
          <table:table-cell table:style-name="ce34" office:value-type="float" office:value="0.0781" calcext:value-type="float">
            <text:p>0.0781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8687" calcext:value-type="float">
            <text:p>1.8687</text:p>
          </table:table-cell>
          <table:table-cell table:style-name="ce34" office:value-type="float" office:value="0.5099" calcext:value-type="float">
            <text:p>0.5099</text:p>
          </table:table-cell>
          <table:table-cell table:style-name="ce34" office:value-type="float" office:value="0.0686" calcext:value-type="float">
            <text:p>0.0686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8906" calcext:value-type="float">
            <text:p>1.8906</text:p>
          </table:table-cell>
          <table:table-cell table:style-name="ce34" office:value-type="float" office:value="0.7335" calcext:value-type="float">
            <text:p>0.7335</text:p>
          </table:table-cell>
          <table:table-cell table:style-name="ce34" office:value-type="float" office:value="0.0818" calcext:value-type="float">
            <text:p>0.0818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8961" calcext:value-type="float">
            <text:p>1.8961</text:p>
          </table:table-cell>
          <table:table-cell table:style-name="ce34" office:value-type="float" office:value="0.5477" calcext:value-type="float">
            <text:p>0.5477</text:p>
          </table:table-cell>
          <table:table-cell table:style-name="ce34" office:value-type="float" office:value="0.0822" calcext:value-type="float">
            <text:p>0.0822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9238" calcext:value-type="float">
            <text:p>1.9238</text:p>
          </table:table-cell>
          <table:table-cell table:style-name="ce34" office:value-type="float" office:value="0.6245" calcext:value-type="float">
            <text:p>0.6245</text:p>
          </table:table-cell>
          <table:table-cell table:style-name="ce34" office:value-type="float" office:value="0.0721" calcext:value-type="float">
            <text:p>0.0721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946" calcext:value-type="float">
            <text:p>1.9460</text:p>
          </table:table-cell>
          <table:table-cell table:style-name="ce34" office:value-type="float" office:value="0.7348" calcext:value-type="float">
            <text:p>0.7348</text:p>
          </table:table-cell>
          <table:table-cell table:style-name="ce34" office:value-type="float" office:value="0.0817" calcext:value-type="float">
            <text:p>0.0817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9516" calcext:value-type="float">
            <text:p>1.9516</text:p>
          </table:table-cell>
          <table:table-cell table:style-name="ce34" office:value-type="float" office:value="0.4472" calcext:value-type="float">
            <text:p>0.4472</text:p>
          </table:table-cell>
          <table:table-cell table:style-name="ce34" office:value-type="float" office:value="0.0783" calcext:value-type="float">
            <text:p>0.0783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96" calcext:value-type="float">
            <text:p>1.9600</text:p>
          </table:table-cell>
          <table:table-cell table:style-name="ce34" office:value-type="float" office:value="0.798" calcext:value-type="float">
            <text:p>0.7980</text:p>
          </table:table-cell>
          <table:table-cell table:style-name="ce34" office:value-type="float" office:value="0.131" calcext:value-type="float">
            <text:p>0.131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2.0306" calcext:value-type="float">
            <text:p>2.0306</text:p>
          </table:table-cell>
          <table:table-cell table:style-name="ce34" office:value-type="float" office:value="0.4583" calcext:value-type="float">
            <text:p>0.4583</text:p>
          </table:table-cell>
          <table:table-cell table:style-name="ce34" office:value-type="float" office:value="0.0545" calcext:value-type="float">
            <text:p>0.0545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2.1756" calcext:value-type="float">
            <text:p>2.1756</text:p>
          </table:table-cell>
          <table:table-cell table:style-name="ce34" office:value-type="float" office:value="0.3873" calcext:value-type="float">
            <text:p>0.3873</text:p>
          </table:table-cell>
          <table:table-cell table:style-name="ce34" office:value-type="float" office:value="0.0516" calcext:value-type="float">
            <text:p>0.0516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2.3256" calcext:value-type="float">
            <text:p>2.3256</text:p>
          </table:table-cell>
          <table:table-cell table:style-name="ce34" office:value-type="float" office:value="0.2828" calcext:value-type="float">
            <text:p>0.2828</text:p>
          </table:table-cell>
          <table:table-cell table:style-name="ce34" office:value-type="float" office:value="0.0884" calcext:value-type="float">
            <text:p>0.0884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2.4806" calcext:value-type="float">
            <text:p>2.4806</text:p>
          </table:table-cell>
          <table:table-cell table:style-name="ce34" office:value-type="float" office:value="0.2449" calcext:value-type="float">
            <text:p>0.2449</text:p>
          </table:table-cell>
          <table:table-cell table:style-name="ce34" office:value-type="float" office:value="0.0817" calcext:value-type="float">
            <text:p>0.0817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2.56" calcext:value-type="float">
            <text:p>2.5600</text:p>
          </table:table-cell>
          <table:table-cell table:style-name="ce34" office:value-type="float" office:value="0.361" calcext:value-type="float">
            <text:p>0.3610</text:p>
          </table:table-cell>
          <table:table-cell table:style-name="ce34" office:value-type="float" office:value="0.078" calcext:value-type="float">
            <text:p>0.078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2.6406" calcext:value-type="float">
            <text:p>2.6406</text:p>
          </table:table-cell>
          <table:table-cell table:style-name="ce34" office:value-type="float" office:value="0.2828" calcext:value-type="float">
            <text:p>0.2828</text:p>
          </table:table-cell>
          <table:table-cell table:style-name="ce34" office:value-type="float" office:value="0.0354" calcext:value-type="float">
            <text:p>0.0354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2.8056" calcext:value-type="float">
            <text:p>2.8056</text:p>
          </table:table-cell>
          <table:table-cell table:style-name="ce34" office:value-type="float" office:value="0.3464" calcext:value-type="float">
            <text:p>0.3464</text:p>
          </table:table-cell>
          <table:table-cell table:style-name="ce34" office:value-type="float" office:value="0.0433" calcext:value-type="float">
            <text:p>0.0433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2.9756" calcext:value-type="float">
            <text:p>2.9756</text:p>
          </table:table-cell>
          <table:table-cell table:style-name="ce34" office:value-type="float" office:value="0.5745" calcext:value-type="float">
            <text:p>0.5745</text:p>
          </table:table-cell>
          <table:table-cell table:style-name="ce34" office:value-type="float" office:value="0.0522" calcext:value-type="float">
            <text:p>0.0522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3.1506" calcext:value-type="float">
            <text:p>3.1506</text:p>
          </table:table-cell>
          <table:table-cell table:style-name="ce34" office:value-type="float" office:value="0.469" calcext:value-type="float">
            <text:p>0.4690</text:p>
          </table:table-cell>
          <table:table-cell table:style-name="ce34" office:value-type="float" office:value="0.0533" calcext:value-type="float">
            <text:p>0.0533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3.3306" calcext:value-type="float">
            <text:p>3.3306</text:p>
          </table:table-cell>
          <table:table-cell table:style-name="ce34" office:value-type="float" office:value="0.5568" calcext:value-type="float">
            <text:p>0.5568</text:p>
          </table:table-cell>
          <table:table-cell table:style-name="ce34" office:value-type="float" office:value="0.0629" calcext:value-type="float">
            <text:p>0.0629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3.4225" calcext:value-type="float">
            <text:p>3.4225</text:p>
          </table:table-cell>
          <table:table-cell table:style-name="ce34" office:value-type="float" office:value="0.267" calcext:value-type="float">
            <text:p>0.2670</text:p>
          </table:table-cell>
          <table:table-cell table:style-name="ce34" office:value-type="float" office:value="0.101" calcext:value-type="float">
            <text:p>0.101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3.5156" calcext:value-type="float">
            <text:p>3.5156</text:p>
          </table:table-cell>
          <table:table-cell table:style-name="ce34" office:value-type="float" office:value="0.5292" calcext:value-type="float">
            <text:p>0.5292</text:p>
          </table:table-cell>
          <table:table-cell table:style-name="ce34" office:value-type="float" office:value="0.0756" calcext:value-type="float">
            <text:p>0.0756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3.61" calcext:value-type="float">
            <text:p>3.6100</text:p>
          </table:table-cell>
          <table:table-cell table:style-name="ce34" office:value-type="float" office:value="0.349" calcext:value-type="float">
            <text:p>0.3490</text:p>
          </table:table-cell>
          <table:table-cell table:style-name="ce34" office:value-type="float" office:value="0.057" calcext:value-type="float">
            <text:p>0.057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3.7056" calcext:value-type="float">
            <text:p>3.7056</text:p>
          </table:table-cell>
          <table:table-cell table:style-name="ce34" office:value-type="float" office:value="0.4583" calcext:value-type="float">
            <text:p>0.4583</text:p>
          </table:table-cell>
          <table:table-cell table:style-name="ce34" office:value-type="float" office:value="0.0655" calcext:value-type="float">
            <text:p>0.0655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3.7636" calcext:value-type="float">
            <text:p>3.7636</text:p>
          </table:table-cell>
          <table:table-cell table:style-name="ce34" office:value-type="float" office:value="0.253" calcext:value-type="float">
            <text:p>0.2530</text:p>
          </table:table-cell>
          <table:table-cell table:style-name="ce34" office:value-type="float" office:value="0.105" calcext:value-type="float">
            <text:p>0.105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3.9006" calcext:value-type="float">
            <text:p>3.9006</text:p>
          </table:table-cell>
          <table:table-cell table:style-name="ce34" office:value-type="float" office:value="0.1732" calcext:value-type="float">
            <text:p>0.1732</text:p>
          </table:table-cell>
          <table:table-cell table:style-name="ce34" office:value-type="float" office:value="0.0866" calcext:value-type="float">
            <text:p>0.0866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3.9204" calcext:value-type="float">
            <text:p>3.9204</text:p>
          </table:table-cell>
          <table:table-cell table:style-name="ce34" office:value-type="float" office:value="0.312" calcext:value-type="float">
            <text:p>0.3120</text:p>
          </table:table-cell>
          <table:table-cell table:style-name="ce34" office:value-type="float" office:value="0.129" calcext:value-type="float">
            <text:p>0.129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4.1006" calcext:value-type="float">
            <text:p>4.1006</text:p>
          </table:table-cell>
          <table:table-cell table:style-name="ce34" office:value-type="float" office:value="0.3317" calcext:value-type="float">
            <text:p>0.3317</text:p>
          </table:table-cell>
          <table:table-cell table:style-name="ce34" office:value-type="float" office:value="0.0603" calcext:value-type="float">
            <text:p>0.0603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4.3056" calcext:value-type="float">
            <text:p>4.3056</text:p>
          </table:table-cell>
          <table:table-cell table:style-name="ce34" office:value-type="float" office:value="0.2828" calcext:value-type="float">
            <text:p>0.2828</text:p>
          </table:table-cell>
          <table:table-cell table:style-name="ce34" office:value-type="float" office:value="0.053" calcext:value-type="float">
            <text:p>0.053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4.41" calcext:value-type="float">
            <text:p>4.4100</text:p>
          </table:table-cell>
          <table:table-cell table:style-name="ce34" office:value-type="float" office:value="0.174" calcext:value-type="float">
            <text:p>0.1740</text:p>
          </table:table-cell>
          <table:table-cell table:style-name="ce34" office:value-type="float" office:value="0.038" calcext:value-type="float">
            <text:p>0.038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4.5156" calcext:value-type="float">
            <text:p>4.5156</text:p>
          </table:table-cell>
          <table:table-cell table:style-name="ce34" office:value-type="float" office:value="0.2646" calcext:value-type="float">
            <text:p>0.2646</text:p>
          </table:table-cell>
          <table:table-cell table:style-name="ce34" office:value-type="float" office:value="0.0567" calcext:value-type="float">
            <text:p>0.0567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4.7306" calcext:value-type="float">
            <text:p>4.7306</text:p>
          </table:table-cell>
          <table:table-cell table:style-name="ce34" office:value-type="float" office:value="0.4231" calcext:value-type="float">
            <text:p>0.4231</text:p>
          </table:table-cell>
          <table:table-cell table:style-name="ce34" office:value-type="float" office:value="0.0685" calcext:value-type="float">
            <text:p>0.0685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4.9506" calcext:value-type="float">
            <text:p>4.9506</text:p>
          </table:table-cell>
          <table:table-cell table:style-name="ce34" office:value-type="float" office:value="0.355" calcext:value-type="float">
            <text:p>0.3550</text:p>
          </table:table-cell>
          <table:table-cell table:style-name="ce34" office:value-type="float" office:value="0.0887" calcext:value-type="float">
            <text:p>0.0887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6.76" calcext:value-type="float">
            <text:p>6.7600</text:p>
          </table:table-cell>
          <table:table-cell table:style-name="ce34" office:value-type="float" office:value="0.227" calcext:value-type="float">
            <text:p>0.2270</text:p>
          </table:table-cell>
          <table:table-cell table:style-name="ce34" office:value-type="float" office:value="0.091" calcext:value-type="float">
            <text:p>0.091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7.84" calcext:value-type="float">
            <text:p>7.8400</text:p>
          </table:table-cell>
          <table:table-cell table:style-name="ce34" office:value-type="float" office:value="0.133" calcext:value-type="float">
            <text:p>0.1330</text:p>
          </table:table-cell>
          <table:table-cell table:style-name="ce34" office:value-type="float" office:value="0.063" calcext:value-type="float">
            <text:p>0.063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9" calcext:value-type="float">
            <text:p>9.0000</text:p>
          </table:table-cell>
          <table:table-cell table:style-name="ce34" office:value-type="float" office:value="0.129" calcext:value-type="float">
            <text:p>0.1290</text:p>
          </table:table-cell>
          <table:table-cell table:style-name="ce34" office:value-type="float" office:value="0.064" calcext:value-type="float">
            <text:p>0.064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9.579" calcext:value-type="float">
            <text:p>9.5790</text:p>
          </table:table-cell>
          <table:table-cell table:style-name="ce34" office:value-type="float" office:value="0.1091" calcext:value-type="float">
            <text:p>0.1091</text:p>
          </table:table-cell>
          <table:table-cell table:style-name="ce34" office:value-type="float" office:value="0.0082" calcext:value-type="float">
            <text:p>0.0082</text:p>
          </table:table-cell>
          <table:table-cell table:number-columns-repeated="1002"/>
        </table:table-row>
        <table:table-row table:style-name="ro1" table:number-rows-repeated="91">
          <table:table-cell/>
          <table:table-cell table:style-name="ce35" table:number-columns-repeated="3"/>
          <table:table-cell table:number-columns-repeated="1002"/>
        </table:table-row>
        <table:table-row table:style-name="ro1" table:number-rows-repeated="65153">
          <table:table-cell table:number-columns-repeated="1006"/>
        </table:table-row>
        <table:table-row table:style-name="ro1">
          <table:table-cell table:number-columns-repeated="1006"/>
        </table:table-row>
      </table:table>
      <table:table table:name="Data_Rho_check" table:style-name="ta1">
        <table:table-column table:style-name="co2" table:number-columns-repeated="3" table:default-cell-style-name="ce37"/>
        <table:table-column table:style-name="co3" table:default-cell-style-name="ce37"/>
        <table:table-column table:style-name="co4" table:default-cell-style-name="Default"/>
        <table:table-column table:style-name="co2" table:number-columns-repeated="3" table:default-cell-style-name="ce37"/>
        <table:table-column table:style-name="co5" table:default-cell-style-name="ce37"/>
        <table:table-column table:style-name="co2" table:number-columns-repeated="1015" table:default-cell-style-name="Default"/>
        <table:table-row table:style-name="ro1">
          <table:table-cell table:style-name="ce36" office:value-type="string" calcext:value-type="string" table:number-columns-spanned="8" table:number-rows-spanned="1">
            <text:p>Zhrnutie údajov pre článok o Rho mezónoch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^2</text:p>
          </table:table-cell>
          <table:table-cell table:number-columns-repeated="4"/>
          <table:table-cell office:value-type="string" calcext:value-type="string">
            <text:p>|F|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float" office:value="0.36" calcext:value-type="float">
            <text:p>0.3600</text:p>
          </table:table-cell>
          <table:table-cell table:style-name="ce33" office:value-type="float" office:value="7.89" calcext:value-type="float">
            <text:p>7.8900</text:p>
          </table:table-cell>
          <table:table-cell table:style-name="ce33" office:value-type="float" office:value="0.33" calcext:value-type="float">
            <text:p>0.3300</text:p>
          </table:table-cell>
          <table:table-cell table:style-name="ce33" office:value-type="string" calcext:value-type="string">
            <text:p>2007-Akhmetsin</text:p>
          </table:table-cell>
          <table:table-cell table:style-name="ce38"/>
          <table:table-cell table:style-name="ce39" table:formula="of:=[.A5]" office:value-type="float" office:value="0.36" calcext:value-type="float">
            <text:p>0.3600</text:p>
          </table:table-cell>
          <table:table-cell table:style-name="ce39" table:formula="of:=SQRT([.B5])" office:value-type="float" office:value="2.80891438103763" calcext:value-type="float">
            <text:p>2.8089</text:p>
          </table:table-cell>
          <table:table-cell table:style-name="ce39" table:formula="of:=0.5*[.C5]/SQRT([.B5])" office:value-type="float" office:value="0.0587415554969846" calcext:value-type="float">
            <text:p>0.0587</text:p>
          </table:table-cell>
          <table:table-cell table:formula="of:=[.D5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3969" calcext:value-type="float">
            <text:p>0.3969</text:p>
          </table:table-cell>
          <table:table-cell table:style-name="ce33" office:value-type="float" office:value="10.53" calcext:value-type="float">
            <text:p>10.5300</text:p>
          </table:table-cell>
          <table:table-cell table:style-name="ce33" office:value-type="float" office:value="0.29" calcext:value-type="float">
            <text:p>0.2900</text:p>
          </table:table-cell>
          <table:table-cell table:style-name="ce33" office:value-type="string" calcext:value-type="string">
            <text:p>2007-Akhmetsin</text:p>
          </table:table-cell>
          <table:table-cell table:style-name="ce38"/>
          <table:table-cell table:style-name="ce39" table:formula="of:=[.A6]" office:value-type="float" office:value="0.3969" calcext:value-type="float">
            <text:p>0.3969</text:p>
          </table:table-cell>
          <table:table-cell table:style-name="ce39" table:formula="of:=SQRT([.B6])" office:value-type="float" office:value="3.24499614791759" calcext:value-type="float">
            <text:p>3.2450</text:p>
          </table:table-cell>
          <table:table-cell table:style-name="ce39" table:formula="of:=0.5*[.C6]/SQRT([.B6])" office:value-type="float" office:value="0.044684182473699" calcext:value-type="float">
            <text:p>0.0447</text:p>
          </table:table-cell>
          <table:table-cell table:formula="of:=[.D6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4356" calcext:value-type="float">
            <text:p>0.4356</text:p>
          </table:table-cell>
          <table:table-cell table:style-name="ce33" office:value-type="float" office:value="14.21" calcext:value-type="float">
            <text:p>14.2100</text:p>
          </table:table-cell>
          <table:table-cell table:style-name="ce33" office:value-type="float" office:value="0.34" calcext:value-type="float">
            <text:p>0.3400</text:p>
          </table:table-cell>
          <table:table-cell table:style-name="ce33" office:value-type="string" calcext:value-type="string">
            <text:p>2007-Akhmetsin</text:p>
          </table:table-cell>
          <table:table-cell table:style-name="ce38"/>
          <table:table-cell table:style-name="ce39" table:formula="of:=[.A7]" office:value-type="float" office:value="0.4356" calcext:value-type="float">
            <text:p>0.4356</text:p>
          </table:table-cell>
          <table:table-cell table:style-name="ce39" table:formula="of:=SQRT([.B7])" office:value-type="float" office:value="3.76961536499415" calcext:value-type="float">
            <text:p>3.7696</text:p>
          </table:table-cell>
          <table:table-cell table:style-name="ce39" table:formula="of:=0.5*[.C7]/SQRT([.B7])" office:value-type="float" office:value="0.0450974392715697" calcext:value-type="float">
            <text:p>0.0451</text:p>
          </table:table-cell>
          <table:table-cell table:formula="of:=[.D7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4761" calcext:value-type="float">
            <text:p>0.4761</text:p>
          </table:table-cell>
          <table:table-cell table:style-name="ce33" office:value-type="float" office:value="21.27" calcext:value-type="float">
            <text:p>21.2700</text:p>
          </table:table-cell>
          <table:table-cell table:style-name="ce33" office:value-type="float" office:value="0.42" calcext:value-type="float">
            <text:p>0.4200</text:p>
          </table:table-cell>
          <table:table-cell table:style-name="ce33" office:value-type="string" calcext:value-type="string">
            <text:p>2007-Akhmetsin</text:p>
          </table:table-cell>
          <table:table-cell table:style-name="ce38"/>
          <table:table-cell table:style-name="ce39" table:formula="of:=[.A8]" office:value-type="float" office:value="0.4761" calcext:value-type="float">
            <text:p>0.4761</text:p>
          </table:table-cell>
          <table:table-cell table:style-name="ce39" table:formula="of:=SQRT([.B8])" office:value-type="float" office:value="4.61194102304008" calcext:value-type="float">
            <text:p>4.6119</text:p>
          </table:table-cell>
          <table:table-cell table:style-name="ce39" table:formula="of:=0.5*[.C8]/SQRT([.B8])" office:value-type="float" office:value="0.0455339734291687" calcext:value-type="float">
            <text:p>0.0455</text:p>
          </table:table-cell>
          <table:table-cell table:formula="of:=[.D8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5184" calcext:value-type="float">
            <text:p>0.5184</text:p>
          </table:table-cell>
          <table:table-cell table:style-name="ce33" office:value-type="float" office:value="31.96" calcext:value-type="float">
            <text:p>31.9600</text:p>
          </table:table-cell>
          <table:table-cell table:style-name="ce33" office:value-type="float" office:value="0.41" calcext:value-type="float">
            <text:p>0.4100</text:p>
          </table:table-cell>
          <table:table-cell table:style-name="ce33" office:value-type="string" calcext:value-type="string">
            <text:p>2007-Akhmetsin</text:p>
          </table:table-cell>
          <table:table-cell table:style-name="ce38"/>
          <table:table-cell table:style-name="ce39" table:formula="of:=[.A9]" office:value-type="float" office:value="0.5184" calcext:value-type="float">
            <text:p>0.5184</text:p>
          </table:table-cell>
          <table:table-cell table:style-name="ce39" table:formula="of:=SQRT([.B9])" office:value-type="float" office:value="5.65331761004103" calcext:value-type="float">
            <text:p>5.6533</text:p>
          </table:table-cell>
          <table:table-cell table:style-name="ce39" table:formula="of:=0.5*[.C9]/SQRT([.B9])" office:value-type="float" office:value="0.0362618933059578" calcext:value-type="float">
            <text:p>0.0363</text:p>
          </table:table-cell>
          <table:table-cell table:formula="of:=[.D9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5625" calcext:value-type="float">
            <text:p>0.5625</text:p>
          </table:table-cell>
          <table:table-cell table:style-name="ce33" office:value-type="float" office:value="42.13" calcext:value-type="float">
            <text:p>42.1300</text:p>
          </table:table-cell>
          <table:table-cell table:style-name="ce33" office:value-type="float" office:value="0.62" calcext:value-type="float">
            <text:p>0.6200</text:p>
          </table:table-cell>
          <table:table-cell table:style-name="ce33" office:value-type="string" calcext:value-type="string">
            <text:p>2007-Akhmetsin</text:p>
          </table:table-cell>
          <table:table-cell table:style-name="ce38"/>
          <table:table-cell table:style-name="ce39" table:formula="of:=[.A10]" office:value-type="float" office:value="0.5625" calcext:value-type="float">
            <text:p>0.5625</text:p>
          </table:table-cell>
          <table:table-cell table:style-name="ce39" table:formula="of:=SQRT([.B10])" office:value-type="float" office:value="6.49076266705231" calcext:value-type="float">
            <text:p>6.4908</text:p>
          </table:table-cell>
          <table:table-cell table:style-name="ce39" table:formula="of:=0.5*[.C10]/SQRT([.B10])" office:value-type="float" office:value="0.0477601810298176" calcext:value-type="float">
            <text:p>0.0478</text:p>
          </table:table-cell>
          <table:table-cell table:formula="of:=[.D10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5776" calcext:value-type="float">
            <text:p>0.5776</text:p>
          </table:table-cell>
          <table:table-cell table:style-name="ce33" office:value-type="float" office:value="43.62" calcext:value-type="float">
            <text:p>43.6200</text:p>
          </table:table-cell>
          <table:table-cell table:style-name="ce33" office:value-type="float" office:value="0.83" calcext:value-type="float">
            <text:p>0.8300</text:p>
          </table:table-cell>
          <table:table-cell table:style-name="ce33" office:value-type="string" calcext:value-type="string">
            <text:p>2007-Akhmetsin</text:p>
          </table:table-cell>
          <table:table-cell table:style-name="ce38"/>
          <table:table-cell table:style-name="ce39" table:formula="of:=[.A11]" office:value-type="float" office:value="0.5776" calcext:value-type="float">
            <text:p>0.5776</text:p>
          </table:table-cell>
          <table:table-cell table:style-name="ce39" table:formula="of:=SQRT([.B11])" office:value-type="float" office:value="6.60454389038335" calcext:value-type="float">
            <text:p>6.6045</text:p>
          </table:table-cell>
          <table:table-cell table:style-name="ce39" table:formula="of:=0.5*[.C11]/SQRT([.B11])" office:value-type="float" office:value="0.0628355276136884" calcext:value-type="float">
            <text:p>0.0628</text:p>
          </table:table-cell>
          <table:table-cell table:formula="of:=[.D11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583696" calcext:value-type="float">
            <text:p>0.5837</text:p>
          </table:table-cell>
          <table:table-cell table:style-name="ce33" office:value-type="float" office:value="44.48" calcext:value-type="float">
            <text:p>44.4800</text:p>
          </table:table-cell>
          <table:table-cell table:style-name="ce33" office:value-type="float" office:value="0.73" calcext:value-type="float">
            <text:p>0.7300</text:p>
          </table:table-cell>
          <table:table-cell table:style-name="ce33" office:value-type="string" calcext:value-type="string">
            <text:p>2007-Akhmetsin</text:p>
          </table:table-cell>
          <table:table-cell table:style-name="ce38"/>
          <table:table-cell table:style-name="ce39" table:formula="of:=[.A12]" office:value-type="float" office:value="0.583696" calcext:value-type="float">
            <text:p>0.5837</text:p>
          </table:table-cell>
          <table:table-cell table:style-name="ce39" table:formula="of:=SQRT([.B12])" office:value-type="float" office:value="6.66933280021323" calcext:value-type="float">
            <text:p>6.6693</text:p>
          </table:table-cell>
          <table:table-cell table:style-name="ce39" table:formula="of:=0.5*[.C12]/SQRT([.B12])" office:value-type="float" office:value="0.0547281131312461" calcext:value-type="float">
            <text:p>0.0547</text:p>
          </table:table-cell>
          <table:table-cell table:formula="of:=[.D12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5929" calcext:value-type="float">
            <text:p>0.5929</text:p>
          </table:table-cell>
          <table:table-cell table:style-name="ce33" office:value-type="float" office:value="44.17" calcext:value-type="float">
            <text:p>44.1700</text:p>
          </table:table-cell>
          <table:table-cell table:style-name="ce33" office:value-type="float" office:value="0.74" calcext:value-type="float">
            <text:p>0.7400</text:p>
          </table:table-cell>
          <table:table-cell table:style-name="ce33" office:value-type="string" calcext:value-type="string">
            <text:p>2007-Akhmetsin</text:p>
          </table:table-cell>
          <table:table-cell table:style-name="ce38"/>
          <table:table-cell table:style-name="ce39" table:formula="of:=[.A13]" office:value-type="float" office:value="0.5929" calcext:value-type="float">
            <text:p>0.5929</text:p>
          </table:table-cell>
          <table:table-cell table:style-name="ce39" table:formula="of:=SQRT([.B13])" office:value-type="float" office:value="6.6460514593253" calcext:value-type="float">
            <text:p>6.6461</text:p>
          </table:table-cell>
          <table:table-cell table:style-name="ce39" table:formula="of:=0.5*[.C13]/SQRT([.B13])" office:value-type="float" office:value="0.0556721539495215" calcext:value-type="float">
            <text:p>0.0557</text:p>
          </table:table-cell>
          <table:table-cell table:formula="of:=[.D13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599076" calcext:value-type="float">
            <text:p>0.5991</text:p>
          </table:table-cell>
          <table:table-cell table:style-name="ce33" office:value-type="float" office:value="45.46" calcext:value-type="float">
            <text:p>45.4600</text:p>
          </table:table-cell>
          <table:table-cell table:style-name="ce33" office:value-type="float" office:value="0.53" calcext:value-type="float">
            <text:p>0.5300</text:p>
          </table:table-cell>
          <table:table-cell table:style-name="ce33" office:value-type="string" calcext:value-type="string">
            <text:p>2007-Akhmetsin</text:p>
          </table:table-cell>
          <table:table-cell table:style-name="ce38"/>
          <table:table-cell table:style-name="ce39" table:formula="of:=[.A14]" office:value-type="float" office:value="0.599076" calcext:value-type="float">
            <text:p>0.5991</text:p>
          </table:table-cell>
          <table:table-cell table:style-name="ce39" table:formula="of:=SQRT([.B14])" office:value-type="float" office:value="6.74240313241503" calcext:value-type="float">
            <text:p>6.7424</text:p>
          </table:table-cell>
          <table:table-cell table:style-name="ce39" table:formula="of:=0.5*[.C14]/SQRT([.B14])" office:value-type="float" office:value="0.0393034938427185" calcext:value-type="float">
            <text:p>0.0393</text:p>
          </table:table-cell>
          <table:table-cell table:formula="of:=[.D14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605284" calcext:value-type="float">
            <text:p>0.6053</text:p>
          </table:table-cell>
          <table:table-cell table:style-name="ce33" office:value-type="float" office:value="44.52" calcext:value-type="float">
            <text:p>44.5200</text:p>
          </table:table-cell>
          <table:table-cell table:style-name="ce33" office:value-type="float" office:value="0.42" calcext:value-type="float">
            <text:p>0.4200</text:p>
          </table:table-cell>
          <table:table-cell table:style-name="ce33" office:value-type="string" calcext:value-type="string">
            <text:p>2007-Akhmetsin</text:p>
          </table:table-cell>
          <table:table-cell table:style-name="ce38"/>
          <table:table-cell table:style-name="ce39" table:formula="of:=[.A15]" office:value-type="float" office:value="0.605284" calcext:value-type="float">
            <text:p>0.6053</text:p>
          </table:table-cell>
          <table:table-cell table:style-name="ce39" table:formula="of:=SQRT([.B15])" office:value-type="float" office:value="6.67233092704491" calcext:value-type="float">
            <text:p>6.6723</text:p>
          </table:table-cell>
          <table:table-cell table:style-name="ce39" table:formula="of:=0.5*[.C15]/SQRT([.B15])" office:value-type="float" office:value="0.0314732590898345" calcext:value-type="float">
            <text:p>0.0315</text:p>
          </table:table-cell>
          <table:table-cell table:formula="of:=[.D15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6084" calcext:value-type="float">
            <text:p>0.6084</text:p>
          </table:table-cell>
          <table:table-cell table:style-name="ce33" office:value-type="float" office:value="43" calcext:value-type="float">
            <text:p>43.0000</text:p>
          </table:table-cell>
          <table:table-cell table:style-name="ce33" office:value-type="float" office:value="0.56" calcext:value-type="float">
            <text:p>0.5600</text:p>
          </table:table-cell>
          <table:table-cell table:style-name="ce33" office:value-type="string" calcext:value-type="string">
            <text:p>2007-Akhmetsin</text:p>
          </table:table-cell>
          <table:table-cell table:style-name="ce38"/>
          <table:table-cell table:style-name="ce39" table:formula="of:=[.A16]" office:value-type="float" office:value="0.6084" calcext:value-type="float">
            <text:p>0.6084</text:p>
          </table:table-cell>
          <table:table-cell table:style-name="ce39" table:formula="of:=SQRT([.B16])" office:value-type="float" office:value="6.557438524302" calcext:value-type="float">
            <text:p>6.5574</text:p>
          </table:table-cell>
          <table:table-cell table:style-name="ce39" table:formula="of:=0.5*[.C16]/SQRT([.B16])" office:value-type="float" office:value="0.0426995996931293" calcext:value-type="float">
            <text:p>0.0427</text:p>
          </table:table-cell>
          <table:table-cell table:formula="of:=[.D16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609961" calcext:value-type="float">
            <text:p>0.6100</text:p>
          </table:table-cell>
          <table:table-cell table:style-name="ce33" office:value-type="float" office:value="41.4" calcext:value-type="float">
            <text:p>41.4000</text:p>
          </table:table-cell>
          <table:table-cell table:style-name="ce33" office:value-type="float" office:value="0.53" calcext:value-type="float">
            <text:p>0.5300</text:p>
          </table:table-cell>
          <table:table-cell table:style-name="ce33" office:value-type="string" calcext:value-type="string">
            <text:p>2007-Akhmetsin</text:p>
          </table:table-cell>
          <table:table-cell table:style-name="ce38"/>
          <table:table-cell table:style-name="ce39" table:formula="of:=[.A17]" office:value-type="float" office:value="0.609961" calcext:value-type="float">
            <text:p>0.6100</text:p>
          </table:table-cell>
          <table:table-cell table:style-name="ce39" table:formula="of:=SQRT([.B17])" office:value-type="float" office:value="6.43428317685817" calcext:value-type="float">
            <text:p>6.4343</text:p>
          </table:table-cell>
          <table:table-cell table:style-name="ce39" table:formula="of:=0.5*[.C17]/SQRT([.B17])" office:value-type="float" office:value="0.0411856290306139" calcext:value-type="float">
            <text:p>0.0412</text:p>
          </table:table-cell>
          <table:table-cell table:formula="of:=[.D17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611524" calcext:value-type="float">
            <text:p>0.6115</text:p>
          </table:table-cell>
          <table:table-cell table:style-name="ce33" office:value-type="float" office:value="39.64" calcext:value-type="float">
            <text:p>39.6400</text:p>
          </table:table-cell>
          <table:table-cell table:style-name="ce33" office:value-type="float" office:value="0.2" calcext:value-type="float">
            <text:p>0.2000</text:p>
          </table:table-cell>
          <table:table-cell table:style-name="ce33" office:value-type="string" calcext:value-type="string">
            <text:p>2007-Akhmetsin</text:p>
          </table:table-cell>
          <table:table-cell table:style-name="ce38"/>
          <table:table-cell table:style-name="ce39" table:formula="of:=[.A18]" office:value-type="float" office:value="0.611524" calcext:value-type="float">
            <text:p>0.6115</text:p>
          </table:table-cell>
          <table:table-cell table:style-name="ce39" table:formula="of:=SQRT([.B18])" office:value-type="float" office:value="6.29603049547888" calcext:value-type="float">
            <text:p>6.2960</text:p>
          </table:table-cell>
          <table:table-cell table:style-name="ce39" table:formula="of:=0.5*[.C18]/SQRT([.B18])" office:value-type="float" office:value="0.0158830234497449" calcext:value-type="float">
            <text:p>0.0159</text:p>
          </table:table-cell>
          <table:table-cell table:formula="of:=[.D18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613089" calcext:value-type="float">
            <text:p>0.6131</text:p>
          </table:table-cell>
          <table:table-cell table:style-name="ce33" office:value-type="float" office:value="36.46" calcext:value-type="float">
            <text:p>36.4600</text:p>
          </table:table-cell>
          <table:table-cell table:style-name="ce33" office:value-type="float" office:value="0.42" calcext:value-type="float">
            <text:p>0.4200</text:p>
          </table:table-cell>
          <table:table-cell table:style-name="ce33" office:value-type="string" calcext:value-type="string">
            <text:p>2007-Akhmetsin</text:p>
          </table:table-cell>
          <table:table-cell table:style-name="ce38"/>
          <table:table-cell table:style-name="ce39" table:formula="of:=[.A19]" office:value-type="float" office:value="0.613089" calcext:value-type="float">
            <text:p>0.6131</text:p>
          </table:table-cell>
          <table:table-cell table:style-name="ce39" table:formula="of:=SQRT([.B19])" office:value-type="float" office:value="6.03821165578021" calcext:value-type="float">
            <text:p>6.0382</text:p>
          </table:table-cell>
          <table:table-cell table:style-name="ce39" table:formula="of:=0.5*[.C19]/SQRT([.B19])" office:value-type="float" office:value="0.0347785092625849" calcext:value-type="float">
            <text:p>0.0348</text:p>
          </table:table-cell>
          <table:table-cell table:formula="of:=[.D19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614656" calcext:value-type="float">
            <text:p>0.6147</text:p>
          </table:table-cell>
          <table:table-cell table:style-name="ce33" office:value-type="float" office:value="33.8" calcext:value-type="float">
            <text:p>33.8000</text:p>
          </table:table-cell>
          <table:table-cell table:style-name="ce33" office:value-type="float" office:value="0.37" calcext:value-type="float">
            <text:p>0.3700</text:p>
          </table:table-cell>
          <table:table-cell table:style-name="ce33" office:value-type="string" calcext:value-type="string">
            <text:p>2007-Akhmetsin</text:p>
          </table:table-cell>
          <table:table-cell table:style-name="ce38"/>
          <table:table-cell table:style-name="ce39" table:formula="of:=[.A20]" office:value-type="float" office:value="0.614656" calcext:value-type="float">
            <text:p>0.6147</text:p>
          </table:table-cell>
          <table:table-cell table:style-name="ce39" table:formula="of:=SQRT([.B20])" office:value-type="float" office:value="5.81377674149945" calcext:value-type="float">
            <text:p>5.8138</text:p>
          </table:table-cell>
          <table:table-cell table:style-name="ce39" table:formula="of:=0.5*[.C20]/SQRT([.B20])" office:value-type="float" office:value="0.0318209673721124" calcext:value-type="float">
            <text:p>0.0318</text:p>
          </table:table-cell>
          <table:table-cell table:formula="of:=[.D20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617796" calcext:value-type="float">
            <text:p>0.6178</text:p>
          </table:table-cell>
          <table:table-cell table:style-name="ce33" office:value-type="float" office:value="31.25" calcext:value-type="float">
            <text:p>31.2500</text:p>
          </table:table-cell>
          <table:table-cell table:style-name="ce33" office:value-type="float" office:value="0.38" calcext:value-type="float">
            <text:p>0.3800</text:p>
          </table:table-cell>
          <table:table-cell table:style-name="ce33" office:value-type="string" calcext:value-type="string">
            <text:p>2007-Akhmetsin</text:p>
          </table:table-cell>
          <table:table-cell table:style-name="ce38"/>
          <table:table-cell table:style-name="ce39" table:formula="of:=[.A21]" office:value-type="float" office:value="0.617796" calcext:value-type="float">
            <text:p>0.6178</text:p>
          </table:table-cell>
          <table:table-cell table:style-name="ce39" table:formula="of:=SQRT([.B21])" office:value-type="float" office:value="5.59016994374947" calcext:value-type="float">
            <text:p>5.5902</text:p>
          </table:table-cell>
          <table:table-cell table:style-name="ce39" table:formula="of:=0.5*[.C21]/SQRT([.B21])" office:value-type="float" office:value="0.0339882332579968" calcext:value-type="float">
            <text:p>0.0340</text:p>
          </table:table-cell>
          <table:table-cell table:formula="of:=[.D21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6241" calcext:value-type="float">
            <text:p>0.6241</text:p>
          </table:table-cell>
          <table:table-cell table:style-name="ce33" office:value-type="float" office:value="31.05" calcext:value-type="float">
            <text:p>31.0500</text:p>
          </table:table-cell>
          <table:table-cell table:style-name="ce33" office:value-type="float" office:value="0.61" calcext:value-type="float">
            <text:p>0.6100</text:p>
          </table:table-cell>
          <table:table-cell table:style-name="ce33" office:value-type="string" calcext:value-type="string">
            <text:p>2007-Akhmetsin</text:p>
          </table:table-cell>
          <table:table-cell table:style-name="ce38"/>
          <table:table-cell table:style-name="ce39" table:formula="of:=[.A22]" office:value-type="float" office:value="0.6241" calcext:value-type="float">
            <text:p>0.6241</text:p>
          </table:table-cell>
          <table:table-cell table:style-name="ce39" table:formula="of:=SQRT([.B22])" office:value-type="float" office:value="5.57225268630201" calcext:value-type="float">
            <text:p>5.5723</text:p>
          </table:table-cell>
          <table:table-cell table:style-name="ce39" table:formula="of:=0.5*[.C22]/SQRT([.B22])" office:value-type="float" office:value="0.0547354933759135" calcext:value-type="float">
            <text:p>0.0547</text:p>
          </table:table-cell>
          <table:table-cell table:formula="of:=[.D22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630436" calcext:value-type="float">
            <text:p>0.6304</text:p>
          </table:table-cell>
          <table:table-cell table:style-name="ce33" office:value-type="float" office:value="30.61" calcext:value-type="float">
            <text:p>30.6100</text:p>
          </table:table-cell>
          <table:table-cell table:style-name="ce33" office:value-type="float" office:value="0.48" calcext:value-type="float">
            <text:p>0.4800</text:p>
          </table:table-cell>
          <table:table-cell table:style-name="ce33" office:value-type="string" calcext:value-type="string">
            <text:p>2007-Akhmetsin</text:p>
          </table:table-cell>
          <table:table-cell table:style-name="ce38"/>
          <table:table-cell table:style-name="ce39" table:formula="of:=[.A23]" office:value-type="float" office:value="0.630436" calcext:value-type="float">
            <text:p>0.6304</text:p>
          </table:table-cell>
          <table:table-cell table:style-name="ce39" table:formula="of:=SQRT([.B23])" office:value-type="float" office:value="5.53263047744922" calcext:value-type="float">
            <text:p>5.5326</text:p>
          </table:table-cell>
          <table:table-cell table:style-name="ce39" table:formula="of:=0.5*[.C23]/SQRT([.B23])" office:value-type="float" office:value="0.043379004070167" calcext:value-type="float">
            <text:p>0.0434</text:p>
          </table:table-cell>
          <table:table-cell table:formula="of:=[.D23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64" calcext:value-type="float">
            <text:p>0.6400</text:p>
          </table:table-cell>
          <table:table-cell table:style-name="ce33" office:value-type="float" office:value="29.82" calcext:value-type="float">
            <text:p>29.8200</text:p>
          </table:table-cell>
          <table:table-cell table:style-name="ce33" office:value-type="float" office:value="0.39" calcext:value-type="float">
            <text:p>0.3900</text:p>
          </table:table-cell>
          <table:table-cell table:style-name="ce33" office:value-type="string" calcext:value-type="string">
            <text:p>2007-Akhmetsin</text:p>
          </table:table-cell>
          <table:table-cell table:style-name="ce38"/>
          <table:table-cell table:style-name="ce39" table:formula="of:=[.A24]" office:value-type="float" office:value="0.64" calcext:value-type="float">
            <text:p>0.6400</text:p>
          </table:table-cell>
          <table:table-cell table:style-name="ce39" table:formula="of:=SQRT([.B24])" office:value-type="float" office:value="5.46076917659042" calcext:value-type="float">
            <text:p>5.4608</text:p>
          </table:table-cell>
          <table:table-cell table:style-name="ce39" table:formula="of:=0.5*[.C24]/SQRT([.B24])" office:value-type="float" office:value="0.0357092551789112" calcext:value-type="float">
            <text:p>0.0357</text:p>
          </table:table-cell>
          <table:table-cell table:formula="of:=[.D24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6561" calcext:value-type="float">
            <text:p>0.6561</text:p>
          </table:table-cell>
          <table:table-cell table:style-name="ce33" office:value-type="float" office:value="26.78" calcext:value-type="float">
            <text:p>26.7800</text:p>
          </table:table-cell>
          <table:table-cell table:style-name="ce33" office:value-type="float" office:value="0.38" calcext:value-type="float">
            <text:p>0.3800</text:p>
          </table:table-cell>
          <table:table-cell table:style-name="ce33" office:value-type="string" calcext:value-type="string">
            <text:p>2007-Akhmetsin</text:p>
          </table:table-cell>
          <table:table-cell table:style-name="ce38"/>
          <table:table-cell table:style-name="ce39" table:formula="of:=[.A25]" office:value-type="float" office:value="0.6561" calcext:value-type="float">
            <text:p>0.6561</text:p>
          </table:table-cell>
          <table:table-cell table:style-name="ce39" table:formula="of:=SQRT([.B25])" office:value-type="float" office:value="5.17493961317425" calcext:value-type="float">
            <text:p>5.1749</text:p>
          </table:table-cell>
          <table:table-cell table:style-name="ce39" table:formula="of:=0.5*[.C25]/SQRT([.B25])" office:value-type="float" office:value="0.0367154042756948" calcext:value-type="float">
            <text:p>0.0367</text:p>
          </table:table-cell>
          <table:table-cell table:formula="of:=[.D25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6724" calcext:value-type="float">
            <text:p>0.6724</text:p>
          </table:table-cell>
          <table:table-cell table:style-name="ce33" office:value-type="float" office:value="23.44" calcext:value-type="float">
            <text:p>23.4400</text:p>
          </table:table-cell>
          <table:table-cell table:style-name="ce33" office:value-type="float" office:value="0.26" calcext:value-type="float">
            <text:p>0.2600</text:p>
          </table:table-cell>
          <table:table-cell table:style-name="ce33" office:value-type="string" calcext:value-type="string">
            <text:p>2007-Akhmetsin</text:p>
          </table:table-cell>
          <table:table-cell table:style-name="ce38"/>
          <table:table-cell table:style-name="ce39" table:formula="of:=[.A26]" office:value-type="float" office:value="0.6724" calcext:value-type="float">
            <text:p>0.6724</text:p>
          </table:table-cell>
          <table:table-cell table:style-name="ce39" table:formula="of:=SQRT([.B26])" office:value-type="float" office:value="4.84148737476408" calcext:value-type="float">
            <text:p>4.8415</text:p>
          </table:table-cell>
          <table:table-cell table:style-name="ce39" table:formula="of:=0.5*[.C26]/SQRT([.B26])" office:value-type="float" office:value="0.0268512525050909" calcext:value-type="float">
            <text:p>0.0269</text:p>
          </table:table-cell>
          <table:table-cell table:formula="of:=[.D26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7056" calcext:value-type="float">
            <text:p>0.7056</text:p>
          </table:table-cell>
          <table:table-cell table:style-name="ce33" office:value-type="float" office:value="17.89" calcext:value-type="float">
            <text:p>17.8900</text:p>
          </table:table-cell>
          <table:table-cell table:style-name="ce33" office:value-type="float" office:value="0.2" calcext:value-type="float">
            <text:p>0.2000</text:p>
          </table:table-cell>
          <table:table-cell table:style-name="ce33" office:value-type="string" calcext:value-type="string">
            <text:p>2007-Akhmetsin</text:p>
          </table:table-cell>
          <table:table-cell table:style-name="ce38"/>
          <table:table-cell table:style-name="ce39" table:formula="of:=[.A27]" office:value-type="float" office:value="0.7056" calcext:value-type="float">
            <text:p>0.7056</text:p>
          </table:table-cell>
          <table:table-cell table:style-name="ce39" table:formula="of:=SQRT([.B27])" office:value-type="float" office:value="4.22965719651132" calcext:value-type="float">
            <text:p>4.2297</text:p>
          </table:table-cell>
          <table:table-cell table:style-name="ce39" table:formula="of:=0.5*[.C27]/SQRT([.B27])" office:value-type="float" office:value="0.0236425779570225" calcext:value-type="float">
            <text:p>0.0236</text:p>
          </table:table-cell>
          <table:table-cell table:formula="of:=[.D27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7744" calcext:value-type="float">
            <text:p>0.7744</text:p>
          </table:table-cell>
          <table:table-cell table:style-name="ce33" office:value-type="float" office:value="10.37" calcext:value-type="float">
            <text:p>10.3700</text:p>
          </table:table-cell>
          <table:table-cell table:style-name="ce33" office:value-type="float" office:value="0.15" calcext:value-type="float">
            <text:p>0.1500</text:p>
          </table:table-cell>
          <table:table-cell table:style-name="ce33" office:value-type="string" calcext:value-type="string">
            <text:p>2007-Akhmetsin</text:p>
          </table:table-cell>
          <table:table-cell table:style-name="ce38"/>
          <table:table-cell table:style-name="ce39" table:formula="of:=[.A28]" office:value-type="float" office:value="0.7744" calcext:value-type="float">
            <text:p>0.7744</text:p>
          </table:table-cell>
          <table:table-cell table:style-name="ce39" table:formula="of:=SQRT([.B28])" office:value-type="float" office:value="3.22024843762092" calcext:value-type="float">
            <text:p>3.2202</text:p>
          </table:table-cell>
          <table:table-cell table:style-name="ce39" table:formula="of:=0.5*[.C28]/SQRT([.B28])" office:value-type="float" office:value="0.0232901285266701" calcext:value-type="float">
            <text:p>0.0233</text:p>
          </table:table-cell>
          <table:table-cell table:formula="of:=[.D28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8464" calcext:value-type="float">
            <text:p>0.8464</text:p>
          </table:table-cell>
          <table:table-cell table:style-name="ce33" office:value-type="float" office:value="6.76" calcext:value-type="float">
            <text:p>6.7600</text:p>
          </table:table-cell>
          <table:table-cell table:style-name="ce33" office:value-type="float" office:value="0.09" calcext:value-type="float">
            <text:p>0.0900</text:p>
          </table:table-cell>
          <table:table-cell table:style-name="ce33" office:value-type="string" calcext:value-type="string">
            <text:p>2007-Akhmetsin</text:p>
          </table:table-cell>
          <table:table-cell table:style-name="ce38"/>
          <table:table-cell table:style-name="ce39" table:formula="of:=[.A29]" office:value-type="float" office:value="0.8464" calcext:value-type="float">
            <text:p>0.8464</text:p>
          </table:table-cell>
          <table:table-cell table:style-name="ce39" table:formula="of:=SQRT([.B29])" office:value-type="float" office:value="2.6" calcext:value-type="float">
            <text:p>2.6000</text:p>
          </table:table-cell>
          <table:table-cell table:style-name="ce39" table:formula="of:=0.5*[.C29]/SQRT([.B29])" office:value-type="float" office:value="0.0173076923076923" calcext:value-type="float">
            <text:p>0.0173</text:p>
          </table:table-cell>
          <table:table-cell table:formula="of:=[.D29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8836" calcext:value-type="float">
            <text:p>0.8836</text:p>
          </table:table-cell>
          <table:table-cell table:style-name="ce33" office:value-type="float" office:value="5.2" calcext:value-type="float">
            <text:p>5.2000</text:p>
          </table:table-cell>
          <table:table-cell table:style-name="ce33" office:value-type="float" office:value="0.12" calcext:value-type="float">
            <text:p>0.1200</text:p>
          </table:table-cell>
          <table:table-cell table:style-name="ce33" office:value-type="string" calcext:value-type="string">
            <text:p>2007-Akhmetsin</text:p>
          </table:table-cell>
          <table:table-cell table:style-name="ce38"/>
          <table:table-cell table:style-name="ce39" table:formula="of:=[.A30]" office:value-type="float" office:value="0.8836" calcext:value-type="float">
            <text:p>0.8836</text:p>
          </table:table-cell>
          <table:table-cell table:style-name="ce39" table:formula="of:=SQRT([.B30])" office:value-type="float" office:value="2.28035085019828" calcext:value-type="float">
            <text:p>2.2804</text:p>
          </table:table-cell>
          <table:table-cell table:style-name="ce39" table:formula="of:=0.5*[.C30]/SQRT([.B30])" office:value-type="float" office:value="0.0263117405792109" calcext:value-type="float">
            <text:p>0.0263</text:p>
          </table:table-cell>
          <table:table-cell table:formula="of:=[.D30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9025" calcext:value-type="float">
            <text:p>0.9025</text:p>
          </table:table-cell>
          <table:table-cell table:style-name="ce33" office:value-type="float" office:value="4.75" calcext:value-type="float">
            <text:p>4.7500</text:p>
          </table:table-cell>
          <table:table-cell table:style-name="ce33" office:value-type="float" office:value="0.1" calcext:value-type="float">
            <text:p>0.1000</text:p>
          </table:table-cell>
          <table:table-cell table:style-name="ce33" office:value-type="string" calcext:value-type="string">
            <text:p>2007-Akhmetsin</text:p>
          </table:table-cell>
          <table:table-cell table:style-name="ce38"/>
          <table:table-cell table:style-name="ce39" table:formula="of:=[.A31]" office:value-type="float" office:value="0.9025" calcext:value-type="float">
            <text:p>0.9025</text:p>
          </table:table-cell>
          <table:table-cell table:style-name="ce39" table:formula="of:=SQRT([.B31])" office:value-type="float" office:value="2.17944947177034" calcext:value-type="float">
            <text:p>2.1794</text:p>
          </table:table-cell>
          <table:table-cell table:style-name="ce39" table:formula="of:=0.5*[.C31]/SQRT([.B31])" office:value-type="float" office:value="0.0229415733870562" calcext:value-type="float">
            <text:p>0.0229</text:p>
          </table:table-cell>
          <table:table-cell table:formula="of:=[.D31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917764" calcext:value-type="float">
            <text:p>0.9178</text:p>
          </table:table-cell>
          <table:table-cell table:style-name="ce33" office:value-type="float" office:value="4.26" calcext:value-type="float">
            <text:p>4.2600</text:p>
          </table:table-cell>
          <table:table-cell table:style-name="ce33" office:value-type="float" office:value="0.09" calcext:value-type="float">
            <text:p>0.0900</text:p>
          </table:table-cell>
          <table:table-cell table:style-name="ce33" office:value-type="string" calcext:value-type="string">
            <text:p>2007-Akhmetsin</text:p>
          </table:table-cell>
          <table:table-cell table:style-name="ce38"/>
          <table:table-cell table:style-name="ce39" table:formula="of:=[.A32]" office:value-type="float" office:value="0.917764" calcext:value-type="float">
            <text:p>0.9178</text:p>
          </table:table-cell>
          <table:table-cell table:style-name="ce39" table:formula="of:=SQRT([.B32])" office:value-type="float" office:value="2.06397674405503" calcext:value-type="float">
            <text:p>2.0640</text:p>
          </table:table-cell>
          <table:table-cell table:style-name="ce39" table:formula="of:=0.5*[.C32]/SQRT([.B32])" office:value-type="float" office:value="0.0218025712400179" calcext:value-type="float">
            <text:p>0.0218</text:p>
          </table:table-cell>
          <table:table-cell table:formula="of:=[.D32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9409" calcext:value-type="float">
            <text:p>0.9409</text:p>
          </table:table-cell>
          <table:table-cell table:style-name="ce33" office:value-type="float" office:value="3.94" calcext:value-type="float">
            <text:p>3.9400</text:p>
          </table:table-cell>
          <table:table-cell table:style-name="ce33" office:value-type="float" office:value="0.09" calcext:value-type="float">
            <text:p>0.0900</text:p>
          </table:table-cell>
          <table:table-cell table:style-name="ce33" office:value-type="string" calcext:value-type="string">
            <text:p>2007-Akhmetsin</text:p>
          </table:table-cell>
          <table:table-cell table:style-name="ce38"/>
          <table:table-cell table:style-name="ce39" table:formula="of:=[.A33]" office:value-type="float" office:value="0.9409" calcext:value-type="float">
            <text:p>0.9409</text:p>
          </table:table-cell>
          <table:table-cell table:style-name="ce39" table:formula="of:=SQRT([.B33])" office:value-type="float" office:value="1.98494332412792" calcext:value-type="float">
            <text:p>1.9849</text:p>
          </table:table-cell>
          <table:table-cell table:style-name="ce39" table:formula="of:=0.5*[.C33]/SQRT([.B33])" office:value-type="float" office:value="0.0226706724836945" calcext:value-type="float">
            <text:p>0.0227</text:p>
          </table:table-cell>
          <table:table-cell table:formula="of:=[.D33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33" table:number-columns-repeated="4"/>
          <table:table-cell table:style-name="ce38"/>
          <table:table-cell table:style-name="ce33" table:number-columns-repeated="4"/>
          <table:table-cell table:number-columns-repeated="1015"/>
        </table:table-row>
        <table:table-row table:style-name="ro1">
          <table:table-cell table:style-name="ce33" office:value-type="float" office:value="0.37271025" calcext:value-type="float">
            <text:p>0.3727</text:p>
          </table:table-cell>
          <table:table-cell table:style-name="ce33" office:value-type="float" office:value="8.18" calcext:value-type="float">
            <text:p>8.1800</text:p>
          </table:table-cell>
          <table:table-cell table:style-name="ce33" office:value-type="float" office:value="1.15" calcext:value-type="float">
            <text:p>1.1500</text:p>
          </table:table-cell>
          <table:table-cell table:style-name="ce33" office:value-type="string" calcext:value-type="string">
            <text:p>2004-Akhmetsin</text:p>
          </table:table-cell>
          <table:table-cell table:style-name="ce38"/>
          <table:table-cell table:style-name="ce39" table:formula="of:=[.A35]" office:value-type="float" office:value="0.37271025" calcext:value-type="float">
            <text:p>0.3727</text:p>
          </table:table-cell>
          <table:table-cell table:style-name="ce39" table:formula="of:=SQRT([.B35])" office:value-type="float" office:value="2.86006992921502" calcext:value-type="float">
            <text:p>2.8601</text:p>
          </table:table-cell>
          <table:table-cell table:style-name="ce39" table:formula="of:=0.5*[.C35]/SQRT([.B35])" office:value-type="float" office:value="0.201044035366581" calcext:value-type="float">
            <text:p>0.2010</text:p>
          </table:table-cell>
          <table:table-cell table:formula="of:=[.D35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38502025" calcext:value-type="float">
            <text:p>0.3850</text:p>
          </table:table-cell>
          <table:table-cell table:style-name="ce33" office:value-type="float" office:value="9.95" calcext:value-type="float">
            <text:p>9.9500</text:p>
          </table:table-cell>
          <table:table-cell table:style-name="ce33" office:value-type="float" office:value="0.74" calcext:value-type="float">
            <text:p>0.7400</text:p>
          </table:table-cell>
          <table:table-cell table:style-name="ce33" office:value-type="string" calcext:value-type="string">
            <text:p>2004-Akhmetsin</text:p>
          </table:table-cell>
          <table:table-cell table:style-name="ce38"/>
          <table:table-cell table:style-name="ce39" table:formula="of:=[.A36]" office:value-type="float" office:value="0.38502025" calcext:value-type="float">
            <text:p>0.3850</text:p>
          </table:table-cell>
          <table:table-cell table:style-name="ce39" table:formula="of:=SQRT([.B36])" office:value-type="float" office:value="3.1543620591175" calcext:value-type="float">
            <text:p>3.1544</text:p>
          </table:table-cell>
          <table:table-cell table:style-name="ce39" table:formula="of:=0.5*[.C36]/SQRT([.B36])" office:value-type="float" office:value="0.117297885615425" calcext:value-type="float">
            <text:p>0.1173</text:p>
          </table:table-cell>
          <table:table-cell table:formula="of:=[.D36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39753025" calcext:value-type="float">
            <text:p>0.3975</text:p>
          </table:table-cell>
          <table:table-cell table:style-name="ce33" office:value-type="float" office:value="11.12" calcext:value-type="float">
            <text:p>11.1200</text:p>
          </table:table-cell>
          <table:table-cell table:style-name="ce33" office:value-type="float" office:value="0.74" calcext:value-type="float">
            <text:p>0.7400</text:p>
          </table:table-cell>
          <table:table-cell table:style-name="ce33" office:value-type="string" calcext:value-type="string">
            <text:p>2004-Akhmetsin</text:p>
          </table:table-cell>
          <table:table-cell table:style-name="ce38"/>
          <table:table-cell table:style-name="ce39" table:formula="of:=[.A37]" office:value-type="float" office:value="0.39753025" calcext:value-type="float">
            <text:p>0.3975</text:p>
          </table:table-cell>
          <table:table-cell table:style-name="ce39" table:formula="of:=SQRT([.B37])" office:value-type="float" office:value="3.33466640010661" calcext:value-type="float">
            <text:p>3.3347</text:p>
          </table:table-cell>
          <table:table-cell table:style-name="ce39" table:formula="of:=0.5*[.C37]/SQRT([.B37])" office:value-type="float" office:value="0.110955626622252" calcext:value-type="float">
            <text:p>0.1110</text:p>
          </table:table-cell>
          <table:table-cell table:formula="of:=[.D37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4102530601" calcext:value-type="float">
            <text:p>0.4103</text:p>
          </table:table-cell>
          <table:table-cell table:style-name="ce33" office:value-type="float" office:value="11.3" calcext:value-type="float">
            <text:p>11.3000</text:p>
          </table:table-cell>
          <table:table-cell table:style-name="ce33" office:value-type="float" office:value="0.73" calcext:value-type="float">
            <text:p>0.7300</text:p>
          </table:table-cell>
          <table:table-cell table:style-name="ce33" office:value-type="string" calcext:value-type="string">
            <text:p>2004-Akhmetsin</text:p>
          </table:table-cell>
          <table:table-cell table:style-name="ce38"/>
          <table:table-cell table:style-name="ce39" table:formula="of:=[.A38]" office:value-type="float" office:value="0.4102530601" calcext:value-type="float">
            <text:p>0.4103</text:p>
          </table:table-cell>
          <table:table-cell table:style-name="ce39" table:formula="of:=SQRT([.B38])" office:value-type="float" office:value="3.36154726279432" calcext:value-type="float">
            <text:p>3.3615</text:p>
          </table:table-cell>
          <table:table-cell table:style-name="ce39" table:formula="of:=0.5*[.C38]/SQRT([.B38])" office:value-type="float" office:value="0.108580951408843" calcext:value-type="float">
            <text:p>0.1086</text:p>
          </table:table-cell>
          <table:table-cell table:formula="of:=[.D38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4231372401" calcext:value-type="float">
            <text:p>0.4231</text:p>
          </table:table-cell>
          <table:table-cell table:style-name="ce33" office:value-type="float" office:value="13.02" calcext:value-type="float">
            <text:p>13.0200</text:p>
          </table:table-cell>
          <table:table-cell table:style-name="ce33" office:value-type="float" office:value="0.85" calcext:value-type="float">
            <text:p>0.8500</text:p>
          </table:table-cell>
          <table:table-cell table:style-name="ce33" office:value-type="string" calcext:value-type="string">
            <text:p>2004-Akhmetsin</text:p>
          </table:table-cell>
          <table:table-cell table:style-name="ce38"/>
          <table:table-cell table:style-name="ce39" table:formula="of:=[.A39]" office:value-type="float" office:value="0.4231372401" calcext:value-type="float">
            <text:p>0.4231</text:p>
          </table:table-cell>
          <table:table-cell table:style-name="ce39" table:formula="of:=SQRT([.B39])" office:value-type="float" office:value="3.60832371053374" calcext:value-type="float">
            <text:p>3.6083</text:p>
          </table:table-cell>
          <table:table-cell table:style-name="ce39" table:formula="of:=0.5*[.C39]/SQRT([.B39])" office:value-type="float" office:value="0.11778322403816" calcext:value-type="float">
            <text:p>0.1178</text:p>
          </table:table-cell>
          <table:table-cell table:formula="of:=[.D39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43626025" calcext:value-type="float">
            <text:p>0.4363</text:p>
          </table:table-cell>
          <table:table-cell table:style-name="ce33" office:value-type="float" office:value="13.77" calcext:value-type="float">
            <text:p>13.7700</text:p>
          </table:table-cell>
          <table:table-cell table:style-name="ce33" office:value-type="float" office:value="0.77" calcext:value-type="float">
            <text:p>0.7700</text:p>
          </table:table-cell>
          <table:table-cell table:style-name="ce33" office:value-type="string" calcext:value-type="string">
            <text:p>2004-Akhmetsin</text:p>
          </table:table-cell>
          <table:table-cell table:style-name="ce38"/>
          <table:table-cell table:style-name="ce39" table:formula="of:=[.A40]" office:value-type="float" office:value="0.43626025" calcext:value-type="float">
            <text:p>0.4363</text:p>
          </table:table-cell>
          <table:table-cell table:style-name="ce39" table:formula="of:=SQRT([.B40])" office:value-type="float" office:value="3.71079506305589" calcext:value-type="float">
            <text:p>3.7108</text:p>
          </table:table-cell>
          <table:table-cell table:style-name="ce39" table:formula="of:=0.5*[.C40]/SQRT([.B40])" office:value-type="float" office:value="0.103751350709987" calcext:value-type="float">
            <text:p>0.1038</text:p>
          </table:table-cell>
          <table:table-cell table:formula="of:=[.D40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44957025" calcext:value-type="float">
            <text:p>0.4496</text:p>
          </table:table-cell>
          <table:table-cell table:style-name="ce33" office:value-type="float" office:value="15.79" calcext:value-type="float">
            <text:p>15.7900</text:p>
          </table:table-cell>
          <table:table-cell table:style-name="ce33" office:value-type="float" office:value="0.84" calcext:value-type="float">
            <text:p>0.8400</text:p>
          </table:table-cell>
          <table:table-cell table:style-name="ce33" office:value-type="string" calcext:value-type="string">
            <text:p>2004-Akhmetsin</text:p>
          </table:table-cell>
          <table:table-cell table:style-name="ce38"/>
          <table:table-cell table:style-name="ce39" table:formula="of:=[.A41]" office:value-type="float" office:value="0.44957025" calcext:value-type="float">
            <text:p>0.4496</text:p>
          </table:table-cell>
          <table:table-cell table:style-name="ce39" table:formula="of:=SQRT([.B41])" office:value-type="float" office:value="3.97366329726111" calcext:value-type="float">
            <text:p>3.9737</text:p>
          </table:table-cell>
          <table:table-cell table:style-name="ce39" table:formula="of:=0.5*[.C41]/SQRT([.B41])" office:value-type="float" office:value="0.105695920509795" calcext:value-type="float">
            <text:p>0.1057</text:p>
          </table:table-cell>
          <table:table-cell table:formula="of:=[.D41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4632027481" calcext:value-type="float">
            <text:p>0.4632</text:p>
          </table:table-cell>
          <table:table-cell table:style-name="ce33" office:value-type="float" office:value="20.02" calcext:value-type="float">
            <text:p>20.0200</text:p>
          </table:table-cell>
          <table:table-cell table:style-name="ce33" office:value-type="float" office:value="0.93" calcext:value-type="float">
            <text:p>0.9300</text:p>
          </table:table-cell>
          <table:table-cell table:style-name="ce33" office:value-type="string" calcext:value-type="string">
            <text:p>2004-Akhmetsin</text:p>
          </table:table-cell>
          <table:table-cell table:style-name="ce38"/>
          <table:table-cell table:style-name="ce39" table:formula="of:=[.A42]" office:value-type="float" office:value="0.4632027481" calcext:value-type="float">
            <text:p>0.4632</text:p>
          </table:table-cell>
          <table:table-cell table:style-name="ce39" table:formula="of:=SQRT([.B42])" office:value-type="float" office:value="4.47437146423942" calcext:value-type="float">
            <text:p>4.4744</text:p>
          </table:table-cell>
          <table:table-cell table:style-name="ce39" table:formula="of:=0.5*[.C42]/SQRT([.B42])" office:value-type="float" office:value="0.103925211332234" calcext:value-type="float">
            <text:p>0.1039</text:p>
          </table:table-cell>
          <table:table-cell table:formula="of:=[.D42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4766935849" calcext:value-type="float">
            <text:p>0.4767</text:p>
          </table:table-cell>
          <table:table-cell table:style-name="ce33" office:value-type="float" office:value="21.03" calcext:value-type="float">
            <text:p>21.0300</text:p>
          </table:table-cell>
          <table:table-cell table:style-name="ce33" office:value-type="float" office:value="0.74" calcext:value-type="float">
            <text:p>0.7400</text:p>
          </table:table-cell>
          <table:table-cell table:style-name="ce33" office:value-type="string" calcext:value-type="string">
            <text:p>2004-Akhmetsin</text:p>
          </table:table-cell>
          <table:table-cell table:style-name="ce38"/>
          <table:table-cell table:style-name="ce39" table:formula="of:=[.A43]" office:value-type="float" office:value="0.4766935849" calcext:value-type="float">
            <text:p>0.4767</text:p>
          </table:table-cell>
          <table:table-cell table:style-name="ce39" table:formula="of:=SQRT([.B43])" office:value-type="float" office:value="4.58584779511924" calcext:value-type="float">
            <text:p>4.5858</text:p>
          </table:table-cell>
          <table:table-cell table:style-name="ce39" table:formula="of:=0.5*[.C43]/SQRT([.B43])" office:value-type="float" office:value="0.0806830092341474" calcext:value-type="float">
            <text:p>0.0807</text:p>
          </table:table-cell>
          <table:table-cell table:formula="of:=[.D43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4907282704" calcext:value-type="float">
            <text:p>0.4907</text:p>
          </table:table-cell>
          <table:table-cell table:style-name="ce33" office:value-type="float" office:value="24.46" calcext:value-type="float">
            <text:p>24.4600</text:p>
          </table:table-cell>
          <table:table-cell table:style-name="ce33" office:value-type="float" office:value="0.64" calcext:value-type="float">
            <text:p>0.6400</text:p>
          </table:table-cell>
          <table:table-cell table:style-name="ce33" office:value-type="string" calcext:value-type="string">
            <text:p>2004-Akhmetsin</text:p>
          </table:table-cell>
          <table:table-cell table:style-name="ce38"/>
          <table:table-cell table:style-name="ce39" table:formula="of:=[.A44]" office:value-type="float" office:value="0.4907282704" calcext:value-type="float">
            <text:p>0.4907</text:p>
          </table:table-cell>
          <table:table-cell table:style-name="ce39" table:formula="of:=SQRT([.B44])" office:value-type="float" office:value="4.9457052075513" calcext:value-type="float">
            <text:p>4.9457</text:p>
          </table:table-cell>
          <table:table-cell table:style-name="ce39" table:formula="of:=0.5*[.C44]/SQRT([.B44])" office:value-type="float" office:value="0.0647026028788395" calcext:value-type="float">
            <text:p>0.0647</text:p>
          </table:table-cell>
          <table:table-cell table:formula="of:=[.D44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5047676209" calcext:value-type="float">
            <text:p>0.5048</text:p>
          </table:table-cell>
          <table:table-cell table:style-name="ce33" office:value-type="float" office:value="28.37" calcext:value-type="float">
            <text:p>28.3700</text:p>
          </table:table-cell>
          <table:table-cell table:style-name="ce33" office:value-type="float" office:value="1.01" calcext:value-type="float">
            <text:p>1.0100</text:p>
          </table:table-cell>
          <table:table-cell table:style-name="ce33" office:value-type="string" calcext:value-type="string">
            <text:p>2004-Akhmetsin</text:p>
          </table:table-cell>
          <table:table-cell table:style-name="ce38"/>
          <table:table-cell table:style-name="ce39" table:formula="of:=[.A45]" office:value-type="float" office:value="0.5047676209" calcext:value-type="float">
            <text:p>0.5048</text:p>
          </table:table-cell>
          <table:table-cell table:style-name="ce39" table:formula="of:=SQRT([.B45])" office:value-type="float" office:value="5.32634959423431" calcext:value-type="float">
            <text:p>5.3263</text:p>
          </table:table-cell>
          <table:table-cell table:style-name="ce39" table:formula="of:=0.5*[.C45]/SQRT([.B45])" office:value-type="float" office:value="0.0948116512191867" calcext:value-type="float">
            <text:p>0.0948</text:p>
          </table:table-cell>
          <table:table-cell table:formula="of:=[.D45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5187600625" calcext:value-type="float">
            <text:p>0.5188</text:p>
          </table:table-cell>
          <table:table-cell table:style-name="ce33" office:value-type="float" office:value="32.74" calcext:value-type="float">
            <text:p>32.7400</text:p>
          </table:table-cell>
          <table:table-cell table:style-name="ce33" office:value-type="float" office:value="0.85" calcext:value-type="float">
            <text:p>0.8500</text:p>
          </table:table-cell>
          <table:table-cell table:style-name="ce33" office:value-type="string" calcext:value-type="string">
            <text:p>2004-Akhmetsin</text:p>
          </table:table-cell>
          <table:table-cell table:style-name="ce38"/>
          <table:table-cell table:style-name="ce39" table:formula="of:=[.A46]" office:value-type="float" office:value="0.5187600625" calcext:value-type="float">
            <text:p>0.5188</text:p>
          </table:table-cell>
          <table:table-cell table:style-name="ce39" table:formula="of:=SQRT([.B46])" office:value-type="float" office:value="5.72188780036799" calcext:value-type="float">
            <text:p>5.7219</text:p>
          </table:table-cell>
          <table:table-cell table:style-name="ce39" table:formula="of:=0.5*[.C46]/SQRT([.B46])" office:value-type="float" office:value="0.0742761855576174" calcext:value-type="float">
            <text:p>0.0743</text:p>
          </table:table-cell>
          <table:table-cell table:formula="of:=[.D46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5332504576" calcext:value-type="float">
            <text:p>0.5333</text:p>
          </table:table-cell>
          <table:table-cell table:style-name="ce33" office:value-type="float" office:value="35.29" calcext:value-type="float">
            <text:p>35.2900</text:p>
          </table:table-cell>
          <table:table-cell table:style-name="ce33" office:value-type="float" office:value="1.21" calcext:value-type="float">
            <text:p>1.2100</text:p>
          </table:table-cell>
          <table:table-cell table:style-name="ce33" office:value-type="string" calcext:value-type="string">
            <text:p>2004-Akhmetsin</text:p>
          </table:table-cell>
          <table:table-cell table:style-name="ce38"/>
          <table:table-cell table:style-name="ce39" table:formula="of:=[.A47]" office:value-type="float" office:value="0.5332504576" calcext:value-type="float">
            <text:p>0.5333</text:p>
          </table:table-cell>
          <table:table-cell table:style-name="ce39" table:formula="of:=SQRT([.B47])" office:value-type="float" office:value="5.94053869611166" calcext:value-type="float">
            <text:p>5.9405</text:p>
          </table:table-cell>
          <table:table-cell table:style-name="ce39" table:formula="of:=0.5*[.C47]/SQRT([.B47])" office:value-type="float" office:value="0.101842615787689" calcext:value-type="float">
            <text:p>0.1018</text:p>
          </table:table-cell>
          <table:table-cell table:formula="of:=[.D47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54789604" calcext:value-type="float">
            <text:p>0.5479</text:p>
          </table:table-cell>
          <table:table-cell table:style-name="ce33" office:value-type="float" office:value="38.81" calcext:value-type="float">
            <text:p>38.8100</text:p>
          </table:table-cell>
          <table:table-cell table:style-name="ce33" office:value-type="float" office:value="1.2" calcext:value-type="float">
            <text:p>1.2000</text:p>
          </table:table-cell>
          <table:table-cell table:style-name="ce33" office:value-type="string" calcext:value-type="string">
            <text:p>2004-Akhmetsin</text:p>
          </table:table-cell>
          <table:table-cell table:style-name="ce38"/>
          <table:table-cell table:style-name="ce39" table:formula="of:=[.A48]" office:value-type="float" office:value="0.54789604" calcext:value-type="float">
            <text:p>0.5479</text:p>
          </table:table-cell>
          <table:table-cell table:style-name="ce39" table:formula="of:=SQRT([.B48])" office:value-type="float" office:value="6.22976725086901" calcext:value-type="float">
            <text:p>6.2298</text:p>
          </table:table-cell>
          <table:table-cell table:style-name="ce39" table:formula="of:=0.5*[.C48]/SQRT([.B48])" office:value-type="float" office:value="0.0963117843473694" calcext:value-type="float">
            <text:p>0.0963</text:p>
          </table:table-cell>
          <table:table-cell table:formula="of:=[.D48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5629200784" calcext:value-type="float">
            <text:p>0.5629</text:p>
          </table:table-cell>
          <table:table-cell table:style-name="ce33" office:value-type="float" office:value="43.52" calcext:value-type="float">
            <text:p>43.5200</text:p>
          </table:table-cell>
          <table:table-cell table:style-name="ce33" office:value-type="float" office:value="1.17" calcext:value-type="float">
            <text:p>1.1700</text:p>
          </table:table-cell>
          <table:table-cell table:style-name="ce33" office:value-type="string" calcext:value-type="string">
            <text:p>2004-Akhmetsin</text:p>
          </table:table-cell>
          <table:table-cell table:style-name="ce38"/>
          <table:table-cell table:style-name="ce39" table:formula="of:=[.A49]" office:value-type="float" office:value="0.5629200784" calcext:value-type="float">
            <text:p>0.5629</text:p>
          </table:table-cell>
          <table:table-cell table:style-name="ce39" table:formula="of:=SQRT([.B49])" office:value-type="float" office:value="6.59696900098826" calcext:value-type="float">
            <text:p>6.5970</text:p>
          </table:table-cell>
          <table:table-cell table:style-name="ce39" table:formula="of:=0.5*[.C49]/SQRT([.B49])" office:value-type="float" office:value="0.0886770879039092" calcext:value-type="float">
            <text:p>0.0887</text:p>
          </table:table-cell>
          <table:table-cell table:formula="of:=[.D49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5778736324" calcext:value-type="float">
            <text:p>0.5779</text:p>
          </table:table-cell>
          <table:table-cell table:style-name="ce33" office:value-type="float" office:value="44.71" calcext:value-type="float">
            <text:p>44.7100</text:p>
          </table:table-cell>
          <table:table-cell table:style-name="ce33" office:value-type="float" office:value="1.19" calcext:value-type="float">
            <text:p>1.1900</text:p>
          </table:table-cell>
          <table:table-cell table:style-name="ce33" office:value-type="string" calcext:value-type="string">
            <text:p>2004-Akhmetsin</text:p>
          </table:table-cell>
          <table:table-cell table:style-name="ce38"/>
          <table:table-cell table:style-name="ce39" table:formula="of:=[.A50]" office:value-type="float" office:value="0.5778736324" calcext:value-type="float">
            <text:p>0.5779</text:p>
          </table:table-cell>
          <table:table-cell table:style-name="ce39" table:formula="of:=SQRT([.B50])" office:value-type="float" office:value="6.68655367136165" calcext:value-type="float">
            <text:p>6.6866</text:p>
          </table:table-cell>
          <table:table-cell table:style-name="ce39" table:formula="of:=0.5*[.C50]/SQRT([.B50])" office:value-type="float" office:value="0.0889845545618471" calcext:value-type="float">
            <text:p>0.0890</text:p>
          </table:table-cell>
          <table:table-cell table:formula="of:=[.D50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5839557889" calcext:value-type="float">
            <text:p>0.5840</text:p>
          </table:table-cell>
          <table:table-cell table:style-name="ce33" office:value-type="float" office:value="44.48" calcext:value-type="float">
            <text:p>44.4800</text:p>
          </table:table-cell>
          <table:table-cell table:style-name="ce33" office:value-type="float" office:value="1.05" calcext:value-type="float">
            <text:p>1.0500</text:p>
          </table:table-cell>
          <table:table-cell table:style-name="ce33" office:value-type="string" calcext:value-type="string">
            <text:p>2004-Akhmetsin</text:p>
          </table:table-cell>
          <table:table-cell table:style-name="ce38"/>
          <table:table-cell table:style-name="ce39" table:formula="of:=[.A51]" office:value-type="float" office:value="0.5839557889" calcext:value-type="float">
            <text:p>0.5840</text:p>
          </table:table-cell>
          <table:table-cell table:style-name="ce39" table:formula="of:=SQRT([.B51])" office:value-type="float" office:value="6.66933280021323" calcext:value-type="float">
            <text:p>6.6693</text:p>
          </table:table-cell>
          <table:table-cell table:style-name="ce39" table:formula="of:=0.5*[.C51]/SQRT([.B51])" office:value-type="float" office:value="0.0787185188874088" calcext:value-type="float">
            <text:p>0.0787</text:p>
          </table:table-cell>
          <table:table-cell table:formula="of:=[.D51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5930694121" calcext:value-type="float">
            <text:p>0.5931</text:p>
          </table:table-cell>
          <table:table-cell table:style-name="ce33" office:value-type="float" office:value="45.48" calcext:value-type="float">
            <text:p>45.4800</text:p>
          </table:table-cell>
          <table:table-cell table:style-name="ce33" office:value-type="float" office:value="1.17" calcext:value-type="float">
            <text:p>1.1700</text:p>
          </table:table-cell>
          <table:table-cell table:style-name="ce33" office:value-type="string" calcext:value-type="string">
            <text:p>2004-Akhmetsin</text:p>
          </table:table-cell>
          <table:table-cell table:style-name="ce38"/>
          <table:table-cell table:style-name="ce39" table:formula="of:=[.A52]" office:value-type="float" office:value="0.5930694121" calcext:value-type="float">
            <text:p>0.5931</text:p>
          </table:table-cell>
          <table:table-cell table:style-name="ce39" table:formula="of:=SQRT([.B52])" office:value-type="float" office:value="6.74388612003495" calcext:value-type="float">
            <text:p>6.7439</text:p>
          </table:table-cell>
          <table:table-cell table:style-name="ce39" table:formula="of:=0.5*[.C52]/SQRT([.B52])" office:value-type="float" office:value="0.0867452370321118" calcext:value-type="float">
            <text:p>0.0867</text:p>
          </table:table-cell>
          <table:table-cell table:formula="of:=[.D52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5996643844" calcext:value-type="float">
            <text:p>0.5997</text:p>
          </table:table-cell>
          <table:table-cell table:style-name="ce33" office:value-type="float" office:value="44.29" calcext:value-type="float">
            <text:p>44.2900</text:p>
          </table:table-cell>
          <table:table-cell table:style-name="ce33" office:value-type="float" office:value="1.17" calcext:value-type="float">
            <text:p>1.1700</text:p>
          </table:table-cell>
          <table:table-cell table:style-name="ce33" office:value-type="string" calcext:value-type="string">
            <text:p>2004-Akhmetsin</text:p>
          </table:table-cell>
          <table:table-cell table:style-name="ce38"/>
          <table:table-cell table:style-name="ce39" table:formula="of:=[.A53]" office:value-type="float" office:value="0.5996643844" calcext:value-type="float">
            <text:p>0.5997</text:p>
          </table:table-cell>
          <table:table-cell table:style-name="ce39" table:formula="of:=SQRT([.B53])" office:value-type="float" office:value="6.65507325278993" calcext:value-type="float">
            <text:p>6.6551</text:p>
          </table:table-cell>
          <table:table-cell table:style-name="ce39" table:formula="of:=0.5*[.C53]/SQRT([.B53])" office:value-type="float" office:value="0.0879028641427435" calcext:value-type="float">
            <text:p>0.0879</text:p>
          </table:table-cell>
          <table:table-cell table:formula="of:=[.D53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6055485489" calcext:value-type="float">
            <text:p>0.6055</text:p>
          </table:table-cell>
          <table:table-cell table:style-name="ce33" office:value-type="float" office:value="46.68" calcext:value-type="float">
            <text:p>46.6800</text:p>
          </table:table-cell>
          <table:table-cell table:style-name="ce33" office:value-type="float" office:value="1.33" calcext:value-type="float">
            <text:p>1.3300</text:p>
          </table:table-cell>
          <table:table-cell table:style-name="ce33" office:value-type="string" calcext:value-type="string">
            <text:p>2004-Akhmetsin</text:p>
          </table:table-cell>
          <table:table-cell table:style-name="ce38"/>
          <table:table-cell table:style-name="ce39" table:formula="of:=[.A54]" office:value-type="float" office:value="0.6055485489" calcext:value-type="float">
            <text:p>0.6055</text:p>
          </table:table-cell>
          <table:table-cell table:style-name="ce39" table:formula="of:=SQRT([.B54])" office:value-type="float" office:value="6.83227634101549" calcext:value-type="float">
            <text:p>6.8323</text:p>
          </table:table-cell>
          <table:table-cell table:style-name="ce39" table:formula="of:=0.5*[.C54]/SQRT([.B54])" office:value-type="float" office:value="0.0973321286798479" calcext:value-type="float">
            <text:p>0.0973</text:p>
          </table:table-cell>
          <table:table-cell table:formula="of:=[.D54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6086652289" calcext:value-type="float">
            <text:p>0.6087</text:p>
          </table:table-cell>
          <table:table-cell table:style-name="ce33" office:value-type="float" office:value="44.04" calcext:value-type="float">
            <text:p>44.0400</text:p>
          </table:table-cell>
          <table:table-cell table:style-name="ce33" office:value-type="float" office:value="1.22" calcext:value-type="float">
            <text:p>1.2200</text:p>
          </table:table-cell>
          <table:table-cell table:style-name="ce33" office:value-type="string" calcext:value-type="string">
            <text:p>2004-Akhmetsin</text:p>
          </table:table-cell>
          <table:table-cell table:style-name="ce38"/>
          <table:table-cell table:style-name="ce39" table:formula="of:=[.A55]" office:value-type="float" office:value="0.6086652289" calcext:value-type="float">
            <text:p>0.6087</text:p>
          </table:table-cell>
          <table:table-cell table:style-name="ce39" table:formula="of:=SQRT([.B55])" office:value-type="float" office:value="6.63626400921482" calcext:value-type="float">
            <text:p>6.6363</text:p>
          </table:table-cell>
          <table:table-cell table:style-name="ce39" table:formula="of:=0.5*[.C55]/SQRT([.B55])" office:value-type="float" office:value="0.0919191881385341" calcext:value-type="float">
            <text:p>0.0919</text:p>
          </table:table-cell>
          <table:table-cell table:formula="of:=[.D55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6118837729" calcext:value-type="float">
            <text:p>0.6119</text:p>
          </table:table-cell>
          <table:table-cell table:style-name="ce33" office:value-type="float" office:value="37.55" calcext:value-type="float">
            <text:p>37.5500</text:p>
          </table:table-cell>
          <table:table-cell table:style-name="ce33" office:value-type="float" office:value="0.68" calcext:value-type="float">
            <text:p>0.6800</text:p>
          </table:table-cell>
          <table:table-cell table:style-name="ce33" office:value-type="string" calcext:value-type="string">
            <text:p>2004-Akhmetsin</text:p>
          </table:table-cell>
          <table:table-cell table:style-name="ce38"/>
          <table:table-cell table:style-name="ce39" table:formula="of:=[.A56]" office:value-type="float" office:value="0.6118837729" calcext:value-type="float">
            <text:p>0.6119</text:p>
          </table:table-cell>
          <table:table-cell table:style-name="ce39" table:formula="of:=SQRT([.B56])" office:value-type="float" office:value="6.12780547994141" calcext:value-type="float">
            <text:p>6.1278</text:p>
          </table:table-cell>
          <table:table-cell table:style-name="ce39" table:formula="of:=0.5*[.C56]/SQRT([.B56])" office:value-type="float" office:value="0.055484789964849" calcext:value-type="float">
            <text:p>0.0555</text:p>
          </table:table-cell>
          <table:table-cell table:formula="of:=[.D56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6150323776" calcext:value-type="float">
            <text:p>0.6150</text:p>
          </table:table-cell>
          <table:table-cell table:style-name="ce33" office:value-type="float" office:value="35.24" calcext:value-type="float">
            <text:p>35.2400</text:p>
          </table:table-cell>
          <table:table-cell table:style-name="ce33" office:value-type="float" office:value="1" calcext:value-type="float">
            <text:p>1.0000</text:p>
          </table:table-cell>
          <table:table-cell table:style-name="ce33" office:value-type="string" calcext:value-type="string">
            <text:p>2004-Akhmetsin</text:p>
          </table:table-cell>
          <table:table-cell table:style-name="ce38"/>
          <table:table-cell table:style-name="ce39" table:formula="of:=[.A57]" office:value-type="float" office:value="0.6150323776" calcext:value-type="float">
            <text:p>0.6150</text:p>
          </table:table-cell>
          <table:table-cell table:style-name="ce39" table:formula="of:=SQRT([.B57])" office:value-type="float" office:value="5.93632883186233" calcext:value-type="float">
            <text:p>5.9363</text:p>
          </table:table-cell>
          <table:table-cell table:style-name="ce39" table:formula="of:=0.5*[.C57]/SQRT([.B57])" office:value-type="float" office:value="0.0842271400661511" calcext:value-type="float">
            <text:p>0.0842</text:p>
          </table:table-cell>
          <table:table-cell table:formula="of:=[.D57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6178588816" calcext:value-type="float">
            <text:p>0.6179</text:p>
          </table:table-cell>
          <table:table-cell table:style-name="ce33" office:value-type="float" office:value="30.92" calcext:value-type="float">
            <text:p>30.9200</text:p>
          </table:table-cell>
          <table:table-cell table:style-name="ce33" office:value-type="float" office:value="1.1" calcext:value-type="float">
            <text:p>1.1000</text:p>
          </table:table-cell>
          <table:table-cell table:style-name="ce33" office:value-type="string" calcext:value-type="string">
            <text:p>2004-Akhmetsin</text:p>
          </table:table-cell>
          <table:table-cell table:style-name="ce38"/>
          <table:table-cell table:style-name="ce39" table:formula="of:=[.A58]" office:value-type="float" office:value="0.6178588816" calcext:value-type="float">
            <text:p>0.6179</text:p>
          </table:table-cell>
          <table:table-cell table:style-name="ce39" table:formula="of:=SQRT([.B58])" office:value-type="float" office:value="5.56057550978314" calcext:value-type="float">
            <text:p>5.5606</text:p>
          </table:table-cell>
          <table:table-cell table:style-name="ce39" table:formula="of:=0.5*[.C58]/SQRT([.B58])" office:value-type="float" office:value="0.0989106251740209" calcext:value-type="float">
            <text:p>0.0989</text:p>
          </table:table-cell>
          <table:table-cell table:formula="of:=[.D58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62425801" calcext:value-type="float">
            <text:p>0.6243</text:p>
          </table:table-cell>
          <table:table-cell table:style-name="ce33" office:value-type="float" office:value="33.03" calcext:value-type="float">
            <text:p>33.0300</text:p>
          </table:table-cell>
          <table:table-cell table:style-name="ce33" office:value-type="float" office:value="1.14" calcext:value-type="float">
            <text:p>1.1400</text:p>
          </table:table-cell>
          <table:table-cell table:style-name="ce33" office:value-type="string" calcext:value-type="string">
            <text:p>2004-Akhmetsin</text:p>
          </table:table-cell>
          <table:table-cell table:style-name="ce38"/>
          <table:table-cell table:style-name="ce39" table:formula="of:=[.A59]" office:value-type="float" office:value="0.62425801" calcext:value-type="float">
            <text:p>0.6243</text:p>
          </table:table-cell>
          <table:table-cell table:style-name="ce39" table:formula="of:=SQRT([.B59])" office:value-type="float" office:value="5.74717321820041" calcext:value-type="float">
            <text:p>5.7472</text:p>
          </table:table-cell>
          <table:table-cell table:style-name="ce39" table:formula="of:=0.5*[.C59]/SQRT([.B59])" office:value-type="float" office:value="0.0991791926846573" calcext:value-type="float">
            <text:p>0.0992</text:p>
          </table:table-cell>
          <table:table-cell table:formula="of:=[.D59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6306583396" calcext:value-type="float">
            <text:p>0.6307</text:p>
          </table:table-cell>
          <table:table-cell table:style-name="ce33" office:value-type="float" office:value="30.9" calcext:value-type="float">
            <text:p>30.9000</text:p>
          </table:table-cell>
          <table:table-cell table:style-name="ce33" office:value-type="float" office:value="0.87" calcext:value-type="float">
            <text:p>0.8700</text:p>
          </table:table-cell>
          <table:table-cell table:style-name="ce33" office:value-type="string" calcext:value-type="string">
            <text:p>2004-Akhmetsin</text:p>
          </table:table-cell>
          <table:table-cell table:style-name="ce38"/>
          <table:table-cell table:style-name="ce39" table:formula="of:=[.A60]" office:value-type="float" office:value="0.6306583396" calcext:value-type="float">
            <text:p>0.6307</text:p>
          </table:table-cell>
          <table:table-cell table:style-name="ce39" table:formula="of:=SQRT([.B60])" office:value-type="float" office:value="5.55877684387492" calcext:value-type="float">
            <text:p>5.5588</text:p>
          </table:table-cell>
          <table:table-cell table:style-name="ce39" table:formula="of:=0.5*[.C60]/SQRT([.B60])" office:value-type="float" office:value="0.0782546254720256" calcext:value-type="float">
            <text:p>0.0783</text:p>
          </table:table-cell>
          <table:table-cell table:formula="of:=[.D60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6400320004" calcext:value-type="float">
            <text:p>0.6400</text:p>
          </table:table-cell>
          <table:table-cell table:style-name="ce33" office:value-type="float" office:value="30.25" calcext:value-type="float">
            <text:p>30.2500</text:p>
          </table:table-cell>
          <table:table-cell table:style-name="ce33" office:value-type="float" office:value="0.73" calcext:value-type="float">
            <text:p>0.7300</text:p>
          </table:table-cell>
          <table:table-cell table:style-name="ce33" office:value-type="string" calcext:value-type="string">
            <text:p>2004-Akhmetsin</text:p>
          </table:table-cell>
          <table:table-cell table:style-name="ce38"/>
          <table:table-cell table:style-name="ce39" table:formula="of:=[.A61]" office:value-type="float" office:value="0.6400320004" calcext:value-type="float">
            <text:p>0.6400</text:p>
          </table:table-cell>
          <table:table-cell table:style-name="ce39" table:formula="of:=SQRT([.B61])" office:value-type="float" office:value="5.5" calcext:value-type="float">
            <text:p>5.5000</text:p>
          </table:table-cell>
          <table:table-cell table:style-name="ce39" table:formula="of:=0.5*[.C61]/SQRT([.B61])" office:value-type="float" office:value="0.0663636363636364" calcext:value-type="float">
            <text:p>0.0664</text:p>
          </table:table-cell>
          <table:table-cell table:formula="of:=[.D61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6563268196" calcext:value-type="float">
            <text:p>0.6563</text:p>
          </table:table-cell>
          <table:table-cell table:style-name="ce33" office:value-type="float" office:value="26.33" calcext:value-type="float">
            <text:p>26.3300</text:p>
          </table:table-cell>
          <table:table-cell table:style-name="ce33" office:value-type="float" office:value="0.56" calcext:value-type="float">
            <text:p>0.5600</text:p>
          </table:table-cell>
          <table:table-cell table:style-name="ce33" office:value-type="string" calcext:value-type="string">
            <text:p>2004-Akhmetsin</text:p>
          </table:table-cell>
          <table:table-cell table:style-name="ce38"/>
          <table:table-cell table:style-name="ce39" table:formula="of:=[.A62]" office:value-type="float" office:value="0.6563268196" calcext:value-type="float">
            <text:p>0.6563</text:p>
          </table:table-cell>
          <table:table-cell table:style-name="ce39" table:formula="of:=SQRT([.B62])" office:value-type="float" office:value="5.131276644267" calcext:value-type="float">
            <text:p>5.1313</text:p>
          </table:table-cell>
          <table:table-cell table:style-name="ce39" table:formula="of:=0.5*[.C62]/SQRT([.B62])" office:value-type="float" office:value="0.0545673171437433" calcext:value-type="float">
            <text:p>0.0546</text:p>
          </table:table-cell>
          <table:table-cell table:formula="of:=[.D62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6724328004" calcext:value-type="float">
            <text:p>0.6724</text:p>
          </table:table-cell>
          <table:table-cell table:style-name="ce33" office:value-type="float" office:value="24.78" calcext:value-type="float">
            <text:p>24.7800</text:p>
          </table:table-cell>
          <table:table-cell table:style-name="ce33" office:value-type="float" office:value="0.79" calcext:value-type="float">
            <text:p>0.7900</text:p>
          </table:table-cell>
          <table:table-cell table:style-name="ce33" office:value-type="string" calcext:value-type="string">
            <text:p>2004-Akhmetsin</text:p>
          </table:table-cell>
          <table:table-cell table:style-name="ce38"/>
          <table:table-cell table:style-name="ce39" table:formula="of:=[.A63]" office:value-type="float" office:value="0.6724328004" calcext:value-type="float">
            <text:p>0.6724</text:p>
          </table:table-cell>
          <table:table-cell table:style-name="ce39" table:formula="of:=SQRT([.B63])" office:value-type="float" office:value="4.97795138586146" calcext:value-type="float">
            <text:p>4.9780</text:p>
          </table:table-cell>
          <table:table-cell table:style-name="ce39" table:formula="of:=0.5*[.C63]/SQRT([.B63])" office:value-type="float" office:value="0.0793499111144179" calcext:value-type="float">
            <text:p>0.0793</text:p>
          </table:table-cell>
          <table:table-cell table:formula="of:=[.D63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6888502009" calcext:value-type="float">
            <text:p>0.6889</text:p>
          </table:table-cell>
          <table:table-cell table:style-name="ce33" office:value-type="float" office:value="21.15" calcext:value-type="float">
            <text:p>21.1500</text:p>
          </table:table-cell>
          <table:table-cell table:style-name="ce33" office:value-type="float" office:value="0.76" calcext:value-type="float">
            <text:p>0.7600</text:p>
          </table:table-cell>
          <table:table-cell table:style-name="ce33" office:value-type="string" calcext:value-type="string">
            <text:p>2004-Akhmetsin</text:p>
          </table:table-cell>
          <table:table-cell table:style-name="ce38"/>
          <table:table-cell table:style-name="ce39" table:formula="of:=[.A64]" office:value-type="float" office:value="0.6888502009" calcext:value-type="float">
            <text:p>0.6889</text:p>
          </table:table-cell>
          <table:table-cell table:style-name="ce39" table:formula="of:=SQRT([.B64])" office:value-type="float" office:value="4.59891291502677" calcext:value-type="float">
            <text:p>4.5989</text:p>
          </table:table-cell>
          <table:table-cell table:style-name="ce39" table:formula="of:=0.5*[.C64]/SQRT([.B64])" office:value-type="float" office:value="0.0826282225867693" calcext:value-type="float">
            <text:p>0.0826</text:p>
          </table:table-cell>
          <table:table-cell table:formula="of:=[.D64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70408881" calcext:value-type="float">
            <text:p>0.7041</text:p>
          </table:table-cell>
          <table:table-cell table:style-name="ce33" office:value-type="float" office:value="17.29" calcext:value-type="float">
            <text:p>17.2900</text:p>
          </table:table-cell>
          <table:table-cell table:style-name="ce33" office:value-type="float" office:value="0.72" calcext:value-type="float">
            <text:p>0.7200</text:p>
          </table:table-cell>
          <table:table-cell table:style-name="ce33" office:value-type="string" calcext:value-type="string">
            <text:p>2004-Akhmetsin</text:p>
          </table:table-cell>
          <table:table-cell table:style-name="ce38"/>
          <table:table-cell table:style-name="ce39" table:formula="of:=[.A65]" office:value-type="float" office:value="0.70408881" calcext:value-type="float">
            <text:p>0.7041</text:p>
          </table:table-cell>
          <table:table-cell table:style-name="ce39" table:formula="of:=SQRT([.B65])" office:value-type="float" office:value="4.15812457725836" calcext:value-type="float">
            <text:p>4.1581</text:p>
          </table:table-cell>
          <table:table-cell table:style-name="ce39" table:formula="of:=0.5*[.C65]/SQRT([.B65])" office:value-type="float" office:value="0.0865774926438987" calcext:value-type="float">
            <text:p>0.0866</text:p>
          </table:table-cell>
          <table:table-cell table:formula="of:=[.D65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7212085776" calcext:value-type="float">
            <text:p>0.7212</text:p>
          </table:table-cell>
          <table:table-cell table:style-name="ce33" office:value-type="float" office:value="14.57" calcext:value-type="float">
            <text:p>14.5700</text:p>
          </table:table-cell>
          <table:table-cell table:style-name="ce33" office:value-type="float" office:value="0.72" calcext:value-type="float">
            <text:p>0.7200</text:p>
          </table:table-cell>
          <table:table-cell table:style-name="ce33" office:value-type="string" calcext:value-type="string">
            <text:p>2004-Akhmetsin</text:p>
          </table:table-cell>
          <table:table-cell table:style-name="ce38"/>
          <table:table-cell table:style-name="ce39" table:formula="of:=[.A66]" office:value-type="float" office:value="0.7212085776" calcext:value-type="float">
            <text:p>0.7212</text:p>
          </table:table-cell>
          <table:table-cell table:style-name="ce39" table:formula="of:=SQRT([.B66])" office:value-type="float" office:value="3.81706693679846" calcext:value-type="float">
            <text:p>3.8171</text:p>
          </table:table-cell>
          <table:table-cell table:style-name="ce39" table:formula="of:=0.5*[.C66]/SQRT([.B66])" office:value-type="float" office:value="0.0943132530712043" calcext:value-type="float">
            <text:p>0.0943</text:p>
          </table:table-cell>
          <table:table-cell table:formula="of:=[.D66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73891216" calcext:value-type="float">
            <text:p>0.7389</text:p>
          </table:table-cell>
          <table:table-cell table:style-name="ce33" office:value-type="float" office:value="14.91" calcext:value-type="float">
            <text:p>14.9100</text:p>
          </table:table-cell>
          <table:table-cell table:style-name="ce33" office:value-type="float" office:value="0.7" calcext:value-type="float">
            <text:p>0.7000</text:p>
          </table:table-cell>
          <table:table-cell table:style-name="ce33" office:value-type="string" calcext:value-type="string">
            <text:p>2004-Akhmetsin</text:p>
          </table:table-cell>
          <table:table-cell table:style-name="ce38"/>
          <table:table-cell table:style-name="ce39" table:formula="of:=[.A67]" office:value-type="float" office:value="0.73891216" calcext:value-type="float">
            <text:p>0.7389</text:p>
          </table:table-cell>
          <table:table-cell table:style-name="ce39" table:formula="of:=SQRT([.B67])" office:value-type="float" office:value="3.86134691526156" calcext:value-type="float">
            <text:p>3.8613</text:p>
          </table:table-cell>
          <table:table-cell table:style-name="ce39" table:formula="of:=0.5*[.C67]/SQRT([.B67])" office:value-type="float" office:value="0.0906419463676424" calcext:value-type="float">
            <text:p>0.0906</text:p>
          </table:table-cell>
          <table:table-cell table:formula="of:=[.D67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75603025" calcext:value-type="float">
            <text:p>0.7560</text:p>
          </table:table-cell>
          <table:table-cell table:style-name="ce33" office:value-type="float" office:value="11.41" calcext:value-type="float">
            <text:p>11.4100</text:p>
          </table:table-cell>
          <table:table-cell table:style-name="ce33" office:value-type="float" office:value="0.47" calcext:value-type="float">
            <text:p>0.4700</text:p>
          </table:table-cell>
          <table:table-cell table:style-name="ce33" office:value-type="string" calcext:value-type="string">
            <text:p>2004-Akhmetsin</text:p>
          </table:table-cell>
          <table:table-cell table:style-name="ce38"/>
          <table:table-cell table:style-name="ce39" table:formula="of:=[.A68]" office:value-type="float" office:value="0.75603025" calcext:value-type="float">
            <text:p>0.7560</text:p>
          </table:table-cell>
          <table:table-cell table:style-name="ce39" table:formula="of:=SQRT([.B68])" office:value-type="float" office:value="3.37786915081091" calcext:value-type="float">
            <text:p>3.3779</text:p>
          </table:table-cell>
          <table:table-cell table:style-name="ce39" table:formula="of:=0.5*[.C68]/SQRT([.B68])" office:value-type="float" office:value="0.0695704864540371" calcext:value-type="float">
            <text:p>0.0696</text:p>
          </table:table-cell>
          <table:table-cell table:formula="of:=[.D68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7741184256" calcext:value-type="float">
            <text:p>0.7741</text:p>
          </table:table-cell>
          <table:table-cell table:style-name="ce33" office:value-type="float" office:value="10.47" calcext:value-type="float">
            <text:p>10.4700</text:p>
          </table:table-cell>
          <table:table-cell table:style-name="ce33" office:value-type="float" office:value="0.81" calcext:value-type="float">
            <text:p>0.8100</text:p>
          </table:table-cell>
          <table:table-cell table:style-name="ce33" office:value-type="string" calcext:value-type="string">
            <text:p>2004-Akhmetsin</text:p>
          </table:table-cell>
          <table:table-cell table:style-name="ce38"/>
          <table:table-cell table:style-name="ce39" table:formula="of:=[.A69]" office:value-type="float" office:value="0.7741184256" calcext:value-type="float">
            <text:p>0.7741</text:p>
          </table:table-cell>
          <table:table-cell table:style-name="ce39" table:formula="of:=SQRT([.B69])" office:value-type="float" office:value="3.23573793747269" calcext:value-type="float">
            <text:p>3.2357</text:p>
          </table:table-cell>
          <table:table-cell table:style-name="ce39" table:formula="of:=0.5*[.C69]/SQRT([.B69])" office:value-type="float" office:value="0.125164648011121" calcext:value-type="float">
            <text:p>0.1252</text:p>
          </table:table-cell>
          <table:table-cell table:formula="of:=[.D69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7916016784" calcext:value-type="float">
            <text:p>0.7916</text:p>
          </table:table-cell>
          <table:table-cell table:style-name="ce33" office:value-type="float" office:value="8.69" calcext:value-type="float">
            <text:p>8.6900</text:p>
          </table:table-cell>
          <table:table-cell table:style-name="ce33" office:value-type="float" office:value="0.35" calcext:value-type="float">
            <text:p>0.3500</text:p>
          </table:table-cell>
          <table:table-cell table:style-name="ce33" office:value-type="string" calcext:value-type="string">
            <text:p>2004-Akhmetsin</text:p>
          </table:table-cell>
          <table:table-cell table:style-name="ce38"/>
          <table:table-cell table:style-name="ce39" table:formula="of:=[.A70]" office:value-type="float" office:value="0.7916016784" calcext:value-type="float">
            <text:p>0.7916</text:p>
          </table:table-cell>
          <table:table-cell table:style-name="ce39" table:formula="of:=SQRT([.B70])" office:value-type="float" office:value="2.94788059459673" calcext:value-type="float">
            <text:p>2.9479</text:p>
          </table:table-cell>
          <table:table-cell table:style-name="ce39" table:formula="of:=0.5*[.C70]/SQRT([.B70])" office:value-type="float" office:value="0.0593646840108664" calcext:value-type="float">
            <text:p>0.0594</text:p>
          </table:table-cell>
          <table:table-cell table:formula="of:=[.D70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8100720016" calcext:value-type="float">
            <text:p>0.8101</text:p>
          </table:table-cell>
          <table:table-cell table:style-name="ce33" office:value-type="float" office:value="8.04" calcext:value-type="float">
            <text:p>8.0400</text:p>
          </table:table-cell>
          <table:table-cell table:style-name="ce33" office:value-type="float" office:value="0.3" calcext:value-type="float">
            <text:p>0.3000</text:p>
          </table:table-cell>
          <table:table-cell table:style-name="ce33" office:value-type="string" calcext:value-type="string">
            <text:p>2004-Akhmetsin</text:p>
          </table:table-cell>
          <table:table-cell table:style-name="ce38"/>
          <table:table-cell table:style-name="ce39" table:formula="of:=[.A71]" office:value-type="float" office:value="0.8100720016" calcext:value-type="float">
            <text:p>0.8101</text:p>
          </table:table-cell>
          <table:table-cell table:style-name="ce39" table:formula="of:=SQRT([.B71])" office:value-type="float" office:value="2.83548937575156" calcext:value-type="float">
            <text:p>2.8355</text:p>
          </table:table-cell>
          <table:table-cell table:style-name="ce39" table:formula="of:=0.5*[.C71]/SQRT([.B71])" office:value-type="float" office:value="0.0529009211893949" calcext:value-type="float">
            <text:p>0.0529</text:p>
          </table:table-cell>
          <table:table-cell table:formula="of:=[.D71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8281364004" calcext:value-type="float">
            <text:p>0.8281</text:p>
          </table:table-cell>
          <table:table-cell table:style-name="ce33" office:value-type="float" office:value="7.05" calcext:value-type="float">
            <text:p>7.0500</text:p>
          </table:table-cell>
          <table:table-cell table:style-name="ce33" office:value-type="float" office:value="0.32" calcext:value-type="float">
            <text:p>0.3200</text:p>
          </table:table-cell>
          <table:table-cell table:style-name="ce33" office:value-type="string" calcext:value-type="string">
            <text:p>2004-Akhmetsin</text:p>
          </table:table-cell>
          <table:table-cell table:style-name="ce38"/>
          <table:table-cell table:style-name="ce39" table:formula="of:=[.A72]" office:value-type="float" office:value="0.8281364004" calcext:value-type="float">
            <text:p>0.8281</text:p>
          </table:table-cell>
          <table:table-cell table:style-name="ce39" table:formula="of:=SQRT([.B72])" office:value-type="float" office:value="2.65518360947035" calcext:value-type="float">
            <text:p>2.6552</text:p>
          </table:table-cell>
          <table:table-cell table:style-name="ce39" table:formula="of:=0.5*[.C72]/SQRT([.B72])" office:value-type="float" office:value="0.0602594861723768" calcext:value-type="float">
            <text:p>0.0603</text:p>
          </table:table-cell>
          <table:table-cell table:formula="of:=[.D72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8455905936" calcext:value-type="float">
            <text:p>0.8456</text:p>
          </table:table-cell>
          <table:table-cell table:style-name="ce33" office:value-type="float" office:value="6.23" calcext:value-type="float">
            <text:p>6.2300</text:p>
          </table:table-cell>
          <table:table-cell table:style-name="ce33" office:value-type="float" office:value="0.31" calcext:value-type="float">
            <text:p>0.3100</text:p>
          </table:table-cell>
          <table:table-cell table:style-name="ce33" office:value-type="string" calcext:value-type="string">
            <text:p>2004-Akhmetsin</text:p>
          </table:table-cell>
          <table:table-cell table:style-name="ce38"/>
          <table:table-cell table:style-name="ce39" table:formula="of:=[.A73]" office:value-type="float" office:value="0.8455905936" calcext:value-type="float">
            <text:p>0.8456</text:p>
          </table:table-cell>
          <table:table-cell table:style-name="ce39" table:formula="of:=SQRT([.B73])" office:value-type="float" office:value="2.49599679486974" calcext:value-type="float">
            <text:p>2.4960</text:p>
          </table:table-cell>
          <table:table-cell table:style-name="ce39" table:formula="of:=0.5*[.C73]/SQRT([.B73])" office:value-type="float" office:value="0.0620994387166628" calcext:value-type="float">
            <text:p>0.0621</text:p>
          </table:table-cell>
          <table:table-cell table:formula="of:=[.D73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8651046121" calcext:value-type="float">
            <text:p>0.8651</text:p>
          </table:table-cell>
          <table:table-cell table:style-name="ce33" office:value-type="float" office:value="5.91" calcext:value-type="float">
            <text:p>5.9100</text:p>
          </table:table-cell>
          <table:table-cell table:style-name="ce33" office:value-type="float" office:value="0.37" calcext:value-type="float">
            <text:p>0.3700</text:p>
          </table:table-cell>
          <table:table-cell table:style-name="ce33" office:value-type="string" calcext:value-type="string">
            <text:p>2004-Akhmetsin</text:p>
          </table:table-cell>
          <table:table-cell table:style-name="ce38"/>
          <table:table-cell table:style-name="ce39" table:formula="of:=[.A74]" office:value-type="float" office:value="0.8651046121" calcext:value-type="float">
            <text:p>0.8651</text:p>
          </table:table-cell>
          <table:table-cell table:style-name="ce39" table:formula="of:=SQRT([.B74])" office:value-type="float" office:value="2.43104915622864" calcext:value-type="float">
            <text:p>2.4310</text:p>
          </table:table-cell>
          <table:table-cell table:style-name="ce39" table:formula="of:=0.5*[.C74]/SQRT([.B74])" office:value-type="float" office:value="0.0760988314555498" calcext:value-type="float">
            <text:p>0.0761</text:p>
          </table:table-cell>
          <table:table-cell table:formula="of:=[.D74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8877219961" calcext:value-type="float">
            <text:p>0.8877</text:p>
          </table:table-cell>
          <table:table-cell table:style-name="ce33" office:value-type="float" office:value="5.35" calcext:value-type="float">
            <text:p>5.3500</text:p>
          </table:table-cell>
          <table:table-cell table:style-name="ce33" office:value-type="float" office:value="0.25" calcext:value-type="float">
            <text:p>0.2500</text:p>
          </table:table-cell>
          <table:table-cell table:style-name="ce33" office:value-type="string" calcext:value-type="string">
            <text:p>2004-Akhmetsin</text:p>
          </table:table-cell>
          <table:table-cell table:style-name="ce38"/>
          <table:table-cell table:style-name="ce39" table:formula="of:=[.A75]" office:value-type="float" office:value="0.8877219961" calcext:value-type="float">
            <text:p>0.8877</text:p>
          </table:table-cell>
          <table:table-cell table:style-name="ce39" table:formula="of:=SQRT([.B75])" office:value-type="float" office:value="2.31300670124408" calcext:value-type="float">
            <text:p>2.3130</text:p>
          </table:table-cell>
          <table:table-cell table:style-name="ce39" table:formula="of:=0.5*[.C75]/SQRT([.B75])" office:value-type="float" office:value="0.0540422126458896" calcext:value-type="float">
            <text:p>0.0540</text:p>
          </table:table-cell>
          <table:table-cell table:formula="of:=[.D75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9059993856" calcext:value-type="float">
            <text:p>0.9060</text:p>
          </table:table-cell>
          <table:table-cell table:style-name="ce33" office:value-type="float" office:value="4.72" calcext:value-type="float">
            <text:p>4.7200</text:p>
          </table:table-cell>
          <table:table-cell table:style-name="ce33" office:value-type="float" office:value="0.24" calcext:value-type="float">
            <text:p>0.2400</text:p>
          </table:table-cell>
          <table:table-cell table:style-name="ce33" office:value-type="string" calcext:value-type="string">
            <text:p>2004-Akhmetsin</text:p>
          </table:table-cell>
          <table:table-cell table:style-name="ce38"/>
          <table:table-cell table:style-name="ce39" table:formula="of:=[.A76]" office:value-type="float" office:value="0.9059993856" calcext:value-type="float">
            <text:p>0.9060</text:p>
          </table:table-cell>
          <table:table-cell table:style-name="ce39" table:formula="of:=SQRT([.B76])" office:value-type="float" office:value="2.17255609824004" calcext:value-type="float">
            <text:p>2.1726</text:p>
          </table:table-cell>
          <table:table-cell table:style-name="ce39" table:formula="of:=0.5*[.C76]/SQRT([.B76])" office:value-type="float" office:value="0.0552344770738994" calcext:value-type="float">
            <text:p>0.0552</text:p>
          </table:table-cell>
          <table:table-cell table:formula="of:=[.D76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9245207104" calcext:value-type="float">
            <text:p>0.9245</text:p>
          </table:table-cell>
          <table:table-cell table:style-name="ce33" office:value-type="float" office:value="4.44" calcext:value-type="float">
            <text:p>4.4400</text:p>
          </table:table-cell>
          <table:table-cell table:style-name="ce33" office:value-type="float" office:value="0.23" calcext:value-type="float">
            <text:p>0.2300</text:p>
          </table:table-cell>
          <table:table-cell table:style-name="ce33" office:value-type="string" calcext:value-type="string">
            <text:p>2004-Akhmetsin</text:p>
          </table:table-cell>
          <table:table-cell table:style-name="ce38"/>
          <table:table-cell table:style-name="ce39" table:formula="of:=[.A77]" office:value-type="float" office:value="0.9245207104" calcext:value-type="float">
            <text:p>0.9245</text:p>
          </table:table-cell>
          <table:table-cell table:style-name="ce39" table:formula="of:=SQRT([.B77])" office:value-type="float" office:value="2.10713075057055" calcext:value-type="float">
            <text:p>2.1071</text:p>
          </table:table-cell>
          <table:table-cell table:style-name="ce39" table:formula="of:=0.5*[.C77]/SQRT([.B77])" office:value-type="float" office:value="0.0545765847557687" calcext:value-type="float">
            <text:p>0.0546</text:p>
          </table:table-cell>
          <table:table-cell table:formula="of:=[.D77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float" office:value="0.35" calcext:value-type="float">
            <text:p>0.3500</text:p>
          </table:table-cell>
          <table:table-cell table:style-name="ce33" office:value-type="float" office:value="7.68" calcext:value-type="float">
            <text:p>7.6800</text:p>
          </table:table-cell>
          <table:table-cell table:style-name="ce33" office:value-type="float" office:value="0.16" calcext:value-type="float">
            <text:p>0.16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79]" office:value-type="float" office:value="0.35" calcext:value-type="float">
            <text:p>0.3500</text:p>
          </table:table-cell>
          <table:table-cell table:style-name="ce39" table:formula="of:=SQRT([.B79])" office:value-type="float" office:value="2.7712812921102" calcext:value-type="float">
            <text:p>2.7713</text:p>
          </table:table-cell>
          <table:table-cell table:style-name="ce39" table:formula="of:=0.5*[.C79]/SQRT([.B79])" office:value-type="float" office:value="0.0288675134594813" calcext:value-type="float">
            <text:p>0.0289</text:p>
          </table:table-cell>
          <table:table-cell table:formula="of:=[.D79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36" calcext:value-type="float">
            <text:p>0.3600</text:p>
          </table:table-cell>
          <table:table-cell table:style-name="ce33" office:value-type="float" office:value="8.26" calcext:value-type="float">
            <text:p>8.2600</text:p>
          </table:table-cell>
          <table:table-cell table:style-name="ce33" office:value-type="float" office:value="0.16" calcext:value-type="float">
            <text:p>0.16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80]" office:value-type="float" office:value="0.36" calcext:value-type="float">
            <text:p>0.3600</text:p>
          </table:table-cell>
          <table:table-cell table:style-name="ce39" table:formula="of:=SQRT([.B80])" office:value-type="float" office:value="2.87402157263998" calcext:value-type="float">
            <text:p>2.8740</text:p>
          </table:table-cell>
          <table:table-cell table:style-name="ce39" table:formula="of:=0.5*[.C80]/SQRT([.B80])" office:value-type="float" office:value="0.0278355600255688" calcext:value-type="float">
            <text:p>0.0278</text:p>
          </table:table-cell>
          <table:table-cell table:formula="of:=[.D80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37" calcext:value-type="float">
            <text:p>0.3700</text:p>
          </table:table-cell>
          <table:table-cell table:style-name="ce33" office:value-type="float" office:value="8.92" calcext:value-type="float">
            <text:p>8.9200</text:p>
          </table:table-cell>
          <table:table-cell table:style-name="ce33" office:value-type="float" office:value="0.16" calcext:value-type="float">
            <text:p>0.16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81]" office:value-type="float" office:value="0.37" calcext:value-type="float">
            <text:p>0.3700</text:p>
          </table:table-cell>
          <table:table-cell table:style-name="ce39" table:formula="of:=SQRT([.B81])" office:value-type="float" office:value="2.98663690461362" calcext:value-type="float">
            <text:p>2.9866</text:p>
          </table:table-cell>
          <table:table-cell table:style-name="ce39" table:formula="of:=0.5*[.C81]/SQRT([.B81])" office:value-type="float" office:value="0.026785981207297" calcext:value-type="float">
            <text:p>0.0268</text:p>
          </table:table-cell>
          <table:table-cell table:formula="of:=[.D81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38" calcext:value-type="float">
            <text:p>0.3800</text:p>
          </table:table-cell>
          <table:table-cell table:style-name="ce33" office:value-type="float" office:value="9.6" calcext:value-type="float">
            <text:p>9.6000</text:p>
          </table:table-cell>
          <table:table-cell table:style-name="ce33" office:value-type="float" office:value="0.16" calcext:value-type="float">
            <text:p>0.16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82]" office:value-type="float" office:value="0.38" calcext:value-type="float">
            <text:p>0.3800</text:p>
          </table:table-cell>
          <table:table-cell table:style-name="ce39" table:formula="of:=SQRT([.B82])" office:value-type="float" office:value="3.09838667696593" calcext:value-type="float">
            <text:p>3.0984</text:p>
          </table:table-cell>
          <table:table-cell table:style-name="ce39" table:formula="of:=0.5*[.C82]/SQRT([.B82])" office:value-type="float" office:value="0.0258198889747161" calcext:value-type="float">
            <text:p>0.0258</text:p>
          </table:table-cell>
          <table:table-cell table:formula="of:=[.D82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39" calcext:value-type="float">
            <text:p>0.3900</text:p>
          </table:table-cell>
          <table:table-cell table:style-name="ce33" office:value-type="float" office:value="10.35" calcext:value-type="float">
            <text:p>10.3500</text:p>
          </table:table-cell>
          <table:table-cell table:style-name="ce33" office:value-type="float" office:value="0.15" calcext:value-type="float">
            <text:p>0.15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83]" office:value-type="float" office:value="0.39" calcext:value-type="float">
            <text:p>0.3900</text:p>
          </table:table-cell>
          <table:table-cell table:style-name="ce39" table:formula="of:=SQRT([.B83])" office:value-type="float" office:value="3.21714158842908" calcext:value-type="float">
            <text:p>3.2171</text:p>
          </table:table-cell>
          <table:table-cell table:style-name="ce39" table:formula="of:=0.5*[.C83]/SQRT([.B83])" office:value-type="float" office:value="0.0233126202060078" calcext:value-type="float">
            <text:p>0.0233</text:p>
          </table:table-cell>
          <table:table-cell table:formula="of:=[.D83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4" calcext:value-type="float">
            <text:p>0.4000</text:p>
          </table:table-cell>
          <table:table-cell table:style-name="ce33" office:value-type="float" office:value="11.4" calcext:value-type="float">
            <text:p>11.4000</text:p>
          </table:table-cell>
          <table:table-cell table:style-name="ce33" office:value-type="float" office:value="0.17" calcext:value-type="float">
            <text:p>0.17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84]" office:value-type="float" office:value="0.4" calcext:value-type="float">
            <text:p>0.4000</text:p>
          </table:table-cell>
          <table:table-cell table:style-name="ce39" table:formula="of:=SQRT([.B84])" office:value-type="float" office:value="3.37638860322683" calcext:value-type="float">
            <text:p>3.3764</text:p>
          </table:table-cell>
          <table:table-cell table:style-name="ce39" table:formula="of:=0.5*[.C84]/SQRT([.B84])" office:value-type="float" office:value="0.0251748273047614" calcext:value-type="float">
            <text:p>0.0252</text:p>
          </table:table-cell>
          <table:table-cell table:formula="of:=[.D84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41" calcext:value-type="float">
            <text:p>0.4100</text:p>
          </table:table-cell>
          <table:table-cell table:style-name="ce33" office:value-type="float" office:value="12.59" calcext:value-type="float">
            <text:p>12.5900</text:p>
          </table:table-cell>
          <table:table-cell table:style-name="ce33" office:value-type="float" office:value="0.16" calcext:value-type="float">
            <text:p>0.16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85]" office:value-type="float" office:value="0.41" calcext:value-type="float">
            <text:p>0.4100</text:p>
          </table:table-cell>
          <table:table-cell table:style-name="ce39" table:formula="of:=SQRT([.B85])" office:value-type="float" office:value="3.54823899984203" calcext:value-type="float">
            <text:p>3.5482</text:p>
          </table:table-cell>
          <table:table-cell table:style-name="ce39" table:formula="of:=0.5*[.C85]/SQRT([.B85])" office:value-type="float" office:value="0.0225463955510217" calcext:value-type="float">
            <text:p>0.0225</text:p>
          </table:table-cell>
          <table:table-cell table:formula="of:=[.D85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42" calcext:value-type="float">
            <text:p>0.4200</text:p>
          </table:table-cell>
          <table:table-cell table:style-name="ce33" office:value-type="float" office:value="13.63" calcext:value-type="float">
            <text:p>13.6300</text:p>
          </table:table-cell>
          <table:table-cell table:style-name="ce33" office:value-type="float" office:value="0.18" calcext:value-type="float">
            <text:p>0.18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86]" office:value-type="float" office:value="0.42" calcext:value-type="float">
            <text:p>0.4200</text:p>
          </table:table-cell>
          <table:table-cell table:style-name="ce39" table:formula="of:=SQRT([.B86])" office:value-type="float" office:value="3.69188298839495" calcext:value-type="float">
            <text:p>3.6919</text:p>
          </table:table-cell>
          <table:table-cell table:style-name="ce39" table:formula="of:=0.5*[.C86]/SQRT([.B86])" office:value-type="float" office:value="0.0243778040319549" calcext:value-type="float">
            <text:p>0.0244</text:p>
          </table:table-cell>
          <table:table-cell table:formula="of:=[.D86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43" calcext:value-type="float">
            <text:p>0.4300</text:p>
          </table:table-cell>
          <table:table-cell table:style-name="ce33" office:value-type="float" office:value="15.01" calcext:value-type="float">
            <text:p>15.0100</text:p>
          </table:table-cell>
          <table:table-cell table:style-name="ce33" office:value-type="float" office:value="0.18" calcext:value-type="float">
            <text:p>0.18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87]" office:value-type="float" office:value="0.43" calcext:value-type="float">
            <text:p>0.4300</text:p>
          </table:table-cell>
          <table:table-cell table:style-name="ce39" table:formula="of:=SQRT([.B87])" office:value-type="float" office:value="3.8742741255621" calcext:value-type="float">
            <text:p>3.8743</text:p>
          </table:table-cell>
          <table:table-cell table:style-name="ce39" table:formula="of:=0.5*[.C87]/SQRT([.B87])" office:value-type="float" office:value="0.023230157981385" calcext:value-type="float">
            <text:p>0.0232</text:p>
          </table:table-cell>
          <table:table-cell table:formula="of:=[.D87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44" calcext:value-type="float">
            <text:p>0.4400</text:p>
          </table:table-cell>
          <table:table-cell table:style-name="ce33" office:value-type="float" office:value="16.43" calcext:value-type="float">
            <text:p>16.4300</text:p>
          </table:table-cell>
          <table:table-cell table:style-name="ce33" office:value-type="float" office:value="0.18" calcext:value-type="float">
            <text:p>0.18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88]" office:value-type="float" office:value="0.44" calcext:value-type="float">
            <text:p>0.4400</text:p>
          </table:table-cell>
          <table:table-cell table:style-name="ce39" table:formula="of:=SQRT([.B88])" office:value-type="float" office:value="4.05339363990225" calcext:value-type="float">
            <text:p>4.0534</text:p>
          </table:table-cell>
          <table:table-cell table:style-name="ce39" table:formula="of:=0.5*[.C88]/SQRT([.B88])" office:value-type="float" office:value="0.0222036170171152" calcext:value-type="float">
            <text:p>0.0222</text:p>
          </table:table-cell>
          <table:table-cell table:formula="of:=[.D88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45" calcext:value-type="float">
            <text:p>0.4500</text:p>
          </table:table-cell>
          <table:table-cell table:style-name="ce33" office:value-type="float" office:value="17.82" calcext:value-type="float">
            <text:p>17.8200</text:p>
          </table:table-cell>
          <table:table-cell table:style-name="ce33" office:value-type="float" office:value="0.19" calcext:value-type="float">
            <text:p>0.19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89]" office:value-type="float" office:value="0.45" calcext:value-type="float">
            <text:p>0.4500</text:p>
          </table:table-cell>
          <table:table-cell table:style-name="ce39" table:formula="of:=SQRT([.B89])" office:value-type="float" office:value="4.22137418384109" calcext:value-type="float">
            <text:p>4.2214</text:p>
          </table:table-cell>
          <table:table-cell table:style-name="ce39" table:formula="of:=0.5*[.C89]/SQRT([.B89])" office:value-type="float" office:value="0.0225045200597589" calcext:value-type="float">
            <text:p>0.0225</text:p>
          </table:table-cell>
          <table:table-cell table:formula="of:=[.D89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46" calcext:value-type="float">
            <text:p>0.4600</text:p>
          </table:table-cell>
          <table:table-cell table:style-name="ce33" office:value-type="float" office:value="19.79" calcext:value-type="float">
            <text:p>19.7900</text:p>
          </table:table-cell>
          <table:table-cell table:style-name="ce33" office:value-type="float" office:value="0.18" calcext:value-type="float">
            <text:p>0.18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90]" office:value-type="float" office:value="0.46" calcext:value-type="float">
            <text:p>0.4600</text:p>
          </table:table-cell>
          <table:table-cell table:style-name="ce39" table:formula="of:=SQRT([.B90])" office:value-type="float" office:value="4.44859528390704" calcext:value-type="float">
            <text:p>4.4486</text:p>
          </table:table-cell>
          <table:table-cell table:style-name="ce39" table:formula="of:=0.5*[.C90]/SQRT([.B90])" office:value-type="float" office:value="0.0202311053841149" calcext:value-type="float">
            <text:p>0.0202</text:p>
          </table:table-cell>
          <table:table-cell table:formula="of:=[.D90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47" calcext:value-type="float">
            <text:p>0.4700</text:p>
          </table:table-cell>
          <table:table-cell table:style-name="ce33" office:value-type="float" office:value="21.78" calcext:value-type="float">
            <text:p>21.7800</text:p>
          </table:table-cell>
          <table:table-cell table:style-name="ce33" office:value-type="float" office:value="0.2" calcext:value-type="float">
            <text:p>0.20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91]" office:value-type="float" office:value="0.47" calcext:value-type="float">
            <text:p>0.4700</text:p>
          </table:table-cell>
          <table:table-cell table:style-name="ce39" table:formula="of:=SQRT([.B91])" office:value-type="float" office:value="4.66690475583121" calcext:value-type="float">
            <text:p>4.6669</text:p>
          </table:table-cell>
          <table:table-cell table:style-name="ce39" table:formula="of:=0.5*[.C91]/SQRT([.B91])" office:value-type="float" office:value="0.0214274782177742" calcext:value-type="float">
            <text:p>0.0214</text:p>
          </table:table-cell>
          <table:table-cell table:formula="of:=[.D91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48" calcext:value-type="float">
            <text:p>0.4800</text:p>
          </table:table-cell>
          <table:table-cell table:style-name="ce33" office:value-type="float" office:value="23.86" calcext:value-type="float">
            <text:p>23.8600</text:p>
          </table:table-cell>
          <table:table-cell table:style-name="ce33" office:value-type="float" office:value="0.2" calcext:value-type="float">
            <text:p>0.20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92]" office:value-type="float" office:value="0.48" calcext:value-type="float">
            <text:p>0.4800</text:p>
          </table:table-cell>
          <table:table-cell table:style-name="ce39" table:formula="of:=SQRT([.B92])" office:value-type="float" office:value="4.88466989672793" calcext:value-type="float">
            <text:p>4.8847</text:p>
          </table:table-cell>
          <table:table-cell table:style-name="ce39" table:formula="of:=0.5*[.C92]/SQRT([.B92])" office:value-type="float" office:value="0.0204722124758086" calcext:value-type="float">
            <text:p>0.0205</text:p>
          </table:table-cell>
          <table:table-cell table:formula="of:=[.D92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49" calcext:value-type="float">
            <text:p>0.4900</text:p>
          </table:table-cell>
          <table:table-cell table:style-name="ce33" office:value-type="float" office:value="26.11" calcext:value-type="float">
            <text:p>26.1100</text:p>
          </table:table-cell>
          <table:table-cell table:style-name="ce33" office:value-type="float" office:value="0.2" calcext:value-type="float">
            <text:p>0.20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93]" office:value-type="float" office:value="0.49" calcext:value-type="float">
            <text:p>0.4900</text:p>
          </table:table-cell>
          <table:table-cell table:style-name="ce39" table:formula="of:=SQRT([.B93])" office:value-type="float" office:value="5.10979451641649" calcext:value-type="float">
            <text:p>5.1098</text:p>
          </table:table-cell>
          <table:table-cell table:style-name="ce39" table:formula="of:=0.5*[.C93]/SQRT([.B93])" office:value-type="float" office:value="0.0195702585845135" calcext:value-type="float">
            <text:p>0.0196</text:p>
          </table:table-cell>
          <table:table-cell table:formula="of:=[.D93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5" calcext:value-type="float">
            <text:p>0.5000</text:p>
          </table:table-cell>
          <table:table-cell table:style-name="ce33" office:value-type="float" office:value="28.6" calcext:value-type="float">
            <text:p>28.6000</text:p>
          </table:table-cell>
          <table:table-cell table:style-name="ce33" office:value-type="float" office:value="0.23" calcext:value-type="float">
            <text:p>0.23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94]" office:value-type="float" office:value="0.5" calcext:value-type="float">
            <text:p>0.5000</text:p>
          </table:table-cell>
          <table:table-cell table:style-name="ce39" table:formula="of:=SQRT([.B94])" office:value-type="float" office:value="5.34789678284838" calcext:value-type="float">
            <text:p>5.3479</text:p>
          </table:table-cell>
          <table:table-cell table:style-name="ce39" table:formula="of:=0.5*[.C94]/SQRT([.B94])" office:value-type="float" office:value="0.0215037807701945" calcext:value-type="float">
            <text:p>0.0215</text:p>
          </table:table-cell>
          <table:table-cell table:formula="of:=[.D94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51" calcext:value-type="float">
            <text:p>0.5100</text:p>
          </table:table-cell>
          <table:table-cell table:style-name="ce33" office:value-type="float" office:value="31.23" calcext:value-type="float">
            <text:p>31.2300</text:p>
          </table:table-cell>
          <table:table-cell table:style-name="ce33" office:value-type="float" office:value="0.22" calcext:value-type="float">
            <text:p>0.22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95]" office:value-type="float" office:value="0.51" calcext:value-type="float">
            <text:p>0.5100</text:p>
          </table:table-cell>
          <table:table-cell table:style-name="ce39" table:formula="of:=SQRT([.B95])" office:value-type="float" office:value="5.58838080305915" calcext:value-type="float">
            <text:p>5.5884</text:p>
          </table:table-cell>
          <table:table-cell table:style-name="ce39" table:formula="of:=0.5*[.C95]/SQRT([.B95])" office:value-type="float" office:value="0.019683697993484" calcext:value-type="float">
            <text:p>0.0197</text:p>
          </table:table-cell>
          <table:table-cell table:formula="of:=[.D95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52" calcext:value-type="float">
            <text:p>0.5200</text:p>
          </table:table-cell>
          <table:table-cell table:style-name="ce33" office:value-type="float" office:value="33.5" calcext:value-type="float">
            <text:p>33.5000</text:p>
          </table:table-cell>
          <table:table-cell table:style-name="ce33" office:value-type="float" office:value="0.22" calcext:value-type="float">
            <text:p>0.22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96]" office:value-type="float" office:value="0.52" calcext:value-type="float">
            <text:p>0.5200</text:p>
          </table:table-cell>
          <table:table-cell table:style-name="ce39" table:formula="of:=SQRT([.B96])" office:value-type="float" office:value="5.78791845139511" calcext:value-type="float">
            <text:p>5.7879</text:p>
          </table:table-cell>
          <table:table-cell table:style-name="ce39" table:formula="of:=0.5*[.C96]/SQRT([.B96])" office:value-type="float" office:value="0.0190051053627899" calcext:value-type="float">
            <text:p>0.0190</text:p>
          </table:table-cell>
          <table:table-cell table:formula="of:=[.D96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53" calcext:value-type="float">
            <text:p>0.5300</text:p>
          </table:table-cell>
          <table:table-cell table:style-name="ce33" office:value-type="float" office:value="36.05" calcext:value-type="float">
            <text:p>36.0500</text:p>
          </table:table-cell>
          <table:table-cell table:style-name="ce33" office:value-type="float" office:value="0.23" calcext:value-type="float">
            <text:p>0.23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97]" office:value-type="float" office:value="0.53" calcext:value-type="float">
            <text:p>0.5300</text:p>
          </table:table-cell>
          <table:table-cell table:style-name="ce39" table:formula="of:=SQRT([.B97])" office:value-type="float" office:value="6.00416522091123" calcext:value-type="float">
            <text:p>6.0042</text:p>
          </table:table-cell>
          <table:table-cell table:style-name="ce39" table:formula="of:=0.5*[.C97]/SQRT([.B97])" office:value-type="float" office:value="0.01915337033023" calcext:value-type="float">
            <text:p>0.0192</text:p>
          </table:table-cell>
          <table:table-cell table:formula="of:=[.D97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54" calcext:value-type="float">
            <text:p>0.5400</text:p>
          </table:table-cell>
          <table:table-cell table:style-name="ce33" office:value-type="float" office:value="38.2" calcext:value-type="float">
            <text:p>38.2000</text:p>
          </table:table-cell>
          <table:table-cell table:style-name="ce33" office:value-type="float" office:value="0.26" calcext:value-type="float">
            <text:p>0.26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98]" office:value-type="float" office:value="0.54" calcext:value-type="float">
            <text:p>0.5400</text:p>
          </table:table-cell>
          <table:table-cell table:style-name="ce39" table:formula="of:=SQRT([.B98])" office:value-type="float" office:value="6.18061485614498" calcext:value-type="float">
            <text:p>6.1806</text:p>
          </table:table-cell>
          <table:table-cell table:style-name="ce39" table:formula="of:=0.5*[.C98]/SQRT([.B98])" office:value-type="float" office:value="0.0210335060549436" calcext:value-type="float">
            <text:p>0.0210</text:p>
          </table:table-cell>
          <table:table-cell table:formula="of:=[.D98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55" calcext:value-type="float">
            <text:p>0.5500</text:p>
          </table:table-cell>
          <table:table-cell table:style-name="ce33" office:value-type="float" office:value="40.32" calcext:value-type="float">
            <text:p>40.3200</text:p>
          </table:table-cell>
          <table:table-cell table:style-name="ce33" office:value-type="float" office:value="0.24" calcext:value-type="float">
            <text:p>0.24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99]" office:value-type="float" office:value="0.55" calcext:value-type="float">
            <text:p>0.5500</text:p>
          </table:table-cell>
          <table:table-cell table:style-name="ce39" table:formula="of:=SQRT([.B99])" office:value-type="float" office:value="6.34980314655502" calcext:value-type="float">
            <text:p>6.3498</text:p>
          </table:table-cell>
          <table:table-cell table:style-name="ce39" table:formula="of:=0.5*[.C99]/SQRT([.B99])" office:value-type="float" office:value="0.0188982236504614" calcext:value-type="float">
            <text:p>0.0189</text:p>
          </table:table-cell>
          <table:table-cell table:formula="of:=[.D99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56" calcext:value-type="float">
            <text:p>0.5600</text:p>
          </table:table-cell>
          <table:table-cell table:style-name="ce33" office:value-type="float" office:value="41.07" calcext:value-type="float">
            <text:p>41.0700</text:p>
          </table:table-cell>
          <table:table-cell table:style-name="ce33" office:value-type="float" office:value="0.24" calcext:value-type="float">
            <text:p>0.24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100]" office:value-type="float" office:value="0.56" calcext:value-type="float">
            <text:p>0.5600</text:p>
          </table:table-cell>
          <table:table-cell table:style-name="ce39" table:formula="of:=SQRT([.B100])" office:value-type="float" office:value="6.40858798800485" calcext:value-type="float">
            <text:p>6.4086</text:p>
          </table:table-cell>
          <table:table-cell table:style-name="ce39" table:formula="of:=0.5*[.C100]/SQRT([.B100])" office:value-type="float" office:value="0.0187248735953392" calcext:value-type="float">
            <text:p>0.0187</text:p>
          </table:table-cell>
          <table:table-cell table:formula="of:=[.D100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57" calcext:value-type="float">
            <text:p>0.5700</text:p>
          </table:table-cell>
          <table:table-cell table:style-name="ce33" office:value-type="float" office:value="41.98" calcext:value-type="float">
            <text:p>41.9800</text:p>
          </table:table-cell>
          <table:table-cell table:style-name="ce33" office:value-type="float" office:value="0.23" calcext:value-type="float">
            <text:p>0.23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101]" office:value-type="float" office:value="0.57" calcext:value-type="float">
            <text:p>0.5700</text:p>
          </table:table-cell>
          <table:table-cell table:style-name="ce39" table:formula="of:=SQRT([.B101])" office:value-type="float" office:value="6.47919748117003" calcext:value-type="float">
            <text:p>6.4792</text:p>
          </table:table-cell>
          <table:table-cell table:style-name="ce39" table:formula="of:=0.5*[.C101]/SQRT([.B101])" office:value-type="float" office:value="0.0177491117278359" calcext:value-type="float">
            <text:p>0.0177</text:p>
          </table:table-cell>
          <table:table-cell table:formula="of:=[.D101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58" calcext:value-type="float">
            <text:p>0.5800</text:p>
          </table:table-cell>
          <table:table-cell table:style-name="ce33" office:value-type="float" office:value="42.36" calcext:value-type="float">
            <text:p>42.3600</text:p>
          </table:table-cell>
          <table:table-cell table:style-name="ce33" office:value-type="float" office:value="0.23" calcext:value-type="float">
            <text:p>0.23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102]" office:value-type="float" office:value="0.58" calcext:value-type="float">
            <text:p>0.5800</text:p>
          </table:table-cell>
          <table:table-cell table:style-name="ce39" table:formula="of:=SQRT([.B102])" office:value-type="float" office:value="6.50845603810919" calcext:value-type="float">
            <text:p>6.5085</text:p>
          </table:table-cell>
          <table:table-cell table:style-name="ce39" table:formula="of:=0.5*[.C102]/SQRT([.B102])" office:value-type="float" office:value="0.0176693211610613" calcext:value-type="float">
            <text:p>0.0177</text:p>
          </table:table-cell>
          <table:table-cell table:formula="of:=[.D102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59" calcext:value-type="float">
            <text:p>0.5900</text:p>
          </table:table-cell>
          <table:table-cell table:style-name="ce33" office:value-type="float" office:value="42.46" calcext:value-type="float">
            <text:p>42.4600</text:p>
          </table:table-cell>
          <table:table-cell table:style-name="ce33" office:value-type="float" office:value="0.24" calcext:value-type="float">
            <text:p>0.24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103]" office:value-type="float" office:value="0.59" calcext:value-type="float">
            <text:p>0.5900</text:p>
          </table:table-cell>
          <table:table-cell table:style-name="ce39" table:formula="of:=SQRT([.B103])" office:value-type="float" office:value="6.51613382305796" calcext:value-type="float">
            <text:p>6.5161</text:p>
          </table:table-cell>
          <table:table-cell table:style-name="ce39" table:formula="of:=0.5*[.C103]/SQRT([.B103])" office:value-type="float" office:value="0.0184158280444408" calcext:value-type="float">
            <text:p>0.0184</text:p>
          </table:table-cell>
          <table:table-cell table:formula="of:=[.D103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6" calcext:value-type="float">
            <text:p>0.6000</text:p>
          </table:table-cell>
          <table:table-cell table:style-name="ce33" office:value-type="float" office:value="42.58" calcext:value-type="float">
            <text:p>42.5800</text:p>
          </table:table-cell>
          <table:table-cell table:style-name="ce33" office:value-type="float" office:value="0.23" calcext:value-type="float">
            <text:p>0.23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104]" office:value-type="float" office:value="0.6" calcext:value-type="float">
            <text:p>0.6000</text:p>
          </table:table-cell>
          <table:table-cell table:style-name="ce39" table:formula="of:=SQRT([.B104])" office:value-type="float" office:value="6.52533524043018" calcext:value-type="float">
            <text:p>6.5253</text:p>
          </table:table-cell>
          <table:table-cell table:style-name="ce39" table:formula="of:=0.5*[.C104]/SQRT([.B104])" office:value-type="float" office:value="0.0176236156094286" calcext:value-type="float">
            <text:p>0.0176</text:p>
          </table:table-cell>
          <table:table-cell table:formula="of:=[.D104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61" calcext:value-type="float">
            <text:p>0.6100</text:p>
          </table:table-cell>
          <table:table-cell table:style-name="ce33" office:value-type="float" office:value="32.43" calcext:value-type="float">
            <text:p>32.4300</text:p>
          </table:table-cell>
          <table:table-cell table:style-name="ce33" office:value-type="float" office:value="0.2" calcext:value-type="float">
            <text:p>0.20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105]" office:value-type="float" office:value="0.61" calcext:value-type="float">
            <text:p>0.6100</text:p>
          </table:table-cell>
          <table:table-cell table:style-name="ce39" table:formula="of:=SQRT([.B105])" office:value-type="float" office:value="5.69473440996154" calcext:value-type="float">
            <text:p>5.6947</text:p>
          </table:table-cell>
          <table:table-cell table:style-name="ce39" table:formula="of:=0.5*[.C105]/SQRT([.B105])" office:value-type="float" office:value="0.0175600814368225" calcext:value-type="float">
            <text:p>0.0176</text:p>
          </table:table-cell>
          <table:table-cell table:formula="of:=[.D105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62" calcext:value-type="float">
            <text:p>0.6200</text:p>
          </table:table-cell>
          <table:table-cell table:style-name="ce33" office:value-type="float" office:value="27.99" calcext:value-type="float">
            <text:p>27.9900</text:p>
          </table:table-cell>
          <table:table-cell table:style-name="ce33" office:value-type="float" office:value="0.16" calcext:value-type="float">
            <text:p>0.16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106]" office:value-type="float" office:value="0.62" calcext:value-type="float">
            <text:p>0.6200</text:p>
          </table:table-cell>
          <table:table-cell table:style-name="ce39" table:formula="of:=SQRT([.B106])" office:value-type="float" office:value="5.29055762656452" calcext:value-type="float">
            <text:p>5.2906</text:p>
          </table:table-cell>
          <table:table-cell table:style-name="ce39" table:formula="of:=0.5*[.C106]/SQRT([.B106])" office:value-type="float" office:value="0.0151212793899665" calcext:value-type="float">
            <text:p>0.0151</text:p>
          </table:table-cell>
          <table:table-cell table:formula="of:=[.D106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63" calcext:value-type="float">
            <text:p>0.6300</text:p>
          </table:table-cell>
          <table:table-cell table:style-name="ce33" office:value-type="float" office:value="27.32" calcext:value-type="float">
            <text:p>27.3200</text:p>
          </table:table-cell>
          <table:table-cell table:style-name="ce33" office:value-type="float" office:value="0.16" calcext:value-type="float">
            <text:p>0.16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107]" office:value-type="float" office:value="0.63" calcext:value-type="float">
            <text:p>0.6300</text:p>
          </table:table-cell>
          <table:table-cell table:style-name="ce39" table:formula="of:=SQRT([.B107])" office:value-type="float" office:value="5.22685373814879" calcext:value-type="float">
            <text:p>5.2269</text:p>
          </table:table-cell>
          <table:table-cell table:style-name="ce39" table:formula="of:=0.5*[.C107]/SQRT([.B107])" office:value-type="float" office:value="0.0153055746358676" calcext:value-type="float">
            <text:p>0.0153</text:p>
          </table:table-cell>
          <table:table-cell table:formula="of:=[.D107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64" calcext:value-type="float">
            <text:p>0.6400</text:p>
          </table:table-cell>
          <table:table-cell table:style-name="ce33" office:value-type="float" office:value="26.27" calcext:value-type="float">
            <text:p>26.2700</text:p>
          </table:table-cell>
          <table:table-cell table:style-name="ce33" office:value-type="float" office:value="0.15" calcext:value-type="float">
            <text:p>0.15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108]" office:value-type="float" office:value="0.64" calcext:value-type="float">
            <text:p>0.6400</text:p>
          </table:table-cell>
          <table:table-cell table:style-name="ce39" table:formula="of:=SQRT([.B108])" office:value-type="float" office:value="5.1254268114958" calcext:value-type="float">
            <text:p>5.1254</text:p>
          </table:table-cell>
          <table:table-cell table:style-name="ce39" table:formula="of:=0.5*[.C108]/SQRT([.B108])" office:value-type="float" office:value="0.0146329277069732" calcext:value-type="float">
            <text:p>0.0146</text:p>
          </table:table-cell>
          <table:table-cell table:formula="of:=[.D108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65" calcext:value-type="float">
            <text:p>0.6500</text:p>
          </table:table-cell>
          <table:table-cell table:style-name="ce33" office:value-type="float" office:value="24.69" calcext:value-type="float">
            <text:p>24.6900</text:p>
          </table:table-cell>
          <table:table-cell table:style-name="ce33" office:value-type="float" office:value="0.15" calcext:value-type="float">
            <text:p>0.15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109]" office:value-type="float" office:value="0.65" calcext:value-type="float">
            <text:p>0.6500</text:p>
          </table:table-cell>
          <table:table-cell table:style-name="ce39" table:formula="of:=SQRT([.B109])" office:value-type="float" office:value="4.96890329952194" calcext:value-type="float">
            <text:p>4.9689</text:p>
          </table:table-cell>
          <table:table-cell table:style-name="ce39" table:formula="of:=0.5*[.C109]/SQRT([.B109])" office:value-type="float" office:value="0.0150938739353643" calcext:value-type="float">
            <text:p>0.0151</text:p>
          </table:table-cell>
          <table:table-cell table:formula="of:=[.D109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66" calcext:value-type="float">
            <text:p>0.6600</text:p>
          </table:table-cell>
          <table:table-cell table:style-name="ce33" office:value-type="float" office:value="23.05" calcext:value-type="float">
            <text:p>23.0500</text:p>
          </table:table-cell>
          <table:table-cell table:style-name="ce33" office:value-type="float" office:value="0.14" calcext:value-type="float">
            <text:p>0.14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110]" office:value-type="float" office:value="0.66" calcext:value-type="float">
            <text:p>0.6600</text:p>
          </table:table-cell>
          <table:table-cell table:style-name="ce39" table:formula="of:=SQRT([.B110])" office:value-type="float" office:value="4.80104155366312" calcext:value-type="float">
            <text:p>4.8010</text:p>
          </table:table-cell>
          <table:table-cell table:style-name="ce39" table:formula="of:=0.5*[.C110]/SQRT([.B110])" office:value-type="float" office:value="0.014580169577285" calcext:value-type="float">
            <text:p>0.0146</text:p>
          </table:table-cell>
          <table:table-cell table:formula="of:=[.D110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67" calcext:value-type="float">
            <text:p>0.6700</text:p>
          </table:table-cell>
          <table:table-cell table:style-name="ce33" office:value-type="float" office:value="21.18" calcext:value-type="float">
            <text:p>21.1800</text:p>
          </table:table-cell>
          <table:table-cell table:style-name="ce33" office:value-type="float" office:value="0.13" calcext:value-type="float">
            <text:p>0.13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111]" office:value-type="float" office:value="0.67" calcext:value-type="float">
            <text:p>0.6700</text:p>
          </table:table-cell>
          <table:table-cell table:style-name="ce39" table:formula="of:=SQRT([.B111])" office:value-type="float" office:value="4.60217339960154" calcext:value-type="float">
            <text:p>4.6022</text:p>
          </table:table-cell>
          <table:table-cell table:style-name="ce39" table:formula="of:=0.5*[.C111]/SQRT([.B111])" office:value-type="float" office:value="0.014123761613508" calcext:value-type="float">
            <text:p>0.0141</text:p>
          </table:table-cell>
          <table:table-cell table:formula="of:=[.D111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68" calcext:value-type="float">
            <text:p>0.6800</text:p>
          </table:table-cell>
          <table:table-cell table:style-name="ce33" office:value-type="float" office:value="19.57" calcext:value-type="float">
            <text:p>19.5700</text:p>
          </table:table-cell>
          <table:table-cell table:style-name="ce33" office:value-type="float" office:value="0.13" calcext:value-type="float">
            <text:p>0.13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112]" office:value-type="float" office:value="0.68" calcext:value-type="float">
            <text:p>0.6800</text:p>
          </table:table-cell>
          <table:table-cell table:style-name="ce39" table:formula="of:=SQRT([.B112])" office:value-type="float" office:value="4.42379927211893" calcext:value-type="float">
            <text:p>4.4238</text:p>
          </table:table-cell>
          <table:table-cell table:style-name="ce39" table:formula="of:=0.5*[.C112]/SQRT([.B112])" office:value-type="float" office:value="0.0146932525645238" calcext:value-type="float">
            <text:p>0.0147</text:p>
          </table:table-cell>
          <table:table-cell table:formula="of:=[.D112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69" calcext:value-type="float">
            <text:p>0.6900</text:p>
          </table:table-cell>
          <table:table-cell table:style-name="ce33" office:value-type="float" office:value="18.02" calcext:value-type="float">
            <text:p>18.0200</text:p>
          </table:table-cell>
          <table:table-cell table:style-name="ce33" office:value-type="float" office:value="0.11" calcext:value-type="float">
            <text:p>0.11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113]" office:value-type="float" office:value="0.69" calcext:value-type="float">
            <text:p>0.6900</text:p>
          </table:table-cell>
          <table:table-cell table:style-name="ce39" table:formula="of:=SQRT([.B113])" office:value-type="float" office:value="4.24499705535823" calcext:value-type="float">
            <text:p>4.2450</text:p>
          </table:table-cell>
          <table:table-cell table:style-name="ce39" table:formula="of:=0.5*[.C113]/SQRT([.B113])" office:value-type="float" office:value="0.0129564283043675" calcext:value-type="float">
            <text:p>0.0130</text:p>
          </table:table-cell>
          <table:table-cell table:formula="of:=[.D113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7" calcext:value-type="float">
            <text:p>0.7000</text:p>
          </table:table-cell>
          <table:table-cell table:style-name="ce33" office:value-type="float" office:value="16.54" calcext:value-type="float">
            <text:p>16.5400</text:p>
          </table:table-cell>
          <table:table-cell table:style-name="ce33" office:value-type="float" office:value="0.11" calcext:value-type="float">
            <text:p>0.11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114]" office:value-type="float" office:value="0.7" calcext:value-type="float">
            <text:p>0.7000</text:p>
          </table:table-cell>
          <table:table-cell table:style-name="ce39" table:formula="of:=SQRT([.B114])" office:value-type="float" office:value="4.06693988153255" calcext:value-type="float">
            <text:p>4.0669</text:p>
          </table:table-cell>
          <table:table-cell table:style-name="ce39" table:formula="of:=0.5*[.C114]/SQRT([.B114])" office:value-type="float" office:value="0.0135236815891348" calcext:value-type="float">
            <text:p>0.0135</text:p>
          </table:table-cell>
          <table:table-cell table:formula="of:=[.D114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71" calcext:value-type="float">
            <text:p>0.7100</text:p>
          </table:table-cell>
          <table:table-cell table:style-name="ce33" office:value-type="float" office:value="15.17" calcext:value-type="float">
            <text:p>15.1700</text:p>
          </table:table-cell>
          <table:table-cell table:style-name="ce33" office:value-type="float" office:value="0.1" calcext:value-type="float">
            <text:p>0.10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115]" office:value-type="float" office:value="0.71" calcext:value-type="float">
            <text:p>0.7100</text:p>
          </table:table-cell>
          <table:table-cell table:style-name="ce39" table:formula="of:=SQRT([.B115])" office:value-type="float" office:value="3.89486841883009" calcext:value-type="float">
            <text:p>3.8949</text:p>
          </table:table-cell>
          <table:table-cell table:style-name="ce39" table:formula="of:=0.5*[.C115]/SQRT([.B115])" office:value-type="float" office:value="0.0128374041490774" calcext:value-type="float">
            <text:p>0.0128</text:p>
          </table:table-cell>
          <table:table-cell table:formula="of:=[.D115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72" calcext:value-type="float">
            <text:p>0.7200</text:p>
          </table:table-cell>
          <table:table-cell table:style-name="ce33" office:value-type="float" office:value="13.92" calcext:value-type="float">
            <text:p>13.9200</text:p>
          </table:table-cell>
          <table:table-cell table:style-name="ce33" office:value-type="float" office:value="0.1" calcext:value-type="float">
            <text:p>0.10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116]" office:value-type="float" office:value="0.72" calcext:value-type="float">
            <text:p>0.7200</text:p>
          </table:table-cell>
          <table:table-cell table:style-name="ce39" table:formula="of:=SQRT([.B116])" office:value-type="float" office:value="3.73095162123553" calcext:value-type="float">
            <text:p>3.7310</text:p>
          </table:table-cell>
          <table:table-cell table:style-name="ce39" table:formula="of:=0.5*[.C116]/SQRT([.B116])" office:value-type="float" office:value="0.0134014066854724" calcext:value-type="float">
            <text:p>0.0134</text:p>
          </table:table-cell>
          <table:table-cell table:formula="of:=[.D116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73" calcext:value-type="float">
            <text:p>0.7300</text:p>
          </table:table-cell>
          <table:table-cell table:style-name="ce33" office:value-type="float" office:value="12.78" calcext:value-type="float">
            <text:p>12.7800</text:p>
          </table:table-cell>
          <table:table-cell table:style-name="ce33" office:value-type="float" office:value="0.08" calcext:value-type="float">
            <text:p>0.08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117]" office:value-type="float" office:value="0.73" calcext:value-type="float">
            <text:p>0.7300</text:p>
          </table:table-cell>
          <table:table-cell table:style-name="ce39" table:formula="of:=SQRT([.B117])" office:value-type="float" office:value="3.5749125863439" calcext:value-type="float">
            <text:p>3.5749</text:p>
          </table:table-cell>
          <table:table-cell table:style-name="ce39" table:formula="of:=0.5*[.C117]/SQRT([.B117])" office:value-type="float" office:value="0.0111890847772892" calcext:value-type="float">
            <text:p>0.0112</text:p>
          </table:table-cell>
          <table:table-cell table:formula="of:=[.D117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74" calcext:value-type="float">
            <text:p>0.7400</text:p>
          </table:table-cell>
          <table:table-cell table:style-name="ce33" office:value-type="float" office:value="11.81" calcext:value-type="float">
            <text:p>11.8100</text:p>
          </table:table-cell>
          <table:table-cell table:style-name="ce33" office:value-type="float" office:value="0.08" calcext:value-type="float">
            <text:p>0.08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118]" office:value-type="float" office:value="0.74" calcext:value-type="float">
            <text:p>0.7400</text:p>
          </table:table-cell>
          <table:table-cell table:style-name="ce39" table:formula="of:=SQRT([.B118])" office:value-type="float" office:value="3.43656805548792" calcext:value-type="float">
            <text:p>3.4366</text:p>
          </table:table-cell>
          <table:table-cell table:style-name="ce39" table:formula="of:=0.5*[.C118]/SQRT([.B118])" office:value-type="float" office:value="0.0116395192395865" calcext:value-type="float">
            <text:p>0.0116</text:p>
          </table:table-cell>
          <table:table-cell table:formula="of:=[.D118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75" calcext:value-type="float">
            <text:p>0.7500</text:p>
          </table:table-cell>
          <table:table-cell table:style-name="ce33" office:value-type="float" office:value="10.89" calcext:value-type="float">
            <text:p>10.8900</text:p>
          </table:table-cell>
          <table:table-cell table:style-name="ce33" office:value-type="float" office:value="0.07" calcext:value-type="float">
            <text:p>0.07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119]" office:value-type="float" office:value="0.75" calcext:value-type="float">
            <text:p>0.7500</text:p>
          </table:table-cell>
          <table:table-cell table:style-name="ce39" table:formula="of:=SQRT([.B119])" office:value-type="float" office:value="3.3" calcext:value-type="float">
            <text:p>3.3000</text:p>
          </table:table-cell>
          <table:table-cell table:style-name="ce39" table:formula="of:=0.5*[.C119]/SQRT([.B119])" office:value-type="float" office:value="0.0106060606060606" calcext:value-type="float">
            <text:p>0.0106</text:p>
          </table:table-cell>
          <table:table-cell table:formula="of:=[.D119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76" calcext:value-type="float">
            <text:p>0.7600</text:p>
          </table:table-cell>
          <table:table-cell table:style-name="ce33" office:value-type="float" office:value="10.19" calcext:value-type="float">
            <text:p>10.1900</text:p>
          </table:table-cell>
          <table:table-cell table:style-name="ce33" office:value-type="float" office:value="0.07" calcext:value-type="float">
            <text:p>0.07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120]" office:value-type="float" office:value="0.76" calcext:value-type="float">
            <text:p>0.7600</text:p>
          </table:table-cell>
          <table:table-cell table:style-name="ce39" table:formula="of:=SQRT([.B120])" office:value-type="float" office:value="3.19217793990247" calcext:value-type="float">
            <text:p>3.1922</text:p>
          </table:table-cell>
          <table:table-cell table:style-name="ce39" table:formula="of:=0.5*[.C120]/SQRT([.B120])" office:value-type="float" office:value="0.0109643010693412" calcext:value-type="float">
            <text:p>0.0110</text:p>
          </table:table-cell>
          <table:table-cell table:formula="of:=[.D120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77" calcext:value-type="float">
            <text:p>0.7700</text:p>
          </table:table-cell>
          <table:table-cell table:style-name="ce33" office:value-type="float" office:value="9.37" calcext:value-type="float">
            <text:p>9.3700</text:p>
          </table:table-cell>
          <table:table-cell table:style-name="ce33" office:value-type="float" office:value="0.07" calcext:value-type="float">
            <text:p>0.07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121]" office:value-type="float" office:value="0.77" calcext:value-type="float">
            <text:p>0.7700</text:p>
          </table:table-cell>
          <table:table-cell table:style-name="ce39" table:formula="of:=SQRT([.B121])" office:value-type="float" office:value="3.06104557300279" calcext:value-type="float">
            <text:p>3.0610</text:p>
          </table:table-cell>
          <table:table-cell table:style-name="ce39" table:formula="of:=0.5*[.C121]/SQRT([.B121])" office:value-type="float" office:value="0.011434001606734" calcext:value-type="float">
            <text:p>0.0114</text:p>
          </table:table-cell>
          <table:table-cell table:formula="of:=[.D121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78" calcext:value-type="float">
            <text:p>0.7800</text:p>
          </table:table-cell>
          <table:table-cell table:style-name="ce33" office:value-type="float" office:value="8.82" calcext:value-type="float">
            <text:p>8.8200</text:p>
          </table:table-cell>
          <table:table-cell table:style-name="ce33" office:value-type="float" office:value="0.06" calcext:value-type="float">
            <text:p>0.06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122]" office:value-type="float" office:value="0.78" calcext:value-type="float">
            <text:p>0.7800</text:p>
          </table:table-cell>
          <table:table-cell table:style-name="ce39" table:formula="of:=SQRT([.B122])" office:value-type="float" office:value="2.9698484809835" calcext:value-type="float">
            <text:p>2.9698</text:p>
          </table:table-cell>
          <table:table-cell table:style-name="ce39" table:formula="of:=0.5*[.C122]/SQRT([.B122])" office:value-type="float" office:value="0.0101015254455221" calcext:value-type="float">
            <text:p>0.0101</text:p>
          </table:table-cell>
          <table:table-cell table:formula="of:=[.D122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79" calcext:value-type="float">
            <text:p>0.7900</text:p>
          </table:table-cell>
          <table:table-cell table:style-name="ce33" office:value-type="float" office:value="8.2" calcext:value-type="float">
            <text:p>8.2000</text:p>
          </table:table-cell>
          <table:table-cell table:style-name="ce33" office:value-type="float" office:value="0.05" calcext:value-type="float">
            <text:p>0.05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123]" office:value-type="float" office:value="0.79" calcext:value-type="float">
            <text:p>0.7900</text:p>
          </table:table-cell>
          <table:table-cell table:style-name="ce39" table:formula="of:=SQRT([.B123])" office:value-type="float" office:value="2.86356421265527" calcext:value-type="float">
            <text:p>2.8636</text:p>
          </table:table-cell>
          <table:table-cell table:style-name="ce39" table:formula="of:=0.5*[.C123]/SQRT([.B123])" office:value-type="float" office:value="0.00873037869711973" calcext:value-type="float">
            <text:p>0.0087</text:p>
          </table:table-cell>
          <table:table-cell table:formula="of:=[.D123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8" calcext:value-type="float">
            <text:p>0.8000</text:p>
          </table:table-cell>
          <table:table-cell table:style-name="ce33" office:value-type="float" office:value="7.63" calcext:value-type="float">
            <text:p>7.6300</text:p>
          </table:table-cell>
          <table:table-cell table:style-name="ce33" office:value-type="float" office:value="0.05" calcext:value-type="float">
            <text:p>0.05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124]" office:value-type="float" office:value="0.8" calcext:value-type="float">
            <text:p>0.8000</text:p>
          </table:table-cell>
          <table:table-cell table:style-name="ce39" table:formula="of:=SQRT([.B124])" office:value-type="float" office:value="2.76224546338663" calcext:value-type="float">
            <text:p>2.7622</text:p>
          </table:table-cell>
          <table:table-cell table:style-name="ce39" table:formula="of:=0.5*[.C124]/SQRT([.B124])" office:value-type="float" office:value="0.00905060767819996" calcext:value-type="float">
            <text:p>0.0091</text:p>
          </table:table-cell>
          <table:table-cell table:formula="of:=[.D124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81" calcext:value-type="float">
            <text:p>0.8100</text:p>
          </table:table-cell>
          <table:table-cell table:style-name="ce33" office:value-type="float" office:value="7.2" calcext:value-type="float">
            <text:p>7.2000</text:p>
          </table:table-cell>
          <table:table-cell table:style-name="ce33" office:value-type="float" office:value="0.05" calcext:value-type="float">
            <text:p>0.05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125]" office:value-type="float" office:value="0.81" calcext:value-type="float">
            <text:p>0.8100</text:p>
          </table:table-cell>
          <table:table-cell table:style-name="ce39" table:formula="of:=SQRT([.B125])" office:value-type="float" office:value="2.68328157299975" calcext:value-type="float">
            <text:p>2.6833</text:p>
          </table:table-cell>
          <table:table-cell table:style-name="ce39" table:formula="of:=0.5*[.C125]/SQRT([.B125])" office:value-type="float" office:value="0.00931694990624912" calcext:value-type="float">
            <text:p>0.0093</text:p>
          </table:table-cell>
          <table:table-cell table:formula="of:=[.D125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82" calcext:value-type="float">
            <text:p>0.8200</text:p>
          </table:table-cell>
          <table:table-cell table:style-name="ce33" office:value-type="float" office:value="6.76" calcext:value-type="float">
            <text:p>6.7600</text:p>
          </table:table-cell>
          <table:table-cell table:style-name="ce33" office:value-type="float" office:value="0.05" calcext:value-type="float">
            <text:p>0.05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126]" office:value-type="float" office:value="0.82" calcext:value-type="float">
            <text:p>0.8200</text:p>
          </table:table-cell>
          <table:table-cell table:style-name="ce39" table:formula="of:=SQRT([.B126])" office:value-type="float" office:value="2.6" calcext:value-type="float">
            <text:p>2.6000</text:p>
          </table:table-cell>
          <table:table-cell table:style-name="ce39" table:formula="of:=0.5*[.C126]/SQRT([.B126])" office:value-type="float" office:value="0.00961538461538462" calcext:value-type="float">
            <text:p>0.0096</text:p>
          </table:table-cell>
          <table:table-cell table:formula="of:=[.D126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83" calcext:value-type="float">
            <text:p>0.8300</text:p>
          </table:table-cell>
          <table:table-cell table:style-name="ce33" office:value-type="float" office:value="6.33" calcext:value-type="float">
            <text:p>6.3300</text:p>
          </table:table-cell>
          <table:table-cell table:style-name="ce33" office:value-type="float" office:value="0.05" calcext:value-type="float">
            <text:p>0.05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127]" office:value-type="float" office:value="0.83" calcext:value-type="float">
            <text:p>0.8300</text:p>
          </table:table-cell>
          <table:table-cell table:style-name="ce39" table:formula="of:=SQRT([.B127])" office:value-type="float" office:value="2.51594912508182" calcext:value-type="float">
            <text:p>2.5159</text:p>
          </table:table-cell>
          <table:table-cell table:style-name="ce39" table:formula="of:=0.5*[.C127]/SQRT([.B127])" office:value-type="float" office:value="0.00993660791896455" calcext:value-type="float">
            <text:p>0.0099</text:p>
          </table:table-cell>
          <table:table-cell table:formula="of:=[.D127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84" calcext:value-type="float">
            <text:p>0.8400</text:p>
          </table:table-cell>
          <table:table-cell table:style-name="ce33" office:value-type="float" office:value="5.97" calcext:value-type="float">
            <text:p>5.9700</text:p>
          </table:table-cell>
          <table:table-cell table:style-name="ce33" office:value-type="float" office:value="0.04" calcext:value-type="float">
            <text:p>0.04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128]" office:value-type="float" office:value="0.84" calcext:value-type="float">
            <text:p>0.8400</text:p>
          </table:table-cell>
          <table:table-cell table:style-name="ce39" table:formula="of:=SQRT([.B128])" office:value-type="float" office:value="2.44335834457412" calcext:value-type="float">
            <text:p>2.4434</text:p>
          </table:table-cell>
          <table:table-cell table:style-name="ce39" table:formula="of:=0.5*[.C128]/SQRT([.B128])" office:value-type="float" office:value="0.00818545509070058" calcext:value-type="float">
            <text:p>0.0082</text:p>
          </table:table-cell>
          <table:table-cell table:formula="of:=[.D128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85" calcext:value-type="float">
            <text:p>0.8500</text:p>
          </table:table-cell>
          <table:table-cell table:style-name="ce33" office:value-type="float" office:value="5.63" calcext:value-type="float">
            <text:p>5.6300</text:p>
          </table:table-cell>
          <table:table-cell table:style-name="ce33" office:value-type="float" office:value="0.04" calcext:value-type="float">
            <text:p>0.04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129]" office:value-type="float" office:value="0.85" calcext:value-type="float">
            <text:p>0.8500</text:p>
          </table:table-cell>
          <table:table-cell table:style-name="ce39" table:formula="of:=SQRT([.B129])" office:value-type="float" office:value="2.37276210354093" calcext:value-type="float">
            <text:p>2.3728</text:p>
          </table:table-cell>
          <table:table-cell table:style-name="ce39" table:formula="of:=0.5*[.C129]/SQRT([.B129])" office:value-type="float" office:value="0.00842899503922179" calcext:value-type="float">
            <text:p>0.0084</text:p>
          </table:table-cell>
          <table:table-cell table:formula="of:=[.D129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86" calcext:value-type="float">
            <text:p>0.8600</text:p>
          </table:table-cell>
          <table:table-cell table:style-name="ce33" office:value-type="float" office:value="5.29" calcext:value-type="float">
            <text:p>5.2900</text:p>
          </table:table-cell>
          <table:table-cell table:style-name="ce33" office:value-type="float" office:value="0.04" calcext:value-type="float">
            <text:p>0.04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130]" office:value-type="float" office:value="0.86" calcext:value-type="float">
            <text:p>0.8600</text:p>
          </table:table-cell>
          <table:table-cell table:style-name="ce39" table:formula="of:=SQRT([.B130])" office:value-type="float" office:value="2.3" calcext:value-type="float">
            <text:p>2.3000</text:p>
          </table:table-cell>
          <table:table-cell table:style-name="ce39" table:formula="of:=0.5*[.C130]/SQRT([.B130])" office:value-type="float" office:value="0.00869565217391304" calcext:value-type="float">
            <text:p>0.0087</text:p>
          </table:table-cell>
          <table:table-cell table:formula="of:=[.D130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87" calcext:value-type="float">
            <text:p>0.8700</text:p>
          </table:table-cell>
          <table:table-cell table:style-name="ce33" office:value-type="float" office:value="4.97" calcext:value-type="float">
            <text:p>4.9700</text:p>
          </table:table-cell>
          <table:table-cell table:style-name="ce33" office:value-type="float" office:value="0.04" calcext:value-type="float">
            <text:p>0.04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131]" office:value-type="float" office:value="0.87" calcext:value-type="float">
            <text:p>0.8700</text:p>
          </table:table-cell>
          <table:table-cell table:style-name="ce39" table:formula="of:=SQRT([.B131])" office:value-type="float" office:value="2.2293496809608" calcext:value-type="float">
            <text:p>2.2293</text:p>
          </table:table-cell>
          <table:table-cell table:style-name="ce39" table:formula="of:=0.5*[.C131]/SQRT([.B131])" office:value-type="float" office:value="0.00897122608032513" calcext:value-type="float">
            <text:p>0.0090</text:p>
          </table:table-cell>
          <table:table-cell table:formula="of:=[.D131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88" calcext:value-type="float">
            <text:p>0.8800</text:p>
          </table:table-cell>
          <table:table-cell table:style-name="ce33" office:value-type="float" office:value="4.774" calcext:value-type="float">
            <text:p>4.7740</text:p>
          </table:table-cell>
          <table:table-cell table:style-name="ce33" office:value-type="float" office:value="0.035" calcext:value-type="float">
            <text:p>0.035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132]" office:value-type="float" office:value="0.88" calcext:value-type="float">
            <text:p>0.8800</text:p>
          </table:table-cell>
          <table:table-cell table:style-name="ce39" table:formula="of:=SQRT([.B132])" office:value-type="float" office:value="2.18494851197917" calcext:value-type="float">
            <text:p>2.1849</text:p>
          </table:table-cell>
          <table:table-cell table:style-name="ce39" table:formula="of:=0.5*[.C132]/SQRT([.B132])" office:value-type="float" office:value="0.00800934205270958" calcext:value-type="float">
            <text:p>0.0080</text:p>
          </table:table-cell>
          <table:table-cell table:formula="of:=[.D132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89" calcext:value-type="float">
            <text:p>0.8900</text:p>
          </table:table-cell>
          <table:table-cell table:style-name="ce33" office:value-type="float" office:value="4.516" calcext:value-type="float">
            <text:p>4.5160</text:p>
          </table:table-cell>
          <table:table-cell table:style-name="ce33" office:value-type="float" office:value="0.03" calcext:value-type="float">
            <text:p>0.03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133]" office:value-type="float" office:value="0.89" calcext:value-type="float">
            <text:p>0.8900</text:p>
          </table:table-cell>
          <table:table-cell table:style-name="ce39" table:formula="of:=SQRT([.B133])" office:value-type="float" office:value="2.12508823346232" calcext:value-type="float">
            <text:p>2.1251</text:p>
          </table:table-cell>
          <table:table-cell table:style-name="ce39" table:formula="of:=0.5*[.C133]/SQRT([.B133])" office:value-type="float" office:value="0.00705853044772692" calcext:value-type="float">
            <text:p>0.0071</text:p>
          </table:table-cell>
          <table:table-cell table:formula="of:=[.D133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9" calcext:value-type="float">
            <text:p>0.9000</text:p>
          </table:table-cell>
          <table:table-cell table:style-name="ce33" office:value-type="float" office:value="4.269" calcext:value-type="float">
            <text:p>4.2690</text:p>
          </table:table-cell>
          <table:table-cell table:style-name="ce33" office:value-type="float" office:value="0.03" calcext:value-type="float">
            <text:p>0.03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134]" office:value-type="float" office:value="0.9" calcext:value-type="float">
            <text:p>0.9000</text:p>
          </table:table-cell>
          <table:table-cell table:style-name="ce39" table:formula="of:=SQRT([.B134])" office:value-type="float" office:value="2.06615585084959" calcext:value-type="float">
            <text:p>2.0662</text:p>
          </table:table-cell>
          <table:table-cell table:style-name="ce39" table:formula="of:=0.5*[.C134]/SQRT([.B134])" office:value-type="float" office:value="0.00725985892779196" calcext:value-type="float">
            <text:p>0.0073</text:p>
          </table:table-cell>
          <table:table-cell table:formula="of:=[.D134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91" calcext:value-type="float">
            <text:p>0.9100</text:p>
          </table:table-cell>
          <table:table-cell table:style-name="ce33" office:value-type="float" office:value="4.059" calcext:value-type="float">
            <text:p>4.0590</text:p>
          </table:table-cell>
          <table:table-cell table:style-name="ce33" office:value-type="float" office:value="0.027" calcext:value-type="float">
            <text:p>0.027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135]" office:value-type="float" office:value="0.91" calcext:value-type="float">
            <text:p>0.9100</text:p>
          </table:table-cell>
          <table:table-cell table:style-name="ce39" table:formula="of:=SQRT([.B135])" office:value-type="float" office:value="2.0146960068457" calcext:value-type="float">
            <text:p>2.0147</text:p>
          </table:table-cell>
          <table:table-cell table:style-name="ce39" table:formula="of:=0.5*[.C135]/SQRT([.B135])" office:value-type="float" office:value="0.00670076277221407" calcext:value-type="float">
            <text:p>0.0067</text:p>
          </table:table-cell>
          <table:table-cell table:formula="of:=[.D135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92" calcext:value-type="float">
            <text:p>0.9200</text:p>
          </table:table-cell>
          <table:table-cell table:style-name="ce33" office:value-type="float" office:value="3.886" calcext:value-type="float">
            <text:p>3.8860</text:p>
          </table:table-cell>
          <table:table-cell table:style-name="ce33" office:value-type="float" office:value="0.026" calcext:value-type="float">
            <text:p>0.026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136]" office:value-type="float" office:value="0.92" calcext:value-type="float">
            <text:p>0.9200</text:p>
          </table:table-cell>
          <table:table-cell table:style-name="ce39" table:formula="of:=SQRT([.B136])" office:value-type="float" office:value="1.97129399126564" calcext:value-type="float">
            <text:p>1.9713</text:p>
          </table:table-cell>
          <table:table-cell table:style-name="ce39" table:formula="of:=0.5*[.C136]/SQRT([.B136])" office:value-type="float" office:value="0.0065946530845222" calcext:value-type="float">
            <text:p>0.0066</text:p>
          </table:table-cell>
          <table:table-cell table:formula="of:=[.D136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93" calcext:value-type="float">
            <text:p>0.9300</text:p>
          </table:table-cell>
          <table:table-cell table:style-name="ce33" office:value-type="float" office:value="3.741" calcext:value-type="float">
            <text:p>3.7410</text:p>
          </table:table-cell>
          <table:table-cell table:style-name="ce33" office:value-type="float" office:value="0.025" calcext:value-type="float">
            <text:p>0.025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137]" office:value-type="float" office:value="0.93" calcext:value-type="float">
            <text:p>0.9300</text:p>
          </table:table-cell>
          <table:table-cell table:style-name="ce39" table:formula="of:=SQRT([.B137])" office:value-type="float" office:value="1.93416648714634" calcext:value-type="float">
            <text:p>1.9342</text:p>
          </table:table-cell>
          <table:table-cell table:style-name="ce39" table:formula="of:=0.5*[.C137]/SQRT([.B137])" office:value-type="float" office:value="0.00646273218105566" calcext:value-type="float">
            <text:p>0.0065</text:p>
          </table:table-cell>
          <table:table-cell table:formula="of:=[.D137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94" calcext:value-type="float">
            <text:p>0.9400</text:p>
          </table:table-cell>
          <table:table-cell table:style-name="ce33" office:value-type="float" office:value="3.599" calcext:value-type="float">
            <text:p>3.5990</text:p>
          </table:table-cell>
          <table:table-cell table:style-name="ce33" office:value-type="float" office:value="0.025" calcext:value-type="float">
            <text:p>0.025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138]" office:value-type="float" office:value="0.94" calcext:value-type="float">
            <text:p>0.9400</text:p>
          </table:table-cell>
          <table:table-cell table:style-name="ce39" table:formula="of:=SQRT([.B138])" office:value-type="float" office:value="1.89710305465992" calcext:value-type="float">
            <text:p>1.8971</text:p>
          </table:table-cell>
          <table:table-cell table:style-name="ce39" table:formula="of:=0.5*[.C138]/SQRT([.B138])" office:value-type="float" office:value="0.00658899366025257" calcext:value-type="float">
            <text:p>0.0066</text:p>
          </table:table-cell>
          <table:table-cell table:formula="of:=[.D138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float" office:value="0.1521" calcext:value-type="float">
            <text:p>0.1521</text:p>
          </table:table-cell>
          <table:table-cell table:style-name="ce33" office:value-type="float" office:value="2.39" calcext:value-type="float">
            <text:p>2.3900</text:p>
          </table:table-cell>
          <table:table-cell table:style-name="ce33" office:value-type="float" office:value="0.45" calcext:value-type="float">
            <text:p>0.4500</text:p>
          </table:table-cell>
          <table:table-cell table:style-name="ce33" office:value-type="string" calcext:value-type="string">
            <text:p>2006-Achasov</text:p>
          </table:table-cell>
          <table:table-cell table:style-name="ce38"/>
          <table:table-cell table:style-name="ce39" table:formula="of:=[.A140]" office:value-type="float" office:value="0.1521" calcext:value-type="float">
            <text:p>0.1521</text:p>
          </table:table-cell>
          <table:table-cell table:style-name="ce39" table:formula="of:=SQRT([.B140])" office:value-type="float" office:value="1.54596248337403" calcext:value-type="float">
            <text:p>1.5460</text:p>
          </table:table-cell>
          <table:table-cell table:style-name="ce39" table:formula="of:=0.5*[.C140]/SQRT([.B140])" office:value-type="float" office:value="0.145540401154459" calcext:value-type="float">
            <text:p>0.1455</text:p>
          </table:table-cell>
          <table:table-cell table:formula="of:=[.D140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33" office:value-type="float" office:value="0.1681" calcext:value-type="float">
            <text:p>0.1681</text:p>
          </table:table-cell>
          <table:table-cell table:style-name="ce33" office:value-type="float" office:value="2.46" calcext:value-type="float">
            <text:p>2.4600</text:p>
          </table:table-cell>
          <table:table-cell table:style-name="ce33" office:value-type="float" office:value="0.37" calcext:value-type="float">
            <text:p>0.3700</text:p>
          </table:table-cell>
          <table:table-cell table:style-name="ce33" office:value-type="string" calcext:value-type="string">
            <text:p>2006-Achasov</text:p>
          </table:table-cell>
          <table:table-cell table:style-name="ce38"/>
          <table:table-cell table:style-name="ce39" table:formula="of:=[.A141]" office:value-type="float" office:value="0.1681" calcext:value-type="float">
            <text:p>0.1681</text:p>
          </table:table-cell>
          <table:table-cell table:style-name="ce39" table:formula="of:=SQRT([.B141])" office:value-type="float" office:value="1.56843871413581" calcext:value-type="float">
            <text:p>1.5684</text:p>
          </table:table-cell>
          <table:table-cell table:style-name="ce39" table:formula="of:=0.5*[.C141]/SQRT([.B141])" office:value-type="float" office:value="0.117951691916718" calcext:value-type="float">
            <text:p>0.1180</text:p>
          </table:table-cell>
          <table:table-cell table:formula="of:=[.D141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33" office:value-type="float" office:value="0.1849" calcext:value-type="float">
            <text:p>0.1849</text:p>
          </table:table-cell>
          <table:table-cell table:style-name="ce33" office:value-type="float" office:value="2.11" calcext:value-type="float">
            <text:p>2.1100</text:p>
          </table:table-cell>
          <table:table-cell table:style-name="ce33" office:value-type="float" office:value="0.24" calcext:value-type="float">
            <text:p>0.2400</text:p>
          </table:table-cell>
          <table:table-cell table:style-name="ce33" office:value-type="string" calcext:value-type="string">
            <text:p>2006-Achasov</text:p>
          </table:table-cell>
          <table:table-cell table:style-name="ce38"/>
          <table:table-cell table:style-name="ce39" table:formula="of:=[.A142]" office:value-type="float" office:value="0.1849" calcext:value-type="float">
            <text:p>0.1849</text:p>
          </table:table-cell>
          <table:table-cell table:style-name="ce39" table:formula="of:=SQRT([.B142])" office:value-type="float" office:value="1.4525839046334" calcext:value-type="float">
            <text:p>1.4526</text:p>
          </table:table-cell>
          <table:table-cell table:style-name="ce39" table:formula="of:=0.5*[.C142]/SQRT([.B142])" office:value-type="float" office:value="0.0826114068985817" calcext:value-type="float">
            <text:p>0.0826</text:p>
          </table:table-cell>
          <table:table-cell table:formula="of:=[.D142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33" office:value-type="float" office:value="0.1936" calcext:value-type="float">
            <text:p>0.1936</text:p>
          </table:table-cell>
          <table:table-cell table:style-name="ce33" office:value-type="float" office:value="2.22" calcext:value-type="float">
            <text:p>2.2200</text:p>
          </table:table-cell>
          <table:table-cell table:style-name="ce33" office:value-type="float" office:value="0.3" calcext:value-type="float">
            <text:p>0.3000</text:p>
          </table:table-cell>
          <table:table-cell table:style-name="ce33" office:value-type="string" calcext:value-type="string">
            <text:p>2006-Achasov</text:p>
          </table:table-cell>
          <table:table-cell table:style-name="ce38"/>
          <table:table-cell table:style-name="ce39" table:formula="of:=[.A143]" office:value-type="float" office:value="0.1936" calcext:value-type="float">
            <text:p>0.1936</text:p>
          </table:table-cell>
          <table:table-cell table:style-name="ce39" table:formula="of:=SQRT([.B143])" office:value-type="float" office:value="1.48996644257513" calcext:value-type="float">
            <text:p>1.4900</text:p>
          </table:table-cell>
          <table:table-cell table:style-name="ce39" table:formula="of:=0.5*[.C143]/SQRT([.B143])" office:value-type="float" office:value="0.100673408282104" calcext:value-type="float">
            <text:p>0.1007</text:p>
          </table:table-cell>
          <table:table-cell table:formula="of:=[.D143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33" office:value-type="float" office:value="0.2025" calcext:value-type="float">
            <text:p>0.2025</text:p>
          </table:table-cell>
          <table:table-cell table:style-name="ce33" office:value-type="float" office:value="2.71" calcext:value-type="float">
            <text:p>2.7100</text:p>
          </table:table-cell>
          <table:table-cell table:style-name="ce33" office:value-type="float" office:value="0.28" calcext:value-type="float">
            <text:p>0.2800</text:p>
          </table:table-cell>
          <table:table-cell table:style-name="ce33" office:value-type="string" calcext:value-type="string">
            <text:p>2006-Achasov</text:p>
          </table:table-cell>
          <table:table-cell table:style-name="ce38"/>
          <table:table-cell table:style-name="ce39" table:formula="of:=[.A144]" office:value-type="float" office:value="0.2025" calcext:value-type="float">
            <text:p>0.2025</text:p>
          </table:table-cell>
          <table:table-cell table:style-name="ce39" table:formula="of:=SQRT([.B144])" office:value-type="float" office:value="1.64620776331543" calcext:value-type="float">
            <text:p>1.6462</text:p>
          </table:table-cell>
          <table:table-cell table:style-name="ce39" table:formula="of:=0.5*[.C144]/SQRT([.B144])" office:value-type="float" office:value="0.0850439434923102" calcext:value-type="float">
            <text:p>0.0850</text:p>
          </table:table-cell>
          <table:table-cell table:formula="of:=[.D144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33" office:value-type="float" office:value="0.2209" calcext:value-type="float">
            <text:p>0.2209</text:p>
          </table:table-cell>
          <table:table-cell table:style-name="ce33" office:value-type="float" office:value="2.81" calcext:value-type="float">
            <text:p>2.8100</text:p>
          </table:table-cell>
          <table:table-cell table:style-name="ce33" office:value-type="float" office:value="0.26" calcext:value-type="float">
            <text:p>0.2600</text:p>
          </table:table-cell>
          <table:table-cell table:style-name="ce33" office:value-type="string" calcext:value-type="string">
            <text:p>2006-Achasov</text:p>
          </table:table-cell>
          <table:table-cell table:style-name="ce38"/>
          <table:table-cell table:style-name="ce39" table:formula="of:=[.A145]" office:value-type="float" office:value="0.2209" calcext:value-type="float">
            <text:p>0.2209</text:p>
          </table:table-cell>
          <table:table-cell table:style-name="ce39" table:formula="of:=SQRT([.B145])" office:value-type="float" office:value="1.67630546142402" calcext:value-type="float">
            <text:p>1.6763</text:p>
          </table:table-cell>
          <table:table-cell table:style-name="ce39" table:formula="of:=0.5*[.C145]/SQRT([.B145])" office:value-type="float" office:value="0.0775514982153462" calcext:value-type="float">
            <text:p>0.0776</text:p>
          </table:table-cell>
          <table:table-cell table:formula="of:=[.D145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33" office:value-type="float" office:value="0.2304" calcext:value-type="float">
            <text:p>0.2304</text:p>
          </table:table-cell>
          <table:table-cell table:style-name="ce33" office:value-type="float" office:value="3.26" calcext:value-type="float">
            <text:p>3.2600</text:p>
          </table:table-cell>
          <table:table-cell table:style-name="ce33" office:value-type="float" office:value="0.19" calcext:value-type="float">
            <text:p>0.1900</text:p>
          </table:table-cell>
          <table:table-cell table:style-name="ce33" office:value-type="string" calcext:value-type="string">
            <text:p>2006-Achasov</text:p>
          </table:table-cell>
          <table:table-cell table:style-name="ce38"/>
          <table:table-cell table:style-name="ce39" table:formula="of:=[.A146]" office:value-type="float" office:value="0.2304" calcext:value-type="float">
            <text:p>0.2304</text:p>
          </table:table-cell>
          <table:table-cell table:style-name="ce39" table:formula="of:=SQRT([.B146])" office:value-type="float" office:value="1.80554700852678" calcext:value-type="float">
            <text:p>1.8055</text:p>
          </table:table-cell>
          <table:table-cell table:style-name="ce39" table:formula="of:=0.5*[.C146]/SQRT([.B146])" office:value-type="float" office:value="0.0526156336840626" calcext:value-type="float">
            <text:p>0.0526</text:p>
          </table:table-cell>
          <table:table-cell table:formula="of:=[.D146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33" office:value-type="float" office:value="0.25" calcext:value-type="float">
            <text:p>0.2500</text:p>
          </table:table-cell>
          <table:table-cell table:style-name="ce33" office:value-type="float" office:value="3.55" calcext:value-type="float">
            <text:p>3.5500</text:p>
          </table:table-cell>
          <table:table-cell table:style-name="ce33" office:value-type="float" office:value="0.22" calcext:value-type="float">
            <text:p>0.2200</text:p>
          </table:table-cell>
          <table:table-cell table:style-name="ce33" office:value-type="string" calcext:value-type="string">
            <text:p>2006-Achasov</text:p>
          </table:table-cell>
          <table:table-cell table:style-name="ce38"/>
          <table:table-cell table:style-name="ce39" table:formula="of:=[.A147]" office:value-type="float" office:value="0.25" calcext:value-type="float">
            <text:p>0.2500</text:p>
          </table:table-cell>
          <table:table-cell table:style-name="ce39" table:formula="of:=SQRT([.B147])" office:value-type="float" office:value="1.88414436814168" calcext:value-type="float">
            <text:p>1.8841</text:p>
          </table:table-cell>
          <table:table-cell table:style-name="ce39" table:formula="of:=0.5*[.C147]/SQRT([.B147])" office:value-type="float" office:value="0.0583819381677703" calcext:value-type="float">
            <text:p>0.0584</text:p>
          </table:table-cell>
          <table:table-cell table:formula="of:=[.D147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33" office:value-type="float" office:value="0.2601" calcext:value-type="float">
            <text:p>0.2601</text:p>
          </table:table-cell>
          <table:table-cell table:style-name="ce33" office:value-type="float" office:value="3.58" calcext:value-type="float">
            <text:p>3.5800</text:p>
          </table:table-cell>
          <table:table-cell table:style-name="ce33" office:value-type="float" office:value="0.34" calcext:value-type="float">
            <text:p>0.3400</text:p>
          </table:table-cell>
          <table:table-cell table:style-name="ce33" office:value-type="string" calcext:value-type="string">
            <text:p>2006-Achasov</text:p>
          </table:table-cell>
          <table:table-cell table:style-name="ce38"/>
          <table:table-cell table:style-name="ce39" table:formula="of:=[.A148]" office:value-type="float" office:value="0.2601" calcext:value-type="float">
            <text:p>0.2601</text:p>
          </table:table-cell>
          <table:table-cell table:style-name="ce39" table:formula="of:=SQRT([.B148])" office:value-type="float" office:value="1.89208879284245" calcext:value-type="float">
            <text:p>1.8921</text:p>
          </table:table-cell>
          <table:table-cell table:style-name="ce39" table:formula="of:=0.5*[.C148]/SQRT([.B148])" office:value-type="float" office:value="0.0898477918388873" calcext:value-type="float">
            <text:p>0.0898</text:p>
          </table:table-cell>
          <table:table-cell table:formula="of:=[.D148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33" office:value-type="float" office:value="0.2704" calcext:value-type="float">
            <text:p>0.2704</text:p>
          </table:table-cell>
          <table:table-cell table:style-name="ce33" office:value-type="float" office:value="3.72" calcext:value-type="float">
            <text:p>3.7200</text:p>
          </table:table-cell>
          <table:table-cell table:style-name="ce33" office:value-type="float" office:value="0.22" calcext:value-type="float">
            <text:p>0.2200</text:p>
          </table:table-cell>
          <table:table-cell table:style-name="ce33" office:value-type="string" calcext:value-type="string">
            <text:p>2006-Achasov</text:p>
          </table:table-cell>
          <table:table-cell table:style-name="ce38"/>
          <table:table-cell table:style-name="ce39" table:formula="of:=[.A149]" office:value-type="float" office:value="0.2704" calcext:value-type="float">
            <text:p>0.2704</text:p>
          </table:table-cell>
          <table:table-cell table:style-name="ce39" table:formula="of:=SQRT([.B149])" office:value-type="float" office:value="1.92873015219859" calcext:value-type="float">
            <text:p>1.9287</text:p>
          </table:table-cell>
          <table:table-cell table:style-name="ce39" table:formula="of:=0.5*[.C149]/SQRT([.B149])" office:value-type="float" office:value="0.0570323432101734" calcext:value-type="float">
            <text:p>0.0570</text:p>
          </table:table-cell>
          <table:table-cell table:formula="of:=[.D149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33" office:value-type="float" office:value="0.2809" calcext:value-type="float">
            <text:p>0.2809</text:p>
          </table:table-cell>
          <table:table-cell table:style-name="ce33" office:value-type="float" office:value="4.26" calcext:value-type="float">
            <text:p>4.2600</text:p>
          </table:table-cell>
          <table:table-cell table:style-name="ce33" office:value-type="float" office:value="0.49" calcext:value-type="float">
            <text:p>0.4900</text:p>
          </table:table-cell>
          <table:table-cell table:style-name="ce33" office:value-type="string" calcext:value-type="string">
            <text:p>2006-Achasov</text:p>
          </table:table-cell>
          <table:table-cell table:style-name="ce38"/>
          <table:table-cell table:style-name="ce39" table:formula="of:=[.A150]" office:value-type="float" office:value="0.2809" calcext:value-type="float">
            <text:p>0.2809</text:p>
          </table:table-cell>
          <table:table-cell table:style-name="ce39" table:formula="of:=SQRT([.B150])" office:value-type="float" office:value="2.06397674405503" calcext:value-type="float">
            <text:p>2.0640</text:p>
          </table:table-cell>
          <table:table-cell table:style-name="ce39" table:formula="of:=0.5*[.C150]/SQRT([.B150])" office:value-type="float" office:value="0.11870288786232" calcext:value-type="float">
            <text:p>0.1187</text:p>
          </table:table-cell>
          <table:table-cell table:formula="of:=[.D150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33" office:value-type="float" office:value="0.2916" calcext:value-type="float">
            <text:p>0.2916</text:p>
          </table:table-cell>
          <table:table-cell table:style-name="ce33" office:value-type="float" office:value="4.62" calcext:value-type="float">
            <text:p>4.6200</text:p>
          </table:table-cell>
          <table:table-cell table:style-name="ce33" office:value-type="float" office:value="0.3" calcext:value-type="float">
            <text:p>0.3000</text:p>
          </table:table-cell>
          <table:table-cell table:style-name="ce33" office:value-type="string" calcext:value-type="string">
            <text:p>2006-Achasov</text:p>
          </table:table-cell>
          <table:table-cell table:style-name="ce38"/>
          <table:table-cell table:style-name="ce39" table:formula="of:=[.A151]" office:value-type="float" office:value="0.2916" calcext:value-type="float">
            <text:p>0.2916</text:p>
          </table:table-cell>
          <table:table-cell table:style-name="ce39" table:formula="of:=SQRT([.B151])" office:value-type="float" office:value="2.14941852602047" calcext:value-type="float">
            <text:p>2.1494</text:p>
          </table:table-cell>
          <table:table-cell table:style-name="ce39" table:formula="of:=0.5*[.C151]/SQRT([.B151])" office:value-type="float" office:value="0.0697863157798853" calcext:value-type="float">
            <text:p>0.0698</text:p>
          </table:table-cell>
          <table:table-cell table:formula="of:=[.D151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33" office:value-type="float" office:value="0.3025" calcext:value-type="float">
            <text:p>0.3025</text:p>
          </table:table-cell>
          <table:table-cell table:style-name="ce33" office:value-type="float" office:value="4.81" calcext:value-type="float">
            <text:p>4.8100</text:p>
          </table:table-cell>
          <table:table-cell table:style-name="ce33" office:value-type="float" office:value="0.39" calcext:value-type="float">
            <text:p>0.3900</text:p>
          </table:table-cell>
          <table:table-cell table:style-name="ce33" office:value-type="string" calcext:value-type="string">
            <text:p>2006-Achasov</text:p>
          </table:table-cell>
          <table:table-cell table:style-name="ce38"/>
          <table:table-cell table:style-name="ce39" table:formula="of:=[.A152]" office:value-type="float" office:value="0.3025" calcext:value-type="float">
            <text:p>0.3025</text:p>
          </table:table-cell>
          <table:table-cell table:style-name="ce39" table:formula="of:=SQRT([.B152])" office:value-type="float" office:value="2.19317121994613" calcext:value-type="float">
            <text:p>2.1932</text:p>
          </table:table-cell>
          <table:table-cell table:style-name="ce39" table:formula="of:=0.5*[.C152]/SQRT([.B152])" office:value-type="float" office:value="0.0889123467545729" calcext:value-type="float">
            <text:p>0.0889</text:p>
          </table:table-cell>
          <table:table-cell table:formula="of:=[.D152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33" office:value-type="float" office:value="0.3136" calcext:value-type="float">
            <text:p>0.3136</text:p>
          </table:table-cell>
          <table:table-cell table:style-name="ce33" office:value-type="float" office:value="5.12" calcext:value-type="float">
            <text:p>5.1200</text:p>
          </table:table-cell>
          <table:table-cell table:style-name="ce33" office:value-type="float" office:value="0.28" calcext:value-type="float">
            <text:p>0.2800</text:p>
          </table:table-cell>
          <table:table-cell table:style-name="ce33" office:value-type="string" calcext:value-type="string">
            <text:p>2006-Achasov</text:p>
          </table:table-cell>
          <table:table-cell table:style-name="ce38"/>
          <table:table-cell table:style-name="ce39" table:formula="of:=[.A153]" office:value-type="float" office:value="0.3136" calcext:value-type="float">
            <text:p>0.3136</text:p>
          </table:table-cell>
          <table:table-cell table:style-name="ce39" table:formula="of:=SQRT([.B153])" office:value-type="float" office:value="2.26274169979695" calcext:value-type="float">
            <text:p>2.2627</text:p>
          </table:table-cell>
          <table:table-cell table:style-name="ce39" table:formula="of:=0.5*[.C153]/SQRT([.B153])" office:value-type="float" office:value="0.0618718433538229" calcext:value-type="float">
            <text:p>0.0619</text:p>
          </table:table-cell>
          <table:table-cell table:formula="of:=[.D153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33" office:value-type="float" office:value="0.3364" calcext:value-type="float">
            <text:p>0.3364</text:p>
          </table:table-cell>
          <table:table-cell table:style-name="ce33" office:value-type="float" office:value="6.01" calcext:value-type="float">
            <text:p>6.0100</text:p>
          </table:table-cell>
          <table:table-cell table:style-name="ce33" office:value-type="float" office:value="0.34" calcext:value-type="float">
            <text:p>0.3400</text:p>
          </table:table-cell>
          <table:table-cell table:style-name="ce33" office:value-type="string" calcext:value-type="string">
            <text:p>2006-Achasov</text:p>
          </table:table-cell>
          <table:table-cell table:style-name="ce38"/>
          <table:table-cell table:style-name="ce39" table:formula="of:=[.A154]" office:value-type="float" office:value="0.3364" calcext:value-type="float">
            <text:p>0.3364</text:p>
          </table:table-cell>
          <table:table-cell table:style-name="ce39" table:formula="of:=SQRT([.B154])" office:value-type="float" office:value="2.45153013442625" calcext:value-type="float">
            <text:p>2.4515</text:p>
          </table:table-cell>
          <table:table-cell table:style-name="ce39" table:formula="of:=0.5*[.C154]/SQRT([.B154])" office:value-type="float" office:value="0.0693444463980804" calcext:value-type="float">
            <text:p>0.0693</text:p>
          </table:table-cell>
          <table:table-cell table:formula="of:=[.D154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33" office:value-type="float" office:value="0.36" calcext:value-type="float">
            <text:p>0.3600</text:p>
          </table:table-cell>
          <table:table-cell table:style-name="ce33" office:value-type="float" office:value="7.08" calcext:value-type="float">
            <text:p>7.0800</text:p>
          </table:table-cell>
          <table:table-cell table:style-name="ce33" office:value-type="float" office:value="0.26" calcext:value-type="float">
            <text:p>0.2600</text:p>
          </table:table-cell>
          <table:table-cell table:style-name="ce33" office:value-type="string" calcext:value-type="string">
            <text:p>2006-Achasov</text:p>
          </table:table-cell>
          <table:table-cell table:style-name="ce38"/>
          <table:table-cell table:style-name="ce39" table:formula="of:=[.A155]" office:value-type="float" office:value="0.36" calcext:value-type="float">
            <text:p>0.3600</text:p>
          </table:table-cell>
          <table:table-cell table:style-name="ce39" table:formula="of:=SQRT([.B155])" office:value-type="float" office:value="2.66082693913001" calcext:value-type="float">
            <text:p>2.6608</text:p>
          </table:table-cell>
          <table:table-cell table:style-name="ce39" table:formula="of:=0.5*[.C155]/SQRT([.B155])" office:value-type="float" office:value="0.0488569918201839" calcext:value-type="float">
            <text:p>0.0489</text:p>
          </table:table-cell>
          <table:table-cell table:formula="of:=[.D155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33" office:value-type="float" office:value="0.3969" calcext:value-type="float">
            <text:p>0.3969</text:p>
          </table:table-cell>
          <table:table-cell table:style-name="ce33" office:value-type="float" office:value="10.11" calcext:value-type="float">
            <text:p>10.1100</text:p>
          </table:table-cell>
          <table:table-cell table:style-name="ce33" office:value-type="float" office:value="0.22" calcext:value-type="float">
            <text:p>0.2200</text:p>
          </table:table-cell>
          <table:table-cell table:style-name="ce33" office:value-type="string" calcext:value-type="string">
            <text:p>2006-Achasov</text:p>
          </table:table-cell>
          <table:table-cell table:style-name="ce38"/>
          <table:table-cell table:style-name="ce39" table:formula="of:=[.A156]" office:value-type="float" office:value="0.3969" calcext:value-type="float">
            <text:p>0.3969</text:p>
          </table:table-cell>
          <table:table-cell table:style-name="ce39" table:formula="of:=SQRT([.B156])" office:value-type="float" office:value="3.17962261911693" calcext:value-type="float">
            <text:p>3.1796</text:p>
          </table:table-cell>
          <table:table-cell table:style-name="ce39" table:formula="of:=0.5*[.C156]/SQRT([.B156])" office:value-type="float" office:value="0.0345953005047341" calcext:value-type="float">
            <text:p>0.0346</text:p>
          </table:table-cell>
          <table:table-cell table:formula="of:=[.D156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33" office:value-type="float" office:value="0.4356" calcext:value-type="float">
            <text:p>0.4356</text:p>
          </table:table-cell>
          <table:table-cell table:style-name="ce33" office:value-type="float" office:value="14.66" calcext:value-type="float">
            <text:p>14.6600</text:p>
          </table:table-cell>
          <table:table-cell table:style-name="ce33" office:value-type="float" office:value="0.17" calcext:value-type="float">
            <text:p>0.1700</text:p>
          </table:table-cell>
          <table:table-cell table:style-name="ce33" office:value-type="string" calcext:value-type="string">
            <text:p>2006-Achasov</text:p>
          </table:table-cell>
          <table:table-cell table:style-name="ce38"/>
          <table:table-cell table:style-name="ce39" table:formula="of:=[.A157]" office:value-type="float" office:value="0.4356" calcext:value-type="float">
            <text:p>0.4356</text:p>
          </table:table-cell>
          <table:table-cell table:style-name="ce39" table:formula="of:=SQRT([.B157])" office:value-type="float" office:value="3.82883794381533" calcext:value-type="float">
            <text:p>3.8288</text:p>
          </table:table-cell>
          <table:table-cell table:style-name="ce39" table:formula="of:=0.5*[.C157]/SQRT([.B157])" office:value-type="float" office:value="0.0221999471503617" calcext:value-type="float">
            <text:p>0.0222</text:p>
          </table:table-cell>
          <table:table-cell table:formula="of:=[.D157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33" office:value-type="float" office:value="0.4761" calcext:value-type="float">
            <text:p>0.4761</text:p>
          </table:table-cell>
          <table:table-cell table:style-name="ce33" office:value-type="float" office:value="21.92" calcext:value-type="float">
            <text:p>21.9200</text:p>
          </table:table-cell>
          <table:table-cell table:style-name="ce33" office:value-type="float" office:value="0.24" calcext:value-type="float">
            <text:p>0.2400</text:p>
          </table:table-cell>
          <table:table-cell table:style-name="ce33" office:value-type="string" calcext:value-type="string">
            <text:p>2006-Achasov</text:p>
          </table:table-cell>
          <table:table-cell table:style-name="ce38"/>
          <table:table-cell table:style-name="ce39" table:formula="of:=[.A158]" office:value-type="float" office:value="0.4761" calcext:value-type="float">
            <text:p>0.4761</text:p>
          </table:table-cell>
          <table:table-cell table:style-name="ce39" table:formula="of:=SQRT([.B158])" office:value-type="float" office:value="4.68187996428785" calcext:value-type="float">
            <text:p>4.6819</text:p>
          </table:table-cell>
          <table:table-cell table:style-name="ce39" table:formula="of:=0.5*[.C158]/SQRT([.B158])" office:value-type="float" office:value="0.0256307297315028" calcext:value-type="float">
            <text:p>0.0256</text:p>
          </table:table-cell>
          <table:table-cell table:formula="of:=[.D158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33" office:value-type="float" office:value="0.5184" calcext:value-type="float">
            <text:p>0.5184</text:p>
          </table:table-cell>
          <table:table-cell table:style-name="ce33" office:value-type="float" office:value="32.31" calcext:value-type="float">
            <text:p>32.3100</text:p>
          </table:table-cell>
          <table:table-cell table:style-name="ce33" office:value-type="float" office:value="0.22" calcext:value-type="float">
            <text:p>0.2200</text:p>
          </table:table-cell>
          <table:table-cell table:style-name="ce33" office:value-type="string" calcext:value-type="string">
            <text:p>2006-Achasov</text:p>
          </table:table-cell>
          <table:table-cell table:style-name="ce38"/>
          <table:table-cell table:style-name="ce39" table:formula="of:=[.A159]" office:value-type="float" office:value="0.5184" calcext:value-type="float">
            <text:p>0.5184</text:p>
          </table:table-cell>
          <table:table-cell table:style-name="ce39" table:formula="of:=SQRT([.B159])" office:value-type="float" office:value="5.68418859644893" calcext:value-type="float">
            <text:p>5.6842</text:p>
          </table:table-cell>
          <table:table-cell table:style-name="ce39" table:formula="of:=0.5*[.C159]/SQRT([.B159])" office:value-type="float" office:value="0.0193519265122062" calcext:value-type="float">
            <text:p>0.0194</text:p>
          </table:table-cell>
          <table:table-cell table:formula="of:=[.D159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33" office:value-type="float" office:value="0.5625" calcext:value-type="float">
            <text:p>0.5625</text:p>
          </table:table-cell>
          <table:table-cell table:style-name="ce33" office:value-type="float" office:value="41.86" calcext:value-type="float">
            <text:p>41.8600</text:p>
          </table:table-cell>
          <table:table-cell table:style-name="ce33" office:value-type="float" office:value="0.74" calcext:value-type="float">
            <text:p>0.7400</text:p>
          </table:table-cell>
          <table:table-cell table:style-name="ce33" office:value-type="string" calcext:value-type="string">
            <text:p>2006-Achasov</text:p>
          </table:table-cell>
          <table:table-cell table:style-name="ce38"/>
          <table:table-cell table:style-name="ce39" table:formula="of:=[.A160]" office:value-type="float" office:value="0.5625" calcext:value-type="float">
            <text:p>0.5625</text:p>
          </table:table-cell>
          <table:table-cell table:style-name="ce39" table:formula="of:=SQRT([.B160])" office:value-type="float" office:value="6.46993044784873" calcext:value-type="float">
            <text:p>6.4699</text:p>
          </table:table-cell>
          <table:table-cell table:style-name="ce39" table:formula="of:=0.5*[.C160]/SQRT([.B160])" office:value-type="float" office:value="0.0571876317655047" calcext:value-type="float">
            <text:p>0.0572</text:p>
          </table:table-cell>
          <table:table-cell table:formula="of:=[.D160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33" office:value-type="float" office:value="0.5776" calcext:value-type="float">
            <text:p>0.5776</text:p>
          </table:table-cell>
          <table:table-cell table:style-name="ce33" office:value-type="float" office:value="43.26" calcext:value-type="float">
            <text:p>43.2600</text:p>
          </table:table-cell>
          <table:table-cell table:style-name="ce33" office:value-type="float" office:value="0.33" calcext:value-type="float">
            <text:p>0.3300</text:p>
          </table:table-cell>
          <table:table-cell table:style-name="ce33" office:value-type="string" calcext:value-type="string">
            <text:p>2006-Achasov</text:p>
          </table:table-cell>
          <table:table-cell table:style-name="ce38"/>
          <table:table-cell table:style-name="ce39" table:formula="of:=[.A161]" office:value-type="float" office:value="0.5776" calcext:value-type="float">
            <text:p>0.5776</text:p>
          </table:table-cell>
          <table:table-cell table:style-name="ce39" table:formula="of:=SQRT([.B161])" office:value-type="float" office:value="6.57723346096214" calcext:value-type="float">
            <text:p>6.5772</text:p>
          </table:table-cell>
          <table:table-cell table:style-name="ce39" table:formula="of:=0.5*[.C161]/SQRT([.B161])" office:value-type="float" office:value="0.0250865353920193" calcext:value-type="float">
            <text:p>0.0251</text:p>
          </table:table-cell>
          <table:table-cell table:formula="of:=[.D161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33" office:value-type="float" office:value="0.583696" calcext:value-type="float">
            <text:p>0.5837</text:p>
          </table:table-cell>
          <table:table-cell table:style-name="ce33" office:value-type="float" office:value="43.47" calcext:value-type="float">
            <text:p>43.4700</text:p>
          </table:table-cell>
          <table:table-cell table:style-name="ce33" office:value-type="float" office:value="0.33" calcext:value-type="float">
            <text:p>0.3300</text:p>
          </table:table-cell>
          <table:table-cell table:style-name="ce33" office:value-type="string" calcext:value-type="string">
            <text:p>2006-Achasov</text:p>
          </table:table-cell>
          <table:table-cell table:style-name="ce38"/>
          <table:table-cell table:style-name="ce39" table:formula="of:=[.A162]" office:value-type="float" office:value="0.583696" calcext:value-type="float">
            <text:p>0.5837</text:p>
          </table:table-cell>
          <table:table-cell table:style-name="ce39" table:formula="of:=SQRT([.B162])" office:value-type="float" office:value="6.59317829275077" calcext:value-type="float">
            <text:p>6.5932</text:p>
          </table:table-cell>
          <table:table-cell table:style-name="ce39" table:formula="of:=0.5*[.C162]/SQRT([.B162])" office:value-type="float" office:value="0.025025866535631" calcext:value-type="float">
            <text:p>0.0250</text:p>
          </table:table-cell>
          <table:table-cell table:formula="of:=[.D162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33" office:value-type="float" office:value="0.5929" calcext:value-type="float">
            <text:p>0.5929</text:p>
          </table:table-cell>
          <table:table-cell table:style-name="ce33" office:value-type="float" office:value="43.92" calcext:value-type="float">
            <text:p>43.9200</text:p>
          </table:table-cell>
          <table:table-cell table:style-name="ce33" office:value-type="float" office:value="0.33" calcext:value-type="float">
            <text:p>0.3300</text:p>
          </table:table-cell>
          <table:table-cell table:style-name="ce33" office:value-type="string" calcext:value-type="string">
            <text:p>2006-Achasov</text:p>
          </table:table-cell>
          <table:table-cell table:style-name="ce38"/>
          <table:table-cell table:style-name="ce39" table:formula="of:=[.A163]" office:value-type="float" office:value="0.5929" calcext:value-type="float">
            <text:p>0.5929</text:p>
          </table:table-cell>
          <table:table-cell table:style-name="ce39" table:formula="of:=SQRT([.B163])" office:value-type="float" office:value="6.62721661031236" calcext:value-type="float">
            <text:p>6.6272</text:p>
          </table:table-cell>
          <table:table-cell table:style-name="ce39" table:formula="of:=0.5*[.C163]/SQRT([.B163])" office:value-type="float" office:value="0.0248973301616926" calcext:value-type="float">
            <text:p>0.0249</text:p>
          </table:table-cell>
          <table:table-cell table:formula="of:=[.D163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33" office:value-type="float" office:value="0.599076" calcext:value-type="float">
            <text:p>0.5991</text:p>
          </table:table-cell>
          <table:table-cell table:style-name="ce33" office:value-type="float" office:value="45.28" calcext:value-type="float">
            <text:p>45.2800</text:p>
          </table:table-cell>
          <table:table-cell table:style-name="ce33" office:value-type="float" office:value="0.34" calcext:value-type="float">
            <text:p>0.3400</text:p>
          </table:table-cell>
          <table:table-cell table:style-name="ce33" office:value-type="string" calcext:value-type="string">
            <text:p>2006-Achasov</text:p>
          </table:table-cell>
          <table:table-cell table:style-name="ce38"/>
          <table:table-cell table:style-name="ce39" table:formula="of:=[.A164]" office:value-type="float" office:value="0.599076" calcext:value-type="float">
            <text:p>0.5991</text:p>
          </table:table-cell>
          <table:table-cell table:style-name="ce39" table:formula="of:=SQRT([.B164])" office:value-type="float" office:value="6.72904153650429" calcext:value-type="float">
            <text:p>6.7290</text:p>
          </table:table-cell>
          <table:table-cell table:style-name="ce39" table:formula="of:=0.5*[.C164]/SQRT([.B164])" office:value-type="float" office:value="0.025263627676805" calcext:value-type="float">
            <text:p>0.0253</text:p>
          </table:table-cell>
          <table:table-cell table:formula="of:=[.D164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33" office:value-type="float" office:value="0.605284" calcext:value-type="float">
            <text:p>0.6053</text:p>
          </table:table-cell>
          <table:table-cell table:style-name="ce33" office:value-type="float" office:value="45.05" calcext:value-type="float">
            <text:p>45.0500</text:p>
          </table:table-cell>
          <table:table-cell table:style-name="ce33" office:value-type="float" office:value="0.34" calcext:value-type="float">
            <text:p>0.3400</text:p>
          </table:table-cell>
          <table:table-cell table:style-name="ce33" office:value-type="string" calcext:value-type="string">
            <text:p>2006-Achasov</text:p>
          </table:table-cell>
          <table:table-cell table:style-name="ce38"/>
          <table:table-cell table:style-name="ce39" table:formula="of:=[.A165]" office:value-type="float" office:value="0.605284" calcext:value-type="float">
            <text:p>0.6053</text:p>
          </table:table-cell>
          <table:table-cell table:style-name="ce39" table:formula="of:=SQRT([.B165])" office:value-type="float" office:value="6.71192967781993" calcext:value-type="float">
            <text:p>6.7119</text:p>
          </table:table-cell>
          <table:table-cell table:style-name="ce39" table:formula="of:=0.5*[.C165]/SQRT([.B165])" office:value-type="float" office:value="0.0253280365200752" calcext:value-type="float">
            <text:p>0.0253</text:p>
          </table:table-cell>
          <table:table-cell table:formula="of:=[.D165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33" office:value-type="float" office:value="0.6084" calcext:value-type="float">
            <text:p>0.6084</text:p>
          </table:table-cell>
          <table:table-cell table:style-name="ce33" office:value-type="float" office:value="42.45" calcext:value-type="float">
            <text:p>42.4500</text:p>
          </table:table-cell>
          <table:table-cell table:style-name="ce33" office:value-type="float" office:value="0.35" calcext:value-type="float">
            <text:p>0.3500</text:p>
          </table:table-cell>
          <table:table-cell table:style-name="ce33" office:value-type="string" calcext:value-type="string">
            <text:p>2006-Achasov</text:p>
          </table:table-cell>
          <table:table-cell table:style-name="ce38"/>
          <table:table-cell table:style-name="ce39" table:formula="of:=[.A166]" office:value-type="float" office:value="0.6084" calcext:value-type="float">
            <text:p>0.6084</text:p>
          </table:table-cell>
          <table:table-cell table:style-name="ce39" table:formula="of:=SQRT([.B166])" office:value-type="float" office:value="6.51536645170477" calcext:value-type="float">
            <text:p>6.5154</text:p>
          </table:table-cell>
          <table:table-cell table:style-name="ce39" table:formula="of:=0.5*[.C166]/SQRT([.B166])" office:value-type="float" office:value="0.0268595790117393" calcext:value-type="float">
            <text:p>0.0269</text:p>
          </table:table-cell>
          <table:table-cell table:formula="of:=[.D166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33" office:value-type="float" office:value="0.609961" calcext:value-type="float">
            <text:p>0.6100</text:p>
          </table:table-cell>
          <table:table-cell table:style-name="ce33" office:value-type="float" office:value="40.06" calcext:value-type="float">
            <text:p>40.0600</text:p>
          </table:table-cell>
          <table:table-cell table:style-name="ce33" office:value-type="float" office:value="0.37" calcext:value-type="float">
            <text:p>0.3700</text:p>
          </table:table-cell>
          <table:table-cell table:style-name="ce33" office:value-type="string" calcext:value-type="string">
            <text:p>2006-Achasov</text:p>
          </table:table-cell>
          <table:table-cell table:style-name="ce38"/>
          <table:table-cell table:style-name="ce39" table:formula="of:=[.A167]" office:value-type="float" office:value="0.609961" calcext:value-type="float">
            <text:p>0.6100</text:p>
          </table:table-cell>
          <table:table-cell table:style-name="ce39" table:formula="of:=SQRT([.B167])" office:value-type="float" office:value="6.32929695937866" calcext:value-type="float">
            <text:p>6.3293</text:p>
          </table:table-cell>
          <table:table-cell table:style-name="ce39" table:formula="of:=0.5*[.C167]/SQRT([.B167])" office:value-type="float" office:value="0.0292291547050687" calcext:value-type="float">
            <text:p>0.0292</text:p>
          </table:table-cell>
          <table:table-cell table:formula="of:=[.D167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33" office:value-type="float" office:value="0.611524" calcext:value-type="float">
            <text:p>0.6115</text:p>
          </table:table-cell>
          <table:table-cell table:style-name="ce33" office:value-type="float" office:value="38.24" calcext:value-type="float">
            <text:p>38.2400</text:p>
          </table:table-cell>
          <table:table-cell table:style-name="ce33" office:value-type="float" office:value="0.91" calcext:value-type="float">
            <text:p>0.9100</text:p>
          </table:table-cell>
          <table:table-cell table:style-name="ce33" office:value-type="string" calcext:value-type="string">
            <text:p>2006-Achasov</text:p>
          </table:table-cell>
          <table:table-cell table:style-name="ce38"/>
          <table:table-cell table:style-name="ce39" table:formula="of:=[.A168]" office:value-type="float" office:value="0.611524" calcext:value-type="float">
            <text:p>0.6115</text:p>
          </table:table-cell>
          <table:table-cell table:style-name="ce39" table:formula="of:=SQRT([.B168])" office:value-type="float" office:value="6.18384993349612" calcext:value-type="float">
            <text:p>6.1838</text:p>
          </table:table-cell>
          <table:table-cell table:style-name="ce39" table:formula="of:=0.5*[.C168]/SQRT([.B168])" office:value-type="float" office:value="0.0735787583614209" calcext:value-type="float">
            <text:p>0.0736</text:p>
          </table:table-cell>
          <table:table-cell table:formula="of:=[.D168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33" office:value-type="float" office:value="0.613089" calcext:value-type="float">
            <text:p>0.6131</text:p>
          </table:table-cell>
          <table:table-cell table:style-name="ce33" office:value-type="float" office:value="35.4" calcext:value-type="float">
            <text:p>35.4000</text:p>
          </table:table-cell>
          <table:table-cell table:style-name="ce33" office:value-type="float" office:value="0.38" calcext:value-type="float">
            <text:p>0.3800</text:p>
          </table:table-cell>
          <table:table-cell table:style-name="ce33" office:value-type="string" calcext:value-type="string">
            <text:p>2006-Achasov</text:p>
          </table:table-cell>
          <table:table-cell table:style-name="ce38"/>
          <table:table-cell table:style-name="ce39" table:formula="of:=[.A169]" office:value-type="float" office:value="0.613089" calcext:value-type="float">
            <text:p>0.6131</text:p>
          </table:table-cell>
          <table:table-cell table:style-name="ce39" table:formula="of:=SQRT([.B169])" office:value-type="float" office:value="5.94978991225741" calcext:value-type="float">
            <text:p>5.9498</text:p>
          </table:table-cell>
          <table:table-cell table:style-name="ce39" table:formula="of:=0.5*[.C169]/SQRT([.B169])" office:value-type="float" office:value="0.0319339006590087" calcext:value-type="float">
            <text:p>0.0319</text:p>
          </table:table-cell>
          <table:table-cell table:formula="of:=[.D169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33" office:value-type="float" office:value="0.614656" calcext:value-type="float">
            <text:p>0.6147</text:p>
          </table:table-cell>
          <table:table-cell table:style-name="ce33" office:value-type="float" office:value="32.62" calcext:value-type="float">
            <text:p>32.6200</text:p>
          </table:table-cell>
          <table:table-cell table:style-name="ce33" office:value-type="float" office:value="0.66" calcext:value-type="float">
            <text:p>0.6600</text:p>
          </table:table-cell>
          <table:table-cell table:style-name="ce33" office:value-type="string" calcext:value-type="string">
            <text:p>2006-Achasov</text:p>
          </table:table-cell>
          <table:table-cell table:style-name="ce38"/>
          <table:table-cell table:style-name="ce39" table:formula="of:=[.A170]" office:value-type="float" office:value="0.614656" calcext:value-type="float">
            <text:p>0.6147</text:p>
          </table:table-cell>
          <table:table-cell table:style-name="ce39" table:formula="of:=SQRT([.B170])" office:value-type="float" office:value="5.71139212451745" calcext:value-type="float">
            <text:p>5.7114</text:p>
          </table:table-cell>
          <table:table-cell table:style-name="ce39" table:formula="of:=0.5*[.C170]/SQRT([.B170])" office:value-type="float" office:value="0.0577792581572888" calcext:value-type="float">
            <text:p>0.0578</text:p>
          </table:table-cell>
          <table:table-cell table:formula="of:=[.D170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33" office:value-type="float" office:value="0.616225" calcext:value-type="float">
            <text:p>0.6162</text:p>
          </table:table-cell>
          <table:table-cell table:style-name="ce33" office:value-type="float" office:value="30.86" calcext:value-type="float">
            <text:p>30.8600</text:p>
          </table:table-cell>
          <table:table-cell table:style-name="ce33" office:value-type="float" office:value="0.31" calcext:value-type="float">
            <text:p>0.3100</text:p>
          </table:table-cell>
          <table:table-cell table:style-name="ce33" office:value-type="string" calcext:value-type="string">
            <text:p>2006-Achasov</text:p>
          </table:table-cell>
          <table:table-cell table:style-name="ce38"/>
          <table:table-cell table:style-name="ce39" table:formula="of:=[.A171]" office:value-type="float" office:value="0.616225" calcext:value-type="float">
            <text:p>0.6162</text:p>
          </table:table-cell>
          <table:table-cell table:style-name="ce39" table:formula="of:=SQRT([.B171])" office:value-type="float" office:value="5.55517776493246" calcext:value-type="float">
            <text:p>5.5552</text:p>
          </table:table-cell>
          <table:table-cell table:style-name="ce39" table:formula="of:=0.5*[.C171]/SQRT([.B171])" office:value-type="float" office:value="0.0279018973935363" calcext:value-type="float">
            <text:p>0.0279</text:p>
          </table:table-cell>
          <table:table-cell table:formula="of:=[.D171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33" office:value-type="float" office:value="0.617796" calcext:value-type="float">
            <text:p>0.6178</text:p>
          </table:table-cell>
          <table:table-cell table:style-name="ce33" office:value-type="float" office:value="30.45" calcext:value-type="float">
            <text:p>30.4500</text:p>
          </table:table-cell>
          <table:table-cell table:style-name="ce33" office:value-type="float" office:value="0.26" calcext:value-type="float">
            <text:p>0.2600</text:p>
          </table:table-cell>
          <table:table-cell table:style-name="ce33" office:value-type="string" calcext:value-type="string">
            <text:p>2006-Achasov</text:p>
          </table:table-cell>
          <table:table-cell table:style-name="ce38"/>
          <table:table-cell table:style-name="ce39" table:formula="of:=[.A172]" office:value-type="float" office:value="0.617796" calcext:value-type="float">
            <text:p>0.6178</text:p>
          </table:table-cell>
          <table:table-cell table:style-name="ce39" table:formula="of:=SQRT([.B172])" office:value-type="float" office:value="5.51815186452856" calcext:value-type="float">
            <text:p>5.5182</text:p>
          </table:table-cell>
          <table:table-cell table:style-name="ce39" table:formula="of:=0.5*[.C172]/SQRT([.B172])" office:value-type="float" office:value="0.0235586122295144" calcext:value-type="float">
            <text:p>0.0236</text:p>
          </table:table-cell>
          <table:table-cell table:formula="of:=[.D172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33" office:value-type="float" office:value="0.6241" calcext:value-type="float">
            <text:p>0.6241</text:p>
          </table:table-cell>
          <table:table-cell table:style-name="ce33" office:value-type="float" office:value="30.04" calcext:value-type="float">
            <text:p>30.0400</text:p>
          </table:table-cell>
          <table:table-cell table:style-name="ce33" office:value-type="float" office:value="0.6" calcext:value-type="float">
            <text:p>0.6000</text:p>
          </table:table-cell>
          <table:table-cell table:style-name="ce33" office:value-type="string" calcext:value-type="string">
            <text:p>2006-Achasov</text:p>
          </table:table-cell>
          <table:table-cell table:style-name="ce38"/>
          <table:table-cell table:style-name="ce39" table:formula="of:=[.A173]" office:value-type="float" office:value="0.6241" calcext:value-type="float">
            <text:p>0.6241</text:p>
          </table:table-cell>
          <table:table-cell table:style-name="ce39" table:formula="of:=SQRT([.B173])" office:value-type="float" office:value="5.48087584241789" calcext:value-type="float">
            <text:p>5.4809</text:p>
          </table:table-cell>
          <table:table-cell table:style-name="ce39" table:formula="of:=0.5*[.C173]/SQRT([.B173])" office:value-type="float" office:value="0.054735777387662" calcext:value-type="float">
            <text:p>0.0547</text:p>
          </table:table-cell>
          <table:table-cell table:formula="of:=[.D173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33" office:value-type="float" office:value="0.630436" calcext:value-type="float">
            <text:p>0.6304</text:p>
          </table:table-cell>
          <table:table-cell table:style-name="ce33" office:value-type="float" office:value="30.41" calcext:value-type="float">
            <text:p>30.4100</text:p>
          </table:table-cell>
          <table:table-cell table:style-name="ce33" office:value-type="float" office:value="0.25" calcext:value-type="float">
            <text:p>0.2500</text:p>
          </table:table-cell>
          <table:table-cell table:style-name="ce33" office:value-type="string" calcext:value-type="string">
            <text:p>2006-Achasov</text:p>
          </table:table-cell>
          <table:table-cell table:style-name="ce38"/>
          <table:table-cell table:style-name="ce39" table:formula="of:=[.A174]" office:value-type="float" office:value="0.630436" calcext:value-type="float">
            <text:p>0.6304</text:p>
          </table:table-cell>
          <table:table-cell table:style-name="ce39" table:formula="of:=SQRT([.B174])" office:value-type="float" office:value="5.5145262715849" calcext:value-type="float">
            <text:p>5.5145</text:p>
          </table:table-cell>
          <table:table-cell table:style-name="ce39" table:formula="of:=0.5*[.C174]/SQRT([.B174])" office:value-type="float" office:value="0.0226674049308817" calcext:value-type="float">
            <text:p>0.0227</text:p>
          </table:table-cell>
          <table:table-cell table:formula="of:=[.D174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33" office:value-type="float" office:value="0.64" calcext:value-type="float">
            <text:p>0.6400</text:p>
          </table:table-cell>
          <table:table-cell table:style-name="ce33" office:value-type="float" office:value="29.46" calcext:value-type="float">
            <text:p>29.4600</text:p>
          </table:table-cell>
          <table:table-cell table:style-name="ce33" office:value-type="float" office:value="0.25" calcext:value-type="float">
            <text:p>0.2500</text:p>
          </table:table-cell>
          <table:table-cell table:style-name="ce33" office:value-type="string" calcext:value-type="string">
            <text:p>2006-Achasov</text:p>
          </table:table-cell>
          <table:table-cell table:style-name="ce38"/>
          <table:table-cell table:style-name="ce39" table:formula="of:=[.A175]" office:value-type="float" office:value="0.64" calcext:value-type="float">
            <text:p>0.6400</text:p>
          </table:table-cell>
          <table:table-cell table:style-name="ce39" table:formula="of:=SQRT([.B175])" office:value-type="float" office:value="5.42770669804477" calcext:value-type="float">
            <text:p>5.4277</text:p>
          </table:table-cell>
          <table:table-cell table:style-name="ce39" table:formula="of:=0.5*[.C175]/SQRT([.B175])" office:value-type="float" office:value="0.0230299842924506" calcext:value-type="float">
            <text:p>0.0230</text:p>
          </table:table-cell>
          <table:table-cell table:formula="of:=[.D175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33" office:value-type="float" office:value="0.6561" calcext:value-type="float">
            <text:p>0.6561</text:p>
          </table:table-cell>
          <table:table-cell table:style-name="ce33" office:value-type="float" office:value="26.15" calcext:value-type="float">
            <text:p>26.1500</text:p>
          </table:table-cell>
          <table:table-cell table:style-name="ce33" office:value-type="float" office:value="0.23" calcext:value-type="float">
            <text:p>0.2300</text:p>
          </table:table-cell>
          <table:table-cell table:style-name="ce33" office:value-type="string" calcext:value-type="string">
            <text:p>2006-Achasov</text:p>
          </table:table-cell>
          <table:table-cell table:style-name="ce38"/>
          <table:table-cell table:style-name="ce39" table:formula="of:=[.A176]" office:value-type="float" office:value="0.6561" calcext:value-type="float">
            <text:p>0.6561</text:p>
          </table:table-cell>
          <table:table-cell table:style-name="ce39" table:formula="of:=SQRT([.B176])" office:value-type="float" office:value="5.11370707021824" calcext:value-type="float">
            <text:p>5.1137</text:p>
          </table:table-cell>
          <table:table-cell table:style-name="ce39" table:formula="of:=0.5*[.C176]/SQRT([.B176])" office:value-type="float" office:value="0.0224885779378622" calcext:value-type="float">
            <text:p>0.0225</text:p>
          </table:table-cell>
          <table:table-cell table:formula="of:=[.D176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33" office:value-type="float" office:value="0.6724" calcext:value-type="float">
            <text:p>0.6724</text:p>
          </table:table-cell>
          <table:table-cell table:style-name="ce33" office:value-type="float" office:value="23.19" calcext:value-type="float">
            <text:p>23.1900</text:p>
          </table:table-cell>
          <table:table-cell table:style-name="ce33" office:value-type="float" office:value="0.21" calcext:value-type="float">
            <text:p>0.2100</text:p>
          </table:table-cell>
          <table:table-cell table:style-name="ce33" office:value-type="string" calcext:value-type="string">
            <text:p>2006-Achasov</text:p>
          </table:table-cell>
          <table:table-cell table:style-name="ce38"/>
          <table:table-cell table:style-name="ce39" table:formula="of:=[.A177]" office:value-type="float" office:value="0.6724" calcext:value-type="float">
            <text:p>0.6724</text:p>
          </table:table-cell>
          <table:table-cell table:style-name="ce39" table:formula="of:=SQRT([.B177])" office:value-type="float" office:value="4.8155996511338" calcext:value-type="float">
            <text:p>4.8156</text:p>
          </table:table-cell>
          <table:table-cell table:style-name="ce39" table:formula="of:=0.5*[.C177]/SQRT([.B177])" office:value-type="float" office:value="0.0218041381357934" calcext:value-type="float">
            <text:p>0.0218</text:p>
          </table:table-cell>
          <table:table-cell table:formula="of:=[.D177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33" office:value-type="float" office:value="0.7056" calcext:value-type="float">
            <text:p>0.7056</text:p>
          </table:table-cell>
          <table:table-cell table:style-name="ce33" office:value-type="float" office:value="17.46" calcext:value-type="float">
            <text:p>17.4600</text:p>
          </table:table-cell>
          <table:table-cell table:style-name="ce33" office:value-type="float" office:value="0.16" calcext:value-type="float">
            <text:p>0.1600</text:p>
          </table:table-cell>
          <table:table-cell table:style-name="ce33" office:value-type="string" calcext:value-type="string">
            <text:p>2006-Achasov</text:p>
          </table:table-cell>
          <table:table-cell table:style-name="ce38"/>
          <table:table-cell table:style-name="ce39" table:formula="of:=[.A178]" office:value-type="float" office:value="0.7056" calcext:value-type="float">
            <text:p>0.7056</text:p>
          </table:table-cell>
          <table:table-cell table:style-name="ce39" table:formula="of:=SQRT([.B178])" office:value-type="float" office:value="4.17851648315524" calcext:value-type="float">
            <text:p>4.1785</text:p>
          </table:table-cell>
          <table:table-cell table:style-name="ce39" table:formula="of:=0.5*[.C178]/SQRT([.B178])" office:value-type="float" office:value="0.019145550896473" calcext:value-type="float">
            <text:p>0.0191</text:p>
          </table:table-cell>
          <table:table-cell table:formula="of:=[.D178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33" office:value-type="float" office:value="0.7744" calcext:value-type="float">
            <text:p>0.7744</text:p>
          </table:table-cell>
          <table:table-cell table:style-name="ce33" office:value-type="float" office:value="10.3" calcext:value-type="float">
            <text:p>10.3000</text:p>
          </table:table-cell>
          <table:table-cell table:style-name="ce33" office:value-type="float" office:value="0.12" calcext:value-type="float">
            <text:p>0.1200</text:p>
          </table:table-cell>
          <table:table-cell table:style-name="ce33" office:value-type="string" calcext:value-type="string">
            <text:p>2006-Achasov</text:p>
          </table:table-cell>
          <table:table-cell table:style-name="ce38"/>
          <table:table-cell table:style-name="ce39" table:formula="of:=[.A179]" office:value-type="float" office:value="0.7744" calcext:value-type="float">
            <text:p>0.7744</text:p>
          </table:table-cell>
          <table:table-cell table:style-name="ce39" table:formula="of:=SQRT([.B179])" office:value-type="float" office:value="3.20936130717624" calcext:value-type="float">
            <text:p>3.2094</text:p>
          </table:table-cell>
          <table:table-cell table:style-name="ce39" table:formula="of:=0.5*[.C179]/SQRT([.B179])" office:value-type="float" office:value="0.0186953085854927" calcext:value-type="float">
            <text:p>0.0187</text:p>
          </table:table-cell>
          <table:table-cell table:formula="of:=[.D179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33" office:value-type="float" office:value="0.8464" calcext:value-type="float">
            <text:p>0.8464</text:p>
          </table:table-cell>
          <table:table-cell table:style-name="ce33" office:value-type="float" office:value="6.66" calcext:value-type="float">
            <text:p>6.6600</text:p>
          </table:table-cell>
          <table:table-cell table:style-name="ce33" office:value-type="float" office:value="0.23" calcext:value-type="float">
            <text:p>0.2300</text:p>
          </table:table-cell>
          <table:table-cell table:style-name="ce33" office:value-type="string" calcext:value-type="string">
            <text:p>2006-Achasov</text:p>
          </table:table-cell>
          <table:table-cell table:style-name="ce38"/>
          <table:table-cell table:style-name="ce39" table:formula="of:=[.A180]" office:value-type="float" office:value="0.8464" calcext:value-type="float">
            <text:p>0.8464</text:p>
          </table:table-cell>
          <table:table-cell table:style-name="ce39" table:formula="of:=SQRT([.B180])" office:value-type="float" office:value="2.58069758011279" calcext:value-type="float">
            <text:p>2.5807</text:p>
          </table:table-cell>
          <table:table-cell table:style-name="ce39" table:formula="of:=0.5*[.C180]/SQRT([.B180])" office:value-type="float" office:value="0.0445615948517974" calcext:value-type="float">
            <text:p>0.0446</text:p>
          </table:table-cell>
          <table:table-cell table:formula="of:=[.D180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33" office:value-type="float" office:value="0.8836" calcext:value-type="float">
            <text:p>0.8836</text:p>
          </table:table-cell>
          <table:table-cell table:style-name="ce33" office:value-type="float" office:value="5.38" calcext:value-type="float">
            <text:p>5.3800</text:p>
          </table:table-cell>
          <table:table-cell table:style-name="ce33" office:value-type="float" office:value="0.07" calcext:value-type="float">
            <text:p>0.0700</text:p>
          </table:table-cell>
          <table:table-cell table:style-name="ce33" office:value-type="string" calcext:value-type="string">
            <text:p>2006-Achasov</text:p>
          </table:table-cell>
          <table:table-cell table:style-name="ce38"/>
          <table:table-cell table:style-name="ce39" table:formula="of:=[.A181]" office:value-type="float" office:value="0.8836" calcext:value-type="float">
            <text:p>0.8836</text:p>
          </table:table-cell>
          <table:table-cell table:style-name="ce39" table:formula="of:=SQRT([.B181])" office:value-type="float" office:value="2.31948270094864" calcext:value-type="float">
            <text:p>2.3195</text:p>
          </table:table-cell>
          <table:table-cell table:style-name="ce39" table:formula="of:=0.5*[.C181]/SQRT([.B181])" office:value-type="float" office:value="0.0150895714745729" calcext:value-type="float">
            <text:p>0.0151</text:p>
          </table:table-cell>
          <table:table-cell table:formula="of:=[.D181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33" office:value-type="float" office:value="0.9025" calcext:value-type="float">
            <text:p>0.9025</text:p>
          </table:table-cell>
          <table:table-cell table:style-name="ce33" office:value-type="float" office:value="4.83" calcext:value-type="float">
            <text:p>4.8300</text:p>
          </table:table-cell>
          <table:table-cell table:style-name="ce33" office:value-type="float" office:value="0.09" calcext:value-type="float">
            <text:p>0.0900</text:p>
          </table:table-cell>
          <table:table-cell table:style-name="ce33" office:value-type="string" calcext:value-type="string">
            <text:p>2006-Achasov</text:p>
          </table:table-cell>
          <table:table-cell table:style-name="ce38"/>
          <table:table-cell table:style-name="ce39" table:formula="of:=[.A182]" office:value-type="float" office:value="0.9025" calcext:value-type="float">
            <text:p>0.9025</text:p>
          </table:table-cell>
          <table:table-cell table:style-name="ce39" table:formula="of:=SQRT([.B182])" office:value-type="float" office:value="2.19772609758359" calcext:value-type="float">
            <text:p>2.1977</text:p>
          </table:table-cell>
          <table:table-cell table:style-name="ce39" table:formula="of:=0.5*[.C182]/SQRT([.B182])" office:value-type="float" office:value="0.020475708983698" calcext:value-type="float">
            <text:p>0.0205</text:p>
          </table:table-cell>
          <table:table-cell table:formula="of:=[.D182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33" office:value-type="float" office:value="0.917764" calcext:value-type="float">
            <text:p>0.9178</text:p>
          </table:table-cell>
          <table:table-cell table:style-name="ce33" office:value-type="float" office:value="4.41" calcext:value-type="float">
            <text:p>4.4100</text:p>
          </table:table-cell>
          <table:table-cell table:style-name="ce33" office:value-type="float" office:value="0.09" calcext:value-type="float">
            <text:p>0.0900</text:p>
          </table:table-cell>
          <table:table-cell table:style-name="ce33" office:value-type="string" calcext:value-type="string">
            <text:p>2006-Achasov</text:p>
          </table:table-cell>
          <table:table-cell table:style-name="ce38"/>
          <table:table-cell table:style-name="ce39" table:formula="of:=[.A183]" office:value-type="float" office:value="0.917764" calcext:value-type="float">
            <text:p>0.9178</text:p>
          </table:table-cell>
          <table:table-cell table:style-name="ce39" table:formula="of:=SQRT([.B183])" office:value-type="float" office:value="2.1" calcext:value-type="float">
            <text:p>2.1000</text:p>
          </table:table-cell>
          <table:table-cell table:style-name="ce39" table:formula="of:=0.5*[.C183]/SQRT([.B183])" office:value-type="float" office:value="0.0214285714285714" calcext:value-type="float">
            <text:p>0.0214</text:p>
          </table:table-cell>
          <table:table-cell table:formula="of:=[.D183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33" office:value-type="float" office:value="0.9409" calcext:value-type="float">
            <text:p>0.9409</text:p>
          </table:table-cell>
          <table:table-cell table:style-name="ce33" office:value-type="float" office:value="3.78" calcext:value-type="float">
            <text:p>3.7800</text:p>
          </table:table-cell>
          <table:table-cell table:style-name="ce33" office:value-type="float" office:value="0.09" calcext:value-type="float">
            <text:p>0.0900</text:p>
          </table:table-cell>
          <table:table-cell table:style-name="ce33" office:value-type="string" calcext:value-type="string">
            <text:p>2006-Achasov</text:p>
          </table:table-cell>
          <table:table-cell table:style-name="ce38"/>
          <table:table-cell table:style-name="ce39" table:formula="of:=[.A184]" office:value-type="float" office:value="0.9409" calcext:value-type="float">
            <text:p>0.9409</text:p>
          </table:table-cell>
          <table:table-cell table:style-name="ce39" table:formula="of:=SQRT([.B184])" office:value-type="float" office:value="1.94422220952236" calcext:value-type="float">
            <text:p>1.9442</text:p>
          </table:table-cell>
          <table:table-cell table:style-name="ce39" table:formula="of:=0.5*[.C184]/SQRT([.B184])" office:value-type="float" office:value="0.0231455024943138" calcext:value-type="float">
            <text:p>0.0231</text:p>
          </table:table-cell>
          <table:table-cell table:formula="of:=[.D184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float" office:value="0.9604" calcext:value-type="float">
            <text:p>0.9604</text:p>
          </table:table-cell>
          <table:table-cell table:style-name="ce33" office:value-type="float" office:value="3.596" calcext:value-type="float">
            <text:p>3.5960</text:p>
          </table:table-cell>
          <table:table-cell table:style-name="ce33" office:value-type="float" office:value="0.163" calcext:value-type="float">
            <text:p>0.1630</text:p>
          </table:table-cell>
          <table:table-cell table:style-name="ce33" office:value-type="string" calcext:value-type="string">
            <text:p>2005-Aulchenko</text:p>
          </table:table-cell>
          <table:table-cell table:style-name="ce38"/>
          <table:table-cell table:style-name="ce39" table:formula="of:=[.A186]" office:value-type="float" office:value="0.9604" calcext:value-type="float">
            <text:p>0.9604</text:p>
          </table:table-cell>
          <table:table-cell table:style-name="ce39" table:formula="of:=SQRT([.B186])" office:value-type="float" office:value="1.89631221058137" calcext:value-type="float">
            <text:p>1.8963</text:p>
          </table:table-cell>
          <table:table-cell table:style-name="ce39" table:formula="of:=0.5*[.C186]/SQRT([.B186])" office:value-type="float" office:value="0.0429781549394832" calcext:value-type="float">
            <text:p>0.0430</text:p>
          </table:table-cell>
          <table:table-cell table:formula="of:=[.D186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33" office:value-type="float" office:value="1.0816" calcext:value-type="float">
            <text:p>1.0816</text:p>
          </table:table-cell>
          <table:table-cell table:style-name="ce33" office:value-type="float" office:value="2.598" calcext:value-type="float">
            <text:p>2.5980</text:p>
          </table:table-cell>
          <table:table-cell table:style-name="ce33" office:value-type="float" office:value="0.134" calcext:value-type="float">
            <text:p>0.1340</text:p>
          </table:table-cell>
          <table:table-cell table:style-name="ce33" office:value-type="string" calcext:value-type="string">
            <text:p>2005-Aulchenko</text:p>
          </table:table-cell>
          <table:table-cell table:style-name="ce38"/>
          <table:table-cell table:style-name="ce39" table:formula="of:=[.A187]" office:value-type="float" office:value="1.0816" calcext:value-type="float">
            <text:p>1.0816</text:p>
          </table:table-cell>
          <table:table-cell table:style-name="ce39" table:formula="of:=SQRT([.B187])" office:value-type="float" office:value="1.6118312566767" calcext:value-type="float">
            <text:p>1.6118</text:p>
          </table:table-cell>
          <table:table-cell table:style-name="ce39" table:formula="of:=0.5*[.C187]/SQRT([.B187])" office:value-type="float" office:value="0.0415676267118318" calcext:value-type="float">
            <text:p>0.0416</text:p>
          </table:table-cell>
          <table:table-cell table:formula="of:=[.D187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33" office:value-type="float" office:value="1.1025" calcext:value-type="float">
            <text:p>1.1025</text:p>
          </table:table-cell>
          <table:table-cell table:style-name="ce33" office:value-type="float" office:value="2.262" calcext:value-type="float">
            <text:p>2.2620</text:p>
          </table:table-cell>
          <table:table-cell table:style-name="ce33" office:value-type="float" office:value="0.112" calcext:value-type="float">
            <text:p>0.1120</text:p>
          </table:table-cell>
          <table:table-cell table:style-name="ce33" office:value-type="string" calcext:value-type="string">
            <text:p>2005-Aulchenko</text:p>
          </table:table-cell>
          <table:table-cell table:style-name="ce38"/>
          <table:table-cell table:style-name="ce39" table:formula="of:=[.A188]" office:value-type="float" office:value="1.1025" calcext:value-type="float">
            <text:p>1.1025</text:p>
          </table:table-cell>
          <table:table-cell table:style-name="ce39" table:formula="of:=SQRT([.B188])" office:value-type="float" office:value="1.50399468084166" calcext:value-type="float">
            <text:p>1.5040</text:p>
          </table:table-cell>
          <table:table-cell table:style-name="ce39" table:formula="of:=0.5*[.C188]/SQRT([.B188])" office:value-type="float" office:value="0.0372341742383434" calcext:value-type="float">
            <text:p>0.0372</text:p>
          </table:table-cell>
          <table:table-cell table:formula="of:=[.D188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33" office:value-type="float" office:value="1.1236" calcext:value-type="float">
            <text:p>1.1236</text:p>
          </table:table-cell>
          <table:table-cell table:style-name="ce33" office:value-type="float" office:value="2.185" calcext:value-type="float">
            <text:p>2.1850</text:p>
          </table:table-cell>
          <table:table-cell table:style-name="ce33" office:value-type="float" office:value="0.135" calcext:value-type="float">
            <text:p>0.1350</text:p>
          </table:table-cell>
          <table:table-cell table:style-name="ce33" office:value-type="string" calcext:value-type="string">
            <text:p>2005-Aulchenko</text:p>
          </table:table-cell>
          <table:table-cell table:style-name="ce38"/>
          <table:table-cell table:style-name="ce39" table:formula="of:=[.A189]" office:value-type="float" office:value="1.1236" calcext:value-type="float">
            <text:p>1.1236</text:p>
          </table:table-cell>
          <table:table-cell table:style-name="ce39" table:formula="of:=SQRT([.B189])" office:value-type="float" office:value="1.47817454990945" calcext:value-type="float">
            <text:p>1.4782</text:p>
          </table:table-cell>
          <table:table-cell table:style-name="ce39" table:formula="of:=0.5*[.C189]/SQRT([.B189])" office:value-type="float" office:value="0.0456644311756923" calcext:value-type="float">
            <text:p>0.0457</text:p>
          </table:table-cell>
          <table:table-cell table:formula="of:=[.D189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33" office:value-type="float" office:value="1.1449" calcext:value-type="float">
            <text:p>1.1449</text:p>
          </table:table-cell>
          <table:table-cell table:style-name="ce33" office:value-type="float" office:value="2.295" calcext:value-type="float">
            <text:p>2.2950</text:p>
          </table:table-cell>
          <table:table-cell table:style-name="ce33" office:value-type="float" office:value="0.13" calcext:value-type="float">
            <text:p>0.1300</text:p>
          </table:table-cell>
          <table:table-cell table:style-name="ce33" office:value-type="string" calcext:value-type="string">
            <text:p>2005-Aulchenko</text:p>
          </table:table-cell>
          <table:table-cell table:style-name="ce38"/>
          <table:table-cell table:style-name="ce39" table:formula="of:=[.A190]" office:value-type="float" office:value="1.1449" calcext:value-type="float">
            <text:p>1.1449</text:p>
          </table:table-cell>
          <table:table-cell table:style-name="ce39" table:formula="of:=SQRT([.B190])" office:value-type="float" office:value="1.51492574075431" calcext:value-type="float">
            <text:p>1.5149</text:p>
          </table:table-cell>
          <table:table-cell table:style-name="ce39" table:formula="of:=0.5*[.C190]/SQRT([.B190])" office:value-type="float" office:value="0.0429063935289892" calcext:value-type="float">
            <text:p>0.0429</text:p>
          </table:table-cell>
          <table:table-cell table:formula="of:=[.D190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33" office:value-type="float" office:value="1.1664" calcext:value-type="float">
            <text:p>1.1664</text:p>
          </table:table-cell>
          <table:table-cell table:style-name="ce33" office:value-type="float" office:value="1.884" calcext:value-type="float">
            <text:p>1.8840</text:p>
          </table:table-cell>
          <table:table-cell table:style-name="ce33" office:value-type="float" office:value="0.119" calcext:value-type="float">
            <text:p>0.1190</text:p>
          </table:table-cell>
          <table:table-cell table:style-name="ce33" office:value-type="string" calcext:value-type="string">
            <text:p>2005-Aulchenko</text:p>
          </table:table-cell>
          <table:table-cell table:style-name="ce38"/>
          <table:table-cell table:style-name="ce39" table:formula="of:=[.A191]" office:value-type="float" office:value="1.1664" calcext:value-type="float">
            <text:p>1.1664</text:p>
          </table:table-cell>
          <table:table-cell table:style-name="ce39" table:formula="of:=SQRT([.B191])" office:value-type="float" office:value="1.37258879494188" calcext:value-type="float">
            <text:p>1.3726</text:p>
          </table:table-cell>
          <table:table-cell table:style-name="ce39" table:formula="of:=0.5*[.C191]/SQRT([.B191])" office:value-type="float" office:value="0.0433487437893003" calcext:value-type="float">
            <text:p>0.0433</text:p>
          </table:table-cell>
          <table:table-cell table:formula="of:=[.D191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33" office:value-type="float" office:value="1.1881" calcext:value-type="float">
            <text:p>1.1881</text:p>
          </table:table-cell>
          <table:table-cell table:style-name="ce33" office:value-type="float" office:value="2.12" calcext:value-type="float">
            <text:p>2.1200</text:p>
          </table:table-cell>
          <table:table-cell table:style-name="ce33" office:value-type="float" office:value="0.11" calcext:value-type="float">
            <text:p>0.1100</text:p>
          </table:table-cell>
          <table:table-cell table:style-name="ce33" office:value-type="string" calcext:value-type="string">
            <text:p>2005-Aulchenko</text:p>
          </table:table-cell>
          <table:table-cell table:style-name="ce38"/>
          <table:table-cell table:style-name="ce39" table:formula="of:=[.A192]" office:value-type="float" office:value="1.1881" calcext:value-type="float">
            <text:p>1.1881</text:p>
          </table:table-cell>
          <table:table-cell table:style-name="ce39" table:formula="of:=SQRT([.B192])" office:value-type="float" office:value="1.4560219778561" calcext:value-type="float">
            <text:p>1.4560</text:p>
          </table:table-cell>
          <table:table-cell table:style-name="ce39" table:formula="of:=0.5*[.C192]/SQRT([.B192])" office:value-type="float" office:value="0.0377741550858895" calcext:value-type="float">
            <text:p>0.0378</text:p>
          </table:table-cell>
          <table:table-cell table:formula="of:=[.D192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33" office:value-type="float" office:value="1.21" calcext:value-type="float">
            <text:p>1.2100</text:p>
          </table:table-cell>
          <table:table-cell table:style-name="ce33" office:value-type="float" office:value="1.704" calcext:value-type="float">
            <text:p>1.7040</text:p>
          </table:table-cell>
          <table:table-cell table:style-name="ce33" office:value-type="float" office:value="0.12" calcext:value-type="float">
            <text:p>0.1200</text:p>
          </table:table-cell>
          <table:table-cell table:style-name="ce33" office:value-type="string" calcext:value-type="string">
            <text:p>2005-Aulchenko</text:p>
          </table:table-cell>
          <table:table-cell table:style-name="ce38"/>
          <table:table-cell table:style-name="ce39" table:formula="of:=[.A193]" office:value-type="float" office:value="1.21" calcext:value-type="float">
            <text:p>1.2100</text:p>
          </table:table-cell>
          <table:table-cell table:style-name="ce39" table:formula="of:=SQRT([.B193])" office:value-type="float" office:value="1.30537350976646" calcext:value-type="float">
            <text:p>1.3054</text:p>
          </table:table-cell>
          <table:table-cell table:style-name="ce39" table:formula="of:=0.5*[.C193]/SQRT([.B193])" office:value-type="float" office:value="0.0459638559776922" calcext:value-type="float">
            <text:p>0.0460</text:p>
          </table:table-cell>
          <table:table-cell table:formula="of:=[.D193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33" office:value-type="float" office:value="1.2321" calcext:value-type="float">
            <text:p>1.2321</text:p>
          </table:table-cell>
          <table:table-cell table:style-name="ce33" office:value-type="float" office:value="1.641" calcext:value-type="float">
            <text:p>1.6410</text:p>
          </table:table-cell>
          <table:table-cell table:style-name="ce33" office:value-type="float" office:value="0.106" calcext:value-type="float">
            <text:p>0.1060</text:p>
          </table:table-cell>
          <table:table-cell table:style-name="ce33" office:value-type="string" calcext:value-type="string">
            <text:p>2005-Aulchenko</text:p>
          </table:table-cell>
          <table:table-cell table:style-name="ce38"/>
          <table:table-cell table:style-name="ce39" table:formula="of:=[.A194]" office:value-type="float" office:value="1.2321" calcext:value-type="float">
            <text:p>1.2321</text:p>
          </table:table-cell>
          <table:table-cell table:style-name="ce39" table:formula="of:=SQRT([.B194])" office:value-type="float" office:value="1.28101522239199" calcext:value-type="float">
            <text:p>1.2810</text:p>
          </table:table-cell>
          <table:table-cell table:style-name="ce39" table:formula="of:=0.5*[.C194]/SQRT([.B194])" office:value-type="float" office:value="0.0413734349706127" calcext:value-type="float">
            <text:p>0.0414</text:p>
          </table:table-cell>
          <table:table-cell table:formula="of:=[.D194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33" office:value-type="float" office:value="1.2544" calcext:value-type="float">
            <text:p>1.2544</text:p>
          </table:table-cell>
          <table:table-cell table:style-name="ce33" office:value-type="float" office:value="1.449" calcext:value-type="float">
            <text:p>1.4490</text:p>
          </table:table-cell>
          <table:table-cell table:style-name="ce33" office:value-type="float" office:value="0.146" calcext:value-type="float">
            <text:p>0.1460</text:p>
          </table:table-cell>
          <table:table-cell table:style-name="ce33" office:value-type="string" calcext:value-type="string">
            <text:p>2005-Aulchenko</text:p>
          </table:table-cell>
          <table:table-cell table:style-name="ce38"/>
          <table:table-cell table:style-name="ce39" table:formula="of:=[.A195]" office:value-type="float" office:value="1.2544" calcext:value-type="float">
            <text:p>1.2544</text:p>
          </table:table-cell>
          <table:table-cell table:style-name="ce39" table:formula="of:=SQRT([.B195])" office:value-type="float" office:value="1.20374415886433" calcext:value-type="float">
            <text:p>1.2037</text:p>
          </table:table-cell>
          <table:table-cell table:style-name="ce39" table:formula="of:=0.5*[.C195]/SQRT([.B195])" office:value-type="float" office:value="0.0606441156639726" calcext:value-type="float">
            <text:p>0.0606</text:p>
          </table:table-cell>
          <table:table-cell table:formula="of:=[.D195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33" office:value-type="float" office:value="1.2769" calcext:value-type="float">
            <text:p>1.2769</text:p>
          </table:table-cell>
          <table:table-cell table:style-name="ce33" office:value-type="float" office:value="1.683" calcext:value-type="float">
            <text:p>1.6830</text:p>
          </table:table-cell>
          <table:table-cell table:style-name="ce33" office:value-type="float" office:value="0.103" calcext:value-type="float">
            <text:p>0.1030</text:p>
          </table:table-cell>
          <table:table-cell table:style-name="ce33" office:value-type="string" calcext:value-type="string">
            <text:p>2005-Aulchenko</text:p>
          </table:table-cell>
          <table:table-cell table:style-name="ce38"/>
          <table:table-cell table:style-name="ce39" table:formula="of:=[.A196]" office:value-type="float" office:value="1.2769" calcext:value-type="float">
            <text:p>1.2769</text:p>
          </table:table-cell>
          <table:table-cell table:style-name="ce39" table:formula="of:=SQRT([.B196])" office:value-type="float" office:value="1.29730489862638" calcext:value-type="float">
            <text:p>1.2973</text:p>
          </table:table-cell>
          <table:table-cell table:style-name="ce39" table:formula="of:=0.5*[.C196]/SQRT([.B196])" office:value-type="float" office:value="0.0396976840637306" calcext:value-type="float">
            <text:p>0.0397</text:p>
          </table:table-cell>
          <table:table-cell table:formula="of:=[.D196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33" office:value-type="float" office:value="1.2996" calcext:value-type="float">
            <text:p>1.2996</text:p>
          </table:table-cell>
          <table:table-cell table:style-name="ce33" office:value-type="float" office:value="1.531" calcext:value-type="float">
            <text:p>1.5310</text:p>
          </table:table-cell>
          <table:table-cell table:style-name="ce33" office:value-type="float" office:value="0.088" calcext:value-type="float">
            <text:p>0.0880</text:p>
          </table:table-cell>
          <table:table-cell table:style-name="ce33" office:value-type="string" calcext:value-type="string">
            <text:p>2005-Aulchenko</text:p>
          </table:table-cell>
          <table:table-cell table:style-name="ce38"/>
          <table:table-cell table:style-name="ce39" table:formula="of:=[.A197]" office:value-type="float" office:value="1.2996" calcext:value-type="float">
            <text:p>1.2996</text:p>
          </table:table-cell>
          <table:table-cell table:style-name="ce39" table:formula="of:=SQRT([.B197])" office:value-type="float" office:value="1.23733584769859" calcext:value-type="float">
            <text:p>1.2373</text:p>
          </table:table-cell>
          <table:table-cell table:style-name="ce39" table:formula="of:=0.5*[.C197]/SQRT([.B197])" office:value-type="float" office:value="0.0355602725661255" calcext:value-type="float">
            <text:p>0.0356</text:p>
          </table:table-cell>
          <table:table-cell table:formula="of:=[.D197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33" office:value-type="float" office:value="1.3225" calcext:value-type="float">
            <text:p>1.3225</text:p>
          </table:table-cell>
          <table:table-cell table:style-name="ce33" office:value-type="float" office:value="1.374" calcext:value-type="float">
            <text:p>1.3740</text:p>
          </table:table-cell>
          <table:table-cell table:style-name="ce33" office:value-type="float" office:value="0.15" calcext:value-type="float">
            <text:p>0.1500</text:p>
          </table:table-cell>
          <table:table-cell table:style-name="ce33" office:value-type="string" calcext:value-type="string">
            <text:p>2005-Aulchenko</text:p>
          </table:table-cell>
          <table:table-cell table:style-name="ce38"/>
          <table:table-cell table:style-name="ce39" table:formula="of:=[.A198]" office:value-type="float" office:value="1.3225" calcext:value-type="float">
            <text:p>1.3225</text:p>
          </table:table-cell>
          <table:table-cell table:style-name="ce39" table:formula="of:=SQRT([.B198])" office:value-type="float" office:value="1.17217746096741" calcext:value-type="float">
            <text:p>1.1722</text:p>
          </table:table-cell>
          <table:table-cell table:style-name="ce39" table:formula="of:=0.5*[.C198]/SQRT([.B198])" office:value-type="float" office:value="0.0639834858606664" calcext:value-type="float">
            <text:p>0.0640</text:p>
          </table:table-cell>
          <table:table-cell table:formula="of:=[.D198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33" office:value-type="float" office:value="1.3456" calcext:value-type="float">
            <text:p>1.3456</text:p>
          </table:table-cell>
          <table:table-cell table:style-name="ce33" office:value-type="float" office:value="1.386" calcext:value-type="float">
            <text:p>1.3860</text:p>
          </table:table-cell>
          <table:table-cell table:style-name="ce33" office:value-type="float" office:value="0.087" calcext:value-type="float">
            <text:p>0.0870</text:p>
          </table:table-cell>
          <table:table-cell table:style-name="ce33" office:value-type="string" calcext:value-type="string">
            <text:p>2005-Aulchenko</text:p>
          </table:table-cell>
          <table:table-cell table:style-name="ce38"/>
          <table:table-cell table:style-name="ce39" table:formula="of:=[.A199]" office:value-type="float" office:value="1.3456" calcext:value-type="float">
            <text:p>1.3456</text:p>
          </table:table-cell>
          <table:table-cell table:style-name="ce39" table:formula="of:=SQRT([.B199])" office:value-type="float" office:value="1.17728501222092" calcext:value-type="float">
            <text:p>1.1773</text:p>
          </table:table-cell>
          <table:table-cell table:style-name="ce39" table:formula="of:=0.5*[.C199]/SQRT([.B199])" office:value-type="float" office:value="0.0369494213792279" calcext:value-type="float">
            <text:p>0.0369</text:p>
          </table:table-cell>
          <table:table-cell table:formula="of:=[.D199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33" office:value-type="float" office:value="1.3689" calcext:value-type="float">
            <text:p>1.3689</text:p>
          </table:table-cell>
          <table:table-cell table:style-name="ce33" office:value-type="float" office:value="1.197" calcext:value-type="float">
            <text:p>1.1970</text:p>
          </table:table-cell>
          <table:table-cell table:style-name="ce33" office:value-type="float" office:value="0.115" calcext:value-type="float">
            <text:p>0.1150</text:p>
          </table:table-cell>
          <table:table-cell table:style-name="ce33" office:value-type="string" calcext:value-type="string">
            <text:p>2005-Aulchenko</text:p>
          </table:table-cell>
          <table:table-cell table:style-name="ce38"/>
          <table:table-cell table:style-name="ce39" table:formula="of:=[.A200]" office:value-type="float" office:value="1.3689" calcext:value-type="float">
            <text:p>1.3689</text:p>
          </table:table-cell>
          <table:table-cell table:style-name="ce39" table:formula="of:=SQRT([.B200])" office:value-type="float" office:value="1.09407495172863" calcext:value-type="float">
            <text:p>1.0941</text:p>
          </table:table-cell>
          <table:table-cell table:style-name="ce39" table:formula="of:=0.5*[.C200]/SQRT([.B200])" office:value-type="float" office:value="0.0525558143060953" calcext:value-type="float">
            <text:p>0.0526</text:p>
          </table:table-cell>
          <table:table-cell table:formula="of:=[.D200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33" office:value-type="float" office:value="1.3924" calcext:value-type="float">
            <text:p>1.3924</text:p>
          </table:table-cell>
          <table:table-cell table:style-name="ce33" office:value-type="float" office:value="1.2" calcext:value-type="float">
            <text:p>1.2000</text:p>
          </table:table-cell>
          <table:table-cell table:style-name="ce33" office:value-type="float" office:value="0.088" calcext:value-type="float">
            <text:p>0.0880</text:p>
          </table:table-cell>
          <table:table-cell table:style-name="ce33" office:value-type="string" calcext:value-type="string">
            <text:p>2005-Aulchenko</text:p>
          </table:table-cell>
          <table:table-cell table:style-name="ce38"/>
          <table:table-cell table:style-name="ce39" table:formula="of:=[.A201]" office:value-type="float" office:value="1.3924" calcext:value-type="float">
            <text:p>1.3924</text:p>
          </table:table-cell>
          <table:table-cell table:style-name="ce39" table:formula="of:=SQRT([.B201])" office:value-type="float" office:value="1.09544511501033" calcext:value-type="float">
            <text:p>1.0954</text:p>
          </table:table-cell>
          <table:table-cell table:style-name="ce39" table:formula="of:=0.5*[.C201]/SQRT([.B201])" office:value-type="float" office:value="0.0401663208837122" calcext:value-type="float">
            <text:p>0.0402</text:p>
          </table:table-cell>
          <table:table-cell table:formula="of:=[.D201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33" office:value-type="float" office:value="1.4161" calcext:value-type="float">
            <text:p>1.4161</text:p>
          </table:table-cell>
          <table:table-cell table:style-name="ce33" office:value-type="float" office:value="1.014" calcext:value-type="float">
            <text:p>1.0140</text:p>
          </table:table-cell>
          <table:table-cell table:style-name="ce33" office:value-type="float" office:value="0.093" calcext:value-type="float">
            <text:p>0.0930</text:p>
          </table:table-cell>
          <table:table-cell table:style-name="ce33" office:value-type="string" calcext:value-type="string">
            <text:p>2005-Aulchenko</text:p>
          </table:table-cell>
          <table:table-cell table:style-name="ce38"/>
          <table:table-cell table:style-name="ce39" table:formula="of:=[.A202]" office:value-type="float" office:value="1.4161" calcext:value-type="float">
            <text:p>1.4161</text:p>
          </table:table-cell>
          <table:table-cell table:style-name="ce39" table:formula="of:=SQRT([.B202])" office:value-type="float" office:value="1.00697567001393" calcext:value-type="float">
            <text:p>1.0070</text:p>
          </table:table-cell>
          <table:table-cell table:style-name="ce39" table:formula="of:=0.5*[.C202]/SQRT([.B202])" office:value-type="float" office:value="0.0461778783586269" calcext:value-type="float">
            <text:p>0.0462</text:p>
          </table:table-cell>
          <table:table-cell table:formula="of:=[.D202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33" office:value-type="float" office:value="1.44" calcext:value-type="float">
            <text:p>1.4400</text:p>
          </table:table-cell>
          <table:table-cell table:style-name="ce33" office:value-type="float" office:value="0.983" calcext:value-type="float">
            <text:p>0.9830</text:p>
          </table:table-cell>
          <table:table-cell table:style-name="ce33" office:value-type="float" office:value="0.079" calcext:value-type="float">
            <text:p>0.0790</text:p>
          </table:table-cell>
          <table:table-cell table:style-name="ce33" office:value-type="string" calcext:value-type="string">
            <text:p>2005-Aulchenko</text:p>
          </table:table-cell>
          <table:table-cell table:style-name="ce38"/>
          <table:table-cell table:style-name="ce39" table:formula="of:=[.A203]" office:value-type="float" office:value="1.44" calcext:value-type="float">
            <text:p>1.4400</text:p>
          </table:table-cell>
          <table:table-cell table:style-name="ce39" table:formula="of:=SQRT([.B203])" office:value-type="float" office:value="0.991463564635635" calcext:value-type="float">
            <text:p>0.9915</text:p>
          </table:table-cell>
          <table:table-cell table:style-name="ce39" table:formula="of:=0.5*[.C203]/SQRT([.B203])" office:value-type="float" office:value="0.0398400923734563" calcext:value-type="float">
            <text:p>0.0398</text:p>
          </table:table-cell>
          <table:table-cell table:formula="of:=[.D203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33" office:value-type="float" office:value="1.46748996" calcext:value-type="float">
            <text:p>1.4675</text:p>
          </table:table-cell>
          <table:table-cell table:style-name="ce33" office:value-type="float" office:value="1.069" calcext:value-type="float">
            <text:p>1.0690</text:p>
          </table:table-cell>
          <table:table-cell table:style-name="ce33" office:value-type="float" office:value="0.082" calcext:value-type="float">
            <text:p>0.0820</text:p>
          </table:table-cell>
          <table:table-cell table:style-name="ce33" office:value-type="string" calcext:value-type="string">
            <text:p>2005-Aulchenko</text:p>
          </table:table-cell>
          <table:table-cell table:style-name="ce38"/>
          <table:table-cell table:style-name="ce39" table:formula="of:=[.A204]" office:value-type="float" office:value="1.46748996" calcext:value-type="float">
            <text:p>1.4675</text:p>
          </table:table-cell>
          <table:table-cell table:style-name="ce39" table:formula="of:=SQRT([.B204])" office:value-type="float" office:value="1.03392456204503" calcext:value-type="float">
            <text:p>1.0339</text:p>
          </table:table-cell>
          <table:table-cell table:style-name="ce39" table:formula="of:=0.5*[.C204]/SQRT([.B204])" office:value-type="float" office:value="0.0396547306303518" calcext:value-type="float">
            <text:p>0.0397</text:p>
          </table:table-cell>
          <table:table-cell table:formula="of:=[.D204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33" office:value-type="float" office:value="1.4884" calcext:value-type="float">
            <text:p>1.4884</text:p>
          </table:table-cell>
          <table:table-cell table:style-name="ce33" office:value-type="float" office:value="0.989" calcext:value-type="float">
            <text:p>0.9890</text:p>
          </table:table-cell>
          <table:table-cell table:style-name="ce33" office:value-type="float" office:value="0.075" calcext:value-type="float">
            <text:p>0.0750</text:p>
          </table:table-cell>
          <table:table-cell table:style-name="ce33" office:value-type="string" calcext:value-type="string">
            <text:p>2005-Aulchenko</text:p>
          </table:table-cell>
          <table:table-cell table:style-name="ce38"/>
          <table:table-cell table:style-name="ce39" table:formula="of:=[.A205]" office:value-type="float" office:value="1.4884" calcext:value-type="float">
            <text:p>1.4884</text:p>
          </table:table-cell>
          <table:table-cell table:style-name="ce39" table:formula="of:=SQRT([.B205])" office:value-type="float" office:value="0.994484791236146" calcext:value-type="float">
            <text:p>0.9945</text:p>
          </table:table-cell>
          <table:table-cell table:style-name="ce39" table:formula="of:=0.5*[.C205]/SQRT([.B205])" office:value-type="float" office:value="0.0377079673117851" calcext:value-type="float">
            <text:p>0.0377</text:p>
          </table:table-cell>
          <table:table-cell table:formula="of:=[.D205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33" office:value-type="float" office:value="1.5129" calcext:value-type="float">
            <text:p>1.5129</text:p>
          </table:table-cell>
          <table:table-cell table:style-name="ce33" office:value-type="float" office:value="1.069" calcext:value-type="float">
            <text:p>1.0690</text:p>
          </table:table-cell>
          <table:table-cell table:style-name="ce33" office:value-type="float" office:value="0.088" calcext:value-type="float">
            <text:p>0.0880</text:p>
          </table:table-cell>
          <table:table-cell table:style-name="ce33" office:value-type="string" calcext:value-type="string">
            <text:p>2005-Aulchenko</text:p>
          </table:table-cell>
          <table:table-cell table:style-name="ce38"/>
          <table:table-cell table:style-name="ce39" table:formula="of:=[.A206]" office:value-type="float" office:value="1.5129" calcext:value-type="float">
            <text:p>1.5129</text:p>
          </table:table-cell>
          <table:table-cell table:style-name="ce39" table:formula="of:=SQRT([.B206])" office:value-type="float" office:value="1.03392456204503" calcext:value-type="float">
            <text:p>1.0339</text:p>
          </table:table-cell>
          <table:table-cell table:style-name="ce39" table:formula="of:=0.5*[.C206]/SQRT([.B206])" office:value-type="float" office:value="0.0425562962862312" calcext:value-type="float">
            <text:p>0.0426</text:p>
          </table:table-cell>
          <table:table-cell table:formula="of:=[.D206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33" office:value-type="float" office:value="1.5376" calcext:value-type="float">
            <text:p>1.5376</text:p>
          </table:table-cell>
          <table:table-cell table:style-name="ce33" office:value-type="float" office:value="0.988" calcext:value-type="float">
            <text:p>0.9880</text:p>
          </table:table-cell>
          <table:table-cell table:style-name="ce33" office:value-type="float" office:value="0.081" calcext:value-type="float">
            <text:p>0.0810</text:p>
          </table:table-cell>
          <table:table-cell table:style-name="ce33" office:value-type="string" calcext:value-type="string">
            <text:p>2005-Aulchenko</text:p>
          </table:table-cell>
          <table:table-cell table:style-name="ce38"/>
          <table:table-cell table:style-name="ce39" table:formula="of:=[.A207]" office:value-type="float" office:value="1.5376" calcext:value-type="float">
            <text:p>1.5376</text:p>
          </table:table-cell>
          <table:table-cell table:style-name="ce39" table:formula="of:=SQRT([.B207])" office:value-type="float" office:value="0.993981891183134" calcext:value-type="float">
            <text:p>0.9940</text:p>
          </table:table-cell>
          <table:table-cell table:style-name="ce39" table:formula="of:=0.5*[.C207]/SQRT([.B207])" office:value-type="float" office:value="0.0407452091021426" calcext:value-type="float">
            <text:p>0.0407</text:p>
          </table:table-cell>
          <table:table-cell table:formula="of:=[.D207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33" office:value-type="float" office:value="1.5625" calcext:value-type="float">
            <text:p>1.5625</text:p>
          </table:table-cell>
          <table:table-cell table:style-name="ce33" office:value-type="float" office:value="0.794" calcext:value-type="float">
            <text:p>0.7940</text:p>
          </table:table-cell>
          <table:table-cell table:style-name="ce33" office:value-type="float" office:value="0.064" calcext:value-type="float">
            <text:p>0.0640</text:p>
          </table:table-cell>
          <table:table-cell table:style-name="ce33" office:value-type="string" calcext:value-type="string">
            <text:p>2005-Aulchenko</text:p>
          </table:table-cell>
          <table:table-cell table:style-name="ce38"/>
          <table:table-cell table:style-name="ce39" table:formula="of:=[.A208]" office:value-type="float" office:value="1.5625" calcext:value-type="float">
            <text:p>1.5625</text:p>
          </table:table-cell>
          <table:table-cell table:style-name="ce39" table:formula="of:=SQRT([.B208])" office:value-type="float" office:value="0.891066776397819" calcext:value-type="float">
            <text:p>0.8911</text:p>
          </table:table-cell>
          <table:table-cell table:style-name="ce39" table:formula="of:=0.5*[.C208]/SQRT([.B208])" office:value-type="float" office:value="0.0359120111394587" calcext:value-type="float">
            <text:p>0.0359</text:p>
          </table:table-cell>
          <table:table-cell table:formula="of:=[.D208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33" office:value-type="float" office:value="1.5876" calcext:value-type="float">
            <text:p>1.5876</text:p>
          </table:table-cell>
          <table:table-cell table:style-name="ce33" office:value-type="float" office:value="0.696" calcext:value-type="float">
            <text:p>0.6960</text:p>
          </table:table-cell>
          <table:table-cell table:style-name="ce33" office:value-type="float" office:value="0.063" calcext:value-type="float">
            <text:p>0.0630</text:p>
          </table:table-cell>
          <table:table-cell table:style-name="ce33" office:value-type="string" calcext:value-type="string">
            <text:p>2005-Aulchenko</text:p>
          </table:table-cell>
          <table:table-cell table:style-name="ce38"/>
          <table:table-cell table:style-name="ce39" table:formula="of:=[.A209]" office:value-type="float" office:value="1.5876" calcext:value-type="float">
            <text:p>1.5876</text:p>
          </table:table-cell>
          <table:table-cell table:style-name="ce39" table:formula="of:=SQRT([.B209])" office:value-type="float" office:value="0.834266144584568" calcext:value-type="float">
            <text:p>0.8343</text:p>
          </table:table-cell>
          <table:table-cell table:style-name="ce39" table:formula="of:=0.5*[.C209]/SQRT([.B209])" office:value-type="float" office:value="0.037757734991974" calcext:value-type="float">
            <text:p>0.0378</text:p>
          </table:table-cell>
          <table:table-cell table:formula="of:=[.D209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33" office:value-type="float" office:value="1.6129" calcext:value-type="float">
            <text:p>1.6129</text:p>
          </table:table-cell>
          <table:table-cell table:style-name="ce33" office:value-type="float" office:value="0.719" calcext:value-type="float">
            <text:p>0.7190</text:p>
          </table:table-cell>
          <table:table-cell table:style-name="ce33" office:value-type="float" office:value="0.057" calcext:value-type="float">
            <text:p>0.0570</text:p>
          </table:table-cell>
          <table:table-cell table:style-name="ce33" office:value-type="string" calcext:value-type="string">
            <text:p>2005-Aulchenko</text:p>
          </table:table-cell>
          <table:table-cell table:style-name="ce38"/>
          <table:table-cell table:style-name="ce39" table:formula="of:=[.A210]" office:value-type="float" office:value="1.6129" calcext:value-type="float">
            <text:p>1.6129</text:p>
          </table:table-cell>
          <table:table-cell table:style-name="ce39" table:formula="of:=SQRT([.B210])" office:value-type="float" office:value="0.847938677028003" calcext:value-type="float">
            <text:p>0.8479</text:p>
          </table:table-cell>
          <table:table-cell table:style-name="ce39" table:formula="of:=0.5*[.C210]/SQRT([.B210])" office:value-type="float" office:value="0.0336109211339334" calcext:value-type="float">
            <text:p>0.0336</text:p>
          </table:table-cell>
          <table:table-cell table:formula="of:=[.D210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33" office:value-type="float" office:value="1.6384" calcext:value-type="float">
            <text:p>1.6384</text:p>
          </table:table-cell>
          <table:table-cell table:style-name="ce33" office:value-type="float" office:value="0.693" calcext:value-type="float">
            <text:p>0.6930</text:p>
          </table:table-cell>
          <table:table-cell table:style-name="ce33" office:value-type="float" office:value="0.052" calcext:value-type="float">
            <text:p>0.0520</text:p>
          </table:table-cell>
          <table:table-cell table:style-name="ce33" office:value-type="string" calcext:value-type="string">
            <text:p>2005-Aulchenko</text:p>
          </table:table-cell>
          <table:table-cell table:style-name="ce38"/>
          <table:table-cell table:style-name="ce39" table:formula="of:=[.A211]" office:value-type="float" office:value="1.6384" calcext:value-type="float">
            <text:p>1.6384</text:p>
          </table:table-cell>
          <table:table-cell table:style-name="ce39" table:formula="of:=SQRT([.B211])" office:value-type="float" office:value="0.832466215530697" calcext:value-type="float">
            <text:p>0.8325</text:p>
          </table:table-cell>
          <table:table-cell table:style-name="ce39" table:formula="of:=0.5*[.C211]/SQRT([.B211])" office:value-type="float" office:value="0.0312324987067794" calcext:value-type="float">
            <text:p>0.0312</text:p>
          </table:table-cell>
          <table:table-cell table:formula="of:=[.D211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33" office:value-type="float" office:value="1.6641" calcext:value-type="float">
            <text:p>1.6641</text:p>
          </table:table-cell>
          <table:table-cell table:style-name="ce33" office:value-type="float" office:value="0.571" calcext:value-type="float">
            <text:p>0.5710</text:p>
          </table:table-cell>
          <table:table-cell table:style-name="ce33" office:value-type="float" office:value="0.042" calcext:value-type="float">
            <text:p>0.0420</text:p>
          </table:table-cell>
          <table:table-cell table:style-name="ce33" office:value-type="string" calcext:value-type="string">
            <text:p>2005-Aulchenko</text:p>
          </table:table-cell>
          <table:table-cell table:style-name="ce38"/>
          <table:table-cell table:style-name="ce39" table:formula="of:=[.A212]" office:value-type="float" office:value="1.6641" calcext:value-type="float">
            <text:p>1.6641</text:p>
          </table:table-cell>
          <table:table-cell table:style-name="ce39" table:formula="of:=SQRT([.B212])" office:value-type="float" office:value="0.755645419492503" calcext:value-type="float">
            <text:p>0.7556</text:p>
          </table:table-cell>
          <table:table-cell table:style-name="ce39" table:formula="of:=0.5*[.C212]/SQRT([.B212])" office:value-type="float" office:value="0.0277908122755561" calcext:value-type="float">
            <text:p>0.0278</text:p>
          </table:table-cell>
          <table:table-cell table:formula="of:=[.D212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33" office:value-type="float" office:value="1.69" calcext:value-type="float">
            <text:p>1.6900</text:p>
          </table:table-cell>
          <table:table-cell table:style-name="ce33" office:value-type="float" office:value="0.64" calcext:value-type="float">
            <text:p>0.6400</text:p>
          </table:table-cell>
          <table:table-cell table:style-name="ce33" office:value-type="float" office:value="0.046" calcext:value-type="float">
            <text:p>0.0460</text:p>
          </table:table-cell>
          <table:table-cell table:style-name="ce33" office:value-type="string" calcext:value-type="string">
            <text:p>2005-Aulchenko</text:p>
          </table:table-cell>
          <table:table-cell table:style-name="ce38"/>
          <table:table-cell table:style-name="ce39" table:formula="of:=[.A213]" office:value-type="float" office:value="1.69" calcext:value-type="float">
            <text:p>1.6900</text:p>
          </table:table-cell>
          <table:table-cell table:style-name="ce39" table:formula="of:=SQRT([.B213])" office:value-type="float" office:value="0.8" calcext:value-type="float">
            <text:p>0.8000</text:p>
          </table:table-cell>
          <table:table-cell table:style-name="ce39" table:formula="of:=0.5*[.C213]/SQRT([.B213])" office:value-type="float" office:value="0.02875" calcext:value-type="float">
            <text:p>0.0288</text:p>
          </table:table-cell>
          <table:table-cell table:formula="of:=[.D213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33" office:value-type="float" office:value="1.7161" calcext:value-type="float">
            <text:p>1.7161</text:p>
          </table:table-cell>
          <table:table-cell table:style-name="ce33" office:value-type="float" office:value="0.57" calcext:value-type="float">
            <text:p>0.5700</text:p>
          </table:table-cell>
          <table:table-cell table:style-name="ce33" office:value-type="float" office:value="0.05" calcext:value-type="float">
            <text:p>0.0500</text:p>
          </table:table-cell>
          <table:table-cell table:style-name="ce33" office:value-type="string" calcext:value-type="string">
            <text:p>2005-Aulchenko</text:p>
          </table:table-cell>
          <table:table-cell table:style-name="ce38"/>
          <table:table-cell table:style-name="ce39" table:formula="of:=[.A214]" office:value-type="float" office:value="1.7161" calcext:value-type="float">
            <text:p>1.7161</text:p>
          </table:table-cell>
          <table:table-cell table:style-name="ce39" table:formula="of:=SQRT([.B214])" office:value-type="float" office:value="0.754983443527075" calcext:value-type="float">
            <text:p>0.7550</text:p>
          </table:table-cell>
          <table:table-cell table:style-name="ce39" table:formula="of:=0.5*[.C214]/SQRT([.B214])" office:value-type="float" office:value="0.0331133089266261" calcext:value-type="float">
            <text:p>0.0331</text:p>
          </table:table-cell>
          <table:table-cell table:formula="of:=[.D214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33" office:value-type="float" office:value="1.7424" calcext:value-type="float">
            <text:p>1.7424</text:p>
          </table:table-cell>
          <table:table-cell table:style-name="ce33" office:value-type="float" office:value="0.483" calcext:value-type="float">
            <text:p>0.4830</text:p>
          </table:table-cell>
          <table:table-cell table:style-name="ce33" office:value-type="float" office:value="0.054" calcext:value-type="float">
            <text:p>0.0540</text:p>
          </table:table-cell>
          <table:table-cell table:style-name="ce33" office:value-type="string" calcext:value-type="string">
            <text:p>2005-Aulchenko</text:p>
          </table:table-cell>
          <table:table-cell table:style-name="ce38"/>
          <table:table-cell table:style-name="ce39" table:formula="of:=[.A215]" office:value-type="float" office:value="1.7424" calcext:value-type="float">
            <text:p>1.7424</text:p>
          </table:table-cell>
          <table:table-cell table:style-name="ce39" table:formula="of:=SQRT([.B215])" office:value-type="float" office:value="0.694982014155762" calcext:value-type="float">
            <text:p>0.6950</text:p>
          </table:table-cell>
          <table:table-cell table:style-name="ce39" table:formula="of:=0.5*[.C215]/SQRT([.B215])" office:value-type="float" office:value="0.0388499262571544" calcext:value-type="float">
            <text:p>0.0388</text:p>
          </table:table-cell>
          <table:table-cell table:formula="of:=[.D215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33" office:value-type="float" office:value="1.7689" calcext:value-type="float">
            <text:p>1.7689</text:p>
          </table:table-cell>
          <table:table-cell table:style-name="ce33" office:value-type="float" office:value="0.46" calcext:value-type="float">
            <text:p>0.4600</text:p>
          </table:table-cell>
          <table:table-cell table:style-name="ce33" office:value-type="float" office:value="0.04" calcext:value-type="float">
            <text:p>0.0400</text:p>
          </table:table-cell>
          <table:table-cell table:style-name="ce33" office:value-type="string" calcext:value-type="string">
            <text:p>2005-Aulchenko</text:p>
          </table:table-cell>
          <table:table-cell table:style-name="ce38"/>
          <table:table-cell table:style-name="ce39" table:formula="of:=[.A216]" office:value-type="float" office:value="1.7689" calcext:value-type="float">
            <text:p>1.7689</text:p>
          </table:table-cell>
          <table:table-cell table:style-name="ce39" table:formula="of:=SQRT([.B216])" office:value-type="float" office:value="0.678232998312527" calcext:value-type="float">
            <text:p>0.6782</text:p>
          </table:table-cell>
          <table:table-cell table:style-name="ce39" table:formula="of:=0.5*[.C216]/SQRT([.B216])" office:value-type="float" office:value="0.0294883912309794" calcext:value-type="float">
            <text:p>0.0295</text:p>
          </table:table-cell>
          <table:table-cell table:formula="of:=[.D216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33" office:value-type="float" office:value="1.7956" calcext:value-type="float">
            <text:p>1.7956</text:p>
          </table:table-cell>
          <table:table-cell table:style-name="ce33" office:value-type="float" office:value="0.524" calcext:value-type="float">
            <text:p>0.5240</text:p>
          </table:table-cell>
          <table:table-cell table:style-name="ce33" office:value-type="float" office:value="0.062" calcext:value-type="float">
            <text:p>0.0620</text:p>
          </table:table-cell>
          <table:table-cell table:style-name="ce33" office:value-type="string" calcext:value-type="string">
            <text:p>2005-Aulchenko</text:p>
          </table:table-cell>
          <table:table-cell table:style-name="ce38"/>
          <table:table-cell table:style-name="ce39" table:formula="of:=[.A217]" office:value-type="float" office:value="1.7956" calcext:value-type="float">
            <text:p>1.7956</text:p>
          </table:table-cell>
          <table:table-cell table:style-name="ce39" table:formula="of:=SQRT([.B217])" office:value-type="float" office:value="0.723878442834154" calcext:value-type="float">
            <text:p>0.7239</text:p>
          </table:table-cell>
          <table:table-cell table:style-name="ce39" table:formula="of:=0.5*[.C217]/SQRT([.B217])" office:value-type="float" office:value="0.0428248697096542" calcext:value-type="float">
            <text:p>0.0428</text:p>
          </table:table-cell>
          <table:table-cell table:formula="of:=[.D217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33" office:value-type="float" office:value="1.8225" calcext:value-type="float">
            <text:p>1.8225</text:p>
          </table:table-cell>
          <table:table-cell table:style-name="ce33" office:value-type="float" office:value="0.347" calcext:value-type="float">
            <text:p>0.3470</text:p>
          </table:table-cell>
          <table:table-cell table:style-name="ce33" office:value-type="float" office:value="0.049" calcext:value-type="float">
            <text:p>0.0490</text:p>
          </table:table-cell>
          <table:table-cell table:style-name="ce33" office:value-type="string" calcext:value-type="string">
            <text:p>2005-Aulchenko</text:p>
          </table:table-cell>
          <table:table-cell table:style-name="ce38"/>
          <table:table-cell table:style-name="ce39" table:formula="of:=[.A218]" office:value-type="float" office:value="1.8225" calcext:value-type="float">
            <text:p>1.8225</text:p>
          </table:table-cell>
          <table:table-cell table:style-name="ce39" table:formula="of:=SQRT([.B218])" office:value-type="float" office:value="0.589067059000926" calcext:value-type="float">
            <text:p>0.5891</text:p>
          </table:table-cell>
          <table:table-cell table:style-name="ce39" table:formula="of:=0.5*[.C218]/SQRT([.B218])" office:value-type="float" office:value="0.0415911900447339" calcext:value-type="float">
            <text:p>0.0416</text:p>
          </table:table-cell>
          <table:table-cell table:formula="of:=[.D218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33" office:value-type="float" office:value="1.8496" calcext:value-type="float">
            <text:p>1.8496</text:p>
          </table:table-cell>
          <table:table-cell table:style-name="ce33" office:value-type="float" office:value="0.357" calcext:value-type="float">
            <text:p>0.3570</text:p>
          </table:table-cell>
          <table:table-cell table:style-name="ce33" office:value-type="float" office:value="0.04" calcext:value-type="float">
            <text:p>0.0400</text:p>
          </table:table-cell>
          <table:table-cell table:style-name="ce33" office:value-type="string" calcext:value-type="string">
            <text:p>2005-Aulchenko</text:p>
          </table:table-cell>
          <table:table-cell table:style-name="ce38"/>
          <table:table-cell table:style-name="ce39" table:formula="of:=[.A219]" office:value-type="float" office:value="1.8496" calcext:value-type="float">
            <text:p>1.8496</text:p>
          </table:table-cell>
          <table:table-cell table:style-name="ce39" table:formula="of:=SQRT([.B219])" office:value-type="float" office:value="0.597494769851586" calcext:value-type="float">
            <text:p>0.5975</text:p>
          </table:table-cell>
          <table:table-cell table:style-name="ce39" table:formula="of:=0.5*[.C219]/SQRT([.B219])" office:value-type="float" office:value="0.0334730963502289" calcext:value-type="float">
            <text:p>0.0335</text:p>
          </table:table-cell>
          <table:table-cell table:formula="of:=[.D219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33" office:value-type="float" office:value="1.8769" calcext:value-type="float">
            <text:p>1.8769</text:p>
          </table:table-cell>
          <table:table-cell table:style-name="ce33" office:value-type="float" office:value="0.424" calcext:value-type="float">
            <text:p>0.4240</text:p>
          </table:table-cell>
          <table:table-cell table:style-name="ce33" office:value-type="float" office:value="0.078" calcext:value-type="float">
            <text:p>0.0780</text:p>
          </table:table-cell>
          <table:table-cell table:style-name="ce33" office:value-type="string" calcext:value-type="string">
            <text:p>2005-Aulchenko</text:p>
          </table:table-cell>
          <table:table-cell table:style-name="ce38"/>
          <table:table-cell table:style-name="ce39" table:formula="of:=[.A220]" office:value-type="float" office:value="1.8769" calcext:value-type="float">
            <text:p>1.8769</text:p>
          </table:table-cell>
          <table:table-cell table:style-name="ce39" table:formula="of:=SQRT([.B220])" office:value-type="float" office:value="0.651152823843988" calcext:value-type="float">
            <text:p>0.6512</text:p>
          </table:table-cell>
          <table:table-cell table:style-name="ce39" table:formula="of:=0.5*[.C220]/SQRT([.B220])" office:value-type="float" office:value="0.0598937738913102" calcext:value-type="float">
            <text:p>0.0599</text:p>
          </table:table-cell>
          <table:table-cell table:formula="of:=[.D220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33" office:value-type="float" office:value="1.9044" calcext:value-type="float">
            <text:p>1.9044</text:p>
          </table:table-cell>
          <table:table-cell table:style-name="ce33" office:value-type="float" office:value="0.338" calcext:value-type="float">
            <text:p>0.3380</text:p>
          </table:table-cell>
          <table:table-cell table:style-name="ce33" office:value-type="float" office:value="0.032" calcext:value-type="float">
            <text:p>0.0320</text:p>
          </table:table-cell>
          <table:table-cell table:style-name="ce33" office:value-type="string" calcext:value-type="string">
            <text:p>2005-Aulchenko</text:p>
          </table:table-cell>
          <table:table-cell table:style-name="ce38"/>
          <table:table-cell table:style-name="ce39" table:formula="of:=[.A221]" office:value-type="float" office:value="1.9044" calcext:value-type="float">
            <text:p>1.9044</text:p>
          </table:table-cell>
          <table:table-cell table:style-name="ce39" table:formula="of:=SQRT([.B221])" office:value-type="float" office:value="0.581377674149945" calcext:value-type="float">
            <text:p>0.5814</text:p>
          </table:table-cell>
          <table:table-cell table:style-name="ce39" table:formula="of:=0.5*[.C221]/SQRT([.B221])" office:value-type="float" office:value="0.0275208366461513" calcext:value-type="float">
            <text:p>0.0275</text:p>
          </table:table-cell>
          <table:table-cell table:formula="of:=[.D221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float" office:value="0.1369" calcext:value-type="float">
            <text:p>0.1369</text:p>
          </table:table-cell>
          <table:table-cell table:style-name="ce33" office:value-type="float" office:value="2.05" calcext:value-type="float">
            <text:p>2.0500</text:p>
          </table:table-cell>
          <table:table-cell table:style-name="ce33" office:value-type="float" office:value="0.12" calcext:value-type="float">
            <text:p>0.1200</text:p>
          </table:table-cell>
          <table:table-cell table:style-name="ce33" office:value-type="string" calcext:value-type="string">
            <text:p>2006-Aulchenko</text:p>
          </table:table-cell>
          <table:table-cell table:style-name="ce38"/>
          <table:table-cell table:style-name="ce39" table:formula="of:=[.A223]" office:value-type="float" office:value="0.1369" calcext:value-type="float">
            <text:p>0.1369</text:p>
          </table:table-cell>
          <table:table-cell table:style-name="ce39" table:formula="of:=SQRT([.B223])" office:value-type="float" office:value="1.43178210632764" calcext:value-type="float">
            <text:p>1.4318</text:p>
          </table:table-cell>
          <table:table-cell table:style-name="ce39" table:formula="of:=0.5*[.C223]/SQRT([.B223])" office:value-type="float" office:value="0.0419058177461747" calcext:value-type="float">
            <text:p>0.0419</text:p>
          </table:table-cell>
          <table:table-cell table:formula="of:=[.D223]" office:value-type="string" office:string-value="2006-Aulchenko" calcext:value-type="string">
            <text:p>2006-Aulchenko</text:p>
          </table:table-cell>
          <table:table-cell table:number-columns-repeated="1015"/>
        </table:table-row>
        <table:table-row table:style-name="ro1">
          <table:table-cell table:style-name="ce33" office:value-type="float" office:value="0.1521" calcext:value-type="float">
            <text:p>0.1521</text:p>
          </table:table-cell>
          <table:table-cell table:style-name="ce33" office:value-type="float" office:value="1.83" calcext:value-type="float">
            <text:p>1.8300</text:p>
          </table:table-cell>
          <table:table-cell table:style-name="ce33" office:value-type="float" office:value="0.12" calcext:value-type="float">
            <text:p>0.1200</text:p>
          </table:table-cell>
          <table:table-cell table:style-name="ce33" office:value-type="string" calcext:value-type="string">
            <text:p>2006-Aulchenko</text:p>
          </table:table-cell>
          <table:table-cell table:style-name="ce38"/>
          <table:table-cell table:style-name="ce39" table:formula="of:=[.A224]" office:value-type="float" office:value="0.1521" calcext:value-type="float">
            <text:p>0.1521</text:p>
          </table:table-cell>
          <table:table-cell table:style-name="ce39" table:formula="of:=SQRT([.B224])" office:value-type="float" office:value="1.35277492584687" calcext:value-type="float">
            <text:p>1.3528</text:p>
          </table:table-cell>
          <table:table-cell table:style-name="ce39" table:formula="of:=0.5*[.C224]/SQRT([.B224])" office:value-type="float" office:value="0.0443532762572744" calcext:value-type="float">
            <text:p>0.0444</text:p>
          </table:table-cell>
          <table:table-cell table:formula="of:=[.D224]" office:value-type="string" office:string-value="2006-Aulchenko" calcext:value-type="string">
            <text:p>2006-Aulchenko</text:p>
          </table:table-cell>
          <table:table-cell table:number-columns-repeated="1015"/>
        </table:table-row>
        <table:table-row table:style-name="ro1">
          <table:table-cell table:style-name="ce33" office:value-type="float" office:value="0.1681" calcext:value-type="float">
            <text:p>0.1681</text:p>
          </table:table-cell>
          <table:table-cell table:style-name="ce33" office:value-type="float" office:value="1.98" calcext:value-type="float">
            <text:p>1.9800</text:p>
          </table:table-cell>
          <table:table-cell table:style-name="ce33" office:value-type="float" office:value="0.14" calcext:value-type="float">
            <text:p>0.1400</text:p>
          </table:table-cell>
          <table:table-cell table:style-name="ce33" office:value-type="string" calcext:value-type="string">
            <text:p>2006-Aulchenko</text:p>
          </table:table-cell>
          <table:table-cell table:style-name="ce38"/>
          <table:table-cell table:style-name="ce39" table:formula="of:=[.A225]" office:value-type="float" office:value="0.1681" calcext:value-type="float">
            <text:p>0.1681</text:p>
          </table:table-cell>
          <table:table-cell table:style-name="ce39" table:formula="of:=SQRT([.B225])" office:value-type="float" office:value="1.40712472794703" calcext:value-type="float">
            <text:p>1.4071</text:p>
          </table:table-cell>
          <table:table-cell table:style-name="ce39" table:formula="of:=0.5*[.C225]/SQRT([.B225])" office:value-type="float" office:value="0.0497468338163091" calcext:value-type="float">
            <text:p>0.0497</text:p>
          </table:table-cell>
          <table:table-cell table:formula="of:=[.D225]" office:value-type="string" office:string-value="2006-Aulchenko" calcext:value-type="string">
            <text:p>2006-Aulchenko</text:p>
          </table:table-cell>
          <table:table-cell table:number-columns-repeated="1015"/>
        </table:table-row>
        <table:table-row table:style-name="ro1">
          <table:table-cell table:style-name="ce33" office:value-type="float" office:value="0.1849" calcext:value-type="float">
            <text:p>0.1849</text:p>
          </table:table-cell>
          <table:table-cell table:style-name="ce33" office:value-type="float" office:value="2.52" calcext:value-type="float">
            <text:p>2.5200</text:p>
          </table:table-cell>
          <table:table-cell table:style-name="ce33" office:value-type="float" office:value="0.11" calcext:value-type="float">
            <text:p>0.1100</text:p>
          </table:table-cell>
          <table:table-cell table:style-name="ce33" office:value-type="string" calcext:value-type="string">
            <text:p>2006-Aulchenko</text:p>
          </table:table-cell>
          <table:table-cell table:style-name="ce38"/>
          <table:table-cell table:style-name="ce39" table:formula="of:=[.A226]" office:value-type="float" office:value="0.1849" calcext:value-type="float">
            <text:p>0.1849</text:p>
          </table:table-cell>
          <table:table-cell table:style-name="ce39" table:formula="of:=SQRT([.B226])" office:value-type="float" office:value="1.58745078663875" calcext:value-type="float">
            <text:p>1.5875</text:p>
          </table:table-cell>
          <table:table-cell table:style-name="ce39" table:formula="of:=0.5*[.C226]/SQRT([.B226])" office:value-type="float" office:value="0.0346467433591792" calcext:value-type="float">
            <text:p>0.0346</text:p>
          </table:table-cell>
          <table:table-cell table:formula="of:=[.D226]" office:value-type="string" office:string-value="2006-Aulchenko" calcext:value-type="string">
            <text:p>2006-Aulchenko</text:p>
          </table:table-cell>
          <table:table-cell table:number-columns-repeated="1015"/>
        </table:table-row>
        <table:table-row table:style-name="ro1">
          <table:table-cell table:style-name="ce33" office:value-type="float" office:value="0.2025" calcext:value-type="float">
            <text:p>0.2025</text:p>
          </table:table-cell>
          <table:table-cell table:style-name="ce33" office:value-type="float" office:value="2.69" calcext:value-type="float">
            <text:p>2.6900</text:p>
          </table:table-cell>
          <table:table-cell table:style-name="ce33" office:value-type="float" office:value="0.15" calcext:value-type="float">
            <text:p>0.1500</text:p>
          </table:table-cell>
          <table:table-cell table:style-name="ce33" office:value-type="string" calcext:value-type="string">
            <text:p>2006-Aulchenko</text:p>
          </table:table-cell>
          <table:table-cell table:style-name="ce38"/>
          <table:table-cell table:style-name="ce39" table:formula="of:=[.A227]" office:value-type="float" office:value="0.2025" calcext:value-type="float">
            <text:p>0.2025</text:p>
          </table:table-cell>
          <table:table-cell table:style-name="ce39" table:formula="of:=SQRT([.B227])" office:value-type="float" office:value="1.64012194668567" calcext:value-type="float">
            <text:p>1.6401</text:p>
          </table:table-cell>
          <table:table-cell table:style-name="ce39" table:formula="of:=0.5*[.C227]/SQRT([.B227])" office:value-type="float" office:value="0.0457283070637269" calcext:value-type="float">
            <text:p>0.0457</text:p>
          </table:table-cell>
          <table:table-cell table:formula="of:=[.D227]" office:value-type="string" office:string-value="2006-Aulchenko" calcext:value-type="string">
            <text:p>2006-Aulchenko</text:p>
          </table:table-cell>
          <table:table-cell table:number-columns-repeated="1015"/>
        </table:table-row>
        <table:table-row table:style-name="ro1">
          <table:table-cell table:style-name="ce33" office:value-type="float" office:value="0.2209" calcext:value-type="float">
            <text:p>0.2209</text:p>
          </table:table-cell>
          <table:table-cell table:style-name="ce33" office:value-type="float" office:value="2.83" calcext:value-type="float">
            <text:p>2.8300</text:p>
          </table:table-cell>
          <table:table-cell table:style-name="ce33" office:value-type="float" office:value="0.14" calcext:value-type="float">
            <text:p>0.1400</text:p>
          </table:table-cell>
          <table:table-cell table:style-name="ce33" office:value-type="string" calcext:value-type="string">
            <text:p>2006-Aulchenko</text:p>
          </table:table-cell>
          <table:table-cell table:style-name="ce38"/>
          <table:table-cell table:style-name="ce39" table:formula="of:=[.A228]" office:value-type="float" office:value="0.2209" calcext:value-type="float">
            <text:p>0.2209</text:p>
          </table:table-cell>
          <table:table-cell table:style-name="ce39" table:formula="of:=SQRT([.B228])" office:value-type="float" office:value="1.68226038412607" calcext:value-type="float">
            <text:p>1.6823</text:p>
          </table:table-cell>
          <table:table-cell table:style-name="ce39" table:formula="of:=0.5*[.C228]/SQRT([.B228])" office:value-type="float" office:value="0.0416106808794435" calcext:value-type="float">
            <text:p>0.0416</text:p>
          </table:table-cell>
          <table:table-cell table:formula="of:=[.D228]" office:value-type="string" office:string-value="2006-Aulchenko" calcext:value-type="string">
            <text:p>2006-Aulchenko</text:p>
          </table:table-cell>
          <table:table-cell table:number-columns-repeated="1015"/>
        </table:table-row>
        <table:table-row table:style-name="ro1">
          <table:table-cell table:style-name="ce33" office:value-type="float" office:value="0.2304" calcext:value-type="float">
            <text:p>0.2304</text:p>
          </table:table-cell>
          <table:table-cell table:style-name="ce33" office:value-type="float" office:value="3.02" calcext:value-type="float">
            <text:p>3.0200</text:p>
          </table:table-cell>
          <table:table-cell table:style-name="ce33" office:value-type="float" office:value="0.2" calcext:value-type="float">
            <text:p>0.2000</text:p>
          </table:table-cell>
          <table:table-cell table:style-name="ce33" office:value-type="string" calcext:value-type="string">
            <text:p>2006-Aulchenko</text:p>
          </table:table-cell>
          <table:table-cell table:style-name="ce38"/>
          <table:table-cell table:style-name="ce39" table:formula="of:=[.A229]" office:value-type="float" office:value="0.2304" calcext:value-type="float">
            <text:p>0.2304</text:p>
          </table:table-cell>
          <table:table-cell table:style-name="ce39" table:formula="of:=SQRT([.B229])" office:value-type="float" office:value="1.73781471969828" calcext:value-type="float">
            <text:p>1.7378</text:p>
          </table:table-cell>
          <table:table-cell table:style-name="ce39" table:formula="of:=0.5*[.C229]/SQRT([.B229])" office:value-type="float" office:value="0.0575435337648436" calcext:value-type="float">
            <text:p>0.0575</text:p>
          </table:table-cell>
          <table:table-cell table:formula="of:=[.D229]" office:value-type="string" office:string-value="2006-Aulchenko" calcext:value-type="string">
            <text:p>2006-Aulchenko</text:p>
          </table:table-cell>
          <table:table-cell table:number-columns-repeated="1015"/>
        </table:table-row>
        <table:table-row table:style-name="ro1">
          <table:table-cell table:style-name="ce33" office:value-type="float" office:value="0.25" calcext:value-type="float">
            <text:p>0.2500</text:p>
          </table:table-cell>
          <table:table-cell table:style-name="ce33" office:value-type="float" office:value="3.24" calcext:value-type="float">
            <text:p>3.2400</text:p>
          </table:table-cell>
          <table:table-cell table:style-name="ce33" office:value-type="float" office:value="0.24" calcext:value-type="float">
            <text:p>0.2400</text:p>
          </table:table-cell>
          <table:table-cell table:style-name="ce33" office:value-type="string" calcext:value-type="string">
            <text:p>2006-Aulchenko</text:p>
          </table:table-cell>
          <table:table-cell table:style-name="ce38"/>
          <table:table-cell table:style-name="ce39" table:formula="of:=[.A230]" office:value-type="float" office:value="0.25" calcext:value-type="float">
            <text:p>0.2500</text:p>
          </table:table-cell>
          <table:table-cell table:style-name="ce39" table:formula="of:=SQRT([.B230])" office:value-type="float" office:value="1.8" calcext:value-type="float">
            <text:p>1.8000</text:p>
          </table:table-cell>
          <table:table-cell table:style-name="ce39" table:formula="of:=0.5*[.C230]/SQRT([.B230])" office:value-type="float" office:value="0.0666666666666667" calcext:value-type="float">
            <text:p>0.0667</text:p>
          </table:table-cell>
          <table:table-cell table:formula="of:=[.D230]" office:value-type="string" office:string-value="2006-Aulchenko" calcext:value-type="string">
            <text:p>2006-Aulchenko</text:p>
          </table:table-cell>
          <table:table-cell table:number-columns-repeated="1015"/>
        </table:table-row>
        <table:table-row table:style-name="ro1">
          <table:table-cell table:style-name="ce33" office:value-type="float" office:value="0.2601" calcext:value-type="float">
            <text:p>0.2601</text:p>
          </table:table-cell>
          <table:table-cell table:style-name="ce33" office:value-type="float" office:value="3.83" calcext:value-type="float">
            <text:p>3.8300</text:p>
          </table:table-cell>
          <table:table-cell table:style-name="ce33" office:value-type="float" office:value="0.25" calcext:value-type="float">
            <text:p>0.2500</text:p>
          </table:table-cell>
          <table:table-cell table:style-name="ce33" office:value-type="string" calcext:value-type="string">
            <text:p>2006-Aulchenko</text:p>
          </table:table-cell>
          <table:table-cell table:style-name="ce38"/>
          <table:table-cell table:style-name="ce39" table:formula="of:=[.A231]" office:value-type="float" office:value="0.2601" calcext:value-type="float">
            <text:p>0.2601</text:p>
          </table:table-cell>
          <table:table-cell table:style-name="ce39" table:formula="of:=SQRT([.B231])" office:value-type="float" office:value="1.95703857907809" calcext:value-type="float">
            <text:p>1.9570</text:p>
          </table:table-cell>
          <table:table-cell table:style-name="ce39" table:formula="of:=0.5*[.C231]/SQRT([.B231])" office:value-type="float" office:value="0.0638720162884495" calcext:value-type="float">
            <text:p>0.0639</text:p>
          </table:table-cell>
          <table:table-cell table:formula="of:=[.D231]" office:value-type="string" office:string-value="2006-Aulchenko" calcext:value-type="string">
            <text:p>2006-Aulchenko</text:p>
          </table:table-cell>
          <table:table-cell table:number-columns-repeated="1015"/>
        </table:table-row>
        <table:table-row table:style-name="ro1">
          <table:table-cell table:style-name="ce33" office:value-type="float" office:value="0.2704" calcext:value-type="float">
            <text:p>0.2704</text:p>
          </table:table-cell>
          <table:table-cell table:style-name="ce33" office:value-type="float" office:value="3.52" calcext:value-type="float">
            <text:p>3.5200</text:p>
          </table:table-cell>
          <table:table-cell table:style-name="ce33" office:value-type="float" office:value="0.21" calcext:value-type="float">
            <text:p>0.2100</text:p>
          </table:table-cell>
          <table:table-cell table:style-name="ce33" office:value-type="string" calcext:value-type="string">
            <text:p>2006-Aulchenko</text:p>
          </table:table-cell>
          <table:table-cell table:style-name="ce38"/>
          <table:table-cell table:style-name="ce39" table:formula="of:=[.A232]" office:value-type="float" office:value="0.2704" calcext:value-type="float">
            <text:p>0.2704</text:p>
          </table:table-cell>
          <table:table-cell table:style-name="ce39" table:formula="of:=SQRT([.B232])" office:value-type="float" office:value="1.87616630392937" calcext:value-type="float">
            <text:p>1.8762</text:p>
          </table:table-cell>
          <table:table-cell table:style-name="ce39" table:formula="of:=0.5*[.C232]/SQRT([.B232])" office:value-type="float" office:value="0.0559651880433477" calcext:value-type="float">
            <text:p>0.0560</text:p>
          </table:table-cell>
          <table:table-cell table:formula="of:=[.D232]" office:value-type="string" office:string-value="2006-Aulchenko" calcext:value-type="string">
            <text:p>2006-Aulchenko</text:p>
          </table:table-cell>
          <table:table-cell table:number-columns-repeated="1015"/>
        </table:table-row>
        <table:table-row table:style-name="ro1">
          <table:table-cell table:style-name="ce33" table:number-columns-repeated="4"/>
          <table:table-cell table:style-name="ce38"/>
          <table:table-cell table:style-name="ce33" table:number-columns-repeated="4"/>
          <table:table-cell table:style-name="ce38" table:number-columns-repeated="1015"/>
        </table:table-row>
        <table:table-row table:style-name="ro1">
          <table:table-cell table:style-name="ce33" office:value-type="float" office:value="-0.6" calcext:value-type="float">
            <text:p>-0.6000</text:p>
          </table:table-cell>
          <table:table-cell table:style-name="ce33" office:value-type="float" office:value="0.187489" calcext:value-type="float">
            <text:p>0.1875</text:p>
          </table:table-cell>
          <table:table-cell table:style-name="ce33" office:value-type="float" office:value="0.0763419646393777" calcext:value-type="float">
            <text:p>0.0763</text:p>
          </table:table-cell>
          <table:table-cell table:style-name="ce33" office:value-type="string" calcext:value-type="string">
            <text:p>2008-Huber</text:p>
          </table:table-cell>
          <table:table-cell table:style-name="ce38"/>
          <table:table-cell table:style-name="ce39" table:formula="of:=[.A234]" office:value-type="float" office:value="-0.6" calcext:value-type="float">
            <text:p>-0.6000</text:p>
          </table:table-cell>
          <table:table-cell table:style-name="ce39" table:formula="of:=SQRT([.B234])" office:value-type="float" office:value="0.433" calcext:value-type="float">
            <text:p>0.4330</text:p>
          </table:table-cell>
          <table:table-cell table:style-name="ce39" table:formula="of:=0.5*[.C234]/SQRT([.B234])" office:value-type="float" office:value="0.0881546935789581" calcext:value-type="float">
            <text:p>0.0882</text:p>
          </table:table-cell>
          <table:table-cell table:formula="of:=[.D234]" office:value-type="string" office:string-value="2008-Huber" calcext:value-type="string">
            <text:p>2008-Huber</text:p>
          </table:table-cell>
          <table:table-cell table:number-columns-repeated="1015"/>
        </table:table-row>
        <table:table-row table:style-name="ro1">
          <table:table-cell table:style-name="ce33" office:value-type="float" office:value="-0.75" calcext:value-type="float">
            <text:p>-0.7500</text:p>
          </table:table-cell>
          <table:table-cell table:style-name="ce33" office:value-type="float" office:value="0.116281" calcext:value-type="float">
            <text:p>0.1163</text:p>
          </table:table-cell>
          <table:table-cell table:style-name="ce33" office:value-type="float" office:value="0.0400830959008907" calcext:value-type="float">
            <text:p>0.0401</text:p>
          </table:table-cell>
          <table:table-cell table:style-name="ce33" office:value-type="string" calcext:value-type="string">
            <text:p>2008-Huber</text:p>
          </table:table-cell>
          <table:table-cell table:style-name="ce38"/>
          <table:table-cell table:style-name="ce39" table:formula="of:=[.A235]" office:value-type="float" office:value="-0.75" calcext:value-type="float">
            <text:p>-0.7500</text:p>
          </table:table-cell>
          <table:table-cell table:style-name="ce39" table:formula="of:=SQRT([.B235])" office:value-type="float" office:value="0.341" calcext:value-type="float">
            <text:p>0.3410</text:p>
          </table:table-cell>
          <table:table-cell table:style-name="ce39" table:formula="of:=0.5*[.C235]/SQRT([.B235])" office:value-type="float" office:value="0.0587728678898691" calcext:value-type="float">
            <text:p>0.0588</text:p>
          </table:table-cell>
          <table:table-cell table:formula="of:=[.D235]" office:value-type="string" office:string-value="2008-Huber" calcext:value-type="string">
            <text:p>2008-Huber</text:p>
          </table:table-cell>
          <table:table-cell table:number-columns-repeated="1015"/>
        </table:table-row>
        <table:table-row table:style-name="ro1">
          <table:table-cell table:style-name="ce33" office:value-type="float" office:value="-1" calcext:value-type="float">
            <text:p>-1.0000</text:p>
          </table:table-cell>
          <table:table-cell table:style-name="ce33" office:value-type="float" office:value="0.097344" calcext:value-type="float">
            <text:p>0.0973</text:p>
          </table:table-cell>
          <table:table-cell table:style-name="ce33" office:value-type="float" office:value="0.0195840588234411" calcext:value-type="float">
            <text:p>0.0196</text:p>
          </table:table-cell>
          <table:table-cell table:style-name="ce33" office:value-type="string" calcext:value-type="string">
            <text:p>2008-Huber</text:p>
          </table:table-cell>
          <table:table-cell table:style-name="ce38"/>
          <table:table-cell table:style-name="ce39" table:formula="of:=[.A236]" office:value-type="float" office:value="-1" calcext:value-type="float">
            <text:p>-1.0000</text:p>
          </table:table-cell>
          <table:table-cell table:style-name="ce39" table:formula="of:=SQRT([.B236])" office:value-type="float" office:value="0.312" calcext:value-type="float">
            <text:p>0.3120</text:p>
          </table:table-cell>
          <table:table-cell table:style-name="ce39" table:formula="of:=0.5*[.C236]/SQRT([.B236])" office:value-type="float" office:value="0.0313847096529505" calcext:value-type="float">
            <text:p>0.0314</text:p>
          </table:table-cell>
          <table:table-cell table:formula="of:=[.D236]" office:value-type="string" office:string-value="2008-Huber" calcext:value-type="string">
            <text:p>2008-Huber</text:p>
          </table:table-cell>
          <table:table-cell table:number-columns-repeated="1015"/>
        </table:table-row>
        <table:table-row table:style-name="ro1">
          <table:table-cell table:style-name="ce33" office:value-type="float" office:value="-1.6" calcext:value-type="float">
            <text:p>-1.6000</text:p>
          </table:table-cell>
          <table:table-cell table:style-name="ce33" office:value-type="float" office:value="0.054289" calcext:value-type="float">
            <text:p>0.0543</text:p>
          </table:table-cell>
          <table:table-cell table:style-name="ce33" office:value-type="float" office:value="0.0654597317516655" calcext:value-type="float">
            <text:p>0.0655</text:p>
          </table:table-cell>
          <table:table-cell table:style-name="ce33" office:value-type="string" calcext:value-type="string">
            <text:p>2008-Huber</text:p>
          </table:table-cell>
          <table:table-cell table:style-name="ce38"/>
          <table:table-cell table:style-name="ce39" table:formula="of:=[.A237]" office:value-type="float" office:value="-1.6" calcext:value-type="float">
            <text:p>-1.6000</text:p>
          </table:table-cell>
          <table:table-cell table:style-name="ce39" table:formula="of:=SQRT([.B237])" office:value-type="float" office:value="0.233" calcext:value-type="float">
            <text:p>0.2330</text:p>
          </table:table-cell>
          <table:table-cell table:style-name="ce39" table:formula="of:=0.5*[.C237]/SQRT([.B237])" office:value-type="float" office:value="0.140471527364089" calcext:value-type="float">
            <text:p>0.1405</text:p>
          </table:table-cell>
          <table:table-cell table:formula="of:=[.D237]" office:value-type="string" office:string-value="2008-Huber" calcext:value-type="string">
            <text:p>2008-Huber</text:p>
          </table:table-cell>
          <table:table-cell table:number-columns-repeated="1015"/>
        </table:table-row>
        <table:table-row table:style-name="ro1">
          <table:table-cell table:style-name="ce33" office:value-type="float" office:value="-0.35" calcext:value-type="float">
            <text:p>-0.3500</text:p>
          </table:table-cell>
          <table:table-cell table:style-name="ce33" office:value-type="float" office:value="0.399424" calcext:value-type="float">
            <text:p>0.3994</text:p>
          </table:table-cell>
          <table:table-cell table:style-name="ce33" office:value-type="float" office:value="0.029072" calcext:value-type="float">
            <text:p>0.0291</text:p>
          </table:table-cell>
          <table:table-cell table:style-name="ce33" office:value-type="string" calcext:value-type="string">
            <text:p>2008-Huber</text:p>
          </table:table-cell>
          <table:table-cell table:style-name="ce38"/>
          <table:table-cell table:style-name="ce39" table:formula="of:=[.A238]" office:value-type="float" office:value="-0.35" calcext:value-type="float">
            <text:p>-0.3500</text:p>
          </table:table-cell>
          <table:table-cell table:style-name="ce39" table:formula="of:=SQRT([.B238])" office:value-type="float" office:value="0.632" calcext:value-type="float">
            <text:p>0.6320</text:p>
          </table:table-cell>
          <table:table-cell table:style-name="ce39" table:formula="of:=0.5*[.C238]/SQRT([.B238])" office:value-type="float" office:value="0.023" calcext:value-type="float">
            <text:p>0.0230</text:p>
          </table:table-cell>
          <table:table-cell table:formula="of:=[.D238]" office:value-type="string" office:string-value="2008-Huber" calcext:value-type="string">
            <text:p>2008-Huber</text:p>
          </table:table-cell>
          <table:table-cell table:number-columns-repeated="1015"/>
        </table:table-row>
        <table:table-row table:style-name="ro1">
          <table:table-cell table:style-name="ce33" office:value-type="float" office:value="-0.7" calcext:value-type="float">
            <text:p>-0.7000</text:p>
          </table:table-cell>
          <table:table-cell table:style-name="ce33" office:value-type="float" office:value="0.223729" calcext:value-type="float">
            <text:p>0.2237</text:p>
          </table:table-cell>
          <table:table-cell table:style-name="ce33" office:value-type="float" office:value="0.0404131377153519" calcext:value-type="float">
            <text:p>0.0404</text:p>
          </table:table-cell>
          <table:table-cell table:style-name="ce33" office:value-type="string" calcext:value-type="string">
            <text:p>2008-Huber</text:p>
          </table:table-cell>
          <table:table-cell table:style-name="ce38"/>
          <table:table-cell table:style-name="ce39" table:formula="of:=[.A239]" office:value-type="float" office:value="-0.7" calcext:value-type="float">
            <text:p>-0.7000</text:p>
          </table:table-cell>
          <table:table-cell table:style-name="ce39" table:formula="of:=SQRT([.B239])" office:value-type="float" office:value="0.473" calcext:value-type="float">
            <text:p>0.4730</text:p>
          </table:table-cell>
          <table:table-cell table:style-name="ce39" table:formula="of:=0.5*[.C239]/SQRT([.B239])" office:value-type="float" office:value="0.0427200187265876" calcext:value-type="float">
            <text:p>0.0427</text:p>
          </table:table-cell>
          <table:table-cell table:formula="of:=[.D239]" office:value-type="string" office:string-value="2008-Huber" calcext:value-type="string">
            <text:p>2008-Huber</text:p>
          </table:table-cell>
          <table:table-cell table:number-columns-repeated="1015"/>
        </table:table-row>
        <table:table-row table:style-name="ro1">
          <table:table-cell table:style-name="ce33" office:value-type="float" office:value="-1.6" calcext:value-type="float">
            <text:p>-1.6000</text:p>
          </table:table-cell>
          <table:table-cell table:style-name="ce33" office:value-type="float" office:value="0.059049" calcext:value-type="float">
            <text:p>0.0590</text:p>
          </table:table-cell>
          <table:table-cell table:style-name="ce33" office:value-type="float" office:value="0.00877832244793958" calcext:value-type="float">
            <text:p>0.0088</text:p>
          </table:table-cell>
          <table:table-cell table:style-name="ce33" office:value-type="string" calcext:value-type="string">
            <text:p>2008-Huber</text:p>
          </table:table-cell>
          <table:table-cell table:style-name="ce38"/>
          <table:table-cell table:style-name="ce39" table:formula="of:=[.A240]" office:value-type="float" office:value="-1.6" calcext:value-type="float">
            <text:p>-1.6000</text:p>
          </table:table-cell>
          <table:table-cell table:style-name="ce39" table:formula="of:=SQRT([.B240])" office:value-type="float" office:value="0.243" calcext:value-type="float">
            <text:p>0.2430</text:p>
          </table:table-cell>
          <table:table-cell table:style-name="ce39" table:formula="of:=0.5*[.C240]/SQRT([.B240])" office:value-type="float" office:value="0.0180623918681884" calcext:value-type="float">
            <text:p>0.0181</text:p>
          </table:table-cell>
          <table:table-cell table:formula="of:=[.D240]" office:value-type="string" office:string-value="2008-Huber" calcext:value-type="string">
            <text:p>2008-Huber</text:p>
          </table:table-cell>
          <table:table-cell table:number-columns-repeated="1015"/>
        </table:table-row>
        <table:table-row table:style-name="ro1">
          <table:table-cell table:style-name="ce33" office:value-type="float" office:value="-2.45" calcext:value-type="float">
            <text:p>-2.4500</text:p>
          </table:table-cell>
          <table:table-cell table:style-name="ce33" office:value-type="float" office:value="0.027889" calcext:value-type="float">
            <text:p>0.0279</text:p>
          </table:table-cell>
          <table:table-cell table:style-name="ce33" office:value-type="float" office:value="0.00472347329832614" calcext:value-type="float">
            <text:p>0.0047</text:p>
          </table:table-cell>
          <table:table-cell table:style-name="ce33" office:value-type="string" calcext:value-type="string">
            <text:p>2008-Huber</text:p>
          </table:table-cell>
          <table:table-cell table:style-name="ce38"/>
          <table:table-cell table:style-name="ce39" table:formula="of:=[.A241]" office:value-type="float" office:value="-2.45" calcext:value-type="float">
            <text:p>-2.4500</text:p>
          </table:table-cell>
          <table:table-cell table:style-name="ce39" table:formula="of:=SQRT([.B241])" office:value-type="float" office:value="0.167" calcext:value-type="float">
            <text:p>0.1670</text:p>
          </table:table-cell>
          <table:table-cell table:style-name="ce39" table:formula="of:=0.5*[.C241]/SQRT([.B241])" office:value-type="float" office:value="0.014142135623731" calcext:value-type="float">
            <text:p>0.0141</text:p>
          </table:table-cell>
          <table:table-cell table:formula="of:=[.D241]" office:value-type="string" office:string-value="2008-Huber" calcext:value-type="string">
            <text:p>2008-Huber</text:p>
          </table:table-cell>
          <table:table-cell table:number-columns-repeated="1015"/>
        </table:table-row>
        <table:table-row table:style-name="ro1">
          <table:table-cell table:style-name="ce33" table:number-columns-repeated="4"/>
          <table:table-cell table:style-name="ce38"/>
          <table:table-cell table:style-name="ce33" table:number-columns-repeated="4"/>
          <table:table-cell table:number-columns-repeated="1015"/>
        </table:table-row>
        <table:table-row table:style-name="ro1">
          <table:table-cell table:style-name="ce33" office:value-type="float" office:value="-13.48" calcext:value-type="float">
            <text:p>-13.4800</text:p>
          </table:table-cell>
          <table:table-cell table:style-name="ce33" office:value-type="float" office:value="0.00561387790682316" calcext:value-type="float">
            <text:p>0.0056</text:p>
          </table:table-cell>
          <table:table-cell table:style-name="ce33" office:value-type="float" office:value="0.00144942599416537" calcext:value-type="float">
            <text:p>0.0014</text:p>
          </table:table-cell>
          <table:table-cell table:style-name="ce33" office:value-type="string" calcext:value-type="string">
            <text:p>2005-Pedlar</text:p>
          </table:table-cell>
          <table:table-cell table:style-name="ce38"/>
          <table:table-cell table:style-name="ce39" table:formula="of:=[.A243]" office:value-type="float" office:value="-13.48" calcext:value-type="float">
            <text:p>-13.4800</text:p>
          </table:table-cell>
          <table:table-cell table:style-name="ce39" table:formula="of:=SQRT([.B243])" office:value-type="float" office:value="0.0749258160237388" calcext:value-type="float">
            <text:p>0.0749</text:p>
          </table:table-cell>
          <table:table-cell table:style-name="ce39" table:formula="of:=0.5*[.C243]/SQRT([.B243])" office:value-type="float" office:value="0.00967240712938079" calcext:value-type="float">
            <text:p>0.0097</text:p>
          </table:table-cell>
          <table:table-cell table:formula="of:=[.D243]" office:value-type="string" office:string-value="2005-Pedlar" calcext:value-type="string">
            <text:p>2005-Pedlar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COUNTIF([.D1:.D244];&quot;&lt;&gt;&quot;)" office:value-type="float" office:value="232" calcext:value-type="float">
            <text:p>232</text:p>
          </table:table-cell>
          <table:table-cell table:number-columns-repeated="1020"/>
        </table:table-row>
        <table:table-row table:style-name="ro1" table:number-rows-repeated="10483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_Rho_sort" table:style-name="ta1">
        <table:table-column table:style-name="co2" table:number-columns-repeated="3" table:default-cell-style-name="ce33"/>
        <table:table-column table:style-name="co6" table:default-cell-style-name="ce33"/>
        <table:table-row table:style-name="ro1">
          <table:table-cell office:value-type="float" office:value="-13.48" calcext:value-type="float">
            <text:p>-13.4800</text:p>
          </table:table-cell>
          <table:table-cell office:value-type="float" office:value="0.0749258160237389" calcext:value-type="float">
            <text:p>0.0749</text:p>
          </table:table-cell>
          <table:table-cell office:value-type="float" office:value="0.00967240712938079" calcext:value-type="float">
            <text:p>0.0097</text:p>
          </table:table-cell>
          <table:table-cell office:value-type="string" calcext:value-type="string">
            <text:p>2005-Pedlar</text:p>
          </table:table-cell>
        </table:table-row>
        <table:table-row table:style-name="ro1">
          <table:table-cell office:value-type="float" office:value="-2.45" calcext:value-type="float">
            <text:p>-2.4500</text:p>
          </table:table-cell>
          <table:table-cell office:value-type="float" office:value="0.167" calcext:value-type="float">
            <text:p>0.1670</text:p>
          </table:table-cell>
          <table:table-cell office:value-type="float" office:value="0.014142135623731" calcext:value-type="float">
            <text:p>0.0141</text:p>
          </table:table-cell>
          <table:table-cell office:value-type="string" calcext:value-type="string">
            <text:p>2008-Huber</text:p>
          </table:table-cell>
        </table:table-row>
        <table:table-row table:style-name="ro1">
          <table:table-cell office:value-type="float" office:value="-1.6" calcext:value-type="float">
            <text:p>-1.6000</text:p>
          </table:table-cell>
          <table:table-cell office:value-type="float" office:value="0.233" calcext:value-type="float">
            <text:p>0.2330</text:p>
          </table:table-cell>
          <table:table-cell office:value-type="float" office:value="0.140471527364089" calcext:value-type="float">
            <text:p>0.1405</text:p>
          </table:table-cell>
          <table:table-cell office:value-type="string" calcext:value-type="string">
            <text:p>2008-Huber</text:p>
          </table:table-cell>
        </table:table-row>
        <table:table-row table:style-name="ro1">
          <table:table-cell office:value-type="float" office:value="-1.6" calcext:value-type="float">
            <text:p>-1.6000</text:p>
          </table:table-cell>
          <table:table-cell office:value-type="float" office:value="0.243" calcext:value-type="float">
            <text:p>0.2430</text:p>
          </table:table-cell>
          <table:table-cell office:value-type="float" office:value="0.0180623918681884" calcext:value-type="float">
            <text:p>0.0181</text:p>
          </table:table-cell>
          <table:table-cell office:value-type="string" calcext:value-type="string">
            <text:p>2008-Huber</text:p>
          </table:table-cell>
        </table:table-row>
        <table:table-row table:style-name="ro1">
          <table:table-cell office:value-type="float" office:value="-1" calcext:value-type="float">
            <text:p>-1.0000</text:p>
          </table:table-cell>
          <table:table-cell office:value-type="float" office:value="0.312" calcext:value-type="float">
            <text:p>0.3120</text:p>
          </table:table-cell>
          <table:table-cell office:value-type="float" office:value="0.0313847096529504" calcext:value-type="float">
            <text:p>0.0314</text:p>
          </table:table-cell>
          <table:table-cell office:value-type="string" calcext:value-type="string">
            <text:p>2008-Huber</text:p>
          </table:table-cell>
        </table:table-row>
        <table:table-row table:style-name="ro1">
          <table:table-cell office:value-type="float" office:value="-0.75" calcext:value-type="float">
            <text:p>-0.7500</text:p>
          </table:table-cell>
          <table:table-cell office:value-type="float" office:value="0.341" calcext:value-type="float">
            <text:p>0.3410</text:p>
          </table:table-cell>
          <table:table-cell office:value-type="float" office:value="0.058772867889869" calcext:value-type="float">
            <text:p>0.0588</text:p>
          </table:table-cell>
          <table:table-cell office:value-type="string" calcext:value-type="string">
            <text:p>2008-Huber</text:p>
          </table:table-cell>
        </table:table-row>
        <table:table-row table:style-name="ro1">
          <table:table-cell office:value-type="float" office:value="-0.7" calcext:value-type="float">
            <text:p>-0.7000</text:p>
          </table:table-cell>
          <table:table-cell office:value-type="float" office:value="0.473" calcext:value-type="float">
            <text:p>0.4730</text:p>
          </table:table-cell>
          <table:table-cell office:value-type="float" office:value="0.0427200187265877" calcext:value-type="float">
            <text:p>0.0427</text:p>
          </table:table-cell>
          <table:table-cell office:value-type="string" calcext:value-type="string">
            <text:p>2008-Huber</text:p>
          </table:table-cell>
        </table:table-row>
        <table:table-row table:style-name="ro1">
          <table:table-cell office:value-type="float" office:value="-0.6" calcext:value-type="float">
            <text:p>-0.6000</text:p>
          </table:table-cell>
          <table:table-cell office:value-type="float" office:value="0.433" calcext:value-type="float">
            <text:p>0.4330</text:p>
          </table:table-cell>
          <table:table-cell office:value-type="float" office:value="0.0881546935789581" calcext:value-type="float">
            <text:p>0.0882</text:p>
          </table:table-cell>
          <table:table-cell office:value-type="string" calcext:value-type="string">
            <text:p>2008-Huber</text:p>
          </table:table-cell>
        </table:table-row>
        <table:table-row table:style-name="ro1">
          <table:table-cell office:value-type="float" office:value="-0.35" calcext:value-type="float">
            <text:p>-0.3500</text:p>
          </table:table-cell>
          <table:table-cell office:value-type="float" office:value="0.632" calcext:value-type="float">
            <text:p>0.6320</text:p>
          </table:table-cell>
          <table:table-cell office:value-type="float" office:value="0.023" calcext:value-type="float">
            <text:p>0.0230</text:p>
          </table:table-cell>
          <table:table-cell office:value-type="string" calcext:value-type="string">
            <text:p>2008-Huber</text:p>
          </table:table-cell>
        </table:table-row>
        <table:table-row table:style-name="ro1">
          <table:table-cell office:value-type="float" office:value="0.1369" calcext:value-type="float">
            <text:p>0.1369</text:p>
          </table:table-cell>
          <table:table-cell office:value-type="float" office:value="1.43178210632764" calcext:value-type="float">
            <text:p>1.4318</text:p>
          </table:table-cell>
          <table:table-cell office:value-type="float" office:value="0.0419058177461747" calcext:value-type="float">
            <text:p>0.0419</text:p>
          </table:table-cell>
          <table:table-cell office:value-type="string" calcext:value-type="string">
            <text:p>2006-Aulchenko</text:p>
          </table:table-cell>
        </table:table-row>
        <table:table-row table:style-name="ro1">
          <table:table-cell office:value-type="float" office:value="0.1521" calcext:value-type="float">
            <text:p>0.1521</text:p>
          </table:table-cell>
          <table:table-cell office:value-type="float" office:value="1.54596248337403" calcext:value-type="float">
            <text:p>1.5460</text:p>
          </table:table-cell>
          <table:table-cell office:value-type="float" office:value="0.145540401154459" calcext:value-type="float">
            <text:p>0.1455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1521" calcext:value-type="float">
            <text:p>0.1521</text:p>
          </table:table-cell>
          <table:table-cell office:value-type="float" office:value="1.35277492584687" calcext:value-type="float">
            <text:p>1.3528</text:p>
          </table:table-cell>
          <table:table-cell office:value-type="float" office:value="0.0443532762572744" calcext:value-type="float">
            <text:p>0.0444</text:p>
          </table:table-cell>
          <table:table-cell office:value-type="string" calcext:value-type="string">
            <text:p>2006-Aulchenko</text:p>
          </table:table-cell>
        </table:table-row>
        <table:table-row table:style-name="ro1">
          <table:table-cell office:value-type="float" office:value="0.1681" calcext:value-type="float">
            <text:p>0.1681</text:p>
          </table:table-cell>
          <table:table-cell office:value-type="float" office:value="1.56843871413581" calcext:value-type="float">
            <text:p>1.5684</text:p>
          </table:table-cell>
          <table:table-cell office:value-type="float" office:value="0.117951691916718" calcext:value-type="float">
            <text:p>0.1180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1681" calcext:value-type="float">
            <text:p>0.1681</text:p>
          </table:table-cell>
          <table:table-cell office:value-type="float" office:value="1.40712472794703" calcext:value-type="float">
            <text:p>1.4071</text:p>
          </table:table-cell>
          <table:table-cell office:value-type="float" office:value="0.0497468338163091" calcext:value-type="float">
            <text:p>0.0497</text:p>
          </table:table-cell>
          <table:table-cell office:value-type="string" calcext:value-type="string">
            <text:p>2006-Aulchenko</text:p>
          </table:table-cell>
        </table:table-row>
        <table:table-row table:style-name="ro1">
          <table:table-cell office:value-type="float" office:value="0.1849" calcext:value-type="float">
            <text:p>0.1849</text:p>
          </table:table-cell>
          <table:table-cell office:value-type="float" office:value="1.4525839046334" calcext:value-type="float">
            <text:p>1.4526</text:p>
          </table:table-cell>
          <table:table-cell office:value-type="float" office:value="0.0826114068985817" calcext:value-type="float">
            <text:p>0.0826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1849" calcext:value-type="float">
            <text:p>0.1849</text:p>
          </table:table-cell>
          <table:table-cell office:value-type="float" office:value="1.58745078663875" calcext:value-type="float">
            <text:p>1.5875</text:p>
          </table:table-cell>
          <table:table-cell office:value-type="float" office:value="0.0346467433591792" calcext:value-type="float">
            <text:p>0.0346</text:p>
          </table:table-cell>
          <table:table-cell office:value-type="string" calcext:value-type="string">
            <text:p>2006-Aulchenko</text:p>
          </table:table-cell>
        </table:table-row>
        <table:table-row table:style-name="ro1">
          <table:table-cell office:value-type="float" office:value="0.1936" calcext:value-type="float">
            <text:p>0.1936</text:p>
          </table:table-cell>
          <table:table-cell office:value-type="float" office:value="1.48996644257513" calcext:value-type="float">
            <text:p>1.4900</text:p>
          </table:table-cell>
          <table:table-cell office:value-type="float" office:value="0.100673408282104" calcext:value-type="float">
            <text:p>0.1007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2025" calcext:value-type="float">
            <text:p>0.2025</text:p>
          </table:table-cell>
          <table:table-cell office:value-type="float" office:value="1.64620776331543" calcext:value-type="float">
            <text:p>1.6462</text:p>
          </table:table-cell>
          <table:table-cell office:value-type="float" office:value="0.0850439434923102" calcext:value-type="float">
            <text:p>0.0850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2025" calcext:value-type="float">
            <text:p>0.2025</text:p>
          </table:table-cell>
          <table:table-cell office:value-type="float" office:value="1.64012194668567" calcext:value-type="float">
            <text:p>1.6401</text:p>
          </table:table-cell>
          <table:table-cell office:value-type="float" office:value="0.0457283070637269" calcext:value-type="float">
            <text:p>0.0457</text:p>
          </table:table-cell>
          <table:table-cell office:value-type="string" calcext:value-type="string">
            <text:p>2006-Aulchenko</text:p>
          </table:table-cell>
        </table:table-row>
        <table:table-row table:style-name="ro1">
          <table:table-cell office:value-type="float" office:value="0.2209" calcext:value-type="float">
            <text:p>0.2209</text:p>
          </table:table-cell>
          <table:table-cell office:value-type="float" office:value="1.67630546142402" calcext:value-type="float">
            <text:p>1.6763</text:p>
          </table:table-cell>
          <table:table-cell office:value-type="float" office:value="0.0775514982153462" calcext:value-type="float">
            <text:p>0.0776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2209" calcext:value-type="float">
            <text:p>0.2209</text:p>
          </table:table-cell>
          <table:table-cell office:value-type="float" office:value="1.68226038412607" calcext:value-type="float">
            <text:p>1.6823</text:p>
          </table:table-cell>
          <table:table-cell office:value-type="float" office:value="0.0416106808794435" calcext:value-type="float">
            <text:p>0.0416</text:p>
          </table:table-cell>
          <table:table-cell office:value-type="string" calcext:value-type="string">
            <text:p>2006-Aulchenko</text:p>
          </table:table-cell>
        </table:table-row>
        <table:table-row table:style-name="ro1">
          <table:table-cell office:value-type="float" office:value="0.2304" calcext:value-type="float">
            <text:p>0.2304</text:p>
          </table:table-cell>
          <table:table-cell office:value-type="float" office:value="1.80554700852678" calcext:value-type="float">
            <text:p>1.8055</text:p>
          </table:table-cell>
          <table:table-cell office:value-type="float" office:value="0.0526156336840626" calcext:value-type="float">
            <text:p>0.0526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2304" calcext:value-type="float">
            <text:p>0.2304</text:p>
          </table:table-cell>
          <table:table-cell office:value-type="float" office:value="1.73781471969828" calcext:value-type="float">
            <text:p>1.7378</text:p>
          </table:table-cell>
          <table:table-cell office:value-type="float" office:value="0.0575435337648436" calcext:value-type="float">
            <text:p>0.0575</text:p>
          </table:table-cell>
          <table:table-cell office:value-type="string" calcext:value-type="string">
            <text:p>2006-Aulchenko</text:p>
          </table:table-cell>
        </table:table-row>
        <table:table-row table:style-name="ro1">
          <table:table-cell office:value-type="float" office:value="0.25" calcext:value-type="float">
            <text:p>0.2500</text:p>
          </table:table-cell>
          <table:table-cell office:value-type="float" office:value="1.88414436814168" calcext:value-type="float">
            <text:p>1.8841</text:p>
          </table:table-cell>
          <table:table-cell office:value-type="float" office:value="0.0583819381677703" calcext:value-type="float">
            <text:p>0.0584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25" calcext:value-type="float">
            <text:p>0.2500</text:p>
          </table:table-cell>
          <table:table-cell office:value-type="float" office:value="1.8" calcext:value-type="float">
            <text:p>1.8000</text:p>
          </table:table-cell>
          <table:table-cell office:value-type="float" office:value="0.0666666666666667" calcext:value-type="float">
            <text:p>0.0667</text:p>
          </table:table-cell>
          <table:table-cell office:value-type="string" calcext:value-type="string">
            <text:p>2006-Aulchenko</text:p>
          </table:table-cell>
        </table:table-row>
        <table:table-row table:style-name="ro1">
          <table:table-cell office:value-type="float" office:value="0.2601" calcext:value-type="float">
            <text:p>0.2601</text:p>
          </table:table-cell>
          <table:table-cell office:value-type="float" office:value="1.89208879284245" calcext:value-type="float">
            <text:p>1.8921</text:p>
          </table:table-cell>
          <table:table-cell office:value-type="float" office:value="0.0898477918388873" calcext:value-type="float">
            <text:p>0.0898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2601" calcext:value-type="float">
            <text:p>0.2601</text:p>
          </table:table-cell>
          <table:table-cell office:value-type="float" office:value="1.95703857907809" calcext:value-type="float">
            <text:p>1.9570</text:p>
          </table:table-cell>
          <table:table-cell office:value-type="float" office:value="0.0638720162884495" calcext:value-type="float">
            <text:p>0.0639</text:p>
          </table:table-cell>
          <table:table-cell office:value-type="string" calcext:value-type="string">
            <text:p>2006-Aulchenko</text:p>
          </table:table-cell>
        </table:table-row>
        <table:table-row table:style-name="ro1">
          <table:table-cell office:value-type="float" office:value="0.2704" calcext:value-type="float">
            <text:p>0.2704</text:p>
          </table:table-cell>
          <table:table-cell office:value-type="float" office:value="1.92873015219859" calcext:value-type="float">
            <text:p>1.9287</text:p>
          </table:table-cell>
          <table:table-cell office:value-type="float" office:value="0.0570323432101734" calcext:value-type="float">
            <text:p>0.0570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2704" calcext:value-type="float">
            <text:p>0.2704</text:p>
          </table:table-cell>
          <table:table-cell office:value-type="float" office:value="1.87616630392937" calcext:value-type="float">
            <text:p>1.8762</text:p>
          </table:table-cell>
          <table:table-cell office:value-type="float" office:value="0.0559651880433477" calcext:value-type="float">
            <text:p>0.0560</text:p>
          </table:table-cell>
          <table:table-cell office:value-type="string" calcext:value-type="string">
            <text:p>2006-Aulchenko</text:p>
          </table:table-cell>
        </table:table-row>
        <table:table-row table:style-name="ro1">
          <table:table-cell office:value-type="float" office:value="0.2809" calcext:value-type="float">
            <text:p>0.2809</text:p>
          </table:table-cell>
          <table:table-cell office:value-type="float" office:value="2.06397674405503" calcext:value-type="float">
            <text:p>2.0640</text:p>
          </table:table-cell>
          <table:table-cell office:value-type="float" office:value="0.11870288786232" calcext:value-type="float">
            <text:p>0.1187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2916" calcext:value-type="float">
            <text:p>0.2916</text:p>
          </table:table-cell>
          <table:table-cell office:value-type="float" office:value="2.14941852602047" calcext:value-type="float">
            <text:p>2.1494</text:p>
          </table:table-cell>
          <table:table-cell office:value-type="float" office:value="0.0697863157798853" calcext:value-type="float">
            <text:p>0.0698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3025" calcext:value-type="float">
            <text:p>0.3025</text:p>
          </table:table-cell>
          <table:table-cell office:value-type="float" office:value="2.19317121994613" calcext:value-type="float">
            <text:p>2.1932</text:p>
          </table:table-cell>
          <table:table-cell office:value-type="float" office:value="0.0889123467545729" calcext:value-type="float">
            <text:p>0.0889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3136" calcext:value-type="float">
            <text:p>0.3136</text:p>
          </table:table-cell>
          <table:table-cell office:value-type="float" office:value="2.26274169979695" calcext:value-type="float">
            <text:p>2.2627</text:p>
          </table:table-cell>
          <table:table-cell office:value-type="float" office:value="0.0618718433538229" calcext:value-type="float">
            <text:p>0.0619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3364" calcext:value-type="float">
            <text:p>0.3364</text:p>
          </table:table-cell>
          <table:table-cell office:value-type="float" office:value="2.45153013442625" calcext:value-type="float">
            <text:p>2.4515</text:p>
          </table:table-cell>
          <table:table-cell office:value-type="float" office:value="0.0693444463980804" calcext:value-type="float">
            <text:p>0.0693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35" calcext:value-type="float">
            <text:p>0.3500</text:p>
          </table:table-cell>
          <table:table-cell office:value-type="float" office:value="2.7712812921102" calcext:value-type="float">
            <text:p>2.7713</text:p>
          </table:table-cell>
          <table:table-cell office:value-type="float" office:value="0.0288675134594813" calcext:value-type="float">
            <text:p>0.0289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36" calcext:value-type="float">
            <text:p>0.3600</text:p>
          </table:table-cell>
          <table:table-cell office:value-type="float" office:value="2.80891438103763" calcext:value-type="float">
            <text:p>2.8089</text:p>
          </table:table-cell>
          <table:table-cell office:value-type="float" office:value="0.0587415554969846" calcext:value-type="float">
            <text:p>0.0587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36" calcext:value-type="float">
            <text:p>0.3600</text:p>
          </table:table-cell>
          <table:table-cell office:value-type="float" office:value="2.87402157263998" calcext:value-type="float">
            <text:p>2.8740</text:p>
          </table:table-cell>
          <table:table-cell office:value-type="float" office:value="0.0278355600255688" calcext:value-type="float">
            <text:p>0.0278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36" calcext:value-type="float">
            <text:p>0.3600</text:p>
          </table:table-cell>
          <table:table-cell office:value-type="float" office:value="2.66082693913001" calcext:value-type="float">
            <text:p>2.6608</text:p>
          </table:table-cell>
          <table:table-cell office:value-type="float" office:value="0.0488569918201839" calcext:value-type="float">
            <text:p>0.0489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37" calcext:value-type="float">
            <text:p>0.3700</text:p>
          </table:table-cell>
          <table:table-cell office:value-type="float" office:value="2.98663690461362" calcext:value-type="float">
            <text:p>2.9866</text:p>
          </table:table-cell>
          <table:table-cell office:value-type="float" office:value="0.026785981207297" calcext:value-type="float">
            <text:p>0.0268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37271025" calcext:value-type="float">
            <text:p>0.3727</text:p>
          </table:table-cell>
          <table:table-cell office:value-type="float" office:value="2.86006992921502" calcext:value-type="float">
            <text:p>2.8601</text:p>
          </table:table-cell>
          <table:table-cell office:value-type="float" office:value="0.201044035366581" calcext:value-type="float">
            <text:p>0.2010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38" calcext:value-type="float">
            <text:p>0.3800</text:p>
          </table:table-cell>
          <table:table-cell office:value-type="float" office:value="3.09838667696593" calcext:value-type="float">
            <text:p>3.0984</text:p>
          </table:table-cell>
          <table:table-cell office:value-type="float" office:value="0.0258198889747161" calcext:value-type="float">
            <text:p>0.0258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38502025" calcext:value-type="float">
            <text:p>0.3850</text:p>
          </table:table-cell>
          <table:table-cell office:value-type="float" office:value="3.1543620591175" calcext:value-type="float">
            <text:p>3.1544</text:p>
          </table:table-cell>
          <table:table-cell office:value-type="float" office:value="0.117297885615425" calcext:value-type="float">
            <text:p>0.1173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39" calcext:value-type="float">
            <text:p>0.3900</text:p>
          </table:table-cell>
          <table:table-cell office:value-type="float" office:value="3.21714158842908" calcext:value-type="float">
            <text:p>3.2171</text:p>
          </table:table-cell>
          <table:table-cell office:value-type="float" office:value="0.0233126202060078" calcext:value-type="float">
            <text:p>0.0233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3969" calcext:value-type="float">
            <text:p>0.3969</text:p>
          </table:table-cell>
          <table:table-cell office:value-type="float" office:value="3.24499614791759" calcext:value-type="float">
            <text:p>3.2450</text:p>
          </table:table-cell>
          <table:table-cell office:value-type="float" office:value="0.044684182473699" calcext:value-type="float">
            <text:p>0.0447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3969" calcext:value-type="float">
            <text:p>0.3969</text:p>
          </table:table-cell>
          <table:table-cell office:value-type="float" office:value="3.17962261911693" calcext:value-type="float">
            <text:p>3.1796</text:p>
          </table:table-cell>
          <table:table-cell office:value-type="float" office:value="0.0345953005047341" calcext:value-type="float">
            <text:p>0.0346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39753025" calcext:value-type="float">
            <text:p>0.3975</text:p>
          </table:table-cell>
          <table:table-cell office:value-type="float" office:value="3.33466640010661" calcext:value-type="float">
            <text:p>3.3347</text:p>
          </table:table-cell>
          <table:table-cell office:value-type="float" office:value="0.110955626622252" calcext:value-type="float">
            <text:p>0.1110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4" calcext:value-type="float">
            <text:p>0.4000</text:p>
          </table:table-cell>
          <table:table-cell office:value-type="float" office:value="3.37638860322683" calcext:value-type="float">
            <text:p>3.3764</text:p>
          </table:table-cell>
          <table:table-cell office:value-type="float" office:value="0.0251748273047614" calcext:value-type="float">
            <text:p>0.0252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41" calcext:value-type="float">
            <text:p>0.4100</text:p>
          </table:table-cell>
          <table:table-cell office:value-type="float" office:value="3.54823899984203" calcext:value-type="float">
            <text:p>3.5482</text:p>
          </table:table-cell>
          <table:table-cell office:value-type="float" office:value="0.0225463955510217" calcext:value-type="float">
            <text:p>0.0225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4102530601" calcext:value-type="float">
            <text:p>0.4103</text:p>
          </table:table-cell>
          <table:table-cell office:value-type="float" office:value="3.36154726279432" calcext:value-type="float">
            <text:p>3.3615</text:p>
          </table:table-cell>
          <table:table-cell office:value-type="float" office:value="0.108580951408843" calcext:value-type="float">
            <text:p>0.1086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42" calcext:value-type="float">
            <text:p>0.4200</text:p>
          </table:table-cell>
          <table:table-cell office:value-type="float" office:value="3.69188298839495" calcext:value-type="float">
            <text:p>3.6919</text:p>
          </table:table-cell>
          <table:table-cell office:value-type="float" office:value="0.0243778040319549" calcext:value-type="float">
            <text:p>0.0244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4231372401" calcext:value-type="float">
            <text:p>0.4231</text:p>
          </table:table-cell>
          <table:table-cell office:value-type="float" office:value="3.60832371053374" calcext:value-type="float">
            <text:p>3.6083</text:p>
          </table:table-cell>
          <table:table-cell office:value-type="float" office:value="0.11778322403816" calcext:value-type="float">
            <text:p>0.1178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43" calcext:value-type="float">
            <text:p>0.4300</text:p>
          </table:table-cell>
          <table:table-cell office:value-type="float" office:value="3.8742741255621" calcext:value-type="float">
            <text:p>3.8743</text:p>
          </table:table-cell>
          <table:table-cell office:value-type="float" office:value="0.023230157981385" calcext:value-type="float">
            <text:p>0.0232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4356" calcext:value-type="float">
            <text:p>0.4356</text:p>
          </table:table-cell>
          <table:table-cell office:value-type="float" office:value="3.76961536499415" calcext:value-type="float">
            <text:p>3.7696</text:p>
          </table:table-cell>
          <table:table-cell office:value-type="float" office:value="0.0450974392715697" calcext:value-type="float">
            <text:p>0.0451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4356" calcext:value-type="float">
            <text:p>0.4356</text:p>
          </table:table-cell>
          <table:table-cell office:value-type="float" office:value="3.82883794381533" calcext:value-type="float">
            <text:p>3.8288</text:p>
          </table:table-cell>
          <table:table-cell office:value-type="float" office:value="0.0221999471503617" calcext:value-type="float">
            <text:p>0.0222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43626025" calcext:value-type="float">
            <text:p>0.4363</text:p>
          </table:table-cell>
          <table:table-cell office:value-type="float" office:value="3.71079506305589" calcext:value-type="float">
            <text:p>3.7108</text:p>
          </table:table-cell>
          <table:table-cell office:value-type="float" office:value="0.103751350709987" calcext:value-type="float">
            <text:p>0.1038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44" calcext:value-type="float">
            <text:p>0.4400</text:p>
          </table:table-cell>
          <table:table-cell office:value-type="float" office:value="4.05339363990225" calcext:value-type="float">
            <text:p>4.0534</text:p>
          </table:table-cell>
          <table:table-cell office:value-type="float" office:value="0.0222036170171152" calcext:value-type="float">
            <text:p>0.0222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44957025" calcext:value-type="float">
            <text:p>0.4496</text:p>
          </table:table-cell>
          <table:table-cell office:value-type="float" office:value="3.97366329726111" calcext:value-type="float">
            <text:p>3.9737</text:p>
          </table:table-cell>
          <table:table-cell office:value-type="float" office:value="0.105695920509795" calcext:value-type="float">
            <text:p>0.1057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45" calcext:value-type="float">
            <text:p>0.4500</text:p>
          </table:table-cell>
          <table:table-cell office:value-type="float" office:value="4.22137418384109" calcext:value-type="float">
            <text:p>4.2214</text:p>
          </table:table-cell>
          <table:table-cell office:value-type="float" office:value="0.0225045200597589" calcext:value-type="float">
            <text:p>0.0225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46" calcext:value-type="float">
            <text:p>0.4600</text:p>
          </table:table-cell>
          <table:table-cell office:value-type="float" office:value="4.44859528390704" calcext:value-type="float">
            <text:p>4.4486</text:p>
          </table:table-cell>
          <table:table-cell office:value-type="float" office:value="0.0202311053841149" calcext:value-type="float">
            <text:p>0.0202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4632027481" calcext:value-type="float">
            <text:p>0.4632</text:p>
          </table:table-cell>
          <table:table-cell office:value-type="float" office:value="4.47437146423942" calcext:value-type="float">
            <text:p>4.4744</text:p>
          </table:table-cell>
          <table:table-cell office:value-type="float" office:value="0.103925211332234" calcext:value-type="float">
            <text:p>0.1039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47" calcext:value-type="float">
            <text:p>0.4700</text:p>
          </table:table-cell>
          <table:table-cell office:value-type="float" office:value="4.66690475583121" calcext:value-type="float">
            <text:p>4.6669</text:p>
          </table:table-cell>
          <table:table-cell office:value-type="float" office:value="0.0214274782177742" calcext:value-type="float">
            <text:p>0.0214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4761" calcext:value-type="float">
            <text:p>0.4761</text:p>
          </table:table-cell>
          <table:table-cell office:value-type="float" office:value="4.61194102304008" calcext:value-type="float">
            <text:p>4.6119</text:p>
          </table:table-cell>
          <table:table-cell office:value-type="float" office:value="0.0455339734291687" calcext:value-type="float">
            <text:p>0.0455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4761" calcext:value-type="float">
            <text:p>0.4761</text:p>
          </table:table-cell>
          <table:table-cell office:value-type="float" office:value="4.68187996428785" calcext:value-type="float">
            <text:p>4.6819</text:p>
          </table:table-cell>
          <table:table-cell office:value-type="float" office:value="0.0256307297315028" calcext:value-type="float">
            <text:p>0.0256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4766935849" calcext:value-type="float">
            <text:p>0.4767</text:p>
          </table:table-cell>
          <table:table-cell office:value-type="float" office:value="4.58584779511924" calcext:value-type="float">
            <text:p>4.5858</text:p>
          </table:table-cell>
          <table:table-cell office:value-type="float" office:value="0.0806830092341474" calcext:value-type="float">
            <text:p>0.0807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48" calcext:value-type="float">
            <text:p>0.4800</text:p>
          </table:table-cell>
          <table:table-cell office:value-type="float" office:value="4.88466989672793" calcext:value-type="float">
            <text:p>4.8847</text:p>
          </table:table-cell>
          <table:table-cell office:value-type="float" office:value="0.0204722124758086" calcext:value-type="float">
            <text:p>0.0205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49" calcext:value-type="float">
            <text:p>0.4900</text:p>
          </table:table-cell>
          <table:table-cell office:value-type="float" office:value="5.10979451641649" calcext:value-type="float">
            <text:p>5.1098</text:p>
          </table:table-cell>
          <table:table-cell office:value-type="float" office:value="0.0195702585845135" calcext:value-type="float">
            <text:p>0.0196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4907282704" calcext:value-type="float">
            <text:p>0.4907</text:p>
          </table:table-cell>
          <table:table-cell office:value-type="float" office:value="4.9457052075513" calcext:value-type="float">
            <text:p>4.9457</text:p>
          </table:table-cell>
          <table:table-cell office:value-type="float" office:value="0.0647026028788395" calcext:value-type="float">
            <text:p>0.0647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5" calcext:value-type="float">
            <text:p>0.5000</text:p>
          </table:table-cell>
          <table:table-cell office:value-type="float" office:value="5.34789678284838" calcext:value-type="float">
            <text:p>5.3479</text:p>
          </table:table-cell>
          <table:table-cell office:value-type="float" office:value="0.0215037807701945" calcext:value-type="float">
            <text:p>0.0215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5047676209" calcext:value-type="float">
            <text:p>0.5048</text:p>
          </table:table-cell>
          <table:table-cell office:value-type="float" office:value="5.32634959423431" calcext:value-type="float">
            <text:p>5.3263</text:p>
          </table:table-cell>
          <table:table-cell office:value-type="float" office:value="0.0948116512191867" calcext:value-type="float">
            <text:p>0.0948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51" calcext:value-type="float">
            <text:p>0.5100</text:p>
          </table:table-cell>
          <table:table-cell office:value-type="float" office:value="5.58838080305915" calcext:value-type="float">
            <text:p>5.5884</text:p>
          </table:table-cell>
          <table:table-cell office:value-type="float" office:value="0.019683697993484" calcext:value-type="float">
            <text:p>0.0197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5184" calcext:value-type="float">
            <text:p>0.5184</text:p>
          </table:table-cell>
          <table:table-cell office:value-type="float" office:value="5.65331761004103" calcext:value-type="float">
            <text:p>5.6533</text:p>
          </table:table-cell>
          <table:table-cell office:value-type="float" office:value="0.0362618933059578" calcext:value-type="float">
            <text:p>0.0363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5184" calcext:value-type="float">
            <text:p>0.5184</text:p>
          </table:table-cell>
          <table:table-cell office:value-type="float" office:value="5.68418859644893" calcext:value-type="float">
            <text:p>5.6842</text:p>
          </table:table-cell>
          <table:table-cell office:value-type="float" office:value="0.0193519265122062" calcext:value-type="float">
            <text:p>0.0194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5187600625" calcext:value-type="float">
            <text:p>0.5188</text:p>
          </table:table-cell>
          <table:table-cell office:value-type="float" office:value="5.72188780036799" calcext:value-type="float">
            <text:p>5.7219</text:p>
          </table:table-cell>
          <table:table-cell office:value-type="float" office:value="0.0742761855576174" calcext:value-type="float">
            <text:p>0.0743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52" calcext:value-type="float">
            <text:p>0.5200</text:p>
          </table:table-cell>
          <table:table-cell office:value-type="float" office:value="5.78791845139511" calcext:value-type="float">
            <text:p>5.7879</text:p>
          </table:table-cell>
          <table:table-cell office:value-type="float" office:value="0.0190051053627899" calcext:value-type="float">
            <text:p>0.0190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53" calcext:value-type="float">
            <text:p>0.5300</text:p>
          </table:table-cell>
          <table:table-cell office:value-type="float" office:value="6.00416522091123" calcext:value-type="float">
            <text:p>6.0042</text:p>
          </table:table-cell>
          <table:table-cell office:value-type="float" office:value="0.01915337033023" calcext:value-type="float">
            <text:p>0.0192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5332504576" calcext:value-type="float">
            <text:p>0.5333</text:p>
          </table:table-cell>
          <table:table-cell office:value-type="float" office:value="5.94053869611166" calcext:value-type="float">
            <text:p>5.9405</text:p>
          </table:table-cell>
          <table:table-cell office:value-type="float" office:value="0.101842615787689" calcext:value-type="float">
            <text:p>0.1018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54" calcext:value-type="float">
            <text:p>0.5400</text:p>
          </table:table-cell>
          <table:table-cell office:value-type="float" office:value="6.18061485614498" calcext:value-type="float">
            <text:p>6.1806</text:p>
          </table:table-cell>
          <table:table-cell office:value-type="float" office:value="0.0210335060549436" calcext:value-type="float">
            <text:p>0.0210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54789604" calcext:value-type="float">
            <text:p>0.5479</text:p>
          </table:table-cell>
          <table:table-cell office:value-type="float" office:value="6.22976725086901" calcext:value-type="float">
            <text:p>6.2298</text:p>
          </table:table-cell>
          <table:table-cell office:value-type="float" office:value="0.0963117843473694" calcext:value-type="float">
            <text:p>0.0963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55" calcext:value-type="float">
            <text:p>0.5500</text:p>
          </table:table-cell>
          <table:table-cell office:value-type="float" office:value="6.34980314655502" calcext:value-type="float">
            <text:p>6.3498</text:p>
          </table:table-cell>
          <table:table-cell office:value-type="float" office:value="0.0188982236504614" calcext:value-type="float">
            <text:p>0.0189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56" calcext:value-type="float">
            <text:p>0.5600</text:p>
          </table:table-cell>
          <table:table-cell office:value-type="float" office:value="6.40858798800485" calcext:value-type="float">
            <text:p>6.4086</text:p>
          </table:table-cell>
          <table:table-cell office:value-type="float" office:value="0.0187248735953392" calcext:value-type="float">
            <text:p>0.0187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5625" calcext:value-type="float">
            <text:p>0.5625</text:p>
          </table:table-cell>
          <table:table-cell office:value-type="float" office:value="6.49076266705231" calcext:value-type="float">
            <text:p>6.4908</text:p>
          </table:table-cell>
          <table:table-cell office:value-type="float" office:value="0.0477601810298176" calcext:value-type="float">
            <text:p>0.0478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5625" calcext:value-type="float">
            <text:p>0.5625</text:p>
          </table:table-cell>
          <table:table-cell office:value-type="float" office:value="6.46993044784873" calcext:value-type="float">
            <text:p>6.4699</text:p>
          </table:table-cell>
          <table:table-cell office:value-type="float" office:value="0.0571876317655047" calcext:value-type="float">
            <text:p>0.0572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5629200784" calcext:value-type="float">
            <text:p>0.5629</text:p>
          </table:table-cell>
          <table:table-cell office:value-type="float" office:value="6.59696900098826" calcext:value-type="float">
            <text:p>6.5970</text:p>
          </table:table-cell>
          <table:table-cell office:value-type="float" office:value="0.0886770879039092" calcext:value-type="float">
            <text:p>0.0887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57" calcext:value-type="float">
            <text:p>0.5700</text:p>
          </table:table-cell>
          <table:table-cell office:value-type="float" office:value="6.47919748117003" calcext:value-type="float">
            <text:p>6.4792</text:p>
          </table:table-cell>
          <table:table-cell office:value-type="float" office:value="0.0177491117278359" calcext:value-type="float">
            <text:p>0.0177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5776" calcext:value-type="float">
            <text:p>0.5776</text:p>
          </table:table-cell>
          <table:table-cell office:value-type="float" office:value="6.60454389038335" calcext:value-type="float">
            <text:p>6.6045</text:p>
          </table:table-cell>
          <table:table-cell office:value-type="float" office:value="0.0628355276136884" calcext:value-type="float">
            <text:p>0.0628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5776" calcext:value-type="float">
            <text:p>0.5776</text:p>
          </table:table-cell>
          <table:table-cell office:value-type="float" office:value="6.57723346096214" calcext:value-type="float">
            <text:p>6.5772</text:p>
          </table:table-cell>
          <table:table-cell office:value-type="float" office:value="0.0250865353920193" calcext:value-type="float">
            <text:p>0.0251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5778736324" calcext:value-type="float">
            <text:p>0.5779</text:p>
          </table:table-cell>
          <table:table-cell office:value-type="float" office:value="6.68655367136165" calcext:value-type="float">
            <text:p>6.6866</text:p>
          </table:table-cell>
          <table:table-cell office:value-type="float" office:value="0.0889845545618471" calcext:value-type="float">
            <text:p>0.0890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58" calcext:value-type="float">
            <text:p>0.5800</text:p>
          </table:table-cell>
          <table:table-cell office:value-type="float" office:value="6.50845603810919" calcext:value-type="float">
            <text:p>6.5085</text:p>
          </table:table-cell>
          <table:table-cell office:value-type="float" office:value="0.0176693211610613" calcext:value-type="float">
            <text:p>0.0177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583696" calcext:value-type="float">
            <text:p>0.5837</text:p>
          </table:table-cell>
          <table:table-cell office:value-type="float" office:value="6.66933280021323" calcext:value-type="float">
            <text:p>6.6693</text:p>
          </table:table-cell>
          <table:table-cell office:value-type="float" office:value="0.0547281131312461" calcext:value-type="float">
            <text:p>0.0547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583696" calcext:value-type="float">
            <text:p>0.5837</text:p>
          </table:table-cell>
          <table:table-cell office:value-type="float" office:value="6.59317829275077" calcext:value-type="float">
            <text:p>6.5932</text:p>
          </table:table-cell>
          <table:table-cell office:value-type="float" office:value="0.025025866535631" calcext:value-type="float">
            <text:p>0.0250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5839557889" calcext:value-type="float">
            <text:p>0.5840</text:p>
          </table:table-cell>
          <table:table-cell office:value-type="float" office:value="6.66933280021323" calcext:value-type="float">
            <text:p>6.6693</text:p>
          </table:table-cell>
          <table:table-cell office:value-type="float" office:value="0.0787185188874088" calcext:value-type="float">
            <text:p>0.0787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59" calcext:value-type="float">
            <text:p>0.5900</text:p>
          </table:table-cell>
          <table:table-cell office:value-type="float" office:value="6.51613382305796" calcext:value-type="float">
            <text:p>6.5161</text:p>
          </table:table-cell>
          <table:table-cell office:value-type="float" office:value="0.0184158280444408" calcext:value-type="float">
            <text:p>0.0184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5929" calcext:value-type="float">
            <text:p>0.5929</text:p>
          </table:table-cell>
          <table:table-cell office:value-type="float" office:value="6.6460514593253" calcext:value-type="float">
            <text:p>6.6461</text:p>
          </table:table-cell>
          <table:table-cell office:value-type="float" office:value="0.0556721539495215" calcext:value-type="float">
            <text:p>0.0557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5929" calcext:value-type="float">
            <text:p>0.5929</text:p>
          </table:table-cell>
          <table:table-cell office:value-type="float" office:value="6.62721661031236" calcext:value-type="float">
            <text:p>6.6272</text:p>
          </table:table-cell>
          <table:table-cell office:value-type="float" office:value="0.0248973301616926" calcext:value-type="float">
            <text:p>0.0249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5930694121" calcext:value-type="float">
            <text:p>0.5931</text:p>
          </table:table-cell>
          <table:table-cell office:value-type="float" office:value="6.74388612003495" calcext:value-type="float">
            <text:p>6.7439</text:p>
          </table:table-cell>
          <table:table-cell office:value-type="float" office:value="0.0867452370321118" calcext:value-type="float">
            <text:p>0.0867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599076" calcext:value-type="float">
            <text:p>0.5991</text:p>
          </table:table-cell>
          <table:table-cell office:value-type="float" office:value="6.74240313241503" calcext:value-type="float">
            <text:p>6.7424</text:p>
          </table:table-cell>
          <table:table-cell office:value-type="float" office:value="0.0393034938427185" calcext:value-type="float">
            <text:p>0.0393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599076" calcext:value-type="float">
            <text:p>0.5991</text:p>
          </table:table-cell>
          <table:table-cell office:value-type="float" office:value="6.72904153650429" calcext:value-type="float">
            <text:p>6.7290</text:p>
          </table:table-cell>
          <table:table-cell office:value-type="float" office:value="0.025263627676805" calcext:value-type="float">
            <text:p>0.0253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5996643844" calcext:value-type="float">
            <text:p>0.5997</text:p>
          </table:table-cell>
          <table:table-cell office:value-type="float" office:value="6.65507325278993" calcext:value-type="float">
            <text:p>6.6551</text:p>
          </table:table-cell>
          <table:table-cell office:value-type="float" office:value="0.0879028641427435" calcext:value-type="float">
            <text:p>0.0879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6" calcext:value-type="float">
            <text:p>0.6000</text:p>
          </table:table-cell>
          <table:table-cell office:value-type="float" office:value="6.52533524043018" calcext:value-type="float">
            <text:p>6.5253</text:p>
          </table:table-cell>
          <table:table-cell office:value-type="float" office:value="0.0176236156094286" calcext:value-type="float">
            <text:p>0.0176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605284" calcext:value-type="float">
            <text:p>0.6053</text:p>
          </table:table-cell>
          <table:table-cell office:value-type="float" office:value="6.67233092704491" calcext:value-type="float">
            <text:p>6.6723</text:p>
          </table:table-cell>
          <table:table-cell office:value-type="float" office:value="0.0314732590898345" calcext:value-type="float">
            <text:p>0.0315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605284" calcext:value-type="float">
            <text:p>0.6053</text:p>
          </table:table-cell>
          <table:table-cell office:value-type="float" office:value="6.71192967781993" calcext:value-type="float">
            <text:p>6.7119</text:p>
          </table:table-cell>
          <table:table-cell office:value-type="float" office:value="0.0253280365200752" calcext:value-type="float">
            <text:p>0.0253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055485489" calcext:value-type="float">
            <text:p>0.6055</text:p>
          </table:table-cell>
          <table:table-cell office:value-type="float" office:value="6.83227634101549" calcext:value-type="float">
            <text:p>6.8323</text:p>
          </table:table-cell>
          <table:table-cell office:value-type="float" office:value="0.0973321286798479" calcext:value-type="float">
            <text:p>0.0973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6084" calcext:value-type="float">
            <text:p>0.6084</text:p>
          </table:table-cell>
          <table:table-cell office:value-type="float" office:value="6.557438524302" calcext:value-type="float">
            <text:p>6.5574</text:p>
          </table:table-cell>
          <table:table-cell office:value-type="float" office:value="0.0426995996931293" calcext:value-type="float">
            <text:p>0.0427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6084" calcext:value-type="float">
            <text:p>0.6084</text:p>
          </table:table-cell>
          <table:table-cell office:value-type="float" office:value="6.51536645170477" calcext:value-type="float">
            <text:p>6.5154</text:p>
          </table:table-cell>
          <table:table-cell office:value-type="float" office:value="0.0268595790117393" calcext:value-type="float">
            <text:p>0.0269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086652289" calcext:value-type="float">
            <text:p>0.6087</text:p>
          </table:table-cell>
          <table:table-cell office:value-type="float" office:value="6.63626400921482" calcext:value-type="float">
            <text:p>6.6363</text:p>
          </table:table-cell>
          <table:table-cell office:value-type="float" office:value="0.0919191881385341" calcext:value-type="float">
            <text:p>0.0919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609961" calcext:value-type="float">
            <text:p>0.6100</text:p>
          </table:table-cell>
          <table:table-cell office:value-type="float" office:value="6.43428317685817" calcext:value-type="float">
            <text:p>6.4343</text:p>
          </table:table-cell>
          <table:table-cell office:value-type="float" office:value="0.0411856290306139" calcext:value-type="float">
            <text:p>0.0412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609961" calcext:value-type="float">
            <text:p>0.6100</text:p>
          </table:table-cell>
          <table:table-cell office:value-type="float" office:value="6.32929695937866" calcext:value-type="float">
            <text:p>6.3293</text:p>
          </table:table-cell>
          <table:table-cell office:value-type="float" office:value="0.0292291547050687" calcext:value-type="float">
            <text:p>0.0292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1" calcext:value-type="float">
            <text:p>0.6100</text:p>
          </table:table-cell>
          <table:table-cell office:value-type="float" office:value="5.69473440996154" calcext:value-type="float">
            <text:p>5.6947</text:p>
          </table:table-cell>
          <table:table-cell office:value-type="float" office:value="0.0175600814368225" calcext:value-type="float">
            <text:p>0.0176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611524" calcext:value-type="float">
            <text:p>0.6115</text:p>
          </table:table-cell>
          <table:table-cell office:value-type="float" office:value="6.29603049547888" calcext:value-type="float">
            <text:p>6.2960</text:p>
          </table:table-cell>
          <table:table-cell office:value-type="float" office:value="0.0158830234497449" calcext:value-type="float">
            <text:p>0.0159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611524" calcext:value-type="float">
            <text:p>0.6115</text:p>
          </table:table-cell>
          <table:table-cell office:value-type="float" office:value="6.18384993349612" calcext:value-type="float">
            <text:p>6.1838</text:p>
          </table:table-cell>
          <table:table-cell office:value-type="float" office:value="0.0735787583614209" calcext:value-type="float">
            <text:p>0.0736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118837729" calcext:value-type="float">
            <text:p>0.6119</text:p>
          </table:table-cell>
          <table:table-cell office:value-type="float" office:value="6.12780547994141" calcext:value-type="float">
            <text:p>6.1278</text:p>
          </table:table-cell>
          <table:table-cell office:value-type="float" office:value="0.055484789964849" calcext:value-type="float">
            <text:p>0.0555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613089" calcext:value-type="float">
            <text:p>0.6131</text:p>
          </table:table-cell>
          <table:table-cell office:value-type="float" office:value="6.03821165578021" calcext:value-type="float">
            <text:p>6.0382</text:p>
          </table:table-cell>
          <table:table-cell office:value-type="float" office:value="0.0347785092625849" calcext:value-type="float">
            <text:p>0.0348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613089" calcext:value-type="float">
            <text:p>0.6131</text:p>
          </table:table-cell>
          <table:table-cell office:value-type="float" office:value="5.94978991225741" calcext:value-type="float">
            <text:p>5.9498</text:p>
          </table:table-cell>
          <table:table-cell office:value-type="float" office:value="0.0319339006590087" calcext:value-type="float">
            <text:p>0.0319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14656" calcext:value-type="float">
            <text:p>0.6147</text:p>
          </table:table-cell>
          <table:table-cell office:value-type="float" office:value="5.81377674149945" calcext:value-type="float">
            <text:p>5.8138</text:p>
          </table:table-cell>
          <table:table-cell office:value-type="float" office:value="0.0318209673721124" calcext:value-type="float">
            <text:p>0.0318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614656" calcext:value-type="float">
            <text:p>0.6147</text:p>
          </table:table-cell>
          <table:table-cell office:value-type="float" office:value="5.71139212451745" calcext:value-type="float">
            <text:p>5.7114</text:p>
          </table:table-cell>
          <table:table-cell office:value-type="float" office:value="0.0577792581572888" calcext:value-type="float">
            <text:p>0.0578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150323776" calcext:value-type="float">
            <text:p>0.6150</text:p>
          </table:table-cell>
          <table:table-cell office:value-type="float" office:value="5.93632883186233" calcext:value-type="float">
            <text:p>5.9363</text:p>
          </table:table-cell>
          <table:table-cell office:value-type="float" office:value="0.0842271400661511" calcext:value-type="float">
            <text:p>0.0842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616225" calcext:value-type="float">
            <text:p>0.6162</text:p>
          </table:table-cell>
          <table:table-cell office:value-type="float" office:value="5.55517776493246" calcext:value-type="float">
            <text:p>5.5552</text:p>
          </table:table-cell>
          <table:table-cell office:value-type="float" office:value="0.0279018973935363" calcext:value-type="float">
            <text:p>0.0279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17796" calcext:value-type="float">
            <text:p>0.6178</text:p>
          </table:table-cell>
          <table:table-cell office:value-type="float" office:value="5.59016994374947" calcext:value-type="float">
            <text:p>5.5902</text:p>
          </table:table-cell>
          <table:table-cell office:value-type="float" office:value="0.0339882332579968" calcext:value-type="float">
            <text:p>0.0340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617796" calcext:value-type="float">
            <text:p>0.6178</text:p>
          </table:table-cell>
          <table:table-cell office:value-type="float" office:value="5.51815186452856" calcext:value-type="float">
            <text:p>5.5182</text:p>
          </table:table-cell>
          <table:table-cell office:value-type="float" office:value="0.0235586122295144" calcext:value-type="float">
            <text:p>0.0236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178588816" calcext:value-type="float">
            <text:p>0.6179</text:p>
          </table:table-cell>
          <table:table-cell office:value-type="float" office:value="5.56057550978314" calcext:value-type="float">
            <text:p>5.5606</text:p>
          </table:table-cell>
          <table:table-cell office:value-type="float" office:value="0.0989106251740209" calcext:value-type="float">
            <text:p>0.0989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62" calcext:value-type="float">
            <text:p>0.6200</text:p>
          </table:table-cell>
          <table:table-cell office:value-type="float" office:value="5.29055762656452" calcext:value-type="float">
            <text:p>5.2906</text:p>
          </table:table-cell>
          <table:table-cell office:value-type="float" office:value="0.0151212793899665" calcext:value-type="float">
            <text:p>0.0151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6241" calcext:value-type="float">
            <text:p>0.6241</text:p>
          </table:table-cell>
          <table:table-cell office:value-type="float" office:value="5.57225268630201" calcext:value-type="float">
            <text:p>5.5723</text:p>
          </table:table-cell>
          <table:table-cell office:value-type="float" office:value="0.0547354933759135" calcext:value-type="float">
            <text:p>0.0547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6241" calcext:value-type="float">
            <text:p>0.6241</text:p>
          </table:table-cell>
          <table:table-cell office:value-type="float" office:value="5.48087584241789" calcext:value-type="float">
            <text:p>5.4809</text:p>
          </table:table-cell>
          <table:table-cell office:value-type="float" office:value="0.054735777387662" calcext:value-type="float">
            <text:p>0.0547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2425801" calcext:value-type="float">
            <text:p>0.6243</text:p>
          </table:table-cell>
          <table:table-cell office:value-type="float" office:value="5.74717321820041" calcext:value-type="float">
            <text:p>5.7472</text:p>
          </table:table-cell>
          <table:table-cell office:value-type="float" office:value="0.0991791926846573" calcext:value-type="float">
            <text:p>0.0992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63" calcext:value-type="float">
            <text:p>0.6300</text:p>
          </table:table-cell>
          <table:table-cell office:value-type="float" office:value="5.22685373814879" calcext:value-type="float">
            <text:p>5.2269</text:p>
          </table:table-cell>
          <table:table-cell office:value-type="float" office:value="0.0153055746358676" calcext:value-type="float">
            <text:p>0.0153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630436" calcext:value-type="float">
            <text:p>0.6304</text:p>
          </table:table-cell>
          <table:table-cell office:value-type="float" office:value="5.53263047744922" calcext:value-type="float">
            <text:p>5.5326</text:p>
          </table:table-cell>
          <table:table-cell office:value-type="float" office:value="0.043379004070167" calcext:value-type="float">
            <text:p>0.0434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630436" calcext:value-type="float">
            <text:p>0.6304</text:p>
          </table:table-cell>
          <table:table-cell office:value-type="float" office:value="5.5145262715849" calcext:value-type="float">
            <text:p>5.5145</text:p>
          </table:table-cell>
          <table:table-cell office:value-type="float" office:value="0.0226674049308817" calcext:value-type="float">
            <text:p>0.0227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306583396" calcext:value-type="float">
            <text:p>0.6307</text:p>
          </table:table-cell>
          <table:table-cell office:value-type="float" office:value="5.55877684387492" calcext:value-type="float">
            <text:p>5.5588</text:p>
          </table:table-cell>
          <table:table-cell office:value-type="float" office:value="0.0782546254720256" calcext:value-type="float">
            <text:p>0.0783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64" calcext:value-type="float">
            <text:p>0.6400</text:p>
          </table:table-cell>
          <table:table-cell office:value-type="float" office:value="5.1254268114958" calcext:value-type="float">
            <text:p>5.1254</text:p>
          </table:table-cell>
          <table:table-cell office:value-type="float" office:value="0.0146329277069732" calcext:value-type="float">
            <text:p>0.0146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64" calcext:value-type="float">
            <text:p>0.6400</text:p>
          </table:table-cell>
          <table:table-cell office:value-type="float" office:value="5.46076917659042" calcext:value-type="float">
            <text:p>5.4608</text:p>
          </table:table-cell>
          <table:table-cell office:value-type="float" office:value="0.0357092551789112" calcext:value-type="float">
            <text:p>0.0357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64" calcext:value-type="float">
            <text:p>0.6400</text:p>
          </table:table-cell>
          <table:table-cell office:value-type="float" office:value="5.42770669804477" calcext:value-type="float">
            <text:p>5.4277</text:p>
          </table:table-cell>
          <table:table-cell office:value-type="float" office:value="0.0230299842924506" calcext:value-type="float">
            <text:p>0.0230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400320004" calcext:value-type="float">
            <text:p>0.6400</text:p>
          </table:table-cell>
          <table:table-cell office:value-type="float" office:value="5.5" calcext:value-type="float">
            <text:p>5.5000</text:p>
          </table:table-cell>
          <table:table-cell office:value-type="float" office:value="0.0663636363636364" calcext:value-type="float">
            <text:p>0.0664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65" calcext:value-type="float">
            <text:p>0.6500</text:p>
          </table:table-cell>
          <table:table-cell office:value-type="float" office:value="4.96890329952194" calcext:value-type="float">
            <text:p>4.9689</text:p>
          </table:table-cell>
          <table:table-cell office:value-type="float" office:value="0.0150938739353643" calcext:value-type="float">
            <text:p>0.0151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6561" calcext:value-type="float">
            <text:p>0.6561</text:p>
          </table:table-cell>
          <table:table-cell office:value-type="float" office:value="5.17493961317425" calcext:value-type="float">
            <text:p>5.1749</text:p>
          </table:table-cell>
          <table:table-cell office:value-type="float" office:value="0.0367154042756948" calcext:value-type="float">
            <text:p>0.0367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6561" calcext:value-type="float">
            <text:p>0.6561</text:p>
          </table:table-cell>
          <table:table-cell office:value-type="float" office:value="5.11370707021824" calcext:value-type="float">
            <text:p>5.1137</text:p>
          </table:table-cell>
          <table:table-cell office:value-type="float" office:value="0.0224885779378622" calcext:value-type="float">
            <text:p>0.0225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563268196" calcext:value-type="float">
            <text:p>0.6563</text:p>
          </table:table-cell>
          <table:table-cell office:value-type="float" office:value="5.131276644267" calcext:value-type="float">
            <text:p>5.1313</text:p>
          </table:table-cell>
          <table:table-cell office:value-type="float" office:value="0.0545673171437433" calcext:value-type="float">
            <text:p>0.0546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66" calcext:value-type="float">
            <text:p>0.6600</text:p>
          </table:table-cell>
          <table:table-cell office:value-type="float" office:value="4.80104155366312" calcext:value-type="float">
            <text:p>4.8010</text:p>
          </table:table-cell>
          <table:table-cell office:value-type="float" office:value="0.014580169577285" calcext:value-type="float">
            <text:p>0.0146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67" calcext:value-type="float">
            <text:p>0.6700</text:p>
          </table:table-cell>
          <table:table-cell office:value-type="float" office:value="4.60217339960154" calcext:value-type="float">
            <text:p>4.6022</text:p>
          </table:table-cell>
          <table:table-cell office:value-type="float" office:value="0.014123761613508" calcext:value-type="float">
            <text:p>0.0141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6724" calcext:value-type="float">
            <text:p>0.6724</text:p>
          </table:table-cell>
          <table:table-cell office:value-type="float" office:value="4.84148737476408" calcext:value-type="float">
            <text:p>4.8415</text:p>
          </table:table-cell>
          <table:table-cell office:value-type="float" office:value="0.0268512525050909" calcext:value-type="float">
            <text:p>0.0269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6724" calcext:value-type="float">
            <text:p>0.6724</text:p>
          </table:table-cell>
          <table:table-cell office:value-type="float" office:value="4.8155996511338" calcext:value-type="float">
            <text:p>4.8156</text:p>
          </table:table-cell>
          <table:table-cell office:value-type="float" office:value="0.0218041381357934" calcext:value-type="float">
            <text:p>0.0218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724328004" calcext:value-type="float">
            <text:p>0.6724</text:p>
          </table:table-cell>
          <table:table-cell office:value-type="float" office:value="4.97795138586146" calcext:value-type="float">
            <text:p>4.9780</text:p>
          </table:table-cell>
          <table:table-cell office:value-type="float" office:value="0.0793499111144179" calcext:value-type="float">
            <text:p>0.0793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68" calcext:value-type="float">
            <text:p>0.6800</text:p>
          </table:table-cell>
          <table:table-cell office:value-type="float" office:value="4.42379927211893" calcext:value-type="float">
            <text:p>4.4238</text:p>
          </table:table-cell>
          <table:table-cell office:value-type="float" office:value="0.0146932525645238" calcext:value-type="float">
            <text:p>0.0147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6888502009" calcext:value-type="float">
            <text:p>0.6889</text:p>
          </table:table-cell>
          <table:table-cell office:value-type="float" office:value="4.59891291502677" calcext:value-type="float">
            <text:p>4.5989</text:p>
          </table:table-cell>
          <table:table-cell office:value-type="float" office:value="0.0826282225867693" calcext:value-type="float">
            <text:p>0.0826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69" calcext:value-type="float">
            <text:p>0.6900</text:p>
          </table:table-cell>
          <table:table-cell office:value-type="float" office:value="4.24499705535823" calcext:value-type="float">
            <text:p>4.2450</text:p>
          </table:table-cell>
          <table:table-cell office:value-type="float" office:value="0.0129564283043675" calcext:value-type="float">
            <text:p>0.0130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7" calcext:value-type="float">
            <text:p>0.7000</text:p>
          </table:table-cell>
          <table:table-cell office:value-type="float" office:value="4.06693988153255" calcext:value-type="float">
            <text:p>4.0669</text:p>
          </table:table-cell>
          <table:table-cell office:value-type="float" office:value="0.0135236815891348" calcext:value-type="float">
            <text:p>0.0135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70408881" calcext:value-type="float">
            <text:p>0.7041</text:p>
          </table:table-cell>
          <table:table-cell office:value-type="float" office:value="4.15812457725836" calcext:value-type="float">
            <text:p>4.1581</text:p>
          </table:table-cell>
          <table:table-cell office:value-type="float" office:value="0.0865774926438987" calcext:value-type="float">
            <text:p>0.0866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7056" calcext:value-type="float">
            <text:p>0.7056</text:p>
          </table:table-cell>
          <table:table-cell office:value-type="float" office:value="4.22965719651132" calcext:value-type="float">
            <text:p>4.2297</text:p>
          </table:table-cell>
          <table:table-cell office:value-type="float" office:value="0.0236425779570225" calcext:value-type="float">
            <text:p>0.0236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7056" calcext:value-type="float">
            <text:p>0.7056</text:p>
          </table:table-cell>
          <table:table-cell office:value-type="float" office:value="4.17851648315524" calcext:value-type="float">
            <text:p>4.1785</text:p>
          </table:table-cell>
          <table:table-cell office:value-type="float" office:value="0.019145550896473" calcext:value-type="float">
            <text:p>0.0191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71" calcext:value-type="float">
            <text:p>0.7100</text:p>
          </table:table-cell>
          <table:table-cell office:value-type="float" office:value="3.89486841883009" calcext:value-type="float">
            <text:p>3.8949</text:p>
          </table:table-cell>
          <table:table-cell office:value-type="float" office:value="0.0128374041490774" calcext:value-type="float">
            <text:p>0.0128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72" calcext:value-type="float">
            <text:p>0.7200</text:p>
          </table:table-cell>
          <table:table-cell office:value-type="float" office:value="3.73095162123553" calcext:value-type="float">
            <text:p>3.7310</text:p>
          </table:table-cell>
          <table:table-cell office:value-type="float" office:value="0.0134014066854724" calcext:value-type="float">
            <text:p>0.0134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7212085776" calcext:value-type="float">
            <text:p>0.7212</text:p>
          </table:table-cell>
          <table:table-cell office:value-type="float" office:value="3.81706693679846" calcext:value-type="float">
            <text:p>3.8171</text:p>
          </table:table-cell>
          <table:table-cell office:value-type="float" office:value="0.0943132530712043" calcext:value-type="float">
            <text:p>0.0943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73" calcext:value-type="float">
            <text:p>0.7300</text:p>
          </table:table-cell>
          <table:table-cell office:value-type="float" office:value="3.5749125863439" calcext:value-type="float">
            <text:p>3.5749</text:p>
          </table:table-cell>
          <table:table-cell office:value-type="float" office:value="0.0111890847772892" calcext:value-type="float">
            <text:p>0.0112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73891216" calcext:value-type="float">
            <text:p>0.7389</text:p>
          </table:table-cell>
          <table:table-cell office:value-type="float" office:value="3.86134691526156" calcext:value-type="float">
            <text:p>3.8613</text:p>
          </table:table-cell>
          <table:table-cell office:value-type="float" office:value="0.0906419463676424" calcext:value-type="float">
            <text:p>0.0906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74" calcext:value-type="float">
            <text:p>0.7400</text:p>
          </table:table-cell>
          <table:table-cell office:value-type="float" office:value="3.43656805548792" calcext:value-type="float">
            <text:p>3.4366</text:p>
          </table:table-cell>
          <table:table-cell office:value-type="float" office:value="0.0116395192395865" calcext:value-type="float">
            <text:p>0.0116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75" calcext:value-type="float">
            <text:p>0.7500</text:p>
          </table:table-cell>
          <table:table-cell office:value-type="float" office:value="3.3" calcext:value-type="float">
            <text:p>3.3000</text:p>
          </table:table-cell>
          <table:table-cell office:value-type="float" office:value="0.0106060606060606" calcext:value-type="float">
            <text:p>0.0106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75603025" calcext:value-type="float">
            <text:p>0.7560</text:p>
          </table:table-cell>
          <table:table-cell office:value-type="float" office:value="3.37786915081091" calcext:value-type="float">
            <text:p>3.3779</text:p>
          </table:table-cell>
          <table:table-cell office:value-type="float" office:value="0.0695704864540371" calcext:value-type="float">
            <text:p>0.0696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76" calcext:value-type="float">
            <text:p>0.7600</text:p>
          </table:table-cell>
          <table:table-cell office:value-type="float" office:value="3.19217793990247" calcext:value-type="float">
            <text:p>3.1922</text:p>
          </table:table-cell>
          <table:table-cell office:value-type="float" office:value="0.0109643010693412" calcext:value-type="float">
            <text:p>0.0110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77" calcext:value-type="float">
            <text:p>0.7700</text:p>
          </table:table-cell>
          <table:table-cell office:value-type="float" office:value="3.06104557300279" calcext:value-type="float">
            <text:p>3.0610</text:p>
          </table:table-cell>
          <table:table-cell office:value-type="float" office:value="0.011434001606734" calcext:value-type="float">
            <text:p>0.0114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7741184256" calcext:value-type="float">
            <text:p>0.7741</text:p>
          </table:table-cell>
          <table:table-cell office:value-type="float" office:value="3.23573793747269" calcext:value-type="float">
            <text:p>3.2357</text:p>
          </table:table-cell>
          <table:table-cell office:value-type="float" office:value="0.125164648011121" calcext:value-type="float">
            <text:p>0.1252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7744" calcext:value-type="float">
            <text:p>0.7744</text:p>
          </table:table-cell>
          <table:table-cell office:value-type="float" office:value="3.22024843762092" calcext:value-type="float">
            <text:p>3.2202</text:p>
          </table:table-cell>
          <table:table-cell office:value-type="float" office:value="0.0232901285266701" calcext:value-type="float">
            <text:p>0.0233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7744" calcext:value-type="float">
            <text:p>0.7744</text:p>
          </table:table-cell>
          <table:table-cell office:value-type="float" office:value="3.20936130717624" calcext:value-type="float">
            <text:p>3.2094</text:p>
          </table:table-cell>
          <table:table-cell office:value-type="float" office:value="0.0186953085854927" calcext:value-type="float">
            <text:p>0.0187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78" calcext:value-type="float">
            <text:p>0.7800</text:p>
          </table:table-cell>
          <table:table-cell office:value-type="float" office:value="2.9698484809835" calcext:value-type="float">
            <text:p>2.9698</text:p>
          </table:table-cell>
          <table:table-cell office:value-type="float" office:value="0.0101015254455221" calcext:value-type="float">
            <text:p>0.0101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79" calcext:value-type="float">
            <text:p>0.7900</text:p>
          </table:table-cell>
          <table:table-cell office:value-type="float" office:value="2.86356421265527" calcext:value-type="float">
            <text:p>2.8636</text:p>
          </table:table-cell>
          <table:table-cell office:value-type="float" office:value="0.00873037869711973" calcext:value-type="float">
            <text:p>0.0087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7916016784" calcext:value-type="float">
            <text:p>0.7916</text:p>
          </table:table-cell>
          <table:table-cell office:value-type="float" office:value="2.94788059459673" calcext:value-type="float">
            <text:p>2.9479</text:p>
          </table:table-cell>
          <table:table-cell office:value-type="float" office:value="0.0593646840108664" calcext:value-type="float">
            <text:p>0.0594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8" calcext:value-type="float">
            <text:p>0.8000</text:p>
          </table:table-cell>
          <table:table-cell office:value-type="float" office:value="2.76224546338663" calcext:value-type="float">
            <text:p>2.7622</text:p>
          </table:table-cell>
          <table:table-cell office:value-type="float" office:value="0.00905060767819996" calcext:value-type="float">
            <text:p>0.0091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81" calcext:value-type="float">
            <text:p>0.8100</text:p>
          </table:table-cell>
          <table:table-cell office:value-type="float" office:value="2.68328157299975" calcext:value-type="float">
            <text:p>2.6833</text:p>
          </table:table-cell>
          <table:table-cell office:value-type="float" office:value="0.00931694990624912" calcext:value-type="float">
            <text:p>0.0093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8100720016" calcext:value-type="float">
            <text:p>0.8101</text:p>
          </table:table-cell>
          <table:table-cell office:value-type="float" office:value="2.83548937575156" calcext:value-type="float">
            <text:p>2.8355</text:p>
          </table:table-cell>
          <table:table-cell office:value-type="float" office:value="0.0529009211893949" calcext:value-type="float">
            <text:p>0.0529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82" calcext:value-type="float">
            <text:p>0.8200</text:p>
          </table:table-cell>
          <table:table-cell office:value-type="float" office:value="2.6" calcext:value-type="float">
            <text:p>2.6000</text:p>
          </table:table-cell>
          <table:table-cell office:value-type="float" office:value="0.00961538461538462" calcext:value-type="float">
            <text:p>0.0096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8281364004" calcext:value-type="float">
            <text:p>0.8281</text:p>
          </table:table-cell>
          <table:table-cell office:value-type="float" office:value="2.65518360947035" calcext:value-type="float">
            <text:p>2.6552</text:p>
          </table:table-cell>
          <table:table-cell office:value-type="float" office:value="0.0602594861723768" calcext:value-type="float">
            <text:p>0.0603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83" calcext:value-type="float">
            <text:p>0.8300</text:p>
          </table:table-cell>
          <table:table-cell office:value-type="float" office:value="2.51594912508182" calcext:value-type="float">
            <text:p>2.5159</text:p>
          </table:table-cell>
          <table:table-cell office:value-type="float" office:value="0.00993660791896455" calcext:value-type="float">
            <text:p>0.0099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84" calcext:value-type="float">
            <text:p>0.8400</text:p>
          </table:table-cell>
          <table:table-cell office:value-type="float" office:value="2.44335834457412" calcext:value-type="float">
            <text:p>2.4434</text:p>
          </table:table-cell>
          <table:table-cell office:value-type="float" office:value="0.00818545509070058" calcext:value-type="float">
            <text:p>0.0082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8455905936" calcext:value-type="float">
            <text:p>0.8456</text:p>
          </table:table-cell>
          <table:table-cell office:value-type="float" office:value="2.49599679486974" calcext:value-type="float">
            <text:p>2.4960</text:p>
          </table:table-cell>
          <table:table-cell office:value-type="float" office:value="0.0620994387166628" calcext:value-type="float">
            <text:p>0.0621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8464" calcext:value-type="float">
            <text:p>0.8464</text:p>
          </table:table-cell>
          <table:table-cell office:value-type="float" office:value="2.6" calcext:value-type="float">
            <text:p>2.6000</text:p>
          </table:table-cell>
          <table:table-cell office:value-type="float" office:value="0.0173076923076923" calcext:value-type="float">
            <text:p>0.0173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8464" calcext:value-type="float">
            <text:p>0.8464</text:p>
          </table:table-cell>
          <table:table-cell office:value-type="float" office:value="2.58069758011279" calcext:value-type="float">
            <text:p>2.5807</text:p>
          </table:table-cell>
          <table:table-cell office:value-type="float" office:value="0.0445615948517974" calcext:value-type="float">
            <text:p>0.0446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85" calcext:value-type="float">
            <text:p>0.8500</text:p>
          </table:table-cell>
          <table:table-cell office:value-type="float" office:value="2.37276210354093" calcext:value-type="float">
            <text:p>2.3728</text:p>
          </table:table-cell>
          <table:table-cell office:value-type="float" office:value="0.00842899503922179" calcext:value-type="float">
            <text:p>0.0084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86" calcext:value-type="float">
            <text:p>0.8600</text:p>
          </table:table-cell>
          <table:table-cell office:value-type="float" office:value="2.3" calcext:value-type="float">
            <text:p>2.3000</text:p>
          </table:table-cell>
          <table:table-cell office:value-type="float" office:value="0.00869565217391304" calcext:value-type="float">
            <text:p>0.0087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8651046121" calcext:value-type="float">
            <text:p>0.8651</text:p>
          </table:table-cell>
          <table:table-cell office:value-type="float" office:value="2.43104915622864" calcext:value-type="float">
            <text:p>2.4310</text:p>
          </table:table-cell>
          <table:table-cell office:value-type="float" office:value="0.0760988314555498" calcext:value-type="float">
            <text:p>0.0761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87" calcext:value-type="float">
            <text:p>0.8700</text:p>
          </table:table-cell>
          <table:table-cell office:value-type="float" office:value="2.2293496809608" calcext:value-type="float">
            <text:p>2.2293</text:p>
          </table:table-cell>
          <table:table-cell office:value-type="float" office:value="0.00897122608032513" calcext:value-type="float">
            <text:p>0.0090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88" calcext:value-type="float">
            <text:p>0.8800</text:p>
          </table:table-cell>
          <table:table-cell office:value-type="float" office:value="2.18494851197917" calcext:value-type="float">
            <text:p>2.1849</text:p>
          </table:table-cell>
          <table:table-cell office:value-type="float" office:value="0.00800934205270958" calcext:value-type="float">
            <text:p>0.0080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8836" calcext:value-type="float">
            <text:p>0.8836</text:p>
          </table:table-cell>
          <table:table-cell office:value-type="float" office:value="2.28035085019828" calcext:value-type="float">
            <text:p>2.2804</text:p>
          </table:table-cell>
          <table:table-cell office:value-type="float" office:value="0.0263117405792109" calcext:value-type="float">
            <text:p>0.0263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8836" calcext:value-type="float">
            <text:p>0.8836</text:p>
          </table:table-cell>
          <table:table-cell office:value-type="float" office:value="2.31948270094864" calcext:value-type="float">
            <text:p>2.3195</text:p>
          </table:table-cell>
          <table:table-cell office:value-type="float" office:value="0.0150895714745729" calcext:value-type="float">
            <text:p>0.0151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8877219961" calcext:value-type="float">
            <text:p>0.8877</text:p>
          </table:table-cell>
          <table:table-cell office:value-type="float" office:value="2.31300670124408" calcext:value-type="float">
            <text:p>2.3130</text:p>
          </table:table-cell>
          <table:table-cell office:value-type="float" office:value="0.0540422126458896" calcext:value-type="float">
            <text:p>0.0540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89" calcext:value-type="float">
            <text:p>0.8900</text:p>
          </table:table-cell>
          <table:table-cell office:value-type="float" office:value="2.12508823346232" calcext:value-type="float">
            <text:p>2.1251</text:p>
          </table:table-cell>
          <table:table-cell office:value-type="float" office:value="0.00705853044772692" calcext:value-type="float">
            <text:p>0.0071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9" calcext:value-type="float">
            <text:p>0.9000</text:p>
          </table:table-cell>
          <table:table-cell office:value-type="float" office:value="2.06615585084959" calcext:value-type="float">
            <text:p>2.0662</text:p>
          </table:table-cell>
          <table:table-cell office:value-type="float" office:value="0.00725985892779196" calcext:value-type="float">
            <text:p>0.0073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9025" calcext:value-type="float">
            <text:p>0.9025</text:p>
          </table:table-cell>
          <table:table-cell office:value-type="float" office:value="2.17944947177034" calcext:value-type="float">
            <text:p>2.1794</text:p>
          </table:table-cell>
          <table:table-cell office:value-type="float" office:value="0.0229415733870562" calcext:value-type="float">
            <text:p>0.0229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9025" calcext:value-type="float">
            <text:p>0.9025</text:p>
          </table:table-cell>
          <table:table-cell office:value-type="float" office:value="2.19772609758359" calcext:value-type="float">
            <text:p>2.1977</text:p>
          </table:table-cell>
          <table:table-cell office:value-type="float" office:value="0.020475708983698" calcext:value-type="float">
            <text:p>0.0205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9059993856" calcext:value-type="float">
            <text:p>0.9060</text:p>
          </table:table-cell>
          <table:table-cell office:value-type="float" office:value="2.17255609824004" calcext:value-type="float">
            <text:p>2.1726</text:p>
          </table:table-cell>
          <table:table-cell office:value-type="float" office:value="0.0552344770738994" calcext:value-type="float">
            <text:p>0.0552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91" calcext:value-type="float">
            <text:p>0.9100</text:p>
          </table:table-cell>
          <table:table-cell office:value-type="float" office:value="2.0146960068457" calcext:value-type="float">
            <text:p>2.0147</text:p>
          </table:table-cell>
          <table:table-cell office:value-type="float" office:value="0.00670076277221407" calcext:value-type="float">
            <text:p>0.0067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917764" calcext:value-type="float">
            <text:p>0.9178</text:p>
          </table:table-cell>
          <table:table-cell office:value-type="float" office:value="2.06397674405503" calcext:value-type="float">
            <text:p>2.0640</text:p>
          </table:table-cell>
          <table:table-cell office:value-type="float" office:value="0.0218025712400179" calcext:value-type="float">
            <text:p>0.0218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917764" calcext:value-type="float">
            <text:p>0.9178</text:p>
          </table:table-cell>
          <table:table-cell office:value-type="float" office:value="2.1" calcext:value-type="float">
            <text:p>2.1000</text:p>
          </table:table-cell>
          <table:table-cell office:value-type="float" office:value="0.0214285714285714" calcext:value-type="float">
            <text:p>0.0214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92" calcext:value-type="float">
            <text:p>0.9200</text:p>
          </table:table-cell>
          <table:table-cell office:value-type="float" office:value="1.97129399126564" calcext:value-type="float">
            <text:p>1.9713</text:p>
          </table:table-cell>
          <table:table-cell office:value-type="float" office:value="0.0065946530845222" calcext:value-type="float">
            <text:p>0.0066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9245207104" calcext:value-type="float">
            <text:p>0.9245</text:p>
          </table:table-cell>
          <table:table-cell office:value-type="float" office:value="2.10713075057055" calcext:value-type="float">
            <text:p>2.1071</text:p>
          </table:table-cell>
          <table:table-cell office:value-type="float" office:value="0.0545765847557687" calcext:value-type="float">
            <text:p>0.0546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93" calcext:value-type="float">
            <text:p>0.9300</text:p>
          </table:table-cell>
          <table:table-cell office:value-type="float" office:value="1.93416648714634" calcext:value-type="float">
            <text:p>1.9342</text:p>
          </table:table-cell>
          <table:table-cell office:value-type="float" office:value="0.00646273218105566" calcext:value-type="float">
            <text:p>0.0065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94" calcext:value-type="float">
            <text:p>0.9400</text:p>
          </table:table-cell>
          <table:table-cell office:value-type="float" office:value="1.89710305465992" calcext:value-type="float">
            <text:p>1.8971</text:p>
          </table:table-cell>
          <table:table-cell office:value-type="float" office:value="0.00658899366025257" calcext:value-type="float">
            <text:p>0.0066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9409" calcext:value-type="float">
            <text:p>0.9409</text:p>
          </table:table-cell>
          <table:table-cell office:value-type="float" office:value="1.98494332412792" calcext:value-type="float">
            <text:p>1.9849</text:p>
          </table:table-cell>
          <table:table-cell office:value-type="float" office:value="0.0226706724836945" calcext:value-type="float">
            <text:p>0.0227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9409" calcext:value-type="float">
            <text:p>0.9409</text:p>
          </table:table-cell>
          <table:table-cell office:value-type="float" office:value="1.94422220952236" calcext:value-type="float">
            <text:p>1.9442</text:p>
          </table:table-cell>
          <table:table-cell office:value-type="float" office:value="0.0231455024943138" calcext:value-type="float">
            <text:p>0.0231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9604" calcext:value-type="float">
            <text:p>0.9604</text:p>
          </table:table-cell>
          <table:table-cell office:value-type="float" office:value="1.89631221058137" calcext:value-type="float">
            <text:p>1.8963</text:p>
          </table:table-cell>
          <table:table-cell office:value-type="float" office:value="0.0429781549394832" calcext:value-type="float">
            <text:p>0.0430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0816" calcext:value-type="float">
            <text:p>1.0816</text:p>
          </table:table-cell>
          <table:table-cell office:value-type="float" office:value="1.6118312566767" calcext:value-type="float">
            <text:p>1.6118</text:p>
          </table:table-cell>
          <table:table-cell office:value-type="float" office:value="0.0415676267118318" calcext:value-type="float">
            <text:p>0.0416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1025" calcext:value-type="float">
            <text:p>1.1025</text:p>
          </table:table-cell>
          <table:table-cell office:value-type="float" office:value="1.50399468084166" calcext:value-type="float">
            <text:p>1.5040</text:p>
          </table:table-cell>
          <table:table-cell office:value-type="float" office:value="0.0372341742383434" calcext:value-type="float">
            <text:p>0.0372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1236" calcext:value-type="float">
            <text:p>1.1236</text:p>
          </table:table-cell>
          <table:table-cell office:value-type="float" office:value="1.47817454990945" calcext:value-type="float">
            <text:p>1.4782</text:p>
          </table:table-cell>
          <table:table-cell office:value-type="float" office:value="0.0456644311756923" calcext:value-type="float">
            <text:p>0.0457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1449" calcext:value-type="float">
            <text:p>1.1449</text:p>
          </table:table-cell>
          <table:table-cell office:value-type="float" office:value="1.51492574075431" calcext:value-type="float">
            <text:p>1.5149</text:p>
          </table:table-cell>
          <table:table-cell office:value-type="float" office:value="0.0429063935289892" calcext:value-type="float">
            <text:p>0.0429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1664" calcext:value-type="float">
            <text:p>1.1664</text:p>
          </table:table-cell>
          <table:table-cell office:value-type="float" office:value="1.37258879494188" calcext:value-type="float">
            <text:p>1.3726</text:p>
          </table:table-cell>
          <table:table-cell office:value-type="float" office:value="0.0433487437893003" calcext:value-type="float">
            <text:p>0.0433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1881" calcext:value-type="float">
            <text:p>1.1881</text:p>
          </table:table-cell>
          <table:table-cell office:value-type="float" office:value="1.4560219778561" calcext:value-type="float">
            <text:p>1.4560</text:p>
          </table:table-cell>
          <table:table-cell office:value-type="float" office:value="0.0377741550858895" calcext:value-type="float">
            <text:p>0.0378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21" calcext:value-type="float">
            <text:p>1.2100</text:p>
          </table:table-cell>
          <table:table-cell office:value-type="float" office:value="1.30537350976646" calcext:value-type="float">
            <text:p>1.3054</text:p>
          </table:table-cell>
          <table:table-cell office:value-type="float" office:value="0.0459638559776922" calcext:value-type="float">
            <text:p>0.0460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2321" calcext:value-type="float">
            <text:p>1.2321</text:p>
          </table:table-cell>
          <table:table-cell office:value-type="float" office:value="1.28101522239199" calcext:value-type="float">
            <text:p>1.2810</text:p>
          </table:table-cell>
          <table:table-cell office:value-type="float" office:value="0.0413734349706127" calcext:value-type="float">
            <text:p>0.0414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2544" calcext:value-type="float">
            <text:p>1.2544</text:p>
          </table:table-cell>
          <table:table-cell office:value-type="float" office:value="1.20374415886433" calcext:value-type="float">
            <text:p>1.2037</text:p>
          </table:table-cell>
          <table:table-cell office:value-type="float" office:value="0.0606441156639726" calcext:value-type="float">
            <text:p>0.0606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2769" calcext:value-type="float">
            <text:p>1.2769</text:p>
          </table:table-cell>
          <table:table-cell office:value-type="float" office:value="1.29730489862638" calcext:value-type="float">
            <text:p>1.2973</text:p>
          </table:table-cell>
          <table:table-cell office:value-type="float" office:value="0.0396976840637306" calcext:value-type="float">
            <text:p>0.0397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2996" calcext:value-type="float">
            <text:p>1.2996</text:p>
          </table:table-cell>
          <table:table-cell office:value-type="float" office:value="1.23733584769859" calcext:value-type="float">
            <text:p>1.2373</text:p>
          </table:table-cell>
          <table:table-cell office:value-type="float" office:value="0.0355602725661255" calcext:value-type="float">
            <text:p>0.0356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3225" calcext:value-type="float">
            <text:p>1.3225</text:p>
          </table:table-cell>
          <table:table-cell office:value-type="float" office:value="1.17217746096741" calcext:value-type="float">
            <text:p>1.1722</text:p>
          </table:table-cell>
          <table:table-cell office:value-type="float" office:value="0.0639834858606664" calcext:value-type="float">
            <text:p>0.0640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3456" calcext:value-type="float">
            <text:p>1.3456</text:p>
          </table:table-cell>
          <table:table-cell office:value-type="float" office:value="1.17728501222092" calcext:value-type="float">
            <text:p>1.1773</text:p>
          </table:table-cell>
          <table:table-cell office:value-type="float" office:value="0.0369494213792279" calcext:value-type="float">
            <text:p>0.0369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3689" calcext:value-type="float">
            <text:p>1.3689</text:p>
          </table:table-cell>
          <table:table-cell office:value-type="float" office:value="1.09407495172863" calcext:value-type="float">
            <text:p>1.0941</text:p>
          </table:table-cell>
          <table:table-cell office:value-type="float" office:value="0.0525558143060953" calcext:value-type="float">
            <text:p>0.0526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3924" calcext:value-type="float">
            <text:p>1.3924</text:p>
          </table:table-cell>
          <table:table-cell office:value-type="float" office:value="1.09544511501033" calcext:value-type="float">
            <text:p>1.0954</text:p>
          </table:table-cell>
          <table:table-cell office:value-type="float" office:value="0.0401663208837122" calcext:value-type="float">
            <text:p>0.0402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4161" calcext:value-type="float">
            <text:p>1.4161</text:p>
          </table:table-cell>
          <table:table-cell office:value-type="float" office:value="1.00697567001393" calcext:value-type="float">
            <text:p>1.0070</text:p>
          </table:table-cell>
          <table:table-cell office:value-type="float" office:value="0.0461778783586269" calcext:value-type="float">
            <text:p>0.0462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44" calcext:value-type="float">
            <text:p>1.4400</text:p>
          </table:table-cell>
          <table:table-cell office:value-type="float" office:value="0.991463564635635" calcext:value-type="float">
            <text:p>0.9915</text:p>
          </table:table-cell>
          <table:table-cell office:value-type="float" office:value="0.0398400923734563" calcext:value-type="float">
            <text:p>0.0398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46748996" calcext:value-type="float">
            <text:p>1.4675</text:p>
          </table:table-cell>
          <table:table-cell office:value-type="float" office:value="1.03392456204503" calcext:value-type="float">
            <text:p>1.0339</text:p>
          </table:table-cell>
          <table:table-cell office:value-type="float" office:value="0.0396547306303518" calcext:value-type="float">
            <text:p>0.0397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4884" calcext:value-type="float">
            <text:p>1.4884</text:p>
          </table:table-cell>
          <table:table-cell office:value-type="float" office:value="0.994484791236146" calcext:value-type="float">
            <text:p>0.9945</text:p>
          </table:table-cell>
          <table:table-cell office:value-type="float" office:value="0.0377079673117851" calcext:value-type="float">
            <text:p>0.0377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5129" calcext:value-type="float">
            <text:p>1.5129</text:p>
          </table:table-cell>
          <table:table-cell office:value-type="float" office:value="1.03392456204503" calcext:value-type="float">
            <text:p>1.0339</text:p>
          </table:table-cell>
          <table:table-cell office:value-type="float" office:value="0.0425562962862312" calcext:value-type="float">
            <text:p>0.0426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5376" calcext:value-type="float">
            <text:p>1.5376</text:p>
          </table:table-cell>
          <table:table-cell office:value-type="float" office:value="0.993981891183134" calcext:value-type="float">
            <text:p>0.9940</text:p>
          </table:table-cell>
          <table:table-cell office:value-type="float" office:value="0.0407452091021426" calcext:value-type="float">
            <text:p>0.0407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5625" calcext:value-type="float">
            <text:p>1.5625</text:p>
          </table:table-cell>
          <table:table-cell office:value-type="float" office:value="0.891066776397819" calcext:value-type="float">
            <text:p>0.8911</text:p>
          </table:table-cell>
          <table:table-cell office:value-type="float" office:value="0.0359120111394587" calcext:value-type="float">
            <text:p>0.0359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5876" calcext:value-type="float">
            <text:p>1.5876</text:p>
          </table:table-cell>
          <table:table-cell office:value-type="float" office:value="0.834266144584568" calcext:value-type="float">
            <text:p>0.8343</text:p>
          </table:table-cell>
          <table:table-cell office:value-type="float" office:value="0.037757734991974" calcext:value-type="float">
            <text:p>0.0378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6129" calcext:value-type="float">
            <text:p>1.6129</text:p>
          </table:table-cell>
          <table:table-cell office:value-type="float" office:value="0.847938677028003" calcext:value-type="float">
            <text:p>0.8479</text:p>
          </table:table-cell>
          <table:table-cell office:value-type="float" office:value="0.0336109211339334" calcext:value-type="float">
            <text:p>0.0336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6384" calcext:value-type="float">
            <text:p>1.6384</text:p>
          </table:table-cell>
          <table:table-cell office:value-type="float" office:value="0.832466215530697" calcext:value-type="float">
            <text:p>0.8325</text:p>
          </table:table-cell>
          <table:table-cell office:value-type="float" office:value="0.0312324987067794" calcext:value-type="float">
            <text:p>0.0312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6641" calcext:value-type="float">
            <text:p>1.6641</text:p>
          </table:table-cell>
          <table:table-cell office:value-type="float" office:value="0.755645419492503" calcext:value-type="float">
            <text:p>0.7556</text:p>
          </table:table-cell>
          <table:table-cell office:value-type="float" office:value="0.0277908122755561" calcext:value-type="float">
            <text:p>0.0278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69" calcext:value-type="float">
            <text:p>1.6900</text:p>
          </table:table-cell>
          <table:table-cell office:value-type="float" office:value="0.8" calcext:value-type="float">
            <text:p>0.8000</text:p>
          </table:table-cell>
          <table:table-cell office:value-type="float" office:value="0.02875" calcext:value-type="float">
            <text:p>0.0288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7161" calcext:value-type="float">
            <text:p>1.7161</text:p>
          </table:table-cell>
          <table:table-cell office:value-type="float" office:value="0.754983443527075" calcext:value-type="float">
            <text:p>0.7550</text:p>
          </table:table-cell>
          <table:table-cell office:value-type="float" office:value="0.0331133089266261" calcext:value-type="float">
            <text:p>0.0331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7424" calcext:value-type="float">
            <text:p>1.7424</text:p>
          </table:table-cell>
          <table:table-cell office:value-type="float" office:value="0.694982014155762" calcext:value-type="float">
            <text:p>0.6950</text:p>
          </table:table-cell>
          <table:table-cell office:value-type="float" office:value="0.0388499262571544" calcext:value-type="float">
            <text:p>0.0388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7689" calcext:value-type="float">
            <text:p>1.7689</text:p>
          </table:table-cell>
          <table:table-cell office:value-type="float" office:value="0.678232998312527" calcext:value-type="float">
            <text:p>0.6782</text:p>
          </table:table-cell>
          <table:table-cell office:value-type="float" office:value="0.0294883912309794" calcext:value-type="float">
            <text:p>0.0295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7956" calcext:value-type="float">
            <text:p>1.7956</text:p>
          </table:table-cell>
          <table:table-cell office:value-type="float" office:value="0.723878442834154" calcext:value-type="float">
            <text:p>0.7239</text:p>
          </table:table-cell>
          <table:table-cell office:value-type="float" office:value="0.0428248697096542" calcext:value-type="float">
            <text:p>0.0428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8225" calcext:value-type="float">
            <text:p>1.8225</text:p>
          </table:table-cell>
          <table:table-cell office:value-type="float" office:value="0.589067059000926" calcext:value-type="float">
            <text:p>0.5891</text:p>
          </table:table-cell>
          <table:table-cell office:value-type="float" office:value="0.0415911900447339" calcext:value-type="float">
            <text:p>0.0416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8496" calcext:value-type="float">
            <text:p>1.8496</text:p>
          </table:table-cell>
          <table:table-cell office:value-type="float" office:value="0.597494769851586" calcext:value-type="float">
            <text:p>0.5975</text:p>
          </table:table-cell>
          <table:table-cell office:value-type="float" office:value="0.0334730963502289" calcext:value-type="float">
            <text:p>0.0335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8769" calcext:value-type="float">
            <text:p>1.8769</text:p>
          </table:table-cell>
          <table:table-cell office:value-type="float" office:value="0.651152823843988" calcext:value-type="float">
            <text:p>0.6512</text:p>
          </table:table-cell>
          <table:table-cell office:value-type="float" office:value="0.0598937738913102" calcext:value-type="float">
            <text:p>0.0599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9044" calcext:value-type="float">
            <text:p>1.9044</text:p>
          </table:table-cell>
          <table:table-cell office:value-type="float" office:value="0.581377674149945" calcext:value-type="float">
            <text:p>0.5814</text:p>
          </table:table-cell>
          <table:table-cell office:value-type="float" office:value="0.0275208366461513" calcext:value-type="float">
            <text:p>0.0275</text:p>
          </table:table-cell>
          <table:table-cell office:value-type="string" calcext:value-type="string">
            <text:p>2005-Aulchenko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ND" table:style-name="ta1">
        <table:table-column table:style-name="co2" table:number-columns-repeated="2" table:default-cell-style-name="ce33"/>
        <table:table-column table:style-name="co7" table:default-cell-style-name="ce33"/>
        <table:table-column table:style-name="co2" table:default-cell-style-name="ce33"/>
        <table:table-column table:style-name="co2" table:default-cell-style-name="Default"/>
        <table:table-column table:style-name="co8" table:default-cell-style-name="Default"/>
        <table:table-column table:style-name="co2" table:number-columns-repeated="1018" table:default-cell-style-name="Default"/>
        <table:table-row table:style-name="ro2">
          <table:table-cell table:style-name="ce8" office:value-type="string" calcext:value-type="string" table:number-columns-spanned="10" table:number-rows-spanned="1">
            <text:p>2006-JETP-103-380_Achasov</text:p>
          </table:table-cell>
          <table:covered-table-cell table:number-columns-repeated="9" table:style-name="ce36"/>
          <table:table-cell table:style-name="ce36" table:number-columns-repeated="1014"/>
        </table:table-row>
        <table:table-row table:style-name="ro2">
          <table:table-cell table:style-name="ce9" office:value-type="string" calcext:value-type="string" table:number-columns-spanned="10" table:number-rows-spanned="1">
            <text:p>e+e- -&gt; pi+pi-, SND</text:p>
          </table:table-cell>
          <table:covered-table-cell table:number-columns-repeated="9" table:style-name="ce36"/>
          <table:table-cell table:style-name="ce36" table:number-columns-repeated="1014"/>
        </table:table-row>
        <table:table-row table:style-name="ro2">
          <table:table-cell table:style-name="ce10" office:value-type="string" calcext:value-type="string">
            <text:p>E [MeV]</text:p>
          </table:table-cell>
          <table:table-cell table:style-name="ce10" office:value-type="string" calcext:value-type="string">
            <text:p>sigma [nb]</text:p>
          </table:table-cell>
          <table:table-cell table:style-name="ce10" office:value-type="string" calcext:value-type="string">
            <text:p>err. sigma [nb]</text:p>
          </table:table-cell>
          <table:table-cell table:style-name="ce10" office:value-type="string" calcext:value-type="string">
            <text:p>F_pi^2</text:p>
          </table:table-cell>
          <table:table-cell table:style-name="ce11" office:value-type="string" calcext:value-type="string">
            <text:p>err. F_pi^2</text:p>
          </table:table-cell>
          <table:table-cell table:style-name="ce36"/>
          <table:table-cell table:style-name="ce48" office:value-type="string" calcext:value-type="string">
            <text:p>[GeV^2]</text:p>
          </table:table-cell>
          <table:table-cell table:style-name="ce48" office:value-type="string" calcext:value-type="string">
            <text:p>F_pi^2</text:p>
          </table:table-cell>
          <table:table-cell table:number-columns-repeated="2" table:style-name="ce49" office:value-type="string" calcext:value-type="string">
            <text:p>err. F_pi^2</text:p>
          </table:table-cell>
          <table:table-cell table:style-name="ce36" table:number-columns-repeated="1014"/>
        </table:table-row>
        <table:table-row table:style-name="ro1">
          <table:table-cell office:value-type="float" office:value="390" calcext:value-type="float">
            <text:p>390.0000</text:p>
          </table:table-cell>
          <table:table-cell office:value-type="float" office:value="116.37" calcext:value-type="float">
            <text:p>116.3700</text:p>
          </table:table-cell>
          <table:table-cell office:value-type="float" office:value="21.78" calcext:value-type="float">
            <text:p>21.7800</text:p>
          </table:table-cell>
          <table:table-cell office:value-type="float" office:value="2.39" calcext:value-type="float">
            <text:p>2.3900</text:p>
          </table:table-cell>
          <table:table-cell table:style-name="ce33" office:value-type="float" office:value="0.45" calcext:value-type="float">
            <text:p>0.4500</text:p>
          </table:table-cell>
          <table:table-cell/>
          <table:table-cell table:style-name="ce33" table:formula="of:=([.A4]*0.001)*([.A4]*0.001)" office:value-type="float" office:value="0.1521" calcext:value-type="float">
            <text:p>0.1521</text:p>
          </table:table-cell>
          <table:table-cell table:style-name="ce33" table:formula="of:=[.D4]" office:value-type="float" office:value="2.39" calcext:value-type="float">
            <text:p>2.3900</text:p>
          </table:table-cell>
          <table:table-cell table:style-name="ce33" table:formula="of:=[.E4]" office:value-type="float" office:value="0.45" calcext:value-type="float">
            <text:p>0.4500</text:p>
          </table:table-cell>
          <table:table-cell table:style-name="ce33" table:formula="of:=[.E4]" office:value-type="float" office:value="0.45" calcext:value-type="float">
            <text:p>0.4500</text:p>
          </table:table-cell>
          <table:table-cell table:number-columns-repeated="1014"/>
        </table:table-row>
        <table:table-row table:style-name="ro1">
          <table:table-cell office:value-type="float" office:value="410" calcext:value-type="float">
            <text:p>410.0000</text:p>
          </table:table-cell>
          <table:table-cell office:value-type="float" office:value="125.06" calcext:value-type="float">
            <text:p>125.0600</text:p>
          </table:table-cell>
          <table:table-cell office:value-type="float" office:value="18.92" calcext:value-type="float">
            <text:p>18.9200</text:p>
          </table:table-cell>
          <table:table-cell office:value-type="float" office:value="2.46" calcext:value-type="float">
            <text:p>2.4600</text:p>
          </table:table-cell>
          <table:table-cell table:style-name="ce33" office:value-type="float" office:value="0.37" calcext:value-type="float">
            <text:p>0.3700</text:p>
          </table:table-cell>
          <table:table-cell/>
          <table:table-cell table:style-name="ce33" table:formula="of:=([.A5]*0.001)*([.A5]*0.001)" office:value-type="float" office:value="0.1681" calcext:value-type="float">
            <text:p>0.1681</text:p>
          </table:table-cell>
          <table:table-cell table:style-name="ce33" table:formula="of:=[.D5]" office:value-type="float" office:value="2.46" calcext:value-type="float">
            <text:p>2.4600</text:p>
          </table:table-cell>
          <table:table-cell table:style-name="ce33" table:formula="of:=[.E5]" office:value-type="float" office:value="0.37" calcext:value-type="float">
            <text:p>0.3700</text:p>
          </table:table-cell>
          <table:table-cell table:style-name="ce33" table:formula="of:=[.E5]" office:value-type="float" office:value="0.37" calcext:value-type="float">
            <text:p>0.3700</text:p>
          </table:table-cell>
          <table:table-cell table:number-columns-repeated="1014"/>
        </table:table-row>
        <table:table-row table:style-name="ro1">
          <table:table-cell office:value-type="float" office:value="430" calcext:value-type="float">
            <text:p>430.0000</text:p>
          </table:table-cell>
          <table:table-cell office:value-type="float" office:value="109.25" calcext:value-type="float">
            <text:p>109.2500</text:p>
          </table:table-cell>
          <table:table-cell office:value-type="float" office:value="12.54" calcext:value-type="float">
            <text:p>12.5400</text:p>
          </table:table-cell>
          <table:table-cell office:value-type="float" office:value="2.11" calcext:value-type="float">
            <text:p>2.1100</text:p>
          </table:table-cell>
          <table:table-cell table:style-name="ce33" office:value-type="float" office:value="0.24" calcext:value-type="float">
            <text:p>0.2400</text:p>
          </table:table-cell>
          <table:table-cell/>
          <table:table-cell table:style-name="ce33" table:formula="of:=([.A6]*0.001)*([.A6]*0.001)" office:value-type="float" office:value="0.1849" calcext:value-type="float">
            <text:p>0.1849</text:p>
          </table:table-cell>
          <table:table-cell table:style-name="ce33" table:formula="of:=[.D6]" office:value-type="float" office:value="2.11" calcext:value-type="float">
            <text:p>2.1100</text:p>
          </table:table-cell>
          <table:table-cell table:style-name="ce33" table:formula="of:=[.E6]" office:value-type="float" office:value="0.24" calcext:value-type="float">
            <text:p>0.2400</text:p>
          </table:table-cell>
          <table:table-cell table:style-name="ce33" table:formula="of:=[.E6]" office:value-type="float" office:value="0.24" calcext:value-type="float">
            <text:p>0.2400</text:p>
          </table:table-cell>
          <table:table-cell table:number-columns-repeated="1014"/>
        </table:table-row>
        <table:table-row table:style-name="ro1">
          <table:table-cell office:value-type="float" office:value="440" calcext:value-type="float">
            <text:p>440.0000</text:p>
          </table:table-cell>
          <table:table-cell office:value-type="float" office:value="114.75" calcext:value-type="float">
            <text:p>114.7500</text:p>
          </table:table-cell>
          <table:table-cell office:value-type="float" office:value="15.51" calcext:value-type="float">
            <text:p>15.5100</text:p>
          </table:table-cell>
          <table:table-cell office:value-type="float" office:value="2.22" calcext:value-type="float">
            <text:p>2.2200</text:p>
          </table:table-cell>
          <table:table-cell table:style-name="ce33" office:value-type="float" office:value="0.3" calcext:value-type="float">
            <text:p>0.3000</text:p>
          </table:table-cell>
          <table:table-cell/>
          <table:table-cell table:style-name="ce33" table:formula="of:=([.A7]*0.001)*([.A7]*0.001)" office:value-type="float" office:value="0.1936" calcext:value-type="float">
            <text:p>0.1936</text:p>
          </table:table-cell>
          <table:table-cell table:style-name="ce33" table:formula="of:=[.D7]" office:value-type="float" office:value="2.22" calcext:value-type="float">
            <text:p>2.2200</text:p>
          </table:table-cell>
          <table:table-cell table:style-name="ce33" table:formula="of:=[.E7]" office:value-type="float" office:value="0.3" calcext:value-type="float">
            <text:p>0.3000</text:p>
          </table:table-cell>
          <table:table-cell table:style-name="ce33" table:formula="of:=[.E7]" office:value-type="float" office:value="0.3" calcext:value-type="float">
            <text:p>0.3000</text:p>
          </table:table-cell>
          <table:table-cell table:number-columns-repeated="1014"/>
        </table:table-row>
        <table:table-row table:style-name="ro1">
          <table:table-cell office:value-type="float" office:value="450" calcext:value-type="float">
            <text:p>450.0000</text:p>
          </table:table-cell>
          <table:table-cell office:value-type="float" office:value="140.47" calcext:value-type="float">
            <text:p>140.4700</text:p>
          </table:table-cell>
          <table:table-cell office:value-type="float" office:value="14.24" calcext:value-type="float">
            <text:p>14.2400</text:p>
          </table:table-cell>
          <table:table-cell office:value-type="float" office:value="2.71" calcext:value-type="float">
            <text:p>2.7100</text:p>
          </table:table-cell>
          <table:table-cell table:style-name="ce33" office:value-type="float" office:value="0.28" calcext:value-type="float">
            <text:p>0.2800</text:p>
          </table:table-cell>
          <table:table-cell/>
          <table:table-cell table:style-name="ce33" table:formula="of:=([.A8]*0.001)*([.A8]*0.001)" office:value-type="float" office:value="0.2025" calcext:value-type="float">
            <text:p>0.2025</text:p>
          </table:table-cell>
          <table:table-cell table:style-name="ce33" table:formula="of:=[.D8]" office:value-type="float" office:value="2.71" calcext:value-type="float">
            <text:p>2.7100</text:p>
          </table:table-cell>
          <table:table-cell table:style-name="ce33" table:formula="of:=[.E8]" office:value-type="float" office:value="0.28" calcext:value-type="float">
            <text:p>0.2800</text:p>
          </table:table-cell>
          <table:table-cell table:style-name="ce33" table:formula="of:=[.E8]" office:value-type="float" office:value="0.28" calcext:value-type="float">
            <text:p>0.2800</text:p>
          </table:table-cell>
          <table:table-cell table:number-columns-repeated="1014"/>
        </table:table-row>
        <table:table-row table:style-name="ro1">
          <table:table-cell office:value-type="float" office:value="470" calcext:value-type="float">
            <text:p>470.0000</text:p>
          </table:table-cell>
          <table:table-cell office:value-type="float" office:value="143.61" calcext:value-type="float">
            <text:p>143.6100</text:p>
          </table:table-cell>
          <table:table-cell office:value-type="float" office:value="13.28" calcext:value-type="float">
            <text:p>13.2800</text:p>
          </table:table-cell>
          <table:table-cell office:value-type="float" office:value="2.81" calcext:value-type="float">
            <text:p>2.8100</text:p>
          </table:table-cell>
          <table:table-cell table:style-name="ce33" office:value-type="float" office:value="0.26" calcext:value-type="float">
            <text:p>0.2600</text:p>
          </table:table-cell>
          <table:table-cell/>
          <table:table-cell table:style-name="ce33" table:formula="of:=([.A9]*0.001)*([.A9]*0.001)" office:value-type="float" office:value="0.2209" calcext:value-type="float">
            <text:p>0.2209</text:p>
          </table:table-cell>
          <table:table-cell table:style-name="ce33" table:formula="of:=[.D9]" office:value-type="float" office:value="2.81" calcext:value-type="float">
            <text:p>2.8100</text:p>
          </table:table-cell>
          <table:table-cell table:style-name="ce33" table:formula="of:=[.E9]" office:value-type="float" office:value="0.26" calcext:value-type="float">
            <text:p>0.2600</text:p>
          </table:table-cell>
          <table:table-cell table:style-name="ce33" table:formula="of:=[.E9]" office:value-type="float" office:value="0.26" calcext:value-type="float">
            <text:p>0.2600</text:p>
          </table:table-cell>
          <table:table-cell table:number-columns-repeated="1014"/>
        </table:table-row>
        <table:table-row table:style-name="ro1">
          <table:table-cell office:value-type="float" office:value="480" calcext:value-type="float">
            <text:p>480.0000</text:p>
          </table:table-cell>
          <table:table-cell office:value-type="float" office:value="165.6" calcext:value-type="float">
            <text:p>165.6000</text:p>
          </table:table-cell>
          <table:table-cell office:value-type="float" office:value="9.72" calcext:value-type="float">
            <text:p>9.7200</text:p>
          </table:table-cell>
          <table:table-cell office:value-type="float" office:value="3.26" calcext:value-type="float">
            <text:p>3.2600</text:p>
          </table:table-cell>
          <table:table-cell table:style-name="ce33" office:value-type="float" office:value="0.19" calcext:value-type="float">
            <text:p>0.1900</text:p>
          </table:table-cell>
          <table:table-cell/>
          <table:table-cell table:style-name="ce33" table:formula="of:=([.A10]*0.001)*([.A10]*0.001)" office:value-type="float" office:value="0.2304" calcext:value-type="float">
            <text:p>0.2304</text:p>
          </table:table-cell>
          <table:table-cell table:style-name="ce33" table:formula="of:=[.D10]" office:value-type="float" office:value="3.26" calcext:value-type="float">
            <text:p>3.2600</text:p>
          </table:table-cell>
          <table:table-cell table:style-name="ce33" table:formula="of:=[.E10]" office:value-type="float" office:value="0.19" calcext:value-type="float">
            <text:p>0.1900</text:p>
          </table:table-cell>
          <table:table-cell table:style-name="ce33" table:formula="of:=[.E10]" office:value-type="float" office:value="0.19" calcext:value-type="float">
            <text:p>0.1900</text:p>
          </table:table-cell>
          <table:table-cell table:number-columns-repeated="1014"/>
        </table:table-row>
        <table:table-row table:style-name="ro1">
          <table:table-cell office:value-type="float" office:value="500" calcext:value-type="float">
            <text:p>500.0000</text:p>
          </table:table-cell>
          <table:table-cell office:value-type="float" office:value="176.32" calcext:value-type="float">
            <text:p>176.3200</text:p>
          </table:table-cell>
          <table:table-cell office:value-type="float" office:value="10.93" calcext:value-type="float">
            <text:p>10.9300</text:p>
          </table:table-cell>
          <table:table-cell office:value-type="float" office:value="3.55" calcext:value-type="float">
            <text:p>3.5500</text:p>
          </table:table-cell>
          <table:table-cell table:style-name="ce33" office:value-type="float" office:value="0.22" calcext:value-type="float">
            <text:p>0.2200</text:p>
          </table:table-cell>
          <table:table-cell/>
          <table:table-cell table:style-name="ce33" table:formula="of:=([.A11]*0.001)*([.A11]*0.001)" office:value-type="float" office:value="0.25" calcext:value-type="float">
            <text:p>0.2500</text:p>
          </table:table-cell>
          <table:table-cell table:style-name="ce33" table:formula="of:=[.D11]" office:value-type="float" office:value="3.55" calcext:value-type="float">
            <text:p>3.5500</text:p>
          </table:table-cell>
          <table:table-cell table:style-name="ce33" table:formula="of:=[.E11]" office:value-type="float" office:value="0.22" calcext:value-type="float">
            <text:p>0.2200</text:p>
          </table:table-cell>
          <table:table-cell table:style-name="ce33" table:formula="of:=[.E11]" office:value-type="float" office:value="0.22" calcext:value-type="float">
            <text:p>0.2200</text:p>
          </table:table-cell>
          <table:table-cell table:number-columns-repeated="1014"/>
        </table:table-row>
        <table:table-row table:style-name="ro1">
          <table:table-cell office:value-type="float" office:value="510" calcext:value-type="float">
            <text:p>510.0000</text:p>
          </table:table-cell>
          <table:table-cell office:value-type="float" office:value="175.37" calcext:value-type="float">
            <text:p>175.3700</text:p>
          </table:table-cell>
          <table:table-cell office:value-type="float" office:value="16.81" calcext:value-type="float">
            <text:p>16.8100</text:p>
          </table:table-cell>
          <table:table-cell office:value-type="float" office:value="3.58" calcext:value-type="float">
            <text:p>3.5800</text:p>
          </table:table-cell>
          <table:table-cell table:style-name="ce33" office:value-type="float" office:value="0.34" calcext:value-type="float">
            <text:p>0.3400</text:p>
          </table:table-cell>
          <table:table-cell/>
          <table:table-cell table:style-name="ce33" table:formula="of:=([.A12]*0.001)*([.A12]*0.001)" office:value-type="float" office:value="0.2601" calcext:value-type="float">
            <text:p>0.2601</text:p>
          </table:table-cell>
          <table:table-cell table:style-name="ce33" table:formula="of:=[.D12]" office:value-type="float" office:value="3.58" calcext:value-type="float">
            <text:p>3.5800</text:p>
          </table:table-cell>
          <table:table-cell table:style-name="ce33" table:formula="of:=[.E12]" office:value-type="float" office:value="0.34" calcext:value-type="float">
            <text:p>0.3400</text:p>
          </table:table-cell>
          <table:table-cell table:style-name="ce33" table:formula="of:=[.E12]" office:value-type="float" office:value="0.34" calcext:value-type="float">
            <text:p>0.3400</text:p>
          </table:table-cell>
          <table:table-cell table:number-columns-repeated="1014"/>
        </table:table-row>
        <table:table-row table:style-name="ro1">
          <table:table-cell office:value-type="float" office:value="520" calcext:value-type="float">
            <text:p>520.0000</text:p>
          </table:table-cell>
          <table:table-cell office:value-type="float" office:value="179.55" calcext:value-type="float">
            <text:p>179.5500</text:p>
          </table:table-cell>
          <table:table-cell office:value-type="float" office:value="10.42" calcext:value-type="float">
            <text:p>10.4200</text:p>
          </table:table-cell>
          <table:table-cell office:value-type="float" office:value="3.72" calcext:value-type="float">
            <text:p>3.7200</text:p>
          </table:table-cell>
          <table:table-cell table:style-name="ce33" office:value-type="float" office:value="0.22" calcext:value-type="float">
            <text:p>0.2200</text:p>
          </table:table-cell>
          <table:table-cell/>
          <table:table-cell table:style-name="ce33" table:formula="of:=([.A13]*0.001)*([.A13]*0.001)" office:value-type="float" office:value="0.2704" calcext:value-type="float">
            <text:p>0.2704</text:p>
          </table:table-cell>
          <table:table-cell table:style-name="ce33" table:formula="of:=[.D13]" office:value-type="float" office:value="3.72" calcext:value-type="float">
            <text:p>3.7200</text:p>
          </table:table-cell>
          <table:table-cell table:style-name="ce33" table:formula="of:=[.E13]" office:value-type="float" office:value="0.22" calcext:value-type="float">
            <text:p>0.2200</text:p>
          </table:table-cell>
          <table:table-cell table:style-name="ce33" table:formula="of:=[.E13]" office:value-type="float" office:value="0.22" calcext:value-type="float">
            <text:p>0.2200</text:p>
          </table:table-cell>
          <table:table-cell table:number-columns-repeated="1014"/>
        </table:table-row>
        <table:table-row table:style-name="ro1">
          <table:table-cell office:value-type="float" office:value="530" calcext:value-type="float">
            <text:p>530.0000</text:p>
          </table:table-cell>
          <table:table-cell office:value-type="float" office:value="202.32" calcext:value-type="float">
            <text:p>202.3200</text:p>
          </table:table-cell>
          <table:table-cell office:value-type="float" office:value="23.04" calcext:value-type="float">
            <text:p>23.0400</text:p>
          </table:table-cell>
          <table:table-cell office:value-type="float" office:value="4.26" calcext:value-type="float">
            <text:p>4.2600</text:p>
          </table:table-cell>
          <table:table-cell table:style-name="ce33" office:value-type="float" office:value="0.49" calcext:value-type="float">
            <text:p>0.4900</text:p>
          </table:table-cell>
          <table:table-cell/>
          <table:table-cell table:style-name="ce33" table:formula="of:=([.A14]*0.001)*([.A14]*0.001)" office:value-type="float" office:value="0.2809" calcext:value-type="float">
            <text:p>0.2809</text:p>
          </table:table-cell>
          <table:table-cell table:style-name="ce33" table:formula="of:=[.D14]" office:value-type="float" office:value="4.26" calcext:value-type="float">
            <text:p>4.2600</text:p>
          </table:table-cell>
          <table:table-cell table:style-name="ce33" table:formula="of:=[.E14]" office:value-type="float" office:value="0.49" calcext:value-type="float">
            <text:p>0.4900</text:p>
          </table:table-cell>
          <table:table-cell table:style-name="ce33" table:formula="of:=[.E14]" office:value-type="float" office:value="0.49" calcext:value-type="float">
            <text:p>0.4900</text:p>
          </table:table-cell>
          <table:table-cell table:number-columns-repeated="1014"/>
        </table:table-row>
        <table:table-row table:style-name="ro1">
          <table:table-cell office:value-type="float" office:value="540" calcext:value-type="float">
            <text:p>540.0000</text:p>
          </table:table-cell>
          <table:table-cell office:value-type="float" office:value="215.61" calcext:value-type="float">
            <text:p>215.6100</text:p>
          </table:table-cell>
          <table:table-cell office:value-type="float" office:value="13.79" calcext:value-type="float">
            <text:p>13.7900</text:p>
          </table:table-cell>
          <table:table-cell office:value-type="float" office:value="4.62" calcext:value-type="float">
            <text:p>4.6200</text:p>
          </table:table-cell>
          <table:table-cell table:style-name="ce33" office:value-type="float" office:value="0.3" calcext:value-type="float">
            <text:p>0.3000</text:p>
          </table:table-cell>
          <table:table-cell/>
          <table:table-cell table:style-name="ce33" table:formula="of:=([.A15]*0.001)*([.A15]*0.001)" office:value-type="float" office:value="0.2916" calcext:value-type="float">
            <text:p>0.2916</text:p>
          </table:table-cell>
          <table:table-cell table:style-name="ce33" table:formula="of:=[.D15]" office:value-type="float" office:value="4.62" calcext:value-type="float">
            <text:p>4.6200</text:p>
          </table:table-cell>
          <table:table-cell table:style-name="ce33" table:formula="of:=[.E15]" office:value-type="float" office:value="0.3" calcext:value-type="float">
            <text:p>0.3000</text:p>
          </table:table-cell>
          <table:table-cell table:style-name="ce33" table:formula="of:=[.E15]" office:value-type="float" office:value="0.3" calcext:value-type="float">
            <text:p>0.3000</text:p>
          </table:table-cell>
          <table:table-cell table:number-columns-repeated="1014"/>
        </table:table-row>
        <table:table-row table:style-name="ro1">
          <table:table-cell office:value-type="float" office:value="550" calcext:value-type="float">
            <text:p>550.0000</text:p>
          </table:table-cell>
          <table:table-cell office:value-type="float" office:value="221" calcext:value-type="float">
            <text:p>221.0000</text:p>
          </table:table-cell>
          <table:table-cell office:value-type="float" office:value="17.83" calcext:value-type="float">
            <text:p>17.8300</text:p>
          </table:table-cell>
          <table:table-cell office:value-type="float" office:value="4.81" calcext:value-type="float">
            <text:p>4.8100</text:p>
          </table:table-cell>
          <table:table-cell table:style-name="ce33" office:value-type="float" office:value="0.39" calcext:value-type="float">
            <text:p>0.3900</text:p>
          </table:table-cell>
          <table:table-cell/>
          <table:table-cell table:style-name="ce33" table:formula="of:=([.A16]*0.001)*([.A16]*0.001)" office:value-type="float" office:value="0.3025" calcext:value-type="float">
            <text:p>0.3025</text:p>
          </table:table-cell>
          <table:table-cell table:style-name="ce33" table:formula="of:=[.D16]" office:value-type="float" office:value="4.81" calcext:value-type="float">
            <text:p>4.8100</text:p>
          </table:table-cell>
          <table:table-cell table:style-name="ce33" table:formula="of:=[.E16]" office:value-type="float" office:value="0.39" calcext:value-type="float">
            <text:p>0.3900</text:p>
          </table:table-cell>
          <table:table-cell table:style-name="ce33" table:formula="of:=[.E16]" office:value-type="float" office:value="0.39" calcext:value-type="float">
            <text:p>0.3900</text:p>
          </table:table-cell>
          <table:table-cell table:number-columns-repeated="1014"/>
        </table:table-row>
        <table:table-row table:style-name="ro1">
          <table:table-cell office:value-type="float" office:value="560" calcext:value-type="float">
            <text:p>560.0000</text:p>
          </table:table-cell>
          <table:table-cell office:value-type="float" office:value="230.91" calcext:value-type="float">
            <text:p>230.9100</text:p>
          </table:table-cell>
          <table:table-cell office:value-type="float" office:value="12.69" calcext:value-type="float">
            <text:p>12.6900</text:p>
          </table:table-cell>
          <table:table-cell office:value-type="float" office:value="5.12" calcext:value-type="float">
            <text:p>5.1200</text:p>
          </table:table-cell>
          <table:table-cell table:style-name="ce33" office:value-type="float" office:value="0.28" calcext:value-type="float">
            <text:p>0.2800</text:p>
          </table:table-cell>
          <table:table-cell/>
          <table:table-cell table:style-name="ce33" table:formula="of:=([.A17]*0.001)*([.A17]*0.001)" office:value-type="float" office:value="0.3136" calcext:value-type="float">
            <text:p>0.3136</text:p>
          </table:table-cell>
          <table:table-cell table:style-name="ce33" table:formula="of:=[.D17]" office:value-type="float" office:value="5.12" calcext:value-type="float">
            <text:p>5.1200</text:p>
          </table:table-cell>
          <table:table-cell table:style-name="ce33" table:formula="of:=[.E17]" office:value-type="float" office:value="0.28" calcext:value-type="float">
            <text:p>0.2800</text:p>
          </table:table-cell>
          <table:table-cell table:style-name="ce33" table:formula="of:=[.E17]" office:value-type="float" office:value="0.28" calcext:value-type="float">
            <text:p>0.2800</text:p>
          </table:table-cell>
          <table:table-cell table:number-columns-repeated="1014"/>
        </table:table-row>
        <table:table-row table:style-name="ro1">
          <table:table-cell office:value-type="float" office:value="580" calcext:value-type="float">
            <text:p>580.0000</text:p>
          </table:table-cell>
          <table:table-cell office:value-type="float" office:value="261.49" calcext:value-type="float">
            <text:p>261.4900</text:p>
          </table:table-cell>
          <table:table-cell office:value-type="float" office:value="14.78" calcext:value-type="float">
            <text:p>14.7800</text:p>
          </table:table-cell>
          <table:table-cell office:value-type="float" office:value="6.01" calcext:value-type="float">
            <text:p>6.0100</text:p>
          </table:table-cell>
          <table:table-cell table:style-name="ce33" office:value-type="float" office:value="0.34" calcext:value-type="float">
            <text:p>0.3400</text:p>
          </table:table-cell>
          <table:table-cell/>
          <table:table-cell table:style-name="ce33" table:formula="of:=([.A18]*0.001)*([.A18]*0.001)" office:value-type="float" office:value="0.3364" calcext:value-type="float">
            <text:p>0.3364</text:p>
          </table:table-cell>
          <table:table-cell table:style-name="ce33" table:formula="of:=[.D18]" office:value-type="float" office:value="6.01" calcext:value-type="float">
            <text:p>6.0100</text:p>
          </table:table-cell>
          <table:table-cell table:style-name="ce33" table:formula="of:=[.E18]" office:value-type="float" office:value="0.34" calcext:value-type="float">
            <text:p>0.3400</text:p>
          </table:table-cell>
          <table:table-cell table:style-name="ce33" table:formula="of:=[.E18]" office:value-type="float" office:value="0.34" calcext:value-type="float">
            <text:p>0.3400</text:p>
          </table:table-cell>
          <table:table-cell table:number-columns-repeated="1014"/>
        </table:table-row>
        <table:table-row table:style-name="ro1">
          <table:table-cell office:value-type="float" office:value="600" calcext:value-type="float">
            <text:p>600.0000</text:p>
          </table:table-cell>
          <table:table-cell office:value-type="float" office:value="296.06" calcext:value-type="float">
            <text:p>296.0600</text:p>
          </table:table-cell>
          <table:table-cell office:value-type="float" office:value="10.92" calcext:value-type="float">
            <text:p>10.9200</text:p>
          </table:table-cell>
          <table:table-cell office:value-type="float" office:value="7.08" calcext:value-type="float">
            <text:p>7.0800</text:p>
          </table:table-cell>
          <table:table-cell table:style-name="ce33" office:value-type="float" office:value="0.26" calcext:value-type="float">
            <text:p>0.2600</text:p>
          </table:table-cell>
          <table:table-cell/>
          <table:table-cell table:style-name="ce33" table:formula="of:=([.A19]*0.001)*([.A19]*0.001)" office:value-type="float" office:value="0.36" calcext:value-type="float">
            <text:p>0.3600</text:p>
          </table:table-cell>
          <table:table-cell table:style-name="ce33" table:formula="of:=[.D19]" office:value-type="float" office:value="7.08" calcext:value-type="float">
            <text:p>7.0800</text:p>
          </table:table-cell>
          <table:table-cell table:style-name="ce33" table:formula="of:=[.E19]" office:value-type="float" office:value="0.26" calcext:value-type="float">
            <text:p>0.2600</text:p>
          </table:table-cell>
          <table:table-cell table:style-name="ce33" table:formula="of:=[.E19]" office:value-type="float" office:value="0.26" calcext:value-type="float">
            <text:p>0.2600</text:p>
          </table:table-cell>
          <table:table-cell table:number-columns-repeated="1014"/>
        </table:table-row>
        <table:table-row table:style-name="ro1">
          <table:table-cell office:value-type="float" office:value="630" calcext:value-type="float">
            <text:p>630.0000</text:p>
          </table:table-cell>
          <table:table-cell office:value-type="float" office:value="398.61" calcext:value-type="float">
            <text:p>398.6100</text:p>
          </table:table-cell>
          <table:table-cell office:value-type="float" office:value="8.73" calcext:value-type="float">
            <text:p>8.7300</text:p>
          </table:table-cell>
          <table:table-cell office:value-type="float" office:value="10.11" calcext:value-type="float">
            <text:p>10.1100</text:p>
          </table:table-cell>
          <table:table-cell table:style-name="ce33" office:value-type="float" office:value="0.22" calcext:value-type="float">
            <text:p>0.2200</text:p>
          </table:table-cell>
          <table:table-cell/>
          <table:table-cell table:style-name="ce33" table:formula="of:=([.A20]*0.001)*([.A20]*0.001)" office:value-type="float" office:value="0.3969" calcext:value-type="float">
            <text:p>0.3969</text:p>
          </table:table-cell>
          <table:table-cell table:style-name="ce33" table:formula="of:=[.D20]" office:value-type="float" office:value="10.11" calcext:value-type="float">
            <text:p>10.1100</text:p>
          </table:table-cell>
          <table:table-cell table:style-name="ce33" table:formula="of:=[.E20]" office:value-type="float" office:value="0.22" calcext:value-type="float">
            <text:p>0.2200</text:p>
          </table:table-cell>
          <table:table-cell table:style-name="ce33" table:formula="of:=[.E20]" office:value-type="float" office:value="0.22" calcext:value-type="float">
            <text:p>0.2200</text:p>
          </table:table-cell>
          <table:table-cell table:number-columns-repeated="1014"/>
        </table:table-row>
        <table:table-row table:style-name="ro1">
          <table:table-cell office:value-type="float" office:value="660" calcext:value-type="float">
            <text:p>660.0000</text:p>
          </table:table-cell>
          <table:table-cell office:value-type="float" office:value="543.75" calcext:value-type="float">
            <text:p>543.7500</text:p>
          </table:table-cell>
          <table:table-cell office:value-type="float" office:value="6.24" calcext:value-type="float">
            <text:p>6.2400</text:p>
          </table:table-cell>
          <table:table-cell office:value-type="float" office:value="14.66" calcext:value-type="float">
            <text:p>14.6600</text:p>
          </table:table-cell>
          <table:table-cell table:style-name="ce33" office:value-type="float" office:value="0.17" calcext:value-type="float">
            <text:p>0.1700</text:p>
          </table:table-cell>
          <table:table-cell/>
          <table:table-cell table:style-name="ce33" table:formula="of:=([.A21]*0.001)*([.A21]*0.001)" office:value-type="float" office:value="0.4356" calcext:value-type="float">
            <text:p>0.4356</text:p>
          </table:table-cell>
          <table:table-cell table:style-name="ce33" table:formula="of:=[.D21]" office:value-type="float" office:value="14.66" calcext:value-type="float">
            <text:p>14.6600</text:p>
          </table:table-cell>
          <table:table-cell table:style-name="ce33" table:formula="of:=[.E21]" office:value-type="float" office:value="0.17" calcext:value-type="float">
            <text:p>0.1700</text:p>
          </table:table-cell>
          <table:table-cell table:style-name="ce33" table:formula="of:=[.E21]" office:value-type="float" office:value="0.17" calcext:value-type="float">
            <text:p>0.1700</text:p>
          </table:table-cell>
          <table:table-cell table:number-columns-repeated="1014"/>
        </table:table-row>
        <table:table-row table:style-name="ro1">
          <table:table-cell office:value-type="float" office:value="690" calcext:value-type="float">
            <text:p>690.0000</text:p>
          </table:table-cell>
          <table:table-cell office:value-type="float" office:value="764.53" calcext:value-type="float">
            <text:p>764.5300</text:p>
          </table:table-cell>
          <table:table-cell office:value-type="float" office:value="8.31" calcext:value-type="float">
            <text:p>8.3100</text:p>
          </table:table-cell>
          <table:table-cell office:value-type="float" office:value="21.92" calcext:value-type="float">
            <text:p>21.9200</text:p>
          </table:table-cell>
          <table:table-cell table:style-name="ce33" office:value-type="float" office:value="0.24" calcext:value-type="float">
            <text:p>0.2400</text:p>
          </table:table-cell>
          <table:table-cell/>
          <table:table-cell table:style-name="ce33" table:formula="of:=([.A22]*0.001)*([.A22]*0.001)" office:value-type="float" office:value="0.4761" calcext:value-type="float">
            <text:p>0.4761</text:p>
          </table:table-cell>
          <table:table-cell table:style-name="ce33" table:formula="of:=[.D22]" office:value-type="float" office:value="21.92" calcext:value-type="float">
            <text:p>21.9200</text:p>
          </table:table-cell>
          <table:table-cell table:style-name="ce33" table:formula="of:=[.E22]" office:value-type="float" office:value="0.24" calcext:value-type="float">
            <text:p>0.2400</text:p>
          </table:table-cell>
          <table:table-cell table:style-name="ce33" table:formula="of:=[.E22]" office:value-type="float" office:value="0.24" calcext:value-type="float">
            <text:p>0.2400</text:p>
          </table:table-cell>
          <table:table-cell table:number-columns-repeated="1014"/>
        </table:table-row>
        <table:table-row table:style-name="ro1">
          <table:table-cell office:value-type="float" office:value="720" calcext:value-type="float">
            <text:p>720.0000</text:p>
          </table:table-cell>
          <table:table-cell office:value-type="float" office:value="1060.14" calcext:value-type="float">
            <text:p>1060.1400</text:p>
          </table:table-cell>
          <table:table-cell office:value-type="float" office:value="7.11" calcext:value-type="float">
            <text:p>7.1100</text:p>
          </table:table-cell>
          <table:table-cell office:value-type="float" office:value="32.31" calcext:value-type="float">
            <text:p>32.3100</text:p>
          </table:table-cell>
          <table:table-cell table:style-name="ce33" office:value-type="float" office:value="0.22" calcext:value-type="float">
            <text:p>0.2200</text:p>
          </table:table-cell>
          <table:table-cell/>
          <table:table-cell table:style-name="ce33" table:formula="of:=([.A23]*0.001)*([.A23]*0.001)" office:value-type="float" office:value="0.5184" calcext:value-type="float">
            <text:p>0.5184</text:p>
          </table:table-cell>
          <table:table-cell table:style-name="ce33" table:formula="of:=[.D23]" office:value-type="float" office:value="32.31" calcext:value-type="float">
            <text:p>32.3100</text:p>
          </table:table-cell>
          <table:table-cell table:style-name="ce33" table:formula="of:=[.E23]" office:value-type="float" office:value="0.22" calcext:value-type="float">
            <text:p>0.2200</text:p>
          </table:table-cell>
          <table:table-cell table:style-name="ce33" table:formula="of:=[.E23]" office:value-type="float" office:value="0.22" calcext:value-type="float">
            <text:p>0.2200</text:p>
          </table:table-cell>
          <table:table-cell table:number-columns-repeated="1014"/>
        </table:table-row>
        <table:table-row table:style-name="ro1">
          <table:table-cell office:value-type="float" office:value="750" calcext:value-type="float">
            <text:p>750.0000</text:p>
          </table:table-cell>
          <table:table-cell office:value-type="float" office:value="1291.96" calcext:value-type="float">
            <text:p>1291.9600</text:p>
          </table:table-cell>
          <table:table-cell office:value-type="float" office:value="22.8" calcext:value-type="float">
            <text:p>22.8000</text:p>
          </table:table-cell>
          <table:table-cell office:value-type="float" office:value="41.86" calcext:value-type="float">
            <text:p>41.8600</text:p>
          </table:table-cell>
          <table:table-cell table:style-name="ce33" office:value-type="float" office:value="0.74" calcext:value-type="float">
            <text:p>0.7400</text:p>
          </table:table-cell>
          <table:table-cell/>
          <table:table-cell table:style-name="ce33" table:formula="of:=([.A24]*0.001)*([.A24]*0.001)" office:value-type="float" office:value="0.5625" calcext:value-type="float">
            <text:p>0.5625</text:p>
          </table:table-cell>
          <table:table-cell table:style-name="ce33" table:formula="of:=[.D24]" office:value-type="float" office:value="41.86" calcext:value-type="float">
            <text:p>41.8600</text:p>
          </table:table-cell>
          <table:table-cell table:style-name="ce33" table:formula="of:=[.E24]" office:value-type="float" office:value="0.74" calcext:value-type="float">
            <text:p>0.7400</text:p>
          </table:table-cell>
          <table:table-cell table:style-name="ce33" table:formula="of:=[.E24]" office:value-type="float" office:value="0.74" calcext:value-type="float">
            <text:p>0.7400</text:p>
          </table:table-cell>
          <table:table-cell table:number-columns-repeated="1014"/>
        </table:table-row>
        <table:table-row table:style-name="ro1">
          <table:table-cell office:value-type="float" office:value="760" calcext:value-type="float">
            <text:p>760.0000</text:p>
          </table:table-cell>
          <table:table-cell office:value-type="float" office:value="1308.4" calcext:value-type="float">
            <text:p>1308.4000</text:p>
          </table:table-cell>
          <table:table-cell office:value-type="float" office:value="10.08" calcext:value-type="float">
            <text:p>10.0800</text:p>
          </table:table-cell>
          <table:table-cell office:value-type="float" office:value="43.26" calcext:value-type="float">
            <text:p>43.2600</text:p>
          </table:table-cell>
          <table:table-cell table:style-name="ce33" office:value-type="float" office:value="0.33" calcext:value-type="float">
            <text:p>0.3300</text:p>
          </table:table-cell>
          <table:table-cell/>
          <table:table-cell table:style-name="ce33" table:formula="of:=([.A25]*0.001)*([.A25]*0.001)" office:value-type="float" office:value="0.5776" calcext:value-type="float">
            <text:p>0.5776</text:p>
          </table:table-cell>
          <table:table-cell table:style-name="ce33" table:formula="of:=[.D25]" office:value-type="float" office:value="43.26" calcext:value-type="float">
            <text:p>43.2600</text:p>
          </table:table-cell>
          <table:table-cell table:style-name="ce33" table:formula="of:=[.E25]" office:value-type="float" office:value="0.33" calcext:value-type="float">
            <text:p>0.3300</text:p>
          </table:table-cell>
          <table:table-cell table:style-name="ce33" table:formula="of:=[.E25]" office:value-type="float" office:value="0.33" calcext:value-type="float">
            <text:p>0.3300</text:p>
          </table:table-cell>
          <table:table-cell table:number-columns-repeated="1014"/>
        </table:table-row>
        <table:table-row table:style-name="ro1">
          <table:table-cell office:value-type="float" office:value="764" calcext:value-type="float">
            <text:p>764.0000</text:p>
          </table:table-cell>
          <table:table-cell office:value-type="float" office:value="1304.4" calcext:value-type="float">
            <text:p>1304.4000</text:p>
          </table:table-cell>
          <table:table-cell office:value-type="float" office:value="9.8" calcext:value-type="float">
            <text:p>9.8000</text:p>
          </table:table-cell>
          <table:table-cell office:value-type="float" office:value="43.47" calcext:value-type="float">
            <text:p>43.4700</text:p>
          </table:table-cell>
          <table:table-cell table:style-name="ce33" office:value-type="float" office:value="0.33" calcext:value-type="float">
            <text:p>0.3300</text:p>
          </table:table-cell>
          <table:table-cell/>
          <table:table-cell table:style-name="ce33" table:formula="of:=([.A26]*0.001)*([.A26]*0.001)" office:value-type="float" office:value="0.583696" calcext:value-type="float">
            <text:p>0.5837</text:p>
          </table:table-cell>
          <table:table-cell table:style-name="ce33" table:formula="of:=[.D26]" office:value-type="float" office:value="43.47" calcext:value-type="float">
            <text:p>43.4700</text:p>
          </table:table-cell>
          <table:table-cell table:style-name="ce33" table:formula="of:=[.E26]" office:value-type="float" office:value="0.33" calcext:value-type="float">
            <text:p>0.3300</text:p>
          </table:table-cell>
          <table:table-cell table:style-name="ce33" table:formula="of:=[.E26]" office:value-type="float" office:value="0.33" calcext:value-type="float">
            <text:p>0.3300</text:p>
          </table:table-cell>
          <table:table-cell table:number-columns-repeated="1014"/>
        </table:table-row>
        <table:table-row table:style-name="ro1">
          <table:table-cell office:value-type="float" office:value="770" calcext:value-type="float">
            <text:p>770.0000</text:p>
          </table:table-cell>
          <table:table-cell office:value-type="float" office:value="1302.16" calcext:value-type="float">
            <text:p>1302.1600</text:p>
          </table:table-cell>
          <table:table-cell office:value-type="float" office:value="9.67" calcext:value-type="float">
            <text:p>9.6700</text:p>
          </table:table-cell>
          <table:table-cell office:value-type="float" office:value="43.92" calcext:value-type="float">
            <text:p>43.9200</text:p>
          </table:table-cell>
          <table:table-cell table:style-name="ce33" office:value-type="float" office:value="0.33" calcext:value-type="float">
            <text:p>0.3300</text:p>
          </table:table-cell>
          <table:table-cell/>
          <table:table-cell table:style-name="ce33" table:formula="of:=([.A27]*0.001)*([.A27]*0.001)" office:value-type="float" office:value="0.5929" calcext:value-type="float">
            <text:p>0.5929</text:p>
          </table:table-cell>
          <table:table-cell table:style-name="ce33" table:formula="of:=[.D27]" office:value-type="float" office:value="43.92" calcext:value-type="float">
            <text:p>43.9200</text:p>
          </table:table-cell>
          <table:table-cell table:style-name="ce33" table:formula="of:=[.E27]" office:value-type="float" office:value="0.33" calcext:value-type="float">
            <text:p>0.3300</text:p>
          </table:table-cell>
          <table:table-cell table:style-name="ce33" table:formula="of:=[.E27]" office:value-type="float" office:value="0.33" calcext:value-type="float">
            <text:p>0.3300</text:p>
          </table:table-cell>
          <table:table-cell table:number-columns-repeated="1014"/>
        </table:table-row>
        <table:table-row table:style-name="ro1">
          <table:table-cell office:value-type="float" office:value="774" calcext:value-type="float">
            <text:p>774.0000</text:p>
          </table:table-cell>
          <table:table-cell office:value-type="float" office:value="1331.59" calcext:value-type="float">
            <text:p>1331.5900</text:p>
          </table:table-cell>
          <table:table-cell office:value-type="float" office:value="9.87" calcext:value-type="float">
            <text:p>9.8700</text:p>
          </table:table-cell>
          <table:table-cell office:value-type="float" office:value="45.28" calcext:value-type="float">
            <text:p>45.2800</text:p>
          </table:table-cell>
          <table:table-cell table:style-name="ce33" office:value-type="float" office:value="0.34" calcext:value-type="float">
            <text:p>0.3400</text:p>
          </table:table-cell>
          <table:table-cell/>
          <table:table-cell table:style-name="ce33" table:formula="of:=([.A28]*0.001)*([.A28]*0.001)" office:value-type="float" office:value="0.599076" calcext:value-type="float">
            <text:p>0.5991</text:p>
          </table:table-cell>
          <table:table-cell table:style-name="ce33" table:formula="of:=[.D28]" office:value-type="float" office:value="45.28" calcext:value-type="float">
            <text:p>45.2800</text:p>
          </table:table-cell>
          <table:table-cell table:style-name="ce33" table:formula="of:=[.E28]" office:value-type="float" office:value="0.34" calcext:value-type="float">
            <text:p>0.3400</text:p>
          </table:table-cell>
          <table:table-cell table:style-name="ce33" table:formula="of:=[.E28]" office:value-type="float" office:value="0.34" calcext:value-type="float">
            <text:p>0.3400</text:p>
          </table:table-cell>
          <table:table-cell table:number-columns-repeated="1014"/>
        </table:table-row>
        <table:table-row table:style-name="ro1">
          <table:table-cell office:value-type="float" office:value="778" calcext:value-type="float">
            <text:p>778.0000</text:p>
          </table:table-cell>
          <table:table-cell office:value-type="float" office:value="1314.33" calcext:value-type="float">
            <text:p>1314.3300</text:p>
          </table:table-cell>
          <table:table-cell office:value-type="float" office:value="9.78" calcext:value-type="float">
            <text:p>9.7800</text:p>
          </table:table-cell>
          <table:table-cell office:value-type="float" office:value="45.05" calcext:value-type="float">
            <text:p>45.0500</text:p>
          </table:table-cell>
          <table:table-cell table:style-name="ce33" office:value-type="float" office:value="0.34" calcext:value-type="float">
            <text:p>0.3400</text:p>
          </table:table-cell>
          <table:table-cell/>
          <table:table-cell table:style-name="ce33" table:formula="of:=([.A29]*0.001)*([.A29]*0.001)" office:value-type="float" office:value="0.605284" calcext:value-type="float">
            <text:p>0.6053</text:p>
          </table:table-cell>
          <table:table-cell table:style-name="ce33" table:formula="of:=[.D29]" office:value-type="float" office:value="45.05" calcext:value-type="float">
            <text:p>45.0500</text:p>
          </table:table-cell>
          <table:table-cell table:style-name="ce33" table:formula="of:=[.E29]" office:value-type="float" office:value="0.34" calcext:value-type="float">
            <text:p>0.3400</text:p>
          </table:table-cell>
          <table:table-cell table:style-name="ce33" table:formula="of:=[.E29]" office:value-type="float" office:value="0.34" calcext:value-type="float">
            <text:p>0.3400</text:p>
          </table:table-cell>
          <table:table-cell table:number-columns-repeated="1014"/>
        </table:table-row>
        <table:table-row table:style-name="ro1">
          <table:table-cell office:value-type="float" office:value="780" calcext:value-type="float">
            <text:p>780.0000</text:p>
          </table:table-cell>
          <table:table-cell office:value-type="float" office:value="1233.58" calcext:value-type="float">
            <text:p>1233.5800</text:p>
          </table:table-cell>
          <table:table-cell office:value-type="float" office:value="10.17" calcext:value-type="float">
            <text:p>10.1700</text:p>
          </table:table-cell>
          <table:table-cell office:value-type="float" office:value="42.45" calcext:value-type="float">
            <text:p>42.4500</text:p>
          </table:table-cell>
          <table:table-cell table:style-name="ce33" office:value-type="float" office:value="0.35" calcext:value-type="float">
            <text:p>0.3500</text:p>
          </table:table-cell>
          <table:table-cell/>
          <table:table-cell table:style-name="ce33" table:formula="of:=([.A30]*0.001)*([.A30]*0.001)" office:value-type="float" office:value="0.6084" calcext:value-type="float">
            <text:p>0.6084</text:p>
          </table:table-cell>
          <table:table-cell table:style-name="ce33" table:formula="of:=[.D30]" office:value-type="float" office:value="42.45" calcext:value-type="float">
            <text:p>42.4500</text:p>
          </table:table-cell>
          <table:table-cell table:style-name="ce33" table:formula="of:=[.E30]" office:value-type="float" office:value="0.35" calcext:value-type="float">
            <text:p>0.3500</text:p>
          </table:table-cell>
          <table:table-cell table:style-name="ce33" table:formula="of:=[.E30]" office:value-type="float" office:value="0.35" calcext:value-type="float">
            <text:p>0.3500</text:p>
          </table:table-cell>
          <table:table-cell table:number-columns-repeated="1014"/>
        </table:table-row>
        <table:table-row table:style-name="ro1">
          <table:table-cell office:value-type="float" office:value="781" calcext:value-type="float">
            <text:p>781.0000</text:p>
          </table:table-cell>
          <table:table-cell office:value-type="float" office:value="1161.62" calcext:value-type="float">
            <text:p>1161.6200</text:p>
          </table:table-cell>
          <table:table-cell office:value-type="float" office:value="10.84" calcext:value-type="float">
            <text:p>10.8400</text:p>
          </table:table-cell>
          <table:table-cell office:value-type="float" office:value="40.06" calcext:value-type="float">
            <text:p>40.0600</text:p>
          </table:table-cell>
          <table:table-cell table:style-name="ce33" office:value-type="float" office:value="0.37" calcext:value-type="float">
            <text:p>0.3700</text:p>
          </table:table-cell>
          <table:table-cell/>
          <table:table-cell table:style-name="ce33" table:formula="of:=([.A31]*0.001)*([.A31]*0.001)" office:value-type="float" office:value="0.609961" calcext:value-type="float">
            <text:p>0.6100</text:p>
          </table:table-cell>
          <table:table-cell table:style-name="ce33" table:formula="of:=[.D31]" office:value-type="float" office:value="40.06" calcext:value-type="float">
            <text:p>40.0600</text:p>
          </table:table-cell>
          <table:table-cell table:style-name="ce33" table:formula="of:=[.E31]" office:value-type="float" office:value="0.37" calcext:value-type="float">
            <text:p>0.3700</text:p>
          </table:table-cell>
          <table:table-cell table:style-name="ce33" table:formula="of:=[.E31]" office:value-type="float" office:value="0.37" calcext:value-type="float">
            <text:p>0.3700</text:p>
          </table:table-cell>
          <table:table-cell table:number-columns-repeated="1014"/>
        </table:table-row>
        <table:table-row table:style-name="ro1">
          <table:table-cell office:value-type="float" office:value="782" calcext:value-type="float">
            <text:p>782.0000</text:p>
          </table:table-cell>
          <table:table-cell office:value-type="float" office:value="1106.69" calcext:value-type="float">
            <text:p>1106.6900</text:p>
          </table:table-cell>
          <table:table-cell office:value-type="float" office:value="26.44" calcext:value-type="float">
            <text:p>26.4400</text:p>
          </table:table-cell>
          <table:table-cell office:value-type="float" office:value="38.24" calcext:value-type="float">
            <text:p>38.2400</text:p>
          </table:table-cell>
          <table:table-cell table:style-name="ce33" office:value-type="float" office:value="0.91" calcext:value-type="float">
            <text:p>0.9100</text:p>
          </table:table-cell>
          <table:table-cell/>
          <table:table-cell table:style-name="ce33" table:formula="of:=([.A32]*0.001)*([.A32]*0.001)" office:value-type="float" office:value="0.611524" calcext:value-type="float">
            <text:p>0.6115</text:p>
          </table:table-cell>
          <table:table-cell table:style-name="ce33" table:formula="of:=[.D32]" office:value-type="float" office:value="38.24" calcext:value-type="float">
            <text:p>38.2400</text:p>
          </table:table-cell>
          <table:table-cell table:style-name="ce33" table:formula="of:=[.E32]" office:value-type="float" office:value="0.91" calcext:value-type="float">
            <text:p>0.9100</text:p>
          </table:table-cell>
          <table:table-cell table:style-name="ce33" table:formula="of:=[.E32]" office:value-type="float" office:value="0.91" calcext:value-type="float">
            <text:p>0.9100</text:p>
          </table:table-cell>
          <table:table-cell table:number-columns-repeated="1014"/>
        </table:table-row>
        <table:table-row table:style-name="ro1">
          <table:table-cell office:value-type="float" office:value="783" calcext:value-type="float">
            <text:p>783.0000</text:p>
          </table:table-cell>
          <table:table-cell office:value-type="float" office:value="1022.45" calcext:value-type="float">
            <text:p>1022.4500</text:p>
          </table:table-cell>
          <table:table-cell office:value-type="float" office:value="10.99" calcext:value-type="float">
            <text:p>10.9900</text:p>
          </table:table-cell>
          <table:table-cell office:value-type="float" office:value="35.4" calcext:value-type="float">
            <text:p>35.4000</text:p>
          </table:table-cell>
          <table:table-cell table:style-name="ce33" office:value-type="float" office:value="0.38" calcext:value-type="float">
            <text:p>0.3800</text:p>
          </table:table-cell>
          <table:table-cell/>
          <table:table-cell table:style-name="ce33" table:formula="of:=([.A33]*0.001)*([.A33]*0.001)" office:value-type="float" office:value="0.613089" calcext:value-type="float">
            <text:p>0.6131</text:p>
          </table:table-cell>
          <table:table-cell table:style-name="ce33" table:formula="of:=[.D33]" office:value-type="float" office:value="35.4" calcext:value-type="float">
            <text:p>35.4000</text:p>
          </table:table-cell>
          <table:table-cell table:style-name="ce33" table:formula="of:=[.E33]" office:value-type="float" office:value="0.38" calcext:value-type="float">
            <text:p>0.3800</text:p>
          </table:table-cell>
          <table:table-cell table:style-name="ce33" table:formula="of:=[.E33]" office:value-type="float" office:value="0.38" calcext:value-type="float">
            <text:p>0.3800</text:p>
          </table:table-cell>
          <table:table-cell table:number-columns-repeated="1014"/>
        </table:table-row>
        <table:table-row table:style-name="ro1">
          <table:table-cell office:value-type="float" office:value="784" calcext:value-type="float">
            <text:p>784.0000</text:p>
          </table:table-cell>
          <table:table-cell office:value-type="float" office:value="940.42" calcext:value-type="float">
            <text:p>940.4200</text:p>
          </table:table-cell>
          <table:table-cell office:value-type="float" office:value="19.12" calcext:value-type="float">
            <text:p>19.1200</text:p>
          </table:table-cell>
          <table:table-cell office:value-type="float" office:value="32.62" calcext:value-type="float">
            <text:p>32.6200</text:p>
          </table:table-cell>
          <table:table-cell table:style-name="ce33" office:value-type="float" office:value="0.66" calcext:value-type="float">
            <text:p>0.6600</text:p>
          </table:table-cell>
          <table:table-cell/>
          <table:table-cell table:style-name="ce33" table:formula="of:=([.A34]*0.001)*([.A34]*0.001)" office:value-type="float" office:value="0.614656" calcext:value-type="float">
            <text:p>0.6147</text:p>
          </table:table-cell>
          <table:table-cell table:style-name="ce33" table:formula="of:=[.D34]" office:value-type="float" office:value="32.62" calcext:value-type="float">
            <text:p>32.6200</text:p>
          </table:table-cell>
          <table:table-cell table:style-name="ce33" table:formula="of:=[.E34]" office:value-type="float" office:value="0.66" calcext:value-type="float">
            <text:p>0.6600</text:p>
          </table:table-cell>
          <table:table-cell table:style-name="ce33" table:formula="of:=[.E34]" office:value-type="float" office:value="0.66" calcext:value-type="float">
            <text:p>0.6600</text:p>
          </table:table-cell>
          <table:table-cell table:number-columns-repeated="1014"/>
        </table:table-row>
        <table:table-row table:style-name="ro1">
          <table:table-cell office:value-type="float" office:value="785" calcext:value-type="float">
            <text:p>785.0000</text:p>
          </table:table-cell>
          <table:table-cell office:value-type="float" office:value="887.68" calcext:value-type="float">
            <text:p>887.6800</text:p>
          </table:table-cell>
          <table:table-cell office:value-type="float" office:value="8.81" calcext:value-type="float">
            <text:p>8.8100</text:p>
          </table:table-cell>
          <table:table-cell office:value-type="float" office:value="30.86" calcext:value-type="float">
            <text:p>30.8600</text:p>
          </table:table-cell>
          <table:table-cell table:style-name="ce33" office:value-type="float" office:value="0.31" calcext:value-type="float">
            <text:p>0.3100</text:p>
          </table:table-cell>
          <table:table-cell/>
          <table:table-cell table:style-name="ce33" table:formula="of:=([.A35]*0.001)*([.A35]*0.001)" office:value-type="float" office:value="0.616225" calcext:value-type="float">
            <text:p>0.6162</text:p>
          </table:table-cell>
          <table:table-cell table:style-name="ce33" table:formula="of:=[.D35]" office:value-type="float" office:value="30.86" calcext:value-type="float">
            <text:p>30.8600</text:p>
          </table:table-cell>
          <table:table-cell table:style-name="ce33" table:formula="of:=[.E35]" office:value-type="float" office:value="0.31" calcext:value-type="float">
            <text:p>0.3100</text:p>
          </table:table-cell>
          <table:table-cell table:style-name="ce33" table:formula="of:=[.E35]" office:value-type="float" office:value="0.31" calcext:value-type="float">
            <text:p>0.3100</text:p>
          </table:table-cell>
          <table:table-cell table:number-columns-repeated="1014"/>
        </table:table-row>
        <table:table-row table:style-name="ro1">
          <table:table-cell office:value-type="float" office:value="786" calcext:value-type="float">
            <text:p>786.0000</text:p>
          </table:table-cell>
          <table:table-cell office:value-type="float" office:value="874.23" calcext:value-type="float">
            <text:p>874.2300</text:p>
          </table:table-cell>
          <table:table-cell office:value-type="float" office:value="7.42" calcext:value-type="float">
            <text:p>7.4200</text:p>
          </table:table-cell>
          <table:table-cell office:value-type="float" office:value="30.45" calcext:value-type="float">
            <text:p>30.4500</text:p>
          </table:table-cell>
          <table:table-cell table:style-name="ce33" office:value-type="float" office:value="0.26" calcext:value-type="float">
            <text:p>0.2600</text:p>
          </table:table-cell>
          <table:table-cell/>
          <table:table-cell table:style-name="ce33" table:formula="of:=([.A36]*0.001)*([.A36]*0.001)" office:value-type="float" office:value="0.617796" calcext:value-type="float">
            <text:p>0.6178</text:p>
          </table:table-cell>
          <table:table-cell table:style-name="ce33" table:formula="of:=[.D36]" office:value-type="float" office:value="30.45" calcext:value-type="float">
            <text:p>30.4500</text:p>
          </table:table-cell>
          <table:table-cell table:style-name="ce33" table:formula="of:=[.E36]" office:value-type="float" office:value="0.26" calcext:value-type="float">
            <text:p>0.2600</text:p>
          </table:table-cell>
          <table:table-cell table:style-name="ce33" table:formula="of:=[.E36]" office:value-type="float" office:value="0.26" calcext:value-type="float">
            <text:p>0.2600</text:p>
          </table:table-cell>
          <table:table-cell table:number-columns-repeated="1014"/>
        </table:table-row>
        <table:table-row table:style-name="ro1">
          <table:table-cell office:value-type="float" office:value="790" calcext:value-type="float">
            <text:p>790.0000</text:p>
          </table:table-cell>
          <table:table-cell office:value-type="float" office:value="855.55" calcext:value-type="float">
            <text:p>855.5500</text:p>
          </table:table-cell>
          <table:table-cell office:value-type="float" office:value="16.98" calcext:value-type="float">
            <text:p>16.9800</text:p>
          </table:table-cell>
          <table:table-cell office:value-type="float" office:value="30.04" calcext:value-type="float">
            <text:p>30.0400</text:p>
          </table:table-cell>
          <table:table-cell table:style-name="ce33" office:value-type="float" office:value="0.6" calcext:value-type="float">
            <text:p>0.6000</text:p>
          </table:table-cell>
          <table:table-cell/>
          <table:table-cell table:style-name="ce33" table:formula="of:=([.A37]*0.001)*([.A37]*0.001)" office:value-type="float" office:value="0.6241" calcext:value-type="float">
            <text:p>0.6241</text:p>
          </table:table-cell>
          <table:table-cell table:style-name="ce33" table:formula="of:=[.D37]" office:value-type="float" office:value="30.04" calcext:value-type="float">
            <text:p>30.0400</text:p>
          </table:table-cell>
          <table:table-cell table:style-name="ce33" table:formula="of:=[.E37]" office:value-type="float" office:value="0.6" calcext:value-type="float">
            <text:p>0.6000</text:p>
          </table:table-cell>
          <table:table-cell table:style-name="ce33" table:formula="of:=[.E37]" office:value-type="float" office:value="0.6" calcext:value-type="float">
            <text:p>0.6000</text:p>
          </table:table-cell>
          <table:table-cell table:number-columns-repeated="1014"/>
        </table:table-row>
        <table:table-row table:style-name="ro1">
          <table:table-cell office:value-type="float" office:value="794" calcext:value-type="float">
            <text:p>794.0000</text:p>
          </table:table-cell>
          <table:table-cell office:value-type="float" office:value="859.35" calcext:value-type="float">
            <text:p>859.3500</text:p>
          </table:table-cell>
          <table:table-cell office:value-type="float" office:value="7.19" calcext:value-type="float">
            <text:p>7.1900</text:p>
          </table:table-cell>
          <table:table-cell office:value-type="float" office:value="30.41" calcext:value-type="float">
            <text:p>30.4100</text:p>
          </table:table-cell>
          <table:table-cell table:style-name="ce33" office:value-type="float" office:value="0.25" calcext:value-type="float">
            <text:p>0.2500</text:p>
          </table:table-cell>
          <table:table-cell/>
          <table:table-cell table:style-name="ce33" table:formula="of:=([.A38]*0.001)*([.A38]*0.001)" office:value-type="float" office:value="0.630436" calcext:value-type="float">
            <text:p>0.6304</text:p>
          </table:table-cell>
          <table:table-cell table:style-name="ce33" table:formula="of:=[.D38]" office:value-type="float" office:value="30.41" calcext:value-type="float">
            <text:p>30.4100</text:p>
          </table:table-cell>
          <table:table-cell table:style-name="ce33" table:formula="of:=[.E38]" office:value-type="float" office:value="0.25" calcext:value-type="float">
            <text:p>0.2500</text:p>
          </table:table-cell>
          <table:table-cell table:style-name="ce33" table:formula="of:=[.E38]" office:value-type="float" office:value="0.25" calcext:value-type="float">
            <text:p>0.2500</text:p>
          </table:table-cell>
          <table:table-cell table:number-columns-repeated="1014"/>
        </table:table-row>
        <table:table-row table:style-name="ro1">
          <table:table-cell office:value-type="float" office:value="800" calcext:value-type="float">
            <text:p>800.0000</text:p>
          </table:table-cell>
          <table:table-cell office:value-type="float" office:value="822.66" calcext:value-type="float">
            <text:p>822.6600</text:p>
          </table:table-cell>
          <table:table-cell office:value-type="float" office:value="7.05" calcext:value-type="float">
            <text:p>7.0500</text:p>
          </table:table-cell>
          <table:table-cell office:value-type="float" office:value="29.46" calcext:value-type="float">
            <text:p>29.4600</text:p>
          </table:table-cell>
          <table:table-cell table:style-name="ce33" office:value-type="float" office:value="0.25" calcext:value-type="float">
            <text:p>0.2500</text:p>
          </table:table-cell>
          <table:table-cell/>
          <table:table-cell table:style-name="ce33" table:formula="of:=([.A39]*0.001)*([.A39]*0.001)" office:value-type="float" office:value="0.64" calcext:value-type="float">
            <text:p>0.6400</text:p>
          </table:table-cell>
          <table:table-cell table:style-name="ce33" table:formula="of:=[.D39]" office:value-type="float" office:value="29.46" calcext:value-type="float">
            <text:p>29.4600</text:p>
          </table:table-cell>
          <table:table-cell table:style-name="ce33" table:formula="of:=[.E39]" office:value-type="float" office:value="0.25" calcext:value-type="float">
            <text:p>0.2500</text:p>
          </table:table-cell>
          <table:table-cell table:style-name="ce33" table:formula="of:=[.E39]" office:value-type="float" office:value="0.25" calcext:value-type="float">
            <text:p>0.2500</text:p>
          </table:table-cell>
          <table:table-cell table:number-columns-repeated="1014"/>
        </table:table-row>
        <table:table-row table:style-name="ro1">
          <table:table-cell office:value-type="float" office:value="810" calcext:value-type="float">
            <text:p>810.0000</text:p>
          </table:table-cell>
          <table:table-cell office:value-type="float" office:value="715.94" calcext:value-type="float">
            <text:p>715.9400</text:p>
          </table:table-cell>
          <table:table-cell office:value-type="float" office:value="6.21" calcext:value-type="float">
            <text:p>6.2100</text:p>
          </table:table-cell>
          <table:table-cell office:value-type="float" office:value="26.15" calcext:value-type="float">
            <text:p>26.1500</text:p>
          </table:table-cell>
          <table:table-cell table:style-name="ce33" office:value-type="float" office:value="0.23" calcext:value-type="float">
            <text:p>0.2300</text:p>
          </table:table-cell>
          <table:table-cell/>
          <table:table-cell table:style-name="ce33" table:formula="of:=([.A40]*0.001)*([.A40]*0.001)" office:value-type="float" office:value="0.6561" calcext:value-type="float">
            <text:p>0.6561</text:p>
          </table:table-cell>
          <table:table-cell table:style-name="ce33" table:formula="of:=[.D40]" office:value-type="float" office:value="26.15" calcext:value-type="float">
            <text:p>26.1500</text:p>
          </table:table-cell>
          <table:table-cell table:style-name="ce33" table:formula="of:=[.E40]" office:value-type="float" office:value="0.23" calcext:value-type="float">
            <text:p>0.2300</text:p>
          </table:table-cell>
          <table:table-cell table:style-name="ce33" table:formula="of:=[.E40]" office:value-type="float" office:value="0.23" calcext:value-type="float">
            <text:p>0.2300</text:p>
          </table:table-cell>
          <table:table-cell table:number-columns-repeated="1014"/>
        </table:table-row>
        <table:table-row table:style-name="ro1">
          <table:table-cell office:value-type="float" office:value="820" calcext:value-type="float">
            <text:p>820.0000</text:p>
          </table:table-cell>
          <table:table-cell office:value-type="float" office:value="622.54" calcext:value-type="float">
            <text:p>622.5400</text:p>
          </table:table-cell>
          <table:table-cell office:value-type="float" office:value="5.54" calcext:value-type="float">
            <text:p>5.5400</text:p>
          </table:table-cell>
          <table:table-cell office:value-type="float" office:value="23.19" calcext:value-type="float">
            <text:p>23.1900</text:p>
          </table:table-cell>
          <table:table-cell table:style-name="ce33" office:value-type="float" office:value="0.21" calcext:value-type="float">
            <text:p>0.2100</text:p>
          </table:table-cell>
          <table:table-cell/>
          <table:table-cell table:style-name="ce33" table:formula="of:=([.A41]*0.001)*([.A41]*0.001)" office:value-type="float" office:value="0.6724" calcext:value-type="float">
            <text:p>0.6724</text:p>
          </table:table-cell>
          <table:table-cell table:style-name="ce33" table:formula="of:=[.D41]" office:value-type="float" office:value="23.19" calcext:value-type="float">
            <text:p>23.1900</text:p>
          </table:table-cell>
          <table:table-cell table:style-name="ce33" table:formula="of:=[.E41]" office:value-type="float" office:value="0.21" calcext:value-type="float">
            <text:p>0.2100</text:p>
          </table:table-cell>
          <table:table-cell table:style-name="ce33" table:formula="of:=[.E41]" office:value-type="float" office:value="0.21" calcext:value-type="float">
            <text:p>0.2100</text:p>
          </table:table-cell>
          <table:table-cell table:number-columns-repeated="1014"/>
        </table:table-row>
        <table:table-row table:style-name="ro1">
          <table:table-cell office:value-type="float" office:value="840" calcext:value-type="float">
            <text:p>840.0000</text:p>
          </table:table-cell>
          <table:table-cell office:value-type="float" office:value="450.7" calcext:value-type="float">
            <text:p>450.7000</text:p>
          </table:table-cell>
          <table:table-cell office:value-type="float" office:value="4.19" calcext:value-type="float">
            <text:p>4.1900</text:p>
          </table:table-cell>
          <table:table-cell office:value-type="float" office:value="17.46" calcext:value-type="float">
            <text:p>17.4600</text:p>
          </table:table-cell>
          <table:table-cell table:style-name="ce33" office:value-type="float" office:value="0.16" calcext:value-type="float">
            <text:p>0.1600</text:p>
          </table:table-cell>
          <table:table-cell/>
          <table:table-cell table:style-name="ce33" table:formula="of:=([.A42]*0.001)*([.A42]*0.001)" office:value-type="float" office:value="0.7056" calcext:value-type="float">
            <text:p>0.7056</text:p>
          </table:table-cell>
          <table:table-cell table:style-name="ce33" table:formula="of:=[.D42]" office:value-type="float" office:value="17.46" calcext:value-type="float">
            <text:p>17.4600</text:p>
          </table:table-cell>
          <table:table-cell table:style-name="ce33" table:formula="of:=[.E42]" office:value-type="float" office:value="0.16" calcext:value-type="float">
            <text:p>0.1600</text:p>
          </table:table-cell>
          <table:table-cell table:style-name="ce33" table:formula="of:=[.E42]" office:value-type="float" office:value="0.16" calcext:value-type="float">
            <text:p>0.1600</text:p>
          </table:table-cell>
          <table:table-cell table:number-columns-repeated="1014"/>
        </table:table-row>
        <table:table-row table:style-name="ro1">
          <table:table-cell office:value-type="float" office:value="880" calcext:value-type="float">
            <text:p>880.0000</text:p>
          </table:table-cell>
          <table:table-cell office:value-type="float" office:value="246.38" calcext:value-type="float">
            <text:p>246.3800</text:p>
          </table:table-cell>
          <table:table-cell office:value-type="float" office:value="2.8" calcext:value-type="float">
            <text:p>2.8000</text:p>
          </table:table-cell>
          <table:table-cell office:value-type="float" office:value="10.3" calcext:value-type="float">
            <text:p>10.3000</text:p>
          </table:table-cell>
          <table:table-cell table:style-name="ce33" office:value-type="float" office:value="0.12" calcext:value-type="float">
            <text:p>0.1200</text:p>
          </table:table-cell>
          <table:table-cell/>
          <table:table-cell table:style-name="ce33" table:formula="of:=([.A43]*0.001)*([.A43]*0.001)" office:value-type="float" office:value="0.7744" calcext:value-type="float">
            <text:p>0.7744</text:p>
          </table:table-cell>
          <table:table-cell table:style-name="ce33" table:formula="of:=[.D43]" office:value-type="float" office:value="10.3" calcext:value-type="float">
            <text:p>10.3000</text:p>
          </table:table-cell>
          <table:table-cell table:style-name="ce33" table:formula="of:=[.E43]" office:value-type="float" office:value="0.12" calcext:value-type="float">
            <text:p>0.1200</text:p>
          </table:table-cell>
          <table:table-cell table:style-name="ce33" table:formula="of:=[.E43]" office:value-type="float" office:value="0.12" calcext:value-type="float">
            <text:p>0.1200</text:p>
          </table:table-cell>
          <table:table-cell table:number-columns-repeated="1014"/>
        </table:table-row>
        <table:table-row table:style-name="ro1">
          <table:table-cell office:value-type="float" office:value="920" calcext:value-type="float">
            <text:p>920.0000</text:p>
          </table:table-cell>
          <table:table-cell office:value-type="float" office:value="147.78" calcext:value-type="float">
            <text:p>147.7800</text:p>
          </table:table-cell>
          <table:table-cell office:value-type="float" office:value="5.15" calcext:value-type="float">
            <text:p>5.1500</text:p>
          </table:table-cell>
          <table:table-cell office:value-type="float" office:value="6.66" calcext:value-type="float">
            <text:p>6.6600</text:p>
          </table:table-cell>
          <table:table-cell table:style-name="ce33" office:value-type="float" office:value="0.23" calcext:value-type="float">
            <text:p>0.2300</text:p>
          </table:table-cell>
          <table:table-cell/>
          <table:table-cell table:style-name="ce33" table:formula="of:=([.A44]*0.001)*([.A44]*0.001)" office:value-type="float" office:value="0.8464" calcext:value-type="float">
            <text:p>0.8464</text:p>
          </table:table-cell>
          <table:table-cell table:style-name="ce33" table:formula="of:=[.D44]" office:value-type="float" office:value="6.66" calcext:value-type="float">
            <text:p>6.6600</text:p>
          </table:table-cell>
          <table:table-cell table:style-name="ce33" table:formula="of:=[.E44]" office:value-type="float" office:value="0.23" calcext:value-type="float">
            <text:p>0.2300</text:p>
          </table:table-cell>
          <table:table-cell table:style-name="ce33" table:formula="of:=[.E44]" office:value-type="float" office:value="0.23" calcext:value-type="float">
            <text:p>0.2300</text:p>
          </table:table-cell>
          <table:table-cell table:number-columns-repeated="1014"/>
        </table:table-row>
        <table:table-row table:style-name="ro1">
          <table:table-cell office:value-type="float" office:value="940" calcext:value-type="float">
            <text:p>940.0000</text:p>
          </table:table-cell>
          <table:table-cell office:value-type="float" office:value="115.14" calcext:value-type="float">
            <text:p>115.1400</text:p>
          </table:table-cell>
          <table:table-cell office:value-type="float" office:value="1.57" calcext:value-type="float">
            <text:p>1.5700</text:p>
          </table:table-cell>
          <table:table-cell office:value-type="float" office:value="5.38" calcext:value-type="float">
            <text:p>5.3800</text:p>
          </table:table-cell>
          <table:table-cell table:style-name="ce33" office:value-type="float" office:value="0.07" calcext:value-type="float">
            <text:p>0.0700</text:p>
          </table:table-cell>
          <table:table-cell/>
          <table:table-cell table:style-name="ce33" table:formula="of:=([.A45]*0.001)*([.A45]*0.001)" office:value-type="float" office:value="0.8836" calcext:value-type="float">
            <text:p>0.8836</text:p>
          </table:table-cell>
          <table:table-cell table:style-name="ce33" table:formula="of:=[.D45]" office:value-type="float" office:value="5.38" calcext:value-type="float">
            <text:p>5.3800</text:p>
          </table:table-cell>
          <table:table-cell table:style-name="ce33" table:formula="of:=[.E45]" office:value-type="float" office:value="0.07" calcext:value-type="float">
            <text:p>0.0700</text:p>
          </table:table-cell>
          <table:table-cell table:style-name="ce33" table:formula="of:=[.E45]" office:value-type="float" office:value="0.07" calcext:value-type="float">
            <text:p>0.0700</text:p>
          </table:table-cell>
          <table:table-cell table:number-columns-repeated="1014"/>
        </table:table-row>
        <table:table-row table:style-name="ro1">
          <table:table-cell office:value-type="float" office:value="950" calcext:value-type="float">
            <text:p>950.0000</text:p>
          </table:table-cell>
          <table:table-cell office:value-type="float" office:value="101.52" calcext:value-type="float">
            <text:p>101.5200</text:p>
          </table:table-cell>
          <table:table-cell office:value-type="float" office:value="1.93" calcext:value-type="float">
            <text:p>1.9300</text:p>
          </table:table-cell>
          <table:table-cell office:value-type="float" office:value="4.83" calcext:value-type="float">
            <text:p>4.8300</text:p>
          </table:table-cell>
          <table:table-cell table:style-name="ce33" office:value-type="float" office:value="0.09" calcext:value-type="float">
            <text:p>0.0900</text:p>
          </table:table-cell>
          <table:table-cell/>
          <table:table-cell table:style-name="ce33" table:formula="of:=([.A46]*0.001)*([.A46]*0.001)" office:value-type="float" office:value="0.9025" calcext:value-type="float">
            <text:p>0.9025</text:p>
          </table:table-cell>
          <table:table-cell table:style-name="ce33" table:formula="of:=[.D46]" office:value-type="float" office:value="4.83" calcext:value-type="float">
            <text:p>4.8300</text:p>
          </table:table-cell>
          <table:table-cell table:style-name="ce33" table:formula="of:=[.E46]" office:value-type="float" office:value="0.09" calcext:value-type="float">
            <text:p>0.0900</text:p>
          </table:table-cell>
          <table:table-cell table:style-name="ce33" table:formula="of:=[.E46]" office:value-type="float" office:value="0.09" calcext:value-type="float">
            <text:p>0.0900</text:p>
          </table:table-cell>
          <table:table-cell table:number-columns-repeated="1014"/>
        </table:table-row>
        <table:table-row table:style-name="ro1">
          <table:table-cell office:value-type="float" office:value="958" calcext:value-type="float">
            <text:p>958.0000</text:p>
          </table:table-cell>
          <table:table-cell office:value-type="float" office:value="91.33" calcext:value-type="float">
            <text:p>91.3300</text:p>
          </table:table-cell>
          <table:table-cell office:value-type="float" office:value="1.96" calcext:value-type="float">
            <text:p>1.9600</text:p>
          </table:table-cell>
          <table:table-cell office:value-type="float" office:value="4.41" calcext:value-type="float">
            <text:p>4.4100</text:p>
          </table:table-cell>
          <table:table-cell table:style-name="ce33" office:value-type="float" office:value="0.09" calcext:value-type="float">
            <text:p>0.0900</text:p>
          </table:table-cell>
          <table:table-cell/>
          <table:table-cell table:style-name="ce33" table:formula="of:=([.A47]*0.001)*([.A47]*0.001)" office:value-type="float" office:value="0.917764" calcext:value-type="float">
            <text:p>0.9178</text:p>
          </table:table-cell>
          <table:table-cell table:style-name="ce33" table:formula="of:=[.D47]" office:value-type="float" office:value="4.41" calcext:value-type="float">
            <text:p>4.4100</text:p>
          </table:table-cell>
          <table:table-cell table:style-name="ce33" table:formula="of:=[.E47]" office:value-type="float" office:value="0.09" calcext:value-type="float">
            <text:p>0.0900</text:p>
          </table:table-cell>
          <table:table-cell table:style-name="ce33" table:formula="of:=[.E47]" office:value-type="float" office:value="0.09" calcext:value-type="float">
            <text:p>0.0900</text:p>
          </table:table-cell>
          <table:table-cell table:number-columns-repeated="1014"/>
        </table:table-row>
        <table:table-row table:style-name="ro1">
          <table:table-cell office:value-type="float" office:value="970" calcext:value-type="float">
            <text:p>970.0000</text:p>
          </table:table-cell>
          <table:table-cell office:value-type="float" office:value="76.68" calcext:value-type="float">
            <text:p>76.6800</text:p>
          </table:table-cell>
          <table:table-cell office:value-type="float" office:value="1.79" calcext:value-type="float">
            <text:p>1.7900</text:p>
          </table:table-cell>
          <table:table-cell office:value-type="float" office:value="3.78" calcext:value-type="float">
            <text:p>3.7800</text:p>
          </table:table-cell>
          <table:table-cell table:style-name="ce33" office:value-type="float" office:value="0.09" calcext:value-type="float">
            <text:p>0.0900</text:p>
          </table:table-cell>
          <table:table-cell/>
          <table:table-cell table:style-name="ce33" table:formula="of:=([.A48]*0.001)*([.A48]*0.001)" office:value-type="float" office:value="0.9409" calcext:value-type="float">
            <text:p>0.9409</text:p>
          </table:table-cell>
          <table:table-cell table:style-name="ce33" table:formula="of:=[.D48]" office:value-type="float" office:value="3.78" calcext:value-type="float">
            <text:p>3.7800</text:p>
          </table:table-cell>
          <table:table-cell table:style-name="ce33" table:formula="of:=[.E48]" office:value-type="float" office:value="0.09" calcext:value-type="float">
            <text:p>0.0900</text:p>
          </table:table-cell>
          <table:table-cell table:style-name="ce33" table:formula="of:=[.E48]" office:value-type="float" office:value="0.09" calcext:value-type="float">
            <text:p>0.0900</text:p>
          </table:table-cell>
          <table:table-cell table:number-columns-repeated="1014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MD-2" table:style-name="ta1">
        <table:table-column table:style-name="co2" table:number-columns-repeated="2" table:default-cell-style-name="ce33"/>
        <table:table-column table:style-name="co7" table:default-cell-style-name="ce33"/>
        <table:table-column table:style-name="co2" table:default-cell-style-name="ce33"/>
        <table:table-column table:style-name="co2" table:default-cell-style-name="Default"/>
        <table:table-column table:style-name="co9" table:default-cell-style-name="Default"/>
        <table:table-column table:style-name="co2" table:number-columns-repeated="1018" table:default-cell-style-name="Default"/>
        <table:table-row table:style-name="ro3">
          <table:table-cell table:style-name="ce8" office:value-type="string" calcext:value-type="string" table:number-columns-spanned="10" table:number-rows-spanned="1">
            <text:p>???</text:p>
          </table:table-cell>
          <table:covered-table-cell table:number-columns-repeated="8" table:style-name="ce36"/>
          <table:covered-table-cell table:style-name="ce15"/>
          <table:table-cell table:style-name="ce37" table:number-columns-repeated="1014"/>
        </table:table-row>
        <table:table-row table:style-name="ro3">
          <table:table-cell table:style-name="ce9" office:value-type="string" calcext:value-type="string" table:number-columns-spanned="10" table:number-rows-spanned="1">
            <text:p>e+e- -&gt; pi+pi-, CMD-2</text:p>
          </table:table-cell>
          <table:covered-table-cell table:number-columns-repeated="8" table:style-name="ce36"/>
          <table:covered-table-cell table:style-name="ce15"/>
          <table:table-cell table:style-name="ce37" table:number-columns-repeated="1014"/>
        </table:table-row>
        <table:table-row table:style-name="ro4">
          <table:table-cell table:style-name="ce42" office:value-type="string" calcext:value-type="string">
            <text:p>E [MeV]</text:p>
          </table:table-cell>
          <table:table-cell table:style-name="ce42" office:value-type="string" calcext:value-type="string">
            <text:p>sigma [nb]</text:p>
          </table:table-cell>
          <table:table-cell table:style-name="ce42" office:value-type="string" calcext:value-type="string">
            <text:p>err. sigma [nb]</text:p>
          </table:table-cell>
          <table:table-cell table:style-name="ce42" office:value-type="string" calcext:value-type="string">
            <text:p>F_pi^2</text:p>
          </table:table-cell>
          <table:table-cell table:style-name="ce36" office:value-type="string" calcext:value-type="string">
            <text:p>err. F_pi^2</text:p>
          </table:table-cell>
          <table:table-cell table:style-name="ce36"/>
          <table:table-cell table:style-name="ce48" office:value-type="string" calcext:value-type="string">
            <text:p>[GeV^2]</text:p>
          </table:table-cell>
          <table:table-cell table:style-name="ce48" office:value-type="string" calcext:value-type="string">
            <text:p>F_pi^2</text:p>
          </table:table-cell>
          <table:table-cell table:number-columns-repeated="2" table:style-name="ce49" office:value-type="string" calcext:value-type="string">
            <text:p>err. F_pi^2</text:p>
          </table:table-cell>
          <table:table-cell table:style-name="ce36" table:number-columns-repeated="1014"/>
        </table:table-row>
        <table:table-row table:style-name="ro1">
          <table:table-cell office:value-type="float" office:value="185" calcext:value-type="float">
            <text:p>185.0000</text:p>
          </table:table-cell>
          <table:table-cell office:value-type="float" office:value="605" calcext:value-type="float">
            <text:p>605.0000</text:p>
          </table:table-cell>
          <table:table-cell office:value-type="float" office:value="16" calcext:value-type="float">
            <text:p>16.0000</text:p>
          </table:table-cell>
          <table:table-cell office:value-type="float" office:value="2.05" calcext:value-type="float">
            <text:p>2.0500</text:p>
          </table:table-cell>
          <table:table-cell table:style-name="ce33" office:value-type="float" office:value="0.12" calcext:value-type="float">
            <text:p>0.1200</text:p>
          </table:table-cell>
          <table:table-cell/>
          <table:table-cell table:style-name="ce33" table:formula="of:=([.A4]*0.001)*([.A4]*0.001)" office:value-type="float" office:value="0.034225" calcext:value-type="float">
            <text:p>0.0342</text:p>
          </table:table-cell>
          <table:table-cell table:style-name="ce33" table:formula="of:=[.D4]" office:value-type="float" office:value="2.05" calcext:value-type="float">
            <text:p>2.0500</text:p>
          </table:table-cell>
          <table:table-cell table:style-name="ce33" table:formula="of:=[.E4]" office:value-type="float" office:value="0.12" calcext:value-type="float">
            <text:p>0.1200</text:p>
          </table:table-cell>
          <table:table-cell table:style-name="ce33" table:formula="of:=[.E4]" office:value-type="float" office:value="0.12" calcext:value-type="float">
            <text:p>0.1200</text:p>
          </table:table-cell>
          <table:table-cell table:number-columns-repeated="1014"/>
        </table:table-row>
        <table:table-row table:style-name="ro1">
          <table:table-cell office:value-type="float" office:value="195" calcext:value-type="float">
            <text:p>195.0000</text:p>
          </table:table-cell>
          <table:table-cell office:value-type="float" office:value="523" calcext:value-type="float">
            <text:p>523.0000</text:p>
          </table:table-cell>
          <table:table-cell office:value-type="float" office:value="17" calcext:value-type="float">
            <text:p>17.0000</text:p>
          </table:table-cell>
          <table:table-cell office:value-type="float" office:value="1.83" calcext:value-type="float">
            <text:p>1.8300</text:p>
          </table:table-cell>
          <table:table-cell table:style-name="ce33" office:value-type="float" office:value="0.12" calcext:value-type="float">
            <text:p>0.1200</text:p>
          </table:table-cell>
          <table:table-cell/>
          <table:table-cell table:style-name="ce33" table:formula="of:=([.A5]*0.001)*([.A5]*0.001)" office:value-type="float" office:value="0.038025" calcext:value-type="float">
            <text:p>0.0380</text:p>
          </table:table-cell>
          <table:table-cell table:style-name="ce33" table:formula="of:=[.D5]" office:value-type="float" office:value="1.83" calcext:value-type="float">
            <text:p>1.8300</text:p>
          </table:table-cell>
          <table:table-cell table:style-name="ce33" table:formula="of:=[.E5]" office:value-type="float" office:value="0.12" calcext:value-type="float">
            <text:p>0.1200</text:p>
          </table:table-cell>
          <table:table-cell table:style-name="ce33" table:formula="of:=[.E5]" office:value-type="float" office:value="0.12" calcext:value-type="float">
            <text:p>0.1200</text:p>
          </table:table-cell>
          <table:table-cell table:number-columns-repeated="1014"/>
        </table:table-row>
        <table:table-row table:style-name="ro1">
          <table:table-cell office:value-type="float" office:value="205" calcext:value-type="float">
            <text:p>205.0000</text:p>
          </table:table-cell>
          <table:table-cell office:value-type="float" office:value="476" calcext:value-type="float">
            <text:p>476.0000</text:p>
          </table:table-cell>
          <table:table-cell office:value-type="float" office:value="19" calcext:value-type="float">
            <text:p>19.0000</text:p>
          </table:table-cell>
          <table:table-cell office:value-type="float" office:value="1.98" calcext:value-type="float">
            <text:p>1.9800</text:p>
          </table:table-cell>
          <table:table-cell table:style-name="ce33" office:value-type="float" office:value="0.14" calcext:value-type="float">
            <text:p>0.1400</text:p>
          </table:table-cell>
          <table:table-cell/>
          <table:table-cell table:style-name="ce33" table:formula="of:=([.A6]*0.001)*([.A6]*0.001)" office:value-type="float" office:value="0.042025" calcext:value-type="float">
            <text:p>0.0420</text:p>
          </table:table-cell>
          <table:table-cell table:style-name="ce33" table:formula="of:=[.D6]" office:value-type="float" office:value="1.98" calcext:value-type="float">
            <text:p>1.9800</text:p>
          </table:table-cell>
          <table:table-cell table:style-name="ce33" table:formula="of:=[.E6]" office:value-type="float" office:value="0.14" calcext:value-type="float">
            <text:p>0.1400</text:p>
          </table:table-cell>
          <table:table-cell table:style-name="ce33" table:formula="of:=[.E6]" office:value-type="float" office:value="0.14" calcext:value-type="float">
            <text:p>0.1400</text:p>
          </table:table-cell>
          <table:table-cell table:number-columns-repeated="1014"/>
        </table:table-row>
        <table:table-row table:style-name="ro1">
          <table:table-cell office:value-type="float" office:value="215" calcext:value-type="float">
            <text:p>215.0000</text:p>
          </table:table-cell>
          <table:table-cell office:value-type="float" office:value="468" calcext:value-type="float">
            <text:p>468.0000</text:p>
          </table:table-cell>
          <table:table-cell office:value-type="float" office:value="14" calcext:value-type="float">
            <text:p>14.0000</text:p>
          </table:table-cell>
          <table:table-cell office:value-type="float" office:value="2.52" calcext:value-type="float">
            <text:p>2.5200</text:p>
          </table:table-cell>
          <table:table-cell table:style-name="ce33" office:value-type="float" office:value="0.11" calcext:value-type="float">
            <text:p>0.1100</text:p>
          </table:table-cell>
          <table:table-cell/>
          <table:table-cell table:style-name="ce33" table:formula="of:=([.A7]*0.001)*([.A7]*0.001)" office:value-type="float" office:value="0.046225" calcext:value-type="float">
            <text:p>0.0462</text:p>
          </table:table-cell>
          <table:table-cell table:style-name="ce33" table:formula="of:=[.D7]" office:value-type="float" office:value="2.52" calcext:value-type="float">
            <text:p>2.5200</text:p>
          </table:table-cell>
          <table:table-cell table:style-name="ce33" table:formula="of:=[.E7]" office:value-type="float" office:value="0.11" calcext:value-type="float">
            <text:p>0.1100</text:p>
          </table:table-cell>
          <table:table-cell table:style-name="ce33" table:formula="of:=[.E7]" office:value-type="float" office:value="0.11" calcext:value-type="float">
            <text:p>0.1100</text:p>
          </table:table-cell>
          <table:table-cell table:number-columns-repeated="1014"/>
        </table:table-row>
        <table:table-row table:style-name="ro1">
          <table:table-cell office:value-type="float" office:value="225" calcext:value-type="float">
            <text:p>225.0000</text:p>
          </table:table-cell>
          <table:table-cell office:value-type="float" office:value="412" calcext:value-type="float">
            <text:p>412.0000</text:p>
          </table:table-cell>
          <table:table-cell office:value-type="float" office:value="17" calcext:value-type="float">
            <text:p>17.0000</text:p>
          </table:table-cell>
          <table:table-cell office:value-type="float" office:value="2.69" calcext:value-type="float">
            <text:p>2.6900</text:p>
          </table:table-cell>
          <table:table-cell table:style-name="ce33" office:value-type="float" office:value="0.15" calcext:value-type="float">
            <text:p>0.1500</text:p>
          </table:table-cell>
          <table:table-cell/>
          <table:table-cell table:style-name="ce33" table:formula="of:=([.A8]*0.001)*([.A8]*0.001)" office:value-type="float" office:value="0.050625" calcext:value-type="float">
            <text:p>0.0506</text:p>
          </table:table-cell>
          <table:table-cell table:style-name="ce33" table:formula="of:=[.D8]" office:value-type="float" office:value="2.69" calcext:value-type="float">
            <text:p>2.6900</text:p>
          </table:table-cell>
          <table:table-cell table:style-name="ce33" table:formula="of:=[.E8]" office:value-type="float" office:value="0.15" calcext:value-type="float">
            <text:p>0.1500</text:p>
          </table:table-cell>
          <table:table-cell table:style-name="ce33" table:formula="of:=[.E8]" office:value-type="float" office:value="0.15" calcext:value-type="float">
            <text:p>0.1500</text:p>
          </table:table-cell>
          <table:table-cell table:number-columns-repeated="1014"/>
        </table:table-row>
        <table:table-row table:style-name="ro1">
          <table:table-cell office:value-type="float" office:value="235" calcext:value-type="float">
            <text:p>235.0000</text:p>
          </table:table-cell>
          <table:table-cell office:value-type="float" office:value="373" calcext:value-type="float">
            <text:p>373.0000</text:p>
          </table:table-cell>
          <table:table-cell office:value-type="float" office:value="16" calcext:value-type="float">
            <text:p>16.0000</text:p>
          </table:table-cell>
          <table:table-cell office:value-type="float" office:value="2.83" calcext:value-type="float">
            <text:p>2.8300</text:p>
          </table:table-cell>
          <table:table-cell table:style-name="ce33" office:value-type="float" office:value="0.14" calcext:value-type="float">
            <text:p>0.1400</text:p>
          </table:table-cell>
          <table:table-cell/>
          <table:table-cell table:style-name="ce33" table:formula="of:=([.A9]*0.001)*([.A9]*0.001)" office:value-type="float" office:value="0.055225" calcext:value-type="float">
            <text:p>0.0552</text:p>
          </table:table-cell>
          <table:table-cell table:style-name="ce33" table:formula="of:=[.D9]" office:value-type="float" office:value="2.83" calcext:value-type="float">
            <text:p>2.8300</text:p>
          </table:table-cell>
          <table:table-cell table:style-name="ce33" table:formula="of:=[.E9]" office:value-type="float" office:value="0.14" calcext:value-type="float">
            <text:p>0.1400</text:p>
          </table:table-cell>
          <table:table-cell table:style-name="ce33" table:formula="of:=[.E9]" office:value-type="float" office:value="0.14" calcext:value-type="float">
            <text:p>0.1400</text:p>
          </table:table-cell>
          <table:table-cell table:number-columns-repeated="1014"/>
        </table:table-row>
        <table:table-row table:style-name="ro1">
          <table:table-cell office:value-type="float" office:value="240" calcext:value-type="float">
            <text:p>240.0000</text:p>
          </table:table-cell>
          <table:table-cell office:value-type="float" office:value="329" calcext:value-type="float">
            <text:p>329.0000</text:p>
          </table:table-cell>
          <table:table-cell office:value-type="float" office:value="21" calcext:value-type="float">
            <text:p>21.0000</text:p>
          </table:table-cell>
          <table:table-cell office:value-type="float" office:value="3.02" calcext:value-type="float">
            <text:p>3.0200</text:p>
          </table:table-cell>
          <table:table-cell table:style-name="ce33" office:value-type="float" office:value="0.2" calcext:value-type="float">
            <text:p>0.2000</text:p>
          </table:table-cell>
          <table:table-cell/>
          <table:table-cell table:style-name="ce33" table:formula="of:=([.A10]*0.001)*([.A10]*0.001)" office:value-type="float" office:value="0.0576" calcext:value-type="float">
            <text:p>0.0576</text:p>
          </table:table-cell>
          <table:table-cell table:style-name="ce33" table:formula="of:=[.D10]" office:value-type="float" office:value="3.02" calcext:value-type="float">
            <text:p>3.0200</text:p>
          </table:table-cell>
          <table:table-cell table:style-name="ce33" table:formula="of:=[.E10]" office:value-type="float" office:value="0.2" calcext:value-type="float">
            <text:p>0.2000</text:p>
          </table:table-cell>
          <table:table-cell table:style-name="ce33" table:formula="of:=[.E10]" office:value-type="float" office:value="0.2" calcext:value-type="float">
            <text:p>0.2000</text:p>
          </table:table-cell>
          <table:table-cell table:number-columns-repeated="1014"/>
        </table:table-row>
        <table:table-row table:style-name="ro1">
          <table:table-cell office:value-type="float" office:value="250" calcext:value-type="float">
            <text:p>250.0000</text:p>
          </table:table-cell>
          <table:table-cell office:value-type="float" office:value="343" calcext:value-type="float">
            <text:p>343.0000</text:p>
          </table:table-cell>
          <table:table-cell office:value-type="float" office:value="25" calcext:value-type="float">
            <text:p>25.0000</text:p>
          </table:table-cell>
          <table:table-cell office:value-type="float" office:value="3.24" calcext:value-type="float">
            <text:p>3.2400</text:p>
          </table:table-cell>
          <table:table-cell table:style-name="ce33" office:value-type="float" office:value="0.24" calcext:value-type="float">
            <text:p>0.2400</text:p>
          </table:table-cell>
          <table:table-cell/>
          <table:table-cell table:style-name="ce33" table:formula="of:=([.A11]*0.001)*([.A11]*0.001)" office:value-type="float" office:value="0.0625" calcext:value-type="float">
            <text:p>0.0625</text:p>
          </table:table-cell>
          <table:table-cell table:style-name="ce33" table:formula="of:=[.D11]" office:value-type="float" office:value="3.24" calcext:value-type="float">
            <text:p>3.2400</text:p>
          </table:table-cell>
          <table:table-cell table:style-name="ce33" table:formula="of:=[.E11]" office:value-type="float" office:value="0.24" calcext:value-type="float">
            <text:p>0.2400</text:p>
          </table:table-cell>
          <table:table-cell table:style-name="ce33" table:formula="of:=[.E11]" office:value-type="float" office:value="0.24" calcext:value-type="float">
            <text:p>0.2400</text:p>
          </table:table-cell>
          <table:table-cell table:number-columns-repeated="1014"/>
        </table:table-row>
        <table:table-row table:style-name="ro1">
          <table:table-cell office:value-type="float" office:value="255" calcext:value-type="float">
            <text:p>255.0000</text:p>
          </table:table-cell>
          <table:table-cell office:value-type="float" office:value="336" calcext:value-type="float">
            <text:p>336.0000</text:p>
          </table:table-cell>
          <table:table-cell office:value-type="float" office:value="26" calcext:value-type="float">
            <text:p>26.0000</text:p>
          </table:table-cell>
          <table:table-cell office:value-type="float" office:value="3.83" calcext:value-type="float">
            <text:p>3.8300</text:p>
          </table:table-cell>
          <table:table-cell table:style-name="ce33" office:value-type="float" office:value="0.25" calcext:value-type="float">
            <text:p>0.2500</text:p>
          </table:table-cell>
          <table:table-cell/>
          <table:table-cell table:style-name="ce33" table:formula="of:=([.A12]*0.001)*([.A12]*0.001)" office:value-type="float" office:value="0.065025" calcext:value-type="float">
            <text:p>0.0650</text:p>
          </table:table-cell>
          <table:table-cell table:style-name="ce33" table:formula="of:=[.D12]" office:value-type="float" office:value="3.83" calcext:value-type="float">
            <text:p>3.8300</text:p>
          </table:table-cell>
          <table:table-cell table:style-name="ce33" table:formula="of:=[.E12]" office:value-type="float" office:value="0.25" calcext:value-type="float">
            <text:p>0.2500</text:p>
          </table:table-cell>
          <table:table-cell table:style-name="ce33" table:formula="of:=[.E12]" office:value-type="float" office:value="0.25" calcext:value-type="float">
            <text:p>0.2500</text:p>
          </table:table-cell>
          <table:table-cell table:number-columns-repeated="1014"/>
        </table:table-row>
        <table:table-row table:style-name="ro1">
          <table:table-cell office:value-type="float" office:value="260" calcext:value-type="float">
            <text:p>260.0000</text:p>
          </table:table-cell>
          <table:table-cell office:value-type="float" office:value="327" calcext:value-type="float">
            <text:p>327.0000</text:p>
          </table:table-cell>
          <table:table-cell office:value-type="float" office:value="25" calcext:value-type="float">
            <text:p>25.0000</text:p>
          </table:table-cell>
          <table:table-cell office:value-type="float" office:value="3.52" calcext:value-type="float">
            <text:p>3.5200</text:p>
          </table:table-cell>
          <table:table-cell table:style-name="ce33" office:value-type="float" office:value="0.21" calcext:value-type="float">
            <text:p>0.2100</text:p>
          </table:table-cell>
          <table:table-cell/>
          <table:table-cell table:style-name="ce33" table:formula="of:=([.A13]*0.001)*([.A13]*0.001)" office:value-type="float" office:value="0.0676" calcext:value-type="float">
            <text:p>0.0676</text:p>
          </table:table-cell>
          <table:table-cell table:style-name="ce33" table:formula="of:=[.D13]" office:value-type="float" office:value="3.52" calcext:value-type="float">
            <text:p>3.5200</text:p>
          </table:table-cell>
          <table:table-cell table:style-name="ce33" table:formula="of:=[.E13]" office:value-type="float" office:value="0.21" calcext:value-type="float">
            <text:p>0.2100</text:p>
          </table:table-cell>
          <table:table-cell table:style-name="ce33" table:formula="of:=[.E13]" office:value-type="float" office:value="0.21" calcext:value-type="float">
            <text:p>0.2100</text:p>
          </table:table-cell>
          <table:table-cell table:number-columns-repeated="1014"/>
        </table:table-row>
        <table:table-row table:style-name="ro1">
          <table:table-cell office:value-type="float" office:value="600" calcext:value-type="float">
            <text:p>60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7.89" calcext:value-type="float">
            <text:p>7.8900</text:p>
          </table:table-cell>
          <table:table-cell table:style-name="ce33" office:value-type="float" office:value="0.33" calcext:value-type="float">
            <text:p>0.3300</text:p>
          </table:table-cell>
          <table:table-cell/>
          <table:table-cell table:style-name="ce33" table:formula="of:=([.A14]*0.001)*([.A14]*0.001)" office:value-type="float" office:value="0.36" calcext:value-type="float">
            <text:p>0.3600</text:p>
          </table:table-cell>
          <table:table-cell table:style-name="ce33" table:formula="of:=[.D14]" office:value-type="float" office:value="7.89" calcext:value-type="float">
            <text:p>7.8900</text:p>
          </table:table-cell>
          <table:table-cell table:style-name="ce33" table:formula="of:=[.E14]" office:value-type="float" office:value="0.33" calcext:value-type="float">
            <text:p>0.3300</text:p>
          </table:table-cell>
          <table:table-cell table:style-name="ce33" table:formula="of:=[.E14]" office:value-type="float" office:value="0.33" calcext:value-type="float">
            <text:p>0.3300</text:p>
          </table:table-cell>
          <table:table-cell table:number-columns-repeated="1014"/>
        </table:table-row>
        <table:table-row table:style-name="ro1">
          <table:table-cell office:value-type="float" office:value="630" calcext:value-type="float">
            <text:p>63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10.53" calcext:value-type="float">
            <text:p>10.5300</text:p>
          </table:table-cell>
          <table:table-cell table:style-name="ce33" office:value-type="float" office:value="0.29" calcext:value-type="float">
            <text:p>0.2900</text:p>
          </table:table-cell>
          <table:table-cell/>
          <table:table-cell table:style-name="ce33" table:formula="of:=([.A15]*0.001)*([.A15]*0.001)" office:value-type="float" office:value="0.3969" calcext:value-type="float">
            <text:p>0.3969</text:p>
          </table:table-cell>
          <table:table-cell table:style-name="ce33" table:formula="of:=[.D15]" office:value-type="float" office:value="10.53" calcext:value-type="float">
            <text:p>10.5300</text:p>
          </table:table-cell>
          <table:table-cell table:style-name="ce33" table:formula="of:=[.E15]" office:value-type="float" office:value="0.29" calcext:value-type="float">
            <text:p>0.2900</text:p>
          </table:table-cell>
          <table:table-cell table:style-name="ce33" table:formula="of:=[.E15]" office:value-type="float" office:value="0.29" calcext:value-type="float">
            <text:p>0.2900</text:p>
          </table:table-cell>
          <table:table-cell table:number-columns-repeated="1014"/>
        </table:table-row>
        <table:table-row table:style-name="ro1">
          <table:table-cell office:value-type="float" office:value="660" calcext:value-type="float">
            <text:p>66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14.21" calcext:value-type="float">
            <text:p>14.2100</text:p>
          </table:table-cell>
          <table:table-cell table:style-name="ce33" office:value-type="float" office:value="0.34" calcext:value-type="float">
            <text:p>0.3400</text:p>
          </table:table-cell>
          <table:table-cell/>
          <table:table-cell table:style-name="ce33" table:formula="of:=([.A16]*0.001)*([.A16]*0.001)" office:value-type="float" office:value="0.4356" calcext:value-type="float">
            <text:p>0.4356</text:p>
          </table:table-cell>
          <table:table-cell table:style-name="ce33" table:formula="of:=[.D16]" office:value-type="float" office:value="14.21" calcext:value-type="float">
            <text:p>14.2100</text:p>
          </table:table-cell>
          <table:table-cell table:style-name="ce33" table:formula="of:=[.E16]" office:value-type="float" office:value="0.34" calcext:value-type="float">
            <text:p>0.3400</text:p>
          </table:table-cell>
          <table:table-cell table:style-name="ce33" table:formula="of:=[.E16]" office:value-type="float" office:value="0.34" calcext:value-type="float">
            <text:p>0.3400</text:p>
          </table:table-cell>
          <table:table-cell table:number-columns-repeated="1014"/>
        </table:table-row>
        <table:table-row table:style-name="ro1">
          <table:table-cell office:value-type="float" office:value="690" calcext:value-type="float">
            <text:p>69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21.27" calcext:value-type="float">
            <text:p>21.2700</text:p>
          </table:table-cell>
          <table:table-cell table:style-name="ce33" office:value-type="float" office:value="0.42" calcext:value-type="float">
            <text:p>0.4200</text:p>
          </table:table-cell>
          <table:table-cell/>
          <table:table-cell table:style-name="ce33" table:formula="of:=([.A17]*0.001)*([.A17]*0.001)" office:value-type="float" office:value="0.4761" calcext:value-type="float">
            <text:p>0.4761</text:p>
          </table:table-cell>
          <table:table-cell table:style-name="ce33" table:formula="of:=[.D17]" office:value-type="float" office:value="21.27" calcext:value-type="float">
            <text:p>21.2700</text:p>
          </table:table-cell>
          <table:table-cell table:style-name="ce33" table:formula="of:=[.E17]" office:value-type="float" office:value="0.42" calcext:value-type="float">
            <text:p>0.4200</text:p>
          </table:table-cell>
          <table:table-cell table:style-name="ce33" table:formula="of:=[.E17]" office:value-type="float" office:value="0.42" calcext:value-type="float">
            <text:p>0.4200</text:p>
          </table:table-cell>
          <table:table-cell table:number-columns-repeated="1014"/>
        </table:table-row>
        <table:table-row table:style-name="ro1">
          <table:table-cell office:value-type="float" office:value="720" calcext:value-type="float">
            <text:p>72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31.96" calcext:value-type="float">
            <text:p>31.9600</text:p>
          </table:table-cell>
          <table:table-cell table:style-name="ce33" office:value-type="float" office:value="0.41" calcext:value-type="float">
            <text:p>0.4100</text:p>
          </table:table-cell>
          <table:table-cell/>
          <table:table-cell table:style-name="ce33" table:formula="of:=([.A18]*0.001)*([.A18]*0.001)" office:value-type="float" office:value="0.5184" calcext:value-type="float">
            <text:p>0.5184</text:p>
          </table:table-cell>
          <table:table-cell table:style-name="ce33" table:formula="of:=[.D18]" office:value-type="float" office:value="31.96" calcext:value-type="float">
            <text:p>31.9600</text:p>
          </table:table-cell>
          <table:table-cell table:style-name="ce33" table:formula="of:=[.E18]" office:value-type="float" office:value="0.41" calcext:value-type="float">
            <text:p>0.4100</text:p>
          </table:table-cell>
          <table:table-cell table:style-name="ce33" table:formula="of:=[.E18]" office:value-type="float" office:value="0.41" calcext:value-type="float">
            <text:p>0.4100</text:p>
          </table:table-cell>
          <table:table-cell table:number-columns-repeated="1014"/>
        </table:table-row>
        <table:table-row table:style-name="ro1">
          <table:table-cell office:value-type="float" office:value="750" calcext:value-type="float">
            <text:p>75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42.13" calcext:value-type="float">
            <text:p>42.1300</text:p>
          </table:table-cell>
          <table:table-cell table:style-name="ce33" office:value-type="float" office:value="0.62" calcext:value-type="float">
            <text:p>0.6200</text:p>
          </table:table-cell>
          <table:table-cell/>
          <table:table-cell table:style-name="ce33" table:formula="of:=([.A19]*0.001)*([.A19]*0.001)" office:value-type="float" office:value="0.5625" calcext:value-type="float">
            <text:p>0.5625</text:p>
          </table:table-cell>
          <table:table-cell table:style-name="ce33" table:formula="of:=[.D19]" office:value-type="float" office:value="42.13" calcext:value-type="float">
            <text:p>42.1300</text:p>
          </table:table-cell>
          <table:table-cell table:style-name="ce33" table:formula="of:=[.E19]" office:value-type="float" office:value="0.62" calcext:value-type="float">
            <text:p>0.6200</text:p>
          </table:table-cell>
          <table:table-cell table:style-name="ce33" table:formula="of:=[.E19]" office:value-type="float" office:value="0.62" calcext:value-type="float">
            <text:p>0.6200</text:p>
          </table:table-cell>
          <table:table-cell table:number-columns-repeated="1014"/>
        </table:table-row>
        <table:table-row table:style-name="ro1">
          <table:table-cell office:value-type="float" office:value="760" calcext:value-type="float">
            <text:p>76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43.62" calcext:value-type="float">
            <text:p>43.6200</text:p>
          </table:table-cell>
          <table:table-cell table:style-name="ce33" office:value-type="float" office:value="0.83" calcext:value-type="float">
            <text:p>0.8300</text:p>
          </table:table-cell>
          <table:table-cell/>
          <table:table-cell table:style-name="ce33" table:formula="of:=([.A20]*0.001)*([.A20]*0.001)" office:value-type="float" office:value="0.5776" calcext:value-type="float">
            <text:p>0.5776</text:p>
          </table:table-cell>
          <table:table-cell table:style-name="ce33" table:formula="of:=[.D20]" office:value-type="float" office:value="43.62" calcext:value-type="float">
            <text:p>43.6200</text:p>
          </table:table-cell>
          <table:table-cell table:style-name="ce33" table:formula="of:=[.E20]" office:value-type="float" office:value="0.83" calcext:value-type="float">
            <text:p>0.8300</text:p>
          </table:table-cell>
          <table:table-cell table:style-name="ce33" table:formula="of:=[.E20]" office:value-type="float" office:value="0.83" calcext:value-type="float">
            <text:p>0.8300</text:p>
          </table:table-cell>
          <table:table-cell table:number-columns-repeated="1014"/>
        </table:table-row>
        <table:table-row table:style-name="ro1">
          <table:table-cell office:value-type="float" office:value="764" calcext:value-type="float">
            <text:p>764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44.48" calcext:value-type="float">
            <text:p>44.4800</text:p>
          </table:table-cell>
          <table:table-cell table:style-name="ce33" office:value-type="float" office:value="0.73" calcext:value-type="float">
            <text:p>0.7300</text:p>
          </table:table-cell>
          <table:table-cell/>
          <table:table-cell table:style-name="ce33" table:formula="of:=([.A21]*0.001)*([.A21]*0.001)" office:value-type="float" office:value="0.583696" calcext:value-type="float">
            <text:p>0.5837</text:p>
          </table:table-cell>
          <table:table-cell table:style-name="ce33" table:formula="of:=[.D21]" office:value-type="float" office:value="44.48" calcext:value-type="float">
            <text:p>44.4800</text:p>
          </table:table-cell>
          <table:table-cell table:style-name="ce33" table:formula="of:=[.E21]" office:value-type="float" office:value="0.73" calcext:value-type="float">
            <text:p>0.7300</text:p>
          </table:table-cell>
          <table:table-cell table:style-name="ce33" table:formula="of:=[.E21]" office:value-type="float" office:value="0.73" calcext:value-type="float">
            <text:p>0.7300</text:p>
          </table:table-cell>
          <table:table-cell table:number-columns-repeated="1014"/>
        </table:table-row>
        <table:table-row table:style-name="ro1">
          <table:table-cell office:value-type="float" office:value="770" calcext:value-type="float">
            <text:p>77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44.17" calcext:value-type="float">
            <text:p>44.1700</text:p>
          </table:table-cell>
          <table:table-cell table:style-name="ce33" office:value-type="float" office:value="0.74" calcext:value-type="float">
            <text:p>0.7400</text:p>
          </table:table-cell>
          <table:table-cell/>
          <table:table-cell table:style-name="ce33" table:formula="of:=([.A22]*0.001)*([.A22]*0.001)" office:value-type="float" office:value="0.5929" calcext:value-type="float">
            <text:p>0.5929</text:p>
          </table:table-cell>
          <table:table-cell table:style-name="ce33" table:formula="of:=[.D22]" office:value-type="float" office:value="44.17" calcext:value-type="float">
            <text:p>44.1700</text:p>
          </table:table-cell>
          <table:table-cell table:style-name="ce33" table:formula="of:=[.E22]" office:value-type="float" office:value="0.74" calcext:value-type="float">
            <text:p>0.7400</text:p>
          </table:table-cell>
          <table:table-cell table:style-name="ce33" table:formula="of:=[.E22]" office:value-type="float" office:value="0.74" calcext:value-type="float">
            <text:p>0.7400</text:p>
          </table:table-cell>
          <table:table-cell table:number-columns-repeated="1014"/>
        </table:table-row>
        <table:table-row table:style-name="ro1">
          <table:table-cell office:value-type="float" office:value="774" calcext:value-type="float">
            <text:p>774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45.46" calcext:value-type="float">
            <text:p>45.4600</text:p>
          </table:table-cell>
          <table:table-cell table:style-name="ce33" office:value-type="float" office:value="0.53" calcext:value-type="float">
            <text:p>0.5300</text:p>
          </table:table-cell>
          <table:table-cell/>
          <table:table-cell table:style-name="ce33" table:formula="of:=([.A23]*0.001)*([.A23]*0.001)" office:value-type="float" office:value="0.599076" calcext:value-type="float">
            <text:p>0.5991</text:p>
          </table:table-cell>
          <table:table-cell table:style-name="ce33" table:formula="of:=[.D23]" office:value-type="float" office:value="45.46" calcext:value-type="float">
            <text:p>45.4600</text:p>
          </table:table-cell>
          <table:table-cell table:style-name="ce33" table:formula="of:=[.E23]" office:value-type="float" office:value="0.53" calcext:value-type="float">
            <text:p>0.5300</text:p>
          </table:table-cell>
          <table:table-cell table:style-name="ce33" table:formula="of:=[.E23]" office:value-type="float" office:value="0.53" calcext:value-type="float">
            <text:p>0.5300</text:p>
          </table:table-cell>
          <table:table-cell table:number-columns-repeated="1014"/>
        </table:table-row>
        <table:table-row table:style-name="ro1">
          <table:table-cell office:value-type="float" office:value="778" calcext:value-type="float">
            <text:p>778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44.52" calcext:value-type="float">
            <text:p>44.5200</text:p>
          </table:table-cell>
          <table:table-cell table:style-name="ce33" office:value-type="float" office:value="0.42" calcext:value-type="float">
            <text:p>0.4200</text:p>
          </table:table-cell>
          <table:table-cell/>
          <table:table-cell table:style-name="ce33" table:formula="of:=([.A24]*0.001)*([.A24]*0.001)" office:value-type="float" office:value="0.605284" calcext:value-type="float">
            <text:p>0.6053</text:p>
          </table:table-cell>
          <table:table-cell table:style-name="ce33" table:formula="of:=[.D24]" office:value-type="float" office:value="44.52" calcext:value-type="float">
            <text:p>44.5200</text:p>
          </table:table-cell>
          <table:table-cell table:style-name="ce33" table:formula="of:=[.E24]" office:value-type="float" office:value="0.42" calcext:value-type="float">
            <text:p>0.4200</text:p>
          </table:table-cell>
          <table:table-cell table:style-name="ce33" table:formula="of:=[.E24]" office:value-type="float" office:value="0.42" calcext:value-type="float">
            <text:p>0.4200</text:p>
          </table:table-cell>
          <table:table-cell table:number-columns-repeated="1014"/>
        </table:table-row>
        <table:table-row table:style-name="ro1">
          <table:table-cell office:value-type="float" office:value="780" calcext:value-type="float">
            <text:p>78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43" calcext:value-type="float">
            <text:p>43.0000</text:p>
          </table:table-cell>
          <table:table-cell table:style-name="ce33" office:value-type="float" office:value="0.56" calcext:value-type="float">
            <text:p>0.5600</text:p>
          </table:table-cell>
          <table:table-cell/>
          <table:table-cell table:style-name="ce33" table:formula="of:=([.A25]*0.001)*([.A25]*0.001)" office:value-type="float" office:value="0.6084" calcext:value-type="float">
            <text:p>0.6084</text:p>
          </table:table-cell>
          <table:table-cell table:style-name="ce33" table:formula="of:=[.D25]" office:value-type="float" office:value="43" calcext:value-type="float">
            <text:p>43.0000</text:p>
          </table:table-cell>
          <table:table-cell table:style-name="ce33" table:formula="of:=[.E25]" office:value-type="float" office:value="0.56" calcext:value-type="float">
            <text:p>0.5600</text:p>
          </table:table-cell>
          <table:table-cell table:style-name="ce33" table:formula="of:=[.E25]" office:value-type="float" office:value="0.56" calcext:value-type="float">
            <text:p>0.5600</text:p>
          </table:table-cell>
          <table:table-cell table:number-columns-repeated="1014"/>
        </table:table-row>
        <table:table-row table:style-name="ro1">
          <table:table-cell office:value-type="float" office:value="781" calcext:value-type="float">
            <text:p>781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41.4" calcext:value-type="float">
            <text:p>41.4000</text:p>
          </table:table-cell>
          <table:table-cell table:style-name="ce33" office:value-type="float" office:value="0.53" calcext:value-type="float">
            <text:p>0.5300</text:p>
          </table:table-cell>
          <table:table-cell/>
          <table:table-cell table:style-name="ce33" table:formula="of:=([.A26]*0.001)*([.A26]*0.001)" office:value-type="float" office:value="0.609961" calcext:value-type="float">
            <text:p>0.6100</text:p>
          </table:table-cell>
          <table:table-cell table:style-name="ce33" table:formula="of:=[.D26]" office:value-type="float" office:value="41.4" calcext:value-type="float">
            <text:p>41.4000</text:p>
          </table:table-cell>
          <table:table-cell table:style-name="ce33" table:formula="of:=[.E26]" office:value-type="float" office:value="0.53" calcext:value-type="float">
            <text:p>0.5300</text:p>
          </table:table-cell>
          <table:table-cell table:style-name="ce33" table:formula="of:=[.E26]" office:value-type="float" office:value="0.53" calcext:value-type="float">
            <text:p>0.5300</text:p>
          </table:table-cell>
          <table:table-cell table:number-columns-repeated="1014"/>
        </table:table-row>
        <table:table-row table:style-name="ro1">
          <table:table-cell office:value-type="float" office:value="782" calcext:value-type="float">
            <text:p>782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39.64" calcext:value-type="float">
            <text:p>39.6400</text:p>
          </table:table-cell>
          <table:table-cell table:style-name="ce33" office:value-type="float" office:value="0.2" calcext:value-type="float">
            <text:p>0.2000</text:p>
          </table:table-cell>
          <table:table-cell/>
          <table:table-cell table:style-name="ce33" table:formula="of:=([.A27]*0.001)*([.A27]*0.001)" office:value-type="float" office:value="0.611524" calcext:value-type="float">
            <text:p>0.6115</text:p>
          </table:table-cell>
          <table:table-cell table:style-name="ce33" table:formula="of:=[.D27]" office:value-type="float" office:value="39.64" calcext:value-type="float">
            <text:p>39.6400</text:p>
          </table:table-cell>
          <table:table-cell table:style-name="ce33" table:formula="of:=[.E27]" office:value-type="float" office:value="0.2" calcext:value-type="float">
            <text:p>0.2000</text:p>
          </table:table-cell>
          <table:table-cell table:style-name="ce33" table:formula="of:=[.E27]" office:value-type="float" office:value="0.2" calcext:value-type="float">
            <text:p>0.2000</text:p>
          </table:table-cell>
          <table:table-cell table:number-columns-repeated="1014"/>
        </table:table-row>
        <table:table-row table:style-name="ro1">
          <table:table-cell office:value-type="float" office:value="783" calcext:value-type="float">
            <text:p>783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36.46" calcext:value-type="float">
            <text:p>36.4600</text:p>
          </table:table-cell>
          <table:table-cell table:style-name="ce33" office:value-type="float" office:value="0.42" calcext:value-type="float">
            <text:p>0.4200</text:p>
          </table:table-cell>
          <table:table-cell/>
          <table:table-cell table:style-name="ce33" table:formula="of:=([.A28]*0.001)*([.A28]*0.001)" office:value-type="float" office:value="0.613089" calcext:value-type="float">
            <text:p>0.6131</text:p>
          </table:table-cell>
          <table:table-cell table:style-name="ce33" table:formula="of:=[.D28]" office:value-type="float" office:value="36.46" calcext:value-type="float">
            <text:p>36.4600</text:p>
          </table:table-cell>
          <table:table-cell table:style-name="ce33" table:formula="of:=[.E28]" office:value-type="float" office:value="0.42" calcext:value-type="float">
            <text:p>0.4200</text:p>
          </table:table-cell>
          <table:table-cell table:style-name="ce33" table:formula="of:=[.E28]" office:value-type="float" office:value="0.42" calcext:value-type="float">
            <text:p>0.4200</text:p>
          </table:table-cell>
          <table:table-cell table:number-columns-repeated="1014"/>
        </table:table-row>
        <table:table-row table:style-name="ro1">
          <table:table-cell office:value-type="float" office:value="784" calcext:value-type="float">
            <text:p>784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33.8" calcext:value-type="float">
            <text:p>33.8000</text:p>
          </table:table-cell>
          <table:table-cell table:style-name="ce33" office:value-type="float" office:value="0.37" calcext:value-type="float">
            <text:p>0.3700</text:p>
          </table:table-cell>
          <table:table-cell/>
          <table:table-cell table:style-name="ce33" table:formula="of:=([.A29]*0.001)*([.A29]*0.001)" office:value-type="float" office:value="0.614656" calcext:value-type="float">
            <text:p>0.6147</text:p>
          </table:table-cell>
          <table:table-cell table:style-name="ce33" table:formula="of:=[.D29]" office:value-type="float" office:value="33.8" calcext:value-type="float">
            <text:p>33.8000</text:p>
          </table:table-cell>
          <table:table-cell table:style-name="ce33" table:formula="of:=[.E29]" office:value-type="float" office:value="0.37" calcext:value-type="float">
            <text:p>0.3700</text:p>
          </table:table-cell>
          <table:table-cell table:style-name="ce33" table:formula="of:=[.E29]" office:value-type="float" office:value="0.37" calcext:value-type="float">
            <text:p>0.3700</text:p>
          </table:table-cell>
          <table:table-cell table:number-columns-repeated="1014"/>
        </table:table-row>
        <table:table-row table:style-name="ro1">
          <table:table-cell office:value-type="float" office:value="786" calcext:value-type="float">
            <text:p>786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31.25" calcext:value-type="float">
            <text:p>31.2500</text:p>
          </table:table-cell>
          <table:table-cell table:style-name="ce33" office:value-type="float" office:value="0.38" calcext:value-type="float">
            <text:p>0.3800</text:p>
          </table:table-cell>
          <table:table-cell/>
          <table:table-cell table:style-name="ce33" table:formula="of:=([.A30]*0.001)*([.A30]*0.001)" office:value-type="float" office:value="0.617796" calcext:value-type="float">
            <text:p>0.6178</text:p>
          </table:table-cell>
          <table:table-cell table:style-name="ce33" table:formula="of:=[.D30]" office:value-type="float" office:value="31.25" calcext:value-type="float">
            <text:p>31.2500</text:p>
          </table:table-cell>
          <table:table-cell table:style-name="ce33" table:formula="of:=[.E30]" office:value-type="float" office:value="0.38" calcext:value-type="float">
            <text:p>0.3800</text:p>
          </table:table-cell>
          <table:table-cell table:style-name="ce33" table:formula="of:=[.E30]" office:value-type="float" office:value="0.38" calcext:value-type="float">
            <text:p>0.3800</text:p>
          </table:table-cell>
          <table:table-cell table:number-columns-repeated="1014"/>
        </table:table-row>
        <table:table-row table:style-name="ro1">
          <table:table-cell office:value-type="float" office:value="790" calcext:value-type="float">
            <text:p>79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31.05" calcext:value-type="float">
            <text:p>31.0500</text:p>
          </table:table-cell>
          <table:table-cell table:style-name="ce33" office:value-type="float" office:value="0.61" calcext:value-type="float">
            <text:p>0.6100</text:p>
          </table:table-cell>
          <table:table-cell/>
          <table:table-cell table:style-name="ce33" table:formula="of:=([.A31]*0.001)*([.A31]*0.001)" office:value-type="float" office:value="0.6241" calcext:value-type="float">
            <text:p>0.6241</text:p>
          </table:table-cell>
          <table:table-cell table:style-name="ce33" table:formula="of:=[.D31]" office:value-type="float" office:value="31.05" calcext:value-type="float">
            <text:p>31.0500</text:p>
          </table:table-cell>
          <table:table-cell table:style-name="ce33" table:formula="of:=[.E31]" office:value-type="float" office:value="0.61" calcext:value-type="float">
            <text:p>0.6100</text:p>
          </table:table-cell>
          <table:table-cell table:style-name="ce33" table:formula="of:=[.E31]" office:value-type="float" office:value="0.61" calcext:value-type="float">
            <text:p>0.6100</text:p>
          </table:table-cell>
          <table:table-cell table:number-columns-repeated="1014"/>
        </table:table-row>
        <table:table-row table:style-name="ro1">
          <table:table-cell office:value-type="float" office:value="794" calcext:value-type="float">
            <text:p>794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30.61" calcext:value-type="float">
            <text:p>30.6100</text:p>
          </table:table-cell>
          <table:table-cell table:style-name="ce33" office:value-type="float" office:value="0.48" calcext:value-type="float">
            <text:p>0.4800</text:p>
          </table:table-cell>
          <table:table-cell/>
          <table:table-cell table:style-name="ce33" table:formula="of:=([.A32]*0.001)*([.A32]*0.001)" office:value-type="float" office:value="0.630436" calcext:value-type="float">
            <text:p>0.6304</text:p>
          </table:table-cell>
          <table:table-cell table:style-name="ce33" table:formula="of:=[.D32]" office:value-type="float" office:value="30.61" calcext:value-type="float">
            <text:p>30.6100</text:p>
          </table:table-cell>
          <table:table-cell table:style-name="ce33" table:formula="of:=[.E32]" office:value-type="float" office:value="0.48" calcext:value-type="float">
            <text:p>0.4800</text:p>
          </table:table-cell>
          <table:table-cell table:style-name="ce33" table:formula="of:=[.E32]" office:value-type="float" office:value="0.48" calcext:value-type="float">
            <text:p>0.4800</text:p>
          </table:table-cell>
          <table:table-cell table:number-columns-repeated="1014"/>
        </table:table-row>
        <table:table-row table:style-name="ro1">
          <table:table-cell office:value-type="float" office:value="800" calcext:value-type="float">
            <text:p>80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29.82" calcext:value-type="float">
            <text:p>29.8200</text:p>
          </table:table-cell>
          <table:table-cell table:style-name="ce33" office:value-type="float" office:value="0.39" calcext:value-type="float">
            <text:p>0.3900</text:p>
          </table:table-cell>
          <table:table-cell/>
          <table:table-cell table:style-name="ce33" table:formula="of:=([.A33]*0.001)*([.A33]*0.001)" office:value-type="float" office:value="0.64" calcext:value-type="float">
            <text:p>0.6400</text:p>
          </table:table-cell>
          <table:table-cell table:style-name="ce33" table:formula="of:=[.D33]" office:value-type="float" office:value="29.82" calcext:value-type="float">
            <text:p>29.8200</text:p>
          </table:table-cell>
          <table:table-cell table:style-name="ce33" table:formula="of:=[.E33]" office:value-type="float" office:value="0.39" calcext:value-type="float">
            <text:p>0.3900</text:p>
          </table:table-cell>
          <table:table-cell table:style-name="ce33" table:formula="of:=[.E33]" office:value-type="float" office:value="0.39" calcext:value-type="float">
            <text:p>0.3900</text:p>
          </table:table-cell>
          <table:table-cell table:number-columns-repeated="1014"/>
        </table:table-row>
        <table:table-row table:style-name="ro1">
          <table:table-cell office:value-type="float" office:value="810" calcext:value-type="float">
            <text:p>81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26.78" calcext:value-type="float">
            <text:p>26.7800</text:p>
          </table:table-cell>
          <table:table-cell table:style-name="ce33" office:value-type="float" office:value="0.38" calcext:value-type="float">
            <text:p>0.3800</text:p>
          </table:table-cell>
          <table:table-cell/>
          <table:table-cell table:style-name="ce33" table:formula="of:=([.A34]*0.001)*([.A34]*0.001)" office:value-type="float" office:value="0.6561" calcext:value-type="float">
            <text:p>0.6561</text:p>
          </table:table-cell>
          <table:table-cell table:style-name="ce33" table:formula="of:=[.D34]" office:value-type="float" office:value="26.78" calcext:value-type="float">
            <text:p>26.7800</text:p>
          </table:table-cell>
          <table:table-cell table:style-name="ce33" table:formula="of:=[.E34]" office:value-type="float" office:value="0.38" calcext:value-type="float">
            <text:p>0.3800</text:p>
          </table:table-cell>
          <table:table-cell table:style-name="ce33" table:formula="of:=[.E34]" office:value-type="float" office:value="0.38" calcext:value-type="float">
            <text:p>0.3800</text:p>
          </table:table-cell>
          <table:table-cell table:number-columns-repeated="1014"/>
        </table:table-row>
        <table:table-row table:style-name="ro1">
          <table:table-cell office:value-type="float" office:value="820" calcext:value-type="float">
            <text:p>82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23.44" calcext:value-type="float">
            <text:p>23.4400</text:p>
          </table:table-cell>
          <table:table-cell table:style-name="ce33" office:value-type="float" office:value="0.26" calcext:value-type="float">
            <text:p>0.2600</text:p>
          </table:table-cell>
          <table:table-cell/>
          <table:table-cell table:style-name="ce33" table:formula="of:=([.A35]*0.001)*([.A35]*0.001)" office:value-type="float" office:value="0.6724" calcext:value-type="float">
            <text:p>0.6724</text:p>
          </table:table-cell>
          <table:table-cell table:style-name="ce33" table:formula="of:=[.D35]" office:value-type="float" office:value="23.44" calcext:value-type="float">
            <text:p>23.4400</text:p>
          </table:table-cell>
          <table:table-cell table:style-name="ce33" table:formula="of:=[.E35]" office:value-type="float" office:value="0.26" calcext:value-type="float">
            <text:p>0.2600</text:p>
          </table:table-cell>
          <table:table-cell table:style-name="ce33" table:formula="of:=[.E35]" office:value-type="float" office:value="0.26" calcext:value-type="float">
            <text:p>0.2600</text:p>
          </table:table-cell>
          <table:table-cell table:number-columns-repeated="1014"/>
        </table:table-row>
        <table:table-row table:style-name="ro1">
          <table:table-cell office:value-type="float" office:value="840" calcext:value-type="float">
            <text:p>84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17.89" calcext:value-type="float">
            <text:p>17.8900</text:p>
          </table:table-cell>
          <table:table-cell table:style-name="ce33" office:value-type="float" office:value="0.2" calcext:value-type="float">
            <text:p>0.2000</text:p>
          </table:table-cell>
          <table:table-cell/>
          <table:table-cell table:style-name="ce33" table:formula="of:=([.A36]*0.001)*([.A36]*0.001)" office:value-type="float" office:value="0.7056" calcext:value-type="float">
            <text:p>0.7056</text:p>
          </table:table-cell>
          <table:table-cell table:style-name="ce33" table:formula="of:=[.D36]" office:value-type="float" office:value="17.89" calcext:value-type="float">
            <text:p>17.8900</text:p>
          </table:table-cell>
          <table:table-cell table:style-name="ce33" table:formula="of:=[.E36]" office:value-type="float" office:value="0.2" calcext:value-type="float">
            <text:p>0.2000</text:p>
          </table:table-cell>
          <table:table-cell table:style-name="ce33" table:formula="of:=[.E36]" office:value-type="float" office:value="0.2" calcext:value-type="float">
            <text:p>0.2000</text:p>
          </table:table-cell>
          <table:table-cell table:number-columns-repeated="1014"/>
        </table:table-row>
        <table:table-row table:style-name="ro1">
          <table:table-cell office:value-type="float" office:value="880" calcext:value-type="float">
            <text:p>88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10.37" calcext:value-type="float">
            <text:p>10.3700</text:p>
          </table:table-cell>
          <table:table-cell table:style-name="ce33" office:value-type="float" office:value="0.15" calcext:value-type="float">
            <text:p>0.1500</text:p>
          </table:table-cell>
          <table:table-cell/>
          <table:table-cell table:style-name="ce33" table:formula="of:=([.A37]*0.001)*([.A37]*0.001)" office:value-type="float" office:value="0.7744" calcext:value-type="float">
            <text:p>0.7744</text:p>
          </table:table-cell>
          <table:table-cell table:style-name="ce33" table:formula="of:=[.D37]" office:value-type="float" office:value="10.37" calcext:value-type="float">
            <text:p>10.3700</text:p>
          </table:table-cell>
          <table:table-cell table:style-name="ce33" table:formula="of:=[.E37]" office:value-type="float" office:value="0.15" calcext:value-type="float">
            <text:p>0.1500</text:p>
          </table:table-cell>
          <table:table-cell table:style-name="ce33" table:formula="of:=[.E37]" office:value-type="float" office:value="0.15" calcext:value-type="float">
            <text:p>0.1500</text:p>
          </table:table-cell>
          <table:table-cell table:number-columns-repeated="1014"/>
        </table:table-row>
        <table:table-row table:style-name="ro1">
          <table:table-cell office:value-type="float" office:value="920" calcext:value-type="float">
            <text:p>92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6.76" calcext:value-type="float">
            <text:p>6.7600</text:p>
          </table:table-cell>
          <table:table-cell table:style-name="ce33" office:value-type="float" office:value="0.09" calcext:value-type="float">
            <text:p>0.0900</text:p>
          </table:table-cell>
          <table:table-cell/>
          <table:table-cell table:style-name="ce33" table:formula="of:=([.A38]*0.001)*([.A38]*0.001)" office:value-type="float" office:value="0.8464" calcext:value-type="float">
            <text:p>0.8464</text:p>
          </table:table-cell>
          <table:table-cell table:style-name="ce33" table:formula="of:=[.D38]" office:value-type="float" office:value="6.76" calcext:value-type="float">
            <text:p>6.7600</text:p>
          </table:table-cell>
          <table:table-cell table:style-name="ce33" table:formula="of:=[.E38]" office:value-type="float" office:value="0.09" calcext:value-type="float">
            <text:p>0.0900</text:p>
          </table:table-cell>
          <table:table-cell table:style-name="ce33" table:formula="of:=[.E38]" office:value-type="float" office:value="0.09" calcext:value-type="float">
            <text:p>0.0900</text:p>
          </table:table-cell>
          <table:table-cell table:number-columns-repeated="1014"/>
        </table:table-row>
        <table:table-row table:style-name="ro1">
          <table:table-cell office:value-type="float" office:value="940" calcext:value-type="float">
            <text:p>94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5.2" calcext:value-type="float">
            <text:p>5.2000</text:p>
          </table:table-cell>
          <table:table-cell table:style-name="ce33" office:value-type="float" office:value="0.12" calcext:value-type="float">
            <text:p>0.1200</text:p>
          </table:table-cell>
          <table:table-cell/>
          <table:table-cell table:style-name="ce33" table:formula="of:=([.A39]*0.001)*([.A39]*0.001)" office:value-type="float" office:value="0.8836" calcext:value-type="float">
            <text:p>0.8836</text:p>
          </table:table-cell>
          <table:table-cell table:style-name="ce33" table:formula="of:=[.D39]" office:value-type="float" office:value="5.2" calcext:value-type="float">
            <text:p>5.2000</text:p>
          </table:table-cell>
          <table:table-cell table:style-name="ce33" table:formula="of:=[.E39]" office:value-type="float" office:value="0.12" calcext:value-type="float">
            <text:p>0.1200</text:p>
          </table:table-cell>
          <table:table-cell table:style-name="ce33" table:formula="of:=[.E39]" office:value-type="float" office:value="0.12" calcext:value-type="float">
            <text:p>0.1200</text:p>
          </table:table-cell>
          <table:table-cell table:number-columns-repeated="1014"/>
        </table:table-row>
        <table:table-row table:style-name="ro1">
          <table:table-cell office:value-type="float" office:value="950" calcext:value-type="float">
            <text:p>95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4.75" calcext:value-type="float">
            <text:p>4.7500</text:p>
          </table:table-cell>
          <table:table-cell table:style-name="ce33" office:value-type="float" office:value="0.1" calcext:value-type="float">
            <text:p>0.1000</text:p>
          </table:table-cell>
          <table:table-cell/>
          <table:table-cell table:style-name="ce33" table:formula="of:=([.A40]*0.001)*([.A40]*0.001)" office:value-type="float" office:value="0.9025" calcext:value-type="float">
            <text:p>0.9025</text:p>
          </table:table-cell>
          <table:table-cell table:style-name="ce33" table:formula="of:=[.D40]" office:value-type="float" office:value="4.75" calcext:value-type="float">
            <text:p>4.7500</text:p>
          </table:table-cell>
          <table:table-cell table:style-name="ce33" table:formula="of:=[.E40]" office:value-type="float" office:value="0.1" calcext:value-type="float">
            <text:p>0.1000</text:p>
          </table:table-cell>
          <table:table-cell table:style-name="ce33" table:formula="of:=[.E40]" office:value-type="float" office:value="0.1" calcext:value-type="float">
            <text:p>0.1000</text:p>
          </table:table-cell>
          <table:table-cell table:number-columns-repeated="1014"/>
        </table:table-row>
        <table:table-row table:style-name="ro1">
          <table:table-cell office:value-type="float" office:value="958" calcext:value-type="float">
            <text:p>958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4.26" calcext:value-type="float">
            <text:p>4.2600</text:p>
          </table:table-cell>
          <table:table-cell table:style-name="ce33" office:value-type="float" office:value="0.09" calcext:value-type="float">
            <text:p>0.0900</text:p>
          </table:table-cell>
          <table:table-cell/>
          <table:table-cell table:style-name="ce33" table:formula="of:=([.A41]*0.001)*([.A41]*0.001)" office:value-type="float" office:value="0.917764" calcext:value-type="float">
            <text:p>0.9178</text:p>
          </table:table-cell>
          <table:table-cell table:style-name="ce33" table:formula="of:=[.D41]" office:value-type="float" office:value="4.26" calcext:value-type="float">
            <text:p>4.2600</text:p>
          </table:table-cell>
          <table:table-cell table:style-name="ce33" table:formula="of:=[.E41]" office:value-type="float" office:value="0.09" calcext:value-type="float">
            <text:p>0.0900</text:p>
          </table:table-cell>
          <table:table-cell table:style-name="ce33" table:formula="of:=[.E41]" office:value-type="float" office:value="0.09" calcext:value-type="float">
            <text:p>0.0900</text:p>
          </table:table-cell>
          <table:table-cell table:number-columns-repeated="1014"/>
        </table:table-row>
        <table:table-row table:style-name="ro1">
          <table:table-cell office:value-type="float" office:value="970" calcext:value-type="float">
            <text:p>97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3.94" calcext:value-type="float">
            <text:p>3.9400</text:p>
          </table:table-cell>
          <table:table-cell table:style-name="ce33" office:value-type="float" office:value="0.09" calcext:value-type="float">
            <text:p>0.0900</text:p>
          </table:table-cell>
          <table:table-cell/>
          <table:table-cell table:style-name="ce33" table:formula="of:=([.A42]*0.001)*([.A42]*0.001)" office:value-type="float" office:value="0.9409" calcext:value-type="float">
            <text:p>0.9409</text:p>
          </table:table-cell>
          <table:table-cell table:style-name="ce33" table:formula="of:=[.D42]" office:value-type="float" office:value="3.94" calcext:value-type="float">
            <text:p>3.9400</text:p>
          </table:table-cell>
          <table:table-cell table:style-name="ce33" table:formula="of:=[.E42]" office:value-type="float" office:value="0.09" calcext:value-type="float">
            <text:p>0.0900</text:p>
          </table:table-cell>
          <table:table-cell table:style-name="ce33" table:formula="of:=[.E42]" office:value-type="float" office:value="0.09" calcext:value-type="float">
            <text:p>0.0900</text:p>
          </table:table-cell>
          <table:table-cell table:number-columns-repeated="1014"/>
        </table:table-row>
        <table:table-row table:style-name="ro1" table:number-rows-repeated="6">
          <table:table-cell table:number-columns-repeated="4"/>
          <table:table-cell table:style-name="ce33"/>
          <table:table-cell table:number-columns-repeated="2"/>
          <table:table-cell table:style-name="ce33" table:number-columns-repeated="2"/>
          <table:table-cell table:number-columns-repeated="1015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MD-2-2002" table:style-name="ta1">
        <table:table-column table:style-name="co2" table:default-cell-style-name="ce47"/>
        <table:table-column table:style-name="co2" table:default-cell-style-name="ce33"/>
        <table:table-column table:style-name="co7" table:default-cell-style-name="ce33"/>
        <table:table-column table:style-name="co2" table:default-cell-style-name="ce33"/>
        <table:table-column table:style-name="co2" table:number-columns-repeated="1020" table:default-cell-style-name="Default"/>
        <table:table-row table:style-name="ro4">
          <table:table-cell table:style-name="ce40" office:value-type="string" calcext:value-type="string" table:number-columns-spanned="9" table:number-rows-spanned="1">
            <text:p>2002-PL-B527-161_Akhmetshin</text:p>
          </table:table-cell>
          <table:covered-table-cell table:number-columns-repeated="8" table:style-name="ce36"/>
          <table:table-cell table:style-name="ce50"/>
          <table:table-cell table:style-name="ce36" table:number-columns-repeated="1014"/>
        </table:table-row>
        <table:table-row table:style-name="ro4">
          <table:table-cell table:style-name="ce41" office:value-type="string" calcext:value-type="string" table:number-columns-spanned="9" table:number-rows-spanned="1">
            <text:p>e+e- -&gt; pi+pi-, CMD-2</text:p>
          </table:table-cell>
          <table:covered-table-cell table:number-columns-repeated="8" table:style-name="ce36"/>
          <table:table-cell table:style-name="ce50"/>
          <table:table-cell table:style-name="ce36" table:number-columns-repeated="1014"/>
        </table:table-row>
        <table:table-row table:style-name="ro4">
          <table:table-cell table:style-name="ce46" office:value-type="string" calcext:value-type="string">
            <text:p>2E [MeV]</text:p>
          </table:table-cell>
          <table:table-cell table:style-name="ce42" office:value-type="string" calcext:value-type="string">
            <text:p>sigma [nb]</text:p>
          </table:table-cell>
          <table:table-cell table:style-name="ce42" office:value-type="string" calcext:value-type="string">
            <text:p>err. sigma [nb]</text:p>
          </table:table-cell>
          <table:table-cell table:style-name="ce42" office:value-type="string" calcext:value-type="string">
            <text:p>F_pi^2</text:p>
          </table:table-cell>
          <table:table-cell table:style-name="ce36" office:value-type="string" calcext:value-type="string">
            <text:p>err. F_pi^2</text:p>
          </table:table-cell>
          <table:table-cell table:style-name="ce36"/>
          <table:table-cell table:style-name="ce48" office:value-type="string" calcext:value-type="string">
            <text:p>[GeV^2]</text:p>
          </table:table-cell>
          <table:table-cell table:style-name="ce48" office:value-type="string" calcext:value-type="string">
            <text:p>F_pi^2</text:p>
          </table:table-cell>
          <table:table-cell table:number-columns-repeated="2" table:style-name="ce49" office:value-type="string" calcext:value-type="string">
            <text:p>err. F_pi^2</text:p>
          </table:table-cell>
          <table:table-cell table:style-name="ce36" table:number-columns-repeated="1014"/>
        </table:table-row>
        <table:table-row table:style-name="ro1">
          <table:table-cell office:value-type="float" office:value="610.5" calcext:value-type="float">
            <text:p>610.50</text:p>
          </table:table-cell>
          <table:table-cell office:value-type="float" office:value="327.8" calcext:value-type="float">
            <text:p>327.8000</text:p>
          </table:table-cell>
          <table:table-cell office:value-type="float" office:value="46.2" calcext:value-type="float">
            <text:p>46.2000</text:p>
          </table:table-cell>
          <table:table-cell office:value-type="float" office:value="8" calcext:value-type="float">
            <text:p>8.0000</text:p>
          </table:table-cell>
          <table:table-cell table:style-name="ce33" office:value-type="float" office:value="1.13" calcext:value-type="float">
            <text:p>1.1300</text:p>
          </table:table-cell>
          <table:table-cell/>
          <table:table-cell table:style-name="ce33" table:formula="of:=([.A4]*0.001)*([.A4]*0.001)" office:value-type="float" office:value="0.37271025" calcext:value-type="float">
            <text:p>0.3727</text:p>
          </table:table-cell>
          <table:table-cell table:style-name="ce33" table:formula="of:=[.D4]" office:value-type="float" office:value="8" calcext:value-type="float">
            <text:p>8.0000</text:p>
          </table:table-cell>
          <table:table-cell table:style-name="ce33" table:formula="of:=[.E4]" office:value-type="float" office:value="1.13" calcext:value-type="float">
            <text:p>1.1300</text:p>
          </table:table-cell>
          <table:table-cell table:style-name="ce33" table:formula="of:=[.E4]" office:value-type="float" office:value="1.13" calcext:value-type="float">
            <text:p>1.1300</text:p>
          </table:table-cell>
          <table:table-cell table:number-columns-repeated="1014"/>
        </table:table-row>
        <table:table-row table:style-name="ro1">
          <table:table-cell office:value-type="float" office:value="620.5" calcext:value-type="float">
            <text:p>620.50</text:p>
          </table:table-cell>
          <table:table-cell office:value-type="float" office:value="390.6" calcext:value-type="float">
            <text:p>390.6000</text:p>
          </table:table-cell>
          <table:table-cell office:value-type="float" office:value="29.1" calcext:value-type="float">
            <text:p>29.1000</text:p>
          </table:table-cell>
          <table:table-cell office:value-type="float" office:value="9.71" calcext:value-type="float">
            <text:p>9.7100</text:p>
          </table:table-cell>
          <table:table-cell table:style-name="ce33" office:value-type="float" office:value="0.72" calcext:value-type="float">
            <text:p>0.7200</text:p>
          </table:table-cell>
          <table:table-cell/>
          <table:table-cell table:style-name="ce33" table:formula="of:=([.A5]*0.001)*([.A5]*0.001)" office:value-type="float" office:value="0.38502025" calcext:value-type="float">
            <text:p>0.3850</text:p>
          </table:table-cell>
          <table:table-cell table:style-name="ce33" table:formula="of:=[.D5]" office:value-type="float" office:value="9.71" calcext:value-type="float">
            <text:p>9.7100</text:p>
          </table:table-cell>
          <table:table-cell table:style-name="ce33" table:formula="of:=[.E5]" office:value-type="float" office:value="0.72" calcext:value-type="float">
            <text:p>0.7200</text:p>
          </table:table-cell>
          <table:table-cell table:style-name="ce33" table:formula="of:=[.E5]" office:value-type="float" office:value="0.72" calcext:value-type="float">
            <text:p>0.7200</text:p>
          </table:table-cell>
          <table:table-cell table:number-columns-repeated="1014"/>
        </table:table-row>
        <table:table-row table:style-name="ro1">
          <table:table-cell office:value-type="float" office:value="630.5" calcext:value-type="float">
            <text:p>630.50</text:p>
          </table:table-cell>
          <table:table-cell office:value-type="float" office:value="426.9" calcext:value-type="float">
            <text:p>426.9000</text:p>
          </table:table-cell>
          <table:table-cell office:value-type="float" office:value="28.6" calcext:value-type="float">
            <text:p>28.6000</text:p>
          </table:table-cell>
          <table:table-cell office:value-type="float" office:value="10.82" calcext:value-type="float">
            <text:p>10.8200</text:p>
          </table:table-cell>
          <table:table-cell table:style-name="ce33" office:value-type="float" office:value="0.73" calcext:value-type="float">
            <text:p>0.7300</text:p>
          </table:table-cell>
          <table:table-cell/>
          <table:table-cell table:style-name="ce33" table:formula="of:=([.A6]*0.001)*([.A6]*0.001)" office:value-type="float" office:value="0.39753025" calcext:value-type="float">
            <text:p>0.3975</text:p>
          </table:table-cell>
          <table:table-cell table:style-name="ce33" table:formula="of:=[.D6]" office:value-type="float" office:value="10.82" calcext:value-type="float">
            <text:p>10.8200</text:p>
          </table:table-cell>
          <table:table-cell table:style-name="ce33" table:formula="of:=[.E6]" office:value-type="float" office:value="0.73" calcext:value-type="float">
            <text:p>0.7300</text:p>
          </table:table-cell>
          <table:table-cell table:style-name="ce33" table:formula="of:=[.E6]" office:value-type="float" office:value="0.73" calcext:value-type="float">
            <text:p>0.7300</text:p>
          </table:table-cell>
          <table:table-cell table:number-columns-repeated="1014"/>
        </table:table-row>
        <table:table-row table:style-name="ro1">
          <table:table-cell office:value-type="float" office:value="640.51" calcext:value-type="float">
            <text:p>640.51</text:p>
          </table:table-cell>
          <table:table-cell office:value-type="float" office:value="426.2" calcext:value-type="float">
            <text:p>426.2000</text:p>
          </table:table-cell>
          <table:table-cell office:value-type="float" office:value="27.9" calcext:value-type="float">
            <text:p>27.9000</text:p>
          </table:table-cell>
          <table:table-cell office:value-type="float" office:value="11.02" calcext:value-type="float">
            <text:p>11.0200</text:p>
          </table:table-cell>
          <table:table-cell table:style-name="ce33" office:value-type="float" office:value="0.72" calcext:value-type="float">
            <text:p>0.7200</text:p>
          </table:table-cell>
          <table:table-cell/>
          <table:table-cell table:style-name="ce33" table:formula="of:=([.A7]*0.001)*([.A7]*0.001)" office:value-type="float" office:value="0.4102530601" calcext:value-type="float">
            <text:p>0.4103</text:p>
          </table:table-cell>
          <table:table-cell table:style-name="ce33" table:formula="of:=[.D7]" office:value-type="float" office:value="11.02" calcext:value-type="float">
            <text:p>11.0200</text:p>
          </table:table-cell>
          <table:table-cell table:style-name="ce33" table:formula="of:=[.E7]" office:value-type="float" office:value="0.72" calcext:value-type="float">
            <text:p>0.7200</text:p>
          </table:table-cell>
          <table:table-cell table:style-name="ce33" table:formula="of:=[.E7]" office:value-type="float" office:value="0.72" calcext:value-type="float">
            <text:p>0.7200</text:p>
          </table:table-cell>
          <table:table-cell table:number-columns-repeated="1014"/>
        </table:table-row>
        <table:table-row table:style-name="ro1">
          <table:table-cell office:value-type="float" office:value="650.49" calcext:value-type="float">
            <text:p>650.49</text:p>
          </table:table-cell>
          <table:table-cell office:value-type="float" office:value="480.3" calcext:value-type="float">
            <text:p>480.3000</text:p>
          </table:table-cell>
          <table:table-cell office:value-type="float" office:value="31.6" calcext:value-type="float">
            <text:p>31.6000</text:p>
          </table:table-cell>
          <table:table-cell office:value-type="float" office:value="12.66" calcext:value-type="float">
            <text:p>12.6600</text:p>
          </table:table-cell>
          <table:table-cell table:style-name="ce33" office:value-type="float" office:value="0.83" calcext:value-type="float">
            <text:p>0.8300</text:p>
          </table:table-cell>
          <table:table-cell/>
          <table:table-cell table:style-name="ce33" table:formula="of:=([.A8]*0.001)*([.A8]*0.001)" office:value-type="float" office:value="0.4231372401" calcext:value-type="float">
            <text:p>0.4231</text:p>
          </table:table-cell>
          <table:table-cell table:style-name="ce33" table:formula="of:=[.D8]" office:value-type="float" office:value="12.66" calcext:value-type="float">
            <text:p>12.6600</text:p>
          </table:table-cell>
          <table:table-cell table:style-name="ce33" table:formula="of:=[.E8]" office:value-type="float" office:value="0.83" calcext:value-type="float">
            <text:p>0.8300</text:p>
          </table:table-cell>
          <table:table-cell table:style-name="ce33" table:formula="of:=[.E8]" office:value-type="float" office:value="0.83" calcext:value-type="float">
            <text:p>0.8300</text:p>
          </table:table-cell>
          <table:table-cell table:number-columns-repeated="1014"/>
        </table:table-row>
        <table:table-row table:style-name="ro1">
          <table:table-cell office:value-type="float" office:value="660.5" calcext:value-type="float">
            <text:p>660.50</text:p>
          </table:table-cell>
          <table:table-cell office:value-type="float" office:value="498.8" calcext:value-type="float">
            <text:p>498.8000</text:p>
          </table:table-cell>
          <table:table-cell office:value-type="float" office:value="27.8" calcext:value-type="float">
            <text:p>27.8000</text:p>
          </table:table-cell>
          <table:table-cell office:value-type="float" office:value="13.4" calcext:value-type="float">
            <text:p>13.4000</text:p>
          </table:table-cell>
          <table:table-cell table:style-name="ce33" office:value-type="float" office:value="0.75" calcext:value-type="float">
            <text:p>0.7500</text:p>
          </table:table-cell>
          <table:table-cell/>
          <table:table-cell table:style-name="ce33" table:formula="of:=([.A9]*0.001)*([.A9]*0.001)" office:value-type="float" office:value="0.43626025" calcext:value-type="float">
            <text:p>0.4363</text:p>
          </table:table-cell>
          <table:table-cell table:style-name="ce33" table:formula="of:=[.D9]" office:value-type="float" office:value="13.4" calcext:value-type="float">
            <text:p>13.4000</text:p>
          </table:table-cell>
          <table:table-cell table:style-name="ce33" table:formula="of:=[.E9]" office:value-type="float" office:value="0.75" calcext:value-type="float">
            <text:p>0.7500</text:p>
          </table:table-cell>
          <table:table-cell table:style-name="ce33" table:formula="of:=[.E9]" office:value-type="float" office:value="0.75" calcext:value-type="float">
            <text:p>0.7500</text:p>
          </table:table-cell>
          <table:table-cell table:number-columns-repeated="1014"/>
        </table:table-row>
        <table:table-row table:style-name="ro1">
          <table:table-cell office:value-type="float" office:value="670.5" calcext:value-type="float">
            <text:p>670.50</text:p>
          </table:table-cell>
          <table:table-cell office:value-type="float" office:value="560.5" calcext:value-type="float">
            <text:p>560.5000</text:p>
          </table:table-cell>
          <table:table-cell office:value-type="float" office:value="30" calcext:value-type="float">
            <text:p>30.0000</text:p>
          </table:table-cell>
          <table:table-cell office:value-type="float" office:value="15.36" calcext:value-type="float">
            <text:p>15.3600</text:p>
          </table:table-cell>
          <table:table-cell table:style-name="ce33" office:value-type="float" office:value="0.82" calcext:value-type="float">
            <text:p>0.8200</text:p>
          </table:table-cell>
          <table:table-cell/>
          <table:table-cell table:style-name="ce33" table:formula="of:=([.A10]*0.001)*([.A10]*0.001)" office:value-type="float" office:value="0.44957025" calcext:value-type="float">
            <text:p>0.4496</text:p>
          </table:table-cell>
          <table:table-cell table:style-name="ce33" table:formula="of:=[.D10]" office:value-type="float" office:value="15.36" calcext:value-type="float">
            <text:p>15.3600</text:p>
          </table:table-cell>
          <table:table-cell table:style-name="ce33" table:formula="of:=[.E10]" office:value-type="float" office:value="0.82" calcext:value-type="float">
            <text:p>0.8200</text:p>
          </table:table-cell>
          <table:table-cell table:style-name="ce33" table:formula="of:=[.E10]" office:value-type="float" office:value="0.82" calcext:value-type="float">
            <text:p>0.8200</text:p>
          </table:table-cell>
          <table:table-cell table:number-columns-repeated="1014"/>
        </table:table-row>
        <table:table-row table:style-name="ro1">
          <table:table-cell office:value-type="float" office:value="680.59" calcext:value-type="float">
            <text:p>680.59</text:p>
          </table:table-cell>
          <table:table-cell office:value-type="float" office:value="697.2" calcext:value-type="float">
            <text:p>697.2000</text:p>
          </table:table-cell>
          <table:table-cell office:value-type="float" office:value="32.3" calcext:value-type="float">
            <text:p>32.3000</text:p>
          </table:table-cell>
          <table:table-cell office:value-type="float" office:value="19.49" calcext:value-type="float">
            <text:p>19.4900</text:p>
          </table:table-cell>
          <table:table-cell table:style-name="ce33" office:value-type="float" office:value="0.9" calcext:value-type="float">
            <text:p>0.9000</text:p>
          </table:table-cell>
          <table:table-cell/>
          <table:table-cell table:style-name="ce33" table:formula="of:=([.A11]*0.001)*([.A11]*0.001)" office:value-type="float" office:value="0.4632027481" calcext:value-type="float">
            <text:p>0.4632</text:p>
          </table:table-cell>
          <table:table-cell table:style-name="ce33" table:formula="of:=[.D11]" office:value-type="float" office:value="19.49" calcext:value-type="float">
            <text:p>19.4900</text:p>
          </table:table-cell>
          <table:table-cell table:style-name="ce33" table:formula="of:=[.E11]" office:value-type="float" office:value="0.9" calcext:value-type="float">
            <text:p>0.9000</text:p>
          </table:table-cell>
          <table:table-cell table:style-name="ce33" table:formula="of:=[.E11]" office:value-type="float" office:value="0.9" calcext:value-type="float">
            <text:p>0.9000</text:p>
          </table:table-cell>
          <table:table-cell table:number-columns-repeated="1014"/>
        </table:table-row>
        <table:table-row table:style-name="ro1">
          <table:table-cell office:value-type="float" office:value="690.43" calcext:value-type="float">
            <text:p>690.43</text:p>
          </table:table-cell>
          <table:table-cell office:value-type="float" office:value="718.6" calcext:value-type="float">
            <text:p>718.6000</text:p>
          </table:table-cell>
          <table:table-cell office:value-type="float" office:value="25.5" calcext:value-type="float">
            <text:p>25.5000</text:p>
          </table:table-cell>
          <table:table-cell office:value-type="float" office:value="20.49" calcext:value-type="float">
            <text:p>20.4900</text:p>
          </table:table-cell>
          <table:table-cell table:style-name="ce33" office:value-type="float" office:value="0.73" calcext:value-type="float">
            <text:p>0.7300</text:p>
          </table:table-cell>
          <table:table-cell/>
          <table:table-cell table:style-name="ce33" table:formula="of:=([.A12]*0.001)*([.A12]*0.001)" office:value-type="float" office:value="0.4766935849" calcext:value-type="float">
            <text:p>0.4767</text:p>
          </table:table-cell>
          <table:table-cell table:style-name="ce33" table:formula="of:=[.D12]" office:value-type="float" office:value="20.49" calcext:value-type="float">
            <text:p>20.4900</text:p>
          </table:table-cell>
          <table:table-cell table:style-name="ce33" table:formula="of:=[.E12]" office:value-type="float" office:value="0.73" calcext:value-type="float">
            <text:p>0.7300</text:p>
          </table:table-cell>
          <table:table-cell table:style-name="ce33" table:formula="of:=[.E12]" office:value-type="float" office:value="0.73" calcext:value-type="float">
            <text:p>0.7300</text:p>
          </table:table-cell>
          <table:table-cell table:number-columns-repeated="1014"/>
        </table:table-row>
        <table:table-row table:style-name="ro1">
          <table:table-cell office:value-type="float" office:value="700.52" calcext:value-type="float">
            <text:p>700.52</text:p>
          </table:table-cell>
          <table:table-cell office:value-type="float" office:value="818.1" calcext:value-type="float">
            <text:p>818.1000</text:p>
          </table:table-cell>
          <table:table-cell office:value-type="float" office:value="21.2" calcext:value-type="float">
            <text:p>21.2000</text:p>
          </table:table-cell>
          <table:table-cell office:value-type="float" office:value="23.81" calcext:value-type="float">
            <text:p>23.8100</text:p>
          </table:table-cell>
          <table:table-cell table:style-name="ce33" office:value-type="float" office:value="0.62" calcext:value-type="float">
            <text:p>0.6200</text:p>
          </table:table-cell>
          <table:table-cell/>
          <table:table-cell table:style-name="ce33" table:formula="of:=([.A13]*0.001)*([.A13]*0.001)" office:value-type="float" office:value="0.4907282704" calcext:value-type="float">
            <text:p>0.4907</text:p>
          </table:table-cell>
          <table:table-cell table:style-name="ce33" table:formula="of:=[.D13]" office:value-type="float" office:value="23.81" calcext:value-type="float">
            <text:p>23.8100</text:p>
          </table:table-cell>
          <table:table-cell table:style-name="ce33" table:formula="of:=[.E13]" office:value-type="float" office:value="0.62" calcext:value-type="float">
            <text:p>0.6200</text:p>
          </table:table-cell>
          <table:table-cell table:style-name="ce33" table:formula="of:=[.E13]" office:value-type="float" office:value="0.62" calcext:value-type="float">
            <text:p>0.6200</text:p>
          </table:table-cell>
          <table:table-cell table:number-columns-repeated="1014"/>
        </table:table-row>
        <table:table-row table:style-name="ro1">
          <table:table-cell office:value-type="float" office:value="710.47" calcext:value-type="float">
            <text:p>710.47</text:p>
          </table:table-cell>
          <table:table-cell office:value-type="float" office:value="926.1" calcext:value-type="float">
            <text:p>926.1000</text:p>
          </table:table-cell>
          <table:table-cell office:value-type="float" office:value="33.4" calcext:value-type="float">
            <text:p>33.4000</text:p>
          </table:table-cell>
          <table:table-cell office:value-type="float" office:value="27.52" calcext:value-type="float">
            <text:p>27.5200</text:p>
          </table:table-cell>
          <table:table-cell table:style-name="ce33" office:value-type="float" office:value="0.99" calcext:value-type="float">
            <text:p>0.9900</text:p>
          </table:table-cell>
          <table:table-cell/>
          <table:table-cell table:style-name="ce33" table:formula="of:=([.A14]*0.001)*([.A14]*0.001)" office:value-type="float" office:value="0.5047676209" calcext:value-type="float">
            <text:p>0.5048</text:p>
          </table:table-cell>
          <table:table-cell table:style-name="ce33" table:formula="of:=[.D14]" office:value-type="float" office:value="27.52" calcext:value-type="float">
            <text:p>27.5200</text:p>
          </table:table-cell>
          <table:table-cell table:style-name="ce33" table:formula="of:=[.E14]" office:value-type="float" office:value="0.99" calcext:value-type="float">
            <text:p>0.9900</text:p>
          </table:table-cell>
          <table:table-cell table:style-name="ce33" table:formula="of:=[.E14]" office:value-type="float" office:value="0.99" calcext:value-type="float">
            <text:p>0.9900</text:p>
          </table:table-cell>
          <table:table-cell table:number-columns-repeated="1014"/>
        </table:table-row>
        <table:table-row table:style-name="ro1">
          <table:table-cell office:value-type="float" office:value="720.25" calcext:value-type="float">
            <text:p>720.25</text:p>
          </table:table-cell>
          <table:table-cell office:value-type="float" office:value="1048.1" calcext:value-type="float">
            <text:p>1048.1000</text:p>
          </table:table-cell>
          <table:table-cell office:value-type="float" office:value="27" calcext:value-type="float">
            <text:p>27.0000</text:p>
          </table:table-cell>
          <table:table-cell office:value-type="float" office:value="31.8" calcext:value-type="float">
            <text:p>31.8000</text:p>
          </table:table-cell>
          <table:table-cell table:style-name="ce33" office:value-type="float" office:value="0.82" calcext:value-type="float">
            <text:p>0.8200</text:p>
          </table:table-cell>
          <table:table-cell/>
          <table:table-cell table:style-name="ce33" table:formula="of:=([.A15]*0.001)*([.A15]*0.001)" office:value-type="float" office:value="0.5187600625" calcext:value-type="float">
            <text:p>0.5188</text:p>
          </table:table-cell>
          <table:table-cell table:style-name="ce33" table:formula="of:=[.D15]" office:value-type="float" office:value="31.8" calcext:value-type="float">
            <text:p>31.8000</text:p>
          </table:table-cell>
          <table:table-cell table:style-name="ce33" table:formula="of:=[.E15]" office:value-type="float" office:value="0.82" calcext:value-type="float">
            <text:p>0.8200</text:p>
          </table:table-cell>
          <table:table-cell table:style-name="ce33" table:formula="of:=[.E15]" office:value-type="float" office:value="0.82" calcext:value-type="float">
            <text:p>0.8200</text:p>
          </table:table-cell>
          <table:table-cell table:number-columns-repeated="1014"/>
        </table:table-row>
        <table:table-row table:style-name="ro1">
          <table:table-cell office:value-type="float" office:value="730.24" calcext:value-type="float">
            <text:p>730.24</text:p>
          </table:table-cell>
          <table:table-cell office:value-type="float" office:value="1107.2" calcext:value-type="float">
            <text:p>1107.2000</text:p>
          </table:table-cell>
          <table:table-cell office:value-type="float" office:value="38.1" calcext:value-type="float">
            <text:p>38.1000</text:p>
          </table:table-cell>
          <table:table-cell office:value-type="float" office:value="34.34" calcext:value-type="float">
            <text:p>34.3400</text:p>
          </table:table-cell>
          <table:table-cell table:style-name="ce33" office:value-type="float" office:value="1.18" calcext:value-type="float">
            <text:p>1.1800</text:p>
          </table:table-cell>
          <table:table-cell/>
          <table:table-cell table:style-name="ce33" table:formula="of:=([.A16]*0.001)*([.A16]*0.001)" office:value-type="float" office:value="0.5332504576" calcext:value-type="float">
            <text:p>0.5333</text:p>
          </table:table-cell>
          <table:table-cell table:style-name="ce33" table:formula="of:=[.D16]" office:value-type="float" office:value="34.34" calcext:value-type="float">
            <text:p>34.3400</text:p>
          </table:table-cell>
          <table:table-cell table:style-name="ce33" table:formula="of:=[.E16]" office:value-type="float" office:value="1.18" calcext:value-type="float">
            <text:p>1.1800</text:p>
          </table:table-cell>
          <table:table-cell table:style-name="ce33" table:formula="of:=[.E16]" office:value-type="float" office:value="1.18" calcext:value-type="float">
            <text:p>1.1800</text:p>
          </table:table-cell>
          <table:table-cell table:number-columns-repeated="1014"/>
        </table:table-row>
        <table:table-row table:style-name="ro1">
          <table:table-cell office:value-type="float" office:value="740.2" calcext:value-type="float">
            <text:p>740.20</text:p>
          </table:table-cell>
          <table:table-cell office:value-type="float" office:value="1191.9" calcext:value-type="float">
            <text:p>1191.9000</text:p>
          </table:table-cell>
          <table:table-cell office:value-type="float" office:value="37.1" calcext:value-type="float">
            <text:p>37.1000</text:p>
          </table:table-cell>
          <table:table-cell office:value-type="float" office:value="37.82" calcext:value-type="float">
            <text:p>37.8200</text:p>
          </table:table-cell>
          <table:table-cell table:style-name="ce33" office:value-type="float" office:value="1.18" calcext:value-type="float">
            <text:p>1.1800</text:p>
          </table:table-cell>
          <table:table-cell/>
          <table:table-cell table:style-name="ce33" table:formula="of:=([.A17]*0.001)*([.A17]*0.001)" office:value-type="float" office:value="0.54789604" calcext:value-type="float">
            <text:p>0.5479</text:p>
          </table:table-cell>
          <table:table-cell table:style-name="ce33" table:formula="of:=[.D17]" office:value-type="float" office:value="37.82" calcext:value-type="float">
            <text:p>37.8200</text:p>
          </table:table-cell>
          <table:table-cell table:style-name="ce33" table:formula="of:=[.E17]" office:value-type="float" office:value="1.18" calcext:value-type="float">
            <text:p>1.1800</text:p>
          </table:table-cell>
          <table:table-cell table:style-name="ce33" table:formula="of:=[.E17]" office:value-type="float" office:value="1.18" calcext:value-type="float">
            <text:p>1.1800</text:p>
          </table:table-cell>
          <table:table-cell table:number-columns-repeated="1014"/>
        </table:table-row>
        <table:table-row table:style-name="ro1">
          <table:table-cell office:value-type="float" office:value="750.28" calcext:value-type="float">
            <text:p>750.28</text:p>
          </table:table-cell>
          <table:table-cell office:value-type="float" office:value="1302.9" calcext:value-type="float">
            <text:p>1302.9000</text:p>
          </table:table-cell>
          <table:table-cell office:value-type="float" office:value="36.2" calcext:value-type="float">
            <text:p>36.2000</text:p>
          </table:table-cell>
          <table:table-cell office:value-type="float" office:value="42.33" calcext:value-type="float">
            <text:p>42.3300</text:p>
          </table:table-cell>
          <table:table-cell table:style-name="ce33" office:value-type="float" office:value="1.18" calcext:value-type="float">
            <text:p>1.1800</text:p>
          </table:table-cell>
          <table:table-cell/>
          <table:table-cell table:style-name="ce33" table:formula="of:=([.A18]*0.001)*([.A18]*0.001)" office:value-type="float" office:value="0.5629200784" calcext:value-type="float">
            <text:p>0.5629</text:p>
          </table:table-cell>
          <table:table-cell table:style-name="ce33" table:formula="of:=[.D18]" office:value-type="float" office:value="42.33" calcext:value-type="float">
            <text:p>42.3300</text:p>
          </table:table-cell>
          <table:table-cell table:style-name="ce33" table:formula="of:=[.E18]" office:value-type="float" office:value="1.18" calcext:value-type="float">
            <text:p>1.1800</text:p>
          </table:table-cell>
          <table:table-cell table:style-name="ce33" table:formula="of:=[.E18]" office:value-type="float" office:value="1.18" calcext:value-type="float">
            <text:p>1.1800</text:p>
          </table:table-cell>
          <table:table-cell table:number-columns-repeated="1014"/>
        </table:table-row>
        <table:table-row table:style-name="ro1">
          <table:table-cell office:value-type="float" office:value="760.18" calcext:value-type="float">
            <text:p>760.18</text:p>
          </table:table-cell>
          <table:table-cell office:value-type="float" office:value="1306.9" calcext:value-type="float">
            <text:p>1306.9000</text:p>
          </table:table-cell>
          <table:table-cell office:value-type="float" office:value="36.5" calcext:value-type="float">
            <text:p>36.5000</text:p>
          </table:table-cell>
          <table:table-cell office:value-type="float" office:value="43.44" calcext:value-type="float">
            <text:p>43.4400</text:p>
          </table:table-cell>
          <table:table-cell table:style-name="ce33" office:value-type="float" office:value="1.21" calcext:value-type="float">
            <text:p>1.2100</text:p>
          </table:table-cell>
          <table:table-cell/>
          <table:table-cell table:style-name="ce33" table:formula="of:=([.A19]*0.001)*([.A19]*0.001)" office:value-type="float" office:value="0.5778736324" calcext:value-type="float">
            <text:p>0.5779</text:p>
          </table:table-cell>
          <table:table-cell table:style-name="ce33" table:formula="of:=[.D19]" office:value-type="float" office:value="43.44" calcext:value-type="float">
            <text:p>43.4400</text:p>
          </table:table-cell>
          <table:table-cell table:style-name="ce33" table:formula="of:=[.E19]" office:value-type="float" office:value="1.21" calcext:value-type="float">
            <text:p>1.2100</text:p>
          </table:table-cell>
          <table:table-cell table:style-name="ce33" table:formula="of:=[.E19]" office:value-type="float" office:value="1.21" calcext:value-type="float">
            <text:p>1.2100</text:p>
          </table:table-cell>
          <table:table-cell table:number-columns-repeated="1014"/>
        </table:table-row>
        <table:table-row table:style-name="ro1">
          <table:table-cell office:value-type="float" office:value="764.17" calcext:value-type="float">
            <text:p>764.17</text:p>
          </table:table-cell>
          <table:table-cell office:value-type="float" office:value="1289.6" calcext:value-type="float">
            <text:p>1289.6000</text:p>
          </table:table-cell>
          <table:table-cell office:value-type="float" office:value="30.6" calcext:value-type="float">
            <text:p>30.6000</text:p>
          </table:table-cell>
          <table:table-cell office:value-type="float" office:value="43.23" calcext:value-type="float">
            <text:p>43.2300</text:p>
          </table:table-cell>
          <table:table-cell table:style-name="ce33" office:value-type="float" office:value="1.03" calcext:value-type="float">
            <text:p>1.0300</text:p>
          </table:table-cell>
          <table:table-cell/>
          <table:table-cell table:style-name="ce33" table:formula="of:=([.A20]*0.001)*([.A20]*0.001)" office:value-type="float" office:value="0.5839557889" calcext:value-type="float">
            <text:p>0.5840</text:p>
          </table:table-cell>
          <table:table-cell table:style-name="ce33" table:formula="of:=[.D20]" office:value-type="float" office:value="43.23" calcext:value-type="float">
            <text:p>43.2300</text:p>
          </table:table-cell>
          <table:table-cell table:style-name="ce33" table:formula="of:=[.E20]" office:value-type="float" office:value="1.03" calcext:value-type="float">
            <text:p>1.0300</text:p>
          </table:table-cell>
          <table:table-cell table:style-name="ce33" table:formula="of:=[.E20]" office:value-type="float" office:value="1.03" calcext:value-type="float">
            <text:p>1.0300</text:p>
          </table:table-cell>
          <table:table-cell table:number-columns-repeated="1014"/>
        </table:table-row>
        <table:table-row table:style-name="ro1">
          <table:table-cell office:value-type="float" office:value="770.11" calcext:value-type="float">
            <text:p>770.11</text:p>
          </table:table-cell>
          <table:table-cell office:value-type="float" office:value="1304.6" calcext:value-type="float">
            <text:p>1304.6000</text:p>
          </table:table-cell>
          <table:table-cell office:value-type="float" office:value="33.5" calcext:value-type="float">
            <text:p>33.5000</text:p>
          </table:table-cell>
          <table:table-cell office:value-type="float" office:value="44.23" calcext:value-type="float">
            <text:p>44.2300</text:p>
          </table:table-cell>
          <table:table-cell table:style-name="ce33" office:value-type="float" office:value="1.14" calcext:value-type="float">
            <text:p>1.1400</text:p>
          </table:table-cell>
          <table:table-cell/>
          <table:table-cell table:style-name="ce33" table:formula="of:=([.A21]*0.001)*([.A21]*0.001)" office:value-type="float" office:value="0.5930694121" calcext:value-type="float">
            <text:p>0.5931</text:p>
          </table:table-cell>
          <table:table-cell table:style-name="ce33" table:formula="of:=[.D21]" office:value-type="float" office:value="44.23" calcext:value-type="float">
            <text:p>44.2300</text:p>
          </table:table-cell>
          <table:table-cell table:style-name="ce33" table:formula="of:=[.E21]" office:value-type="float" office:value="1.14" calcext:value-type="float">
            <text:p>1.1400</text:p>
          </table:table-cell>
          <table:table-cell table:style-name="ce33" table:formula="of:=[.E21]" office:value-type="float" office:value="1.14" calcext:value-type="float">
            <text:p>1.1400</text:p>
          </table:table-cell>
          <table:table-cell table:number-columns-repeated="1014"/>
        </table:table-row>
        <table:table-row table:style-name="ro1">
          <table:table-cell office:value-type="float" office:value="774.38" calcext:value-type="float">
            <text:p>774.38</text:p>
          </table:table-cell>
          <table:table-cell office:value-type="float" office:value="1265.7" calcext:value-type="float">
            <text:p>1265.7000</text:p>
          </table:table-cell>
          <table:table-cell office:value-type="float" office:value="33.7" calcext:value-type="float">
            <text:p>33.7000</text:p>
          </table:table-cell>
          <table:table-cell office:value-type="float" office:value="43.19" calcext:value-type="float">
            <text:p>43.1900</text:p>
          </table:table-cell>
          <table:table-cell table:style-name="ce33" office:value-type="float" office:value="1.15" calcext:value-type="float">
            <text:p>1.1500</text:p>
          </table:table-cell>
          <table:table-cell/>
          <table:table-cell table:style-name="ce33" table:formula="of:=([.A22]*0.001)*([.A22]*0.001)" office:value-type="float" office:value="0.5996643844" calcext:value-type="float">
            <text:p>0.5997</text:p>
          </table:table-cell>
          <table:table-cell table:style-name="ce33" table:formula="of:=[.D22]" office:value-type="float" office:value="43.19" calcext:value-type="float">
            <text:p>43.1900</text:p>
          </table:table-cell>
          <table:table-cell table:style-name="ce33" table:formula="of:=[.E22]" office:value-type="float" office:value="1.15" calcext:value-type="float">
            <text:p>1.1500</text:p>
          </table:table-cell>
          <table:table-cell table:style-name="ce33" table:formula="of:=[.E22]" office:value-type="float" office:value="1.15" calcext:value-type="float">
            <text:p>1.1500</text:p>
          </table:table-cell>
          <table:table-cell table:number-columns-repeated="1014"/>
        </table:table-row>
        <table:table-row table:style-name="ro1">
          <table:table-cell office:value-type="float" office:value="778.17" calcext:value-type="float">
            <text:p>778.17</text:p>
          </table:table-cell>
          <table:table-cell office:value-type="float" office:value="1321.6" calcext:value-type="float">
            <text:p>1321.6000</text:p>
          </table:table-cell>
          <table:table-cell office:value-type="float" office:value="37.7" calcext:value-type="float">
            <text:p>37.7000</text:p>
          </table:table-cell>
          <table:table-cell office:value-type="float" office:value="45.41" calcext:value-type="float">
            <text:p>45.4100</text:p>
          </table:table-cell>
          <table:table-cell table:style-name="ce33" office:value-type="float" office:value="1.29" calcext:value-type="float">
            <text:p>1.2900</text:p>
          </table:table-cell>
          <table:table-cell/>
          <table:table-cell table:style-name="ce33" table:formula="of:=([.A23]*0.001)*([.A23]*0.001)" office:value-type="float" office:value="0.6055485489" calcext:value-type="float">
            <text:p>0.6055</text:p>
          </table:table-cell>
          <table:table-cell table:style-name="ce33" table:formula="of:=[.D23]" office:value-type="float" office:value="45.41" calcext:value-type="float">
            <text:p>45.4100</text:p>
          </table:table-cell>
          <table:table-cell table:style-name="ce33" table:formula="of:=[.E23]" office:value-type="float" office:value="1.29" calcext:value-type="float">
            <text:p>1.2900</text:p>
          </table:table-cell>
          <table:table-cell table:style-name="ce33" table:formula="of:=[.E23]" office:value-type="float" office:value="1.29" calcext:value-type="float">
            <text:p>1.2900</text:p>
          </table:table-cell>
          <table:table-cell table:number-columns-repeated="1014"/>
        </table:table-row>
        <table:table-row table:style-name="ro1">
          <table:table-cell office:value-type="float" office:value="780.17" calcext:value-type="float">
            <text:p>780.17</text:p>
          </table:table-cell>
          <table:table-cell office:value-type="float" office:value="1234.9" calcext:value-type="float">
            <text:p>1234.9000</text:p>
          </table:table-cell>
          <table:table-cell office:value-type="float" office:value="34.8" calcext:value-type="float">
            <text:p>34.8000</text:p>
          </table:table-cell>
          <table:table-cell office:value-type="float" office:value="42.9" calcext:value-type="float">
            <text:p>42.9000</text:p>
          </table:table-cell>
          <table:table-cell table:style-name="ce33" office:value-type="float" office:value="1.21" calcext:value-type="float">
            <text:p>1.2100</text:p>
          </table:table-cell>
          <table:table-cell/>
          <table:table-cell table:style-name="ce33" table:formula="of:=([.A24]*0.001)*([.A24]*0.001)" office:value-type="float" office:value="0.6086652289" calcext:value-type="float">
            <text:p>0.6087</text:p>
          </table:table-cell>
          <table:table-cell table:style-name="ce33" table:formula="of:=[.D24]" office:value-type="float" office:value="42.9" calcext:value-type="float">
            <text:p>42.9000</text:p>
          </table:table-cell>
          <table:table-cell table:style-name="ce33" table:formula="of:=[.E24]" office:value-type="float" office:value="1.21" calcext:value-type="float">
            <text:p>1.2100</text:p>
          </table:table-cell>
          <table:table-cell table:style-name="ce33" table:formula="of:=[.E24]" office:value-type="float" office:value="1.21" calcext:value-type="float">
            <text:p>1.2100</text:p>
          </table:table-cell>
          <table:table-cell table:number-columns-repeated="1014"/>
        </table:table-row>
        <table:table-row table:style-name="ro1">
          <table:table-cell office:value-type="float" office:value="782.23" calcext:value-type="float">
            <text:p>782.23</text:p>
          </table:table-cell>
          <table:table-cell office:value-type="float" office:value="1026.6" calcext:value-type="float">
            <text:p>1026.6000</text:p>
          </table:table-cell>
          <table:table-cell office:value-type="float" office:value="18.5" calcext:value-type="float">
            <text:p>18.5000</text:p>
          </table:table-cell>
          <table:table-cell office:value-type="float" office:value="36.59" calcext:value-type="float">
            <text:p>36.5900</text:p>
          </table:table-cell>
          <table:table-cell table:style-name="ce33" office:value-type="float" office:value="0.66" calcext:value-type="float">
            <text:p>0.6600</text:p>
          </table:table-cell>
          <table:table-cell/>
          <table:table-cell table:style-name="ce33" table:formula="of:=([.A25]*0.001)*([.A25]*0.001)" office:value-type="float" office:value="0.6118837729" calcext:value-type="float">
            <text:p>0.6119</text:p>
          </table:table-cell>
          <table:table-cell table:style-name="ce33" table:formula="of:=[.D25]" office:value-type="float" office:value="36.59" calcext:value-type="float">
            <text:p>36.5900</text:p>
          </table:table-cell>
          <table:table-cell table:style-name="ce33" table:formula="of:=[.E25]" office:value-type="float" office:value="0.66" calcext:value-type="float">
            <text:p>0.6600</text:p>
          </table:table-cell>
          <table:table-cell table:style-name="ce33" table:formula="of:=[.E25]" office:value-type="float" office:value="0.66" calcext:value-type="float">
            <text:p>0.6600</text:p>
          </table:table-cell>
          <table:table-cell table:number-columns-repeated="1014"/>
        </table:table-row>
        <table:table-row table:style-name="ro1">
          <table:table-cell office:value-type="float" office:value="784.24" calcext:value-type="float">
            <text:p>784.24</text:p>
          </table:table-cell>
          <table:table-cell office:value-type="float" office:value="935.9" calcext:value-type="float">
            <text:p>935.9000</text:p>
          </table:table-cell>
          <table:table-cell office:value-type="float" office:value="26.5" calcext:value-type="float">
            <text:p>26.5000</text:p>
          </table:table-cell>
          <table:table-cell office:value-type="float" office:value="34.3" calcext:value-type="float">
            <text:p>34.3000</text:p>
          </table:table-cell>
          <table:table-cell table:style-name="ce33" office:value-type="float" office:value="0.97" calcext:value-type="float">
            <text:p>0.9700</text:p>
          </table:table-cell>
          <table:table-cell/>
          <table:table-cell table:style-name="ce33" table:formula="of:=([.A26]*0.001)*([.A26]*0.001)" office:value-type="float" office:value="0.6150323776" calcext:value-type="float">
            <text:p>0.6150</text:p>
          </table:table-cell>
          <table:table-cell table:style-name="ce33" table:formula="of:=[.D26]" office:value-type="float" office:value="34.3" calcext:value-type="float">
            <text:p>34.3000</text:p>
          </table:table-cell>
          <table:table-cell table:style-name="ce33" table:formula="of:=[.E26]" office:value-type="float" office:value="0.97" calcext:value-type="float">
            <text:p>0.9700</text:p>
          </table:table-cell>
          <table:table-cell table:style-name="ce33" table:formula="of:=[.E26]" office:value-type="float" office:value="0.97" calcext:value-type="float">
            <text:p>0.9700</text:p>
          </table:table-cell>
          <table:table-cell table:number-columns-repeated="1014"/>
        </table:table-row>
        <table:table-row table:style-name="ro1">
          <table:table-cell office:value-type="float" office:value="786.04" calcext:value-type="float">
            <text:p>786.04</text:p>
          </table:table-cell>
          <table:table-cell office:value-type="float" office:value="809.5" calcext:value-type="float">
            <text:p>809.5000</text:p>
          </table:table-cell>
          <table:table-cell office:value-type="float" office:value="28.9" calcext:value-type="float">
            <text:p>28.9000</text:p>
          </table:table-cell>
          <table:table-cell office:value-type="float" office:value="30.01" calcext:value-type="float">
            <text:p>30.0100</text:p>
          </table:table-cell>
          <table:table-cell table:style-name="ce33" office:value-type="float" office:value="1.07" calcext:value-type="float">
            <text:p>1.0700</text:p>
          </table:table-cell>
          <table:table-cell/>
          <table:table-cell table:style-name="ce33" table:formula="of:=([.A27]*0.001)*([.A27]*0.001)" office:value-type="float" office:value="0.6178588816" calcext:value-type="float">
            <text:p>0.6179</text:p>
          </table:table-cell>
          <table:table-cell table:style-name="ce33" table:formula="of:=[.D27]" office:value-type="float" office:value="30.01" calcext:value-type="float">
            <text:p>30.0100</text:p>
          </table:table-cell>
          <table:table-cell table:style-name="ce33" table:formula="of:=[.E27]" office:value-type="float" office:value="1.07" calcext:value-type="float">
            <text:p>1.0700</text:p>
          </table:table-cell>
          <table:table-cell table:style-name="ce33" table:formula="of:=[.E27]" office:value-type="float" office:value="1.07" calcext:value-type="float">
            <text:p>1.0700</text:p>
          </table:table-cell>
          <table:table-cell table:number-columns-repeated="1014"/>
        </table:table-row>
        <table:table-row table:style-name="ro1">
          <table:table-cell office:value-type="float" office:value="790.1" calcext:value-type="float">
            <text:p>790.10</text:p>
          </table:table-cell>
          <table:table-cell office:value-type="float" office:value="859.3" calcext:value-type="float">
            <text:p>859.3000</text:p>
          </table:table-cell>
          <table:table-cell office:value-type="float" office:value="30" calcext:value-type="float">
            <text:p>30.0000</text:p>
          </table:table-cell>
          <table:table-cell office:value-type="float" office:value="31.96" calcext:value-type="float">
            <text:p>31.9600</text:p>
          </table:table-cell>
          <table:table-cell table:style-name="ce33" office:value-type="float" office:value="1.11" calcext:value-type="float">
            <text:p>1.1100</text:p>
          </table:table-cell>
          <table:table-cell/>
          <table:table-cell table:style-name="ce33" table:formula="of:=([.A28]*0.001)*([.A28]*0.001)" office:value-type="float" office:value="0.62425801" calcext:value-type="float">
            <text:p>0.6243</text:p>
          </table:table-cell>
          <table:table-cell table:style-name="ce33" table:formula="of:=[.D28]" office:value-type="float" office:value="31.96" calcext:value-type="float">
            <text:p>31.9600</text:p>
          </table:table-cell>
          <table:table-cell table:style-name="ce33" table:formula="of:=[.E28]" office:value-type="float" office:value="1.11" calcext:value-type="float">
            <text:p>1.1100</text:p>
          </table:table-cell>
          <table:table-cell table:style-name="ce33" table:formula="of:=[.E28]" office:value-type="float" office:value="1.11" calcext:value-type="float">
            <text:p>1.1100</text:p>
          </table:table-cell>
          <table:table-cell table:number-columns-repeated="1014"/>
        </table:table-row>
        <table:table-row table:style-name="ro1">
          <table:table-cell office:value-type="float" office:value="794.14" calcext:value-type="float">
            <text:p>794.14</text:p>
          </table:table-cell>
          <table:table-cell office:value-type="float" office:value="799.6" calcext:value-type="float">
            <text:p>799.6000</text:p>
          </table:table-cell>
          <table:table-cell office:value-type="float" office:value="22.7" calcext:value-type="float">
            <text:p>22.7000</text:p>
          </table:table-cell>
          <table:table-cell office:value-type="float" office:value="29.81" calcext:value-type="float">
            <text:p>29.8100</text:p>
          </table:table-cell>
          <table:table-cell table:style-name="ce33" office:value-type="float" office:value="0.85" calcext:value-type="float">
            <text:p>0.8500</text:p>
          </table:table-cell>
          <table:table-cell/>
          <table:table-cell table:style-name="ce33" table:formula="of:=([.A29]*0.001)*([.A29]*0.001)" office:value-type="float" office:value="0.6306583396" calcext:value-type="float">
            <text:p>0.6307</text:p>
          </table:table-cell>
          <table:table-cell table:style-name="ce33" table:formula="of:=[.D29]" office:value-type="float" office:value="29.81" calcext:value-type="float">
            <text:p>29.8100</text:p>
          </table:table-cell>
          <table:table-cell table:style-name="ce33" table:formula="of:=[.E29]" office:value-type="float" office:value="0.85" calcext:value-type="float">
            <text:p>0.8500</text:p>
          </table:table-cell>
          <table:table-cell table:style-name="ce33" table:formula="of:=[.E29]" office:value-type="float" office:value="0.85" calcext:value-type="float">
            <text:p>0.8500</text:p>
          </table:table-cell>
          <table:table-cell table:number-columns-repeated="1014"/>
        </table:table-row>
        <table:table-row table:style-name="ro1">
          <table:table-cell office:value-type="float" office:value="800.02" calcext:value-type="float">
            <text:p>800.02</text:p>
          </table:table-cell>
          <table:table-cell office:value-type="float" office:value="782.7" calcext:value-type="float">
            <text:p>782.7000</text:p>
          </table:table-cell>
          <table:table-cell office:value-type="float" office:value="18.1" calcext:value-type="float">
            <text:p>18.1000</text:p>
          </table:table-cell>
          <table:table-cell office:value-type="float" office:value="29.4" calcext:value-type="float">
            <text:p>29.4000</text:p>
          </table:table-cell>
          <table:table-cell table:style-name="ce33" office:value-type="float" office:value="0.68" calcext:value-type="float">
            <text:p>0.6800</text:p>
          </table:table-cell>
          <table:table-cell/>
          <table:table-cell table:style-name="ce33" table:formula="of:=([.A30]*0.001)*([.A30]*0.001)" office:value-type="float" office:value="0.6400320004" calcext:value-type="float">
            <text:p>0.6400</text:p>
          </table:table-cell>
          <table:table-cell table:style-name="ce33" table:formula="of:=[.D30]" office:value-type="float" office:value="29.4" calcext:value-type="float">
            <text:p>29.4000</text:p>
          </table:table-cell>
          <table:table-cell table:style-name="ce33" table:formula="of:=[.E30]" office:value-type="float" office:value="0.68" calcext:value-type="float">
            <text:p>0.6800</text:p>
          </table:table-cell>
          <table:table-cell table:style-name="ce33" table:formula="of:=[.E30]" office:value-type="float" office:value="0.68" calcext:value-type="float">
            <text:p>0.6800</text:p>
          </table:table-cell>
          <table:table-cell table:number-columns-repeated="1014"/>
        </table:table-row>
        <table:table-row table:style-name="ro1">
          <table:table-cell office:value-type="float" office:value="810.14" calcext:value-type="float">
            <text:p>810.14</text:p>
          </table:table-cell>
          <table:table-cell office:value-type="float" office:value="669.7" calcext:value-type="float">
            <text:p>669.7000</text:p>
          </table:table-cell>
          <table:table-cell office:value-type="float" office:value="14.4" calcext:value-type="float">
            <text:p>14.4000</text:p>
          </table:table-cell>
          <table:table-cell office:value-type="float" office:value="25.6" calcext:value-type="float">
            <text:p>25.6000</text:p>
          </table:table-cell>
          <table:table-cell table:style-name="ce33" office:value-type="float" office:value="0.55" calcext:value-type="float">
            <text:p>0.5500</text:p>
          </table:table-cell>
          <table:table-cell/>
          <table:table-cell table:style-name="ce33" table:formula="of:=([.A31]*0.001)*([.A31]*0.001)" office:value-type="float" office:value="0.6563268196" calcext:value-type="float">
            <text:p>0.6563</text:p>
          </table:table-cell>
          <table:table-cell table:style-name="ce33" table:formula="of:=[.D31]" office:value-type="float" office:value="25.6" calcext:value-type="float">
            <text:p>25.6000</text:p>
          </table:table-cell>
          <table:table-cell table:style-name="ce33" table:formula="of:=[.E31]" office:value-type="float" office:value="0.55" calcext:value-type="float">
            <text:p>0.5500</text:p>
          </table:table-cell>
          <table:table-cell table:style-name="ce33" table:formula="of:=[.E31]" office:value-type="float" office:value="0.55" calcext:value-type="float">
            <text:p>0.5500</text:p>
          </table:table-cell>
          <table:table-cell table:number-columns-repeated="1014"/>
        </table:table-row>
        <table:table-row table:style-name="ro1">
          <table:table-cell office:value-type="float" office:value="820.02" calcext:value-type="float">
            <text:p>820.02</text:p>
          </table:table-cell>
          <table:table-cell office:value-type="float" office:value="619" calcext:value-type="float">
            <text:p>619.0000</text:p>
          </table:table-cell>
          <table:table-cell office:value-type="float" office:value="20" calcext:value-type="float">
            <text:p>20.0000</text:p>
          </table:table-cell>
          <table:table-cell office:value-type="float" office:value="24.09" calcext:value-type="float">
            <text:p>24.0900</text:p>
          </table:table-cell>
          <table:table-cell table:style-name="ce33" office:value-type="float" office:value="0.78" calcext:value-type="float">
            <text:p>0.7800</text:p>
          </table:table-cell>
          <table:table-cell/>
          <table:table-cell table:style-name="ce33" table:formula="of:=([.A32]*0.001)*([.A32]*0.001)" office:value-type="float" office:value="0.6724328004" calcext:value-type="float">
            <text:p>0.6724</text:p>
          </table:table-cell>
          <table:table-cell table:style-name="ce33" table:formula="of:=[.D32]" office:value-type="float" office:value="24.09" calcext:value-type="float">
            <text:p>24.0900</text:p>
          </table:table-cell>
          <table:table-cell table:style-name="ce33" table:formula="of:=[.E32]" office:value-type="float" office:value="0.78" calcext:value-type="float">
            <text:p>0.7800</text:p>
          </table:table-cell>
          <table:table-cell table:style-name="ce33" table:formula="of:=[.E32]" office:value-type="float" office:value="0.78" calcext:value-type="float">
            <text:p>0.7800</text:p>
          </table:table-cell>
          <table:table-cell table:number-columns-repeated="1014"/>
        </table:table-row>
        <table:table-row table:style-name="ro1">
          <table:table-cell office:value-type="float" office:value="829.97" calcext:value-type="float">
            <text:p>829.97</text:p>
          </table:table-cell>
          <table:table-cell office:value-type="float" office:value="517.5" calcext:value-type="float">
            <text:p>517.5000</text:p>
          </table:table-cell>
          <table:table-cell office:value-type="float" office:value="18.5" calcext:value-type="float">
            <text:p>18.5000</text:p>
          </table:table-cell>
          <table:table-cell office:value-type="float" office:value="20.52" calcext:value-type="float">
            <text:p>20.5200</text:p>
          </table:table-cell>
          <table:table-cell table:style-name="ce33" office:value-type="float" office:value="0.73" calcext:value-type="float">
            <text:p>0.7300</text:p>
          </table:table-cell>
          <table:table-cell/>
          <table:table-cell table:style-name="ce33" table:formula="of:=([.A33]*0.001)*([.A33]*0.001)" office:value-type="float" office:value="0.6888502009" calcext:value-type="float">
            <text:p>0.6889</text:p>
          </table:table-cell>
          <table:table-cell table:style-name="ce33" table:formula="of:=[.D33]" office:value-type="float" office:value="20.52" calcext:value-type="float">
            <text:p>20.5200</text:p>
          </table:table-cell>
          <table:table-cell table:style-name="ce33" table:formula="of:=[.E33]" office:value-type="float" office:value="0.73" calcext:value-type="float">
            <text:p>0.7300</text:p>
          </table:table-cell>
          <table:table-cell table:style-name="ce33" table:formula="of:=[.E33]" office:value-type="float" office:value="0.73" calcext:value-type="float">
            <text:p>0.7300</text:p>
          </table:table-cell>
          <table:table-cell table:number-columns-repeated="1014"/>
        </table:table-row>
        <table:table-row table:style-name="ro1">
          <table:table-cell office:value-type="float" office:value="839.1" calcext:value-type="float">
            <text:p>839.10</text:p>
          </table:table-cell>
          <table:table-cell office:value-type="float" office:value="415.4" calcext:value-type="float">
            <text:p>415.4000</text:p>
          </table:table-cell>
          <table:table-cell office:value-type="float" office:value="17.3" calcext:value-type="float">
            <text:p>17.3000</text:p>
          </table:table-cell>
          <table:table-cell office:value-type="float" office:value="16.75" calcext:value-type="float">
            <text:p>16.7500</text:p>
          </table:table-cell>
          <table:table-cell table:style-name="ce33" office:value-type="float" office:value="0.7" calcext:value-type="float">
            <text:p>0.7000</text:p>
          </table:table-cell>
          <table:table-cell/>
          <table:table-cell table:style-name="ce33" table:formula="of:=([.A34]*0.001)*([.A34]*0.001)" office:value-type="float" office:value="0.70408881" calcext:value-type="float">
            <text:p>0.7041</text:p>
          </table:table-cell>
          <table:table-cell table:style-name="ce33" table:formula="of:=[.D34]" office:value-type="float" office:value="16.75" calcext:value-type="float">
            <text:p>16.7500</text:p>
          </table:table-cell>
          <table:table-cell table:style-name="ce33" table:formula="of:=[.E34]" office:value-type="float" office:value="0.7" calcext:value-type="float">
            <text:p>0.7000</text:p>
          </table:table-cell>
          <table:table-cell table:style-name="ce33" table:formula="of:=[.E34]" office:value-type="float" office:value="0.7" calcext:value-type="float">
            <text:p>0.7000</text:p>
          </table:table-cell>
          <table:table-cell table:number-columns-repeated="1014"/>
        </table:table-row>
        <table:table-row table:style-name="ro1">
          <table:table-cell office:value-type="float" office:value="849.24" calcext:value-type="float">
            <text:p>849.24</text:p>
          </table:table-cell>
          <table:table-cell office:value-type="float" office:value="344.8" calcext:value-type="float">
            <text:p>344.8000</text:p>
          </table:table-cell>
          <table:table-cell office:value-type="float" office:value="17" calcext:value-type="float">
            <text:p>17.0000</text:p>
          </table:table-cell>
          <table:table-cell office:value-type="float" office:value="14.16" calcext:value-type="float">
            <text:p>14.1600</text:p>
          </table:table-cell>
          <table:table-cell table:style-name="ce33" office:value-type="float" office:value="0.7" calcext:value-type="float">
            <text:p>0.7000</text:p>
          </table:table-cell>
          <table:table-cell/>
          <table:table-cell table:style-name="ce33" table:formula="of:=([.A35]*0.001)*([.A35]*0.001)" office:value-type="float" office:value="0.7212085776" calcext:value-type="float">
            <text:p>0.7212</text:p>
          </table:table-cell>
          <table:table-cell table:style-name="ce33" table:formula="of:=[.D35]" office:value-type="float" office:value="14.16" calcext:value-type="float">
            <text:p>14.1600</text:p>
          </table:table-cell>
          <table:table-cell table:style-name="ce33" table:formula="of:=[.E35]" office:value-type="float" office:value="0.7" calcext:value-type="float">
            <text:p>0.7000</text:p>
          </table:table-cell>
          <table:table-cell table:style-name="ce33" table:formula="of:=[.E35]" office:value-type="float" office:value="0.7" calcext:value-type="float">
            <text:p>0.7000</text:p>
          </table:table-cell>
          <table:table-cell table:number-columns-repeated="1014"/>
        </table:table-row>
        <table:table-row table:style-name="ro1">
          <table:table-cell office:value-type="float" office:value="859.6" calcext:value-type="float">
            <text:p>859.60</text:p>
          </table:table-cell>
          <table:table-cell office:value-type="float" office:value="345.7" calcext:value-type="float">
            <text:p>345.7000</text:p>
          </table:table-cell>
          <table:table-cell office:value-type="float" office:value="15.9" calcext:value-type="float">
            <text:p>15.9000</text:p>
          </table:table-cell>
          <table:table-cell office:value-type="float" office:value="14.47" calcext:value-type="float">
            <text:p>14.4700</text:p>
          </table:table-cell>
          <table:table-cell table:style-name="ce33" office:value-type="float" office:value="0.67" calcext:value-type="float">
            <text:p>0.6700</text:p>
          </table:table-cell>
          <table:table-cell/>
          <table:table-cell table:style-name="ce33" table:formula="of:=([.A36]*0.001)*([.A36]*0.001)" office:value-type="float" office:value="0.73891216" calcext:value-type="float">
            <text:p>0.7389</text:p>
          </table:table-cell>
          <table:table-cell table:style-name="ce33" table:formula="of:=[.D36]" office:value-type="float" office:value="14.47" calcext:value-type="float">
            <text:p>14.4700</text:p>
          </table:table-cell>
          <table:table-cell table:style-name="ce33" table:formula="of:=[.E36]" office:value-type="float" office:value="0.67" calcext:value-type="float">
            <text:p>0.6700</text:p>
          </table:table-cell>
          <table:table-cell table:style-name="ce33" table:formula="of:=[.E36]" office:value-type="float" office:value="0.67" calcext:value-type="float">
            <text:p>0.6700</text:p>
          </table:table-cell>
          <table:table-cell table:number-columns-repeated="1014"/>
        </table:table-row>
        <table:table-row table:style-name="ro1">
          <table:table-cell office:value-type="float" office:value="869.5" calcext:value-type="float">
            <text:p>869.50</text:p>
          </table:table-cell>
          <table:table-cell office:value-type="float" office:value="260.7" calcext:value-type="float">
            <text:p>260.7000</text:p>
          </table:table-cell>
          <table:table-cell office:value-type="float" office:value="10.7" calcext:value-type="float">
            <text:p>10.7000</text:p>
          </table:table-cell>
          <table:table-cell office:value-type="float" office:value="11.1" calcext:value-type="float">
            <text:p>11.1000</text:p>
          </table:table-cell>
          <table:table-cell table:style-name="ce33" office:value-type="float" office:value="0.46" calcext:value-type="float">
            <text:p>0.4600</text:p>
          </table:table-cell>
          <table:table-cell/>
          <table:table-cell table:style-name="ce33" table:formula="of:=([.A37]*0.001)*([.A37]*0.001)" office:value-type="float" office:value="0.75603025" calcext:value-type="float">
            <text:p>0.7560</text:p>
          </table:table-cell>
          <table:table-cell table:style-name="ce33" table:formula="of:=[.D37]" office:value-type="float" office:value="11.1" calcext:value-type="float">
            <text:p>11.1000</text:p>
          </table:table-cell>
          <table:table-cell table:style-name="ce33" table:formula="of:=[.E37]" office:value-type="float" office:value="0.46" calcext:value-type="float">
            <text:p>0.4600</text:p>
          </table:table-cell>
          <table:table-cell table:style-name="ce33" table:formula="of:=[.E37]" office:value-type="float" office:value="0.46" calcext:value-type="float">
            <text:p>0.4600</text:p>
          </table:table-cell>
          <table:table-cell table:number-columns-repeated="1014"/>
        </table:table-row>
        <table:table-row table:style-name="ro1">
          <table:table-cell office:value-type="float" office:value="879.84" calcext:value-type="float">
            <text:p>879.84</text:p>
          </table:table-cell>
          <table:table-cell office:value-type="float" office:value="233.6" calcext:value-type="float">
            <text:p>233.6000</text:p>
          </table:table-cell>
          <table:table-cell office:value-type="float" office:value="18.1" calcext:value-type="float">
            <text:p>18.1000</text:p>
          </table:table-cell>
          <table:table-cell office:value-type="float" office:value="10.13" calcext:value-type="float">
            <text:p>10.1300</text:p>
          </table:table-cell>
          <table:table-cell table:style-name="ce33" office:value-type="float" office:value="0.79" calcext:value-type="float">
            <text:p>0.7900</text:p>
          </table:table-cell>
          <table:table-cell/>
          <table:table-cell table:style-name="ce33" table:formula="of:=([.A38]*0.001)*([.A38]*0.001)" office:value-type="float" office:value="0.7741184256" calcext:value-type="float">
            <text:p>0.7741</text:p>
          </table:table-cell>
          <table:table-cell table:style-name="ce33" table:formula="of:=[.D38]" office:value-type="float" office:value="10.13" calcext:value-type="float">
            <text:p>10.1300</text:p>
          </table:table-cell>
          <table:table-cell table:style-name="ce33" table:formula="of:=[.E38]" office:value-type="float" office:value="0.79" calcext:value-type="float">
            <text:p>0.7900</text:p>
          </table:table-cell>
          <table:table-cell table:style-name="ce33" table:formula="of:=[.E38]" office:value-type="float" office:value="0.79" calcext:value-type="float">
            <text:p>0.7900</text:p>
          </table:table-cell>
          <table:table-cell table:number-columns-repeated="1014"/>
        </table:table-row>
        <table:table-row table:style-name="ro1">
          <table:table-cell office:value-type="float" office:value="889.72" calcext:value-type="float">
            <text:p>889.72</text:p>
          </table:table-cell>
          <table:table-cell office:value-type="float" office:value="191.1" calcext:value-type="float">
            <text:p>191.1000</text:p>
          </table:table-cell>
          <table:table-cell office:value-type="float" office:value="7.7" calcext:value-type="float">
            <text:p>7.7000</text:p>
          </table:table-cell>
          <table:table-cell office:value-type="float" office:value="8.44" calcext:value-type="float">
            <text:p>8.4400</text:p>
          </table:table-cell>
          <table:table-cell table:style-name="ce33" office:value-type="float" office:value="0.34" calcext:value-type="float">
            <text:p>0.3400</text:p>
          </table:table-cell>
          <table:table-cell/>
          <table:table-cell table:style-name="ce33" table:formula="of:=([.A39]*0.001)*([.A39]*0.001)" office:value-type="float" office:value="0.7916016784" calcext:value-type="float">
            <text:p>0.7916</text:p>
          </table:table-cell>
          <table:table-cell table:style-name="ce33" table:formula="of:=[.D39]" office:value-type="float" office:value="8.44" calcext:value-type="float">
            <text:p>8.4400</text:p>
          </table:table-cell>
          <table:table-cell table:style-name="ce33" table:formula="of:=[.E39]" office:value-type="float" office:value="0.34" calcext:value-type="float">
            <text:p>0.3400</text:p>
          </table:table-cell>
          <table:table-cell table:style-name="ce33" table:formula="of:=[.E39]" office:value-type="float" office:value="0.34" calcext:value-type="float">
            <text:p>0.3400</text:p>
          </table:table-cell>
          <table:table-cell table:number-columns-repeated="1014"/>
        </table:table-row>
        <table:table-row table:style-name="ro1">
          <table:table-cell office:value-type="float" office:value="900.04" calcext:value-type="float">
            <text:p>900.04</text:p>
          </table:table-cell>
          <table:table-cell office:value-type="float" office:value="172.1" calcext:value-type="float">
            <text:p>172.1000</text:p>
          </table:table-cell>
          <table:table-cell office:value-type="float" office:value="6.4" calcext:value-type="float">
            <text:p>6.4000</text:p>
          </table:table-cell>
          <table:table-cell office:value-type="float" office:value="7.74" calcext:value-type="float">
            <text:p>7.7400</text:p>
          </table:table-cell>
          <table:table-cell table:style-name="ce33" office:value-type="float" office:value="0.29" calcext:value-type="float">
            <text:p>0.2900</text:p>
          </table:table-cell>
          <table:table-cell/>
          <table:table-cell table:style-name="ce33" table:formula="of:=([.A40]*0.001)*([.A40]*0.001)" office:value-type="float" office:value="0.8100720016" calcext:value-type="float">
            <text:p>0.8101</text:p>
          </table:table-cell>
          <table:table-cell table:style-name="ce33" table:formula="of:=[.D40]" office:value-type="float" office:value="7.74" calcext:value-type="float">
            <text:p>7.7400</text:p>
          </table:table-cell>
          <table:table-cell table:style-name="ce33" table:formula="of:=[.E40]" office:value-type="float" office:value="0.29" calcext:value-type="float">
            <text:p>0.2900</text:p>
          </table:table-cell>
          <table:table-cell table:style-name="ce33" table:formula="of:=[.E40]" office:value-type="float" office:value="0.29" calcext:value-type="float">
            <text:p>0.2900</text:p>
          </table:table-cell>
          <table:table-cell table:number-columns-repeated="1014"/>
        </table:table-row>
        <table:table-row table:style-name="ro1">
          <table:table-cell office:value-type="float" office:value="910.02" calcext:value-type="float">
            <text:p>910.02</text:p>
          </table:table-cell>
          <table:table-cell office:value-type="float" office:value="149.1" calcext:value-type="float">
            <text:p>149.1000</text:p>
          </table:table-cell>
          <table:table-cell office:value-type="float" office:value="6.8" calcext:value-type="float">
            <text:p>6.8000</text:p>
          </table:table-cell>
          <table:table-cell office:value-type="float" office:value="6.82" calcext:value-type="float">
            <text:p>6.8200</text:p>
          </table:table-cell>
          <table:table-cell table:style-name="ce33" office:value-type="float" office:value="0.31" calcext:value-type="float">
            <text:p>0.3100</text:p>
          </table:table-cell>
          <table:table-cell/>
          <table:table-cell table:style-name="ce33" table:formula="of:=([.A41]*0.001)*([.A41]*0.001)" office:value-type="float" office:value="0.8281364004" calcext:value-type="float">
            <text:p>0.8281</text:p>
          </table:table-cell>
          <table:table-cell table:style-name="ce33" table:formula="of:=[.D41]" office:value-type="float" office:value="6.82" calcext:value-type="float">
            <text:p>6.8200</text:p>
          </table:table-cell>
          <table:table-cell table:style-name="ce33" table:formula="of:=[.E41]" office:value-type="float" office:value="0.31" calcext:value-type="float">
            <text:p>0.3100</text:p>
          </table:table-cell>
          <table:table-cell table:style-name="ce33" table:formula="of:=[.E41]" office:value-type="float" office:value="0.31" calcext:value-type="float">
            <text:p>0.3100</text:p>
          </table:table-cell>
          <table:table-cell table:number-columns-repeated="1014"/>
        </table:table-row>
        <table:table-row table:style-name="ro1">
          <table:table-cell office:value-type="float" office:value="919.56" calcext:value-type="float">
            <text:p>919.56</text:p>
          </table:table-cell>
          <table:table-cell office:value-type="float" office:value="129.7" calcext:value-type="float">
            <text:p>129.7000</text:p>
          </table:table-cell>
          <table:table-cell office:value-type="float" office:value="6.5" calcext:value-type="float">
            <text:p>6.5000</text:p>
          </table:table-cell>
          <table:table-cell office:value-type="float" office:value="6.03" calcext:value-type="float">
            <text:p>6.0300</text:p>
          </table:table-cell>
          <table:table-cell table:style-name="ce33" office:value-type="float" office:value="0.3" calcext:value-type="float">
            <text:p>0.3000</text:p>
          </table:table-cell>
          <table:table-cell/>
          <table:table-cell table:style-name="ce33" table:formula="of:=([.A42]*0.001)*([.A42]*0.001)" office:value-type="float" office:value="0.8455905936" calcext:value-type="float">
            <text:p>0.8456</text:p>
          </table:table-cell>
          <table:table-cell table:style-name="ce33" table:formula="of:=[.D42]" office:value-type="float" office:value="6.03" calcext:value-type="float">
            <text:p>6.0300</text:p>
          </table:table-cell>
          <table:table-cell table:style-name="ce33" table:formula="of:=[.E42]" office:value-type="float" office:value="0.3" calcext:value-type="float">
            <text:p>0.3000</text:p>
          </table:table-cell>
          <table:table-cell table:style-name="ce33" table:formula="of:=[.E42]" office:value-type="float" office:value="0.3" calcext:value-type="float">
            <text:p>0.3000</text:p>
          </table:table-cell>
          <table:table-cell table:number-columns-repeated="1014"/>
        </table:table-row>
        <table:table-row table:style-name="ro1">
          <table:table-cell office:value-type="float" office:value="930.11" calcext:value-type="float">
            <text:p>930.11</text:p>
          </table:table-cell>
          <table:table-cell office:value-type="float" office:value="120.3" calcext:value-type="float">
            <text:p>120.3000</text:p>
          </table:table-cell>
          <table:table-cell office:value-type="float" office:value="7.7" calcext:value-type="float">
            <text:p>7.7000</text:p>
          </table:table-cell>
          <table:table-cell office:value-type="float" office:value="5.7" calcext:value-type="float">
            <text:p>5.7000</text:p>
          </table:table-cell>
          <table:table-cell table:style-name="ce33" office:value-type="float" office:value="0.36" calcext:value-type="float">
            <text:p>0.3600</text:p>
          </table:table-cell>
          <table:table-cell/>
          <table:table-cell table:style-name="ce33" table:formula="of:=([.A43]*0.001)*([.A43]*0.001)" office:value-type="float" office:value="0.8651046121" calcext:value-type="float">
            <text:p>0.8651</text:p>
          </table:table-cell>
          <table:table-cell table:style-name="ce33" table:formula="of:=[.D43]" office:value-type="float" office:value="5.7" calcext:value-type="float">
            <text:p>5.7000</text:p>
          </table:table-cell>
          <table:table-cell table:style-name="ce33" table:formula="of:=[.E43]" office:value-type="float" office:value="0.36" calcext:value-type="float">
            <text:p>0.3600</text:p>
          </table:table-cell>
          <table:table-cell table:style-name="ce33" table:formula="of:=[.E43]" office:value-type="float" office:value="0.36" calcext:value-type="float">
            <text:p>0.3600</text:p>
          </table:table-cell>
          <table:table-cell table:number-columns-repeated="1014"/>
        </table:table-row>
        <table:table-row table:style-name="ro1">
          <table:table-cell office:value-type="float" office:value="942.19" calcext:value-type="float">
            <text:p>942.19</text:p>
          </table:table-cell>
          <table:table-cell office:value-type="float" office:value="106.8" calcext:value-type="float">
            <text:p>106.8000</text:p>
          </table:table-cell>
          <table:table-cell office:value-type="float" office:value="5.1" calcext:value-type="float">
            <text:p>5.1000</text:p>
          </table:table-cell>
          <table:table-cell office:value-type="float" office:value="5.16" calcext:value-type="float">
            <text:p>5.1600</text:p>
          </table:table-cell>
          <table:table-cell table:style-name="ce33" office:value-type="float" office:value="0.25" calcext:value-type="float">
            <text:p>0.2500</text:p>
          </table:table-cell>
          <table:table-cell/>
          <table:table-cell table:style-name="ce33" table:formula="of:=([.A44]*0.001)*([.A44]*0.001)" office:value-type="float" office:value="0.8877219961" calcext:value-type="float">
            <text:p>0.8877</text:p>
          </table:table-cell>
          <table:table-cell table:style-name="ce33" table:formula="of:=[.D44]" office:value-type="float" office:value="5.16" calcext:value-type="float">
            <text:p>5.1600</text:p>
          </table:table-cell>
          <table:table-cell table:style-name="ce33" table:formula="of:=[.E44]" office:value-type="float" office:value="0.25" calcext:value-type="float">
            <text:p>0.2500</text:p>
          </table:table-cell>
          <table:table-cell table:style-name="ce33" table:formula="of:=[.E44]" office:value-type="float" office:value="0.25" calcext:value-type="float">
            <text:p>0.2500</text:p>
          </table:table-cell>
          <table:table-cell table:number-columns-repeated="1014"/>
        </table:table-row>
        <table:table-row table:style-name="ro1">
          <table:table-cell office:value-type="float" office:value="951.84" calcext:value-type="float">
            <text:p>951.84</text:p>
          </table:table-cell>
          <table:table-cell office:value-type="float" office:value="92.9" calcext:value-type="float">
            <text:p>92.9000</text:p>
          </table:table-cell>
          <table:table-cell office:value-type="float" office:value="4.8" calcext:value-type="float">
            <text:p>4.8000</text:p>
          </table:table-cell>
          <table:table-cell office:value-type="float" office:value="4.56" calcext:value-type="float">
            <text:p>4.5600</text:p>
          </table:table-cell>
          <table:table-cell table:style-name="ce33" office:value-type="float" office:value="0.23" calcext:value-type="float">
            <text:p>0.2300</text:p>
          </table:table-cell>
          <table:table-cell/>
          <table:table-cell table:style-name="ce33" table:formula="of:=([.A45]*0.001)*([.A45]*0.001)" office:value-type="float" office:value="0.9059993856" calcext:value-type="float">
            <text:p>0.9060</text:p>
          </table:table-cell>
          <table:table-cell table:style-name="ce33" table:formula="of:=[.D45]" office:value-type="float" office:value="4.56" calcext:value-type="float">
            <text:p>4.5600</text:p>
          </table:table-cell>
          <table:table-cell table:style-name="ce33" table:formula="of:=[.E45]" office:value-type="float" office:value="0.23" calcext:value-type="float">
            <text:p>0.2300</text:p>
          </table:table-cell>
          <table:table-cell table:style-name="ce33" table:formula="of:=[.E45]" office:value-type="float" office:value="0.23" calcext:value-type="float">
            <text:p>0.2300</text:p>
          </table:table-cell>
          <table:table-cell table:number-columns-repeated="1014"/>
        </table:table-row>
        <table:table-row table:style-name="ro1">
          <table:table-cell office:value-type="float" office:value="961.52" calcext:value-type="float">
            <text:p>961.52</text:p>
          </table:table-cell>
          <table:table-cell office:value-type="float" office:value="86.2" calcext:value-type="float">
            <text:p>86.2000</text:p>
          </table:table-cell>
          <table:table-cell office:value-type="float" office:value="4.6" calcext:value-type="float">
            <text:p>4.6000</text:p>
          </table:table-cell>
          <table:table-cell office:value-type="float" office:value="4.29" calcext:value-type="float">
            <text:p>4.2900</text:p>
          </table:table-cell>
          <table:table-cell table:style-name="ce33" office:value-type="float" office:value="0.23" calcext:value-type="float">
            <text:p>0.2300</text:p>
          </table:table-cell>
          <table:table-cell/>
          <table:table-cell table:style-name="ce33" table:formula="of:=([.A46]*0.001)*([.A46]*0.001)" office:value-type="float" office:value="0.9245207104" calcext:value-type="float">
            <text:p>0.9245</text:p>
          </table:table-cell>
          <table:table-cell table:style-name="ce33" table:formula="of:=[.D46]" office:value-type="float" office:value="4.29" calcext:value-type="float">
            <text:p>4.2900</text:p>
          </table:table-cell>
          <table:table-cell table:style-name="ce33" table:formula="of:=[.E46]" office:value-type="float" office:value="0.23" calcext:value-type="float">
            <text:p>0.2300</text:p>
          </table:table-cell>
          <table:table-cell table:style-name="ce33" table:formula="of:=[.E46]" office:value-type="float" office:value="0.23" calcext:value-type="float">
            <text:p>0.2300</text:p>
          </table:table-cell>
          <table:table-cell table:number-columns-repeated="1014"/>
        </table:table-row>
        <table:table-row table:style-name="ro1" table:number-rows-repeated="2">
          <table:table-cell table:number-columns-repeated="4"/>
          <table:table-cell table:style-name="ce33"/>
          <table:table-cell table:number-columns-repeated="2"/>
          <table:table-cell table:style-name="ce33" table:number-columns-repeated="2"/>
          <table:table-cell table:number-columns-repeated="1015"/>
        </table:table-row>
        <table:table-row table:style-name="ro1" table:number-rows-repeated="41">
          <table:table-cell table:number-columns-repeated="1024"/>
        </table:table-row>
        <table:table-row table:style-name="ro1" table:number-rows-repeated="43">
          <table:table-cell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1" table:number-rows-repeated="10484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LOE" table:style-name="ta1">
        <table:table-column table:style-name="co10" table:default-cell-style-name="ce33"/>
        <table:table-column table:style-name="co11" table:default-cell-style-name="ce42"/>
        <table:table-column table:style-name="co12" table:default-cell-style-name="ce42"/>
        <table:table-column table:style-name="co2" table:number-columns-repeated="2" table:default-cell-style-name="ce42"/>
        <table:table-column table:style-name="co13" table:default-cell-style-name="Default"/>
        <table:table-column table:style-name="co2" table:number-columns-repeated="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number-columns-repeated="1007" table:default-cell-style-name="Default"/>
        <table:table-row table:style-name="ro5">
          <table:table-cell table:style-name="ce8" office:value-type="string" calcext:value-type="string" table:number-columns-spanned="9" table:number-rows-spanned="1">
            <text:p>2009-PL-B670-285_Ambrosino</text:p>
          </table:table-cell>
          <table:covered-table-cell table:number-columns-repeated="4"/>
          <table:covered-table-cell table:number-columns-repeated="4" table:style-name="ce36"/>
          <table:table-cell/>
          <table:table-cell table:style-name="ce33"/>
          <table:table-cell table:style-name="ce37" table:number-columns-repeated="1013"/>
        </table:table-row>
        <table:table-row table:style-name="ro5">
          <table:table-cell table:style-name="ce9" office:value-type="string" calcext:value-type="string" table:number-columns-spanned="9" table:number-rows-spanned="1">
            <text:p>e+e- -&gt; pi+pi-,KLOE</text:p>
          </table:table-cell>
          <table:covered-table-cell table:number-columns-repeated="4"/>
          <table:covered-table-cell table:number-columns-repeated="4" table:style-name="ce36"/>
          <table:table-cell/>
          <table:table-cell table:style-name="ce33"/>
          <table:table-cell table:style-name="ce37" table:number-columns-repeated="1013"/>
        </table:table-row>
        <table:table-row table:style-name="ro6">
          <table:table-cell table:style-name="ce51" office:value-type="string" calcext:value-type="string">
            <text:p>M_PiPi^2 [GeV^2]</text:p>
          </table:table-cell>
          <table:table-cell table:style-name="ce51" office:value-type="string" calcext:value-type="string">
            <text:p>Sigma_bare [nb]</text:p>
          </table:table-cell>
          <table:table-cell table:style-name="ce51" office:value-type="string" calcext:value-type="string">
            <text:p>err. sigma_bare</text:p>
          </table:table-cell>
          <table:table-cell table:style-name="ce51" office:value-type="string" calcext:value-type="string">
            <text:p>F_pi^2</text:p>
          </table:table-cell>
          <table:table-cell table:style-name="ce51" office:value-type="string" calcext:value-type="string">
            <text:p>err. F_pi^2</text:p>
          </table:table-cell>
          <table:table-cell table:style-name="ce94"/>
          <table:table-cell table:style-name="ce51" office:value-type="string" calcext:value-type="string">
            <text:p>[GeV^2]</text:p>
          </table:table-cell>
          <table:table-cell table:style-name="ce94" office:value-type="string" calcext:value-type="string">
            <text:p>|F_pi|</text:p>
          </table:table-cell>
          <table:table-cell table:style-name="ce94" office:value-type="string" calcext:value-type="string">
            <text:p>err. |F_pi|</text:p>
          </table:table-cell>
          <table:table-cell table:style-name="ce36"/>
          <table:table-cell table:style-name="ce42" office:value-type="string" calcext:value-type="string">
            <text:p>F_pi^2</text:p>
          </table:table-cell>
          <table:table-cell table:style-name="ce36" office:value-type="string" calcext:value-type="string">
            <text:p>err. F_pi^2</text:p>
          </table:table-cell>
          <table:table-cell table:style-name="ce36" table:number-columns-repeated="1012"/>
        </table:table-row>
        <table:table-row table:style-name="ro1">
          <table:table-cell office:value-type="float" office:value="0.355" calcext:value-type="float">
            <text:p>0.3550</text:p>
          </table:table-cell>
          <table:table-cell office:value-type="float" office:value="309" calcext:value-type="float">
            <text:p>309.0000</text:p>
          </table:table-cell>
          <table:table-cell office:value-type="float" office:value="4" calcext:value-type="float">
            <text:p>4.0000</text:p>
          </table:table-cell>
          <table:table-cell office:value-type="float" office:value="7.35" calcext:value-type="float">
            <text:p>7.3500</text:p>
          </table:table-cell>
          <table:table-cell office:value-type="float" office:value="0.11" calcext:value-type="float">
            <text:p>0.1100</text:p>
          </table:table-cell>
          <table:table-cell/>
          <table:table-cell table:style-name="ce39" table:formula="of:=[.A4]" office:value-type="float" office:value="0.355" calcext:value-type="float">
            <text:p>0.3550</text:p>
          </table:table-cell>
          <table:table-cell table:style-name="ce39" table:formula="of:=SQRT([.D4])" office:value-type="float" office:value="2.71108834234519" calcext:value-type="float">
            <text:p>2.7111</text:p>
          </table:table-cell>
          <table:table-cell table:style-name="ce39" table:formula="of:=0.5*[.E4]/SQRT([.D4])" office:value-type="float" office:value="0.0202870556229912" calcext:value-type="float">
            <text:p>0.0203</text:p>
          </table:table-cell>
          <table:table-cell table:number-columns-repeated="1015"/>
        </table:table-row>
        <table:table-row table:style-name="ro1">
          <table:table-cell office:value-type="float" office:value="0.365" calcext:value-type="float">
            <text:p>0.3650</text:p>
          </table:table-cell>
          <table:table-cell office:value-type="float" office:value="335" calcext:value-type="float">
            <text:p>335.0000</text:p>
          </table:table-cell>
          <table:table-cell office:value-type="float" office:value="4" calcext:value-type="float">
            <text:p>4.0000</text:p>
          </table:table-cell>
          <table:table-cell office:value-type="float" office:value="8.09" calcext:value-type="float">
            <text:p>8.0900</text:p>
          </table:table-cell>
          <table:table-cell office:value-type="float" office:value="0.11" calcext:value-type="float">
            <text:p>0.1100</text:p>
          </table:table-cell>
          <table:table-cell/>
          <table:table-cell table:style-name="ce39" table:formula="of:=[.A5]" office:value-type="float" office:value="0.365" calcext:value-type="float">
            <text:p>0.3650</text:p>
          </table:table-cell>
          <table:table-cell table:style-name="ce39" table:formula="of:=SQRT([.D5])" office:value-type="float" office:value="2.84429253066558" calcext:value-type="float">
            <text:p>2.8443</text:p>
          </table:table-cell>
          <table:table-cell table:style-name="ce39" table:formula="of:=0.5*[.E5]/SQRT([.D5])" office:value-type="float" office:value="0.0193369702332023" calcext:value-type="float">
            <text:p>0.0193</text:p>
          </table:table-cell>
          <table:table-cell table:number-columns-repeated="1015"/>
        </table:table-row>
        <table:table-row table:style-name="ro1">
          <table:table-cell office:value-type="float" office:value="0.375" calcext:value-type="float">
            <text:p>0.3750</text:p>
          </table:table-cell>
          <table:table-cell office:value-type="float" office:value="354" calcext:value-type="float">
            <text:p>354.0000</text:p>
          </table:table-cell>
          <table:table-cell office:value-type="float" office:value="4" calcext:value-type="float">
            <text:p>4.0000</text:p>
          </table:table-cell>
          <table:table-cell office:value-type="float" office:value="8.68" calcext:value-type="float">
            <text:p>8.6800</text:p>
          </table:table-cell>
          <table:table-cell office:value-type="float" office:value="0.11" calcext:value-type="float">
            <text:p>0.1100</text:p>
          </table:table-cell>
          <table:table-cell/>
          <table:table-cell table:style-name="ce39" table:formula="of:=[.A6]" office:value-type="float" office:value="0.375" calcext:value-type="float">
            <text:p>0.3750</text:p>
          </table:table-cell>
          <table:table-cell table:style-name="ce39" table:formula="of:=SQRT([.D6])" office:value-type="float" office:value="2.94618397253125" calcext:value-type="float">
            <text:p>2.9462</text:p>
          </table:table-cell>
          <table:table-cell table:style-name="ce39" table:formula="of:=0.5*[.E6]/SQRT([.D6])" office:value-type="float" office:value="0.0186682164158086" calcext:value-type="float">
            <text:p>0.0187</text:p>
          </table:table-cell>
          <table:table-cell table:number-columns-repeated="1015"/>
        </table:table-row>
        <table:table-row table:style-name="ro1">
          <table:table-cell office:value-type="float" office:value="0.385" calcext:value-type="float">
            <text:p>0.3850</text:p>
          </table:table-cell>
          <table:table-cell office:value-type="float" office:value="380" calcext:value-type="float">
            <text:p>380.0000</text:p>
          </table:table-cell>
          <table:table-cell office:value-type="float" office:value="4" calcext:value-type="float">
            <text:p>4.0000</text:p>
          </table:table-cell>
          <table:table-cell office:value-type="float" office:value="9.45" calcext:value-type="float">
            <text:p>9.4500</text:p>
          </table:table-cell>
          <table:table-cell office:value-type="float" office:value="0.11" calcext:value-type="float">
            <text:p>0.1100</text:p>
          </table:table-cell>
          <table:table-cell/>
          <table:table-cell table:style-name="ce39" table:formula="of:=[.A7]" office:value-type="float" office:value="0.385" calcext:value-type="float">
            <text:p>0.3850</text:p>
          </table:table-cell>
          <table:table-cell table:style-name="ce39" table:formula="of:=SQRT([.D7])" office:value-type="float" office:value="3.07408522978788" calcext:value-type="float">
            <text:p>3.0741</text:p>
          </table:table-cell>
          <table:table-cell table:style-name="ce39" table:formula="of:=0.5*[.E7]/SQRT([.D7])" office:value-type="float" office:value="0.0178915013373898" calcext:value-type="float">
            <text:p>0.0179</text:p>
          </table:table-cell>
          <table:table-cell table:number-columns-repeated="1015"/>
        </table:table-row>
        <table:table-row table:style-name="ro1">
          <table:table-cell office:value-type="float" office:value="0.395" calcext:value-type="float">
            <text:p>0.3950</text:p>
          </table:table-cell>
          <table:table-cell office:value-type="float" office:value="405" calcext:value-type="float">
            <text:p>405.0000</text:p>
          </table:table-cell>
          <table:table-cell office:value-type="float" office:value="4" calcext:value-type="float">
            <text:p>4.0000</text:p>
          </table:table-cell>
          <table:table-cell office:value-type="float" office:value="10.23" calcext:value-type="float">
            <text:p>10.2300</text:p>
          </table:table-cell>
          <table:table-cell office:value-type="float" office:value="0.11" calcext:value-type="float">
            <text:p>0.1100</text:p>
          </table:table-cell>
          <table:table-cell/>
          <table:table-cell table:style-name="ce39" table:formula="of:=[.A8]" office:value-type="float" office:value="0.395" calcext:value-type="float">
            <text:p>0.3950</text:p>
          </table:table-cell>
          <table:table-cell table:style-name="ce39" table:formula="of:=SQRT([.D8])" office:value-type="float" office:value="3.1984371183439" calcext:value-type="float">
            <text:p>3.1984</text:p>
          </table:table-cell>
          <table:table-cell table:style-name="ce39" table:formula="of:=0.5*[.E8]/SQRT([.D8])" office:value-type="float" office:value="0.0171958984857199" calcext:value-type="float">
            <text:p>0.0172</text:p>
          </table:table-cell>
          <table:table-cell table:number-columns-repeated="1015"/>
        </table:table-row>
        <table:table-row table:style-name="ro1">
          <table:table-cell office:value-type="float" office:value="0.405" calcext:value-type="float">
            <text:p>0.4050</text:p>
          </table:table-cell>
          <table:table-cell office:value-type="float" office:value="439" calcext:value-type="float">
            <text:p>439.0000</text:p>
          </table:table-cell>
          <table:table-cell office:value-type="float" office:value="4" calcext:value-type="float">
            <text:p>4.0000</text:p>
          </table:table-cell>
          <table:table-cell office:value-type="float" office:value="11.28" calcext:value-type="float">
            <text:p>11.2800</text:p>
          </table:table-cell>
          <table:table-cell office:value-type="float" office:value="0.11" calcext:value-type="float">
            <text:p>0.1100</text:p>
          </table:table-cell>
          <table:table-cell/>
          <table:table-cell table:style-name="ce39" table:formula="of:=[.A9]" office:value-type="float" office:value="0.405" calcext:value-type="float">
            <text:p>0.4050</text:p>
          </table:table-cell>
          <table:table-cell table:style-name="ce39" table:formula="of:=SQRT([.D9])" office:value-type="float" office:value="3.35857112474933" calcext:value-type="float">
            <text:p>3.3586</text:p>
          </table:table-cell>
          <table:table-cell table:style-name="ce39" table:formula="of:=0.5*[.E9]/SQRT([.D9])" office:value-type="float" office:value="0.0163760116898239" calcext:value-type="float">
            <text:p>0.0164</text:p>
          </table:table-cell>
          <table:table-cell table:number-columns-repeated="1015"/>
        </table:table-row>
        <table:table-row table:style-name="ro1">
          <table:table-cell office:value-type="float" office:value="0.415" calcext:value-type="float">
            <text:p>0.4150</text:p>
          </table:table-cell>
          <table:table-cell office:value-type="float" office:value="472" calcext:value-type="float">
            <text:p>472.0000</text:p>
          </table:table-cell>
          <table:table-cell office:value-type="float" office:value="4" calcext:value-type="float">
            <text:p>4.0000</text:p>
          </table:table-cell>
          <table:table-cell office:value-type="float" office:value="12.3" calcext:value-type="float">
            <text:p>12.3000</text:p>
          </table:table-cell>
          <table:table-cell office:value-type="float" office:value="0.11" calcext:value-type="float">
            <text:p>0.1100</text:p>
          </table:table-cell>
          <table:table-cell/>
          <table:table-cell table:style-name="ce39" table:formula="of:=[.A10]" office:value-type="float" office:value="0.415" calcext:value-type="float">
            <text:p>0.4150</text:p>
          </table:table-cell>
          <table:table-cell table:style-name="ce39" table:formula="of:=SQRT([.D10])" office:value-type="float" office:value="3.50713558335004" calcext:value-type="float">
            <text:p>3.5071</text:p>
          </table:table-cell>
          <table:table-cell table:style-name="ce39" table:formula="of:=0.5*[.E10]/SQRT([.D10])" office:value-type="float" office:value="0.0156823135840855" calcext:value-type="float">
            <text:p>0.0157</text:p>
          </table:table-cell>
          <table:table-cell table:number-columns-repeated="1015"/>
        </table:table-row>
        <table:table-row table:style-name="ro1">
          <table:table-cell office:value-type="float" office:value="0.425" calcext:value-type="float">
            <text:p>0.4250</text:p>
          </table:table-cell>
          <table:table-cell office:value-type="float" office:value="511" calcext:value-type="float">
            <text:p>511.0000</text:p>
          </table:table-cell>
          <table:table-cell office:value-type="float" office:value="4" calcext:value-type="float">
            <text:p>4.0000</text:p>
          </table:table-cell>
          <table:table-cell office:value-type="float" office:value="13.51" calcext:value-type="float">
            <text:p>13.5100</text:p>
          </table:table-cell>
          <table:table-cell office:value-type="float" office:value="0.11" calcext:value-type="float">
            <text:p>0.1100</text:p>
          </table:table-cell>
          <table:table-cell/>
          <table:table-cell table:style-name="ce39" table:formula="of:=[.A11]" office:value-type="float" office:value="0.425" calcext:value-type="float">
            <text:p>0.4250</text:p>
          </table:table-cell>
          <table:table-cell table:style-name="ce39" table:formula="of:=SQRT([.D11])" office:value-type="float" office:value="3.67559518989782" calcext:value-type="float">
            <text:p>3.6756</text:p>
          </table:table-cell>
          <table:table-cell table:style-name="ce39" table:formula="of:=0.5*[.E11]/SQRT([.D11])" office:value-type="float" office:value="0.0149635629492509" calcext:value-type="float">
            <text:p>0.0150</text:p>
          </table:table-cell>
          <table:table-cell table:number-columns-repeated="1015"/>
        </table:table-row>
        <table:table-row table:style-name="ro1">
          <table:table-cell office:value-type="float" office:value="0.435" calcext:value-type="float">
            <text:p>0.4350</text:p>
          </table:table-cell>
          <table:table-cell office:value-type="float" office:value="548" calcext:value-type="float">
            <text:p>548.0000</text:p>
          </table:table-cell>
          <table:table-cell office:value-type="float" office:value="4" calcext:value-type="float">
            <text:p>4.0000</text:p>
          </table:table-cell>
          <table:table-cell office:value-type="float" office:value="14.7" calcext:value-type="float">
            <text:p>14.7000</text:p>
          </table:table-cell>
          <table:table-cell office:value-type="float" office:value="0.11" calcext:value-type="float">
            <text:p>0.1100</text:p>
          </table:table-cell>
          <table:table-cell/>
          <table:table-cell table:style-name="ce39" table:formula="of:=[.A12]" office:value-type="float" office:value="0.435" calcext:value-type="float">
            <text:p>0.4350</text:p>
          </table:table-cell>
          <table:table-cell table:style-name="ce39" table:formula="of:=SQRT([.D12])" office:value-type="float" office:value="3.83405790253616" calcext:value-type="float">
            <text:p>3.8341</text:p>
          </table:table-cell>
          <table:table-cell table:style-name="ce39" table:formula="of:=0.5*[.E12]/SQRT([.D12])" office:value-type="float" office:value="0.0143451146013258" calcext:value-type="float">
            <text:p>0.0143</text:p>
          </table:table-cell>
          <table:table-cell table:number-columns-repeated="1015"/>
        </table:table-row>
        <table:table-row table:style-name="ro1">
          <table:table-cell office:value-type="float" office:value="0.445" calcext:value-type="float">
            <text:p>0.4450</text:p>
          </table:table-cell>
          <table:table-cell office:value-type="float" office:value="592" calcext:value-type="float">
            <text:p>592.0000</text:p>
          </table:table-cell>
          <table:table-cell office:value-type="float" office:value="4" calcext:value-type="float">
            <text:p>4.0000</text:p>
          </table:table-cell>
          <table:table-cell office:value-type="float" office:value="16.13" calcext:value-type="float">
            <text:p>16.1300</text:p>
          </table:table-cell>
          <table:table-cell office:value-type="float" office:value="0.12" calcext:value-type="float">
            <text:p>0.1200</text:p>
          </table:table-cell>
          <table:table-cell/>
          <table:table-cell table:style-name="ce39" table:formula="of:=[.A13]" office:value-type="float" office:value="0.445" calcext:value-type="float">
            <text:p>0.4450</text:p>
          </table:table-cell>
          <table:table-cell table:style-name="ce39" table:formula="of:=SQRT([.D13])" office:value-type="float" office:value="4.01621712560464" calcext:value-type="float">
            <text:p>4.0162</text:p>
          </table:table-cell>
          <table:table-cell table:style-name="ce39" table:formula="of:=0.5*[.E13]/SQRT([.D13])" office:value-type="float" office:value="0.0149394313413688" calcext:value-type="float">
            <text:p>0.0149</text:p>
          </table:table-cell>
          <table:table-cell table:number-columns-repeated="1015"/>
        </table:table-row>
        <table:table-row table:style-name="ro1">
          <table:table-cell office:value-type="float" office:value="0.455" calcext:value-type="float">
            <text:p>0.4550</text:p>
          </table:table-cell>
          <table:table-cell office:value-type="float" office:value="648" calcext:value-type="float">
            <text:p>648.0000</text:p>
          </table:table-cell>
          <table:table-cell office:value-type="float" office:value="4" calcext:value-type="float">
            <text:p>4.0000</text:p>
          </table:table-cell>
          <table:table-cell office:value-type="float" office:value="17.91" calcext:value-type="float">
            <text:p>17.9100</text:p>
          </table:table-cell>
          <table:table-cell office:value-type="float" office:value="0.12" calcext:value-type="float">
            <text:p>0.1200</text:p>
          </table:table-cell>
          <table:table-cell/>
          <table:table-cell table:style-name="ce39" table:formula="of:=[.A14]" office:value-type="float" office:value="0.455" calcext:value-type="float">
            <text:p>0.4550</text:p>
          </table:table-cell>
          <table:table-cell table:style-name="ce39" table:formula="of:=SQRT([.D14])" office:value-type="float" office:value="4.23202079389977" calcext:value-type="float">
            <text:p>4.2320</text:p>
          </table:table-cell>
          <table:table-cell table:style-name="ce39" table:formula="of:=0.5*[.E14]/SQRT([.D14])" office:value-type="float" office:value="0.0141776241001667" calcext:value-type="float">
            <text:p>0.0142</text:p>
          </table:table-cell>
          <table:table-cell table:number-columns-repeated="1015"/>
        </table:table-row>
        <table:table-row table:style-name="ro1">
          <table:table-cell office:value-type="float" office:value="0.465" calcext:value-type="float">
            <text:p>0.4650</text:p>
          </table:table-cell>
          <table:table-cell office:value-type="float" office:value="695" calcext:value-type="float">
            <text:p>695.0000</text:p>
          </table:table-cell>
          <table:table-cell office:value-type="float" office:value="4" calcext:value-type="float">
            <text:p>4.0000</text:p>
          </table:table-cell>
          <table:table-cell office:value-type="float" office:value="19.49" calcext:value-type="float">
            <text:p>19.4900</text:p>
          </table:table-cell>
          <table:table-cell office:value-type="float" office:value="0.12" calcext:value-type="float">
            <text:p>0.1200</text:p>
          </table:table-cell>
          <table:table-cell/>
          <table:table-cell table:style-name="ce39" table:formula="of:=[.A15]" office:value-type="float" office:value="0.465" calcext:value-type="float">
            <text:p>0.4650</text:p>
          </table:table-cell>
          <table:table-cell table:style-name="ce39" table:formula="of:=SQRT([.D15])" office:value-type="float" office:value="4.41474801092882" calcext:value-type="float">
            <text:p>4.4147</text:p>
          </table:table-cell>
          <table:table-cell table:style-name="ce39" table:formula="of:=0.5*[.E15]/SQRT([.D15])" office:value-type="float" office:value="0.0135908096796167" calcext:value-type="float">
            <text:p>0.0136</text:p>
          </table:table-cell>
          <table:table-cell table:number-columns-repeated="1015"/>
        </table:table-row>
        <table:table-row table:style-name="ro1">
          <table:table-cell office:value-type="float" office:value="0.475" calcext:value-type="float">
            <text:p>0.4750</text:p>
          </table:table-cell>
          <table:table-cell office:value-type="float" office:value="749" calcext:value-type="float">
            <text:p>749.0000</text:p>
          </table:table-cell>
          <table:table-cell office:value-type="float" office:value="4" calcext:value-type="float">
            <text:p>4.0000</text:p>
          </table:table-cell>
          <table:table-cell office:value-type="float" office:value="21.31" calcext:value-type="float">
            <text:p>21.3100</text:p>
          </table:table-cell>
          <table:table-cell office:value-type="float" office:value="0.13" calcext:value-type="float">
            <text:p>0.1300</text:p>
          </table:table-cell>
          <table:table-cell/>
          <table:table-cell table:style-name="ce39" table:formula="of:=[.A16]" office:value-type="float" office:value="0.475" calcext:value-type="float">
            <text:p>0.4750</text:p>
          </table:table-cell>
          <table:table-cell table:style-name="ce39" table:formula="of:=SQRT([.D16])" office:value-type="float" office:value="4.61627555503352" calcext:value-type="float">
            <text:p>4.6163</text:p>
          </table:table-cell>
          <table:table-cell table:style-name="ce39" table:formula="of:=0.5*[.E16]/SQRT([.D16])" office:value-type="float" office:value="0.0140806152546776" calcext:value-type="float">
            <text:p>0.0141</text:p>
          </table:table-cell>
          <table:table-cell table:number-columns-repeated="1015"/>
        </table:table-row>
        <table:table-row table:style-name="ro1">
          <table:table-cell office:value-type="float" office:value="0.485" calcext:value-type="float">
            <text:p>0.4850</text:p>
          </table:table-cell>
          <table:table-cell office:value-type="float" office:value="826" calcext:value-type="float">
            <text:p>826.0000</text:p>
          </table:table-cell>
          <table:table-cell office:value-type="float" office:value="5" calcext:value-type="float">
            <text:p>5.0000</text:p>
          </table:table-cell>
          <table:table-cell office:value-type="float" office:value="23.85" calcext:value-type="float">
            <text:p>23.8500</text:p>
          </table:table-cell>
          <table:table-cell office:value-type="float" office:value="0.13" calcext:value-type="float">
            <text:p>0.1300</text:p>
          </table:table-cell>
          <table:table-cell/>
          <table:table-cell table:style-name="ce39" table:formula="of:=[.A17]" office:value-type="float" office:value="0.485" calcext:value-type="float">
            <text:p>0.4850</text:p>
          </table:table-cell>
          <table:table-cell table:style-name="ce39" table:formula="of:=SQRT([.D17])" office:value-type="float" office:value="4.88364617882991" calcext:value-type="float">
            <text:p>4.8836</text:p>
          </table:table-cell>
          <table:table-cell table:style-name="ce39" table:formula="of:=0.5*[.E17]/SQRT([.D17])" office:value-type="float" office:value="0.0133097275314023" calcext:value-type="float">
            <text:p>0.0133</text:p>
          </table:table-cell>
          <table:table-cell table:number-columns-repeated="1015"/>
        </table:table-row>
        <table:table-row table:style-name="ro1">
          <table:table-cell office:value-type="float" office:value="0.495" calcext:value-type="float">
            <text:p>0.4950</text:p>
          </table:table-cell>
          <table:table-cell office:value-type="float" office:value="908" calcext:value-type="float">
            <text:p>908.0000</text:p>
          </table:table-cell>
          <table:table-cell office:value-type="float" office:value="5" calcext:value-type="float">
            <text:p>5.0000</text:p>
          </table:table-cell>
          <table:table-cell office:value-type="float" office:value="26.61" calcext:value-type="float">
            <text:p>26.6100</text:p>
          </table:table-cell>
          <table:table-cell office:value-type="float" office:value="0.14" calcext:value-type="float">
            <text:p>0.1400</text:p>
          </table:table-cell>
          <table:table-cell/>
          <table:table-cell table:style-name="ce39" table:formula="of:=[.A18]" office:value-type="float" office:value="0.495" calcext:value-type="float">
            <text:p>0.4950</text:p>
          </table:table-cell>
          <table:table-cell table:style-name="ce39" table:formula="of:=SQRT([.D18])" office:value-type="float" office:value="5.15848815061157" calcext:value-type="float">
            <text:p>5.1585</text:p>
          </table:table-cell>
          <table:table-cell table:style-name="ce39" table:formula="of:=0.5*[.E18]/SQRT([.D18])" office:value-type="float" office:value="0.0135698673635028" calcext:value-type="float">
            <text:p>0.0136</text:p>
          </table:table-cell>
          <table:table-cell table:number-columns-repeated="1015"/>
        </table:table-row>
        <table:table-row table:style-name="ro1">
          <table:table-cell office:value-type="float" office:value="0.505" calcext:value-type="float">
            <text:p>0.5050</text:p>
          </table:table-cell>
          <table:table-cell office:value-type="float" office:value="963" calcext:value-type="float">
            <text:p>963.0000</text:p>
          </table:table-cell>
          <table:table-cell office:value-type="float" office:value="5" calcext:value-type="float">
            <text:p>5.0000</text:p>
          </table:table-cell>
          <table:table-cell office:value-type="float" office:value="28.65" calcext:value-type="float">
            <text:p>28.6500</text:p>
          </table:table-cell>
          <table:table-cell office:value-type="float" office:value="0.14" calcext:value-type="float">
            <text:p>0.1400</text:p>
          </table:table-cell>
          <table:table-cell/>
          <table:table-cell table:style-name="ce39" table:formula="of:=[.A19]" office:value-type="float" office:value="0.505" calcext:value-type="float">
            <text:p>0.5050</text:p>
          </table:table-cell>
          <table:table-cell table:style-name="ce39" table:formula="of:=SQRT([.D19])" office:value-type="float" office:value="5.35256947642905" calcext:value-type="float">
            <text:p>5.3526</text:p>
          </table:table-cell>
          <table:table-cell table:style-name="ce39" table:formula="of:=0.5*[.E19]/SQRT([.D19])" office:value-type="float" office:value="0.0130778311815021" calcext:value-type="float">
            <text:p>0.0131</text:p>
          </table:table-cell>
          <table:table-cell table:number-columns-repeated="1015"/>
        </table:table-row>
        <table:table-row table:style-name="ro1">
          <table:table-cell office:value-type="float" office:value="0.515" calcext:value-type="float">
            <text:p>0.5150</text:p>
          </table:table-cell>
          <table:table-cell office:value-type="float" office:value="1035" calcext:value-type="float">
            <text:p>1035.0000</text:p>
          </table:table-cell>
          <table:table-cell office:value-type="float" office:value="5" calcext:value-type="float">
            <text:p>5.0000</text:p>
          </table:table-cell>
          <table:table-cell office:value-type="float" office:value="31.25" calcext:value-type="float">
            <text:p>31.2500</text:p>
          </table:table-cell>
          <table:table-cell office:value-type="float" office:value="0.15" calcext:value-type="float">
            <text:p>0.1500</text:p>
          </table:table-cell>
          <table:table-cell/>
          <table:table-cell table:style-name="ce39" table:formula="of:=[.A20]" office:value-type="float" office:value="0.515" calcext:value-type="float">
            <text:p>0.5150</text:p>
          </table:table-cell>
          <table:table-cell table:style-name="ce39" table:formula="of:=SQRT([.D20])" office:value-type="float" office:value="5.59016994374947" calcext:value-type="float">
            <text:p>5.5902</text:p>
          </table:table-cell>
          <table:table-cell table:style-name="ce39" table:formula="of:=0.5*[.E20]/SQRT([.D20])" office:value-type="float" office:value="0.0134164078649987" calcext:value-type="float">
            <text:p>0.0134</text:p>
          </table:table-cell>
          <table:table-cell table:number-columns-repeated="1015"/>
        </table:table-row>
        <table:table-row table:style-name="ro1">
          <table:table-cell office:value-type="float" office:value="0.525" calcext:value-type="float">
            <text:p>0.5250</text:p>
          </table:table-cell>
          <table:table-cell office:value-type="float" office:value="1085" calcext:value-type="float">
            <text:p>1085.0000</text:p>
          </table:table-cell>
          <table:table-cell office:value-type="float" office:value="5" calcext:value-type="float">
            <text:p>5.0000</text:p>
          </table:table-cell>
          <table:table-cell office:value-type="float" office:value="33.25" calcext:value-type="float">
            <text:p>33.2500</text:p>
          </table:table-cell>
          <table:table-cell office:value-type="float" office:value="0.15" calcext:value-type="float">
            <text:p>0.1500</text:p>
          </table:table-cell>
          <table:table-cell/>
          <table:table-cell table:style-name="ce39" table:formula="of:=[.A21]" office:value-type="float" office:value="0.525" calcext:value-type="float">
            <text:p>0.5250</text:p>
          </table:table-cell>
          <table:table-cell table:style-name="ce39" table:formula="of:=SQRT([.D21])" office:value-type="float" office:value="5.7662812973354" calcext:value-type="float">
            <text:p>5.7663</text:p>
          </table:table-cell>
          <table:table-cell table:style-name="ce39" table:formula="of:=0.5*[.E21]/SQRT([.D21])" office:value-type="float" office:value="0.0130066495428618" calcext:value-type="float">
            <text:p>0.0130</text:p>
          </table:table-cell>
          <table:table-cell table:number-columns-repeated="1015"/>
        </table:table-row>
        <table:table-row table:style-name="ro1">
          <table:table-cell office:value-type="float" office:value="0.535" calcext:value-type="float">
            <text:p>0.5350</text:p>
          </table:table-cell>
          <table:table-cell office:value-type="float" office:value="1158" calcext:value-type="float">
            <text:p>1158.0000</text:p>
          </table:table-cell>
          <table:table-cell office:value-type="float" office:value="5" calcext:value-type="float">
            <text:p>5.0000</text:p>
          </table:table-cell>
          <table:table-cell office:value-type="float" office:value="36.05" calcext:value-type="float">
            <text:p>36.0500</text:p>
          </table:table-cell>
          <table:table-cell office:value-type="float" office:value="0.16" calcext:value-type="float">
            <text:p>0.1600</text:p>
          </table:table-cell>
          <table:table-cell/>
          <table:table-cell table:style-name="ce39" table:formula="of:=[.A22]" office:value-type="float" office:value="0.535" calcext:value-type="float">
            <text:p>0.5350</text:p>
          </table:table-cell>
          <table:table-cell table:style-name="ce39" table:formula="of:=SQRT([.D22])" office:value-type="float" office:value="6.00416522091123" calcext:value-type="float">
            <text:p>6.0042</text:p>
          </table:table-cell>
          <table:table-cell table:style-name="ce39" table:formula="of:=0.5*[.E22]/SQRT([.D22])" office:value-type="float" office:value="0.0133240837079861" calcext:value-type="float">
            <text:p>0.0133</text:p>
          </table:table-cell>
          <table:table-cell table:number-columns-repeated="1015"/>
        </table:table-row>
        <table:table-row table:style-name="ro1">
          <table:table-cell office:value-type="float" office:value="0.545" calcext:value-type="float">
            <text:p>0.5450</text:p>
          </table:table-cell>
          <table:table-cell office:value-type="float" office:value="1209" calcext:value-type="float">
            <text:p>1209.0000</text:p>
          </table:table-cell>
          <table:table-cell office:value-type="float" office:value="5" calcext:value-type="float">
            <text:p>5.0000</text:p>
          </table:table-cell>
          <table:table-cell office:value-type="float" office:value="38.22" calcext:value-type="float">
            <text:p>38.2200</text:p>
          </table:table-cell>
          <table:table-cell office:value-type="float" office:value="0.16" calcext:value-type="float">
            <text:p>0.1600</text:p>
          </table:table-cell>
          <table:table-cell/>
          <table:table-cell table:style-name="ce39" table:formula="of:=[.A23]" office:value-type="float" office:value="0.545" calcext:value-type="float">
            <text:p>0.5450</text:p>
          </table:table-cell>
          <table:table-cell table:style-name="ce39" table:formula="of:=SQRT([.D23])" office:value-type="float" office:value="6.18223260642949" calcext:value-type="float">
            <text:p>6.1822</text:p>
          </table:table-cell>
          <table:table-cell table:style-name="ce39" table:formula="of:=0.5*[.E23]/SQRT([.D23])" office:value-type="float" office:value="0.0129403089616525" calcext:value-type="float">
            <text:p>0.0129</text:p>
          </table:table-cell>
          <table:table-cell table:number-columns-repeated="1015"/>
        </table:table-row>
        <table:table-row table:style-name="ro1">
          <table:table-cell office:value-type="float" office:value="0.555" calcext:value-type="float">
            <text:p>0.5550</text:p>
          </table:table-cell>
          <table:table-cell office:value-type="float" office:value="1242" calcext:value-type="float">
            <text:p>1242.0000</text:p>
          </table:table-cell>
          <table:table-cell office:value-type="float" office:value="5" calcext:value-type="float">
            <text:p>5.0000</text:p>
          </table:table-cell>
          <table:table-cell office:value-type="float" office:value="39.88" calcext:value-type="float">
            <text:p>39.8800</text:p>
          </table:table-cell>
          <table:table-cell office:value-type="float" office:value="0.16" calcext:value-type="float">
            <text:p>0.1600</text:p>
          </table:table-cell>
          <table:table-cell/>
          <table:table-cell table:style-name="ce39" table:formula="of:=[.A24]" office:value-type="float" office:value="0.555" calcext:value-type="float">
            <text:p>0.5550</text:p>
          </table:table-cell>
          <table:table-cell table:style-name="ce39" table:formula="of:=SQRT([.D24])" office:value-type="float" office:value="6.31506136153878" calcext:value-type="float">
            <text:p>6.3151</text:p>
          </table:table-cell>
          <table:table-cell table:style-name="ce39" table:formula="of:=0.5*[.E24]/SQRT([.D24])" office:value-type="float" office:value="0.0126681271043907" calcext:value-type="float">
            <text:p>0.0127</text:p>
          </table:table-cell>
          <table:table-cell table:number-columns-repeated="1015"/>
        </table:table-row>
        <table:table-row table:style-name="ro1">
          <table:table-cell office:value-type="float" office:value="0.565" calcext:value-type="float">
            <text:p>0.5650</text:p>
          </table:table-cell>
          <table:table-cell office:value-type="float" office:value="1289" calcext:value-type="float">
            <text:p>1289.0000</text:p>
          </table:table-cell>
          <table:table-cell office:value-type="float" office:value="5" calcext:value-type="float">
            <text:p>5.0000</text:p>
          </table:table-cell>
          <table:table-cell office:value-type="float" office:value="42.06" calcext:value-type="float">
            <text:p>42.0600</text:p>
          </table:table-cell>
          <table:table-cell office:value-type="float" office:value="0.16" calcext:value-type="float">
            <text:p>0.1600</text:p>
          </table:table-cell>
          <table:table-cell/>
          <table:table-cell table:style-name="ce39" table:formula="of:=[.A25]" office:value-type="float" office:value="0.565" calcext:value-type="float">
            <text:p>0.5650</text:p>
          </table:table-cell>
          <table:table-cell table:style-name="ce39" table:formula="of:=SQRT([.D25])" office:value-type="float" office:value="6.48536814683639" calcext:value-type="float">
            <text:p>6.4854</text:p>
          </table:table-cell>
          <table:table-cell table:style-name="ce39" table:formula="of:=0.5*[.E25]/SQRT([.D25])" office:value-type="float" office:value="0.0123354600985951" calcext:value-type="float">
            <text:p>0.0123</text:p>
          </table:table-cell>
          <table:table-cell table:number-columns-repeated="1015"/>
        </table:table-row>
        <table:table-row table:style-name="ro1">
          <table:table-cell office:value-type="float" office:value="0.575" calcext:value-type="float">
            <text:p>0.5750</text:p>
          </table:table-cell>
          <table:table-cell office:value-type="float" office:value="1276" calcext:value-type="float">
            <text:p>1276.0000</text:p>
          </table:table-cell>
          <table:table-cell office:value-type="float" office:value="5" calcext:value-type="float">
            <text:p>5.0000</text:p>
          </table:table-cell>
          <table:table-cell office:value-type="float" office:value="42.27" calcext:value-type="float">
            <text:p>42.2700</text:p>
          </table:table-cell>
          <table:table-cell office:value-type="float" office:value="0.16" calcext:value-type="float">
            <text:p>0.1600</text:p>
          </table:table-cell>
          <table:table-cell/>
          <table:table-cell table:style-name="ce39" table:formula="of:=[.A26]" office:value-type="float" office:value="0.575" calcext:value-type="float">
            <text:p>0.5750</text:p>
          </table:table-cell>
          <table:table-cell table:style-name="ce39" table:formula="of:=SQRT([.D26])" office:value-type="float" office:value="6.50153827951509" calcext:value-type="float">
            <text:p>6.5015</text:p>
          </table:table-cell>
          <table:table-cell table:style-name="ce39" table:formula="of:=0.5*[.E26]/SQRT([.D26])" office:value-type="float" office:value="0.0123047802782401" calcext:value-type="float">
            <text:p>0.0123</text:p>
          </table:table-cell>
          <table:table-cell table:number-columns-repeated="1015"/>
        </table:table-row>
        <table:table-row table:style-name="ro1">
          <table:table-cell office:value-type="float" office:value="0.585" calcext:value-type="float">
            <text:p>0.5850</text:p>
          </table:table-cell>
          <table:table-cell office:value-type="float" office:value="1285" calcext:value-type="float">
            <text:p>1285.0000</text:p>
          </table:table-cell>
          <table:table-cell office:value-type="float" office:value="5" calcext:value-type="float">
            <text:p>5.0000</text:p>
          </table:table-cell>
          <table:table-cell office:value-type="float" office:value="43.18" calcext:value-type="float">
            <text:p>43.1800</text:p>
          </table:table-cell>
          <table:table-cell office:value-type="float" office:value="0.16" calcext:value-type="float">
            <text:p>0.1600</text:p>
          </table:table-cell>
          <table:table-cell/>
          <table:table-cell table:style-name="ce39" table:formula="of:=[.A27]" office:value-type="float" office:value="0.585" calcext:value-type="float">
            <text:p>0.5850</text:p>
          </table:table-cell>
          <table:table-cell table:style-name="ce39" table:formula="of:=SQRT([.D27])" office:value-type="float" office:value="6.57114906237866" calcext:value-type="float">
            <text:p>6.5711</text:p>
          </table:table-cell>
          <table:table-cell table:style-name="ce39" table:formula="of:=0.5*[.E27]/SQRT([.D27])" office:value-type="float" office:value="0.0121744308705487" calcext:value-type="float">
            <text:p>0.0122</text:p>
          </table:table-cell>
          <table:table-cell table:number-columns-repeated="1015"/>
        </table:table-row>
        <table:table-row table:style-name="ro1">
          <table:table-cell office:value-type="float" office:value="0.595" calcext:value-type="float">
            <text:p>0.5950</text:p>
          </table:table-cell>
          <table:table-cell office:value-type="float" office:value="1282" calcext:value-type="float">
            <text:p>1282.0000</text:p>
          </table:table-cell>
          <table:table-cell office:value-type="float" office:value="5" calcext:value-type="float">
            <text:p>5.0000</text:p>
          </table:table-cell>
          <table:table-cell office:value-type="float" office:value="43.61" calcext:value-type="float">
            <text:p>43.6100</text:p>
          </table:table-cell>
          <table:table-cell office:value-type="float" office:value="0.16" calcext:value-type="float">
            <text:p>0.1600</text:p>
          </table:table-cell>
          <table:table-cell/>
          <table:table-cell table:style-name="ce39" table:formula="of:=[.A28]" office:value-type="float" office:value="0.595" calcext:value-type="float">
            <text:p>0.5950</text:p>
          </table:table-cell>
          <table:table-cell table:style-name="ce39" table:formula="of:=SQRT([.D28])" office:value-type="float" office:value="6.60378679243962" calcext:value-type="float">
            <text:p>6.6038</text:p>
          </table:table-cell>
          <table:table-cell table:style-name="ce39" table:formula="of:=0.5*[.E28]/SQRT([.D28])" office:value-type="float" office:value="0.012114261485787" calcext:value-type="float">
            <text:p>0.0121</text:p>
          </table:table-cell>
          <table:table-cell table:number-columns-repeated="1015"/>
        </table:table-row>
        <table:table-row table:style-name="ro1">
          <table:table-cell office:value-type="float" office:value="0.605" calcext:value-type="float">
            <text:p>0.6050</text:p>
          </table:table-cell>
          <table:table-cell office:value-type="float" office:value="1262" calcext:value-type="float">
            <text:p>1262.0000</text:p>
          </table:table-cell>
          <table:table-cell office:value-type="float" office:value="5" calcext:value-type="float">
            <text:p>5.0000</text:p>
          </table:table-cell>
          <table:table-cell office:value-type="float" office:value="43.37" calcext:value-type="float">
            <text:p>43.3700</text:p>
          </table:table-cell>
          <table:table-cell office:value-type="float" office:value="0.16" calcext:value-type="float">
            <text:p>0.1600</text:p>
          </table:table-cell>
          <table:table-cell/>
          <table:table-cell table:style-name="ce39" table:formula="of:=[.A29]" office:value-type="float" office:value="0.605" calcext:value-type="float">
            <text:p>0.6050</text:p>
          </table:table-cell>
          <table:table-cell table:style-name="ce39" table:formula="of:=SQRT([.D29])" office:value-type="float" office:value="6.58559033041078" calcext:value-type="float">
            <text:p>6.5856</text:p>
          </table:table-cell>
          <table:table-cell table:style-name="ce39" table:formula="of:=0.5*[.E29]/SQRT([.D29])" office:value-type="float" office:value="0.0121477340657796" calcext:value-type="float">
            <text:p>0.0121</text:p>
          </table:table-cell>
          <table:table-cell table:number-columns-repeated="1015"/>
        </table:table-row>
        <table:table-row table:style-name="ro1">
          <table:table-cell office:value-type="float" office:value="0.615" calcext:value-type="float">
            <text:p>0.6150</text:p>
          </table:table-cell>
          <table:table-cell office:value-type="float" office:value="898.1" calcext:value-type="float">
            <text:p>898.1000</text:p>
          </table:table-cell>
          <table:table-cell office:value-type="float" office:value="3.5" calcext:value-type="float">
            <text:p>3.5000</text:p>
          </table:table-cell>
          <table:table-cell office:value-type="float" office:value="33.03" calcext:value-type="float">
            <text:p>33.0300</text:p>
          </table:table-cell>
          <table:table-cell office:value-type="float" office:value="0.13" calcext:value-type="float">
            <text:p>0.1300</text:p>
          </table:table-cell>
          <table:table-cell/>
          <table:table-cell table:style-name="ce39" table:formula="of:=[.A30]" office:value-type="float" office:value="0.615" calcext:value-type="float">
            <text:p>0.6150</text:p>
          </table:table-cell>
          <table:table-cell table:style-name="ce39" table:formula="of:=SQRT([.D30])" office:value-type="float" office:value="5.74717321820041" calcext:value-type="float">
            <text:p>5.7472</text:p>
          </table:table-cell>
          <table:table-cell table:style-name="ce39" table:formula="of:=0.5*[.E30]/SQRT([.D30])" office:value-type="float" office:value="0.0113099079377241" calcext:value-type="float">
            <text:p>0.0113</text:p>
          </table:table-cell>
          <table:table-cell table:number-columns-repeated="1015"/>
        </table:table-row>
        <table:table-row table:style-name="ro1">
          <table:table-cell office:value-type="float" office:value="0.625" calcext:value-type="float">
            <text:p>0.6250</text:p>
          </table:table-cell>
          <table:table-cell office:value-type="float" office:value="801.7" calcext:value-type="float">
            <text:p>801.7000</text:p>
          </table:table-cell>
          <table:table-cell office:value-type="float" office:value="3.2" calcext:value-type="float">
            <text:p>3.2000</text:p>
          </table:table-cell>
          <table:table-cell office:value-type="float" office:value="29.84" calcext:value-type="float">
            <text:p>29.8400</text:p>
          </table:table-cell>
          <table:table-cell office:value-type="float" office:value="0.12" calcext:value-type="float">
            <text:p>0.1200</text:p>
          </table:table-cell>
          <table:table-cell/>
          <table:table-cell table:style-name="ce39" table:formula="of:=[.A31]" office:value-type="float" office:value="0.625" calcext:value-type="float">
            <text:p>0.6250</text:p>
          </table:table-cell>
          <table:table-cell table:style-name="ce39" table:formula="of:=SQRT([.D31])" office:value-type="float" office:value="5.46260011349907" calcext:value-type="float">
            <text:p>5.4626</text:p>
          </table:table-cell>
          <table:table-cell table:style-name="ce39" table:formula="of:=0.5*[.E31]/SQRT([.D31])" office:value-type="float" office:value="0.0109837803890732" calcext:value-type="float">
            <text:p>0.0110</text:p>
          </table:table-cell>
          <table:table-cell table:number-columns-repeated="1015"/>
        </table:table-row>
        <table:table-row table:style-name="ro1">
          <table:table-cell office:value-type="float" office:value="0.635" calcext:value-type="float">
            <text:p>0.6350</text:p>
          </table:table-cell>
          <table:table-cell office:value-type="float" office:value="785.7" calcext:value-type="float">
            <text:p>785.7000</text:p>
          </table:table-cell>
          <table:table-cell office:value-type="float" office:value="3.1" calcext:value-type="float">
            <text:p>3.1000</text:p>
          </table:table-cell>
          <table:table-cell office:value-type="float" office:value="29.31" calcext:value-type="float">
            <text:p>29.3100</text:p>
          </table:table-cell>
          <table:table-cell office:value-type="float" office:value="0.12" calcext:value-type="float">
            <text:p>0.1200</text:p>
          </table:table-cell>
          <table:table-cell/>
          <table:table-cell table:style-name="ce39" table:formula="of:=[.A32]" office:value-type="float" office:value="0.635" calcext:value-type="float">
            <text:p>0.6350</text:p>
          </table:table-cell>
          <table:table-cell table:style-name="ce39" table:formula="of:=SQRT([.D32])" office:value-type="float" office:value="5.41387107345567" calcext:value-type="float">
            <text:p>5.4139</text:p>
          </table:table-cell>
          <table:table-cell table:style-name="ce39" table:formula="of:=0.5*[.E32]/SQRT([.D32])" office:value-type="float" office:value="0.0110826429344026" calcext:value-type="float">
            <text:p>0.0111</text:p>
          </table:table-cell>
          <table:table-cell table:number-columns-repeated="1015"/>
        </table:table-row>
        <table:table-row table:style-name="ro1">
          <table:table-cell office:value-type="float" office:value="0.645" calcext:value-type="float">
            <text:p>0.6450</text:p>
          </table:table-cell>
          <table:table-cell office:value-type="float" office:value="734.2" calcext:value-type="float">
            <text:p>734.2000</text:p>
          </table:table-cell>
          <table:table-cell office:value-type="float" office:value="2.9" calcext:value-type="float">
            <text:p>2.9000</text:p>
          </table:table-cell>
          <table:table-cell office:value-type="float" office:value="27.57" calcext:value-type="float">
            <text:p>27.5700</text:p>
          </table:table-cell>
          <table:table-cell office:value-type="float" office:value="0.11" calcext:value-type="float">
            <text:p>0.1100</text:p>
          </table:table-cell>
          <table:table-cell/>
          <table:table-cell table:style-name="ce39" table:formula="of:=[.A33]" office:value-type="float" office:value="0.645" calcext:value-type="float">
            <text:p>0.6450</text:p>
          </table:table-cell>
          <table:table-cell table:style-name="ce39" table:formula="of:=SQRT([.D33])" office:value-type="float" office:value="5.25071423713003" calcext:value-type="float">
            <text:p>5.2507</text:p>
          </table:table-cell>
          <table:table-cell table:style-name="ce39" table:formula="of:=0.5*[.E33]/SQRT([.D33])" office:value-type="float" office:value="0.010474765434971" calcext:value-type="float">
            <text:p>0.0105</text:p>
          </table:table-cell>
          <table:table-cell table:number-columns-repeated="1015"/>
        </table:table-row>
        <table:table-row table:style-name="ro1">
          <table:table-cell office:value-type="float" office:value="0.655" calcext:value-type="float">
            <text:p>0.6550</text:p>
          </table:table-cell>
          <table:table-cell office:value-type="float" office:value="683.8" calcext:value-type="float">
            <text:p>683.8000</text:p>
          </table:table-cell>
          <table:table-cell office:value-type="float" office:value="2.7" calcext:value-type="float">
            <text:p>2.7000</text:p>
          </table:table-cell>
          <table:table-cell office:value-type="float" office:value="25.9" calcext:value-type="float">
            <text:p>25.9000</text:p>
          </table:table-cell>
          <table:table-cell office:value-type="float" office:value="0.1" calcext:value-type="float">
            <text:p>0.1000</text:p>
          </table:table-cell>
          <table:table-cell/>
          <table:table-cell table:style-name="ce39" table:formula="of:=[.A34]" office:value-type="float" office:value="0.655" calcext:value-type="float">
            <text:p>0.6550</text:p>
          </table:table-cell>
          <table:table-cell table:style-name="ce39" table:formula="of:=SQRT([.D34])" office:value-type="float" office:value="5.08920425999979" calcext:value-type="float">
            <text:p>5.0892</text:p>
          </table:table-cell>
          <table:table-cell table:style-name="ce39" table:formula="of:=0.5*[.E34]/SQRT([.D34])" office:value-type="float" office:value="0.00982471864864824" calcext:value-type="float">
            <text:p>0.0098</text:p>
          </table:table-cell>
          <table:table-cell table:number-columns-repeated="1015"/>
        </table:table-row>
        <table:table-row table:style-name="ro1">
          <table:table-cell office:value-type="float" office:value="0.665" calcext:value-type="float">
            <text:p>0.6650</text:p>
          </table:table-cell>
          <table:table-cell office:value-type="float" office:value="626.9" calcext:value-type="float">
            <text:p>626.9000</text:p>
          </table:table-cell>
          <table:table-cell office:value-type="float" office:value="2.5" calcext:value-type="float">
            <text:p>2.5000</text:p>
          </table:table-cell>
          <table:table-cell office:value-type="float" office:value="23.98" calcext:value-type="float">
            <text:p>23.9800</text:p>
          </table:table-cell>
          <table:table-cell office:value-type="float" office:value="0.1" calcext:value-type="float">
            <text:p>0.1000</text:p>
          </table:table-cell>
          <table:table-cell/>
          <table:table-cell table:style-name="ce39" table:formula="of:=[.A35]" office:value-type="float" office:value="0.665" calcext:value-type="float">
            <text:p>0.6650</text:p>
          </table:table-cell>
          <table:table-cell table:style-name="ce39" table:formula="of:=SQRT([.D35])" office:value-type="float" office:value="4.89693781867812" calcext:value-type="float">
            <text:p>4.8969</text:p>
          </table:table-cell>
          <table:table-cell table:style-name="ce39" table:formula="of:=0.5*[.E35]/SQRT([.D35])" office:value-type="float" office:value="0.0102104625076691" calcext:value-type="float">
            <text:p>0.0102</text:p>
          </table:table-cell>
          <table:table-cell table:number-columns-repeated="1015"/>
        </table:table-row>
        <table:table-row table:style-name="ro1">
          <table:table-cell office:value-type="float" office:value="0.675" calcext:value-type="float">
            <text:p>0.6750</text:p>
          </table:table-cell>
          <table:table-cell office:value-type="float" office:value="573.5" calcext:value-type="float">
            <text:p>573.5000</text:p>
          </table:table-cell>
          <table:table-cell office:value-type="float" office:value="2.4" calcext:value-type="float">
            <text:p>2.4000</text:p>
          </table:table-cell>
          <table:table-cell office:value-type="float" office:value="22.16" calcext:value-type="float">
            <text:p>22.1600</text:p>
          </table:table-cell>
          <table:table-cell office:value-type="float" office:value="0.09" calcext:value-type="float">
            <text:p>0.0900</text:p>
          </table:table-cell>
          <table:table-cell/>
          <table:table-cell table:style-name="ce39" table:formula="of:=[.A36]" office:value-type="float" office:value="0.675" calcext:value-type="float">
            <text:p>0.6750</text:p>
          </table:table-cell>
          <table:table-cell table:style-name="ce39" table:formula="of:=SQRT([.D36])" office:value-type="float" office:value="4.70744091837593" calcext:value-type="float">
            <text:p>4.7074</text:p>
          </table:table-cell>
          <table:table-cell table:style-name="ce39" table:formula="of:=0.5*[.E36]/SQRT([.D36])" office:value-type="float" office:value="0.00955933399489697" calcext:value-type="float">
            <text:p>0.0096</text:p>
          </table:table-cell>
          <table:table-cell table:number-columns-repeated="1015"/>
        </table:table-row>
        <table:table-row table:style-name="ro1">
          <table:table-cell office:value-type="float" office:value="0.685" calcext:value-type="float">
            <text:p>0.6850</text:p>
          </table:table-cell>
          <table:table-cell office:value-type="float" office:value="520.8" calcext:value-type="float">
            <text:p>520.8000</text:p>
          </table:table-cell>
          <table:table-cell office:value-type="float" office:value="2.2" calcext:value-type="float">
            <text:p>2.2000</text:p>
          </table:table-cell>
          <table:table-cell office:value-type="float" office:value="20.33" calcext:value-type="float">
            <text:p>20.3300</text:p>
          </table:table-cell>
          <table:table-cell office:value-type="float" office:value="0.09" calcext:value-type="float">
            <text:p>0.0900</text:p>
          </table:table-cell>
          <table:table-cell/>
          <table:table-cell table:style-name="ce39" table:formula="of:=[.A37]" office:value-type="float" office:value="0.685" calcext:value-type="float">
            <text:p>0.6850</text:p>
          </table:table-cell>
          <table:table-cell table:style-name="ce39" table:formula="of:=SQRT([.D37])" office:value-type="float" office:value="4.5088801270382" calcext:value-type="float">
            <text:p>4.5089</text:p>
          </table:table-cell>
          <table:table-cell table:style-name="ce39" table:formula="of:=0.5*[.E37]/SQRT([.D37])" office:value-type="float" office:value="0.00998030524922375" calcext:value-type="float">
            <text:p>0.0100</text:p>
          </table:table-cell>
          <table:table-cell table:number-columns-repeated="1015"/>
        </table:table-row>
        <table:table-row table:style-name="ro1">
          <table:table-cell office:value-type="float" office:value="0.695" calcext:value-type="float">
            <text:p>0.6950</text:p>
          </table:table-cell>
          <table:table-cell office:value-type="float" office:value="476" calcext:value-type="float">
            <text:p>476.0000</text:p>
          </table:table-cell>
          <table:table-cell office:value-type="float" office:value="2" calcext:value-type="float">
            <text:p>2.0000</text:p>
          </table:table-cell>
          <table:table-cell office:value-type="float" office:value="18.78" calcext:value-type="float">
            <text:p>18.7800</text:p>
          </table:table-cell>
          <table:table-cell office:value-type="float" office:value="0.08" calcext:value-type="float">
            <text:p>0.0800</text:p>
          </table:table-cell>
          <table:table-cell/>
          <table:table-cell table:style-name="ce39" table:formula="of:=[.A38]" office:value-type="float" office:value="0.695" calcext:value-type="float">
            <text:p>0.6950</text:p>
          </table:table-cell>
          <table:table-cell table:style-name="ce39" table:formula="of:=SQRT([.D38])" office:value-type="float" office:value="4.33358973600409" calcext:value-type="float">
            <text:p>4.3336</text:p>
          </table:table-cell>
          <table:table-cell table:style-name="ce39" table:formula="of:=0.5*[.E38]/SQRT([.D38])" office:value-type="float" office:value="0.00923022307988092" calcext:value-type="float">
            <text:p>0.0092</text:p>
          </table:table-cell>
          <table:table-cell table:number-columns-repeated="1015"/>
        </table:table-row>
        <table:table-row table:style-name="ro1">
          <table:table-cell office:value-type="float" office:value="0.705" calcext:value-type="float">
            <text:p>0.7050</text:p>
          </table:table-cell>
          <table:table-cell office:value-type="float" office:value="435.8" calcext:value-type="float">
            <text:p>435.8000</text:p>
          </table:table-cell>
          <table:table-cell office:value-type="float" office:value="1.9" calcext:value-type="float">
            <text:p>1.9000</text:p>
          </table:table-cell>
          <table:table-cell office:value-type="float" office:value="17.38" calcext:value-type="float">
            <text:p>17.3800</text:p>
          </table:table-cell>
          <table:table-cell office:value-type="float" office:value="0.08" calcext:value-type="float">
            <text:p>0.0800</text:p>
          </table:table-cell>
          <table:table-cell/>
          <table:table-cell table:style-name="ce39" table:formula="of:=[.A39]" office:value-type="float" office:value="0.705" calcext:value-type="float">
            <text:p>0.7050</text:p>
          </table:table-cell>
          <table:table-cell table:style-name="ce39" table:formula="of:=SQRT([.D39])" office:value-type="float" office:value="4.16893271713517" calcext:value-type="float">
            <text:p>4.1689</text:p>
          </table:table-cell>
          <table:table-cell table:style-name="ce39" table:formula="of:=0.5*[.E39]/SQRT([.D39])" office:value-type="float" office:value="0.00959478185761834" calcext:value-type="float">
            <text:p>0.0096</text:p>
          </table:table-cell>
          <table:table-cell table:number-columns-repeated="1015"/>
        </table:table-row>
        <table:table-row table:style-name="ro1">
          <table:table-cell office:value-type="float" office:value="0.715" calcext:value-type="float">
            <text:p>0.7150</text:p>
          </table:table-cell>
          <table:table-cell office:value-type="float" office:value="389.5" calcext:value-type="float">
            <text:p>389.5000</text:p>
          </table:table-cell>
          <table:table-cell office:value-type="float" office:value="1.7" calcext:value-type="float">
            <text:p>1.7000</text:p>
          </table:table-cell>
          <table:table-cell office:value-type="float" office:value="15.7" calcext:value-type="float">
            <text:p>15.7000</text:p>
          </table:table-cell>
          <table:table-cell office:value-type="float" office:value="0.07" calcext:value-type="float">
            <text:p>0.0700</text:p>
          </table:table-cell>
          <table:table-cell/>
          <table:table-cell table:style-name="ce39" table:formula="of:=[.A40]" office:value-type="float" office:value="0.715" calcext:value-type="float">
            <text:p>0.7150</text:p>
          </table:table-cell>
          <table:table-cell table:style-name="ce39" table:formula="of:=SQRT([.D40])" office:value-type="float" office:value="3.96232255123179" calcext:value-type="float">
            <text:p>3.9623</text:p>
          </table:table-cell>
          <table:table-cell table:style-name="ce39" table:formula="of:=0.5*[.E40]/SQRT([.D40])" office:value-type="float" office:value="0.0088332031396887" calcext:value-type="float">
            <text:p>0.0088</text:p>
          </table:table-cell>
          <table:table-cell table:number-columns-repeated="1015"/>
        </table:table-row>
        <table:table-row table:style-name="ro1">
          <table:table-cell office:value-type="float" office:value="0.725" calcext:value-type="float">
            <text:p>0.7250</text:p>
          </table:table-cell>
          <table:table-cell office:value-type="float" office:value="360.7" calcext:value-type="float">
            <text:p>360.7000</text:p>
          </table:table-cell>
          <table:table-cell office:value-type="float" office:value="1.6" calcext:value-type="float">
            <text:p>1.6000</text:p>
          </table:table-cell>
          <table:table-cell office:value-type="float" office:value="14.69" calcext:value-type="float">
            <text:p>14.6900</text:p>
          </table:table-cell>
          <table:table-cell office:value-type="float" office:value="0.07" calcext:value-type="float">
            <text:p>0.0700</text:p>
          </table:table-cell>
          <table:table-cell/>
          <table:table-cell table:style-name="ce39" table:formula="of:=[.A41]" office:value-type="float" office:value="0.725" calcext:value-type="float">
            <text:p>0.7250</text:p>
          </table:table-cell>
          <table:table-cell table:style-name="ce39" table:formula="of:=SQRT([.D41])" office:value-type="float" office:value="3.83275357934736" calcext:value-type="float">
            <text:p>3.8328</text:p>
          </table:table-cell>
          <table:table-cell table:style-name="ce39" table:formula="of:=0.5*[.E41]/SQRT([.D41])" office:value-type="float" office:value="0.00913181587999712" calcext:value-type="float">
            <text:p>0.0091</text:p>
          </table:table-cell>
          <table:table-cell table:number-columns-repeated="1015"/>
        </table:table-row>
        <table:table-row table:style-name="ro1">
          <table:table-cell office:value-type="float" office:value="0.735" calcext:value-type="float">
            <text:p>0.7350</text:p>
          </table:table-cell>
          <table:table-cell office:value-type="float" office:value="331.1" calcext:value-type="float">
            <text:p>331.1000</text:p>
          </table:table-cell>
          <table:table-cell office:value-type="float" office:value="1.5" calcext:value-type="float">
            <text:p>1.5000</text:p>
          </table:table-cell>
          <table:table-cell office:value-type="float" office:value="13.63" calcext:value-type="float">
            <text:p>13.6300</text:p>
          </table:table-cell>
          <table:table-cell office:value-type="float" office:value="0.06" calcext:value-type="float">
            <text:p>0.0600</text:p>
          </table:table-cell>
          <table:table-cell/>
          <table:table-cell table:style-name="ce39" table:formula="of:=[.A42]" office:value-type="float" office:value="0.735" calcext:value-type="float">
            <text:p>0.7350</text:p>
          </table:table-cell>
          <table:table-cell table:style-name="ce39" table:formula="of:=SQRT([.D42])" office:value-type="float" office:value="3.69188298839495" calcext:value-type="float">
            <text:p>3.6919</text:p>
          </table:table-cell>
          <table:table-cell table:style-name="ce39" table:formula="of:=0.5*[.E42]/SQRT([.D42])" office:value-type="float" office:value="0.0081259346773183" calcext:value-type="float">
            <text:p>0.0081</text:p>
          </table:table-cell>
          <table:table-cell table:number-columns-repeated="1015"/>
        </table:table-row>
        <table:table-row table:style-name="ro1">
          <table:table-cell office:value-type="float" office:value="0.745" calcext:value-type="float">
            <text:p>0.7450</text:p>
          </table:table-cell>
          <table:table-cell office:value-type="float" office:value="302.6" calcext:value-type="float">
            <text:p>302.6000</text:p>
          </table:table-cell>
          <table:table-cell office:value-type="float" office:value="1.4" calcext:value-type="float">
            <text:p>1.4000</text:p>
          </table:table-cell>
          <table:table-cell office:value-type="float" office:value="12.6" calcext:value-type="float">
            <text:p>12.6000</text:p>
          </table:table-cell>
          <table:table-cell office:value-type="float" office:value="0.06" calcext:value-type="float">
            <text:p>0.0600</text:p>
          </table:table-cell>
          <table:table-cell/>
          <table:table-cell table:style-name="ce39" table:formula="of:=[.A43]" office:value-type="float" office:value="0.745" calcext:value-type="float">
            <text:p>0.7450</text:p>
          </table:table-cell>
          <table:table-cell table:style-name="ce39" table:formula="of:=SQRT([.D43])" office:value-type="float" office:value="3.54964786985977" calcext:value-type="float">
            <text:p>3.5496</text:p>
          </table:table-cell>
          <table:table-cell table:style-name="ce39" table:formula="of:=0.5*[.E43]/SQRT([.D43])" office:value-type="float" office:value="0.00845154254728516" calcext:value-type="float">
            <text:p>0.0085</text:p>
          </table:table-cell>
          <table:table-cell table:number-columns-repeated="1015"/>
        </table:table-row>
        <table:table-row table:style-name="ro1">
          <table:table-cell office:value-type="float" office:value="0.755" calcext:value-type="float">
            <text:p>0.7550</text:p>
          </table:table-cell>
          <table:table-cell office:value-type="float" office:value="276" calcext:value-type="float">
            <text:p>276.0000</text:p>
          </table:table-cell>
          <table:table-cell office:value-type="float" office:value="1.3" calcext:value-type="float">
            <text:p>1.3000</text:p>
          </table:table-cell>
          <table:table-cell office:value-type="float" office:value="11.63" calcext:value-type="float">
            <text:p>11.6300</text:p>
          </table:table-cell>
          <table:table-cell office:value-type="float" office:value="0.05" calcext:value-type="float">
            <text:p>0.0500</text:p>
          </table:table-cell>
          <table:table-cell/>
          <table:table-cell table:style-name="ce39" table:formula="of:=[.A44]" office:value-type="float" office:value="0.755" calcext:value-type="float">
            <text:p>0.7550</text:p>
          </table:table-cell>
          <table:table-cell table:style-name="ce39" table:formula="of:=SQRT([.D44])" office:value-type="float" office:value="3.41027858099599" calcext:value-type="float">
            <text:p>3.4103</text:p>
          </table:table-cell>
          <table:table-cell table:style-name="ce39" table:formula="of:=0.5*[.E44]/SQRT([.D44])" office:value-type="float" office:value="0.00733077940884778" calcext:value-type="float">
            <text:p>0.0073</text:p>
          </table:table-cell>
          <table:table-cell table:number-columns-repeated="1015"/>
        </table:table-row>
        <table:table-row table:style-name="ro1">
          <table:table-cell office:value-type="float" office:value="0.765" calcext:value-type="float">
            <text:p>0.7650</text:p>
          </table:table-cell>
          <table:table-cell office:value-type="float" office:value="251.4" calcext:value-type="float">
            <text:p>251.4000</text:p>
          </table:table-cell>
          <table:table-cell office:value-type="float" office:value="1.2" calcext:value-type="float">
            <text:p>1.2000</text:p>
          </table:table-cell>
          <table:table-cell office:value-type="float" office:value="10.7" calcext:value-type="float">
            <text:p>10.7000</text:p>
          </table:table-cell>
          <table:table-cell office:value-type="float" office:value="0.05" calcext:value-type="float">
            <text:p>0.0500</text:p>
          </table:table-cell>
          <table:table-cell/>
          <table:table-cell table:style-name="ce39" table:formula="of:=[.A45]" office:value-type="float" office:value="0.765" calcext:value-type="float">
            <text:p>0.7650</text:p>
          </table:table-cell>
          <table:table-cell table:style-name="ce39" table:formula="of:=SQRT([.D45])" office:value-type="float" office:value="3.27108544675922" calcext:value-type="float">
            <text:p>3.2711</text:p>
          </table:table-cell>
          <table:table-cell table:style-name="ce39" table:formula="of:=0.5*[.E45]/SQRT([.D45])" office:value-type="float" office:value="0.00764272300644679" calcext:value-type="float">
            <text:p>0.0076</text:p>
          </table:table-cell>
          <table:table-cell table:number-columns-repeated="1015"/>
        </table:table-row>
        <table:table-row table:style-name="ro1">
          <table:table-cell office:value-type="float" office:value="0.775" calcext:value-type="float">
            <text:p>0.7750</text:p>
          </table:table-cell>
          <table:table-cell office:value-type="float" office:value="230.2" calcext:value-type="float">
            <text:p>230.2000</text:p>
          </table:table-cell>
          <table:table-cell office:value-type="float" office:value="1.1" calcext:value-type="float">
            <text:p>1.1000</text:p>
          </table:table-cell>
          <table:table-cell office:value-type="float" office:value="9.91" calcext:value-type="float">
            <text:p>9.9100</text:p>
          </table:table-cell>
          <table:table-cell office:value-type="float" office:value="0.05" calcext:value-type="float">
            <text:p>0.0500</text:p>
          </table:table-cell>
          <table:table-cell/>
          <table:table-cell table:style-name="ce39" table:formula="of:=[.A46]" office:value-type="float" office:value="0.775" calcext:value-type="float">
            <text:p>0.7750</text:p>
          </table:table-cell>
          <table:table-cell table:style-name="ce39" table:formula="of:=SQRT([.D46])" office:value-type="float" office:value="3.14801524773944" calcext:value-type="float">
            <text:p>3.1480</text:p>
          </table:table-cell>
          <table:table-cell table:style-name="ce39" table:formula="of:=0.5*[.E46]/SQRT([.D46])" office:value-type="float" office:value="0.00794151172487245" calcext:value-type="float">
            <text:p>0.0079</text:p>
          </table:table-cell>
          <table:table-cell table:number-columns-repeated="1015"/>
        </table:table-row>
        <table:table-row table:style-name="ro1">
          <table:table-cell office:value-type="float" office:value="0.785" calcext:value-type="float">
            <text:p>0.7850</text:p>
          </table:table-cell>
          <table:table-cell office:value-type="float" office:value="212.3" calcext:value-type="float">
            <text:p>212.3000</text:p>
          </table:table-cell>
          <table:table-cell office:value-type="float" office:value="1" calcext:value-type="float">
            <text:p>1.0000</text:p>
          </table:table-cell>
          <table:table-cell office:value-type="float" office:value="9.24" calcext:value-type="float">
            <text:p>9.2400</text:p>
          </table:table-cell>
          <table:table-cell office:value-type="float" office:value="0.04" calcext:value-type="float">
            <text:p>0.0400</text:p>
          </table:table-cell>
          <table:table-cell/>
          <table:table-cell table:style-name="ce39" table:formula="of:=[.A47]" office:value-type="float" office:value="0.785" calcext:value-type="float">
            <text:p>0.7850</text:p>
          </table:table-cell>
          <table:table-cell table:style-name="ce39" table:formula="of:=SQRT([.D47])" office:value-type="float" office:value="3.03973683071413" calcext:value-type="float">
            <text:p>3.0397</text:p>
          </table:table-cell>
          <table:table-cell table:style-name="ce39" table:formula="of:=0.5*[.E47]/SQRT([.D47])" office:value-type="float" office:value="0.00657951694959769" calcext:value-type="float">
            <text:p>0.0066</text:p>
          </table:table-cell>
          <table:table-cell table:number-columns-repeated="1015"/>
        </table:table-row>
        <table:table-row table:style-name="ro1">
          <table:table-cell office:value-type="float" office:value="0.795" calcext:value-type="float">
            <text:p>0.7950</text:p>
          </table:table-cell>
          <table:table-cell office:value-type="float" office:value="197.4" calcext:value-type="float">
            <text:p>197.4000</text:p>
          </table:table-cell>
          <table:table-cell office:value-type="float" office:value="0.9" calcext:value-type="float">
            <text:p>0.9000</text:p>
          </table:table-cell>
          <table:table-cell office:value-type="float" office:value="8.68" calcext:value-type="float">
            <text:p>8.6800</text:p>
          </table:table-cell>
          <table:table-cell office:value-type="float" office:value="0.04" calcext:value-type="float">
            <text:p>0.0400</text:p>
          </table:table-cell>
          <table:table-cell/>
          <table:table-cell table:style-name="ce39" table:formula="of:=[.A48]" office:value-type="float" office:value="0.795" calcext:value-type="float">
            <text:p>0.7950</text:p>
          </table:table-cell>
          <table:table-cell table:style-name="ce39" table:formula="of:=SQRT([.D48])" office:value-type="float" office:value="2.94618397253125" calcext:value-type="float">
            <text:p>2.9462</text:p>
          </table:table-cell>
          <table:table-cell table:style-name="ce39" table:formula="of:=0.5*[.E48]/SQRT([.D48])" office:value-type="float" office:value="0.00678844233302131" calcext:value-type="float">
            <text:p>0.0068</text:p>
          </table:table-cell>
          <table:table-cell table:number-columns-repeated="1015"/>
        </table:table-row>
        <table:table-row table:style-name="ro1">
          <table:table-cell office:value-type="float" office:value="0.805" calcext:value-type="float">
            <text:p>0.8050</text:p>
          </table:table-cell>
          <table:table-cell office:value-type="float" office:value="183.7" calcext:value-type="float">
            <text:p>183.7000</text:p>
          </table:table-cell>
          <table:table-cell office:value-type="float" office:value="0.9" calcext:value-type="float">
            <text:p>0.9000</text:p>
          </table:table-cell>
          <table:table-cell office:value-type="float" office:value="8.16" calcext:value-type="float">
            <text:p>8.1600</text:p>
          </table:table-cell>
          <table:table-cell office:value-type="float" office:value="0.04" calcext:value-type="float">
            <text:p>0.0400</text:p>
          </table:table-cell>
          <table:table-cell/>
          <table:table-cell table:style-name="ce39" table:formula="of:=[.A49]" office:value-type="float" office:value="0.805" calcext:value-type="float">
            <text:p>0.8050</text:p>
          </table:table-cell>
          <table:table-cell table:style-name="ce39" table:formula="of:=SQRT([.D49])" office:value-type="float" office:value="2.85657137141714" calcext:value-type="float">
            <text:p>2.8566</text:p>
          </table:table-cell>
          <table:table-cell table:style-name="ce39" table:formula="of:=0.5*[.E49]/SQRT([.D49])" office:value-type="float" office:value="0.00700140042014005" calcext:value-type="float">
            <text:p>0.0070</text:p>
          </table:table-cell>
          <table:table-cell table:number-columns-repeated="1015"/>
        </table:table-row>
        <table:table-row table:style-name="ro1">
          <table:table-cell office:value-type="float" office:value="0.815" calcext:value-type="float">
            <text:p>0.8150</text:p>
          </table:table-cell>
          <table:table-cell office:value-type="float" office:value="171.3" calcext:value-type="float">
            <text:p>171.3000</text:p>
          </table:table-cell>
          <table:table-cell office:value-type="float" office:value="0.8" calcext:value-type="float">
            <text:p>0.8000</text:p>
          </table:table-cell>
          <table:table-cell office:value-type="float" office:value="7.69" calcext:value-type="float">
            <text:p>7.6900</text:p>
          </table:table-cell>
          <table:table-cell office:value-type="float" office:value="0.04" calcext:value-type="float">
            <text:p>0.0400</text:p>
          </table:table-cell>
          <table:table-cell/>
          <table:table-cell table:style-name="ce39" table:formula="of:=[.A50]" office:value-type="float" office:value="0.815" calcext:value-type="float">
            <text:p>0.8150</text:p>
          </table:table-cell>
          <table:table-cell table:style-name="ce39" table:formula="of:=SQRT([.D50])" office:value-type="float" office:value="2.77308492477241" calcext:value-type="float">
            <text:p>2.7731</text:p>
          </table:table-cell>
          <table:table-cell table:style-name="ce39" table:formula="of:=0.5*[.E50]/SQRT([.D50])" office:value-type="float" office:value="0.00721218445974619" calcext:value-type="float">
            <text:p>0.0072</text:p>
          </table:table-cell>
          <table:table-cell table:number-columns-repeated="1015"/>
        </table:table-row>
        <table:table-row table:style-name="ro1">
          <table:table-cell office:value-type="float" office:value="0.825" calcext:value-type="float">
            <text:p>0.8250</text:p>
          </table:table-cell>
          <table:table-cell office:value-type="float" office:value="158.4" calcext:value-type="float">
            <text:p>158.4000</text:p>
          </table:table-cell>
          <table:table-cell office:value-type="float" office:value="0.8" calcext:value-type="float">
            <text:p>0.8000</text:p>
          </table:table-cell>
          <table:table-cell office:value-type="float" office:value="7.18" calcext:value-type="float">
            <text:p>7.1800</text:p>
          </table:table-cell>
          <table:table-cell office:value-type="float" office:value="0.035" calcext:value-type="float">
            <text:p>0.0350</text:p>
          </table:table-cell>
          <table:table-cell/>
          <table:table-cell table:style-name="ce39" table:formula="of:=[.A51]" office:value-type="float" office:value="0.825" calcext:value-type="float">
            <text:p>0.8250</text:p>
          </table:table-cell>
          <table:table-cell table:style-name="ce39" table:formula="of:=SQRT([.D51])" office:value-type="float" office:value="2.67955220139485" calcext:value-type="float">
            <text:p>2.6796</text:p>
          </table:table-cell>
          <table:table-cell table:style-name="ce39" table:formula="of:=0.5*[.E51]/SQRT([.D51])" office:value-type="float" office:value="0.00653094199504316" calcext:value-type="float">
            <text:p>0.0065</text:p>
          </table:table-cell>
          <table:table-cell table:number-columns-repeated="1015"/>
        </table:table-row>
        <table:table-row table:style-name="ro1">
          <table:table-cell office:value-type="float" office:value="0.835" calcext:value-type="float">
            <text:p>0.8350</text:p>
          </table:table-cell>
          <table:table-cell office:value-type="float" office:value="147" calcext:value-type="float">
            <text:p>147.0000</text:p>
          </table:table-cell>
          <table:table-cell office:value-type="float" office:value="0.7" calcext:value-type="float">
            <text:p>0.7000</text:p>
          </table:table-cell>
          <table:table-cell office:value-type="float" office:value="6.732" calcext:value-type="float">
            <text:p>6.7320</text:p>
          </table:table-cell>
          <table:table-cell office:value-type="float" office:value="0.032" calcext:value-type="float">
            <text:p>0.0320</text:p>
          </table:table-cell>
          <table:table-cell/>
          <table:table-cell table:style-name="ce39" table:formula="of:=[.A52]" office:value-type="float" office:value="0.835" calcext:value-type="float">
            <text:p>0.8350</text:p>
          </table:table-cell>
          <table:table-cell table:style-name="ce39" table:formula="of:=SQRT([.D52])" office:value-type="float" office:value="2.59460979725276" calcext:value-type="float">
            <text:p>2.5946</text:p>
          </table:table-cell>
          <table:table-cell table:style-name="ce39" table:formula="of:=0.5*[.E52]/SQRT([.D52])" office:value-type="float" office:value="0.00616663053417174" calcext:value-type="float">
            <text:p>0.0062</text:p>
          </table:table-cell>
          <table:table-cell table:number-columns-repeated="1015"/>
        </table:table-row>
        <table:table-row table:style-name="ro1">
          <table:table-cell office:value-type="float" office:value="0.845" calcext:value-type="float">
            <text:p>0.8450</text:p>
          </table:table-cell>
          <table:table-cell office:value-type="float" office:value="137.5" calcext:value-type="float">
            <text:p>137.5000</text:p>
          </table:table-cell>
          <table:table-cell office:value-type="float" office:value="0.6" calcext:value-type="float">
            <text:p>0.6000</text:p>
          </table:table-cell>
          <table:table-cell office:value-type="float" office:value="6.358" calcext:value-type="float">
            <text:p>6.3580</text:p>
          </table:table-cell>
          <table:table-cell office:value-type="float" office:value="0.03" calcext:value-type="float">
            <text:p>0.0300</text:p>
          </table:table-cell>
          <table:table-cell/>
          <table:table-cell table:style-name="ce39" table:formula="of:=[.A53]" office:value-type="float" office:value="0.845" calcext:value-type="float">
            <text:p>0.8450</text:p>
          </table:table-cell>
          <table:table-cell table:style-name="ce39" table:formula="of:=SQRT([.D53])" office:value-type="float" office:value="2.52150748561253" calcext:value-type="float">
            <text:p>2.5215</text:p>
          </table:table-cell>
          <table:table-cell table:style-name="ce39" table:formula="of:=0.5*[.E53]/SQRT([.D53])" office:value-type="float" office:value="0.00594882231585214" calcext:value-type="float">
            <text:p>0.0059</text:p>
          </table:table-cell>
          <table:table-cell table:number-columns-repeated="1015"/>
        </table:table-row>
        <table:table-row table:style-name="ro1">
          <table:table-cell office:value-type="float" office:value="0.855" calcext:value-type="float">
            <text:p>0.8550</text:p>
          </table:table-cell>
          <table:table-cell office:value-type="float" office:value="127.4" calcext:value-type="float">
            <text:p>127.4000</text:p>
          </table:table-cell>
          <table:table-cell office:value-type="float" office:value="0.6" calcext:value-type="float">
            <text:p>0.6000</text:p>
          </table:table-cell>
          <table:table-cell office:value-type="float" office:value="5.948" calcext:value-type="float">
            <text:p>5.9480</text:p>
          </table:table-cell>
          <table:table-cell office:value-type="float" office:value="0.028" calcext:value-type="float">
            <text:p>0.0280</text:p>
          </table:table-cell>
          <table:table-cell/>
          <table:table-cell table:style-name="ce39" table:formula="of:=[.A54]" office:value-type="float" office:value="0.855" calcext:value-type="float">
            <text:p>0.8550</text:p>
          </table:table-cell>
          <table:table-cell table:style-name="ce39" table:formula="of:=SQRT([.D54])" office:value-type="float" office:value="2.43885218904303" calcext:value-type="float">
            <text:p>2.4389</text:p>
          </table:table-cell>
          <table:table-cell table:style-name="ce39" table:formula="of:=0.5*[.E54]/SQRT([.D54])" office:value-type="float" office:value="0.00574040528692039" calcext:value-type="float">
            <text:p>0.0057</text:p>
          </table:table-cell>
          <table:table-cell table:number-columns-repeated="1015"/>
        </table:table-row>
        <table:table-row table:style-name="ro1">
          <table:table-cell office:value-type="float" office:value="0.865" calcext:value-type="float">
            <text:p>0.8650</text:p>
          </table:table-cell>
          <table:table-cell office:value-type="float" office:value="119.2" calcext:value-type="float">
            <text:p>119.2000</text:p>
          </table:table-cell>
          <table:table-cell office:value-type="float" office:value="0.6" calcext:value-type="float">
            <text:p>0.6000</text:p>
          </table:table-cell>
          <table:table-cell office:value-type="float" office:value="5.621" calcext:value-type="float">
            <text:p>5.6210</text:p>
          </table:table-cell>
          <table:table-cell office:value-type="float" office:value="0.026" calcext:value-type="float">
            <text:p>0.0260</text:p>
          </table:table-cell>
          <table:table-cell/>
          <table:table-cell table:style-name="ce39" table:formula="of:=[.A55]" office:value-type="float" office:value="0.865" calcext:value-type="float">
            <text:p>0.8650</text:p>
          </table:table-cell>
          <table:table-cell table:style-name="ce39" table:formula="of:=SQRT([.D55])" office:value-type="float" office:value="2.37086482111486" calcext:value-type="float">
            <text:p>2.3709</text:p>
          </table:table-cell>
          <table:table-cell table:style-name="ce39" table:formula="of:=0.5*[.E55]/SQRT([.D55])" office:value-type="float" office:value="0.00548323121766468" calcext:value-type="float">
            <text:p>0.0055</text:p>
          </table:table-cell>
          <table:table-cell table:number-columns-repeated="1015"/>
        </table:table-row>
        <table:table-row table:style-name="ro1">
          <table:table-cell office:value-type="float" office:value="0.875" calcext:value-type="float">
            <text:p>0.8750</text:p>
          </table:table-cell>
          <table:table-cell office:value-type="float" office:value="111.5" calcext:value-type="float">
            <text:p>111.5000</text:p>
          </table:table-cell>
          <table:table-cell office:value-type="float" office:value="0.5" calcext:value-type="float">
            <text:p>0.5000</text:p>
          </table:table-cell>
          <table:table-cell office:value-type="float" office:value="5.304" calcext:value-type="float">
            <text:p>5.3040</text:p>
          </table:table-cell>
          <table:table-cell office:value-type="float" office:value="0.025" calcext:value-type="float">
            <text:p>0.0250</text:p>
          </table:table-cell>
          <table:table-cell/>
          <table:table-cell table:style-name="ce39" table:formula="of:=[.A56]" office:value-type="float" office:value="0.875" calcext:value-type="float">
            <text:p>0.8750</text:p>
          </table:table-cell>
          <table:table-cell table:style-name="ce39" table:formula="of:=SQRT([.D56])" office:value-type="float" office:value="2.30304146727756" calcext:value-type="float">
            <text:p>2.3030</text:p>
          </table:table-cell>
          <table:table-cell table:style-name="ce39" table:formula="of:=0.5*[.E56]/SQRT([.D56])" office:value-type="float" office:value="0.00542760526790527" calcext:value-type="float">
            <text:p>0.0054</text:p>
          </table:table-cell>
          <table:table-cell table:number-columns-repeated="1015"/>
        </table:table-row>
        <table:table-row table:style-name="ro1">
          <table:table-cell office:value-type="float" office:value="0.885" calcext:value-type="float">
            <text:p>0.8850</text:p>
          </table:table-cell>
          <table:table-cell office:value-type="float" office:value="104.9" calcext:value-type="float">
            <text:p>104.9000</text:p>
          </table:table-cell>
          <table:table-cell office:value-type="float" office:value="0.5" calcext:value-type="float">
            <text:p>0.5000</text:p>
          </table:table-cell>
          <table:table-cell office:value-type="float" office:value="5.038" calcext:value-type="float">
            <text:p>5.0380</text:p>
          </table:table-cell>
          <table:table-cell office:value-type="float" office:value="0.023" calcext:value-type="float">
            <text:p>0.0230</text:p>
          </table:table-cell>
          <table:table-cell/>
          <table:table-cell table:style-name="ce39" table:formula="of:=[.A57]" office:value-type="float" office:value="0.885" calcext:value-type="float">
            <text:p>0.8850</text:p>
          </table:table-cell>
          <table:table-cell table:style-name="ce39" table:formula="of:=SQRT([.D57])" office:value-type="float" office:value="2.24454895246239" calcext:value-type="float">
            <text:p>2.2445</text:p>
          </table:table-cell>
          <table:table-cell table:style-name="ce39" table:formula="of:=0.5*[.E57]/SQRT([.D57])" office:value-type="float" office:value="0.0051235238097097" calcext:value-type="float">
            <text:p>0.0051</text:p>
          </table:table-cell>
          <table:table-cell table:number-columns-repeated="1015"/>
        </table:table-row>
        <table:table-row table:style-name="ro1">
          <table:table-cell office:value-type="float" office:value="0.895" calcext:value-type="float">
            <text:p>0.8950</text:p>
          </table:table-cell>
          <table:table-cell office:value-type="float" office:value="98.7" calcext:value-type="float">
            <text:p>98.7000</text:p>
          </table:table-cell>
          <table:table-cell office:value-type="float" office:value="0.4" calcext:value-type="float">
            <text:p>0.4000</text:p>
          </table:table-cell>
          <table:table-cell office:value-type="float" office:value="4.784" calcext:value-type="float">
            <text:p>4.7840</text:p>
          </table:table-cell>
          <table:table-cell office:value-type="float" office:value="0.022" calcext:value-type="float">
            <text:p>0.0220</text:p>
          </table:table-cell>
          <table:table-cell/>
          <table:table-cell table:style-name="ce39" table:formula="of:=[.A58]" office:value-type="float" office:value="0.895" calcext:value-type="float">
            <text:p>0.8950</text:p>
          </table:table-cell>
          <table:table-cell table:style-name="ce39" table:formula="of:=SQRT([.D58])" office:value-type="float" office:value="2.18723569831877" calcext:value-type="float">
            <text:p>2.1872</text:p>
          </table:table-cell>
          <table:table-cell table:style-name="ce39" table:formula="of:=0.5*[.E58]/SQRT([.D58])" office:value-type="float" office:value="0.00502917907222125" calcext:value-type="float">
            <text:p>0.0050</text:p>
          </table:table-cell>
          <table:table-cell table:number-columns-repeated="1015"/>
        </table:table-row>
        <table:table-row table:style-name="ro1">
          <table:table-cell office:value-type="float" office:value="0.905" calcext:value-type="float">
            <text:p>0.9050</text:p>
          </table:table-cell>
          <table:table-cell office:value-type="float" office:value="93.1" calcext:value-type="float">
            <text:p>93.1000</text:p>
          </table:table-cell>
          <table:table-cell office:value-type="float" office:value="0.4" calcext:value-type="float">
            <text:p>0.4000</text:p>
          </table:table-cell>
          <table:table-cell office:value-type="float" office:value="4.55" calcext:value-type="float">
            <text:p>4.5500</text:p>
          </table:table-cell>
          <table:table-cell office:value-type="float" office:value="0.02" calcext:value-type="float">
            <text:p>0.0200</text:p>
          </table:table-cell>
          <table:table-cell/>
          <table:table-cell table:style-name="ce39" table:formula="of:=[.A59]" office:value-type="float" office:value="0.905" calcext:value-type="float">
            <text:p>0.9050</text:p>
          </table:table-cell>
          <table:table-cell table:style-name="ce39" table:formula="of:=SQRT([.D59])" office:value-type="float" office:value="2.13307290077015" calcext:value-type="float">
            <text:p>2.1331</text:p>
          </table:table-cell>
          <table:table-cell table:style-name="ce39" table:formula="of:=0.5*[.E59]/SQRT([.D59])" office:value-type="float" office:value="0.00468807230938495" calcext:value-type="float">
            <text:p>0.0047</text:p>
          </table:table-cell>
          <table:table-cell table:number-columns-repeated="1015"/>
        </table:table-row>
        <table:table-row table:style-name="ro1">
          <table:table-cell office:value-type="float" office:value="0.915" calcext:value-type="float">
            <text:p>0.9150</text:p>
          </table:table-cell>
          <table:table-cell office:value-type="float" office:value="87.6" calcext:value-type="float">
            <text:p>87.6000</text:p>
          </table:table-cell>
          <table:table-cell office:value-type="float" office:value="0.4" calcext:value-type="float">
            <text:p>0.4000</text:p>
          </table:table-cell>
          <table:table-cell office:value-type="float" office:value="4.322" calcext:value-type="float">
            <text:p>4.3220</text:p>
          </table:table-cell>
          <table:table-cell office:value-type="float" office:value="0.019" calcext:value-type="float">
            <text:p>0.0190</text:p>
          </table:table-cell>
          <table:table-cell/>
          <table:table-cell table:style-name="ce39" table:formula="of:=[.A60]" office:value-type="float" office:value="0.915" calcext:value-type="float">
            <text:p>0.9150</text:p>
          </table:table-cell>
          <table:table-cell table:style-name="ce39" table:formula="of:=SQRT([.D60])" office:value-type="float" office:value="2.07894203863407" calcext:value-type="float">
            <text:p>2.0789</text:p>
          </table:table-cell>
          <table:table-cell table:style-name="ce39" table:formula="of:=0.5*[.E60]/SQRT([.D60])" office:value-type="float" office:value="0.0045696319683072" calcext:value-type="float">
            <text:p>0.0046</text:p>
          </table:table-cell>
          <table:table-cell table:number-columns-repeated="1015"/>
        </table:table-row>
        <table:table-row table:style-name="ro1">
          <table:table-cell office:value-type="float" office:value="0.925" calcext:value-type="float">
            <text:p>0.9250</text:p>
          </table:table-cell>
          <table:table-cell office:value-type="float" office:value="82.8" calcext:value-type="float">
            <text:p>82.8000</text:p>
          </table:table-cell>
          <table:table-cell office:value-type="float" office:value="0.4" calcext:value-type="float">
            <text:p>0.4000</text:p>
          </table:table-cell>
          <table:table-cell office:value-type="float" office:value="4.117" calcext:value-type="float">
            <text:p>4.1170</text:p>
          </table:table-cell>
          <table:table-cell office:value-type="float" office:value="0.018" calcext:value-type="float">
            <text:p>0.0180</text:p>
          </table:table-cell>
          <table:table-cell/>
          <table:table-cell table:style-name="ce39" table:formula="of:=[.A61]" office:value-type="float" office:value="0.925" calcext:value-type="float">
            <text:p>0.9250</text:p>
          </table:table-cell>
          <table:table-cell table:style-name="ce39" table:formula="of:=SQRT([.D61])" office:value-type="float" office:value="2.02903918148467" calcext:value-type="float">
            <text:p>2.0290</text:p>
          </table:table-cell>
          <table:table-cell table:style-name="ce39" table:formula="of:=0.5*[.E61]/SQRT([.D61])" office:value-type="float" office:value="0.00443559694762256" calcext:value-type="float">
            <text:p>0.0044</text:p>
          </table:table-cell>
          <table:table-cell table:number-columns-repeated="1015"/>
        </table:table-row>
        <table:table-row table:style-name="ro1">
          <table:table-cell office:value-type="float" office:value="0.935" calcext:value-type="float">
            <text:p>0.9350</text:p>
          </table:table-cell>
          <table:table-cell office:value-type="float" office:value="78.74" calcext:value-type="float">
            <text:p>78.7400</text:p>
          </table:table-cell>
          <table:table-cell office:value-type="float" office:value="0.33" calcext:value-type="float">
            <text:p>0.3300</text:p>
          </table:table-cell>
          <table:table-cell office:value-type="float" office:value="3.95" calcext:value-type="float">
            <text:p>3.9500</text:p>
          </table:table-cell>
          <table:table-cell office:value-type="float" office:value="0.017" calcext:value-type="float">
            <text:p>0.0170</text:p>
          </table:table-cell>
          <table:table-cell/>
          <table:table-cell table:style-name="ce39" table:formula="of:=[.A62]" office:value-type="float" office:value="0.935" calcext:value-type="float">
            <text:p>0.9350</text:p>
          </table:table-cell>
          <table:table-cell table:style-name="ce39" table:formula="of:=SQRT([.D62])" office:value-type="float" office:value="1.98746069143518" calcext:value-type="float">
            <text:p>1.9875</text:p>
          </table:table-cell>
          <table:table-cell table:style-name="ce39" table:formula="of:=0.5*[.E62]/SQRT([.D62])" office:value-type="float" office:value="0.00427681414612633" calcext:value-type="float">
            <text:p>0.0043</text:p>
          </table:table-cell>
          <table:table-cell table:number-columns-repeated="1015"/>
        </table:table-row>
        <table:table-row table:style-name="ro1">
          <table:table-cell office:value-type="float" office:value="0.945" calcext:value-type="float">
            <text:p>0.9450</text:p>
          </table:table-cell>
          <table:table-cell office:value-type="float" office:value="74.74" calcext:value-type="float">
            <text:p>74.7400</text:p>
          </table:table-cell>
          <table:table-cell office:value-type="float" office:value="0.31" calcext:value-type="float">
            <text:p>0.3100</text:p>
          </table:table-cell>
          <table:table-cell office:value-type="float" office:value="3.78" calcext:value-type="float">
            <text:p>3.7800</text:p>
          </table:table-cell>
          <table:table-cell office:value-type="float" office:value="0.016" calcext:value-type="float">
            <text:p>0.0160</text:p>
          </table:table-cell>
          <table:table-cell/>
          <table:table-cell table:style-name="ce39" table:formula="of:=[.A63]" office:value-type="float" office:value="0.945" calcext:value-type="float">
            <text:p>0.9450</text:p>
          </table:table-cell>
          <table:table-cell table:style-name="ce39" table:formula="of:=SQRT([.D63])" office:value-type="float" office:value="1.94422220952236" calcext:value-type="float">
            <text:p>1.9442</text:p>
          </table:table-cell>
          <table:table-cell table:style-name="ce39" table:formula="of:=0.5*[.E63]/SQRT([.D63])" office:value-type="float" office:value="0.00411475599898912" calcext:value-type="float">
            <text:p>0.0041</text:p>
          </table:table-cell>
          <table:table-cell table:number-columns-repeated="4"/>
          <table:table-cell table:style-name="ce39"/>
          <table:table-cell table:style-name="ce96"/>
          <table:table-cell table:style-name="ce45" table:number-columns-repeated="2"/>
          <table:table-cell table:number-columns-repeated="1007"/>
        </table:table-row>
        <table:table-row table:style-name="ro1">
          <table:table-cell table:number-columns-repeated="6"/>
          <table:table-cell table:style-name="ce39" table:number-columns-repeated="3"/>
          <table:table-cell table:number-columns-repeated="4"/>
          <table:table-cell table:style-name="ce39"/>
          <table:table-cell table:style-name="ce96"/>
          <table:table-cell table:style-name="ce45" table:number-columns-repeated="2"/>
          <table:table-cell table:number-columns-repeated="1007"/>
        </table:table-row>
        <table:table-row table:style-name="ro3">
          <table:table-cell table:style-name="ce8" office:value-type="string" calcext:value-type="string" table:number-columns-spanned="9" table:number-rows-spanned="1">
            <text:p>2011-PL-B700-102_Ambrosino</text:p>
          </table:table-cell>
          <table:covered-table-cell table:number-columns-repeated="4"/>
          <table:covered-table-cell table:number-columns-repeated="4" table:style-name="ce36"/>
          <table:table-cell table:style-name="ce36" table:number-columns-repeated="4"/>
          <table:table-cell table:style-name="ce54"/>
          <table:table-cell table:style-name="ce56"/>
          <table:table-cell table:style-name="ce50" table:number-columns-repeated="2"/>
          <table:table-cell table:style-name="ce36" table:number-columns-repeated="1007"/>
        </table:table-row>
        <table:table-row table:style-name="ro3">
          <table:table-cell table:style-name="ce9" office:value-type="string" calcext:value-type="string" table:number-columns-spanned="9" table:number-rows-spanned="1">
            <text:p>e+e- -&gt; pi+pi-,KLOE</text:p>
          </table:table-cell>
          <table:covered-table-cell table:number-columns-repeated="4"/>
          <table:covered-table-cell table:number-columns-repeated="4" table:style-name="ce36"/>
          <table:table-cell table:style-name="ce36" table:number-columns-repeated="4"/>
          <table:table-cell table:number-columns-repeated="4"/>
          <table:table-cell table:style-name="ce36" table:number-columns-repeated="1007"/>
        </table:table-row>
        <table:table-row table:style-name="ro3">
          <table:table-cell table:style-name="ce51" office:value-type="string" calcext:value-type="string">
            <text:p>M_PiPi^2 [GeV^2]</text:p>
          </table:table-cell>
          <table:table-cell table:style-name="ce51" office:value-type="string" calcext:value-type="string">
            <text:p>Sigma_bare [nb]</text:p>
          </table:table-cell>
          <table:table-cell table:style-name="ce51" office:value-type="string" calcext:value-type="string">
            <text:p>err. sigm_bare</text:p>
          </table:table-cell>
          <table:table-cell table:style-name="ce51" office:value-type="string" calcext:value-type="string">
            <text:p>F_pi^2</text:p>
          </table:table-cell>
          <table:table-cell table:style-name="ce51" office:value-type="string" calcext:value-type="string">
            <text:p>err. F_pi^2</text:p>
          </table:table-cell>
          <table:table-cell table:style-name="ce94"/>
          <table:table-cell table:style-name="ce51" office:value-type="string" calcext:value-type="string">
            <text:p>[GeV^2]</text:p>
          </table:table-cell>
          <table:table-cell table:style-name="ce94" office:value-type="string" calcext:value-type="string">
            <text:p>|F_pi|</text:p>
          </table:table-cell>
          <table:table-cell table:style-name="ce94" office:value-type="string" calcext:value-type="string">
            <text:p>err. |F_pi|</text:p>
          </table:table-cell>
          <table:table-cell table:style-name="ce36" table:number-columns-repeated="4"/>
          <table:table-cell table:style-name="ce48" office:value-type="string" calcext:value-type="string">
            <text:p>s [GeV^2]</text:p>
          </table:table-cell>
          <table:table-cell table:style-name="ce57" office:value-type="string" calcext:value-type="string">
            <text:p>sigma_dressed [nb]</text:p>
          </table:table-cell>
          <table:table-cell table:number-columns-repeated="2" table:style-name="ce49" office:value-type="string" calcext:value-type="string">
            <text:p>err. sigma_dressed</text:p>
          </table:table-cell>
          <table:table-cell table:style-name="ce36" table:number-columns-repeated="1007"/>
        </table:table-row>
        <table:table-row table:style-name="ro1">
          <table:table-cell office:value-type="float" office:value="0.105" calcext:value-type="float">
            <text:p>0.1050</text:p>
          </table:table-cell>
          <table:table-cell office:value-type="float" office:value="44" calcext:value-type="float">
            <text:p>44.0000</text:p>
          </table:table-cell>
          <table:table-cell office:value-type="float" office:value="7" calcext:value-type="float">
            <text:p>7.0000</text:p>
          </table:table-cell>
          <table:table-cell office:value-type="float" office:value="1.63" calcext:value-type="float">
            <text:p>1.6300</text:p>
          </table:table-cell>
          <table:table-cell office:value-type="float" office:value="0.27" calcext:value-type="float">
            <text:p>0.2700</text:p>
          </table:table-cell>
          <table:table-cell/>
          <table:table-cell table:style-name="ce39" table:formula="of:=[.A68]" office:value-type="float" office:value="0.105" calcext:value-type="float">
            <text:p>0.1050</text:p>
          </table:table-cell>
          <table:table-cell table:style-name="ce39" table:formula="of:=SQRT([.D68])" office:value-type="float" office:value="1.27671453348037" calcext:value-type="float">
            <text:p>1.2767</text:p>
          </table:table-cell>
          <table:table-cell table:style-name="ce39" table:formula="of:=0.5*[.E68]/SQRT([.D68])" office:value-type="float" office:value="0.105740160748374" calcext:value-type="float">
            <text:p>0.1057</text:p>
          </table:table-cell>
          <table:table-cell/>
          <table:table-cell table:style-name="ce33" office:value-type="float" office:value="1.61711630761" calcext:value-type="float">
            <text:p>1.6171</text:p>
          </table:table-cell>
          <table:table-cell table:style-name="ce33" office:value-type="float" office:value="0.257332723185" calcext:value-type="float">
            <text:p>0.2573</text:p>
          </table:table-cell>
          <table:table-cell/>
          <table:table-cell table:style-name="ce33" office:value-type="float" office:value="0.105" calcext:value-type="float">
            <text:p>0.1050</text:p>
          </table:table-cell>
          <table:table-cell table:style-name="ce33" office:value-type="float" office:value="43.8015058304" calcext:value-type="float">
            <text:p>43.8015</text:p>
          </table:table-cell>
          <table:table-cell table:number-columns-repeated="2" table:style-name="ce33" office:value-type="float" office:value="6.96842159921" calcext:value-type="float">
            <text:p>6.9684</text:p>
          </table:table-cell>
          <table:table-cell table:number-columns-repeated="1007"/>
        </table:table-row>
        <table:table-row table:style-name="ro1">
          <table:table-cell office:value-type="float" office:value="0.115" calcext:value-type="float">
            <text:p>0.1150</text:p>
          </table:table-cell>
          <table:table-cell office:value-type="float" office:value="67" calcext:value-type="float">
            <text:p>67.0000</text:p>
          </table:table-cell>
          <table:table-cell office:value-type="float" office:value="9" calcext:value-type="float">
            <text:p>9.0000</text:p>
          </table:table-cell>
          <table:table-cell office:value-type="float" office:value="1.92" calcext:value-type="float">
            <text:p>1.9200</text:p>
          </table:table-cell>
          <table:table-cell office:value-type="float" office:value="0.26" calcext:value-type="float">
            <text:p>0.2600</text:p>
          </table:table-cell>
          <table:table-cell/>
          <table:table-cell table:style-name="ce39" table:formula="of:=[.A69]" office:value-type="float" office:value="0.115" calcext:value-type="float">
            <text:p>0.1150</text:p>
          </table:table-cell>
          <table:table-cell table:style-name="ce39" table:formula="of:=SQRT([.D69])" office:value-type="float" office:value="1.3856406460551" calcext:value-type="float">
            <text:p>1.3856</text:p>
          </table:table-cell>
          <table:table-cell table:style-name="ce39" table:formula="of:=0.5*[.E69]/SQRT([.D69])" office:value-type="float" office:value="0.0938194187433142" calcext:value-type="float">
            <text:p>0.0938</text:p>
          </table:table-cell>
          <table:table-cell/>
          <table:table-cell table:style-name="ce33" office:value-type="float" office:value="1.93435852973" calcext:value-type="float">
            <text:p>1.9344</text:p>
          </table:table-cell>
          <table:table-cell table:style-name="ce33" office:value-type="float" office:value="0.259916016801" calcext:value-type="float">
            <text:p>0.2599</text:p>
          </table:table-cell>
          <table:table-cell/>
          <table:table-cell table:style-name="ce33" office:value-type="float" office:value="0.115" calcext:value-type="float">
            <text:p>0.1150</text:p>
          </table:table-cell>
          <table:table-cell table:style-name="ce33" office:value-type="float" office:value="66.87221743" calcext:value-type="float">
            <text:p>66.8722</text:p>
          </table:table-cell>
          <table:table-cell table:number-columns-repeated="2" table:style-name="ce33" office:value-type="float" office:value="8.98283556965" calcext:value-type="float">
            <text:p>8.9828</text:p>
          </table:table-cell>
          <table:table-cell table:number-columns-repeated="1007"/>
        </table:table-row>
        <table:table-row table:style-name="ro1">
          <table:table-cell office:value-type="float" office:value="0.125" calcext:value-type="float">
            <text:p>0.1250</text:p>
          </table:table-cell>
          <table:table-cell office:value-type="float" office:value="76" calcext:value-type="float">
            <text:p>76.0000</text:p>
          </table:table-cell>
          <table:table-cell office:value-type="float" office:value="9" calcext:value-type="float">
            <text:p>9.0000</text:p>
          </table:table-cell>
          <table:table-cell office:value-type="float" office:value="1.89" calcext:value-type="float">
            <text:p>1.8900</text:p>
          </table:table-cell>
          <table:table-cell office:value-type="float" office:value="0.24" calcext:value-type="float">
            <text:p>0.2400</text:p>
          </table:table-cell>
          <table:table-cell/>
          <table:table-cell table:style-name="ce39" table:formula="of:=[.A70]" office:value-type="float" office:value="0.125" calcext:value-type="float">
            <text:p>0.1250</text:p>
          </table:table-cell>
          <table:table-cell table:style-name="ce39" table:formula="of:=SQRT([.D70])" office:value-type="float" office:value="1.37477270848675" calcext:value-type="float">
            <text:p>1.3748</text:p>
          </table:table-cell>
          <table:table-cell table:style-name="ce39" table:formula="of:=0.5*[.E70]/SQRT([.D70])" office:value-type="float" office:value="0.0872871560943969" calcext:value-type="float">
            <text:p>0.0873</text:p>
          </table:table-cell>
          <table:table-cell/>
          <table:table-cell table:style-name="ce33" office:value-type="float" office:value="1.89217521738" calcext:value-type="float">
            <text:p>1.8922</text:p>
          </table:table-cell>
          <table:table-cell table:style-name="ce33" office:value-type="float" office:value="0.224148515773" calcext:value-type="float">
            <text:p>0.2241</text:p>
          </table:table-cell>
          <table:table-cell/>
          <table:table-cell table:style-name="ce33" office:value-type="float" office:value="0.125" calcext:value-type="float">
            <text:p>0.1250</text:p>
          </table:table-cell>
          <table:table-cell table:style-name="ce33" office:value-type="float" office:value="75.9770281735" calcext:value-type="float">
            <text:p>75.9770</text:p>
          </table:table-cell>
          <table:table-cell table:number-columns-repeated="2" table:style-name="ce33" office:value-type="float" office:value="8.99728015793" calcext:value-type="float">
            <text:p>8.9973</text:p>
          </table:table-cell>
          <table:table-cell table:number-columns-repeated="1007"/>
        </table:table-row>
        <table:table-row table:style-name="ro1">
          <table:table-cell office:value-type="float" office:value="0.135" calcext:value-type="float">
            <text:p>0.1350</text:p>
          </table:table-cell>
          <table:table-cell office:value-type="float" office:value="77" calcext:value-type="float">
            <text:p>77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1.74" calcext:value-type="float">
            <text:p>1.7400</text:p>
          </table:table-cell>
          <table:table-cell office:value-type="float" office:value="0.23" calcext:value-type="float">
            <text:p>0.2300</text:p>
          </table:table-cell>
          <table:table-cell/>
          <table:table-cell table:style-name="ce39" table:formula="of:=[.A71]" office:value-type="float" office:value="0.135" calcext:value-type="float">
            <text:p>0.1350</text:p>
          </table:table-cell>
          <table:table-cell table:style-name="ce39" table:formula="of:=SQRT([.D71])" office:value-type="float" office:value="1.31909059582729" calcext:value-type="float">
            <text:p>1.3191</text:p>
          </table:table-cell>
          <table:table-cell table:style-name="ce39" table:formula="of:=0.5*[.E71]/SQRT([.D71])" office:value-type="float" office:value="0.0871812750115739" calcext:value-type="float">
            <text:p>0.0872</text:p>
          </table:table-cell>
          <table:table-cell/>
          <table:table-cell table:style-name="ce33" office:value-type="float" office:value="1.74271125015" calcext:value-type="float">
            <text:p>1.7427</text:p>
          </table:table-cell>
          <table:table-cell table:style-name="ce33" office:value-type="float" office:value="0.226429934069" calcext:value-type="float">
            <text:p>0.2264</text:p>
          </table:table-cell>
          <table:table-cell/>
          <table:table-cell table:style-name="ce33" office:value-type="float" office:value="0.135" calcext:value-type="float">
            <text:p>0.1350</text:p>
          </table:table-cell>
          <table:table-cell table:style-name="ce33" office:value-type="float" office:value="77.0649081568" calcext:value-type="float">
            <text:p>77.0649</text:p>
          </table:table-cell>
          <table:table-cell table:number-columns-repeated="2" table:style-name="ce33" office:value-type="float" office:value="10.0084306833" calcext:value-type="float">
            <text:p>10.0084</text:p>
          </table:table-cell>
          <table:table-cell table:number-columns-repeated="1007"/>
        </table:table-row>
        <table:table-row table:style-name="ro1">
          <table:table-cell office:value-type="float" office:value="0.145" calcext:value-type="float">
            <text:p>0.1450</text:p>
          </table:table-cell>
          <table:table-cell office:value-type="float" office:value="84" calcext:value-type="float">
            <text:p>84.0000</text:p>
          </table:table-cell>
          <table:table-cell office:value-type="float" office:value="11" calcext:value-type="float">
            <text:p>11.0000</text:p>
          </table:table-cell>
          <table:table-cell office:value-type="float" office:value="1.78" calcext:value-type="float">
            <text:p>1.7800</text:p>
          </table:table-cell>
          <table:table-cell office:value-type="float" office:value="0.23" calcext:value-type="float">
            <text:p>0.2300</text:p>
          </table:table-cell>
          <table:table-cell/>
          <table:table-cell table:style-name="ce39" table:formula="of:=[.A72]" office:value-type="float" office:value="0.145" calcext:value-type="float">
            <text:p>0.1450</text:p>
          </table:table-cell>
          <table:table-cell table:style-name="ce39" table:formula="of:=SQRT([.D72])" office:value-type="float" office:value="1.33416640641263" calcext:value-type="float">
            <text:p>1.3342</text:p>
          </table:table-cell>
          <table:table-cell table:style-name="ce39" table:formula="of:=0.5*[.E72]/SQRT([.D72])" office:value-type="float" office:value="0.0861961442345241" calcext:value-type="float">
            <text:p>0.0862</text:p>
          </table:table-cell>
          <table:table-cell/>
          <table:table-cell table:style-name="ce33" office:value-type="float" office:value="1.78568386477" calcext:value-type="float">
            <text:p>1.7857</text:p>
          </table:table-cell>
          <table:table-cell table:style-name="ce33" office:value-type="float" office:value="0.233910457802" calcext:value-type="float">
            <text:p>0.2339</text:p>
          </table:table-cell>
          <table:table-cell/>
          <table:table-cell table:style-name="ce33" office:value-type="float" office:value="0.145" calcext:value-type="float">
            <text:p>0.1450</text:p>
          </table:table-cell>
          <table:table-cell table:style-name="ce33" office:value-type="float" office:value="84.141981023" calcext:value-type="float">
            <text:p>84.1420</text:p>
          </table:table-cell>
          <table:table-cell table:number-columns-repeated="2" table:style-name="ce33" office:value-type="float" office:value="11.0185932595" calcext:value-type="float">
            <text:p>11.0186</text:p>
          </table:table-cell>
          <table:table-cell table:number-columns-repeated="1007"/>
        </table:table-row>
        <table:table-row table:style-name="ro1">
          <table:table-cell office:value-type="float" office:value="0.155" calcext:value-type="float">
            <text:p>0.1550</text:p>
          </table:table-cell>
          <table:table-cell office:value-type="float" office:value="99" calcext:value-type="float">
            <text:p>99.0000</text:p>
          </table:table-cell>
          <table:table-cell office:value-type="float" office:value="11" calcext:value-type="float">
            <text:p>11.0000</text:p>
          </table:table-cell>
          <table:table-cell office:value-type="float" office:value="2.02" calcext:value-type="float">
            <text:p>2.0200</text:p>
          </table:table-cell>
          <table:table-cell office:value-type="float" office:value="0.23" calcext:value-type="float">
            <text:p>0.2300</text:p>
          </table:table-cell>
          <table:table-cell/>
          <table:table-cell table:style-name="ce39" table:formula="of:=[.A73]" office:value-type="float" office:value="0.155" calcext:value-type="float">
            <text:p>0.1550</text:p>
          </table:table-cell>
          <table:table-cell table:style-name="ce39" table:formula="of:=SQRT([.D73])" office:value-type="float" office:value="1.42126704035519" calcext:value-type="float">
            <text:p>1.4213</text:p>
          </table:table-cell>
          <table:table-cell table:style-name="ce39" table:formula="of:=0.5*[.E73]/SQRT([.D73])" office:value-type="float" office:value="0.0809137176439836" calcext:value-type="float">
            <text:p>0.0809</text:p>
          </table:table-cell>
          <table:table-cell/>
          <table:table-cell table:style-name="ce33" office:value-type="float" office:value="2.01984701321" calcext:value-type="float">
            <text:p>2.0198</text:p>
          </table:table-cell>
          <table:table-cell table:style-name="ce33" office:value-type="float" office:value="0.224507648699" calcext:value-type="float">
            <text:p>0.2245</text:p>
          </table:table-cell>
          <table:table-cell/>
          <table:table-cell table:style-name="ce33" office:value-type="float" office:value="0.155" calcext:value-type="float">
            <text:p>0.1550</text:p>
          </table:table-cell>
          <table:table-cell table:style-name="ce33" office:value-type="float" office:value="99.2292119288" calcext:value-type="float">
            <text:p>99.2292</text:p>
          </table:table-cell>
          <table:table-cell table:number-columns-repeated="2" table:style-name="ce33" office:value-type="float" office:value="11.0254686961" calcext:value-type="float">
            <text:p>11.0255</text:p>
          </table:table-cell>
          <table:table-cell table:number-columns-repeated="1007"/>
        </table:table-row>
        <table:table-row table:style-name="ro1">
          <table:table-cell office:value-type="float" office:value="0.165" calcext:value-type="float">
            <text:p>0.1650</text:p>
          </table:table-cell>
          <table:table-cell office:value-type="float" office:value="111" calcext:value-type="float">
            <text:p>111.0000</text:p>
          </table:table-cell>
          <table:table-cell office:value-type="float" office:value="13" calcext:value-type="float">
            <text:p>13.0000</text:p>
          </table:table-cell>
          <table:table-cell office:value-type="float" office:value="2.21" calcext:value-type="float">
            <text:p>2.2100</text:p>
          </table:table-cell>
          <table:table-cell office:value-type="float" office:value="0.26" calcext:value-type="float">
            <text:p>0.2600</text:p>
          </table:table-cell>
          <table:table-cell/>
          <table:table-cell table:style-name="ce39" table:formula="of:=[.A74]" office:value-type="float" office:value="0.165" calcext:value-type="float">
            <text:p>0.1650</text:p>
          </table:table-cell>
          <table:table-cell table:style-name="ce39" table:formula="of:=SQRT([.D74])" office:value-type="float" office:value="1.48660687473185" calcext:value-type="float">
            <text:p>1.4866</text:p>
          </table:table-cell>
          <table:table-cell table:style-name="ce39" table:formula="of:=0.5*[.E74]/SQRT([.D74])" office:value-type="float" office:value="0.0874474632195206" calcext:value-type="float">
            <text:p>0.0874</text:p>
          </table:table-cell>
          <table:table-cell/>
          <table:table-cell table:style-name="ce33" office:value-type="float" office:value="2.20612241889" calcext:value-type="float">
            <text:p>2.2061</text:p>
          </table:table-cell>
          <table:table-cell table:style-name="ce33" office:value-type="float" office:value="0.258462298737" calcext:value-type="float">
            <text:p>0.2585</text:p>
          </table:table-cell>
          <table:table-cell/>
          <table:table-cell table:style-name="ce33" office:value-type="float" office:value="0.165" calcext:value-type="float">
            <text:p>0.1650</text:p>
          </table:table-cell>
          <table:table-cell table:style-name="ce33" office:value-type="float" office:value="111.310078813" calcext:value-type="float">
            <text:p>111.3101</text:p>
          </table:table-cell>
          <table:table-cell table:number-columns-repeated="2" table:style-name="ce33" office:value-type="float" office:value="13.036316286" calcext:value-type="float">
            <text:p>13.0363</text:p>
          </table:table-cell>
          <table:table-cell table:number-columns-repeated="1007"/>
        </table:table-row>
        <table:table-row table:style-name="ro1">
          <table:table-cell office:value-type="float" office:value="0.175" calcext:value-type="float">
            <text:p>0.1750</text:p>
          </table:table-cell>
          <table:table-cell office:value-type="float" office:value="119" calcext:value-type="float">
            <text:p>119.0000</text:p>
          </table:table-cell>
          <table:table-cell office:value-type="float" office:value="12" calcext:value-type="float">
            <text:p>12.0000</text:p>
          </table:table-cell>
          <table:table-cell office:value-type="float" office:value="2.32" calcext:value-type="float">
            <text:p>2.3200</text:p>
          </table:table-cell>
          <table:table-cell office:value-type="float" office:value="0.24" calcext:value-type="float">
            <text:p>0.2400</text:p>
          </table:table-cell>
          <table:table-cell/>
          <table:table-cell table:style-name="ce39" table:formula="of:=[.A75]" office:value-type="float" office:value="0.175" calcext:value-type="float">
            <text:p>0.1750</text:p>
          </table:table-cell>
          <table:table-cell table:style-name="ce39" table:formula="of:=SQRT([.D75])" office:value-type="float" office:value="1.52315462117278" calcext:value-type="float">
            <text:p>1.5232</text:p>
          </table:table-cell>
          <table:table-cell table:style-name="ce39" table:formula="of:=0.5*[.E75]/SQRT([.D75])" office:value-type="float" office:value="0.0787838597158335" calcext:value-type="float">
            <text:p>0.0788</text:p>
          </table:table-cell>
          <table:table-cell/>
          <table:table-cell table:style-name="ce33" office:value-type="float" office:value="2.32847877353" calcext:value-type="float">
            <text:p>2.3285</text:p>
          </table:table-cell>
          <table:table-cell table:style-name="ce33" office:value-type="float" office:value="0.234943277072" calcext:value-type="float">
            <text:p>0.2349</text:p>
          </table:table-cell>
          <table:table-cell/>
          <table:table-cell table:style-name="ce33" office:value-type="float" office:value="0.175" calcext:value-type="float">
            <text:p>0.1750</text:p>
          </table:table-cell>
          <table:table-cell table:style-name="ce33" office:value-type="float" office:value="119.373634592" calcext:value-type="float">
            <text:p>119.3736</text:p>
          </table:table-cell>
          <table:table-cell table:number-columns-repeated="2" table:style-name="ce33" office:value-type="float" office:value="12.0376795378" calcext:value-type="float">
            <text:p>12.0377</text:p>
          </table:table-cell>
          <table:table-cell table:number-columns-repeated="1007"/>
        </table:table-row>
        <table:table-row table:style-name="ro1">
          <table:table-cell office:value-type="float" office:value="0.185" calcext:value-type="float">
            <text:p>0.1850</text:p>
          </table:table-cell>
          <table:table-cell office:value-type="float" office:value="122" calcext:value-type="float">
            <text:p>122.0000</text:p>
          </table:table-cell>
          <table:table-cell office:value-type="float" office:value="12" calcext:value-type="float">
            <text:p>12.0000</text:p>
          </table:table-cell>
          <table:table-cell office:value-type="float" office:value="2.38" calcext:value-type="float">
            <text:p>2.3800</text:p>
          </table:table-cell>
          <table:table-cell office:value-type="float" office:value="0.23" calcext:value-type="float">
            <text:p>0.2300</text:p>
          </table:table-cell>
          <table:table-cell/>
          <table:table-cell table:style-name="ce39" table:formula="of:=[.A76]" office:value-type="float" office:value="0.185" calcext:value-type="float">
            <text:p>0.1850</text:p>
          </table:table-cell>
          <table:table-cell table:style-name="ce39" table:formula="of:=SQRT([.D76])" office:value-type="float" office:value="1.54272486205415" calcext:value-type="float">
            <text:p>1.5427</text:p>
          </table:table-cell>
          <table:table-cell table:style-name="ce39" table:formula="of:=0.5*[.E76]/SQRT([.D76])" office:value-type="float" office:value="0.0745434282084989" calcext:value-type="float">
            <text:p>0.0745</text:p>
          </table:table-cell>
          <table:table-cell/>
          <table:table-cell table:style-name="ce33" office:value-type="float" office:value="2.3684914844" calcext:value-type="float">
            <text:p>2.3685</text:p>
          </table:table-cell>
          <table:table-cell table:style-name="ce33" office:value-type="float" office:value="0.233107459324" calcext:value-type="float">
            <text:p>0.2331</text:p>
          </table:table-cell>
          <table:table-cell/>
          <table:table-cell table:style-name="ce33" office:value-type="float" office:value="0.185" calcext:value-type="float">
            <text:p>0.1850</text:p>
          </table:table-cell>
          <table:table-cell table:style-name="ce33" office:value-type="float" office:value="122.416861583" calcext:value-type="float">
            <text:p>122.4169</text:p>
          </table:table-cell>
          <table:table-cell table:number-columns-repeated="2" table:style-name="ce33" office:value-type="float" office:value="12.0410049866" calcext:value-type="float">
            <text:p>12.0410</text:p>
          </table:table-cell>
          <table:table-cell table:number-columns-repeated="1007"/>
        </table:table-row>
        <table:table-row table:style-name="ro1">
          <table:table-cell office:value-type="float" office:value="0.195" calcext:value-type="float">
            <text:p>0.1950</text:p>
          </table:table-cell>
          <table:table-cell office:value-type="float" office:value="142" calcext:value-type="float">
            <text:p>142.0000</text:p>
          </table:table-cell>
          <table:table-cell office:value-type="float" office:value="13" calcext:value-type="float">
            <text:p>13.0000</text:p>
          </table:table-cell>
          <table:table-cell office:value-type="float" office:value="2.75" calcext:value-type="float">
            <text:p>2.7500</text:p>
          </table:table-cell>
          <table:table-cell office:value-type="float" office:value="0.26" calcext:value-type="float">
            <text:p>0.2600</text:p>
          </table:table-cell>
          <table:table-cell/>
          <table:table-cell table:style-name="ce39" table:formula="of:=[.A77]" office:value-type="float" office:value="0.195" calcext:value-type="float">
            <text:p>0.1950</text:p>
          </table:table-cell>
          <table:table-cell table:style-name="ce39" table:formula="of:=SQRT([.D77])" office:value-type="float" office:value="1.6583123951777" calcext:value-type="float">
            <text:p>1.6583</text:p>
          </table:table-cell>
          <table:table-cell table:style-name="ce39" table:formula="of:=0.5*[.E77]/SQRT([.D77])" office:value-type="float" office:value="0.0783929495902185" calcext:value-type="float">
            <text:p>0.0784</text:p>
          </table:table-cell>
          <table:table-cell/>
          <table:table-cell table:style-name="ce33" office:value-type="float" office:value="2.75096192902" calcext:value-type="float">
            <text:p>2.7510</text:p>
          </table:table-cell>
          <table:table-cell table:style-name="ce33" office:value-type="float" office:value="0.252067126693" calcext:value-type="float">
            <text:p>0.2521</text:p>
          </table:table-cell>
          <table:table-cell/>
          <table:table-cell table:style-name="ce33" office:value-type="float" office:value="0.195" calcext:value-type="float">
            <text:p>0.1950</text:p>
          </table:table-cell>
          <table:table-cell table:style-name="ce33" office:value-type="float" office:value="142.514144661" calcext:value-type="float">
            <text:p>142.5141</text:p>
          </table:table-cell>
          <table:table-cell table:number-columns-repeated="2" table:style-name="ce33" office:value-type="float" office:value="13.0470744919" calcext:value-type="float">
            <text:p>13.0471</text:p>
          </table:table-cell>
          <table:table-cell table:number-columns-repeated="1007"/>
        </table:table-row>
        <table:table-row table:style-name="ro1">
          <table:table-cell office:value-type="float" office:value="0.205" calcext:value-type="float">
            <text:p>0.2050</text:p>
          </table:table-cell>
          <table:table-cell office:value-type="float" office:value="140" calcext:value-type="float">
            <text:p>140.0000</text:p>
          </table:table-cell>
          <table:table-cell office:value-type="float" office:value="13" calcext:value-type="float">
            <text:p>13.0000</text:p>
          </table:table-cell>
          <table:table-cell office:value-type="float" office:value="2.72" calcext:value-type="float">
            <text:p>2.7200</text:p>
          </table:table-cell>
          <table:table-cell office:value-type="float" office:value="0.24" calcext:value-type="float">
            <text:p>0.2400</text:p>
          </table:table-cell>
          <table:table-cell/>
          <table:table-cell table:style-name="ce39" table:formula="of:=[.A78]" office:value-type="float" office:value="0.205" calcext:value-type="float">
            <text:p>0.2050</text:p>
          </table:table-cell>
          <table:table-cell table:style-name="ce39" table:formula="of:=SQRT([.D78])" office:value-type="float" office:value="1.64924225024706" calcext:value-type="float">
            <text:p>1.6492</text:p>
          </table:table-cell>
          <table:table-cell table:style-name="ce39" table:formula="of:=0.5*[.E78]/SQRT([.D78])" office:value-type="float" office:value="0.0727606875108999" calcext:value-type="float">
            <text:p>0.0728</text:p>
          </table:table-cell>
          <table:table-cell/>
          <table:table-cell table:style-name="ce33" office:value-type="float" office:value="2.71821431143" calcext:value-type="float">
            <text:p>2.7182</text:p>
          </table:table-cell>
          <table:table-cell table:style-name="ce33" office:value-type="float" office:value="0.252621527997" calcext:value-type="float">
            <text:p>0.2526</text:p>
          </table:table-cell>
          <table:table-cell/>
          <table:table-cell table:style-name="ce33" office:value-type="float" office:value="0.205" calcext:value-type="float">
            <text:p>0.2050</text:p>
          </table:table-cell>
          <table:table-cell table:style-name="ce33" office:value-type="float" office:value="140.523970023" calcext:value-type="float">
            <text:p>140.5240</text:p>
          </table:table-cell>
          <table:table-cell table:number-columns-repeated="2" table:style-name="ce33" office:value-type="float" office:value="13.0486591335" calcext:value-type="float">
            <text:p>13.0487</text:p>
          </table:table-cell>
          <table:table-cell table:number-columns-repeated="1007"/>
        </table:table-row>
        <table:table-row table:style-name="ro1">
          <table:table-cell office:value-type="float" office:value="0.215" calcext:value-type="float">
            <text:p>0.2150</text:p>
          </table:table-cell>
          <table:table-cell office:value-type="float" office:value="144" calcext:value-type="float">
            <text:p>144.0000</text:p>
          </table:table-cell>
          <table:table-cell office:value-type="float" office:value="12" calcext:value-type="float">
            <text:p>12.0000</text:p>
          </table:table-cell>
          <table:table-cell office:value-type="float" office:value="2.81" calcext:value-type="float">
            <text:p>2.8100</text:p>
          </table:table-cell>
          <table:table-cell office:value-type="float" office:value="0.23" calcext:value-type="float">
            <text:p>0.2300</text:p>
          </table:table-cell>
          <table:table-cell/>
          <table:table-cell table:style-name="ce39" table:formula="of:=[.A79]" office:value-type="float" office:value="0.215" calcext:value-type="float">
            <text:p>0.2150</text:p>
          </table:table-cell>
          <table:table-cell table:style-name="ce39" table:formula="of:=SQRT([.D79])" office:value-type="float" office:value="1.67630546142402" calcext:value-type="float">
            <text:p>1.6763</text:p>
          </table:table-cell>
          <table:table-cell table:style-name="ce39" table:formula="of:=0.5*[.E79]/SQRT([.D79])" office:value-type="float" office:value="0.0686032484212678" calcext:value-type="float">
            <text:p>0.0686</text:p>
          </table:table-cell>
          <table:table-cell/>
          <table:table-cell table:style-name="ce33" office:value-type="float" office:value="2.81134441965" calcext:value-type="float">
            <text:p>2.8113</text:p>
          </table:table-cell>
          <table:table-cell table:style-name="ce33" office:value-type="float" office:value="0.234502030258" calcext:value-type="float">
            <text:p>0.2345</text:p>
          </table:table-cell>
          <table:table-cell/>
          <table:table-cell table:style-name="ce33" office:value-type="float" office:value="0.215" calcext:value-type="float">
            <text:p>0.2150</text:p>
          </table:table-cell>
          <table:table-cell table:style-name="ce33" office:value-type="float" office:value="144.548756956" calcext:value-type="float">
            <text:p>144.5488</text:p>
          </table:table-cell>
          <table:table-cell table:number-columns-repeated="2" table:style-name="ce33" office:value-type="float" office:value="12.0457352193" calcext:value-type="float">
            <text:p>12.0457</text:p>
          </table:table-cell>
          <table:table-cell table:number-columns-repeated="1007"/>
        </table:table-row>
        <table:table-row table:style-name="ro1">
          <table:table-cell office:value-type="float" office:value="0.225" calcext:value-type="float">
            <text:p>0.2250</text:p>
          </table:table-cell>
          <table:table-cell office:value-type="float" office:value="151" calcext:value-type="float">
            <text:p>151.0000</text:p>
          </table:table-cell>
          <table:table-cell office:value-type="float" office:value="11" calcext:value-type="float">
            <text:p>11.0000</text:p>
          </table:table-cell>
          <table:table-cell office:value-type="float" office:value="2.97" calcext:value-type="float">
            <text:p>2.9700</text:p>
          </table:table-cell>
          <table:table-cell office:value-type="float" office:value="0.22" calcext:value-type="float">
            <text:p>0.2200</text:p>
          </table:table-cell>
          <table:table-cell/>
          <table:table-cell table:style-name="ce39" table:formula="of:=[.A80]" office:value-type="float" office:value="0.225" calcext:value-type="float">
            <text:p>0.2250</text:p>
          </table:table-cell>
          <table:table-cell table:style-name="ce39" table:formula="of:=SQRT([.D80])" office:value-type="float" office:value="1.72336879396141" calcext:value-type="float">
            <text:p>1.7234</text:p>
          </table:table-cell>
          <table:table-cell table:style-name="ce39" table:formula="of:=0.5*[.E80]/SQRT([.D80])" office:value-type="float" office:value="0.0638284738504225" calcext:value-type="float">
            <text:p>0.0638</text:p>
          </table:table-cell>
          <table:table-cell/>
          <table:table-cell table:style-name="ce33" office:value-type="float" office:value="2.97215627434" calcext:value-type="float">
            <text:p>2.9722</text:p>
          </table:table-cell>
          <table:table-cell table:style-name="ce33" office:value-type="float" office:value="0.216750808112" calcext:value-type="float">
            <text:p>0.2168</text:p>
          </table:table-cell>
          <table:table-cell/>
          <table:table-cell table:style-name="ce33" office:value-type="float" office:value="0.225" calcext:value-type="float">
            <text:p>0.2250</text:p>
          </table:table-cell>
          <table:table-cell table:style-name="ce33" office:value-type="float" office:value="151.593603641" calcext:value-type="float">
            <text:p>151.5936</text:p>
          </table:table-cell>
          <table:table-cell table:number-columns-repeated="2" table:style-name="ce33" office:value-type="float" office:value="11.0432492158" calcext:value-type="float">
            <text:p>11.0432</text:p>
          </table:table-cell>
          <table:table-cell table:number-columns-repeated="1007"/>
        </table:table-row>
        <table:table-row table:style-name="ro1">
          <table:table-cell office:value-type="float" office:value="0.235" calcext:value-type="float">
            <text:p>0.2350</text:p>
          </table:table-cell>
          <table:table-cell office:value-type="float" office:value="167" calcext:value-type="float">
            <text:p>167.0000</text:p>
          </table:table-cell>
          <table:table-cell office:value-type="float" office:value="12" calcext:value-type="float">
            <text:p>12.0000</text:p>
          </table:table-cell>
          <table:table-cell office:value-type="float" office:value="3.31" calcext:value-type="float">
            <text:p>3.3100</text:p>
          </table:table-cell>
          <table:table-cell office:value-type="float" office:value="0.23" calcext:value-type="float">
            <text:p>0.2300</text:p>
          </table:table-cell>
          <table:table-cell/>
          <table:table-cell table:style-name="ce39" table:formula="of:=[.A81]" office:value-type="float" office:value="0.235" calcext:value-type="float">
            <text:p>0.2350</text:p>
          </table:table-cell>
          <table:table-cell table:style-name="ce39" table:formula="of:=SQRT([.D81])" office:value-type="float" office:value="1.81934053986603" calcext:value-type="float">
            <text:p>1.8193</text:p>
          </table:table-cell>
          <table:table-cell table:style-name="ce39" table:formula="of:=0.5*[.E81]/SQRT([.D81])" office:value-type="float" office:value="0.063209716641871" calcext:value-type="float">
            <text:p>0.0632</text:p>
          </table:table-cell>
          <table:table-cell/>
          <table:table-cell table:style-name="ce33" office:value-type="float" office:value="3.31993620485" calcext:value-type="float">
            <text:p>3.3199</text:p>
          </table:table-cell>
          <table:table-cell table:style-name="ce33" office:value-type="float" office:value="0.238888012006" calcext:value-type="float">
            <text:p>0.2389</text:p>
          </table:table-cell>
          <table:table-cell/>
          <table:table-cell table:style-name="ce33" office:value-type="float" office:value="0.235" calcext:value-type="float">
            <text:p>0.2350</text:p>
          </table:table-cell>
          <table:table-cell table:style-name="ce33" office:value-type="float" office:value="167.639491801" calcext:value-type="float">
            <text:p>167.6395</text:p>
          </table:table-cell>
          <table:table-cell table:number-columns-repeated="2" table:style-name="ce33" office:value-type="float" office:value="12.0459630125" calcext:value-type="float">
            <text:p>12.0460</text:p>
          </table:table-cell>
          <table:table-cell table:number-columns-repeated="1007"/>
        </table:table-row>
        <table:table-row table:style-name="ro1">
          <table:table-cell office:value-type="float" office:value="0.245" calcext:value-type="float">
            <text:p>0.2450</text:p>
          </table:table-cell>
          <table:table-cell office:value-type="float" office:value="165" calcext:value-type="float">
            <text:p>165.0000</text:p>
          </table:table-cell>
          <table:table-cell office:value-type="float" office:value="11" calcext:value-type="float">
            <text:p>11.0000</text:p>
          </table:table-cell>
          <table:table-cell office:value-type="float" office:value="3.32" calcext:value-type="float">
            <text:p>3.3200</text:p>
          </table:table-cell>
          <table:table-cell office:value-type="float" office:value="0.22" calcext:value-type="float">
            <text:p>0.2200</text:p>
          </table:table-cell>
          <table:table-cell/>
          <table:table-cell table:style-name="ce39" table:formula="of:=[.A82]" office:value-type="float" office:value="0.245" calcext:value-type="float">
            <text:p>0.2450</text:p>
          </table:table-cell>
          <table:table-cell table:style-name="ce39" table:formula="of:=SQRT([.D82])" office:value-type="float" office:value="1.82208671582886" calcext:value-type="float">
            <text:p>1.8221</text:p>
          </table:table-cell>
          <table:table-cell table:style-name="ce39" table:formula="of:=0.5*[.E82]/SQRT([.D82])" office:value-type="float" office:value="0.0603703429943297" calcext:value-type="float">
            <text:p>0.0604</text:p>
          </table:table-cell>
          <table:table-cell/>
          <table:table-cell table:style-name="ce33" office:value-type="float" office:value="3.31813354972" calcext:value-type="float">
            <text:p>3.3181</text:p>
          </table:table-cell>
          <table:table-cell table:style-name="ce33" office:value-type="float" office:value="0.221538488672" calcext:value-type="float">
            <text:p>0.2215</text:p>
          </table:table-cell>
          <table:table-cell/>
          <table:table-cell table:style-name="ce33" office:value-type="float" office:value="0.245" calcext:value-type="float">
            <text:p>0.2450</text:p>
          </table:table-cell>
          <table:table-cell table:style-name="ce33" office:value-type="float" office:value="165.615164734" calcext:value-type="float">
            <text:p>165.6152</text:p>
          </table:table-cell>
          <table:table-cell table:number-columns-repeated="2" table:style-name="ce33" office:value-type="float" office:value="11.0410232372" calcext:value-type="float">
            <text:p>11.0410</text:p>
          </table:table-cell>
          <table:table-cell table:number-columns-repeated="1007"/>
        </table:table-row>
        <table:table-row table:style-name="ro1">
          <table:table-cell office:value-type="float" office:value="0.255" calcext:value-type="float">
            <text:p>0.2550</text:p>
          </table:table-cell>
          <table:table-cell office:value-type="float" office:value="173" calcext:value-type="float">
            <text:p>173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3.52" calcext:value-type="float">
            <text:p>3.5200</text:p>
          </table:table-cell>
          <table:table-cell office:value-type="float" office:value="0.21" calcext:value-type="float">
            <text:p>0.2100</text:p>
          </table:table-cell>
          <table:table-cell/>
          <table:table-cell table:style-name="ce39" table:formula="of:=[.A83]" office:value-type="float" office:value="0.255" calcext:value-type="float">
            <text:p>0.2550</text:p>
          </table:table-cell>
          <table:table-cell table:style-name="ce39" table:formula="of:=SQRT([.D83])" office:value-type="float" office:value="1.87616630392937" calcext:value-type="float">
            <text:p>1.8762</text:p>
          </table:table-cell>
          <table:table-cell table:style-name="ce39" table:formula="of:=0.5*[.E83]/SQRT([.D83])" office:value-type="float" office:value="0.0559651880433477" calcext:value-type="float">
            <text:p>0.0560</text:p>
          </table:table-cell>
          <table:table-cell/>
          <table:table-cell table:style-name="ce33" office:value-type="float" office:value="3.52342074623" calcext:value-type="float">
            <text:p>3.5234</text:p>
          </table:table-cell>
          <table:table-cell table:style-name="ce33" office:value-type="float" office:value="0.204015963998" calcext:value-type="float">
            <text:p>0.2040</text:p>
          </table:table-cell>
          <table:table-cell/>
          <table:table-cell table:style-name="ce33" office:value-type="float" office:value="0.255" calcext:value-type="float">
            <text:p>0.2550</text:p>
          </table:table-cell>
          <table:table-cell table:style-name="ce33" office:value-type="float" office:value="173.621270969" calcext:value-type="float">
            <text:p>173.6213</text:p>
          </table:table-cell>
          <table:table-cell table:number-columns-repeated="2" table:style-name="ce33" office:value-type="float" office:value="10.035926438" calcext:value-type="float">
            <text:p>10.0359</text:p>
          </table:table-cell>
          <table:table-cell table:number-columns-repeated="1007"/>
        </table:table-row>
        <table:table-row table:style-name="ro1">
          <table:table-cell office:value-type="float" office:value="0.265" calcext:value-type="float">
            <text:p>0.2650</text:p>
          </table:table-cell>
          <table:table-cell office:value-type="float" office:value="198" calcext:value-type="float">
            <text:p>198.0000</text:p>
          </table:table-cell>
          <table:table-cell office:value-type="float" office:value="11" calcext:value-type="float">
            <text:p>11.0000</text:p>
          </table:table-cell>
          <table:table-cell office:value-type="float" office:value="4.1" calcext:value-type="float">
            <text:p>4.1000</text:p>
          </table:table-cell>
          <table:table-cell office:value-type="float" office:value="0.22" calcext:value-type="float">
            <text:p>0.2200</text:p>
          </table:table-cell>
          <table:table-cell/>
          <table:table-cell table:style-name="ce39" table:formula="of:=[.A84]" office:value-type="float" office:value="0.265" calcext:value-type="float">
            <text:p>0.2650</text:p>
          </table:table-cell>
          <table:table-cell table:style-name="ce39" table:formula="of:=SQRT([.D84])" office:value-type="float" office:value="2.02484567313166" calcext:value-type="float">
            <text:p>2.0248</text:p>
          </table:table-cell>
          <table:table-cell table:style-name="ce39" table:formula="of:=0.5*[.E84]/SQRT([.D84])" office:value-type="float" office:value="0.0543251278157274" calcext:value-type="float">
            <text:p>0.0543</text:p>
          </table:table-cell>
          <table:table-cell/>
          <table:table-cell table:style-name="ce33" office:value-type="float" office:value="4.0876963389" calcext:value-type="float">
            <text:p>4.0877</text:p>
          </table:table-cell>
          <table:table-cell table:style-name="ce33" office:value-type="float" office:value="0.227500386981" calcext:value-type="float">
            <text:p>0.2275</text:p>
          </table:table-cell>
          <table:table-cell/>
          <table:table-cell table:style-name="ce33" office:value-type="float" office:value="0.265" calcext:value-type="float">
            <text:p>0.2650</text:p>
          </table:table-cell>
          <table:table-cell table:style-name="ce33" office:value-type="float" office:value="198.673278447" calcext:value-type="float">
            <text:p>198.6733</text:p>
          </table:table-cell>
          <table:table-cell table:number-columns-repeated="2" table:style-name="ce33" office:value-type="float" office:value="11.03742201" calcext:value-type="float">
            <text:p>11.0374</text:p>
          </table:table-cell>
          <table:table-cell table:number-columns-repeated="1007"/>
        </table:table-row>
        <table:table-row table:style-name="ro1">
          <table:table-cell office:value-type="float" office:value="0.275" calcext:value-type="float">
            <text:p>0.2750</text:p>
          </table:table-cell>
          <table:table-cell office:value-type="float" office:value="199" calcext:value-type="float">
            <text:p>199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4.18" calcext:value-type="float">
            <text:p>4.1800</text:p>
          </table:table-cell>
          <table:table-cell office:value-type="float" office:value="0.21" calcext:value-type="float">
            <text:p>0.2100</text:p>
          </table:table-cell>
          <table:table-cell/>
          <table:table-cell table:style-name="ce39" table:formula="of:=[.A85]" office:value-type="float" office:value="0.275" calcext:value-type="float">
            <text:p>0.2750</text:p>
          </table:table-cell>
          <table:table-cell table:style-name="ce39" table:formula="of:=SQRT([.D85])" office:value-type="float" office:value="2.04450483002609" calcext:value-type="float">
            <text:p>2.0445</text:p>
          </table:table-cell>
          <table:table-cell table:style-name="ce39" table:formula="of:=0.5*[.E85]/SQRT([.D85])" office:value-type="float" office:value="0.0513571787446744" calcext:value-type="float">
            <text:p>0.0514</text:p>
          </table:table-cell>
          <table:table-cell/>
          <table:table-cell table:style-name="ce33" office:value-type="float" office:value="4.1674767489" calcext:value-type="float">
            <text:p>4.1675</text:p>
          </table:table-cell>
          <table:table-cell table:style-name="ce33" office:value-type="float" office:value="0.209835080757" calcext:value-type="float">
            <text:p>0.2098</text:p>
          </table:table-cell>
          <table:table-cell/>
          <table:table-cell table:style-name="ce33" office:value-type="float" office:value="0.275" calcext:value-type="float">
            <text:p>0.2750</text:p>
          </table:table-cell>
          <table:table-cell table:style-name="ce33" office:value-type="float" office:value="199.636358838" calcext:value-type="float">
            <text:p>199.6364</text:p>
          </table:table-cell>
          <table:table-cell table:number-columns-repeated="2" table:style-name="ce33" office:value-type="float" office:value="10.0319974469" calcext:value-type="float">
            <text:p>10.0320</text:p>
          </table:table-cell>
          <table:table-cell table:number-columns-repeated="1007"/>
        </table:table-row>
        <table:table-row table:style-name="ro1">
          <table:table-cell office:value-type="float" office:value="0.285" calcext:value-type="float">
            <text:p>0.2850</text:p>
          </table:table-cell>
          <table:table-cell office:value-type="float" office:value="211" calcext:value-type="float">
            <text:p>211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4.49" calcext:value-type="float">
            <text:p>4.4900</text:p>
          </table:table-cell>
          <table:table-cell office:value-type="float" office:value="0.21" calcext:value-type="float">
            <text:p>0.2100</text:p>
          </table:table-cell>
          <table:table-cell/>
          <table:table-cell table:style-name="ce39" table:formula="of:=[.A86]" office:value-type="float" office:value="0.285" calcext:value-type="float">
            <text:p>0.2850</text:p>
          </table:table-cell>
          <table:table-cell table:style-name="ce39" table:formula="of:=SQRT([.D86])" office:value-type="float" office:value="2.11896201004171" calcext:value-type="float">
            <text:p>2.1190</text:p>
          </table:table-cell>
          <table:table-cell table:style-name="ce39" table:formula="of:=0.5*[.E86]/SQRT([.D86])" office:value-type="float" office:value="0.0495525637092159" calcext:value-type="float">
            <text:p>0.0496</text:p>
          </table:table-cell>
          <table:table-cell/>
          <table:table-cell table:style-name="ce33" office:value-type="float" office:value="4.48484579017" calcext:value-type="float">
            <text:p>4.4848</text:p>
          </table:table-cell>
          <table:table-cell table:style-name="ce33" office:value-type="float" office:value="0.213086830409" calcext:value-type="float">
            <text:p>0.2131</text:p>
          </table:table-cell>
          <table:table-cell/>
          <table:table-cell table:style-name="ce33" office:value-type="float" office:value="0.285" calcext:value-type="float">
            <text:p>0.2850</text:p>
          </table:table-cell>
          <table:table-cell table:style-name="ce33" office:value-type="float" office:value="211.629815156" calcext:value-type="float">
            <text:p>211.6298</text:p>
          </table:table-cell>
          <table:table-cell table:number-columns-repeated="2" table:style-name="ce33" office:value-type="float" office:value="10.0298808191" calcext:value-type="float">
            <text:p>10.0299</text:p>
          </table:table-cell>
          <table:table-cell table:number-columns-repeated="1007"/>
        </table:table-row>
        <table:table-row table:style-name="ro1">
          <table:table-cell office:value-type="float" office:value="0.295" calcext:value-type="float">
            <text:p>0.2950</text:p>
          </table:table-cell>
          <table:table-cell office:value-type="float" office:value="222" calcext:value-type="float">
            <text:p>222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4.78" calcext:value-type="float">
            <text:p>4.7800</text:p>
          </table:table-cell>
          <table:table-cell office:value-type="float" office:value="0.21" calcext:value-type="float">
            <text:p>0.2100</text:p>
          </table:table-cell>
          <table:table-cell/>
          <table:table-cell table:style-name="ce39" table:formula="of:=[.A87]" office:value-type="float" office:value="0.295" calcext:value-type="float">
            <text:p>0.2950</text:p>
          </table:table-cell>
          <table:table-cell table:style-name="ce39" table:formula="of:=SQRT([.D87])" office:value-type="float" office:value="2.18632111090754" calcext:value-type="float">
            <text:p>2.1863</text:p>
          </table:table-cell>
          <table:table-cell table:style-name="ce39" table:formula="of:=0.5*[.E87]/SQRT([.D87])" office:value-type="float" office:value="0.0480258821433666" calcext:value-type="float">
            <text:p>0.0480</text:p>
          </table:table-cell>
          <table:table-cell/>
          <table:table-cell table:style-name="ce33" office:value-type="float" office:value="4.79098932168" calcext:value-type="float">
            <text:p>4.7910</text:p>
          </table:table-cell>
          <table:table-cell table:style-name="ce33" office:value-type="float" office:value="0.216477094394" calcext:value-type="float">
            <text:p>0.2165</text:p>
          </table:table-cell>
          <table:table-cell/>
          <table:table-cell table:style-name="ce33" office:value-type="float" office:value="0.295" calcext:value-type="float">
            <text:p>0.2950</text:p>
          </table:table-cell>
          <table:table-cell table:style-name="ce33" office:value-type="float" office:value="222.604551713" calcext:value-type="float">
            <text:p>222.6046</text:p>
          </table:table-cell>
          <table:table-cell table:number-columns-repeated="2" table:style-name="ce33" office:value-type="float" office:value="10.0272799167" calcext:value-type="float">
            <text:p>10.0273</text:p>
          </table:table-cell>
          <table:table-cell table:number-columns-repeated="1007"/>
        </table:table-row>
        <table:table-row table:style-name="ro1">
          <table:table-cell office:value-type="float" office:value="0.305" calcext:value-type="float">
            <text:p>0.3050</text:p>
          </table:table-cell>
          <table:table-cell office:value-type="float" office:value="233" calcext:value-type="float">
            <text:p>233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5.1" calcext:value-type="float">
            <text:p>5.1000</text:p>
          </table:table-cell>
          <table:table-cell office:value-type="float" office:value="0.21" calcext:value-type="float">
            <text:p>0.2100</text:p>
          </table:table-cell>
          <table:table-cell/>
          <table:table-cell table:style-name="ce39" table:formula="of:=[.A88]" office:value-type="float" office:value="0.305" calcext:value-type="float">
            <text:p>0.3050</text:p>
          </table:table-cell>
          <table:table-cell table:style-name="ce39" table:formula="of:=SQRT([.D88])" office:value-type="float" office:value="2.25831795812724" calcext:value-type="float">
            <text:p>2.2583</text:p>
          </table:table-cell>
          <table:table-cell table:style-name="ce39" table:formula="of:=0.5*[.E88]/SQRT([.D88])" office:value-type="float" office:value="0.046494781490855" calcext:value-type="float">
            <text:p>0.0465</text:p>
          </table:table-cell>
          <table:table-cell/>
          <table:table-cell table:style-name="ce33" office:value-type="float" office:value="5.10701843508" calcext:value-type="float">
            <text:p>5.1070</text:p>
          </table:table-cell>
          <table:table-cell table:style-name="ce33" office:value-type="float" office:value="0.219896214292" calcext:value-type="float">
            <text:p>0.2199</text:p>
          </table:table-cell>
          <table:table-cell/>
          <table:table-cell table:style-name="ce33" office:value-type="float" office:value="0.305" calcext:value-type="float">
            <text:p>0.3050</text:p>
          </table:table-cell>
          <table:table-cell table:style-name="ce33" office:value-type="float" office:value="233.57170255" calcext:value-type="float">
            <text:p>233.5717</text:p>
          </table:table-cell>
          <table:table-cell table:number-columns-repeated="2" table:style-name="ce33" office:value-type="float" office:value="10.0245893125" calcext:value-type="float">
            <text:p>10.0246</text:p>
          </table:table-cell>
          <table:table-cell table:number-columns-repeated="1007"/>
        </table:table-row>
        <table:table-row table:style-name="ro1">
          <table:table-cell office:value-type="float" office:value="0.315" calcext:value-type="float">
            <text:p>0.3150</text:p>
          </table:table-cell>
          <table:table-cell office:value-type="float" office:value="241" calcext:value-type="float">
            <text:p>241.0000</text:p>
          </table:table-cell>
          <table:table-cell office:value-type="float" office:value="9" calcext:value-type="float">
            <text:p>9.0000</text:p>
          </table:table-cell>
          <table:table-cell office:value-type="float" office:value="5.36" calcext:value-type="float">
            <text:p>5.3600</text:p>
          </table:table-cell>
          <table:table-cell office:value-type="float" office:value="0.21" calcext:value-type="float">
            <text:p>0.2100</text:p>
          </table:table-cell>
          <table:table-cell/>
          <table:table-cell table:style-name="ce39" table:formula="of:=[.A89]" office:value-type="float" office:value="0.315" calcext:value-type="float">
            <text:p>0.3150</text:p>
          </table:table-cell>
          <table:table-cell table:style-name="ce39" table:formula="of:=SQRT([.D89])" office:value-type="float" office:value="2.31516738055805" calcext:value-type="float">
            <text:p>2.3152</text:p>
          </table:table-cell>
          <table:table-cell table:style-name="ce39" table:formula="of:=0.5*[.E89]/SQRT([.D89])" office:value-type="float" office:value="0.0453530923430214" calcext:value-type="float">
            <text:p>0.0454</text:p>
          </table:table-cell>
          <table:table-cell/>
          <table:table-cell table:style-name="ce33" office:value-type="float" office:value="5.36602800614" calcext:value-type="float">
            <text:p>5.3660</text:p>
          </table:table-cell>
          <table:table-cell table:style-name="ce33" office:value-type="float" office:value="0.201138155178" calcext:value-type="float">
            <text:p>0.2011</text:p>
          </table:table-cell>
          <table:table-cell/>
          <table:table-cell table:style-name="ce33" office:value-type="float" office:value="0.315" calcext:value-type="float">
            <text:p>0.3150</text:p>
          </table:table-cell>
          <table:table-cell table:style-name="ce33" office:value-type="float" office:value="241.519899594" calcext:value-type="float">
            <text:p>241.5199</text:p>
          </table:table-cell>
          <table:table-cell table:number-columns-repeated="2" table:style-name="ce33" office:value-type="float" office:value="9.0194780148" calcext:value-type="float">
            <text:p>9.0195</text:p>
          </table:table-cell>
          <table:table-cell table:number-columns-repeated="1007"/>
        </table:table-row>
        <table:table-row table:style-name="ro1">
          <table:table-cell office:value-type="float" office:value="0.325" calcext:value-type="float">
            <text:p>0.3250</text:p>
          </table:table-cell>
          <table:table-cell office:value-type="float" office:value="244" calcext:value-type="float">
            <text:p>244.0000</text:p>
          </table:table-cell>
          <table:table-cell office:value-type="float" office:value="9" calcext:value-type="float">
            <text:p>9.0000</text:p>
          </table:table-cell>
          <table:table-cell office:value-type="float" office:value="5.53" calcext:value-type="float">
            <text:p>5.5300</text:p>
          </table:table-cell>
          <table:table-cell office:value-type="float" office:value="0.21" calcext:value-type="float">
            <text:p>0.2100</text:p>
          </table:table-cell>
          <table:table-cell/>
          <table:table-cell table:style-name="ce39" table:formula="of:=[.A90]" office:value-type="float" office:value="0.325" calcext:value-type="float">
            <text:p>0.3250</text:p>
          </table:table-cell>
          <table:table-cell table:style-name="ce39" table:formula="of:=SQRT([.D90])" office:value-type="float" office:value="2.35159520326097" calcext:value-type="float">
            <text:p>2.3516</text:p>
          </table:table-cell>
          <table:table-cell table:style-name="ce39" table:formula="of:=0.5*[.E90]/SQRT([.D90])" office:value-type="float" office:value="0.044650541834069" calcext:value-type="float">
            <text:p>0.0447</text:p>
          </table:table-cell>
          <table:table-cell/>
          <table:table-cell table:style-name="ce33" office:value-type="float" office:value="5.51944482874" calcext:value-type="float">
            <text:p>5.5194</text:p>
          </table:table-cell>
          <table:table-cell table:style-name="ce33" office:value-type="float" office:value="0.204464465207" calcext:value-type="float">
            <text:p>0.2045</text:p>
          </table:table-cell>
          <table:table-cell/>
          <table:table-cell table:style-name="ce33" office:value-type="float" office:value="0.325" calcext:value-type="float">
            <text:p>0.3250</text:p>
          </table:table-cell>
          <table:table-cell table:style-name="ce33" office:value-type="float" office:value="244.442828784" calcext:value-type="float">
            <text:p>244.4428</text:p>
          </table:table-cell>
          <table:table-cell table:number-columns-repeated="2" table:style-name="ce33" office:value-type="float" office:value="9.01641776988" calcext:value-type="float">
            <text:p>9.0164</text:p>
          </table:table-cell>
          <table:table-cell table:number-columns-repeated="1007"/>
        </table:table-row>
        <table:table-row table:style-name="ro1">
          <table:table-cell office:value-type="float" office:value="0.335" calcext:value-type="float">
            <text:p>0.3350</text:p>
          </table:table-cell>
          <table:table-cell office:value-type="float" office:value="252" calcext:value-type="float">
            <text:p>252.0000</text:p>
          </table:table-cell>
          <table:table-cell office:value-type="float" office:value="9" calcext:value-type="float">
            <text:p>9.0000</text:p>
          </table:table-cell>
          <table:table-cell office:value-type="float" office:value="5.79" calcext:value-type="float">
            <text:p>5.7900</text:p>
          </table:table-cell>
          <table:table-cell office:value-type="float" office:value="0.21" calcext:value-type="float">
            <text:p>0.2100</text:p>
          </table:table-cell>
          <table:table-cell/>
          <table:table-cell table:style-name="ce39" table:formula="of:=[.A91]" office:value-type="float" office:value="0.335" calcext:value-type="float">
            <text:p>0.3350</text:p>
          </table:table-cell>
          <table:table-cell table:style-name="ce39" table:formula="of:=SQRT([.D91])" office:value-type="float" office:value="2.40624188310319" calcext:value-type="float">
            <text:p>2.4062</text:p>
          </table:table-cell>
          <table:table-cell table:style-name="ce39" table:formula="of:=0.5*[.E91]/SQRT([.D91])" office:value-type="float" office:value="0.0436365108334776" calcext:value-type="float">
            <text:p>0.0436</text:p>
          </table:table-cell>
          <table:table-cell/>
          <table:table-cell table:style-name="ce33" office:value-type="float" office:value="5.79133070221" calcext:value-type="float">
            <text:p>5.7913</text:p>
          </table:table-cell>
          <table:table-cell table:style-name="ce33" office:value-type="float" office:value="0.20787035847" calcext:value-type="float">
            <text:p>0.2079</text:p>
          </table:table-cell>
          <table:table-cell/>
          <table:table-cell table:style-name="ce33" office:value-type="float" office:value="0.335" calcext:value-type="float">
            <text:p>0.3350</text:p>
          </table:table-cell>
          <table:table-cell table:style-name="ce33" office:value-type="float" office:value="252.349608065" calcext:value-type="float">
            <text:p>252.3496</text:p>
          </table:table-cell>
          <table:table-cell table:number-columns-repeated="2" table:style-name="ce33" office:value-type="float" office:value="9.01259930196" calcext:value-type="float">
            <text:p>9.0126</text:p>
          </table:table-cell>
          <table:table-cell table:number-columns-repeated="1007"/>
        </table:table-row>
        <table:table-row table:style-name="ro1">
          <table:table-cell office:value-type="float" office:value="0.345" calcext:value-type="float">
            <text:p>0.3450</text:p>
          </table:table-cell>
          <table:table-cell office:value-type="float" office:value="276" calcext:value-type="float">
            <text:p>276.0000</text:p>
          </table:table-cell>
          <table:table-cell office:value-type="float" office:value="9" calcext:value-type="float">
            <text:p>9.0000</text:p>
          </table:table-cell>
          <table:table-cell office:value-type="float" office:value="6.44" calcext:value-type="float">
            <text:p>6.4400</text:p>
          </table:table-cell>
          <table:table-cell office:value-type="float" office:value="0.21" calcext:value-type="float">
            <text:p>0.2100</text:p>
          </table:table-cell>
          <table:table-cell/>
          <table:table-cell table:style-name="ce39" table:formula="of:=[.A92]" office:value-type="float" office:value="0.345" calcext:value-type="float">
            <text:p>0.3450</text:p>
          </table:table-cell>
          <table:table-cell table:style-name="ce39" table:formula="of:=SQRT([.D92])" office:value-type="float" office:value="2.5377155080899" calcext:value-type="float">
            <text:p>2.5377</text:p>
          </table:table-cell>
          <table:table-cell table:style-name="ce39" table:formula="of:=0.5*[.E92]/SQRT([.D92])" office:value-type="float" office:value="0.0413757963275528" calcext:value-type="float">
            <text:p>0.0414</text:p>
          </table:table-cell>
          <table:table-cell/>
          <table:table-cell table:style-name="ce33" office:value-type="float" office:value="6.44442475657" calcext:value-type="float">
            <text:p>6.4444</text:p>
          </table:table-cell>
          <table:table-cell table:style-name="ce33" office:value-type="float" office:value="0.21117037592" calcext:value-type="float">
            <text:p>0.2112</text:p>
          </table:table-cell>
          <table:table-cell/>
          <table:table-cell table:style-name="ce33" office:value-type="float" office:value="0.345" calcext:value-type="float">
            <text:p>0.3450</text:p>
          </table:table-cell>
          <table:table-cell table:style-name="ce33" office:value-type="float" office:value="276.269065447" calcext:value-type="float">
            <text:p>276.2691</text:p>
          </table:table-cell>
          <table:table-cell table:number-columns-repeated="2" table:style-name="ce33" office:value-type="float" office:value="9.00888126459" calcext:value-type="float">
            <text:p>9.0089</text:p>
          </table:table-cell>
          <table:table-cell table:number-columns-repeated="1007"/>
        </table:table-row>
        <table:table-row table:style-name="ro1">
          <table:table-cell office:value-type="float" office:value="0.355" calcext:value-type="float">
            <text:p>0.3550</text:p>
          </table:table-cell>
          <table:table-cell office:value-type="float" office:value="301" calcext:value-type="float">
            <text:p>301.0000</text:p>
          </table:table-cell>
          <table:table-cell office:value-type="float" office:value="9" calcext:value-type="float">
            <text:p>9.0000</text:p>
          </table:table-cell>
          <table:table-cell office:value-type="float" office:value="7.13" calcext:value-type="float">
            <text:p>7.1300</text:p>
          </table:table-cell>
          <table:table-cell office:value-type="float" office:value="0.22" calcext:value-type="float">
            <text:p>0.2200</text:p>
          </table:table-cell>
          <table:table-cell/>
          <table:table-cell table:style-name="ce39" table:formula="of:=[.A93]" office:value-type="float" office:value="0.355" calcext:value-type="float">
            <text:p>0.3550</text:p>
          </table:table-cell>
          <table:table-cell table:style-name="ce39" table:formula="of:=SQRT([.D93])" office:value-type="float" office:value="2.67020598456374" calcext:value-type="float">
            <text:p>2.6702</text:p>
          </table:table-cell>
          <table:table-cell table:style-name="ce39" table:formula="of:=0.5*[.E93]/SQRT([.D93])" office:value-type="float" office:value="0.0411953237450226" calcext:value-type="float">
            <text:p>0.0412</text:p>
          </table:table-cell>
          <table:table-cell/>
          <table:table-cell table:style-name="ce33" office:value-type="float" office:value="7.14051495036" calcext:value-type="float">
            <text:p>7.1405</text:p>
          </table:table-cell>
          <table:table-cell table:style-name="ce33" office:value-type="float" office:value="0.214783125757" calcext:value-type="float">
            <text:p>0.2148</text:p>
          </table:table-cell>
          <table:table-cell/>
          <table:table-cell table:style-name="ce33" office:value-type="float" office:value="0.355" calcext:value-type="float">
            <text:p>0.3550</text:p>
          </table:table-cell>
          <table:table-cell table:style-name="ce33" office:value-type="float" office:value="301.161983023" calcext:value-type="float">
            <text:p>301.1620</text:p>
          </table:table-cell>
          <table:table-cell table:number-columns-repeated="2" table:style-name="ce33" office:value-type="float" office:value="9.00500501059" calcext:value-type="float">
            <text:p>9.0050</text:p>
          </table:table-cell>
          <table:table-cell table:number-columns-repeated="1007"/>
        </table:table-row>
        <table:table-row table:style-name="ro1">
          <table:table-cell office:value-type="float" office:value="0.365" calcext:value-type="float">
            <text:p>0.3650</text:p>
          </table:table-cell>
          <table:table-cell office:value-type="float" office:value="323" calcext:value-type="float">
            <text:p>323.0000</text:p>
          </table:table-cell>
          <table:table-cell office:value-type="float" office:value="9" calcext:value-type="float">
            <text:p>9.0000</text:p>
          </table:table-cell>
          <table:table-cell office:value-type="float" office:value="7.79" calcext:value-type="float">
            <text:p>7.7900</text:p>
          </table:table-cell>
          <table:table-cell office:value-type="float" office:value="0.22" calcext:value-type="float">
            <text:p>0.2200</text:p>
          </table:table-cell>
          <table:table-cell/>
          <table:table-cell table:style-name="ce39" table:formula="of:=[.A94]" office:value-type="float" office:value="0.365" calcext:value-type="float">
            <text:p>0.3650</text:p>
          </table:table-cell>
          <table:table-cell table:style-name="ce39" table:formula="of:=SQRT([.D94])" office:value-type="float" office:value="2.79105714739057" calcext:value-type="float">
            <text:p>2.7911</text:p>
          </table:table-cell>
          <table:table-cell table:style-name="ce39" table:formula="of:=0.5*[.E94]/SQRT([.D94])" office:value-type="float" office:value="0.039411590014501" calcext:value-type="float">
            <text:p>0.0394</text:p>
          </table:table-cell>
          <table:table-cell/>
          <table:table-cell table:style-name="ce33" office:value-type="float" office:value="7.78418246718" calcext:value-type="float">
            <text:p>7.7842</text:p>
          </table:table-cell>
          <table:table-cell table:style-name="ce33" office:value-type="float" office:value="0.218446803244" calcext:value-type="float">
            <text:p>0.2184</text:p>
          </table:table-cell>
          <table:table-cell/>
          <table:table-cell table:style-name="ce33" office:value-type="float" office:value="0.365" calcext:value-type="float">
            <text:p>0.3650</text:p>
          </table:table-cell>
          <table:table-cell table:style-name="ce33" office:value-type="float" office:value="323.012201918" calcext:value-type="float">
            <text:p>323.0122</text:p>
          </table:table-cell>
          <table:table-cell table:number-columns-repeated="2" table:style-name="ce33" office:value-type="float" office:value="9.00056983096" calcext:value-type="float">
            <text:p>9.0006</text:p>
          </table:table-cell>
          <table:table-cell table:number-columns-repeated="1007"/>
        </table:table-row>
        <table:table-row table:style-name="ro1">
          <table:table-cell office:value-type="float" office:value="0.375" calcext:value-type="float">
            <text:p>0.3750</text:p>
          </table:table-cell>
          <table:table-cell office:value-type="float" office:value="344" calcext:value-type="float">
            <text:p>344.0000</text:p>
          </table:table-cell>
          <table:table-cell office:value-type="float" office:value="9" calcext:value-type="float">
            <text:p>9.0000</text:p>
          </table:table-cell>
          <table:table-cell office:value-type="float" office:value="8.43" calcext:value-type="float">
            <text:p>8.4300</text:p>
          </table:table-cell>
          <table:table-cell office:value-type="float" office:value="0.22" calcext:value-type="float">
            <text:p>0.2200</text:p>
          </table:table-cell>
          <table:table-cell/>
          <table:table-cell table:style-name="ce39" table:formula="of:=[.A95]" office:value-type="float" office:value="0.375" calcext:value-type="float">
            <text:p>0.3750</text:p>
          </table:table-cell>
          <table:table-cell table:style-name="ce39" table:formula="of:=SQRT([.D95])" office:value-type="float" office:value="2.90344622819159" calcext:value-type="float">
            <text:p>2.9034</text:p>
          </table:table-cell>
          <table:table-cell table:style-name="ce39" table:formula="of:=0.5*[.E95]/SQRT([.D95])" office:value-type="float" office:value="0.037886012467506" calcext:value-type="float">
            <text:p>0.0379</text:p>
          </table:table-cell>
          <table:table-cell/>
          <table:table-cell table:style-name="ce33" office:value-type="float" office:value="8.42151825287" calcext:value-type="float">
            <text:p>8.4215</text:p>
          </table:table-cell>
          <table:table-cell table:style-name="ce33" office:value-type="float" office:value="0.222175624983" calcext:value-type="float">
            <text:p>0.2222</text:p>
          </table:table-cell>
          <table:table-cell/>
          <table:table-cell table:style-name="ce33" office:value-type="float" office:value="0.375" calcext:value-type="float">
            <text:p>0.3750</text:p>
          </table:table-cell>
          <table:table-cell table:style-name="ce33" office:value-type="float" office:value="343.839663383" calcext:value-type="float">
            <text:p>343.8397</text:p>
          </table:table-cell>
          <table:table-cell table:number-columns-repeated="2" table:style-name="ce33" office:value-type="float" office:value="8.99612060571" calcext:value-type="float">
            <text:p>8.9961</text:p>
          </table:table-cell>
          <table:table-cell table:number-columns-repeated="1007"/>
        </table:table-row>
        <table:table-row table:style-name="ro1">
          <table:table-cell office:value-type="float" office:value="0.385" calcext:value-type="float">
            <text:p>0.3850</text:p>
          </table:table-cell>
          <table:table-cell office:value-type="float" office:value="381" calcext:value-type="float">
            <text:p>381.0000</text:p>
          </table:table-cell>
          <table:table-cell office:value-type="float" office:value="9" calcext:value-type="float">
            <text:p>9.0000</text:p>
          </table:table-cell>
          <table:table-cell office:value-type="float" office:value="9.47" calcext:value-type="float">
            <text:p>9.4700</text:p>
          </table:table-cell>
          <table:table-cell office:value-type="float" office:value="0.23" calcext:value-type="float">
            <text:p>0.2300</text:p>
          </table:table-cell>
          <table:table-cell/>
          <table:table-cell table:style-name="ce39" table:formula="of:=[.A96]" office:value-type="float" office:value="0.385" calcext:value-type="float">
            <text:p>0.3850</text:p>
          </table:table-cell>
          <table:table-cell table:style-name="ce39" table:formula="of:=SQRT([.D96])" office:value-type="float" office:value="3.07733651068582" calcext:value-type="float">
            <text:p>3.0773</text:p>
          </table:table-cell>
          <table:table-cell table:style-name="ce39" table:formula="of:=0.5*[.E96]/SQRT([.D96])" office:value-type="float" office:value="0.0373699787464488" calcext:value-type="float">
            <text:p>0.0374</text:p>
          </table:table-cell>
          <table:table-cell/>
          <table:table-cell table:style-name="ce33" office:value-type="float" office:value="9.47421186764" calcext:value-type="float">
            <text:p>9.4742</text:p>
          </table:table-cell>
          <table:table-cell table:style-name="ce33" office:value-type="float" office:value="0.225876716491" calcext:value-type="float">
            <text:p>0.2259</text:p>
          </table:table-cell>
          <table:table-cell/>
          <table:table-cell table:style-name="ce33" office:value-type="float" office:value="0.385" calcext:value-type="float">
            <text:p>0.3850</text:p>
          </table:table-cell>
          <table:table-cell table:style-name="ce33" office:value-type="float" office:value="380.629237218" calcext:value-type="float">
            <text:p>380.6292</text:p>
          </table:table-cell>
          <table:table-cell table:number-columns-repeated="2" table:style-name="ce33" office:value-type="float" office:value="8.99162881093" calcext:value-type="float">
            <text:p>8.9916</text:p>
          </table:table-cell>
          <table:table-cell table:number-columns-repeated="1007"/>
        </table:table-row>
        <table:table-row table:style-name="ro1">
          <table:table-cell office:value-type="float" office:value="0.395" calcext:value-type="float">
            <text:p>0.3950</text:p>
          </table:table-cell>
          <table:table-cell office:value-type="float" office:value="397" calcext:value-type="float">
            <text:p>397.0000</text:p>
          </table:table-cell>
          <table:table-cell office:value-type="float" office:value="9" calcext:value-type="float">
            <text:p>9.0000</text:p>
          </table:table-cell>
          <table:table-cell office:value-type="float" office:value="10.02" calcext:value-type="float">
            <text:p>10.0200</text:p>
          </table:table-cell>
          <table:table-cell office:value-type="float" office:value="0.23" calcext:value-type="float">
            <text:p>0.2300</text:p>
          </table:table-cell>
          <table:table-cell/>
          <table:table-cell table:style-name="ce39" table:formula="of:=[.A97]" office:value-type="float" office:value="0.395" calcext:value-type="float">
            <text:p>0.3950</text:p>
          </table:table-cell>
          <table:table-cell table:style-name="ce39" table:formula="of:=SQRT([.D97])" office:value-type="float" office:value="3.16543835826888" calcext:value-type="float">
            <text:p>3.1654</text:p>
          </table:table-cell>
          <table:table-cell table:style-name="ce39" table:formula="of:=0.5*[.E97]/SQRT([.D97])" office:value-type="float" office:value="0.0363298813573774" calcext:value-type="float">
            <text:p>0.0363</text:p>
          </table:table-cell>
          <table:table-cell/>
          <table:table-cell table:style-name="ce33" office:value-type="float" office:value="10.0261586922" calcext:value-type="float">
            <text:p>10.0262</text:p>
          </table:table-cell>
          <table:table-cell table:style-name="ce33" office:value-type="float" office:value="0.229491331797" calcext:value-type="float">
            <text:p>0.2295</text:p>
          </table:table-cell>
          <table:table-cell/>
          <table:table-cell table:style-name="ce33" office:value-type="float" office:value="0.395" calcext:value-type="float">
            <text:p>0.3950</text:p>
          </table:table-cell>
          <table:table-cell table:style-name="ce33" office:value-type="float" office:value="396.395434124" calcext:value-type="float">
            <text:p>396.3954</text:p>
          </table:table-cell>
          <table:table-cell table:number-columns-repeated="2" table:style-name="ce33" office:value-type="float" office:value="8.98671466771" calcext:value-type="float">
            <text:p>8.9867</text:p>
          </table:table-cell>
          <table:table-cell table:number-columns-repeated="1007"/>
        </table:table-row>
        <table:table-row table:style-name="ro1">
          <table:table-cell office:value-type="float" office:value="0.405" calcext:value-type="float">
            <text:p>0.4050</text:p>
          </table:table-cell>
          <table:table-cell office:value-type="float" office:value="426" calcext:value-type="float">
            <text:p>426.0000</text:p>
          </table:table-cell>
          <table:table-cell office:value-type="float" office:value="9" calcext:value-type="float">
            <text:p>9.0000</text:p>
          </table:table-cell>
          <table:table-cell office:value-type="float" office:value="10.94" calcext:value-type="float">
            <text:p>10.9400</text:p>
          </table:table-cell>
          <table:table-cell office:value-type="float" office:value="0.23" calcext:value-type="float">
            <text:p>0.2300</text:p>
          </table:table-cell>
          <table:table-cell/>
          <table:table-cell table:style-name="ce39" table:formula="of:=[.A98]" office:value-type="float" office:value="0.405" calcext:value-type="float">
            <text:p>0.4050</text:p>
          </table:table-cell>
          <table:table-cell table:style-name="ce39" table:formula="of:=SQRT([.D98])" office:value-type="float" office:value="3.30756708170825" calcext:value-type="float">
            <text:p>3.3076</text:p>
          </table:table-cell>
          <table:table-cell table:style-name="ce39" table:formula="of:=0.5*[.E98]/SQRT([.D98])" office:value-type="float" office:value="0.0347687581715218" calcext:value-type="float">
            <text:p>0.0348</text:p>
          </table:table-cell>
          <table:table-cell/>
          <table:table-cell table:style-name="ce33" office:value-type="float" office:value="10.9252284516" calcext:value-type="float">
            <text:p>10.9252</text:p>
          </table:table-cell>
          <table:table-cell table:style-name="ce33" office:value-type="float" office:value="0.233428376614" calcext:value-type="float">
            <text:p>0.2334</text:p>
          </table:table-cell>
          <table:table-cell/>
          <table:table-cell table:style-name="ce33" office:value-type="float" office:value="0.405" calcext:value-type="float">
            <text:p>0.4050</text:p>
          </table:table-cell>
          <table:table-cell table:style-name="ce33" office:value-type="float" office:value="425.115994538" calcext:value-type="float">
            <text:p>425.1160</text:p>
          </table:table-cell>
          <table:table-cell table:number-columns-repeated="2" table:style-name="ce33" office:value-type="float" office:value="8.98189963675" calcext:value-type="float">
            <text:p>8.9819</text:p>
          </table:table-cell>
          <table:table-cell table:number-columns-repeated="1007"/>
        </table:table-row>
        <table:table-row table:style-name="ro1">
          <table:table-cell office:value-type="float" office:value="0.415" calcext:value-type="float">
            <text:p>0.4150</text:p>
          </table:table-cell>
          <table:table-cell office:value-type="float" office:value="454" calcext:value-type="float">
            <text:p>454.0000</text:p>
          </table:table-cell>
          <table:table-cell office:value-type="float" office:value="9" calcext:value-type="float">
            <text:p>9.0000</text:p>
          </table:table-cell>
          <table:table-cell office:value-type="float" office:value="11.83" calcext:value-type="float">
            <text:p>11.8300</text:p>
          </table:table-cell>
          <table:table-cell office:value-type="float" office:value="0.23" calcext:value-type="float">
            <text:p>0.2300</text:p>
          </table:table-cell>
          <table:table-cell/>
          <table:table-cell table:style-name="ce39" table:formula="of:=[.A99]" office:value-type="float" office:value="0.415" calcext:value-type="float">
            <text:p>0.4150</text:p>
          </table:table-cell>
          <table:table-cell table:style-name="ce39" table:formula="of:=SQRT([.D99])" office:value-type="float" office:value="3.43947670438397" calcext:value-type="float">
            <text:p>3.4395</text:p>
          </table:table-cell>
          <table:table-cell table:style-name="ce39" table:formula="of:=0.5*[.E99]/SQRT([.D99])" office:value-type="float" office:value="0.0334353187662009" calcext:value-type="float">
            <text:p>0.0334</text:p>
          </table:table-cell>
          <table:table-cell/>
          <table:table-cell table:style-name="ce33" office:value-type="float" office:value="11.8224699823" calcext:value-type="float">
            <text:p>11.8225</text:p>
          </table:table-cell>
          <table:table-cell table:style-name="ce33" office:value-type="float" office:value="0.236959541636" calcext:value-type="float">
            <text:p>0.2370</text:p>
          </table:table-cell>
          <table:table-cell/>
          <table:table-cell table:style-name="ce33" office:value-type="float" office:value="0.415" calcext:value-type="float">
            <text:p>0.4150</text:p>
          </table:table-cell>
          <table:table-cell table:style-name="ce33" office:value-type="float" office:value="452.815109216" calcext:value-type="float">
            <text:p>452.8151</text:p>
          </table:table-cell>
          <table:table-cell table:number-columns-repeated="2" table:style-name="ce33" office:value-type="float" office:value="8.97706053222" calcext:value-type="float">
            <text:p>8.9771</text:p>
          </table:table-cell>
          <table:table-cell table:number-columns-repeated="1007"/>
        </table:table-row>
        <table:table-row table:style-name="ro1">
          <table:table-cell office:value-type="float" office:value="0.425" calcext:value-type="float">
            <text:p>0.4250</text:p>
          </table:table-cell>
          <table:table-cell office:value-type="float" office:value="507" calcext:value-type="float">
            <text:p>507.0000</text:p>
          </table:table-cell>
          <table:table-cell office:value-type="float" office:value="9" calcext:value-type="float">
            <text:p>9.0000</text:p>
          </table:table-cell>
          <table:table-cell office:value-type="float" office:value="13.4" calcext:value-type="float">
            <text:p>13.4000</text:p>
          </table:table-cell>
          <table:table-cell office:value-type="float" office:value="0.24" calcext:value-type="float">
            <text:p>0.2400</text:p>
          </table:table-cell>
          <table:table-cell/>
          <table:table-cell table:style-name="ce39" table:formula="of:=[.A100]" office:value-type="float" office:value="0.425" calcext:value-type="float">
            <text:p>0.4250</text:p>
          </table:table-cell>
          <table:table-cell table:style-name="ce39" table:formula="of:=SQRT([.D100])" office:value-type="float" office:value="3.66060104354463" calcext:value-type="float">
            <text:p>3.6606</text:p>
          </table:table-cell>
          <table:table-cell table:style-name="ce39" table:formula="of:=0.5*[.E100]/SQRT([.D100])" office:value-type="float" office:value="0.0327815018824892" calcext:value-type="float">
            <text:p>0.0328</text:p>
          </table:table-cell>
          <table:table-cell/>
          <table:table-cell table:style-name="ce33" office:value-type="float" office:value="13.4037099917" calcext:value-type="float">
            <text:p>13.4037</text:p>
          </table:table-cell>
          <table:table-cell table:style-name="ce33" office:value-type="float" office:value="0.24087682015" calcext:value-type="float">
            <text:p>0.2409</text:p>
          </table:table-cell>
          <table:table-cell/>
          <table:table-cell table:style-name="ce33" office:value-type="float" office:value="0.425" calcext:value-type="float">
            <text:p>0.4250</text:p>
          </table:table-cell>
          <table:table-cell table:style-name="ce33" office:value-type="float" office:value="505.394483956" calcext:value-type="float">
            <text:p>505.3945</text:p>
          </table:table-cell>
          <table:table-cell table:number-columns-repeated="2" table:style-name="ce33" office:value-type="float" office:value="8.97218509399" calcext:value-type="float">
            <text:p>8.9722</text:p>
          </table:table-cell>
          <table:table-cell table:number-columns-repeated="1007"/>
        </table:table-row>
        <table:table-row table:style-name="ro1">
          <table:table-cell office:value-type="float" office:value="0.435" calcext:value-type="float">
            <text:p>0.4350</text:p>
          </table:table-cell>
          <table:table-cell office:value-type="float" office:value="545" calcext:value-type="float">
            <text:p>545.0000</text:p>
          </table:table-cell>
          <table:table-cell office:value-type="float" office:value="9" calcext:value-type="float">
            <text:p>9.0000</text:p>
          </table:table-cell>
          <table:table-cell office:value-type="float" office:value="14.62" calcext:value-type="float">
            <text:p>14.6200</text:p>
          </table:table-cell>
          <table:table-cell office:value-type="float" office:value="0.24" calcext:value-type="float">
            <text:p>0.2400</text:p>
          </table:table-cell>
          <table:table-cell/>
          <table:table-cell table:style-name="ce39" table:formula="of:=[.A101]" office:value-type="float" office:value="0.435" calcext:value-type="float">
            <text:p>0.4350</text:p>
          </table:table-cell>
          <table:table-cell table:style-name="ce39" table:formula="of:=SQRT([.D101])" office:value-type="float" office:value="3.82361085886103" calcext:value-type="float">
            <text:p>3.8236</text:p>
          </table:table-cell>
          <table:table-cell table:style-name="ce39" table:formula="of:=0.5*[.E101]/SQRT([.D101])" office:value-type="float" office:value="0.0313839468579565" calcext:value-type="float">
            <text:p>0.0314</text:p>
          </table:table-cell>
          <table:table-cell/>
          <table:table-cell table:style-name="ce33" office:value-type="float" office:value="14.6257114384" calcext:value-type="float">
            <text:p>14.6257</text:p>
          </table:table-cell>
          <table:table-cell table:style-name="ce33" office:value-type="float" office:value="0.24502759093" calcext:value-type="float">
            <text:p>0.2450</text:p>
          </table:table-cell>
          <table:table-cell/>
          <table:table-cell table:style-name="ce33" office:value-type="float" office:value="0.435" calcext:value-type="float">
            <text:p>0.4350</text:p>
          </table:table-cell>
          <table:table-cell table:style-name="ce33" office:value-type="float" office:value="542.969618485" calcext:value-type="float">
            <text:p>542.9696</text:p>
          </table:table-cell>
          <table:table-cell table:number-columns-repeated="2" table:style-name="ce33" office:value-type="float" office:value="8.9674132937" calcext:value-type="float">
            <text:p>8.9674</text:p>
          </table:table-cell>
          <table:table-cell table:number-columns-repeated="1007"/>
        </table:table-row>
        <table:table-row table:style-name="ro1">
          <table:table-cell office:value-type="float" office:value="0.445" calcext:value-type="float">
            <text:p>0.4450</text:p>
          </table:table-cell>
          <table:table-cell office:value-type="float" office:value="574" calcext:value-type="float">
            <text:p>574.0000</text:p>
          </table:table-cell>
          <table:table-cell office:value-type="float" office:value="9" calcext:value-type="float">
            <text:p>9.0000</text:p>
          </table:table-cell>
          <table:table-cell office:value-type="float" office:value="15.64" calcext:value-type="float">
            <text:p>15.6400</text:p>
          </table:table-cell>
          <table:table-cell office:value-type="float" office:value="0.24" calcext:value-type="float">
            <text:p>0.2400</text:p>
          </table:table-cell>
          <table:table-cell/>
          <table:table-cell table:style-name="ce39" table:formula="of:=[.A102]" office:value-type="float" office:value="0.445" calcext:value-type="float">
            <text:p>0.4450</text:p>
          </table:table-cell>
          <table:table-cell table:style-name="ce39" table:formula="of:=SQRT([.D102])" office:value-type="float" office:value="3.95474398665704" calcext:value-type="float">
            <text:p>3.9547</text:p>
          </table:table-cell>
          <table:table-cell table:style-name="ce39" table:formula="of:=0.5*[.E102]/SQRT([.D102])" office:value-type="float" office:value="0.0303433042454504" calcext:value-type="float">
            <text:p>0.0303</text:p>
          </table:table-cell>
          <table:table-cell/>
          <table:table-cell table:style-name="ce33" office:value-type="float" office:value="15.6346951391" calcext:value-type="float">
            <text:p>15.6347</text:p>
          </table:table-cell>
          <table:table-cell table:style-name="ce33" office:value-type="float" office:value="0.249200089037" calcext:value-type="float">
            <text:p>0.2492</text:p>
          </table:table-cell>
          <table:table-cell/>
          <table:table-cell table:style-name="ce33" office:value-type="float" office:value="0.445" calcext:value-type="float">
            <text:p>0.4450</text:p>
          </table:table-cell>
          <table:table-cell table:style-name="ce33" office:value-type="float" office:value="571.562627271" calcext:value-type="float">
            <text:p>571.5626</text:p>
          </table:table-cell>
          <table:table-cell table:number-columns-repeated="2" table:style-name="ce33" office:value-type="float" office:value="8.96301039444" calcext:value-type="float">
            <text:p>8.9630</text:p>
          </table:table-cell>
          <table:table-cell table:number-columns-repeated="1007"/>
        </table:table-row>
        <table:table-row table:style-name="ro1">
          <table:table-cell office:value-type="float" office:value="0.455" calcext:value-type="float">
            <text:p>0.4550</text:p>
          </table:table-cell>
          <table:table-cell office:value-type="float" office:value="622" calcext:value-type="float">
            <text:p>622.0000</text:p>
          </table:table-cell>
          <table:table-cell office:value-type="float" office:value="9" calcext:value-type="float">
            <text:p>9.0000</text:p>
          </table:table-cell>
          <table:table-cell office:value-type="float" office:value="17.21" calcext:value-type="float">
            <text:p>17.2100</text:p>
          </table:table-cell>
          <table:table-cell office:value-type="float" office:value="0.25" calcext:value-type="float">
            <text:p>0.2500</text:p>
          </table:table-cell>
          <table:table-cell/>
          <table:table-cell table:style-name="ce39" table:formula="of:=[.A103]" office:value-type="float" office:value="0.455" calcext:value-type="float">
            <text:p>0.4550</text:p>
          </table:table-cell>
          <table:table-cell table:style-name="ce39" table:formula="of:=SQRT([.D103])" office:value-type="float" office:value="4.14849370253831" calcext:value-type="float">
            <text:p>4.1485</text:p>
          </table:table-cell>
          <table:table-cell table:style-name="ce39" table:formula="of:=0.5*[.E103]/SQRT([.D103])" office:value-type="float" office:value="0.0301314185251185" calcext:value-type="float">
            <text:p>0.0301</text:p>
          </table:table-cell>
          <table:table-cell/>
          <table:table-cell table:style-name="ce33" office:value-type="float" office:value="17.1943320569" calcext:value-type="float">
            <text:p>17.1943</text:p>
          </table:table-cell>
          <table:table-cell table:style-name="ce33" office:value-type="float" office:value="0.25359844458" calcext:value-type="float">
            <text:p>0.2536</text:p>
          </table:table-cell>
          <table:table-cell/>
          <table:table-cell table:style-name="ce33" office:value-type="float" office:value="0.455" calcext:value-type="float">
            <text:p>0.4550</text:p>
          </table:table-cell>
          <table:table-cell table:style-name="ce33" office:value-type="float" office:value="619.070891227" calcext:value-type="float">
            <text:p>619.0709</text:p>
          </table:table-cell>
          <table:table-cell table:number-columns-repeated="2" table:style-name="ce33" office:value-type="float" office:value="8.95928844587" calcext:value-type="float">
            <text:p>8.9593</text:p>
          </table:table-cell>
          <table:table-cell table:number-columns-repeated="1007"/>
        </table:table-row>
        <table:table-row table:style-name="ro1">
          <table:table-cell office:value-type="float" office:value="0.465" calcext:value-type="float">
            <text:p>0.4650</text:p>
          </table:table-cell>
          <table:table-cell office:value-type="float" office:value="697" calcext:value-type="float">
            <text:p>697.0000</text:p>
          </table:table-cell>
          <table:table-cell office:value-type="float" office:value="9" calcext:value-type="float">
            <text:p>9.0000</text:p>
          </table:table-cell>
          <table:table-cell office:value-type="float" office:value="19.55" calcext:value-type="float">
            <text:p>19.5500</text:p>
          </table:table-cell>
          <table:table-cell office:value-type="float" office:value="0.26" calcext:value-type="float">
            <text:p>0.2600</text:p>
          </table:table-cell>
          <table:table-cell/>
          <table:table-cell table:style-name="ce39" table:formula="of:=[.A104]" office:value-type="float" office:value="0.465" calcext:value-type="float">
            <text:p>0.4650</text:p>
          </table:table-cell>
          <table:table-cell table:style-name="ce39" table:formula="of:=SQRT([.D104])" office:value-type="float" office:value="4.42153819388683" calcext:value-type="float">
            <text:p>4.4215</text:p>
          </table:table-cell>
          <table:table-cell table:style-name="ce39" table:formula="of:=0.5*[.E104]/SQRT([.D104])" office:value-type="float" office:value="0.0294015327470735" calcext:value-type="float">
            <text:p>0.0294</text:p>
          </table:table-cell>
          <table:table-cell/>
          <table:table-cell table:style-name="ce33" office:value-type="float" office:value="19.5529708376" calcext:value-type="float">
            <text:p>19.5530</text:p>
          </table:table-cell>
          <table:table-cell table:style-name="ce33" office:value-type="float" office:value="0.257943635099" calcext:value-type="float">
            <text:p>0.2579</text:p>
          </table:table-cell>
          <table:table-cell/>
          <table:table-cell table:style-name="ce33" office:value-type="float" office:value="0.465" calcext:value-type="float">
            <text:p>0.4650</text:p>
          </table:table-cell>
          <table:table-cell table:style-name="ce33" office:value-type="float" office:value="693.449369829" calcext:value-type="float">
            <text:p>693.4494</text:p>
          </table:table-cell>
          <table:table-cell table:number-columns-repeated="2" table:style-name="ce33" office:value-type="float" office:value="8.95625089997" calcext:value-type="float">
            <text:p>8.9563</text:p>
          </table:table-cell>
          <table:table-cell table:number-columns-repeated="1007"/>
        </table:table-row>
        <table:table-row table:style-name="ro1">
          <table:table-cell office:value-type="float" office:value="0.475" calcext:value-type="float">
            <text:p>0.4750</text:p>
          </table:table-cell>
          <table:table-cell office:value-type="float" office:value="725" calcext:value-type="float">
            <text:p>725.0000</text:p>
          </table:table-cell>
          <table:table-cell office:value-type="float" office:value="9" calcext:value-type="float">
            <text:p>9.0000</text:p>
          </table:table-cell>
          <table:table-cell office:value-type="float" office:value="20.64" calcext:value-type="float">
            <text:p>20.6400</text:p>
          </table:table-cell>
          <table:table-cell office:value-type="float" office:value="0.26" calcext:value-type="float">
            <text:p>0.2600</text:p>
          </table:table-cell>
          <table:table-cell/>
          <table:table-cell table:style-name="ce39" table:formula="of:=[.A105]" office:value-type="float" office:value="0.475" calcext:value-type="float">
            <text:p>0.4750</text:p>
          </table:table-cell>
          <table:table-cell table:style-name="ce39" table:formula="of:=SQRT([.D105])" office:value-type="float" office:value="4.54312667664022" calcext:value-type="float">
            <text:p>4.5431</text:p>
          </table:table-cell>
          <table:table-cell table:style-name="ce39" table:formula="of:=0.5*[.E105]/SQRT([.D105])" office:value-type="float" office:value="0.0286146544555828" calcext:value-type="float">
            <text:p>0.0286</text:p>
          </table:table-cell>
          <table:table-cell/>
          <table:table-cell table:style-name="ce33" office:value-type="float" office:value="20.6393358113" calcext:value-type="float">
            <text:p>20.6393</text:p>
          </table:table-cell>
          <table:table-cell table:style-name="ce33" office:value-type="float" office:value="0.261983206392" calcext:value-type="float">
            <text:p>0.2620</text:p>
          </table:table-cell>
          <table:table-cell/>
          <table:table-cell table:style-name="ce33" office:value-type="float" office:value="0.475" calcext:value-type="float">
            <text:p>0.4750</text:p>
          </table:table-cell>
          <table:table-cell table:style-name="ce33" office:value-type="float" office:value="721.12736125" calcext:value-type="float">
            <text:p>721.1274</text:p>
          </table:table-cell>
          <table:table-cell table:number-columns-repeated="2" table:style-name="ce33" office:value-type="float" office:value="8.95419623711" calcext:value-type="float">
            <text:p>8.9542</text:p>
          </table:table-cell>
          <table:table-cell table:number-columns-repeated="1007"/>
        </table:table-row>
        <table:table-row table:style-name="ro1">
          <table:table-cell office:value-type="float" office:value="0.485" calcext:value-type="float">
            <text:p>0.4850</text:p>
          </table:table-cell>
          <table:table-cell office:value-type="float" office:value="828" calcext:value-type="float">
            <text:p>828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23.9" calcext:value-type="float">
            <text:p>23.9000</text:p>
          </table:table-cell>
          <table:table-cell office:value-type="float" office:value="0.28" calcext:value-type="float">
            <text:p>0.2800</text:p>
          </table:table-cell>
          <table:table-cell/>
          <table:table-cell table:style-name="ce39" table:formula="of:=[.A106]" office:value-type="float" office:value="0.485" calcext:value-type="float">
            <text:p>0.4850</text:p>
          </table:table-cell>
          <table:table-cell table:style-name="ce39" table:formula="of:=SQRT([.D106])" office:value-type="float" office:value="4.88876262463213" calcext:value-type="float">
            <text:p>4.8888</text:p>
          </table:table-cell>
          <table:table-cell table:style-name="ce39" table:formula="of:=0.5*[.E106]/SQRT([.D106])" office:value-type="float" office:value="0.0286371032405229" calcext:value-type="float">
            <text:p>0.0286</text:p>
          </table:table-cell>
          <table:table-cell/>
          <table:table-cell table:style-name="ce33" office:value-type="float" office:value="23.9212492803" calcext:value-type="float">
            <text:p>23.9212</text:p>
          </table:table-cell>
          <table:table-cell table:style-name="ce33" office:value-type="float" office:value="0.296070390284" calcext:value-type="float">
            <text:p>0.2961</text:p>
          </table:table-cell>
          <table:table-cell/>
          <table:table-cell table:style-name="ce33" office:value-type="float" office:value="0.485" calcext:value-type="float">
            <text:p>0.4850</text:p>
          </table:table-cell>
          <table:table-cell table:style-name="ce33" office:value-type="float" office:value="823.53562995" calcext:value-type="float">
            <text:p>823.5356</text:p>
          </table:table-cell>
          <table:table-cell table:number-columns-repeated="2" table:style-name="ce33" office:value-type="float" office:value="9.94914199785" calcext:value-type="float">
            <text:p>9.9491</text:p>
          </table:table-cell>
          <table:table-cell table:number-columns-repeated="1007"/>
        </table:table-row>
        <table:table-row table:style-name="ro1">
          <table:table-cell office:value-type="float" office:value="0.495" calcext:value-type="float">
            <text:p>0.4950</text:p>
          </table:table-cell>
          <table:table-cell office:value-type="float" office:value="863" calcext:value-type="float">
            <text:p>863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25.3" calcext:value-type="float">
            <text:p>25.3000</text:p>
          </table:table-cell>
          <table:table-cell office:value-type="float" office:value="0.28" calcext:value-type="float">
            <text:p>0.2800</text:p>
          </table:table-cell>
          <table:table-cell/>
          <table:table-cell table:style-name="ce39" table:formula="of:=[.A107]" office:value-type="float" office:value="0.495" calcext:value-type="float">
            <text:p>0.4950</text:p>
          </table:table-cell>
          <table:table-cell table:style-name="ce39" table:formula="of:=SQRT([.D107])" office:value-type="float" office:value="5.02991053598372" calcext:value-type="float">
            <text:p>5.0299</text:p>
          </table:table-cell>
          <table:table-cell table:style-name="ce39" table:formula="of:=0.5*[.E107]/SQRT([.D107])" office:value-type="float" office:value="0.027833497037064" calcext:value-type="float">
            <text:p>0.0278</text:p>
          </table:table-cell>
          <table:table-cell/>
          <table:table-cell table:style-name="ce33" office:value-type="float" office:value="25.3038445271" calcext:value-type="float">
            <text:p>25.3038</text:p>
          </table:table-cell>
          <table:table-cell table:style-name="ce33" office:value-type="float" office:value="0.30078801838" calcext:value-type="float">
            <text:p>0.3008</text:p>
          </table:table-cell>
          <table:table-cell/>
          <table:table-cell table:style-name="ce33" office:value-type="float" office:value="0.495" calcext:value-type="float">
            <text:p>0.4950</text:p>
          </table:table-cell>
          <table:table-cell table:style-name="ce33" office:value-type="float" office:value="858.491045478" calcext:value-type="float">
            <text:p>858.4910</text:p>
          </table:table-cell>
          <table:table-cell table:number-columns-repeated="2" table:style-name="ce33" office:value-type="float" office:value="9.95107623566" calcext:value-type="float">
            <text:p>9.9511</text:p>
          </table:table-cell>
          <table:table-cell table:number-columns-repeated="1007"/>
        </table:table-row>
        <table:table-row table:style-name="ro1">
          <table:table-cell office:value-type="float" office:value="0.505" calcext:value-type="float">
            <text:p>0.5050</text:p>
          </table:table-cell>
          <table:table-cell office:value-type="float" office:value="930" calcext:value-type="float">
            <text:p>930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27.65" calcext:value-type="float">
            <text:p>27.6500</text:p>
          </table:table-cell>
          <table:table-cell office:value-type="float" office:value="0.29" calcext:value-type="float">
            <text:p>0.2900</text:p>
          </table:table-cell>
          <table:table-cell/>
          <table:table-cell table:style-name="ce39" table:formula="of:=[.A108]" office:value-type="float" office:value="0.505" calcext:value-type="float">
            <text:p>0.5050</text:p>
          </table:table-cell>
          <table:table-cell table:style-name="ce39" table:formula="of:=SQRT([.D108])" office:value-type="float" office:value="5.25832673005396" calcext:value-type="float">
            <text:p>5.2583</text:p>
          </table:table-cell>
          <table:table-cell table:style-name="ce39" table:formula="of:=0.5*[.E108]/SQRT([.D108])" office:value-type="float" office:value="0.0275753119659249" calcext:value-type="float">
            <text:p>0.0276</text:p>
          </table:table-cell>
          <table:table-cell/>
          <table:table-cell table:style-name="ce33" office:value-type="float" office:value="27.6784510015" calcext:value-type="float">
            <text:p>27.6785</text:p>
          </table:table-cell>
          <table:table-cell table:style-name="ce33" office:value-type="float" office:value="0.306460002046" calcext:value-type="float">
            <text:p>0.3065</text:p>
          </table:table-cell>
          <table:table-cell/>
          <table:table-cell table:style-name="ce33" office:value-type="float" office:value="0.505" calcext:value-type="float">
            <text:p>0.5050</text:p>
          </table:table-cell>
          <table:table-cell table:style-name="ce33" office:value-type="float" office:value="925.572350183" calcext:value-type="float">
            <text:p>925.5724</text:p>
          </table:table-cell>
          <table:table-cell table:number-columns-repeated="2" table:style-name="ce33" office:value-type="float" office:value="9.95678232765" calcext:value-type="float">
            <text:p>9.9568</text:p>
          </table:table-cell>
          <table:table-cell table:number-columns-repeated="1007"/>
        </table:table-row>
        <table:table-row table:style-name="ro1">
          <table:table-cell office:value-type="float" office:value="0.515" calcext:value-type="float">
            <text:p>0.5150</text:p>
          </table:table-cell>
          <table:table-cell office:value-type="float" office:value="1035" calcext:value-type="float">
            <text:p>1035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31.24" calcext:value-type="float">
            <text:p>31.2400</text:p>
          </table:table-cell>
          <table:table-cell office:value-type="float" office:value="0.31" calcext:value-type="float">
            <text:p>0.3100</text:p>
          </table:table-cell>
          <table:table-cell/>
          <table:table-cell table:style-name="ce39" table:formula="of:=[.A109]" office:value-type="float" office:value="0.515" calcext:value-type="float">
            <text:p>0.5150</text:p>
          </table:table-cell>
          <table:table-cell table:style-name="ce39" table:formula="of:=SQRT([.D109])" office:value-type="float" office:value="5.58927544499285" calcext:value-type="float">
            <text:p>5.5893</text:p>
          </table:table-cell>
          <table:table-cell table:style-name="ce39" table:formula="of:=0.5*[.E109]/SQRT([.D109])" office:value-type="float" office:value="0.0277316803448749" calcext:value-type="float">
            <text:p>0.0277</text:p>
          </table:table-cell>
          <table:table-cell/>
          <table:table-cell table:style-name="ce33" office:value-type="float" office:value="31.2711040852" calcext:value-type="float">
            <text:p>31.2711</text:p>
          </table:table-cell>
          <table:table-cell table:style-name="ce33" office:value-type="float" office:value="0.312122552784" calcext:value-type="float">
            <text:p>0.3121</text:p>
          </table:table-cell>
          <table:table-cell/>
          <table:table-cell table:style-name="ce33" office:value-type="float" office:value="0.515" calcext:value-type="float">
            <text:p>0.5150</text:p>
          </table:table-cell>
          <table:table-cell table:style-name="ce33" office:value-type="float" office:value="1030.86004243" calcext:value-type="float">
            <text:p>1030.8600</text:p>
          </table:table-cell>
          <table:table-cell table:number-columns-repeated="2" table:style-name="ce33" office:value-type="float" office:value="9.96543932995" calcext:value-type="float">
            <text:p>9.9654</text:p>
          </table:table-cell>
          <table:table-cell table:number-columns-repeated="1007"/>
        </table:table-row>
        <table:table-row table:style-name="ro1">
          <table:table-cell office:value-type="float" office:value="0.525" calcext:value-type="float">
            <text:p>0.5250</text:p>
          </table:table-cell>
          <table:table-cell office:value-type="float" office:value="1065" calcext:value-type="float">
            <text:p>1065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32.64" calcext:value-type="float">
            <text:p>32.6400</text:p>
          </table:table-cell>
          <table:table-cell office:value-type="float" office:value="0.31" calcext:value-type="float">
            <text:p>0.3100</text:p>
          </table:table-cell>
          <table:table-cell/>
          <table:table-cell table:style-name="ce39" table:formula="of:=[.A110]" office:value-type="float" office:value="0.525" calcext:value-type="float">
            <text:p>0.5250</text:p>
          </table:table-cell>
          <table:table-cell table:style-name="ce39" table:formula="of:=SQRT([.D110])" office:value-type="float" office:value="5.71314274283428" calcext:value-type="float">
            <text:p>5.7131</text:p>
          </table:table-cell>
          <table:table-cell table:style-name="ce39" table:formula="of:=0.5*[.E110]/SQRT([.D110])" office:value-type="float" office:value="0.0271304266280427" calcext:value-type="float">
            <text:p>0.0271</text:p>
          </table:table-cell>
          <table:table-cell/>
          <table:table-cell table:style-name="ce33" office:value-type="float" office:value="32.6712827556" calcext:value-type="float">
            <text:p>32.6713</text:p>
          </table:table-cell>
          <table:table-cell table:style-name="ce33" office:value-type="float" office:value="0.317852258672" calcext:value-type="float">
            <text:p>0.3179</text:p>
          </table:table-cell>
          <table:table-cell/>
          <table:table-cell table:style-name="ce33" office:value-type="float" office:value="0.525" calcext:value-type="float">
            <text:p>0.5250</text:p>
          </table:table-cell>
          <table:table-cell table:style-name="ce33" office:value-type="float" office:value="1061.88853338" calcext:value-type="float">
            <text:p>1061.8885</text:p>
          </table:table-cell>
          <table:table-cell table:number-columns-repeated="2" table:style-name="ce33" office:value-type="float" office:value="9.97728529979" calcext:value-type="float">
            <text:p>9.9773</text:p>
          </table:table-cell>
          <table:table-cell table:number-columns-repeated="1007"/>
        </table:table-row>
        <table:table-row table:style-name="ro1">
          <table:table-cell office:value-type="float" office:value="0.535" calcext:value-type="float">
            <text:p>0.5350</text:p>
          </table:table-cell>
          <table:table-cell office:value-type="float" office:value="1151" calcext:value-type="float">
            <text:p>1151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35.84" calcext:value-type="float">
            <text:p>35.8400</text:p>
          </table:table-cell>
          <table:table-cell office:value-type="float" office:value="0.33" calcext:value-type="float">
            <text:p>0.3300</text:p>
          </table:table-cell>
          <table:table-cell/>
          <table:table-cell table:style-name="ce39" table:formula="of:=[.A111]" office:value-type="float" office:value="0.535" calcext:value-type="float">
            <text:p>0.5350</text:p>
          </table:table-cell>
          <table:table-cell table:style-name="ce39" table:formula="of:=SQRT([.D111])" office:value-type="float" office:value="5.98665181883831" calcext:value-type="float">
            <text:p>5.9867</text:p>
          </table:table-cell>
          <table:table-cell table:style-name="ce39" table:formula="of:=0.5*[.E111]/SQRT([.D111])" office:value-type="float" office:value="0.0275613155722188" calcext:value-type="float">
            <text:p>0.0276</text:p>
          </table:table-cell>
          <table:table-cell/>
          <table:table-cell table:style-name="ce33" office:value-type="float" office:value="35.8771424698" calcext:value-type="float">
            <text:p>35.8771</text:p>
          </table:table-cell>
          <table:table-cell table:style-name="ce33" office:value-type="float" office:value="0.323859182776" calcext:value-type="float">
            <text:p>0.3239</text:p>
          </table:table-cell>
          <table:table-cell/>
          <table:table-cell table:style-name="ce33" office:value-type="float" office:value="0.535" calcext:value-type="float">
            <text:p>0.5350</text:p>
          </table:table-cell>
          <table:table-cell table:style-name="ce33" office:value-type="float" office:value="1149.88613448" calcext:value-type="float">
            <text:p>1149.8861</text:p>
          </table:table-cell>
          <table:table-cell table:number-columns-repeated="2" table:style-name="ce33" office:value-type="float" office:value="9.99791565525" calcext:value-type="float">
            <text:p>9.9979</text:p>
          </table:table-cell>
          <table:table-cell table:number-columns-repeated="1007"/>
        </table:table-row>
        <table:table-row table:style-name="ro1">
          <table:table-cell office:value-type="float" office:value="0.545" calcext:value-type="float">
            <text:p>0.5450</text:p>
          </table:table-cell>
          <table:table-cell office:value-type="float" office:value="1217" calcext:value-type="float">
            <text:p>1217.0000</text:p>
          </table:table-cell>
          <table:table-cell office:value-type="float" office:value="11" calcext:value-type="float">
            <text:p>11.0000</text:p>
          </table:table-cell>
          <table:table-cell office:value-type="float" office:value="38.49" calcext:value-type="float">
            <text:p>38.4900</text:p>
          </table:table-cell>
          <table:table-cell office:value-type="float" office:value="0.34" calcext:value-type="float">
            <text:p>0.3400</text:p>
          </table:table-cell>
          <table:table-cell/>
          <table:table-cell table:style-name="ce39" table:formula="of:=[.A112]" office:value-type="float" office:value="0.545" calcext:value-type="float">
            <text:p>0.5450</text:p>
          </table:table-cell>
          <table:table-cell table:style-name="ce39" table:formula="of:=SQRT([.D112])" office:value-type="float" office:value="6.20403094769844" calcext:value-type="float">
            <text:p>6.2040</text:p>
          </table:table-cell>
          <table:table-cell table:style-name="ce39" table:formula="of:=0.5*[.E112]/SQRT([.D112])" office:value-type="float" office:value="0.0274015396494865" calcext:value-type="float">
            <text:p>0.0274</text:p>
          </table:table-cell>
          <table:table-cell/>
          <table:table-cell table:style-name="ce33" office:value-type="float" office:value="38.5319621694" calcext:value-type="float">
            <text:p>38.5320</text:p>
          </table:table-cell>
          <table:table-cell table:style-name="ce33" office:value-type="float" office:value="0.362853168678" calcext:value-type="float">
            <text:p>0.3629</text:p>
          </table:table-cell>
          <table:table-cell/>
          <table:table-cell table:style-name="ce33" office:value-type="float" office:value="0.545" calcext:value-type="float">
            <text:p>0.5450</text:p>
          </table:table-cell>
          <table:table-cell table:style-name="ce33" office:value-type="float" office:value="1218.00725653" calcext:value-type="float">
            <text:p>1218.0073</text:p>
          </table:table-cell>
          <table:table-cell table:number-columns-repeated="2" table:style-name="ce33" office:value-type="float" office:value="11.0187435393" calcext:value-type="float">
            <text:p>11.0187</text:p>
          </table:table-cell>
          <table:table-cell table:number-columns-repeated="1007"/>
        </table:table-row>
        <table:table-row table:style-name="ro1">
          <table:table-cell office:value-type="float" office:value="0.555" calcext:value-type="float">
            <text:p>0.5550</text:p>
          </table:table-cell>
          <table:table-cell office:value-type="float" office:value="1264" calcext:value-type="float">
            <text:p>1264.0000</text:p>
          </table:table-cell>
          <table:table-cell office:value-type="float" office:value="11" calcext:value-type="float">
            <text:p>11.0000</text:p>
          </table:table-cell>
          <table:table-cell office:value-type="float" office:value="40.59" calcext:value-type="float">
            <text:p>40.5900</text:p>
          </table:table-cell>
          <table:table-cell office:value-type="float" office:value="0.34" calcext:value-type="float">
            <text:p>0.3400</text:p>
          </table:table-cell>
          <table:table-cell/>
          <table:table-cell table:style-name="ce39" table:formula="of:=[.A113]" office:value-type="float" office:value="0.555" calcext:value-type="float">
            <text:p>0.5550</text:p>
          </table:table-cell>
          <table:table-cell table:style-name="ce39" table:formula="of:=SQRT([.D113])" office:value-type="float" office:value="6.37102817447859" calcext:value-type="float">
            <text:p>6.3710</text:p>
          </table:table-cell>
          <table:table-cell table:style-name="ce39" table:formula="of:=0.5*[.E113]/SQRT([.D113])" office:value-type="float" office:value="0.0266832911963873" calcext:value-type="float">
            <text:p>0.0267</text:p>
          </table:table-cell>
          <table:table-cell/>
          <table:table-cell table:style-name="ce33" office:value-type="float" office:value="40.6287509262" calcext:value-type="float">
            <text:p>40.6288</text:p>
          </table:table-cell>
          <table:table-cell table:style-name="ce33" office:value-type="float" office:value="0.372166644699" calcext:value-type="float">
            <text:p>0.3722</text:p>
          </table:table-cell>
          <table:table-cell/>
          <table:table-cell table:style-name="ce33" office:value-type="float" office:value="0.555" calcext:value-type="float">
            <text:p>0.5550</text:p>
          </table:table-cell>
          <table:table-cell table:style-name="ce33" office:value-type="float" office:value="1266.83749374" calcext:value-type="float">
            <text:p>1266.8375</text:p>
          </table:table-cell>
          <table:table-cell table:number-columns-repeated="2" table:style-name="ce33" office:value-type="float" office:value="11.039927167" calcext:value-type="float">
            <text:p>11.0399</text:p>
          </table:table-cell>
          <table:table-cell table:number-columns-repeated="1007"/>
        </table:table-row>
        <table:table-row table:style-name="ro1">
          <table:table-cell office:value-type="float" office:value="0.565" calcext:value-type="float">
            <text:p>0.5650</text:p>
          </table:table-cell>
          <table:table-cell office:value-type="float" office:value="1278" calcext:value-type="float">
            <text:p>1278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41.68" calcext:value-type="float">
            <text:p>41.6800</text:p>
          </table:table-cell>
          <table:table-cell office:value-type="float" office:value="0.34" calcext:value-type="float">
            <text:p>0.3400</text:p>
          </table:table-cell>
          <table:table-cell/>
          <table:table-cell table:style-name="ce39" table:formula="of:=[.A114]" office:value-type="float" office:value="0.565" calcext:value-type="float">
            <text:p>0.5650</text:p>
          </table:table-cell>
          <table:table-cell table:style-name="ce39" table:formula="of:=SQRT([.D114])" office:value-type="float" office:value="6.45600495662759" calcext:value-type="float">
            <text:p>6.4560</text:p>
          </table:table-cell>
          <table:table-cell table:style-name="ce39" table:formula="of:=0.5*[.E114]/SQRT([.D114])" office:value-type="float" office:value="0.0263320739593736" calcext:value-type="float">
            <text:p>0.0263</text:p>
          </table:table-cell>
          <table:table-cell/>
          <table:table-cell table:style-name="ce33" office:value-type="float" office:value="41.7211661827" calcext:value-type="float">
            <text:p>41.7212</text:p>
          </table:table-cell>
          <table:table-cell table:style-name="ce33" office:value-type="float" office:value="0.34967820463" calcext:value-type="float">
            <text:p>0.3497</text:p>
          </table:table-cell>
          <table:table-cell/>
          <table:table-cell table:style-name="ce33" office:value-type="float" office:value="0.565" calcext:value-type="float">
            <text:p>0.5650</text:p>
          </table:table-cell>
          <table:table-cell table:style-name="ce33" office:value-type="float" office:value="1283.42007114" calcext:value-type="float">
            <text:p>1283.4201</text:p>
          </table:table-cell>
          <table:table-cell table:number-columns-repeated="2" table:style-name="ce33" office:value-type="float" office:value="10.0677845892" calcext:value-type="float">
            <text:p>10.0678</text:p>
          </table:table-cell>
          <table:table-cell table:number-columns-repeated="1007"/>
        </table:table-row>
        <table:table-row table:style-name="ro1">
          <table:table-cell office:value-type="float" office:value="0.575" calcext:value-type="float">
            <text:p>0.5750</text:p>
          </table:table-cell>
          <table:table-cell office:value-type="float" office:value="1289" calcext:value-type="float">
            <text:p>1289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42.71" calcext:value-type="float">
            <text:p>42.7100</text:p>
          </table:table-cell>
          <table:table-cell office:value-type="float" office:value="0.34" calcext:value-type="float">
            <text:p>0.3400</text:p>
          </table:table-cell>
          <table:table-cell/>
          <table:table-cell table:style-name="ce39" table:formula="of:=[.A115]" office:value-type="float" office:value="0.575" calcext:value-type="float">
            <text:p>0.5750</text:p>
          </table:table-cell>
          <table:table-cell table:style-name="ce39" table:formula="of:=SQRT([.D115])" office:value-type="float" office:value="6.5352888229978" calcext:value-type="float">
            <text:p>6.5353</text:p>
          </table:table-cell>
          <table:table-cell table:style-name="ce39" table:formula="of:=0.5*[.E115]/SQRT([.D115])" office:value-type="float" office:value="0.0260126223345733" calcext:value-type="float">
            <text:p>0.0260</text:p>
          </table:table-cell>
          <table:table-cell/>
          <table:table-cell table:style-name="ce33" office:value-type="float" office:value="42.7190510608" calcext:value-type="float">
            <text:p>42.7191</text:p>
          </table:table-cell>
          <table:table-cell table:style-name="ce33" office:value-type="float" office:value="0.359411761131" calcext:value-type="float">
            <text:p>0.3594</text:p>
          </table:table-cell>
          <table:table-cell/>
          <table:table-cell table:style-name="ce33" office:value-type="float" office:value="0.575" calcext:value-type="float">
            <text:p>0.5750</text:p>
          </table:table-cell>
          <table:table-cell table:style-name="ce33" office:value-type="float" office:value="1296.65507168" calcext:value-type="float">
            <text:p>1296.6551</text:p>
          </table:table-cell>
          <table:table-cell table:number-columns-repeated="2" table:style-name="ce33" office:value-type="float" office:value="10.0952244832" calcext:value-type="float">
            <text:p>10.0952</text:p>
          </table:table-cell>
          <table:table-cell table:number-columns-repeated="1007"/>
        </table:table-row>
        <table:table-row table:style-name="ro1">
          <table:table-cell office:value-type="float" office:value="0.585" calcext:value-type="float">
            <text:p>0.5850</text:p>
          </table:table-cell>
          <table:table-cell office:value-type="float" office:value="1291" calcext:value-type="float">
            <text:p>1291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43.38" calcext:value-type="float">
            <text:p>43.3800</text:p>
          </table:table-cell>
          <table:table-cell office:value-type="float" office:value="0.34" calcext:value-type="float">
            <text:p>0.3400</text:p>
          </table:table-cell>
          <table:table-cell/>
          <table:table-cell table:style-name="ce39" table:formula="of:=[.A116]" office:value-type="float" office:value="0.585" calcext:value-type="float">
            <text:p>0.5850</text:p>
          </table:table-cell>
          <table:table-cell table:style-name="ce39" table:formula="of:=SQRT([.D116])" office:value-type="float" office:value="6.58634952003005" calcext:value-type="float">
            <text:p>6.5863</text:p>
          </table:table-cell>
          <table:table-cell table:style-name="ce39" table:formula="of:=0.5*[.E116]/SQRT([.D116])" office:value-type="float" office:value="0.0258109593915424" calcext:value-type="float">
            <text:p>0.0258</text:p>
          </table:table-cell>
          <table:table-cell/>
          <table:table-cell table:style-name="ce33" office:value-type="float" office:value="43.3800022099" calcext:value-type="float">
            <text:p>43.3800</text:p>
          </table:table-cell>
          <table:table-cell table:style-name="ce33" office:value-type="float" office:value="0.37219552655" calcext:value-type="float">
            <text:p>0.3722</text:p>
          </table:table-cell>
          <table:table-cell/>
          <table:table-cell table:style-name="ce33" office:value-type="float" office:value="0.585" calcext:value-type="float">
            <text:p>0.5850</text:p>
          </table:table-cell>
          <table:table-cell table:style-name="ce33" office:value-type="float" office:value="1299.41433456" calcext:value-type="float">
            <text:p>1299.4143</text:p>
          </table:table-cell>
          <table:table-cell table:number-columns-repeated="2" table:style-name="ce33" office:value-type="float" office:value="10.1233436296" calcext:value-type="float">
            <text:p>10.1233</text:p>
          </table:table-cell>
          <table:table-cell table:number-columns-repeated="1007"/>
        </table:table-row>
        <table:table-row table:style-name="ro1">
          <table:table-cell office:value-type="float" office:value="0.595" calcext:value-type="float">
            <text:p>0.5950</text:p>
          </table:table-cell>
          <table:table-cell office:value-type="float" office:value="1263" calcext:value-type="float">
            <text:p>1263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42.94" calcext:value-type="float">
            <text:p>42.9400</text:p>
          </table:table-cell>
          <table:table-cell office:value-type="float" office:value="0.33" calcext:value-type="float">
            <text:p>0.3300</text:p>
          </table:table-cell>
          <table:table-cell/>
          <table:table-cell table:style-name="ce39" table:formula="of:=[.A117]" office:value-type="float" office:value="0.595" calcext:value-type="float">
            <text:p>0.5950</text:p>
          </table:table-cell>
          <table:table-cell table:style-name="ce39" table:formula="of:=SQRT([.D117])" office:value-type="float" office:value="6.55286197016235" calcext:value-type="float">
            <text:p>6.5529</text:p>
          </table:table-cell>
          <table:table-cell table:style-name="ce39" table:formula="of:=0.5*[.E117]/SQRT([.D117])" office:value-type="float" office:value="0.0251798375658311" calcext:value-type="float">
            <text:p>0.0252</text:p>
          </table:table-cell>
          <table:table-cell/>
          <table:table-cell table:style-name="ce33" office:value-type="float" office:value="42.9193641656" calcext:value-type="float">
            <text:p>42.9194</text:p>
          </table:table-cell>
          <table:table-cell table:style-name="ce33" office:value-type="float" office:value="0.391000558026" calcext:value-type="float">
            <text:p>0.3910</text:p>
          </table:table-cell>
          <table:table-cell/>
          <table:table-cell table:style-name="ce33" office:value-type="float" office:value="0.595" calcext:value-type="float">
            <text:p>0.5950</text:p>
          </table:table-cell>
          <table:table-cell table:style-name="ce33" office:value-type="float" office:value="1268.909022" calcext:value-type="float">
            <text:p>1268.9090</text:p>
          </table:table-cell>
          <table:table-cell table:number-columns-repeated="2" table:style-name="ce33" office:value-type="float" office:value="10.1600913836" calcext:value-type="float">
            <text:p>10.1601</text:p>
          </table:table-cell>
          <table:table-cell table:number-columns-repeated="1007"/>
        </table:table-row>
        <table:table-row table:style-name="ro1">
          <table:table-cell office:value-type="float" office:value="0.605" calcext:value-type="float">
            <text:p>0.6050</text:p>
          </table:table-cell>
          <table:table-cell office:value-type="float" office:value="1264" calcext:value-type="float">
            <text:p>1264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43.42" calcext:value-type="float">
            <text:p>43.4200</text:p>
          </table:table-cell>
          <table:table-cell office:value-type="float" office:value="0.33" calcext:value-type="float">
            <text:p>0.3300</text:p>
          </table:table-cell>
          <table:table-cell/>
          <table:table-cell table:style-name="ce39" table:formula="of:=[.A118]" office:value-type="float" office:value="0.605" calcext:value-type="float">
            <text:p>0.6050</text:p>
          </table:table-cell>
          <table:table-cell table:style-name="ce39" table:formula="of:=SQRT([.D118])" office:value-type="float" office:value="6.58938540381423" calcext:value-type="float">
            <text:p>6.5894</text:p>
          </table:table-cell>
          <table:table-cell table:style-name="ce39" table:formula="of:=0.5*[.E118]/SQRT([.D118])" office:value-type="float" office:value="0.0250402715713806" calcext:value-type="float">
            <text:p>0.0250</text:p>
          </table:table-cell>
          <table:table-cell/>
          <table:table-cell table:style-name="ce33" office:value-type="float" office:value="43.42605884" calcext:value-type="float">
            <text:p>43.4261</text:p>
          </table:table-cell>
          <table:table-cell table:style-name="ce33" office:value-type="float" office:value="0.419586756713" calcext:value-type="float">
            <text:p>0.4196</text:p>
          </table:table-cell>
          <table:table-cell/>
          <table:table-cell table:style-name="ce33" office:value-type="float" office:value="0.605" calcext:value-type="float">
            <text:p>0.6050</text:p>
          </table:table-cell>
          <table:table-cell table:style-name="ce33" office:value-type="float" office:value="1267.38855194" calcext:value-type="float">
            <text:p>1267.3886</text:p>
          </table:table-cell>
          <table:table-cell table:number-columns-repeated="2" table:style-name="ce33" office:value-type="float" office:value="10.2693744997" calcext:value-type="float">
            <text:p>10.2694</text:p>
          </table:table-cell>
          <table:table-cell table:number-columns-repeated="1007"/>
        </table:table-row>
        <table:table-row table:style-name="ro1">
          <table:table-cell office:value-type="float" office:value="0.615" calcext:value-type="float">
            <text:p>0.6150</text:p>
          </table:table-cell>
          <table:table-cell office:value-type="float" office:value="927" calcext:value-type="float">
            <text:p>927.0000</text:p>
          </table:table-cell>
          <table:table-cell office:value-type="float" office:value="7" calcext:value-type="float">
            <text:p>7.0000</text:p>
          </table:table-cell>
          <table:table-cell office:value-type="float" office:value="34.09" calcext:value-type="float">
            <text:p>34.0900</text:p>
          </table:table-cell>
          <table:table-cell office:value-type="float" office:value="0.27" calcext:value-type="float">
            <text:p>0.2700</text:p>
          </table:table-cell>
          <table:table-cell/>
          <table:table-cell table:style-name="ce39" table:formula="of:=[.A119]" office:value-type="float" office:value="0.615" calcext:value-type="float">
            <text:p>0.6150</text:p>
          </table:table-cell>
          <table:table-cell table:style-name="ce39" table:formula="of:=SQRT([.D119])" office:value-type="float" office:value="5.838664230798" calcext:value-type="float">
            <text:p>5.8387</text:p>
          </table:table-cell>
          <table:table-cell table:style-name="ce39" table:formula="of:=0.5*[.E119]/SQRT([.D119])" office:value-type="float" office:value="0.023121726933345" calcext:value-type="float">
            <text:p>0.0231</text:p>
          </table:table-cell>
          <table:table-cell/>
          <table:table-cell table:style-name="ce33" office:value-type="float" office:value="34.1367163555" calcext:value-type="float">
            <text:p>34.1367</text:p>
          </table:table-cell>
          <table:table-cell table:style-name="ce33" office:value-type="float" office:value="0.300686419215" calcext:value-type="float">
            <text:p>0.3007</text:p>
          </table:table-cell>
          <table:table-cell/>
          <table:table-cell table:style-name="ce33" office:value-type="float" office:value="0.615" calcext:value-type="float">
            <text:p>0.6150</text:p>
          </table:table-cell>
          <table:table-cell table:style-name="ce33" office:value-type="float" office:value="983.615589875" calcext:value-type="float">
            <text:p>983.6156</text:p>
          </table:table-cell>
          <table:table-cell table:number-columns-repeated="2" table:style-name="ce33" office:value-type="float" office:value="7.52973191686" calcext:value-type="float">
            <text:p>7.5297</text:p>
          </table:table-cell>
          <table:table-cell table:number-columns-repeated="1007"/>
        </table:table-row>
        <table:table-row table:style-name="ro1">
          <table:table-cell office:value-type="float" office:value="0.625" calcext:value-type="float">
            <text:p>0.6250</text:p>
          </table:table-cell>
          <table:table-cell office:value-type="float" office:value="801" calcext:value-type="float">
            <text:p>801.0000</text:p>
          </table:table-cell>
          <table:table-cell office:value-type="float" office:value="7" calcext:value-type="float">
            <text:p>7.0000</text:p>
          </table:table-cell>
          <table:table-cell office:value-type="float" office:value="29.81" calcext:value-type="float">
            <text:p>29.8100</text:p>
          </table:table-cell>
          <table:table-cell office:value-type="float" office:value="0.25" calcext:value-type="float">
            <text:p>0.2500</text:p>
          </table:table-cell>
          <table:table-cell/>
          <table:table-cell table:style-name="ce39" table:formula="of:=[.A120]" office:value-type="float" office:value="0.625" calcext:value-type="float">
            <text:p>0.6250</text:p>
          </table:table-cell>
          <table:table-cell table:style-name="ce39" table:formula="of:=SQRT([.D120])" office:value-type="float" office:value="5.45985347788748" calcext:value-type="float">
            <text:p>5.4599</text:p>
          </table:table-cell>
          <table:table-cell table:style-name="ce39" table:formula="of:=0.5*[.E120]/SQRT([.D120])" office:value-type="float" office:value="0.0228943872772873" calcext:value-type="float">
            <text:p>0.0229</text:p>
          </table:table-cell>
          <table:table-cell/>
          <table:table-cell table:style-name="ce33" office:value-type="float" office:value="29.8936229128" calcext:value-type="float">
            <text:p>29.8936</text:p>
          </table:table-cell>
          <table:table-cell table:style-name="ce33" office:value-type="float" office:value="0.308632298009" calcext:value-type="float">
            <text:p>0.3086</text:p>
          </table:table-cell>
          <table:table-cell/>
          <table:table-cell table:style-name="ce33" office:value-type="float" office:value="0.625" calcext:value-type="float">
            <text:p>0.6250</text:p>
          </table:table-cell>
          <table:table-cell table:style-name="ce33" office:value-type="float" office:value="850.526266446" calcext:value-type="float">
            <text:p>850.5263</text:p>
          </table:table-cell>
          <table:table-cell table:number-columns-repeated="2" table:style-name="ce33" office:value-type="float" office:value="7.55411712877" calcext:value-type="float">
            <text:p>7.5541</text:p>
          </table:table-cell>
          <table:table-cell table:number-columns-repeated="1007"/>
        </table:table-row>
        <table:table-row table:style-name="ro1">
          <table:table-cell office:value-type="float" office:value="0.635" calcext:value-type="float">
            <text:p>0.6350</text:p>
          </table:table-cell>
          <table:table-cell office:value-type="float" office:value="779" calcext:value-type="float">
            <text:p>779.0000</text:p>
          </table:table-cell>
          <table:table-cell office:value-type="float" office:value="6" calcext:value-type="float">
            <text:p>6.0000</text:p>
          </table:table-cell>
          <table:table-cell office:value-type="float" office:value="29.08" calcext:value-type="float">
            <text:p>29.0800</text:p>
          </table:table-cell>
          <table:table-cell office:value-type="float" office:value="0.24" calcext:value-type="float">
            <text:p>0.2400</text:p>
          </table:table-cell>
          <table:table-cell/>
          <table:table-cell table:style-name="ce39" table:formula="of:=[.A121]" office:value-type="float" office:value="0.635" calcext:value-type="float">
            <text:p>0.6350</text:p>
          </table:table-cell>
          <table:table-cell table:style-name="ce39" table:formula="of:=SQRT([.D121])" office:value-type="float" office:value="5.39258750508511" calcext:value-type="float">
            <text:p>5.3926</text:p>
          </table:table-cell>
          <table:table-cell table:style-name="ce39" table:formula="of:=0.5*[.E121]/SQRT([.D121])" office:value-type="float" office:value="0.0222527682465685" calcext:value-type="float">
            <text:p>0.0223</text:p>
          </table:table-cell>
          <table:table-cell/>
          <table:table-cell table:style-name="ce33" office:value-type="float" office:value="29.1716568754" calcext:value-type="float">
            <text:p>29.1717</text:p>
          </table:table-cell>
          <table:table-cell table:style-name="ce33" office:value-type="float" office:value="0.256411907871" calcext:value-type="float">
            <text:p>0.2564</text:p>
          </table:table-cell>
          <table:table-cell/>
          <table:table-cell table:style-name="ce33" office:value-type="float" office:value="0.635" calcext:value-type="float">
            <text:p>0.6350</text:p>
          </table:table-cell>
          <table:table-cell table:style-name="ce33" office:value-type="float" office:value="819.66442082" calcext:value-type="float">
            <text:p>819.6644</text:p>
          </table:table-cell>
          <table:table-cell table:number-columns-repeated="2" table:style-name="ce33" office:value-type="float" office:value="6.37583231933" calcext:value-type="float">
            <text:p>6.3758</text:p>
          </table:table-cell>
          <table:table-cell table:number-columns-repeated="1007"/>
        </table:table-row>
        <table:table-row table:style-name="ro1">
          <table:table-cell office:value-type="float" office:value="0.645" calcext:value-type="float">
            <text:p>0.6450</text:p>
          </table:table-cell>
          <table:table-cell office:value-type="float" office:value="743" calcext:value-type="float">
            <text:p>743.0000</text:p>
          </table:table-cell>
          <table:table-cell office:value-type="float" office:value="6" calcext:value-type="float">
            <text:p>6.0000</text:p>
          </table:table-cell>
          <table:table-cell office:value-type="float" office:value="27.91" calcext:value-type="float">
            <text:p>27.9100</text:p>
          </table:table-cell>
          <table:table-cell office:value-type="float" office:value="0.23" calcext:value-type="float">
            <text:p>0.2300</text:p>
          </table:table-cell>
          <table:table-cell/>
          <table:table-cell table:style-name="ce39" table:formula="of:=[.A122]" office:value-type="float" office:value="0.645" calcext:value-type="float">
            <text:p>0.6450</text:p>
          </table:table-cell>
          <table:table-cell table:style-name="ce39" table:formula="of:=SQRT([.D122])" office:value-type="float" office:value="5.28299157674892" calcext:value-type="float">
            <text:p>5.2830</text:p>
          </table:table-cell>
          <table:table-cell table:style-name="ce39" table:formula="of:=0.5*[.E122]/SQRT([.D122])" office:value-type="float" office:value="0.0217679695924803" calcext:value-type="float">
            <text:p>0.0218</text:p>
          </table:table-cell>
          <table:table-cell/>
          <table:table-cell table:style-name="ce33" office:value-type="float" office:value="28.0546008611" calcext:value-type="float">
            <text:p>28.0546</text:p>
          </table:table-cell>
          <table:table-cell table:style-name="ce33" office:value-type="float" office:value="0.248936219441" calcext:value-type="float">
            <text:p>0.2489</text:p>
          </table:table-cell>
          <table:table-cell/>
          <table:table-cell table:style-name="ce33" office:value-type="float" office:value="0.645" calcext:value-type="float">
            <text:p>0.6450</text:p>
          </table:table-cell>
          <table:table-cell table:style-name="ce33" office:value-type="float" office:value="778.581787282" calcext:value-type="float">
            <text:p>778.5818</text:p>
          </table:table-cell>
          <table:table-cell table:number-columns-repeated="2" table:style-name="ce33" office:value-type="float" office:value="6.31795285404" calcext:value-type="float">
            <text:p>6.3180</text:p>
          </table:table-cell>
          <table:table-cell table:number-columns-repeated="1007"/>
        </table:table-row>
        <table:table-row table:style-name="ro1">
          <table:table-cell office:value-type="float" office:value="0.655" calcext:value-type="float">
            <text:p>0.6550</text:p>
          </table:table-cell>
          <table:table-cell office:value-type="float" office:value="680" calcext:value-type="float">
            <text:p>680.0000</text:p>
          </table:table-cell>
          <table:table-cell office:value-type="float" office:value="6" calcext:value-type="float">
            <text:p>6.0000</text:p>
          </table:table-cell>
          <table:table-cell office:value-type="float" office:value="25.77" calcext:value-type="float">
            <text:p>25.7700</text:p>
          </table:table-cell>
          <table:table-cell office:value-type="float" office:value="0.21" calcext:value-type="float">
            <text:p>0.2100</text:p>
          </table:table-cell>
          <table:table-cell/>
          <table:table-cell table:style-name="ce39" table:formula="of:=[.A123]" office:value-type="float" office:value="0.655" calcext:value-type="float">
            <text:p>0.6550</text:p>
          </table:table-cell>
          <table:table-cell table:style-name="ce39" table:formula="of:=SQRT([.D123])" office:value-type="float" office:value="5.07641605859882" calcext:value-type="float">
            <text:p>5.0764</text:p>
          </table:table-cell>
          <table:table-cell table:style-name="ce39" table:formula="of:=0.5*[.E123]/SQRT([.D123])" office:value-type="float" office:value="0.0206838838243258" calcext:value-type="float">
            <text:p>0.0207</text:p>
          </table:table-cell>
          <table:table-cell/>
          <table:table-cell table:style-name="ce33" office:value-type="float" office:value="25.9449188546" calcext:value-type="float">
            <text:p>25.9449</text:p>
          </table:table-cell>
          <table:table-cell table:style-name="ce33" office:value-type="float" office:value="0.246108656787" calcext:value-type="float">
            <text:p>0.2461</text:p>
          </table:table-cell>
          <table:table-cell/>
          <table:table-cell table:style-name="ce33" office:value-type="float" office:value="0.655" calcext:value-type="float">
            <text:p>0.6550</text:p>
          </table:table-cell>
          <table:table-cell table:style-name="ce33" office:value-type="float" office:value="711.272511697" calcext:value-type="float">
            <text:p>711.2725</text:p>
          </table:table-cell>
          <table:table-cell table:number-columns-repeated="2" table:style-name="ce33" office:value-type="float" office:value="6.29358786881" calcext:value-type="float">
            <text:p>6.2936</text:p>
          </table:table-cell>
          <table:table-cell table:number-columns-repeated="1007"/>
        </table:table-row>
        <table:table-row table:style-name="ro1">
          <table:table-cell office:value-type="float" office:value="0.665" calcext:value-type="float">
            <text:p>0.6650</text:p>
          </table:table-cell>
          <table:table-cell office:value-type="float" office:value="619" calcext:value-type="float">
            <text:p>619.0000</text:p>
          </table:table-cell>
          <table:table-cell office:value-type="float" office:value="5" calcext:value-type="float">
            <text:p>5.0000</text:p>
          </table:table-cell>
          <table:table-cell office:value-type="float" office:value="23.68" calcext:value-type="float">
            <text:p>23.6800</text:p>
          </table:table-cell>
          <table:table-cell office:value-type="float" office:value="0.2" calcext:value-type="float">
            <text:p>0.2000</text:p>
          </table:table-cell>
          <table:table-cell/>
          <table:table-cell table:style-name="ce39" table:formula="of:=[.A124]" office:value-type="float" office:value="0.665" calcext:value-type="float">
            <text:p>0.6650</text:p>
          </table:table-cell>
          <table:table-cell table:style-name="ce39" table:formula="of:=SQRT([.D124])" office:value-type="float" office:value="4.86621002423858" calcext:value-type="float">
            <text:p>4.8662</text:p>
          </table:table-cell>
          <table:table-cell table:style-name="ce39" table:formula="of:=0.5*[.E124]/SQRT([.D124])" office:value-type="float" office:value="0.0205498734131697" calcext:value-type="float">
            <text:p>0.0205</text:p>
          </table:table-cell>
          <table:table-cell/>
          <table:table-cell table:style-name="ce33" office:value-type="float" office:value="23.8804445515" calcext:value-type="float">
            <text:p>23.8804</text:p>
          </table:table-cell>
          <table:table-cell table:style-name="ce33" office:value-type="float" office:value="0.205926845293" calcext:value-type="float">
            <text:p>0.2059</text:p>
          </table:table-cell>
          <table:table-cell/>
          <table:table-cell table:style-name="ce33" office:value-type="float" office:value="0.665" calcext:value-type="float">
            <text:p>0.6650</text:p>
          </table:table-cell>
          <table:table-cell table:style-name="ce33" office:value-type="float" office:value="646.795713713" calcext:value-type="float">
            <text:p>646.7957</text:p>
          </table:table-cell>
          <table:table-cell table:number-columns-repeated="2" table:style-name="ce33" office:value-type="float" office:value="5.23642987582" calcext:value-type="float">
            <text:p>5.2364</text:p>
          </table:table-cell>
          <table:table-cell table:number-columns-repeated="1007"/>
        </table:table-row>
        <table:table-row table:style-name="ro1">
          <table:table-cell office:value-type="float" office:value="0.675" calcext:value-type="float">
            <text:p>0.6750</text:p>
          </table:table-cell>
          <table:table-cell office:value-type="float" office:value="576" calcext:value-type="float">
            <text:p>576.0000</text:p>
          </table:table-cell>
          <table:table-cell office:value-type="float" office:value="5" calcext:value-type="float">
            <text:p>5.0000</text:p>
          </table:table-cell>
          <table:table-cell office:value-type="float" office:value="22.25" calcext:value-type="float">
            <text:p>22.2500</text:p>
          </table:table-cell>
          <table:table-cell office:value-type="float" office:value="0.19" calcext:value-type="float">
            <text:p>0.1900</text:p>
          </table:table-cell>
          <table:table-cell/>
          <table:table-cell table:style-name="ce39" table:formula="of:=[.A125]" office:value-type="float" office:value="0.675" calcext:value-type="float">
            <text:p>0.6750</text:p>
          </table:table-cell>
          <table:table-cell table:style-name="ce39" table:formula="of:=SQRT([.D125])" office:value-type="float" office:value="4.7169905660283" calcext:value-type="float">
            <text:p>4.7170</text:p>
          </table:table-cell>
          <table:table-cell table:style-name="ce39" table:formula="of:=0.5*[.E125]/SQRT([.D125])" office:value-type="float" office:value="0.0201399597201208" calcext:value-type="float">
            <text:p>0.0201</text:p>
          </table:table-cell>
          <table:table-cell/>
          <table:table-cell table:style-name="ce33" office:value-type="float" office:value="22.4743184129" calcext:value-type="float">
            <text:p>22.4743</text:p>
          </table:table-cell>
          <table:table-cell table:style-name="ce33" office:value-type="float" office:value="0.205605305464" calcext:value-type="float">
            <text:p>0.2056</text:p>
          </table:table-cell>
          <table:table-cell/>
          <table:table-cell table:style-name="ce33" office:value-type="float" office:value="0.675" calcext:value-type="float">
            <text:p>0.6750</text:p>
          </table:table-cell>
          <table:table-cell table:style-name="ce33" office:value-type="float" office:value="601.462814712" calcext:value-type="float">
            <text:p>601.4628</text:p>
          </table:table-cell>
          <table:table-cell table:number-columns-repeated="2" table:style-name="ce33" office:value-type="float" office:value="5.22861056148" calcext:value-type="float">
            <text:p>5.2286</text:p>
          </table:table-cell>
          <table:table-cell table:number-columns-repeated="1007"/>
        </table:table-row>
        <table:table-row table:style-name="ro1">
          <table:table-cell office:value-type="float" office:value="0.685" calcext:value-type="float">
            <text:p>0.6850</text:p>
          </table:table-cell>
          <table:table-cell office:value-type="float" office:value="534" calcext:value-type="float">
            <text:p>534.0000</text:p>
          </table:table-cell>
          <table:table-cell office:value-type="float" office:value="5" calcext:value-type="float">
            <text:p>5.0000</text:p>
          </table:table-cell>
          <table:table-cell office:value-type="float" office:value="20.84" calcext:value-type="float">
            <text:p>20.8400</text:p>
          </table:table-cell>
          <table:table-cell office:value-type="float" office:value="0.18" calcext:value-type="float">
            <text:p>0.1800</text:p>
          </table:table-cell>
          <table:table-cell/>
          <table:table-cell table:style-name="ce39" table:formula="of:=[.A126]" office:value-type="float" office:value="0.685" calcext:value-type="float">
            <text:p>0.6850</text:p>
          </table:table-cell>
          <table:table-cell table:style-name="ce39" table:formula="of:=SQRT([.D126])" office:value-type="float" office:value="4.56508488420533" calcext:value-type="float">
            <text:p>4.5651</text:p>
          </table:table-cell>
          <table:table-cell table:style-name="ce39" table:formula="of:=0.5*[.E126]/SQRT([.D126])" office:value-type="float" office:value="0.0197148579452246" calcext:value-type="float">
            <text:p>0.0197</text:p>
          </table:table-cell>
          <table:table-cell/>
          <table:table-cell table:style-name="ce33" office:value-type="float" office:value="21.0698638754" calcext:value-type="float">
            <text:p>21.0699</text:p>
          </table:table-cell>
          <table:table-cell table:style-name="ce33" office:value-type="float" office:value="0.205912581259" calcext:value-type="float">
            <text:p>0.2059</text:p>
          </table:table-cell>
          <table:table-cell/>
          <table:table-cell table:style-name="ce33" office:value-type="float" office:value="0.685" calcext:value-type="float">
            <text:p>0.6850</text:p>
          </table:table-cell>
          <table:table-cell table:style-name="ce33" office:value-type="float" office:value="557.233318304" calcext:value-type="float">
            <text:p>557.2333</text:p>
          </table:table-cell>
          <table:table-cell table:number-columns-repeated="2" table:style-name="ce33" office:value-type="float" office:value="5.22252915828" calcext:value-type="float">
            <text:p>5.2225</text:p>
          </table:table-cell>
          <table:table-cell table:number-columns-repeated="1007"/>
        </table:table-row>
        <table:table-row table:style-name="ro1">
          <table:table-cell office:value-type="float" office:value="0.695" calcext:value-type="float">
            <text:p>0.6950</text:p>
          </table:table-cell>
          <table:table-cell office:value-type="float" office:value="479" calcext:value-type="float">
            <text:p>479.0000</text:p>
          </table:table-cell>
          <table:table-cell office:value-type="float" office:value="4" calcext:value-type="float">
            <text:p>4.0000</text:p>
          </table:table-cell>
          <table:table-cell office:value-type="float" office:value="18.91" calcext:value-type="float">
            <text:p>18.9100</text:p>
          </table:table-cell>
          <table:table-cell office:value-type="float" office:value="0.16" calcext:value-type="float">
            <text:p>0.1600</text:p>
          </table:table-cell>
          <table:table-cell/>
          <table:table-cell table:style-name="ce39" table:formula="of:=[.A127]" office:value-type="float" office:value="0.695" calcext:value-type="float">
            <text:p>0.6950</text:p>
          </table:table-cell>
          <table:table-cell table:style-name="ce39" table:formula="of:=SQRT([.D127])" office:value-type="float" office:value="4.34856298103178" calcext:value-type="float">
            <text:p>4.3486</text:p>
          </table:table-cell>
          <table:table-cell table:style-name="ce39" table:formula="of:=0.5*[.E127]/SQRT([.D127])" office:value-type="float" office:value="0.018396881992731" calcext:value-type="float">
            <text:p>0.0184</text:p>
          </table:table-cell>
          <table:table-cell/>
          <table:table-cell table:style-name="ce33" office:value-type="float" office:value="19.1102324352" calcext:value-type="float">
            <text:p>19.1102</text:p>
          </table:table-cell>
          <table:table-cell table:style-name="ce33" office:value-type="float" office:value="0.167040819478" calcext:value-type="float">
            <text:p>0.1670</text:p>
          </table:table-cell>
          <table:table-cell/>
          <table:table-cell table:style-name="ce33" office:value-type="float" office:value="0.695" calcext:value-type="float">
            <text:p>0.6950</text:p>
          </table:table-cell>
          <table:table-cell table:style-name="ce33" office:value-type="float" office:value="499.515581089" calcext:value-type="float">
            <text:p>499.5156</text:p>
          </table:table-cell>
          <table:table-cell table:number-columns-repeated="2" table:style-name="ce33" office:value-type="float" office:value="4.17587087359" calcext:value-type="float">
            <text:p>4.1759</text:p>
          </table:table-cell>
          <table:table-cell table:number-columns-repeated="1007"/>
        </table:table-row>
        <table:table-row table:style-name="ro1">
          <table:table-cell office:value-type="float" office:value="0.705" calcext:value-type="float">
            <text:p>0.7050</text:p>
          </table:table-cell>
          <table:table-cell office:value-type="float" office:value="434" calcext:value-type="float">
            <text:p>434.0000</text:p>
          </table:table-cell>
          <table:table-cell office:value-type="float" office:value="4" calcext:value-type="float">
            <text:p>4.0000</text:p>
          </table:table-cell>
          <table:table-cell office:value-type="float" office:value="17.32" calcext:value-type="float">
            <text:p>17.3200</text:p>
          </table:table-cell>
          <table:table-cell office:value-type="float" office:value="0.15" calcext:value-type="float">
            <text:p>0.1500</text:p>
          </table:table-cell>
          <table:table-cell/>
          <table:table-cell table:style-name="ce39" table:formula="of:=[.A128]" office:value-type="float" office:value="0.705" calcext:value-type="float">
            <text:p>0.7050</text:p>
          </table:table-cell>
          <table:table-cell table:style-name="ce39" table:formula="of:=SQRT([.D128])" office:value-type="float" office:value="4.16173040933696" calcext:value-type="float">
            <text:p>4.1617</text:p>
          </table:table-cell>
          <table:table-cell table:style-name="ce39" table:formula="of:=0.5*[.E128]/SQRT([.D128])" office:value-type="float" office:value="0.018021349924958" calcext:value-type="float">
            <text:p>0.0180</text:p>
          </table:table-cell>
          <table:table-cell/>
          <table:table-cell table:style-name="ce33" office:value-type="float" office:value="17.5055675175" calcext:value-type="float">
            <text:p>17.5056</text:p>
          </table:table-cell>
          <table:table-cell table:style-name="ce33" office:value-type="float" office:value="0.167490952877" calcext:value-type="float">
            <text:p>0.1675</text:p>
          </table:table-cell>
          <table:table-cell/>
          <table:table-cell table:style-name="ce33" office:value-type="float" office:value="0.705" calcext:value-type="float">
            <text:p>0.7050</text:p>
          </table:table-cell>
          <table:table-cell table:style-name="ce33" office:value-type="float" office:value="452.293858889" calcext:value-type="float">
            <text:p>452.2939</text:p>
          </table:table-cell>
          <table:table-cell table:number-columns-repeated="2" table:style-name="ce33" office:value-type="float" office:value="4.17163365788" calcext:value-type="float">
            <text:p>4.1716</text:p>
          </table:table-cell>
          <table:table-cell table:number-columns-repeated="1007"/>
        </table:table-row>
        <table:table-row table:style-name="ro1">
          <table:table-cell office:value-type="float" office:value="0.715" calcext:value-type="float">
            <text:p>0.7150</text:p>
          </table:table-cell>
          <table:table-cell office:value-type="float" office:value="394.9" calcext:value-type="float">
            <text:p>394.9000</text:p>
          </table:table-cell>
          <table:table-cell office:value-type="float" office:value="3.4" calcext:value-type="float">
            <text:p>3.4000</text:p>
          </table:table-cell>
          <table:table-cell office:value-type="float" office:value="15.92" calcext:value-type="float">
            <text:p>15.9200</text:p>
          </table:table-cell>
          <table:table-cell office:value-type="float" office:value="0.14" calcext:value-type="float">
            <text:p>0.1400</text:p>
          </table:table-cell>
          <table:table-cell/>
          <table:table-cell table:style-name="ce39" table:formula="of:=[.A129]" office:value-type="float" office:value="0.715" calcext:value-type="float">
            <text:p>0.7150</text:p>
          </table:table-cell>
          <table:table-cell table:style-name="ce39" table:formula="of:=SQRT([.D129])" office:value-type="float" office:value="3.989987468652" calcext:value-type="float">
            <text:p>3.9900</text:p>
          </table:table-cell>
          <table:table-cell table:style-name="ce39" table:formula="of:=0.5*[.E129]/SQRT([.D129])" office:value-type="float" office:value="0.017543914749098" calcext:value-type="float">
            <text:p>0.0175</text:p>
          </table:table-cell>
          <table:table-cell/>
          <table:table-cell table:style-name="ce33" office:value-type="float" office:value="16.1018790895" calcext:value-type="float">
            <text:p>16.1019</text:p>
          </table:table-cell>
          <table:table-cell table:style-name="ce33" office:value-type="float" office:value="0.143977319988" calcext:value-type="float">
            <text:p>0.1440</text:p>
          </table:table-cell>
          <table:table-cell/>
          <table:table-cell table:style-name="ce33" office:value-type="float" office:value="0.715" calcext:value-type="float">
            <text:p>0.7150</text:p>
          </table:table-cell>
          <table:table-cell table:style-name="ce33" office:value-type="float" office:value="411.277799479" calcext:value-type="float">
            <text:p>411.2778</text:p>
          </table:table-cell>
          <table:table-cell table:number-columns-repeated="2" table:style-name="ce33" office:value-type="float" office:value="3.54363879239" calcext:value-type="float">
            <text:p>3.5436</text:p>
          </table:table-cell>
          <table:table-cell table:number-columns-repeated="1007"/>
        </table:table-row>
        <table:table-row table:style-name="ro1">
          <table:table-cell office:value-type="float" office:value="0.725" calcext:value-type="float">
            <text:p>0.7250</text:p>
          </table:table-cell>
          <table:table-cell office:value-type="float" office:value="359.4" calcext:value-type="float">
            <text:p>359.4000</text:p>
          </table:table-cell>
          <table:table-cell office:value-type="float" office:value="3.2" calcext:value-type="float">
            <text:p>3.2000</text:p>
          </table:table-cell>
          <table:table-cell office:value-type="float" office:value="14.64" calcext:value-type="float">
            <text:p>14.6400</text:p>
          </table:table-cell>
          <table:table-cell office:value-type="float" office:value="0.13" calcext:value-type="float">
            <text:p>0.1300</text:p>
          </table:table-cell>
          <table:table-cell/>
          <table:table-cell table:style-name="ce39" table:formula="of:=[.A130]" office:value-type="float" office:value="0.725" calcext:value-type="float">
            <text:p>0.7250</text:p>
          </table:table-cell>
          <table:table-cell table:style-name="ce39" table:formula="of:=SQRT([.D130])" office:value-type="float" office:value="3.8262252939418" calcext:value-type="float">
            <text:p>3.8262</text:p>
          </table:table-cell>
          <table:table-cell table:style-name="ce39" table:formula="of:=0.5*[.E130]/SQRT([.D130])" office:value-type="float" office:value="0.0169880221384028" calcext:value-type="float">
            <text:p>0.0170</text:p>
          </table:table-cell>
          <table:table-cell/>
          <table:table-cell table:style-name="ce33" office:value-type="float" office:value="14.8121578012" calcext:value-type="float">
            <text:p>14.8122</text:p>
          </table:table-cell>
          <table:table-cell table:style-name="ce33" office:value-type="float" office:value="0.136511551983" calcext:value-type="float">
            <text:p>0.1365</text:p>
          </table:table-cell>
          <table:table-cell/>
          <table:table-cell table:style-name="ce33" office:value-type="float" office:value="0.725" calcext:value-type="float">
            <text:p>0.7250</text:p>
          </table:table-cell>
          <table:table-cell table:style-name="ce33" office:value-type="float" office:value="374.061595543" calcext:value-type="float">
            <text:p>374.0616</text:p>
          </table:table-cell>
          <table:table-cell table:number-columns-repeated="2" table:style-name="ce33" office:value-type="float" office:value="3.3325929904" calcext:value-type="float">
            <text:p>3.3326</text:p>
          </table:table-cell>
          <table:table-cell table:number-columns-repeated="1007"/>
        </table:table-row>
        <table:table-row table:style-name="ro1">
          <table:table-cell office:value-type="float" office:value="0.735" calcext:value-type="float">
            <text:p>0.7350</text:p>
          </table:table-cell>
          <table:table-cell office:value-type="float" office:value="328.5" calcext:value-type="float">
            <text:p>328.5000</text:p>
          </table:table-cell>
          <table:table-cell office:value-type="float" office:value="3" calcext:value-type="float">
            <text:p>3.0000</text:p>
          </table:table-cell>
          <table:table-cell office:value-type="float" office:value="13.53" calcext:value-type="float">
            <text:p>13.5300</text:p>
          </table:table-cell>
          <table:table-cell office:value-type="float" office:value="0.12" calcext:value-type="float">
            <text:p>0.1200</text:p>
          </table:table-cell>
          <table:table-cell/>
          <table:table-cell table:style-name="ce39" table:formula="of:=[.A131]" office:value-type="float" office:value="0.735" calcext:value-type="float">
            <text:p>0.7350</text:p>
          </table:table-cell>
          <table:table-cell table:style-name="ce39" table:formula="of:=SQRT([.D131])" office:value-type="float" office:value="3.6783148315499" calcext:value-type="float">
            <text:p>3.6783</text:p>
          </table:table-cell>
          <table:table-cell table:style-name="ce39" table:formula="of:=0.5*[.E131]/SQRT([.D131])" office:value-type="float" office:value="0.0163118174348111" calcext:value-type="float">
            <text:p>0.0163</text:p>
          </table:table-cell>
          <table:table-cell/>
          <table:table-cell table:style-name="ce33" office:value-type="float" office:value="13.6828079663" calcext:value-type="float">
            <text:p>13.6828</text:p>
          </table:table-cell>
          <table:table-cell table:style-name="ce33" office:value-type="float" office:value="0.129501113328" calcext:value-type="float">
            <text:p>0.1295</text:p>
          </table:table-cell>
          <table:table-cell/>
          <table:table-cell table:style-name="ce33" office:value-type="float" office:value="0.735" calcext:value-type="float">
            <text:p>0.7350</text:p>
          </table:table-cell>
          <table:table-cell table:style-name="ce33" office:value-type="float" office:value="341.678057784" calcext:value-type="float">
            <text:p>341.6781</text:p>
          </table:table-cell>
          <table:table-cell table:number-columns-repeated="2" table:style-name="ce33" office:value-type="float" office:value="3.12240997824" calcext:value-type="float">
            <text:p>3.1224</text:p>
          </table:table-cell>
          <table:table-cell table:number-columns-repeated="1007"/>
        </table:table-row>
        <table:table-row table:style-name="ro1">
          <table:table-cell office:value-type="float" office:value="0.745" calcext:value-type="float">
            <text:p>0.7450</text:p>
          </table:table-cell>
          <table:table-cell office:value-type="float" office:value="298.2" calcext:value-type="float">
            <text:p>298.2000</text:p>
          </table:table-cell>
          <table:table-cell office:value-type="float" office:value="2.7" calcext:value-type="float">
            <text:p>2.7000</text:p>
          </table:table-cell>
          <table:table-cell office:value-type="float" office:value="12.42" calcext:value-type="float">
            <text:p>12.4200</text:p>
          </table:table-cell>
          <table:table-cell office:value-type="float" office:value="0.11" calcext:value-type="float">
            <text:p>0.1100</text:p>
          </table:table-cell>
          <table:table-cell/>
          <table:table-cell table:style-name="ce39" table:formula="of:=[.A132]" office:value-type="float" office:value="0.745" calcext:value-type="float">
            <text:p>0.7450</text:p>
          </table:table-cell>
          <table:table-cell table:style-name="ce39" table:formula="of:=SQRT([.D132])" office:value-type="float" office:value="3.52420203734122" calcext:value-type="float">
            <text:p>3.5242</text:p>
          </table:table-cell>
          <table:table-cell table:style-name="ce39" table:formula="of:=0.5*[.E132]/SQRT([.D132])" office:value-type="float" office:value="0.0156063697305771" calcext:value-type="float">
            <text:p>0.0156</text:p>
          </table:table-cell>
          <table:table-cell/>
          <table:table-cell table:style-name="ce33" office:value-type="float" office:value="12.5512873062" calcext:value-type="float">
            <text:p>12.5513</text:p>
          </table:table-cell>
          <table:table-cell table:style-name="ce33" office:value-type="float" office:value="0.117567793197" calcext:value-type="float">
            <text:p>0.1176</text:p>
          </table:table-cell>
          <table:table-cell/>
          <table:table-cell table:style-name="ce33" office:value-type="float" office:value="0.745" calcext:value-type="float">
            <text:p>0.7450</text:p>
          </table:table-cell>
          <table:table-cell table:style-name="ce33" office:value-type="float" office:value="309.954033523" calcext:value-type="float">
            <text:p>309.9540</text:p>
          </table:table-cell>
          <table:table-cell table:number-columns-repeated="2" table:style-name="ce33" office:value-type="float" office:value="2.8080976352" calcext:value-type="float">
            <text:p>2.8081</text:p>
          </table:table-cell>
          <table:table-cell table:number-columns-repeated="1007"/>
        </table:table-row>
        <table:table-row table:style-name="ro1">
          <table:table-cell office:value-type="float" office:value="0.755" calcext:value-type="float">
            <text:p>0.7550</text:p>
          </table:table-cell>
          <table:table-cell office:value-type="float" office:value="272.9" calcext:value-type="float">
            <text:p>272.9000</text:p>
          </table:table-cell>
          <table:table-cell office:value-type="float" office:value="2.4" calcext:value-type="float">
            <text:p>2.4000</text:p>
          </table:table-cell>
          <table:table-cell office:value-type="float" office:value="11.49" calcext:value-type="float">
            <text:p>11.4900</text:p>
          </table:table-cell>
          <table:table-cell office:value-type="float" office:value="0.1" calcext:value-type="float">
            <text:p>0.1000</text:p>
          </table:table-cell>
          <table:table-cell/>
          <table:table-cell table:style-name="ce39" table:formula="of:=[.A133]" office:value-type="float" office:value="0.755" calcext:value-type="float">
            <text:p>0.7550</text:p>
          </table:table-cell>
          <table:table-cell table:style-name="ce39" table:formula="of:=SQRT([.D133])" office:value-type="float" office:value="3.38969025133566" calcext:value-type="float">
            <text:p>3.3897</text:p>
          </table:table-cell>
          <table:table-cell table:style-name="ce39" table:formula="of:=0.5*[.E133]/SQRT([.D133])" office:value-type="float" office:value="0.0147506103191282" calcext:value-type="float">
            <text:p>0.0148</text:p>
          </table:table-cell>
          <table:table-cell/>
          <table:table-cell table:style-name="ce33" office:value-type="float" office:value="11.6060372742" calcext:value-type="float">
            <text:p>11.6060</text:p>
          </table:table-cell>
          <table:table-cell table:style-name="ce33" office:value-type="float" office:value="0.105698490824" calcext:value-type="float">
            <text:p>0.1057</text:p>
          </table:table-cell>
          <table:table-cell/>
          <table:table-cell table:style-name="ce33" office:value-type="float" office:value="0.755" calcext:value-type="float">
            <text:p>0.7550</text:p>
          </table:table-cell>
          <table:table-cell table:style-name="ce33" office:value-type="float" office:value="283.471481766" calcext:value-type="float">
            <text:p>283.4715</text:p>
          </table:table-cell>
          <table:table-cell table:number-columns-repeated="2" table:style-name="ce33" office:value-type="float" office:value="2.49454624918" calcext:value-type="float">
            <text:p>2.4945</text:p>
          </table:table-cell>
          <table:table-cell table:number-columns-repeated="1007"/>
        </table:table-row>
        <table:table-row table:style-name="ro1">
          <table:table-cell office:value-type="float" office:value="0.765" calcext:value-type="float">
            <text:p>0.7650</text:p>
          </table:table-cell>
          <table:table-cell office:value-type="float" office:value="250.6" calcext:value-type="float">
            <text:p>250.6000</text:p>
          </table:table-cell>
          <table:table-cell office:value-type="float" office:value="2.2" calcext:value-type="float">
            <text:p>2.2000</text:p>
          </table:table-cell>
          <table:table-cell office:value-type="float" office:value="10.67" calcext:value-type="float">
            <text:p>10.6700</text:p>
          </table:table-cell>
          <table:table-cell office:value-type="float" office:value="0.09" calcext:value-type="float">
            <text:p>0.0900</text:p>
          </table:table-cell>
          <table:table-cell/>
          <table:table-cell table:style-name="ce39" table:formula="of:=[.A134]" office:value-type="float" office:value="0.765" calcext:value-type="float">
            <text:p>0.7650</text:p>
          </table:table-cell>
          <table:table-cell table:style-name="ce39" table:formula="of:=SQRT([.D134])" office:value-type="float" office:value="3.26649659421221" calcext:value-type="float">
            <text:p>3.2665</text:p>
          </table:table-cell>
          <table:table-cell table:style-name="ce39" table:formula="of:=0.5*[.E134]/SQRT([.D134])" office:value-type="float" office:value="0.0137762274357591" calcext:value-type="float">
            <text:p>0.0138</text:p>
          </table:table-cell>
          <table:table-cell/>
          <table:table-cell table:style-name="ce33" office:value-type="float" office:value="10.767024404" calcext:value-type="float">
            <text:p>10.7670</text:p>
          </table:table-cell>
          <table:table-cell table:style-name="ce33" office:value-type="float" office:value="0.0978917341535" calcext:value-type="float">
            <text:p>0.0979</text:p>
          </table:table-cell>
          <table:table-cell/>
          <table:table-cell table:style-name="ce33" office:value-type="float" office:value="0.765" calcext:value-type="float">
            <text:p>0.7650</text:p>
          </table:table-cell>
          <table:table-cell table:style-name="ce33" office:value-type="float" office:value="260.127264769" calcext:value-type="float">
            <text:p>260.1273</text:p>
          </table:table-cell>
          <table:table-cell table:number-columns-repeated="2" table:style-name="ce33" office:value-type="float" office:value="2.28508906538" calcext:value-type="float">
            <text:p>2.2851</text:p>
          </table:table-cell>
          <table:table-cell table:number-columns-repeated="1007"/>
        </table:table-row>
        <table:table-row table:style-name="ro1">
          <table:table-cell office:value-type="float" office:value="0.775" calcext:value-type="float">
            <text:p>0.7750</text:p>
          </table:table-cell>
          <table:table-cell office:value-type="float" office:value="231.8" calcext:value-type="float">
            <text:p>231.8000</text:p>
          </table:table-cell>
          <table:table-cell office:value-type="float" office:value="2.1" calcext:value-type="float">
            <text:p>2.1000</text:p>
          </table:table-cell>
          <table:table-cell office:value-type="float" office:value="9.97" calcext:value-type="float">
            <text:p>9.9700</text:p>
          </table:table-cell>
          <table:table-cell office:value-type="float" office:value="0.09" calcext:value-type="float">
            <text:p>0.0900</text:p>
          </table:table-cell>
          <table:table-cell/>
          <table:table-cell table:style-name="ce39" table:formula="of:=[.A135]" office:value-type="float" office:value="0.775" calcext:value-type="float">
            <text:p>0.7750</text:p>
          </table:table-cell>
          <table:table-cell table:style-name="ce39" table:formula="of:=SQRT([.D135])" office:value-type="float" office:value="3.15753068076939" calcext:value-type="float">
            <text:p>3.1575</text:p>
          </table:table-cell>
          <table:table-cell table:style-name="ce39" table:formula="of:=0.5*[.E135]/SQRT([.D135])" office:value-type="float" office:value="0.0142516429924396" calcext:value-type="float">
            <text:p>0.0143</text:p>
          </table:table-cell>
          <table:table-cell/>
          <table:table-cell table:style-name="ce33" office:value-type="float" office:value="10.0603826462" calcext:value-type="float">
            <text:p>10.0604</text:p>
          </table:table-cell>
          <table:table-cell table:style-name="ce33" office:value-type="float" office:value="0.0942911690129" calcext:value-type="float">
            <text:p>0.0943</text:p>
          </table:table-cell>
          <table:table-cell/>
          <table:table-cell table:style-name="ce33" office:value-type="float" office:value="0.775" calcext:value-type="float">
            <text:p>0.7750</text:p>
          </table:table-cell>
          <table:table-cell table:style-name="ce33" office:value-type="float" office:value="240.445676495" calcext:value-type="float">
            <text:p>240.4457</text:p>
          </table:table-cell>
          <table:table-cell table:number-columns-repeated="2" table:style-name="ce33" office:value-type="float" office:value="2.17962540132" calcext:value-type="float">
            <text:p>2.1796</text:p>
          </table:table-cell>
          <table:table-cell table:number-columns-repeated="1007"/>
        </table:table-row>
        <table:table-row table:style-name="ro1">
          <table:table-cell office:value-type="float" office:value="0.785" calcext:value-type="float">
            <text:p>0.7850</text:p>
          </table:table-cell>
          <table:table-cell office:value-type="float" office:value="213.2" calcext:value-type="float">
            <text:p>213.2000</text:p>
          </table:table-cell>
          <table:table-cell office:value-type="float" office:value="1.9" calcext:value-type="float">
            <text:p>1.9000</text:p>
          </table:table-cell>
          <table:table-cell office:value-type="float" office:value="9.27" calcext:value-type="float">
            <text:p>9.2700</text:p>
          </table:table-cell>
          <table:table-cell office:value-type="float" office:value="0.08" calcext:value-type="float">
            <text:p>0.0800</text:p>
          </table:table-cell>
          <table:table-cell/>
          <table:table-cell table:style-name="ce39" table:formula="of:=[.A136]" office:value-type="float" office:value="0.785" calcext:value-type="float">
            <text:p>0.7850</text:p>
          </table:table-cell>
          <table:table-cell table:style-name="ce39" table:formula="of:=SQRT([.D136])" office:value-type="float" office:value="3.04466746952767" calcext:value-type="float">
            <text:p>3.0447</text:p>
          </table:table-cell>
          <table:table-cell table:style-name="ce39" table:formula="of:=0.5*[.E136]/SQRT([.D136])" office:value-type="float" office:value="0.0131377237088572" calcext:value-type="float">
            <text:p>0.0131</text:p>
          </table:table-cell>
          <table:table-cell/>
          <table:table-cell table:style-name="ce33" office:value-type="float" office:value="9.345859965" calcext:value-type="float">
            <text:p>9.3459</text:p>
          </table:table-cell>
          <table:table-cell table:style-name="ce33" office:value-type="float" office:value="0.0862148314668" calcext:value-type="float">
            <text:p>0.0862</text:p>
          </table:table-cell>
          <table:table-cell/>
          <table:table-cell table:style-name="ce33" office:value-type="float" office:value="0.785" calcext:value-type="float">
            <text:p>0.7850</text:p>
          </table:table-cell>
          <table:table-cell table:style-name="ce33" office:value-type="float" office:value="220.99413302" calcext:value-type="float">
            <text:p>220.9941</text:p>
          </table:table-cell>
          <table:table-cell table:number-columns-repeated="2" table:style-name="ce33" office:value-type="float" office:value="1.97067504054" calcext:value-type="float">
            <text:p>1.9707</text:p>
          </table:table-cell>
          <table:table-cell table:number-columns-repeated="1007"/>
        </table:table-row>
        <table:table-row table:style-name="ro1">
          <table:table-cell office:value-type="float" office:value="0.795" calcext:value-type="float">
            <text:p>0.7950</text:p>
          </table:table-cell>
          <table:table-cell office:value-type="float" office:value="196.1" calcext:value-type="float">
            <text:p>196.1000</text:p>
          </table:table-cell>
          <table:table-cell office:value-type="float" office:value="1.8" calcext:value-type="float">
            <text:p>1.8000</text:p>
          </table:table-cell>
          <table:table-cell office:value-type="float" office:value="8.62" calcext:value-type="float">
            <text:p>8.6200</text:p>
          </table:table-cell>
          <table:table-cell office:value-type="float" office:value="0.08" calcext:value-type="float">
            <text:p>0.0800</text:p>
          </table:table-cell>
          <table:table-cell/>
          <table:table-cell table:style-name="ce39" table:formula="of:=[.A137]" office:value-type="float" office:value="0.795" calcext:value-type="float">
            <text:p>0.7950</text:p>
          </table:table-cell>
          <table:table-cell table:style-name="ce39" table:formula="of:=SQRT([.D137])" office:value-type="float" office:value="2.93598365118064" calcext:value-type="float">
            <text:p>2.9360</text:p>
          </table:table-cell>
          <table:table-cell table:style-name="ce39" table:formula="of:=0.5*[.E137]/SQRT([.D137])" office:value-type="float" office:value="0.0136240540658034" calcext:value-type="float">
            <text:p>0.0136</text:p>
          </table:table-cell>
          <table:table-cell/>
          <table:table-cell table:style-name="ce33" office:value-type="float" office:value="8.68166529577" calcext:value-type="float">
            <text:p>8.6817</text:p>
          </table:table-cell>
          <table:table-cell table:style-name="ce33" office:value-type="float" office:value="0.0822381788193" calcext:value-type="float">
            <text:p>0.0822</text:p>
          </table:table-cell>
          <table:table-cell/>
          <table:table-cell table:style-name="ce33" office:value-type="float" office:value="0.795" calcext:value-type="float">
            <text:p>0.7950</text:p>
          </table:table-cell>
          <table:table-cell table:style-name="ce33" office:value-type="float" office:value="203.127821004" calcext:value-type="float">
            <text:p>203.1278</text:p>
          </table:table-cell>
          <table:table-cell table:number-columns-repeated="2" table:style-name="ce33" office:value-type="float" office:value="1.86546209507" calcext:value-type="float">
            <text:p>1.8655</text:p>
          </table:table-cell>
          <table:table-cell table:number-columns-repeated="1007"/>
        </table:table-row>
        <table:table-row table:style-name="ro1">
          <table:table-cell office:value-type="float" office:value="0.805" calcext:value-type="float">
            <text:p>0.8050</text:p>
          </table:table-cell>
          <table:table-cell office:value-type="float" office:value="185.2" calcext:value-type="float">
            <text:p>185.2000</text:p>
          </table:table-cell>
          <table:table-cell office:value-type="float" office:value="1.6" calcext:value-type="float">
            <text:p>1.6000</text:p>
          </table:table-cell>
          <table:table-cell office:value-type="float" office:value="8.23" calcext:value-type="float">
            <text:p>8.2300</text:p>
          </table:table-cell>
          <table:table-cell office:value-type="float" office:value="0.07" calcext:value-type="float">
            <text:p>0.0700</text:p>
          </table:table-cell>
          <table:table-cell/>
          <table:table-cell table:style-name="ce39" table:formula="of:=[.A138]" office:value-type="float" office:value="0.805" calcext:value-type="float">
            <text:p>0.8050</text:p>
          </table:table-cell>
          <table:table-cell table:style-name="ce39" table:formula="of:=SQRT([.D138])" office:value-type="float" office:value="2.86879765755621" calcext:value-type="float">
            <text:p>2.8688</text:p>
          </table:table-cell>
          <table:table-cell table:style-name="ce39" table:formula="of:=0.5*[.E138]/SQRT([.D138])" office:value-type="float" office:value="0.0122002330515756" calcext:value-type="float">
            <text:p>0.0122</text:p>
          </table:table-cell>
          <table:table-cell/>
          <table:table-cell table:style-name="ce33" office:value-type="float" office:value="8.27969773109" calcext:value-type="float">
            <text:p>8.2797</text:p>
          </table:table-cell>
          <table:table-cell table:style-name="ce33" office:value-type="float" office:value="0.0741250863638" calcext:value-type="float">
            <text:p>0.0741</text:p>
          </table:table-cell>
          <table:table-cell/>
          <table:table-cell table:style-name="ce33" office:value-type="float" office:value="0.805" calcext:value-type="float">
            <text:p>0.8050</text:p>
          </table:table-cell>
          <table:table-cell table:style-name="ce33" office:value-type="float" office:value="191.70385624" calcext:value-type="float">
            <text:p>191.7039</text:p>
          </table:table-cell>
          <table:table-cell table:number-columns-repeated="2" table:style-name="ce33" office:value-type="float" office:value="1.6572776624" calcext:value-type="float">
            <text:p>1.6573</text:p>
          </table:table-cell>
          <table:table-cell table:number-columns-repeated="1007"/>
        </table:table-row>
        <table:table-row table:style-name="ro1">
          <table:table-cell office:value-type="float" office:value="0.815" calcext:value-type="float">
            <text:p>0.8150</text:p>
          </table:table-cell>
          <table:table-cell office:value-type="float" office:value="170.2" calcext:value-type="float">
            <text:p>170.2000</text:p>
          </table:table-cell>
          <table:table-cell office:value-type="float" office:value="1.5" calcext:value-type="float">
            <text:p>1.5000</text:p>
          </table:table-cell>
          <table:table-cell office:value-type="float" office:value="7.64" calcext:value-type="float">
            <text:p>7.6400</text:p>
          </table:table-cell>
          <table:table-cell office:value-type="float" office:value="0.07" calcext:value-type="float">
            <text:p>0.0700</text:p>
          </table:table-cell>
          <table:table-cell/>
          <table:table-cell table:style-name="ce39" table:formula="of:=[.A139]" office:value-type="float" office:value="0.815" calcext:value-type="float">
            <text:p>0.8150</text:p>
          </table:table-cell>
          <table:table-cell table:style-name="ce39" table:formula="of:=SQRT([.D139])" office:value-type="float" office:value="2.76405499221705" calcext:value-type="float">
            <text:p>2.7641</text:p>
          </table:table-cell>
          <table:table-cell table:style-name="ce39" table:formula="of:=0.5*[.E139]/SQRT([.D139])" office:value-type="float" office:value="0.0126625555926174" calcext:value-type="float">
            <text:p>0.0127</text:p>
          </table:table-cell>
          <table:table-cell/>
          <table:table-cell table:style-name="ce33" office:value-type="float" office:value="7.68325208575" calcext:value-type="float">
            <text:p>7.6833</text:p>
          </table:table-cell>
          <table:table-cell table:style-name="ce33" office:value-type="float" office:value="0.0702724133991" calcext:value-type="float">
            <text:p>0.0703</text:p>
          </table:table-cell>
          <table:table-cell/>
          <table:table-cell table:style-name="ce33" office:value-type="float" office:value="0.815" calcext:value-type="float">
            <text:p>0.8150</text:p>
          </table:table-cell>
          <table:table-cell table:style-name="ce33" office:value-type="float" office:value="176.057999754" calcext:value-type="float">
            <text:p>176.0580</text:p>
          </table:table-cell>
          <table:table-cell table:number-columns-repeated="2" table:style-name="ce33" office:value-type="float" office:value="1.55273483111" calcext:value-type="float">
            <text:p>1.5527</text:p>
          </table:table-cell>
          <table:table-cell table:number-columns-repeated="1007"/>
        </table:table-row>
        <table:table-row table:style-name="ro1">
          <table:table-cell office:value-type="float" office:value="0.825" calcext:value-type="float">
            <text:p>0.8250</text:p>
          </table:table-cell>
          <table:table-cell office:value-type="float" office:value="157.4" calcext:value-type="float">
            <text:p>157.4000</text:p>
          </table:table-cell>
          <table:table-cell office:value-type="float" office:value="1.4" calcext:value-type="float">
            <text:p>1.4000</text:p>
          </table:table-cell>
          <table:table-cell office:value-type="float" office:value="7.13" calcext:value-type="float">
            <text:p>7.1300</text:p>
          </table:table-cell>
          <table:table-cell office:value-type="float" office:value="0.06" calcext:value-type="float">
            <text:p>0.0600</text:p>
          </table:table-cell>
          <table:table-cell/>
          <table:table-cell table:style-name="ce39" table:formula="of:=[.A140]" office:value-type="float" office:value="0.825" calcext:value-type="float">
            <text:p>0.8250</text:p>
          </table:table-cell>
          <table:table-cell table:style-name="ce39" table:formula="of:=SQRT([.D140])" office:value-type="float" office:value="2.67020598456374" calcext:value-type="float">
            <text:p>2.6702</text:p>
          </table:table-cell>
          <table:table-cell table:style-name="ce39" table:formula="of:=0.5*[.E140]/SQRT([.D140])" office:value-type="float" office:value="0.0112350882940971" calcext:value-type="float">
            <text:p>0.0112</text:p>
          </table:table-cell>
          <table:table-cell/>
          <table:table-cell table:style-name="ce33" office:value-type="float" office:value="7.17381232615" calcext:value-type="float">
            <text:p>7.1738</text:p>
          </table:table-cell>
          <table:table-cell table:style-name="ce33" office:value-type="float" office:value="0.066197598496" calcext:value-type="float">
            <text:p>0.0662</text:p>
          </table:table-cell>
          <table:table-cell/>
          <table:table-cell table:style-name="ce33" office:value-type="float" office:value="0.825" calcext:value-type="float">
            <text:p>0.8250</text:p>
          </table:table-cell>
          <table:table-cell table:style-name="ce33" office:value-type="float" office:value="162.704123219" calcext:value-type="float">
            <text:p>162.7041</text:p>
          </table:table-cell>
          <table:table-cell table:number-columns-repeated="2" table:style-name="ce33" office:value-type="float" office:value="1.4481924209" calcext:value-type="float">
            <text:p>1.4482</text:p>
          </table:table-cell>
          <table:table-cell table:number-columns-repeated="1007"/>
        </table:table-row>
        <table:table-row table:style-name="ro1">
          <table:table-cell office:value-type="float" office:value="0.835" calcext:value-type="float">
            <text:p>0.8350</text:p>
          </table:table-cell>
          <table:table-cell office:value-type="float" office:value="146.1" calcext:value-type="float">
            <text:p>146.1000</text:p>
          </table:table-cell>
          <table:table-cell office:value-type="float" office:value="1.2" calcext:value-type="float">
            <text:p>1.2000</text:p>
          </table:table-cell>
          <table:table-cell office:value-type="float" office:value="6.69" calcext:value-type="float">
            <text:p>6.6900</text:p>
          </table:table-cell>
          <table:table-cell office:value-type="float" office:value="0.06" calcext:value-type="float">
            <text:p>0.0600</text:p>
          </table:table-cell>
          <table:table-cell/>
          <table:table-cell table:style-name="ce39" table:formula="of:=[.A141]" office:value-type="float" office:value="0.835" calcext:value-type="float">
            <text:p>0.8350</text:p>
          </table:table-cell>
          <table:table-cell table:style-name="ce39" table:formula="of:=SQRT([.D141])" office:value-type="float" office:value="2.58650343127551" calcext:value-type="float">
            <text:p>2.5865</text:p>
          </table:table-cell>
          <table:table-cell table:style-name="ce39" table:formula="of:=0.5*[.E141]/SQRT([.D141])" office:value-type="float" office:value="0.0115986700954059" calcext:value-type="float">
            <text:p>0.0116</text:p>
          </table:table-cell>
          <table:table-cell/>
          <table:table-cell table:style-name="ce33" office:value-type="float" office:value="6.72247614534" calcext:value-type="float">
            <text:p>6.7225</text:p>
          </table:table-cell>
          <table:table-cell table:style-name="ce33" office:value-type="float" office:value="0.0574556641546" calcext:value-type="float">
            <text:p>0.0575</text:p>
          </table:table-cell>
          <table:table-cell/>
          <table:table-cell table:style-name="ce33" office:value-type="float" office:value="0.835" calcext:value-type="float">
            <text:p>0.8350</text:p>
          </table:table-cell>
          <table:table-cell table:style-name="ce33" office:value-type="float" office:value="150.924062862" calcext:value-type="float">
            <text:p>150.9241</text:p>
          </table:table-cell>
          <table:table-cell table:number-columns-repeated="2" table:style-name="ce33" office:value-type="float" office:value="1.24064258672" calcext:value-type="float">
            <text:p>1.2406</text:p>
          </table:table-cell>
          <table:table-cell table:number-columns-repeated="1007"/>
        </table:table-row>
        <table:table-row table:style-name="ro1">
          <table:table-cell office:value-type="float" office:value="0.845" calcext:value-type="float">
            <text:p>0.8450</text:p>
          </table:table-cell>
          <table:table-cell office:value-type="float" office:value="135.9" calcext:value-type="float">
            <text:p>135.9000</text:p>
          </table:table-cell>
          <table:table-cell office:value-type="float" office:value="1.1" calcext:value-type="float">
            <text:p>1.1000</text:p>
          </table:table-cell>
          <table:table-cell office:value-type="float" office:value="6.28" calcext:value-type="float">
            <text:p>6.2800</text:p>
          </table:table-cell>
          <table:table-cell office:value-type="float" office:value="0.05" calcext:value-type="float">
            <text:p>0.0500</text:p>
          </table:table-cell>
          <table:table-cell/>
          <table:table-cell table:style-name="ce39" table:formula="of:=[.A142]" office:value-type="float" office:value="0.845" calcext:value-type="float">
            <text:p>0.8450</text:p>
          </table:table-cell>
          <table:table-cell table:style-name="ce39" table:formula="of:=SQRT([.D142])" office:value-type="float" office:value="2.50599281722833" calcext:value-type="float">
            <text:p>2.5060</text:p>
          </table:table-cell>
          <table:table-cell table:style-name="ce39" table:formula="of:=0.5*[.E142]/SQRT([.D142])" office:value-type="float" office:value="0.00997608605584528" calcext:value-type="float">
            <text:p>0.0100</text:p>
          </table:table-cell>
          <table:table-cell/>
          <table:table-cell table:style-name="ce33" office:value-type="float" office:value="6.31208716014" calcext:value-type="float">
            <text:p>6.3121</text:p>
          </table:table-cell>
          <table:table-cell table:style-name="ce33" office:value-type="float" office:value="0.0531954485677" calcext:value-type="float">
            <text:p>0.0532</text:p>
          </table:table-cell>
          <table:table-cell/>
          <table:table-cell table:style-name="ce33" office:value-type="float" office:value="0.845" calcext:value-type="float">
            <text:p>0.8450</text:p>
          </table:table-cell>
          <table:table-cell table:style-name="ce33" office:value-type="float" office:value="140.289427633" calcext:value-type="float">
            <text:p>140.2894</text:p>
          </table:table-cell>
          <table:table-cell table:number-columns-repeated="2" table:style-name="ce33" office:value-type="float" office:value="1.13649152403" calcext:value-type="float">
            <text:p>1.1365</text:p>
          </table:table-cell>
          <table:table-cell table:number-columns-repeated="1007"/>
        </table:table-row>
        <table:table-row table:style-name="ro1" table:number-rows-repeated="2">
          <table:table-cell table:number-columns-repeated="6"/>
          <table:table-cell table:style-name="ce39" table:number-columns-repeated="3"/>
          <table:table-cell table:number-columns-repeated="1015"/>
        </table:table-row>
        <table:table-row table:style-name="ro3">
          <table:table-cell table:style-name="ce8" office:value-type="string" calcext:value-type="string" table:number-columns-spanned="9" table:number-rows-spanned="1">
            <text:p>2013-PL-B720-336_Babusci</text:p>
          </table:table-cell>
          <table:covered-table-cell table:number-columns-repeated="4"/>
          <table:covered-table-cell table:number-columns-repeated="4" table:style-name="ce93"/>
          <table:table-cell table:number-columns-repeated="1015"/>
        </table:table-row>
        <table:table-row table:style-name="ro3">
          <table:table-cell table:style-name="ce9" office:value-type="string" calcext:value-type="string" table:number-columns-spanned="9" table:number-rows-spanned="1">
            <text:p>e+e- -&gt; pi+pi-,KLOE</text:p>
          </table:table-cell>
          <table:covered-table-cell table:number-columns-repeated="4"/>
          <table:covered-table-cell table:number-columns-repeated="4" table:style-name="ce93"/>
          <table:table-cell table:number-columns-repeated="1015"/>
        </table:table-row>
        <table:table-row table:style-name="ro7">
          <table:table-cell table:style-name="ce51" office:value-type="string" calcext:value-type="string">
            <text:p>M_PiPi^2 [GeV^2]</text:p>
          </table:table-cell>
          <table:table-cell table:style-name="ce51" office:value-type="string" calcext:value-type="string">
            <text:p>Sigma_bare [nb]</text:p>
          </table:table-cell>
          <table:table-cell table:style-name="ce51" office:value-type="string" calcext:value-type="string">
            <text:p>err. sigma_bare</text:p>
          </table:table-cell>
          <table:table-cell table:style-name="ce51" office:value-type="string" calcext:value-type="string">
            <text:p>F_pi^2</text:p>
          </table:table-cell>
          <table:table-cell table:style-name="ce51" office:value-type="string" calcext:value-type="string">
            <text:p>err. F_pi^2</text:p>
          </table:table-cell>
          <table:table-cell table:style-name="ce94"/>
          <table:table-cell table:style-name="ce51" office:value-type="string" calcext:value-type="string">
            <text:p>[GeV^2]</text:p>
          </table:table-cell>
          <table:table-cell table:style-name="ce94" office:value-type="string" calcext:value-type="string">
            <text:p>|F_pi|</text:p>
          </table:table-cell>
          <table:table-cell table:style-name="ce94" office:value-type="string" calcext:value-type="string">
            <text:p>err. |F_pi|</text:p>
          </table:table-cell>
          <table:table-cell table:style-name="ce36" table:number-columns-repeated="4"/>
          <table:table-cell table:style-name="ce48" office:value-type="string" calcext:value-type="string">
            <text:p>s [GeV^2]</text:p>
          </table:table-cell>
          <table:table-cell table:style-name="ce57" office:value-type="string" calcext:value-type="string">
            <text:p>sigma_dressed [nb]</text:p>
          </table:table-cell>
          <table:table-cell table:number-columns-repeated="2" table:style-name="ce49" office:value-type="string" calcext:value-type="string">
            <text:p>err. sigma_dressed</text:p>
          </table:table-cell>
          <table:table-cell table:style-name="ce36" table:number-columns-repeated="1007"/>
        </table:table-row>
        <table:table-row table:style-name="ro1">
          <table:table-cell office:value-type="float" office:value="0.355" calcext:value-type="float">
            <text:p>0.3550</text:p>
          </table:table-cell>
          <table:table-cell table:style-name="ce54" office:value-type="float" office:value="301.7" calcext:value-type="float">
            <text:p>301.7000</text:p>
          </table:table-cell>
          <table:table-cell table:style-name="ce54" office:value-type="float" office:value="7.7" calcext:value-type="float">
            <text:p>7.7000</text:p>
          </table:table-cell>
          <table:table-cell office:value-type="float" office:value="7.16" calcext:value-type="float">
            <text:p>7.1600</text:p>
          </table:table-cell>
          <table:table-cell office:value-type="float" office:value="0.18" calcext:value-type="float">
            <text:p>0.1800</text:p>
          </table:table-cell>
          <table:table-cell/>
          <table:table-cell table:style-name="ce39" table:formula="of:=[.A148]" office:value-type="float" office:value="0.355" calcext:value-type="float">
            <text:p>0.3550</text:p>
          </table:table-cell>
          <table:table-cell table:style-name="ce39" table:formula="of:=SQRT([.D148])" office:value-type="float" office:value="2.67581763205193" calcext:value-type="float">
            <text:p>2.6758</text:p>
          </table:table-cell>
          <table:table-cell table:style-name="ce39" table:formula="of:=0.5*[.E148]/SQRT([.D148])" office:value-type="float" office:value="0.0336345791738371" calcext:value-type="float">
            <text:p>0.0336</text:p>
          </table:table-cell>
          <table:table-cell table:number-columns-repeated="1015"/>
        </table:table-row>
        <table:table-row table:style-name="ro1">
          <table:table-cell office:value-type="float" office:value="0.365" calcext:value-type="float">
            <text:p>0.3650</text:p>
          </table:table-cell>
          <table:table-cell table:style-name="ce54" office:value-type="float" office:value="318.6" calcext:value-type="float">
            <text:p>318.6000</text:p>
          </table:table-cell>
          <table:table-cell table:style-name="ce54" office:value-type="float" office:value="7.7" calcext:value-type="float">
            <text:p>7.7000</text:p>
          </table:table-cell>
          <table:table-cell office:value-type="float" office:value="7.68" calcext:value-type="float">
            <text:p>7.6800</text:p>
          </table:table-cell>
          <table:table-cell office:value-type="float" office:value="0.19" calcext:value-type="float">
            <text:p>0.1900</text:p>
          </table:table-cell>
          <table:table-cell/>
          <table:table-cell table:style-name="ce39" table:formula="of:=[.A149]" office:value-type="float" office:value="0.365" calcext:value-type="float">
            <text:p>0.3650</text:p>
          </table:table-cell>
          <table:table-cell table:style-name="ce39" table:formula="of:=SQRT([.D149])" office:value-type="float" office:value="2.7712812921102" calcext:value-type="float">
            <text:p>2.7713</text:p>
          </table:table-cell>
          <table:table-cell table:style-name="ce39" table:formula="of:=0.5*[.E149]/SQRT([.D149])" office:value-type="float" office:value="0.034280172233134" calcext:value-type="float">
            <text:p>0.0343</text:p>
          </table:table-cell>
          <table:table-cell table:number-columns-repeated="1015"/>
        </table:table-row>
        <table:table-row table:style-name="ro1">
          <table:table-cell office:value-type="float" office:value="0.375" calcext:value-type="float">
            <text:p>0.3750</text:p>
          </table:table-cell>
          <table:table-cell table:style-name="ce54" office:value-type="float" office:value="345" calcext:value-type="float">
            <text:p>345.0000</text:p>
          </table:table-cell>
          <table:table-cell table:style-name="ce54" office:value-type="float" office:value="8.4" calcext:value-type="float">
            <text:p>8.4000</text:p>
          </table:table-cell>
          <table:table-cell office:value-type="float" office:value="8.45" calcext:value-type="float">
            <text:p>8.4500</text:p>
          </table:table-cell>
          <table:table-cell office:value-type="float" office:value="0.21" calcext:value-type="float">
            <text:p>0.2100</text:p>
          </table:table-cell>
          <table:table-cell/>
          <table:table-cell table:style-name="ce39" table:formula="of:=[.A150]" office:value-type="float" office:value="0.375" calcext:value-type="float">
            <text:p>0.3750</text:p>
          </table:table-cell>
          <table:table-cell table:style-name="ce39" table:formula="of:=SQRT([.D150])" office:value-type="float" office:value="2.90688837074973" calcext:value-type="float">
            <text:p>2.9069</text:p>
          </table:table-cell>
          <table:table-cell table:style-name="ce39" table:formula="of:=0.5*[.E150]/SQRT([.D150])" office:value-type="float" office:value="0.0361210980980735" calcext:value-type="float">
            <text:p>0.0361</text:p>
          </table:table-cell>
          <table:table-cell table:number-columns-repeated="1015"/>
        </table:table-row>
        <table:table-row table:style-name="ro1">
          <table:table-cell office:value-type="float" office:value="0.385" calcext:value-type="float">
            <text:p>0.3850</text:p>
          </table:table-cell>
          <table:table-cell table:style-name="ce54" office:value-type="float" office:value="373.4" calcext:value-type="float">
            <text:p>373.4000</text:p>
          </table:table-cell>
          <table:table-cell table:style-name="ce54" office:value-type="float" office:value="9.1" calcext:value-type="float">
            <text:p>9.1000</text:p>
          </table:table-cell>
          <table:table-cell office:value-type="float" office:value="9.28" calcext:value-type="float">
            <text:p>9.2800</text:p>
          </table:table-cell>
          <table:table-cell office:value-type="float" office:value="0.23" calcext:value-type="float">
            <text:p>0.2300</text:p>
          </table:table-cell>
          <table:table-cell/>
          <table:table-cell table:style-name="ce39" table:formula="of:=[.A151]" office:value-type="float" office:value="0.385" calcext:value-type="float">
            <text:p>0.3850</text:p>
          </table:table-cell>
          <table:table-cell table:style-name="ce39" table:formula="of:=SQRT([.D151])" office:value-type="float" office:value="3.04630924234556" calcext:value-type="float">
            <text:p>3.0463</text:p>
          </table:table-cell>
          <table:table-cell table:style-name="ce39" table:formula="of:=0.5*[.E151]/SQRT([.D151])" office:value-type="float" office:value="0.0377505994471702" calcext:value-type="float">
            <text:p>0.0378</text:p>
          </table:table-cell>
          <table:table-cell table:number-columns-repeated="1015"/>
        </table:table-row>
        <table:table-row table:style-name="ro1">
          <table:table-cell office:value-type="float" office:value="0.395" calcext:value-type="float">
            <text:p>0.3950</text:p>
          </table:table-cell>
          <table:table-cell office:value-type="float" office:value="410.8" calcext:value-type="float">
            <text:p>410.8000</text:p>
          </table:table-cell>
          <table:table-cell office:value-type="float" office:value="9.4" calcext:value-type="float">
            <text:p>9.4000</text:p>
          </table:table-cell>
          <table:table-cell office:value-type="float" office:value="10.38" calcext:value-type="float">
            <text:p>10.3800</text:p>
          </table:table-cell>
          <table:table-cell office:value-type="float" office:value="0.24" calcext:value-type="float">
            <text:p>0.2400</text:p>
          </table:table-cell>
          <table:table-cell/>
          <table:table-cell table:style-name="ce39" table:formula="of:=[.A152]" office:value-type="float" office:value="0.395" calcext:value-type="float">
            <text:p>0.3950</text:p>
          </table:table-cell>
          <table:table-cell table:style-name="ce39" table:formula="of:=SQRT([.D152])" office:value-type="float" office:value="3.2218007387174" calcext:value-type="float">
            <text:p>3.2218</text:p>
          </table:table-cell>
          <table:table-cell table:style-name="ce39" table:formula="of:=0.5*[.E152]/SQRT([.D152])" office:value-type="float" office:value="0.037246251314652" calcext:value-type="float">
            <text:p>0.0372</text:p>
          </table:table-cell>
          <table:table-cell table:number-columns-repeated="1015"/>
        </table:table-row>
        <table:table-row table:style-name="ro1">
          <table:table-cell office:value-type="float" office:value="0.405" calcext:value-type="float">
            <text:p>0.4050</text:p>
          </table:table-cell>
          <table:table-cell office:value-type="float" office:value="423.1" calcext:value-type="float">
            <text:p>423.1000</text:p>
          </table:table-cell>
          <table:table-cell office:value-type="float" office:value="8.9" calcext:value-type="float">
            <text:p>8.9000</text:p>
          </table:table-cell>
          <table:table-cell office:value-type="float" office:value="10.85" calcext:value-type="float">
            <text:p>10.8500</text:p>
          </table:table-cell>
          <table:table-cell office:value-type="float" office:value="0.23" calcext:value-type="float">
            <text:p>0.2300</text:p>
          </table:table-cell>
          <table:table-cell/>
          <table:table-cell table:style-name="ce39" table:formula="of:=[.A153]" office:value-type="float" office:value="0.405" calcext:value-type="float">
            <text:p>0.4050</text:p>
          </table:table-cell>
          <table:table-cell table:style-name="ce39" table:formula="of:=SQRT([.D153])" office:value-type="float" office:value="3.29393381840012" calcext:value-type="float">
            <text:p>3.2939</text:p>
          </table:table-cell>
          <table:table-cell table:style-name="ce39" table:formula="of:=0.5*[.E153]/SQRT([.D153])" office:value-type="float" office:value="0.0349126625913377" calcext:value-type="float">
            <text:p>0.0349</text:p>
          </table:table-cell>
          <table:table-cell table:number-columns-repeated="1015"/>
        </table:table-row>
        <table:table-row table:style-name="ro1">
          <table:table-cell office:value-type="float" office:value="0.415" calcext:value-type="float">
            <text:p>0.4150</text:p>
          </table:table-cell>
          <table:table-cell office:value-type="float" office:value="462.8" calcext:value-type="float">
            <text:p>462.8000</text:p>
          </table:table-cell>
          <table:table-cell office:value-type="float" office:value="9.9" calcext:value-type="float">
            <text:p>9.9000</text:p>
          </table:table-cell>
          <table:table-cell office:value-type="float" office:value="12.05" calcext:value-type="float">
            <text:p>12.0500</text:p>
          </table:table-cell>
          <table:table-cell office:value-type="float" office:value="0.26" calcext:value-type="float">
            <text:p>0.2600</text:p>
          </table:table-cell>
          <table:table-cell/>
          <table:table-cell table:style-name="ce39" table:formula="of:=[.A154]" office:value-type="float" office:value="0.415" calcext:value-type="float">
            <text:p>0.4150</text:p>
          </table:table-cell>
          <table:table-cell table:style-name="ce39" table:formula="of:=SQRT([.D154])" office:value-type="float" office:value="3.47131099154196" calcext:value-type="float">
            <text:p>3.4713</text:p>
          </table:table-cell>
          <table:table-cell table:style-name="ce39" table:formula="of:=0.5*[.E154]/SQRT([.D154])" office:value-type="float" office:value="0.037449828124519" calcext:value-type="float">
            <text:p>0.0374</text:p>
          </table:table-cell>
          <table:table-cell table:number-columns-repeated="1015"/>
        </table:table-row>
        <table:table-row table:style-name="ro1">
          <table:table-cell office:value-type="float" office:value="0.425" calcext:value-type="float">
            <text:p>0.4250</text:p>
          </table:table-cell>
          <table:table-cell office:value-type="float" office:value="504.9" calcext:value-type="float">
            <text:p>504.9000</text:p>
          </table:table-cell>
          <table:table-cell office:value-type="float" office:value="10.3" calcext:value-type="float">
            <text:p>10.3000</text:p>
          </table:table-cell>
          <table:table-cell office:value-type="float" office:value="13.35" calcext:value-type="float">
            <text:p>13.3500</text:p>
          </table:table-cell>
          <table:table-cell office:value-type="float" office:value="0.28" calcext:value-type="float">
            <text:p>0.2800</text:p>
          </table:table-cell>
          <table:table-cell/>
          <table:table-cell table:style-name="ce39" table:formula="of:=[.A155]" office:value-type="float" office:value="0.425" calcext:value-type="float">
            <text:p>0.4250</text:p>
          </table:table-cell>
          <table:table-cell table:style-name="ce39" table:formula="of:=SQRT([.D155])" office:value-type="float" office:value="3.65376518128902" calcext:value-type="float">
            <text:p>3.6538</text:p>
          </table:table-cell>
          <table:table-cell table:style-name="ce39" table:formula="of:=0.5*[.E155]/SQRT([.D155])" office:value-type="float" office:value="0.0383166386052781" calcext:value-type="float">
            <text:p>0.0383</text:p>
          </table:table-cell>
          <table:table-cell table:number-columns-repeated="1015"/>
        </table:table-row>
        <table:table-row table:style-name="ro1">
          <table:table-cell office:value-type="float" office:value="0.435" calcext:value-type="float">
            <text:p>0.4350</text:p>
          </table:table-cell>
          <table:table-cell office:value-type="float" office:value="558.7" calcext:value-type="float">
            <text:p>558.7000</text:p>
          </table:table-cell>
          <table:table-cell office:value-type="float" office:value="11.6" calcext:value-type="float">
            <text:p>11.6000</text:p>
          </table:table-cell>
          <table:table-cell office:value-type="float" office:value="14.99" calcext:value-type="float">
            <text:p>14.9900</text:p>
          </table:table-cell>
          <table:table-cell office:value-type="float" office:value="0.31" calcext:value-type="float">
            <text:p>0.3100</text:p>
          </table:table-cell>
          <table:table-cell/>
          <table:table-cell table:style-name="ce39" table:formula="of:=[.A156]" office:value-type="float" office:value="0.435" calcext:value-type="float">
            <text:p>0.4350</text:p>
          </table:table-cell>
          <table:table-cell table:style-name="ce39" table:formula="of:=SQRT([.D156])" office:value-type="float" office:value="3.87169213652119" calcext:value-type="float">
            <text:p>3.8717</text:p>
          </table:table-cell>
          <table:table-cell table:style-name="ce39" table:formula="of:=0.5*[.E156]/SQRT([.D156])" office:value-type="float" office:value="0.040034174860626" calcext:value-type="float">
            <text:p>0.0400</text:p>
          </table:table-cell>
          <table:table-cell table:number-columns-repeated="1015"/>
        </table:table-row>
        <table:table-row table:style-name="ro1">
          <table:table-cell office:value-type="float" office:value="0.445" calcext:value-type="float">
            <text:p>0.4450</text:p>
          </table:table-cell>
          <table:table-cell office:value-type="float" office:value="591.4" calcext:value-type="float">
            <text:p>591.4000</text:p>
          </table:table-cell>
          <table:table-cell office:value-type="float" office:value="12.2" calcext:value-type="float">
            <text:p>12.2000</text:p>
          </table:table-cell>
          <table:table-cell office:value-type="float" office:value="16.11" calcext:value-type="float">
            <text:p>16.1100</text:p>
          </table:table-cell>
          <table:table-cell office:value-type="float" office:value="0.33" calcext:value-type="float">
            <text:p>0.3300</text:p>
          </table:table-cell>
          <table:table-cell/>
          <table:table-cell table:style-name="ce39" table:formula="of:=[.A157]" office:value-type="float" office:value="0.445" calcext:value-type="float">
            <text:p>0.4450</text:p>
          </table:table-cell>
          <table:table-cell table:style-name="ce39" table:formula="of:=SQRT([.D157])" office:value-type="float" office:value="4.0137264480779" calcext:value-type="float">
            <text:p>4.0137</text:p>
          </table:table-cell>
          <table:table-cell table:style-name="ce39" table:formula="of:=0.5*[.E157]/SQRT([.D157])" office:value-type="float" office:value="0.0411089301013565" calcext:value-type="float">
            <text:p>0.0411</text:p>
          </table:table-cell>
          <table:table-cell table:number-columns-repeated="1015"/>
        </table:table-row>
        <table:table-row table:style-name="ro1">
          <table:table-cell office:value-type="float" office:value="0.455" calcext:value-type="float">
            <text:p>0.4550</text:p>
          </table:table-cell>
          <table:table-cell office:value-type="float" office:value="647" calcext:value-type="float">
            <text:p>647.0000</text:p>
          </table:table-cell>
          <table:table-cell office:value-type="float" office:value="13.2" calcext:value-type="float">
            <text:p>13.2000</text:p>
          </table:table-cell>
          <table:table-cell office:value-type="float" office:value="17.89" calcext:value-type="float">
            <text:p>17.8900</text:p>
          </table:table-cell>
          <table:table-cell office:value-type="float" office:value="0.37" calcext:value-type="float">
            <text:p>0.3700</text:p>
          </table:table-cell>
          <table:table-cell/>
          <table:table-cell table:style-name="ce39" table:formula="of:=[.A158]" office:value-type="float" office:value="0.455" calcext:value-type="float">
            <text:p>0.4550</text:p>
          </table:table-cell>
          <table:table-cell table:style-name="ce39" table:formula="of:=SQRT([.D158])" office:value-type="float" office:value="4.22965719651132" calcext:value-type="float">
            <text:p>4.2297</text:p>
          </table:table-cell>
          <table:table-cell table:style-name="ce39" table:formula="of:=0.5*[.E158]/SQRT([.D158])" office:value-type="float" office:value="0.0437387692204916" calcext:value-type="float">
            <text:p>0.0437</text:p>
          </table:table-cell>
          <table:table-cell table:number-columns-repeated="1015"/>
        </table:table-row>
        <table:table-row table:style-name="ro1">
          <table:table-cell office:value-type="float" office:value="0.465" calcext:value-type="float">
            <text:p>0.4650</text:p>
          </table:table-cell>
          <table:table-cell office:value-type="float" office:value="667.6" calcext:value-type="float">
            <text:p>667.6000</text:p>
          </table:table-cell>
          <table:table-cell office:value-type="float" office:value="12.9" calcext:value-type="float">
            <text:p>12.9000</text:p>
          </table:table-cell>
          <table:table-cell office:value-type="float" office:value="18.73" calcext:value-type="float">
            <text:p>18.7300</text:p>
          </table:table-cell>
          <table:table-cell office:value-type="float" office:value="0.36" calcext:value-type="float">
            <text:p>0.3600</text:p>
          </table:table-cell>
          <table:table-cell/>
          <table:table-cell table:style-name="ce39" table:formula="of:=[.A159]" office:value-type="float" office:value="0.465" calcext:value-type="float">
            <text:p>0.4650</text:p>
          </table:table-cell>
          <table:table-cell table:style-name="ce39" table:formula="of:=SQRT([.D159])" office:value-type="float" office:value="4.32781700167648" calcext:value-type="float">
            <text:p>4.3278</text:p>
          </table:table-cell>
          <table:table-cell table:style-name="ce39" table:formula="of:=0.5*[.E159]/SQRT([.D159])" office:value-type="float" office:value="0.0415914073839704" calcext:value-type="float">
            <text:p>0.0416</text:p>
          </table:table-cell>
          <table:table-cell table:number-columns-repeated="1015"/>
        </table:table-row>
        <table:table-row table:style-name="ro1">
          <table:table-cell office:value-type="float" office:value="0.475" calcext:value-type="float">
            <text:p>0.4750</text:p>
          </table:table-cell>
          <table:table-cell office:value-type="float" office:value="740.7" calcext:value-type="float">
            <text:p>740.7000</text:p>
          </table:table-cell>
          <table:table-cell office:value-type="float" office:value="14.1" calcext:value-type="float">
            <text:p>14.1000</text:p>
          </table:table-cell>
          <table:table-cell office:value-type="float" office:value="21.09" calcext:value-type="float">
            <text:p>21.09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39" table:formula="of:=[.A160]" office:value-type="float" office:value="0.475" calcext:value-type="float">
            <text:p>0.4750</text:p>
          </table:table-cell>
          <table:table-cell table:style-name="ce39" table:formula="of:=SQRT([.D160])" office:value-type="float" office:value="4.59238500128201" calcext:value-type="float">
            <text:p>4.5924</text:p>
          </table:table-cell>
          <table:table-cell table:style-name="ce39" table:formula="of:=0.5*[.E160]/SQRT([.D160])" office:value-type="float" office:value="0.0435503556309342" calcext:value-type="float">
            <text:p>0.0436</text:p>
          </table:table-cell>
          <table:table-cell table:number-columns-repeated="1015"/>
        </table:table-row>
        <table:table-row table:style-name="ro1">
          <table:table-cell office:value-type="float" office:value="0.485" calcext:value-type="float">
            <text:p>0.4850</text:p>
          </table:table-cell>
          <table:table-cell office:value-type="float" office:value="808.9" calcext:value-type="float">
            <text:p>808.9000</text:p>
          </table:table-cell>
          <table:table-cell office:value-type="float" office:value="15.6" calcext:value-type="float">
            <text:p>15.6000</text:p>
          </table:table-cell>
          <table:table-cell office:value-type="float" office:value="23.37" calcext:value-type="float">
            <text:p>23.3700</text:p>
          </table:table-cell>
          <table:table-cell office:value-type="float" office:value="0.45" calcext:value-type="float">
            <text:p>0.4500</text:p>
          </table:table-cell>
          <table:table-cell/>
          <table:table-cell table:style-name="ce39" table:formula="of:=[.A161]" office:value-type="float" office:value="0.485" calcext:value-type="float">
            <text:p>0.4850</text:p>
          </table:table-cell>
          <table:table-cell table:style-name="ce39" table:formula="of:=SQRT([.D161])" office:value-type="float" office:value="4.83425278610873" calcext:value-type="float">
            <text:p>4.8343</text:p>
          </table:table-cell>
          <table:table-cell table:style-name="ce39" table:formula="of:=0.5*[.E161]/SQRT([.D161])" office:value-type="float" office:value="0.0465428702128568" calcext:value-type="float">
            <text:p>0.0465</text:p>
          </table:table-cell>
          <table:table-cell table:number-columns-repeated="1015"/>
        </table:table-row>
        <table:table-row table:style-name="ro1">
          <table:table-cell office:value-type="float" office:value="0.495" calcext:value-type="float">
            <text:p>0.4950</text:p>
          </table:table-cell>
          <table:table-cell office:value-type="float" office:value="873.1" calcext:value-type="float">
            <text:p>873.1000</text:p>
          </table:table-cell>
          <table:table-cell office:value-type="float" office:value="16.6" calcext:value-type="float">
            <text:p>16.6000</text:p>
          </table:table-cell>
          <table:table-cell office:value-type="float" office:value="25.6" calcext:value-type="float">
            <text:p>25.6000</text:p>
          </table:table-cell>
          <table:table-cell office:value-type="float" office:value="0.49" calcext:value-type="float">
            <text:p>0.4900</text:p>
          </table:table-cell>
          <table:table-cell/>
          <table:table-cell table:style-name="ce39" table:formula="of:=[.A162]" office:value-type="float" office:value="0.495" calcext:value-type="float">
            <text:p>0.4950</text:p>
          </table:table-cell>
          <table:table-cell table:style-name="ce39" table:formula="of:=SQRT([.D162])" office:value-type="float" office:value="5.05964425626941" calcext:value-type="float">
            <text:p>5.0596</text:p>
          </table:table-cell>
          <table:table-cell table:style-name="ce39" table:formula="of:=0.5*[.E162]/SQRT([.D162])" office:value-type="float" office:value="0.0484223766713283" calcext:value-type="float">
            <text:p>0.0484</text:p>
          </table:table-cell>
          <table:table-cell table:number-columns-repeated="1015"/>
        </table:table-row>
        <table:table-row table:style-name="ro1">
          <table:table-cell office:value-type="float" office:value="0.505" calcext:value-type="float">
            <text:p>0.5050</text:p>
          </table:table-cell>
          <table:table-cell office:value-type="float" office:value="931.5" calcext:value-type="float">
            <text:p>931.5000</text:p>
          </table:table-cell>
          <table:table-cell office:value-type="float" office:value="17.3" calcext:value-type="float">
            <text:p>17.3000</text:p>
          </table:table-cell>
          <table:table-cell office:value-type="float" office:value="27.72" calcext:value-type="float">
            <text:p>27.7200</text:p>
          </table:table-cell>
          <table:table-cell office:value-type="float" office:value="0.51" calcext:value-type="float">
            <text:p>0.5100</text:p>
          </table:table-cell>
          <table:table-cell/>
          <table:table-cell table:style-name="ce39" table:formula="of:=[.A163]" office:value-type="float" office:value="0.505" calcext:value-type="float">
            <text:p>0.5050</text:p>
          </table:table-cell>
          <table:table-cell table:style-name="ce39" table:formula="of:=SQRT([.D163])" office:value-type="float" office:value="5.26497863243527" calcext:value-type="float">
            <text:p>5.2650</text:p>
          </table:table-cell>
          <table:table-cell table:style-name="ce39" table:formula="of:=0.5*[.E163]/SQRT([.D163])" office:value-type="float" office:value="0.0484332449953461" calcext:value-type="float">
            <text:p>0.0484</text:p>
          </table:table-cell>
          <table:table-cell table:number-columns-repeated="1015"/>
        </table:table-row>
        <table:table-row table:style-name="ro1">
          <table:table-cell office:value-type="float" office:value="0.515" calcext:value-type="float">
            <text:p>0.5150</text:p>
          </table:table-cell>
          <table:table-cell office:value-type="float" office:value="1019.9" calcext:value-type="float">
            <text:p>1019.9000</text:p>
          </table:table-cell>
          <table:table-cell office:value-type="float" office:value="18.3" calcext:value-type="float">
            <text:p>18.3000</text:p>
          </table:table-cell>
          <table:table-cell office:value-type="float" office:value="30.82" calcext:value-type="float">
            <text:p>30.8200</text:p>
          </table:table-cell>
          <table:table-cell office:value-type="float" office:value="0.55" calcext:value-type="float">
            <text:p>0.5500</text:p>
          </table:table-cell>
          <table:table-cell/>
          <table:table-cell table:style-name="ce39" table:formula="of:=[.A164]" office:value-type="float" office:value="0.515" calcext:value-type="float">
            <text:p>0.5150</text:p>
          </table:table-cell>
          <table:table-cell table:style-name="ce39" table:formula="of:=SQRT([.D164])" office:value-type="float" office:value="5.5515763527128" calcext:value-type="float">
            <text:p>5.5516</text:p>
          </table:table-cell>
          <table:table-cell table:style-name="ce39" table:formula="of:=0.5*[.E164]/SQRT([.D164])" office:value-type="float" office:value="0.0495354801101889" calcext:value-type="float">
            <text:p>0.0495</text:p>
          </table:table-cell>
          <table:table-cell table:number-columns-repeated="1015"/>
        </table:table-row>
        <table:table-row table:style-name="ro1">
          <table:table-cell office:value-type="float" office:value="0.525" calcext:value-type="float">
            <text:p>0.5250</text:p>
          </table:table-cell>
          <table:table-cell office:value-type="float" office:value="1071.4" calcext:value-type="float">
            <text:p>1071.4000</text:p>
          </table:table-cell>
          <table:table-cell office:value-type="float" office:value="19.1" calcext:value-type="float">
            <text:p>19.1000</text:p>
          </table:table-cell>
          <table:table-cell office:value-type="float" office:value="32.87" calcext:value-type="float">
            <text:p>32.8700</text:p>
          </table:table-cell>
          <table:table-cell office:value-type="float" office:value="0.59" calcext:value-type="float">
            <text:p>0.5900</text:p>
          </table:table-cell>
          <table:table-cell/>
          <table:table-cell table:style-name="ce39" table:formula="of:=[.A165]" office:value-type="float" office:value="0.525" calcext:value-type="float">
            <text:p>0.5250</text:p>
          </table:table-cell>
          <table:table-cell table:style-name="ce39" table:formula="of:=SQRT([.D165])" office:value-type="float" office:value="5.73323643328967" calcext:value-type="float">
            <text:p>5.7332</text:p>
          </table:table-cell>
          <table:table-cell table:style-name="ce39" table:formula="of:=0.5*[.E165]/SQRT([.D165])" office:value-type="float" office:value="0.051454358010966" calcext:value-type="float">
            <text:p>0.0515</text:p>
          </table:table-cell>
          <table:table-cell table:number-columns-repeated="1015"/>
        </table:table-row>
        <table:table-row table:style-name="ro1">
          <table:table-cell office:value-type="float" office:value="0.535" calcext:value-type="float">
            <text:p>0.5350</text:p>
          </table:table-cell>
          <table:table-cell office:value-type="float" office:value="1164.7" calcext:value-type="float">
            <text:p>1164.7000</text:p>
          </table:table-cell>
          <table:table-cell office:value-type="float" office:value="20.2" calcext:value-type="float">
            <text:p>20.2000</text:p>
          </table:table-cell>
          <table:table-cell office:value-type="float" office:value="36.28" calcext:value-type="float">
            <text:p>36.2800</text:p>
          </table:table-cell>
          <table:table-cell office:value-type="float" office:value="0.63" calcext:value-type="float">
            <text:p>0.6300</text:p>
          </table:table-cell>
          <table:table-cell/>
          <table:table-cell table:style-name="ce39" table:formula="of:=[.A166]" office:value-type="float" office:value="0.535" calcext:value-type="float">
            <text:p>0.5350</text:p>
          </table:table-cell>
          <table:table-cell table:style-name="ce39" table:formula="of:=SQRT([.D166])" office:value-type="float" office:value="6.02328813855024" calcext:value-type="float">
            <text:p>6.0233</text:p>
          </table:table-cell>
          <table:table-cell table:style-name="ce39" table:formula="of:=0.5*[.E166]/SQRT([.D166])" office:value-type="float" office:value="0.0522970166384599" calcext:value-type="float">
            <text:p>0.0523</text:p>
          </table:table-cell>
          <table:table-cell table:number-columns-repeated="1015"/>
        </table:table-row>
        <table:table-row table:style-name="ro1">
          <table:table-cell office:value-type="float" office:value="0.545" calcext:value-type="float">
            <text:p>0.5450</text:p>
          </table:table-cell>
          <table:table-cell office:value-type="float" office:value="1196.6" calcext:value-type="float">
            <text:p>1196.6000</text:p>
          </table:table-cell>
          <table:table-cell office:value-type="float" office:value="21.3" calcext:value-type="float">
            <text:p>21.3000</text:p>
          </table:table-cell>
          <table:table-cell office:value-type="float" office:value="37.86" calcext:value-type="float">
            <text:p>37.8600</text:p>
          </table:table-cell>
          <table:table-cell office:value-type="float" office:value="0.68" calcext:value-type="float">
            <text:p>0.6800</text:p>
          </table:table-cell>
          <table:table-cell/>
          <table:table-cell table:style-name="ce39" table:formula="of:=[.A167]" office:value-type="float" office:value="0.545" calcext:value-type="float">
            <text:p>0.5450</text:p>
          </table:table-cell>
          <table:table-cell table:style-name="ce39" table:formula="of:=SQRT([.D167])" office:value-type="float" office:value="6.15304802516606" calcext:value-type="float">
            <text:p>6.1530</text:p>
          </table:table-cell>
          <table:table-cell table:style-name="ce39" table:formula="of:=0.5*[.E167]/SQRT([.D167])" office:value-type="float" office:value="0.0552571666285384" calcext:value-type="float">
            <text:p>0.0553</text:p>
          </table:table-cell>
          <table:table-cell table:number-columns-repeated="1015"/>
        </table:table-row>
        <table:table-row table:style-name="ro1">
          <table:table-cell office:value-type="float" office:value="0.555" calcext:value-type="float">
            <text:p>0.5550</text:p>
          </table:table-cell>
          <table:table-cell office:value-type="float" office:value="1242.8" calcext:value-type="float">
            <text:p>1242.8000</text:p>
          </table:table-cell>
          <table:table-cell office:value-type="float" office:value="22.1" calcext:value-type="float">
            <text:p>22.1000</text:p>
          </table:table-cell>
          <table:table-cell office:value-type="float" office:value="39.94" calcext:value-type="float">
            <text:p>39.9400</text:p>
          </table:table-cell>
          <table:table-cell office:value-type="float" office:value="0.71" calcext:value-type="float">
            <text:p>0.7100</text:p>
          </table:table-cell>
          <table:table-cell/>
          <table:table-cell table:style-name="ce39" table:formula="of:=[.A168]" office:value-type="float" office:value="0.555" calcext:value-type="float">
            <text:p>0.5550</text:p>
          </table:table-cell>
          <table:table-cell table:style-name="ce39" table:formula="of:=SQRT([.D168])" office:value-type="float" office:value="6.31981012372998" calcext:value-type="float">
            <text:p>6.3198</text:p>
          </table:table-cell>
          <table:table-cell table:style-name="ce39" table:formula="of:=0.5*[.E168]/SQRT([.D168])" office:value-type="float" office:value="0.0561725737086666" calcext:value-type="float">
            <text:p>0.0562</text:p>
          </table:table-cell>
          <table:table-cell table:number-columns-repeated="1015"/>
        </table:table-row>
        <table:table-row table:style-name="ro1">
          <table:table-cell office:value-type="float" office:value="0.565" calcext:value-type="float">
            <text:p>0.5650</text:p>
          </table:table-cell>
          <table:table-cell office:value-type="float" office:value="1296.8" calcext:value-type="float">
            <text:p>1296.8000</text:p>
          </table:table-cell>
          <table:table-cell office:value-type="float" office:value="22.8" calcext:value-type="float">
            <text:p>22.8000</text:p>
          </table:table-cell>
          <table:table-cell office:value-type="float" office:value="42.33" calcext:value-type="float">
            <text:p>42.3300</text:p>
          </table:table-cell>
          <table:table-cell office:value-type="float" office:value="0.75" calcext:value-type="float">
            <text:p>0.7500</text:p>
          </table:table-cell>
          <table:table-cell/>
          <table:table-cell table:style-name="ce39" table:formula="of:=[.A169]" office:value-type="float" office:value="0.565" calcext:value-type="float">
            <text:p>0.5650</text:p>
          </table:table-cell>
          <table:table-cell table:style-name="ce39" table:formula="of:=SQRT([.D169])" office:value-type="float" office:value="6.50615093584525" calcext:value-type="float">
            <text:p>6.5062</text:p>
          </table:table-cell>
          <table:table-cell table:style-name="ce39" table:formula="of:=0.5*[.E169]/SQRT([.D169])" office:value-type="float" office:value="0.0576377652006135" calcext:value-type="float">
            <text:p>0.0576</text:p>
          </table:table-cell>
          <table:table-cell table:number-columns-repeated="1015"/>
        </table:table-row>
        <table:table-row table:style-name="ro1">
          <table:table-cell office:value-type="float" office:value="0.575" calcext:value-type="float">
            <text:p>0.5750</text:p>
          </table:table-cell>
          <table:table-cell office:value-type="float" office:value="1299.8" calcext:value-type="float">
            <text:p>1299.8000</text:p>
          </table:table-cell>
          <table:table-cell office:value-type="float" office:value="22.9" calcext:value-type="float">
            <text:p>22.9000</text:p>
          </table:table-cell>
          <table:table-cell office:value-type="float" office:value="43.08" calcext:value-type="float">
            <text:p>43.0800</text:p>
          </table:table-cell>
          <table:table-cell office:value-type="float" office:value="0.76" calcext:value-type="float">
            <text:p>0.7600</text:p>
          </table:table-cell>
          <table:table-cell/>
          <table:table-cell table:style-name="ce39" table:formula="of:=[.A170]" office:value-type="float" office:value="0.575" calcext:value-type="float">
            <text:p>0.5750</text:p>
          </table:table-cell>
          <table:table-cell table:style-name="ce39" table:formula="of:=SQRT([.D170])" office:value-type="float" office:value="6.56353563256878" calcext:value-type="float">
            <text:p>6.5635</text:p>
          </table:table-cell>
          <table:table-cell table:style-name="ce39" table:formula="of:=0.5*[.E170]/SQRT([.D170])" office:value-type="float" office:value="0.0578956253569205" calcext:value-type="float">
            <text:p>0.0579</text:p>
          </table:table-cell>
          <table:table-cell table:number-columns-repeated="1015"/>
        </table:table-row>
        <table:table-row table:style-name="ro1">
          <table:table-cell office:value-type="float" office:value="0.585" calcext:value-type="float">
            <text:p>0.5850</text:p>
          </table:table-cell>
          <table:table-cell office:value-type="float" office:value="1285.4" calcext:value-type="float">
            <text:p>1285.4000</text:p>
          </table:table-cell>
          <table:table-cell office:value-type="float" office:value="22.3" calcext:value-type="float">
            <text:p>22.3000</text:p>
          </table:table-cell>
          <table:table-cell office:value-type="float" office:value="43.19" calcext:value-type="float">
            <text:p>43.1900</text:p>
          </table:table-cell>
          <table:table-cell office:value-type="float" office:value="0.75" calcext:value-type="float">
            <text:p>0.7500</text:p>
          </table:table-cell>
          <table:table-cell/>
          <table:table-cell table:style-name="ce39" table:formula="of:=[.A171]" office:value-type="float" office:value="0.585" calcext:value-type="float">
            <text:p>0.5850</text:p>
          </table:table-cell>
          <table:table-cell table:style-name="ce39" table:formula="of:=SQRT([.D171])" office:value-type="float" office:value="6.5719099202591" calcext:value-type="float">
            <text:p>6.5719</text:p>
          </table:table-cell>
          <table:table-cell table:style-name="ce39" table:formula="of:=0.5*[.E171]/SQRT([.D171])" office:value-type="float" office:value="0.0570610377424673" calcext:value-type="float">
            <text:p>0.0571</text:p>
          </table:table-cell>
          <table:table-cell table:number-columns-repeated="1015"/>
        </table:table-row>
        <table:table-row table:style-name="ro1">
          <table:table-cell office:value-type="float" office:value="0.595" calcext:value-type="float">
            <text:p>0.5950</text:p>
          </table:table-cell>
          <table:table-cell office:value-type="float" office:value="1259.6" calcext:value-type="float">
            <text:p>1259.6000</text:p>
          </table:table-cell>
          <table:table-cell office:value-type="float" office:value="22.3" calcext:value-type="float">
            <text:p>22.3000</text:p>
          </table:table-cell>
          <table:table-cell office:value-type="float" office:value="42.83" calcext:value-type="float">
            <text:p>42.8300</text:p>
          </table:table-cell>
          <table:table-cell office:value-type="float" office:value="0.76" calcext:value-type="float">
            <text:p>0.7600</text:p>
          </table:table-cell>
          <table:table-cell/>
          <table:table-cell table:style-name="ce39" table:formula="of:=[.A172]" office:value-type="float" office:value="0.595" calcext:value-type="float">
            <text:p>0.5950</text:p>
          </table:table-cell>
          <table:table-cell table:style-name="ce39" table:formula="of:=SQRT([.D172])" office:value-type="float" office:value="6.54446330878247" calcext:value-type="float">
            <text:p>6.5445</text:p>
          </table:table-cell>
          <table:table-cell table:style-name="ce39" table:formula="of:=0.5*[.E172]/SQRT([.D172])" office:value-type="float" office:value="0.0580643487587518" calcext:value-type="float">
            <text:p>0.0581</text:p>
          </table:table-cell>
          <table:table-cell table:number-columns-repeated="1015"/>
        </table:table-row>
        <table:table-row table:style-name="ro1">
          <table:table-cell office:value-type="float" office:value="0.605" calcext:value-type="float">
            <text:p>0.6050</text:p>
          </table:table-cell>
          <table:table-cell office:value-type="float" office:value="1254.3" calcext:value-type="float">
            <text:p>1254.3000</text:p>
          </table:table-cell>
          <table:table-cell office:value-type="float" office:value="21.4" calcext:value-type="float">
            <text:p>21.4000</text:p>
          </table:table-cell>
          <table:table-cell office:value-type="float" office:value="43.15" calcext:value-type="float">
            <text:p>43.1500</text:p>
          </table:table-cell>
          <table:table-cell office:value-type="float" office:value="0.74" calcext:value-type="float">
            <text:p>0.7400</text:p>
          </table:table-cell>
          <table:table-cell/>
          <table:table-cell table:style-name="ce39" table:formula="of:=[.A173]" office:value-type="float" office:value="0.605" calcext:value-type="float">
            <text:p>0.6050</text:p>
          </table:table-cell>
          <table:table-cell table:style-name="ce39" table:formula="of:=SQRT([.D173])" office:value-type="float" office:value="6.568865959966" calcext:value-type="float">
            <text:p>6.5689</text:p>
          </table:table-cell>
          <table:table-cell table:style-name="ce39" table:formula="of:=0.5*[.E173]/SQRT([.D173])" office:value-type="float" office:value="0.0563263129823272" calcext:value-type="float">
            <text:p>0.0563</text:p>
          </table:table-cell>
          <table:table-cell table:number-columns-repeated="1015"/>
        </table:table-row>
        <table:table-row table:style-name="ro1">
          <table:table-cell office:value-type="float" office:value="0.615" calcext:value-type="float">
            <text:p>0.6150</text:p>
          </table:table-cell>
          <table:table-cell office:value-type="float" office:value="916.3" calcext:value-type="float">
            <text:p>916.3000</text:p>
          </table:table-cell>
          <table:table-cell office:value-type="float" office:value="14.9" calcext:value-type="float">
            <text:p>14.9000</text:p>
          </table:table-cell>
          <table:table-cell office:value-type="float" office:value="33.68" calcext:value-type="float">
            <text:p>33.6800</text:p>
          </table:table-cell>
          <table:table-cell office:value-type="float" office:value="0.55" calcext:value-type="float">
            <text:p>0.5500</text:p>
          </table:table-cell>
          <table:table-cell/>
          <table:table-cell table:style-name="ce39" table:formula="of:=[.A174]" office:value-type="float" office:value="0.615" calcext:value-type="float">
            <text:p>0.6150</text:p>
          </table:table-cell>
          <table:table-cell table:style-name="ce39" table:formula="of:=SQRT([.D174])" office:value-type="float" office:value="5.80344725141876" calcext:value-type="float">
            <text:p>5.8034</text:p>
          </table:table-cell>
          <table:table-cell table:style-name="ce39" table:formula="of:=0.5*[.E174]/SQRT([.D174])" office:value-type="float" office:value="0.047385629279696" calcext:value-type="float">
            <text:p>0.0474</text:p>
          </table:table-cell>
          <table:table-cell table:number-columns-repeated="1015"/>
        </table:table-row>
        <table:table-row table:style-name="ro1">
          <table:table-cell office:value-type="float" office:value="0.625" calcext:value-type="float">
            <text:p>0.6250</text:p>
          </table:table-cell>
          <table:table-cell office:value-type="float" office:value="824.1" calcext:value-type="float">
            <text:p>824.1000</text:p>
          </table:table-cell>
          <table:table-cell office:value-type="float" office:value="13.4" calcext:value-type="float">
            <text:p>13.4000</text:p>
          </table:table-cell>
          <table:table-cell office:value-type="float" office:value="30.68" calcext:value-type="float">
            <text:p>30.68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39" table:formula="of:=[.A175]" office:value-type="float" office:value="0.625" calcext:value-type="float">
            <text:p>0.6250</text:p>
          </table:table-cell>
          <table:table-cell table:style-name="ce39" table:formula="of:=SQRT([.D175])" office:value-type="float" office:value="5.53895296965049" calcext:value-type="float">
            <text:p>5.5390</text:p>
          </table:table-cell>
          <table:table-cell table:style-name="ce39" table:formula="of:=0.5*[.E175]/SQRT([.D175])" office:value-type="float" office:value="0.0451348840421324" calcext:value-type="float">
            <text:p>0.0451</text:p>
          </table:table-cell>
          <table:table-cell table:number-columns-repeated="1015"/>
        </table:table-row>
        <table:table-row table:style-name="ro1">
          <table:table-cell office:value-type="float" office:value="0.635" calcext:value-type="float">
            <text:p>0.6350</text:p>
          </table:table-cell>
          <table:table-cell office:value-type="float" office:value="794.3" calcext:value-type="float">
            <text:p>794.3000</text:p>
          </table:table-cell>
          <table:table-cell office:value-type="float" office:value="12.1" calcext:value-type="float">
            <text:p>12.1000</text:p>
          </table:table-cell>
          <table:table-cell office:value-type="float" office:value="29.68" calcext:value-type="float">
            <text:p>29.6800</text:p>
          </table:table-cell>
          <table:table-cell office:value-type="float" office:value="0.45" calcext:value-type="float">
            <text:p>0.4500</text:p>
          </table:table-cell>
          <table:table-cell/>
          <table:table-cell table:style-name="ce39" table:formula="of:=[.A176]" office:value-type="float" office:value="0.635" calcext:value-type="float">
            <text:p>0.6350</text:p>
          </table:table-cell>
          <table:table-cell table:style-name="ce39" table:formula="of:=SQRT([.D176])" office:value-type="float" office:value="5.44793538875049" calcext:value-type="float">
            <text:p>5.4479</text:p>
          </table:table-cell>
          <table:table-cell table:style-name="ce39" table:formula="of:=0.5*[.E176]/SQRT([.D176])" office:value-type="float" office:value="0.0413000492745573" calcext:value-type="float">
            <text:p>0.0413</text:p>
          </table:table-cell>
          <table:table-cell table:number-columns-repeated="1015"/>
        </table:table-row>
        <table:table-row table:style-name="ro1">
          <table:table-cell office:value-type="float" office:value="0.645" calcext:value-type="float">
            <text:p>0.6450</text:p>
          </table:table-cell>
          <table:table-cell office:value-type="float" office:value="749" calcext:value-type="float">
            <text:p>749.0000</text:p>
          </table:table-cell>
          <table:table-cell office:value-type="float" office:value="11.7" calcext:value-type="float">
            <text:p>11.7000</text:p>
          </table:table-cell>
          <table:table-cell office:value-type="float" office:value="28.23" calcext:value-type="float">
            <text:p>28.2300</text:p>
          </table:table-cell>
          <table:table-cell office:value-type="float" office:value="0.44" calcext:value-type="float">
            <text:p>0.4400</text:p>
          </table:table-cell>
          <table:table-cell/>
          <table:table-cell table:style-name="ce39" table:formula="of:=[.A177]" office:value-type="float" office:value="0.645" calcext:value-type="float">
            <text:p>0.6450</text:p>
          </table:table-cell>
          <table:table-cell table:style-name="ce39" table:formula="of:=SQRT([.D177])" office:value-type="float" office:value="5.31319113151409" calcext:value-type="float">
            <text:p>5.3132</text:p>
          </table:table-cell>
          <table:table-cell table:style-name="ce39" table:formula="of:=0.5*[.E177]/SQRT([.D177])" office:value-type="float" office:value="0.041406377928909" calcext:value-type="float">
            <text:p>0.0414</text:p>
          </table:table-cell>
          <table:table-cell table:number-columns-repeated="1015"/>
        </table:table-row>
        <table:table-row table:style-name="ro1">
          <table:table-cell office:value-type="float" office:value="0.655" calcext:value-type="float">
            <text:p>0.6550</text:p>
          </table:table-cell>
          <table:table-cell office:value-type="float" office:value="698.8" calcext:value-type="float">
            <text:p>698.8000</text:p>
          </table:table-cell>
          <table:table-cell office:value-type="float" office:value="10.8" calcext:value-type="float">
            <text:p>10.8000</text:p>
          </table:table-cell>
          <table:table-cell office:value-type="float" office:value="26.62" calcext:value-type="float">
            <text:p>26.6200</text:p>
          </table:table-cell>
          <table:table-cell office:value-type="float" office:value="0.41" calcext:value-type="float">
            <text:p>0.4100</text:p>
          </table:table-cell>
          <table:table-cell/>
          <table:table-cell table:style-name="ce39" table:formula="of:=[.A178]" office:value-type="float" office:value="0.655" calcext:value-type="float">
            <text:p>0.6550</text:p>
          </table:table-cell>
          <table:table-cell table:style-name="ce39" table:formula="of:=SQRT([.D178])" office:value-type="float" office:value="5.15945733580577" calcext:value-type="float">
            <text:p>5.1595</text:p>
          </table:table-cell>
          <table:table-cell table:style-name="ce39" table:formula="of:=0.5*[.E178]/SQRT([.D178])" office:value-type="float" office:value="0.0397328607753638" calcext:value-type="float">
            <text:p>0.0397</text:p>
          </table:table-cell>
          <table:table-cell table:number-columns-repeated="1015"/>
        </table:table-row>
        <table:table-row table:style-name="ro1">
          <table:table-cell office:value-type="float" office:value="0.665" calcext:value-type="float">
            <text:p>0.6650</text:p>
          </table:table-cell>
          <table:table-cell office:value-type="float" office:value="621.2" calcext:value-type="float">
            <text:p>621.2000</text:p>
          </table:table-cell>
          <table:table-cell office:value-type="float" office:value="9.4" calcext:value-type="float">
            <text:p>9.4000</text:p>
          </table:table-cell>
          <table:table-cell office:value-type="float" office:value="23.96" calcext:value-type="float">
            <text:p>23.9600</text:p>
          </table:table-cell>
          <table:table-cell office:value-type="float" office:value="0.36" calcext:value-type="float">
            <text:p>0.3600</text:p>
          </table:table-cell>
          <table:table-cell/>
          <table:table-cell table:style-name="ce39" table:formula="of:=[.A179]" office:value-type="float" office:value="0.665" calcext:value-type="float">
            <text:p>0.6650</text:p>
          </table:table-cell>
          <table:table-cell table:style-name="ce39" table:formula="of:=SQRT([.D179])" office:value-type="float" office:value="4.89489530020817" calcext:value-type="float">
            <text:p>4.8949</text:p>
          </table:table-cell>
          <table:table-cell table:style-name="ce39" table:formula="of:=0.5*[.E179]/SQRT([.D179])" office:value-type="float" office:value="0.0367730030900447" calcext:value-type="float">
            <text:p>0.0368</text:p>
          </table:table-cell>
          <table:table-cell table:number-columns-repeated="1015"/>
        </table:table-row>
        <table:table-row table:style-name="ro1">
          <table:table-cell office:value-type="float" office:value="0.675" calcext:value-type="float">
            <text:p>0.6750</text:p>
          </table:table-cell>
          <table:table-cell office:value-type="float" office:value="589.7" calcext:value-type="float">
            <text:p>589.7000</text:p>
          </table:table-cell>
          <table:table-cell office:value-type="float" office:value="8.9" calcext:value-type="float">
            <text:p>8.9000</text:p>
          </table:table-cell>
          <table:table-cell office:value-type="float" office:value="23.01" calcext:value-type="float">
            <text:p>23.0100</text:p>
          </table:table-cell>
          <table:table-cell office:value-type="float" office:value="0.35" calcext:value-type="float">
            <text:p>0.3500</text:p>
          </table:table-cell>
          <table:table-cell/>
          <table:table-cell table:style-name="ce39" table:formula="of:=[.A180]" office:value-type="float" office:value="0.675" calcext:value-type="float">
            <text:p>0.6750</text:p>
          </table:table-cell>
          <table:table-cell table:style-name="ce39" table:formula="of:=SQRT([.D180])" office:value-type="float" office:value="4.79687398208458" calcext:value-type="float">
            <text:p>4.7969</text:p>
          </table:table-cell>
          <table:table-cell table:style-name="ce39" table:formula="of:=0.5*[.E180]/SQRT([.D180])" office:value-type="float" office:value="0.0364820924321948" calcext:value-type="float">
            <text:p>0.0365</text:p>
          </table:table-cell>
          <table:table-cell table:number-columns-repeated="1015"/>
        </table:table-row>
        <table:table-row table:style-name="ro1">
          <table:table-cell office:value-type="float" office:value="0.685" calcext:value-type="float">
            <text:p>0.6850</text:p>
          </table:table-cell>
          <table:table-cell office:value-type="float" office:value="521.7" calcext:value-type="float">
            <text:p>521.7000</text:p>
          </table:table-cell>
          <table:table-cell office:value-type="float" office:value="7.7" calcext:value-type="float">
            <text:p>7.7000</text:p>
          </table:table-cell>
          <table:table-cell office:value-type="float" office:value="20.59" calcext:value-type="float">
            <text:p>20.5900</text:p>
          </table:table-cell>
          <table:table-cell office:value-type="float" office:value="0.31" calcext:value-type="float">
            <text:p>0.3100</text:p>
          </table:table-cell>
          <table:table-cell/>
          <table:table-cell table:style-name="ce39" table:formula="of:=[.A181]" office:value-type="float" office:value="0.685" calcext:value-type="float">
            <text:p>0.6850</text:p>
          </table:table-cell>
          <table:table-cell table:style-name="ce39" table:formula="of:=SQRT([.D181])" office:value-type="float" office:value="4.53762052181537" calcext:value-type="float">
            <text:p>4.5376</text:p>
          </table:table-cell>
          <table:table-cell table:style-name="ce39" table:formula="of:=0.5*[.E181]/SQRT([.D181])" office:value-type="float" office:value="0.0341588723108976" calcext:value-type="float">
            <text:p>0.0342</text:p>
          </table:table-cell>
          <table:table-cell table:number-columns-repeated="1015"/>
        </table:table-row>
        <table:table-row table:style-name="ro1">
          <table:table-cell office:value-type="float" office:value="0.695" calcext:value-type="float">
            <text:p>0.6950</text:p>
          </table:table-cell>
          <table:table-cell office:value-type="float" office:value="466.1" calcext:value-type="float">
            <text:p>466.1000</text:p>
          </table:table-cell>
          <table:table-cell office:value-type="float" office:value="6.8" calcext:value-type="float">
            <text:p>6.8000</text:p>
          </table:table-cell>
          <table:table-cell office:value-type="float" office:value="18.6" calcext:value-type="float">
            <text:p>18.6000</text:p>
          </table:table-cell>
          <table:table-cell office:value-type="float" office:value="0.27" calcext:value-type="float">
            <text:p>0.2700</text:p>
          </table:table-cell>
          <table:table-cell/>
          <table:table-cell table:style-name="ce39" table:formula="of:=[.A182]" office:value-type="float" office:value="0.695" calcext:value-type="float">
            <text:p>0.6950</text:p>
          </table:table-cell>
          <table:table-cell table:style-name="ce39" table:formula="of:=SQRT([.D182])" office:value-type="float" office:value="4.31277173056957" calcext:value-type="float">
            <text:p>4.3128</text:p>
          </table:table-cell>
          <table:table-cell table:style-name="ce39" table:formula="of:=0.5*[.E182]/SQRT([.D182])" office:value-type="float" office:value="0.0313023754638114" calcext:value-type="float">
            <text:p>0.0313</text:p>
          </table:table-cell>
          <table:table-cell table:number-columns-repeated="1015"/>
        </table:table-row>
        <table:table-row table:style-name="ro1">
          <table:table-cell office:value-type="float" office:value="0.705" calcext:value-type="float">
            <text:p>0.7050</text:p>
          </table:table-cell>
          <table:table-cell office:value-type="float" office:value="435.8" calcext:value-type="float">
            <text:p>435.8000</text:p>
          </table:table-cell>
          <table:table-cell office:value-type="float" office:value="6.2" calcext:value-type="float">
            <text:p>6.2000</text:p>
          </table:table-cell>
          <table:table-cell office:value-type="float" office:value="17.58" calcext:value-type="float">
            <text:p>17.5800</text:p>
          </table:table-cell>
          <table:table-cell office:value-type="float" office:value="0.25" calcext:value-type="float">
            <text:p>0.2500</text:p>
          </table:table-cell>
          <table:table-cell/>
          <table:table-cell table:style-name="ce39" table:formula="of:=[.A183]" office:value-type="float" office:value="0.705" calcext:value-type="float">
            <text:p>0.7050</text:p>
          </table:table-cell>
          <table:table-cell table:style-name="ce39" table:formula="of:=SQRT([.D183])" office:value-type="float" office:value="4.19285105864733" calcext:value-type="float">
            <text:p>4.1929</text:p>
          </table:table-cell>
          <table:table-cell table:style-name="ce39" table:formula="of:=0.5*[.E183]/SQRT([.D183])" office:value-type="float" office:value="0.0298126497344093" calcext:value-type="float">
            <text:p>0.0298</text:p>
          </table:table-cell>
          <table:table-cell table:number-columns-repeated="1015"/>
        </table:table-row>
        <table:table-row table:style-name="ro1">
          <table:table-cell office:value-type="float" office:value="0.715" calcext:value-type="float">
            <text:p>0.7150</text:p>
          </table:table-cell>
          <table:table-cell office:value-type="float" office:value="380.7" calcext:value-type="float">
            <text:p>380.7000</text:p>
          </table:table-cell>
          <table:table-cell office:value-type="float" office:value="5.3" calcext:value-type="float">
            <text:p>5.3000</text:p>
          </table:table-cell>
          <table:table-cell office:value-type="float" office:value="15.53" calcext:value-type="float">
            <text:p>15.5300</text:p>
          </table:table-cell>
          <table:table-cell office:value-type="float" office:value="0.22" calcext:value-type="float">
            <text:p>0.2200</text:p>
          </table:table-cell>
          <table:table-cell/>
          <table:table-cell table:style-name="ce39" table:formula="of:=[.A184]" office:value-type="float" office:value="0.715" calcext:value-type="float">
            <text:p>0.7150</text:p>
          </table:table-cell>
          <table:table-cell table:style-name="ce39" table:formula="of:=SQRT([.D184])" office:value-type="float" office:value="3.94081209904761" calcext:value-type="float">
            <text:p>3.9408</text:p>
          </table:table-cell>
          <table:table-cell table:style-name="ce39" table:formula="of:=0.5*[.E184]/SQRT([.D184])" office:value-type="float" office:value="0.0279130283899058" calcext:value-type="float">
            <text:p>0.0279</text:p>
          </table:table-cell>
          <table:table-cell table:number-columns-repeated="1015"/>
        </table:table-row>
        <table:table-row table:style-name="ro1">
          <table:table-cell office:value-type="float" office:value="0.725" calcext:value-type="float">
            <text:p>0.7250</text:p>
          </table:table-cell>
          <table:table-cell office:value-type="float" office:value="355.1" calcext:value-type="float">
            <text:p>355.1000</text:p>
          </table:table-cell>
          <table:table-cell office:value-type="float" office:value="5" calcext:value-type="float">
            <text:p>5.0000</text:p>
          </table:table-cell>
          <table:table-cell office:value-type="float" office:value="14.64" calcext:value-type="float">
            <text:p>14.6400</text:p>
          </table:table-cell>
          <table:table-cell office:value-type="float" office:value="0.21" calcext:value-type="float">
            <text:p>0.2100</text:p>
          </table:table-cell>
          <table:table-cell/>
          <table:table-cell table:style-name="ce39" table:formula="of:=[.A185]" office:value-type="float" office:value="0.725" calcext:value-type="float">
            <text:p>0.7250</text:p>
          </table:table-cell>
          <table:table-cell table:style-name="ce39" table:formula="of:=SQRT([.D185])" office:value-type="float" office:value="3.8262252939418" calcext:value-type="float">
            <text:p>3.8262</text:p>
          </table:table-cell>
          <table:table-cell table:style-name="ce39" table:formula="of:=0.5*[.E185]/SQRT([.D185])" office:value-type="float" office:value="0.0274421896081891" calcext:value-type="float">
            <text:p>0.0274</text:p>
          </table:table-cell>
          <table:table-cell table:number-columns-repeated="1015"/>
        </table:table-row>
        <table:table-row table:style-name="ro1">
          <table:table-cell office:value-type="float" office:value="0.735" calcext:value-type="float">
            <text:p>0.7350</text:p>
          </table:table-cell>
          <table:table-cell office:value-type="float" office:value="329.2" calcext:value-type="float">
            <text:p>329.2000</text:p>
          </table:table-cell>
          <table:table-cell office:value-type="float" office:value="4.5" calcext:value-type="float">
            <text:p>4.5000</text:p>
          </table:table-cell>
          <table:table-cell office:value-type="float" office:value="13.72" calcext:value-type="float">
            <text:p>13.7200</text:p>
          </table:table-cell>
          <table:table-cell office:value-type="float" office:value="0.19" calcext:value-type="float">
            <text:p>0.1900</text:p>
          </table:table-cell>
          <table:table-cell/>
          <table:table-cell table:style-name="ce39" table:formula="of:=[.A186]" office:value-type="float" office:value="0.735" calcext:value-type="float">
            <text:p>0.7350</text:p>
          </table:table-cell>
          <table:table-cell table:style-name="ce39" table:formula="of:=SQRT([.D186])" office:value-type="float" office:value="3.70405183549043" calcext:value-type="float">
            <text:p>3.7041</text:p>
          </table:table-cell>
          <table:table-cell table:style-name="ce39" table:formula="of:=0.5*[.E186]/SQRT([.D186])" office:value-type="float" office:value="0.0256475892399118" calcext:value-type="float">
            <text:p>0.0256</text:p>
          </table:table-cell>
          <table:table-cell table:number-columns-repeated="1015"/>
        </table:table-row>
        <table:table-row table:style-name="ro1">
          <table:table-cell office:value-type="float" office:value="0.745" calcext:value-type="float">
            <text:p>0.7450</text:p>
          </table:table-cell>
          <table:table-cell office:value-type="float" office:value="304.9" calcext:value-type="float">
            <text:p>304.9000</text:p>
          </table:table-cell>
          <table:table-cell office:value-type="float" office:value="4.2" calcext:value-type="float">
            <text:p>4.2000</text:p>
          </table:table-cell>
          <table:table-cell office:value-type="float" office:value="12.84" calcext:value-type="float">
            <text:p>12.8400</text:p>
          </table:table-cell>
          <table:table-cell office:value-type="float" office:value="0.18" calcext:value-type="float">
            <text:p>0.1800</text:p>
          </table:table-cell>
          <table:table-cell/>
          <table:table-cell table:style-name="ce39" table:formula="of:=[.A187]" office:value-type="float" office:value="0.745" calcext:value-type="float">
            <text:p>0.7450</text:p>
          </table:table-cell>
          <table:table-cell table:style-name="ce39" table:formula="of:=SQRT([.D187])" office:value-type="float" office:value="3.58329457343378" calcext:value-type="float">
            <text:p>3.5833</text:p>
          </table:table-cell>
          <table:table-cell table:style-name="ce39" table:formula="of:=0.5*[.E187]/SQRT([.D187])" office:value-type="float" office:value="0.0251165507483676" calcext:value-type="float">
            <text:p>0.0251</text:p>
          </table:table-cell>
          <table:table-cell table:number-columns-repeated="1015"/>
        </table:table-row>
        <table:table-row table:style-name="ro1">
          <table:table-cell office:value-type="float" office:value="0.755" calcext:value-type="float">
            <text:p>0.7550</text:p>
          </table:table-cell>
          <table:table-cell office:value-type="float" office:value="279.4" calcext:value-type="float">
            <text:p>279.4000</text:p>
          </table:table-cell>
          <table:table-cell office:value-type="float" office:value="3.7" calcext:value-type="float">
            <text:p>3.7000</text:p>
          </table:table-cell>
          <table:table-cell office:value-type="float" office:value="11.89" calcext:value-type="float">
            <text:p>11.8900</text:p>
          </table:table-cell>
          <table:table-cell office:value-type="float" office:value="0.16" calcext:value-type="float">
            <text:p>0.1600</text:p>
          </table:table-cell>
          <table:table-cell/>
          <table:table-cell table:style-name="ce39" table:formula="of:=[.A188]" office:value-type="float" office:value="0.755" calcext:value-type="float">
            <text:p>0.7550</text:p>
          </table:table-cell>
          <table:table-cell table:style-name="ce39" table:formula="of:=SQRT([.D188])" office:value-type="float" office:value="3.44818792991333" calcext:value-type="float">
            <text:p>3.4482</text:p>
          </table:table-cell>
          <table:table-cell table:style-name="ce39" table:formula="of:=0.5*[.E188]/SQRT([.D188])" office:value-type="float" office:value="0.0232005916226297" calcext:value-type="float">
            <text:p>0.0232</text:p>
          </table:table-cell>
          <table:table-cell table:number-columns-repeated="1015"/>
        </table:table-row>
        <table:table-row table:style-name="ro1">
          <table:table-cell office:value-type="float" office:value="0.765" calcext:value-type="float">
            <text:p>0.7650</text:p>
          </table:table-cell>
          <table:table-cell office:value-type="float" office:value="246" calcext:value-type="float">
            <text:p>246.0000</text:p>
          </table:table-cell>
          <table:table-cell office:value-type="float" office:value="3.2" calcext:value-type="float">
            <text:p>3.2000</text:p>
          </table:table-cell>
          <table:table-cell office:value-type="float" office:value="10.58" calcext:value-type="float">
            <text:p>10.5800</text:p>
          </table:table-cell>
          <table:table-cell office:value-type="float" office:value="0.14" calcext:value-type="float">
            <text:p>0.1400</text:p>
          </table:table-cell>
          <table:table-cell/>
          <table:table-cell table:style-name="ce39" table:formula="of:=[.A189]" office:value-type="float" office:value="0.765" calcext:value-type="float">
            <text:p>0.7650</text:p>
          </table:table-cell>
          <table:table-cell table:style-name="ce39" table:formula="of:=SQRT([.D189])" office:value-type="float" office:value="3.25269119345812" calcext:value-type="float">
            <text:p>3.2527</text:p>
          </table:table-cell>
          <table:table-cell table:style-name="ce39" table:formula="of:=0.5*[.E189]/SQRT([.D189])" office:value-type="float" office:value="0.0215206411665471" calcext:value-type="float">
            <text:p>0.0215</text:p>
          </table:table-cell>
          <table:table-cell table:number-columns-repeated="1015"/>
        </table:table-row>
        <table:table-row table:style-name="ro1">
          <table:table-cell office:value-type="float" office:value="0.775" calcext:value-type="float">
            <text:p>0.7750</text:p>
          </table:table-cell>
          <table:table-cell office:value-type="float" office:value="223.7" calcext:value-type="float">
            <text:p>223.7000</text:p>
          </table:table-cell>
          <table:table-cell office:value-type="float" office:value="2.9" calcext:value-type="float">
            <text:p>2.9000</text:p>
          </table:table-cell>
          <table:table-cell office:value-type="float" office:value="9.72" calcext:value-type="float">
            <text:p>9.7200</text:p>
          </table:table-cell>
          <table:table-cell office:value-type="float" office:value="0.13" calcext:value-type="float">
            <text:p>0.1300</text:p>
          </table:table-cell>
          <table:table-cell/>
          <table:table-cell table:style-name="ce39" table:formula="of:=[.A190]" office:value-type="float" office:value="0.775" calcext:value-type="float">
            <text:p>0.7750</text:p>
          </table:table-cell>
          <table:table-cell table:style-name="ce39" table:formula="of:=SQRT([.D190])" office:value-type="float" office:value="3.11769145362398" calcext:value-type="float">
            <text:p>3.1177</text:p>
          </table:table-cell>
          <table:table-cell table:style-name="ce39" table:formula="of:=0.5*[.E190]/SQRT([.D190])" office:value-type="float" office:value="0.0208487597207365" calcext:value-type="float">
            <text:p>0.0208</text:p>
          </table:table-cell>
          <table:table-cell table:number-columns-repeated="1015"/>
        </table:table-row>
        <table:table-row table:style-name="ro1">
          <table:table-cell office:value-type="float" office:value="0.785" calcext:value-type="float">
            <text:p>0.7850</text:p>
          </table:table-cell>
          <table:table-cell office:value-type="float" office:value="211.9" calcext:value-type="float">
            <text:p>211.9000</text:p>
          </table:table-cell>
          <table:table-cell office:value-type="float" office:value="2.7" calcext:value-type="float">
            <text:p>2.7000</text:p>
          </table:table-cell>
          <table:table-cell office:value-type="float" office:value="9.3" calcext:value-type="float">
            <text:p>9.3000</text:p>
          </table:table-cell>
          <table:table-cell office:value-type="float" office:value="0.12" calcext:value-type="float">
            <text:p>0.1200</text:p>
          </table:table-cell>
          <table:table-cell/>
          <table:table-cell table:style-name="ce39" table:formula="of:=[.A191]" office:value-type="float" office:value="0.785" calcext:value-type="float">
            <text:p>0.7850</text:p>
          </table:table-cell>
          <table:table-cell table:style-name="ce39" table:formula="of:=SQRT([.D191])" office:value-type="float" office:value="3.04959013639538" calcext:value-type="float">
            <text:p>3.0496</text:p>
          </table:table-cell>
          <table:table-cell table:style-name="ce39" table:formula="of:=0.5*[.E191]/SQRT([.D191])" office:value-type="float" office:value="0.0196747750735186" calcext:value-type="float">
            <text:p>0.0197</text:p>
          </table:table-cell>
          <table:table-cell table:number-columns-repeated="1015"/>
        </table:table-row>
        <table:table-row table:style-name="ro1">
          <table:table-cell office:value-type="float" office:value="0.795" calcext:value-type="float">
            <text:p>0.7950</text:p>
          </table:table-cell>
          <table:table-cell office:value-type="float" office:value="200.1" calcext:value-type="float">
            <text:p>200.1000</text:p>
          </table:table-cell>
          <table:table-cell office:value-type="float" office:value="2.5" calcext:value-type="float">
            <text:p>2.5000</text:p>
          </table:table-cell>
          <table:table-cell office:value-type="float" office:value="8.87" calcext:value-type="float">
            <text:p>8.8700</text:p>
          </table:table-cell>
          <table:table-cell office:value-type="float" office:value="0.11" calcext:value-type="float">
            <text:p>0.1100</text:p>
          </table:table-cell>
          <table:table-cell/>
          <table:table-cell table:style-name="ce39" table:formula="of:=[.A192]" office:value-type="float" office:value="0.795" calcext:value-type="float">
            <text:p>0.7950</text:p>
          </table:table-cell>
          <table:table-cell table:style-name="ce39" table:formula="of:=SQRT([.D192])" office:value-type="float" office:value="2.97825452236709" calcext:value-type="float">
            <text:p>2.9783</text:p>
          </table:table-cell>
          <table:table-cell table:style-name="ce39" table:formula="of:=0.5*[.E192]/SQRT([.D192])" office:value-type="float" office:value="0.0184671926415096" calcext:value-type="float">
            <text:p>0.0185</text:p>
          </table:table-cell>
          <table:table-cell table:number-columns-repeated="1015"/>
        </table:table-row>
        <table:table-row table:style-name="ro1">
          <table:table-cell office:value-type="float" office:value="0.805" calcext:value-type="float">
            <text:p>0.8050</text:p>
          </table:table-cell>
          <table:table-cell office:value-type="float" office:value="184.7" calcext:value-type="float">
            <text:p>184.7000</text:p>
          </table:table-cell>
          <table:table-cell office:value-type="float" office:value="2.2" calcext:value-type="float">
            <text:p>2.2000</text:p>
          </table:table-cell>
          <table:table-cell office:value-type="float" office:value="8.26" calcext:value-type="float">
            <text:p>8.2600</text:p>
          </table:table-cell>
          <table:table-cell office:value-type="float" office:value="0.1" calcext:value-type="float">
            <text:p>0.1000</text:p>
          </table:table-cell>
          <table:table-cell/>
          <table:table-cell table:style-name="ce39" table:formula="of:=[.A193]" office:value-type="float" office:value="0.805" calcext:value-type="float">
            <text:p>0.8050</text:p>
          </table:table-cell>
          <table:table-cell table:style-name="ce39" table:formula="of:=SQRT([.D193])" office:value-type="float" office:value="2.87402157263998" calcext:value-type="float">
            <text:p>2.8740</text:p>
          </table:table-cell>
          <table:table-cell table:style-name="ce39" table:formula="of:=0.5*[.E193]/SQRT([.D193])" office:value-type="float" office:value="0.0173972250159805" calcext:value-type="float">
            <text:p>0.0174</text:p>
          </table:table-cell>
          <table:table-cell table:number-columns-repeated="1015"/>
        </table:table-row>
        <table:table-row table:style-name="ro1">
          <table:table-cell office:value-type="float" office:value="0.815" calcext:value-type="float">
            <text:p>0.8150</text:p>
          </table:table-cell>
          <table:table-cell office:value-type="float" office:value="172.6" calcext:value-type="float">
            <text:p>172.6000</text:p>
          </table:table-cell>
          <table:table-cell office:value-type="float" office:value="2" calcext:value-type="float">
            <text:p>2.0000</text:p>
          </table:table-cell>
          <table:table-cell office:value-type="float" office:value="7.8" calcext:value-type="float">
            <text:p>7.8000</text:p>
          </table:table-cell>
          <table:table-cell office:value-type="float" office:value="0.09" calcext:value-type="float">
            <text:p>0.0900</text:p>
          </table:table-cell>
          <table:table-cell/>
          <table:table-cell table:style-name="ce39" table:formula="of:=[.A194]" office:value-type="float" office:value="0.815" calcext:value-type="float">
            <text:p>0.8150</text:p>
          </table:table-cell>
          <table:table-cell table:style-name="ce39" table:formula="of:=SQRT([.D194])" office:value-type="float" office:value="2.79284800875379" calcext:value-type="float">
            <text:p>2.7928</text:p>
          </table:table-cell>
          <table:table-cell table:style-name="ce39" table:formula="of:=0.5*[.E194]/SQRT([.D194])" office:value-type="float" office:value="0.0161125846658872" calcext:value-type="float">
            <text:p>0.0161</text:p>
          </table:table-cell>
          <table:table-cell table:number-columns-repeated="1015"/>
        </table:table-row>
        <table:table-row table:style-name="ro1">
          <table:table-cell office:value-type="float" office:value="0.825" calcext:value-type="float">
            <text:p>0.8250</text:p>
          </table:table-cell>
          <table:table-cell office:value-type="float" office:value="160.9" calcext:value-type="float">
            <text:p>160.9000</text:p>
          </table:table-cell>
          <table:table-cell office:value-type="float" office:value="1.8" calcext:value-type="float">
            <text:p>1.8000</text:p>
          </table:table-cell>
          <table:table-cell office:value-type="float" office:value="7.34" calcext:value-type="float">
            <text:p>7.3400</text:p>
          </table:table-cell>
          <table:table-cell office:value-type="float" office:value="0.08" calcext:value-type="float">
            <text:p>0.0800</text:p>
          </table:table-cell>
          <table:table-cell/>
          <table:table-cell table:style-name="ce39" table:formula="of:=[.A195]" office:value-type="float" office:value="0.825" calcext:value-type="float">
            <text:p>0.8250</text:p>
          </table:table-cell>
          <table:table-cell table:style-name="ce39" table:formula="of:=SQRT([.D195])" office:value-type="float" office:value="2.70924343682881" calcext:value-type="float">
            <text:p>2.7092</text:p>
          </table:table-cell>
          <table:table-cell table:style-name="ce39" table:formula="of:=0.5*[.E195]/SQRT([.D195])" office:value-type="float" office:value="0.0147642694105112" calcext:value-type="float">
            <text:p>0.0148</text:p>
          </table:table-cell>
          <table:table-cell table:number-columns-repeated="1015"/>
        </table:table-row>
        <table:table-row table:style-name="ro1">
          <table:table-cell office:value-type="float" office:value="0.835" calcext:value-type="float">
            <text:p>0.8350</text:p>
          </table:table-cell>
          <table:table-cell office:value-type="float" office:value="149.3" calcext:value-type="float">
            <text:p>149.3000</text:p>
          </table:table-cell>
          <table:table-cell office:value-type="float" office:value="1.6" calcext:value-type="float">
            <text:p>1.6000</text:p>
          </table:table-cell>
          <table:table-cell office:value-type="float" office:value="6.87" calcext:value-type="float">
            <text:p>6.8700</text:p>
          </table:table-cell>
          <table:table-cell office:value-type="float" office:value="0.08" calcext:value-type="float">
            <text:p>0.0800</text:p>
          </table:table-cell>
          <table:table-cell/>
          <table:table-cell table:style-name="ce39" table:formula="of:=[.A196]" office:value-type="float" office:value="0.835" calcext:value-type="float">
            <text:p>0.8350</text:p>
          </table:table-cell>
          <table:table-cell table:style-name="ce39" table:formula="of:=SQRT([.D196])" office:value-type="float" office:value="2.62106848441623" calcext:value-type="float">
            <text:p>2.6211</text:p>
          </table:table-cell>
          <table:table-cell table:style-name="ce39" table:formula="of:=0.5*[.E196]/SQRT([.D196])" office:value-type="float" office:value="0.0152609518743303" calcext:value-type="float">
            <text:p>0.0153</text:p>
          </table:table-cell>
          <table:table-cell table:number-columns-repeated="1015"/>
        </table:table-row>
        <table:table-row table:style-name="ro1">
          <table:table-cell office:value-type="float" office:value="0.845" calcext:value-type="float">
            <text:p>0.8450</text:p>
          </table:table-cell>
          <table:table-cell office:value-type="float" office:value="137.6" calcext:value-type="float">
            <text:p>137.6000</text:p>
          </table:table-cell>
          <table:table-cell office:value-type="float" office:value="1.5" calcext:value-type="float">
            <text:p>1.5000</text:p>
          </table:table-cell>
          <table:table-cell office:value-type="float" office:value="6.4" calcext:value-type="float">
            <text:p>6.4000</text:p>
          </table:table-cell>
          <table:table-cell office:value-type="float" office:value="0.07" calcext:value-type="float">
            <text:p>0.0700</text:p>
          </table:table-cell>
          <table:table-cell/>
          <table:table-cell table:style-name="ce39" table:formula="of:=[.A197]" office:value-type="float" office:value="0.845" calcext:value-type="float">
            <text:p>0.8450</text:p>
          </table:table-cell>
          <table:table-cell table:style-name="ce39" table:formula="of:=SQRT([.D197])" office:value-type="float" office:value="2.5298221281347" calcext:value-type="float">
            <text:p>2.5298</text:p>
          </table:table-cell>
          <table:table-cell table:style-name="ce39" table:formula="of:=0.5*[.E197]/SQRT([.D197])" office:value-type="float" office:value="0.0138349647632367" calcext:value-type="float">
            <text:p>0.0138</text:p>
          </table:table-cell>
          <table:table-cell table:number-columns-repeated="1015"/>
        </table:table-row>
        <table:table-row table:style-name="ro1">
          <table:table-cell office:value-type="float" office:value="0.855" calcext:value-type="float">
            <text:p>0.8550</text:p>
          </table:table-cell>
          <table:table-cell office:value-type="float" office:value="126.5" calcext:value-type="float">
            <text:p>126.5000</text:p>
          </table:table-cell>
          <table:table-cell office:value-type="float" office:value="1.3" calcext:value-type="float">
            <text:p>1.3000</text:p>
          </table:table-cell>
          <table:table-cell office:value-type="float" office:value="5.94" calcext:value-type="float">
            <text:p>5.9400</text:p>
          </table:table-cell>
          <table:table-cell office:value-type="float" office:value="0.06" calcext:value-type="float">
            <text:p>0.0600</text:p>
          </table:table-cell>
          <table:table-cell/>
          <table:table-cell table:style-name="ce39" table:formula="of:=[.A198]" office:value-type="float" office:value="0.855" calcext:value-type="float">
            <text:p>0.8550</text:p>
          </table:table-cell>
          <table:table-cell table:style-name="ce39" table:formula="of:=SQRT([.D198])" office:value-type="float" office:value="2.43721152139079" calcext:value-type="float">
            <text:p>2.4372</text:p>
          </table:table-cell>
          <table:table-cell table:style-name="ce39" table:formula="of:=0.5*[.E198]/SQRT([.D198])" office:value-type="float" office:value="0.0123091490979333" calcext:value-type="float">
            <text:p>0.0123</text:p>
          </table:table-cell>
          <table:table-cell table:number-columns-repeated="1015"/>
        </table:table-row>
        <table:table-row table:style-name="ro1">
          <table:table-cell office:value-type="float" office:value="0.865" calcext:value-type="float">
            <text:p>0.8650</text:p>
          </table:table-cell>
          <table:table-cell office:value-type="float" office:value="120.5" calcext:value-type="float">
            <text:p>120.5000</text:p>
          </table:table-cell>
          <table:table-cell office:value-type="float" office:value="1.2" calcext:value-type="float">
            <text:p>1.2000</text:p>
          </table:table-cell>
          <table:table-cell office:value-type="float" office:value="5.71" calcext:value-type="float">
            <text:p>5.7100</text:p>
          </table:table-cell>
          <table:table-cell office:value-type="float" office:value="0.06" calcext:value-type="float">
            <text:p>0.0600</text:p>
          </table:table-cell>
          <table:table-cell/>
          <table:table-cell table:style-name="ce39" table:formula="of:=[.A199]" office:value-type="float" office:value="0.865" calcext:value-type="float">
            <text:p>0.8650</text:p>
          </table:table-cell>
          <table:table-cell table:style-name="ce39" table:formula="of:=SQRT([.D199])" office:value-type="float" office:value="2.3895606290697" calcext:value-type="float">
            <text:p>2.3896</text:p>
          </table:table-cell>
          <table:table-cell table:style-name="ce39" table:formula="of:=0.5*[.E199]/SQRT([.D199])" office:value-type="float" office:value="0.0125546092595606" calcext:value-type="float">
            <text:p>0.0126</text:p>
          </table:table-cell>
          <table:table-cell table:number-columns-repeated="1015"/>
        </table:table-row>
        <table:table-row table:style-name="ro1">
          <table:table-cell office:value-type="float" office:value="0.875" calcext:value-type="float">
            <text:p>0.8750</text:p>
          </table:table-cell>
          <table:table-cell office:value-type="float" office:value="112.6" calcext:value-type="float">
            <text:p>112.6000</text:p>
          </table:table-cell>
          <table:table-cell office:value-type="float" office:value="1.1" calcext:value-type="float">
            <text:p>1.1000</text:p>
          </table:table-cell>
          <table:table-cell office:value-type="float" office:value="5.38" calcext:value-type="float">
            <text:p>5.3800</text:p>
          </table:table-cell>
          <table:table-cell office:value-type="float" office:value="0.05" calcext:value-type="float">
            <text:p>0.0500</text:p>
          </table:table-cell>
          <table:table-cell/>
          <table:table-cell table:style-name="ce39" table:formula="of:=[.A200]" office:value-type="float" office:value="0.875" calcext:value-type="float">
            <text:p>0.8750</text:p>
          </table:table-cell>
          <table:table-cell table:style-name="ce39" table:formula="of:=SQRT([.D200])" office:value-type="float" office:value="2.31948270094864" calcext:value-type="float">
            <text:p>2.3195</text:p>
          </table:table-cell>
          <table:table-cell table:style-name="ce39" table:formula="of:=0.5*[.E200]/SQRT([.D200])" office:value-type="float" office:value="0.0107782653389807" calcext:value-type="float">
            <text:p>0.0108</text:p>
          </table:table-cell>
          <table:table-cell table:number-columns-repeated="1015"/>
        </table:table-row>
        <table:table-row table:style-name="ro1">
          <table:table-cell office:value-type="float" office:value="0.885" calcext:value-type="float">
            <text:p>0.8850</text:p>
          </table:table-cell>
          <table:table-cell office:value-type="float" office:value="107.5" calcext:value-type="float">
            <text:p>107.5000</text:p>
          </table:table-cell>
          <table:table-cell office:value-type="float" office:value="1" calcext:value-type="float">
            <text:p>1.0000</text:p>
          </table:table-cell>
          <table:table-cell office:value-type="float" office:value="5.18" calcext:value-type="float">
            <text:p>5.1800</text:p>
          </table:table-cell>
          <table:table-cell office:value-type="float" office:value="0.05" calcext:value-type="float">
            <text:p>0.0500</text:p>
          </table:table-cell>
          <table:table-cell/>
          <table:table-cell table:style-name="ce39" table:formula="of:=[.A201]" office:value-type="float" office:value="0.885" calcext:value-type="float">
            <text:p>0.8850</text:p>
          </table:table-cell>
          <table:table-cell table:style-name="ce39" table:formula="of:=SQRT([.D201])" office:value-type="float" office:value="2.27596133534821" calcext:value-type="float">
            <text:p>2.2760</text:p>
          </table:table-cell>
          <table:table-cell table:style-name="ce39" table:formula="of:=0.5*[.E201]/SQRT([.D201])" office:value-type="float" office:value="0.0109843693790937" calcext:value-type="float">
            <text:p>0.0110</text:p>
          </table:table-cell>
          <table:table-cell table:number-columns-repeated="1015"/>
        </table:table-row>
        <table:table-row table:style-name="ro1">
          <table:table-cell office:value-type="float" office:value="0.895" calcext:value-type="float">
            <text:p>0.8950</text:p>
          </table:table-cell>
          <table:table-cell office:value-type="float" office:value="98.6" calcext:value-type="float">
            <text:p>98.6000</text:p>
          </table:table-cell>
          <table:table-cell office:value-type="float" office:value="0.9" calcext:value-type="float">
            <text:p>0.9000</text:p>
          </table:table-cell>
          <table:table-cell office:value-type="float" office:value="4.8" calcext:value-type="float">
            <text:p>4.8000</text:p>
          </table:table-cell>
          <table:table-cell office:value-type="float" office:value="0.04" calcext:value-type="float">
            <text:p>0.0400</text:p>
          </table:table-cell>
          <table:table-cell/>
          <table:table-cell table:style-name="ce39" table:formula="of:=[.A202]" office:value-type="float" office:value="0.895" calcext:value-type="float">
            <text:p>0.8950</text:p>
          </table:table-cell>
          <table:table-cell table:style-name="ce39" table:formula="of:=SQRT([.D202])" office:value-type="float" office:value="2.19089023002066" calcext:value-type="float">
            <text:p>2.1909</text:p>
          </table:table-cell>
          <table:table-cell table:style-name="ce39" table:formula="of:=0.5*[.E202]/SQRT([.D202])" office:value-type="float" office:value="0.00912870929175277" calcext:value-type="float">
            <text:p>0.0091</text:p>
          </table:table-cell>
          <table:table-cell table:number-columns-repeated="1015"/>
        </table:table-row>
        <table:table-row table:style-name="ro1">
          <table:table-cell office:value-type="float" office:value="0.905" calcext:value-type="float">
            <text:p>0.9050</text:p>
          </table:table-cell>
          <table:table-cell office:value-type="float" office:value="93.7" calcext:value-type="float">
            <text:p>93.7000</text:p>
          </table:table-cell>
          <table:table-cell office:value-type="float" office:value="0.8" calcext:value-type="float">
            <text:p>0.8000</text:p>
          </table:table-cell>
          <table:table-cell office:value-type="float" office:value="4.6" calcext:value-type="float">
            <text:p>4.6000</text:p>
          </table:table-cell>
          <table:table-cell office:value-type="float" office:value="0.04" calcext:value-type="float">
            <text:p>0.0400</text:p>
          </table:table-cell>
          <table:table-cell/>
          <table:table-cell table:style-name="ce39" table:formula="of:=[.A203]" office:value-type="float" office:value="0.905" calcext:value-type="float">
            <text:p>0.9050</text:p>
          </table:table-cell>
          <table:table-cell table:style-name="ce39" table:formula="of:=SQRT([.D203])" office:value-type="float" office:value="2.14476105895272" calcext:value-type="float">
            <text:p>2.1448</text:p>
          </table:table-cell>
          <table:table-cell table:style-name="ce39" table:formula="of:=0.5*[.E203]/SQRT([.D203])" office:value-type="float" office:value="0.00932504808240314" calcext:value-type="float">
            <text:p>0.0093</text:p>
          </table:table-cell>
          <table:table-cell table:number-columns-repeated="1015"/>
        </table:table-row>
        <table:table-row table:style-name="ro1">
          <table:table-cell office:value-type="float" office:value="0.915" calcext:value-type="float">
            <text:p>0.9150</text:p>
          </table:table-cell>
          <table:table-cell office:value-type="float" office:value="88.6" calcext:value-type="float">
            <text:p>88.6000</text:p>
          </table:table-cell>
          <table:table-cell office:value-type="float" office:value="0.7" calcext:value-type="float">
            <text:p>0.7000</text:p>
          </table:table-cell>
          <table:table-cell office:value-type="float" office:value="4.38" calcext:value-type="float">
            <text:p>4.3800</text:p>
          </table:table-cell>
          <table:table-cell office:value-type="float" office:value="0.04" calcext:value-type="float">
            <text:p>0.0400</text:p>
          </table:table-cell>
          <table:table-cell/>
          <table:table-cell table:style-name="ce39" table:formula="of:=[.A204]" office:value-type="float" office:value="0.915" calcext:value-type="float">
            <text:p>0.9150</text:p>
          </table:table-cell>
          <table:table-cell table:style-name="ce39" table:formula="of:=SQRT([.D204])" office:value-type="float" office:value="2.09284495364563" calcext:value-type="float">
            <text:p>2.0928</text:p>
          </table:table-cell>
          <table:table-cell table:style-name="ce39" table:formula="of:=0.5*[.E204]/SQRT([.D204])" office:value-type="float" office:value="0.00955636965134993" calcext:value-type="float">
            <text:p>0.0096</text:p>
          </table:table-cell>
          <table:table-cell table:number-columns-repeated="1015"/>
        </table:table-row>
        <table:table-row table:style-name="ro1">
          <table:table-cell office:value-type="float" office:value="0.925" calcext:value-type="float">
            <text:p>0.9250</text:p>
          </table:table-cell>
          <table:table-cell office:value-type="float" office:value="82.7" calcext:value-type="float">
            <text:p>82.7000</text:p>
          </table:table-cell>
          <table:table-cell office:value-type="float" office:value="0.7" calcext:value-type="float">
            <text:p>0.7000</text:p>
          </table:table-cell>
          <table:table-cell office:value-type="float" office:value="4.13" calcext:value-type="float">
            <text:p>4.1300</text:p>
          </table:table-cell>
          <table:table-cell office:value-type="float" office:value="0.03" calcext:value-type="float">
            <text:p>0.0300</text:p>
          </table:table-cell>
          <table:table-cell/>
          <table:table-cell table:style-name="ce39" table:formula="of:=[.A205]" office:value-type="float" office:value="0.925" calcext:value-type="float">
            <text:p>0.9250</text:p>
          </table:table-cell>
          <table:table-cell table:style-name="ce39" table:formula="of:=SQRT([.D205])" office:value-type="float" office:value="2.03224014329016" calcext:value-type="float">
            <text:p>2.0322</text:p>
          </table:table-cell>
          <table:table-cell table:style-name="ce39" table:formula="of:=0.5*[.E205]/SQRT([.D205])" office:value-type="float" office:value="0.00738101746957684" calcext:value-type="float">
            <text:p>0.0074</text:p>
          </table:table-cell>
          <table:table-cell table:number-columns-repeated="1015"/>
        </table:table-row>
        <table:table-row table:style-name="ro1">
          <table:table-cell office:value-type="float" office:value="0.935" calcext:value-type="float">
            <text:p>0.9350</text:p>
          </table:table-cell>
          <table:table-cell office:value-type="float" office:value="79.6" calcext:value-type="float">
            <text:p>79.6000</text:p>
          </table:table-cell>
          <table:table-cell office:value-type="float" office:value="0.6" calcext:value-type="float">
            <text:p>0.6000</text:p>
          </table:table-cell>
          <table:table-cell office:value-type="float" office:value="4" calcext:value-type="float">
            <text:p>4.0000</text:p>
          </table:table-cell>
          <table:table-cell office:value-type="float" office:value="0.03" calcext:value-type="float">
            <text:p>0.0300</text:p>
          </table:table-cell>
          <table:table-cell/>
          <table:table-cell table:style-name="ce39" table:formula="of:=[.A206]" office:value-type="float" office:value="0.935" calcext:value-type="float">
            <text:p>0.9350</text:p>
          </table:table-cell>
          <table:table-cell table:style-name="ce39" table:formula="of:=SQRT([.D206])" office:value-type="float" office:value="2" calcext:value-type="float">
            <text:p>2.0000</text:p>
          </table:table-cell>
          <table:table-cell table:style-name="ce39" table:formula="of:=0.5*[.E206]/SQRT([.D206])" office:value-type="float" office:value="0.0075" calcext:value-type="float">
            <text:p>0.0075</text:p>
          </table:table-cell>
          <table:table-cell table:number-columns-repeated="1015"/>
        </table:table-row>
        <table:table-row table:style-name="ro1">
          <table:table-cell office:value-type="float" office:value="0.945" calcext:value-type="float">
            <text:p>0.9450</text:p>
          </table:table-cell>
          <table:table-cell office:value-type="float" office:value="74" calcext:value-type="float">
            <text:p>74.0000</text:p>
          </table:table-cell>
          <table:table-cell office:value-type="float" office:value="0.5" calcext:value-type="float">
            <text:p>0.5000</text:p>
          </table:table-cell>
          <table:table-cell office:value-type="float" office:value="3.75" calcext:value-type="float">
            <text:p>3.7500</text:p>
          </table:table-cell>
          <table:table-cell office:value-type="float" office:value="0.03" calcext:value-type="float">
            <text:p>0.0300</text:p>
          </table:table-cell>
          <table:table-cell/>
          <table:table-cell table:style-name="ce39" table:formula="of:=[.A207]" office:value-type="float" office:value="0.945" calcext:value-type="float">
            <text:p>0.9450</text:p>
          </table:table-cell>
          <table:table-cell table:style-name="ce39" table:formula="of:=SQRT([.D207])" office:value-type="float" office:value="1.93649167310371" calcext:value-type="float">
            <text:p>1.9365</text:p>
          </table:table-cell>
          <table:table-cell table:style-name="ce39" table:formula="of:=0.5*[.E207]/SQRT([.D207])" office:value-type="float" office:value="0.00774596669241483" calcext:value-type="float">
            <text:p>0.0077</text:p>
          </table:table-cell>
          <table:table-cell table:number-columns-repeated="1015"/>
        </table:table-row>
        <table:table-row table:style-name="ro1" table:number-rows-repeated="10483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Bar" table:style-name="ta1">
        <table:table-column table:style-name="co2" table:number-columns-repeated="2" table:default-cell-style-name="Default"/>
        <table:table-column table:style-name="co18" table:default-cell-style-name="Default"/>
        <table:table-column table:style-name="co2" table:default-cell-style-name="ce33"/>
        <table:table-column table:style-name="co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number-columns-repeated="3" table:default-cell-style-name="ce33"/>
        <table:table-column table:style-name="co21" table:default-cell-style-name="Default"/>
        <table:table-column table:style-name="co2" table:number-columns-repeated="3" table:default-cell-style-name="Default"/>
        <table:table-column table:style-name="co22" table:default-cell-style-name="Default"/>
        <table:table-column table:style-name="co2" table:default-cell-style-name="Default"/>
        <table:table-column table:style-name="co23" table:number-columns-repeated="3" table:default-cell-style-name="Default"/>
        <table:table-column table:style-name="co2" table:number-columns-repeated="1005" table:default-cell-style-name="Default"/>
        <table:table-row table:style-name="ro4">
          <table:table-cell table:style-name="ce8" office:value-type="string" calcext:value-type="string" table:number-columns-spanned="9" table:number-rows-spanned="1">
            <text:p>2009-PRL-103-231801_Aubert</text:p>
          </table:table-cell>
          <table:covered-table-cell table:number-columns-repeated="8" table:style-name="ce36"/>
          <table:table-cell table:style-name="ce15" table:number-columns-repeated="2"/>
          <table:table-cell table:style-name="ce39"/>
          <table:table-cell table:style-name="ce15" table:number-columns-repeated="2"/>
          <table:table-cell table:style-name="ce59"/>
          <table:table-cell table:number-columns-repeated="1009"/>
        </table:table-row>
        <table:table-row table:style-name="ro4">
          <table:table-cell table:style-name="ce9" office:value-type="string" calcext:value-type="string" table:number-columns-spanned="9" table:number-rows-spanned="1">
            <text:p>e+e- -&gt; pi+pi-, BaBar</text:p>
          </table:table-cell>
          <table:covered-table-cell table:number-columns-repeated="8" table:style-name="ce36"/>
          <table:table-cell table:style-name="ce15" table:number-columns-repeated="2"/>
          <table:table-cell table:style-name="ce39"/>
          <table:table-cell table:style-name="ce15" table:number-columns-repeated="2"/>
          <table:table-cell table:style-name="ce59"/>
          <table:table-cell table:number-columns-repeated="1009"/>
        </table:table-row>
        <table:table-row table:style-name="ro7">
          <table:table-cell table:style-name="ce42" office:value-type="string" calcext:value-type="string" table:number-columns-spanned="6" table:number-rows-spanned="1">
            <text:p>experimental data</text:p>
          </table:table-cell>
          <table:covered-table-cell table:number-columns-repeated="3" table:style-name="ce42"/>
          <table:covered-table-cell table:number-columns-repeated="2" table:style-name="ce55"/>
          <table:table-cell table:style-name="ce93"/>
          <table:table-cell table:style-name="ce48" office:value-type="string" calcext:value-type="string" table:number-columns-spanned="7" table:number-rows-spanned="1">
            <text:p>own calculation from experimental data</text:p>
          </table:table-cell>
          <table:covered-table-cell table:style-name="ce48"/>
          <table:covered-table-cell table:number-columns-repeated="2" table:style-name="ce49"/>
          <table:covered-table-cell table:style-name="ce48"/>
          <table:covered-table-cell table:number-columns-repeated="2" table:style-name="ce49"/>
          <table:table-cell table:style-name="ce66"/>
          <table:table-cell table:style-name="ce93" table:number-columns-repeated="1009"/>
        </table:table-row>
        <table:table-row table:style-name="ro7">
          <table:table-cell table:style-name="ce42" office:value-type="string" calcext:value-type="string">
            <text:p>E1 [GeV]</text:p>
          </table:table-cell>
          <table:table-cell table:style-name="ce42" office:value-type="string" calcext:value-type="string">
            <text:p>E2 [GeV]</text:p>
          </table:table-cell>
          <table:table-cell table:style-name="ce42" office:value-type="string" calcext:value-type="string">
            <text:p>E1+(E2-E1)/2</text:p>
          </table:table-cell>
          <table:table-cell table:style-name="ce42" office:value-type="string" calcext:value-type="string">
            <text:p>[GeV^2]</text:p>
          </table:table-cell>
          <table:table-cell table:style-name="ce55" office:value-type="string" calcext:value-type="string">
            <text:p>sigma [nb]</text:p>
          </table:table-cell>
          <table:table-cell table:style-name="ce55" office:value-type="string" calcext:value-type="string">
            <text:p>err. sigma [nb]</text:p>
          </table:table-cell>
          <table:table-cell table:style-name="ce93"/>
          <table:table-cell table:style-name="ce48" office:value-type="string" calcext:value-type="string">
            <text:p>s [GeV^2]</text:p>
          </table:table-cell>
          <table:table-cell table:style-name="ce48" office:value-type="string" calcext:value-type="string">
            <text:p>F_pi^2</text:p>
          </table:table-cell>
          <table:table-cell table:number-columns-repeated="2" table:style-name="ce49" office:value-type="string" calcext:value-type="string">
            <text:p>err. F_pi^2</text:p>
          </table:table-cell>
          <table:table-cell table:style-name="ce48" office:value-type="string" calcext:value-type="string">
            <text:p>[GeV^2]</text:p>
          </table:table-cell>
          <table:table-cell table:style-name="ce49" office:value-type="string" calcext:value-type="string">
            <text:p>|F_pi|</text:p>
          </table:table-cell>
          <table:table-cell table:style-name="ce49" office:value-type="string" calcext:value-type="string">
            <text:p>err. |F_pi|</text:p>
          </table:table-cell>
          <table:table-cell table:style-name="ce66"/>
          <table:table-cell table:style-name="ce48" office:value-type="string" calcext:value-type="string">
            <text:p>s [GeV^2]</text:p>
          </table:table-cell>
          <table:table-cell table:style-name="ce57" office:value-type="string" calcext:value-type="string">
            <text:p>sigma_dressed</text:p>
          </table:table-cell>
          <table:table-cell table:number-columns-repeated="2" table:style-name="ce49" office:value-type="string" calcext:value-type="string">
            <text:p>err. sigma_dressed</text:p>
          </table:table-cell>
          <table:table-cell table:style-name="ce93" table:number-columns-repeated="1005"/>
        </table:table-row>
        <table:table-row table:style-name="ro1">
          <table:table-cell table:style-name="ce33" office:value-type="float" office:value="0.3" calcext:value-type="float">
            <text:p>0.3000</text:p>
          </table:table-cell>
          <table:table-cell table:style-name="ce33" office:value-type="float" office:value="0.31" calcext:value-type="float">
            <text:p>0.3100</text:p>
          </table:table-cell>
          <table:table-cell table:style-name="ce33" table:formula="of:=[.A5]+([.B5]-[.A5])/2" office:value-type="float" office:value="0.305" calcext:value-type="float">
            <text:p>0.3050</text:p>
          </table:table-cell>
          <table:table-cell table:formula="of:=[.C5]*[.C5]" office:value-type="float" office:value="0.093025" calcext:value-type="float">
            <text:p>0.0930</text:p>
          </table:table-cell>
          <table:table-cell table:style-name="ce58" office:value-type="float" office:value="25.490436" calcext:value-type="float">
            <text:p>25.49044</text:p>
          </table:table-cell>
          <table:table-cell table:style-name="ce58" office:value-type="float" office:value="2.69943" calcext:value-type="float">
            <text:p>2.69943</text:p>
          </table:table-cell>
          <table:table-cell/>
          <table:table-cell table:formula="of:=[.D5]" office:value-type="float" office:value="0.093025" calcext:value-type="float">
            <text:p>0.0930</text:p>
          </table:table-cell>
          <table:table-cell office:value-type="float" office:value="1.65430186826" calcext:value-type="float">
            <text:p>1.6543</text:p>
          </table:table-cell>
          <table:table-cell office:value-type="float" office:value="0.175255778484" calcext:value-type="float">
            <text:p>0.1753</text:p>
          </table:table-cell>
          <table:table-cell table:style-name="ce33" office:value-type="float" office:value="0.175255778484" calcext:value-type="float">
            <text:p>0.1753</text:p>
          </table:table-cell>
          <table:table-cell table:style-name="ce39" table:formula="of:=[.D5]" office:value-type="float" office:value="0.093025" calcext:value-type="float">
            <text:p>0.0930</text:p>
          </table:table-cell>
          <table:table-cell table:style-name="ce39" table:formula="of:=SQRT([.I5])" office:value-type="float" office:value="1.28619666780007" calcext:value-type="float">
            <text:p>1.2862</text:p>
          </table:table-cell>
          <table:table-cell table:style-name="ce39" table:formula="of:=0.5*[.J5]/SQRT([.I5])" office:value-type="float" office:value="0.0681294637404715" calcext:value-type="float">
            <text:p>0.0681</text:p>
          </table:table-cell>
          <table:table-cell/>
          <table:table-cell table:style-name="ce33" office:value-type="float" office:value="0.093" calcext:value-type="float">
            <text:p>0.0930</text:p>
          </table:table-cell>
          <table:table-cell table:style-name="ce33" office:value-type="float" office:value="25.2214508757" calcext:value-type="float">
            <text:p>25.2215</text:p>
          </table:table-cell>
          <table:table-cell table:number-columns-repeated="2" table:style-name="ce33" office:value-type="float" office:value="2.67094431974" calcext:value-type="float">
            <text:p>2.6709</text:p>
          </table:table-cell>
          <table:table-cell table:number-columns-repeated="1005"/>
        </table:table-row>
        <table:table-row table:style-name="ro1">
          <table:table-cell table:style-name="ce33" office:value-type="float" office:value="0.31" calcext:value-type="float">
            <text:p>0.3100</text:p>
          </table:table-cell>
          <table:table-cell table:style-name="ce33" office:value-type="float" office:value="0.32" calcext:value-type="float">
            <text:p>0.3200</text:p>
          </table:table-cell>
          <table:table-cell table:style-name="ce33" table:formula="of:=[.A6]+([.B6]-[.A6])/2" office:value-type="float" office:value="0.315" calcext:value-type="float">
            <text:p>0.3150</text:p>
          </table:table-cell>
          <table:table-cell table:formula="of:=[.C6]*[.C6]" office:value-type="float" office:value="0.099225" calcext:value-type="float">
            <text:p>0.0992</text:p>
          </table:table-cell>
          <table:table-cell table:style-name="ce58" office:value-type="float" office:value="35.480116" calcext:value-type="float">
            <text:p>35.48012</text:p>
          </table:table-cell>
          <table:table-cell table:style-name="ce58" office:value-type="float" office:value="2.91464" calcext:value-type="float">
            <text:p>2.91464</text:p>
          </table:table-cell>
          <table:table-cell/>
          <table:table-cell table:formula="of:=[.D6]" office:value-type="float" office:value="0.099225" calcext:value-type="float">
            <text:p>0.0992</text:p>
          </table:table-cell>
          <table:table-cell office:value-type="float" office:value="1.62030770599" calcext:value-type="float">
            <text:p>1.6203</text:p>
          </table:table-cell>
          <table:table-cell office:value-type="float" office:value="0.133170259428" calcext:value-type="float">
            <text:p>0.1332</text:p>
          </table:table-cell>
          <table:table-cell table:style-name="ce33" office:value-type="float" office:value="0.133170259428" calcext:value-type="float">
            <text:p>0.1332</text:p>
          </table:table-cell>
          <table:table-cell table:style-name="ce39" table:formula="of:=[.D6]" office:value-type="float" office:value="0.099225" calcext:value-type="float">
            <text:p>0.0992</text:p>
          </table:table-cell>
          <table:table-cell table:style-name="ce39" table:formula="of:=SQRT([.I6])" office:value-type="float" office:value="1.27291307872533" calcext:value-type="float">
            <text:p>1.2729</text:p>
          </table:table-cell>
          <table:table-cell table:style-name="ce39" table:formula="of:=0.5*[.J6]/SQRT([.I6])" office:value-type="float" office:value="0.0523092509825392" calcext:value-type="float">
            <text:p>0.0523</text:p>
          </table:table-cell>
          <table:table-cell/>
          <table:table-cell table:style-name="ce33" office:value-type="float" office:value="0.0992" calcext:value-type="float">
            <text:p>0.0992</text:p>
          </table:table-cell>
          <table:table-cell table:style-name="ce33" office:value-type="float" office:value="35.2393685766" calcext:value-type="float">
            <text:p>35.2394</text:p>
          </table:table-cell>
          <table:table-cell table:number-columns-repeated="2" table:style-name="ce33" office:value-type="float" office:value="2.89486296075" calcext:value-type="float">
            <text:p>2.8949</text:p>
          </table:table-cell>
          <table:table-cell table:number-columns-repeated="1005"/>
        </table:table-row>
        <table:table-row table:style-name="ro1">
          <table:table-cell table:style-name="ce33" office:value-type="float" office:value="0.32" calcext:value-type="float">
            <text:p>0.3200</text:p>
          </table:table-cell>
          <table:table-cell table:style-name="ce33" office:value-type="float" office:value="0.33" calcext:value-type="float">
            <text:p>0.3300</text:p>
          </table:table-cell>
          <table:table-cell table:style-name="ce33" table:formula="of:=[.A7]+([.B7]-[.A7])/2" office:value-type="float" office:value="0.325" calcext:value-type="float">
            <text:p>0.3250</text:p>
          </table:table-cell>
          <table:table-cell table:formula="of:=[.C7]*[.C7]" office:value-type="float" office:value="0.105625" calcext:value-type="float">
            <text:p>0.1056</text:p>
          </table:table-cell>
          <table:table-cell table:style-name="ce58" office:value-type="float" office:value="45.485797" calcext:value-type="float">
            <text:p>45.48580</text:p>
          </table:table-cell>
          <table:table-cell table:style-name="ce58" office:value-type="float" office:value="3.04669" calcext:value-type="float">
            <text:p>3.04669</text:p>
          </table:table-cell>
          <table:table-cell/>
          <table:table-cell table:formula="of:=[.D7]" office:value-type="float" office:value="0.105625" calcext:value-type="float">
            <text:p>0.1056</text:p>
          </table:table-cell>
          <table:table-cell office:value-type="float" office:value="1.64120909923" calcext:value-type="float">
            <text:p>1.6412</text:p>
          </table:table-cell>
          <table:table-cell office:value-type="float" office:value="0.109995205662" calcext:value-type="float">
            <text:p>0.1100</text:p>
          </table:table-cell>
          <table:table-cell table:style-name="ce33" office:value-type="float" office:value="0.109995205662" calcext:value-type="float">
            <text:p>0.1100</text:p>
          </table:table-cell>
          <table:table-cell table:style-name="ce39" table:formula="of:=[.D7]" office:value-type="float" office:value="0.105625" calcext:value-type="float">
            <text:p>0.1056</text:p>
          </table:table-cell>
          <table:table-cell table:style-name="ce39" table:formula="of:=SQRT([.I7])" office:value-type="float" office:value="1.28109683444695" calcext:value-type="float">
            <text:p>1.2811</text:p>
          </table:table-cell>
          <table:table-cell table:style-name="ce39" table:formula="of:=0.5*[.J7]/SQRT([.I7])" office:value-type="float" office:value="0.0429300903352419" calcext:value-type="float">
            <text:p>0.0429</text:p>
          </table:table-cell>
          <table:table-cell/>
          <table:table-cell table:style-name="ce33" office:value-type="float" office:value="0.1056" calcext:value-type="float">
            <text:p>0.1056</text:p>
          </table:table-cell>
          <table:table-cell table:style-name="ce33" office:value-type="float" office:value="45.2898568045" calcext:value-type="float">
            <text:p>45.2899</text:p>
          </table:table-cell>
          <table:table-cell table:number-columns-repeated="2" table:style-name="ce33" office:value-type="float" office:value="3.03356603773" calcext:value-type="float">
            <text:p>3.0336</text:p>
          </table:table-cell>
          <table:table-cell table:number-columns-repeated="1005"/>
        </table:table-row>
        <table:table-row table:style-name="ro1">
          <table:table-cell table:style-name="ce33" office:value-type="float" office:value="0.33" calcext:value-type="float">
            <text:p>0.3300</text:p>
          </table:table-cell>
          <table:table-cell table:style-name="ce33" office:value-type="float" office:value="0.34" calcext:value-type="float">
            <text:p>0.3400</text:p>
          </table:table-cell>
          <table:table-cell table:style-name="ce33" table:formula="of:=[.A8]+([.B8]-[.A8])/2" office:value-type="float" office:value="0.335" calcext:value-type="float">
            <text:p>0.3350</text:p>
          </table:table-cell>
          <table:table-cell table:formula="of:=[.C8]*[.C8]" office:value-type="float" office:value="0.112225" calcext:value-type="float">
            <text:p>0.1122</text:p>
          </table:table-cell>
          <table:table-cell table:style-name="ce58" office:value-type="float" office:value="51.782467" calcext:value-type="float">
            <text:p>51.78247</text:p>
          </table:table-cell>
          <table:table-cell table:style-name="ce58" office:value-type="float" office:value="3.13355" calcext:value-type="float">
            <text:p>3.13355</text:p>
          </table:table-cell>
          <table:table-cell/>
          <table:table-cell table:formula="of:=[.D8]" office:value-type="float" office:value="0.112225" calcext:value-type="float">
            <text:p>0.1122</text:p>
          </table:table-cell>
          <table:table-cell office:value-type="float" office:value="1.58039836516" calcext:value-type="float">
            <text:p>1.5804</text:p>
          </table:table-cell>
          <table:table-cell office:value-type="float" office:value="0.0956985446798" calcext:value-type="float">
            <text:p>0.0957</text:p>
          </table:table-cell>
          <table:table-cell table:style-name="ce33" office:value-type="float" office:value="0.0956985446798" calcext:value-type="float">
            <text:p>0.0957</text:p>
          </table:table-cell>
          <table:table-cell table:style-name="ce39" table:formula="of:=[.D8]" office:value-type="float" office:value="0.112225" calcext:value-type="float">
            <text:p>0.1122</text:p>
          </table:table-cell>
          <table:table-cell table:style-name="ce39" table:formula="of:=SQRT([.I8])" office:value-type="float" office:value="1.25713896016312" calcext:value-type="float">
            <text:p>1.2571</text:p>
          </table:table-cell>
          <table:table-cell table:style-name="ce39" table:formula="of:=0.5*[.J8]/SQRT([.I8])" office:value-type="float" office:value="0.0380620391668487" calcext:value-type="float">
            <text:p>0.0381</text:p>
          </table:table-cell>
          <table:table-cell/>
          <table:table-cell table:style-name="ce33" office:value-type="float" office:value="0.1122" calcext:value-type="float">
            <text:p>0.1122</text:p>
          </table:table-cell>
          <table:table-cell table:style-name="ce33" office:value-type="float" office:value="51.6523826483" calcext:value-type="float">
            <text:p>51.6524</text:p>
          </table:table-cell>
          <table:table-cell table:number-columns-repeated="2" table:style-name="ce33" office:value-type="float" office:value="3.12567860313" calcext:value-type="float">
            <text:p>3.1257</text:p>
          </table:table-cell>
          <table:table-cell table:number-columns-repeated="1005"/>
        </table:table-row>
        <table:table-row table:style-name="ro1">
          <table:table-cell table:style-name="ce33" office:value-type="float" office:value="0.34" calcext:value-type="float">
            <text:p>0.3400</text:p>
          </table:table-cell>
          <table:table-cell table:style-name="ce33" office:value-type="float" office:value="0.35" calcext:value-type="float">
            <text:p>0.3500</text:p>
          </table:table-cell>
          <table:table-cell table:style-name="ce33" table:formula="of:=[.A9]+([.B9]-[.A9])/2" office:value-type="float" office:value="0.345" calcext:value-type="float">
            <text:p>0.3450</text:p>
          </table:table-cell>
          <table:table-cell table:formula="of:=[.C9]*[.C9]" office:value-type="float" office:value="0.119025" calcext:value-type="float">
            <text:p>0.1190</text:p>
          </table:table-cell>
          <table:table-cell table:style-name="ce58" office:value-type="float" office:value="64.415646" calcext:value-type="float">
            <text:p>64.41565</text:p>
          </table:table-cell>
          <table:table-cell table:style-name="ce58" office:value-type="float" office:value="3.49953" calcext:value-type="float">
            <text:p>3.49953</text:p>
          </table:table-cell>
          <table:table-cell/>
          <table:table-cell table:formula="of:=[.D9]" office:value-type="float" office:value="0.119025" calcext:value-type="float">
            <text:p>0.1190</text:p>
          </table:table-cell>
          <table:table-cell office:value-type="float" office:value="1.73841797479" calcext:value-type="float">
            <text:p>1.7384</text:p>
          </table:table-cell>
          <table:table-cell office:value-type="float" office:value="0.094512629619" calcext:value-type="float">
            <text:p>0.0945</text:p>
          </table:table-cell>
          <table:table-cell table:style-name="ce33" office:value-type="float" office:value="0.094512629619" calcext:value-type="float">
            <text:p>0.0945</text:p>
          </table:table-cell>
          <table:table-cell table:style-name="ce39" table:formula="of:=[.D9]" office:value-type="float" office:value="0.119025" calcext:value-type="float">
            <text:p>0.1190</text:p>
          </table:table-cell>
          <table:table-cell table:style-name="ce39" table:formula="of:=SQRT([.I9])" office:value-type="float" office:value="1.31849079435163" calcext:value-type="float">
            <text:p>1.3185</text:p>
          </table:table-cell>
          <table:table-cell table:style-name="ce39" table:formula="of:=0.5*[.J9]/SQRT([.I9])" office:value-type="float" office:value="0.0358412171036342" calcext:value-type="float">
            <text:p>0.0358</text:p>
          </table:table-cell>
          <table:table-cell/>
          <table:table-cell table:style-name="ce33" office:value-type="float" office:value="0.119" calcext:value-type="float">
            <text:p>0.1190</text:p>
          </table:table-cell>
          <table:table-cell table:style-name="ce33" office:value-type="float" office:value="64.3391158925" calcext:value-type="float">
            <text:p>64.3391</text:p>
          </table:table-cell>
          <table:table-cell table:number-columns-repeated="2" table:style-name="ce33" office:value-type="float" office:value="3.49537304029" calcext:value-type="float">
            <text:p>3.4954</text:p>
          </table:table-cell>
          <table:table-cell table:number-columns-repeated="1005"/>
        </table:table-row>
        <table:table-row table:style-name="ro1">
          <table:table-cell table:style-name="ce33" office:value-type="float" office:value="0.35" calcext:value-type="float">
            <text:p>0.3500</text:p>
          </table:table-cell>
          <table:table-cell table:style-name="ce33" office:value-type="float" office:value="0.36" calcext:value-type="float">
            <text:p>0.3600</text:p>
          </table:table-cell>
          <table:table-cell table:style-name="ce33" table:formula="of:=[.A10]+([.B10]-[.A10])/2" office:value-type="float" office:value="0.355" calcext:value-type="float">
            <text:p>0.3550</text:p>
          </table:table-cell>
          <table:table-cell table:formula="of:=[.C10]*[.C10]" office:value-type="float" office:value="0.126025" calcext:value-type="float">
            <text:p>0.1260</text:p>
          </table:table-cell>
          <table:table-cell table:style-name="ce58" office:value-type="float" office:value="75.21048" calcext:value-type="float">
            <text:p>75.21048</text:p>
          </table:table-cell>
          <table:table-cell table:style-name="ce58" office:value-type="float" office:value="3.86247" calcext:value-type="float">
            <text:p>3.86247</text:p>
          </table:table-cell>
          <table:table-cell/>
          <table:table-cell table:formula="of:=[.D10]" office:value-type="float" office:value="0.126025" calcext:value-type="float">
            <text:p>0.1260</text:p>
          </table:table-cell>
          <table:table-cell office:value-type="float" office:value="1.85118367145" calcext:value-type="float">
            <text:p>1.8512</text:p>
          </table:table-cell>
          <table:table-cell office:value-type="float" office:value="0.0951419249364" calcext:value-type="float">
            <text:p>0.0951</text:p>
          </table:table-cell>
          <table:table-cell table:style-name="ce33" office:value-type="float" office:value="0.0951419249364" calcext:value-type="float">
            <text:p>0.0951</text:p>
          </table:table-cell>
          <table:table-cell table:style-name="ce39" table:formula="of:=[.D10]" office:value-type="float" office:value="0.126025" calcext:value-type="float">
            <text:p>0.1260</text:p>
          </table:table-cell>
          <table:table-cell table:style-name="ce39" table:formula="of:=SQRT([.I10])" office:value-type="float" office:value="1.36058210757381" calcext:value-type="float">
            <text:p>1.3606</text:p>
          </table:table-cell>
          <table:table-cell table:style-name="ce39" table:formula="of:=0.5*[.J10]/SQRT([.I10])" office:value-type="float" office:value="0.0349636837081655" calcext:value-type="float">
            <text:p>0.0350</text:p>
          </table:table-cell>
          <table:table-cell/>
          <table:table-cell table:style-name="ce33" office:value-type="float" office:value="0.126" calcext:value-type="float">
            <text:p>0.1260</text:p>
          </table:table-cell>
          <table:table-cell table:style-name="ce33" office:value-type="float" office:value="75.1988069147" calcext:value-type="float">
            <text:p>75.1988</text:p>
          </table:table-cell>
          <table:table-cell table:number-columns-repeated="2" table:style-name="ce33" office:value-type="float" office:value="3.86187167751" calcext:value-type="float">
            <text:p>3.8619</text:p>
          </table:table-cell>
          <table:table-cell table:number-columns-repeated="1005"/>
        </table:table-row>
        <table:table-row table:style-name="ro1">
          <table:table-cell table:style-name="ce33" office:value-type="float" office:value="0.36" calcext:value-type="float">
            <text:p>0.3600</text:p>
          </table:table-cell>
          <table:table-cell table:style-name="ce33" office:value-type="float" office:value="0.37" calcext:value-type="float">
            <text:p>0.3700</text:p>
          </table:table-cell>
          <table:table-cell table:style-name="ce33" table:formula="of:=[.A11]+([.B11]-[.A11])/2" office:value-type="float" office:value="0.365" calcext:value-type="float">
            <text:p>0.3650</text:p>
          </table:table-cell>
          <table:table-cell table:formula="of:=[.C11]*[.C11]" office:value-type="float" office:value="0.133225" calcext:value-type="float">
            <text:p>0.1332</text:p>
          </table:table-cell>
          <table:table-cell table:style-name="ce58" office:value-type="float" office:value="80.199845" calcext:value-type="float">
            <text:p>80.19985</text:p>
          </table:table-cell>
          <table:table-cell table:style-name="ce58" office:value-type="float" office:value="3.87376" calcext:value-type="float">
            <text:p>3.87376</text:p>
          </table:table-cell>
          <table:table-cell/>
          <table:table-cell table:formula="of:=[.D11]" office:value-type="float" office:value="0.133225" calcext:value-type="float">
            <text:p>0.1332</text:p>
          </table:table-cell>
          <table:table-cell office:value-type="float" office:value="1.84133253526" calcext:value-type="float">
            <text:p>1.8413</text:p>
          </table:table-cell>
          <table:table-cell office:value-type="float" office:value="0.0890119381715" calcext:value-type="float">
            <text:p>0.0890</text:p>
          </table:table-cell>
          <table:table-cell table:style-name="ce33" office:value-type="float" office:value="0.0890119381715" calcext:value-type="float">
            <text:p>0.0890</text:p>
          </table:table-cell>
          <table:table-cell table:style-name="ce39" table:formula="of:=[.D11]" office:value-type="float" office:value="0.133225" calcext:value-type="float">
            <text:p>0.1332</text:p>
          </table:table-cell>
          <table:table-cell table:style-name="ce39" table:formula="of:=SQRT([.I11])" office:value-type="float" office:value="1.35695708674224" calcext:value-type="float">
            <text:p>1.3570</text:p>
          </table:table-cell>
          <table:table-cell table:style-name="ce39" table:formula="of:=0.5*[.J11]/SQRT([.I11])" office:value-type="float" office:value="0.0327983615109001" calcext:value-type="float">
            <text:p>0.0328</text:p>
          </table:table-cell>
          <table:table-cell/>
          <table:table-cell table:style-name="ce33" office:value-type="float" office:value="0.1332" calcext:value-type="float">
            <text:p>0.1332</text:p>
          </table:table-cell>
          <table:table-cell table:style-name="ce33" office:value-type="float" office:value="80.2534417066" calcext:value-type="float">
            <text:p>80.2534</text:p>
          </table:table-cell>
          <table:table-cell table:number-columns-repeated="2" table:style-name="ce33" office:value-type="float" office:value="3.87634986093" calcext:value-type="float">
            <text:p>3.8763</text:p>
          </table:table-cell>
          <table:table-cell table:number-columns-repeated="1005"/>
        </table:table-row>
        <table:table-row table:style-name="ro1">
          <table:table-cell table:style-name="ce33" office:value-type="float" office:value="0.37" calcext:value-type="float">
            <text:p>0.3700</text:p>
          </table:table-cell>
          <table:table-cell table:style-name="ce33" office:value-type="float" office:value="0.38" calcext:value-type="float">
            <text:p>0.3800</text:p>
          </table:table-cell>
          <table:table-cell table:style-name="ce33" table:formula="of:=[.A12]+([.B12]-[.A12])/2" office:value-type="float" office:value="0.375" calcext:value-type="float">
            <text:p>0.3750</text:p>
          </table:table-cell>
          <table:table-cell table:formula="of:=[.C12]*[.C12]" office:value-type="float" office:value="0.140625" calcext:value-type="float">
            <text:p>0.1406</text:p>
          </table:table-cell>
          <table:table-cell table:style-name="ce58" office:value-type="float" office:value="86.380454" calcext:value-type="float">
            <text:p>86.38045</text:p>
          </table:table-cell>
          <table:table-cell table:style-name="ce58" office:value-type="float" office:value="4.02805" calcext:value-type="float">
            <text:p>4.02805</text:p>
          </table:table-cell>
          <table:table-cell/>
          <table:table-cell table:formula="of:=[.D12]" office:value-type="float" office:value="0.140625" calcext:value-type="float">
            <text:p>0.1406</text:p>
          </table:table-cell>
          <table:table-cell office:value-type="float" office:value="1.88162678931" calcext:value-type="float">
            <text:p>1.8816</text:p>
          </table:table-cell>
          <table:table-cell office:value-type="float" office:value="0.0878177943087" calcext:value-type="float">
            <text:p>0.0878</text:p>
          </table:table-cell>
          <table:table-cell table:style-name="ce33" office:value-type="float" office:value="0.0878177943087" calcext:value-type="float">
            <text:p>0.0878</text:p>
          </table:table-cell>
          <table:table-cell table:style-name="ce39" table:formula="of:=[.D12]" office:value-type="float" office:value="0.140625" calcext:value-type="float">
            <text:p>0.1406</text:p>
          </table:table-cell>
          <table:table-cell table:style-name="ce39" table:formula="of:=SQRT([.I12])" office:value-type="float" office:value="1.37172402082562" calcext:value-type="float">
            <text:p>1.3717</text:p>
          </table:table-cell>
          <table:table-cell table:style-name="ce39" table:formula="of:=0.5*[.J12]/SQRT([.I12])" office:value-type="float" office:value="0.0320100081996975" calcext:value-type="float">
            <text:p>0.0320</text:p>
          </table:table-cell>
          <table:table-cell/>
          <table:table-cell table:style-name="ce33" office:value-type="float" office:value="0.1406" calcext:value-type="float">
            <text:p>0.1406</text:p>
          </table:table-cell>
          <table:table-cell table:style-name="ce33" office:value-type="float" office:value="86.4973296631" calcext:value-type="float">
            <text:p>86.4973</text:p>
          </table:table-cell>
          <table:table-cell table:number-columns-repeated="2" table:style-name="ce33" office:value-type="float" office:value="4.03350173634" calcext:value-type="float">
            <text:p>4.0335</text:p>
          </table:table-cell>
          <table:table-cell table:number-columns-repeated="1005"/>
        </table:table-row>
        <table:table-row table:style-name="ro1">
          <table:table-cell table:style-name="ce33" office:value-type="float" office:value="0.38" calcext:value-type="float">
            <text:p>0.3800</text:p>
          </table:table-cell>
          <table:table-cell table:style-name="ce33" office:value-type="float" office:value="0.39" calcext:value-type="float">
            <text:p>0.3900</text:p>
          </table:table-cell>
          <table:table-cell table:style-name="ce33" table:formula="of:=[.A13]+([.B13]-[.A13])/2" office:value-type="float" office:value="0.385" calcext:value-type="float">
            <text:p>0.3850</text:p>
          </table:table-cell>
          <table:table-cell table:formula="of:=[.C13]*[.C13]" office:value-type="float" office:value="0.148225" calcext:value-type="float">
            <text:p>0.1482</text:p>
          </table:table-cell>
          <table:table-cell table:style-name="ce58" office:value-type="float" office:value="102.438071" calcext:value-type="float">
            <text:p>102.43807</text:p>
          </table:table-cell>
          <table:table-cell table:style-name="ce58" office:value-type="float" office:value="4.31976" calcext:value-type="float">
            <text:p>4.31976</text:p>
          </table:table-cell>
          <table:table-cell/>
          <table:table-cell table:formula="of:=[.D13]" office:value-type="float" office:value="0.148225" calcext:value-type="float">
            <text:p>0.1482</text:p>
          </table:table-cell>
          <table:table-cell office:value-type="float" office:value="2.14499407949" calcext:value-type="float">
            <text:p>2.1450</text:p>
          </table:table-cell>
          <table:table-cell office:value-type="float" office:value="0.0905384531174" calcext:value-type="float">
            <text:p>0.0905</text:p>
          </table:table-cell>
          <table:table-cell table:style-name="ce33" office:value-type="float" office:value="0.0905384531174" calcext:value-type="float">
            <text:p>0.0905</text:p>
          </table:table-cell>
          <table:table-cell table:style-name="ce39" table:formula="of:=[.D13]" office:value-type="float" office:value="0.148225" calcext:value-type="float">
            <text:p>0.1482</text:p>
          </table:table-cell>
          <table:table-cell table:style-name="ce39" table:formula="of:=SQRT([.I13])" office:value-type="float" office:value="1.4645798303575" calcext:value-type="float">
            <text:p>1.4646</text:p>
          </table:table-cell>
          <table:table-cell table:style-name="ce39" table:formula="of:=0.5*[.J13]/SQRT([.I13])" office:value-type="float" office:value="0.0309093609104598" calcext:value-type="float">
            <text:p>0.0309</text:p>
          </table:table-cell>
          <table:table-cell/>
          <table:table-cell table:style-name="ce33" office:value-type="float" office:value="0.1482" calcext:value-type="float">
            <text:p>0.1482</text:p>
          </table:table-cell>
          <table:table-cell table:style-name="ce33" office:value-type="float" office:value="102.634060072" calcext:value-type="float">
            <text:p>102.6341</text:p>
          </table:table-cell>
          <table:table-cell table:number-columns-repeated="2" table:style-name="ce33" office:value-type="float" office:value="4.3280267178" calcext:value-type="float">
            <text:p>4.3280</text:p>
          </table:table-cell>
          <table:table-cell table:number-columns-repeated="1005"/>
        </table:table-row>
        <table:table-row table:style-name="ro1">
          <table:table-cell table:style-name="ce33" office:value-type="float" office:value="0.39" calcext:value-type="float">
            <text:p>0.3900</text:p>
          </table:table-cell>
          <table:table-cell table:style-name="ce33" office:value-type="float" office:value="0.4" calcext:value-type="float">
            <text:p>0.4000</text:p>
          </table:table-cell>
          <table:table-cell table:style-name="ce33" table:formula="of:=[.A14]+([.B14]-[.A14])/2" office:value-type="float" office:value="0.395" calcext:value-type="float">
            <text:p>0.3950</text:p>
          </table:table-cell>
          <table:table-cell table:formula="of:=[.C14]*[.C14]" office:value-type="float" office:value="0.156025" calcext:value-type="float">
            <text:p>0.1560</text:p>
          </table:table-cell>
          <table:table-cell table:style-name="ce58" office:value-type="float" office:value="104.709796" calcext:value-type="float">
            <text:p>104.70980</text:p>
          </table:table-cell>
          <table:table-cell table:style-name="ce58" office:value-type="float" office:value="3.96803" calcext:value-type="float">
            <text:p>3.96803</text:p>
          </table:table-cell>
          <table:table-cell/>
          <table:table-cell table:formula="of:=[.D14]" office:value-type="float" office:value="0.156025" calcext:value-type="float">
            <text:p>0.1560</text:p>
          </table:table-cell>
          <table:table-cell office:value-type="float" office:value="2.12951352656" calcext:value-type="float">
            <text:p>2.1295</text:p>
          </table:table-cell>
          <table:table-cell office:value-type="float" office:value="0.080783532605" calcext:value-type="float">
            <text:p>0.0808</text:p>
          </table:table-cell>
          <table:table-cell table:style-name="ce33" office:value-type="float" office:value="0.080783532605" calcext:value-type="float">
            <text:p>0.0808</text:p>
          </table:table-cell>
          <table:table-cell table:style-name="ce39" table:formula="of:=[.D14]" office:value-type="float" office:value="0.156025" calcext:value-type="float">
            <text:p>0.1560</text:p>
          </table:table-cell>
          <table:table-cell table:style-name="ce39" table:formula="of:=SQRT([.I14])" office:value-type="float" office:value="1.4592852793611" calcext:value-type="float">
            <text:p>1.4593</text:p>
          </table:table-cell>
          <table:table-cell table:style-name="ce39" table:formula="of:=0.5*[.J14]/SQRT([.I14])" office:value-type="float" office:value="0.0276791432585301" calcext:value-type="float">
            <text:p>0.0277</text:p>
          </table:table-cell>
          <table:table-cell/>
          <table:table-cell table:style-name="ce33" office:value-type="float" office:value="0.156" calcext:value-type="float">
            <text:p>0.1560</text:p>
          </table:table-cell>
          <table:table-cell table:style-name="ce33" office:value-type="float" office:value="104.958180884" calcext:value-type="float">
            <text:p>104.9582</text:p>
          </table:table-cell>
          <table:table-cell table:number-columns-repeated="2" table:style-name="ce33" office:value-type="float" office:value="3.9774447007" calcext:value-type="float">
            <text:p>3.9774</text:p>
          </table:table-cell>
          <table:table-cell table:number-columns-repeated="1005"/>
        </table:table-row>
        <table:table-row table:style-name="ro1">
          <table:table-cell table:style-name="ce33" office:value-type="float" office:value="0.4" calcext:value-type="float">
            <text:p>0.4000</text:p>
          </table:table-cell>
          <table:table-cell table:style-name="ce33" office:value-type="float" office:value="0.41" calcext:value-type="float">
            <text:p>0.4100</text:p>
          </table:table-cell>
          <table:table-cell table:style-name="ce33" table:formula="of:=[.A15]+([.B15]-[.A15])/2" office:value-type="float" office:value="0.405" calcext:value-type="float">
            <text:p>0.4050</text:p>
          </table:table-cell>
          <table:table-cell table:formula="of:=[.C15]*[.C15]" office:value-type="float" office:value="0.164025" calcext:value-type="float">
            <text:p>0.1640</text:p>
          </table:table-cell>
          <table:table-cell table:style-name="ce58" office:value-type="float" office:value="118.252006" calcext:value-type="float">
            <text:p>118.25201</text:p>
          </table:table-cell>
          <table:table-cell table:style-name="ce58" office:value-type="float" office:value="4.09898" calcext:value-type="float">
            <text:p>4.09898</text:p>
          </table:table-cell>
          <table:table-cell/>
          <table:table-cell table:formula="of:=[.D15]" office:value-type="float" office:value="0.164025" calcext:value-type="float">
            <text:p>0.1640</text:p>
          </table:table-cell>
          <table:table-cell office:value-type="float" office:value="2.35515049761" calcext:value-type="float">
            <text:p>2.3552</text:p>
          </table:table-cell>
          <table:table-cell office:value-type="float" office:value="0.0817303110193" calcext:value-type="float">
            <text:p>0.0817</text:p>
          </table:table-cell>
          <table:table-cell table:style-name="ce33" office:value-type="float" office:value="0.0817303110193" calcext:value-type="float">
            <text:p>0.0817</text:p>
          </table:table-cell>
          <table:table-cell table:style-name="ce39" table:formula="of:=[.D15]" office:value-type="float" office:value="0.164025" calcext:value-type="float">
            <text:p>0.1640</text:p>
          </table:table-cell>
          <table:table-cell table:style-name="ce39" table:formula="of:=SQRT([.I15])" office:value-type="float" office:value="1.53464995930994" calcext:value-type="float">
            <text:p>1.5346</text:p>
          </table:table-cell>
          <table:table-cell table:style-name="ce39" table:formula="of:=0.5*[.J15]/SQRT([.I15])" office:value-type="float" office:value="0.0266283234569173" calcext:value-type="float">
            <text:p>0.0266</text:p>
          </table:table-cell>
          <table:table-cell/>
          <table:table-cell table:style-name="ce33" office:value-type="float" office:value="0.164" calcext:value-type="float">
            <text:p>0.1640</text:p>
          </table:table-cell>
          <table:table-cell table:style-name="ce33" office:value-type="float" office:value="118.576765964" calcext:value-type="float">
            <text:p>118.5768</text:p>
          </table:table-cell>
          <table:table-cell table:number-columns-repeated="2" table:style-name="ce33" office:value-type="float" office:value="4.1102397419" calcext:value-type="float">
            <text:p>4.1102</text:p>
          </table:table-cell>
          <table:table-cell table:number-columns-repeated="1005"/>
        </table:table-row>
        <table:table-row table:style-name="ro1">
          <table:table-cell table:style-name="ce33" office:value-type="float" office:value="0.41" calcext:value-type="float">
            <text:p>0.4100</text:p>
          </table:table-cell>
          <table:table-cell table:style-name="ce33" office:value-type="float" office:value="0.42" calcext:value-type="float">
            <text:p>0.4200</text:p>
          </table:table-cell>
          <table:table-cell table:style-name="ce33" table:formula="of:=[.A16]+([.B16]-[.A16])/2" office:value-type="float" office:value="0.415" calcext:value-type="float">
            <text:p>0.4150</text:p>
          </table:table-cell>
          <table:table-cell table:formula="of:=[.C16]*[.C16]" office:value-type="float" office:value="0.172225" calcext:value-type="float">
            <text:p>0.1722</text:p>
          </table:table-cell>
          <table:table-cell table:style-name="ce58" office:value-type="float" office:value="118.00036" calcext:value-type="float">
            <text:p>118.00036</text:p>
          </table:table-cell>
          <table:table-cell table:style-name="ce58" office:value-type="float" office:value="3.90209" calcext:value-type="float">
            <text:p>3.90209</text:p>
          </table:table-cell>
          <table:table-cell/>
          <table:table-cell table:formula="of:=[.D16]" office:value-type="float" office:value="0.172225" calcext:value-type="float">
            <text:p>0.1722</text:p>
          </table:table-cell>
          <table:table-cell office:value-type="float" office:value="2.31702406951" calcext:value-type="float">
            <text:p>2.3170</text:p>
          </table:table-cell>
          <table:table-cell office:value-type="float" office:value="0.0767584239682" calcext:value-type="float">
            <text:p>0.0768</text:p>
          </table:table-cell>
          <table:table-cell table:style-name="ce33" office:value-type="float" office:value="0.0767584239682" calcext:value-type="float">
            <text:p>0.0768</text:p>
          </table:table-cell>
          <table:table-cell table:style-name="ce39" table:formula="of:=[.D16]" office:value-type="float" office:value="0.172225" calcext:value-type="float">
            <text:p>0.1722</text:p>
          </table:table-cell>
          <table:table-cell table:style-name="ce39" table:formula="of:=SQRT([.I16])" office:value-type="float" office:value="1.52217741065554" calcext:value-type="float">
            <text:p>1.5222</text:p>
          </table:table-cell>
          <table:table-cell table:style-name="ce39" table:formula="of:=0.5*[.J16]/SQRT([.I16])" office:value-type="float" office:value="0.0252133632488815" calcext:value-type="float">
            <text:p>0.0252</text:p>
          </table:table-cell>
          <table:table-cell/>
          <table:table-cell table:style-name="ce33" office:value-type="float" office:value="0.1722" calcext:value-type="float">
            <text:p>0.1722</text:p>
          </table:table-cell>
          <table:table-cell table:style-name="ce33" office:value-type="float" office:value="118.362403043" calcext:value-type="float">
            <text:p>118.3624</text:p>
          </table:table-cell>
          <table:table-cell table:number-columns-repeated="2" table:style-name="ce33" office:value-type="float" office:value="3.91406855464" calcext:value-type="float">
            <text:p>3.9141</text:p>
          </table:table-cell>
          <table:table-cell table:number-columns-repeated="1005"/>
        </table:table-row>
        <table:table-row table:style-name="ro1">
          <table:table-cell table:style-name="ce33" office:value-type="float" office:value="0.42" calcext:value-type="float">
            <text:p>0.4200</text:p>
          </table:table-cell>
          <table:table-cell table:style-name="ce33" office:value-type="float" office:value="0.43" calcext:value-type="float">
            <text:p>0.4300</text:p>
          </table:table-cell>
          <table:table-cell table:style-name="ce33" table:formula="of:=[.A17]+([.B17]-[.A17])/2" office:value-type="float" office:value="0.425" calcext:value-type="float">
            <text:p>0.4250</text:p>
          </table:table-cell>
          <table:table-cell table:formula="of:=[.C17]*[.C17]" office:value-type="float" office:value="0.180625" calcext:value-type="float">
            <text:p>0.1806</text:p>
          </table:table-cell>
          <table:table-cell table:style-name="ce58" office:value-type="float" office:value="127.674789" calcext:value-type="float">
            <text:p>127.67479</text:p>
          </table:table-cell>
          <table:table-cell table:style-name="ce58" office:value-type="float" office:value="4.17054" calcext:value-type="float">
            <text:p>4.17054</text:p>
          </table:table-cell>
          <table:table-cell/>
          <table:table-cell table:formula="of:=[.D17]" office:value-type="float" office:value="0.180625" calcext:value-type="float">
            <text:p>0.1806</text:p>
          </table:table-cell>
          <table:table-cell office:value-type="float" office:value="2.4852395896" calcext:value-type="float">
            <text:p>2.4852</text:p>
          </table:table-cell>
          <table:table-cell office:value-type="float" office:value="0.0813292231061" calcext:value-type="float">
            <text:p>0.0813</text:p>
          </table:table-cell>
          <table:table-cell table:style-name="ce33" office:value-type="float" office:value="0.0813292231061" calcext:value-type="float">
            <text:p>0.0813</text:p>
          </table:table-cell>
          <table:table-cell table:style-name="ce39" table:formula="of:=[.D17]" office:value-type="float" office:value="0.180625" calcext:value-type="float">
            <text:p>0.1806</text:p>
          </table:table-cell>
          <table:table-cell table:style-name="ce39" table:formula="of:=SQRT([.I17])" office:value-type="float" office:value="1.57646426841841" calcext:value-type="float">
            <text:p>1.5765</text:p>
          </table:table-cell>
          <table:table-cell table:style-name="ce39" table:formula="of:=0.5*[.J17]/SQRT([.I17])" office:value-type="float" office:value="0.025794819690932" calcext:value-type="float">
            <text:p>0.0258</text:p>
          </table:table-cell>
          <table:table-cell/>
          <table:table-cell table:style-name="ce33" office:value-type="float" office:value="0.1806" calcext:value-type="float">
            <text:p>0.1806</text:p>
          </table:table-cell>
          <table:table-cell table:style-name="ce33" office:value-type="float" office:value="128.09702722" calcext:value-type="float">
            <text:p>128.0970</text:p>
          </table:table-cell>
          <table:table-cell table:number-columns-repeated="2" table:style-name="ce33" office:value-type="float" office:value="4.18433947784" calcext:value-type="float">
            <text:p>4.1843</text:p>
          </table:table-cell>
          <table:table-cell table:number-columns-repeated="1005"/>
        </table:table-row>
        <table:table-row table:style-name="ro1">
          <table:table-cell table:style-name="ce33" office:value-type="float" office:value="0.43" calcext:value-type="float">
            <text:p>0.4300</text:p>
          </table:table-cell>
          <table:table-cell table:style-name="ce33" office:value-type="float" office:value="0.44" calcext:value-type="float">
            <text:p>0.4400</text:p>
          </table:table-cell>
          <table:table-cell table:style-name="ce33" table:formula="of:=[.A18]+([.B18]-[.A18])/2" office:value-type="float" office:value="0.435" calcext:value-type="float">
            <text:p>0.4350</text:p>
          </table:table-cell>
          <table:table-cell table:formula="of:=[.C18]*[.C18]" office:value-type="float" office:value="0.189225" calcext:value-type="float">
            <text:p>0.1892</text:p>
          </table:table-cell>
          <table:table-cell table:style-name="ce58" office:value-type="float" office:value="129.278115" calcext:value-type="float">
            <text:p>129.27812</text:p>
          </table:table-cell>
          <table:table-cell table:style-name="ce58" office:value-type="float" office:value="3.83703" calcext:value-type="float">
            <text:p>3.83703</text:p>
          </table:table-cell>
          <table:table-cell/>
          <table:table-cell table:formula="of:=[.D18]" office:value-type="float" office:value="0.189225" calcext:value-type="float">
            <text:p>0.1892</text:p>
          </table:table-cell>
          <table:table-cell office:value-type="float" office:value="2.50603979826" calcext:value-type="float">
            <text:p>2.5060</text:p>
          </table:table-cell>
          <table:table-cell office:value-type="float" office:value="0.0745296152104" calcext:value-type="float">
            <text:p>0.0745</text:p>
          </table:table-cell>
          <table:table-cell table:style-name="ce33" office:value-type="float" office:value="0.0745296152104" calcext:value-type="float">
            <text:p>0.0745</text:p>
          </table:table-cell>
          <table:table-cell table:style-name="ce39" table:formula="of:=[.D18]" office:value-type="float" office:value="0.189225" calcext:value-type="float">
            <text:p>0.1892</text:p>
          </table:table-cell>
          <table:table-cell table:style-name="ce39" table:formula="of:=SQRT([.I18])" office:value-type="float" office:value="1.58304762981409" calcext:value-type="float">
            <text:p>1.5830</text:p>
          </table:table-cell>
          <table:table-cell table:style-name="ce39" table:formula="of:=0.5*[.J18]/SQRT([.I18])" office:value-type="float" office:value="0.0235399156054302" calcext:value-type="float">
            <text:p>0.0235</text:p>
          </table:table-cell>
          <table:table-cell/>
          <table:table-cell table:style-name="ce33" office:value-type="float" office:value="0.1892" calcext:value-type="float">
            <text:p>0.1892</text:p>
          </table:table-cell>
          <table:table-cell table:style-name="ce33" office:value-type="float" office:value="129.731920863" calcext:value-type="float">
            <text:p>129.7319</text:p>
          </table:table-cell>
          <table:table-cell table:number-columns-repeated="2" table:style-name="ce33" office:value-type="float" office:value="3.85050675894" calcext:value-type="float">
            <text:p>3.8505</text:p>
          </table:table-cell>
          <table:table-cell table:number-columns-repeated="1005"/>
        </table:table-row>
        <table:table-row table:style-name="ro1">
          <table:table-cell table:style-name="ce33" office:value-type="float" office:value="0.44" calcext:value-type="float">
            <text:p>0.4400</text:p>
          </table:table-cell>
          <table:table-cell table:style-name="ce33" office:value-type="float" office:value="0.45" calcext:value-type="float">
            <text:p>0.4500</text:p>
          </table:table-cell>
          <table:table-cell table:style-name="ce33" table:formula="of:=[.A19]+([.B19]-[.A19])/2" office:value-type="float" office:value="0.445" calcext:value-type="float">
            <text:p>0.4450</text:p>
          </table:table-cell>
          <table:table-cell table:formula="of:=[.C19]*[.C19]" office:value-type="float" office:value="0.198025" calcext:value-type="float">
            <text:p>0.1980</text:p>
          </table:table-cell>
          <table:table-cell table:style-name="ce58" office:value-type="float" office:value="137.056483" calcext:value-type="float">
            <text:p>137.05648</text:p>
          </table:table-cell>
          <table:table-cell table:style-name="ce58" office:value-type="float" office:value="4.08884" calcext:value-type="float">
            <text:p>4.08884</text:p>
          </table:table-cell>
          <table:table-cell/>
          <table:table-cell table:formula="of:=[.D19]" office:value-type="float" office:value="0.198025" calcext:value-type="float">
            <text:p>0.1980</text:p>
          </table:table-cell>
          <table:table-cell office:value-type="float" office:value="2.65588224838" calcext:value-type="float">
            <text:p>2.6559</text:p>
          </table:table-cell>
          <table:table-cell office:value-type="float" office:value="0.079444546319" calcext:value-type="float">
            <text:p>0.0794</text:p>
          </table:table-cell>
          <table:table-cell table:style-name="ce33" office:value-type="float" office:value="0.079444546319" calcext:value-type="float">
            <text:p>0.0794</text:p>
          </table:table-cell>
          <table:table-cell table:style-name="ce39" table:formula="of:=[.D19]" office:value-type="float" office:value="0.198025" calcext:value-type="float">
            <text:p>0.1980</text:p>
          </table:table-cell>
          <table:table-cell table:style-name="ce39" table:formula="of:=SQRT([.I19])" office:value-type="float" office:value="1.62968777634859" calcext:value-type="float">
            <text:p>1.6297</text:p>
          </table:table-cell>
          <table:table-cell table:style-name="ce39" table:formula="of:=0.5*[.J19]/SQRT([.I19])" office:value-type="float" office:value="0.0243741615639409" calcext:value-type="float">
            <text:p>0.0244</text:p>
          </table:table-cell>
          <table:table-cell/>
          <table:table-cell table:style-name="ce33" office:value-type="float" office:value="0.198" calcext:value-type="float">
            <text:p>0.1980</text:p>
          </table:table-cell>
          <table:table-cell table:style-name="ce33" office:value-type="float" office:value="137.558558435" calcext:value-type="float">
            <text:p>137.5586</text:p>
          </table:table-cell>
          <table:table-cell table:number-columns-repeated="2" table:style-name="ce33" office:value-type="float" office:value="4.10383317532" calcext:value-type="float">
            <text:p>4.1038</text:p>
          </table:table-cell>
          <table:table-cell table:number-columns-repeated="1005"/>
        </table:table-row>
        <table:table-row table:style-name="ro1">
          <table:table-cell table:style-name="ce33" office:value-type="float" office:value="0.45" calcext:value-type="float">
            <text:p>0.4500</text:p>
          </table:table-cell>
          <table:table-cell table:style-name="ce33" office:value-type="float" office:value="0.46" calcext:value-type="float">
            <text:p>0.4600</text:p>
          </table:table-cell>
          <table:table-cell table:style-name="ce33" table:formula="of:=[.A20]+([.B20]-[.A20])/2" office:value-type="float" office:value="0.455" calcext:value-type="float">
            <text:p>0.4550</text:p>
          </table:table-cell>
          <table:table-cell table:formula="of:=[.C20]*[.C20]" office:value-type="float" office:value="0.207025" calcext:value-type="float">
            <text:p>0.2070</text:p>
          </table:table-cell>
          <table:table-cell table:style-name="ce58" office:value-type="float" office:value="138.779525" calcext:value-type="float">
            <text:p>138.77953</text:p>
          </table:table-cell>
          <table:table-cell table:style-name="ce58" office:value-type="float" office:value="3.80708" calcext:value-type="float">
            <text:p>3.80708</text:p>
          </table:table-cell>
          <table:table-cell/>
          <table:table-cell table:formula="of:=[.D20]" office:value-type="float" office:value="0.207025" calcext:value-type="float">
            <text:p>0.2070</text:p>
          </table:table-cell>
          <table:table-cell office:value-type="float" office:value="2.69688144746" calcext:value-type="float">
            <text:p>2.6969</text:p>
          </table:table-cell>
          <table:table-cell office:value-type="float" office:value="0.0741966261713" calcext:value-type="float">
            <text:p>0.0742</text:p>
          </table:table-cell>
          <table:table-cell table:style-name="ce33" office:value-type="float" office:value="0.0741966261713" calcext:value-type="float">
            <text:p>0.0742</text:p>
          </table:table-cell>
          <table:table-cell table:style-name="ce39" table:formula="of:=[.D20]" office:value-type="float" office:value="0.207025" calcext:value-type="float">
            <text:p>0.2070</text:p>
          </table:table-cell>
          <table:table-cell table:style-name="ce39" table:formula="of:=SQRT([.I20])" office:value-type="float" office:value="1.64221845302627" calcext:value-type="float">
            <text:p>1.6422</text:p>
          </table:table-cell>
          <table:table-cell table:style-name="ce39" table:formula="of:=0.5*[.J20]/SQRT([.I20])" office:value-type="float" office:value="0.0225903642827088" calcext:value-type="float">
            <text:p>0.0226</text:p>
          </table:table-cell>
          <table:table-cell/>
          <table:table-cell table:style-name="ce33" office:value-type="float" office:value="0.207" calcext:value-type="float">
            <text:p>0.2070</text:p>
          </table:table-cell>
          <table:table-cell table:style-name="ce33" office:value-type="float" office:value="139.302828345" calcext:value-type="float">
            <text:p>139.3028</text:p>
          </table:table-cell>
          <table:table-cell table:number-columns-repeated="2" table:style-name="ce33" office:value-type="float" office:value="3.82145144162" calcext:value-type="float">
            <text:p>3.8215</text:p>
          </table:table-cell>
          <table:table-cell table:number-columns-repeated="1005"/>
        </table:table-row>
        <table:table-row table:style-name="ro1">
          <table:table-cell table:style-name="ce33" office:value-type="float" office:value="0.46" calcext:value-type="float">
            <text:p>0.4600</text:p>
          </table:table-cell>
          <table:table-cell table:style-name="ce33" office:value-type="float" office:value="0.47" calcext:value-type="float">
            <text:p>0.4700</text:p>
          </table:table-cell>
          <table:table-cell table:style-name="ce33" table:formula="of:=[.A21]+([.B21]-[.A21])/2" office:value-type="float" office:value="0.465" calcext:value-type="float">
            <text:p>0.4650</text:p>
          </table:table-cell>
          <table:table-cell table:formula="of:=[.C21]*[.C21]" office:value-type="float" office:value="0.216225" calcext:value-type="float">
            <text:p>0.2162</text:p>
          </table:table-cell>
          <table:table-cell table:style-name="ce58" office:value-type="float" office:value="149.933454" calcext:value-type="float">
            <text:p>149.93345</text:p>
          </table:table-cell>
          <table:table-cell table:style-name="ce58" office:value-type="float" office:value="4.05805" calcext:value-type="float">
            <text:p>4.05805</text:p>
          </table:table-cell>
          <table:table-cell/>
          <table:table-cell table:formula="of:=[.D21]" office:value-type="float" office:value="0.216225" calcext:value-type="float">
            <text:p>0.2162</text:p>
          </table:table-cell>
          <table:table-cell office:value-type="float" office:value="2.92966276974" calcext:value-type="float">
            <text:p>2.9297</text:p>
          </table:table-cell>
          <table:table-cell office:value-type="float" office:value="0.0795260297606" calcext:value-type="float">
            <text:p>0.0795</text:p>
          </table:table-cell>
          <table:table-cell table:style-name="ce33" office:value-type="float" office:value="0.0795260297606" calcext:value-type="float">
            <text:p>0.0795</text:p>
          </table:table-cell>
          <table:table-cell table:style-name="ce39" table:formula="of:=[.D21]" office:value-type="float" office:value="0.216225" calcext:value-type="float">
            <text:p>0.2162</text:p>
          </table:table-cell>
          <table:table-cell table:style-name="ce39" table:formula="of:=SQRT([.I21])" office:value-type="float" office:value="1.71162576801706" calcext:value-type="float">
            <text:p>1.7116</text:p>
          </table:table-cell>
          <table:table-cell table:style-name="ce39" table:formula="of:=0.5*[.J21]/SQRT([.I21])" office:value-type="float" office:value="0.0232311382682477" calcext:value-type="float">
            <text:p>0.0232</text:p>
          </table:table-cell>
          <table:table-cell/>
          <table:table-cell table:style-name="ce33" office:value-type="float" office:value="0.2162" calcext:value-type="float">
            <text:p>0.2162</text:p>
          </table:table-cell>
          <table:table-cell table:style-name="ce33" office:value-type="float" office:value="150.505631403" calcext:value-type="float">
            <text:p>150.5056</text:p>
          </table:table-cell>
          <table:table-cell table:number-columns-repeated="2" table:style-name="ce33" office:value-type="float" office:value="4.07355402154" calcext:value-type="float">
            <text:p>4.0736</text:p>
          </table:table-cell>
          <table:table-cell table:number-columns-repeated="1005"/>
        </table:table-row>
        <table:table-row table:style-name="ro1">
          <table:table-cell table:style-name="ce33" office:value-type="float" office:value="0.47" calcext:value-type="float">
            <text:p>0.4700</text:p>
          </table:table-cell>
          <table:table-cell table:style-name="ce33" office:value-type="float" office:value="0.48" calcext:value-type="float">
            <text:p>0.4800</text:p>
          </table:table-cell>
          <table:table-cell table:style-name="ce33" table:formula="of:=[.A22]+([.B22]-[.A22])/2" office:value-type="float" office:value="0.475" calcext:value-type="float">
            <text:p>0.4750</text:p>
          </table:table-cell>
          <table:table-cell table:formula="of:=[.C22]*[.C22]" office:value-type="float" office:value="0.225625" calcext:value-type="float">
            <text:p>0.2256</text:p>
          </table:table-cell>
          <table:table-cell table:style-name="ce58" office:value-type="float" office:value="161.274123" calcext:value-type="float">
            <text:p>161.27412</text:p>
          </table:table-cell>
          <table:table-cell table:style-name="ce58" office:value-type="float" office:value="4.29024" calcext:value-type="float">
            <text:p>4.29024</text:p>
          </table:table-cell>
          <table:table-cell/>
          <table:table-cell table:formula="of:=[.D22]" office:value-type="float" office:value="0.225625" calcext:value-type="float">
            <text:p>0.2256</text:p>
          </table:table-cell>
          <table:table-cell office:value-type="float" office:value="3.17623204139" calcext:value-type="float">
            <text:p>3.1762</text:p>
          </table:table-cell>
          <table:table-cell office:value-type="float" office:value="0.0847469562779" calcext:value-type="float">
            <text:p>0.0847</text:p>
          </table:table-cell>
          <table:table-cell table:style-name="ce33" office:value-type="float" office:value="0.0847469562779" calcext:value-type="float">
            <text:p>0.0847</text:p>
          </table:table-cell>
          <table:table-cell table:style-name="ce39" table:formula="of:=[.D22]" office:value-type="float" office:value="0.225625" calcext:value-type="float">
            <text:p>0.2256</text:p>
          </table:table-cell>
          <table:table-cell table:style-name="ce39" table:formula="of:=SQRT([.I22])" office:value-type="float" office:value="1.78219865373925" calcext:value-type="float">
            <text:p>1.7822</text:p>
          </table:table-cell>
          <table:table-cell table:style-name="ce39" table:formula="of:=0.5*[.J22]/SQRT([.I22])" office:value-type="float" office:value="0.0237759567655635" calcext:value-type="float">
            <text:p>0.0238</text:p>
          </table:table-cell>
          <table:table-cell/>
          <table:table-cell table:style-name="ce33" office:value-type="float" office:value="0.2256" calcext:value-type="float">
            <text:p>0.2256</text:p>
          </table:table-cell>
          <table:table-cell table:style-name="ce33" office:value-type="float" office:value="161.913140956" calcext:value-type="float">
            <text:p>161.9131</text:p>
          </table:table-cell>
          <table:table-cell table:number-columns-repeated="2" table:style-name="ce33" office:value-type="float" office:value="4.30725854322" calcext:value-type="float">
            <text:p>4.3073</text:p>
          </table:table-cell>
          <table:table-cell table:number-columns-repeated="1005"/>
        </table:table-row>
        <table:table-row table:style-name="ro1">
          <table:table-cell table:style-name="ce33" office:value-type="float" office:value="0.48" calcext:value-type="float">
            <text:p>0.4800</text:p>
          </table:table-cell>
          <table:table-cell table:style-name="ce33" office:value-type="float" office:value="0.49" calcext:value-type="float">
            <text:p>0.4900</text:p>
          </table:table-cell>
          <table:table-cell table:style-name="ce33" table:formula="of:=[.A23]+([.B23]-[.A23])/2" office:value-type="float" office:value="0.485" calcext:value-type="float">
            <text:p>0.4850</text:p>
          </table:table-cell>
          <table:table-cell table:formula="of:=[.C23]*[.C23]" office:value-type="float" office:value="0.235225" calcext:value-type="float">
            <text:p>0.2352</text:p>
          </table:table-cell>
          <table:table-cell table:style-name="ce58" office:value-type="float" office:value="167.659319" calcext:value-type="float">
            <text:p>167.65932</text:p>
          </table:table-cell>
          <table:table-cell table:style-name="ce58" office:value-type="float" office:value="4.29975" calcext:value-type="float">
            <text:p>4.29975</text:p>
          </table:table-cell>
          <table:table-cell/>
          <table:table-cell table:formula="of:=[.D23]" office:value-type="float" office:value="0.235225" calcext:value-type="float">
            <text:p>0.2352</text:p>
          </table:table-cell>
          <table:table-cell office:value-type="float" office:value="3.33371535744" calcext:value-type="float">
            <text:p>3.3337</text:p>
          </table:table-cell>
          <table:table-cell office:value-type="float" office:value="0.0857605252843" calcext:value-type="float">
            <text:p>0.0858</text:p>
          </table:table-cell>
          <table:table-cell table:style-name="ce33" office:value-type="float" office:value="0.0857605252843" calcext:value-type="float">
            <text:p>0.0858</text:p>
          </table:table-cell>
          <table:table-cell table:style-name="ce39" table:formula="of:=[.D23]" office:value-type="float" office:value="0.235225" calcext:value-type="float">
            <text:p>0.2352</text:p>
          </table:table-cell>
          <table:table-cell table:style-name="ce39" table:formula="of:=SQRT([.I23])" office:value-type="float" office:value="1.82584647696349" calcext:value-type="float">
            <text:p>1.8258</text:p>
          </table:table-cell>
          <table:table-cell table:style-name="ce39" table:formula="of:=0.5*[.J23]/SQRT([.I23])" office:value-type="float" office:value="0.0234851413758854" calcext:value-type="float">
            <text:p>0.0235</text:p>
          </table:table-cell>
          <table:table-cell/>
          <table:table-cell table:style-name="ce33" office:value-type="float" office:value="0.2352" calcext:value-type="float">
            <text:p>0.2352</text:p>
          </table:table-cell>
          <table:table-cell table:style-name="ce33" office:value-type="float" office:value="168.298553526" calcext:value-type="float">
            <text:p>168.2986</text:p>
          </table:table-cell>
          <table:table-cell table:number-columns-repeated="2" table:style-name="ce33" office:value-type="float" office:value="4.31616434072" calcext:value-type="float">
            <text:p>4.3162</text:p>
          </table:table-cell>
          <table:table-cell table:number-columns-repeated="1005"/>
        </table:table-row>
        <table:table-row table:style-name="ro1">
          <table:table-cell table:style-name="ce33" office:value-type="float" office:value="0.49" calcext:value-type="float">
            <text:p>0.4900</text:p>
          </table:table-cell>
          <table:table-cell table:style-name="ce33" office:value-type="float" office:value="0.5" calcext:value-type="float">
            <text:p>0.5000</text:p>
          </table:table-cell>
          <table:table-cell table:style-name="ce33" table:formula="of:=[.A24]+([.B24]-[.A24])/2" office:value-type="float" office:value="0.495" calcext:value-type="float">
            <text:p>0.4950</text:p>
          </table:table-cell>
          <table:table-cell table:formula="of:=[.C24]*[.C24]" office:value-type="float" office:value="0.245025" calcext:value-type="float">
            <text:p>0.2450</text:p>
          </table:table-cell>
          <table:table-cell table:style-name="ce58" office:value-type="float" office:value="170.777215" calcext:value-type="float">
            <text:p>170.77722</text:p>
          </table:table-cell>
          <table:table-cell table:style-name="ce58" office:value-type="float" office:value="4.09567" calcext:value-type="float">
            <text:p>4.09567</text:p>
          </table:table-cell>
          <table:table-cell/>
          <table:table-cell table:formula="of:=[.D24]" office:value-type="float" office:value="0.245025" calcext:value-type="float">
            <text:p>0.2450</text:p>
          </table:table-cell>
          <table:table-cell office:value-type="float" office:value="3.43431286794" calcext:value-type="float">
            <text:p>3.4343</text:p>
          </table:table-cell>
          <table:table-cell office:value-type="float" office:value="0.082704640647" calcext:value-type="float">
            <text:p>0.0827</text:p>
          </table:table-cell>
          <table:table-cell table:style-name="ce33" office:value-type="float" office:value="0.082704640647" calcext:value-type="float">
            <text:p>0.0827</text:p>
          </table:table-cell>
          <table:table-cell table:style-name="ce39" table:formula="of:=[.D24]" office:value-type="float" office:value="0.245025" calcext:value-type="float">
            <text:p>0.2450</text:p>
          </table:table-cell>
          <table:table-cell table:style-name="ce39" table:formula="of:=SQRT([.I24])" office:value-type="float" office:value="1.85318991685688" calcext:value-type="float">
            <text:p>1.8532</text:p>
          </table:table-cell>
          <table:table-cell table:style-name="ce39" table:formula="of:=0.5*[.J24]/SQRT([.I24])" office:value-type="float" office:value="0.0223141297863503" calcext:value-type="float">
            <text:p>0.0223</text:p>
          </table:table-cell>
          <table:table-cell/>
          <table:table-cell table:style-name="ce33" office:value-type="float" office:value="0.245" calcext:value-type="float">
            <text:p>0.2450</text:p>
          </table:table-cell>
          <table:table-cell table:style-name="ce33" office:value-type="float" office:value="171.413923777" calcext:value-type="float">
            <text:p>171.4139</text:p>
          </table:table-cell>
          <table:table-cell table:number-columns-repeated="2" table:style-name="ce33" office:value-type="float" office:value="4.11097502695" calcext:value-type="float">
            <text:p>4.1110</text:p>
          </table:table-cell>
          <table:table-cell table:number-columns-repeated="1005"/>
        </table:table-row>
        <table:table-row table:style-name="ro1">
          <table:table-cell table:style-name="ce33" office:value-type="float" office:value="0.5" calcext:value-type="float">
            <text:p>0.5000</text:p>
          </table:table-cell>
          <table:table-cell table:style-name="ce33" office:value-type="float" office:value="0.502" calcext:value-type="float">
            <text:p>0.5020</text:p>
          </table:table-cell>
          <table:table-cell table:style-name="ce33" table:formula="of:=[.A25]+([.B25]-[.A25])/2" office:value-type="float" office:value="0.501" calcext:value-type="float">
            <text:p>0.5010</text:p>
          </table:table-cell>
          <table:table-cell table:formula="of:=[.C25]*[.C25]" office:value-type="float" office:value="0.251001" calcext:value-type="float">
            <text:p>0.2510</text:p>
          </table:table-cell>
          <table:table-cell table:style-name="ce58" office:value-type="float" office:value="170.490347" calcext:value-type="float">
            <text:p>170.49035</text:p>
          </table:table-cell>
          <table:table-cell table:style-name="ce58" office:value-type="float" office:value="4.94587" calcext:value-type="float">
            <text:p>4.94587</text:p>
          </table:table-cell>
          <table:table-cell/>
          <table:table-cell table:formula="of:=[.D25]" office:value-type="float" office:value="0.251001" calcext:value-type="float">
            <text:p>0.2510</text:p>
          </table:table-cell>
          <table:table-cell office:value-type="float" office:value="3.45433056104" calcext:value-type="float">
            <text:p>3.4543</text:p>
          </table:table-cell>
          <table:table-cell office:value-type="float" office:value="0.100552155004" calcext:value-type="float">
            <text:p>0.1006</text:p>
          </table:table-cell>
          <table:table-cell table:style-name="ce33" office:value-type="float" office:value="0.100552155004" calcext:value-type="float">
            <text:p>0.1006</text:p>
          </table:table-cell>
          <table:table-cell table:style-name="ce39" table:formula="of:=[.D25]" office:value-type="float" office:value="0.251001" calcext:value-type="float">
            <text:p>0.2510</text:p>
          </table:table-cell>
          <table:table-cell table:style-name="ce39" table:formula="of:=SQRT([.I25])" office:value-type="float" office:value="1.85858294435304" calcext:value-type="float">
            <text:p>1.8586</text:p>
          </table:table-cell>
          <table:table-cell table:style-name="ce39" table:formula="of:=0.5*[.J25]/SQRT([.I25])" office:value-type="float" office:value="0.0270507580276439" calcext:value-type="float">
            <text:p>0.0271</text:p>
          </table:table-cell>
          <table:table-cell/>
          <table:table-cell table:style-name="ce33" office:value-type="float" office:value="0.251" calcext:value-type="float">
            <text:p>0.2510</text:p>
          </table:table-cell>
          <table:table-cell table:style-name="ce33" office:value-type="float" office:value="171.113621162" calcext:value-type="float">
            <text:p>171.1136</text:p>
          </table:table-cell>
          <table:table-cell table:number-columns-repeated="2" table:style-name="ce33" office:value-type="float" office:value="4.96397999747" calcext:value-type="float">
            <text:p>4.9640</text:p>
          </table:table-cell>
          <table:table-cell table:number-columns-repeated="1005"/>
        </table:table-row>
        <table:table-row table:style-name="ro1">
          <table:table-cell table:style-name="ce33" office:value-type="float" office:value="0.502" calcext:value-type="float">
            <text:p>0.5020</text:p>
          </table:table-cell>
          <table:table-cell table:style-name="ce33" office:value-type="float" office:value="0.504" calcext:value-type="float">
            <text:p>0.5040</text:p>
          </table:table-cell>
          <table:table-cell table:style-name="ce33" table:formula="of:=[.A26]+([.B26]-[.A26])/2" office:value-type="float" office:value="0.503" calcext:value-type="float">
            <text:p>0.5030</text:p>
          </table:table-cell>
          <table:table-cell table:formula="of:=[.C26]*[.C26]" office:value-type="float" office:value="0.253009" calcext:value-type="float">
            <text:p>0.2530</text:p>
          </table:table-cell>
          <table:table-cell table:style-name="ce58" office:value-type="float" office:value="173.418684" calcext:value-type="float">
            <text:p>173.41868</text:p>
          </table:table-cell>
          <table:table-cell table:style-name="ce58" office:value-type="float" office:value="4.53398" calcext:value-type="float">
            <text:p>4.53398</text:p>
          </table:table-cell>
          <table:table-cell/>
          <table:table-cell table:formula="of:=[.D26]" office:value-type="float" office:value="0.253009" calcext:value-type="float">
            <text:p>0.2530</text:p>
          </table:table-cell>
          <table:table-cell office:value-type="float" office:value="3.52272438961" calcext:value-type="float">
            <text:p>3.5227</text:p>
          </table:table-cell>
          <table:table-cell office:value-type="float" office:value="0.0924505305915" calcext:value-type="float">
            <text:p>0.0925</text:p>
          </table:table-cell>
          <table:table-cell table:style-name="ce33" office:value-type="float" office:value="0.0924505305915" calcext:value-type="float">
            <text:p>0.0925</text:p>
          </table:table-cell>
          <table:table-cell table:style-name="ce39" table:formula="of:=[.D26]" office:value-type="float" office:value="0.253009" calcext:value-type="float">
            <text:p>0.2530</text:p>
          </table:table-cell>
          <table:table-cell table:style-name="ce39" table:formula="of:=SQRT([.I26])" office:value-type="float" office:value="1.87689221576786" calcext:value-type="float">
            <text:p>1.8769</text:p>
          </table:table-cell>
          <table:table-cell table:style-name="ce39" table:formula="of:=0.5*[.J26]/SQRT([.I26])" office:value-type="float" office:value="0.0246286200706728" calcext:value-type="float">
            <text:p>0.0246</text:p>
          </table:table-cell>
          <table:table-cell/>
          <table:table-cell table:style-name="ce33" office:value-type="float" office:value="0.253" calcext:value-type="float">
            <text:p>0.2530</text:p>
          </table:table-cell>
          <table:table-cell table:style-name="ce33" office:value-type="float" office:value="174.047104633" calcext:value-type="float">
            <text:p>174.0471</text:p>
          </table:table-cell>
          <table:table-cell table:number-columns-repeated="2" table:style-name="ce33" office:value-type="float" office:value="4.55044282273" calcext:value-type="float">
            <text:p>4.5504</text:p>
          </table:table-cell>
          <table:table-cell table:number-columns-repeated="1005"/>
        </table:table-row>
        <table:table-row table:style-name="ro1">
          <table:table-cell table:style-name="ce33" office:value-type="float" office:value="0.504" calcext:value-type="float">
            <text:p>0.5040</text:p>
          </table:table-cell>
          <table:table-cell table:style-name="ce33" office:value-type="float" office:value="0.506" calcext:value-type="float">
            <text:p>0.5060</text:p>
          </table:table-cell>
          <table:table-cell table:style-name="ce33" table:formula="of:=[.A27]+([.B27]-[.A27])/2" office:value-type="float" office:value="0.505" calcext:value-type="float">
            <text:p>0.5050</text:p>
          </table:table-cell>
          <table:table-cell table:formula="of:=[.C27]*[.C27]" office:value-type="float" office:value="0.255025" calcext:value-type="float">
            <text:p>0.2550</text:p>
          </table:table-cell>
          <table:table-cell table:style-name="ce58" office:value-type="float" office:value="177.171881" calcext:value-type="float">
            <text:p>177.17188</text:p>
          </table:table-cell>
          <table:table-cell table:style-name="ce58" office:value-type="float" office:value="4.50925" calcext:value-type="float">
            <text:p>4.50925</text:p>
          </table:table-cell>
          <table:table-cell/>
          <table:table-cell table:formula="of:=[.D27]" office:value-type="float" office:value="0.255025" calcext:value-type="float">
            <text:p>0.2550</text:p>
          </table:table-cell>
          <table:table-cell office:value-type="float" office:value="3.60838773202" calcext:value-type="float">
            <text:p>3.6084</text:p>
          </table:table-cell>
          <table:table-cell office:value-type="float" office:value="0.0921965293134" calcext:value-type="float">
            <text:p>0.0922</text:p>
          </table:table-cell>
          <table:table-cell table:style-name="ce33" office:value-type="float" office:value="0.0921965293134" calcext:value-type="float">
            <text:p>0.0922</text:p>
          </table:table-cell>
          <table:table-cell table:style-name="ce39" table:formula="of:=[.D27]" office:value-type="float" office:value="0.255025" calcext:value-type="float">
            <text:p>0.2550</text:p>
          </table:table-cell>
          <table:table-cell table:style-name="ce39" table:formula="of:=SQRT([.I27])" office:value-type="float" office:value="1.89957567156984" calcext:value-type="float">
            <text:p>1.8996</text:p>
          </table:table-cell>
          <table:table-cell table:style-name="ce39" table:formula="of:=0.5*[.J27]/SQRT([.I27])" office:value-type="float" office:value="0.0242676642718864" calcext:value-type="float">
            <text:p>0.0243</text:p>
          </table:table-cell>
          <table:table-cell/>
          <table:table-cell table:style-name="ce33" office:value-type="float" office:value="0.255" calcext:value-type="float">
            <text:p>0.2550</text:p>
          </table:table-cell>
          <table:table-cell table:style-name="ce33" office:value-type="float" office:value="177.808132864" calcext:value-type="float">
            <text:p>177.8081</text:p>
          </table:table-cell>
          <table:table-cell table:number-columns-repeated="2" table:style-name="ce33" office:value-type="float" office:value="4.52547791877" calcext:value-type="float">
            <text:p>4.5255</text:p>
          </table:table-cell>
          <table:table-cell table:number-columns-repeated="1005"/>
        </table:table-row>
        <table:table-row table:style-name="ro1">
          <table:table-cell table:style-name="ce33" office:value-type="float" office:value="0.506" calcext:value-type="float">
            <text:p>0.5060</text:p>
          </table:table-cell>
          <table:table-cell table:style-name="ce33" office:value-type="float" office:value="0.508" calcext:value-type="float">
            <text:p>0.5080</text:p>
          </table:table-cell>
          <table:table-cell table:style-name="ce33" table:formula="of:=[.A28]+([.B28]-[.A28])/2" office:value-type="float" office:value="0.507" calcext:value-type="float">
            <text:p>0.5070</text:p>
          </table:table-cell>
          <table:table-cell table:formula="of:=[.C28]*[.C28]" office:value-type="float" office:value="0.257049" calcext:value-type="float">
            <text:p>0.2570</text:p>
          </table:table-cell>
          <table:table-cell table:style-name="ce58" office:value-type="float" office:value="175.923059" calcext:value-type="float">
            <text:p>175.92306</text:p>
          </table:table-cell>
          <table:table-cell table:style-name="ce58" office:value-type="float" office:value="4.79673" calcext:value-type="float">
            <text:p>4.79673</text:p>
          </table:table-cell>
          <table:table-cell/>
          <table:table-cell table:formula="of:=[.D28]" office:value-type="float" office:value="0.257049" calcext:value-type="float">
            <text:p>0.2570</text:p>
          </table:table-cell>
          <table:table-cell office:value-type="float" office:value="3.59246762644" calcext:value-type="float">
            <text:p>3.5925</text:p>
          </table:table-cell>
          <table:table-cell office:value-type="float" office:value="0.0983093590325" calcext:value-type="float">
            <text:p>0.0983</text:p>
          </table:table-cell>
          <table:table-cell table:style-name="ce33" office:value-type="float" office:value="0.0983093590325" calcext:value-type="float">
            <text:p>0.0983</text:p>
          </table:table-cell>
          <table:table-cell table:style-name="ce39" table:formula="of:=[.D28]" office:value-type="float" office:value="0.257049" calcext:value-type="float">
            <text:p>0.2570</text:p>
          </table:table-cell>
          <table:table-cell table:style-name="ce39" table:formula="of:=SQRT([.I28])" office:value-type="float" office:value="1.89538060200056" calcext:value-type="float">
            <text:p>1.8954</text:p>
          </table:table-cell>
          <table:table-cell table:style-name="ce39" table:formula="of:=0.5*[.J28]/SQRT([.I28])" office:value-type="float" office:value="0.0259339361521204" calcext:value-type="float">
            <text:p>0.0259</text:p>
          </table:table-cell>
          <table:table-cell/>
          <table:table-cell table:style-name="ce33" office:value-type="float" office:value="0.257" calcext:value-type="float">
            <text:p>0.2570</text:p>
          </table:table-cell>
          <table:table-cell table:style-name="ce33" office:value-type="float" office:value="176.548999739" calcext:value-type="float">
            <text:p>176.5490</text:p>
          </table:table-cell>
          <table:table-cell table:number-columns-repeated="2" table:style-name="ce33" office:value-type="float" office:value="4.81382886766" calcext:value-type="float">
            <text:p>4.8138</text:p>
          </table:table-cell>
          <table:table-cell table:number-columns-repeated="1005"/>
        </table:table-row>
        <table:table-row table:style-name="ro1">
          <table:table-cell table:style-name="ce33" office:value-type="float" office:value="0.508" calcext:value-type="float">
            <text:p>0.5080</text:p>
          </table:table-cell>
          <table:table-cell table:style-name="ce33" office:value-type="float" office:value="0.51" calcext:value-type="float">
            <text:p>0.5100</text:p>
          </table:table-cell>
          <table:table-cell table:style-name="ce33" table:formula="of:=[.A29]+([.B29]-[.A29])/2" office:value-type="float" office:value="0.509" calcext:value-type="float">
            <text:p>0.5090</text:p>
          </table:table-cell>
          <table:table-cell table:formula="of:=[.C29]*[.C29]" office:value-type="float" office:value="0.259081" calcext:value-type="float">
            <text:p>0.2591</text:p>
          </table:table-cell>
          <table:table-cell table:style-name="ce58" office:value-type="float" office:value="176.443761" calcext:value-type="float">
            <text:p>176.44376</text:p>
          </table:table-cell>
          <table:table-cell table:style-name="ce58" office:value-type="float" office:value="5.32704" calcext:value-type="float">
            <text:p>5.32704</text:p>
          </table:table-cell>
          <table:table-cell/>
          <table:table-cell table:formula="of:=[.D29]" office:value-type="float" office:value="0.259081" calcext:value-type="float">
            <text:p>0.2591</text:p>
          </table:table-cell>
          <table:table-cell office:value-type="float" office:value="3.61322292108" calcext:value-type="float">
            <text:p>3.6132</text:p>
          </table:table-cell>
          <table:table-cell office:value-type="float" office:value="0.109446325719" calcext:value-type="float">
            <text:p>0.1094</text:p>
          </table:table-cell>
          <table:table-cell table:style-name="ce33" office:value-type="float" office:value="0.109446325719" calcext:value-type="float">
            <text:p>0.1094</text:p>
          </table:table-cell>
          <table:table-cell table:style-name="ce39" table:formula="of:=[.D29]" office:value-type="float" office:value="0.259081" calcext:value-type="float">
            <text:p>0.2591</text:p>
          </table:table-cell>
          <table:table-cell table:style-name="ce39" table:formula="of:=SQRT([.I29])" office:value-type="float" office:value="1.90084794791167" calcext:value-type="float">
            <text:p>1.9008</text:p>
          </table:table-cell>
          <table:table-cell table:style-name="ce39" table:formula="of:=0.5*[.J29]/SQRT([.I29])" office:value-type="float" office:value="0.0287888165487516" calcext:value-type="float">
            <text:p>0.0288</text:p>
          </table:table-cell>
          <table:table-cell/>
          <table:table-cell table:style-name="ce33" office:value-type="float" office:value="0.2591" calcext:value-type="float">
            <text:p>0.2591</text:p>
          </table:table-cell>
          <table:table-cell table:style-name="ce33" office:value-type="float" office:value="177.062322805" calcext:value-type="float">
            <text:p>177.0623</text:p>
          </table:table-cell>
          <table:table-cell table:number-columns-repeated="2" table:style-name="ce33" office:value-type="float" office:value="5.34574406541" calcext:value-type="float">
            <text:p>5.3457</text:p>
          </table:table-cell>
          <table:table-cell table:number-columns-repeated="1005"/>
        </table:table-row>
        <table:table-row table:style-name="ro1">
          <table:table-cell table:style-name="ce33" office:value-type="float" office:value="0.51" calcext:value-type="float">
            <text:p>0.5100</text:p>
          </table:table-cell>
          <table:table-cell table:style-name="ce33" office:value-type="float" office:value="0.512" calcext:value-type="float">
            <text:p>0.5120</text:p>
          </table:table-cell>
          <table:table-cell table:style-name="ce33" table:formula="of:=[.A30]+([.B30]-[.A30])/2" office:value-type="float" office:value="0.511" calcext:value-type="float">
            <text:p>0.5110</text:p>
          </table:table-cell>
          <table:table-cell table:formula="of:=[.C30]*[.C30]" office:value-type="float" office:value="0.261121" calcext:value-type="float">
            <text:p>0.2611</text:p>
          </table:table-cell>
          <table:table-cell table:style-name="ce58" office:value-type="float" office:value="178.939811" calcext:value-type="float">
            <text:p>178.93981</text:p>
          </table:table-cell>
          <table:table-cell table:style-name="ce58" office:value-type="float" office:value="5.10733" calcext:value-type="float">
            <text:p>5.10733</text:p>
          </table:table-cell>
          <table:table-cell/>
          <table:table-cell table:formula="of:=[.D30]" office:value-type="float" office:value="0.261121" calcext:value-type="float">
            <text:p>0.2611</text:p>
          </table:table-cell>
          <table:table-cell office:value-type="float" office:value="3.67432522751" calcext:value-type="float">
            <text:p>3.6743</text:p>
          </table:table-cell>
          <table:table-cell office:value-type="float" office:value="0.10523825787" calcext:value-type="float">
            <text:p>0.1052</text:p>
          </table:table-cell>
          <table:table-cell table:style-name="ce33" office:value-type="float" office:value="0.10523825787" calcext:value-type="float">
            <text:p>0.1052</text:p>
          </table:table-cell>
          <table:table-cell table:style-name="ce39" table:formula="of:=[.D30]" office:value-type="float" office:value="0.261121" calcext:value-type="float">
            <text:p>0.2611</text:p>
          </table:table-cell>
          <table:table-cell table:style-name="ce39" table:formula="of:=SQRT([.I30])" office:value-type="float" office:value="1.91685294884871" calcext:value-type="float">
            <text:p>1.9169</text:p>
          </table:table-cell>
          <table:table-cell table:style-name="ce39" table:formula="of:=0.5*[.J30]/SQRT([.I30])" office:value-type="float" office:value="0.0274507906131265" calcext:value-type="float">
            <text:p>0.0275</text:p>
          </table:table-cell>
          <table:table-cell/>
          <table:table-cell table:style-name="ce33" office:value-type="float" office:value="0.2611" calcext:value-type="float">
            <text:p>0.2611</text:p>
          </table:table-cell>
          <table:table-cell table:style-name="ce33" office:value-type="float" office:value="179.561002458" calcext:value-type="float">
            <text:p>179.5610</text:p>
          </table:table-cell>
          <table:table-cell table:number-columns-repeated="2" table:style-name="ce33" office:value-type="float" office:value="5.12509122818" calcext:value-type="float">
            <text:p>5.1251</text:p>
          </table:table-cell>
          <table:table-cell table:number-columns-repeated="1005"/>
        </table:table-row>
        <table:table-row table:style-name="ro1">
          <table:table-cell table:style-name="ce33" office:value-type="float" office:value="0.512" calcext:value-type="float">
            <text:p>0.5120</text:p>
          </table:table-cell>
          <table:table-cell table:style-name="ce33" office:value-type="float" office:value="0.514" calcext:value-type="float">
            <text:p>0.5140</text:p>
          </table:table-cell>
          <table:table-cell table:style-name="ce33" table:formula="of:=[.A31]+([.B31]-[.A31])/2" office:value-type="float" office:value="0.513" calcext:value-type="float">
            <text:p>0.5130</text:p>
          </table:table-cell>
          <table:table-cell table:formula="of:=[.C31]*[.C31]" office:value-type="float" office:value="0.263169" calcext:value-type="float">
            <text:p>0.2632</text:p>
          </table:table-cell>
          <table:table-cell table:style-name="ce58" office:value-type="float" office:value="188.559629" calcext:value-type="float">
            <text:p>188.55963</text:p>
          </table:table-cell>
          <table:table-cell table:style-name="ce58" office:value-type="float" office:value="5.72383" calcext:value-type="float">
            <text:p>5.72383</text:p>
          </table:table-cell>
          <table:table-cell/>
          <table:table-cell table:formula="of:=[.D31]" office:value-type="float" office:value="0.263169" calcext:value-type="float">
            <text:p>0.2632</text:p>
          </table:table-cell>
          <table:table-cell office:value-type="float" office:value="3.88308310281" calcext:value-type="float">
            <text:p>3.8831</text:p>
          </table:table-cell>
          <table:table-cell office:value-type="float" office:value="0.118336062323" calcext:value-type="float">
            <text:p>0.1183</text:p>
          </table:table-cell>
          <table:table-cell table:style-name="ce33" office:value-type="float" office:value="0.118336062323" calcext:value-type="float">
            <text:p>0.1183</text:p>
          </table:table-cell>
          <table:table-cell table:style-name="ce39" table:formula="of:=[.D31]" office:value-type="float" office:value="0.263169" calcext:value-type="float">
            <text:p>0.2632</text:p>
          </table:table-cell>
          <table:table-cell table:style-name="ce39" table:formula="of:=SQRT([.I31])" office:value-type="float" office:value="1.97055400910759" calcext:value-type="float">
            <text:p>1.9706</text:p>
          </table:table-cell>
          <table:table-cell table:style-name="ce39" table:formula="of:=0.5*[.J31]/SQRT([.I31])" office:value-type="float" office:value="0.0300260895606183" calcext:value-type="float">
            <text:p>0.0300</text:p>
          </table:table-cell>
          <table:table-cell/>
          <table:table-cell table:style-name="ce33" office:value-type="float" office:value="0.2632" calcext:value-type="float">
            <text:p>0.2632</text:p>
          </table:table-cell>
          <table:table-cell table:style-name="ce33" office:value-type="float" office:value="189.20790781" calcext:value-type="float">
            <text:p>189.2079</text:p>
          </table:table-cell>
          <table:table-cell table:number-columns-repeated="2" table:style-name="ce33" office:value-type="float" office:value="5.74355312606" calcext:value-type="float">
            <text:p>5.7436</text:p>
          </table:table-cell>
          <table:table-cell table:number-columns-repeated="1005"/>
        </table:table-row>
        <table:table-row table:style-name="ro1">
          <table:table-cell table:style-name="ce33" office:value-type="float" office:value="0.514" calcext:value-type="float">
            <text:p>0.5140</text:p>
          </table:table-cell>
          <table:table-cell table:style-name="ce33" office:value-type="float" office:value="0.516" calcext:value-type="float">
            <text:p>0.5160</text:p>
          </table:table-cell>
          <table:table-cell table:style-name="ce33" table:formula="of:=[.A32]+([.B32]-[.A32])/2" office:value-type="float" office:value="0.515" calcext:value-type="float">
            <text:p>0.5150</text:p>
          </table:table-cell>
          <table:table-cell table:formula="of:=[.C32]*[.C32]" office:value-type="float" office:value="0.265225" calcext:value-type="float">
            <text:p>0.2652</text:p>
          </table:table-cell>
          <table:table-cell table:style-name="ce58" office:value-type="float" office:value="185.025569" calcext:value-type="float">
            <text:p>185.02557</text:p>
          </table:table-cell>
          <table:table-cell table:style-name="ce58" office:value-type="float" office:value="5.34796" calcext:value-type="float">
            <text:p>5.34796</text:p>
          </table:table-cell>
          <table:table-cell/>
          <table:table-cell table:formula="of:=[.D32]" office:value-type="float" office:value="0.265225" calcext:value-type="float">
            <text:p>0.2652</text:p>
          </table:table-cell>
          <table:table-cell office:value-type="float" office:value="3.82093192165" calcext:value-type="float">
            <text:p>3.8209</text:p>
          </table:table-cell>
          <table:table-cell office:value-type="float" office:value="0.110895391199" calcext:value-type="float">
            <text:p>0.1109</text:p>
          </table:table-cell>
          <table:table-cell table:style-name="ce33" office:value-type="float" office:value="0.110895391199" calcext:value-type="float">
            <text:p>0.1109</text:p>
          </table:table-cell>
          <table:table-cell table:style-name="ce39" table:formula="of:=[.D32]" office:value-type="float" office:value="0.265225" calcext:value-type="float">
            <text:p>0.2652</text:p>
          </table:table-cell>
          <table:table-cell table:style-name="ce39" table:formula="of:=SQRT([.I32])" office:value-type="float" office:value="1.9547204203287" calcext:value-type="float">
            <text:p>1.9547</text:p>
          </table:table-cell>
          <table:table-cell table:style-name="ce39" table:formula="of:=0.5*[.J32]/SQRT([.I32])" office:value-type="float" office:value="0.0283660491919229" calcext:value-type="float">
            <text:p>0.0284</text:p>
          </table:table-cell>
          <table:table-cell/>
          <table:table-cell table:style-name="ce33" office:value-type="float" office:value="0.2652" calcext:value-type="float">
            <text:p>0.2652</text:p>
          </table:table-cell>
          <table:table-cell table:style-name="ce33" office:value-type="float" office:value="185.655181449" calcext:value-type="float">
            <text:p>185.6552</text:p>
          </table:table-cell>
          <table:table-cell table:number-columns-repeated="2" table:style-name="ce33" office:value-type="float" office:value="5.36620387941" calcext:value-type="float">
            <text:p>5.3662</text:p>
          </table:table-cell>
          <table:table-cell table:number-columns-repeated="1005"/>
        </table:table-row>
        <table:table-row table:style-name="ro1">
          <table:table-cell table:style-name="ce33" office:value-type="float" office:value="0.516" calcext:value-type="float">
            <text:p>0.5160</text:p>
          </table:table-cell>
          <table:table-cell table:style-name="ce33" office:value-type="float" office:value="0.518" calcext:value-type="float">
            <text:p>0.5180</text:p>
          </table:table-cell>
          <table:table-cell table:style-name="ce33" table:formula="of:=[.A33]+([.B33]-[.A33])/2" office:value-type="float" office:value="0.517" calcext:value-type="float">
            <text:p>0.5170</text:p>
          </table:table-cell>
          <table:table-cell table:formula="of:=[.C33]*[.C33]" office:value-type="float" office:value="0.267289" calcext:value-type="float">
            <text:p>0.2673</text:p>
          </table:table-cell>
          <table:table-cell table:style-name="ce58" office:value-type="float" office:value="187.884458" calcext:value-type="float">
            <text:p>187.88446</text:p>
          </table:table-cell>
          <table:table-cell table:style-name="ce58" office:value-type="float" office:value="4.52075" calcext:value-type="float">
            <text:p>4.52075</text:p>
          </table:table-cell>
          <table:table-cell/>
          <table:table-cell table:formula="of:=[.D33]" office:value-type="float" office:value="0.267289" calcext:value-type="float">
            <text:p>0.2673</text:p>
          </table:table-cell>
          <table:table-cell office:value-type="float" office:value="3.89146416454" calcext:value-type="float">
            <text:p>3.8915</text:p>
          </table:table-cell>
          <table:table-cell office:value-type="float" office:value="0.0940977958014" calcext:value-type="float">
            <text:p>0.0941</text:p>
          </table:table-cell>
          <table:table-cell table:style-name="ce33" office:value-type="float" office:value="0.0940977958014" calcext:value-type="float">
            <text:p>0.0941</text:p>
          </table:table-cell>
          <table:table-cell table:style-name="ce39" table:formula="of:=[.D33]" office:value-type="float" office:value="0.267289" calcext:value-type="float">
            <text:p>0.2673</text:p>
          </table:table-cell>
          <table:table-cell table:style-name="ce39" table:formula="of:=SQRT([.I33])" office:value-type="float" office:value="1.97267943785603" calcext:value-type="float">
            <text:p>1.9727</text:p>
          </table:table-cell>
          <table:table-cell table:style-name="ce39" table:formula="of:=0.5*[.J33]/SQRT([.I33])" office:value-type="float" office:value="0.0238502500699425" calcext:value-type="float">
            <text:p>0.0239</text:p>
          </table:table-cell>
          <table:table-cell/>
          <table:table-cell table:style-name="ce33" office:value-type="float" office:value="0.2673" calcext:value-type="float">
            <text:p>0.2673</text:p>
          </table:table-cell>
          <table:table-cell table:style-name="ce33" office:value-type="float" office:value="188.517318826" calcext:value-type="float">
            <text:p>188.5173</text:p>
          </table:table-cell>
          <table:table-cell table:number-columns-repeated="2" table:style-name="ce33" office:value-type="float" office:value="4.53603311726" calcext:value-type="float">
            <text:p>4.5360</text:p>
          </table:table-cell>
          <table:table-cell table:number-columns-repeated="1005"/>
        </table:table-row>
        <table:table-row table:style-name="ro1">
          <table:table-cell table:style-name="ce33" office:value-type="float" office:value="0.518" calcext:value-type="float">
            <text:p>0.5180</text:p>
          </table:table-cell>
          <table:table-cell table:style-name="ce33" office:value-type="float" office:value="0.52" calcext:value-type="float">
            <text:p>0.5200</text:p>
          </table:table-cell>
          <table:table-cell table:style-name="ce33" table:formula="of:=[.A34]+([.B34]-[.A34])/2" office:value-type="float" office:value="0.519" calcext:value-type="float">
            <text:p>0.5190</text:p>
          </table:table-cell>
          <table:table-cell table:formula="of:=[.C34]*[.C34]" office:value-type="float" office:value="0.269361" calcext:value-type="float">
            <text:p>0.2694</text:p>
          </table:table-cell>
          <table:table-cell table:style-name="ce58" office:value-type="float" office:value="191.172598" calcext:value-type="float">
            <text:p>191.17260</text:p>
          </table:table-cell>
          <table:table-cell table:style-name="ce58" office:value-type="float" office:value="4.83832" calcext:value-type="float">
            <text:p>4.83832</text:p>
          </table:table-cell>
          <table:table-cell/>
          <table:table-cell table:formula="of:=[.D34]" office:value-type="float" office:value="0.269361" calcext:value-type="float">
            <text:p>0.2694</text:p>
          </table:table-cell>
          <table:table-cell office:value-type="float" office:value="3.97141543125" calcext:value-type="float">
            <text:p>3.9714</text:p>
          </table:table-cell>
          <table:table-cell office:value-type="float" office:value="0.100984693568" calcext:value-type="float">
            <text:p>0.1010</text:p>
          </table:table-cell>
          <table:table-cell table:style-name="ce33" office:value-type="float" office:value="0.100984693568" calcext:value-type="float">
            <text:p>0.1010</text:p>
          </table:table-cell>
          <table:table-cell table:style-name="ce39" table:formula="of:=[.D34]" office:value-type="float" office:value="0.269361" calcext:value-type="float">
            <text:p>0.2694</text:p>
          </table:table-cell>
          <table:table-cell table:style-name="ce39" table:formula="of:=SQRT([.I34])" office:value-type="float" office:value="1.99284104515388" calcext:value-type="float">
            <text:p>1.9928</text:p>
          </table:table-cell>
          <table:table-cell table:style-name="ce39" table:formula="of:=0.5*[.J34]/SQRT([.I34])" office:value-type="float" office:value="0.0253368661322917" calcext:value-type="float">
            <text:p>0.0253</text:p>
          </table:table-cell>
          <table:table-cell/>
          <table:table-cell table:style-name="ce33" office:value-type="float" office:value="0.2694" calcext:value-type="float">
            <text:p>0.2694</text:p>
          </table:table-cell>
          <table:table-cell table:style-name="ce33" office:value-type="float" office:value="191.809843641" calcext:value-type="float">
            <text:p>191.8098</text:p>
          </table:table-cell>
          <table:table-cell table:number-columns-repeated="2" table:style-name="ce33" office:value-type="float" office:value="4.85450165029" calcext:value-type="float">
            <text:p>4.8545</text:p>
          </table:table-cell>
          <table:table-cell table:number-columns-repeated="1005"/>
        </table:table-row>
        <table:table-row table:style-name="ro1">
          <table:table-cell table:style-name="ce33" office:value-type="float" office:value="0.52" calcext:value-type="float">
            <text:p>0.5200</text:p>
          </table:table-cell>
          <table:table-cell table:style-name="ce33" office:value-type="float" office:value="0.522" calcext:value-type="float">
            <text:p>0.5220</text:p>
          </table:table-cell>
          <table:table-cell table:style-name="ce33" table:formula="of:=[.A35]+([.B35]-[.A35])/2" office:value-type="float" office:value="0.521" calcext:value-type="float">
            <text:p>0.5210</text:p>
          </table:table-cell>
          <table:table-cell table:formula="of:=[.C35]*[.C35]" office:value-type="float" office:value="0.271441" calcext:value-type="float">
            <text:p>0.2714</text:p>
          </table:table-cell>
          <table:table-cell table:style-name="ce58" office:value-type="float" office:value="186.695727" calcext:value-type="float">
            <text:p>186.69573</text:p>
          </table:table-cell>
          <table:table-cell table:style-name="ce58" office:value-type="float" office:value="4.97632" calcext:value-type="float">
            <text:p>4.97632</text:p>
          </table:table-cell>
          <table:table-cell/>
          <table:table-cell table:formula="of:=[.D35]" office:value-type="float" office:value="0.271441" calcext:value-type="float">
            <text:p>0.2714</text:p>
          </table:table-cell>
          <table:table-cell office:value-type="float" office:value="3.88955451288" calcext:value-type="float">
            <text:p>3.8896</text:p>
          </table:table-cell>
          <table:table-cell office:value-type="float" office:value="0.104061429779" calcext:value-type="float">
            <text:p>0.1041</text:p>
          </table:table-cell>
          <table:table-cell table:style-name="ce33" office:value-type="float" office:value="0.104061429779" calcext:value-type="float">
            <text:p>0.1041</text:p>
          </table:table-cell>
          <table:table-cell table:style-name="ce39" table:formula="of:=[.D35]" office:value-type="float" office:value="0.271441" calcext:value-type="float">
            <text:p>0.2714</text:p>
          </table:table-cell>
          <table:table-cell table:style-name="ce39" table:formula="of:=SQRT([.I35])" office:value-type="float" office:value="1.97219535363006" calcext:value-type="float">
            <text:p>1.9722</text:p>
          </table:table-cell>
          <table:table-cell table:style-name="ce39" table:formula="of:=0.5*[.J35]/SQRT([.I35])" office:value-type="float" office:value="0.026382130347144" calcext:value-type="float">
            <text:p>0.0264</text:p>
          </table:table-cell>
          <table:table-cell/>
          <table:table-cell table:style-name="ce33" office:value-type="float" office:value="0.2714" calcext:value-type="float">
            <text:p>0.2714</text:p>
          </table:table-cell>
          <table:table-cell table:style-name="ce33" office:value-type="float" office:value="187.311211045" calcext:value-type="float">
            <text:p>187.3112</text:p>
          </table:table-cell>
          <table:table-cell table:number-columns-repeated="2" table:style-name="ce33" office:value-type="float" office:value="4.99276016008" calcext:value-type="float">
            <text:p>4.9928</text:p>
          </table:table-cell>
          <table:table-cell table:number-columns-repeated="1005"/>
        </table:table-row>
        <table:table-row table:style-name="ro1">
          <table:table-cell table:style-name="ce33" office:value-type="float" office:value="0.522" calcext:value-type="float">
            <text:p>0.5220</text:p>
          </table:table-cell>
          <table:table-cell table:style-name="ce33" office:value-type="float" office:value="0.524" calcext:value-type="float">
            <text:p>0.5240</text:p>
          </table:table-cell>
          <table:table-cell table:style-name="ce33" table:formula="of:=[.A36]+([.B36]-[.A36])/2" office:value-type="float" office:value="0.523" calcext:value-type="float">
            <text:p>0.5230</text:p>
          </table:table-cell>
          <table:table-cell table:formula="of:=[.C36]*[.C36]" office:value-type="float" office:value="0.273529" calcext:value-type="float">
            <text:p>0.2735</text:p>
          </table:table-cell>
          <table:table-cell table:style-name="ce58" office:value-type="float" office:value="193.176762" calcext:value-type="float">
            <text:p>193.17676</text:p>
          </table:table-cell>
          <table:table-cell table:style-name="ce58" office:value-type="float" office:value="5.58947" calcext:value-type="float">
            <text:p>5.58947</text:p>
          </table:table-cell>
          <table:table-cell/>
          <table:table-cell table:formula="of:=[.D36]" office:value-type="float" office:value="0.273529" calcext:value-type="float">
            <text:p>0.2735</text:p>
          </table:table-cell>
          <table:table-cell office:value-type="float" office:value="4.03675474104" calcext:value-type="float">
            <text:p>4.0368</text:p>
          </table:table-cell>
          <table:table-cell office:value-type="float" office:value="0.117282781692" calcext:value-type="float">
            <text:p>0.1173</text:p>
          </table:table-cell>
          <table:table-cell table:style-name="ce33" office:value-type="float" office:value="0.117282781692" calcext:value-type="float">
            <text:p>0.1173</text:p>
          </table:table-cell>
          <table:table-cell table:style-name="ce39" table:formula="of:=[.D36]" office:value-type="float" office:value="0.273529" calcext:value-type="float">
            <text:p>0.2735</text:p>
          </table:table-cell>
          <table:table-cell table:style-name="ce39" table:formula="of:=SQRT([.I36])" office:value-type="float" office:value="2.00916767369973" calcext:value-type="float">
            <text:p>2.0092</text:p>
          </table:table-cell>
          <table:table-cell table:style-name="ce39" table:formula="of:=0.5*[.J36]/SQRT([.I36])" office:value-type="float" office:value="0.0291869074013202" calcext:value-type="float">
            <text:p>0.0292</text:p>
          </table:table-cell>
          <table:table-cell/>
          <table:table-cell table:style-name="ce33" office:value-type="float" office:value="0.2735" calcext:value-type="float">
            <text:p>0.2735</text:p>
          </table:table-cell>
          <table:table-cell table:style-name="ce33" office:value-type="float" office:value="193.802812625" calcext:value-type="float">
            <text:p>193.8028</text:p>
          </table:table-cell>
          <table:table-cell table:number-columns-repeated="2" table:style-name="ce33" office:value-type="float" office:value="5.60763213061" calcext:value-type="float">
            <text:p>5.6076</text:p>
          </table:table-cell>
          <table:table-cell table:number-columns-repeated="1005"/>
        </table:table-row>
        <table:table-row table:style-name="ro1">
          <table:table-cell table:style-name="ce33" office:value-type="float" office:value="0.524" calcext:value-type="float">
            <text:p>0.5240</text:p>
          </table:table-cell>
          <table:table-cell table:style-name="ce33" office:value-type="float" office:value="0.526" calcext:value-type="float">
            <text:p>0.5260</text:p>
          </table:table-cell>
          <table:table-cell table:style-name="ce33" table:formula="of:=[.A37]+([.B37]-[.A37])/2" office:value-type="float" office:value="0.525" calcext:value-type="float">
            <text:p>0.5250</text:p>
          </table:table-cell>
          <table:table-cell table:formula="of:=[.C37]*[.C37]" office:value-type="float" office:value="0.275625" calcext:value-type="float">
            <text:p>0.2756</text:p>
          </table:table-cell>
          <table:table-cell table:style-name="ce58" office:value-type="float" office:value="199.508667" calcext:value-type="float">
            <text:p>199.50867</text:p>
          </table:table-cell>
          <table:table-cell table:style-name="ce58" office:value-type="float" office:value="5.91304" calcext:value-type="float">
            <text:p>5.91304</text:p>
          </table:table-cell>
          <table:table-cell/>
          <table:table-cell table:formula="of:=[.D37]" office:value-type="float" office:value="0.275625" calcext:value-type="float">
            <text:p>0.2756</text:p>
          </table:table-cell>
          <table:table-cell office:value-type="float" office:value="4.18178946252" calcext:value-type="float">
            <text:p>4.1818</text:p>
          </table:table-cell>
          <table:table-cell office:value-type="float" office:value="0.124355483861" calcext:value-type="float">
            <text:p>0.1244</text:p>
          </table:table-cell>
          <table:table-cell table:style-name="ce33" office:value-type="float" office:value="0.124355483861" calcext:value-type="float">
            <text:p>0.1244</text:p>
          </table:table-cell>
          <table:table-cell table:style-name="ce39" table:formula="of:=[.D37]" office:value-type="float" office:value="0.275625" calcext:value-type="float">
            <text:p>0.2756</text:p>
          </table:table-cell>
          <table:table-cell table:style-name="ce39" table:formula="of:=SQRT([.I37])" office:value-type="float" office:value="2.04494241056319" calcext:value-type="float">
            <text:p>2.0449</text:p>
          </table:table-cell>
          <table:table-cell table:style-name="ce39" table:formula="of:=0.5*[.J37]/SQRT([.I37])" office:value-type="float" office:value="0.0304056200357133" calcext:value-type="float">
            <text:p>0.0304</text:p>
          </table:table-cell>
          <table:table-cell/>
          <table:table-cell table:style-name="ce33" office:value-type="float" office:value="0.2756" calcext:value-type="float">
            <text:p>0.2756</text:p>
          </table:table-cell>
          <table:table-cell table:style-name="ce33" office:value-type="float" office:value="200.144002991" calcext:value-type="float">
            <text:p>200.1440</text:p>
          </table:table-cell>
          <table:table-cell table:number-columns-repeated="2" table:style-name="ce33" office:value-type="float" office:value="5.93190334955" calcext:value-type="float">
            <text:p>5.9319</text:p>
          </table:table-cell>
          <table:table-cell table:number-columns-repeated="1005"/>
        </table:table-row>
        <table:table-row table:style-name="ro1">
          <table:table-cell table:style-name="ce33" office:value-type="float" office:value="0.526" calcext:value-type="float">
            <text:p>0.5260</text:p>
          </table:table-cell>
          <table:table-cell table:style-name="ce33" office:value-type="float" office:value="0.528" calcext:value-type="float">
            <text:p>0.5280</text:p>
          </table:table-cell>
          <table:table-cell table:style-name="ce33" table:formula="of:=[.A38]+([.B38]-[.A38])/2" office:value-type="float" office:value="0.527" calcext:value-type="float">
            <text:p>0.5270</text:p>
          </table:table-cell>
          <table:table-cell table:formula="of:=[.C38]*[.C38]" office:value-type="float" office:value="0.277729" calcext:value-type="float">
            <text:p>0.2777</text:p>
          </table:table-cell>
          <table:table-cell table:style-name="ce58" office:value-type="float" office:value="197.81429" calcext:value-type="float">
            <text:p>197.81429</text:p>
          </table:table-cell>
          <table:table-cell table:style-name="ce58" office:value-type="float" office:value="4.73803" calcext:value-type="float">
            <text:p>4.73803</text:p>
          </table:table-cell>
          <table:table-cell/>
          <table:table-cell table:formula="of:=[.D38]" office:value-type="float" office:value="0.277729" calcext:value-type="float">
            <text:p>0.2777</text:p>
          </table:table-cell>
          <table:table-cell office:value-type="float" office:value="4.15910489505" calcext:value-type="float">
            <text:p>4.1591</text:p>
          </table:table-cell>
          <table:table-cell office:value-type="float" office:value="0.100114492343" calcext:value-type="float">
            <text:p>0.1001</text:p>
          </table:table-cell>
          <table:table-cell table:style-name="ce33" office:value-type="float" office:value="0.100114492343" calcext:value-type="float">
            <text:p>0.1001</text:p>
          </table:table-cell>
          <table:table-cell table:style-name="ce39" table:formula="of:=[.D38]" office:value-type="float" office:value="0.277729" calcext:value-type="float">
            <text:p>0.2777</text:p>
          </table:table-cell>
          <table:table-cell table:style-name="ce39" table:formula="of:=SQRT([.I38])" office:value-type="float" office:value="2.03938836297798" calcext:value-type="float">
            <text:p>2.0394</text:p>
          </table:table-cell>
          <table:table-cell table:style-name="ce39" table:formula="of:=0.5*[.J38]/SQRT([.I38])" office:value-type="float" office:value="0.024545224970493" calcext:value-type="float">
            <text:p>0.0245</text:p>
          </table:table-cell>
          <table:table-cell/>
          <table:table-cell table:style-name="ce33" office:value-type="float" office:value="0.2777" calcext:value-type="float">
            <text:p>0.2777</text:p>
          </table:table-cell>
          <table:table-cell table:style-name="ce33" office:value-type="float" office:value="198.436937944" calcext:value-type="float">
            <text:p>198.4369</text:p>
          </table:table-cell>
          <table:table-cell table:number-columns-repeated="2" table:style-name="ce33" office:value-type="float" office:value="4.75300251767" calcext:value-type="float">
            <text:p>4.7530</text:p>
          </table:table-cell>
          <table:table-cell table:number-columns-repeated="1005"/>
        </table:table-row>
        <table:table-row table:style-name="ro1">
          <table:table-cell table:style-name="ce33" office:value-type="float" office:value="0.528" calcext:value-type="float">
            <text:p>0.5280</text:p>
          </table:table-cell>
          <table:table-cell table:style-name="ce33" office:value-type="float" office:value="0.53" calcext:value-type="float">
            <text:p>0.5300</text:p>
          </table:table-cell>
          <table:table-cell table:style-name="ce33" table:formula="of:=[.A39]+([.B39]-[.A39])/2" office:value-type="float" office:value="0.529" calcext:value-type="float">
            <text:p>0.5290</text:p>
          </table:table-cell>
          <table:table-cell table:formula="of:=[.C39]*[.C39]" office:value-type="float" office:value="0.279841" calcext:value-type="float">
            <text:p>0.2798</text:p>
          </table:table-cell>
          <table:table-cell table:style-name="ce58" office:value-type="float" office:value="202.529097" calcext:value-type="float">
            <text:p>202.52910</text:p>
          </table:table-cell>
          <table:table-cell table:style-name="ce58" office:value-type="float" office:value="4.70092" calcext:value-type="float">
            <text:p>4.70092</text:p>
          </table:table-cell>
          <table:table-cell/>
          <table:table-cell table:formula="of:=[.D39]" office:value-type="float" office:value="0.279841" calcext:value-type="float">
            <text:p>0.2798</text:p>
          </table:table-cell>
          <table:table-cell office:value-type="float" office:value="4.27142257126" calcext:value-type="float">
            <text:p>4.2714</text:p>
          </table:table-cell>
          <table:table-cell office:value-type="float" office:value="0.0996537513285" calcext:value-type="float">
            <text:p>0.0997</text:p>
          </table:table-cell>
          <table:table-cell table:style-name="ce33" office:value-type="float" office:value="0.0996537513285" calcext:value-type="float">
            <text:p>0.0997</text:p>
          </table:table-cell>
          <table:table-cell table:style-name="ce39" table:formula="of:=[.D39]" office:value-type="float" office:value="0.279841" calcext:value-type="float">
            <text:p>0.2798</text:p>
          </table:table-cell>
          <table:table-cell table:style-name="ce39" table:formula="of:=SQRT([.I39])" office:value-type="float" office:value="2.06674201855481" calcext:value-type="float">
            <text:p>2.0667</text:p>
          </table:table-cell>
          <table:table-cell table:style-name="ce39" table:formula="of:=0.5*[.J39]/SQRT([.I39])" office:value-type="float" office:value="0.0241088995224919" calcext:value-type="float">
            <text:p>0.0241</text:p>
          </table:table-cell>
          <table:table-cell/>
          <table:table-cell table:style-name="ce33" office:value-type="float" office:value="0.2798" calcext:value-type="float">
            <text:p>0.2798</text:p>
          </table:table-cell>
          <table:table-cell table:style-name="ce33" office:value-type="float" office:value="203.154999268" calcext:value-type="float">
            <text:p>203.1550</text:p>
          </table:table-cell>
          <table:table-cell table:number-columns-repeated="2" table:style-name="ce33" office:value-type="float" office:value="4.71551004154" calcext:value-type="float">
            <text:p>4.7155</text:p>
          </table:table-cell>
          <table:table-cell table:number-columns-repeated="1005"/>
        </table:table-row>
        <table:table-row table:style-name="ro1">
          <table:table-cell table:style-name="ce33" office:value-type="float" office:value="0.53" calcext:value-type="float">
            <text:p>0.5300</text:p>
          </table:table-cell>
          <table:table-cell table:style-name="ce33" office:value-type="float" office:value="0.532" calcext:value-type="float">
            <text:p>0.5320</text:p>
          </table:table-cell>
          <table:table-cell table:style-name="ce33" table:formula="of:=[.A40]+([.B40]-[.A40])/2" office:value-type="float" office:value="0.531" calcext:value-type="float">
            <text:p>0.5310</text:p>
          </table:table-cell>
          <table:table-cell table:formula="of:=[.C40]*[.C40]" office:value-type="float" office:value="0.281961" calcext:value-type="float">
            <text:p>0.2820</text:p>
          </table:table-cell>
          <table:table-cell table:style-name="ce58" office:value-type="float" office:value="201.567049" calcext:value-type="float">
            <text:p>201.56705</text:p>
          </table:table-cell>
          <table:table-cell table:style-name="ce58" office:value-type="float" office:value="5.89086" calcext:value-type="float">
            <text:p>5.89086</text:p>
          </table:table-cell>
          <table:table-cell/>
          <table:table-cell table:formula="of:=[.D40]" office:value-type="float" office:value="0.281961" calcext:value-type="float">
            <text:p>0.2820</text:p>
          </table:table-cell>
          <table:table-cell office:value-type="float" office:value="4.26512304543" calcext:value-type="float">
            <text:p>4.2651</text:p>
          </table:table-cell>
          <table:table-cell office:value-type="float" office:value="0.125158219427" calcext:value-type="float">
            <text:p>0.1252</text:p>
          </table:table-cell>
          <table:table-cell table:style-name="ce33" office:value-type="float" office:value="0.125158219427" calcext:value-type="float">
            <text:p>0.1252</text:p>
          </table:table-cell>
          <table:table-cell table:style-name="ce39" table:formula="of:=[.D40]" office:value-type="float" office:value="0.281961" calcext:value-type="float">
            <text:p>0.2820</text:p>
          </table:table-cell>
          <table:table-cell table:style-name="ce39" table:formula="of:=SQRT([.I40])" office:value-type="float" office:value="2.06521743296681" calcext:value-type="float">
            <text:p>2.0652</text:p>
          </table:table-cell>
          <table:table-cell table:style-name="ce39" table:formula="of:=0.5*[.J40]/SQRT([.I40])" office:value-type="float" office:value="0.0303014630394638" calcext:value-type="float">
            <text:p>0.0303</text:p>
          </table:table-cell>
          <table:table-cell/>
          <table:table-cell table:style-name="ce33" office:value-type="float" office:value="0.282" calcext:value-type="float">
            <text:p>0.2820</text:p>
          </table:table-cell>
          <table:table-cell table:style-name="ce33" office:value-type="float" office:value="202.182585711" calcext:value-type="float">
            <text:p>202.1826</text:p>
          </table:table-cell>
          <table:table-cell table:number-columns-repeated="2" table:style-name="ce33" office:value-type="float" office:value="5.9088984223" calcext:value-type="float">
            <text:p>5.9089</text:p>
          </table:table-cell>
          <table:table-cell table:number-columns-repeated="1005"/>
        </table:table-row>
        <table:table-row table:style-name="ro1">
          <table:table-cell table:style-name="ce33" office:value-type="float" office:value="0.532" calcext:value-type="float">
            <text:p>0.5320</text:p>
          </table:table-cell>
          <table:table-cell table:style-name="ce33" office:value-type="float" office:value="0.534" calcext:value-type="float">
            <text:p>0.5340</text:p>
          </table:table-cell>
          <table:table-cell table:style-name="ce33" table:formula="of:=[.A41]+([.B41]-[.A41])/2" office:value-type="float" office:value="0.533" calcext:value-type="float">
            <text:p>0.5330</text:p>
          </table:table-cell>
          <table:table-cell table:formula="of:=[.C41]*[.C41]" office:value-type="float" office:value="0.284089" calcext:value-type="float">
            <text:p>0.2841</text:p>
          </table:table-cell>
          <table:table-cell table:style-name="ce58" office:value-type="float" office:value="205.39062" calcext:value-type="float">
            <text:p>205.39062</text:p>
          </table:table-cell>
          <table:table-cell table:style-name="ce58" office:value-type="float" office:value="5.8714" calcext:value-type="float">
            <text:p>5.87140</text:p>
          </table:table-cell>
          <table:table-cell/>
          <table:table-cell table:formula="of:=[.D41]" office:value-type="float" office:value="0.284089" calcext:value-type="float">
            <text:p>0.2841</text:p>
          </table:table-cell>
          <table:table-cell office:value-type="float" office:value="4.35967068887" calcext:value-type="float">
            <text:p>4.3597</text:p>
          </table:table-cell>
          <table:table-cell office:value-type="float" office:value="0.125147710964" calcext:value-type="float">
            <text:p>0.1251</text:p>
          </table:table-cell>
          <table:table-cell table:style-name="ce33" office:value-type="float" office:value="0.125147710964" calcext:value-type="float">
            <text:p>0.1251</text:p>
          </table:table-cell>
          <table:table-cell table:style-name="ce39" table:formula="of:=[.D41]" office:value-type="float" office:value="0.284089" calcext:value-type="float">
            <text:p>0.2841</text:p>
          </table:table-cell>
          <table:table-cell table:style-name="ce39" table:formula="of:=SQRT([.I41])" office:value-type="float" office:value="2.08798244457898" calcext:value-type="float">
            <text:p>2.0880</text:p>
          </table:table-cell>
          <table:table-cell table:style-name="ce39" table:formula="of:=0.5*[.J41]/SQRT([.I41])" office:value-type="float" office:value="0.0299685735598306" calcext:value-type="float">
            <text:p>0.0300</text:p>
          </table:table-cell>
          <table:table-cell/>
          <table:table-cell table:style-name="ce33" office:value-type="float" office:value="0.2841" calcext:value-type="float">
            <text:p>0.2841</text:p>
          </table:table-cell>
          <table:table-cell table:style-name="ce33" office:value-type="float" office:value="206.005903931" calcext:value-type="float">
            <text:p>206.0059</text:p>
          </table:table-cell>
          <table:table-cell table:number-columns-repeated="2" table:style-name="ce33" office:value-type="float" office:value="5.88904007075" calcext:value-type="float">
            <text:p>5.8890</text:p>
          </table:table-cell>
          <table:table-cell table:number-columns-repeated="1005"/>
        </table:table-row>
        <table:table-row table:style-name="ro1">
          <table:table-cell table:style-name="ce33" office:value-type="float" office:value="0.534" calcext:value-type="float">
            <text:p>0.5340</text:p>
          </table:table-cell>
          <table:table-cell table:style-name="ce33" office:value-type="float" office:value="0.536" calcext:value-type="float">
            <text:p>0.5360</text:p>
          </table:table-cell>
          <table:table-cell table:style-name="ce33" table:formula="of:=[.A42]+([.B42]-[.A42])/2" office:value-type="float" office:value="0.535" calcext:value-type="float">
            <text:p>0.5350</text:p>
          </table:table-cell>
          <table:table-cell table:formula="of:=[.C42]*[.C42]" office:value-type="float" office:value="0.286225" calcext:value-type="float">
            <text:p>0.2862</text:p>
          </table:table-cell>
          <table:table-cell table:style-name="ce58" office:value-type="float" office:value="212.440998" calcext:value-type="float">
            <text:p>212.44100</text:p>
          </table:table-cell>
          <table:table-cell table:style-name="ce58" office:value-type="float" office:value="5.04889" calcext:value-type="float">
            <text:p>5.04889</text:p>
          </table:table-cell>
          <table:table-cell/>
          <table:table-cell table:formula="of:=[.D42]" office:value-type="float" office:value="0.286225" calcext:value-type="float">
            <text:p>0.2862</text:p>
          </table:table-cell>
          <table:table-cell office:value-type="float" office:value="4.52365202638" calcext:value-type="float">
            <text:p>4.5237</text:p>
          </table:table-cell>
          <table:table-cell office:value-type="float" office:value="0.108049016464" calcext:value-type="float">
            <text:p>0.1080</text:p>
          </table:table-cell>
          <table:table-cell table:style-name="ce33" office:value-type="float" office:value="0.108049016464" calcext:value-type="float">
            <text:p>0.1080</text:p>
          </table:table-cell>
          <table:table-cell table:style-name="ce39" table:formula="of:=[.D42]" office:value-type="float" office:value="0.286225" calcext:value-type="float">
            <text:p>0.2862</text:p>
          </table:table-cell>
          <table:table-cell table:style-name="ce39" table:formula="of:=SQRT([.I42])" office:value-type="float" office:value="2.12688787348558" calcext:value-type="float">
            <text:p>2.1269</text:p>
          </table:table-cell>
          <table:table-cell table:style-name="ce39" table:formula="of:=0.5*[.J42]/SQRT([.I42])" office:value-type="float" office:value="0.0254007317007567" calcext:value-type="float">
            <text:p>0.0254</text:p>
          </table:table-cell>
          <table:table-cell/>
          <table:table-cell table:style-name="ce33" office:value-type="float" office:value="0.2862" calcext:value-type="float">
            <text:p>0.2862</text:p>
          </table:table-cell>
          <table:table-cell table:style-name="ce33" office:value-type="float" office:value="213.069217939" calcext:value-type="float">
            <text:p>213.0692</text:p>
          </table:table-cell>
          <table:table-cell table:number-columns-repeated="2" table:style-name="ce33" office:value-type="float" office:value="5.063884045" calcext:value-type="float">
            <text:p>5.0639</text:p>
          </table:table-cell>
          <table:table-cell table:number-columns-repeated="1005"/>
        </table:table-row>
        <table:table-row table:style-name="ro1">
          <table:table-cell table:style-name="ce33" office:value-type="float" office:value="0.536" calcext:value-type="float">
            <text:p>0.5360</text:p>
          </table:table-cell>
          <table:table-cell table:style-name="ce33" office:value-type="float" office:value="0.538" calcext:value-type="float">
            <text:p>0.5380</text:p>
          </table:table-cell>
          <table:table-cell table:style-name="ce33" table:formula="of:=[.A43]+([.B43]-[.A43])/2" office:value-type="float" office:value="0.537" calcext:value-type="float">
            <text:p>0.5370</text:p>
          </table:table-cell>
          <table:table-cell table:formula="of:=[.C43]*[.C43]" office:value-type="float" office:value="0.288369" calcext:value-type="float">
            <text:p>0.2884</text:p>
          </table:table-cell>
          <table:table-cell table:style-name="ce58" office:value-type="float" office:value="217.834415" calcext:value-type="float">
            <text:p>217.83442</text:p>
          </table:table-cell>
          <table:table-cell table:style-name="ce58" office:value-type="float" office:value="4.88096" calcext:value-type="float">
            <text:p>4.88096</text:p>
          </table:table-cell>
          <table:table-cell/>
          <table:table-cell table:formula="of:=[.D43]" office:value-type="float" office:value="0.288369" calcext:value-type="float">
            <text:p>0.2884</text:p>
          </table:table-cell>
          <table:table-cell office:value-type="float" office:value="4.65394754613" calcext:value-type="float">
            <text:p>4.6539</text:p>
          </table:table-cell>
          <table:table-cell office:value-type="float" office:value="0.104834908181" calcext:value-type="float">
            <text:p>0.1048</text:p>
          </table:table-cell>
          <table:table-cell table:style-name="ce33" office:value-type="float" office:value="0.104834908181" calcext:value-type="float">
            <text:p>0.1048</text:p>
          </table:table-cell>
          <table:table-cell table:style-name="ce39" table:formula="of:=[.D43]" office:value-type="float" office:value="0.288369" calcext:value-type="float">
            <text:p>0.2884</text:p>
          </table:table-cell>
          <table:table-cell table:style-name="ce39" table:formula="of:=SQRT([.I43])" office:value-type="float" office:value="2.15730098644811" calcext:value-type="float">
            <text:p>2.1573</text:p>
          </table:table-cell>
          <table:table-cell table:style-name="ce39" table:formula="of:=0.5*[.J43]/SQRT([.I43])" office:value-type="float" office:value="0.0242977008863296" calcext:value-type="float">
            <text:p>0.0243</text:p>
          </table:table-cell>
          <table:table-cell/>
          <table:table-cell table:style-name="ce33" office:value-type="float" office:value="0.2884" calcext:value-type="float">
            <text:p>0.2884</text:p>
          </table:table-cell>
          <table:table-cell table:style-name="ce33" office:value-type="float" office:value="218.465979706" calcext:value-type="float">
            <text:p>218.4660</text:p>
          </table:table-cell>
          <table:table-cell table:number-columns-repeated="2" table:style-name="ce33" office:value-type="float" office:value="4.89518055008" calcext:value-type="float">
            <text:p>4.8952</text:p>
          </table:table-cell>
          <table:table-cell table:number-columns-repeated="1005"/>
        </table:table-row>
        <table:table-row table:style-name="ro1">
          <table:table-cell table:style-name="ce33" office:value-type="float" office:value="0.538" calcext:value-type="float">
            <text:p>0.5380</text:p>
          </table:table-cell>
          <table:table-cell table:style-name="ce33" office:value-type="float" office:value="0.54" calcext:value-type="float">
            <text:p>0.5400</text:p>
          </table:table-cell>
          <table:table-cell table:style-name="ce33" table:formula="of:=[.A44]+([.B44]-[.A44])/2" office:value-type="float" office:value="0.539" calcext:value-type="float">
            <text:p>0.5390</text:p>
          </table:table-cell>
          <table:table-cell table:formula="of:=[.C44]*[.C44]" office:value-type="float" office:value="0.290521" calcext:value-type="float">
            <text:p>0.2905</text:p>
          </table:table-cell>
          <table:table-cell table:style-name="ce58" office:value-type="float" office:value="216.39526" calcext:value-type="float">
            <text:p>216.39526</text:p>
          </table:table-cell>
          <table:table-cell table:style-name="ce58" office:value-type="float" office:value="5.23306" calcext:value-type="float">
            <text:p>5.23306</text:p>
          </table:table-cell>
          <table:table-cell/>
          <table:table-cell table:formula="of:=[.D44]" office:value-type="float" office:value="0.290521" calcext:value-type="float">
            <text:p>0.2905</text:p>
          </table:table-cell>
          <table:table-cell office:value-type="float" office:value="4.63805150911" calcext:value-type="float">
            <text:p>4.6381</text:p>
          </table:table-cell>
          <table:table-cell office:value-type="float" office:value="0.112806852514" calcext:value-type="float">
            <text:p>0.1128</text:p>
          </table:table-cell>
          <table:table-cell table:style-name="ce33" office:value-type="float" office:value="0.112806852514" calcext:value-type="float">
            <text:p>0.1128</text:p>
          </table:table-cell>
          <table:table-cell table:style-name="ce39" table:formula="of:=[.D44]" office:value-type="float" office:value="0.290521" calcext:value-type="float">
            <text:p>0.2905</text:p>
          </table:table-cell>
          <table:table-cell table:style-name="ce39" table:formula="of:=SQRT([.I44])" office:value-type="float" office:value="2.1536135932683" calcext:value-type="float">
            <text:p>2.1536</text:p>
          </table:table-cell>
          <table:table-cell table:style-name="ce39" table:formula="of:=0.5*[.J44]/SQRT([.I44])" office:value-type="float" office:value="0.0261901329158137" calcext:value-type="float">
            <text:p>0.0262</text:p>
          </table:table-cell>
          <table:table-cell/>
          <table:table-cell table:style-name="ce33" office:value-type="float" office:value="0.2905" calcext:value-type="float">
            <text:p>0.2905</text:p>
          </table:table-cell>
          <table:table-cell table:style-name="ce33" office:value-type="float" office:value="217.014138786" calcext:value-type="float">
            <text:p>217.0141</text:p>
          </table:table-cell>
          <table:table-cell table:number-columns-repeated="2" table:style-name="ce33" office:value-type="float" office:value="5.2481131584" calcext:value-type="float">
            <text:p>5.2481</text:p>
          </table:table-cell>
          <table:table-cell table:number-columns-repeated="1005"/>
        </table:table-row>
        <table:table-row table:style-name="ro1">
          <table:table-cell table:style-name="ce33" office:value-type="float" office:value="0.54" calcext:value-type="float">
            <text:p>0.5400</text:p>
          </table:table-cell>
          <table:table-cell table:style-name="ce33" office:value-type="float" office:value="0.542" calcext:value-type="float">
            <text:p>0.5420</text:p>
          </table:table-cell>
          <table:table-cell table:style-name="ce33" table:formula="of:=[.A45]+([.B45]-[.A45])/2" office:value-type="float" office:value="0.541" calcext:value-type="float">
            <text:p>0.5410</text:p>
          </table:table-cell>
          <table:table-cell table:formula="of:=[.C45]*[.C45]" office:value-type="float" office:value="0.292681" calcext:value-type="float">
            <text:p>0.2927</text:p>
          </table:table-cell>
          <table:table-cell table:style-name="ce58" office:value-type="float" office:value="222.31316" calcext:value-type="float">
            <text:p>222.31316</text:p>
          </table:table-cell>
          <table:table-cell table:style-name="ce58" office:value-type="float" office:value="6.02197" calcext:value-type="float">
            <text:p>6.02197</text:p>
          </table:table-cell>
          <table:table-cell/>
          <table:table-cell table:formula="of:=[.D45]" office:value-type="float" office:value="0.292681" calcext:value-type="float">
            <text:p>0.2927</text:p>
          </table:table-cell>
          <table:table-cell office:value-type="float" office:value="4.7809248649" calcext:value-type="float">
            <text:p>4.7809</text:p>
          </table:table-cell>
          <table:table-cell office:value-type="float" office:value="0.130074925179" calcext:value-type="float">
            <text:p>0.1301</text:p>
          </table:table-cell>
          <table:table-cell table:style-name="ce33" office:value-type="float" office:value="0.130074925179" calcext:value-type="float">
            <text:p>0.1301</text:p>
          </table:table-cell>
          <table:table-cell table:style-name="ce39" table:formula="of:=[.D45]" office:value-type="float" office:value="0.292681" calcext:value-type="float">
            <text:p>0.2927</text:p>
          </table:table-cell>
          <table:table-cell table:style-name="ce39" table:formula="of:=SQRT([.I45])" office:value-type="float" office:value="2.18653261235683" calcext:value-type="float">
            <text:p>2.1865</text:p>
          </table:table-cell>
          <table:table-cell table:style-name="ce39" table:formula="of:=0.5*[.J45]/SQRT([.I45])" office:value-type="float" office:value="0.029744565538127" calcext:value-type="float">
            <text:p>0.0297</text:p>
          </table:table-cell>
          <table:table-cell/>
          <table:table-cell table:style-name="ce33" office:value-type="float" office:value="0.2927" calcext:value-type="float">
            <text:p>0.2927</text:p>
          </table:table-cell>
          <table:table-cell table:style-name="ce33" office:value-type="float" office:value="222.935920005" calcext:value-type="float">
            <text:p>222.9359</text:p>
          </table:table-cell>
          <table:table-cell table:number-columns-repeated="2" table:style-name="ce33" office:value-type="float" office:value="6.03889773685" calcext:value-type="float">
            <text:p>6.0389</text:p>
          </table:table-cell>
          <table:table-cell table:number-columns-repeated="1005"/>
        </table:table-row>
        <table:table-row table:style-name="ro1">
          <table:table-cell table:style-name="ce33" office:value-type="float" office:value="0.542" calcext:value-type="float">
            <text:p>0.5420</text:p>
          </table:table-cell>
          <table:table-cell table:style-name="ce33" office:value-type="float" office:value="0.544" calcext:value-type="float">
            <text:p>0.5440</text:p>
          </table:table-cell>
          <table:table-cell table:style-name="ce33" table:formula="of:=[.A46]+([.B46]-[.A46])/2" office:value-type="float" office:value="0.543" calcext:value-type="float">
            <text:p>0.5430</text:p>
          </table:table-cell>
          <table:table-cell table:formula="of:=[.C46]*[.C46]" office:value-type="float" office:value="0.294849" calcext:value-type="float">
            <text:p>0.2948</text:p>
          </table:table-cell>
          <table:table-cell table:style-name="ce58" office:value-type="float" office:value="227.739892" calcext:value-type="float">
            <text:p>227.73989</text:p>
          </table:table-cell>
          <table:table-cell table:style-name="ce58" office:value-type="float" office:value="5.73655" calcext:value-type="float">
            <text:p>5.73655</text:p>
          </table:table-cell>
          <table:table-cell/>
          <table:table-cell table:formula="of:=[.D46]" office:value-type="float" office:value="0.294849" calcext:value-type="float">
            <text:p>0.2948</text:p>
          </table:table-cell>
          <table:table-cell office:value-type="float" office:value="4.91341312213" calcext:value-type="float">
            <text:p>4.9134</text:p>
          </table:table-cell>
          <table:table-cell office:value-type="float" office:value="0.12435028745" calcext:value-type="float">
            <text:p>0.1244</text:p>
          </table:table-cell>
          <table:table-cell table:style-name="ce33" office:value-type="float" office:value="0.12435028745" calcext:value-type="float">
            <text:p>0.1244</text:p>
          </table:table-cell>
          <table:table-cell table:style-name="ce39" table:formula="of:=[.D46]" office:value-type="float" office:value="0.294849" calcext:value-type="float">
            <text:p>0.2948</text:p>
          </table:table-cell>
          <table:table-cell table:style-name="ce39" table:formula="of:=SQRT([.I46])" office:value-type="float" office:value="2.21662200704811" calcext:value-type="float">
            <text:p>2.2166</text:p>
          </table:table-cell>
          <table:table-cell table:style-name="ce39" table:formula="of:=0.5*[.J46]/SQRT([.I46])" office:value-type="float" office:value="0.0280495021376238" calcext:value-type="float">
            <text:p>0.0280</text:p>
          </table:table-cell>
          <table:table-cell/>
          <table:table-cell table:style-name="ce33" office:value-type="float" office:value="0.2948" calcext:value-type="float">
            <text:p>0.2948</text:p>
          </table:table-cell>
          <table:table-cell table:style-name="ce33" office:value-type="float" office:value="228.364188588" calcext:value-type="float">
            <text:p>228.3642</text:p>
          </table:table-cell>
          <table:table-cell table:number-columns-repeated="2" table:style-name="ce33" office:value-type="float" office:value="5.75233998678" calcext:value-type="float">
            <text:p>5.7523</text:p>
          </table:table-cell>
          <table:table-cell table:number-columns-repeated="1005"/>
        </table:table-row>
        <table:table-row table:style-name="ro1">
          <table:table-cell table:style-name="ce33" office:value-type="float" office:value="0.544" calcext:value-type="float">
            <text:p>0.5440</text:p>
          </table:table-cell>
          <table:table-cell table:style-name="ce33" office:value-type="float" office:value="0.546" calcext:value-type="float">
            <text:p>0.5460</text:p>
          </table:table-cell>
          <table:table-cell table:style-name="ce33" table:formula="of:=[.A47]+([.B47]-[.A47])/2" office:value-type="float" office:value="0.545" calcext:value-type="float">
            <text:p>0.5450</text:p>
          </table:table-cell>
          <table:table-cell table:formula="of:=[.C47]*[.C47]" office:value-type="float" office:value="0.297025" calcext:value-type="float">
            <text:p>0.2970</text:p>
          </table:table-cell>
          <table:table-cell table:style-name="ce58" office:value-type="float" office:value="225.003058" calcext:value-type="float">
            <text:p>225.00306</text:p>
          </table:table-cell>
          <table:table-cell table:style-name="ce58" office:value-type="float" office:value="5.73778" calcext:value-type="float">
            <text:p>5.73778</text:p>
          </table:table-cell>
          <table:table-cell/>
          <table:table-cell table:formula="of:=[.D47]" office:value-type="float" office:value="0.297025" calcext:value-type="float">
            <text:p>0.2970</text:p>
          </table:table-cell>
          <table:table-cell office:value-type="float" office:value="4.87084673787" calcext:value-type="float">
            <text:p>4.8708</text:p>
          </table:table-cell>
          <table:table-cell office:value-type="float" office:value="0.124888862649" calcext:value-type="float">
            <text:p>0.1249</text:p>
          </table:table-cell>
          <table:table-cell table:style-name="ce33" office:value-type="float" office:value="0.124888862649" calcext:value-type="float">
            <text:p>0.1249</text:p>
          </table:table-cell>
          <table:table-cell table:style-name="ce39" table:formula="of:=[.D47]" office:value-type="float" office:value="0.297025" calcext:value-type="float">
            <text:p>0.2970</text:p>
          </table:table-cell>
          <table:table-cell table:style-name="ce39" table:formula="of:=SQRT([.I47])" office:value-type="float" office:value="2.20699948751014" calcext:value-type="float">
            <text:p>2.2070</text:p>
          </table:table-cell>
          <table:table-cell table:style-name="ce39" table:formula="of:=0.5*[.J47]/SQRT([.I47])" office:value-type="float" office:value="0.0282938132418634" calcext:value-type="float">
            <text:p>0.0283</text:p>
          </table:table-cell>
          <table:table-cell/>
          <table:table-cell table:style-name="ce33" office:value-type="float" office:value="0.297" calcext:value-type="float">
            <text:p>0.2970</text:p>
          </table:table-cell>
          <table:table-cell table:style-name="ce33" office:value-type="float" office:value="225.606485268" calcext:value-type="float">
            <text:p>225.6065</text:p>
          </table:table-cell>
          <table:table-cell table:number-columns-repeated="2" table:style-name="ce33" office:value-type="float" office:value="5.75325356677" calcext:value-type="float">
            <text:p>5.7533</text:p>
          </table:table-cell>
          <table:table-cell table:number-columns-repeated="1005"/>
        </table:table-row>
        <table:table-row table:style-name="ro1">
          <table:table-cell table:style-name="ce33" office:value-type="float" office:value="0.546" calcext:value-type="float">
            <text:p>0.5460</text:p>
          </table:table-cell>
          <table:table-cell table:style-name="ce33" office:value-type="float" office:value="0.548" calcext:value-type="float">
            <text:p>0.5480</text:p>
          </table:table-cell>
          <table:table-cell table:style-name="ce33" table:formula="of:=[.A48]+([.B48]-[.A48])/2" office:value-type="float" office:value="0.547" calcext:value-type="float">
            <text:p>0.5470</text:p>
          </table:table-cell>
          <table:table-cell table:formula="of:=[.C48]*[.C48]" office:value-type="float" office:value="0.299209" calcext:value-type="float">
            <text:p>0.2992</text:p>
          </table:table-cell>
          <table:table-cell table:style-name="ce58" office:value-type="float" office:value="234.541539" calcext:value-type="float">
            <text:p>234.54154</text:p>
          </table:table-cell>
          <table:table-cell table:style-name="ce58" office:value-type="float" office:value="6.2325" calcext:value-type="float">
            <text:p>6.23250</text:p>
          </table:table-cell>
          <table:table-cell/>
          <table:table-cell table:formula="of:=[.D48]" office:value-type="float" office:value="0.299209" calcext:value-type="float">
            <text:p>0.2992</text:p>
          </table:table-cell>
          <table:table-cell office:value-type="float" office:value="5.09464158287" calcext:value-type="float">
            <text:p>5.0946</text:p>
          </table:table-cell>
          <table:table-cell office:value-type="float" office:value="0.136089584931" calcext:value-type="float">
            <text:p>0.1361</text:p>
          </table:table-cell>
          <table:table-cell table:style-name="ce33" office:value-type="float" office:value="0.136089584931" calcext:value-type="float">
            <text:p>0.1361</text:p>
          </table:table-cell>
          <table:table-cell table:style-name="ce39" table:formula="of:=[.D48]" office:value-type="float" office:value="0.299209" calcext:value-type="float">
            <text:p>0.2992</text:p>
          </table:table-cell>
          <table:table-cell table:style-name="ce39" table:formula="of:=SQRT([.I48])" office:value-type="float" office:value="2.25713127284835" calcext:value-type="float">
            <text:p>2.2571</text:p>
          </table:table-cell>
          <table:table-cell table:style-name="ce39" table:formula="of:=0.5*[.J48]/SQRT([.I48])" office:value-type="float" office:value="0.0301465817624475" calcext:value-type="float">
            <text:p>0.0301</text:p>
          </table:table-cell>
          <table:table-cell/>
          <table:table-cell table:style-name="ce33" office:value-type="float" office:value="0.2992" calcext:value-type="float">
            <text:p>0.2992</text:p>
          </table:table-cell>
          <table:table-cell table:style-name="ce33" office:value-type="float" office:value="235.156521665" calcext:value-type="float">
            <text:p>235.1565</text:p>
          </table:table-cell>
          <table:table-cell table:number-columns-repeated="2" table:style-name="ce33" office:value-type="float" office:value="6.24892769133" calcext:value-type="float">
            <text:p>6.2489</text:p>
          </table:table-cell>
          <table:table-cell table:number-columns-repeated="1005"/>
        </table:table-row>
        <table:table-row table:style-name="ro1">
          <table:table-cell table:style-name="ce33" office:value-type="float" office:value="0.548" calcext:value-type="float">
            <text:p>0.5480</text:p>
          </table:table-cell>
          <table:table-cell table:style-name="ce33" office:value-type="float" office:value="0.55" calcext:value-type="float">
            <text:p>0.5500</text:p>
          </table:table-cell>
          <table:table-cell table:style-name="ce33" table:formula="of:=[.A49]+([.B49]-[.A49])/2" office:value-type="float" office:value="0.549" calcext:value-type="float">
            <text:p>0.5490</text:p>
          </table:table-cell>
          <table:table-cell table:formula="of:=[.C49]*[.C49]" office:value-type="float" office:value="0.301401" calcext:value-type="float">
            <text:p>0.3014</text:p>
          </table:table-cell>
          <table:table-cell table:style-name="ce58" office:value-type="float" office:value="235.787519" calcext:value-type="float">
            <text:p>235.78752</text:p>
          </table:table-cell>
          <table:table-cell table:style-name="ce58" office:value-type="float" office:value="5.23052" calcext:value-type="float">
            <text:p>5.23052</text:p>
          </table:table-cell>
          <table:table-cell/>
          <table:table-cell table:formula="of:=[.D49]" office:value-type="float" office:value="0.301401" calcext:value-type="float">
            <text:p>0.3014</text:p>
          </table:table-cell>
          <table:table-cell office:value-type="float" office:value="5.13922979617" calcext:value-type="float">
            <text:p>5.1392</text:p>
          </table:table-cell>
          <table:table-cell office:value-type="float" office:value="0.114719832685" calcext:value-type="float">
            <text:p>0.1147</text:p>
          </table:table-cell>
          <table:table-cell table:style-name="ce33" office:value-type="float" office:value="0.114719832685" calcext:value-type="float">
            <text:p>0.1147</text:p>
          </table:table-cell>
          <table:table-cell table:style-name="ce39" table:formula="of:=[.D49]" office:value-type="float" office:value="0.301401" calcext:value-type="float">
            <text:p>0.3014</text:p>
          </table:table-cell>
          <table:table-cell table:style-name="ce39" table:formula="of:=SQRT([.I49])" office:value-type="float" office:value="2.26698694221427" calcext:value-type="float">
            <text:p>2.2670</text:p>
          </table:table-cell>
          <table:table-cell table:style-name="ce39" table:formula="of:=0.5*[.J49]/SQRT([.I49])" office:value-type="float" office:value="0.0253022702841305" calcext:value-type="float">
            <text:p>0.0253</text:p>
          </table:table-cell>
          <table:table-cell/>
          <table:table-cell table:style-name="ce33" office:value-type="float" office:value="0.3014" calcext:value-type="float">
            <text:p>0.3014</text:p>
          </table:table-cell>
          <table:table-cell table:style-name="ce33" office:value-type="float" office:value="236.39158504" calcext:value-type="float">
            <text:p>236.3916</text:p>
          </table:table-cell>
          <table:table-cell table:number-columns-repeated="2" table:style-name="ce33" office:value-type="float" office:value="5.24402331108" calcext:value-type="float">
            <text:p>5.2440</text:p>
          </table:table-cell>
          <table:table-cell table:number-columns-repeated="1005"/>
        </table:table-row>
        <table:table-row table:style-name="ro1">
          <table:table-cell table:style-name="ce33" office:value-type="float" office:value="0.55" calcext:value-type="float">
            <text:p>0.5500</text:p>
          </table:table-cell>
          <table:table-cell table:style-name="ce33" office:value-type="float" office:value="0.552" calcext:value-type="float">
            <text:p>0.5520</text:p>
          </table:table-cell>
          <table:table-cell table:style-name="ce33" table:formula="of:=[.A50]+([.B50]-[.A50])/2" office:value-type="float" office:value="0.551" calcext:value-type="float">
            <text:p>0.5510</text:p>
          </table:table-cell>
          <table:table-cell table:formula="of:=[.C50]*[.C50]" office:value-type="float" office:value="0.303601" calcext:value-type="float">
            <text:p>0.3036</text:p>
          </table:table-cell>
          <table:table-cell table:style-name="ce58" office:value-type="float" office:value="236.244793" calcext:value-type="float">
            <text:p>236.24479</text:p>
          </table:table-cell>
          <table:table-cell table:style-name="ce58" office:value-type="float" office:value="5.65545" calcext:value-type="float">
            <text:p>5.65545</text:p>
          </table:table-cell>
          <table:table-cell/>
          <table:table-cell table:formula="of:=[.D50]" office:value-type="float" office:value="0.303601" calcext:value-type="float">
            <text:p>0.3036</text:p>
          </table:table-cell>
          <table:table-cell office:value-type="float" office:value="5.16677223875" calcext:value-type="float">
            <text:p>5.1668</text:p>
          </table:table-cell>
          <table:table-cell office:value-type="float" office:value="0.124406230717" calcext:value-type="float">
            <text:p>0.1244</text:p>
          </table:table-cell>
          <table:table-cell table:style-name="ce33" office:value-type="float" office:value="0.124406230717" calcext:value-type="float">
            <text:p>0.1244</text:p>
          </table:table-cell>
          <table:table-cell table:style-name="ce39" table:formula="of:=[.D50]" office:value-type="float" office:value="0.303601" calcext:value-type="float">
            <text:p>0.3036</text:p>
          </table:table-cell>
          <table:table-cell table:style-name="ce39" table:formula="of:=SQRT([.I50])" office:value-type="float" office:value="2.27305350547452" calcext:value-type="float">
            <text:p>2.2731</text:p>
          </table:table-cell>
          <table:table-cell table:style-name="ce39" table:formula="of:=0.5*[.J50]/SQRT([.I50])" office:value-type="float" office:value="0.0273654426561836" calcext:value-type="float">
            <text:p>0.0274</text:p>
          </table:table-cell>
          <table:table-cell/>
          <table:table-cell table:style-name="ce33" office:value-type="float" office:value="0.3036" calcext:value-type="float">
            <text:p>0.3036</text:p>
          </table:table-cell>
          <table:table-cell table:style-name="ce33" office:value-type="float" office:value="236.831023427" calcext:value-type="float">
            <text:p>236.8310</text:p>
          </table:table-cell>
          <table:table-cell table:number-columns-repeated="2" table:style-name="ce33" office:value-type="float" office:value="5.66957964412" calcext:value-type="float">
            <text:p>5.6696</text:p>
          </table:table-cell>
          <table:table-cell table:number-columns-repeated="1005"/>
        </table:table-row>
        <table:table-row table:style-name="ro1">
          <table:table-cell table:style-name="ce33" office:value-type="float" office:value="0.552" calcext:value-type="float">
            <text:p>0.5520</text:p>
          </table:table-cell>
          <table:table-cell table:style-name="ce33" office:value-type="float" office:value="0.554" calcext:value-type="float">
            <text:p>0.5540</text:p>
          </table:table-cell>
          <table:table-cell table:style-name="ce33" table:formula="of:=[.A51]+([.B51]-[.A51])/2" office:value-type="float" office:value="0.553" calcext:value-type="float">
            <text:p>0.5530</text:p>
          </table:table-cell>
          <table:table-cell table:formula="of:=[.C51]*[.C51]" office:value-type="float" office:value="0.305809" calcext:value-type="float">
            <text:p>0.3058</text:p>
          </table:table-cell>
          <table:table-cell table:style-name="ce58" office:value-type="float" office:value="235.052404" calcext:value-type="float">
            <text:p>235.05240</text:p>
          </table:table-cell>
          <table:table-cell table:style-name="ce58" office:value-type="float" office:value="6.10188" calcext:value-type="float">
            <text:p>6.10188</text:p>
          </table:table-cell>
          <table:table-cell/>
          <table:table-cell table:formula="of:=[.D51]" office:value-type="float" office:value="0.305809" calcext:value-type="float">
            <text:p>0.3058</text:p>
          </table:table-cell>
          <table:table-cell office:value-type="float" office:value="5.15839986872" calcext:value-type="float">
            <text:p>5.1584</text:p>
          </table:table-cell>
          <table:table-cell office:value-type="float" office:value="0.134628338332" calcext:value-type="float">
            <text:p>0.1346</text:p>
          </table:table-cell>
          <table:table-cell table:style-name="ce33" office:value-type="float" office:value="0.134628338332" calcext:value-type="float">
            <text:p>0.1346</text:p>
          </table:table-cell>
          <table:table-cell table:style-name="ce39" table:formula="of:=[.D51]" office:value-type="float" office:value="0.305809" calcext:value-type="float">
            <text:p>0.3058</text:p>
          </table:table-cell>
          <table:table-cell table:style-name="ce39" table:formula="of:=SQRT([.I51])" office:value-type="float" office:value="2.27121110175166" calcext:value-type="float">
            <text:p>2.2712</text:p>
          </table:table-cell>
          <table:table-cell table:style-name="ce39" table:formula="of:=0.5*[.J51]/SQRT([.I51])" office:value-type="float" office:value="0.0296380063984736" calcext:value-type="float">
            <text:p>0.0296</text:p>
          </table:table-cell>
          <table:table-cell/>
          <table:table-cell table:style-name="ce33" office:value-type="float" office:value="0.3058" calcext:value-type="float">
            <text:p>0.3058</text:p>
          </table:table-cell>
          <table:table-cell table:style-name="ce33" office:value-type="float" office:value="235.621373062" calcext:value-type="float">
            <text:p>235.6214</text:p>
          </table:table-cell>
          <table:table-cell table:number-columns-repeated="2" table:style-name="ce33" office:value-type="float" office:value="6.1167382789" calcext:value-type="float">
            <text:p>6.1167</text:p>
          </table:table-cell>
          <table:table-cell table:number-columns-repeated="1005"/>
        </table:table-row>
        <table:table-row table:style-name="ro1">
          <table:table-cell table:style-name="ce33" office:value-type="float" office:value="0.554" calcext:value-type="float">
            <text:p>0.5540</text:p>
          </table:table-cell>
          <table:table-cell table:style-name="ce33" office:value-type="float" office:value="0.556" calcext:value-type="float">
            <text:p>0.5560</text:p>
          </table:table-cell>
          <table:table-cell table:style-name="ce33" table:formula="of:=[.A52]+([.B52]-[.A52])/2" office:value-type="float" office:value="0.555" calcext:value-type="float">
            <text:p>0.5550</text:p>
          </table:table-cell>
          <table:table-cell table:formula="of:=[.C52]*[.C52]" office:value-type="float" office:value="0.308025" calcext:value-type="float">
            <text:p>0.3080</text:p>
          </table:table-cell>
          <table:table-cell table:style-name="ce58" office:value-type="float" office:value="244.257821" calcext:value-type="float">
            <text:p>244.25782</text:p>
          </table:table-cell>
          <table:table-cell table:style-name="ce58" office:value-type="float" office:value="6.03505" calcext:value-type="float">
            <text:p>6.03505</text:p>
          </table:table-cell>
          <table:table-cell/>
          <table:table-cell table:formula="of:=[.D52]" office:value-type="float" office:value="0.308025" calcext:value-type="float">
            <text:p>0.3080</text:p>
          </table:table-cell>
          <table:table-cell office:value-type="float" office:value="5.37893636761" calcext:value-type="float">
            <text:p>5.3789</text:p>
          </table:table-cell>
          <table:table-cell office:value-type="float" office:value="0.133649937588" calcext:value-type="float">
            <text:p>0.1336</text:p>
          </table:table-cell>
          <table:table-cell table:style-name="ce33" office:value-type="float" office:value="0.133649937588" calcext:value-type="float">
            <text:p>0.1336</text:p>
          </table:table-cell>
          <table:table-cell table:style-name="ce39" table:formula="of:=[.D52]" office:value-type="float" office:value="0.308025" calcext:value-type="float">
            <text:p>0.3080</text:p>
          </table:table-cell>
          <table:table-cell table:style-name="ce39" table:formula="of:=SQRT([.I52])" office:value-type="float" office:value="2.31925340737273" calcext:value-type="float">
            <text:p>2.3193</text:p>
          </table:table-cell>
          <table:table-cell table:style-name="ce39" table:formula="of:=0.5*[.J52]/SQRT([.I52])" office:value-type="float" office:value="0.0288131381338359" calcext:value-type="float">
            <text:p>0.0288</text:p>
          </table:table-cell>
          <table:table-cell/>
          <table:table-cell table:style-name="ce33" office:value-type="float" office:value="0.308" calcext:value-type="float">
            <text:p>0.3080</text:p>
          </table:table-cell>
          <table:table-cell table:style-name="ce33" office:value-type="float" office:value="244.834133444" calcext:value-type="float">
            <text:p>244.8341</text:p>
          </table:table-cell>
          <table:table-cell table:number-columns-repeated="2" table:style-name="ce33" office:value-type="float" office:value="6.04938539032" calcext:value-type="float">
            <text:p>6.0494</text:p>
          </table:table-cell>
          <table:table-cell table:number-columns-repeated="1005"/>
        </table:table-row>
        <table:table-row table:style-name="ro1">
          <table:table-cell table:style-name="ce33" office:value-type="float" office:value="0.556" calcext:value-type="float">
            <text:p>0.5560</text:p>
          </table:table-cell>
          <table:table-cell table:style-name="ce33" office:value-type="float" office:value="0.558" calcext:value-type="float">
            <text:p>0.5580</text:p>
          </table:table-cell>
          <table:table-cell table:style-name="ce33" table:formula="of:=[.A53]+([.B53]-[.A53])/2" office:value-type="float" office:value="0.557" calcext:value-type="float">
            <text:p>0.5570</text:p>
          </table:table-cell>
          <table:table-cell table:formula="of:=[.C53]*[.C53]" office:value-type="float" office:value="0.310249" calcext:value-type="float">
            <text:p>0.3102</text:p>
          </table:table-cell>
          <table:table-cell table:style-name="ce58" office:value-type="float" office:value="241.29559" calcext:value-type="float">
            <text:p>241.29559</text:p>
          </table:table-cell>
          <table:table-cell table:style-name="ce58" office:value-type="float" office:value="6.26508" calcext:value-type="float">
            <text:p>6.26508</text:p>
          </table:table-cell>
          <table:table-cell/>
          <table:table-cell table:formula="of:=[.D53]" office:value-type="float" office:value="0.310249" calcext:value-type="float">
            <text:p>0.3102</text:p>
          </table:table-cell>
          <table:table-cell office:value-type="float" office:value="5.33210822764" calcext:value-type="float">
            <text:p>5.3321</text:p>
          </table:table-cell>
          <table:table-cell office:value-type="float" office:value="0.13918693361" calcext:value-type="float">
            <text:p>0.1392</text:p>
          </table:table-cell>
          <table:table-cell table:style-name="ce33" office:value-type="float" office:value="0.13918693361" calcext:value-type="float">
            <text:p>0.1392</text:p>
          </table:table-cell>
          <table:table-cell table:style-name="ce39" table:formula="of:=[.D53]" office:value-type="float" office:value="0.310249" calcext:value-type="float">
            <text:p>0.3102</text:p>
          </table:table-cell>
          <table:table-cell table:style-name="ce39" table:formula="of:=SQRT([.I53])" office:value-type="float" office:value="2.30913581836149" calcext:value-type="float">
            <text:p>2.3091</text:p>
          </table:table-cell>
          <table:table-cell table:style-name="ce39" table:formula="of:=0.5*[.J53]/SQRT([.I53])" office:value-type="float" office:value="0.030138316790037" calcext:value-type="float">
            <text:p>0.0301</text:p>
          </table:table-cell>
          <table:table-cell/>
          <table:table-cell table:style-name="ce33" office:value-type="float" office:value="0.3102" calcext:value-type="float">
            <text:p>0.3102</text:p>
          </table:table-cell>
          <table:table-cell table:style-name="ce33" office:value-type="float" office:value="241.85007519" calcext:value-type="float">
            <text:p>241.8501</text:p>
          </table:table-cell>
          <table:table-cell table:number-columns-repeated="2" table:style-name="ce33" office:value-type="float" office:value="6.27956709552" calcext:value-type="float">
            <text:p>6.2796</text:p>
          </table:table-cell>
          <table:table-cell table:number-columns-repeated="1005"/>
        </table:table-row>
        <table:table-row table:style-name="ro1">
          <table:table-cell table:style-name="ce33" office:value-type="float" office:value="0.558" calcext:value-type="float">
            <text:p>0.5580</text:p>
          </table:table-cell>
          <table:table-cell table:style-name="ce33" office:value-type="float" office:value="0.56" calcext:value-type="float">
            <text:p>0.5600</text:p>
          </table:table-cell>
          <table:table-cell table:style-name="ce33" table:formula="of:=[.A54]+([.B54]-[.A54])/2" office:value-type="float" office:value="0.559" calcext:value-type="float">
            <text:p>0.5590</text:p>
          </table:table-cell>
          <table:table-cell table:formula="of:=[.C54]*[.C54]" office:value-type="float" office:value="0.312481" calcext:value-type="float">
            <text:p>0.3125</text:p>
          </table:table-cell>
          <table:table-cell table:style-name="ce58" office:value-type="float" office:value="238.944392" calcext:value-type="float">
            <text:p>238.94439</text:p>
          </table:table-cell>
          <table:table-cell table:style-name="ce58" office:value-type="float" office:value="4.8896" calcext:value-type="float">
            <text:p>4.88960</text:p>
          </table:table-cell>
          <table:table-cell/>
          <table:table-cell table:formula="of:=[.D54]" office:value-type="float" office:value="0.312481" calcext:value-type="float">
            <text:p>0.3125</text:p>
          </table:table-cell>
          <table:table-cell office:value-type="float" office:value="5.29934040722" calcext:value-type="float">
            <text:p>5.2993</text:p>
          </table:table-cell>
          <table:table-cell office:value-type="float" office:value="0.109285337176" calcext:value-type="float">
            <text:p>0.1093</text:p>
          </table:table-cell>
          <table:table-cell table:style-name="ce33" office:value-type="float" office:value="0.109285337176" calcext:value-type="float">
            <text:p>0.1093</text:p>
          </table:table-cell>
          <table:table-cell table:style-name="ce39" table:formula="of:=[.D54]" office:value-type="float" office:value="0.312481" calcext:value-type="float">
            <text:p>0.3125</text:p>
          </table:table-cell>
          <table:table-cell table:style-name="ce39" table:formula="of:=SQRT([.I54])" office:value-type="float" office:value="2.30202962778936" calcext:value-type="float">
            <text:p>2.3020</text:p>
          </table:table-cell>
          <table:table-cell table:style-name="ce39" table:formula="of:=0.5*[.J54]/SQRT([.I54])" office:value-type="float" office:value="0.0237367355868801" calcext:value-type="float">
            <text:p>0.0237</text:p>
          </table:table-cell>
          <table:table-cell/>
          <table:table-cell table:style-name="ce33" office:value-type="float" office:value="0.3125" calcext:value-type="float">
            <text:p>0.3125</text:p>
          </table:table-cell>
          <table:table-cell table:style-name="ce33" office:value-type="float" office:value="239.478895673" calcext:value-type="float">
            <text:p>239.4789</text:p>
          </table:table-cell>
          <table:table-cell table:number-columns-repeated="2" table:style-name="ce33" office:value-type="float" office:value="4.90068588908" calcext:value-type="float">
            <text:p>4.9007</text:p>
          </table:table-cell>
          <table:table-cell table:number-columns-repeated="1005"/>
        </table:table-row>
        <table:table-row table:style-name="ro1">
          <table:table-cell table:style-name="ce33" office:value-type="float" office:value="0.56" calcext:value-type="float">
            <text:p>0.5600</text:p>
          </table:table-cell>
          <table:table-cell table:style-name="ce33" office:value-type="float" office:value="0.562" calcext:value-type="float">
            <text:p>0.5620</text:p>
          </table:table-cell>
          <table:table-cell table:style-name="ce33" table:formula="of:=[.A55]+([.B55]-[.A55])/2" office:value-type="float" office:value="0.561" calcext:value-type="float">
            <text:p>0.5610</text:p>
          </table:table-cell>
          <table:table-cell table:formula="of:=[.C55]*[.C55]" office:value-type="float" office:value="0.314721" calcext:value-type="float">
            <text:p>0.3147</text:p>
          </table:table-cell>
          <table:table-cell table:style-name="ce58" office:value-type="float" office:value="247.561147" calcext:value-type="float">
            <text:p>247.56115</text:p>
          </table:table-cell>
          <table:table-cell table:style-name="ce58" office:value-type="float" office:value="5.95113" calcext:value-type="float">
            <text:p>5.95113</text:p>
          </table:table-cell>
          <table:table-cell/>
          <table:table-cell table:formula="of:=[.D55]" office:value-type="float" office:value="0.314721" calcext:value-type="float">
            <text:p>0.3147</text:p>
          </table:table-cell>
          <table:table-cell office:value-type="float" office:value="5.50955237193" calcext:value-type="float">
            <text:p>5.5096</text:p>
          </table:table-cell>
          <table:table-cell office:value-type="float" office:value="0.133320916032" calcext:value-type="float">
            <text:p>0.1333</text:p>
          </table:table-cell>
          <table:table-cell table:style-name="ce33" office:value-type="float" office:value="0.133320916032" calcext:value-type="float">
            <text:p>0.1333</text:p>
          </table:table-cell>
          <table:table-cell table:style-name="ce39" table:formula="of:=[.D55]" office:value-type="float" office:value="0.314721" calcext:value-type="float">
            <text:p>0.3147</text:p>
          </table:table-cell>
          <table:table-cell table:style-name="ce39" table:formula="of:=SQRT([.I55])" office:value-type="float" office:value="2.34724356893996" calcext:value-type="float">
            <text:p>2.3472</text:p>
          </table:table-cell>
          <table:table-cell table:style-name="ce39" table:formula="of:=0.5*[.J55]/SQRT([.I55])" office:value-type="float" office:value="0.0283994634805218" calcext:value-type="float">
            <text:p>0.0284</text:p>
          </table:table-cell>
          <table:table-cell/>
          <table:table-cell table:style-name="ce33" office:value-type="float" office:value="0.3147" calcext:value-type="float">
            <text:p>0.3147</text:p>
          </table:table-cell>
          <table:table-cell table:style-name="ce33" office:value-type="float" office:value="248.099549754" calcext:value-type="float">
            <text:p>248.0995</text:p>
          </table:table-cell>
          <table:table-cell table:number-columns-repeated="2" table:style-name="ce33" office:value-type="float" office:value="5.96420324428" calcext:value-type="float">
            <text:p>5.9642</text:p>
          </table:table-cell>
          <table:table-cell table:number-columns-repeated="1005"/>
        </table:table-row>
        <table:table-row table:style-name="ro1">
          <table:table-cell table:style-name="ce33" office:value-type="float" office:value="0.562" calcext:value-type="float">
            <text:p>0.5620</text:p>
          </table:table-cell>
          <table:table-cell table:style-name="ce33" office:value-type="float" office:value="0.564" calcext:value-type="float">
            <text:p>0.5640</text:p>
          </table:table-cell>
          <table:table-cell table:style-name="ce33" table:formula="of:=[.A56]+([.B56]-[.A56])/2" office:value-type="float" office:value="0.563" calcext:value-type="float">
            <text:p>0.5630</text:p>
          </table:table-cell>
          <table:table-cell table:formula="of:=[.C56]*[.C56]" office:value-type="float" office:value="0.316969" calcext:value-type="float">
            <text:p>0.3170</text:p>
          </table:table-cell>
          <table:table-cell table:style-name="ce58" office:value-type="float" office:value="252.729271" calcext:value-type="float">
            <text:p>252.72927</text:p>
          </table:table-cell>
          <table:table-cell table:style-name="ce58" office:value-type="float" office:value="6.22876" calcext:value-type="float">
            <text:p>6.22876</text:p>
          </table:table-cell>
          <table:table-cell/>
          <table:table-cell table:formula="of:=[.D56]" office:value-type="float" office:value="0.316969" calcext:value-type="float">
            <text:p>0.3170</text:p>
          </table:table-cell>
          <table:table-cell office:value-type="float" office:value="5.64509974448" calcext:value-type="float">
            <text:p>5.6451</text:p>
          </table:table-cell>
          <table:table-cell office:value-type="float" office:value="0.140027225322" calcext:value-type="float">
            <text:p>0.1400</text:p>
          </table:table-cell>
          <table:table-cell table:style-name="ce33" office:value-type="float" office:value="0.140027225322" calcext:value-type="float">
            <text:p>0.1400</text:p>
          </table:table-cell>
          <table:table-cell table:style-name="ce39" table:formula="of:=[.D56]" office:value-type="float" office:value="0.316969" calcext:value-type="float">
            <text:p>0.3170</text:p>
          </table:table-cell>
          <table:table-cell table:style-name="ce39" table:formula="of:=SQRT([.I56])" office:value-type="float" office:value="2.37594186470966" calcext:value-type="float">
            <text:p>2.3759</text:p>
          </table:table-cell>
          <table:table-cell table:style-name="ce39" table:formula="of:=0.5*[.J56]/SQRT([.I56])" office:value-type="float" office:value="0.029467729703713" calcext:value-type="float">
            <text:p>0.0295</text:p>
          </table:table-cell>
          <table:table-cell/>
          <table:table-cell table:style-name="ce33" office:value-type="float" office:value="0.317" calcext:value-type="float">
            <text:p>0.3170</text:p>
          </table:table-cell>
          <table:table-cell table:style-name="ce33" office:value-type="float" office:value="253.263328991" calcext:value-type="float">
            <text:p>253.2633</text:p>
          </table:table-cell>
          <table:table-cell table:number-columns-repeated="2" table:style-name="ce33" office:value-type="float" office:value="6.24205248763" calcext:value-type="float">
            <text:p>6.2421</text:p>
          </table:table-cell>
          <table:table-cell table:number-columns-repeated="1005"/>
        </table:table-row>
        <table:table-row table:style-name="ro1">
          <table:table-cell table:style-name="ce33" office:value-type="float" office:value="0.564" calcext:value-type="float">
            <text:p>0.5640</text:p>
          </table:table-cell>
          <table:table-cell table:style-name="ce33" office:value-type="float" office:value="0.566" calcext:value-type="float">
            <text:p>0.5660</text:p>
          </table:table-cell>
          <table:table-cell table:style-name="ce33" table:formula="of:=[.A57]+([.B57]-[.A57])/2" office:value-type="float" office:value="0.565" calcext:value-type="float">
            <text:p>0.5650</text:p>
          </table:table-cell>
          <table:table-cell table:formula="of:=[.C57]*[.C57]" office:value-type="float" office:value="0.319225" calcext:value-type="float">
            <text:p>0.3192</text:p>
          </table:table-cell>
          <table:table-cell table:style-name="ce58" office:value-type="float" office:value="254.063898" calcext:value-type="float">
            <text:p>254.06390</text:p>
          </table:table-cell>
          <table:table-cell table:style-name="ce58" office:value-type="float" office:value="6.29356" calcext:value-type="float">
            <text:p>6.29356</text:p>
          </table:table-cell>
          <table:table-cell/>
          <table:table-cell table:formula="of:=[.D57]" office:value-type="float" office:value="0.319225" calcext:value-type="float">
            <text:p>0.3192</text:p>
          </table:table-cell>
          <table:table-cell office:value-type="float" office:value="5.69473871039" calcext:value-type="float">
            <text:p>5.6947</text:p>
          </table:table-cell>
          <table:table-cell office:value-type="float" office:value="0.141973737077" calcext:value-type="float">
            <text:p>0.1420</text:p>
          </table:table-cell>
          <table:table-cell table:style-name="ce33" office:value-type="float" office:value="0.141973737077" calcext:value-type="float">
            <text:p>0.1420</text:p>
          </table:table-cell>
          <table:table-cell table:style-name="ce39" table:formula="of:=[.D57]" office:value-type="float" office:value="0.319225" calcext:value-type="float">
            <text:p>0.3192</text:p>
          </table:table-cell>
          <table:table-cell table:style-name="ce39" table:formula="of:=SQRT([.I57])" office:value-type="float" office:value="2.38636516702495" calcext:value-type="float">
            <text:p>2.3864</text:p>
          </table:table-cell>
          <table:table-cell table:style-name="ce39" table:formula="of:=0.5*[.J57]/SQRT([.I57])" office:value-type="float" office:value="0.029746859164475" calcext:value-type="float">
            <text:p>0.0297</text:p>
          </table:table-cell>
          <table:table-cell/>
          <table:table-cell table:style-name="ce33" office:value-type="float" office:value="0.3192" calcext:value-type="float">
            <text:p>0.3192</text:p>
          </table:table-cell>
          <table:table-cell table:style-name="ce33" office:value-type="float" office:value="254.584841578" calcext:value-type="float">
            <text:p>254.5848</text:p>
          </table:table-cell>
          <table:table-cell table:number-columns-repeated="2" table:style-name="ce33" office:value-type="float" office:value="6.30659464508" calcext:value-type="float">
            <text:p>6.3066</text:p>
          </table:table-cell>
          <table:table-cell table:number-columns-repeated="1005"/>
        </table:table-row>
        <table:table-row table:style-name="ro1">
          <table:table-cell table:style-name="ce33" office:value-type="float" office:value="0.566" calcext:value-type="float">
            <text:p>0.5660</text:p>
          </table:table-cell>
          <table:table-cell table:style-name="ce33" office:value-type="float" office:value="0.568" calcext:value-type="float">
            <text:p>0.5680</text:p>
          </table:table-cell>
          <table:table-cell table:style-name="ce33" table:formula="of:=[.A58]+([.B58]-[.A58])/2" office:value-type="float" office:value="0.567" calcext:value-type="float">
            <text:p>0.5670</text:p>
          </table:table-cell>
          <table:table-cell table:formula="of:=[.C58]*[.C58]" office:value-type="float" office:value="0.321489" calcext:value-type="float">
            <text:p>0.3215</text:p>
          </table:table-cell>
          <table:table-cell table:style-name="ce58" office:value-type="float" office:value="251.711342" calcext:value-type="float">
            <text:p>251.71134</text:p>
          </table:table-cell>
          <table:table-cell table:style-name="ce58" office:value-type="float" office:value="5.89993" calcext:value-type="float">
            <text:p>5.89993</text:p>
          </table:table-cell>
          <table:table-cell/>
          <table:table-cell table:formula="of:=[.D58]" office:value-type="float" office:value="0.321489" calcext:value-type="float">
            <text:p>0.3215</text:p>
          </table:table-cell>
          <table:table-cell office:value-type="float" office:value="5.66255978667" calcext:value-type="float">
            <text:p>5.6626</text:p>
          </table:table-cell>
          <table:table-cell office:value-type="float" office:value="0.133627347029" calcext:value-type="float">
            <text:p>0.1336</text:p>
          </table:table-cell>
          <table:table-cell table:style-name="ce33" office:value-type="float" office:value="0.133627347029" calcext:value-type="float">
            <text:p>0.1336</text:p>
          </table:table-cell>
          <table:table-cell table:style-name="ce39" table:formula="of:=[.D58]" office:value-type="float" office:value="0.321489" calcext:value-type="float">
            <text:p>0.3215</text:p>
          </table:table-cell>
          <table:table-cell table:style-name="ce39" table:formula="of:=SQRT([.I58])" office:value-type="float" office:value="2.37961336915685" calcext:value-type="float">
            <text:p>2.3796</text:p>
          </table:table-cell>
          <table:table-cell table:style-name="ce39" table:formula="of:=0.5*[.J58]/SQRT([.I58])" office:value-type="float" office:value="0.0280775332583434" calcext:value-type="float">
            <text:p>0.0281</text:p>
          </table:table-cell>
          <table:table-cell/>
          <table:table-cell table:style-name="ce33" office:value-type="float" office:value="0.3215" calcext:value-type="float">
            <text:p>0.3215</text:p>
          </table:table-cell>
          <table:table-cell table:style-name="ce33" office:value-type="float" office:value="252.206769446" calcext:value-type="float">
            <text:p>252.2068</text:p>
          </table:table-cell>
          <table:table-cell table:number-columns-repeated="2" table:style-name="ce33" office:value-type="float" office:value="5.91167873652" calcext:value-type="float">
            <text:p>5.9117</text:p>
          </table:table-cell>
          <table:table-cell table:number-columns-repeated="1005"/>
        </table:table-row>
        <table:table-row table:style-name="ro1">
          <table:table-cell table:style-name="ce33" office:value-type="float" office:value="0.568" calcext:value-type="float">
            <text:p>0.5680</text:p>
          </table:table-cell>
          <table:table-cell table:style-name="ce33" office:value-type="float" office:value="0.57" calcext:value-type="float">
            <text:p>0.5700</text:p>
          </table:table-cell>
          <table:table-cell table:style-name="ce33" table:formula="of:=[.A59]+([.B59]-[.A59])/2" office:value-type="float" office:value="0.569" calcext:value-type="float">
            <text:p>0.5690</text:p>
          </table:table-cell>
          <table:table-cell table:formula="of:=[.C59]*[.C59]" office:value-type="float" office:value="0.323761" calcext:value-type="float">
            <text:p>0.3238</text:p>
          </table:table-cell>
          <table:table-cell table:style-name="ce58" office:value-type="float" office:value="263.511306" calcext:value-type="float">
            <text:p>263.51131</text:p>
          </table:table-cell>
          <table:table-cell table:style-name="ce58" office:value-type="float" office:value="6.23737" calcext:value-type="float">
            <text:p>6.23737</text:p>
          </table:table-cell>
          <table:table-cell/>
          <table:table-cell table:formula="of:=[.D59]" office:value-type="float" office:value="0.323761" calcext:value-type="float">
            <text:p>0.3238</text:p>
          </table:table-cell>
          <table:table-cell office:value-type="float" office:value="5.9495237219" calcext:value-type="float">
            <text:p>5.9495</text:p>
          </table:table-cell>
          <table:table-cell office:value-type="float" office:value="0.141773321634" calcext:value-type="float">
            <text:p>0.1418</text:p>
          </table:table-cell>
          <table:table-cell table:style-name="ce33" office:value-type="float" office:value="0.141773321634" calcext:value-type="float">
            <text:p>0.1418</text:p>
          </table:table-cell>
          <table:table-cell table:style-name="ce39" table:formula="of:=[.D59]" office:value-type="float" office:value="0.323761" calcext:value-type="float">
            <text:p>0.3238</text:p>
          </table:table-cell>
          <table:table-cell table:style-name="ce39" table:formula="of:=SQRT([.I59])" office:value-type="float" office:value="2.43916455408404" calcext:value-type="float">
            <text:p>2.4392</text:p>
          </table:table-cell>
          <table:table-cell table:style-name="ce39" table:formula="of:=0.5*[.J59]/SQRT([.I59])" office:value-type="float" office:value="0.0290618608319435" calcext:value-type="float">
            <text:p>0.0291</text:p>
          </table:table-cell>
          <table:table-cell/>
          <table:table-cell table:style-name="ce33" office:value-type="float" office:value="0.3238" calcext:value-type="float">
            <text:p>0.3238</text:p>
          </table:table-cell>
          <table:table-cell table:style-name="ce33" office:value-type="float" office:value="264.002975899" calcext:value-type="float">
            <text:p>264.0030</text:p>
          </table:table-cell>
          <table:table-cell table:number-columns-repeated="2" table:style-name="ce33" office:value-type="float" office:value="6.24914906817" calcext:value-type="float">
            <text:p>6.2491</text:p>
          </table:table-cell>
          <table:table-cell table:number-columns-repeated="1005"/>
        </table:table-row>
        <table:table-row table:style-name="ro1">
          <table:table-cell table:style-name="ce33" office:value-type="float" office:value="0.57" calcext:value-type="float">
            <text:p>0.5700</text:p>
          </table:table-cell>
          <table:table-cell table:style-name="ce33" office:value-type="float" office:value="0.572" calcext:value-type="float">
            <text:p>0.5720</text:p>
          </table:table-cell>
          <table:table-cell table:style-name="ce33" table:formula="of:=[.A60]+([.B60]-[.A60])/2" office:value-type="float" office:value="0.571" calcext:value-type="float">
            <text:p>0.5710</text:p>
          </table:table-cell>
          <table:table-cell table:formula="of:=[.C60]*[.C60]" office:value-type="float" office:value="0.326041" calcext:value-type="float">
            <text:p>0.3260</text:p>
          </table:table-cell>
          <table:table-cell table:style-name="ce58" office:value-type="float" office:value="258.407527" calcext:value-type="float">
            <text:p>258.40753</text:p>
          </table:table-cell>
          <table:table-cell table:style-name="ce58" office:value-type="float" office:value="5.95967" calcext:value-type="float">
            <text:p>5.95967</text:p>
          </table:table-cell>
          <table:table-cell/>
          <table:table-cell table:formula="of:=[.D60]" office:value-type="float" office:value="0.326041" calcext:value-type="float">
            <text:p>0.3260</text:p>
          </table:table-cell>
          <table:table-cell office:value-type="float" office:value="5.85465064995" calcext:value-type="float">
            <text:p>5.8547</text:p>
          </table:table-cell>
          <table:table-cell office:value-type="float" office:value="0.1359579461" calcext:value-type="float">
            <text:p>0.1360</text:p>
          </table:table-cell>
          <table:table-cell table:style-name="ce33" office:value-type="float" office:value="0.1359579461" calcext:value-type="float">
            <text:p>0.1360</text:p>
          </table:table-cell>
          <table:table-cell table:style-name="ce39" table:formula="of:=[.D60]" office:value-type="float" office:value="0.326041" calcext:value-type="float">
            <text:p>0.3260</text:p>
          </table:table-cell>
          <table:table-cell table:style-name="ce39" table:formula="of:=SQRT([.I60])" office:value-type="float" office:value="2.41963853704432" calcext:value-type="float">
            <text:p>2.4196</text:p>
          </table:table-cell>
          <table:table-cell table:style-name="ce39" table:formula="of:=0.5*[.J60]/SQRT([.I60])" office:value-type="float" office:value="0.0280946810894485" calcext:value-type="float">
            <text:p>0.0281</text:p>
          </table:table-cell>
          <table:table-cell/>
          <table:table-cell table:style-name="ce33" office:value-type="float" office:value="0.326" calcext:value-type="float">
            <text:p>0.3260</text:p>
          </table:table-cell>
          <table:table-cell table:style-name="ce33" office:value-type="float" office:value="258.868093968" calcext:value-type="float">
            <text:p>258.8681</text:p>
          </table:table-cell>
          <table:table-cell table:number-columns-repeated="2" table:style-name="ce33" office:value-type="float" office:value="5.97043415956" calcext:value-type="float">
            <text:p>5.9704</text:p>
          </table:table-cell>
          <table:table-cell table:number-columns-repeated="1005"/>
        </table:table-row>
        <table:table-row table:style-name="ro1">
          <table:table-cell table:style-name="ce33" office:value-type="float" office:value="0.572" calcext:value-type="float">
            <text:p>0.5720</text:p>
          </table:table-cell>
          <table:table-cell table:style-name="ce33" office:value-type="float" office:value="0.574" calcext:value-type="float">
            <text:p>0.5740</text:p>
          </table:table-cell>
          <table:table-cell table:style-name="ce33" table:formula="of:=[.A61]+([.B61]-[.A61])/2" office:value-type="float" office:value="0.573" calcext:value-type="float">
            <text:p>0.5730</text:p>
          </table:table-cell>
          <table:table-cell table:formula="of:=[.C61]*[.C61]" office:value-type="float" office:value="0.328329" calcext:value-type="float">
            <text:p>0.3283</text:p>
          </table:table-cell>
          <table:table-cell table:style-name="ce58" office:value-type="float" office:value="257.723431" calcext:value-type="float">
            <text:p>257.72343</text:p>
          </table:table-cell>
          <table:table-cell table:style-name="ce58" office:value-type="float" office:value="6.36086" calcext:value-type="float">
            <text:p>6.36086</text:p>
          </table:table-cell>
          <table:table-cell/>
          <table:table-cell table:formula="of:=[.D61]" office:value-type="float" office:value="0.328329" calcext:value-type="float">
            <text:p>0.3283</text:p>
          </table:table-cell>
          <table:table-cell office:value-type="float" office:value="5.8603894314" calcext:value-type="float">
            <text:p>5.8604</text:p>
          </table:table-cell>
          <table:table-cell office:value-type="float" office:value="0.145572718136" calcext:value-type="float">
            <text:p>0.1456</text:p>
          </table:table-cell>
          <table:table-cell table:style-name="ce33" office:value-type="float" office:value="0.145572718136" calcext:value-type="float">
            <text:p>0.1456</text:p>
          </table:table-cell>
          <table:table-cell table:style-name="ce39" table:formula="of:=[.D61]" office:value-type="float" office:value="0.328329" calcext:value-type="float">
            <text:p>0.3283</text:p>
          </table:table-cell>
          <table:table-cell table:style-name="ce39" table:formula="of:=SQRT([.I61])" office:value-type="float" office:value="2.42082412235999" calcext:value-type="float">
            <text:p>2.4208</text:p>
          </table:table-cell>
          <table:table-cell table:style-name="ce39" table:formula="of:=0.5*[.J61]/SQRT([.I61])" office:value-type="float" office:value="0.0300667687485875" calcext:value-type="float">
            <text:p>0.0301</text:p>
          </table:table-cell>
          <table:table-cell/>
          <table:table-cell table:style-name="ce33" office:value-type="float" office:value="0.3283" calcext:value-type="float">
            <text:p>0.3283</text:p>
          </table:table-cell>
          <table:table-cell table:style-name="ce33" office:value-type="float" office:value="258.156234131" calcext:value-type="float">
            <text:p>258.1562</text:p>
          </table:table-cell>
          <table:table-cell table:number-columns-repeated="2" table:style-name="ce33" office:value-type="float" office:value="6.37167449391" calcext:value-type="float">
            <text:p>6.3717</text:p>
          </table:table-cell>
          <table:table-cell table:number-columns-repeated="1005"/>
        </table:table-row>
        <table:table-row table:style-name="ro1">
          <table:table-cell table:style-name="ce33" office:value-type="float" office:value="0.574" calcext:value-type="float">
            <text:p>0.5740</text:p>
          </table:table-cell>
          <table:table-cell table:style-name="ce33" office:value-type="float" office:value="0.576" calcext:value-type="float">
            <text:p>0.5760</text:p>
          </table:table-cell>
          <table:table-cell table:style-name="ce33" table:formula="of:=[.A62]+([.B62]-[.A62])/2" office:value-type="float" office:value="0.575" calcext:value-type="float">
            <text:p>0.5750</text:p>
          </table:table-cell>
          <table:table-cell table:formula="of:=[.C62]*[.C62]" office:value-type="float" office:value="0.330625" calcext:value-type="float">
            <text:p>0.3306</text:p>
          </table:table-cell>
          <table:table-cell table:style-name="ce58" office:value-type="float" office:value="266.282739" calcext:value-type="float">
            <text:p>266.28274</text:p>
          </table:table-cell>
          <table:table-cell table:style-name="ce58" office:value-type="float" office:value="5.16458" calcext:value-type="float">
            <text:p>5.16458</text:p>
          </table:table-cell>
          <table:table-cell/>
          <table:table-cell table:formula="of:=[.D62]" office:value-type="float" office:value="0.330625" calcext:value-type="float">
            <text:p>0.3306</text:p>
          </table:table-cell>
          <table:table-cell office:value-type="float" office:value="6.07706529148" calcext:value-type="float">
            <text:p>6.0771</text:p>
          </table:table-cell>
          <table:table-cell office:value-type="float" office:value="0.118832542571" calcext:value-type="float">
            <text:p>0.1188</text:p>
          </table:table-cell>
          <table:table-cell table:style-name="ce33" office:value-type="float" office:value="0.118832542571" calcext:value-type="float">
            <text:p>0.1188</text:p>
          </table:table-cell>
          <table:table-cell table:style-name="ce39" table:formula="of:=[.D62]" office:value-type="float" office:value="0.330625" calcext:value-type="float">
            <text:p>0.3306</text:p>
          </table:table-cell>
          <table:table-cell table:style-name="ce39" table:formula="of:=SQRT([.I62])" office:value-type="float" office:value="2.46517043862691" calcext:value-type="float">
            <text:p>2.4652</text:p>
          </table:table-cell>
          <table:table-cell table:style-name="ce39" table:formula="of:=0.5*[.J62]/SQRT([.I62])" office:value-type="float" office:value="0.0241022974941216" calcext:value-type="float">
            <text:p>0.0241</text:p>
          </table:table-cell>
          <table:table-cell/>
          <table:table-cell table:style-name="ce33" office:value-type="float" office:value="0.3306" calcext:value-type="float">
            <text:p>0.3306</text:p>
          </table:table-cell>
          <table:table-cell table:style-name="ce33" office:value-type="float" office:value="266.702422746" calcext:value-type="float">
            <text:p>266.7024</text:p>
          </table:table-cell>
          <table:table-cell table:number-columns-repeated="2" table:style-name="ce33" office:value-type="float" office:value="5.17289396817" calcext:value-type="float">
            <text:p>5.1729</text:p>
          </table:table-cell>
          <table:table-cell table:number-columns-repeated="1005"/>
        </table:table-row>
        <table:table-row table:style-name="ro1">
          <table:table-cell table:style-name="ce33" office:value-type="float" office:value="0.576" calcext:value-type="float">
            <text:p>0.5760</text:p>
          </table:table-cell>
          <table:table-cell table:style-name="ce33" office:value-type="float" office:value="0.578" calcext:value-type="float">
            <text:p>0.5780</text:p>
          </table:table-cell>
          <table:table-cell table:style-name="ce33" table:formula="of:=[.A63]+([.B63]-[.A63])/2" office:value-type="float" office:value="0.577" calcext:value-type="float">
            <text:p>0.5770</text:p>
          </table:table-cell>
          <table:table-cell table:formula="of:=[.C63]*[.C63]" office:value-type="float" office:value="0.332929" calcext:value-type="float">
            <text:p>0.3329</text:p>
          </table:table-cell>
          <table:table-cell table:style-name="ce58" office:value-type="float" office:value="276.458585" calcext:value-type="float">
            <text:p>276.45859</text:p>
          </table:table-cell>
          <table:table-cell table:style-name="ce58" office:value-type="float" office:value="6.53556" calcext:value-type="float">
            <text:p>6.53556</text:p>
          </table:table-cell>
          <table:table-cell/>
          <table:table-cell table:formula="of:=[.D63]" office:value-type="float" office:value="0.332929" calcext:value-type="float">
            <text:p>0.3329</text:p>
          </table:table-cell>
          <table:table-cell office:value-type="float" office:value="6.33241298337" calcext:value-type="float">
            <text:p>6.3324</text:p>
          </table:table-cell>
          <table:table-cell office:value-type="float" office:value="0.150834000051" calcext:value-type="float">
            <text:p>0.1508</text:p>
          </table:table-cell>
          <table:table-cell table:style-name="ce33" office:value-type="float" office:value="0.150834000051" calcext:value-type="float">
            <text:p>0.1508</text:p>
          </table:table-cell>
          <table:table-cell table:style-name="ce39" table:formula="of:=[.D63]" office:value-type="float" office:value="0.332929" calcext:value-type="float">
            <text:p>0.3329</text:p>
          </table:table-cell>
          <table:table-cell table:style-name="ce39" table:formula="of:=SQRT([.I63])" office:value-type="float" office:value="2.51642861678411" calcext:value-type="float">
            <text:p>2.5164</text:p>
          </table:table-cell>
          <table:table-cell table:style-name="ce39" table:formula="of:=0.5*[.J63]/SQRT([.I63])" office:value-type="float" office:value="0.0299698547069774" calcext:value-type="float">
            <text:p>0.0300</text:p>
          </table:table-cell>
          <table:table-cell/>
          <table:table-cell table:style-name="ce33" office:value-type="float" office:value="0.3329" calcext:value-type="float">
            <text:p>0.3329</text:p>
          </table:table-cell>
          <table:table-cell table:style-name="ce33" office:value-type="float" office:value="276.87119926" calcext:value-type="float">
            <text:p>276.8712</text:p>
          </table:table-cell>
          <table:table-cell table:number-columns-repeated="2" table:style-name="ce33" office:value-type="float" office:value="6.54550197562" calcext:value-type="float">
            <text:p>6.5455</text:p>
          </table:table-cell>
          <table:table-cell table:number-columns-repeated="1005"/>
        </table:table-row>
        <table:table-row table:style-name="ro1">
          <table:table-cell table:style-name="ce33" office:value-type="float" office:value="0.578" calcext:value-type="float">
            <text:p>0.5780</text:p>
          </table:table-cell>
          <table:table-cell table:style-name="ce33" office:value-type="float" office:value="0.58" calcext:value-type="float">
            <text:p>0.5800</text:p>
          </table:table-cell>
          <table:table-cell table:style-name="ce33" table:formula="of:=[.A64]+([.B64]-[.A64])/2" office:value-type="float" office:value="0.579" calcext:value-type="float">
            <text:p>0.5790</text:p>
          </table:table-cell>
          <table:table-cell table:formula="of:=[.C64]*[.C64]" office:value-type="float" office:value="0.335241" calcext:value-type="float">
            <text:p>0.3352</text:p>
          </table:table-cell>
          <table:table-cell table:style-name="ce58" office:value-type="float" office:value="268.516067" calcext:value-type="float">
            <text:p>268.51607</text:p>
          </table:table-cell>
          <table:table-cell table:style-name="ce58" office:value-type="float" office:value="6.16405" calcext:value-type="float">
            <text:p>6.16405</text:p>
          </table:table-cell>
          <table:table-cell/>
          <table:table-cell table:formula="of:=[.D64]" office:value-type="float" office:value="0.335241" calcext:value-type="float">
            <text:p>0.3352</text:p>
          </table:table-cell>
          <table:table-cell office:value-type="float" office:value="6.17291222513" calcext:value-type="float">
            <text:p>6.1729</text:p>
          </table:table-cell>
          <table:table-cell office:value-type="float" office:value="0.142687885416" calcext:value-type="float">
            <text:p>0.1427</text:p>
          </table:table-cell>
          <table:table-cell table:style-name="ce33" office:value-type="float" office:value="0.142687885416" calcext:value-type="float">
            <text:p>0.1427</text:p>
          </table:table-cell>
          <table:table-cell table:style-name="ce39" table:formula="of:=[.D64]" office:value-type="float" office:value="0.335241" calcext:value-type="float">
            <text:p>0.3352</text:p>
          </table:table-cell>
          <table:table-cell table:style-name="ce39" table:formula="of:=SQRT([.I64])" office:value-type="float" office:value="2.4845346093645" calcext:value-type="float">
            <text:p>2.4845</text:p>
          </table:table-cell>
          <table:table-cell table:style-name="ce39" table:formula="of:=0.5*[.J64]/SQRT([.I64])" office:value-type="float" office:value="0.028715213883154" calcext:value-type="float">
            <text:p>0.0287</text:p>
          </table:table-cell>
          <table:table-cell/>
          <table:table-cell table:style-name="ce33" office:value-type="float" office:value="0.3352" calcext:value-type="float">
            <text:p>0.3352</text:p>
          </table:table-cell>
          <table:table-cell table:style-name="ce33" office:value-type="float" office:value="268.888956761" calcext:value-type="float">
            <text:p>268.8890</text:p>
          </table:table-cell>
          <table:table-cell table:number-columns-repeated="2" table:style-name="ce33" office:value-type="float" office:value="6.17275838287" calcext:value-type="float">
            <text:p>6.1728</text:p>
          </table:table-cell>
          <table:table-cell table:number-columns-repeated="1005"/>
        </table:table-row>
        <table:table-row table:style-name="ro1">
          <table:table-cell table:style-name="ce33" office:value-type="float" office:value="0.58" calcext:value-type="float">
            <text:p>0.5800</text:p>
          </table:table-cell>
          <table:table-cell table:style-name="ce33" office:value-type="float" office:value="0.582" calcext:value-type="float">
            <text:p>0.5820</text:p>
          </table:table-cell>
          <table:table-cell table:style-name="ce33" table:formula="of:=[.A65]+([.B65]-[.A65])/2" office:value-type="float" office:value="0.581" calcext:value-type="float">
            <text:p>0.5810</text:p>
          </table:table-cell>
          <table:table-cell table:formula="of:=[.C65]*[.C65]" office:value-type="float" office:value="0.337561" calcext:value-type="float">
            <text:p>0.3376</text:p>
          </table:table-cell>
          <table:table-cell table:style-name="ce58" office:value-type="float" office:value="278.691894" calcext:value-type="float">
            <text:p>278.69189</text:p>
          </table:table-cell>
          <table:table-cell table:style-name="ce58" office:value-type="float" office:value="6.61913" calcext:value-type="float">
            <text:p>6.61913</text:p>
          </table:table-cell>
          <table:table-cell/>
          <table:table-cell table:formula="of:=[.D65]" office:value-type="float" office:value="0.337561" calcext:value-type="float">
            <text:p>0.3376</text:p>
          </table:table-cell>
          <table:table-cell office:value-type="float" office:value="6.43126919113" calcext:value-type="float">
            <text:p>6.4313</text:p>
          </table:table-cell>
          <table:table-cell office:value-type="float" office:value="0.153771015861" calcext:value-type="float">
            <text:p>0.1538</text:p>
          </table:table-cell>
          <table:table-cell table:style-name="ce33" office:value-type="float" office:value="0.153771015861" calcext:value-type="float">
            <text:p>0.1538</text:p>
          </table:table-cell>
          <table:table-cell table:style-name="ce39" table:formula="of:=[.D65]" office:value-type="float" office:value="0.337561" calcext:value-type="float">
            <text:p>0.3376</text:p>
          </table:table-cell>
          <table:table-cell table:style-name="ce39" table:formula="of:=SQRT([.I65])" office:value-type="float" office:value="2.535994714334" calcext:value-type="float">
            <text:p>2.5360</text:p>
          </table:table-cell>
          <table:table-cell table:style-name="ce39" table:formula="of:=0.5*[.J65]/SQRT([.I65])" office:value-type="float" office:value="0.0303176924998803" calcext:value-type="float">
            <text:p>0.0303</text:p>
          </table:table-cell>
          <table:table-cell/>
          <table:table-cell table:style-name="ce33" office:value-type="float" office:value="0.3376" calcext:value-type="float">
            <text:p>0.3376</text:p>
          </table:table-cell>
          <table:table-cell table:style-name="ce33" office:value-type="float" office:value="279.050098597" calcext:value-type="float">
            <text:p>279.0501</text:p>
          </table:table-cell>
          <table:table-cell table:number-columns-repeated="2" table:style-name="ce33" office:value-type="float" office:value="6.62778658191" calcext:value-type="float">
            <text:p>6.6278</text:p>
          </table:table-cell>
          <table:table-cell table:number-columns-repeated="1005"/>
        </table:table-row>
        <table:table-row table:style-name="ro1">
          <table:table-cell table:style-name="ce33" office:value-type="float" office:value="0.582" calcext:value-type="float">
            <text:p>0.5820</text:p>
          </table:table-cell>
          <table:table-cell table:style-name="ce33" office:value-type="float" office:value="0.584" calcext:value-type="float">
            <text:p>0.5840</text:p>
          </table:table-cell>
          <table:table-cell table:style-name="ce33" table:formula="of:=[.A66]+([.B66]-[.A66])/2" office:value-type="float" office:value="0.583" calcext:value-type="float">
            <text:p>0.5830</text:p>
          </table:table-cell>
          <table:table-cell table:formula="of:=[.C66]*[.C66]" office:value-type="float" office:value="0.339889" calcext:value-type="float">
            <text:p>0.3399</text:p>
          </table:table-cell>
          <table:table-cell table:style-name="ce58" office:value-type="float" office:value="279.647243" calcext:value-type="float">
            <text:p>279.64724</text:p>
          </table:table-cell>
          <table:table-cell table:style-name="ce58" office:value-type="float" office:value="5.81224" calcext:value-type="float">
            <text:p>5.81224</text:p>
          </table:table-cell>
          <table:table-cell/>
          <table:table-cell table:formula="of:=[.D66]" office:value-type="float" office:value="0.339889" calcext:value-type="float">
            <text:p>0.3399</text:p>
          </table:table-cell>
          <table:table-cell office:value-type="float" office:value="6.47686777694" calcext:value-type="float">
            <text:p>6.4769</text:p>
          </table:table-cell>
          <table:table-cell office:value-type="float" office:value="0.135776443248" calcext:value-type="float">
            <text:p>0.1358</text:p>
          </table:table-cell>
          <table:table-cell table:style-name="ce33" office:value-type="float" office:value="0.135776443248" calcext:value-type="float">
            <text:p>0.1358</text:p>
          </table:table-cell>
          <table:table-cell table:style-name="ce39" table:formula="of:=[.D66]" office:value-type="float" office:value="0.339889" calcext:value-type="float">
            <text:p>0.3399</text:p>
          </table:table-cell>
          <table:table-cell table:style-name="ce39" table:formula="of:=SQRT([.I66])" office:value-type="float" office:value="2.54496911119565" calcext:value-type="float">
            <text:p>2.5450</text:p>
          </table:table-cell>
          <table:table-cell table:style-name="ce39" table:formula="of:=0.5*[.J66]/SQRT([.I66])" office:value-type="float" office:value="0.0266754599595534" calcext:value-type="float">
            <text:p>0.0267</text:p>
          </table:table-cell>
          <table:table-cell/>
          <table:table-cell table:style-name="ce33" office:value-type="float" office:value="0.3399" calcext:value-type="float">
            <text:p>0.3399</text:p>
          </table:table-cell>
          <table:table-cell table:style-name="ce33" office:value-type="float" office:value="279.977509041" calcext:value-type="float">
            <text:p>279.9775</text:p>
          </table:table-cell>
          <table:table-cell table:number-columns-repeated="2" table:style-name="ce33" office:value-type="float" office:value="5.81932042391" calcext:value-type="float">
            <text:p>5.8193</text:p>
          </table:table-cell>
          <table:table-cell table:number-columns-repeated="1005"/>
        </table:table-row>
        <table:table-row table:style-name="ro1">
          <table:table-cell table:style-name="ce33" office:value-type="float" office:value="0.584" calcext:value-type="float">
            <text:p>0.5840</text:p>
          </table:table-cell>
          <table:table-cell table:style-name="ce33" office:value-type="float" office:value="0.586" calcext:value-type="float">
            <text:p>0.5860</text:p>
          </table:table-cell>
          <table:table-cell table:style-name="ce33" table:formula="of:=[.A67]+([.B67]-[.A67])/2" office:value-type="float" office:value="0.585" calcext:value-type="float">
            <text:p>0.5850</text:p>
          </table:table-cell>
          <table:table-cell table:formula="of:=[.C67]*[.C67]" office:value-type="float" office:value="0.342225" calcext:value-type="float">
            <text:p>0.3422</text:p>
          </table:table-cell>
          <table:table-cell table:style-name="ce58" office:value-type="float" office:value="287.129426" calcext:value-type="float">
            <text:p>287.12943</text:p>
          </table:table-cell>
          <table:table-cell table:style-name="ce58" office:value-type="float" office:value="6.07523" calcext:value-type="float">
            <text:p>6.07523</text:p>
          </table:table-cell>
          <table:table-cell/>
          <table:table-cell table:formula="of:=[.D67]" office:value-type="float" office:value="0.342225" calcext:value-type="float">
            <text:p>0.3422</text:p>
          </table:table-cell>
          <table:table-cell office:value-type="float" office:value="6.67457119304" calcext:value-type="float">
            <text:p>6.6746</text:p>
          </table:table-cell>
          <table:table-cell office:value-type="float" office:value="0.14241945321" calcext:value-type="float">
            <text:p>0.1424</text:p>
          </table:table-cell>
          <table:table-cell table:style-name="ce33" office:value-type="float" office:value="0.14241945321" calcext:value-type="float">
            <text:p>0.1424</text:p>
          </table:table-cell>
          <table:table-cell table:style-name="ce39" table:formula="of:=[.D67]" office:value-type="float" office:value="0.342225" calcext:value-type="float">
            <text:p>0.3422</text:p>
          </table:table-cell>
          <table:table-cell table:style-name="ce39" table:formula="of:=SQRT([.I67])" office:value-type="float" office:value="2.58351914895942" calcext:value-type="float">
            <text:p>2.5835</text:p>
          </table:table-cell>
          <table:table-cell table:style-name="ce39" table:formula="of:=0.5*[.J67]/SQRT([.I67])" office:value-type="float" office:value="0.0275630728859438" calcext:value-type="float">
            <text:p>0.0276</text:p>
          </table:table-cell>
          <table:table-cell/>
          <table:table-cell table:style-name="ce33" office:value-type="float" office:value="0.3422" calcext:value-type="float">
            <text:p>0.3422</text:p>
          </table:table-cell>
          <table:table-cell table:style-name="ce33" office:value-type="float" office:value="287.444238781" calcext:value-type="float">
            <text:p>287.4442</text:p>
          </table:table-cell>
          <table:table-cell table:number-columns-repeated="2" table:style-name="ce33" office:value-type="float" office:value="6.0821087943" calcext:value-type="float">
            <text:p>6.0821</text:p>
          </table:table-cell>
          <table:table-cell table:number-columns-repeated="1005"/>
        </table:table-row>
        <table:table-row table:style-name="ro1">
          <table:table-cell table:style-name="ce33" office:value-type="float" office:value="0.586" calcext:value-type="float">
            <text:p>0.5860</text:p>
          </table:table-cell>
          <table:table-cell table:style-name="ce33" office:value-type="float" office:value="0.588" calcext:value-type="float">
            <text:p>0.5880</text:p>
          </table:table-cell>
          <table:table-cell table:style-name="ce33" table:formula="of:=[.A68]+([.B68]-[.A68])/2" office:value-type="float" office:value="0.587" calcext:value-type="float">
            <text:p>0.5870</text:p>
          </table:table-cell>
          <table:table-cell table:formula="of:=[.C68]*[.C68]" office:value-type="float" office:value="0.344569" calcext:value-type="float">
            <text:p>0.3446</text:p>
          </table:table-cell>
          <table:table-cell table:style-name="ce58" office:value-type="float" office:value="290.007083" calcext:value-type="float">
            <text:p>290.00708</text:p>
          </table:table-cell>
          <table:table-cell table:style-name="ce58" office:value-type="float" office:value="5.74166" calcext:value-type="float">
            <text:p>5.74166</text:p>
          </table:table-cell>
          <table:table-cell/>
          <table:table-cell table:formula="of:=[.D68]" office:value-type="float" office:value="0.344569" calcext:value-type="float">
            <text:p>0.3446</text:p>
          </table:table-cell>
          <table:table-cell office:value-type="float" office:value="6.76718487974" calcext:value-type="float">
            <text:p>6.7672</text:p>
          </table:table-cell>
          <table:table-cell office:value-type="float" office:value="0.135056525719" calcext:value-type="float">
            <text:p>0.1351</text:p>
          </table:table-cell>
          <table:table-cell table:style-name="ce33" office:value-type="float" office:value="0.135056525719" calcext:value-type="float">
            <text:p>0.1351</text:p>
          </table:table-cell>
          <table:table-cell table:style-name="ce39" table:formula="of:=[.D68]" office:value-type="float" office:value="0.344569" calcext:value-type="float">
            <text:p>0.3446</text:p>
          </table:table-cell>
          <table:table-cell table:style-name="ce39" table:formula="of:=SQRT([.I68])" office:value-type="float" office:value="2.60138134069959" calcext:value-type="float">
            <text:p>2.6014</text:p>
          </table:table-cell>
          <table:table-cell table:style-name="ce39" table:formula="of:=0.5*[.J68]/SQRT([.I68])" office:value-type="float" office:value="0.0259586173710847" calcext:value-type="float">
            <text:p>0.0260</text:p>
          </table:table-cell>
          <table:table-cell/>
          <table:table-cell table:style-name="ce33" office:value-type="float" office:value="0.3446" calcext:value-type="float">
            <text:p>0.3446</text:p>
          </table:table-cell>
          <table:table-cell table:style-name="ce33" office:value-type="float" office:value="290.29484145" calcext:value-type="float">
            <text:p>290.2948</text:p>
          </table:table-cell>
          <table:table-cell table:number-columns-repeated="2" table:style-name="ce33" office:value-type="float" office:value="5.74754305244" calcext:value-type="float">
            <text:p>5.7475</text:p>
          </table:table-cell>
          <table:table-cell table:number-columns-repeated="1005"/>
        </table:table-row>
        <table:table-row table:style-name="ro1">
          <table:table-cell table:style-name="ce33" office:value-type="float" office:value="0.588" calcext:value-type="float">
            <text:p>0.5880</text:p>
          </table:table-cell>
          <table:table-cell table:style-name="ce33" office:value-type="float" office:value="0.59" calcext:value-type="float">
            <text:p>0.5900</text:p>
          </table:table-cell>
          <table:table-cell table:style-name="ce33" table:formula="of:=[.A69]+([.B69]-[.A69])/2" office:value-type="float" office:value="0.589" calcext:value-type="float">
            <text:p>0.5890</text:p>
          </table:table-cell>
          <table:table-cell table:formula="of:=[.C69]*[.C69]" office:value-type="float" office:value="0.346921" calcext:value-type="float">
            <text:p>0.3469</text:p>
          </table:table-cell>
          <table:table-cell table:style-name="ce58" office:value-type="float" office:value="289.456803" calcext:value-type="float">
            <text:p>289.45680</text:p>
          </table:table-cell>
          <table:table-cell table:style-name="ce58" office:value-type="float" office:value="6.42293" calcext:value-type="float">
            <text:p>6.42293</text:p>
          </table:table-cell>
          <table:table-cell/>
          <table:table-cell table:formula="of:=[.D69]" office:value-type="float" office:value="0.346921" calcext:value-type="float">
            <text:p>0.3469</text:p>
          </table:table-cell>
          <table:table-cell office:value-type="float" office:value="6.77900411003" calcext:value-type="float">
            <text:p>6.7790</text:p>
          </table:table-cell>
          <table:table-cell office:value-type="float" office:value="0.151637718649" calcext:value-type="float">
            <text:p>0.1516</text:p>
          </table:table-cell>
          <table:table-cell table:style-name="ce33" office:value-type="float" office:value="0.151637718649" calcext:value-type="float">
            <text:p>0.1516</text:p>
          </table:table-cell>
          <table:table-cell table:style-name="ce39" table:formula="of:=[.D69]" office:value-type="float" office:value="0.346921" calcext:value-type="float">
            <text:p>0.3469</text:p>
          </table:table-cell>
          <table:table-cell table:style-name="ce39" table:formula="of:=SQRT([.I69])" office:value-type="float" office:value="2.60365207161594" calcext:value-type="float">
            <text:p>2.6037</text:p>
          </table:table-cell>
          <table:table-cell table:style-name="ce39" table:formula="of:=0.5*[.J69]/SQRT([.I69])" office:value-type="float" office:value="0.0291201962624151" calcext:value-type="float">
            <text:p>0.0291</text:p>
          </table:table-cell>
          <table:table-cell/>
          <table:table-cell table:style-name="ce33" office:value-type="float" office:value="0.3469" calcext:value-type="float">
            <text:p>0.3469</text:p>
          </table:table-cell>
          <table:table-cell table:style-name="ce33" office:value-type="float" office:value="289.713616655" calcext:value-type="float">
            <text:p>289.7136</text:p>
          </table:table-cell>
          <table:table-cell table:number-columns-repeated="2" table:style-name="ce33" office:value-type="float" office:value="6.42883813398" calcext:value-type="float">
            <text:p>6.4288</text:p>
          </table:table-cell>
          <table:table-cell table:number-columns-repeated="1005"/>
        </table:table-row>
        <table:table-row table:style-name="ro1">
          <table:table-cell table:style-name="ce33" office:value-type="float" office:value="0.59" calcext:value-type="float">
            <text:p>0.5900</text:p>
          </table:table-cell>
          <table:table-cell table:style-name="ce33" office:value-type="float" office:value="0.592" calcext:value-type="float">
            <text:p>0.5920</text:p>
          </table:table-cell>
          <table:table-cell table:style-name="ce33" table:formula="of:=[.A70]+([.B70]-[.A70])/2" office:value-type="float" office:value="0.591" calcext:value-type="float">
            <text:p>0.5910</text:p>
          </table:table-cell>
          <table:table-cell table:formula="of:=[.C70]*[.C70]" office:value-type="float" office:value="0.349281" calcext:value-type="float">
            <text:p>0.3493</text:p>
          </table:table-cell>
          <table:table-cell table:style-name="ce58" office:value-type="float" office:value="288.048135" calcext:value-type="float">
            <text:p>288.04814</text:p>
          </table:table-cell>
          <table:table-cell table:style-name="ce58" office:value-type="float" office:value="5.95134" calcext:value-type="float">
            <text:p>5.95134</text:p>
          </table:table-cell>
          <table:table-cell/>
          <table:table-cell table:formula="of:=[.D70]" office:value-type="float" office:value="0.349281" calcext:value-type="float">
            <text:p>0.3493</text:p>
          </table:table-cell>
          <table:table-cell office:value-type="float" office:value="6.77188249944" calcext:value-type="float">
            <text:p>6.7719</text:p>
          </table:table-cell>
          <table:table-cell office:value-type="float" office:value="0.141126460489" calcext:value-type="float">
            <text:p>0.1411</text:p>
          </table:table-cell>
          <table:table-cell table:style-name="ce33" office:value-type="float" office:value="0.141126460489" calcext:value-type="float">
            <text:p>0.1411</text:p>
          </table:table-cell>
          <table:table-cell table:style-name="ce39" table:formula="of:=[.D70]" office:value-type="float" office:value="0.349281" calcext:value-type="float">
            <text:p>0.3493</text:p>
          </table:table-cell>
          <table:table-cell table:style-name="ce39" table:formula="of:=SQRT([.I70])" office:value-type="float" office:value="2.60228409276159" calcext:value-type="float">
            <text:p>2.6023</text:p>
          </table:table-cell>
          <table:table-cell table:style-name="ce39" table:formula="of:=0.5*[.J70]/SQRT([.I70])" office:value-type="float" office:value="0.0271158827127199" calcext:value-type="float">
            <text:p>0.0271</text:p>
          </table:table-cell>
          <table:table-cell/>
          <table:table-cell table:style-name="ce33" office:value-type="float" office:value="0.3493" calcext:value-type="float">
            <text:p>0.3493</text:p>
          </table:table-cell>
          <table:table-cell table:style-name="ce33" office:value-type="float" office:value="288.279306841" calcext:value-type="float">
            <text:p>288.2793</text:p>
          </table:table-cell>
          <table:table-cell table:number-columns-repeated="2" table:style-name="ce33" office:value-type="float" office:value="5.95634000239" calcext:value-type="float">
            <text:p>5.9563</text:p>
          </table:table-cell>
          <table:table-cell table:number-columns-repeated="1005"/>
        </table:table-row>
        <table:table-row table:style-name="ro1">
          <table:table-cell table:style-name="ce33" office:value-type="float" office:value="0.592" calcext:value-type="float">
            <text:p>0.5920</text:p>
          </table:table-cell>
          <table:table-cell table:style-name="ce33" office:value-type="float" office:value="0.594" calcext:value-type="float">
            <text:p>0.5940</text:p>
          </table:table-cell>
          <table:table-cell table:style-name="ce33" table:formula="of:=[.A71]+([.B71]-[.A71])/2" office:value-type="float" office:value="0.593" calcext:value-type="float">
            <text:p>0.5930</text:p>
          </table:table-cell>
          <table:table-cell table:formula="of:=[.C71]*[.C71]" office:value-type="float" office:value="0.351649" calcext:value-type="float">
            <text:p>0.3516</text:p>
          </table:table-cell>
          <table:table-cell table:style-name="ce58" office:value-type="float" office:value="301.113292" calcext:value-type="float">
            <text:p>301.11329</text:p>
          </table:table-cell>
          <table:table-cell table:style-name="ce58" office:value-type="float" office:value="5.52231" calcext:value-type="float">
            <text:p>5.52231</text:p>
          </table:table-cell>
          <table:table-cell/>
          <table:table-cell table:formula="of:=[.D71]" office:value-type="float" office:value="0.351649" calcext:value-type="float">
            <text:p>0.3516</text:p>
          </table:table-cell>
          <table:table-cell office:value-type="float" office:value="7.10487384694" calcext:value-type="float">
            <text:p>7.1049</text:p>
          </table:table-cell>
          <table:table-cell office:value-type="float" office:value="0.131573700903" calcext:value-type="float">
            <text:p>0.1316</text:p>
          </table:table-cell>
          <table:table-cell table:style-name="ce33" office:value-type="float" office:value="0.131573700903" calcext:value-type="float">
            <text:p>0.1316</text:p>
          </table:table-cell>
          <table:table-cell table:style-name="ce39" table:formula="of:=[.D71]" office:value-type="float" office:value="0.351649" calcext:value-type="float">
            <text:p>0.3516</text:p>
          </table:table-cell>
          <table:table-cell table:style-name="ce39" table:formula="of:=SQRT([.I71])" office:value-type="float" office:value="2.66549692307832" calcext:value-type="float">
            <text:p>2.6655</text:p>
          </table:table-cell>
          <table:table-cell table:style-name="ce39" table:formula="of:=0.5*[.J71]/SQRT([.I71])" office:value-type="float" office:value="0.0246808952889446" calcext:value-type="float">
            <text:p>0.0247</text:p>
          </table:table-cell>
          <table:table-cell/>
          <table:table-cell table:style-name="ce33" office:value-type="float" office:value="0.3516" calcext:value-type="float">
            <text:p>0.3516</text:p>
          </table:table-cell>
          <table:table-cell table:style-name="ce33" office:value-type="float" office:value="301.323182442" calcext:value-type="float">
            <text:p>301.3232</text:p>
          </table:table-cell>
          <table:table-cell table:number-columns-repeated="2" table:style-name="ce33" office:value-type="float" office:value="5.52642301432" calcext:value-type="float">
            <text:p>5.5264</text:p>
          </table:table-cell>
          <table:table-cell table:number-columns-repeated="1005"/>
        </table:table-row>
        <table:table-row table:style-name="ro1">
          <table:table-cell table:style-name="ce33" office:value-type="float" office:value="0.594" calcext:value-type="float">
            <text:p>0.5940</text:p>
          </table:table-cell>
          <table:table-cell table:style-name="ce33" office:value-type="float" office:value="0.596" calcext:value-type="float">
            <text:p>0.5960</text:p>
          </table:table-cell>
          <table:table-cell table:style-name="ce33" table:formula="of:=[.A72]+([.B72]-[.A72])/2" office:value-type="float" office:value="0.595" calcext:value-type="float">
            <text:p>0.5950</text:p>
          </table:table-cell>
          <table:table-cell table:formula="of:=[.C72]*[.C72]" office:value-type="float" office:value="0.354025" calcext:value-type="float">
            <text:p>0.3540</text:p>
          </table:table-cell>
          <table:table-cell table:style-name="ce58" office:value-type="float" office:value="309.43503" calcext:value-type="float">
            <text:p>309.43503</text:p>
          </table:table-cell>
          <table:table-cell table:style-name="ce58" office:value-type="float" office:value="6.95643" calcext:value-type="float">
            <text:p>6.95643</text:p>
          </table:table-cell>
          <table:table-cell/>
          <table:table-cell table:formula="of:=[.D72]" office:value-type="float" office:value="0.354025" calcext:value-type="float">
            <text:p>0.3540</text:p>
          </table:table-cell>
          <table:table-cell office:value-type="float" office:value="7.32891766219" calcext:value-type="float">
            <text:p>7.3289</text:p>
          </table:table-cell>
          <table:table-cell office:value-type="float" office:value="0.166074983688" calcext:value-type="float">
            <text:p>0.1661</text:p>
          </table:table-cell>
          <table:table-cell table:style-name="ce33" office:value-type="float" office:value="0.166074983688" calcext:value-type="float">
            <text:p>0.1661</text:p>
          </table:table-cell>
          <table:table-cell table:style-name="ce39" table:formula="of:=[.D72]" office:value-type="float" office:value="0.354025" calcext:value-type="float">
            <text:p>0.3540</text:p>
          </table:table-cell>
          <table:table-cell table:style-name="ce39" table:formula="of:=SQRT([.I72])" office:value-type="float" office:value="2.70719738146113" calcext:value-type="float">
            <text:p>2.7072</text:p>
          </table:table-cell>
          <table:table-cell table:style-name="ce39" table:formula="of:=0.5*[.J72]/SQRT([.I72])" office:value-type="float" office:value="0.0306728620575065" calcext:value-type="float">
            <text:p>0.0307</text:p>
          </table:table-cell>
          <table:table-cell/>
          <table:table-cell table:style-name="ce33" office:value-type="float" office:value="0.354" calcext:value-type="float">
            <text:p>0.3540</text:p>
          </table:table-cell>
          <table:table-cell table:style-name="ce33" office:value-type="float" office:value="309.612040828" calcext:value-type="float">
            <text:p>309.6120</text:p>
          </table:table-cell>
          <table:table-cell table:number-columns-repeated="2" table:style-name="ce33" office:value-type="float" office:value="6.96063043246" calcext:value-type="float">
            <text:p>6.9606</text:p>
          </table:table-cell>
          <table:table-cell table:number-columns-repeated="1005"/>
        </table:table-row>
        <table:table-row table:style-name="ro1">
          <table:table-cell table:style-name="ce33" office:value-type="float" office:value="0.596" calcext:value-type="float">
            <text:p>0.5960</text:p>
          </table:table-cell>
          <table:table-cell table:style-name="ce33" office:value-type="float" office:value="0.598" calcext:value-type="float">
            <text:p>0.5980</text:p>
          </table:table-cell>
          <table:table-cell table:style-name="ce33" table:formula="of:=[.A73]+([.B73]-[.A73])/2" office:value-type="float" office:value="0.597" calcext:value-type="float">
            <text:p>0.5970</text:p>
          </table:table-cell>
          <table:table-cell table:formula="of:=[.C73]*[.C73]" office:value-type="float" office:value="0.356409" calcext:value-type="float">
            <text:p>0.3564</text:p>
          </table:table-cell>
          <table:table-cell table:style-name="ce58" office:value-type="float" office:value="321.706822" calcext:value-type="float">
            <text:p>321.70682</text:p>
          </table:table-cell>
          <table:table-cell table:style-name="ce58" office:value-type="float" office:value="6.80183" calcext:value-type="float">
            <text:p>6.80183</text:p>
          </table:table-cell>
          <table:table-cell/>
          <table:table-cell table:formula="of:=[.D73]" office:value-type="float" office:value="0.356409" calcext:value-type="float">
            <text:p>0.3564</text:p>
          </table:table-cell>
          <table:table-cell office:value-type="float" office:value="7.64860828008" calcext:value-type="float">
            <text:p>7.6486</text:p>
          </table:table-cell>
          <table:table-cell office:value-type="float" office:value="0.163236830826" calcext:value-type="float">
            <text:p>0.1632</text:p>
          </table:table-cell>
          <table:table-cell table:style-name="ce33" office:value-type="float" office:value="0.163236830826" calcext:value-type="float">
            <text:p>0.1632</text:p>
          </table:table-cell>
          <table:table-cell table:style-name="ce39" table:formula="of:=[.D73]" office:value-type="float" office:value="0.356409" calcext:value-type="float">
            <text:p>0.3564</text:p>
          </table:table-cell>
          <table:table-cell table:style-name="ce39" table:formula="of:=SQRT([.I73])" office:value-type="float" office:value="2.76561173704481" calcext:value-type="float">
            <text:p>2.7656</text:p>
          </table:table-cell>
          <table:table-cell table:style-name="ce39" table:formula="of:=0.5*[.J73]/SQRT([.I73])" office:value-type="float" office:value="0.0295118849546876" calcext:value-type="float">
            <text:p>0.0295</text:p>
          </table:table-cell>
          <table:table-cell/>
          <table:table-cell table:style-name="ce33" office:value-type="float" office:value="0.3564" calcext:value-type="float">
            <text:p>0.3564</text:p>
          </table:table-cell>
          <table:table-cell table:style-name="ce33" office:value-type="float" office:value="321.856969679" calcext:value-type="float">
            <text:p>321.8570</text:p>
          </table:table-cell>
          <table:table-cell table:number-columns-repeated="2" table:style-name="ce33" office:value-type="float" office:value="6.80530627611" calcext:value-type="float">
            <text:p>6.8053</text:p>
          </table:table-cell>
          <table:table-cell table:number-columns-repeated="1005"/>
        </table:table-row>
        <table:table-row table:style-name="ro1">
          <table:table-cell table:style-name="ce33" office:value-type="float" office:value="0.598" calcext:value-type="float">
            <text:p>0.5980</text:p>
          </table:table-cell>
          <table:table-cell table:style-name="ce33" office:value-type="float" office:value="0.6" calcext:value-type="float">
            <text:p>0.6000</text:p>
          </table:table-cell>
          <table:table-cell table:style-name="ce33" table:formula="of:=[.A74]+([.B74]-[.A74])/2" office:value-type="float" office:value="0.599" calcext:value-type="float">
            <text:p>0.5990</text:p>
          </table:table-cell>
          <table:table-cell table:formula="of:=[.C74]*[.C74]" office:value-type="float" office:value="0.358801" calcext:value-type="float">
            <text:p>0.3588</text:p>
          </table:table-cell>
          <table:table-cell table:style-name="ce58" office:value-type="float" office:value="330.973453" calcext:value-type="float">
            <text:p>330.97345</text:p>
          </table:table-cell>
          <table:table-cell table:style-name="ce58" office:value-type="float" office:value="7.60966" calcext:value-type="float">
            <text:p>7.60966</text:p>
          </table:table-cell>
          <table:table-cell/>
          <table:table-cell table:formula="of:=[.D74]" office:value-type="float" office:value="0.358801" calcext:value-type="float">
            <text:p>0.3588</text:p>
          </table:table-cell>
          <table:table-cell office:value-type="float" office:value="7.89889142375" calcext:value-type="float">
            <text:p>7.8989</text:p>
          </table:table-cell>
          <table:table-cell office:value-type="float" office:value="0.183024739732" calcext:value-type="float">
            <text:p>0.1830</text:p>
          </table:table-cell>
          <table:table-cell table:style-name="ce33" office:value-type="float" office:value="0.183024739732" calcext:value-type="float">
            <text:p>0.1830</text:p>
          </table:table-cell>
          <table:table-cell table:style-name="ce39" table:formula="of:=[.D74]" office:value-type="float" office:value="0.358801" calcext:value-type="float">
            <text:p>0.3588</text:p>
          </table:table-cell>
          <table:table-cell table:style-name="ce39" table:formula="of:=SQRT([.I74])" office:value-type="float" office:value="2.81049665072741" calcext:value-type="float">
            <text:p>2.8105</text:p>
          </table:table-cell>
          <table:table-cell table:style-name="ce39" table:formula="of:=0.5*[.J74]/SQRT([.I74])" office:value-type="float" office:value="0.0325609247185243" calcext:value-type="float">
            <text:p>0.0326</text:p>
          </table:table-cell>
          <table:table-cell/>
          <table:table-cell table:style-name="ce33" office:value-type="float" office:value="0.3588" calcext:value-type="float">
            <text:p>0.3588</text:p>
          </table:table-cell>
          <table:table-cell table:style-name="ce33" office:value-type="float" office:value="331.092994291" calcext:value-type="float">
            <text:p>331.0930</text:p>
          </table:table-cell>
          <table:table-cell table:number-columns-repeated="2" table:style-name="ce33" office:value-type="float" office:value="7.61263971372" calcext:value-type="float">
            <text:p>7.6126</text:p>
          </table:table-cell>
          <table:table-cell table:number-columns-repeated="1005"/>
        </table:table-row>
        <table:table-row table:style-name="ro1">
          <table:table-cell table:style-name="ce33" office:value-type="float" office:value="0.6" calcext:value-type="float">
            <text:p>0.6000</text:p>
          </table:table-cell>
          <table:table-cell table:style-name="ce33" office:value-type="float" office:value="0.602" calcext:value-type="float">
            <text:p>0.6020</text:p>
          </table:table-cell>
          <table:table-cell table:style-name="ce33" table:formula="of:=[.A75]+([.B75]-[.A75])/2" office:value-type="float" office:value="0.601" calcext:value-type="float">
            <text:p>0.6010</text:p>
          </table:table-cell>
          <table:table-cell table:formula="of:=[.C75]*[.C75]" office:value-type="float" office:value="0.361201" calcext:value-type="float">
            <text:p>0.3612</text:p>
          </table:table-cell>
          <table:table-cell table:style-name="ce58" office:value-type="float" office:value="325.412816" calcext:value-type="float">
            <text:p>325.41282</text:p>
          </table:table-cell>
          <table:table-cell table:style-name="ce58" office:value-type="float" office:value="6.06285" calcext:value-type="float">
            <text:p>6.06285</text:p>
          </table:table-cell>
          <table:table-cell/>
          <table:table-cell table:formula="of:=[.D75]" office:value-type="float" office:value="0.361201" calcext:value-type="float">
            <text:p>0.3612</text:p>
          </table:table-cell>
          <table:table-cell office:value-type="float" office:value="7.79558514333" calcext:value-type="float">
            <text:p>7.7956</text:p>
          </table:table-cell>
          <table:table-cell office:value-type="float" office:value="0.146793731923" calcext:value-type="float">
            <text:p>0.1468</text:p>
          </table:table-cell>
          <table:table-cell table:style-name="ce33" office:value-type="float" office:value="0.146793731923" calcext:value-type="float">
            <text:p>0.1468</text:p>
          </table:table-cell>
          <table:table-cell table:style-name="ce39" table:formula="of:=[.D75]" office:value-type="float" office:value="0.361201" calcext:value-type="float">
            <text:p>0.3612</text:p>
          </table:table-cell>
          <table:table-cell table:style-name="ce39" table:formula="of:=SQRT([.I75])" office:value-type="float" office:value="2.79205751074902" calcext:value-type="float">
            <text:p>2.7921</text:p>
          </table:table-cell>
          <table:table-cell table:style-name="ce39" table:formula="of:=0.5*[.J75]/SQRT([.I75])" office:value-type="float" office:value="0.0262877342887575" calcext:value-type="float">
            <text:p>0.0263</text:p>
          </table:table-cell>
          <table:table-cell/>
          <table:table-cell table:style-name="ce33" office:value-type="float" office:value="0.3612" calcext:value-type="float">
            <text:p>0.3612</text:p>
          </table:table-cell>
          <table:table-cell table:style-name="ce33" office:value-type="float" office:value="325.489461178" calcext:value-type="float">
            <text:p>325.4895</text:p>
          </table:table-cell>
          <table:table-cell table:number-columns-repeated="2" table:style-name="ce33" office:value-type="float" office:value="6.06462421029" calcext:value-type="float">
            <text:p>6.0646</text:p>
          </table:table-cell>
          <table:table-cell table:number-columns-repeated="1005"/>
        </table:table-row>
        <table:table-row table:style-name="ro1">
          <table:table-cell table:style-name="ce33" office:value-type="float" office:value="0.602" calcext:value-type="float">
            <text:p>0.6020</text:p>
          </table:table-cell>
          <table:table-cell table:style-name="ce33" office:value-type="float" office:value="0.604" calcext:value-type="float">
            <text:p>0.6040</text:p>
          </table:table-cell>
          <table:table-cell table:style-name="ce33" table:formula="of:=[.A76]+([.B76]-[.A76])/2" office:value-type="float" office:value="0.603" calcext:value-type="float">
            <text:p>0.6030</text:p>
          </table:table-cell>
          <table:table-cell table:formula="of:=[.C76]*[.C76]" office:value-type="float" office:value="0.363609" calcext:value-type="float">
            <text:p>0.3636</text:p>
          </table:table-cell>
          <table:table-cell table:style-name="ce58" office:value-type="float" office:value="332.822471" calcext:value-type="float">
            <text:p>332.82247</text:p>
          </table:table-cell>
          <table:table-cell table:style-name="ce58" office:value-type="float" office:value="5.21301" calcext:value-type="float">
            <text:p>5.21301</text:p>
          </table:table-cell>
          <table:table-cell/>
          <table:table-cell table:formula="of:=[.D76]" office:value-type="float" office:value="0.363609" calcext:value-type="float">
            <text:p>0.3636</text:p>
          </table:table-cell>
          <table:table-cell office:value-type="float" office:value="8.00325216828" calcext:value-type="float">
            <text:p>8.0033</text:p>
          </table:table-cell>
          <table:table-cell office:value-type="float" office:value="0.127108221179" calcext:value-type="float">
            <text:p>0.1271</text:p>
          </table:table-cell>
          <table:table-cell table:style-name="ce33" office:value-type="float" office:value="0.127108221179" calcext:value-type="float">
            <text:p>0.1271</text:p>
          </table:table-cell>
          <table:table-cell table:style-name="ce39" table:formula="of:=[.D76]" office:value-type="float" office:value="0.363609" calcext:value-type="float">
            <text:p>0.3636</text:p>
          </table:table-cell>
          <table:table-cell table:style-name="ce39" table:formula="of:=SQRT([.I76])" office:value-type="float" office:value="2.82900197389115" calcext:value-type="float">
            <text:p>2.8290</text:p>
          </table:table-cell>
          <table:table-cell table:style-name="ce39" table:formula="of:=0.5*[.J76]/SQRT([.I76])" office:value-type="float" office:value="0.022465205459749" calcext:value-type="float">
            <text:p>0.0225</text:p>
          </table:table-cell>
          <table:table-cell/>
          <table:table-cell table:style-name="ce33" office:value-type="float" office:value="0.3636" calcext:value-type="float">
            <text:p>0.3636</text:p>
          </table:table-cell>
          <table:table-cell table:style-name="ce33" office:value-type="float" office:value="332.858960992" calcext:value-type="float">
            <text:p>332.8590</text:p>
          </table:table-cell>
          <table:table-cell table:number-columns-repeated="2" table:style-name="ce33" office:value-type="float" office:value="5.21409131888" calcext:value-type="float">
            <text:p>5.2141</text:p>
          </table:table-cell>
          <table:table-cell table:number-columns-repeated="1005"/>
        </table:table-row>
        <table:table-row table:style-name="ro1">
          <table:table-cell table:style-name="ce33" office:value-type="float" office:value="0.604" calcext:value-type="float">
            <text:p>0.6040</text:p>
          </table:table-cell>
          <table:table-cell table:style-name="ce33" office:value-type="float" office:value="0.606" calcext:value-type="float">
            <text:p>0.6060</text:p>
          </table:table-cell>
          <table:table-cell table:style-name="ce33" table:formula="of:=[.A77]+([.B77]-[.A77])/2" office:value-type="float" office:value="0.605" calcext:value-type="float">
            <text:p>0.6050</text:p>
          </table:table-cell>
          <table:table-cell table:formula="of:=[.C77]*[.C77]" office:value-type="float" office:value="0.366025" calcext:value-type="float">
            <text:p>0.3660</text:p>
          </table:table-cell>
          <table:table-cell table:style-name="ce58" office:value-type="float" office:value="336.632302" calcext:value-type="float">
            <text:p>336.63230</text:p>
          </table:table-cell>
          <table:table-cell table:style-name="ce58" office:value-type="float" office:value="5.88944" calcext:value-type="float">
            <text:p>5.88944</text:p>
          </table:table-cell>
          <table:table-cell/>
          <table:table-cell table:formula="of:=[.D77]" office:value-type="float" office:value="0.366025" calcext:value-type="float">
            <text:p>0.3660</text:p>
          </table:table-cell>
          <table:table-cell office:value-type="float" office:value="8.12546126835" calcext:value-type="float">
            <text:p>8.1255</text:p>
          </table:table-cell>
          <table:table-cell office:value-type="float" office:value="0.14377442867" calcext:value-type="float">
            <text:p>0.1438</text:p>
          </table:table-cell>
          <table:table-cell table:style-name="ce33" office:value-type="float" office:value="0.14377442867" calcext:value-type="float">
            <text:p>0.1438</text:p>
          </table:table-cell>
          <table:table-cell table:style-name="ce39" table:formula="of:=[.D77]" office:value-type="float" office:value="0.366025" calcext:value-type="float">
            <text:p>0.3660</text:p>
          </table:table-cell>
          <table:table-cell table:style-name="ce39" table:formula="of:=SQRT([.I77])" office:value-type="float" office:value="2.85051947342059" calcext:value-type="float">
            <text:p>2.8505</text:p>
          </table:table-cell>
          <table:table-cell table:style-name="ce39" table:formula="of:=0.5*[.J77]/SQRT([.I77])" office:value-type="float" office:value="0.0252189872776895" calcext:value-type="float">
            <text:p>0.0252</text:p>
          </table:table-cell>
          <table:table-cell/>
          <table:table-cell table:style-name="ce33" office:value-type="float" office:value="0.366" calcext:value-type="float">
            <text:p>0.3660</text:p>
          </table:table-cell>
          <table:table-cell table:style-name="ce33" office:value-type="float" office:value="336.626765281" calcext:value-type="float">
            <text:p>336.6268</text:p>
          </table:table-cell>
          <table:table-cell table:number-columns-repeated="2" table:style-name="ce33" office:value-type="float" office:value="5.88972466821" calcext:value-type="float">
            <text:p>5.8897</text:p>
          </table:table-cell>
          <table:table-cell table:number-columns-repeated="1005"/>
        </table:table-row>
        <table:table-row table:style-name="ro1">
          <table:table-cell table:style-name="ce33" office:value-type="float" office:value="0.606" calcext:value-type="float">
            <text:p>0.6060</text:p>
          </table:table-cell>
          <table:table-cell table:style-name="ce33" office:value-type="float" office:value="0.608" calcext:value-type="float">
            <text:p>0.6080</text:p>
          </table:table-cell>
          <table:table-cell table:style-name="ce33" table:formula="of:=[.A78]+([.B78]-[.A78])/2" office:value-type="float" office:value="0.607" calcext:value-type="float">
            <text:p>0.6070</text:p>
          </table:table-cell>
          <table:table-cell table:formula="of:=[.C78]*[.C78]" office:value-type="float" office:value="0.368449" calcext:value-type="float">
            <text:p>0.3684</text:p>
          </table:table-cell>
          <table:table-cell table:style-name="ce58" office:value-type="float" office:value="341.427705" calcext:value-type="float">
            <text:p>341.42771</text:p>
          </table:table-cell>
          <table:table-cell table:style-name="ce58" office:value-type="float" office:value="6.67362" calcext:value-type="float">
            <text:p>6.67362</text:p>
          </table:table-cell>
          <table:table-cell/>
          <table:table-cell table:formula="of:=[.D78]" office:value-type="float" office:value="0.368449" calcext:value-type="float">
            <text:p>0.3684</text:p>
          </table:table-cell>
          <table:table-cell office:value-type="float" office:value="8.27249413848" calcext:value-type="float">
            <text:p>8.2725</text:p>
          </table:table-cell>
          <table:table-cell office:value-type="float" office:value="0.163343427065" calcext:value-type="float">
            <text:p>0.1633</text:p>
          </table:table-cell>
          <table:table-cell table:style-name="ce33" office:value-type="float" office:value="0.163343427065" calcext:value-type="float">
            <text:p>0.1633</text:p>
          </table:table-cell>
          <table:table-cell table:style-name="ce39" table:formula="of:=[.D78]" office:value-type="float" office:value="0.368449" calcext:value-type="float">
            <text:p>0.3684</text:p>
          </table:table-cell>
          <table:table-cell table:style-name="ce39" table:formula="of:=SQRT([.I78])" office:value-type="float" office:value="2.87619438468265" calcext:value-type="float">
            <text:p>2.8762</text:p>
          </table:table-cell>
          <table:table-cell table:style-name="ce39" table:formula="of:=0.5*[.J78]/SQRT([.I78])" office:value-type="float" office:value="0.0283957558527503" calcext:value-type="float">
            <text:p>0.0284</text:p>
          </table:table-cell>
          <table:table-cell/>
          <table:table-cell table:style-name="ce33" office:value-type="float" office:value="0.3684" calcext:value-type="float">
            <text:p>0.3684</text:p>
          </table:table-cell>
          <table:table-cell table:style-name="ce33" office:value-type="float" office:value="341.385779215" calcext:value-type="float">
            <text:p>341.3858</text:p>
          </table:table-cell>
          <table:table-cell table:number-columns-repeated="2" table:style-name="ce33" office:value-type="float" office:value="6.67314675004" calcext:value-type="float">
            <text:p>6.6731</text:p>
          </table:table-cell>
          <table:table-cell table:number-columns-repeated="1005"/>
        </table:table-row>
        <table:table-row table:style-name="ro1">
          <table:table-cell table:style-name="ce33" office:value-type="float" office:value="0.608" calcext:value-type="float">
            <text:p>0.6080</text:p>
          </table:table-cell>
          <table:table-cell table:style-name="ce33" office:value-type="float" office:value="0.61" calcext:value-type="float">
            <text:p>0.6100</text:p>
          </table:table-cell>
          <table:table-cell table:style-name="ce33" table:formula="of:=[.A79]+([.B79]-[.A79])/2" office:value-type="float" office:value="0.609" calcext:value-type="float">
            <text:p>0.6090</text:p>
          </table:table-cell>
          <table:table-cell table:formula="of:=[.C79]*[.C79]" office:value-type="float" office:value="0.370881" calcext:value-type="float">
            <text:p>0.3709</text:p>
          </table:table-cell>
          <table:table-cell table:style-name="ce58" office:value-type="float" office:value="344.517724" calcext:value-type="float">
            <text:p>344.51772</text:p>
          </table:table-cell>
          <table:table-cell table:style-name="ce58" office:value-type="float" office:value="6.71287" calcext:value-type="float">
            <text:p>6.71287</text:p>
          </table:table-cell>
          <table:table-cell/>
          <table:table-cell table:formula="of:=[.D79]" office:value-type="float" office:value="0.370881" calcext:value-type="float">
            <text:p>0.3709</text:p>
          </table:table-cell>
          <table:table-cell office:value-type="float" office:value="8.38021179813" calcext:value-type="float">
            <text:p>8.3802</text:p>
          </table:table-cell>
          <table:table-cell office:value-type="float" office:value="0.164956053983" calcext:value-type="float">
            <text:p>0.1650</text:p>
          </table:table-cell>
          <table:table-cell table:style-name="ce33" office:value-type="float" office:value="0.164956053983" calcext:value-type="float">
            <text:p>0.1650</text:p>
          </table:table-cell>
          <table:table-cell table:style-name="ce39" table:formula="of:=[.D79]" office:value-type="float" office:value="0.370881" calcext:value-type="float">
            <text:p>0.3709</text:p>
          </table:table-cell>
          <table:table-cell table:style-name="ce39" table:formula="of:=SQRT([.I79])" office:value-type="float" office:value="2.89485954721986" calcext:value-type="float">
            <text:p>2.8949</text:p>
          </table:table-cell>
          <table:table-cell table:style-name="ce39" table:formula="of:=0.5*[.J79]/SQRT([.I79])" office:value-type="float" office:value="0.0284912016096634" calcext:value-type="float">
            <text:p>0.0285</text:p>
          </table:table-cell>
          <table:table-cell/>
          <table:table-cell table:style-name="ce33" office:value-type="float" office:value="0.3709" calcext:value-type="float">
            <text:p>0.3709</text:p>
          </table:table-cell>
          <table:table-cell table:style-name="ce33" office:value-type="float" office:value="344.432020262" calcext:value-type="float">
            <text:p>344.4320</text:p>
          </table:table-cell>
          <table:table-cell table:number-columns-repeated="2" table:style-name="ce33" office:value-type="float" office:value="6.7115507333" calcext:value-type="float">
            <text:p>6.7116</text:p>
          </table:table-cell>
          <table:table-cell table:number-columns-repeated="1005"/>
        </table:table-row>
        <table:table-row table:style-name="ro1">
          <table:table-cell table:style-name="ce33" office:value-type="float" office:value="0.61" calcext:value-type="float">
            <text:p>0.6100</text:p>
          </table:table-cell>
          <table:table-cell table:style-name="ce33" office:value-type="float" office:value="0.612" calcext:value-type="float">
            <text:p>0.6120</text:p>
          </table:table-cell>
          <table:table-cell table:style-name="ce33" table:formula="of:=[.A80]+([.B80]-[.A80])/2" office:value-type="float" office:value="0.611" calcext:value-type="float">
            <text:p>0.6110</text:p>
          </table:table-cell>
          <table:table-cell table:formula="of:=[.C80]*[.C80]" office:value-type="float" office:value="0.373321" calcext:value-type="float">
            <text:p>0.3733</text:p>
          </table:table-cell>
          <table:table-cell table:style-name="ce58" office:value-type="float" office:value="349.659037" calcext:value-type="float">
            <text:p>349.65904</text:p>
          </table:table-cell>
          <table:table-cell table:style-name="ce58" office:value-type="float" office:value="5.70493" calcext:value-type="float">
            <text:p>5.70493</text:p>
          </table:table-cell>
          <table:table-cell/>
          <table:table-cell table:formula="of:=[.D80]" office:value-type="float" office:value="0.373321" calcext:value-type="float">
            <text:p>0.3733</text:p>
          </table:table-cell>
          <table:table-cell office:value-type="float" office:value="8.53731678864" calcext:value-type="float">
            <text:p>8.5373</text:p>
          </table:table-cell>
          <table:table-cell office:value-type="float" office:value="0.140992691261" calcext:value-type="float">
            <text:p>0.1410</text:p>
          </table:table-cell>
          <table:table-cell table:style-name="ce33" office:value-type="float" office:value="0.140992691261" calcext:value-type="float">
            <text:p>0.1410</text:p>
          </table:table-cell>
          <table:table-cell table:style-name="ce39" table:formula="of:=[.D80]" office:value-type="float" office:value="0.373321" calcext:value-type="float">
            <text:p>0.3733</text:p>
          </table:table-cell>
          <table:table-cell table:style-name="ce39" table:formula="of:=SQRT([.I80])" office:value-type="float" office:value="2.92186871516158" calcext:value-type="float">
            <text:p>2.9219</text:p>
          </table:table-cell>
          <table:table-cell table:style-name="ce39" table:formula="of:=0.5*[.J80]/SQRT([.I80])" office:value-type="float" office:value="0.0241271434492229" calcext:value-type="float">
            <text:p>0.0241</text:p>
          </table:table-cell>
          <table:table-cell/>
          <table:table-cell table:style-name="ce33" office:value-type="float" office:value="0.3733" calcext:value-type="float">
            <text:p>0.3733</text:p>
          </table:table-cell>
          <table:table-cell table:style-name="ce33" office:value-type="float" office:value="349.52776881" calcext:value-type="float">
            <text:p>349.5278</text:p>
          </table:table-cell>
          <table:table-cell table:number-columns-repeated="2" table:style-name="ce33" office:value-type="float" office:value="5.70321314222" calcext:value-type="float">
            <text:p>5.7032</text:p>
          </table:table-cell>
          <table:table-cell table:number-columns-repeated="1005"/>
        </table:table-row>
        <table:table-row table:style-name="ro1">
          <table:table-cell table:style-name="ce33" office:value-type="float" office:value="0.612" calcext:value-type="float">
            <text:p>0.6120</text:p>
          </table:table-cell>
          <table:table-cell table:style-name="ce33" office:value-type="float" office:value="0.614" calcext:value-type="float">
            <text:p>0.6140</text:p>
          </table:table-cell>
          <table:table-cell table:style-name="ce33" table:formula="of:=[.A81]+([.B81]-[.A81])/2" office:value-type="float" office:value="0.613" calcext:value-type="float">
            <text:p>0.6130</text:p>
          </table:table-cell>
          <table:table-cell table:formula="of:=[.C81]*[.C81]" office:value-type="float" office:value="0.375769" calcext:value-type="float">
            <text:p>0.3758</text:p>
          </table:table-cell>
          <table:table-cell table:style-name="ce58" office:value-type="float" office:value="353.204171" calcext:value-type="float">
            <text:p>353.20417</text:p>
          </table:table-cell>
          <table:table-cell table:style-name="ce58" office:value-type="float" office:value="5.30912" calcext:value-type="float">
            <text:p>5.30912</text:p>
          </table:table-cell>
          <table:table-cell/>
          <table:table-cell table:formula="of:=[.D81]" office:value-type="float" office:value="0.375769" calcext:value-type="float">
            <text:p>0.3758</text:p>
          </table:table-cell>
          <table:table-cell office:value-type="float" office:value="8.65773230245" calcext:value-type="float">
            <text:p>8.6577</text:p>
          </table:table-cell>
          <table:table-cell office:value-type="float" office:value="0.131861569299" calcext:value-type="float">
            <text:p>0.1319</text:p>
          </table:table-cell>
          <table:table-cell table:style-name="ce33" office:value-type="float" office:value="0.131861569299" calcext:value-type="float">
            <text:p>0.1319</text:p>
          </table:table-cell>
          <table:table-cell table:style-name="ce39" table:formula="of:=[.D81]" office:value-type="float" office:value="0.375769" calcext:value-type="float">
            <text:p>0.3758</text:p>
          </table:table-cell>
          <table:table-cell table:style-name="ce39" table:formula="of:=SQRT([.I81])" office:value-type="float" office:value="2.94240247118745" calcext:value-type="float">
            <text:p>2.9424</text:p>
          </table:table-cell>
          <table:table-cell table:style-name="ce39" table:formula="of:=0.5*[.J81]/SQRT([.I81])" office:value-type="float" office:value="0.0224071265896173" calcext:value-type="float">
            <text:p>0.0224</text:p>
          </table:table-cell>
          <table:table-cell/>
          <table:table-cell table:style-name="ce33" office:value-type="float" office:value="0.3758" calcext:value-type="float">
            <text:p>0.3758</text:p>
          </table:table-cell>
          <table:table-cell table:style-name="ce33" office:value-type="float" office:value="353.026943733" calcext:value-type="float">
            <text:p>353.0269</text:p>
          </table:table-cell>
          <table:table-cell table:number-columns-repeated="2" table:style-name="ce33" office:value-type="float" office:value="5.30692196847" calcext:value-type="float">
            <text:p>5.3069</text:p>
          </table:table-cell>
          <table:table-cell table:number-columns-repeated="1005"/>
        </table:table-row>
        <table:table-row table:style-name="ro1">
          <table:table-cell table:style-name="ce33" office:value-type="float" office:value="0.614" calcext:value-type="float">
            <text:p>0.6140</text:p>
          </table:table-cell>
          <table:table-cell table:style-name="ce33" office:value-type="float" office:value="0.616" calcext:value-type="float">
            <text:p>0.6160</text:p>
          </table:table-cell>
          <table:table-cell table:style-name="ce33" table:formula="of:=[.A82]+([.B82]-[.A82])/2" office:value-type="float" office:value="0.615" calcext:value-type="float">
            <text:p>0.6150</text:p>
          </table:table-cell>
          <table:table-cell table:formula="of:=[.C82]*[.C82]" office:value-type="float" office:value="0.378225" calcext:value-type="float">
            <text:p>0.3782</text:p>
          </table:table-cell>
          <table:table-cell table:style-name="ce58" office:value-type="float" office:value="357.843718" calcext:value-type="float">
            <text:p>357.84372</text:p>
          </table:table-cell>
          <table:table-cell table:style-name="ce58" office:value-type="float" office:value="6.82366" calcext:value-type="float">
            <text:p>6.82366</text:p>
          </table:table-cell>
          <table:table-cell/>
          <table:table-cell table:formula="of:=[.D82]" office:value-type="float" office:value="0.378225" calcext:value-type="float">
            <text:p>0.3782</text:p>
          </table:table-cell>
          <table:table-cell office:value-type="float" office:value="8.80459666703" calcext:value-type="float">
            <text:p>8.8046</text:p>
          </table:table-cell>
          <table:table-cell office:value-type="float" office:value="0.169822624992" calcext:value-type="float">
            <text:p>0.1698</text:p>
          </table:table-cell>
          <table:table-cell table:style-name="ce33" office:value-type="float" office:value="0.169822624992" calcext:value-type="float">
            <text:p>0.1698</text:p>
          </table:table-cell>
          <table:table-cell table:style-name="ce39" table:formula="of:=[.D82]" office:value-type="float" office:value="0.378225" calcext:value-type="float">
            <text:p>0.3782</text:p>
          </table:table-cell>
          <table:table-cell table:style-name="ce39" table:formula="of:=SQRT([.I82])" office:value-type="float" office:value="2.96725406175979" calcext:value-type="float">
            <text:p>2.9673</text:p>
          </table:table-cell>
          <table:table-cell table:style-name="ce39" table:formula="of:=0.5*[.J82]/SQRT([.I82])" office:value-type="float" office:value="0.0286161247836127" calcext:value-type="float">
            <text:p>0.0286</text:p>
          </table:table-cell>
          <table:table-cell/>
          <table:table-cell table:style-name="ce33" office:value-type="float" office:value="0.3782" calcext:value-type="float">
            <text:p>0.3782</text:p>
          </table:table-cell>
          <table:table-cell table:style-name="ce33" office:value-type="float" office:value="357.625827129" calcext:value-type="float">
            <text:p>357.6258</text:p>
          </table:table-cell>
          <table:table-cell table:number-columns-repeated="2" table:style-name="ce33" office:value-type="float" office:value="6.81995527275" calcext:value-type="float">
            <text:p>6.8200</text:p>
          </table:table-cell>
          <table:table-cell table:number-columns-repeated="1005"/>
        </table:table-row>
        <table:table-row table:style-name="ro1">
          <table:table-cell table:style-name="ce33" office:value-type="float" office:value="0.616" calcext:value-type="float">
            <text:p>0.6160</text:p>
          </table:table-cell>
          <table:table-cell table:style-name="ce33" office:value-type="float" office:value="0.618" calcext:value-type="float">
            <text:p>0.6180</text:p>
          </table:table-cell>
          <table:table-cell table:style-name="ce33" table:formula="of:=[.A83]+([.B83]-[.A83])/2" office:value-type="float" office:value="0.617" calcext:value-type="float">
            <text:p>0.6170</text:p>
          </table:table-cell>
          <table:table-cell table:formula="of:=[.C83]*[.C83]" office:value-type="float" office:value="0.380689" calcext:value-type="float">
            <text:p>0.3807</text:p>
          </table:table-cell>
          <table:table-cell table:style-name="ce58" office:value-type="float" office:value="366.57115" calcext:value-type="float">
            <text:p>366.57115</text:p>
          </table:table-cell>
          <table:table-cell table:style-name="ce58" office:value-type="float" office:value="7.12967" calcext:value-type="float">
            <text:p>7.12967</text:p>
          </table:table-cell>
          <table:table-cell/>
          <table:table-cell table:formula="of:=[.D83]" office:value-type="float" office:value="0.380689" calcext:value-type="float">
            <text:p>0.3807</text:p>
          </table:table-cell>
          <table:table-cell office:value-type="float" office:value="9.05446618364" calcext:value-type="float">
            <text:p>9.0545</text:p>
          </table:table-cell>
          <table:table-cell office:value-type="float" office:value="0.178090141663" calcext:value-type="float">
            <text:p>0.1781</text:p>
          </table:table-cell>
          <table:table-cell table:style-name="ce33" office:value-type="float" office:value="0.178090141663" calcext:value-type="float">
            <text:p>0.1781</text:p>
          </table:table-cell>
          <table:table-cell table:style-name="ce39" table:formula="of:=[.D83]" office:value-type="float" office:value="0.380689" calcext:value-type="float">
            <text:p>0.3807</text:p>
          </table:table-cell>
          <table:table-cell table:style-name="ce39" table:formula="of:=SQRT([.I83])" office:value-type="float" office:value="3.00906400457684" calcext:value-type="float">
            <text:p>3.0091</text:p>
          </table:table-cell>
          <table:table-cell table:style-name="ce39" table:formula="of:=0.5*[.J83]/SQRT([.I83])" office:value-type="float" office:value="0.0295922820837513" calcext:value-type="float">
            <text:p>0.0296</text:p>
          </table:table-cell>
          <table:table-cell/>
          <table:table-cell table:style-name="ce33" office:value-type="float" office:value="0.3807" calcext:value-type="float">
            <text:p>0.3807</text:p>
          </table:table-cell>
          <table:table-cell table:style-name="ce33" office:value-type="float" office:value="366.294193214" calcext:value-type="float">
            <text:p>366.2942</text:p>
          </table:table-cell>
          <table:table-cell table:number-columns-repeated="2" table:style-name="ce33" office:value-type="float" office:value="7.12473548679" calcext:value-type="float">
            <text:p>7.1247</text:p>
          </table:table-cell>
          <table:table-cell table:number-columns-repeated="1005"/>
        </table:table-row>
        <table:table-row table:style-name="ro1">
          <table:table-cell table:style-name="ce33" office:value-type="float" office:value="0.618" calcext:value-type="float">
            <text:p>0.6180</text:p>
          </table:table-cell>
          <table:table-cell table:style-name="ce33" office:value-type="float" office:value="0.62" calcext:value-type="float">
            <text:p>0.6200</text:p>
          </table:table-cell>
          <table:table-cell table:style-name="ce33" table:formula="of:=[.A84]+([.B84]-[.A84])/2" office:value-type="float" office:value="0.619" calcext:value-type="float">
            <text:p>0.6190</text:p>
          </table:table-cell>
          <table:table-cell table:formula="of:=[.C84]*[.C84]" office:value-type="float" office:value="0.383161" calcext:value-type="float">
            <text:p>0.3832</text:p>
          </table:table-cell>
          <table:table-cell table:style-name="ce58" office:value-type="float" office:value="373.152051" calcext:value-type="float">
            <text:p>373.15205</text:p>
          </table:table-cell>
          <table:table-cell table:style-name="ce58" office:value-type="float" office:value="5.35323" calcext:value-type="float">
            <text:p>5.35323</text:p>
          </table:table-cell>
          <table:table-cell/>
          <table:table-cell table:formula="of:=[.D84]" office:value-type="float" office:value="0.383161" calcext:value-type="float">
            <text:p>0.3832</text:p>
          </table:table-cell>
          <table:table-cell office:value-type="float" office:value="9.25305319201" calcext:value-type="float">
            <text:p>9.2531</text:p>
          </table:table-cell>
          <table:table-cell office:value-type="float" office:value="0.134587583363" calcext:value-type="float">
            <text:p>0.1346</text:p>
          </table:table-cell>
          <table:table-cell table:style-name="ce33" office:value-type="float" office:value="0.134587583363" calcext:value-type="float">
            <text:p>0.1346</text:p>
          </table:table-cell>
          <table:table-cell table:style-name="ce39" table:formula="of:=[.D84]" office:value-type="float" office:value="0.383161" calcext:value-type="float">
            <text:p>0.3832</text:p>
          </table:table-cell>
          <table:table-cell table:style-name="ce39" table:formula="of:=SQRT([.I84])" office:value-type="float" office:value="3.04188316541086" calcext:value-type="float">
            <text:p>3.0419</text:p>
          </table:table-cell>
          <table:table-cell table:style-name="ce39" table:formula="of:=0.5*[.J84]/SQRT([.I84])" office:value-type="float" office:value="0.022122411684543" calcext:value-type="float">
            <text:p>0.0221</text:p>
          </table:table-cell>
          <table:table-cell/>
          <table:table-cell table:style-name="ce33" office:value-type="float" office:value="0.3832" calcext:value-type="float">
            <text:p>0.3832</text:p>
          </table:table-cell>
          <table:table-cell table:style-name="ce33" office:value-type="float" office:value="372.822765479" calcext:value-type="float">
            <text:p>372.8228</text:p>
          </table:table-cell>
          <table:table-cell table:number-columns-repeated="2" table:style-name="ce33" office:value-type="float" office:value="5.34902184785" calcext:value-type="float">
            <text:p>5.3490</text:p>
          </table:table-cell>
          <table:table-cell table:number-columns-repeated="1005"/>
        </table:table-row>
        <table:table-row table:style-name="ro1">
          <table:table-cell table:style-name="ce33" office:value-type="float" office:value="0.62" calcext:value-type="float">
            <text:p>0.6200</text:p>
          </table:table-cell>
          <table:table-cell table:style-name="ce33" office:value-type="float" office:value="0.622" calcext:value-type="float">
            <text:p>0.6220</text:p>
          </table:table-cell>
          <table:table-cell table:style-name="ce33" table:formula="of:=[.A85]+([.B85]-[.A85])/2" office:value-type="float" office:value="0.621" calcext:value-type="float">
            <text:p>0.6210</text:p>
          </table:table-cell>
          <table:table-cell table:formula="of:=[.C85]*[.C85]" office:value-type="float" office:value="0.385641" calcext:value-type="float">
            <text:p>0.3856</text:p>
          </table:table-cell>
          <table:table-cell table:style-name="ce58" office:value-type="float" office:value="377.67394" calcext:value-type="float">
            <text:p>377.67394</text:p>
          </table:table-cell>
          <table:table-cell table:style-name="ce58" office:value-type="float" office:value="6.75055" calcext:value-type="float">
            <text:p>6.75055</text:p>
          </table:table-cell>
          <table:table-cell/>
          <table:table-cell table:formula="of:=[.D85]" office:value-type="float" office:value="0.385641" calcext:value-type="float">
            <text:p>0.3856</text:p>
          </table:table-cell>
          <table:table-cell office:value-type="float" office:value="9.4002248135" calcext:value-type="float">
            <text:p>9.4002</text:p>
          </table:table-cell>
          <table:table-cell office:value-type="float" office:value="0.170080029237" calcext:value-type="float">
            <text:p>0.1701</text:p>
          </table:table-cell>
          <table:table-cell table:style-name="ce33" office:value-type="float" office:value="0.170080029237" calcext:value-type="float">
            <text:p>0.1701</text:p>
          </table:table-cell>
          <table:table-cell table:style-name="ce39" table:formula="of:=[.D85]" office:value-type="float" office:value="0.385641" calcext:value-type="float">
            <text:p>0.3856</text:p>
          </table:table-cell>
          <table:table-cell table:style-name="ce39" table:formula="of:=SQRT([.I85])" office:value-type="float" office:value="3.06597860617128" calcext:value-type="float">
            <text:p>3.0660</text:p>
          </table:table-cell>
          <table:table-cell table:style-name="ce39" table:formula="of:=0.5*[.J85]/SQRT([.I85])" office:value-type="float" office:value="0.0277366627566576" calcext:value-type="float">
            <text:p>0.0277</text:p>
          </table:table-cell>
          <table:table-cell/>
          <table:table-cell table:style-name="ce33" office:value-type="float" office:value="0.3856" calcext:value-type="float">
            <text:p>0.3856</text:p>
          </table:table-cell>
          <table:table-cell table:style-name="ce33" office:value-type="float" office:value="377.292483173" calcext:value-type="float">
            <text:p>377.2925</text:p>
          </table:table-cell>
          <table:table-cell table:number-columns-repeated="2" table:style-name="ce33" office:value-type="float" office:value="6.74423879961" calcext:value-type="float">
            <text:p>6.7442</text:p>
          </table:table-cell>
          <table:table-cell table:number-columns-repeated="1005"/>
        </table:table-row>
        <table:table-row table:style-name="ro1">
          <table:table-cell table:style-name="ce33" office:value-type="float" office:value="0.622" calcext:value-type="float">
            <text:p>0.6220</text:p>
          </table:table-cell>
          <table:table-cell table:style-name="ce33" office:value-type="float" office:value="0.624" calcext:value-type="float">
            <text:p>0.6240</text:p>
          </table:table-cell>
          <table:table-cell table:style-name="ce33" table:formula="of:=[.A86]+([.B86]-[.A86])/2" office:value-type="float" office:value="0.623" calcext:value-type="float">
            <text:p>0.6230</text:p>
          </table:table-cell>
          <table:table-cell table:formula="of:=[.C86]*[.C86]" office:value-type="float" office:value="0.388129" calcext:value-type="float">
            <text:p>0.3881</text:p>
          </table:table-cell>
          <table:table-cell table:style-name="ce58" office:value-type="float" office:value="392.495153" calcext:value-type="float">
            <text:p>392.49515</text:p>
          </table:table-cell>
          <table:table-cell table:style-name="ce58" office:value-type="float" office:value="6.66409" calcext:value-type="float">
            <text:p>6.66409</text:p>
          </table:table-cell>
          <table:table-cell/>
          <table:table-cell table:formula="of:=[.D86]" office:value-type="float" office:value="0.388129" calcext:value-type="float">
            <text:p>0.3881</text:p>
          </table:table-cell>
          <table:table-cell office:value-type="float" office:value="9.80719828355" calcext:value-type="float">
            <text:p>9.8072</text:p>
          </table:table-cell>
          <table:table-cell office:value-type="float" office:value="0.168663900559" calcext:value-type="float">
            <text:p>0.1687</text:p>
          </table:table-cell>
          <table:table-cell table:style-name="ce33" office:value-type="float" office:value="0.168663900559" calcext:value-type="float">
            <text:p>0.1687</text:p>
          </table:table-cell>
          <table:table-cell table:style-name="ce39" table:formula="of:=[.D86]" office:value-type="float" office:value="0.388129" calcext:value-type="float">
            <text:p>0.3881</text:p>
          </table:table-cell>
          <table:table-cell table:style-name="ce39" table:formula="of:=SQRT([.I86])" office:value-type="float" office:value="3.13164466112457" calcext:value-type="float">
            <text:p>3.1316</text:p>
          </table:table-cell>
          <table:table-cell table:style-name="ce39" table:formula="of:=0.5*[.J86]/SQRT([.I86])" office:value-type="float" office:value="0.0269289652578963" calcext:value-type="float">
            <text:p>0.0269</text:p>
          </table:table-cell>
          <table:table-cell/>
          <table:table-cell table:style-name="ce33" office:value-type="float" office:value="0.3881" calcext:value-type="float">
            <text:p>0.3881</text:p>
          </table:table-cell>
          <table:table-cell table:style-name="ce33" office:value-type="float" office:value="392.048774572" calcext:value-type="float">
            <text:p>392.0488</text:p>
          </table:table-cell>
          <table:table-cell table:number-columns-repeated="2" table:style-name="ce33" office:value-type="float" office:value="6.65706573245" calcext:value-type="float">
            <text:p>6.6571</text:p>
          </table:table-cell>
          <table:table-cell table:number-columns-repeated="1005"/>
        </table:table-row>
        <table:table-row table:style-name="ro1">
          <table:table-cell table:style-name="ce33" office:value-type="float" office:value="0.624" calcext:value-type="float">
            <text:p>0.6240</text:p>
          </table:table-cell>
          <table:table-cell table:style-name="ce33" office:value-type="float" office:value="0.626" calcext:value-type="float">
            <text:p>0.6260</text:p>
          </table:table-cell>
          <table:table-cell table:style-name="ce33" table:formula="of:=[.A87]+([.B87]-[.A87])/2" office:value-type="float" office:value="0.625" calcext:value-type="float">
            <text:p>0.6250</text:p>
          </table:table-cell>
          <table:table-cell table:formula="of:=[.C87]*[.C87]" office:value-type="float" office:value="0.390625" calcext:value-type="float">
            <text:p>0.3906</text:p>
          </table:table-cell>
          <table:table-cell table:style-name="ce58" office:value-type="float" office:value="389.935417" calcext:value-type="float">
            <text:p>389.93542</text:p>
          </table:table-cell>
          <table:table-cell table:style-name="ce58" office:value-type="float" office:value="6.72768" calcext:value-type="float">
            <text:p>6.72768</text:p>
          </table:table-cell>
          <table:table-cell/>
          <table:table-cell table:formula="of:=[.D87]" office:value-type="float" office:value="0.390625" calcext:value-type="float">
            <text:p>0.3906</text:p>
          </table:table-cell>
          <table:table-cell office:value-type="float" office:value="9.78095626735" calcext:value-type="float">
            <text:p>9.7810</text:p>
          </table:table-cell>
          <table:table-cell office:value-type="float" office:value="0.170897981382" calcext:value-type="float">
            <text:p>0.1709</text:p>
          </table:table-cell>
          <table:table-cell table:style-name="ce33" office:value-type="float" office:value="0.170897981382" calcext:value-type="float">
            <text:p>0.1709</text:p>
          </table:table-cell>
          <table:table-cell table:style-name="ce39" table:formula="of:=[.D87]" office:value-type="float" office:value="0.390625" calcext:value-type="float">
            <text:p>0.3906</text:p>
          </table:table-cell>
          <table:table-cell table:style-name="ce39" table:formula="of:=SQRT([.I87])" office:value-type="float" office:value="3.12745204077537" calcext:value-type="float">
            <text:p>3.1275</text:p>
          </table:table-cell>
          <table:table-cell table:style-name="ce39" table:formula="of:=0.5*[.J87]/SQRT([.I87])" office:value-type="float" office:value="0.0273222385433656" calcext:value-type="float">
            <text:p>0.0273</text:p>
          </table:table-cell>
          <table:table-cell/>
          <table:table-cell table:style-name="ce33" office:value-type="float" office:value="0.3906" calcext:value-type="float">
            <text:p>0.3906</text:p>
          </table:table-cell>
          <table:table-cell table:style-name="ce33" office:value-type="float" office:value="389.434504138" calcext:value-type="float">
            <text:p>389.4345</text:p>
          </table:table-cell>
          <table:table-cell table:number-columns-repeated="2" table:style-name="ce33" office:value-type="float" office:value="6.71957980506" calcext:value-type="float">
            <text:p>6.7196</text:p>
          </table:table-cell>
          <table:table-cell table:number-columns-repeated="1005"/>
        </table:table-row>
        <table:table-row table:style-name="ro1">
          <table:table-cell table:style-name="ce33" office:value-type="float" office:value="0.626" calcext:value-type="float">
            <text:p>0.6260</text:p>
          </table:table-cell>
          <table:table-cell table:style-name="ce33" office:value-type="float" office:value="0.628" calcext:value-type="float">
            <text:p>0.6280</text:p>
          </table:table-cell>
          <table:table-cell table:style-name="ce33" table:formula="of:=[.A88]+([.B88]-[.A88])/2" office:value-type="float" office:value="0.627" calcext:value-type="float">
            <text:p>0.6270</text:p>
          </table:table-cell>
          <table:table-cell table:formula="of:=[.C88]*[.C88]" office:value-type="float" office:value="0.393129" calcext:value-type="float">
            <text:p>0.3931</text:p>
          </table:table-cell>
          <table:table-cell table:style-name="ce58" office:value-type="float" office:value="403.266073" calcext:value-type="float">
            <text:p>403.26607</text:p>
          </table:table-cell>
          <table:table-cell table:style-name="ce58" office:value-type="float" office:value="7.19893" calcext:value-type="float">
            <text:p>7.19893</text:p>
          </table:table-cell>
          <table:table-cell/>
          <table:table-cell table:formula="of:=[.D88]" office:value-type="float" office:value="0.393129" calcext:value-type="float">
            <text:p>0.3931</text:p>
          </table:table-cell>
          <table:table-cell office:value-type="float" office:value="10.1546281081" calcext:value-type="float">
            <text:p>10.1546</text:p>
          </table:table-cell>
          <table:table-cell office:value-type="float" office:value="0.183502085408" calcext:value-type="float">
            <text:p>0.1835</text:p>
          </table:table-cell>
          <table:table-cell table:style-name="ce33" office:value-type="float" office:value="0.183502085408" calcext:value-type="float">
            <text:p>0.1835</text:p>
          </table:table-cell>
          <table:table-cell table:style-name="ce39" table:formula="of:=[.D88]" office:value-type="float" office:value="0.393129" calcext:value-type="float">
            <text:p>0.3931</text:p>
          </table:table-cell>
          <table:table-cell table:style-name="ce39" table:formula="of:=SQRT([.I88])" office:value-type="float" office:value="3.18663272249878" calcext:value-type="float">
            <text:p>3.1866</text:p>
          </table:table-cell>
          <table:table-cell table:style-name="ce39" table:formula="of:=0.5*[.J88]/SQRT([.I88])" office:value-type="float" office:value="0.0287924749081387" calcext:value-type="float">
            <text:p>0.0288</text:p>
          </table:table-cell>
          <table:table-cell/>
          <table:table-cell table:style-name="ce33" office:value-type="float" office:value="0.3931" calcext:value-type="float">
            <text:p>0.3931</text:p>
          </table:table-cell>
          <table:table-cell table:style-name="ce33" office:value-type="float" office:value="402.696571636" calcext:value-type="float">
            <text:p>402.6966</text:p>
          </table:table-cell>
          <table:table-cell table:number-columns-repeated="2" table:style-name="ce33" office:value-type="float" office:value="7.18930558192" calcext:value-type="float">
            <text:p>7.1893</text:p>
          </table:table-cell>
          <table:table-cell table:number-columns-repeated="1005"/>
        </table:table-row>
        <table:table-row table:style-name="ro1">
          <table:table-cell table:style-name="ce33" office:value-type="float" office:value="0.628" calcext:value-type="float">
            <text:p>0.6280</text:p>
          </table:table-cell>
          <table:table-cell table:style-name="ce33" office:value-type="float" office:value="0.63" calcext:value-type="float">
            <text:p>0.6300</text:p>
          </table:table-cell>
          <table:table-cell table:style-name="ce33" table:formula="of:=[.A89]+([.B89]-[.A89])/2" office:value-type="float" office:value="0.629" calcext:value-type="float">
            <text:p>0.6290</text:p>
          </table:table-cell>
          <table:table-cell table:formula="of:=[.C89]*[.C89]" office:value-type="float" office:value="0.395641" calcext:value-type="float">
            <text:p>0.3956</text:p>
          </table:table-cell>
          <table:table-cell table:style-name="ce58" office:value-type="float" office:value="409.291004" calcext:value-type="float">
            <text:p>409.29100</text:p>
          </table:table-cell>
          <table:table-cell table:style-name="ce58" office:value-type="float" office:value="6.64353" calcext:value-type="float">
            <text:p>6.64353</text:p>
          </table:table-cell>
          <table:table-cell/>
          <table:table-cell table:formula="of:=[.D89]" office:value-type="float" office:value="0.395641" calcext:value-type="float">
            <text:p>0.3956</text:p>
          </table:table-cell>
          <table:table-cell office:value-type="float" office:value="10.3463040743" calcext:value-type="float">
            <text:p>10.3463</text:p>
          </table:table-cell>
          <table:table-cell office:value-type="float" office:value="0.170207417857" calcext:value-type="float">
            <text:p>0.1702</text:p>
          </table:table-cell>
          <table:table-cell table:style-name="ce33" office:value-type="float" office:value="0.170207417857" calcext:value-type="float">
            <text:p>0.1702</text:p>
          </table:table-cell>
          <table:table-cell table:style-name="ce39" table:formula="of:=[.D89]" office:value-type="float" office:value="0.395641" calcext:value-type="float">
            <text:p>0.3956</text:p>
          </table:table-cell>
          <table:table-cell table:style-name="ce39" table:formula="of:=SQRT([.I89])" office:value-type="float" office:value="3.21656712572581" calcext:value-type="float">
            <text:p>3.2166</text:p>
          </table:table-cell>
          <table:table-cell table:style-name="ce39" table:formula="of:=0.5*[.J89]/SQRT([.I89])" office:value-type="float" office:value="0.0264579303344389" calcext:value-type="float">
            <text:p>0.0265</text:p>
          </table:table-cell>
          <table:table-cell/>
          <table:table-cell table:style-name="ce33" office:value-type="float" office:value="0.3956" calcext:value-type="float">
            <text:p>0.3956</text:p>
          </table:table-cell>
          <table:table-cell table:style-name="ce33" office:value-type="float" office:value="408.66069869" calcext:value-type="float">
            <text:p>408.6607</text:p>
          </table:table-cell>
          <table:table-cell table:number-columns-repeated="2" table:style-name="ce33" office:value-type="float" office:value="6.63390408895" calcext:value-type="float">
            <text:p>6.6339</text:p>
          </table:table-cell>
          <table:table-cell table:number-columns-repeated="1005"/>
        </table:table-row>
        <table:table-row table:style-name="ro1">
          <table:table-cell table:style-name="ce33" office:value-type="float" office:value="0.63" calcext:value-type="float">
            <text:p>0.6300</text:p>
          </table:table-cell>
          <table:table-cell table:style-name="ce33" office:value-type="float" office:value="0.632" calcext:value-type="float">
            <text:p>0.6320</text:p>
          </table:table-cell>
          <table:table-cell table:style-name="ce33" table:formula="of:=[.A90]+([.B90]-[.A90])/2" office:value-type="float" office:value="0.631" calcext:value-type="float">
            <text:p>0.6310</text:p>
          </table:table-cell>
          <table:table-cell table:formula="of:=[.C90]*[.C90]" office:value-type="float" office:value="0.398161" calcext:value-type="float">
            <text:p>0.3982</text:p>
          </table:table-cell>
          <table:table-cell table:style-name="ce58" office:value-type="float" office:value="432.872371" calcext:value-type="float">
            <text:p>432.87237</text:p>
          </table:table-cell>
          <table:table-cell table:style-name="ce58" office:value-type="float" office:value="7.16007" calcext:value-type="float">
            <text:p>7.16007</text:p>
          </table:table-cell>
          <table:table-cell/>
          <table:table-cell table:formula="of:=[.D90]" office:value-type="float" office:value="0.398161" calcext:value-type="float">
            <text:p>0.3982</text:p>
          </table:table-cell>
          <table:table-cell office:value-type="float" office:value="10.9862967219" calcext:value-type="float">
            <text:p>10.9863</text:p>
          </table:table-cell>
          <table:table-cell office:value-type="float" office:value="0.184350260546" calcext:value-type="float">
            <text:p>0.1844</text:p>
          </table:table-cell>
          <table:table-cell table:style-name="ce33" office:value-type="float" office:value="0.184350260546" calcext:value-type="float">
            <text:p>0.1844</text:p>
          </table:table-cell>
          <table:table-cell table:style-name="ce39" table:formula="of:=[.D90]" office:value-type="float" office:value="0.398161" calcext:value-type="float">
            <text:p>0.3982</text:p>
          </table:table-cell>
          <table:table-cell table:style-name="ce39" table:formula="of:=SQRT([.I90])" office:value-type="float" office:value="3.3145582996683" calcext:value-type="float">
            <text:p>3.3146</text:p>
          </table:table-cell>
          <table:table-cell table:style-name="ce39" table:formula="of:=0.5*[.J90]/SQRT([.I90])" office:value-type="float" office:value="0.0278091745383463" calcext:value-type="float">
            <text:p>0.0278</text:p>
          </table:table-cell>
          <table:table-cell/>
          <table:table-cell table:style-name="ce33" office:value-type="float" office:value="0.3982" calcext:value-type="float">
            <text:p>0.3982</text:p>
          </table:table-cell>
          <table:table-cell table:style-name="ce33" office:value-type="float" office:value="432.141958008" calcext:value-type="float">
            <text:p>432.1420</text:p>
          </table:table-cell>
          <table:table-cell table:number-columns-repeated="2" table:style-name="ce33" office:value-type="float" office:value="7.14873565412" calcext:value-type="float">
            <text:p>7.1487</text:p>
          </table:table-cell>
          <table:table-cell table:number-columns-repeated="1005"/>
        </table:table-row>
        <table:table-row table:style-name="ro1">
          <table:table-cell table:style-name="ce33" office:value-type="float" office:value="0.632" calcext:value-type="float">
            <text:p>0.6320</text:p>
          </table:table-cell>
          <table:table-cell table:style-name="ce33" office:value-type="float" office:value="0.634" calcext:value-type="float">
            <text:p>0.6340</text:p>
          </table:table-cell>
          <table:table-cell table:style-name="ce33" table:formula="of:=[.A91]+([.B91]-[.A91])/2" office:value-type="float" office:value="0.633" calcext:value-type="float">
            <text:p>0.6330</text:p>
          </table:table-cell>
          <table:table-cell table:formula="of:=[.C91]*[.C91]" office:value-type="float" office:value="0.400689" calcext:value-type="float">
            <text:p>0.4007</text:p>
          </table:table-cell>
          <table:table-cell table:style-name="ce58" office:value-type="float" office:value="432.316891" calcext:value-type="float">
            <text:p>432.31689</text:p>
          </table:table-cell>
          <table:table-cell table:style-name="ce58" office:value-type="float" office:value="6.74057" calcext:value-type="float">
            <text:p>6.74057</text:p>
          </table:table-cell>
          <table:table-cell/>
          <table:table-cell table:formula="of:=[.D91]" office:value-type="float" office:value="0.400689" calcext:value-type="float">
            <text:p>0.4007</text:p>
          </table:table-cell>
          <table:table-cell office:value-type="float" office:value="11.014361027" calcext:value-type="float">
            <text:p>11.0144</text:p>
          </table:table-cell>
          <table:table-cell office:value-type="float" office:value="0.174148105607" calcext:value-type="float">
            <text:p>0.1741</text:p>
          </table:table-cell>
          <table:table-cell table:style-name="ce33" office:value-type="float" office:value="0.174148105607" calcext:value-type="float">
            <text:p>0.1741</text:p>
          </table:table-cell>
          <table:table-cell table:style-name="ce39" table:formula="of:=[.D91]" office:value-type="float" office:value="0.400689" calcext:value-type="float">
            <text:p>0.4007</text:p>
          </table:table-cell>
          <table:table-cell table:style-name="ce39" table:formula="of:=SQRT([.I91])" office:value-type="float" office:value="3.31878909046658" calcext:value-type="float">
            <text:p>3.3188</text:p>
          </table:table-cell>
          <table:table-cell table:style-name="ce39" table:formula="of:=0.5*[.J91]/SQRT([.I91])" office:value-type="float" office:value="0.0262366936945844" calcext:value-type="float">
            <text:p>0.0262</text:p>
          </table:table-cell>
          <table:table-cell/>
          <table:table-cell table:style-name="ce33" office:value-type="float" office:value="0.4007" calcext:value-type="float">
            <text:p>0.4007</text:p>
          </table:table-cell>
          <table:table-cell table:style-name="ce33" office:value-type="float" office:value="431.523436249" calcext:value-type="float">
            <text:p>431.5234</text:p>
          </table:table-cell>
          <table:table-cell table:number-columns-repeated="2" table:style-name="ce33" office:value-type="float" office:value="6.72886397815" calcext:value-type="float">
            <text:p>6.7289</text:p>
          </table:table-cell>
          <table:table-cell table:number-columns-repeated="1005"/>
        </table:table-row>
        <table:table-row table:style-name="ro1">
          <table:table-cell table:style-name="ce33" office:value-type="float" office:value="0.634" calcext:value-type="float">
            <text:p>0.6340</text:p>
          </table:table-cell>
          <table:table-cell table:style-name="ce33" office:value-type="float" office:value="0.636" calcext:value-type="float">
            <text:p>0.6360</text:p>
          </table:table-cell>
          <table:table-cell table:style-name="ce33" table:formula="of:=[.A92]+([.B92]-[.A92])/2" office:value-type="float" office:value="0.635" calcext:value-type="float">
            <text:p>0.6350</text:p>
          </table:table-cell>
          <table:table-cell table:formula="of:=[.C92]*[.C92]" office:value-type="float" office:value="0.403225" calcext:value-type="float">
            <text:p>0.4032</text:p>
          </table:table-cell>
          <table:table-cell table:style-name="ce58" office:value-type="float" office:value="441.693421" calcext:value-type="float">
            <text:p>441.69342</text:p>
          </table:table-cell>
          <table:table-cell table:style-name="ce58" office:value-type="float" office:value="7.32202" calcext:value-type="float">
            <text:p>7.32202</text:p>
          </table:table-cell>
          <table:table-cell/>
          <table:table-cell table:formula="of:=[.D92]" office:value-type="float" office:value="0.403225" calcext:value-type="float">
            <text:p>0.4032</text:p>
          </table:table-cell>
          <table:table-cell office:value-type="float" office:value="11.296634504" calcext:value-type="float">
            <text:p>11.2966</text:p>
          </table:table-cell>
          <table:table-cell office:value-type="float" office:value="0.189743237813" calcext:value-type="float">
            <text:p>0.1897</text:p>
          </table:table-cell>
          <table:table-cell table:style-name="ce33" office:value-type="float" office:value="0.189743237813" calcext:value-type="float">
            <text:p>0.1897</text:p>
          </table:table-cell>
          <table:table-cell table:style-name="ce39" table:formula="of:=[.D92]" office:value-type="float" office:value="0.403225" calcext:value-type="float">
            <text:p>0.4032</text:p>
          </table:table-cell>
          <table:table-cell table:style-name="ce39" table:formula="of:=SQRT([.I92])" office:value-type="float" office:value="3.36104663817686" calcext:value-type="float">
            <text:p>3.3610</text:p>
          </table:table-cell>
          <table:table-cell table:style-name="ce39" table:formula="of:=0.5*[.J92]/SQRT([.I92])" office:value-type="float" office:value="0.0282268082295821" calcext:value-type="float">
            <text:p>0.0282</text:p>
          </table:table-cell>
          <table:table-cell/>
          <table:table-cell table:style-name="ce33" office:value-type="float" office:value="0.4032" calcext:value-type="float">
            <text:p>0.4032</text:p>
          </table:table-cell>
          <table:table-cell table:style-name="ce33" office:value-type="float" office:value="440.826111056" calcext:value-type="float">
            <text:p>440.8261</text:p>
          </table:table-cell>
          <table:table-cell table:number-columns-repeated="2" table:style-name="ce33" office:value-type="float" office:value="7.30828181815" calcext:value-type="float">
            <text:p>7.3083</text:p>
          </table:table-cell>
          <table:table-cell table:number-columns-repeated="1005"/>
        </table:table-row>
        <table:table-row table:style-name="ro1">
          <table:table-cell table:style-name="ce33" office:value-type="float" office:value="0.636" calcext:value-type="float">
            <text:p>0.6360</text:p>
          </table:table-cell>
          <table:table-cell table:style-name="ce33" office:value-type="float" office:value="0.638" calcext:value-type="float">
            <text:p>0.6380</text:p>
          </table:table-cell>
          <table:table-cell table:style-name="ce33" table:formula="of:=[.A93]+([.B93]-[.A93])/2" office:value-type="float" office:value="0.637" calcext:value-type="float">
            <text:p>0.6370</text:p>
          </table:table-cell>
          <table:table-cell table:formula="of:=[.C93]*[.C93]" office:value-type="float" office:value="0.405769" calcext:value-type="float">
            <text:p>0.4058</text:p>
          </table:table-cell>
          <table:table-cell table:style-name="ce58" office:value-type="float" office:value="447.307315" calcext:value-type="float">
            <text:p>447.30732</text:p>
          </table:table-cell>
          <table:table-cell table:style-name="ce58" office:value-type="float" office:value="7.55775" calcext:value-type="float">
            <text:p>7.55775</text:p>
          </table:table-cell>
          <table:table-cell/>
          <table:table-cell table:formula="of:=[.D93]" office:value-type="float" office:value="0.405769" calcext:value-type="float">
            <text:p>0.4058</text:p>
          </table:table-cell>
          <table:table-cell office:value-type="float" office:value="11.4858269279" calcext:value-type="float">
            <text:p>11.4858</text:p>
          </table:table-cell>
          <table:table-cell office:value-type="float" office:value="0.196584572567" calcext:value-type="float">
            <text:p>0.1966</text:p>
          </table:table-cell>
          <table:table-cell table:style-name="ce33" office:value-type="float" office:value="0.196584572567" calcext:value-type="float">
            <text:p>0.1966</text:p>
          </table:table-cell>
          <table:table-cell table:style-name="ce39" table:formula="of:=[.D93]" office:value-type="float" office:value="0.405769" calcext:value-type="float">
            <text:p>0.4058</text:p>
          </table:table-cell>
          <table:table-cell table:style-name="ce39" table:formula="of:=SQRT([.I93])" office:value-type="float" office:value="3.38907464183072" calcext:value-type="float">
            <text:p>3.3891</text:p>
          </table:table-cell>
          <table:table-cell table:style-name="ce39" table:formula="of:=0.5*[.J93]/SQRT([.I93])" office:value-type="float" office:value="0.0290026914929216" calcext:value-type="float">
            <text:p>0.0290</text:p>
          </table:table-cell>
          <table:table-cell/>
          <table:table-cell table:style-name="ce33" office:value-type="float" office:value="0.4058" calcext:value-type="float">
            <text:p>0.4058</text:p>
          </table:table-cell>
          <table:table-cell table:style-name="ce33" office:value-type="float" office:value="446.362848193" calcext:value-type="float">
            <text:p>446.3628</text:p>
          </table:table-cell>
          <table:table-cell table:number-columns-repeated="2" table:style-name="ce33" office:value-type="float" office:value="7.54242735267" calcext:value-type="float">
            <text:p>7.5424</text:p>
          </table:table-cell>
          <table:table-cell table:number-columns-repeated="1005"/>
        </table:table-row>
        <table:table-row table:style-name="ro1">
          <table:table-cell table:style-name="ce33" office:value-type="float" office:value="0.638" calcext:value-type="float">
            <text:p>0.6380</text:p>
          </table:table-cell>
          <table:table-cell table:style-name="ce33" office:value-type="float" office:value="0.64" calcext:value-type="float">
            <text:p>0.6400</text:p>
          </table:table-cell>
          <table:table-cell table:style-name="ce33" table:formula="of:=[.A94]+([.B94]-[.A94])/2" office:value-type="float" office:value="0.639" calcext:value-type="float">
            <text:p>0.6390</text:p>
          </table:table-cell>
          <table:table-cell table:formula="of:=[.C94]*[.C94]" office:value-type="float" office:value="0.408321" calcext:value-type="float">
            <text:p>0.4083</text:p>
          </table:table-cell>
          <table:table-cell table:style-name="ce58" office:value-type="float" office:value="440.542822" calcext:value-type="float">
            <text:p>440.54282</text:p>
          </table:table-cell>
          <table:table-cell table:style-name="ce58" office:value-type="float" office:value="7.26787" calcext:value-type="float">
            <text:p>7.26787</text:p>
          </table:table-cell>
          <table:table-cell/>
          <table:table-cell table:formula="of:=[.D94]" office:value-type="float" office:value="0.408321" calcext:value-type="float">
            <text:p>0.4083</text:p>
          </table:table-cell>
          <table:table-cell office:value-type="float" office:value="11.3553336611" calcext:value-type="float">
            <text:p>11.3553</text:p>
          </table:table-cell>
          <table:table-cell office:value-type="float" office:value="0.189825452253" calcext:value-type="float">
            <text:p>0.1898</text:p>
          </table:table-cell>
          <table:table-cell table:style-name="ce33" office:value-type="float" office:value="0.189825452253" calcext:value-type="float">
            <text:p>0.1898</text:p>
          </table:table-cell>
          <table:table-cell table:style-name="ce39" table:formula="of:=[.D94]" office:value-type="float" office:value="0.408321" calcext:value-type="float">
            <text:p>0.4083</text:p>
          </table:table-cell>
          <table:table-cell table:style-name="ce39" table:formula="of:=SQRT([.I94])" office:value-type="float" office:value="3.36976759749096" calcext:value-type="float">
            <text:p>3.3698</text:p>
          </table:table-cell>
          <table:table-cell table:style-name="ce39" table:formula="of:=0.5*[.J94]/SQRT([.I94])" office:value-type="float" office:value="0.0281659560728074" calcext:value-type="float">
            <text:p>0.0282</text:p>
          </table:table-cell>
          <table:table-cell/>
          <table:table-cell table:style-name="ce33" office:value-type="float" office:value="0.4083" calcext:value-type="float">
            <text:p>0.4083</text:p>
          </table:table-cell>
          <table:table-cell table:style-name="ce33" office:value-type="float" office:value="439.547235318" calcext:value-type="float">
            <text:p>439.5472</text:p>
          </table:table-cell>
          <table:table-cell table:number-columns-repeated="2" table:style-name="ce33" office:value-type="float" office:value="7.25208606651" calcext:value-type="float">
            <text:p>7.2521</text:p>
          </table:table-cell>
          <table:table-cell table:number-columns-repeated="1005"/>
        </table:table-row>
        <table:table-row table:style-name="ro1">
          <table:table-cell table:style-name="ce33" office:value-type="float" office:value="0.64" calcext:value-type="float">
            <text:p>0.6400</text:p>
          </table:table-cell>
          <table:table-cell table:style-name="ce33" office:value-type="float" office:value="0.642" calcext:value-type="float">
            <text:p>0.6420</text:p>
          </table:table-cell>
          <table:table-cell table:style-name="ce33" table:formula="of:=[.A95]+([.B95]-[.A95])/2" office:value-type="float" office:value="0.641" calcext:value-type="float">
            <text:p>0.6410</text:p>
          </table:table-cell>
          <table:table-cell table:formula="of:=[.C95]*[.C95]" office:value-type="float" office:value="0.410881" calcext:value-type="float">
            <text:p>0.4109</text:p>
          </table:table-cell>
          <table:table-cell table:style-name="ce58" office:value-type="float" office:value="462.621592" calcext:value-type="float">
            <text:p>462.62159</text:p>
          </table:table-cell>
          <table:table-cell table:style-name="ce58" office:value-type="float" office:value="6.96407" calcext:value-type="float">
            <text:p>6.96407</text:p>
          </table:table-cell>
          <table:table-cell/>
          <table:table-cell table:formula="of:=[.D95]" office:value-type="float" office:value="0.410881" calcext:value-type="float">
            <text:p>0.4109</text:p>
          </table:table-cell>
          <table:table-cell office:value-type="float" office:value="11.9717732997" calcext:value-type="float">
            <text:p>11.9718</text:p>
          </table:table-cell>
          <table:table-cell office:value-type="float" office:value="0.183081557713" calcext:value-type="float">
            <text:p>0.1831</text:p>
          </table:table-cell>
          <table:table-cell table:style-name="ce33" office:value-type="float" office:value="0.183081557713" calcext:value-type="float">
            <text:p>0.1831</text:p>
          </table:table-cell>
          <table:table-cell table:style-name="ce39" table:formula="of:=[.D95]" office:value-type="float" office:value="0.410881" calcext:value-type="float">
            <text:p>0.4109</text:p>
          </table:table-cell>
          <table:table-cell table:style-name="ce39" table:formula="of:=SQRT([.I95])" office:value-type="float" office:value="3.46002504321862" calcext:value-type="float">
            <text:p>3.4600</text:p>
          </table:table-cell>
          <table:table-cell table:style-name="ce39" table:formula="of:=0.5*[.J95]/SQRT([.I95])" office:value-type="float" office:value="0.0264566810104201" calcext:value-type="float">
            <text:p>0.0265</text:p>
          </table:table-cell>
          <table:table-cell/>
          <table:table-cell table:style-name="ce33" office:value-type="float" office:value="0.4109" calcext:value-type="float">
            <text:p>0.4109</text:p>
          </table:table-cell>
          <table:table-cell table:style-name="ce33" office:value-type="float" office:value="461.507564526" calcext:value-type="float">
            <text:p>461.5076</text:p>
          </table:table-cell>
          <table:table-cell table:number-columns-repeated="2" table:style-name="ce33" office:value-type="float" office:value="6.94817760893" calcext:value-type="float">
            <text:p>6.9482</text:p>
          </table:table-cell>
          <table:table-cell table:number-columns-repeated="1005"/>
        </table:table-row>
        <table:table-row table:style-name="ro1">
          <table:table-cell table:style-name="ce33" office:value-type="float" office:value="0.642" calcext:value-type="float">
            <text:p>0.6420</text:p>
          </table:table-cell>
          <table:table-cell table:style-name="ce33" office:value-type="float" office:value="0.644" calcext:value-type="float">
            <text:p>0.6440</text:p>
          </table:table-cell>
          <table:table-cell table:style-name="ce33" table:formula="of:=[.A96]+([.B96]-[.A96])/2" office:value-type="float" office:value="0.643" calcext:value-type="float">
            <text:p>0.6430</text:p>
          </table:table-cell>
          <table:table-cell table:formula="of:=[.C96]*[.C96]" office:value-type="float" office:value="0.413449" calcext:value-type="float">
            <text:p>0.4134</text:p>
          </table:table-cell>
          <table:table-cell table:style-name="ce58" office:value-type="float" office:value="469.842473" calcext:value-type="float">
            <text:p>469.84247</text:p>
          </table:table-cell>
          <table:table-cell table:style-name="ce58" office:value-type="float" office:value="7.75651" calcext:value-type="float">
            <text:p>7.75651</text:p>
          </table:table-cell>
          <table:table-cell/>
          <table:table-cell table:formula="of:=[.D96]" office:value-type="float" office:value="0.413449" calcext:value-type="float">
            <text:p>0.4134</text:p>
          </table:table-cell>
          <table:table-cell office:value-type="float" office:value="12.2051149721" calcext:value-type="float">
            <text:p>12.2051</text:p>
          </table:table-cell>
          <table:table-cell office:value-type="float" office:value="0.204168370519" calcext:value-type="float">
            <text:p>0.2042</text:p>
          </table:table-cell>
          <table:table-cell table:style-name="ce33" office:value-type="float" office:value="0.204168370519" calcext:value-type="float">
            <text:p>0.2042</text:p>
          </table:table-cell>
          <table:table-cell table:style-name="ce39" table:formula="of:=[.D96]" office:value-type="float" office:value="0.413449" calcext:value-type="float">
            <text:p>0.4134</text:p>
          </table:table-cell>
          <table:table-cell table:style-name="ce39" table:formula="of:=SQRT([.I96])" office:value-type="float" office:value="3.49358196871062" calcext:value-type="float">
            <text:p>3.4936</text:p>
          </table:table-cell>
          <table:table-cell table:style-name="ce39" table:formula="of:=0.5*[.J96]/SQRT([.I96])" office:value-type="float" office:value="0.0292204923696627" calcext:value-type="float">
            <text:p>0.0292</text:p>
          </table:table-cell>
          <table:table-cell/>
          <table:table-cell table:style-name="ce33" office:value-type="float" office:value="0.4134" calcext:value-type="float">
            <text:p>0.4134</text:p>
          </table:table-cell>
          <table:table-cell table:style-name="ce33" office:value-type="float" office:value="468.650522168" calcext:value-type="float">
            <text:p>468.6505</text:p>
          </table:table-cell>
          <table:table-cell table:number-columns-repeated="2" table:style-name="ce33" office:value-type="float" office:value="7.73751536042" calcext:value-type="float">
            <text:p>7.7375</text:p>
          </table:table-cell>
          <table:table-cell table:number-columns-repeated="1005"/>
        </table:table-row>
        <table:table-row table:style-name="ro1">
          <table:table-cell table:style-name="ce33" office:value-type="float" office:value="0.644" calcext:value-type="float">
            <text:p>0.6440</text:p>
          </table:table-cell>
          <table:table-cell table:style-name="ce33" office:value-type="float" office:value="0.646" calcext:value-type="float">
            <text:p>0.6460</text:p>
          </table:table-cell>
          <table:table-cell table:style-name="ce33" table:formula="of:=[.A97]+([.B97]-[.A97])/2" office:value-type="float" office:value="0.645" calcext:value-type="float">
            <text:p>0.6450</text:p>
          </table:table-cell>
          <table:table-cell table:formula="of:=[.C97]*[.C97]" office:value-type="float" office:value="0.416025" calcext:value-type="float">
            <text:p>0.4160</text:p>
          </table:table-cell>
          <table:table-cell table:style-name="ce58" office:value-type="float" office:value="473.893655" calcext:value-type="float">
            <text:p>473.89366</text:p>
          </table:table-cell>
          <table:table-cell table:style-name="ce58" office:value-type="float" office:value="6.26555" calcext:value-type="float">
            <text:p>6.26555</text:p>
          </table:table-cell>
          <table:table-cell/>
          <table:table-cell table:formula="of:=[.D97]" office:value-type="float" office:value="0.416025" calcext:value-type="float">
            <text:p>0.4160</text:p>
          </table:table-cell>
          <table:table-cell office:value-type="float" office:value="12.3592582635" calcext:value-type="float">
            <text:p>12.3593</text:p>
          </table:table-cell>
          <table:table-cell office:value-type="float" office:value="0.166118248132" calcext:value-type="float">
            <text:p>0.1661</text:p>
          </table:table-cell>
          <table:table-cell table:style-name="ce33" office:value-type="float" office:value="0.166118248132" calcext:value-type="float">
            <text:p>0.1661</text:p>
          </table:table-cell>
          <table:table-cell table:style-name="ce39" table:formula="of:=[.D97]" office:value-type="float" office:value="0.416025" calcext:value-type="float">
            <text:p>0.4160</text:p>
          </table:table-cell>
          <table:table-cell table:style-name="ce39" table:formula="of:=SQRT([.I97])" office:value-type="float" office:value="3.51557367487868" calcext:value-type="float">
            <text:p>3.5156</text:p>
          </table:table-cell>
          <table:table-cell table:style-name="ce39" table:formula="of:=0.5*[.J97]/SQRT([.I97])" office:value-type="float" office:value="0.0236260513211592" calcext:value-type="float">
            <text:p>0.0236</text:p>
          </table:table-cell>
          <table:table-cell/>
          <table:table-cell table:style-name="ce33" office:value-type="float" office:value="0.416" calcext:value-type="float">
            <text:p>0.4160</text:p>
          </table:table-cell>
          <table:table-cell table:style-name="ce33" office:value-type="float" office:value="472.630506539" calcext:value-type="float">
            <text:p>472.6305</text:p>
          </table:table-cell>
          <table:table-cell table:number-columns-repeated="2" table:style-name="ce33" office:value-type="float" office:value="6.24970937431" calcext:value-type="float">
            <text:p>6.2497</text:p>
          </table:table-cell>
          <table:table-cell table:number-columns-repeated="1005"/>
        </table:table-row>
        <table:table-row table:style-name="ro1">
          <table:table-cell table:style-name="ce33" office:value-type="float" office:value="0.646" calcext:value-type="float">
            <text:p>0.6460</text:p>
          </table:table-cell>
          <table:table-cell table:style-name="ce33" office:value-type="float" office:value="0.648" calcext:value-type="float">
            <text:p>0.6480</text:p>
          </table:table-cell>
          <table:table-cell table:style-name="ce33" table:formula="of:=[.A98]+([.B98]-[.A98])/2" office:value-type="float" office:value="0.647" calcext:value-type="float">
            <text:p>0.6470</text:p>
          </table:table-cell>
          <table:table-cell table:formula="of:=[.C98]*[.C98]" office:value-type="float" office:value="0.418609" calcext:value-type="float">
            <text:p>0.4186</text:p>
          </table:table-cell>
          <table:table-cell table:style-name="ce58" office:value-type="float" office:value="481.965325" calcext:value-type="float">
            <text:p>481.96533</text:p>
          </table:table-cell>
          <table:table-cell table:style-name="ce58" office:value-type="float" office:value="7.71686" calcext:value-type="float">
            <text:p>7.71686</text:p>
          </table:table-cell>
          <table:table-cell/>
          <table:table-cell table:formula="of:=[.D98]" office:value-type="float" office:value="0.418609" calcext:value-type="float">
            <text:p>0.4186</text:p>
          </table:table-cell>
          <table:table-cell office:value-type="float" office:value="12.619338718" calcext:value-type="float">
            <text:p>12.6193</text:p>
          </table:table-cell>
          <table:table-cell office:value-type="float" office:value="0.205071378331" calcext:value-type="float">
            <text:p>0.2051</text:p>
          </table:table-cell>
          <table:table-cell table:style-name="ce33" office:value-type="float" office:value="0.205071378331" calcext:value-type="float">
            <text:p>0.2051</text:p>
          </table:table-cell>
          <table:table-cell table:style-name="ce39" table:formula="of:=[.D98]" office:value-type="float" office:value="0.418609" calcext:value-type="float">
            <text:p>0.4186</text:p>
          </table:table-cell>
          <table:table-cell table:style-name="ce39" table:formula="of:=SQRT([.I98])" office:value-type="float" office:value="3.55237085873646" calcext:value-type="float">
            <text:p>3.5524</text:p>
          </table:table-cell>
          <table:table-cell table:style-name="ce39" table:formula="of:=0.5*[.J98]/SQRT([.I98])" office:value-type="float" office:value="0.0288640159608704" calcext:value-type="float">
            <text:p>0.0289</text:p>
          </table:table-cell>
          <table:table-cell/>
          <table:table-cell table:style-name="ce33" office:value-type="float" office:value="0.4186" calcext:value-type="float">
            <text:p>0.4186</text:p>
          </table:table-cell>
          <table:table-cell table:style-name="ce33" office:value-type="float" office:value="480.609040048" calcext:value-type="float">
            <text:p>480.6090</text:p>
          </table:table-cell>
          <table:table-cell table:number-columns-repeated="2" table:style-name="ce33" office:value-type="float" office:value="7.69600374365" calcext:value-type="float">
            <text:p>7.6960</text:p>
          </table:table-cell>
          <table:table-cell table:number-columns-repeated="1005"/>
        </table:table-row>
        <table:table-row table:style-name="ro1">
          <table:table-cell table:style-name="ce33" office:value-type="float" office:value="0.648" calcext:value-type="float">
            <text:p>0.6480</text:p>
          </table:table-cell>
          <table:table-cell table:style-name="ce33" office:value-type="float" office:value="0.65" calcext:value-type="float">
            <text:p>0.6500</text:p>
          </table:table-cell>
          <table:table-cell table:style-name="ce33" table:formula="of:=[.A99]+([.B99]-[.A99])/2" office:value-type="float" office:value="0.649" calcext:value-type="float">
            <text:p>0.6490</text:p>
          </table:table-cell>
          <table:table-cell table:formula="of:=[.C99]*[.C99]" office:value-type="float" office:value="0.421201" calcext:value-type="float">
            <text:p>0.4212</text:p>
          </table:table-cell>
          <table:table-cell table:style-name="ce58" office:value-type="float" office:value="506.772208" calcext:value-type="float">
            <text:p>506.77221</text:p>
          </table:table-cell>
          <table:table-cell table:style-name="ce58" office:value-type="float" office:value="7.42557" calcext:value-type="float">
            <text:p>7.42557</text:p>
          </table:table-cell>
          <table:table-cell/>
          <table:table-cell table:formula="of:=[.D99]" office:value-type="float" office:value="0.421201" calcext:value-type="float">
            <text:p>0.4212</text:p>
          </table:table-cell>
          <table:table-cell office:value-type="float" office:value="13.3210625064" calcext:value-type="float">
            <text:p>13.3211</text:p>
          </table:table-cell>
          <table:table-cell office:value-type="float" office:value="0.198377621797" calcext:value-type="float">
            <text:p>0.1984</text:p>
          </table:table-cell>
          <table:table-cell table:style-name="ce33" office:value-type="float" office:value="0.198377621797" calcext:value-type="float">
            <text:p>0.1984</text:p>
          </table:table-cell>
          <table:table-cell table:style-name="ce39" table:formula="of:=[.D99]" office:value-type="float" office:value="0.421201" calcext:value-type="float">
            <text:p>0.4212</text:p>
          </table:table-cell>
          <table:table-cell table:style-name="ce39" table:formula="of:=SQRT([.I99])" office:value-type="float" office:value="3.64980307775639" calcext:value-type="float">
            <text:p>3.6498</text:p>
          </table:table-cell>
          <table:table-cell table:style-name="ce39" table:formula="of:=0.5*[.J99]/SQRT([.I99])" office:value-type="float" office:value="0.0271764828910916" calcext:value-type="float">
            <text:p>0.0272</text:p>
          </table:table-cell>
          <table:table-cell/>
          <table:table-cell table:style-name="ce33" office:value-type="float" office:value="0.4212" calcext:value-type="float">
            <text:p>0.4212</text:p>
          </table:table-cell>
          <table:table-cell table:style-name="ce33" office:value-type="float" office:value="505.270732466" calcext:value-type="float">
            <text:p>505.2707</text:p>
          </table:table-cell>
          <table:table-cell table:number-columns-repeated="2" table:style-name="ce33" office:value-type="float" office:value="7.40455700193" calcext:value-type="float">
            <text:p>7.4046</text:p>
          </table:table-cell>
          <table:table-cell table:number-columns-repeated="1005"/>
        </table:table-row>
        <table:table-row table:style-name="ro1">
          <table:table-cell table:style-name="ce33" office:value-type="float" office:value="0.65" calcext:value-type="float">
            <text:p>0.6500</text:p>
          </table:table-cell>
          <table:table-cell table:style-name="ce33" office:value-type="float" office:value="0.652" calcext:value-type="float">
            <text:p>0.6520</text:p>
          </table:table-cell>
          <table:table-cell table:style-name="ce33" table:formula="of:=[.A100]+([.B100]-[.A100])/2" office:value-type="float" office:value="0.651" calcext:value-type="float">
            <text:p>0.6510</text:p>
          </table:table-cell>
          <table:table-cell table:formula="of:=[.C100]*[.C100]" office:value-type="float" office:value="0.423801" calcext:value-type="float">
            <text:p>0.4238</text:p>
          </table:table-cell>
          <table:table-cell table:style-name="ce58" office:value-type="float" office:value="515.119708" calcext:value-type="float">
            <text:p>515.11971</text:p>
          </table:table-cell>
          <table:table-cell table:style-name="ce58" office:value-type="float" office:value="7.3213" calcext:value-type="float">
            <text:p>7.32130</text:p>
          </table:table-cell>
          <table:table-cell/>
          <table:table-cell table:formula="of:=[.D100]" office:value-type="float" office:value="0.423801" calcext:value-type="float">
            <text:p>0.4238</text:p>
          </table:table-cell>
          <table:table-cell office:value-type="float" office:value="13.5936301135" calcext:value-type="float">
            <text:p>13.5936</text:p>
          </table:table-cell>
          <table:table-cell office:value-type="float" office:value="0.196457600851" calcext:value-type="float">
            <text:p>0.1965</text:p>
          </table:table-cell>
          <table:table-cell table:style-name="ce33" office:value-type="float" office:value="0.196457600851" calcext:value-type="float">
            <text:p>0.1965</text:p>
          </table:table-cell>
          <table:table-cell table:style-name="ce39" table:formula="of:=[.D100]" office:value-type="float" office:value="0.423801" calcext:value-type="float">
            <text:p>0.4238</text:p>
          </table:table-cell>
          <table:table-cell table:style-name="ce39" table:formula="of:=SQRT([.I100])" office:value-type="float" office:value="3.68695404277026" calcext:value-type="float">
            <text:p>3.6870</text:p>
          </table:table-cell>
          <table:table-cell table:style-name="ce39" table:formula="of:=0.5*[.J100]/SQRT([.I100])" office:value-type="float" office:value="0.0266422633116668" calcext:value-type="float">
            <text:p>0.0266</text:p>
          </table:table-cell>
          <table:table-cell/>
          <table:table-cell table:style-name="ce33" office:value-type="float" office:value="0.4238" calcext:value-type="float">
            <text:p>0.4238</text:p>
          </table:table-cell>
          <table:table-cell table:style-name="ce33" office:value-type="float" office:value="513.516809185" calcext:value-type="float">
            <text:p>513.5168</text:p>
          </table:table-cell>
          <table:table-cell table:number-columns-repeated="2" table:style-name="ce33" office:value-type="float" office:value="7.29955328491" calcext:value-type="float">
            <text:p>7.2996</text:p>
          </table:table-cell>
          <table:table-cell table:number-columns-repeated="1005"/>
        </table:table-row>
        <table:table-row table:style-name="ro1">
          <table:table-cell table:style-name="ce33" office:value-type="float" office:value="0.652" calcext:value-type="float">
            <text:p>0.6520</text:p>
          </table:table-cell>
          <table:table-cell table:style-name="ce33" office:value-type="float" office:value="0.654" calcext:value-type="float">
            <text:p>0.6540</text:p>
          </table:table-cell>
          <table:table-cell table:style-name="ce33" table:formula="of:=[.A101]+([.B101]-[.A101])/2" office:value-type="float" office:value="0.653" calcext:value-type="float">
            <text:p>0.6530</text:p>
          </table:table-cell>
          <table:table-cell table:formula="of:=[.C101]*[.C101]" office:value-type="float" office:value="0.426409" calcext:value-type="float">
            <text:p>0.4264</text:p>
          </table:table-cell>
          <table:table-cell table:style-name="ce58" office:value-type="float" office:value="521.883274" calcext:value-type="float">
            <text:p>521.88327</text:p>
          </table:table-cell>
          <table:table-cell table:style-name="ce58" office:value-type="float" office:value="7.97169" calcext:value-type="float">
            <text:p>7.97169</text:p>
          </table:table-cell>
          <table:table-cell/>
          <table:table-cell table:formula="of:=[.D101]" office:value-type="float" office:value="0.426409" calcext:value-type="float">
            <text:p>0.4264</text:p>
          </table:table-cell>
          <table:table-cell office:value-type="float" office:value="13.8260377965" calcext:value-type="float">
            <text:p>13.8260</text:p>
          </table:table-cell>
          <table:table-cell office:value-type="float" office:value="0.214500464801" calcext:value-type="float">
            <text:p>0.2145</text:p>
          </table:table-cell>
          <table:table-cell table:style-name="ce33" office:value-type="float" office:value="0.214500464801" calcext:value-type="float">
            <text:p>0.2145</text:p>
          </table:table-cell>
          <table:table-cell table:style-name="ce39" table:formula="of:=[.D101]" office:value-type="float" office:value="0.426409" calcext:value-type="float">
            <text:p>0.4264</text:p>
          </table:table-cell>
          <table:table-cell table:style-name="ce39" table:formula="of:=SQRT([.I101])" office:value-type="float" office:value="3.71833804225759" calcext:value-type="float">
            <text:p>3.7183</text:p>
          </table:table-cell>
          <table:table-cell table:style-name="ce39" table:formula="of:=0.5*[.J101]/SQRT([.I101])" office:value-type="float" office:value="0.0288435938802872" calcext:value-type="float">
            <text:p>0.0288</text:p>
          </table:table-cell>
          <table:table-cell/>
          <table:table-cell table:style-name="ce33" office:value-type="float" office:value="0.4264" calcext:value-type="float">
            <text:p>0.4264</text:p>
          </table:table-cell>
          <table:table-cell table:style-name="ce33" office:value-type="float" office:value="520.18155517" calcext:value-type="float">
            <text:p>520.1816</text:p>
          </table:table-cell>
          <table:table-cell table:number-columns-repeated="2" table:style-name="ce33" office:value-type="float" office:value="7.94667227192" calcext:value-type="float">
            <text:p>7.9467</text:p>
          </table:table-cell>
          <table:table-cell table:number-columns-repeated="1005"/>
        </table:table-row>
        <table:table-row table:style-name="ro1">
          <table:table-cell table:style-name="ce33" office:value-type="float" office:value="0.654" calcext:value-type="float">
            <text:p>0.6540</text:p>
          </table:table-cell>
          <table:table-cell table:style-name="ce33" office:value-type="float" office:value="0.656" calcext:value-type="float">
            <text:p>0.6560</text:p>
          </table:table-cell>
          <table:table-cell table:style-name="ce33" table:formula="of:=[.A102]+([.B102]-[.A102])/2" office:value-type="float" office:value="0.655" calcext:value-type="float">
            <text:p>0.6550</text:p>
          </table:table-cell>
          <table:table-cell table:formula="of:=[.C102]*[.C102]" office:value-type="float" office:value="0.429025" calcext:value-type="float">
            <text:p>0.4290</text:p>
          </table:table-cell>
          <table:table-cell table:style-name="ce58" office:value-type="float" office:value="527.42105" calcext:value-type="float">
            <text:p>527.42105</text:p>
          </table:table-cell>
          <table:table-cell table:style-name="ce58" office:value-type="float" office:value="8.10339" calcext:value-type="float">
            <text:p>8.10339</text:p>
          </table:table-cell>
          <table:table-cell/>
          <table:table-cell table:formula="of:=[.D102]" office:value-type="float" office:value="0.429025" calcext:value-type="float">
            <text:p>0.4290</text:p>
          </table:table-cell>
          <table:table-cell office:value-type="float" office:value="14.0273210392" calcext:value-type="float">
            <text:p>14.0273</text:p>
          </table:table-cell>
          <table:table-cell office:value-type="float" office:value="0.218876462198" calcext:value-type="float">
            <text:p>0.2189</text:p>
          </table:table-cell>
          <table:table-cell table:style-name="ce33" office:value-type="float" office:value="0.218876462198" calcext:value-type="float">
            <text:p>0.2189</text:p>
          </table:table-cell>
          <table:table-cell table:style-name="ce39" table:formula="of:=[.D102]" office:value-type="float" office:value="0.429025" calcext:value-type="float">
            <text:p>0.4290</text:p>
          </table:table-cell>
          <table:table-cell table:style-name="ce39" table:formula="of:=SQRT([.I102])" office:value-type="float" office:value="3.74530653474452" calcext:value-type="float">
            <text:p>3.7453</text:p>
          </table:table-cell>
          <table:table-cell table:style-name="ce39" table:formula="of:=0.5*[.J102]/SQRT([.I102])" office:value-type="float" office:value="0.0292200998993705" calcext:value-type="float">
            <text:p>0.0292</text:p>
          </table:table-cell>
          <table:table-cell/>
          <table:table-cell table:style-name="ce33" office:value-type="float" office:value="0.429" calcext:value-type="float">
            <text:p>0.4290</text:p>
          </table:table-cell>
          <table:table-cell table:style-name="ce33" office:value-type="float" office:value="525.622616135" calcext:value-type="float">
            <text:p>525.6226</text:p>
          </table:table-cell>
          <table:table-cell table:number-columns-repeated="2" table:style-name="ce33" office:value-type="float" office:value="8.07673889119" calcext:value-type="float">
            <text:p>8.0767</text:p>
          </table:table-cell>
          <table:table-cell table:number-columns-repeated="1005"/>
        </table:table-row>
        <table:table-row table:style-name="ro1">
          <table:table-cell table:style-name="ce33" office:value-type="float" office:value="0.656" calcext:value-type="float">
            <text:p>0.6560</text:p>
          </table:table-cell>
          <table:table-cell table:style-name="ce33" office:value-type="float" office:value="0.658" calcext:value-type="float">
            <text:p>0.6580</text:p>
          </table:table-cell>
          <table:table-cell table:style-name="ce33" table:formula="of:=[.A103]+([.B103]-[.A103])/2" office:value-type="float" office:value="0.657" calcext:value-type="float">
            <text:p>0.6570</text:p>
          </table:table-cell>
          <table:table-cell table:formula="of:=[.C103]*[.C103]" office:value-type="float" office:value="0.431649" calcext:value-type="float">
            <text:p>0.4316</text:p>
          </table:table-cell>
          <table:table-cell table:style-name="ce58" office:value-type="float" office:value="538.888791" calcext:value-type="float">
            <text:p>538.88879</text:p>
          </table:table-cell>
          <table:table-cell table:style-name="ce58" office:value-type="float" office:value="8.17683" calcext:value-type="float">
            <text:p>8.17683</text:p>
          </table:table-cell>
          <table:table-cell/>
          <table:table-cell table:formula="of:=[.D103]" office:value-type="float" office:value="0.431649" calcext:value-type="float">
            <text:p>0.4316</text:p>
          </table:table-cell>
          <table:table-cell office:value-type="float" office:value="14.3884425714" calcext:value-type="float">
            <text:p>14.3884</text:p>
          </table:table-cell>
          <table:table-cell office:value-type="float" office:value="0.221767982538" calcext:value-type="float">
            <text:p>0.2218</text:p>
          </table:table-cell>
          <table:table-cell table:style-name="ce33" office:value-type="float" office:value="0.221767982538" calcext:value-type="float">
            <text:p>0.2218</text:p>
          </table:table-cell>
          <table:table-cell table:style-name="ce39" table:formula="of:=[.D103]" office:value-type="float" office:value="0.431649" calcext:value-type="float">
            <text:p>0.4316</text:p>
          </table:table-cell>
          <table:table-cell table:style-name="ce39" table:formula="of:=SQRT([.I103])" office:value-type="float" office:value="3.79321006159691" calcext:value-type="float">
            <text:p>3.7932</text:p>
          </table:table-cell>
          <table:table-cell table:style-name="ce39" table:formula="of:=0.5*[.J103]/SQRT([.I103])" office:value-type="float" office:value="0.0292322306090053" calcext:value-type="float">
            <text:p>0.0292</text:p>
          </table:table-cell>
          <table:table-cell/>
          <table:table-cell table:style-name="ce33" office:value-type="float" office:value="0.4316" calcext:value-type="float">
            <text:p>0.4316</text:p>
          </table:table-cell>
          <table:table-cell table:style-name="ce33" office:value-type="float" office:value="536.981525457" calcext:value-type="float">
            <text:p>536.9815</text:p>
          </table:table-cell>
          <table:table-cell table:number-columns-repeated="2" table:style-name="ce33" office:value-type="float" office:value="8.14890437555" calcext:value-type="float">
            <text:p>8.1489</text:p>
          </table:table-cell>
          <table:table-cell table:number-columns-repeated="1005"/>
        </table:table-row>
        <table:table-row table:style-name="ro1">
          <table:table-cell table:style-name="ce33" office:value-type="float" office:value="0.658" calcext:value-type="float">
            <text:p>0.6580</text:p>
          </table:table-cell>
          <table:table-cell table:style-name="ce33" office:value-type="float" office:value="0.66" calcext:value-type="float">
            <text:p>0.6600</text:p>
          </table:table-cell>
          <table:table-cell table:style-name="ce33" table:formula="of:=[.A104]+([.B104]-[.A104])/2" office:value-type="float" office:value="0.659" calcext:value-type="float">
            <text:p>0.6590</text:p>
          </table:table-cell>
          <table:table-cell table:formula="of:=[.C104]*[.C104]" office:value-type="float" office:value="0.434281" calcext:value-type="float">
            <text:p>0.4343</text:p>
          </table:table-cell>
          <table:table-cell table:style-name="ce58" office:value-type="float" office:value="549.541258" calcext:value-type="float">
            <text:p>549.54126</text:p>
          </table:table-cell>
          <table:table-cell table:style-name="ce58" office:value-type="float" office:value="8.3016" calcext:value-type="float">
            <text:p>8.30160</text:p>
          </table:table-cell>
          <table:table-cell/>
          <table:table-cell table:formula="of:=[.D104]" office:value-type="float" office:value="0.434281" calcext:value-type="float">
            <text:p>0.4343</text:p>
          </table:table-cell>
          <table:table-cell office:value-type="float" office:value="14.7321708269" calcext:value-type="float">
            <text:p>14.7322</text:p>
          </table:table-cell>
          <table:table-cell office:value-type="float" office:value="0.226077832965" calcext:value-type="float">
            <text:p>0.2261</text:p>
          </table:table-cell>
          <table:table-cell table:style-name="ce33" office:value-type="float" office:value="0.226077832965" calcext:value-type="float">
            <text:p>0.2261</text:p>
          </table:table-cell>
          <table:table-cell table:style-name="ce39" table:formula="of:=[.D104]" office:value-type="float" office:value="0.434281" calcext:value-type="float">
            <text:p>0.4343</text:p>
          </table:table-cell>
          <table:table-cell table:style-name="ce39" table:formula="of:=SQRT([.I104])" office:value-type="float" office:value="3.8382510114504" calcext:value-type="float">
            <text:p>3.8383</text:p>
          </table:table-cell>
          <table:table-cell table:style-name="ce39" table:formula="of:=0.5*[.J104]/SQRT([.I104])" office:value-type="float" office:value="0.0294506315885226" calcext:value-type="float">
            <text:p>0.0295</text:p>
          </table:table-cell>
          <table:table-cell/>
          <table:table-cell table:style-name="ce33" office:value-type="float" office:value="0.4343" calcext:value-type="float">
            <text:p>0.4343</text:p>
          </table:table-cell>
          <table:table-cell table:style-name="ce33" office:value-type="float" office:value="547.514395663" calcext:value-type="float">
            <text:p>547.5144</text:p>
          </table:table-cell>
          <table:table-cell table:number-columns-repeated="2" table:style-name="ce33" office:value-type="float" office:value="8.27202024972" calcext:value-type="float">
            <text:p>8.2720</text:p>
          </table:table-cell>
          <table:table-cell table:number-columns-repeated="1005"/>
        </table:table-row>
        <table:table-row table:style-name="ro1">
          <table:table-cell table:style-name="ce33" office:value-type="float" office:value="0.66" calcext:value-type="float">
            <text:p>0.6600</text:p>
          </table:table-cell>
          <table:table-cell table:style-name="ce33" office:value-type="float" office:value="0.662" calcext:value-type="float">
            <text:p>0.6620</text:p>
          </table:table-cell>
          <table:table-cell table:style-name="ce33" table:formula="of:=[.A105]+([.B105]-[.A105])/2" office:value-type="float" office:value="0.661" calcext:value-type="float">
            <text:p>0.6610</text:p>
          </table:table-cell>
          <table:table-cell table:formula="of:=[.C105]*[.C105]" office:value-type="float" office:value="0.436921" calcext:value-type="float">
            <text:p>0.4369</text:p>
          </table:table-cell>
          <table:table-cell table:style-name="ce58" office:value-type="float" office:value="556.210759" calcext:value-type="float">
            <text:p>556.21076</text:p>
          </table:table-cell>
          <table:table-cell table:style-name="ce58" office:value-type="float" office:value="7.72668" calcext:value-type="float">
            <text:p>7.72668</text:p>
          </table:table-cell>
          <table:table-cell/>
          <table:table-cell table:formula="of:=[.D105]" office:value-type="float" office:value="0.436921" calcext:value-type="float">
            <text:p>0.4369</text:p>
          </table:table-cell>
          <table:table-cell office:value-type="float" office:value="14.9687590044" calcext:value-type="float">
            <text:p>14.9688</text:p>
          </table:table-cell>
          <table:table-cell office:value-type="float" office:value="0.211525058146" calcext:value-type="float">
            <text:p>0.2115</text:p>
          </table:table-cell>
          <table:table-cell table:style-name="ce33" office:value-type="float" office:value="0.211525058146" calcext:value-type="float">
            <text:p>0.2115</text:p>
          </table:table-cell>
          <table:table-cell table:style-name="ce39" table:formula="of:=[.D105]" office:value-type="float" office:value="0.436921" calcext:value-type="float">
            <text:p>0.4369</text:p>
          </table:table-cell>
          <table:table-cell table:style-name="ce39" table:formula="of:=SQRT([.I105])" office:value-type="float" office:value="3.8689480488112" calcext:value-type="float">
            <text:p>3.8689</text:p>
          </table:table-cell>
          <table:table-cell table:style-name="ce39" table:formula="of:=0.5*[.J105]/SQRT([.I105])" office:value-type="float" office:value="0.027336249476262" calcext:value-type="float">
            <text:p>0.0273</text:p>
          </table:table-cell>
          <table:table-cell/>
          <table:table-cell table:style-name="ce33" office:value-type="float" office:value="0.4369" calcext:value-type="float">
            <text:p>0.4369</text:p>
          </table:table-cell>
          <table:table-cell table:style-name="ce33" office:value-type="float" office:value="554.076129209" calcext:value-type="float">
            <text:p>554.0761</text:p>
          </table:table-cell>
          <table:table-cell table:number-columns-repeated="2" table:style-name="ce33" office:value-type="float" office:value="7.6981699441" calcext:value-type="float">
            <text:p>7.6982</text:p>
          </table:table-cell>
          <table:table-cell table:number-columns-repeated="1005"/>
        </table:table-row>
        <table:table-row table:style-name="ro1">
          <table:table-cell table:style-name="ce33" office:value-type="float" office:value="0.662" calcext:value-type="float">
            <text:p>0.6620</text:p>
          </table:table-cell>
          <table:table-cell table:style-name="ce33" office:value-type="float" office:value="0.664" calcext:value-type="float">
            <text:p>0.6640</text:p>
          </table:table-cell>
          <table:table-cell table:style-name="ce33" table:formula="of:=[.A106]+([.B106]-[.A106])/2" office:value-type="float" office:value="0.663" calcext:value-type="float">
            <text:p>0.6630</text:p>
          </table:table-cell>
          <table:table-cell table:formula="of:=[.C106]*[.C106]" office:value-type="float" office:value="0.439569" calcext:value-type="float">
            <text:p>0.4396</text:p>
          </table:table-cell>
          <table:table-cell table:style-name="ce58" office:value-type="float" office:value="570.70416" calcext:value-type="float">
            <text:p>570.70416</text:p>
          </table:table-cell>
          <table:table-cell table:style-name="ce58" office:value-type="float" office:value="8.09063" calcext:value-type="float">
            <text:p>8.09063</text:p>
          </table:table-cell>
          <table:table-cell/>
          <table:table-cell table:formula="of:=[.D106]" office:value-type="float" office:value="0.439569" calcext:value-type="float">
            <text:p>0.4396</text:p>
          </table:table-cell>
          <table:table-cell office:value-type="float" office:value="15.4205585658" calcext:value-type="float">
            <text:p>15.4206</text:p>
          </table:table-cell>
          <table:table-cell office:value-type="float" office:value="0.222611359999" calcext:value-type="float">
            <text:p>0.2226</text:p>
          </table:table-cell>
          <table:table-cell table:style-name="ce33" office:value-type="float" office:value="0.222611359999" calcext:value-type="float">
            <text:p>0.2226</text:p>
          </table:table-cell>
          <table:table-cell table:style-name="ce39" table:formula="of:=[.D106]" office:value-type="float" office:value="0.439569" calcext:value-type="float">
            <text:p>0.4396</text:p>
          </table:table-cell>
          <table:table-cell table:style-name="ce39" table:formula="of:=SQRT([.I106])" office:value-type="float" office:value="3.92690190427518" calcext:value-type="float">
            <text:p>3.9269</text:p>
          </table:table-cell>
          <table:table-cell table:style-name="ce39" table:formula="of:=0.5*[.J106]/SQRT([.I106])" office:value-type="float" office:value="0.0283444004237342" calcext:value-type="float">
            <text:p>0.0283</text:p>
          </table:table-cell>
          <table:table-cell/>
          <table:table-cell table:style-name="ce33" office:value-type="float" office:value="0.4396" calcext:value-type="float">
            <text:p>0.4396</text:p>
          </table:table-cell>
          <table:table-cell table:style-name="ce33" office:value-type="float" office:value="568.42870819" calcext:value-type="float">
            <text:p>568.4287</text:p>
          </table:table-cell>
          <table:table-cell table:number-columns-repeated="2" table:style-name="ce33" office:value-type="float" office:value="8.05972116858" calcext:value-type="float">
            <text:p>8.0597</text:p>
          </table:table-cell>
          <table:table-cell table:number-columns-repeated="1005"/>
        </table:table-row>
        <table:table-row table:style-name="ro1">
          <table:table-cell table:style-name="ce33" office:value-type="float" office:value="0.664" calcext:value-type="float">
            <text:p>0.6640</text:p>
          </table:table-cell>
          <table:table-cell table:style-name="ce33" office:value-type="float" office:value="0.666" calcext:value-type="float">
            <text:p>0.6660</text:p>
          </table:table-cell>
          <table:table-cell table:style-name="ce33" table:formula="of:=[.A107]+([.B107]-[.A107])/2" office:value-type="float" office:value="0.665" calcext:value-type="float">
            <text:p>0.6650</text:p>
          </table:table-cell>
          <table:table-cell table:formula="of:=[.C107]*[.C107]" office:value-type="float" office:value="0.442225" calcext:value-type="float">
            <text:p>0.4422</text:p>
          </table:table-cell>
          <table:table-cell table:style-name="ce58" office:value-type="float" office:value="586.913015" calcext:value-type="float">
            <text:p>586.91302</text:p>
          </table:table-cell>
          <table:table-cell table:style-name="ce58" office:value-type="float" office:value="7.50127" calcext:value-type="float">
            <text:p>7.50127</text:p>
          </table:table-cell>
          <table:table-cell/>
          <table:table-cell table:formula="of:=[.D107]" office:value-type="float" office:value="0.442225" calcext:value-type="float">
            <text:p>0.4422</text:p>
          </table:table-cell>
          <table:table-cell office:value-type="float" office:value="15.9202994595" calcext:value-type="float">
            <text:p>15.9203</text:p>
          </table:table-cell>
          <table:table-cell office:value-type="float" office:value="0.207606138236" calcext:value-type="float">
            <text:p>0.2076</text:p>
          </table:table-cell>
          <table:table-cell table:style-name="ce33" office:value-type="float" office:value="0.207606138236" calcext:value-type="float">
            <text:p>0.2076</text:p>
          </table:table-cell>
          <table:table-cell table:style-name="ce39" table:formula="of:=[.D107]" office:value-type="float" office:value="0.442225" calcext:value-type="float">
            <text:p>0.4422</text:p>
          </table:table-cell>
          <table:table-cell table:style-name="ce39" table:formula="of:=SQRT([.I107])" office:value-type="float" office:value="3.99002499484652" calcext:value-type="float">
            <text:p>3.9900</text:p>
          </table:table-cell>
          <table:table-cell table:style-name="ce39" table:formula="of:=0.5*[.J107]/SQRT([.I107])" office:value-type="float" office:value="0.0260156438248059" calcext:value-type="float">
            <text:p>0.0260</text:p>
          </table:table-cell>
          <table:table-cell/>
          <table:table-cell table:style-name="ce33" office:value-type="float" office:value="0.4422" calcext:value-type="float">
            <text:p>0.4422</text:p>
          </table:table-cell>
          <table:table-cell table:style-name="ce33" office:value-type="float" office:value="584.508373572" calcext:value-type="float">
            <text:p>584.5084</text:p>
          </table:table-cell>
          <table:table-cell table:number-columns-repeated="2" table:style-name="ce33" office:value-type="float" office:value="7.47207559582" calcext:value-type="float">
            <text:p>7.4721</text:p>
          </table:table-cell>
          <table:table-cell table:number-columns-repeated="1005"/>
        </table:table-row>
        <table:table-row table:style-name="ro1">
          <table:table-cell table:style-name="ce33" office:value-type="float" office:value="0.666" calcext:value-type="float">
            <text:p>0.6660</text:p>
          </table:table-cell>
          <table:table-cell table:style-name="ce33" office:value-type="float" office:value="0.668" calcext:value-type="float">
            <text:p>0.6680</text:p>
          </table:table-cell>
          <table:table-cell table:style-name="ce33" table:formula="of:=[.A108]+([.B108]-[.A108])/2" office:value-type="float" office:value="0.667" calcext:value-type="float">
            <text:p>0.6670</text:p>
          </table:table-cell>
          <table:table-cell table:formula="of:=[.C108]*[.C108]" office:value-type="float" office:value="0.444889" calcext:value-type="float">
            <text:p>0.4449</text:p>
          </table:table-cell>
          <table:table-cell table:style-name="ce58" office:value-type="float" office:value="589.595481" calcext:value-type="float">
            <text:p>589.59548</text:p>
          </table:table-cell>
          <table:table-cell table:style-name="ce58" office:value-type="float" office:value="7.81293" calcext:value-type="float">
            <text:p>7.81293</text:p>
          </table:table-cell>
          <table:table-cell/>
          <table:table-cell table:formula="of:=[.D108]" office:value-type="float" office:value="0.444889" calcext:value-type="float">
            <text:p>0.4449</text:p>
          </table:table-cell>
          <table:table-cell office:value-type="float" office:value="16.0573422245" calcext:value-type="float">
            <text:p>16.0573</text:p>
          </table:table-cell>
          <table:table-cell office:value-type="float" office:value="0.216947706243" calcext:value-type="float">
            <text:p>0.2169</text:p>
          </table:table-cell>
          <table:table-cell table:style-name="ce33" office:value-type="float" office:value="0.216947706243" calcext:value-type="float">
            <text:p>0.2169</text:p>
          </table:table-cell>
          <table:table-cell table:style-name="ce39" table:formula="of:=[.D108]" office:value-type="float" office:value="0.444889" calcext:value-type="float">
            <text:p>0.4449</text:p>
          </table:table-cell>
          <table:table-cell table:style-name="ce39" table:formula="of:=SQRT([.I108])" office:value-type="float" office:value="4.0071613674146" calcext:value-type="float">
            <text:p>4.0072</text:p>
          </table:table-cell>
          <table:table-cell table:style-name="ce39" table:formula="of:=0.5*[.J108]/SQRT([.I108])" office:value-type="float" office:value="0.0270699987286728" calcext:value-type="float">
            <text:p>0.0271</text:p>
          </table:table-cell>
          <table:table-cell/>
          <table:table-cell table:style-name="ce33" office:value-type="float" office:value="0.4449" calcext:value-type="float">
            <text:p>0.4449</text:p>
          </table:table-cell>
          <table:table-cell table:style-name="ce33" office:value-type="float" office:value="587.103397092" calcext:value-type="float">
            <text:p>587.1034</text:p>
          </table:table-cell>
          <table:table-cell table:number-columns-repeated="2" table:style-name="ce33" office:value-type="float" office:value="7.78139784476" calcext:value-type="float">
            <text:p>7.7814</text:p>
          </table:table-cell>
          <table:table-cell table:number-columns-repeated="1005"/>
        </table:table-row>
        <table:table-row table:style-name="ro1">
          <table:table-cell table:style-name="ce33" office:value-type="float" office:value="0.668" calcext:value-type="float">
            <text:p>0.6680</text:p>
          </table:table-cell>
          <table:table-cell table:style-name="ce33" office:value-type="float" office:value="0.67" calcext:value-type="float">
            <text:p>0.6700</text:p>
          </table:table-cell>
          <table:table-cell table:style-name="ce33" table:formula="of:=[.A109]+([.B109]-[.A109])/2" office:value-type="float" office:value="0.669" calcext:value-type="float">
            <text:p>0.6690</text:p>
          </table:table-cell>
          <table:table-cell table:formula="of:=[.C109]*[.C109]" office:value-type="float" office:value="0.447561" calcext:value-type="float">
            <text:p>0.4476</text:p>
          </table:table-cell>
          <table:table-cell table:style-name="ce58" office:value-type="float" office:value="602.804257" calcext:value-type="float">
            <text:p>602.80426</text:p>
          </table:table-cell>
          <table:table-cell table:style-name="ce58" office:value-type="float" office:value="8.54057" calcext:value-type="float">
            <text:p>8.54057</text:p>
          </table:table-cell>
          <table:table-cell/>
          <table:table-cell table:formula="of:=[.D109]" office:value-type="float" office:value="0.447561" calcext:value-type="float">
            <text:p>0.4476</text:p>
          </table:table-cell>
          <table:table-cell office:value-type="float" office:value="16.4825501379" calcext:value-type="float">
            <text:p>16.4826</text:p>
          </table:table-cell>
          <table:table-cell office:value-type="float" office:value="0.237802923375" calcext:value-type="float">
            <text:p>0.2378</text:p>
          </table:table-cell>
          <table:table-cell table:style-name="ce33" office:value-type="float" office:value="0.237802923375" calcext:value-type="float">
            <text:p>0.2378</text:p>
          </table:table-cell>
          <table:table-cell table:style-name="ce39" table:formula="of:=[.D109]" office:value-type="float" office:value="0.447561" calcext:value-type="float">
            <text:p>0.4476</text:p>
          </table:table-cell>
          <table:table-cell table:style-name="ce39" table:formula="of:=SQRT([.I109])" office:value-type="float" office:value="4.05987070457915" calcext:value-type="float">
            <text:p>4.0599</text:p>
          </table:table-cell>
          <table:table-cell table:style-name="ce39" table:formula="of:=0.5*[.J109]/SQRT([.I109])" office:value-type="float" office:value="0.0292870069860576" calcext:value-type="float">
            <text:p>0.0293</text:p>
          </table:table-cell>
          <table:table-cell/>
          <table:table-cell table:style-name="ce33" office:value-type="float" office:value="0.4476" calcext:value-type="float">
            <text:p>0.4476</text:p>
          </table:table-cell>
          <table:table-cell table:style-name="ce33" office:value-type="float" office:value="600.166133662" calcext:value-type="float">
            <text:p>600.1661</text:p>
          </table:table-cell>
          <table:table-cell table:number-columns-repeated="2" table:style-name="ce33" office:value-type="float" office:value="8.50461892302" calcext:value-type="float">
            <text:p>8.5046</text:p>
          </table:table-cell>
          <table:table-cell table:number-columns-repeated="1005"/>
        </table:table-row>
        <table:table-row table:style-name="ro1">
          <table:table-cell table:style-name="ce33" office:value-type="float" office:value="0.67" calcext:value-type="float">
            <text:p>0.6700</text:p>
          </table:table-cell>
          <table:table-cell table:style-name="ce33" office:value-type="float" office:value="0.672" calcext:value-type="float">
            <text:p>0.6720</text:p>
          </table:table-cell>
          <table:table-cell table:style-name="ce33" table:formula="of:=[.A110]+([.B110]-[.A110])/2" office:value-type="float" office:value="0.671" calcext:value-type="float">
            <text:p>0.6710</text:p>
          </table:table-cell>
          <table:table-cell table:formula="of:=[.C110]*[.C110]" office:value-type="float" office:value="0.450241" calcext:value-type="float">
            <text:p>0.4502</text:p>
          </table:table-cell>
          <table:table-cell table:style-name="ce58" office:value-type="float" office:value="619.428963" calcext:value-type="float">
            <text:p>619.42896</text:p>
          </table:table-cell>
          <table:table-cell table:style-name="ce58" office:value-type="float" office:value="8.63669" calcext:value-type="float">
            <text:p>8.63669</text:p>
          </table:table-cell>
          <table:table-cell/>
          <table:table-cell table:formula="of:=[.D110]" office:value-type="float" office:value="0.450241" calcext:value-type="float">
            <text:p>0.4502</text:p>
          </table:table-cell>
          <table:table-cell office:value-type="float" office:value="17.0025620619" calcext:value-type="float">
            <text:p>17.0026</text:p>
          </table:table-cell>
          <table:table-cell office:value-type="float" office:value="0.241478786332" calcext:value-type="float">
            <text:p>0.2415</text:p>
          </table:table-cell>
          <table:table-cell table:style-name="ce33" office:value-type="float" office:value="0.241478786332" calcext:value-type="float">
            <text:p>0.2415</text:p>
          </table:table-cell>
          <table:table-cell table:style-name="ce39" table:formula="of:=[.D110]" office:value-type="float" office:value="0.450241" calcext:value-type="float">
            <text:p>0.4502</text:p>
          </table:table-cell>
          <table:table-cell table:style-name="ce39" table:formula="of:=SQRT([.I110])" office:value-type="float" office:value="4.12341630955449" calcext:value-type="float">
            <text:p>4.1234</text:p>
          </table:table-cell>
          <table:table-cell table:style-name="ce39" table:formula="of:=0.5*[.J110]/SQRT([.I110])" office:value-type="float" office:value="0.0292813977783982" calcext:value-type="float">
            <text:p>0.0293</text:p>
          </table:table-cell>
          <table:table-cell/>
          <table:table-cell table:style-name="ce33" office:value-type="float" office:value="0.4502" calcext:value-type="float">
            <text:p>0.4502</text:p>
          </table:table-cell>
          <table:table-cell table:style-name="ce33" office:value-type="float" office:value="616.649712031" calcext:value-type="float">
            <text:p>616.6497</text:p>
          </table:table-cell>
          <table:table-cell table:number-columns-repeated="2" table:style-name="ce33" office:value-type="float" office:value="8.59942804433" calcext:value-type="float">
            <text:p>8.5994</text:p>
          </table:table-cell>
          <table:table-cell table:number-columns-repeated="1005"/>
        </table:table-row>
        <table:table-row table:style-name="ro1">
          <table:table-cell table:style-name="ce33" office:value-type="float" office:value="0.672" calcext:value-type="float">
            <text:p>0.6720</text:p>
          </table:table-cell>
          <table:table-cell table:style-name="ce33" office:value-type="float" office:value="0.674" calcext:value-type="float">
            <text:p>0.6740</text:p>
          </table:table-cell>
          <table:table-cell table:style-name="ce33" table:formula="of:=[.A111]+([.B111]-[.A111])/2" office:value-type="float" office:value="0.673" calcext:value-type="float">
            <text:p>0.6730</text:p>
          </table:table-cell>
          <table:table-cell table:formula="of:=[.C111]*[.C111]" office:value-type="float" office:value="0.452929" calcext:value-type="float">
            <text:p>0.4529</text:p>
          </table:table-cell>
          <table:table-cell table:style-name="ce58" office:value-type="float" office:value="646.475075" calcext:value-type="float">
            <text:p>646.47508</text:p>
          </table:table-cell>
          <table:table-cell table:style-name="ce58" office:value-type="float" office:value="8.35179" calcext:value-type="float">
            <text:p>8.35179</text:p>
          </table:table-cell>
          <table:table-cell/>
          <table:table-cell table:formula="of:=[.D111]" office:value-type="float" office:value="0.452929" calcext:value-type="float">
            <text:p>0.4529</text:p>
          </table:table-cell>
          <table:table-cell office:value-type="float" office:value="17.81568036" calcext:value-type="float">
            <text:p>17.8157</text:p>
          </table:table-cell>
          <table:table-cell office:value-type="float" office:value="0.234783796134" calcext:value-type="float">
            <text:p>0.2348</text:p>
          </table:table-cell>
          <table:table-cell table:style-name="ce33" office:value-type="float" office:value="0.234783796134" calcext:value-type="float">
            <text:p>0.2348</text:p>
          </table:table-cell>
          <table:table-cell table:style-name="ce39" table:formula="of:=[.D111]" office:value-type="float" office:value="0.452929" calcext:value-type="float">
            <text:p>0.4529</text:p>
          </table:table-cell>
          <table:table-cell table:style-name="ce39" table:formula="of:=SQRT([.I111])" office:value-type="float" office:value="4.22086251375237" calcext:value-type="float">
            <text:p>4.2209</text:p>
          </table:table-cell>
          <table:table-cell table:style-name="ce39" table:formula="of:=0.5*[.J111]/SQRT([.I111])" office:value-type="float" office:value="0.0278123008471645" calcext:value-type="float">
            <text:p>0.0278</text:p>
          </table:table-cell>
          <table:table-cell/>
          <table:table-cell table:style-name="ce33" office:value-type="float" office:value="0.4529" calcext:value-type="float">
            <text:p>0.4529</text:p>
          </table:table-cell>
          <table:table-cell table:style-name="ce33" office:value-type="float" office:value="643.490429858" calcext:value-type="float">
            <text:p>643.4904</text:p>
          </table:table-cell>
          <table:table-cell table:number-columns-repeated="2" table:style-name="ce33" office:value-type="float" office:value="8.31490865952" calcext:value-type="float">
            <text:p>8.3149</text:p>
          </table:table-cell>
          <table:table-cell table:number-columns-repeated="1005"/>
        </table:table-row>
        <table:table-row table:style-name="ro1">
          <table:table-cell table:style-name="ce33" office:value-type="float" office:value="0.674" calcext:value-type="float">
            <text:p>0.6740</text:p>
          </table:table-cell>
          <table:table-cell table:style-name="ce33" office:value-type="float" office:value="0.676" calcext:value-type="float">
            <text:p>0.6760</text:p>
          </table:table-cell>
          <table:table-cell table:style-name="ce33" table:formula="of:=[.A112]+([.B112]-[.A112])/2" office:value-type="float" office:value="0.675" calcext:value-type="float">
            <text:p>0.6750</text:p>
          </table:table-cell>
          <table:table-cell table:formula="of:=[.C112]*[.C112]" office:value-type="float" office:value="0.455625" calcext:value-type="float">
            <text:p>0.4556</text:p>
          </table:table-cell>
          <table:table-cell table:style-name="ce58" office:value-type="float" office:value="653.007074" calcext:value-type="float">
            <text:p>653.00707</text:p>
          </table:table-cell>
          <table:table-cell table:style-name="ce58" office:value-type="float" office:value="9.22731" calcext:value-type="float">
            <text:p>9.22731</text:p>
          </table:table-cell>
          <table:table-cell/>
          <table:table-cell table:formula="of:=[.D112]" office:value-type="float" office:value="0.455625" calcext:value-type="float">
            <text:p>0.4556</text:p>
          </table:table-cell>
          <table:table-cell office:value-type="float" office:value="18.0675833743" calcext:value-type="float">
            <text:p>18.0676</text:p>
          </table:table-cell>
          <table:table-cell office:value-type="float" office:value="0.259993081388" calcext:value-type="float">
            <text:p>0.2600</text:p>
          </table:table-cell>
          <table:table-cell table:style-name="ce33" office:value-type="float" office:value="0.259993081388" calcext:value-type="float">
            <text:p>0.2600</text:p>
          </table:table-cell>
          <table:table-cell table:style-name="ce39" table:formula="of:=[.D112]" office:value-type="float" office:value="0.455625" calcext:value-type="float">
            <text:p>0.4556</text:p>
          </table:table-cell>
          <table:table-cell table:style-name="ce39" table:formula="of:=SQRT([.I112])" office:value-type="float" office:value="4.25059800196396" calcext:value-type="float">
            <text:p>4.2506</text:p>
          </table:table-cell>
          <table:table-cell table:style-name="ce39" table:formula="of:=0.5*[.J112]/SQRT([.I112])" office:value-type="float" office:value="0.0305831181010145" calcext:value-type="float">
            <text:p>0.0306</text:p>
          </table:table-cell>
          <table:table-cell/>
          <table:table-cell table:style-name="ce33" office:value-type="float" office:value="0.4556" calcext:value-type="float">
            <text:p>0.4556</text:p>
          </table:table-cell>
          <table:table-cell table:style-name="ce33" office:value-type="float" office:value="649.920261798" calcext:value-type="float">
            <text:p>649.9203</text:p>
          </table:table-cell>
          <table:table-cell table:number-columns-repeated="2" table:style-name="ce33" office:value-type="float" office:value="9.18524087079" calcext:value-type="float">
            <text:p>9.1852</text:p>
          </table:table-cell>
          <table:table-cell table:number-columns-repeated="1005"/>
        </table:table-row>
        <table:table-row table:style-name="ro1">
          <table:table-cell table:style-name="ce33" office:value-type="float" office:value="0.676" calcext:value-type="float">
            <text:p>0.6760</text:p>
          </table:table-cell>
          <table:table-cell table:style-name="ce33" office:value-type="float" office:value="0.678" calcext:value-type="float">
            <text:p>0.6780</text:p>
          </table:table-cell>
          <table:table-cell table:style-name="ce33" table:formula="of:=[.A113]+([.B113]-[.A113])/2" office:value-type="float" office:value="0.677" calcext:value-type="float">
            <text:p>0.6770</text:p>
          </table:table-cell>
          <table:table-cell table:formula="of:=[.C113]*[.C113]" office:value-type="float" office:value="0.458329" calcext:value-type="float">
            <text:p>0.4583</text:p>
          </table:table-cell>
          <table:table-cell table:style-name="ce58" office:value-type="float" office:value="670.383126" calcext:value-type="float">
            <text:p>670.38313</text:p>
          </table:table-cell>
          <table:table-cell table:style-name="ce58" office:value-type="float" office:value="9.25269" calcext:value-type="float">
            <text:p>9.25269</text:p>
          </table:table-cell>
          <table:table-cell/>
          <table:table-cell table:formula="of:=[.D113]" office:value-type="float" office:value="0.458329" calcext:value-type="float">
            <text:p>0.4583</text:p>
          </table:table-cell>
          <table:table-cell office:value-type="float" office:value="18.6218685446" calcext:value-type="float">
            <text:p>18.6219</text:p>
          </table:table-cell>
          <table:table-cell office:value-type="float" office:value="0.262226027216" calcext:value-type="float">
            <text:p>0.2622</text:p>
          </table:table-cell>
          <table:table-cell table:style-name="ce33" office:value-type="float" office:value="0.262226027216" calcext:value-type="float">
            <text:p>0.2622</text:p>
          </table:table-cell>
          <table:table-cell table:style-name="ce39" table:formula="of:=[.D113]" office:value-type="float" office:value="0.458329" calcext:value-type="float">
            <text:p>0.4583</text:p>
          </table:table-cell>
          <table:table-cell table:style-name="ce39" table:formula="of:=SQRT([.I113])" office:value-type="float" office:value="4.31530630947561" calcext:value-type="float">
            <text:p>4.3153</text:p>
          </table:table-cell>
          <table:table-cell table:style-name="ce39" table:formula="of:=0.5*[.J113]/SQRT([.I113])" office:value-type="float" office:value="0.0303832461023914" calcext:value-type="float">
            <text:p>0.0304</text:p>
          </table:table-cell>
          <table:table-cell/>
          <table:table-cell table:style-name="ce33" office:value-type="float" office:value="0.4583" calcext:value-type="float">
            <text:p>0.4583</text:p>
          </table:table-cell>
          <table:table-cell table:style-name="ce33" office:value-type="float" office:value="667.126869862" calcext:value-type="float">
            <text:p>667.1269</text:p>
          </table:table-cell>
          <table:table-cell table:number-columns-repeated="2" table:style-name="ce33" office:value-type="float" office:value="9.20963491666" calcext:value-type="float">
            <text:p>9.2096</text:p>
          </table:table-cell>
          <table:table-cell table:number-columns-repeated="1005"/>
        </table:table-row>
        <table:table-row table:style-name="ro1">
          <table:table-cell table:style-name="ce33" office:value-type="float" office:value="0.678" calcext:value-type="float">
            <text:p>0.6780</text:p>
          </table:table-cell>
          <table:table-cell table:style-name="ce33" office:value-type="float" office:value="0.68" calcext:value-type="float">
            <text:p>0.6800</text:p>
          </table:table-cell>
          <table:table-cell table:style-name="ce33" table:formula="of:=[.A114]+([.B114]-[.A114])/2" office:value-type="float" office:value="0.679" calcext:value-type="float">
            <text:p>0.6790</text:p>
          </table:table-cell>
          <table:table-cell table:formula="of:=[.C114]*[.C114]" office:value-type="float" office:value="0.461041" calcext:value-type="float">
            <text:p>0.4610</text:p>
          </table:table-cell>
          <table:table-cell table:style-name="ce58" office:value-type="float" office:value="688.002055" calcext:value-type="float">
            <text:p>688.00206</text:p>
          </table:table-cell>
          <table:table-cell table:style-name="ce58" office:value-type="float" office:value="9.061" calcext:value-type="float">
            <text:p>9.06100</text:p>
          </table:table-cell>
          <table:table-cell/>
          <table:table-cell table:formula="of:=[.D114]" office:value-type="float" office:value="0.461041" calcext:value-type="float">
            <text:p>0.4610</text:p>
          </table:table-cell>
          <table:table-cell office:value-type="float" office:value="19.1872029204" calcext:value-type="float">
            <text:p>19.1872</text:p>
          </table:table-cell>
          <table:table-cell office:value-type="float" office:value="0.257676326109" calcext:value-type="float">
            <text:p>0.2577</text:p>
          </table:table-cell>
          <table:table-cell table:style-name="ce33" office:value-type="float" office:value="0.257676326109" calcext:value-type="float">
            <text:p>0.2577</text:p>
          </table:table-cell>
          <table:table-cell table:style-name="ce39" table:formula="of:=[.D114]" office:value-type="float" office:value="0.461041" calcext:value-type="float">
            <text:p>0.4610</text:p>
          </table:table-cell>
          <table:table-cell table:style-name="ce39" table:formula="of:=SQRT([.I114])" office:value-type="float" office:value="4.38031995639588" calcext:value-type="float">
            <text:p>4.3803</text:p>
          </table:table-cell>
          <table:table-cell table:style-name="ce39" table:formula="of:=0.5*[.J114]/SQRT([.I114])" office:value-type="float" office:value="0.0294129571211752" calcext:value-type="float">
            <text:p>0.0294</text:p>
          </table:table-cell>
          <table:table-cell/>
          <table:table-cell table:style-name="ce33" office:value-type="float" office:value="0.461" calcext:value-type="float">
            <text:p>0.4610</text:p>
          </table:table-cell>
          <table:table-cell table:style-name="ce33" office:value-type="float" office:value="684.584203544" calcext:value-type="float">
            <text:p>684.5842</text:p>
          </table:table-cell>
          <table:table-cell table:number-columns-repeated="2" table:style-name="ce33" office:value-type="float" office:value="9.0177377889" calcext:value-type="float">
            <text:p>9.0177</text:p>
          </table:table-cell>
          <table:table-cell table:number-columns-repeated="1005"/>
        </table:table-row>
        <table:table-row table:style-name="ro1">
          <table:table-cell table:style-name="ce33" office:value-type="float" office:value="0.68" calcext:value-type="float">
            <text:p>0.6800</text:p>
          </table:table-cell>
          <table:table-cell table:style-name="ce33" office:value-type="float" office:value="0.682" calcext:value-type="float">
            <text:p>0.6820</text:p>
          </table:table-cell>
          <table:table-cell table:style-name="ce33" table:formula="of:=[.A115]+([.B115]-[.A115])/2" office:value-type="float" office:value="0.681" calcext:value-type="float">
            <text:p>0.6810</text:p>
          </table:table-cell>
          <table:table-cell table:formula="of:=[.C115]*[.C115]" office:value-type="float" office:value="0.463761" calcext:value-type="float">
            <text:p>0.4638</text:p>
          </table:table-cell>
          <table:table-cell table:style-name="ce58" office:value-type="float" office:value="704.23458" calcext:value-type="float">
            <text:p>704.23458</text:p>
          </table:table-cell>
          <table:table-cell table:style-name="ce58" office:value-type="float" office:value="9.05242" calcext:value-type="float">
            <text:p>9.05242</text:p>
          </table:table-cell>
          <table:table-cell/>
          <table:table-cell table:formula="of:=[.D115]" office:value-type="float" office:value="0.463761" calcext:value-type="float">
            <text:p>0.4638</text:p>
          </table:table-cell>
          <table:table-cell office:value-type="float" office:value="19.7210566665" calcext:value-type="float">
            <text:p>19.7211</text:p>
          </table:table-cell>
          <table:table-cell office:value-type="float" office:value="0.259012876891" calcext:value-type="float">
            <text:p>0.2590</text:p>
          </table:table-cell>
          <table:table-cell table:style-name="ce33" office:value-type="float" office:value="0.259012876891" calcext:value-type="float">
            <text:p>0.2590</text:p>
          </table:table-cell>
          <table:table-cell table:style-name="ce39" table:formula="of:=[.D115]" office:value-type="float" office:value="0.463761" calcext:value-type="float">
            <text:p>0.4638</text:p>
          </table:table-cell>
          <table:table-cell table:style-name="ce39" table:formula="of:=SQRT([.I115])" office:value-type="float" office:value="4.44083963530547" calcext:value-type="float">
            <text:p>4.4408</text:p>
          </table:table-cell>
          <table:table-cell table:style-name="ce39" table:formula="of:=0.5*[.J115]/SQRT([.I115])" office:value-type="float" office:value="0.0291626019133636" calcext:value-type="float">
            <text:p>0.0292</text:p>
          </table:table-cell>
          <table:table-cell/>
          <table:table-cell table:style-name="ce33" office:value-type="float" office:value="0.4638" calcext:value-type="float">
            <text:p>0.4638</text:p>
          </table:table-cell>
          <table:table-cell table:style-name="ce33" office:value-type="float" office:value="700.672410915" calcext:value-type="float">
            <text:p>700.6724</text:p>
          </table:table-cell>
          <table:table-cell table:number-columns-repeated="2" table:style-name="ce33" office:value-type="float" office:value="9.00876064367" calcext:value-type="float">
            <text:p>9.0088</text:p>
          </table:table-cell>
          <table:table-cell table:number-columns-repeated="1005"/>
        </table:table-row>
        <table:table-row table:style-name="ro1">
          <table:table-cell table:style-name="ce33" office:value-type="float" office:value="0.682" calcext:value-type="float">
            <text:p>0.6820</text:p>
          </table:table-cell>
          <table:table-cell table:style-name="ce33" office:value-type="float" office:value="0.684" calcext:value-type="float">
            <text:p>0.6840</text:p>
          </table:table-cell>
          <table:table-cell table:style-name="ce33" table:formula="of:=[.A116]+([.B116]-[.A116])/2" office:value-type="float" office:value="0.683" calcext:value-type="float">
            <text:p>0.6830</text:p>
          </table:table-cell>
          <table:table-cell table:formula="of:=[.C116]*[.C116]" office:value-type="float" office:value="0.466489" calcext:value-type="float">
            <text:p>0.4665</text:p>
          </table:table-cell>
          <table:table-cell table:style-name="ce58" office:value-type="float" office:value="714.122042" calcext:value-type="float">
            <text:p>714.12204</text:p>
          </table:table-cell>
          <table:table-cell table:style-name="ce58" office:value-type="float" office:value="9.62278" calcext:value-type="float">
            <text:p>9.62278</text:p>
          </table:table-cell>
          <table:table-cell/>
          <table:table-cell table:formula="of:=[.D116]" office:value-type="float" office:value="0.466489" calcext:value-type="float">
            <text:p>0.4665</text:p>
          </table:table-cell>
          <table:table-cell office:value-type="float" office:value="20.0773144936" calcext:value-type="float">
            <text:p>20.0773</text:p>
          </table:table-cell>
          <table:table-cell office:value-type="float" office:value="0.27575348062" calcext:value-type="float">
            <text:p>0.2758</text:p>
          </table:table-cell>
          <table:table-cell table:style-name="ce33" office:value-type="float" office:value="0.27575348062" calcext:value-type="float">
            <text:p>0.2758</text:p>
          </table:table-cell>
          <table:table-cell table:style-name="ce39" table:formula="of:=[.D116]" office:value-type="float" office:value="0.466489" calcext:value-type="float">
            <text:p>0.4665</text:p>
          </table:table-cell>
          <table:table-cell table:style-name="ce39" table:formula="of:=SQRT([.I116])" office:value-type="float" office:value="4.48077164042088" calcext:value-type="float">
            <text:p>4.4808</text:p>
          </table:table-cell>
          <table:table-cell table:style-name="ce39" table:formula="of:=0.5*[.J116]/SQRT([.I116])" office:value-type="float" office:value="0.0307707581136738" calcext:value-type="float">
            <text:p>0.0308</text:p>
          </table:table-cell>
          <table:table-cell/>
          <table:table-cell table:style-name="ce33" office:value-type="float" office:value="0.4665" calcext:value-type="float">
            <text:p>0.4665</text:p>
          </table:table-cell>
          <table:table-cell table:style-name="ce33" office:value-type="float" office:value="710.444983879" calcext:value-type="float">
            <text:p>710.4450</text:p>
          </table:table-cell>
          <table:table-cell table:number-columns-repeated="2" table:style-name="ce33" office:value-type="float" office:value="9.57500814901" calcext:value-type="float">
            <text:p>9.5750</text:p>
          </table:table-cell>
          <table:table-cell table:number-columns-repeated="1005"/>
        </table:table-row>
        <table:table-row table:style-name="ro1">
          <table:table-cell table:style-name="ce33" office:value-type="float" office:value="0.684" calcext:value-type="float">
            <text:p>0.6840</text:p>
          </table:table-cell>
          <table:table-cell table:style-name="ce33" office:value-type="float" office:value="0.686" calcext:value-type="float">
            <text:p>0.6860</text:p>
          </table:table-cell>
          <table:table-cell table:style-name="ce33" table:formula="of:=[.A117]+([.B117]-[.A117])/2" office:value-type="float" office:value="0.685" calcext:value-type="float">
            <text:p>0.6850</text:p>
          </table:table-cell>
          <table:table-cell table:formula="of:=[.C117]*[.C117]" office:value-type="float" office:value="0.469225" calcext:value-type="float">
            <text:p>0.4692</text:p>
          </table:table-cell>
          <table:table-cell table:style-name="ce58" office:value-type="float" office:value="738.79318" calcext:value-type="float">
            <text:p>738.79318</text:p>
          </table:table-cell>
          <table:table-cell table:style-name="ce58" office:value-type="float" office:value="9.93198" calcext:value-type="float">
            <text:p>9.93198</text:p>
          </table:table-cell>
          <table:table-cell/>
          <table:table-cell table:formula="of:=[.D117]" office:value-type="float" office:value="0.469225" calcext:value-type="float">
            <text:p>0.4692</text:p>
          </table:table-cell>
          <table:table-cell office:value-type="float" office:value="20.8535557097" calcext:value-type="float">
            <text:p>20.8536</text:p>
          </table:table-cell>
          <table:table-cell office:value-type="float" office:value="0.286175418323" calcext:value-type="float">
            <text:p>0.2862</text:p>
          </table:table-cell>
          <table:table-cell table:style-name="ce33" office:value-type="float" office:value="0.286175418323" calcext:value-type="float">
            <text:p>0.2862</text:p>
          </table:table-cell>
          <table:table-cell table:style-name="ce39" table:formula="of:=[.D117]" office:value-type="float" office:value="0.469225" calcext:value-type="float">
            <text:p>0.4692</text:p>
          </table:table-cell>
          <table:table-cell table:style-name="ce39" table:formula="of:=SQRT([.I117])" office:value-type="float" office:value="4.56656935890609" calcext:value-type="float">
            <text:p>4.5666</text:p>
          </table:table-cell>
          <table:table-cell table:style-name="ce39" table:formula="of:=0.5*[.J117]/SQRT([.I117])" office:value-type="float" office:value="0.0313337426666779" calcext:value-type="float">
            <text:p>0.0313</text:p>
          </table:table-cell>
          <table:table-cell/>
          <table:table-cell table:style-name="ce33" office:value-type="float" office:value="0.4692" calcext:value-type="float">
            <text:p>0.4692</text:p>
          </table:table-cell>
          <table:table-cell table:style-name="ce33" office:value-type="float" office:value="734.936572615" calcext:value-type="float">
            <text:p>734.9366</text:p>
          </table:table-cell>
          <table:table-cell table:number-columns-repeated="2" table:style-name="ce33" office:value-type="float" office:value="9.88226998453" calcext:value-type="float">
            <text:p>9.8823</text:p>
          </table:table-cell>
          <table:table-cell table:number-columns-repeated="1005"/>
        </table:table-row>
        <table:table-row table:style-name="ro1">
          <table:table-cell table:style-name="ce33" office:value-type="float" office:value="0.686" calcext:value-type="float">
            <text:p>0.6860</text:p>
          </table:table-cell>
          <table:table-cell table:style-name="ce33" office:value-type="float" office:value="0.688" calcext:value-type="float">
            <text:p>0.6880</text:p>
          </table:table-cell>
          <table:table-cell table:style-name="ce33" table:formula="of:=[.A118]+([.B118]-[.A118])/2" office:value-type="float" office:value="0.687" calcext:value-type="float">
            <text:p>0.6870</text:p>
          </table:table-cell>
          <table:table-cell table:formula="of:=[.C118]*[.C118]" office:value-type="float" office:value="0.471969" calcext:value-type="float">
            <text:p>0.4720</text:p>
          </table:table-cell>
          <table:table-cell table:style-name="ce58" office:value-type="float" office:value="756.88629" calcext:value-type="float">
            <text:p>756.88629</text:p>
          </table:table-cell>
          <table:table-cell table:style-name="ce58" office:value-type="float" office:value="9.10639" calcext:value-type="float">
            <text:p>9.10639</text:p>
          </table:table-cell>
          <table:table-cell/>
          <table:table-cell table:formula="of:=[.D118]" office:value-type="float" office:value="0.471969" calcext:value-type="float">
            <text:p>0.4720</text:p>
          </table:table-cell>
          <table:table-cell office:value-type="float" office:value="21.452198502" calcext:value-type="float">
            <text:p>21.4522</text:p>
          </table:table-cell>
          <table:table-cell office:value-type="float" office:value="0.264097507885" calcext:value-type="float">
            <text:p>0.2641</text:p>
          </table:table-cell>
          <table:table-cell table:style-name="ce33" office:value-type="float" office:value="0.264097507885" calcext:value-type="float">
            <text:p>0.2641</text:p>
          </table:table-cell>
          <table:table-cell table:style-name="ce39" table:formula="of:=[.D118]" office:value-type="float" office:value="0.471969" calcext:value-type="float">
            <text:p>0.4720</text:p>
          </table:table-cell>
          <table:table-cell table:style-name="ce39" table:formula="of:=SQRT([.I118])" office:value-type="float" office:value="4.63165181139515" calcext:value-type="float">
            <text:p>4.6317</text:p>
          </table:table-cell>
          <table:table-cell table:style-name="ce39" table:formula="of:=0.5*[.J118]/SQRT([.I118])" office:value-type="float" office:value="0.0285100778986934" calcext:value-type="float">
            <text:p>0.0285</text:p>
          </table:table-cell>
          <table:table-cell/>
          <table:table-cell table:style-name="ce33" office:value-type="float" office:value="0.472" calcext:value-type="float">
            <text:p>0.4720</text:p>
          </table:table-cell>
          <table:table-cell table:style-name="ce33" office:value-type="float" office:value="752.881579135" calcext:value-type="float">
            <text:p>752.8816</text:p>
          </table:table-cell>
          <table:table-cell table:number-columns-repeated="2" table:style-name="ce33" office:value-type="float" office:value="9.06065330409" calcext:value-type="float">
            <text:p>9.0607</text:p>
          </table:table-cell>
          <table:table-cell table:number-columns-repeated="1005"/>
        </table:table-row>
        <table:table-row table:style-name="ro1">
          <table:table-cell table:style-name="ce33" office:value-type="float" office:value="0.688" calcext:value-type="float">
            <text:p>0.6880</text:p>
          </table:table-cell>
          <table:table-cell table:style-name="ce33" office:value-type="float" office:value="0.69" calcext:value-type="float">
            <text:p>0.6900</text:p>
          </table:table-cell>
          <table:table-cell table:style-name="ce33" table:formula="of:=[.A119]+([.B119]-[.A119])/2" office:value-type="float" office:value="0.689" calcext:value-type="float">
            <text:p>0.6890</text:p>
          </table:table-cell>
          <table:table-cell table:formula="of:=[.C119]*[.C119]" office:value-type="float" office:value="0.474721" calcext:value-type="float">
            <text:p>0.4747</text:p>
          </table:table-cell>
          <table:table-cell table:style-name="ce58" office:value-type="float" office:value="762.360273" calcext:value-type="float">
            <text:p>762.36027</text:p>
          </table:table-cell>
          <table:table-cell table:style-name="ce58" office:value-type="float" office:value="9.2597" calcext:value-type="float">
            <text:p>9.25970</text:p>
          </table:table-cell>
          <table:table-cell/>
          <table:table-cell table:formula="of:=[.D119]" office:value-type="float" office:value="0.474721" calcext:value-type="float">
            <text:p>0.4747</text:p>
          </table:table-cell>
          <table:table-cell office:value-type="float" office:value="21.6932183474" calcext:value-type="float">
            <text:p>21.6932</text:p>
          </table:table-cell>
          <table:table-cell office:value-type="float" office:value="0.269553310977" calcext:value-type="float">
            <text:p>0.2696</text:p>
          </table:table-cell>
          <table:table-cell table:style-name="ce33" office:value-type="float" office:value="0.269553310977" calcext:value-type="float">
            <text:p>0.2696</text:p>
          </table:table-cell>
          <table:table-cell table:style-name="ce39" table:formula="of:=[.D119]" office:value-type="float" office:value="0.474721" calcext:value-type="float">
            <text:p>0.4747</text:p>
          </table:table-cell>
          <table:table-cell table:style-name="ce39" table:formula="of:=SQRT([.I119])" office:value-type="float" office:value="4.65759791602925" calcext:value-type="float">
            <text:p>4.6576</text:p>
          </table:table-cell>
          <table:table-cell table:style-name="ce39" table:formula="of:=0.5*[.J119]/SQRT([.I119])" office:value-type="float" office:value="0.0289369451632273" calcext:value-type="float">
            <text:p>0.0289</text:p>
          </table:table-cell>
          <table:table-cell/>
          <table:table-cell table:style-name="ce33" office:value-type="float" office:value="0.4747" calcext:value-type="float">
            <text:p>0.4747</text:p>
          </table:table-cell>
          <table:table-cell table:style-name="ce33" office:value-type="float" office:value="758.287382651" calcext:value-type="float">
            <text:p>758.2874</text:p>
          </table:table-cell>
          <table:table-cell table:number-columns-repeated="2" table:style-name="ce33" office:value-type="float" office:value="9.21267029492" calcext:value-type="float">
            <text:p>9.2127</text:p>
          </table:table-cell>
          <table:table-cell table:number-columns-repeated="1005"/>
        </table:table-row>
        <table:table-row table:style-name="ro1">
          <table:table-cell table:style-name="ce33" office:value-type="float" office:value="0.69" calcext:value-type="float">
            <text:p>0.6900</text:p>
          </table:table-cell>
          <table:table-cell table:style-name="ce33" office:value-type="float" office:value="0.692" calcext:value-type="float">
            <text:p>0.6920</text:p>
          </table:table-cell>
          <table:table-cell table:style-name="ce33" table:formula="of:=[.A120]+([.B120]-[.A120])/2" office:value-type="float" office:value="0.691" calcext:value-type="float">
            <text:p>0.6910</text:p>
          </table:table-cell>
          <table:table-cell table:formula="of:=[.C120]*[.C120]" office:value-type="float" office:value="0.477481" calcext:value-type="float">
            <text:p>0.4775</text:p>
          </table:table-cell>
          <table:table-cell table:style-name="ce58" office:value-type="float" office:value="798.398777" calcext:value-type="float">
            <text:p>798.39878</text:p>
          </table:table-cell>
          <table:table-cell table:style-name="ce58" office:value-type="float" office:value="10.4788" calcext:value-type="float">
            <text:p>10.47880</text:p>
          </table:table-cell>
          <table:table-cell/>
          <table:table-cell table:formula="of:=[.D120]" office:value-type="float" office:value="0.477481" calcext:value-type="float">
            <text:p>0.4775</text:p>
          </table:table-cell>
          <table:table-cell office:value-type="float" office:value="22.8125749913" calcext:value-type="float">
            <text:p>22.8126</text:p>
          </table:table-cell>
          <table:table-cell office:value-type="float" office:value="0.305788316977" calcext:value-type="float">
            <text:p>0.3058</text:p>
          </table:table-cell>
          <table:table-cell table:style-name="ce33" office:value-type="float" office:value="0.305788316977" calcext:value-type="float">
            <text:p>0.3058</text:p>
          </table:table-cell>
          <table:table-cell table:style-name="ce39" table:formula="of:=[.D120]" office:value-type="float" office:value="0.477481" calcext:value-type="float">
            <text:p>0.4775</text:p>
          </table:table-cell>
          <table:table-cell table:style-name="ce39" table:formula="of:=SQRT([.I120])" office:value-type="float" office:value="4.77625114407733" calcext:value-type="float">
            <text:p>4.7763</text:p>
          </table:table-cell>
          <table:table-cell table:style-name="ce39" table:formula="of:=0.5*[.J120]/SQRT([.I120])" office:value-type="float" office:value="0.0320113314556527" calcext:value-type="float">
            <text:p>0.0320</text:p>
          </table:table-cell>
          <table:table-cell/>
          <table:table-cell table:style-name="ce33" office:value-type="float" office:value="0.4775" calcext:value-type="float">
            <text:p>0.4775</text:p>
          </table:table-cell>
          <table:table-cell table:style-name="ce33" office:value-type="float" office:value="794.108304431" calcext:value-type="float">
            <text:p>794.1083</text:p>
          </table:table-cell>
          <table:table-cell table:number-columns-repeated="2" table:style-name="ce33" office:value-type="float" office:value="10.4248533327" calcext:value-type="float">
            <text:p>10.4249</text:p>
          </table:table-cell>
          <table:table-cell table:number-columns-repeated="1005"/>
        </table:table-row>
        <table:table-row table:style-name="ro1">
          <table:table-cell table:style-name="ce33" office:value-type="float" office:value="0.692" calcext:value-type="float">
            <text:p>0.6920</text:p>
          </table:table-cell>
          <table:table-cell table:style-name="ce33" office:value-type="float" office:value="0.694" calcext:value-type="float">
            <text:p>0.6940</text:p>
          </table:table-cell>
          <table:table-cell table:style-name="ce33" table:formula="of:=[.A121]+([.B121]-[.A121])/2" office:value-type="float" office:value="0.693" calcext:value-type="float">
            <text:p>0.6930</text:p>
          </table:table-cell>
          <table:table-cell table:formula="of:=[.C121]*[.C121]" office:value-type="float" office:value="0.480249" calcext:value-type="float">
            <text:p>0.4802</text:p>
          </table:table-cell>
          <table:table-cell table:style-name="ce58" office:value-type="float" office:value="802.305512" calcext:value-type="float">
            <text:p>802.30551</text:p>
          </table:table-cell>
          <table:table-cell table:style-name="ce58" office:value-type="float" office:value="8.97791" calcext:value-type="float">
            <text:p>8.97791</text:p>
          </table:table-cell>
          <table:table-cell/>
          <table:table-cell table:formula="of:=[.D121]" office:value-type="float" office:value="0.480249" calcext:value-type="float">
            <text:p>0.4802</text:p>
          </table:table-cell>
          <table:table-cell office:value-type="float" office:value="23.0152263507" calcext:value-type="float">
            <text:p>23.0152</text:p>
          </table:table-cell>
          <table:table-cell office:value-type="float" office:value="0.26443856077" calcext:value-type="float">
            <text:p>0.2644</text:p>
          </table:table-cell>
          <table:table-cell table:style-name="ce33" office:value-type="float" office:value="0.26443856077" calcext:value-type="float">
            <text:p>0.2644</text:p>
          </table:table-cell>
          <table:table-cell table:style-name="ce39" table:formula="of:=[.D121]" office:value-type="float" office:value="0.480249" calcext:value-type="float">
            <text:p>0.4802</text:p>
          </table:table-cell>
          <table:table-cell table:style-name="ce39" table:formula="of:=SQRT([.I121])" office:value-type="float" office:value="4.79741871746672" calcext:value-type="float">
            <text:p>4.7974</text:p>
          </table:table-cell>
          <table:table-cell table:style-name="ce39" table:formula="of:=0.5*[.J121]/SQRT([.I121])" office:value-type="float" office:value="0.02756050454875" calcext:value-type="float">
            <text:p>0.0276</text:p>
          </table:table-cell>
          <table:table-cell/>
          <table:table-cell table:style-name="ce33" office:value-type="float" office:value="0.4802" calcext:value-type="float">
            <text:p>0.4802</text:p>
          </table:table-cell>
          <table:table-cell table:style-name="ce33" office:value-type="float" office:value="797.968541425" calcext:value-type="float">
            <text:p>797.9685</text:p>
          </table:table-cell>
          <table:table-cell table:number-columns-repeated="2" table:style-name="ce33" office:value-type="float" office:value="8.93257819323" calcext:value-type="float">
            <text:p>8.9326</text:p>
          </table:table-cell>
          <table:table-cell table:number-columns-repeated="1005"/>
        </table:table-row>
        <table:table-row table:style-name="ro1">
          <table:table-cell table:style-name="ce33" office:value-type="float" office:value="0.694" calcext:value-type="float">
            <text:p>0.6940</text:p>
          </table:table-cell>
          <table:table-cell table:style-name="ce33" office:value-type="float" office:value="0.696" calcext:value-type="float">
            <text:p>0.6960</text:p>
          </table:table-cell>
          <table:table-cell table:style-name="ce33" table:formula="of:=[.A122]+([.B122]-[.A122])/2" office:value-type="float" office:value="0.695" calcext:value-type="float">
            <text:p>0.6950</text:p>
          </table:table-cell>
          <table:table-cell table:formula="of:=[.C122]*[.C122]" office:value-type="float" office:value="0.483025" calcext:value-type="float">
            <text:p>0.4830</text:p>
          </table:table-cell>
          <table:table-cell table:style-name="ce58" office:value-type="float" office:value="830.192767" calcext:value-type="float">
            <text:p>830.19277</text:p>
          </table:table-cell>
          <table:table-cell table:style-name="ce58" office:value-type="float" office:value="9.59223" calcext:value-type="float">
            <text:p>9.59223</text:p>
          </table:table-cell>
          <table:table-cell/>
          <table:table-cell table:formula="of:=[.D122]" office:value-type="float" office:value="0.483025" calcext:value-type="float">
            <text:p>0.4830</text:p>
          </table:table-cell>
          <table:table-cell office:value-type="float" office:value="23.9139810028" calcext:value-type="float">
            <text:p>23.9140</text:p>
          </table:table-cell>
          <table:table-cell office:value-type="float" office:value="0.282994020539" calcext:value-type="float">
            <text:p>0.2830</text:p>
          </table:table-cell>
          <table:table-cell table:style-name="ce33" office:value-type="float" office:value="0.282994020539" calcext:value-type="float">
            <text:p>0.2830</text:p>
          </table:table-cell>
          <table:table-cell table:style-name="ce39" table:formula="of:=[.D122]" office:value-type="float" office:value="0.483025" calcext:value-type="float">
            <text:p>0.4830</text:p>
          </table:table-cell>
          <table:table-cell table:style-name="ce39" table:formula="of:=SQRT([.I122])" office:value-type="float" office:value="4.89019232779244" calcext:value-type="float">
            <text:p>4.8902</text:p>
          </table:table-cell>
          <table:table-cell table:style-name="ce39" table:formula="of:=0.5*[.J122]/SQRT([.I122])" office:value-type="float" office:value="0.0289348558880455" calcext:value-type="float">
            <text:p>0.0289</text:p>
          </table:table-cell>
          <table:table-cell/>
          <table:table-cell table:style-name="ce33" office:value-type="float" office:value="0.483" calcext:value-type="float">
            <text:p>0.4830</text:p>
          </table:table-cell>
          <table:table-cell table:style-name="ce33" office:value-type="float" office:value="825.711806857" calcext:value-type="float">
            <text:p>825.7118</text:p>
          </table:table-cell>
          <table:table-cell table:number-columns-repeated="2" table:style-name="ce33" office:value-type="float" office:value="9.54324917724" calcext:value-type="float">
            <text:p>9.5432</text:p>
          </table:table-cell>
          <table:table-cell table:number-columns-repeated="1005"/>
        </table:table-row>
        <table:table-row table:style-name="ro1">
          <table:table-cell table:style-name="ce33" office:value-type="float" office:value="0.696" calcext:value-type="float">
            <text:p>0.6960</text:p>
          </table:table-cell>
          <table:table-cell table:style-name="ce33" office:value-type="float" office:value="0.698" calcext:value-type="float">
            <text:p>0.6980</text:p>
          </table:table-cell>
          <table:table-cell table:style-name="ce33" table:formula="of:=[.A123]+([.B123]-[.A123])/2" office:value-type="float" office:value="0.697" calcext:value-type="float">
            <text:p>0.6970</text:p>
          </table:table-cell>
          <table:table-cell table:formula="of:=[.C123]*[.C123]" office:value-type="float" office:value="0.485809" calcext:value-type="float">
            <text:p>0.4858</text:p>
          </table:table-cell>
          <table:table-cell table:style-name="ce58" office:value-type="float" office:value="852.331496" calcext:value-type="float">
            <text:p>852.33150</text:p>
          </table:table-cell>
          <table:table-cell table:style-name="ce58" office:value-type="float" office:value="10.4668" calcext:value-type="float">
            <text:p>10.46680</text:p>
          </table:table-cell>
          <table:table-cell/>
          <table:table-cell table:formula="of:=[.D123]" office:value-type="float" office:value="0.485809" calcext:value-type="float">
            <text:p>0.4858</text:p>
          </table:table-cell>
          <table:table-cell office:value-type="float" office:value="24.6532125932" calcext:value-type="float">
            <text:p>24.6532</text:p>
          </table:table-cell>
          <table:table-cell office:value-type="float" office:value="0.31013204174" calcext:value-type="float">
            <text:p>0.3101</text:p>
          </table:table-cell>
          <table:table-cell table:style-name="ce33" office:value-type="float" office:value="0.31013204174" calcext:value-type="float">
            <text:p>0.3101</text:p>
          </table:table-cell>
          <table:table-cell table:style-name="ce39" table:formula="of:=[.D123]" office:value-type="float" office:value="0.485809" calcext:value-type="float">
            <text:p>0.4858</text:p>
          </table:table-cell>
          <table:table-cell table:style-name="ce39" table:formula="of:=SQRT([.I123])" office:value-type="float" office:value="4.9652001564086" calcext:value-type="float">
            <text:p>4.9652</text:p>
          </table:table-cell>
          <table:table-cell table:style-name="ce39" table:formula="of:=0.5*[.J123]/SQRT([.I123])" office:value-type="float" office:value="0.031230567949986" calcext:value-type="float">
            <text:p>0.0312</text:p>
          </table:table-cell>
          <table:table-cell/>
          <table:table-cell table:style-name="ce33" office:value-type="float" office:value="0.4858" calcext:value-type="float">
            <text:p>0.4858</text:p>
          </table:table-cell>
          <table:table-cell table:style-name="ce33" office:value-type="float" office:value="847.737886794" calcext:value-type="float">
            <text:p>847.7379</text:p>
          </table:table-cell>
          <table:table-cell table:number-columns-repeated="2" table:style-name="ce33" office:value-type="float" office:value="10.4134869203" calcext:value-type="float">
            <text:p>10.4135</text:p>
          </table:table-cell>
          <table:table-cell table:number-columns-repeated="1005"/>
        </table:table-row>
        <table:table-row table:style-name="ro1">
          <table:table-cell table:style-name="ce33" office:value-type="float" office:value="0.698" calcext:value-type="float">
            <text:p>0.6980</text:p>
          </table:table-cell>
          <table:table-cell table:style-name="ce33" office:value-type="float" office:value="0.7" calcext:value-type="float">
            <text:p>0.7000</text:p>
          </table:table-cell>
          <table:table-cell table:style-name="ce33" table:formula="of:=[.A124]+([.B124]-[.A124])/2" office:value-type="float" office:value="0.699" calcext:value-type="float">
            <text:p>0.6990</text:p>
          </table:table-cell>
          <table:table-cell table:formula="of:=[.C124]*[.C124]" office:value-type="float" office:value="0.488601" calcext:value-type="float">
            <text:p>0.4886</text:p>
          </table:table-cell>
          <table:table-cell table:style-name="ce58" office:value-type="float" office:value="858.30057" calcext:value-type="float">
            <text:p>858.30057</text:p>
          </table:table-cell>
          <table:table-cell table:style-name="ce58" office:value-type="float" office:value="10.4834" calcext:value-type="float">
            <text:p>10.48340</text:p>
          </table:table-cell>
          <table:table-cell/>
          <table:table-cell table:formula="of:=[.D124]" office:value-type="float" office:value="0.488601" calcext:value-type="float">
            <text:p>0.4886</text:p>
          </table:table-cell>
          <table:table-cell office:value-type="float" office:value="24.9282055356" calcext:value-type="float">
            <text:p>24.9282</text:p>
          </table:table-cell>
          <table:table-cell office:value-type="float" office:value="0.311446704777" calcext:value-type="float">
            <text:p>0.3114</text:p>
          </table:table-cell>
          <table:table-cell table:style-name="ce33" office:value-type="float" office:value="0.311446704777" calcext:value-type="float">
            <text:p>0.3114</text:p>
          </table:table-cell>
          <table:table-cell table:style-name="ce39" table:formula="of:=[.D124]" office:value-type="float" office:value="0.488601" calcext:value-type="float">
            <text:p>0.4886</text:p>
          </table:table-cell>
          <table:table-cell table:style-name="ce39" table:formula="of:=SQRT([.I124])" office:value-type="float" office:value="4.99281539170036" calcext:value-type="float">
            <text:p>4.9928</text:p>
          </table:table-cell>
          <table:table-cell table:style-name="ce39" table:formula="of:=0.5*[.J124]/SQRT([.I124])" office:value-type="float" office:value="0.0311894873276031" calcext:value-type="float">
            <text:p>0.0312</text:p>
          </table:table-cell>
          <table:table-cell/>
          <table:table-cell table:style-name="ce33" office:value-type="float" office:value="0.4886" calcext:value-type="float">
            <text:p>0.4886</text:p>
          </table:table-cell>
          <table:table-cell table:style-name="ce33" office:value-type="float" office:value="853.681589275" calcext:value-type="float">
            <text:p>853.6816</text:p>
          </table:table-cell>
          <table:table-cell table:number-columns-repeated="2" table:style-name="ce33" office:value-type="float" office:value="10.4297149843" calcext:value-type="float">
            <text:p>10.4297</text:p>
          </table:table-cell>
          <table:table-cell table:number-columns-repeated="1005"/>
        </table:table-row>
        <table:table-row table:style-name="ro1">
          <table:table-cell table:style-name="ce33" office:value-type="float" office:value="0.7" calcext:value-type="float">
            <text:p>0.7000</text:p>
          </table:table-cell>
          <table:table-cell table:style-name="ce33" office:value-type="float" office:value="0.702" calcext:value-type="float">
            <text:p>0.7020</text:p>
          </table:table-cell>
          <table:table-cell table:style-name="ce33" table:formula="of:=[.A125]+([.B125]-[.A125])/2" office:value-type="float" office:value="0.701" calcext:value-type="float">
            <text:p>0.7010</text:p>
          </table:table-cell>
          <table:table-cell table:formula="of:=[.C125]*[.C125]" office:value-type="float" office:value="0.491401" calcext:value-type="float">
            <text:p>0.4914</text:p>
          </table:table-cell>
          <table:table-cell table:style-name="ce58" office:value-type="float" office:value="875.292698" calcext:value-type="float">
            <text:p>875.29270</text:p>
          </table:table-cell>
          <table:table-cell table:style-name="ce58" office:value-type="float" office:value="10.7817" calcext:value-type="float">
            <text:p>10.78170</text:p>
          </table:table-cell>
          <table:table-cell/>
          <table:table-cell table:formula="of:=[.D125]" office:value-type="float" office:value="0.491401" calcext:value-type="float">
            <text:p>0.4914</text:p>
          </table:table-cell>
          <table:table-cell office:value-type="float" office:value="25.5272179011" calcext:value-type="float">
            <text:p>25.5272</text:p>
          </table:table-cell>
          <table:table-cell office:value-type="float" office:value="0.321577292752" calcext:value-type="float">
            <text:p>0.3216</text:p>
          </table:table-cell>
          <table:table-cell table:style-name="ce33" office:value-type="float" office:value="0.321577292752" calcext:value-type="float">
            <text:p>0.3216</text:p>
          </table:table-cell>
          <table:table-cell table:style-name="ce39" table:formula="of:=[.D125]" office:value-type="float" office:value="0.491401" calcext:value-type="float">
            <text:p>0.4914</text:p>
          </table:table-cell>
          <table:table-cell table:style-name="ce39" table:formula="of:=SQRT([.I125])" office:value-type="float" office:value="5.05244672422184" calcext:value-type="float">
            <text:p>5.0524</text:p>
          </table:table-cell>
          <table:table-cell table:style-name="ce39" table:formula="of:=0.5*[.J125]/SQRT([.I125])" office:value-type="float" office:value="0.031823917233044" calcext:value-type="float">
            <text:p>0.0318</text:p>
          </table:table-cell>
          <table:table-cell/>
          <table:table-cell table:style-name="ce33" office:value-type="float" office:value="0.4914" calcext:value-type="float">
            <text:p>0.4914</text:p>
          </table:table-cell>
          <table:table-cell table:style-name="ce33" office:value-type="float" office:value="870.623899236" calcext:value-type="float">
            <text:p>870.6239</text:p>
          </table:table-cell>
          <table:table-cell table:number-columns-repeated="2" table:style-name="ce33" office:value-type="float" office:value="10.7269530456" calcext:value-type="float">
            <text:p>10.7270</text:p>
          </table:table-cell>
          <table:table-cell table:number-columns-repeated="1005"/>
        </table:table-row>
        <table:table-row table:style-name="ro1">
          <table:table-cell table:style-name="ce33" office:value-type="float" office:value="0.702" calcext:value-type="float">
            <text:p>0.7020</text:p>
          </table:table-cell>
          <table:table-cell table:style-name="ce33" office:value-type="float" office:value="0.704" calcext:value-type="float">
            <text:p>0.7040</text:p>
          </table:table-cell>
          <table:table-cell table:style-name="ce33" table:formula="of:=[.A126]+([.B126]-[.A126])/2" office:value-type="float" office:value="0.703" calcext:value-type="float">
            <text:p>0.7030</text:p>
          </table:table-cell>
          <table:table-cell table:formula="of:=[.C126]*[.C126]" office:value-type="float" office:value="0.494209" calcext:value-type="float">
            <text:p>0.4942</text:p>
          </table:table-cell>
          <table:table-cell table:style-name="ce58" office:value-type="float" office:value="882.79633" calcext:value-type="float">
            <text:p>882.79633</text:p>
          </table:table-cell>
          <table:table-cell table:style-name="ce58" office:value-type="float" office:value="11.0894" calcext:value-type="float">
            <text:p>11.08940</text:p>
          </table:table-cell>
          <table:table-cell/>
          <table:table-cell table:formula="of:=[.D126]" office:value-type="float" office:value="0.494209" calcext:value-type="float">
            <text:p>0.4942</text:p>
          </table:table-cell>
          <table:table-cell office:value-type="float" office:value="25.8536096077" calcext:value-type="float">
            <text:p>25.8536</text:p>
          </table:table-cell>
          <table:table-cell office:value-type="float" office:value="0.331993153553" calcext:value-type="float">
            <text:p>0.3320</text:p>
          </table:table-cell>
          <table:table-cell table:style-name="ce33" office:value-type="float" office:value="0.331993153553" calcext:value-type="float">
            <text:p>0.3320</text:p>
          </table:table-cell>
          <table:table-cell table:style-name="ce39" table:formula="of:=[.D126]" office:value-type="float" office:value="0.494209" calcext:value-type="float">
            <text:p>0.4942</text:p>
          </table:table-cell>
          <table:table-cell table:style-name="ce39" table:formula="of:=SQRT([.I126])" office:value-type="float" office:value="5.08464449177128" calcext:value-type="float">
            <text:p>5.0846</text:p>
          </table:table-cell>
          <table:table-cell table:style-name="ce39" table:formula="of:=0.5*[.J126]/SQRT([.I126])" office:value-type="float" office:value="0.0326466436434524" calcext:value-type="float">
            <text:p>0.0326</text:p>
          </table:table-cell>
          <table:table-cell/>
          <table:table-cell table:style-name="ce33" office:value-type="float" office:value="0.4942" calcext:value-type="float">
            <text:p>0.4942</text:p>
          </table:table-cell>
          <table:table-cell table:style-name="ce33" office:value-type="float" office:value="878.164474174" calcext:value-type="float">
            <text:p>878.1645</text:p>
          </table:table-cell>
          <table:table-cell table:number-columns-repeated="2" table:style-name="ce33" office:value-type="float" office:value="11.0339482701" calcext:value-type="float">
            <text:p>11.0339</text:p>
          </table:table-cell>
          <table:table-cell table:number-columns-repeated="1005"/>
        </table:table-row>
        <table:table-row table:style-name="ro1">
          <table:table-cell table:style-name="ce33" office:value-type="float" office:value="0.704" calcext:value-type="float">
            <text:p>0.7040</text:p>
          </table:table-cell>
          <table:table-cell table:style-name="ce33" office:value-type="float" office:value="0.706" calcext:value-type="float">
            <text:p>0.7060</text:p>
          </table:table-cell>
          <table:table-cell table:style-name="ce33" table:formula="of:=[.A127]+([.B127]-[.A127])/2" office:value-type="float" office:value="0.705" calcext:value-type="float">
            <text:p>0.7050</text:p>
          </table:table-cell>
          <table:table-cell table:formula="of:=[.C127]*[.C127]" office:value-type="float" office:value="0.497025" calcext:value-type="float">
            <text:p>0.4970</text:p>
          </table:table-cell>
          <table:table-cell table:style-name="ce58" office:value-type="float" office:value="905.021758" calcext:value-type="float">
            <text:p>905.02176</text:p>
          </table:table-cell>
          <table:table-cell table:style-name="ce58" office:value-type="float" office:value="10.4656" calcext:value-type="float">
            <text:p>10.46560</text:p>
          </table:table-cell>
          <table:table-cell/>
          <table:table-cell table:formula="of:=[.D127]" office:value-type="float" office:value="0.497025" calcext:value-type="float">
            <text:p>0.4970</text:p>
          </table:table-cell>
          <table:table-cell office:value-type="float" office:value="26.6148947754" calcext:value-type="float">
            <text:p>26.6149</text:p>
          </table:table-cell>
          <table:table-cell office:value-type="float" office:value="0.315745125884" calcext:value-type="float">
            <text:p>0.3157</text:p>
          </table:table-cell>
          <table:table-cell table:style-name="ce33" office:value-type="float" office:value="0.315745125884" calcext:value-type="float">
            <text:p>0.3157</text:p>
          </table:table-cell>
          <table:table-cell table:style-name="ce39" table:formula="of:=[.D127]" office:value-type="float" office:value="0.497025" calcext:value-type="float">
            <text:p>0.4970</text:p>
          </table:table-cell>
          <table:table-cell table:style-name="ce39" table:formula="of:=SQRT([.I127])" office:value-type="float" office:value="5.15896256774557" calcext:value-type="float">
            <text:p>5.1590</text:p>
          </table:table-cell>
          <table:table-cell table:style-name="ce39" table:formula="of:=0.5*[.J127]/SQRT([.I127])" office:value-type="float" office:value="0.0306016104728182" calcext:value-type="float">
            <text:p>0.0306</text:p>
          </table:table-cell>
          <table:table-cell/>
          <table:table-cell table:style-name="ce33" office:value-type="float" office:value="0.497" calcext:value-type="float">
            <text:p>0.4970</text:p>
          </table:table-cell>
          <table:table-cell table:style-name="ce33" office:value-type="float" office:value="900.352114205" calcext:value-type="float">
            <text:p>900.3521</text:p>
          </table:table-cell>
          <table:table-cell table:number-columns-repeated="2" table:style-name="ce33" office:value-type="float" office:value="10.4150932248" calcext:value-type="float">
            <text:p>10.4151</text:p>
          </table:table-cell>
          <table:table-cell table:number-columns-repeated="1005"/>
        </table:table-row>
        <table:table-row table:style-name="ro1">
          <table:table-cell table:style-name="ce33" office:value-type="float" office:value="0.706" calcext:value-type="float">
            <text:p>0.7060</text:p>
          </table:table-cell>
          <table:table-cell table:style-name="ce33" office:value-type="float" office:value="0.708" calcext:value-type="float">
            <text:p>0.7080</text:p>
          </table:table-cell>
          <table:table-cell table:style-name="ce33" table:formula="of:=[.A128]+([.B128]-[.A128])/2" office:value-type="float" office:value="0.707" calcext:value-type="float">
            <text:p>0.7070</text:p>
          </table:table-cell>
          <table:table-cell table:formula="of:=[.C128]*[.C128]" office:value-type="float" office:value="0.499849" calcext:value-type="float">
            <text:p>0.4998</text:p>
          </table:table-cell>
          <table:table-cell table:style-name="ce58" office:value-type="float" office:value="944.688599" calcext:value-type="float">
            <text:p>944.68860</text:p>
          </table:table-cell>
          <table:table-cell table:style-name="ce58" office:value-type="float" office:value="11.4607" calcext:value-type="float">
            <text:p>11.46070</text:p>
          </table:table-cell>
          <table:table-cell/>
          <table:table-cell table:formula="of:=[.D128]" office:value-type="float" office:value="0.499849" calcext:value-type="float">
            <text:p>0.4998</text:p>
          </table:table-cell>
          <table:table-cell office:value-type="float" office:value="27.8967780514" calcext:value-type="float">
            <text:p>27.8968</text:p>
          </table:table-cell>
          <table:table-cell office:value-type="float" office:value="0.347349303193" calcext:value-type="float">
            <text:p>0.3473</text:p>
          </table:table-cell>
          <table:table-cell table:style-name="ce33" office:value-type="float" office:value="0.347349303193" calcext:value-type="float">
            <text:p>0.3473</text:p>
          </table:table-cell>
          <table:table-cell table:style-name="ce39" table:formula="of:=[.D128]" office:value-type="float" office:value="0.499849" calcext:value-type="float">
            <text:p>0.4998</text:p>
          </table:table-cell>
          <table:table-cell table:style-name="ce39" table:formula="of:=SQRT([.I128])" office:value-type="float" office:value="5.28174005905251" calcext:value-type="float">
            <text:p>5.2817</text:p>
          </table:table-cell>
          <table:table-cell table:style-name="ce39" table:formula="of:=0.5*[.J128]/SQRT([.I128])" office:value-type="float" office:value="0.0328820899277" calcext:value-type="float">
            <text:p>0.0329</text:p>
          </table:table-cell>
          <table:table-cell/>
          <table:table-cell table:style-name="ce33" office:value-type="float" office:value="0.4998" calcext:value-type="float">
            <text:p>0.4998</text:p>
          </table:table-cell>
          <table:table-cell table:style-name="ce33" office:value-type="float" office:value="939.896475611" calcext:value-type="float">
            <text:p>939.8965</text:p>
          </table:table-cell>
          <table:table-cell table:number-columns-repeated="2" table:style-name="ce33" office:value-type="float" office:value="11.4065171638" calcext:value-type="float">
            <text:p>11.4065</text:p>
          </table:table-cell>
          <table:table-cell table:number-columns-repeated="1005"/>
        </table:table-row>
        <table:table-row table:style-name="ro1">
          <table:table-cell table:style-name="ce33" office:value-type="float" office:value="0.708" calcext:value-type="float">
            <text:p>0.7080</text:p>
          </table:table-cell>
          <table:table-cell table:style-name="ce33" office:value-type="float" office:value="0.71" calcext:value-type="float">
            <text:p>0.7100</text:p>
          </table:table-cell>
          <table:table-cell table:style-name="ce33" table:formula="of:=[.A129]+([.B129]-[.A129])/2" office:value-type="float" office:value="0.709" calcext:value-type="float">
            <text:p>0.7090</text:p>
          </table:table-cell>
          <table:table-cell table:formula="of:=[.C129]*[.C129]" office:value-type="float" office:value="0.502681" calcext:value-type="float">
            <text:p>0.5027</text:p>
          </table:table-cell>
          <table:table-cell table:style-name="ce58" office:value-type="float" office:value="943.54126" calcext:value-type="float">
            <text:p>943.54126</text:p>
          </table:table-cell>
          <table:table-cell table:style-name="ce58" office:value-type="float" office:value="11.0681" calcext:value-type="float">
            <text:p>11.06810</text:p>
          </table:table-cell>
          <table:table-cell/>
          <table:table-cell table:formula="of:=[.D129]" office:value-type="float" office:value="0.502681" calcext:value-type="float">
            <text:p>0.5027</text:p>
          </table:table-cell>
          <table:table-cell office:value-type="float" office:value="27.9845233851" calcext:value-type="float">
            <text:p>27.9845</text:p>
          </table:table-cell>
          <table:table-cell office:value-type="float" office:value="0.336651029035" calcext:value-type="float">
            <text:p>0.3367</text:p>
          </table:table-cell>
          <table:table-cell table:style-name="ce33" office:value-type="float" office:value="0.336651029035" calcext:value-type="float">
            <text:p>0.3367</text:p>
          </table:table-cell>
          <table:table-cell table:style-name="ce39" table:formula="of:=[.D129]" office:value-type="float" office:value="0.502681" calcext:value-type="float">
            <text:p>0.5027</text:p>
          </table:table-cell>
          <table:table-cell table:style-name="ce39" table:formula="of:=SQRT([.I129])" office:value-type="float" office:value="5.29004001734391" calcext:value-type="float">
            <text:p>5.2900</text:p>
          </table:table-cell>
          <table:table-cell table:style-name="ce39" table:formula="of:=0.5*[.J129]/SQRT([.I129])" office:value-type="float" office:value="0.0318193272575686" calcext:value-type="float">
            <text:p>0.0318</text:p>
          </table:table-cell>
          <table:table-cell/>
          <table:table-cell table:style-name="ce33" office:value-type="float" office:value="0.5027" calcext:value-type="float">
            <text:p>0.5027</text:p>
          </table:table-cell>
          <table:table-cell table:style-name="ce33" office:value-type="float" office:value="938.912201542" calcext:value-type="float">
            <text:p>938.9122</text:p>
          </table:table-cell>
          <table:table-cell table:number-columns-repeated="2" table:style-name="ce33" office:value-type="float" office:value="11.0173890656" calcext:value-type="float">
            <text:p>11.0174</text:p>
          </table:table-cell>
          <table:table-cell table:number-columns-repeated="1005"/>
        </table:table-row>
        <table:table-row table:style-name="ro1">
          <table:table-cell table:style-name="ce33" office:value-type="float" office:value="0.71" calcext:value-type="float">
            <text:p>0.7100</text:p>
          </table:table-cell>
          <table:table-cell table:style-name="ce33" office:value-type="float" office:value="0.712" calcext:value-type="float">
            <text:p>0.7120</text:p>
          </table:table-cell>
          <table:table-cell table:style-name="ce33" table:formula="of:=[.A130]+([.B130]-[.A130])/2" office:value-type="float" office:value="0.711" calcext:value-type="float">
            <text:p>0.7110</text:p>
          </table:table-cell>
          <table:table-cell table:formula="of:=[.C130]*[.C130]" office:value-type="float" office:value="0.505521" calcext:value-type="float">
            <text:p>0.5055</text:p>
          </table:table-cell>
          <table:table-cell table:style-name="ce58" office:value-type="float" office:value="974.289126" calcext:value-type="float">
            <text:p>974.28913</text:p>
          </table:table-cell>
          <table:table-cell table:style-name="ce58" office:value-type="float" office:value="11.7619" calcext:value-type="float">
            <text:p>11.76190</text:p>
          </table:table-cell>
          <table:table-cell/>
          <table:table-cell table:formula="of:=[.D130]" office:value-type="float" office:value="0.505521" calcext:value-type="float">
            <text:p>0.5055</text:p>
          </table:table-cell>
          <table:table-cell office:value-type="float" office:value="29.0186252821" calcext:value-type="float">
            <text:p>29.0186</text:p>
          </table:table-cell>
          <table:table-cell office:value-type="float" office:value="0.359012045572" calcext:value-type="float">
            <text:p>0.3590</text:p>
          </table:table-cell>
          <table:table-cell table:style-name="ce33" office:value-type="float" office:value="0.359012045572" calcext:value-type="float">
            <text:p>0.3590</text:p>
          </table:table-cell>
          <table:table-cell table:style-name="ce39" table:formula="of:=[.D130]" office:value-type="float" office:value="0.505521" calcext:value-type="float">
            <text:p>0.5055</text:p>
          </table:table-cell>
          <table:table-cell table:style-name="ce39" table:formula="of:=SQRT([.I130])" office:value-type="float" office:value="5.38689384358927" calcext:value-type="float">
            <text:p>5.3869</text:p>
          </table:table-cell>
          <table:table-cell table:style-name="ce39" table:formula="of:=0.5*[.J130]/SQRT([.I130])" office:value-type="float" office:value="0.0333227325427292" calcext:value-type="float">
            <text:p>0.0333</text:p>
          </table:table-cell>
          <table:table-cell/>
          <table:table-cell table:style-name="ce33" office:value-type="float" office:value="0.5055" calcext:value-type="float">
            <text:p>0.5055</text:p>
          </table:table-cell>
          <table:table-cell table:style-name="ce33" office:value-type="float" office:value="969.690616173" calcext:value-type="float">
            <text:p>969.6906</text:p>
          </table:table-cell>
          <table:table-cell table:number-columns-repeated="2" table:style-name="ce33" office:value-type="float" office:value="11.7099871649" calcext:value-type="float">
            <text:p>11.7100</text:p>
          </table:table-cell>
          <table:table-cell table:number-columns-repeated="1005"/>
        </table:table-row>
        <table:table-row table:style-name="ro1">
          <table:table-cell table:style-name="ce33" office:value-type="float" office:value="0.712" calcext:value-type="float">
            <text:p>0.7120</text:p>
          </table:table-cell>
          <table:table-cell table:style-name="ce33" office:value-type="float" office:value="0.714" calcext:value-type="float">
            <text:p>0.7140</text:p>
          </table:table-cell>
          <table:table-cell table:style-name="ce33" table:formula="of:=[.A131]+([.B131]-[.A131])/2" office:value-type="float" office:value="0.713" calcext:value-type="float">
            <text:p>0.7130</text:p>
          </table:table-cell>
          <table:table-cell table:formula="of:=[.C131]*[.C131]" office:value-type="float" office:value="0.508369" calcext:value-type="float">
            <text:p>0.5084</text:p>
          </table:table-cell>
          <table:table-cell table:style-name="ce58" office:value-type="float" office:value="1000.547245" calcext:value-type="float">
            <text:p>1000.54725</text:p>
          </table:table-cell>
          <table:table-cell table:style-name="ce58" office:value-type="float" office:value="11.7577" calcext:value-type="float">
            <text:p>11.75770</text:p>
          </table:table-cell>
          <table:table-cell/>
          <table:table-cell table:formula="of:=[.D131]" office:value-type="float" office:value="0.508369" calcext:value-type="float">
            <text:p>0.5084</text:p>
          </table:table-cell>
          <table:table-cell office:value-type="float" office:value="29.9300051525" calcext:value-type="float">
            <text:p>29.9300</text:p>
          </table:table-cell>
          <table:table-cell office:value-type="float" office:value="0.361276129059" calcext:value-type="float">
            <text:p>0.3613</text:p>
          </table:table-cell>
          <table:table-cell table:style-name="ce33" office:value-type="float" office:value="0.361276129059" calcext:value-type="float">
            <text:p>0.3613</text:p>
          </table:table-cell>
          <table:table-cell table:style-name="ce39" table:formula="of:=[.D131]" office:value-type="float" office:value="0.508369" calcext:value-type="float">
            <text:p>0.5084</text:p>
          </table:table-cell>
          <table:table-cell table:style-name="ce39" table:formula="of:=SQRT([.I131])" office:value-type="float" office:value="5.47083221754241" calcext:value-type="float">
            <text:p>5.4708</text:p>
          </table:table-cell>
          <table:table-cell table:style-name="ce39" table:formula="of:=0.5*[.J131]/SQRT([.I131])" office:value-type="float" office:value="0.033018388674081" calcext:value-type="float">
            <text:p>0.0330</text:p>
          </table:table-cell>
          <table:table-cell/>
          <table:table-cell table:style-name="ce33" office:value-type="float" office:value="0.5084" calcext:value-type="float">
            <text:p>0.5084</text:p>
          </table:table-cell>
          <table:table-cell table:style-name="ce33" office:value-type="float" office:value="995.991386338" calcext:value-type="float">
            <text:p>995.9914</text:p>
          </table:table-cell>
          <table:table-cell table:number-columns-repeated="2" table:style-name="ce33" office:value-type="float" office:value="11.7084861248" calcext:value-type="float">
            <text:p>11.7085</text:p>
          </table:table-cell>
          <table:table-cell table:number-columns-repeated="1005"/>
        </table:table-row>
        <table:table-row table:style-name="ro1">
          <table:table-cell table:style-name="ce33" office:value-type="float" office:value="0.714" calcext:value-type="float">
            <text:p>0.7140</text:p>
          </table:table-cell>
          <table:table-cell table:style-name="ce33" office:value-type="float" office:value="0.716" calcext:value-type="float">
            <text:p>0.7160</text:p>
          </table:table-cell>
          <table:table-cell table:style-name="ce33" table:formula="of:=[.A132]+([.B132]-[.A132])/2" office:value-type="float" office:value="0.715" calcext:value-type="float">
            <text:p>0.7150</text:p>
          </table:table-cell>
          <table:table-cell table:formula="of:=[.C132]*[.C132]" office:value-type="float" office:value="0.511225" calcext:value-type="float">
            <text:p>0.5112</text:p>
          </table:table-cell>
          <table:table-cell table:style-name="ce58" office:value-type="float" office:value="1011.210211" calcext:value-type="float">
            <text:p>1011.21021</text:p>
          </table:table-cell>
          <table:table-cell table:style-name="ce58" office:value-type="float" office:value="12.2018" calcext:value-type="float">
            <text:p>12.20180</text:p>
          </table:table-cell>
          <table:table-cell/>
          <table:table-cell table:formula="of:=[.D132]" office:value-type="float" office:value="0.511225" calcext:value-type="float">
            <text:p>0.5112</text:p>
          </table:table-cell>
          <table:table-cell office:value-type="float" office:value="30.376674637" calcext:value-type="float">
            <text:p>30.3767</text:p>
          </table:table-cell>
          <table:table-cell office:value-type="float" office:value="0.376243401384" calcext:value-type="float">
            <text:p>0.3762</text:p>
          </table:table-cell>
          <table:table-cell table:style-name="ce33" office:value-type="float" office:value="0.376243401384" calcext:value-type="float">
            <text:p>0.3762</text:p>
          </table:table-cell>
          <table:table-cell table:style-name="ce39" table:formula="of:=[.D132]" office:value-type="float" office:value="0.511225" calcext:value-type="float">
            <text:p>0.5112</text:p>
          </table:table-cell>
          <table:table-cell table:style-name="ce39" table:formula="of:=SQRT([.I132])" office:value-type="float" office:value="5.51150384532207" calcext:value-type="float">
            <text:p>5.5115</text:p>
          </table:table-cell>
          <table:table-cell table:style-name="ce39" table:formula="of:=0.5*[.J132]/SQRT([.I132])" office:value-type="float" office:value="0.0341325536498844" calcext:value-type="float">
            <text:p>0.0341</text:p>
          </table:table-cell>
          <table:table-cell/>
          <table:table-cell table:style-name="ce33" office:value-type="float" office:value="0.5112" calcext:value-type="float">
            <text:p>0.5112</text:p>
          </table:table-cell>
          <table:table-cell table:style-name="ce33" office:value-type="float" office:value="1006.81401241" calcext:value-type="float">
            <text:p>1006.8140</text:p>
          </table:table-cell>
          <table:table-cell table:number-columns-repeated="2" table:style-name="ce33" office:value-type="float" office:value="12.1530084339" calcext:value-type="float">
            <text:p>12.1530</text:p>
          </table:table-cell>
          <table:table-cell table:number-columns-repeated="1005"/>
        </table:table-row>
        <table:table-row table:style-name="ro1">
          <table:table-cell table:style-name="ce33" office:value-type="float" office:value="0.716" calcext:value-type="float">
            <text:p>0.7160</text:p>
          </table:table-cell>
          <table:table-cell table:style-name="ce33" office:value-type="float" office:value="0.718" calcext:value-type="float">
            <text:p>0.7180</text:p>
          </table:table-cell>
          <table:table-cell table:style-name="ce33" table:formula="of:=[.A133]+([.B133]-[.A133])/2" office:value-type="float" office:value="0.717" calcext:value-type="float">
            <text:p>0.7170</text:p>
          </table:table-cell>
          <table:table-cell table:formula="of:=[.C133]*[.C133]" office:value-type="float" office:value="0.514089" calcext:value-type="float">
            <text:p>0.5141</text:p>
          </table:table-cell>
          <table:table-cell table:style-name="ce58" office:value-type="float" office:value="1042.998667" calcext:value-type="float">
            <text:p>1042.99867</text:p>
          </table:table-cell>
          <table:table-cell table:style-name="ce58" office:value-type="float" office:value="11.8594" calcext:value-type="float">
            <text:p>11.85940</text:p>
          </table:table-cell>
          <table:table-cell/>
          <table:table-cell table:formula="of:=[.D133]" office:value-type="float" office:value="0.514089" calcext:value-type="float">
            <text:p>0.5141</text:p>
          </table:table-cell>
          <table:table-cell office:value-type="float" office:value="31.4698503223" calcext:value-type="float">
            <text:p>31.4699</text:p>
          </table:table-cell>
          <table:table-cell office:value-type="float" office:value="0.367877590247" calcext:value-type="float">
            <text:p>0.3679</text:p>
          </table:table-cell>
          <table:table-cell table:style-name="ce33" office:value-type="float" office:value="0.367877590247" calcext:value-type="float">
            <text:p>0.3679</text:p>
          </table:table-cell>
          <table:table-cell table:style-name="ce39" table:formula="of:=[.D133]" office:value-type="float" office:value="0.514089" calcext:value-type="float">
            <text:p>0.5141</text:p>
          </table:table-cell>
          <table:table-cell table:style-name="ce39" table:formula="of:=SQRT([.I133])" office:value-type="float" office:value="5.60979949038288" calcext:value-type="float">
            <text:p>5.6098</text:p>
          </table:table-cell>
          <table:table-cell table:style-name="ce39" table:formula="of:=0.5*[.J133]/SQRT([.I133])" office:value-type="float" office:value="0.0327888359359072" calcext:value-type="float">
            <text:p>0.0328</text:p>
          </table:table-cell>
          <table:table-cell/>
          <table:table-cell table:style-name="ce33" office:value-type="float" office:value="0.5141" calcext:value-type="float">
            <text:p>0.5141</text:p>
          </table:table-cell>
          <table:table-cell table:style-name="ce33" office:value-type="float" office:value="1038.74143044" calcext:value-type="float">
            <text:p>1038.7414</text:p>
          </table:table-cell>
          <table:table-cell table:number-columns-repeated="2" table:style-name="ce33" office:value-type="float" office:value="11.8156507944" calcext:value-type="float">
            <text:p>11.8157</text:p>
          </table:table-cell>
          <table:table-cell table:number-columns-repeated="1005"/>
        </table:table-row>
        <table:table-row table:style-name="ro1">
          <table:table-cell table:style-name="ce33" office:value-type="float" office:value="0.718" calcext:value-type="float">
            <text:p>0.7180</text:p>
          </table:table-cell>
          <table:table-cell table:style-name="ce33" office:value-type="float" office:value="0.72" calcext:value-type="float">
            <text:p>0.7200</text:p>
          </table:table-cell>
          <table:table-cell table:style-name="ce33" table:formula="of:=[.A134]+([.B134]-[.A134])/2" office:value-type="float" office:value="0.719" calcext:value-type="float">
            <text:p>0.7190</text:p>
          </table:table-cell>
          <table:table-cell table:formula="of:=[.C134]*[.C134]" office:value-type="float" office:value="0.516961" calcext:value-type="float">
            <text:p>0.5170</text:p>
          </table:table-cell>
          <table:table-cell table:style-name="ce58" office:value-type="float" office:value="1061.491126" calcext:value-type="float">
            <text:p>1061.49113</text:p>
          </table:table-cell>
          <table:table-cell table:style-name="ce58" office:value-type="float" office:value="11.5454" calcext:value-type="float">
            <text:p>11.54540</text:p>
          </table:table-cell>
          <table:table-cell/>
          <table:table-cell table:formula="of:=[.D134]" office:value-type="float" office:value="0.516961" calcext:value-type="float">
            <text:p>0.5170</text:p>
          </table:table-cell>
          <table:table-cell office:value-type="float" office:value="32.1680664711" calcext:value-type="float">
            <text:p>32.1681</text:p>
          </table:table-cell>
          <table:table-cell office:value-type="float" office:value="0.360792650651" calcext:value-type="float">
            <text:p>0.3608</text:p>
          </table:table-cell>
          <table:table-cell table:style-name="ce33" office:value-type="float" office:value="0.360792650651" calcext:value-type="float">
            <text:p>0.3608</text:p>
          </table:table-cell>
          <table:table-cell table:style-name="ce39" table:formula="of:=[.D134]" office:value-type="float" office:value="0.516961" calcext:value-type="float">
            <text:p>0.5170</text:p>
          </table:table-cell>
          <table:table-cell table:style-name="ce39" table:formula="of:=SQRT([.I134])" office:value-type="float" office:value="5.67168991316521" calcext:value-type="float">
            <text:p>5.6717</text:p>
          </table:table-cell>
          <table:table-cell table:style-name="ce39" table:formula="of:=0.5*[.J134]/SQRT([.I134])" office:value-type="float" office:value="0.0318064506500543" calcext:value-type="float">
            <text:p>0.0318</text:p>
          </table:table-cell>
          <table:table-cell/>
          <table:table-cell table:style-name="ce33" office:value-type="float" office:value="0.517" calcext:value-type="float">
            <text:p>0.5170</text:p>
          </table:table-cell>
          <table:table-cell table:style-name="ce33" office:value-type="float" office:value="1057.41931878" calcext:value-type="float">
            <text:p>1057.4193</text:p>
          </table:table-cell>
          <table:table-cell table:number-columns-repeated="2" table:style-name="ce33" office:value-type="float" office:value="11.5067066742" calcext:value-type="float">
            <text:p>11.5067</text:p>
          </table:table-cell>
          <table:table-cell table:number-columns-repeated="1005"/>
        </table:table-row>
        <table:table-row table:style-name="ro1">
          <table:table-cell table:style-name="ce33" office:value-type="float" office:value="0.72" calcext:value-type="float">
            <text:p>0.7200</text:p>
          </table:table-cell>
          <table:table-cell table:style-name="ce33" office:value-type="float" office:value="0.722" calcext:value-type="float">
            <text:p>0.7220</text:p>
          </table:table-cell>
          <table:table-cell table:style-name="ce33" table:formula="of:=[.A135]+([.B135]-[.A135])/2" office:value-type="float" office:value="0.721" calcext:value-type="float">
            <text:p>0.7210</text:p>
          </table:table-cell>
          <table:table-cell table:formula="of:=[.C135]*[.C135]" office:value-type="float" office:value="0.519841" calcext:value-type="float">
            <text:p>0.5198</text:p>
          </table:table-cell>
          <table:table-cell table:style-name="ce58" office:value-type="float" office:value="1075.261146" calcext:value-type="float">
            <text:p>1075.26115</text:p>
          </table:table-cell>
          <table:table-cell table:style-name="ce58" office:value-type="float" office:value="12.7249" calcext:value-type="float">
            <text:p>12.72490</text:p>
          </table:table-cell>
          <table:table-cell/>
          <table:table-cell table:formula="of:=[.D135]" office:value-type="float" office:value="0.519841" calcext:value-type="float">
            <text:p>0.5198</text:p>
          </table:table-cell>
          <table:table-cell office:value-type="float" office:value="32.7229808027" calcext:value-type="float">
            <text:p>32.7230</text:p>
          </table:table-cell>
          <table:table-cell office:value-type="float" office:value="0.398352490215" calcext:value-type="float">
            <text:p>0.3984</text:p>
          </table:table-cell>
          <table:table-cell table:style-name="ce33" office:value-type="float" office:value="0.398352490215" calcext:value-type="float">
            <text:p>0.3984</text:p>
          </table:table-cell>
          <table:table-cell table:style-name="ce39" table:formula="of:=[.D135]" office:value-type="float" office:value="0.519841" calcext:value-type="float">
            <text:p>0.5198</text:p>
          </table:table-cell>
          <table:table-cell table:style-name="ce39" table:formula="of:=SQRT([.I135])" office:value-type="float" office:value="5.72040040580203" calcext:value-type="float">
            <text:p>5.7204</text:p>
          </table:table-cell>
          <table:table-cell table:style-name="ce39" table:formula="of:=0.5*[.J135]/SQRT([.I135])" office:value-type="float" office:value="0.0348185845357052" calcext:value-type="float">
            <text:p>0.0348</text:p>
          </table:table-cell>
          <table:table-cell/>
          <table:table-cell table:style-name="ce33" office:value-type="float" office:value="0.5198" calcext:value-type="float">
            <text:p>0.5198</text:p>
          </table:table-cell>
          <table:table-cell table:style-name="ce33" office:value-type="float" office:value="1071.40048584" calcext:value-type="float">
            <text:p>1071.4005</text:p>
          </table:table-cell>
          <table:table-cell table:number-columns-repeated="2" table:style-name="ce33" office:value-type="float" office:value="12.6844202917" calcext:value-type="float">
            <text:p>12.6844</text:p>
          </table:table-cell>
          <table:table-cell table:number-columns-repeated="1005"/>
        </table:table-row>
        <table:table-row table:style-name="ro1">
          <table:table-cell table:style-name="ce33" office:value-type="float" office:value="0.722" calcext:value-type="float">
            <text:p>0.7220</text:p>
          </table:table-cell>
          <table:table-cell table:style-name="ce33" office:value-type="float" office:value="0.724" calcext:value-type="float">
            <text:p>0.7240</text:p>
          </table:table-cell>
          <table:table-cell table:style-name="ce33" table:formula="of:=[.A136]+([.B136]-[.A136])/2" office:value-type="float" office:value="0.723" calcext:value-type="float">
            <text:p>0.7230</text:p>
          </table:table-cell>
          <table:table-cell table:formula="of:=[.C136]*[.C136]" office:value-type="float" office:value="0.522729" calcext:value-type="float">
            <text:p>0.5227</text:p>
          </table:table-cell>
          <table:table-cell table:style-name="ce58" office:value-type="float" office:value="1103.932044" calcext:value-type="float">
            <text:p>1103.93204</text:p>
          </table:table-cell>
          <table:table-cell table:style-name="ce58" office:value-type="float" office:value="12.9544" calcext:value-type="float">
            <text:p>12.95440</text:p>
          </table:table-cell>
          <table:table-cell/>
          <table:table-cell table:formula="of:=[.D136]" office:value-type="float" office:value="0.522729" calcext:value-type="float">
            <text:p>0.5227</text:p>
          </table:table-cell>
          <table:table-cell office:value-type="float" office:value="33.7464565445" calcext:value-type="float">
            <text:p>33.7465</text:p>
          </table:table-cell>
          <table:table-cell office:value-type="float" office:value="0.407453122122" calcext:value-type="float">
            <text:p>0.4075</text:p>
          </table:table-cell>
          <table:table-cell table:style-name="ce33" office:value-type="float" office:value="0.407453122122" calcext:value-type="float">
            <text:p>0.4075</text:p>
          </table:table-cell>
          <table:table-cell table:style-name="ce39" table:formula="of:=[.D136]" office:value-type="float" office:value="0.522729" calcext:value-type="float">
            <text:p>0.5227</text:p>
          </table:table-cell>
          <table:table-cell table:style-name="ce39" table:formula="of:=SQRT([.I136])" office:value-type="float" office:value="5.80917003921386" calcext:value-type="float">
            <text:p>5.8092</text:p>
          </table:table-cell>
          <table:table-cell table:style-name="ce39" table:formula="of:=0.5*[.J136]/SQRT([.I136])" office:value-type="float" office:value="0.0350698223129598" calcext:value-type="float">
            <text:p>0.0351</text:p>
          </table:table-cell>
          <table:table-cell/>
          <table:table-cell table:style-name="ce33" office:value-type="float" office:value="0.5227" calcext:value-type="float">
            <text:p>0.5227</text:p>
          </table:table-cell>
          <table:table-cell table:style-name="ce33" office:value-type="float" office:value="1100.39332714" calcext:value-type="float">
            <text:p>1100.3933</text:p>
          </table:table-cell>
          <table:table-cell table:number-columns-repeated="2" table:style-name="ce33" office:value-type="float" office:value="12.9182665218" calcext:value-type="float">
            <text:p>12.9183</text:p>
          </table:table-cell>
          <table:table-cell table:number-columns-repeated="1005"/>
        </table:table-row>
        <table:table-row table:style-name="ro1">
          <table:table-cell table:style-name="ce33" office:value-type="float" office:value="0.724" calcext:value-type="float">
            <text:p>0.7240</text:p>
          </table:table-cell>
          <table:table-cell table:style-name="ce33" office:value-type="float" office:value="0.726" calcext:value-type="float">
            <text:p>0.7260</text:p>
          </table:table-cell>
          <table:table-cell table:style-name="ce33" table:formula="of:=[.A137]+([.B137]-[.A137])/2" office:value-type="float" office:value="0.725" calcext:value-type="float">
            <text:p>0.7250</text:p>
          </table:table-cell>
          <table:table-cell table:formula="of:=[.C137]*[.C137]" office:value-type="float" office:value="0.525625" calcext:value-type="float">
            <text:p>0.5256</text:p>
          </table:table-cell>
          <table:table-cell table:style-name="ce58" office:value-type="float" office:value="1105.332122" calcext:value-type="float">
            <text:p>1105.33212</text:p>
          </table:table-cell>
          <table:table-cell table:style-name="ce58" office:value-type="float" office:value="12.6579" calcext:value-type="float">
            <text:p>12.65790</text:p>
          </table:table-cell>
          <table:table-cell/>
          <table:table-cell table:formula="of:=[.D137]" office:value-type="float" office:value="0.525625" calcext:value-type="float">
            <text:p>0.5256</text:p>
          </table:table-cell>
          <table:table-cell office:value-type="float" office:value="33.939942873" calcext:value-type="float">
            <text:p>33.9399</text:p>
          </table:table-cell>
          <table:table-cell office:value-type="float" office:value="0.400855517107" calcext:value-type="float">
            <text:p>0.4009</text:p>
          </table:table-cell>
          <table:table-cell table:style-name="ce33" office:value-type="float" office:value="0.400855517107" calcext:value-type="float">
            <text:p>0.4009</text:p>
          </table:table-cell>
          <table:table-cell table:style-name="ce39" table:formula="of:=[.D137]" office:value-type="float" office:value="0.525625" calcext:value-type="float">
            <text:p>0.5256</text:p>
          </table:table-cell>
          <table:table-cell table:style-name="ce39" table:formula="of:=SQRT([.I137])" office:value-type="float" office:value="5.82579976252188" calcext:value-type="float">
            <text:p>5.8258</text:p>
          </table:table-cell>
          <table:table-cell table:style-name="ce39" table:formula="of:=0.5*[.J137]/SQRT([.I137])" office:value-type="float" office:value="0.034403475355071" calcext:value-type="float">
            <text:p>0.0344</text:p>
          </table:table-cell>
          <table:table-cell/>
          <table:table-cell table:style-name="ce33" office:value-type="float" office:value="0.5256" calcext:value-type="float">
            <text:p>0.5256</text:p>
          </table:table-cell>
          <table:table-cell table:style-name="ce33" office:value-type="float" office:value="1102.19235294" calcext:value-type="float">
            <text:p>1102.1924</text:p>
          </table:table-cell>
          <table:table-cell table:number-columns-repeated="2" table:style-name="ce33" office:value-type="float" office:value="12.6281471676" calcext:value-type="float">
            <text:p>12.6281</text:p>
          </table:table-cell>
          <table:table-cell table:number-columns-repeated="1005"/>
        </table:table-row>
        <table:table-row table:style-name="ro1">
          <table:table-cell table:style-name="ce33" office:value-type="float" office:value="0.726" calcext:value-type="float">
            <text:p>0.7260</text:p>
          </table:table-cell>
          <table:table-cell table:style-name="ce33" office:value-type="float" office:value="0.728" calcext:value-type="float">
            <text:p>0.7280</text:p>
          </table:table-cell>
          <table:table-cell table:style-name="ce33" table:formula="of:=[.A138]+([.B138]-[.A138])/2" office:value-type="float" office:value="0.727" calcext:value-type="float">
            <text:p>0.7270</text:p>
          </table:table-cell>
          <table:table-cell table:formula="of:=[.C138]*[.C138]" office:value-type="float" office:value="0.528529" calcext:value-type="float">
            <text:p>0.5285</text:p>
          </table:table-cell>
          <table:table-cell table:style-name="ce58" office:value-type="float" office:value="1133.27514" calcext:value-type="float">
            <text:p>1133.27514</text:p>
          </table:table-cell>
          <table:table-cell table:style-name="ce58" office:value-type="float" office:value="11.6202" calcext:value-type="float">
            <text:p>11.62020</text:p>
          </table:table-cell>
          <table:table-cell/>
          <table:table-cell table:formula="of:=[.D138]" office:value-type="float" office:value="0.528529" calcext:value-type="float">
            <text:p>0.5285</text:p>
          </table:table-cell>
          <table:table-cell office:value-type="float" office:value="34.9526713679" calcext:value-type="float">
            <text:p>34.9527</text:p>
          </table:table-cell>
          <table:table-cell office:value-type="float" office:value="0.370242980234" calcext:value-type="float">
            <text:p>0.3702</text:p>
          </table:table-cell>
          <table:table-cell table:style-name="ce33" office:value-type="float" office:value="0.370242980234" calcext:value-type="float">
            <text:p>0.3702</text:p>
          </table:table-cell>
          <table:table-cell table:style-name="ce39" table:formula="of:=[.D138]" office:value-type="float" office:value="0.528529" calcext:value-type="float">
            <text:p>0.5285</text:p>
          </table:table-cell>
          <table:table-cell table:style-name="ce39" table:formula="of:=SQRT([.I138])" office:value-type="float" office:value="5.91207843045912" calcext:value-type="float">
            <text:p>5.9121</text:p>
          </table:table-cell>
          <table:table-cell table:style-name="ce39" table:formula="of:=0.5*[.J138]/SQRT([.I138])" office:value-type="float" office:value="0.0313124212228395" calcext:value-type="float">
            <text:p>0.0313</text:p>
          </table:table-cell>
          <table:table-cell/>
          <table:table-cell table:style-name="ce33" office:value-type="float" office:value="0.5285" calcext:value-type="float">
            <text:p>0.5285</text:p>
          </table:table-cell>
          <table:table-cell table:style-name="ce33" office:value-type="float" office:value="1130.46961332" calcext:value-type="float">
            <text:p>1130.4696</text:p>
          </table:table-cell>
          <table:table-cell table:number-columns-repeated="2" table:style-name="ce33" office:value-type="float" office:value="11.5977683402" calcext:value-type="float">
            <text:p>11.5978</text:p>
          </table:table-cell>
          <table:table-cell table:number-columns-repeated="1005"/>
        </table:table-row>
        <table:table-row table:style-name="ro1">
          <table:table-cell table:style-name="ce33" office:value-type="float" office:value="0.728" calcext:value-type="float">
            <text:p>0.7280</text:p>
          </table:table-cell>
          <table:table-cell table:style-name="ce33" office:value-type="float" office:value="0.73" calcext:value-type="float">
            <text:p>0.7300</text:p>
          </table:table-cell>
          <table:table-cell table:style-name="ce33" table:formula="of:=[.A139]+([.B139]-[.A139])/2" office:value-type="float" office:value="0.729" calcext:value-type="float">
            <text:p>0.7290</text:p>
          </table:table-cell>
          <table:table-cell table:formula="of:=[.C139]*[.C139]" office:value-type="float" office:value="0.531441" calcext:value-type="float">
            <text:p>0.5314</text:p>
          </table:table-cell>
          <table:table-cell table:style-name="ce58" office:value-type="float" office:value="1149.535819" calcext:value-type="float">
            <text:p>1149.53582</text:p>
          </table:table-cell>
          <table:table-cell table:style-name="ce58" office:value-type="float" office:value="13.1084" calcext:value-type="float">
            <text:p>13.10840</text:p>
          </table:table-cell>
          <table:table-cell/>
          <table:table-cell table:formula="of:=[.D139]" office:value-type="float" office:value="0.531441" calcext:value-type="float">
            <text:p>0.5314</text:p>
          </table:table-cell>
          <table:table-cell office:value-type="float" office:value="35.6184520542" calcext:value-type="float">
            <text:p>35.6185</text:p>
          </table:table-cell>
          <table:table-cell office:value-type="float" office:value="0.418948009794" calcext:value-type="float">
            <text:p>0.4189</text:p>
          </table:table-cell>
          <table:table-cell table:style-name="ce33" office:value-type="float" office:value="0.418948009794" calcext:value-type="float">
            <text:p>0.4189</text:p>
          </table:table-cell>
          <table:table-cell table:style-name="ce39" table:formula="of:=[.D139]" office:value-type="float" office:value="0.531441" calcext:value-type="float">
            <text:p>0.5314</text:p>
          </table:table-cell>
          <table:table-cell table:style-name="ce39" table:formula="of:=SQRT([.I139])" office:value-type="float" office:value="5.96811964141136" calcext:value-type="float">
            <text:p>5.9681</text:p>
          </table:table-cell>
          <table:table-cell table:style-name="ce39" table:formula="of:=0.5*[.J139]/SQRT([.I139])" office:value-type="float" office:value="0.0350988280200534" calcext:value-type="float">
            <text:p>0.0351</text:p>
          </table:table-cell>
          <table:table-cell/>
          <table:table-cell table:style-name="ce33" office:value-type="float" office:value="0.5314" calcext:value-type="float">
            <text:p>0.5314</text:p>
          </table:table-cell>
          <table:table-cell table:style-name="ce33" office:value-type="float" office:value="1147.33832226" calcext:value-type="float">
            <text:p>1147.3383</text:p>
          </table:table-cell>
          <table:table-cell table:number-columns-repeated="2" table:style-name="ce33" office:value-type="float" office:value="13.089819763" calcext:value-type="float">
            <text:p>13.0898</text:p>
          </table:table-cell>
          <table:table-cell table:number-columns-repeated="1005"/>
        </table:table-row>
        <table:table-row table:style-name="ro1">
          <table:table-cell table:style-name="ce33" office:value-type="float" office:value="0.73" calcext:value-type="float">
            <text:p>0.7300</text:p>
          </table:table-cell>
          <table:table-cell table:style-name="ce33" office:value-type="float" office:value="0.732" calcext:value-type="float">
            <text:p>0.7320</text:p>
          </table:table-cell>
          <table:table-cell table:style-name="ce33" table:formula="of:=[.A140]+([.B140]-[.A140])/2" office:value-type="float" office:value="0.731" calcext:value-type="float">
            <text:p>0.7310</text:p>
          </table:table-cell>
          <table:table-cell table:formula="of:=[.C140]*[.C140]" office:value-type="float" office:value="0.534361" calcext:value-type="float">
            <text:p>0.5344</text:p>
          </table:table-cell>
          <table:table-cell table:style-name="ce58" office:value-type="float" office:value="1158.384645" calcext:value-type="float">
            <text:p>1158.38465</text:p>
          </table:table-cell>
          <table:table-cell table:style-name="ce58" office:value-type="float" office:value="12.449" calcext:value-type="float">
            <text:p>12.44900</text:p>
          </table:table-cell>
          <table:table-cell/>
          <table:table-cell table:formula="of:=[.D140]" office:value-type="float" office:value="0.534361" calcext:value-type="float">
            <text:p>0.5344</text:p>
          </table:table-cell>
          <table:table-cell office:value-type="float" office:value="36.0713862992" calcext:value-type="float">
            <text:p>36.0714</text:p>
          </table:table-cell>
          <table:table-cell office:value-type="float" office:value="0.40059500595" calcext:value-type="float">
            <text:p>0.4006</text:p>
          </table:table-cell>
          <table:table-cell table:style-name="ce33" office:value-type="float" office:value="0.40059500595" calcext:value-type="float">
            <text:p>0.4006</text:p>
          </table:table-cell>
          <table:table-cell table:style-name="ce39" table:formula="of:=[.D140]" office:value-type="float" office:value="0.534361" calcext:value-type="float">
            <text:p>0.5344</text:p>
          </table:table-cell>
          <table:table-cell table:style-name="ce39" table:formula="of:=SQRT([.I140])" office:value-type="float" office:value="6.00594591211076" calcext:value-type="float">
            <text:p>6.0059</text:p>
          </table:table-cell>
          <table:table-cell table:style-name="ce39" table:formula="of:=0.5*[.J140]/SQRT([.I140])" office:value-type="float" office:value="0.0333498679318952" calcext:value-type="float">
            <text:p>0.0333</text:p>
          </table:table-cell>
          <table:table-cell/>
          <table:table-cell table:style-name="ce33" office:value-type="float" office:value="0.5344" calcext:value-type="float">
            <text:p>0.5344</text:p>
          </table:table-cell>
          <table:table-cell table:style-name="ce33" office:value-type="float" office:value="1157.07753447" calcext:value-type="float">
            <text:p>1157.0775</text:p>
          </table:table-cell>
          <table:table-cell table:number-columns-repeated="2" table:style-name="ce33" office:value-type="float" office:value="12.4418793047" calcext:value-type="float">
            <text:p>12.4419</text:p>
          </table:table-cell>
          <table:table-cell table:number-columns-repeated="1005"/>
        </table:table-row>
        <table:table-row table:style-name="ro1">
          <table:table-cell table:style-name="ce33" office:value-type="float" office:value="0.732" calcext:value-type="float">
            <text:p>0.7320</text:p>
          </table:table-cell>
          <table:table-cell table:style-name="ce33" office:value-type="float" office:value="0.734" calcext:value-type="float">
            <text:p>0.7340</text:p>
          </table:table-cell>
          <table:table-cell table:style-name="ce33" table:formula="of:=[.A141]+([.B141]-[.A141])/2" office:value-type="float" office:value="0.733" calcext:value-type="float">
            <text:p>0.7330</text:p>
          </table:table-cell>
          <table:table-cell table:formula="of:=[.C141]*[.C141]" office:value-type="float" office:value="0.537289" calcext:value-type="float">
            <text:p>0.5373</text:p>
          </table:table-cell>
          <table:table-cell table:style-name="ce58" office:value-type="float" office:value="1195.228689" calcext:value-type="float">
            <text:p>1195.22869</text:p>
          </table:table-cell>
          <table:table-cell table:style-name="ce58" office:value-type="float" office:value="12.5723" calcext:value-type="float">
            <text:p>12.57230</text:p>
          </table:table-cell>
          <table:table-cell/>
          <table:table-cell table:formula="of:=[.D141]" office:value-type="float" office:value="0.537289" calcext:value-type="float">
            <text:p>0.5373</text:p>
          </table:table-cell>
          <table:table-cell office:value-type="float" office:value="37.3968172482" calcext:value-type="float">
            <text:p>37.3968</text:p>
          </table:table-cell>
          <table:table-cell office:value-type="float" office:value="0.406033682112" calcext:value-type="float">
            <text:p>0.4060</text:p>
          </table:table-cell>
          <table:table-cell table:style-name="ce33" office:value-type="float" office:value="0.406033682112" calcext:value-type="float">
            <text:p>0.4060</text:p>
          </table:table-cell>
          <table:table-cell table:style-name="ce39" table:formula="of:=[.D141]" office:value-type="float" office:value="0.537289" calcext:value-type="float">
            <text:p>0.5373</text:p>
          </table:table-cell>
          <table:table-cell table:style-name="ce39" table:formula="of:=SQRT([.I141])" office:value-type="float" office:value="6.11529371724695" calcext:value-type="float">
            <text:p>6.1153</text:p>
          </table:table-cell>
          <table:table-cell table:style-name="ce39" table:formula="of:=0.5*[.J141]/SQRT([.I141])" office:value-type="float" office:value="0.0331982158900123" calcext:value-type="float">
            <text:p>0.0332</text:p>
          </table:table-cell>
          <table:table-cell/>
          <table:table-cell table:style-name="ce33" office:value-type="float" office:value="0.5373" calcext:value-type="float">
            <text:p>0.5373</text:p>
          </table:table-cell>
          <table:table-cell table:style-name="ce33" office:value-type="float" office:value="1194.76854424" calcext:value-type="float">
            <text:p>1194.7685</text:p>
          </table:table-cell>
          <table:table-cell table:number-columns-repeated="2" table:style-name="ce33" office:value-type="float" office:value="12.5739732257" calcext:value-type="float">
            <text:p>12.5740</text:p>
          </table:table-cell>
          <table:table-cell table:number-columns-repeated="1005"/>
        </table:table-row>
        <table:table-row table:style-name="ro1">
          <table:table-cell table:style-name="ce33" office:value-type="float" office:value="0.734" calcext:value-type="float">
            <text:p>0.7340</text:p>
          </table:table-cell>
          <table:table-cell table:style-name="ce33" office:value-type="float" office:value="0.736" calcext:value-type="float">
            <text:p>0.7360</text:p>
          </table:table-cell>
          <table:table-cell table:style-name="ce33" table:formula="of:=[.A142]+([.B142]-[.A142])/2" office:value-type="float" office:value="0.735" calcext:value-type="float">
            <text:p>0.7350</text:p>
          </table:table-cell>
          <table:table-cell table:formula="of:=[.C142]*[.C142]" office:value-type="float" office:value="0.540225" calcext:value-type="float">
            <text:p>0.5402</text:p>
          </table:table-cell>
          <table:table-cell table:style-name="ce58" office:value-type="float" office:value="1208.120097" calcext:value-type="float">
            <text:p>1208.12010</text:p>
          </table:table-cell>
          <table:table-cell table:style-name="ce58" office:value-type="float" office:value="13.6549" calcext:value-type="float">
            <text:p>13.65490</text:p>
          </table:table-cell>
          <table:table-cell/>
          <table:table-cell table:formula="of:=[.D142]" office:value-type="float" office:value="0.540225" calcext:value-type="float">
            <text:p>0.5402</text:p>
          </table:table-cell>
          <table:table-cell office:value-type="float" office:value="37.9813296928" calcext:value-type="float">
            <text:p>37.9813</text:p>
          </table:table-cell>
          <table:table-cell office:value-type="float" office:value="0.442147217736" calcext:value-type="float">
            <text:p>0.4421</text:p>
          </table:table-cell>
          <table:table-cell table:style-name="ce33" office:value-type="float" office:value="0.442147217736" calcext:value-type="float">
            <text:p>0.4421</text:p>
          </table:table-cell>
          <table:table-cell table:style-name="ce39" table:formula="of:=[.D142]" office:value-type="float" office:value="0.540225" calcext:value-type="float">
            <text:p>0.5402</text:p>
          </table:table-cell>
          <table:table-cell table:style-name="ce39" table:formula="of:=SQRT([.I142])" office:value-type="float" office:value="6.16289945502926" calcext:value-type="float">
            <text:p>6.1629</text:p>
          </table:table-cell>
          <table:table-cell table:style-name="ce39" table:formula="of:=0.5*[.J142]/SQRT([.I142])" office:value-type="float" office:value="0.0358716883962129" calcext:value-type="float">
            <text:p>0.0359</text:p>
          </table:table-cell>
          <table:table-cell/>
          <table:table-cell table:style-name="ce33" office:value-type="float" office:value="0.5402" calcext:value-type="float">
            <text:p>0.5402</text:p>
          </table:table-cell>
          <table:table-cell table:style-name="ce33" office:value-type="float" office:value="1208.57743285" calcext:value-type="float">
            <text:p>1208.5774</text:p>
          </table:table-cell>
          <table:table-cell table:number-columns-repeated="2" table:style-name="ce33" office:value-type="float" office:value="13.6661963458" calcext:value-type="float">
            <text:p>13.6662</text:p>
          </table:table-cell>
          <table:table-cell table:number-columns-repeated="1005"/>
        </table:table-row>
        <table:table-row table:style-name="ro1">
          <table:table-cell table:style-name="ce33" office:value-type="float" office:value="0.736" calcext:value-type="float">
            <text:p>0.7360</text:p>
          </table:table-cell>
          <table:table-cell table:style-name="ce33" office:value-type="float" office:value="0.738" calcext:value-type="float">
            <text:p>0.7380</text:p>
          </table:table-cell>
          <table:table-cell table:style-name="ce33" table:formula="of:=[.A143]+([.B143]-[.A143])/2" office:value-type="float" office:value="0.737" calcext:value-type="float">
            <text:p>0.7370</text:p>
          </table:table-cell>
          <table:table-cell table:formula="of:=[.C143]*[.C143]" office:value-type="float" office:value="0.543169" calcext:value-type="float">
            <text:p>0.5432</text:p>
          </table:table-cell>
          <table:table-cell table:style-name="ce58" office:value-type="float" office:value="1235.707227" calcext:value-type="float">
            <text:p>1235.70723</text:p>
          </table:table-cell>
          <table:table-cell table:style-name="ce58" office:value-type="float" office:value="12.3235" calcext:value-type="float">
            <text:p>12.32350</text:p>
          </table:table-cell>
          <table:table-cell/>
          <table:table-cell table:formula="of:=[.D143]" office:value-type="float" office:value="0.543169" calcext:value-type="float">
            <text:p>0.5432</text:p>
          </table:table-cell>
          <table:table-cell office:value-type="float" office:value="39.0210264004" calcext:value-type="float">
            <text:p>39.0210</text:p>
          </table:table-cell>
          <table:table-cell office:value-type="float" office:value="0.403136709604" calcext:value-type="float">
            <text:p>0.4031</text:p>
          </table:table-cell>
          <table:table-cell table:style-name="ce33" office:value-type="float" office:value="0.403136709604" calcext:value-type="float">
            <text:p>0.4031</text:p>
          </table:table-cell>
          <table:table-cell table:style-name="ce39" table:formula="of:=[.D143]" office:value-type="float" office:value="0.543169" calcext:value-type="float">
            <text:p>0.5432</text:p>
          </table:table-cell>
          <table:table-cell table:style-name="ce39" table:formula="of:=SQRT([.I143])" office:value-type="float" office:value="6.24668123089373" calcext:value-type="float">
            <text:p>6.2467</text:p>
          </table:table-cell>
          <table:table-cell table:style-name="ce39" table:formula="of:=0.5*[.J143]/SQRT([.I143])" office:value-type="float" office:value="0.0322680712127776" calcext:value-type="float">
            <text:p>0.0323</text:p>
          </table:table-cell>
          <table:table-cell/>
          <table:table-cell table:style-name="ce33" office:value-type="float" office:value="0.5432" calcext:value-type="float">
            <text:p>0.5432</text:p>
          </table:table-cell>
          <table:table-cell table:style-name="ce33" office:value-type="float" office:value="1236.52802935" calcext:value-type="float">
            <text:p>1236.5280</text:p>
          </table:table-cell>
          <table:table-cell table:number-columns-repeated="2" table:style-name="ce33" office:value-type="float" office:value="12.3396480477" calcext:value-type="float">
            <text:p>12.3396</text:p>
          </table:table-cell>
          <table:table-cell table:number-columns-repeated="1005"/>
        </table:table-row>
        <table:table-row table:style-name="ro1">
          <table:table-cell table:style-name="ce33" office:value-type="float" office:value="0.738" calcext:value-type="float">
            <text:p>0.7380</text:p>
          </table:table-cell>
          <table:table-cell table:style-name="ce33" office:value-type="float" office:value="0.74" calcext:value-type="float">
            <text:p>0.7400</text:p>
          </table:table-cell>
          <table:table-cell table:style-name="ce33" table:formula="of:=[.A144]+([.B144]-[.A144])/2" office:value-type="float" office:value="0.739" calcext:value-type="float">
            <text:p>0.7390</text:p>
          </table:table-cell>
          <table:table-cell table:formula="of:=[.C144]*[.C144]" office:value-type="float" office:value="0.546121" calcext:value-type="float">
            <text:p>0.5461</text:p>
          </table:table-cell>
          <table:table-cell table:style-name="ce58" office:value-type="float" office:value="1266.28763" calcext:value-type="float">
            <text:p>1266.28763</text:p>
          </table:table-cell>
          <table:table-cell table:style-name="ce58" office:value-type="float" office:value="14.2119" calcext:value-type="float">
            <text:p>14.21190</text:p>
          </table:table-cell>
          <table:table-cell/>
          <table:table-cell table:formula="of:=[.D144]" office:value-type="float" office:value="0.546121" calcext:value-type="float">
            <text:p>0.5461</text:p>
          </table:table-cell>
          <table:table-cell office:value-type="float" office:value="40.157254434" calcext:value-type="float">
            <text:p>40.1573</text:p>
          </table:table-cell>
          <table:table-cell office:value-type="float" office:value="0.465887637141" calcext:value-type="float">
            <text:p>0.4659</text:p>
          </table:table-cell>
          <table:table-cell table:style-name="ce33" office:value-type="float" office:value="0.465887637141" calcext:value-type="float">
            <text:p>0.4659</text:p>
          </table:table-cell>
          <table:table-cell table:style-name="ce39" table:formula="of:=[.D144]" office:value-type="float" office:value="0.546121" calcext:value-type="float">
            <text:p>0.5461</text:p>
          </table:table-cell>
          <table:table-cell table:style-name="ce39" table:formula="of:=SQRT([.I144])" office:value-type="float" office:value="6.33697518016285" calcext:value-type="float">
            <text:p>6.3370</text:p>
          </table:table-cell>
          <table:table-cell table:style-name="ce39" table:formula="of:=0.5*[.J144]/SQRT([.I144])" office:value-type="float" office:value="0.0367594651940097" calcext:value-type="float">
            <text:p>0.0368</text:p>
          </table:table-cell>
          <table:table-cell/>
          <table:table-cell table:style-name="ce33" office:value-type="float" office:value="0.5461" calcext:value-type="float">
            <text:p>0.5461</text:p>
          </table:table-cell>
          <table:table-cell table:style-name="ce33" office:value-type="float" office:value="1267.46493611" calcext:value-type="float">
            <text:p>1267.4649</text:p>
          </table:table-cell>
          <table:table-cell table:number-columns-repeated="2" table:style-name="ce33" office:value-type="float" office:value="14.2331918863" calcext:value-type="float">
            <text:p>14.2332</text:p>
          </table:table-cell>
          <table:table-cell table:number-columns-repeated="1005"/>
        </table:table-row>
        <table:table-row table:style-name="ro1">
          <table:table-cell table:style-name="ce33" office:value-type="float" office:value="0.74" calcext:value-type="float">
            <text:p>0.7400</text:p>
          </table:table-cell>
          <table:table-cell table:style-name="ce33" office:value-type="float" office:value="0.742" calcext:value-type="float">
            <text:p>0.7420</text:p>
          </table:table-cell>
          <table:table-cell table:style-name="ce33" table:formula="of:=[.A145]+([.B145]-[.A145])/2" office:value-type="float" office:value="0.741" calcext:value-type="float">
            <text:p>0.7410</text:p>
          </table:table-cell>
          <table:table-cell table:formula="of:=[.C145]*[.C145]" office:value-type="float" office:value="0.549081" calcext:value-type="float">
            <text:p>0.5491</text:p>
          </table:table-cell>
          <table:table-cell table:style-name="ce58" office:value-type="float" office:value="1266.641711" calcext:value-type="float">
            <text:p>1266.64171</text:p>
          </table:table-cell>
          <table:table-cell table:style-name="ce58" office:value-type="float" office:value="12.4516" calcext:value-type="float">
            <text:p>12.45160</text:p>
          </table:table-cell>
          <table:table-cell/>
          <table:table-cell table:formula="of:=[.D145]" office:value-type="float" office:value="0.549081" calcext:value-type="float">
            <text:p>0.5491</text:p>
          </table:table-cell>
          <table:table-cell office:value-type="float" office:value="40.3456322563" calcext:value-type="float">
            <text:p>40.3456</text:p>
          </table:table-cell>
          <table:table-cell office:value-type="float" office:value="0.412677750386" calcext:value-type="float">
            <text:p>0.4127</text:p>
          </table:table-cell>
          <table:table-cell table:style-name="ce33" office:value-type="float" office:value="0.412677750386" calcext:value-type="float">
            <text:p>0.4127</text:p>
          </table:table-cell>
          <table:table-cell table:style-name="ce39" table:formula="of:=[.D145]" office:value-type="float" office:value="0.549081" calcext:value-type="float">
            <text:p>0.5491</text:p>
          </table:table-cell>
          <table:table-cell table:style-name="ce39" table:formula="of:=SQRT([.I145])" office:value-type="float" office:value="6.35182117634777" calcext:value-type="float">
            <text:p>6.3518</text:p>
          </table:table-cell>
          <table:table-cell table:style-name="ce39" table:formula="of:=0.5*[.J145]/SQRT([.I145])" office:value-type="float" office:value="0.0324849943763125" calcext:value-type="float">
            <text:p>0.0325</text:p>
          </table:table-cell>
          <table:table-cell/>
          <table:table-cell table:style-name="ce33" office:value-type="float" office:value="0.5491" calcext:value-type="float">
            <text:p>0.5491</text:p>
          </table:table-cell>
          <table:table-cell table:style-name="ce33" office:value-type="float" office:value="1268.18110736" calcext:value-type="float">
            <text:p>1268.1811</text:p>
          </table:table-cell>
          <table:table-cell table:number-columns-repeated="2" table:style-name="ce33" office:value-type="float" office:value="12.4769542799" calcext:value-type="float">
            <text:p>12.4770</text:p>
          </table:table-cell>
          <table:table-cell table:number-columns-repeated="1005"/>
        </table:table-row>
        <table:table-row table:style-name="ro1">
          <table:table-cell table:style-name="ce33" office:value-type="float" office:value="0.742" calcext:value-type="float">
            <text:p>0.7420</text:p>
          </table:table-cell>
          <table:table-cell table:style-name="ce33" office:value-type="float" office:value="0.744" calcext:value-type="float">
            <text:p>0.7440</text:p>
          </table:table-cell>
          <table:table-cell table:style-name="ce33" table:formula="of:=[.A146]+([.B146]-[.A146])/2" office:value-type="float" office:value="0.743" calcext:value-type="float">
            <text:p>0.7430</text:p>
          </table:table-cell>
          <table:table-cell table:formula="of:=[.C146]*[.C146]" office:value-type="float" office:value="0.552049" calcext:value-type="float">
            <text:p>0.5520</text:p>
          </table:table-cell>
          <table:table-cell table:style-name="ce58" office:value-type="float" office:value="1278.592713" calcext:value-type="float">
            <text:p>1278.59271</text:p>
          </table:table-cell>
          <table:table-cell table:style-name="ce58" office:value-type="float" office:value="14.2056" calcext:value-type="float">
            <text:p>14.20560</text:p>
          </table:table-cell>
          <table:table-cell/>
          <table:table-cell table:formula="of:=[.D146]" office:value-type="float" office:value="0.552049" calcext:value-type="float">
            <text:p>0.5520</text:p>
          </table:table-cell>
          <table:table-cell office:value-type="float" office:value="40.905447318" calcext:value-type="float">
            <text:p>40.9054</text:p>
          </table:table-cell>
          <table:table-cell office:value-type="float" office:value="0.472385140377" calcext:value-type="float">
            <text:p>0.4724</text:p>
          </table:table-cell>
          <table:table-cell table:style-name="ce33" office:value-type="float" office:value="0.472385140377" calcext:value-type="float">
            <text:p>0.4724</text:p>
          </table:table-cell>
          <table:table-cell table:style-name="ce39" table:formula="of:=[.D146]" office:value-type="float" office:value="0.552049" calcext:value-type="float">
            <text:p>0.5520</text:p>
          </table:table-cell>
          <table:table-cell table:style-name="ce39" table:formula="of:=SQRT([.I146])" office:value-type="float" office:value="6.39573665170792" calcext:value-type="float">
            <text:p>6.3957</text:p>
          </table:table-cell>
          <table:table-cell table:style-name="ce39" table:formula="of:=0.5*[.J146]/SQRT([.I146])" office:value-type="float" office:value="0.0369296897372138" calcext:value-type="float">
            <text:p>0.0369</text:p>
          </table:table-cell>
          <table:table-cell/>
          <table:table-cell table:style-name="ce33" office:value-type="float" office:value="0.552" calcext:value-type="float">
            <text:p>0.5520</text:p>
          </table:table-cell>
          <table:table-cell table:style-name="ce33" office:value-type="float" office:value="1280.68991136" calcext:value-type="float">
            <text:p>1280.6899</text:p>
          </table:table-cell>
          <table:table-cell table:number-columns-repeated="2" table:style-name="ce33" office:value-type="float" office:value="14.2399472455" calcext:value-type="float">
            <text:p>14.2399</text:p>
          </table:table-cell>
          <table:table-cell table:number-columns-repeated="1005"/>
        </table:table-row>
        <table:table-row table:style-name="ro1">
          <table:table-cell table:style-name="ce33" office:value-type="float" office:value="0.744" calcext:value-type="float">
            <text:p>0.7440</text:p>
          </table:table-cell>
          <table:table-cell table:style-name="ce33" office:value-type="float" office:value="0.746" calcext:value-type="float">
            <text:p>0.7460</text:p>
          </table:table-cell>
          <table:table-cell table:style-name="ce33" table:formula="of:=[.A147]+([.B147]-[.A147])/2" office:value-type="float" office:value="0.745" calcext:value-type="float">
            <text:p>0.7450</text:p>
          </table:table-cell>
          <table:table-cell table:formula="of:=[.C147]*[.C147]" office:value-type="float" office:value="0.555025" calcext:value-type="float">
            <text:p>0.5550</text:p>
          </table:table-cell>
          <table:table-cell table:style-name="ce58" office:value-type="float" office:value="1280.135131" calcext:value-type="float">
            <text:p>1280.13513</text:p>
          </table:table-cell>
          <table:table-cell table:style-name="ce58" office:value-type="float" office:value="12.5097" calcext:value-type="float">
            <text:p>12.50970</text:p>
          </table:table-cell>
          <table:table-cell/>
          <table:table-cell table:formula="of:=[.D147]" office:value-type="float" office:value="0.555025" calcext:value-type="float">
            <text:p>0.5550</text:p>
          </table:table-cell>
          <table:table-cell office:value-type="float" office:value="41.1473823961" calcext:value-type="float">
            <text:p>41.1474</text:p>
          </table:table-cell>
          <table:table-cell office:value-type="float" office:value="0.420930281012" calcext:value-type="float">
            <text:p>0.4209</text:p>
          </table:table-cell>
          <table:table-cell table:style-name="ce33" office:value-type="float" office:value="0.420930281012" calcext:value-type="float">
            <text:p>0.4209</text:p>
          </table:table-cell>
          <table:table-cell table:style-name="ce39" table:formula="of:=[.D147]" office:value-type="float" office:value="0.555025" calcext:value-type="float">
            <text:p>0.5550</text:p>
          </table:table-cell>
          <table:table-cell table:style-name="ce39" table:formula="of:=SQRT([.I147])" office:value-type="float" office:value="6.41462254509959" calcext:value-type="float">
            <text:p>6.4146</text:p>
          </table:table-cell>
          <table:table-cell table:style-name="ce39" table:formula="of:=0.5*[.J147]/SQRT([.I147])" office:value-type="float" office:value="0.032810214323021" calcext:value-type="float">
            <text:p>0.0328</text:p>
          </table:table-cell>
          <table:table-cell/>
          <table:table-cell table:style-name="ce33" office:value-type="float" office:value="0.555" calcext:value-type="float">
            <text:p>0.5550</text:p>
          </table:table-cell>
          <table:table-cell table:style-name="ce33" office:value-type="float" office:value="1283.00884473" calcext:value-type="float">
            <text:p>1283.0088</text:p>
          </table:table-cell>
          <table:table-cell table:number-columns-repeated="2" table:style-name="ce33" office:value-type="float" office:value="12.5515239032" calcext:value-type="float">
            <text:p>12.5515</text:p>
          </table:table-cell>
          <table:table-cell table:number-columns-repeated="1005"/>
        </table:table-row>
        <table:table-row table:style-name="ro1">
          <table:table-cell table:style-name="ce33" office:value-type="float" office:value="0.746" calcext:value-type="float">
            <text:p>0.7460</text:p>
          </table:table-cell>
          <table:table-cell table:style-name="ce33" office:value-type="float" office:value="0.748" calcext:value-type="float">
            <text:p>0.7480</text:p>
          </table:table-cell>
          <table:table-cell table:style-name="ce33" table:formula="of:=[.A148]+([.B148]-[.A148])/2" office:value-type="float" office:value="0.747" calcext:value-type="float">
            <text:p>0.7470</text:p>
          </table:table-cell>
          <table:table-cell table:formula="of:=[.C148]*[.C148]" office:value-type="float" office:value="0.558009" calcext:value-type="float">
            <text:p>0.5580</text:p>
          </table:table-cell>
          <table:table-cell table:style-name="ce58" office:value-type="float" office:value="1293.244186" calcext:value-type="float">
            <text:p>1293.24419</text:p>
          </table:table-cell>
          <table:table-cell table:style-name="ce58" office:value-type="float" office:value="14.3521" calcext:value-type="float">
            <text:p>14.35210</text:p>
          </table:table-cell>
          <table:table-cell/>
          <table:table-cell table:formula="of:=[.D148]" office:value-type="float" office:value="0.558009" calcext:value-type="float">
            <text:p>0.5580</text:p>
          </table:table-cell>
          <table:table-cell office:value-type="float" office:value="41.7636389518" calcext:value-type="float">
            <text:p>41.7636</text:p>
          </table:table-cell>
          <table:table-cell office:value-type="float" office:value="0.483420484785" calcext:value-type="float">
            <text:p>0.4834</text:p>
          </table:table-cell>
          <table:table-cell table:style-name="ce33" office:value-type="float" office:value="0.483420484785" calcext:value-type="float">
            <text:p>0.4834</text:p>
          </table:table-cell>
          <table:table-cell table:style-name="ce39" table:formula="of:=[.D148]" office:value-type="float" office:value="0.558009" calcext:value-type="float">
            <text:p>0.5580</text:p>
          </table:table-cell>
          <table:table-cell table:style-name="ce39" table:formula="of:=SQRT([.I148])" office:value-type="float" office:value="6.46247931925511" calcext:value-type="float">
            <text:p>6.4625</text:p>
          </table:table-cell>
          <table:table-cell table:style-name="ce39" table:formula="of:=0.5*[.J148]/SQRT([.I148])" office:value-type="float" office:value="0.037402091434524" calcext:value-type="float">
            <text:p>0.0374</text:p>
          </table:table-cell>
          <table:table-cell/>
          <table:table-cell table:style-name="ce33" office:value-type="float" office:value="0.558" calcext:value-type="float">
            <text:p>0.5580</text:p>
          </table:table-cell>
          <table:table-cell table:style-name="ce33" office:value-type="float" office:value="1296.92938362" calcext:value-type="float">
            <text:p>1296.9294</text:p>
          </table:table-cell>
          <table:table-cell table:number-columns-repeated="2" table:style-name="ce33" office:value-type="float" office:value="14.4063086653" calcext:value-type="float">
            <text:p>14.4063</text:p>
          </table:table-cell>
          <table:table-cell table:number-columns-repeated="1005"/>
        </table:table-row>
        <table:table-row table:style-name="ro1">
          <table:table-cell table:style-name="ce33" office:value-type="float" office:value="0.748" calcext:value-type="float">
            <text:p>0.7480</text:p>
          </table:table-cell>
          <table:table-cell table:style-name="ce33" office:value-type="float" office:value="0.75" calcext:value-type="float">
            <text:p>0.7500</text:p>
          </table:table-cell>
          <table:table-cell table:style-name="ce33" table:formula="of:=[.A149]+([.B149]-[.A149])/2" office:value-type="float" office:value="0.749" calcext:value-type="float">
            <text:p>0.7490</text:p>
          </table:table-cell>
          <table:table-cell table:formula="of:=[.C149]*[.C149]" office:value-type="float" office:value="0.561001" calcext:value-type="float">
            <text:p>0.5610</text:p>
          </table:table-cell>
          <table:table-cell table:style-name="ce58" office:value-type="float" office:value="1316.376079" calcext:value-type="float">
            <text:p>1316.37608</text:p>
          </table:table-cell>
          <table:table-cell table:style-name="ce58" office:value-type="float" office:value="14.2986" calcext:value-type="float">
            <text:p>14.29860</text:p>
          </table:table-cell>
          <table:table-cell/>
          <table:table-cell table:formula="of:=[.D149]" office:value-type="float" office:value="0.561001" calcext:value-type="float">
            <text:p>0.5610</text:p>
          </table:table-cell>
          <table:table-cell office:value-type="float" office:value="42.7093659148" calcext:value-type="float">
            <text:p>42.7094</text:p>
          </table:table-cell>
          <table:table-cell office:value-type="float" office:value="0.485145930524" calcext:value-type="float">
            <text:p>0.4851</text:p>
          </table:table-cell>
          <table:table-cell table:style-name="ce33" office:value-type="float" office:value="0.485145930524" calcext:value-type="float">
            <text:p>0.4851</text:p>
          </table:table-cell>
          <table:table-cell table:style-name="ce39" table:formula="of:=[.D149]" office:value-type="float" office:value="0.561001" calcext:value-type="float">
            <text:p>0.5610</text:p>
          </table:table-cell>
          <table:table-cell table:style-name="ce39" table:formula="of:=SQRT([.I149])" office:value-type="float" office:value="6.5352403104094" calcext:value-type="float">
            <text:p>6.5352</text:p>
          </table:table-cell>
          <table:table-cell table:style-name="ce39" table:formula="of:=0.5*[.J149]/SQRT([.I149])" office:value-type="float" office:value="0.0371176810247707" calcext:value-type="float">
            <text:p>0.0371</text:p>
          </table:table-cell>
          <table:table-cell/>
          <table:table-cell table:style-name="ce33" office:value-type="float" office:value="0.561" calcext:value-type="float">
            <text:p>0.5610</text:p>
          </table:table-cell>
          <table:table-cell table:style-name="ce33" office:value-type="float" office:value="1320.92337476" calcext:value-type="float">
            <text:p>1320.9234</text:p>
          </table:table-cell>
          <table:table-cell table:number-columns-repeated="2" table:style-name="ce33" office:value-type="float" office:value="14.3630133296" calcext:value-type="float">
            <text:p>14.3630</text:p>
          </table:table-cell>
          <table:table-cell table:number-columns-repeated="1005"/>
        </table:table-row>
        <table:table-row table:style-name="ro1">
          <table:table-cell table:style-name="ce33" office:value-type="float" office:value="0.75" calcext:value-type="float">
            <text:p>0.7500</text:p>
          </table:table-cell>
          <table:table-cell table:style-name="ce33" office:value-type="float" office:value="0.752" calcext:value-type="float">
            <text:p>0.7520</text:p>
          </table:table-cell>
          <table:table-cell table:style-name="ce33" table:formula="of:=[.A150]+([.B150]-[.A150])/2" office:value-type="float" office:value="0.751" calcext:value-type="float">
            <text:p>0.7510</text:p>
          </table:table-cell>
          <table:table-cell table:formula="of:=[.C150]*[.C150]" office:value-type="float" office:value="0.564001" calcext:value-type="float">
            <text:p>0.5640</text:p>
          </table:table-cell>
          <table:table-cell table:style-name="ce58" office:value-type="float" office:value="1317.562875" calcext:value-type="float">
            <text:p>1317.56288</text:p>
          </table:table-cell>
          <table:table-cell table:style-name="ce58" office:value-type="float" office:value="13.0731" calcext:value-type="float">
            <text:p>13.07310</text:p>
          </table:table-cell>
          <table:table-cell/>
          <table:table-cell table:formula="of:=[.D150]" office:value-type="float" office:value="0.564001" calcext:value-type="float">
            <text:p>0.5640</text:p>
          </table:table-cell>
          <table:table-cell office:value-type="float" office:value="42.9462422256" calcext:value-type="float">
            <text:p>42.9462</text:p>
          </table:table-cell>
          <table:table-cell office:value-type="float" office:value="0.450026218229" calcext:value-type="float">
            <text:p>0.4500</text:p>
          </table:table-cell>
          <table:table-cell table:style-name="ce33" office:value-type="float" office:value="0.450026218229" calcext:value-type="float">
            <text:p>0.4500</text:p>
          </table:table-cell>
          <table:table-cell table:style-name="ce39" table:formula="of:=[.D150]" office:value-type="float" office:value="0.564001" calcext:value-type="float">
            <text:p>0.5640</text:p>
          </table:table-cell>
          <table:table-cell table:style-name="ce39" table:formula="of:=SQRT([.I150])" office:value-type="float" office:value="6.55333825051019" calcext:value-type="float">
            <text:p>6.5533</text:p>
          </table:table-cell>
          <table:table-cell table:style-name="ce39" table:formula="of:=0.5*[.J150]/SQRT([.I150])" office:value-type="float" office:value="0.0343356470417168" calcext:value-type="float">
            <text:p>0.0343</text:p>
          </table:table-cell>
          <table:table-cell/>
          <table:table-cell table:style-name="ce33" office:value-type="float" office:value="0.564" calcext:value-type="float">
            <text:p>0.5640</text:p>
          </table:table-cell>
          <table:table-cell table:style-name="ce33" office:value-type="float" office:value="1322.88502569" calcext:value-type="float">
            <text:p>1322.8850</text:p>
          </table:table-cell>
          <table:table-cell table:number-columns-repeated="2" table:style-name="ce33" office:value-type="float" office:value="13.1465467359" calcext:value-type="float">
            <text:p>13.1465</text:p>
          </table:table-cell>
          <table:table-cell table:number-columns-repeated="1005"/>
        </table:table-row>
        <table:table-row table:style-name="ro1">
          <table:table-cell table:style-name="ce33" office:value-type="float" office:value="0.752" calcext:value-type="float">
            <text:p>0.7520</text:p>
          </table:table-cell>
          <table:table-cell table:style-name="ce33" office:value-type="float" office:value="0.754" calcext:value-type="float">
            <text:p>0.7540</text:p>
          </table:table-cell>
          <table:table-cell table:style-name="ce33" table:formula="of:=[.A151]+([.B151]-[.A151])/2" office:value-type="float" office:value="0.753" calcext:value-type="float">
            <text:p>0.7530</text:p>
          </table:table-cell>
          <table:table-cell table:formula="of:=[.C151]*[.C151]" office:value-type="float" office:value="0.567009" calcext:value-type="float">
            <text:p>0.5670</text:p>
          </table:table-cell>
          <table:table-cell table:style-name="ce58" office:value-type="float" office:value="1322.690028" calcext:value-type="float">
            <text:p>1322.69003</text:p>
          </table:table-cell>
          <table:table-cell table:style-name="ce58" office:value-type="float" office:value="13.6937" calcext:value-type="float">
            <text:p>13.69370</text:p>
          </table:table-cell>
          <table:table-cell/>
          <table:table-cell table:formula="of:=[.D151]" office:value-type="float" office:value="0.567009" calcext:value-type="float">
            <text:p>0.5670</text:p>
          </table:table-cell>
          <table:table-cell office:value-type="float" office:value="43.314552236" calcext:value-type="float">
            <text:p>43.3146</text:p>
          </table:table-cell>
          <table:table-cell office:value-type="float" office:value="0.47339612848" calcext:value-type="float">
            <text:p>0.4734</text:p>
          </table:table-cell>
          <table:table-cell table:style-name="ce33" office:value-type="float" office:value="0.47339612848" calcext:value-type="float">
            <text:p>0.4734</text:p>
          </table:table-cell>
          <table:table-cell table:style-name="ce39" table:formula="of:=[.D151]" office:value-type="float" office:value="0.567009" calcext:value-type="float">
            <text:p>0.5670</text:p>
          </table:table-cell>
          <table:table-cell table:style-name="ce39" table:formula="of:=SQRT([.I151])" office:value-type="float" office:value="6.58137920469562" calcext:value-type="float">
            <text:p>6.5814</text:p>
          </table:table-cell>
          <table:table-cell table:style-name="ce39" table:formula="of:=0.5*[.J151]/SQRT([.I151])" office:value-type="float" office:value="0.0359648117633342" calcext:value-type="float">
            <text:p>0.0360</text:p>
          </table:table-cell>
          <table:table-cell/>
          <table:table-cell table:style-name="ce33" office:value-type="float" office:value="0.567" calcext:value-type="float">
            <text:p>0.5670</text:p>
          </table:table-cell>
          <table:table-cell table:style-name="ce33" office:value-type="float" office:value="1328.85958962" calcext:value-type="float">
            <text:p>1328.8596</text:p>
          </table:table-cell>
          <table:table-cell table:number-columns-repeated="2" table:style-name="ce33" office:value-type="float" office:value="13.7788747622" calcext:value-type="float">
            <text:p>13.7789</text:p>
          </table:table-cell>
          <table:table-cell table:number-columns-repeated="1005"/>
        </table:table-row>
        <table:table-row table:style-name="ro1">
          <table:table-cell table:style-name="ce33" office:value-type="float" office:value="0.754" calcext:value-type="float">
            <text:p>0.7540</text:p>
          </table:table-cell>
          <table:table-cell table:style-name="ce33" office:value-type="float" office:value="0.756" calcext:value-type="float">
            <text:p>0.7560</text:p>
          </table:table-cell>
          <table:table-cell table:style-name="ce33" table:formula="of:=[.A152]+([.B152]-[.A152])/2" office:value-type="float" office:value="0.755" calcext:value-type="float">
            <text:p>0.7550</text:p>
          </table:table-cell>
          <table:table-cell table:formula="of:=[.C152]*[.C152]" office:value-type="float" office:value="0.570025" calcext:value-type="float">
            <text:p>0.5700</text:p>
          </table:table-cell>
          <table:table-cell table:style-name="ce58" office:value-type="float" office:value="1337.744706" calcext:value-type="float">
            <text:p>1337.74471</text:p>
          </table:table-cell>
          <table:table-cell table:style-name="ce58" office:value-type="float" office:value="13.7788" calcext:value-type="float">
            <text:p>13.77880</text:p>
          </table:table-cell>
          <table:table-cell/>
          <table:table-cell table:formula="of:=[.D152]" office:value-type="float" office:value="0.570025" calcext:value-type="float">
            <text:p>0.5700</text:p>
          </table:table-cell>
          <table:table-cell office:value-type="float" office:value="44.0104993675" calcext:value-type="float">
            <text:p>44.0105</text:p>
          </table:table-cell>
          <table:table-cell office:value-type="float" office:value="0.479541231934" calcext:value-type="float">
            <text:p>0.4795</text:p>
          </table:table-cell>
          <table:table-cell table:style-name="ce33" office:value-type="float" office:value="0.479541231934" calcext:value-type="float">
            <text:p>0.4795</text:p>
          </table:table-cell>
          <table:table-cell table:style-name="ce39" table:formula="of:=[.D152]" office:value-type="float" office:value="0.570025" calcext:value-type="float">
            <text:p>0.5700</text:p>
          </table:table-cell>
          <table:table-cell table:style-name="ce39" table:formula="of:=SQRT([.I152])" office:value-type="float" office:value="6.63404095310694" calcext:value-type="float">
            <text:p>6.6340</text:p>
          </table:table-cell>
          <table:table-cell table:style-name="ce39" table:formula="of:=0.5*[.J152]/SQRT([.I152])" office:value-type="float" office:value="0.0361424684685897" calcext:value-type="float">
            <text:p>0.0361</text:p>
          </table:table-cell>
          <table:table-cell/>
          <table:table-cell table:style-name="ce33" office:value-type="float" office:value="0.57" calcext:value-type="float">
            <text:p>0.5700</text:p>
          </table:table-cell>
          <table:table-cell table:style-name="ce33" office:value-type="float" office:value="1344.79405436" calcext:value-type="float">
            <text:p>1344.7941</text:p>
          </table:table-cell>
          <table:table-cell table:number-columns-repeated="2" table:style-name="ce33" office:value-type="float" office:value="13.8745812089" calcext:value-type="float">
            <text:p>13.8746</text:p>
          </table:table-cell>
          <table:table-cell table:number-columns-repeated="1005"/>
        </table:table-row>
        <table:table-row table:style-name="ro1">
          <table:table-cell table:style-name="ce33" office:value-type="float" office:value="0.756" calcext:value-type="float">
            <text:p>0.7560</text:p>
          </table:table-cell>
          <table:table-cell table:style-name="ce33" office:value-type="float" office:value="0.758" calcext:value-type="float">
            <text:p>0.7580</text:p>
          </table:table-cell>
          <table:table-cell table:style-name="ce33" table:formula="of:=[.A153]+([.B153]-[.A153])/2" office:value-type="float" office:value="0.757" calcext:value-type="float">
            <text:p>0.7570</text:p>
          </table:table-cell>
          <table:table-cell table:formula="of:=[.C153]*[.C153]" office:value-type="float" office:value="0.573049" calcext:value-type="float">
            <text:p>0.5730</text:p>
          </table:table-cell>
          <table:table-cell table:style-name="ce58" office:value-type="float" office:value="1310.379524" calcext:value-type="float">
            <text:p>1310.37952</text:p>
          </table:table-cell>
          <table:table-cell table:style-name="ce58" office:value-type="float" office:value="14.4103" calcext:value-type="float">
            <text:p>14.41030</text:p>
          </table:table-cell>
          <table:table-cell/>
          <table:table-cell table:formula="of:=[.D153]" office:value-type="float" office:value="0.573049" calcext:value-type="float">
            <text:p>0.5730</text:p>
          </table:table-cell>
          <table:table-cell office:value-type="float" office:value="43.3024505394" calcext:value-type="float">
            <text:p>43.3025</text:p>
          </table:table-cell>
          <table:table-cell office:value-type="float" office:value="0.502863513151" calcext:value-type="float">
            <text:p>0.5029</text:p>
          </table:table-cell>
          <table:table-cell table:style-name="ce33" office:value-type="float" office:value="0.502863513151" calcext:value-type="float">
            <text:p>0.5029</text:p>
          </table:table-cell>
          <table:table-cell table:style-name="ce39" table:formula="of:=[.D153]" office:value-type="float" office:value="0.573049" calcext:value-type="float">
            <text:p>0.5730</text:p>
          </table:table-cell>
          <table:table-cell table:style-name="ce39" table:formula="of:=SQRT([.I153])" office:value-type="float" office:value="6.58045975136996" calcext:value-type="float">
            <text:p>6.5805</text:p>
          </table:table-cell>
          <table:table-cell table:style-name="ce39" table:formula="of:=0.5*[.J153]/SQRT([.I153])" office:value-type="float" office:value="0.0382088434661659" calcext:value-type="float">
            <text:p>0.0382</text:p>
          </table:table-cell>
          <table:table-cell/>
          <table:table-cell table:style-name="ce33" office:value-type="float" office:value="0.573" calcext:value-type="float">
            <text:p>0.5730</text:p>
          </table:table-cell>
          <table:table-cell table:style-name="ce33" office:value-type="float" office:value="1317.86838514" calcext:value-type="float">
            <text:p>1317.8684</text:p>
          </table:table-cell>
          <table:table-cell table:number-columns-repeated="2" table:style-name="ce33" office:value-type="float" office:value="14.5153577477" calcext:value-type="float">
            <text:p>14.5154</text:p>
          </table:table-cell>
          <table:table-cell table:number-columns-repeated="1005"/>
        </table:table-row>
        <table:table-row table:style-name="ro1">
          <table:table-cell table:style-name="ce33" office:value-type="float" office:value="0.758" calcext:value-type="float">
            <text:p>0.7580</text:p>
          </table:table-cell>
          <table:table-cell table:style-name="ce33" office:value-type="float" office:value="0.76" calcext:value-type="float">
            <text:p>0.7600</text:p>
          </table:table-cell>
          <table:table-cell table:style-name="ce33" table:formula="of:=[.A154]+([.B154]-[.A154])/2" office:value-type="float" office:value="0.759" calcext:value-type="float">
            <text:p>0.7590</text:p>
          </table:table-cell>
          <table:table-cell table:formula="of:=[.C154]*[.C154]" office:value-type="float" office:value="0.576081" calcext:value-type="float">
            <text:p>0.5761</text:p>
          </table:table-cell>
          <table:table-cell table:style-name="ce58" office:value-type="float" office:value="1313.847674" calcext:value-type="float">
            <text:p>1313.84767</text:p>
          </table:table-cell>
          <table:table-cell table:style-name="ce58" office:value-type="float" office:value="13.2756" calcext:value-type="float">
            <text:p>13.27560</text:p>
          </table:table-cell>
          <table:table-cell/>
          <table:table-cell table:formula="of:=[.D154]" office:value-type="float" office:value="0.576081" calcext:value-type="float">
            <text:p>0.5761</text:p>
          </table:table-cell>
          <table:table-cell office:value-type="float" office:value="43.6106781554" calcext:value-type="float">
            <text:p>43.6107</text:p>
          </table:table-cell>
          <table:table-cell office:value-type="float" office:value="0.470106861522" calcext:value-type="float">
            <text:p>0.4701</text:p>
          </table:table-cell>
          <table:table-cell table:style-name="ce33" office:value-type="float" office:value="0.470106861522" calcext:value-type="float">
            <text:p>0.4701</text:p>
          </table:table-cell>
          <table:table-cell table:style-name="ce39" table:formula="of:=[.D154]" office:value-type="float" office:value="0.576081" calcext:value-type="float">
            <text:p>0.5761</text:p>
          </table:table-cell>
          <table:table-cell table:style-name="ce39" table:formula="of:=SQRT([.I154])" office:value-type="float" office:value="6.60383813818903" calcext:value-type="float">
            <text:p>6.6038</text:p>
          </table:table-cell>
          <table:table-cell table:style-name="ce39" table:formula="of:=0.5*[.J154]/SQRT([.I154])" office:value-type="float" office:value="0.0355934572959504" calcext:value-type="float">
            <text:p>0.0356</text:p>
          </table:table-cell>
          <table:table-cell/>
          <table:table-cell table:style-name="ce33" office:value-type="float" office:value="0.5761" calcext:value-type="float">
            <text:p>0.5761</text:p>
          </table:table-cell>
          <table:table-cell table:style-name="ce33" office:value-type="float" office:value="1321.78441224" calcext:value-type="float">
            <text:p>1321.7844</text:p>
          </table:table-cell>
          <table:table-cell table:number-columns-repeated="2" table:style-name="ce33" office:value-type="float" office:value="13.3855863475" calcext:value-type="float">
            <text:p>13.3856</text:p>
          </table:table-cell>
          <table:table-cell table:number-columns-repeated="1005"/>
        </table:table-row>
        <table:table-row table:style-name="ro1">
          <table:table-cell table:style-name="ce33" office:value-type="float" office:value="0.76" calcext:value-type="float">
            <text:p>0.7600</text:p>
          </table:table-cell>
          <table:table-cell table:style-name="ce33" office:value-type="float" office:value="0.762" calcext:value-type="float">
            <text:p>0.7620</text:p>
          </table:table-cell>
          <table:table-cell table:style-name="ce33" table:formula="of:=[.A155]+([.B155]-[.A155])/2" office:value-type="float" office:value="0.761" calcext:value-type="float">
            <text:p>0.7610</text:p>
          </table:table-cell>
          <table:table-cell table:formula="of:=[.C155]*[.C155]" office:value-type="float" office:value="0.579121" calcext:value-type="float">
            <text:p>0.5791</text:p>
          </table:table-cell>
          <table:table-cell table:style-name="ce58" office:value-type="float" office:value="1320.908545" calcext:value-type="float">
            <text:p>1320.90855</text:p>
          </table:table-cell>
          <table:table-cell table:style-name="ce58" office:value-type="float" office:value="13.8624" calcext:value-type="float">
            <text:p>13.86240</text:p>
          </table:table-cell>
          <table:table-cell/>
          <table:table-cell table:formula="of:=[.D155]" office:value-type="float" office:value="0.579121" calcext:value-type="float">
            <text:p>0.5791</text:p>
          </table:table-cell>
          <table:table-cell office:value-type="float" office:value="44.0306071855" calcext:value-type="float">
            <text:p>44.0306</text:p>
          </table:table-cell>
          <table:table-cell office:value-type="float" office:value="0.493560670534" calcext:value-type="float">
            <text:p>0.4936</text:p>
          </table:table-cell>
          <table:table-cell table:style-name="ce33" office:value-type="float" office:value="0.493560670534" calcext:value-type="float">
            <text:p>0.4936</text:p>
          </table:table-cell>
          <table:table-cell table:style-name="ce39" table:formula="of:=[.D155]" office:value-type="float" office:value="0.579121" calcext:value-type="float">
            <text:p>0.5791</text:p>
          </table:table-cell>
          <table:table-cell table:style-name="ce39" table:formula="of:=SQRT([.I155])" office:value-type="float" office:value="6.63555628304817" calcext:value-type="float">
            <text:p>6.6356</text:p>
          </table:table-cell>
          <table:table-cell table:style-name="ce39" table:formula="of:=0.5*[.J155]/SQRT([.I155])" office:value-type="float" office:value="0.0371906023760885" calcext:value-type="float">
            <text:p>0.0372</text:p>
          </table:table-cell>
          <table:table-cell/>
          <table:table-cell table:style-name="ce33" office:value-type="float" office:value="0.5791" calcext:value-type="float">
            <text:p>0.5791</text:p>
          </table:table-cell>
          <table:table-cell table:style-name="ce33" office:value-type="float" office:value="1329.21243676" calcext:value-type="float">
            <text:p>1329.2124</text:p>
          </table:table-cell>
          <table:table-cell table:number-columns-repeated="2" table:style-name="ce33" office:value-type="float" office:value="13.9818740937" calcext:value-type="float">
            <text:p>13.9819</text:p>
          </table:table-cell>
          <table:table-cell table:number-columns-repeated="1005"/>
        </table:table-row>
        <table:table-row table:style-name="ro1">
          <table:table-cell table:style-name="ce33" office:value-type="float" office:value="0.762" calcext:value-type="float">
            <text:p>0.7620</text:p>
          </table:table-cell>
          <table:table-cell table:style-name="ce33" office:value-type="float" office:value="0.764" calcext:value-type="float">
            <text:p>0.7640</text:p>
          </table:table-cell>
          <table:table-cell table:style-name="ce33" table:formula="of:=[.A156]+([.B156]-[.A156])/2" office:value-type="float" office:value="0.763" calcext:value-type="float">
            <text:p>0.7630</text:p>
          </table:table-cell>
          <table:table-cell table:formula="of:=[.C156]*[.C156]" office:value-type="float" office:value="0.582169" calcext:value-type="float">
            <text:p>0.5822</text:p>
          </table:table-cell>
          <table:table-cell table:style-name="ce58" office:value-type="float" office:value="1327.309778" calcext:value-type="float">
            <text:p>1327.30978</text:p>
          </table:table-cell>
          <table:table-cell table:style-name="ce58" office:value-type="float" office:value="13.3224" calcext:value-type="float">
            <text:p>13.32240</text:p>
          </table:table-cell>
          <table:table-cell/>
          <table:table-cell table:formula="of:=[.D156]" office:value-type="float" office:value="0.582169" calcext:value-type="float">
            <text:p>0.5822</text:p>
          </table:table-cell>
          <table:table-cell office:value-type="float" office:value="44.4329734194" calcext:value-type="float">
            <text:p>44.4330</text:p>
          </table:table-cell>
          <table:table-cell office:value-type="float" office:value="0.480389457064" calcext:value-type="float">
            <text:p>0.4804</text:p>
          </table:table-cell>
          <table:table-cell table:style-name="ce33" office:value-type="float" office:value="0.480389457064" calcext:value-type="float">
            <text:p>0.4804</text:p>
          </table:table-cell>
          <table:table-cell table:style-name="ce39" table:formula="of:=[.D156]" office:value-type="float" office:value="0.582169" calcext:value-type="float">
            <text:p>0.5822</text:p>
          </table:table-cell>
          <table:table-cell table:style-name="ce39" table:formula="of:=SQRT([.I156])" office:value-type="float" office:value="6.66580628426899" calcext:value-type="float">
            <text:p>6.6658</text:p>
          </table:table-cell>
          <table:table-cell table:style-name="ce39" table:formula="of:=0.5*[.J156]/SQRT([.I156])" office:value-type="float" office:value="0.0360338597145928" calcext:value-type="float">
            <text:p>0.0360</text:p>
          </table:table-cell>
          <table:table-cell/>
          <table:table-cell table:style-name="ce33" office:value-type="float" office:value="0.5822" calcext:value-type="float">
            <text:p>0.5822</text:p>
          </table:table-cell>
          <table:table-cell table:style-name="ce33" office:value-type="float" office:value="1335.87407402" calcext:value-type="float">
            <text:p>1335.8741</text:p>
          </table:table-cell>
          <table:table-cell table:number-columns-repeated="2" table:style-name="ce33" office:value-type="float" office:value="13.4482103839" calcext:value-type="float">
            <text:p>13.4482</text:p>
          </table:table-cell>
          <table:table-cell table:number-columns-repeated="1005"/>
        </table:table-row>
        <table:table-row table:style-name="ro1">
          <table:table-cell table:style-name="ce33" office:value-type="float" office:value="0.764" calcext:value-type="float">
            <text:p>0.7640</text:p>
          </table:table-cell>
          <table:table-cell table:style-name="ce33" office:value-type="float" office:value="0.766" calcext:value-type="float">
            <text:p>0.7660</text:p>
          </table:table-cell>
          <table:table-cell table:style-name="ce33" table:formula="of:=[.A157]+([.B157]-[.A157])/2" office:value-type="float" office:value="0.765" calcext:value-type="float">
            <text:p>0.7650</text:p>
          </table:table-cell>
          <table:table-cell table:formula="of:=[.C157]*[.C157]" office:value-type="float" office:value="0.585225" calcext:value-type="float">
            <text:p>0.5852</text:p>
          </table:table-cell>
          <table:table-cell table:style-name="ce58" office:value-type="float" office:value="1318.280276" calcext:value-type="float">
            <text:p>1318.28028</text:p>
          </table:table-cell>
          <table:table-cell table:style-name="ce58" office:value-type="float" office:value="13.7332" calcext:value-type="float">
            <text:p>13.73320</text:p>
          </table:table-cell>
          <table:table-cell/>
          <table:table-cell table:formula="of:=[.D157]" office:value-type="float" office:value="0.585225" calcext:value-type="float">
            <text:p>0.5852</text:p>
          </table:table-cell>
          <table:table-cell office:value-type="float" office:value="44.3083408976" calcext:value-type="float">
            <text:p>44.3083</text:p>
          </table:table-cell>
          <table:table-cell office:value-type="float" office:value="0.498533762416" calcext:value-type="float">
            <text:p>0.4985</text:p>
          </table:table-cell>
          <table:table-cell table:style-name="ce33" office:value-type="float" office:value="0.498533762416" calcext:value-type="float">
            <text:p>0.4985</text:p>
          </table:table-cell>
          <table:table-cell table:style-name="ce39" table:formula="of:=[.D157]" office:value-type="float" office:value="0.585225" calcext:value-type="float">
            <text:p>0.5852</text:p>
          </table:table-cell>
          <table:table-cell table:style-name="ce39" table:formula="of:=SQRT([.I157])" office:value-type="float" office:value="6.65645107377798" calcext:value-type="float">
            <text:p>6.6565</text:p>
          </table:table-cell>
          <table:table-cell table:style-name="ce39" table:formula="of:=0.5*[.J157]/SQRT([.I157])" office:value-type="float" office:value="0.037447414312102" calcext:value-type="float">
            <text:p>0.0374</text:p>
          </table:table-cell>
          <table:table-cell/>
          <table:table-cell table:style-name="ce33" office:value-type="float" office:value="0.5852" calcext:value-type="float">
            <text:p>0.5852</text:p>
          </table:table-cell>
          <table:table-cell table:style-name="ce33" office:value-type="float" office:value="1326.87292096" calcext:value-type="float">
            <text:p>1326.8729</text:p>
          </table:table-cell>
          <table:table-cell table:number-columns-repeated="2" table:style-name="ce33" office:value-type="float" office:value="13.8669345981" calcext:value-type="float">
            <text:p>13.8669</text:p>
          </table:table-cell>
          <table:table-cell table:number-columns-repeated="1005"/>
        </table:table-row>
        <table:table-row table:style-name="ro1">
          <table:table-cell table:style-name="ce33" office:value-type="float" office:value="0.766" calcext:value-type="float">
            <text:p>0.7660</text:p>
          </table:table-cell>
          <table:table-cell table:style-name="ce33" office:value-type="float" office:value="0.768" calcext:value-type="float">
            <text:p>0.7680</text:p>
          </table:table-cell>
          <table:table-cell table:style-name="ce33" table:formula="of:=[.A158]+([.B158]-[.A158])/2" office:value-type="float" office:value="0.767" calcext:value-type="float">
            <text:p>0.7670</text:p>
          </table:table-cell>
          <table:table-cell table:formula="of:=[.C158]*[.C158]" office:value-type="float" office:value="0.588289" calcext:value-type="float">
            <text:p>0.5883</text:p>
          </table:table-cell>
          <table:table-cell table:style-name="ce58" office:value-type="float" office:value="1312.434575" calcext:value-type="float">
            <text:p>1312.43458</text:p>
          </table:table-cell>
          <table:table-cell table:style-name="ce58" office:value-type="float" office:value="12.9789" calcext:value-type="float">
            <text:p>12.97890</text:p>
          </table:table-cell>
          <table:table-cell/>
          <table:table-cell table:formula="of:=[.D158]" office:value-type="float" office:value="0.588289" calcext:value-type="float">
            <text:p>0.5883</text:p>
          </table:table-cell>
          <table:table-cell office:value-type="float" office:value="44.2770614869" calcext:value-type="float">
            <text:p>44.2771</text:p>
          </table:table-cell>
          <table:table-cell office:value-type="float" office:value="0.479191606908" calcext:value-type="float">
            <text:p>0.4792</text:p>
          </table:table-cell>
          <table:table-cell table:style-name="ce33" office:value-type="float" office:value="0.479191606908" calcext:value-type="float">
            <text:p>0.4792</text:p>
          </table:table-cell>
          <table:table-cell table:style-name="ce39" table:formula="of:=[.D158]" office:value-type="float" office:value="0.588289" calcext:value-type="float">
            <text:p>0.5883</text:p>
          </table:table-cell>
          <table:table-cell table:style-name="ce39" table:formula="of:=SQRT([.I158])" office:value-type="float" office:value="6.65410110284627" calcext:value-type="float">
            <text:p>6.6541</text:p>
          </table:table-cell>
          <table:table-cell table:style-name="ce39" table:formula="of:=0.5*[.J158]/SQRT([.I158])" office:value-type="float" office:value="0.0360072382055502" calcext:value-type="float">
            <text:p>0.0360</text:p>
          </table:table-cell>
          <table:table-cell/>
          <table:table-cell table:style-name="ce33" office:value-type="float" office:value="0.5883" calcext:value-type="float">
            <text:p>0.5883</text:p>
          </table:table-cell>
          <table:table-cell table:style-name="ce33" office:value-type="float" office:value="1320.55094942" calcext:value-type="float">
            <text:p>1320.5509</text:p>
          </table:table-cell>
          <table:table-cell table:number-columns-repeated="2" table:style-name="ce33" office:value-type="float" office:value="13.117204399" calcext:value-type="float">
            <text:p>13.1172</text:p>
          </table:table-cell>
          <table:table-cell table:number-columns-repeated="1005"/>
        </table:table-row>
        <table:table-row table:style-name="ro1">
          <table:table-cell table:style-name="ce33" office:value-type="float" office:value="0.768" calcext:value-type="float">
            <text:p>0.7680</text:p>
          </table:table-cell>
          <table:table-cell table:style-name="ce33" office:value-type="float" office:value="0.77" calcext:value-type="float">
            <text:p>0.7700</text:p>
          </table:table-cell>
          <table:table-cell table:style-name="ce33" table:formula="of:=[.A159]+([.B159]-[.A159])/2" office:value-type="float" office:value="0.769" calcext:value-type="float">
            <text:p>0.7690</text:p>
          </table:table-cell>
          <table:table-cell table:formula="of:=[.C159]*[.C159]" office:value-type="float" office:value="0.591361" calcext:value-type="float">
            <text:p>0.5914</text:p>
          </table:table-cell>
          <table:table-cell table:style-name="ce58" office:value-type="float" office:value="1320.666488" calcext:value-type="float">
            <text:p>1320.66649</text:p>
          </table:table-cell>
          <table:table-cell table:style-name="ce58" office:value-type="float" office:value="14.5973" calcext:value-type="float">
            <text:p>14.59730</text:p>
          </table:table-cell>
          <table:table-cell/>
          <table:table-cell table:formula="of:=[.D159]" office:value-type="float" office:value="0.591361" calcext:value-type="float">
            <text:p>0.5914</text:p>
          </table:table-cell>
          <table:table-cell office:value-type="float" office:value="44.7138943315" calcext:value-type="float">
            <text:p>44.7139</text:p>
          </table:table-cell>
          <table:table-cell office:value-type="float" office:value="0.541296973936" calcext:value-type="float">
            <text:p>0.5413</text:p>
          </table:table-cell>
          <table:table-cell table:style-name="ce33" office:value-type="float" office:value="0.541296973936" calcext:value-type="float">
            <text:p>0.5413</text:p>
          </table:table-cell>
          <table:table-cell table:style-name="ce39" table:formula="of:=[.D159]" office:value-type="float" office:value="0.591361" calcext:value-type="float">
            <text:p>0.5914</text:p>
          </table:table-cell>
          <table:table-cell table:style-name="ce39" table:formula="of:=SQRT([.I159])" office:value-type="float" office:value="6.68684487120047" calcext:value-type="float">
            <text:p>6.6868</text:p>
          </table:table-cell>
          <table:table-cell table:style-name="ce39" table:formula="of:=0.5*[.J159]/SQRT([.I159])" office:value-type="float" office:value="0.040474766826677" calcext:value-type="float">
            <text:p>0.0405</text:p>
          </table:table-cell>
          <table:table-cell/>
          <table:table-cell table:style-name="ce33" office:value-type="float" office:value="0.5914" calcext:value-type="float">
            <text:p>0.5914</text:p>
          </table:table-cell>
          <table:table-cell table:style-name="ce33" office:value-type="float" office:value="1328.18175535" calcext:value-type="float">
            <text:p>1328.1818</text:p>
          </table:table-cell>
          <table:table-cell table:number-columns-repeated="2" table:style-name="ce33" office:value-type="float" office:value="14.7468116172" calcext:value-type="float">
            <text:p>14.7468</text:p>
          </table:table-cell>
          <table:table-cell table:number-columns-repeated="1005"/>
        </table:table-row>
        <table:table-row table:style-name="ro1">
          <table:table-cell table:style-name="ce33" office:value-type="float" office:value="0.77" calcext:value-type="float">
            <text:p>0.7700</text:p>
          </table:table-cell>
          <table:table-cell table:style-name="ce33" office:value-type="float" office:value="0.772" calcext:value-type="float">
            <text:p>0.7720</text:p>
          </table:table-cell>
          <table:table-cell table:style-name="ce33" table:formula="of:=[.A160]+([.B160]-[.A160])/2" office:value-type="float" office:value="0.771" calcext:value-type="float">
            <text:p>0.7710</text:p>
          </table:table-cell>
          <table:table-cell table:formula="of:=[.C160]*[.C160]" office:value-type="float" office:value="0.594441" calcext:value-type="float">
            <text:p>0.5944</text:p>
          </table:table-cell>
          <table:table-cell table:style-name="ce58" office:value-type="float" office:value="1312.792895" calcext:value-type="float">
            <text:p>1312.79290</text:p>
          </table:table-cell>
          <table:table-cell table:style-name="ce58" office:value-type="float" office:value="14.4817" calcext:value-type="float">
            <text:p>14.48170</text:p>
          </table:table-cell>
          <table:table-cell/>
          <table:table-cell table:formula="of:=[.D160]" office:value-type="float" office:value="0.594441" calcext:value-type="float">
            <text:p>0.5944</text:p>
          </table:table-cell>
          <table:table-cell office:value-type="float" office:value="44.5854254667" calcext:value-type="float">
            <text:p>44.5854</text:p>
          </table:table-cell>
          <table:table-cell office:value-type="float" office:value="0.544106584682" calcext:value-type="float">
            <text:p>0.5441</text:p>
          </table:table-cell>
          <table:table-cell table:style-name="ce33" office:value-type="float" office:value="0.544106584682" calcext:value-type="float">
            <text:p>0.5441</text:p>
          </table:table-cell>
          <table:table-cell table:style-name="ce39" table:formula="of:=[.D160]" office:value-type="float" office:value="0.594441" calcext:value-type="float">
            <text:p>0.5944</text:p>
          </table:table-cell>
          <table:table-cell table:style-name="ce39" table:formula="of:=SQRT([.I160])" office:value-type="float" office:value="6.67723187156924" calcext:value-type="float">
            <text:p>6.6772</text:p>
          </table:table-cell>
          <table:table-cell table:style-name="ce39" table:formula="of:=0.5*[.J160]/SQRT([.I160])" office:value-type="float" office:value="0.0407434244569769" calcext:value-type="float">
            <text:p>0.0407</text:p>
          </table:table-cell>
          <table:table-cell/>
          <table:table-cell table:style-name="ce33" office:value-type="float" office:value="0.5944" calcext:value-type="float">
            <text:p>0.5944</text:p>
          </table:table-cell>
          <table:table-cell table:style-name="ce33" office:value-type="float" office:value="1319.19557972" calcext:value-type="float">
            <text:p>1319.1956</text:p>
          </table:table-cell>
          <table:table-cell table:number-columns-repeated="2" table:style-name="ce33" office:value-type="float" office:value="14.6342965106" calcext:value-type="float">
            <text:p>14.6343</text:p>
          </table:table-cell>
          <table:table-cell table:number-columns-repeated="1005"/>
        </table:table-row>
        <table:table-row table:style-name="ro1">
          <table:table-cell table:style-name="ce33" office:value-type="float" office:value="0.772" calcext:value-type="float">
            <text:p>0.7720</text:p>
          </table:table-cell>
          <table:table-cell table:style-name="ce33" office:value-type="float" office:value="0.774" calcext:value-type="float">
            <text:p>0.7740</text:p>
          </table:table-cell>
          <table:table-cell table:style-name="ce33" table:formula="of:=[.A161]+([.B161]-[.A161])/2" office:value-type="float" office:value="0.773" calcext:value-type="float">
            <text:p>0.7730</text:p>
          </table:table-cell>
          <table:table-cell table:formula="of:=[.C161]*[.C161]" office:value-type="float" office:value="0.597529" calcext:value-type="float">
            <text:p>0.5975</text:p>
          </table:table-cell>
          <table:table-cell table:style-name="ce58" office:value-type="float" office:value="1325.462689" calcext:value-type="float">
            <text:p>1325.46269</text:p>
          </table:table-cell>
          <table:table-cell table:style-name="ce58" office:value-type="float" office:value="14.4727" calcext:value-type="float">
            <text:p>14.47270</text:p>
          </table:table-cell>
          <table:table-cell/>
          <table:table-cell table:formula="of:=[.D161]" office:value-type="float" office:value="0.597529" calcext:value-type="float">
            <text:p>0.5975</text:p>
          </table:table-cell>
          <table:table-cell office:value-type="float" office:value="45.1473859839" calcext:value-type="float">
            <text:p>45.1474</text:p>
          </table:table-cell>
          <table:table-cell office:value-type="float" office:value="0.552210744045" calcext:value-type="float">
            <text:p>0.5522</text:p>
          </table:table-cell>
          <table:table-cell table:style-name="ce33" office:value-type="float" office:value="0.552210744045" calcext:value-type="float">
            <text:p>0.5522</text:p>
          </table:table-cell>
          <table:table-cell table:style-name="ce39" table:formula="of:=[.D161]" office:value-type="float" office:value="0.597529" calcext:value-type="float">
            <text:p>0.5975</text:p>
          </table:table-cell>
          <table:table-cell table:style-name="ce39" table:formula="of:=SQRT([.I161])" office:value-type="float" office:value="6.71918045478018" calcext:value-type="float">
            <text:p>6.7192</text:p>
          </table:table-cell>
          <table:table-cell table:style-name="ce39" table:formula="of:=0.5*[.J161]/SQRT([.I161])" office:value-type="float" office:value="0.0410921203680536" calcext:value-type="float">
            <text:p>0.0411</text:p>
          </table:table-cell>
          <table:table-cell/>
          <table:table-cell table:style-name="ce33" office:value-type="float" office:value="0.5975" calcext:value-type="float">
            <text:p>0.5975</text:p>
          </table:table-cell>
          <table:table-cell table:style-name="ce33" office:value-type="float" office:value="1330.45282546" calcext:value-type="float">
            <text:p>1330.4528</text:p>
          </table:table-cell>
          <table:table-cell table:number-columns-repeated="2" table:style-name="ce33" office:value-type="float" office:value="14.6317314806" calcext:value-type="float">
            <text:p>14.6317</text:p>
          </table:table-cell>
          <table:table-cell table:number-columns-repeated="1005"/>
        </table:table-row>
        <table:table-row table:style-name="ro1">
          <table:table-cell table:style-name="ce33" office:value-type="float" office:value="0.774" calcext:value-type="float">
            <text:p>0.7740</text:p>
          </table:table-cell>
          <table:table-cell table:style-name="ce33" office:value-type="float" office:value="0.776" calcext:value-type="float">
            <text:p>0.7760</text:p>
          </table:table-cell>
          <table:table-cell table:style-name="ce33" table:formula="of:=[.A162]+([.B162]-[.A162])/2" office:value-type="float" office:value="0.775" calcext:value-type="float">
            <text:p>0.7750</text:p>
          </table:table-cell>
          <table:table-cell table:formula="of:=[.C162]*[.C162]" office:value-type="float" office:value="0.600625" calcext:value-type="float">
            <text:p>0.6006</text:p>
          </table:table-cell>
          <table:table-cell table:style-name="ce58" office:value-type="float" office:value="1331.859556" calcext:value-type="float">
            <text:p>1331.85956</text:p>
          </table:table-cell>
          <table:table-cell table:style-name="ce58" office:value-type="float" office:value="14.71" calcext:value-type="float">
            <text:p>14.71000</text:p>
          </table:table-cell>
          <table:table-cell/>
          <table:table-cell table:formula="of:=[.D162]" office:value-type="float" office:value="0.600625" calcext:value-type="float">
            <text:p>0.6006</text:p>
          </table:table-cell>
          <table:table-cell office:value-type="float" office:value="45.4864370919" calcext:value-type="float">
            <text:p>45.4864</text:p>
          </table:table-cell>
          <table:table-cell office:value-type="float" office:value="0.570262465137" calcext:value-type="float">
            <text:p>0.5703</text:p>
          </table:table-cell>
          <table:table-cell table:style-name="ce33" office:value-type="float" office:value="0.570262465137" calcext:value-type="float">
            <text:p>0.5703</text:p>
          </table:table-cell>
          <table:table-cell table:style-name="ce39" table:formula="of:=[.D162]" office:value-type="float" office:value="0.600625" calcext:value-type="float">
            <text:p>0.6006</text:p>
          </table:table-cell>
          <table:table-cell table:style-name="ce39" table:formula="of:=SQRT([.I162])" office:value-type="float" office:value="6.74436335704861" calcext:value-type="float">
            <text:p>6.7444</text:p>
          </table:table-cell>
          <table:table-cell table:style-name="ce39" table:formula="of:=0.5*[.J162]/SQRT([.I162])" office:value-type="float" office:value="0.042276967813501" calcext:value-type="float">
            <text:p>0.0423</text:p>
          </table:table-cell>
          <table:table-cell/>
          <table:table-cell table:style-name="ce33" office:value-type="float" office:value="0.6006" calcext:value-type="float">
            <text:p>0.6006</text:p>
          </table:table-cell>
          <table:table-cell table:style-name="ce33" office:value-type="float" office:value="1335.07426755" calcext:value-type="float">
            <text:p>1335.0743</text:p>
          </table:table-cell>
          <table:table-cell table:number-columns-repeated="2" table:style-name="ce33" office:value-type="float" office:value="14.8794878067" calcext:value-type="float">
            <text:p>14.8795</text:p>
          </table:table-cell>
          <table:table-cell table:number-columns-repeated="1005"/>
        </table:table-row>
        <table:table-row table:style-name="ro1">
          <table:table-cell table:style-name="ce33" office:value-type="float" office:value="0.776" calcext:value-type="float">
            <text:p>0.7760</text:p>
          </table:table-cell>
          <table:table-cell table:style-name="ce33" office:value-type="float" office:value="0.778" calcext:value-type="float">
            <text:p>0.7780</text:p>
          </table:table-cell>
          <table:table-cell table:style-name="ce33" table:formula="of:=[.A163]+([.B163]-[.A163])/2" office:value-type="float" office:value="0.777" calcext:value-type="float">
            <text:p>0.7770</text:p>
          </table:table-cell>
          <table:table-cell table:formula="of:=[.C163]*[.C163]" office:value-type="float" office:value="0.603729" calcext:value-type="float">
            <text:p>0.6037</text:p>
          </table:table-cell>
          <table:table-cell table:style-name="ce58" office:value-type="float" office:value="1333.77284" calcext:value-type="float">
            <text:p>1333.77284</text:p>
          </table:table-cell>
          <table:table-cell table:style-name="ce58" office:value-type="float" office:value="14.8083" calcext:value-type="float">
            <text:p>14.80830</text:p>
          </table:table-cell>
          <table:table-cell/>
          <table:table-cell table:formula="of:=[.D163]" office:value-type="float" office:value="0.603729" calcext:value-type="float">
            <text:p>0.6037</text:p>
          </table:table-cell>
          <table:table-cell office:value-type="float" office:value="45.7155154724" calcext:value-type="float">
            <text:p>45.7155</text:p>
          </table:table-cell>
          <table:table-cell office:value-type="float" office:value="0.578523009456" calcext:value-type="float">
            <text:p>0.5785</text:p>
          </table:table-cell>
          <table:table-cell table:style-name="ce33" office:value-type="float" office:value="0.578523009456" calcext:value-type="float">
            <text:p>0.5785</text:p>
          </table:table-cell>
          <table:table-cell table:style-name="ce39" table:formula="of:=[.D163]" office:value-type="float" office:value="0.603729" calcext:value-type="float">
            <text:p>0.6037</text:p>
          </table:table-cell>
          <table:table-cell table:style-name="ce39" table:formula="of:=SQRT([.I163])" office:value-type="float" office:value="6.76132497905551" calcext:value-type="float">
            <text:p>6.7613</text:p>
          </table:table-cell>
          <table:table-cell table:style-name="ce39" table:formula="of:=0.5*[.J163]/SQRT([.I163])" office:value-type="float" office:value="0.0427817780722037" calcext:value-type="float">
            <text:p>0.0428</text:p>
          </table:table-cell>
          <table:table-cell/>
          <table:table-cell table:style-name="ce33" office:value-type="float" office:value="0.6037" calcext:value-type="float">
            <text:p>0.6037</text:p>
          </table:table-cell>
          <table:table-cell table:style-name="ce33" office:value-type="float" office:value="1336.44093871" calcext:value-type="float">
            <text:p>1336.4409</text:p>
          </table:table-cell>
          <table:table-cell table:number-columns-repeated="2" table:style-name="ce33" office:value-type="float" office:value="14.9822447157" calcext:value-type="float">
            <text:p>14.9822</text:p>
          </table:table-cell>
          <table:table-cell table:number-columns-repeated="1005"/>
        </table:table-row>
        <table:table-row table:style-name="ro1">
          <table:table-cell table:style-name="ce33" office:value-type="float" office:value="0.778" calcext:value-type="float">
            <text:p>0.7780</text:p>
          </table:table-cell>
          <table:table-cell table:style-name="ce33" office:value-type="float" office:value="0.78" calcext:value-type="float">
            <text:p>0.7800</text:p>
          </table:table-cell>
          <table:table-cell table:style-name="ce33" table:formula="of:=[.A164]+([.B164]-[.A164])/2" office:value-type="float" office:value="0.779" calcext:value-type="float">
            <text:p>0.7790</text:p>
          </table:table-cell>
          <table:table-cell table:formula="of:=[.C164]*[.C164]" office:value-type="float" office:value="0.606841" calcext:value-type="float">
            <text:p>0.6068</text:p>
          </table:table-cell>
          <table:table-cell table:style-name="ce58" office:value-type="float" office:value="1311.42161" calcext:value-type="float">
            <text:p>1311.42161</text:p>
          </table:table-cell>
          <table:table-cell table:style-name="ce58" office:value-type="float" office:value="12.9713" calcext:value-type="float">
            <text:p>12.97130</text:p>
          </table:table-cell>
          <table:table-cell/>
          <table:table-cell table:formula="of:=[.D164]" office:value-type="float" office:value="0.606841" calcext:value-type="float">
            <text:p>0.6068</text:p>
          </table:table-cell>
          <table:table-cell office:value-type="float" office:value="45.2838285953" calcext:value-type="float">
            <text:p>45.2838</text:p>
          </table:table-cell>
          <table:table-cell office:value-type="float" office:value="0.526173578917" calcext:value-type="float">
            <text:p>0.5262</text:p>
          </table:table-cell>
          <table:table-cell table:style-name="ce33" office:value-type="float" office:value="0.526173578917" calcext:value-type="float">
            <text:p>0.5262</text:p>
          </table:table-cell>
          <table:table-cell table:style-name="ce39" table:formula="of:=[.D164]" office:value-type="float" office:value="0.606841" calcext:value-type="float">
            <text:p>0.6068</text:p>
          </table:table-cell>
          <table:table-cell table:style-name="ce39" table:formula="of:=SQRT([.I164])" office:value-type="float" office:value="6.72932601345038" calcext:value-type="float">
            <text:p>6.7293</text:p>
          </table:table-cell>
          <table:table-cell table:style-name="ce39" table:formula="of:=0.5*[.J164]/SQRT([.I164])" office:value-type="float" office:value="0.039095563052325" calcext:value-type="float">
            <text:p>0.0391</text:p>
          </table:table-cell>
          <table:table-cell/>
          <table:table-cell table:style-name="ce33" office:value-type="float" office:value="0.6068" calcext:value-type="float">
            <text:p>0.6068</text:p>
          </table:table-cell>
          <table:table-cell table:style-name="ce33" office:value-type="float" office:value="1318.55398373" calcext:value-type="float">
            <text:p>1318.5540</text:p>
          </table:table-cell>
          <table:table-cell table:number-columns-repeated="2" table:style-name="ce33" office:value-type="float" office:value="13.2394776961" calcext:value-type="float">
            <text:p>13.2395</text:p>
          </table:table-cell>
          <table:table-cell table:number-columns-repeated="1005"/>
        </table:table-row>
        <table:table-row table:style-name="ro1">
          <table:table-cell table:style-name="ce33" office:value-type="float" office:value="0.78" calcext:value-type="float">
            <text:p>0.7800</text:p>
          </table:table-cell>
          <table:table-cell table:style-name="ce33" office:value-type="float" office:value="0.782" calcext:value-type="float">
            <text:p>0.7820</text:p>
          </table:table-cell>
          <table:table-cell table:style-name="ce33" table:formula="of:=[.A165]+([.B165]-[.A165])/2" office:value-type="float" office:value="0.781" calcext:value-type="float">
            <text:p>0.7810</text:p>
          </table:table-cell>
          <table:table-cell table:formula="of:=[.C165]*[.C165]" office:value-type="float" office:value="0.609961" calcext:value-type="float">
            <text:p>0.6100</text:p>
          </table:table-cell>
          <table:table-cell table:style-name="ce58" office:value-type="float" office:value="1194.695161" calcext:value-type="float">
            <text:p>1194.69516</text:p>
          </table:table-cell>
          <table:table-cell table:style-name="ce58" office:value-type="float" office:value="13.501" calcext:value-type="float">
            <text:p>13.50100</text:p>
          </table:table-cell>
          <table:table-cell/>
          <table:table-cell table:formula="of:=[.D165]" office:value-type="float" office:value="0.609961" calcext:value-type="float">
            <text:p>0.6100</text:p>
          </table:table-cell>
          <table:table-cell office:value-type="float" office:value="41.9960744986" calcext:value-type="float">
            <text:p>41.9961</text:p>
          </table:table-cell>
          <table:table-cell office:value-type="float" office:value="0.524306487758" calcext:value-type="float">
            <text:p>0.5243</text:p>
          </table:table-cell>
          <table:table-cell table:style-name="ce33" office:value-type="float" office:value="0.524306487758" calcext:value-type="float">
            <text:p>0.5243</text:p>
          </table:table-cell>
          <table:table-cell table:style-name="ce39" table:formula="of:=[.D165]" office:value-type="float" office:value="0.609961" calcext:value-type="float">
            <text:p>0.6100</text:p>
          </table:table-cell>
          <table:table-cell table:style-name="ce39" table:formula="of:=SQRT([.I165])" office:value-type="float" office:value="6.48043783232275" calcext:value-type="float">
            <text:p>6.4804</text:p>
          </table:table-cell>
          <table:table-cell table:style-name="ce39" table:formula="of:=0.5*[.J165]/SQRT([.I165])" office:value-type="float" office:value="0.040453014234848" calcext:value-type="float">
            <text:p>0.0405</text:p>
          </table:table-cell>
          <table:table-cell/>
          <table:table-cell table:style-name="ce33" office:value-type="float" office:value="0.61" calcext:value-type="float">
            <text:p>0.6100</text:p>
          </table:table-cell>
          <table:table-cell table:style-name="ce33" office:value-type="float" office:value="1217.81830795" calcext:value-type="float">
            <text:p>1217.8183</text:p>
          </table:table-cell>
          <table:table-cell table:number-columns-repeated="2" table:style-name="ce33" office:value-type="float" office:value="13.8376212318" calcext:value-type="float">
            <text:p>13.8376</text:p>
          </table:table-cell>
          <table:table-cell table:number-columns-repeated="1005"/>
        </table:table-row>
        <table:table-row table:style-name="ro1">
          <table:table-cell table:style-name="ce33" office:value-type="float" office:value="0.782" calcext:value-type="float">
            <text:p>0.7820</text:p>
          </table:table-cell>
          <table:table-cell table:style-name="ce33" office:value-type="float" office:value="0.784" calcext:value-type="float">
            <text:p>0.7840</text:p>
          </table:table-cell>
          <table:table-cell table:style-name="ce33" table:formula="of:=[.A166]+([.B166]-[.A166])/2" office:value-type="float" office:value="0.783" calcext:value-type="float">
            <text:p>0.7830</text:p>
          </table:table-cell>
          <table:table-cell table:formula="of:=[.C166]*[.C166]" office:value-type="float" office:value="0.613089" calcext:value-type="float">
            <text:p>0.6131</text:p>
          </table:table-cell>
          <table:table-cell table:style-name="ce58" office:value-type="float" office:value="985.965485" calcext:value-type="float">
            <text:p>985.96549</text:p>
          </table:table-cell>
          <table:table-cell table:style-name="ce58" office:value-type="float" office:value="11.4479" calcext:value-type="float">
            <text:p>11.44790</text:p>
          </table:table-cell>
          <table:table-cell/>
          <table:table-cell table:formula="of:=[.D166]" office:value-type="float" office:value="0.613089" calcext:value-type="float">
            <text:p>0.6131</text:p>
          </table:table-cell>
          <table:table-cell office:value-type="float" office:value="35.7169694647" calcext:value-type="float">
            <text:p>35.7170</text:p>
          </table:table-cell>
          <table:table-cell office:value-type="float" office:value="0.43139870444" calcext:value-type="float">
            <text:p>0.4314</text:p>
          </table:table-cell>
          <table:table-cell table:style-name="ce33" office:value-type="float" office:value="0.43139870444" calcext:value-type="float">
            <text:p>0.4314</text:p>
          </table:table-cell>
          <table:table-cell table:style-name="ce39" table:formula="of:=[.D166]" office:value-type="float" office:value="0.613089" calcext:value-type="float">
            <text:p>0.6131</text:p>
          </table:table-cell>
          <table:table-cell table:style-name="ce39" table:formula="of:=SQRT([.I166])" office:value-type="float" office:value="5.97636758112317" calcext:value-type="float">
            <text:p>5.9764</text:p>
          </table:table-cell>
          <table:table-cell table:style-name="ce39" table:formula="of:=0.5*[.J166]/SQRT([.I166])" office:value-type="float" office:value="0.0360920491071037" calcext:value-type="float">
            <text:p>0.0361</text:p>
          </table:table-cell>
          <table:table-cell/>
          <table:table-cell table:style-name="ce33" office:value-type="float" office:value="0.6131" calcext:value-type="float">
            <text:p>0.6131</text:p>
          </table:table-cell>
          <table:table-cell table:style-name="ce33" office:value-type="float" office:value="1031.64221879" calcext:value-type="float">
            <text:p>1031.6422</text:p>
          </table:table-cell>
          <table:table-cell table:number-columns-repeated="2" table:style-name="ce33" office:value-type="float" office:value="11.9879473591" calcext:value-type="float">
            <text:p>11.9879</text:p>
          </table:table-cell>
          <table:table-cell table:number-columns-repeated="1005"/>
        </table:table-row>
        <table:table-row table:style-name="ro1">
          <table:table-cell table:style-name="ce33" office:value-type="float" office:value="0.784" calcext:value-type="float">
            <text:p>0.7840</text:p>
          </table:table-cell>
          <table:table-cell table:style-name="ce33" office:value-type="float" office:value="0.786" calcext:value-type="float">
            <text:p>0.7860</text:p>
          </table:table-cell>
          <table:table-cell table:style-name="ce33" table:formula="of:=[.A167]+([.B167]-[.A167])/2" office:value-type="float" office:value="0.785" calcext:value-type="float">
            <text:p>0.7850</text:p>
          </table:table-cell>
          <table:table-cell table:formula="of:=[.C167]*[.C167]" office:value-type="float" office:value="0.616225" calcext:value-type="float">
            <text:p>0.6162</text:p>
          </table:table-cell>
          <table:table-cell table:style-name="ce58" office:value-type="float" office:value="866.013687" calcext:value-type="float">
            <text:p>866.01369</text:p>
          </table:table-cell>
          <table:table-cell table:style-name="ce58" office:value-type="float" office:value="10.1592" calcext:value-type="float">
            <text:p>10.15920</text:p>
          </table:table-cell>
          <table:table-cell/>
          <table:table-cell table:formula="of:=[.D167]" office:value-type="float" office:value="0.616225" calcext:value-type="float">
            <text:p>0.6162</text:p>
          </table:table-cell>
          <table:table-cell office:value-type="float" office:value="32.0998362593" calcext:value-type="float">
            <text:p>32.0998</text:p>
          </table:table-cell>
          <table:table-cell office:value-type="float" office:value="0.427959827013" calcext:value-type="float">
            <text:p>0.4280</text:p>
          </table:table-cell>
          <table:table-cell table:style-name="ce33" office:value-type="float" office:value="0.427959827013" calcext:value-type="float">
            <text:p>0.4280</text:p>
          </table:table-cell>
          <table:table-cell table:style-name="ce39" table:formula="of:=[.D167]" office:value-type="float" office:value="0.616225" calcext:value-type="float">
            <text:p>0.6162</text:p>
          </table:table-cell>
          <table:table-cell table:style-name="ce39" table:formula="of:=SQRT([.I167])" office:value-type="float" office:value="5.66567173945861" calcext:value-type="float">
            <text:p>5.6657</text:p>
          </table:table-cell>
          <table:table-cell table:style-name="ce39" table:formula="of:=0.5*[.J167]/SQRT([.I167])" office:value-type="float" office:value="0.0377677923018793" calcext:value-type="float">
            <text:p>0.0378</text:p>
          </table:table-cell>
          <table:table-cell/>
          <table:table-cell table:style-name="ce33" office:value-type="float" office:value="0.6162" calcext:value-type="float">
            <text:p>0.6162</text:p>
          </table:table-cell>
          <table:table-cell table:style-name="ce33" office:value-type="float" office:value="923.514938714" calcext:value-type="float">
            <text:p>923.5149</text:p>
          </table:table-cell>
          <table:table-cell table:number-columns-repeated="2" table:style-name="ce33" office:value-type="float" office:value="10.9341940853" calcext:value-type="float">
            <text:p>10.9342</text:p>
          </table:table-cell>
          <table:table-cell table:number-columns-repeated="1005"/>
        </table:table-row>
        <table:table-row table:style-name="ro1">
          <table:table-cell table:style-name="ce33" office:value-type="float" office:value="0.786" calcext:value-type="float">
            <text:p>0.7860</text:p>
          </table:table-cell>
          <table:table-cell table:style-name="ce33" office:value-type="float" office:value="0.788" calcext:value-type="float">
            <text:p>0.7880</text:p>
          </table:table-cell>
          <table:table-cell table:style-name="ce33" table:formula="of:=[.A168]+([.B168]-[.A168])/2" office:value-type="float" office:value="0.787" calcext:value-type="float">
            <text:p>0.7870</text:p>
          </table:table-cell>
          <table:table-cell table:formula="of:=[.C168]*[.C168]" office:value-type="float" office:value="0.619369" calcext:value-type="float">
            <text:p>0.6194</text:p>
          </table:table-cell>
          <table:table-cell table:style-name="ce58" office:value-type="float" office:value="831.708394" calcext:value-type="float">
            <text:p>831.70839</text:p>
          </table:table-cell>
          <table:table-cell table:style-name="ce58" office:value-type="float" office:value="10.0297" calcext:value-type="float">
            <text:p>10.02970</text:p>
          </table:table-cell>
          <table:table-cell/>
          <table:table-cell table:formula="of:=[.D168]" office:value-type="float" office:value="0.619369" calcext:value-type="float">
            <text:p>0.6194</text:p>
          </table:table-cell>
          <table:table-cell office:value-type="float" office:value="31.029085025" calcext:value-type="float">
            <text:p>31.0291</text:p>
          </table:table-cell>
          <table:table-cell office:value-type="float" office:value="0.433372389154" calcext:value-type="float">
            <text:p>0.4334</text:p>
          </table:table-cell>
          <table:table-cell table:style-name="ce33" office:value-type="float" office:value="0.433372389154" calcext:value-type="float">
            <text:p>0.4334</text:p>
          </table:table-cell>
          <table:table-cell table:style-name="ce39" table:formula="of:=[.D168]" office:value-type="float" office:value="0.619369" calcext:value-type="float">
            <text:p>0.6194</text:p>
          </table:table-cell>
          <table:table-cell table:style-name="ce39" table:formula="of:=SQRT([.I168])" office:value-type="float" office:value="5.57037566282562" calcext:value-type="float">
            <text:p>5.5704</text:p>
          </table:table-cell>
          <table:table-cell table:style-name="ce39" table:formula="of:=0.5*[.J168]/SQRT([.I168])" office:value-type="float" office:value="0.0388997453121652" calcext:value-type="float">
            <text:p>0.0389</text:p>
          </table:table-cell>
          <table:table-cell/>
          <table:table-cell table:style-name="ce33" office:value-type="float" office:value="0.6194" calcext:value-type="float">
            <text:p>0.6194</text:p>
          </table:table-cell>
          <table:table-cell table:style-name="ce33" office:value-type="float" office:value="889.093775444" calcext:value-type="float">
            <text:p>889.0938</text:p>
          </table:table-cell>
          <table:table-cell table:number-columns-repeated="2" table:style-name="ce33" office:value-type="float" office:value="10.8550212132" calcext:value-type="float">
            <text:p>10.8550</text:p>
          </table:table-cell>
          <table:table-cell table:number-columns-repeated="1005"/>
        </table:table-row>
        <table:table-row table:style-name="ro1">
          <table:table-cell table:style-name="ce33" office:value-type="float" office:value="0.788" calcext:value-type="float">
            <text:p>0.7880</text:p>
          </table:table-cell>
          <table:table-cell table:style-name="ce33" office:value-type="float" office:value="0.79" calcext:value-type="float">
            <text:p>0.7900</text:p>
          </table:table-cell>
          <table:table-cell table:style-name="ce33" table:formula="of:=[.A169]+([.B169]-[.A169])/2" office:value-type="float" office:value="0.789" calcext:value-type="float">
            <text:p>0.7890</text:p>
          </table:table-cell>
          <table:table-cell table:formula="of:=[.C169]*[.C169]" office:value-type="float" office:value="0.622521" calcext:value-type="float">
            <text:p>0.6225</text:p>
          </table:table-cell>
          <table:table-cell table:style-name="ce58" office:value-type="float" office:value="831.511485" calcext:value-type="float">
            <text:p>831.51149</text:p>
          </table:table-cell>
          <table:table-cell table:style-name="ce58" office:value-type="float" office:value="9.75744" calcext:value-type="float">
            <text:p>9.75744</text:p>
          </table:table-cell>
          <table:table-cell/>
          <table:table-cell table:formula="of:=[.D169]" office:value-type="float" office:value="0.622521" calcext:value-type="float">
            <text:p>0.6225</text:p>
          </table:table-cell>
          <table:table-cell office:value-type="float" office:value="31.039351791" calcext:value-type="float">
            <text:p>31.0394</text:p>
          </table:table-cell>
          <table:table-cell office:value-type="float" office:value="0.418748211219" calcext:value-type="float">
            <text:p>0.4187</text:p>
          </table:table-cell>
          <table:table-cell table:style-name="ce33" office:value-type="float" office:value="0.418748211219" calcext:value-type="float">
            <text:p>0.4187</text:p>
          </table:table-cell>
          <table:table-cell table:style-name="ce39" table:formula="of:=[.D169]" office:value-type="float" office:value="0.622521" calcext:value-type="float">
            <text:p>0.6225</text:p>
          </table:table-cell>
          <table:table-cell table:style-name="ce39" table:formula="of:=SQRT([.I169])" office:value-type="float" office:value="5.57129713720243" calcext:value-type="float">
            <text:p>5.5713</text:p>
          </table:table-cell>
          <table:table-cell table:style-name="ce39" table:formula="of:=0.5*[.J169]/SQRT([.I169])" office:value-type="float" office:value="0.0375808542343579" calcext:value-type="float">
            <text:p>0.0376</text:p>
          </table:table-cell>
          <table:table-cell/>
          <table:table-cell table:style-name="ce33" office:value-type="float" office:value="0.6225" calcext:value-type="float">
            <text:p>0.6225</text:p>
          </table:table-cell>
          <table:table-cell table:style-name="ce33" office:value-type="float" office:value="885.910304164" calcext:value-type="float">
            <text:p>885.9103</text:p>
          </table:table-cell>
          <table:table-cell table:number-columns-repeated="2" table:style-name="ce33" office:value-type="float" office:value="10.5115789735" calcext:value-type="float">
            <text:p>10.5116</text:p>
          </table:table-cell>
          <table:table-cell table:number-columns-repeated="1005"/>
        </table:table-row>
        <table:table-row table:style-name="ro1">
          <table:table-cell table:style-name="ce33" office:value-type="float" office:value="0.79" calcext:value-type="float">
            <text:p>0.7900</text:p>
          </table:table-cell>
          <table:table-cell table:style-name="ce33" office:value-type="float" office:value="0.792" calcext:value-type="float">
            <text:p>0.7920</text:p>
          </table:table-cell>
          <table:table-cell table:style-name="ce33" table:formula="of:=[.A170]+([.B170]-[.A170])/2" office:value-type="float" office:value="0.791" calcext:value-type="float">
            <text:p>0.7910</text:p>
          </table:table-cell>
          <table:table-cell table:formula="of:=[.C170]*[.C170]" office:value-type="float" office:value="0.625681" calcext:value-type="float">
            <text:p>0.6257</text:p>
          </table:table-cell>
          <table:table-cell table:style-name="ce58" office:value-type="float" office:value="822.419245" calcext:value-type="float">
            <text:p>822.41925</text:p>
          </table:table-cell>
          <table:table-cell table:style-name="ce58" office:value-type="float" office:value="8.80198" calcext:value-type="float">
            <text:p>8.80198</text:p>
          </table:table-cell>
          <table:table-cell/>
          <table:table-cell table:formula="of:=[.D170]" office:value-type="float" office:value="0.625681" calcext:value-type="float">
            <text:p>0.6257</text:p>
          </table:table-cell>
          <table:table-cell office:value-type="float" office:value="30.692752704" calcext:value-type="float">
            <text:p>30.6928</text:p>
          </table:table-cell>
          <table:table-cell office:value-type="float" office:value="0.375387832746" calcext:value-type="float">
            <text:p>0.3754</text:p>
          </table:table-cell>
          <table:table-cell table:style-name="ce33" office:value-type="float" office:value="0.375387832746" calcext:value-type="float">
            <text:p>0.3754</text:p>
          </table:table-cell>
          <table:table-cell table:style-name="ce39" table:formula="of:=[.D170]" office:value-type="float" office:value="0.625681" calcext:value-type="float">
            <text:p>0.6257</text:p>
          </table:table-cell>
          <table:table-cell table:style-name="ce39" table:formula="of:=SQRT([.I170])" office:value-type="float" office:value="5.54010403368023" calcext:value-type="float">
            <text:p>5.5401</text:p>
          </table:table-cell>
          <table:table-cell table:style-name="ce39" table:formula="of:=0.5*[.J170]/SQRT([.I170])" office:value-type="float" office:value="0.0338791320942608" calcext:value-type="float">
            <text:p>0.0339</text:p>
          </table:table-cell>
          <table:table-cell/>
          <table:table-cell table:style-name="ce33" office:value-type="float" office:value="0.6257" calcext:value-type="float">
            <text:p>0.6257</text:p>
          </table:table-cell>
          <table:table-cell table:style-name="ce33" office:value-type="float" office:value="872.49445123" calcext:value-type="float">
            <text:p>872.4945</text:p>
          </table:table-cell>
          <table:table-cell table:number-columns-repeated="2" table:style-name="ce33" office:value-type="float" office:value="9.43259515852" calcext:value-type="float">
            <text:p>9.4326</text:p>
          </table:table-cell>
          <table:table-cell table:number-columns-repeated="1005"/>
        </table:table-row>
        <table:table-row table:style-name="ro1">
          <table:table-cell table:style-name="ce33" office:value-type="float" office:value="0.792" calcext:value-type="float">
            <text:p>0.7920</text:p>
          </table:table-cell>
          <table:table-cell table:style-name="ce33" office:value-type="float" office:value="0.794" calcext:value-type="float">
            <text:p>0.7940</text:p>
          </table:table-cell>
          <table:table-cell table:style-name="ce33" table:formula="of:=[.A171]+([.B171]-[.A171])/2" office:value-type="float" office:value="0.793" calcext:value-type="float">
            <text:p>0.7930</text:p>
          </table:table-cell>
          <table:table-cell table:formula="of:=[.C171]*[.C171]" office:value-type="float" office:value="0.628849" calcext:value-type="float">
            <text:p>0.6288</text:p>
          </table:table-cell>
          <table:table-cell table:style-name="ce58" office:value-type="float" office:value="822.363036" calcext:value-type="float">
            <text:p>822.36304</text:p>
          </table:table-cell>
          <table:table-cell table:style-name="ce58" office:value-type="float" office:value="8.9594" calcext:value-type="float">
            <text:p>8.95940</text:p>
          </table:table-cell>
          <table:table-cell/>
          <table:table-cell table:formula="of:=[.D171]" office:value-type="float" office:value="0.628849" calcext:value-type="float">
            <text:p>0.6288</text:p>
          </table:table-cell>
          <table:table-cell office:value-type="float" office:value="30.705063812" calcext:value-type="float">
            <text:p>30.7051</text:p>
          </table:table-cell>
          <table:table-cell office:value-type="float" office:value="0.375570072816" calcext:value-type="float">
            <text:p>0.3756</text:p>
          </table:table-cell>
          <table:table-cell table:style-name="ce33" office:value-type="float" office:value="0.375570072816" calcext:value-type="float">
            <text:p>0.3756</text:p>
          </table:table-cell>
          <table:table-cell table:style-name="ce39" table:formula="of:=[.D171]" office:value-type="float" office:value="0.628849" calcext:value-type="float">
            <text:p>0.6288</text:p>
          </table:table-cell>
          <table:table-cell table:style-name="ce39" table:formula="of:=SQRT([.I171])" office:value-type="float" office:value="5.54121501225137" calcext:value-type="float">
            <text:p>5.5412</text:p>
          </table:table-cell>
          <table:table-cell table:style-name="ce39" table:formula="of:=0.5*[.J171]/SQRT([.I171])" office:value-type="float" office:value="0.0338887835958027" calcext:value-type="float">
            <text:p>0.0339</text:p>
          </table:table-cell>
          <table:table-cell/>
          <table:table-cell table:style-name="ce33" office:value-type="float" office:value="0.6288" calcext:value-type="float">
            <text:p>0.6288</text:p>
          </table:table-cell>
          <table:table-cell table:style-name="ce33" office:value-type="float" office:value="869.455058803" calcext:value-type="float">
            <text:p>869.4551</text:p>
          </table:table-cell>
          <table:table-cell table:number-columns-repeated="2" table:style-name="ce33" office:value-type="float" office:value="9.54349807605" calcext:value-type="float">
            <text:p>9.5435</text:p>
          </table:table-cell>
          <table:table-cell table:number-columns-repeated="1005"/>
        </table:table-row>
        <table:table-row table:style-name="ro1">
          <table:table-cell table:style-name="ce33" office:value-type="float" office:value="0.794" calcext:value-type="float">
            <text:p>0.7940</text:p>
          </table:table-cell>
          <table:table-cell table:style-name="ce33" office:value-type="float" office:value="0.796" calcext:value-type="float">
            <text:p>0.7960</text:p>
          </table:table-cell>
          <table:table-cell table:style-name="ce33" table:formula="of:=[.A172]+([.B172]-[.A172])/2" office:value-type="float" office:value="0.795" calcext:value-type="float">
            <text:p>0.7950</text:p>
          </table:table-cell>
          <table:table-cell table:formula="of:=[.C172]*[.C172]" office:value-type="float" office:value="0.632025" calcext:value-type="float">
            <text:p>0.6320</text:p>
          </table:table-cell>
          <table:table-cell table:style-name="ce58" office:value-type="float" office:value="829.932732" calcext:value-type="float">
            <text:p>829.93273</text:p>
          </table:table-cell>
          <table:table-cell table:style-name="ce58" office:value-type="float" office:value="10.1655" calcext:value-type="float">
            <text:p>10.16550</text:p>
          </table:table-cell>
          <table:table-cell/>
          <table:table-cell table:formula="of:=[.D172]" office:value-type="float" office:value="0.632025" calcext:value-type="float">
            <text:p>0.6320</text:p>
          </table:table-cell>
          <table:table-cell office:value-type="float" office:value="31.0223782403" calcext:value-type="float">
            <text:p>31.0224</text:p>
          </table:table-cell>
          <table:table-cell office:value-type="float" office:value="0.41669661268" calcext:value-type="float">
            <text:p>0.4167</text:p>
          </table:table-cell>
          <table:table-cell table:style-name="ce33" office:value-type="float" office:value="0.41669661268" calcext:value-type="float">
            <text:p>0.4167</text:p>
          </table:table-cell>
          <table:table-cell table:style-name="ce39" table:formula="of:=[.D172]" office:value-type="float" office:value="0.632025" calcext:value-type="float">
            <text:p>0.6320</text:p>
          </table:table-cell>
          <table:table-cell table:style-name="ce39" table:formula="of:=SQRT([.I172])" office:value-type="float" office:value="5.56977362558839" calcext:value-type="float">
            <text:p>5.5698</text:p>
          </table:table-cell>
          <table:table-cell table:style-name="ce39" table:formula="of:=0.5*[.J172]/SQRT([.I172])" office:value-type="float" office:value="0.0374069612780699" calcext:value-type="float">
            <text:p>0.0374</text:p>
          </table:table-cell>
          <table:table-cell/>
          <table:table-cell table:style-name="ce33" office:value-type="float" office:value="0.632" calcext:value-type="float">
            <text:p>0.6320</text:p>
          </table:table-cell>
          <table:table-cell table:style-name="ce33" office:value-type="float" office:value="874.931512286" calcext:value-type="float">
            <text:p>874.9315</text:p>
          </table:table-cell>
          <table:table-cell table:number-columns-repeated="2" table:style-name="ce33" office:value-type="float" office:value="10.7665849186" calcext:value-type="float">
            <text:p>10.7666</text:p>
          </table:table-cell>
          <table:table-cell table:number-columns-repeated="1005"/>
        </table:table-row>
        <table:table-row table:style-name="ro1">
          <table:table-cell table:style-name="ce33" office:value-type="float" office:value="0.796" calcext:value-type="float">
            <text:p>0.7960</text:p>
          </table:table-cell>
          <table:table-cell table:style-name="ce33" office:value-type="float" office:value="0.798" calcext:value-type="float">
            <text:p>0.7980</text:p>
          </table:table-cell>
          <table:table-cell table:style-name="ce33" table:formula="of:=[.A173]+([.B173]-[.A173])/2" office:value-type="float" office:value="0.797" calcext:value-type="float">
            <text:p>0.7970</text:p>
          </table:table-cell>
          <table:table-cell table:formula="of:=[.C173]*[.C173]" office:value-type="float" office:value="0.635209" calcext:value-type="float">
            <text:p>0.6352</text:p>
          </table:table-cell>
          <table:table-cell table:style-name="ce58" office:value-type="float" office:value="814.408542" calcext:value-type="float">
            <text:p>814.40854</text:p>
          </table:table-cell>
          <table:table-cell table:style-name="ce58" office:value-type="float" office:value="9.8516" calcext:value-type="float">
            <text:p>9.85160</text:p>
          </table:table-cell>
          <table:table-cell/>
          <table:table-cell table:formula="of:=[.D173]" office:value-type="float" office:value="0.635209" calcext:value-type="float">
            <text:p>0.6352</text:p>
          </table:table-cell>
          <table:table-cell office:value-type="float" office:value="30.5016660867" calcext:value-type="float">
            <text:p>30.5017</text:p>
          </table:table-cell>
          <table:table-cell office:value-type="float" office:value="0.401549918055" calcext:value-type="float">
            <text:p>0.4015</text:p>
          </table:table-cell>
          <table:table-cell table:style-name="ce33" office:value-type="float" office:value="0.401549918055" calcext:value-type="float">
            <text:p>0.4015</text:p>
          </table:table-cell>
          <table:table-cell table:style-name="ce39" table:formula="of:=[.D173]" office:value-type="float" office:value="0.635209" calcext:value-type="float">
            <text:p>0.6352</text:p>
          </table:table-cell>
          <table:table-cell table:style-name="ce39" table:formula="of:=SQRT([.I173])" office:value-type="float" office:value="5.5228313469361" calcext:value-type="float">
            <text:p>5.5228</text:p>
          </table:table-cell>
          <table:table-cell table:style-name="ce39" table:formula="of:=0.5*[.J173]/SQRT([.I173])" office:value-type="float" office:value="0.0363536284950805" calcext:value-type="float">
            <text:p>0.0364</text:p>
          </table:table-cell>
          <table:table-cell/>
          <table:table-cell table:style-name="ce33" office:value-type="float" office:value="0.6352" calcext:value-type="float">
            <text:p>0.6352</text:p>
          </table:table-cell>
          <table:table-cell table:style-name="ce33" office:value-type="float" office:value="856.821734598" calcext:value-type="float">
            <text:p>856.8217</text:p>
          </table:table-cell>
          <table:table-cell table:number-columns-repeated="2" table:style-name="ce33" office:value-type="float" office:value="10.4049909987" calcext:value-type="float">
            <text:p>10.4050</text:p>
          </table:table-cell>
          <table:table-cell table:number-columns-repeated="1005"/>
        </table:table-row>
        <table:table-row table:style-name="ro1">
          <table:table-cell table:style-name="ce33" office:value-type="float" office:value="0.798" calcext:value-type="float">
            <text:p>0.7980</text:p>
          </table:table-cell>
          <table:table-cell table:style-name="ce33" office:value-type="float" office:value="0.8" calcext:value-type="float">
            <text:p>0.8000</text:p>
          </table:table-cell>
          <table:table-cell table:style-name="ce33" table:formula="of:=[.A174]+([.B174]-[.A174])/2" office:value-type="float" office:value="0.799" calcext:value-type="float">
            <text:p>0.7990</text:p>
          </table:table-cell>
          <table:table-cell table:formula="of:=[.C174]*[.C174]" office:value-type="float" office:value="0.638401" calcext:value-type="float">
            <text:p>0.6384</text:p>
          </table:table-cell>
          <table:table-cell table:style-name="ce58" office:value-type="float" office:value="786.562093" calcext:value-type="float">
            <text:p>786.56209</text:p>
          </table:table-cell>
          <table:table-cell table:style-name="ce58" office:value-type="float" office:value="8.90542" calcext:value-type="float">
            <text:p>8.90542</text:p>
          </table:table-cell>
          <table:table-cell/>
          <table:table-cell table:formula="of:=[.D174]" office:value-type="float" office:value="0.638401" calcext:value-type="float">
            <text:p>0.6384</text:p>
          </table:table-cell>
          <table:table-cell office:value-type="float" office:value="29.5296921846" calcext:value-type="float">
            <text:p>29.5297</text:p>
          </table:table-cell>
          <table:table-cell office:value-type="float" office:value="0.360737031985" calcext:value-type="float">
            <text:p>0.3607</text:p>
          </table:table-cell>
          <table:table-cell table:style-name="ce33" office:value-type="float" office:value="0.360737031985" calcext:value-type="float">
            <text:p>0.3607</text:p>
          </table:table-cell>
          <table:table-cell table:style-name="ce39" table:formula="of:=[.D174]" office:value-type="float" office:value="0.638401" calcext:value-type="float">
            <text:p>0.6384</text:p>
          </table:table-cell>
          <table:table-cell table:style-name="ce39" table:formula="of:=SQRT([.I174])" office:value-type="float" office:value="5.43412294529669" calcext:value-type="float">
            <text:p>5.4341</text:p>
          </table:table-cell>
          <table:table-cell table:style-name="ce39" table:formula="of:=0.5*[.J174]/SQRT([.I174])" office:value-type="float" office:value="0.033191835703425" calcext:value-type="float">
            <text:p>0.0332</text:p>
          </table:table-cell>
          <table:table-cell/>
          <table:table-cell table:style-name="ce33" office:value-type="float" office:value="0.6384" calcext:value-type="float">
            <text:p>0.6384</text:p>
          </table:table-cell>
          <table:table-cell table:style-name="ce33" office:value-type="float" office:value="826.227887694" calcext:value-type="float">
            <text:p>826.2279</text:p>
          </table:table-cell>
          <table:table-cell table:number-columns-repeated="2" table:style-name="ce33" office:value-type="float" office:value="9.38363951574" calcext:value-type="float">
            <text:p>9.3836</text:p>
          </table:table-cell>
          <table:table-cell table:number-columns-repeated="1005"/>
        </table:table-row>
        <table:table-row table:style-name="ro1">
          <table:table-cell table:style-name="ce33" office:value-type="float" office:value="0.8" calcext:value-type="float">
            <text:p>0.8000</text:p>
          </table:table-cell>
          <table:table-cell table:style-name="ce33" office:value-type="float" office:value="0.802" calcext:value-type="float">
            <text:p>0.8020</text:p>
          </table:table-cell>
          <table:table-cell table:style-name="ce33" table:formula="of:=[.A175]+([.B175]-[.A175])/2" office:value-type="float" office:value="0.801" calcext:value-type="float">
            <text:p>0.8010</text:p>
          </table:table-cell>
          <table:table-cell table:formula="of:=[.C175]*[.C175]" office:value-type="float" office:value="0.641601" calcext:value-type="float">
            <text:p>0.6416</text:p>
          </table:table-cell>
          <table:table-cell table:style-name="ce58" office:value-type="float" office:value="775.412403" calcext:value-type="float">
            <text:p>775.41240</text:p>
          </table:table-cell>
          <table:table-cell table:style-name="ce58" office:value-type="float" office:value="8.71936" calcext:value-type="float">
            <text:p>8.71936</text:p>
          </table:table-cell>
          <table:table-cell/>
          <table:table-cell table:formula="of:=[.D175]" office:value-type="float" office:value="0.641601" calcext:value-type="float">
            <text:p>0.6416</text:p>
          </table:table-cell>
          <table:table-cell office:value-type="float" office:value="29.1841734629" calcext:value-type="float">
            <text:p>29.1842</text:p>
          </table:table-cell>
          <table:table-cell office:value-type="float" office:value="0.350877515463" calcext:value-type="float">
            <text:p>0.3509</text:p>
          </table:table-cell>
          <table:table-cell table:style-name="ce33" office:value-type="float" office:value="0.350877515463" calcext:value-type="float">
            <text:p>0.3509</text:p>
          </table:table-cell>
          <table:table-cell table:style-name="ce39" table:formula="of:=[.D175]" office:value-type="float" office:value="0.641601" calcext:value-type="float">
            <text:p>0.6416</text:p>
          </table:table-cell>
          <table:table-cell table:style-name="ce39" table:formula="of:=SQRT([.I175])" office:value-type="float" office:value="5.40223781991315" calcext:value-type="float">
            <text:p>5.4022</text:p>
          </table:table-cell>
          <table:table-cell table:style-name="ce39" table:formula="of:=0.5*[.J175]/SQRT([.I175])" office:value-type="float" office:value="0.0324752007556603" calcext:value-type="float">
            <text:p>0.0325</text:p>
          </table:table-cell>
          <table:table-cell/>
          <table:table-cell table:style-name="ce33" office:value-type="float" office:value="0.6416" calcext:value-type="float">
            <text:p>0.6416</text:p>
          </table:table-cell>
          <table:table-cell table:style-name="ce33" office:value-type="float" office:value="813.332992838" calcext:value-type="float">
            <text:p>813.3330</text:p>
          </table:table-cell>
          <table:table-cell table:number-columns-repeated="2" table:style-name="ce33" office:value-type="float" office:value="9.16763719849" calcext:value-type="float">
            <text:p>9.1676</text:p>
          </table:table-cell>
          <table:table-cell table:number-columns-repeated="1005"/>
        </table:table-row>
        <table:table-row table:style-name="ro1">
          <table:table-cell table:style-name="ce33" office:value-type="float" office:value="0.802" calcext:value-type="float">
            <text:p>0.8020</text:p>
          </table:table-cell>
          <table:table-cell table:style-name="ce33" office:value-type="float" office:value="0.804" calcext:value-type="float">
            <text:p>0.8040</text:p>
          </table:table-cell>
          <table:table-cell table:style-name="ce33" table:formula="of:=[.A176]+([.B176]-[.A176])/2" office:value-type="float" office:value="0.803" calcext:value-type="float">
            <text:p>0.8030</text:p>
          </table:table-cell>
          <table:table-cell table:formula="of:=[.C176]*[.C176]" office:value-type="float" office:value="0.644809" calcext:value-type="float">
            <text:p>0.6448</text:p>
          </table:table-cell>
          <table:table-cell table:style-name="ce58" office:value-type="float" office:value="761.926429" calcext:value-type="float">
            <text:p>761.92643</text:p>
          </table:table-cell>
          <table:table-cell table:style-name="ce58" office:value-type="float" office:value="9.46256" calcext:value-type="float">
            <text:p>9.46256</text:p>
          </table:table-cell>
          <table:table-cell/>
          <table:table-cell table:formula="of:=[.D176]" office:value-type="float" office:value="0.644809" calcext:value-type="float">
            <text:p>0.6448</text:p>
          </table:table-cell>
          <table:table-cell office:value-type="float" office:value="28.7632640944" calcext:value-type="float">
            <text:p>28.7633</text:p>
          </table:table-cell>
          <table:table-cell office:value-type="float" office:value="0.380168297202" calcext:value-type="float">
            <text:p>0.3802</text:p>
          </table:table-cell>
          <table:table-cell table:style-name="ce33" office:value-type="float" office:value="0.380168297202" calcext:value-type="float">
            <text:p>0.3802</text:p>
          </table:table-cell>
          <table:table-cell table:style-name="ce39" table:formula="of:=[.D176]" office:value-type="float" office:value="0.644809" calcext:value-type="float">
            <text:p>0.6448</text:p>
          </table:table-cell>
          <table:table-cell table:style-name="ce39" table:formula="of:=SQRT([.I176])" office:value-type="float" office:value="5.36313938793315" calcext:value-type="float">
            <text:p>5.3631</text:p>
          </table:table-cell>
          <table:table-cell table:style-name="ce39" table:formula="of:=0.5*[.J176]/SQRT([.I176])" office:value-type="float" office:value="0.0354427015319948" calcext:value-type="float">
            <text:p>0.0354</text:p>
          </table:table-cell>
          <table:table-cell/>
          <table:table-cell table:style-name="ce33" office:value-type="float" office:value="0.6448" calcext:value-type="float">
            <text:p>0.6448</text:p>
          </table:table-cell>
          <table:table-cell table:style-name="ce33" office:value-type="float" office:value="798.445424085" calcext:value-type="float">
            <text:p>798.4454</text:p>
          </table:table-cell>
          <table:table-cell table:number-columns-repeated="2" table:style-name="ce33" office:value-type="float" office:value="9.93654242904" calcext:value-type="float">
            <text:p>9.9365</text:p>
          </table:table-cell>
          <table:table-cell table:number-columns-repeated="1005"/>
        </table:table-row>
        <table:table-row table:style-name="ro1">
          <table:table-cell table:style-name="ce33" office:value-type="float" office:value="0.804" calcext:value-type="float">
            <text:p>0.8040</text:p>
          </table:table-cell>
          <table:table-cell table:style-name="ce33" office:value-type="float" office:value="0.806" calcext:value-type="float">
            <text:p>0.8060</text:p>
          </table:table-cell>
          <table:table-cell table:style-name="ce33" table:formula="of:=[.A177]+([.B177]-[.A177])/2" office:value-type="float" office:value="0.805" calcext:value-type="float">
            <text:p>0.8050</text:p>
          </table:table-cell>
          <table:table-cell table:formula="of:=[.C177]*[.C177]" office:value-type="float" office:value="0.648025" calcext:value-type="float">
            <text:p>0.6480</text:p>
          </table:table-cell>
          <table:table-cell table:style-name="ce58" office:value-type="float" office:value="747.171655" calcext:value-type="float">
            <text:p>747.17166</text:p>
          </table:table-cell>
          <table:table-cell table:style-name="ce58" office:value-type="float" office:value="8.48462" calcext:value-type="float">
            <text:p>8.48462</text:p>
          </table:table-cell>
          <table:table-cell/>
          <table:table-cell table:formula="of:=[.D177]" office:value-type="float" office:value="0.648025" calcext:value-type="float">
            <text:p>0.6480</text:p>
          </table:table-cell>
          <table:table-cell office:value-type="float" office:value="28.3026662462" calcext:value-type="float">
            <text:p>28.3027</text:p>
          </table:table-cell>
          <table:table-cell office:value-type="float" office:value="0.342881667605" calcext:value-type="float">
            <text:p>0.3429</text:p>
          </table:table-cell>
          <table:table-cell table:style-name="ce33" office:value-type="float" office:value="0.342881667605" calcext:value-type="float">
            <text:p>0.3429</text:p>
          </table:table-cell>
          <table:table-cell table:style-name="ce39" table:formula="of:=[.D177]" office:value-type="float" office:value="0.648025" calcext:value-type="float">
            <text:p>0.6480</text:p>
          </table:table-cell>
          <table:table-cell table:style-name="ce39" table:formula="of:=SQRT([.I177])" office:value-type="float" office:value="5.32002502308025" calcext:value-type="float">
            <text:p>5.3200</text:p>
          </table:table-cell>
          <table:table-cell table:style-name="ce39" table:formula="of:=0.5*[.J177]/SQRT([.I177])" office:value-type="float" office:value="0.0322255690638156" calcext:value-type="float">
            <text:p>0.0322</text:p>
          </table:table-cell>
          <table:table-cell/>
          <table:table-cell table:style-name="ce33" office:value-type="float" office:value="0.648" calcext:value-type="float">
            <text:p>0.6480</text:p>
          </table:table-cell>
          <table:table-cell table:style-name="ce33" office:value-type="float" office:value="782.57591125" calcext:value-type="float">
            <text:p>782.5759</text:p>
          </table:table-cell>
          <table:table-cell table:number-columns-repeated="2" table:style-name="ce33" office:value-type="float" office:value="8.90649530584" calcext:value-type="float">
            <text:p>8.9065</text:p>
          </table:table-cell>
          <table:table-cell table:number-columns-repeated="1005"/>
        </table:table-row>
        <table:table-row table:style-name="ro1">
          <table:table-cell table:style-name="ce33" office:value-type="float" office:value="0.806" calcext:value-type="float">
            <text:p>0.8060</text:p>
          </table:table-cell>
          <table:table-cell table:style-name="ce33" office:value-type="float" office:value="0.808" calcext:value-type="float">
            <text:p>0.8080</text:p>
          </table:table-cell>
          <table:table-cell table:style-name="ce33" table:formula="of:=[.A178]+([.B178]-[.A178])/2" office:value-type="float" office:value="0.807" calcext:value-type="float">
            <text:p>0.8070</text:p>
          </table:table-cell>
          <table:table-cell table:formula="of:=[.C178]*[.C178]" office:value-type="float" office:value="0.651249" calcext:value-type="float">
            <text:p>0.6512</text:p>
          </table:table-cell>
          <table:table-cell table:style-name="ce58" office:value-type="float" office:value="721.768711" calcext:value-type="float">
            <text:p>721.76871</text:p>
          </table:table-cell>
          <table:table-cell table:style-name="ce58" office:value-type="float" office:value="7.90131" calcext:value-type="float">
            <text:p>7.90131</text:p>
          </table:table-cell>
          <table:table-cell/>
          <table:table-cell table:formula="of:=[.D178]" office:value-type="float" office:value="0.651249" calcext:value-type="float">
            <text:p>0.6512</text:p>
          </table:table-cell>
          <table:table-cell office:value-type="float" office:value="27.4292007643" calcext:value-type="float">
            <text:p>27.4292</text:p>
          </table:table-cell>
          <table:table-cell office:value-type="float" office:value="0.320033811701" calcext:value-type="float">
            <text:p>0.3200</text:p>
          </table:table-cell>
          <table:table-cell table:style-name="ce33" office:value-type="float" office:value="0.320033811701" calcext:value-type="float">
            <text:p>0.3200</text:p>
          </table:table-cell>
          <table:table-cell table:style-name="ce39" table:formula="of:=[.D178]" office:value-type="float" office:value="0.651249" calcext:value-type="float">
            <text:p>0.6512</text:p>
          </table:table-cell>
          <table:table-cell table:style-name="ce39" table:formula="of:=SQRT([.I178])" office:value-type="float" office:value="5.23728944820696" calcext:value-type="float">
            <text:p>5.2373</text:p>
          </table:table-cell>
          <table:table-cell table:style-name="ce39" table:formula="of:=0.5*[.J178]/SQRT([.I178])" office:value-type="float" office:value="0.0305533821326761" calcext:value-type="float">
            <text:p>0.0306</text:p>
          </table:table-cell>
          <table:table-cell/>
          <table:table-cell table:style-name="ce33" office:value-type="float" office:value="0.6512" calcext:value-type="float">
            <text:p>0.6512</text:p>
          </table:table-cell>
          <table:table-cell table:style-name="ce33" office:value-type="float" office:value="755.457936885" calcext:value-type="float">
            <text:p>755.4579</text:p>
          </table:table-cell>
          <table:table-cell table:number-columns-repeated="2" table:style-name="ce33" office:value-type="float" office:value="8.28800289161" calcext:value-type="float">
            <text:p>8.2880</text:p>
          </table:table-cell>
          <table:table-cell table:number-columns-repeated="1005"/>
        </table:table-row>
        <table:table-row table:style-name="ro1">
          <table:table-cell table:style-name="ce33" office:value-type="float" office:value="0.808" calcext:value-type="float">
            <text:p>0.8080</text:p>
          </table:table-cell>
          <table:table-cell table:style-name="ce33" office:value-type="float" office:value="0.81" calcext:value-type="float">
            <text:p>0.8100</text:p>
          </table:table-cell>
          <table:table-cell table:style-name="ce33" table:formula="of:=[.A179]+([.B179]-[.A179])/2" office:value-type="float" office:value="0.809" calcext:value-type="float">
            <text:p>0.8090</text:p>
          </table:table-cell>
          <table:table-cell table:formula="of:=[.C179]*[.C179]" office:value-type="float" office:value="0.654481" calcext:value-type="float">
            <text:p>0.6545</text:p>
          </table:table-cell>
          <table:table-cell table:style-name="ce58" office:value-type="float" office:value="700.670111" calcext:value-type="float">
            <text:p>700.67011</text:p>
          </table:table-cell>
          <table:table-cell table:style-name="ce58" office:value-type="float" office:value="8.5108" calcext:value-type="float">
            <text:p>8.51080</text:p>
          </table:table-cell>
          <table:table-cell/>
          <table:table-cell table:formula="of:=[.D179]" office:value-type="float" office:value="0.654481" calcext:value-type="float">
            <text:p>0.6545</text:p>
          </table:table-cell>
          <table:table-cell office:value-type="float" office:value="26.7188402415" calcext:value-type="float">
            <text:p>26.7188</text:p>
          </table:table-cell>
          <table:table-cell office:value-type="float" office:value="0.342759987343" calcext:value-type="float">
            <text:p>0.3428</text:p>
          </table:table-cell>
          <table:table-cell table:style-name="ce33" office:value-type="float" office:value="0.342759987343" calcext:value-type="float">
            <text:p>0.3428</text:p>
          </table:table-cell>
          <table:table-cell table:style-name="ce39" table:formula="of:=[.D179]" office:value-type="float" office:value="0.654481" calcext:value-type="float">
            <text:p>0.6545</text:p>
          </table:table-cell>
          <table:table-cell table:style-name="ce39" table:formula="of:=SQRT([.I179])" office:value-type="float" office:value="5.1690270111018" calcext:value-type="float">
            <text:p>5.1690</text:p>
          </table:table-cell>
          <table:table-cell table:style-name="ce39" table:formula="of:=0.5*[.J179]/SQRT([.I179])" office:value-type="float" office:value="0.0331551747172955" calcext:value-type="float">
            <text:p>0.0332</text:p>
          </table:table-cell>
          <table:table-cell/>
          <table:table-cell table:style-name="ce33" office:value-type="float" office:value="0.6545" calcext:value-type="float">
            <text:p>0.6545</text:p>
          </table:table-cell>
          <table:table-cell table:style-name="ce33" office:value-type="float" office:value="732.935505921" calcext:value-type="float">
            <text:p>732.9355</text:p>
          </table:table-cell>
          <table:table-cell table:number-columns-repeated="2" table:style-name="ce33" office:value-type="float" office:value="8.91672802691" calcext:value-type="float">
            <text:p>8.9167</text:p>
          </table:table-cell>
          <table:table-cell table:number-columns-repeated="1005"/>
        </table:table-row>
        <table:table-row table:style-name="ro1">
          <table:table-cell table:style-name="ce33" office:value-type="float" office:value="0.81" calcext:value-type="float">
            <text:p>0.8100</text:p>
          </table:table-cell>
          <table:table-cell table:style-name="ce33" office:value-type="float" office:value="0.812" calcext:value-type="float">
            <text:p>0.8120</text:p>
          </table:table-cell>
          <table:table-cell table:style-name="ce33" table:formula="of:=[.A180]+([.B180]-[.A180])/2" office:value-type="float" office:value="0.811" calcext:value-type="float">
            <text:p>0.8110</text:p>
          </table:table-cell>
          <table:table-cell table:formula="of:=[.C180]*[.C180]" office:value-type="float" office:value="0.657721" calcext:value-type="float">
            <text:p>0.6577</text:p>
          </table:table-cell>
          <table:table-cell table:style-name="ce58" office:value-type="float" office:value="677.104611" calcext:value-type="float">
            <text:p>677.10461</text:p>
          </table:table-cell>
          <table:table-cell table:style-name="ce58" office:value-type="float" office:value="8.68613" calcext:value-type="float">
            <text:p>8.68613</text:p>
          </table:table-cell>
          <table:table-cell/>
          <table:table-cell table:formula="of:=[.D180]" office:value-type="float" office:value="0.657721" calcext:value-type="float">
            <text:p>0.6577</text:p>
          </table:table-cell>
          <table:table-cell office:value-type="float" office:value="25.9104025845" calcext:value-type="float">
            <text:p>25.9104</text:p>
          </table:table-cell>
          <table:table-cell office:value-type="float" office:value="0.348540984799" calcext:value-type="float">
            <text:p>0.3485</text:p>
          </table:table-cell>
          <table:table-cell table:style-name="ce33" office:value-type="float" office:value="0.348540984799" calcext:value-type="float">
            <text:p>0.3485</text:p>
          </table:table-cell>
          <table:table-cell table:style-name="ce39" table:formula="of:=[.D180]" office:value-type="float" office:value="0.657721" calcext:value-type="float">
            <text:p>0.6577</text:p>
          </table:table-cell>
          <table:table-cell table:style-name="ce39" table:formula="of:=SQRT([.I180])" office:value-type="float" office:value="5.09022618205714" calcext:value-type="float">
            <text:p>5.0902</text:p>
          </table:table-cell>
          <table:table-cell table:style-name="ce39" table:formula="of:=0.5*[.J180]/SQRT([.I180])" office:value-type="float" office:value="0.0342362964171999" calcext:value-type="float">
            <text:p>0.0342</text:p>
          </table:table-cell>
          <table:table-cell/>
          <table:table-cell table:style-name="ce33" office:value-type="float" office:value="0.6577" calcext:value-type="float">
            <text:p>0.6577</text:p>
          </table:table-cell>
          <table:table-cell table:style-name="ce33" office:value-type="float" office:value="707.998473379" calcext:value-type="float">
            <text:p>707.9985</text:p>
          </table:table-cell>
          <table:table-cell table:number-columns-repeated="2" table:style-name="ce33" office:value-type="float" office:value="9.09316616906" calcext:value-type="float">
            <text:p>9.0932</text:p>
          </table:table-cell>
          <table:table-cell table:number-columns-repeated="1005"/>
        </table:table-row>
        <table:table-row table:style-name="ro1">
          <table:table-cell table:style-name="ce33" office:value-type="float" office:value="0.812" calcext:value-type="float">
            <text:p>0.8120</text:p>
          </table:table-cell>
          <table:table-cell table:style-name="ce33" office:value-type="float" office:value="0.814" calcext:value-type="float">
            <text:p>0.8140</text:p>
          </table:table-cell>
          <table:table-cell table:style-name="ce33" table:formula="of:=[.A181]+([.B181]-[.A181])/2" office:value-type="float" office:value="0.813" calcext:value-type="float">
            <text:p>0.8130</text:p>
          </table:table-cell>
          <table:table-cell table:formula="of:=[.C181]*[.C181]" office:value-type="float" office:value="0.660969" calcext:value-type="float">
            <text:p>0.6610</text:p>
          </table:table-cell>
          <table:table-cell table:style-name="ce58" office:value-type="float" office:value="657.361344" calcext:value-type="float">
            <text:p>657.36134</text:p>
          </table:table-cell>
          <table:table-cell table:style-name="ce58" office:value-type="float" office:value="8.32101" calcext:value-type="float">
            <text:p>8.32101</text:p>
          </table:table-cell>
          <table:table-cell/>
          <table:table-cell table:formula="of:=[.D181]" office:value-type="float" office:value="0.660969" calcext:value-type="float">
            <text:p>0.6610</text:p>
          </table:table-cell>
          <table:table-cell office:value-type="float" office:value="25.2489224554" calcext:value-type="float">
            <text:p>25.2489</text:p>
          </table:table-cell>
          <table:table-cell office:value-type="float" office:value="0.334365125826" calcext:value-type="float">
            <text:p>0.3344</text:p>
          </table:table-cell>
          <table:table-cell table:style-name="ce33" office:value-type="float" office:value="0.334365125826" calcext:value-type="float">
            <text:p>0.3344</text:p>
          </table:table-cell>
          <table:table-cell table:style-name="ce39" table:formula="of:=[.D181]" office:value-type="float" office:value="0.660969" calcext:value-type="float">
            <text:p>0.6610</text:p>
          </table:table-cell>
          <table:table-cell table:style-name="ce39" table:formula="of:=SQRT([.I181])" office:value-type="float" office:value="5.02483058972141" calcext:value-type="float">
            <text:p>5.0248</text:p>
          </table:table-cell>
          <table:table-cell table:style-name="ce39" table:formula="of:=0.5*[.J181]/SQRT([.I181])" office:value-type="float" office:value="0.0332712834647564" calcext:value-type="float">
            <text:p>0.0333</text:p>
          </table:table-cell>
          <table:table-cell/>
          <table:table-cell table:style-name="ce33" office:value-type="float" office:value="0.661" calcext:value-type="float">
            <text:p>0.6610</text:p>
          </table:table-cell>
          <table:table-cell table:style-name="ce33" office:value-type="float" office:value="687.170225114" calcext:value-type="float">
            <text:p>687.1702</text:p>
          </table:table-cell>
          <table:table-cell table:number-columns-repeated="2" table:style-name="ce33" office:value-type="float" office:value="8.70760666734" calcext:value-type="float">
            <text:p>8.7076</text:p>
          </table:table-cell>
          <table:table-cell table:number-columns-repeated="1005"/>
        </table:table-row>
        <table:table-row table:style-name="ro1">
          <table:table-cell table:style-name="ce33" office:value-type="float" office:value="0.814" calcext:value-type="float">
            <text:p>0.8140</text:p>
          </table:table-cell>
          <table:table-cell table:style-name="ce33" office:value-type="float" office:value="0.816" calcext:value-type="float">
            <text:p>0.8160</text:p>
          </table:table-cell>
          <table:table-cell table:style-name="ce33" table:formula="of:=[.A182]+([.B182]-[.A182])/2" office:value-type="float" office:value="0.815" calcext:value-type="float">
            <text:p>0.8150</text:p>
          </table:table-cell>
          <table:table-cell table:formula="of:=[.C182]*[.C182]" office:value-type="float" office:value="0.664225" calcext:value-type="float">
            <text:p>0.6642</text:p>
          </table:table-cell>
          <table:table-cell table:style-name="ce58" office:value-type="float" office:value="651.412184" calcext:value-type="float">
            <text:p>651.41218</text:p>
          </table:table-cell>
          <table:table-cell table:style-name="ce58" office:value-type="float" office:value="8.35477" calcext:value-type="float">
            <text:p>8.35477</text:p>
          </table:table-cell>
          <table:table-cell/>
          <table:table-cell table:formula="of:=[.D182]" office:value-type="float" office:value="0.664225" calcext:value-type="float">
            <text:p>0.6642</text:p>
          </table:table-cell>
          <table:table-cell office:value-type="float" office:value="25.1095709507" calcext:value-type="float">
            <text:p>25.1096</text:p>
          </table:table-cell>
          <table:table-cell office:value-type="float" office:value="0.335258091662" calcext:value-type="float">
            <text:p>0.3353</text:p>
          </table:table-cell>
          <table:table-cell table:style-name="ce33" office:value-type="float" office:value="0.335258091662" calcext:value-type="float">
            <text:p>0.3353</text:p>
          </table:table-cell>
          <table:table-cell table:style-name="ce39" table:formula="of:=[.D182]" office:value-type="float" office:value="0.664225" calcext:value-type="float">
            <text:p>0.6642</text:p>
          </table:table-cell>
          <table:table-cell table:style-name="ce39" table:formula="of:=SQRT([.I182])" office:value-type="float" office:value="5.01094511551464" calcext:value-type="float">
            <text:p>5.0109</text:p>
          </table:table-cell>
          <table:table-cell table:style-name="ce39" table:formula="of:=0.5*[.J182]/SQRT([.I182])" office:value-type="float" office:value="0.0334525806942078" calcext:value-type="float">
            <text:p>0.0335</text:p>
          </table:table-cell>
          <table:table-cell/>
          <table:table-cell table:style-name="ce33" office:value-type="float" office:value="0.6642" calcext:value-type="float">
            <text:p>0.6642</text:p>
          </table:table-cell>
          <table:table-cell table:style-name="ce33" office:value-type="float" office:value="680.742153887" calcext:value-type="float">
            <text:p>680.7422</text:p>
          </table:table-cell>
          <table:table-cell table:number-columns-repeated="2" table:style-name="ce33" office:value-type="float" office:value="8.73828970972" calcext:value-type="float">
            <text:p>8.7383</text:p>
          </table:table-cell>
          <table:table-cell table:number-columns-repeated="1005"/>
        </table:table-row>
        <table:table-row table:style-name="ro1">
          <table:table-cell table:style-name="ce33" office:value-type="float" office:value="0.816" calcext:value-type="float">
            <text:p>0.8160</text:p>
          </table:table-cell>
          <table:table-cell table:style-name="ce33" office:value-type="float" office:value="0.818" calcext:value-type="float">
            <text:p>0.8180</text:p>
          </table:table-cell>
          <table:table-cell table:style-name="ce33" table:formula="of:=[.A183]+([.B183]-[.A183])/2" office:value-type="float" office:value="0.817" calcext:value-type="float">
            <text:p>0.8170</text:p>
          </table:table-cell>
          <table:table-cell table:formula="of:=[.C183]*[.C183]" office:value-type="float" office:value="0.667489" calcext:value-type="float">
            <text:p>0.6675</text:p>
          </table:table-cell>
          <table:table-cell table:style-name="ce58" office:value-type="float" office:value="624.081612" calcext:value-type="float">
            <text:p>624.08161</text:p>
          </table:table-cell>
          <table:table-cell table:style-name="ce58" office:value-type="float" office:value="8.29506" calcext:value-type="float">
            <text:p>8.29506</text:p>
          </table:table-cell>
          <table:table-cell/>
          <table:table-cell table:formula="of:=[.D183]" office:value-type="float" office:value="0.667489" calcext:value-type="float">
            <text:p>0.6675</text:p>
          </table:table-cell>
          <table:table-cell office:value-type="float" office:value="24.1434313447" calcext:value-type="float">
            <text:p>24.1434</text:p>
          </table:table-cell>
          <table:table-cell office:value-type="float" office:value="0.333611439368" calcext:value-type="float">
            <text:p>0.3336</text:p>
          </table:table-cell>
          <table:table-cell table:style-name="ce33" office:value-type="float" office:value="0.333611439368" calcext:value-type="float">
            <text:p>0.3336</text:p>
          </table:table-cell>
          <table:table-cell table:style-name="ce39" table:formula="of:=[.D183]" office:value-type="float" office:value="0.667489" calcext:value-type="float">
            <text:p>0.6675</text:p>
          </table:table-cell>
          <table:table-cell table:style-name="ce39" table:formula="of:=SQRT([.I183])" office:value-type="float" office:value="4.91359657936017" calcext:value-type="float">
            <text:p>4.9136</text:p>
          </table:table-cell>
          <table:table-cell table:style-name="ce39" table:formula="of:=0.5*[.J183]/SQRT([.I183])" office:value-type="float" office:value="0.0339477848842285" calcext:value-type="float">
            <text:p>0.0339</text:p>
          </table:table-cell>
          <table:table-cell/>
          <table:table-cell table:style-name="ce33" office:value-type="float" office:value="0.6675" calcext:value-type="float">
            <text:p>0.6675</text:p>
          </table:table-cell>
          <table:table-cell table:style-name="ce33" office:value-type="float" office:value="651.955330217" calcext:value-type="float">
            <text:p>651.9553</text:p>
          </table:table-cell>
          <table:table-cell table:number-columns-repeated="2" table:style-name="ce33" office:value-type="float" office:value="8.67233688097" calcext:value-type="float">
            <text:p>8.6723</text:p>
          </table:table-cell>
          <table:table-cell table:number-columns-repeated="1005"/>
        </table:table-row>
        <table:table-row table:style-name="ro1">
          <table:table-cell table:style-name="ce33" office:value-type="float" office:value="0.818" calcext:value-type="float">
            <text:p>0.8180</text:p>
          </table:table-cell>
          <table:table-cell table:style-name="ce33" office:value-type="float" office:value="0.82" calcext:value-type="float">
            <text:p>0.8200</text:p>
          </table:table-cell>
          <table:table-cell table:style-name="ce33" table:formula="of:=[.A184]+([.B184]-[.A184])/2" office:value-type="float" office:value="0.819" calcext:value-type="float">
            <text:p>0.8190</text:p>
          </table:table-cell>
          <table:table-cell table:formula="of:=[.C184]*[.C184]" office:value-type="float" office:value="0.670761" calcext:value-type="float">
            <text:p>0.6708</text:p>
          </table:table-cell>
          <table:table-cell table:style-name="ce58" office:value-type="float" office:value="599.225122" calcext:value-type="float">
            <text:p>599.22512</text:p>
          </table:table-cell>
          <table:table-cell table:style-name="ce58" office:value-type="float" office:value="7.2606" calcext:value-type="float">
            <text:p>7.26060</text:p>
          </table:table-cell>
          <table:table-cell/>
          <table:table-cell table:formula="of:=[.D184]" office:value-type="float" office:value="0.670761" calcext:value-type="float">
            <text:p>0.6708</text:p>
          </table:table-cell>
          <table:table-cell office:value-type="float" office:value="23.269755973" calcext:value-type="float">
            <text:p>23.2698</text:p>
          </table:table-cell>
          <table:table-cell office:value-type="float" office:value="0.293291484949" calcext:value-type="float">
            <text:p>0.2933</text:p>
          </table:table-cell>
          <table:table-cell table:style-name="ce33" office:value-type="float" office:value="0.293291484949" calcext:value-type="float">
            <text:p>0.2933</text:p>
          </table:table-cell>
          <table:table-cell table:style-name="ce39" table:formula="of:=[.D184]" office:value-type="float" office:value="0.670761" calcext:value-type="float">
            <text:p>0.6708</text:p>
          </table:table-cell>
          <table:table-cell table:style-name="ce39" table:formula="of:=SQRT([.I184])" office:value-type="float" office:value="4.82387354446611" calcext:value-type="float">
            <text:p>4.8239</text:p>
          </table:table-cell>
          <table:table-cell table:style-name="ce39" table:formula="of:=0.5*[.J184]/SQRT([.I184])" office:value-type="float" office:value="0.0303999972475917" calcext:value-type="float">
            <text:p>0.0304</text:p>
          </table:table-cell>
          <table:table-cell/>
          <table:table-cell table:style-name="ce33" office:value-type="float" office:value="0.6708" calcext:value-type="float">
            <text:p>0.6708</text:p>
          </table:table-cell>
          <table:table-cell table:style-name="ce33" office:value-type="float" office:value="625.881764393" calcext:value-type="float">
            <text:p>625.8818</text:p>
          </table:table-cell>
          <table:table-cell table:number-columns-repeated="2" table:style-name="ce33" office:value-type="float" office:value="7.58972044117" calcext:value-type="float">
            <text:p>7.5897</text:p>
          </table:table-cell>
          <table:table-cell table:number-columns-repeated="1005"/>
        </table:table-row>
        <table:table-row table:style-name="ro1">
          <table:table-cell table:style-name="ce33" office:value-type="float" office:value="0.82" calcext:value-type="float">
            <text:p>0.8200</text:p>
          </table:table-cell>
          <table:table-cell table:style-name="ce33" office:value-type="float" office:value="0.822" calcext:value-type="float">
            <text:p>0.8220</text:p>
          </table:table-cell>
          <table:table-cell table:style-name="ce33" table:formula="of:=[.A185]+([.B185]-[.A185])/2" office:value-type="float" office:value="0.821" calcext:value-type="float">
            <text:p>0.8210</text:p>
          </table:table-cell>
          <table:table-cell table:formula="of:=[.C185]*[.C185]" office:value-type="float" office:value="0.674041" calcext:value-type="float">
            <text:p>0.6740</text:p>
          </table:table-cell>
          <table:table-cell table:style-name="ce58" office:value-type="float" office:value="594.325902" calcext:value-type="float">
            <text:p>594.32590</text:p>
          </table:table-cell>
          <table:table-cell table:style-name="ce58" office:value-type="float" office:value="7.00189" calcext:value-type="float">
            <text:p>7.00189</text:p>
          </table:table-cell>
          <table:table-cell/>
          <table:table-cell table:formula="of:=[.D185]" office:value-type="float" office:value="0.674041" calcext:value-type="float">
            <text:p>0.6740</text:p>
          </table:table-cell>
          <table:table-cell office:value-type="float" office:value="23.1635029328" calcext:value-type="float">
            <text:p>23.1635</text:p>
          </table:table-cell>
          <table:table-cell office:value-type="float" office:value="0.283732333701" calcext:value-type="float">
            <text:p>0.2837</text:p>
          </table:table-cell>
          <table:table-cell table:style-name="ce33" office:value-type="float" office:value="0.283732333701" calcext:value-type="float">
            <text:p>0.2837</text:p>
          </table:table-cell>
          <table:table-cell table:style-name="ce39" table:formula="of:=[.D185]" office:value-type="float" office:value="0.674041" calcext:value-type="float">
            <text:p>0.6740</text:p>
          </table:table-cell>
          <table:table-cell table:style-name="ce39" table:formula="of:=SQRT([.I185])" office:value-type="float" office:value="4.81284769474373" calcext:value-type="float">
            <text:p>4.8128</text:p>
          </table:table-cell>
          <table:table-cell table:style-name="ce39" table:formula="of:=0.5*[.J185]/SQRT([.I185])" office:value-type="float" office:value="0.0294765543911636" calcext:value-type="float">
            <text:p>0.0295</text:p>
          </table:table-cell>
          <table:table-cell/>
          <table:table-cell table:style-name="ce33" office:value-type="float" office:value="0.674" calcext:value-type="float">
            <text:p>0.6740</text:p>
          </table:table-cell>
          <table:table-cell table:style-name="ce33" office:value-type="float" office:value="620.646371751" calcext:value-type="float">
            <text:p>620.6464</text:p>
          </table:table-cell>
          <table:table-cell table:number-columns-repeated="2" table:style-name="ce33" office:value-type="float" office:value="7.31774153789" calcext:value-type="float">
            <text:p>7.3177</text:p>
          </table:table-cell>
          <table:table-cell table:number-columns-repeated="1005"/>
        </table:table-row>
        <table:table-row table:style-name="ro1">
          <table:table-cell table:style-name="ce33" office:value-type="float" office:value="0.822" calcext:value-type="float">
            <text:p>0.8220</text:p>
          </table:table-cell>
          <table:table-cell table:style-name="ce33" office:value-type="float" office:value="0.824" calcext:value-type="float">
            <text:p>0.8240</text:p>
          </table:table-cell>
          <table:table-cell table:style-name="ce33" table:formula="of:=[.A186]+([.B186]-[.A186])/2" office:value-type="float" office:value="0.823" calcext:value-type="float">
            <text:p>0.8230</text:p>
          </table:table-cell>
          <table:table-cell table:formula="of:=[.C186]*[.C186]" office:value-type="float" office:value="0.677329" calcext:value-type="float">
            <text:p>0.6773</text:p>
          </table:table-cell>
          <table:table-cell table:style-name="ce58" office:value-type="float" office:value="580.226427" calcext:value-type="float">
            <text:p>580.22643</text:p>
          </table:table-cell>
          <table:table-cell table:style-name="ce58" office:value-type="float" office:value="7.80643" calcext:value-type="float">
            <text:p>7.80643</text:p>
          </table:table-cell>
          <table:table-cell/>
          <table:table-cell table:formula="of:=[.D186]" office:value-type="float" office:value="0.677329" calcext:value-type="float">
            <text:p>0.6773</text:p>
          </table:table-cell>
          <table:table-cell office:value-type="float" office:value="22.6982478989" calcext:value-type="float">
            <text:p>22.6982</text:p>
          </table:table-cell>
          <table:table-cell office:value-type="float" office:value="0.315563401391" calcext:value-type="float">
            <text:p>0.3156</text:p>
          </table:table-cell>
          <table:table-cell table:style-name="ce33" office:value-type="float" office:value="0.315563401391" calcext:value-type="float">
            <text:p>0.3156</text:p>
          </table:table-cell>
          <table:table-cell table:style-name="ce39" table:formula="of:=[.D186]" office:value-type="float" office:value="0.677329" calcext:value-type="float">
            <text:p>0.6773</text:p>
          </table:table-cell>
          <table:table-cell table:style-name="ce39" table:formula="of:=SQRT([.I186])" office:value-type="float" office:value="4.76426782401032" calcext:value-type="float">
            <text:p>4.7643</text:p>
          </table:table-cell>
          <table:table-cell table:style-name="ce39" table:formula="of:=0.5*[.J186]/SQRT([.I186])" office:value-type="float" office:value="0.0331177227065894" calcext:value-type="float">
            <text:p>0.0331</text:p>
          </table:table-cell>
          <table:table-cell/>
          <table:table-cell table:style-name="ce33" office:value-type="float" office:value="0.6773" calcext:value-type="float">
            <text:p>0.6773</text:p>
          </table:table-cell>
          <table:table-cell table:style-name="ce33" office:value-type="float" office:value="605.795318421" calcext:value-type="float">
            <text:p>605.7953</text:p>
          </table:table-cell>
          <table:table-cell table:number-columns-repeated="2" table:style-name="ce33" office:value-type="float" office:value="8.15496267567" calcext:value-type="float">
            <text:p>8.1550</text:p>
          </table:table-cell>
          <table:table-cell table:number-columns-repeated="1005"/>
        </table:table-row>
        <table:table-row table:style-name="ro1">
          <table:table-cell table:style-name="ce33" office:value-type="float" office:value="0.824" calcext:value-type="float">
            <text:p>0.8240</text:p>
          </table:table-cell>
          <table:table-cell table:style-name="ce33" office:value-type="float" office:value="0.826" calcext:value-type="float">
            <text:p>0.8260</text:p>
          </table:table-cell>
          <table:table-cell table:style-name="ce33" table:formula="of:=[.A187]+([.B187]-[.A187])/2" office:value-type="float" office:value="0.825" calcext:value-type="float">
            <text:p>0.8250</text:p>
          </table:table-cell>
          <table:table-cell table:formula="of:=[.C187]*[.C187]" office:value-type="float" office:value="0.680625" calcext:value-type="float">
            <text:p>0.6806</text:p>
          </table:table-cell>
          <table:table-cell table:style-name="ce58" office:value-type="float" office:value="547.809804" calcext:value-type="float">
            <text:p>547.80980</text:p>
          </table:table-cell>
          <table:table-cell table:style-name="ce58" office:value-type="float" office:value="7.62455" calcext:value-type="float">
            <text:p>7.62455</text:p>
          </table:table-cell>
          <table:table-cell/>
          <table:table-cell table:formula="of:=[.D187]" office:value-type="float" office:value="0.680625" calcext:value-type="float">
            <text:p>0.6806</text:p>
          </table:table-cell>
          <table:table-cell office:value-type="float" office:value="21.5096732576" calcext:value-type="float">
            <text:p>21.5097</text:p>
          </table:table-cell>
          <table:table-cell office:value-type="float" office:value="0.30860416181" calcext:value-type="float">
            <text:p>0.3086</text:p>
          </table:table-cell>
          <table:table-cell table:style-name="ce33" office:value-type="float" office:value="0.30860416181" calcext:value-type="float">
            <text:p>0.3086</text:p>
          </table:table-cell>
          <table:table-cell table:style-name="ce39" table:formula="of:=[.D187]" office:value-type="float" office:value="0.680625" calcext:value-type="float">
            <text:p>0.6806</text:p>
          </table:table-cell>
          <table:table-cell table:style-name="ce39" table:formula="of:=SQRT([.I187])" office:value-type="float" office:value="4.63785222464019" calcext:value-type="float">
            <text:p>4.6379</text:p>
          </table:table-cell>
          <table:table-cell table:style-name="ce39" table:formula="of:=0.5*[.J187]/SQRT([.I187])" office:value-type="float" office:value="0.0332701589941173" calcext:value-type="float">
            <text:p>0.0333</text:p>
          </table:table-cell>
          <table:table-cell/>
          <table:table-cell table:style-name="ce33" office:value-type="float" office:value="0.6806" calcext:value-type="float">
            <text:p>0.6806</text:p>
          </table:table-cell>
          <table:table-cell table:style-name="ce33" office:value-type="float" office:value="571.830100932" calcext:value-type="float">
            <text:p>571.8301</text:p>
          </table:table-cell>
          <table:table-cell table:number-columns-repeated="2" table:style-name="ce33" office:value-type="float" office:value="7.96264986053" calcext:value-type="float">
            <text:p>7.9626</text:p>
          </table:table-cell>
          <table:table-cell table:number-columns-repeated="1005"/>
        </table:table-row>
        <table:table-row table:style-name="ro1">
          <table:table-cell table:style-name="ce33" office:value-type="float" office:value="0.826" calcext:value-type="float">
            <text:p>0.8260</text:p>
          </table:table-cell>
          <table:table-cell table:style-name="ce33" office:value-type="float" office:value="0.828" calcext:value-type="float">
            <text:p>0.8280</text:p>
          </table:table-cell>
          <table:table-cell table:style-name="ce33" table:formula="of:=[.A188]+([.B188]-[.A188])/2" office:value-type="float" office:value="0.827" calcext:value-type="float">
            <text:p>0.8270</text:p>
          </table:table-cell>
          <table:table-cell table:formula="of:=[.C188]*[.C188]" office:value-type="float" office:value="0.683929" calcext:value-type="float">
            <text:p>0.6839</text:p>
          </table:table-cell>
          <table:table-cell table:style-name="ce58" office:value-type="float" office:value="544.838553" calcext:value-type="float">
            <text:p>544.83855</text:p>
          </table:table-cell>
          <table:table-cell table:style-name="ce58" office:value-type="float" office:value="7.34869" calcext:value-type="float">
            <text:p>7.34869</text:p>
          </table:table-cell>
          <table:table-cell/>
          <table:table-cell table:formula="of:=[.D188]" office:value-type="float" office:value="0.683929" calcext:value-type="float">
            <text:p>0.6839</text:p>
          </table:table-cell>
          <table:table-cell office:value-type="float" office:value="21.4712866476" calcext:value-type="float">
            <text:p>21.4713</text:p>
          </table:table-cell>
          <table:table-cell office:value-type="float" office:value="0.298813073974" calcext:value-type="float">
            <text:p>0.2988</text:p>
          </table:table-cell>
          <table:table-cell table:style-name="ce33" office:value-type="float" office:value="0.298813073974" calcext:value-type="float">
            <text:p>0.2988</text:p>
          </table:table-cell>
          <table:table-cell table:style-name="ce39" table:formula="of:=[.D188]" office:value-type="float" office:value="0.683929" calcext:value-type="float">
            <text:p>0.6839</text:p>
          </table:table-cell>
          <table:table-cell table:style-name="ce39" table:formula="of:=SQRT([.I188])" office:value-type="float" office:value="4.63371197287876" calcext:value-type="float">
            <text:p>4.6337</text:p>
          </table:table-cell>
          <table:table-cell table:style-name="ce39" table:formula="of:=0.5*[.J188]/SQRT([.I188])" office:value-type="float" office:value="0.0322433802233459" calcext:value-type="float">
            <text:p>0.0322</text:p>
          </table:table-cell>
          <table:table-cell/>
          <table:table-cell table:style-name="ce33" office:value-type="float" office:value="0.6839" calcext:value-type="float">
            <text:p>0.6839</text:p>
          </table:table-cell>
          <table:table-cell table:style-name="ce33" office:value-type="float" office:value="568.586946224" calcext:value-type="float">
            <text:p>568.5869</text:p>
          </table:table-cell>
          <table:table-cell table:number-columns-repeated="2" table:style-name="ce33" office:value-type="float" office:value="7.6728832251" calcext:value-type="float">
            <text:p>7.6729</text:p>
          </table:table-cell>
          <table:table-cell table:number-columns-repeated="1005"/>
        </table:table-row>
        <table:table-row table:style-name="ro1">
          <table:table-cell table:style-name="ce33" office:value-type="float" office:value="0.828" calcext:value-type="float">
            <text:p>0.8280</text:p>
          </table:table-cell>
          <table:table-cell table:style-name="ce33" office:value-type="float" office:value="0.83" calcext:value-type="float">
            <text:p>0.8300</text:p>
          </table:table-cell>
          <table:table-cell table:style-name="ce33" table:formula="of:=[.A189]+([.B189]-[.A189])/2" office:value-type="float" office:value="0.829" calcext:value-type="float">
            <text:p>0.8290</text:p>
          </table:table-cell>
          <table:table-cell table:formula="of:=[.C189]*[.C189]" office:value-type="float" office:value="0.687241" calcext:value-type="float">
            <text:p>0.6872</text:p>
          </table:table-cell>
          <table:table-cell table:style-name="ce58" office:value-type="float" office:value="529.45952" calcext:value-type="float">
            <text:p>529.45952</text:p>
          </table:table-cell>
          <table:table-cell table:style-name="ce58" office:value-type="float" office:value="6.88818" calcext:value-type="float">
            <text:p>6.88818</text:p>
          </table:table-cell>
          <table:table-cell/>
          <table:table-cell table:formula="of:=[.D189]" office:value-type="float" office:value="0.687241" calcext:value-type="float">
            <text:p>0.6872</text:p>
          </table:table-cell>
          <table:table-cell office:value-type="float" office:value="20.9420973912" calcext:value-type="float">
            <text:p>20.9421</text:p>
          </table:table-cell>
          <table:table-cell office:value-type="float" office:value="0.281030662348" calcext:value-type="float">
            <text:p>0.2810</text:p>
          </table:table-cell>
          <table:table-cell table:style-name="ce33" office:value-type="float" office:value="0.281030662348" calcext:value-type="float">
            <text:p>0.2810</text:p>
          </table:table-cell>
          <table:table-cell table:style-name="ce39" table:formula="of:=[.D189]" office:value-type="float" office:value="0.687241" calcext:value-type="float">
            <text:p>0.6872</text:p>
          </table:table-cell>
          <table:table-cell table:style-name="ce39" table:formula="of:=SQRT([.I189])" office:value-type="float" office:value="4.57625364148448" calcext:value-type="float">
            <text:p>4.5763</text:p>
          </table:table-cell>
          <table:table-cell table:style-name="ce39" table:formula="of:=0.5*[.J189]/SQRT([.I189])" office:value-type="float" office:value="0.0307053197183403" calcext:value-type="float">
            <text:p>0.0307</text:p>
          </table:table-cell>
          <table:table-cell/>
          <table:table-cell table:style-name="ce33" office:value-type="float" office:value="0.6872" calcext:value-type="float">
            <text:p>0.6872</text:p>
          </table:table-cell>
          <table:table-cell table:style-name="ce33" office:value-type="float" office:value="552.421490936" calcext:value-type="float">
            <text:p>552.4215</text:p>
          </table:table-cell>
          <table:table-cell table:number-columns-repeated="2" table:style-name="ce33" office:value-type="float" office:value="7.19047214249" calcext:value-type="float">
            <text:p>7.1905</text:p>
          </table:table-cell>
          <table:table-cell table:number-columns-repeated="1005"/>
        </table:table-row>
        <table:table-row table:style-name="ro1">
          <table:table-cell table:style-name="ce33" office:value-type="float" office:value="0.83" calcext:value-type="float">
            <text:p>0.8300</text:p>
          </table:table-cell>
          <table:table-cell table:style-name="ce33" office:value-type="float" office:value="0.832" calcext:value-type="float">
            <text:p>0.8320</text:p>
          </table:table-cell>
          <table:table-cell table:style-name="ce33" table:formula="of:=[.A190]+([.B190]-[.A190])/2" office:value-type="float" office:value="0.831" calcext:value-type="float">
            <text:p>0.8310</text:p>
          </table:table-cell>
          <table:table-cell table:formula="of:=[.C190]*[.C190]" office:value-type="float" office:value="0.690561" calcext:value-type="float">
            <text:p>0.6906</text:p>
          </table:table-cell>
          <table:table-cell table:style-name="ce58" office:value-type="float" office:value="506.543464" calcext:value-type="float">
            <text:p>506.54346</text:p>
          </table:table-cell>
          <table:table-cell table:style-name="ce58" office:value-type="float" office:value="7.08034" calcext:value-type="float">
            <text:p>7.08034</text:p>
          </table:table-cell>
          <table:table-cell/>
          <table:table-cell table:formula="of:=[.D190]" office:value-type="float" office:value="0.690561" calcext:value-type="float">
            <text:p>0.6906</text:p>
          </table:table-cell>
          <table:table-cell office:value-type="float" office:value="20.111192337" calcext:value-type="float">
            <text:p>20.1112</text:p>
          </table:table-cell>
          <table:table-cell office:value-type="float" office:value="0.288955124881" calcext:value-type="float">
            <text:p>0.2890</text:p>
          </table:table-cell>
          <table:table-cell table:style-name="ce33" office:value-type="float" office:value="0.288955124881" calcext:value-type="float">
            <text:p>0.2890</text:p>
          </table:table-cell>
          <table:table-cell table:style-name="ce39" table:formula="of:=[.D190]" office:value-type="float" office:value="0.690561" calcext:value-type="float">
            <text:p>0.6906</text:p>
          </table:table-cell>
          <table:table-cell table:style-name="ce39" table:formula="of:=SQRT([.I190])" office:value-type="float" office:value="4.48455040522459" calcext:value-type="float">
            <text:p>4.4846</text:p>
          </table:table-cell>
          <table:table-cell table:style-name="ce39" table:formula="of:=0.5*[.J190]/SQRT([.I190])" office:value-type="float" office:value="0.0322167328685125" calcext:value-type="float">
            <text:p>0.0322</text:p>
          </table:table-cell>
          <table:table-cell/>
          <table:table-cell table:style-name="ce33" office:value-type="float" office:value="0.6906" calcext:value-type="float">
            <text:p>0.6906</text:p>
          </table:table-cell>
          <table:table-cell table:style-name="ce33" office:value-type="float" office:value="528.390280393" calcext:value-type="float">
            <text:p>528.3903</text:p>
          </table:table-cell>
          <table:table-cell table:number-columns-repeated="2" table:style-name="ce33" office:value-type="float" office:value="7.38858558667" calcext:value-type="float">
            <text:p>7.3886</text:p>
          </table:table-cell>
          <table:table-cell table:number-columns-repeated="1005"/>
        </table:table-row>
        <table:table-row table:style-name="ro1">
          <table:table-cell table:style-name="ce33" office:value-type="float" office:value="0.832" calcext:value-type="float">
            <text:p>0.8320</text:p>
          </table:table-cell>
          <table:table-cell table:style-name="ce33" office:value-type="float" office:value="0.834" calcext:value-type="float">
            <text:p>0.8340</text:p>
          </table:table-cell>
          <table:table-cell table:style-name="ce33" table:formula="of:=[.A191]+([.B191]-[.A191])/2" office:value-type="float" office:value="0.833" calcext:value-type="float">
            <text:p>0.8330</text:p>
          </table:table-cell>
          <table:table-cell table:formula="of:=[.C191]*[.C191]" office:value-type="float" office:value="0.693889" calcext:value-type="float">
            <text:p>0.6939</text:p>
          </table:table-cell>
          <table:table-cell table:style-name="ce58" office:value-type="float" office:value="492.975554" calcext:value-type="float">
            <text:p>492.97555</text:p>
          </table:table-cell>
          <table:table-cell table:style-name="ce58" office:value-type="float" office:value="6.91965" calcext:value-type="float">
            <text:p>6.91965</text:p>
          </table:table-cell>
          <table:table-cell/>
          <table:table-cell table:formula="of:=[.D191]" office:value-type="float" office:value="0.693889" calcext:value-type="float">
            <text:p>0.6939</text:p>
          </table:table-cell>
          <table:table-cell office:value-type="float" office:value="19.6440757291" calcext:value-type="float">
            <text:p>19.6441</text:p>
          </table:table-cell>
          <table:table-cell office:value-type="float" office:value="0.28339842737" calcext:value-type="float">
            <text:p>0.2834</text:p>
          </table:table-cell>
          <table:table-cell table:style-name="ce33" office:value-type="float" office:value="0.28339842737" calcext:value-type="float">
            <text:p>0.2834</text:p>
          </table:table-cell>
          <table:table-cell table:style-name="ce39" table:formula="of:=[.D191]" office:value-type="float" office:value="0.693889" calcext:value-type="float">
            <text:p>0.6939</text:p>
          </table:table-cell>
          <table:table-cell table:style-name="ce39" table:formula="of:=SQRT([.I191])" office:value-type="float" office:value="4.43216377507646" calcext:value-type="float">
            <text:p>4.4322</text:p>
          </table:table-cell>
          <table:table-cell table:style-name="ce39" table:formula="of:=0.5*[.J191]/SQRT([.I191])" office:value-type="float" office:value="0.0319706628355708" calcext:value-type="float">
            <text:p>0.0320</text:p>
          </table:table-cell>
          <table:table-cell/>
          <table:table-cell table:style-name="ce33" office:value-type="float" office:value="0.6939" calcext:value-type="float">
            <text:p>0.6939</text:p>
          </table:table-cell>
          <table:table-cell table:style-name="ce33" office:value-type="float" office:value="514.129086786" calcext:value-type="float">
            <text:p>514.1291</text:p>
          </table:table-cell>
          <table:table-cell table:number-columns-repeated="2" table:style-name="ce33" office:value-type="float" office:value="7.21935892824" calcext:value-type="float">
            <text:p>7.2194</text:p>
          </table:table-cell>
          <table:table-cell table:number-columns-repeated="1005"/>
        </table:table-row>
        <table:table-row table:style-name="ro1">
          <table:table-cell table:style-name="ce33" office:value-type="float" office:value="0.834" calcext:value-type="float">
            <text:p>0.8340</text:p>
          </table:table-cell>
          <table:table-cell table:style-name="ce33" office:value-type="float" office:value="0.836" calcext:value-type="float">
            <text:p>0.8360</text:p>
          </table:table-cell>
          <table:table-cell table:style-name="ce33" table:formula="of:=[.A192]+([.B192]-[.A192])/2" office:value-type="float" office:value="0.835" calcext:value-type="float">
            <text:p>0.8350</text:p>
          </table:table-cell>
          <table:table-cell table:formula="of:=[.C192]*[.C192]" office:value-type="float" office:value="0.697225" calcext:value-type="float">
            <text:p>0.6972</text:p>
          </table:table-cell>
          <table:table-cell table:style-name="ce58" office:value-type="float" office:value="476.861661" calcext:value-type="float">
            <text:p>476.86166</text:p>
          </table:table-cell>
          <table:table-cell table:style-name="ce58" office:value-type="float" office:value="6.69314" calcext:value-type="float">
            <text:p>6.69314</text:p>
          </table:table-cell>
          <table:table-cell/>
          <table:table-cell table:formula="of:=[.D192]" office:value-type="float" office:value="0.697225" calcext:value-type="float">
            <text:p>0.6972</text:p>
          </table:table-cell>
          <table:table-cell office:value-type="float" office:value="19.0711925019" calcext:value-type="float">
            <text:p>19.0712</text:p>
          </table:table-cell>
          <table:table-cell office:value-type="float" office:value="0.274749254225" calcext:value-type="float">
            <text:p>0.2747</text:p>
          </table:table-cell>
          <table:table-cell table:style-name="ce33" office:value-type="float" office:value="0.274749254225" calcext:value-type="float">
            <text:p>0.2747</text:p>
          </table:table-cell>
          <table:table-cell table:style-name="ce39" table:formula="of:=[.D192]" office:value-type="float" office:value="0.697225" calcext:value-type="float">
            <text:p>0.6972</text:p>
          </table:table-cell>
          <table:table-cell table:style-name="ce39" table:formula="of:=SQRT([.I192])" office:value-type="float" office:value="4.36705764810816" calcext:value-type="float">
            <text:p>4.3671</text:p>
          </table:table-cell>
          <table:table-cell table:style-name="ce39" table:formula="of:=0.5*[.J192]/SQRT([.I192])" office:value-type="float" office:value="0.0314570216795768" calcext:value-type="float">
            <text:p>0.0315</text:p>
          </table:table-cell>
          <table:table-cell/>
          <table:table-cell table:style-name="ce33" office:value-type="float" office:value="0.6972" calcext:value-type="float">
            <text:p>0.6972</text:p>
          </table:table-cell>
          <table:table-cell table:style-name="ce33" office:value-type="float" office:value="497.219163156" calcext:value-type="float">
            <text:p>497.2192</text:p>
          </table:table-cell>
          <table:table-cell table:number-columns-repeated="2" table:style-name="ce33" office:value-type="float" office:value="6.981307606" calcext:value-type="float">
            <text:p>6.9813</text:p>
          </table:table-cell>
          <table:table-cell table:number-columns-repeated="1005"/>
        </table:table-row>
        <table:table-row table:style-name="ro1">
          <table:table-cell table:style-name="ce33" office:value-type="float" office:value="0.836" calcext:value-type="float">
            <text:p>0.8360</text:p>
          </table:table-cell>
          <table:table-cell table:style-name="ce33" office:value-type="float" office:value="0.838" calcext:value-type="float">
            <text:p>0.8380</text:p>
          </table:table-cell>
          <table:table-cell table:style-name="ce33" table:formula="of:=[.A193]+([.B193]-[.A193])/2" office:value-type="float" office:value="0.837" calcext:value-type="float">
            <text:p>0.8370</text:p>
          </table:table-cell>
          <table:table-cell table:formula="of:=[.C193]*[.C193]" office:value-type="float" office:value="0.700569" calcext:value-type="float">
            <text:p>0.7006</text:p>
          </table:table-cell>
          <table:table-cell table:style-name="ce58" office:value-type="float" office:value="465.247952" calcext:value-type="float">
            <text:p>465.24795</text:p>
          </table:table-cell>
          <table:table-cell table:style-name="ce58" office:value-type="float" office:value="6.80354" calcext:value-type="float">
            <text:p>6.80354</text:p>
          </table:table-cell>
          <table:table-cell/>
          <table:table-cell table:formula="of:=[.D193]" office:value-type="float" office:value="0.700569" calcext:value-type="float">
            <text:p>0.7006</text:p>
          </table:table-cell>
          <table:table-cell office:value-type="float" office:value="18.676058186" calcext:value-type="float">
            <text:p>18.6761</text:p>
          </table:table-cell>
          <table:table-cell office:value-type="float" office:value="0.280032741144" calcext:value-type="float">
            <text:p>0.2800</text:p>
          </table:table-cell>
          <table:table-cell table:style-name="ce33" office:value-type="float" office:value="0.280032741144" calcext:value-type="float">
            <text:p>0.2800</text:p>
          </table:table-cell>
          <table:table-cell table:style-name="ce39" table:formula="of:=[.D193]" office:value-type="float" office:value="0.700569" calcext:value-type="float">
            <text:p>0.7006</text:p>
          </table:table-cell>
          <table:table-cell table:style-name="ce39" table:formula="of:=SQRT([.I193])" office:value-type="float" office:value="4.32158051943962" calcext:value-type="float">
            <text:p>4.3216</text:p>
          </table:table-cell>
          <table:table-cell table:style-name="ce39" table:formula="of:=0.5*[.J193]/SQRT([.I193])" office:value-type="float" office:value="0.0323993432361538" calcext:value-type="float">
            <text:p>0.0324</text:p>
          </table:table-cell>
          <table:table-cell/>
          <table:table-cell table:style-name="ce33" office:value-type="float" office:value="0.7006" calcext:value-type="float">
            <text:p>0.7006</text:p>
          </table:table-cell>
          <table:table-cell table:style-name="ce33" office:value-type="float" office:value="484.998203621" calcext:value-type="float">
            <text:p>484.9982</text:p>
          </table:table-cell>
          <table:table-cell table:number-columns-repeated="2" table:style-name="ce33" office:value-type="float" office:value="7.09463617055" calcext:value-type="float">
            <text:p>7.0946</text:p>
          </table:table-cell>
          <table:table-cell table:number-columns-repeated="1005"/>
        </table:table-row>
        <table:table-row table:style-name="ro1">
          <table:table-cell table:style-name="ce33" office:value-type="float" office:value="0.838" calcext:value-type="float">
            <text:p>0.8380</text:p>
          </table:table-cell>
          <table:table-cell table:style-name="ce33" office:value-type="float" office:value="0.84" calcext:value-type="float">
            <text:p>0.8400</text:p>
          </table:table-cell>
          <table:table-cell table:style-name="ce33" table:formula="of:=[.A194]+([.B194]-[.A194])/2" office:value-type="float" office:value="0.839" calcext:value-type="float">
            <text:p>0.8390</text:p>
          </table:table-cell>
          <table:table-cell table:formula="of:=[.C194]*[.C194]" office:value-type="float" office:value="0.703921" calcext:value-type="float">
            <text:p>0.7039</text:p>
          </table:table-cell>
          <table:table-cell table:style-name="ce58" office:value-type="float" office:value="451.143922" calcext:value-type="float">
            <text:p>451.14392</text:p>
          </table:table-cell>
          <table:table-cell table:style-name="ce58" office:value-type="float" office:value="5.84514" calcext:value-type="float">
            <text:p>5.84514</text:p>
          </table:table-cell>
          <table:table-cell/>
          <table:table-cell table:formula="of:=[.D194]" office:value-type="float" office:value="0.703921" calcext:value-type="float">
            <text:p>0.7039</text:p>
          </table:table-cell>
          <table:table-cell office:value-type="float" office:value="18.1753687171" calcext:value-type="float">
            <text:p>18.1754</text:p>
          </table:table-cell>
          <table:table-cell office:value-type="float" office:value="0.241869240151" calcext:value-type="float">
            <text:p>0.2419</text:p>
          </table:table-cell>
          <table:table-cell table:style-name="ce33" office:value-type="float" office:value="0.241869240151" calcext:value-type="float">
            <text:p>0.2419</text:p>
          </table:table-cell>
          <table:table-cell table:style-name="ce39" table:formula="of:=[.D194]" office:value-type="float" office:value="0.703921" calcext:value-type="float">
            <text:p>0.7039</text:p>
          </table:table-cell>
          <table:table-cell table:style-name="ce39" table:formula="of:=SQRT([.I194])" office:value-type="float" office:value="4.26325799326055" calcext:value-type="float">
            <text:p>4.2633</text:p>
          </table:table-cell>
          <table:table-cell table:style-name="ce39" table:formula="of:=0.5*[.J194]/SQRT([.I194])" office:value-type="float" office:value="0.0283667139700848" calcext:value-type="float">
            <text:p>0.0284</text:p>
          </table:table-cell>
          <table:table-cell/>
          <table:table-cell table:style-name="ce33" office:value-type="float" office:value="0.7039" calcext:value-type="float">
            <text:p>0.7039</text:p>
          </table:table-cell>
          <table:table-cell table:style-name="ce33" office:value-type="float" office:value="470.196475096" calcext:value-type="float">
            <text:p>470.1965</text:p>
          </table:table-cell>
          <table:table-cell table:number-columns-repeated="2" table:style-name="ce33" office:value-type="float" office:value="6.09422844576" calcext:value-type="float">
            <text:p>6.0942</text:p>
          </table:table-cell>
          <table:table-cell table:number-columns-repeated="1005"/>
        </table:table-row>
        <table:table-row table:style-name="ro1">
          <table:table-cell table:style-name="ce33" office:value-type="float" office:value="0.84" calcext:value-type="float">
            <text:p>0.8400</text:p>
          </table:table-cell>
          <table:table-cell table:style-name="ce33" office:value-type="float" office:value="0.842" calcext:value-type="float">
            <text:p>0.8420</text:p>
          </table:table-cell>
          <table:table-cell table:style-name="ce33" table:formula="of:=[.A195]+([.B195]-[.A195])/2" office:value-type="float" office:value="0.841" calcext:value-type="float">
            <text:p>0.8410</text:p>
          </table:table-cell>
          <table:table-cell table:formula="of:=[.C195]*[.C195]" office:value-type="float" office:value="0.707281" calcext:value-type="float">
            <text:p>0.7073</text:p>
          </table:table-cell>
          <table:table-cell table:style-name="ce58" office:value-type="float" office:value="435.737731" calcext:value-type="float">
            <text:p>435.73773</text:p>
          </table:table-cell>
          <table:table-cell table:style-name="ce58" office:value-type="float" office:value="6.29826" calcext:value-type="float">
            <text:p>6.29826</text:p>
          </table:table-cell>
          <table:table-cell/>
          <table:table-cell table:formula="of:=[.D195]" office:value-type="float" office:value="0.707281" calcext:value-type="float">
            <text:p>0.7073</text:p>
          </table:table-cell>
          <table:table-cell office:value-type="float" office:value="17.6196164955" calcext:value-type="float">
            <text:p>17.6196</text:p>
          </table:table-cell>
          <table:table-cell office:value-type="float" office:value="0.260868120299" calcext:value-type="float">
            <text:p>0.2609</text:p>
          </table:table-cell>
          <table:table-cell table:style-name="ce33" office:value-type="float" office:value="0.260868120299" calcext:value-type="float">
            <text:p>0.2609</text:p>
          </table:table-cell>
          <table:table-cell table:style-name="ce39" table:formula="of:=[.D195]" office:value-type="float" office:value="0.707281" calcext:value-type="float">
            <text:p>0.7073</text:p>
          </table:table-cell>
          <table:table-cell table:style-name="ce39" table:formula="of:=SQRT([.I195])" office:value-type="float" office:value="4.19757269091317" calcext:value-type="float">
            <text:p>4.1976</text:p>
          </table:table-cell>
          <table:table-cell table:style-name="ce39" table:formula="of:=0.5*[.J195]/SQRT([.I195])" office:value-type="float" office:value="0.0310736870458161" calcext:value-type="float">
            <text:p>0.0311</text:p>
          </table:table-cell>
          <table:table-cell/>
          <table:table-cell table:style-name="ce33" office:value-type="float" office:value="0.7073" calcext:value-type="float">
            <text:p>0.7073</text:p>
          </table:table-cell>
          <table:table-cell table:style-name="ce33" office:value-type="float" office:value="454.035253662" calcext:value-type="float">
            <text:p>454.0353</text:p>
          </table:table-cell>
          <table:table-cell table:number-columns-repeated="2" table:style-name="ce33" office:value-type="float" office:value="6.56467496267" calcext:value-type="float">
            <text:p>6.5647</text:p>
          </table:table-cell>
          <table:table-cell table:number-columns-repeated="1005"/>
        </table:table-row>
        <table:table-row table:style-name="ro1">
          <table:table-cell table:style-name="ce33" office:value-type="float" office:value="0.842" calcext:value-type="float">
            <text:p>0.8420</text:p>
          </table:table-cell>
          <table:table-cell table:style-name="ce33" office:value-type="float" office:value="0.844" calcext:value-type="float">
            <text:p>0.8440</text:p>
          </table:table-cell>
          <table:table-cell table:style-name="ce33" table:formula="of:=[.A196]+([.B196]-[.A196])/2" office:value-type="float" office:value="0.843" calcext:value-type="float">
            <text:p>0.8430</text:p>
          </table:table-cell>
          <table:table-cell table:formula="of:=[.C196]*[.C196]" office:value-type="float" office:value="0.710649" calcext:value-type="float">
            <text:p>0.7106</text:p>
          </table:table-cell>
          <table:table-cell table:style-name="ce58" office:value-type="float" office:value="420.266033" calcext:value-type="float">
            <text:p>420.26603</text:p>
          </table:table-cell>
          <table:table-cell table:style-name="ce58" office:value-type="float" office:value="6.34874" calcext:value-type="float">
            <text:p>6.34874</text:p>
          </table:table-cell>
          <table:table-cell/>
          <table:table-cell table:formula="of:=[.D196]" office:value-type="float" office:value="0.710649" calcext:value-type="float">
            <text:p>0.7106</text:p>
          </table:table-cell>
          <table:table-cell office:value-type="float" office:value="17.0549805009" calcext:value-type="float">
            <text:p>17.0550</text:p>
          </table:table-cell>
          <table:table-cell office:value-type="float" office:value="0.263299956006" calcext:value-type="float">
            <text:p>0.2633</text:p>
          </table:table-cell>
          <table:table-cell table:style-name="ce33" office:value-type="float" office:value="0.263299956006" calcext:value-type="float">
            <text:p>0.2633</text:p>
          </table:table-cell>
          <table:table-cell table:style-name="ce39" table:formula="of:=[.D196]" office:value-type="float" office:value="0.710649" calcext:value-type="float">
            <text:p>0.7106</text:p>
          </table:table-cell>
          <table:table-cell table:style-name="ce39" table:formula="of:=SQRT([.I196])" office:value-type="float" office:value="4.12976760858284" calcext:value-type="float">
            <text:p>4.1298</text:p>
          </table:table-cell>
          <table:table-cell table:style-name="ce39" table:formula="of:=0.5*[.J196]/SQRT([.I196])" office:value-type="float" office:value="0.0318783017546541" calcext:value-type="float">
            <text:p>0.0319</text:p>
          </table:table-cell>
          <table:table-cell/>
          <table:table-cell table:style-name="ce33" office:value-type="float" office:value="0.7106" calcext:value-type="float">
            <text:p>0.7106</text:p>
          </table:table-cell>
          <table:table-cell table:style-name="ce33" office:value-type="float" office:value="437.821653073" calcext:value-type="float">
            <text:p>437.8217</text:p>
          </table:table-cell>
          <table:table-cell table:number-columns-repeated="2" table:style-name="ce33" office:value-type="float" office:value="6.61553904298" calcext:value-type="float">
            <text:p>6.6155</text:p>
          </table:table-cell>
          <table:table-cell table:number-columns-repeated="1005"/>
        </table:table-row>
        <table:table-row table:style-name="ro1">
          <table:table-cell table:style-name="ce33" office:value-type="float" office:value="0.844" calcext:value-type="float">
            <text:p>0.8440</text:p>
          </table:table-cell>
          <table:table-cell table:style-name="ce33" office:value-type="float" office:value="0.846" calcext:value-type="float">
            <text:p>0.8460</text:p>
          </table:table-cell>
          <table:table-cell table:style-name="ce33" table:formula="of:=[.A197]+([.B197]-[.A197])/2" office:value-type="float" office:value="0.845" calcext:value-type="float">
            <text:p>0.8450</text:p>
          </table:table-cell>
          <table:table-cell table:formula="of:=[.C197]*[.C197]" office:value-type="float" office:value="0.714025" calcext:value-type="float">
            <text:p>0.7140</text:p>
          </table:table-cell>
          <table:table-cell table:style-name="ce58" office:value-type="float" office:value="410.06291" calcext:value-type="float">
            <text:p>410.06291</text:p>
          </table:table-cell>
          <table:table-cell table:style-name="ce58" office:value-type="float" office:value="5.43764" calcext:value-type="float">
            <text:p>5.43764</text:p>
          </table:table-cell>
          <table:table-cell/>
          <table:table-cell table:formula="of:=[.D197]" office:value-type="float" office:value="0.714025" calcext:value-type="float">
            <text:p>0.7140</text:p>
          </table:table-cell>
          <table:table-cell office:value-type="float" office:value="16.7020042669" calcext:value-type="float">
            <text:p>16.7020</text:p>
          </table:table-cell>
          <table:table-cell office:value-type="float" office:value="0.227019732096" calcext:value-type="float">
            <text:p>0.2270</text:p>
          </table:table-cell>
          <table:table-cell table:style-name="ce33" office:value-type="float" office:value="0.227019732096" calcext:value-type="float">
            <text:p>0.2270</text:p>
          </table:table-cell>
          <table:table-cell table:style-name="ce39" table:formula="of:=[.D197]" office:value-type="float" office:value="0.714025" calcext:value-type="float">
            <text:p>0.7140</text:p>
          </table:table-cell>
          <table:table-cell table:style-name="ce39" table:formula="of:=SQRT([.I197])" office:value-type="float" office:value="4.08680856743988" calcext:value-type="float">
            <text:p>4.0868</text:p>
          </table:table-cell>
          <table:table-cell table:style-name="ce39" table:formula="of:=0.5*[.J197]/SQRT([.I197])" office:value-type="float" office:value="0.0277746961167566" calcext:value-type="float">
            <text:p>0.0278</text:p>
          </table:table-cell>
          <table:table-cell/>
          <table:table-cell table:style-name="ce33" office:value-type="float" office:value="0.714" calcext:value-type="float">
            <text:p>0.7140</text:p>
          </table:table-cell>
          <table:table-cell table:style-name="ce33" office:value-type="float" office:value="427.094054807" calcext:value-type="float">
            <text:p>427.0941</text:p>
          </table:table-cell>
          <table:table-cell table:number-columns-repeated="2" table:style-name="ce33" office:value-type="float" office:value="5.6652548295" calcext:value-type="float">
            <text:p>5.6653</text:p>
          </table:table-cell>
          <table:table-cell table:number-columns-repeated="1005"/>
        </table:table-row>
        <table:table-row table:style-name="ro1">
          <table:table-cell table:style-name="ce33" office:value-type="float" office:value="0.846" calcext:value-type="float">
            <text:p>0.8460</text:p>
          </table:table-cell>
          <table:table-cell table:style-name="ce33" office:value-type="float" office:value="0.848" calcext:value-type="float">
            <text:p>0.8480</text:p>
          </table:table-cell>
          <table:table-cell table:style-name="ce33" table:formula="of:=[.A198]+([.B198]-[.A198])/2" office:value-type="float" office:value="0.847" calcext:value-type="float">
            <text:p>0.8470</text:p>
          </table:table-cell>
          <table:table-cell table:formula="of:=[.C198]*[.C198]" office:value-type="float" office:value="0.717409" calcext:value-type="float">
            <text:p>0.7174</text:p>
          </table:table-cell>
          <table:table-cell table:style-name="ce58" office:value-type="float" office:value="401.240862" calcext:value-type="float">
            <text:p>401.24086</text:p>
          </table:table-cell>
          <table:table-cell table:style-name="ce58" office:value-type="float" office:value="6.16992" calcext:value-type="float">
            <text:p>6.16992</text:p>
          </table:table-cell>
          <table:table-cell/>
          <table:table-cell table:formula="of:=[.D198]" office:value-type="float" office:value="0.717409" calcext:value-type="float">
            <text:p>0.7174</text:p>
          </table:table-cell>
          <table:table-cell office:value-type="float" office:value="16.4027571884" calcext:value-type="float">
            <text:p>16.4028</text:p>
          </table:table-cell>
          <table:table-cell office:value-type="float" office:value="0.257670851927" calcext:value-type="float">
            <text:p>0.2577</text:p>
          </table:table-cell>
          <table:table-cell table:style-name="ce33" office:value-type="float" office:value="0.257670851927" calcext:value-type="float">
            <text:p>0.2577</text:p>
          </table:table-cell>
          <table:table-cell table:style-name="ce39" table:formula="of:=[.D198]" office:value-type="float" office:value="0.717409" calcext:value-type="float">
            <text:p>0.7174</text:p>
          </table:table-cell>
          <table:table-cell table:style-name="ce39" table:formula="of:=SQRT([.I198])" office:value-type="float" office:value="4.05003175152986" calcext:value-type="float">
            <text:p>4.0500</text:p>
          </table:table-cell>
          <table:table-cell table:style-name="ce39" table:formula="of:=0.5*[.J198]/SQRT([.I198])" office:value-type="float" office:value="0.0318109668929963" calcext:value-type="float">
            <text:p>0.0318</text:p>
          </table:table-cell>
          <table:table-cell/>
          <table:table-cell table:style-name="ce33" office:value-type="float" office:value="0.7174" calcext:value-type="float">
            <text:p>0.7174</text:p>
          </table:table-cell>
          <table:table-cell table:style-name="ce33" office:value-type="float" office:value="417.81759562" calcext:value-type="float">
            <text:p>417.8176</text:p>
          </table:table-cell>
          <table:table-cell table:number-columns-repeated="2" table:style-name="ce33" office:value-type="float" office:value="6.42631846742" calcext:value-type="float">
            <text:p>6.4263</text:p>
          </table:table-cell>
          <table:table-cell table:number-columns-repeated="1005"/>
        </table:table-row>
        <table:table-row table:style-name="ro1">
          <table:table-cell table:style-name="ce33" office:value-type="float" office:value="0.848" calcext:value-type="float">
            <text:p>0.8480</text:p>
          </table:table-cell>
          <table:table-cell table:style-name="ce33" office:value-type="float" office:value="0.85" calcext:value-type="float">
            <text:p>0.8500</text:p>
          </table:table-cell>
          <table:table-cell table:style-name="ce33" table:formula="of:=[.A199]+([.B199]-[.A199])/2" office:value-type="float" office:value="0.849" calcext:value-type="float">
            <text:p>0.8490</text:p>
          </table:table-cell>
          <table:table-cell table:formula="of:=[.C199]*[.C199]" office:value-type="float" office:value="0.720801" calcext:value-type="float">
            <text:p>0.7208</text:p>
          </table:table-cell>
          <table:table-cell table:style-name="ce58" office:value-type="float" office:value="378.963133" calcext:value-type="float">
            <text:p>378.96313</text:p>
          </table:table-cell>
          <table:table-cell table:style-name="ce58" office:value-type="float" office:value="5.07024" calcext:value-type="float">
            <text:p>5.07024</text:p>
          </table:table-cell>
          <table:table-cell/>
          <table:table-cell table:formula="of:=[.D199]" office:value-type="float" office:value="0.720801" calcext:value-type="float">
            <text:p>0.7208</text:p>
          </table:table-cell>
          <table:table-cell office:value-type="float" office:value="15.5484744618" calcext:value-type="float">
            <text:p>15.5485</text:p>
          </table:table-cell>
          <table:table-cell office:value-type="float" office:value="0.213187943899" calcext:value-type="float">
            <text:p>0.2132</text:p>
          </table:table-cell>
          <table:table-cell table:style-name="ce33" office:value-type="float" office:value="0.213187943899" calcext:value-type="float">
            <text:p>0.2132</text:p>
          </table:table-cell>
          <table:table-cell table:style-name="ce39" table:formula="of:=[.D199]" office:value-type="float" office:value="0.720801" calcext:value-type="float">
            <text:p>0.7208</text:p>
          </table:table-cell>
          <table:table-cell table:style-name="ce39" table:formula="of:=SQRT([.I199])" office:value-type="float" office:value="3.94315539407211" calcext:value-type="float">
            <text:p>3.9432</text:p>
          </table:table-cell>
          <table:table-cell table:style-name="ce39" table:formula="of:=0.5*[.J199]/SQRT([.I199])" office:value-type="float" office:value="0.0270326581878428" calcext:value-type="float">
            <text:p>0.0270</text:p>
          </table:table-cell>
          <table:table-cell/>
          <table:table-cell table:style-name="ce33" office:value-type="float" office:value="0.7208" calcext:value-type="float">
            <text:p>0.7208</text:p>
          </table:table-cell>
          <table:table-cell table:style-name="ce33" office:value-type="float" office:value="394.528662068" calcext:value-type="float">
            <text:p>394.5287</text:p>
          </table:table-cell>
          <table:table-cell table:number-columns-repeated="2" table:style-name="ce33" office:value-type="float" office:value="5.28011932873" calcext:value-type="float">
            <text:p>5.2801</text:p>
          </table:table-cell>
          <table:table-cell table:number-columns-repeated="1005"/>
        </table:table-row>
        <table:table-row table:style-name="ro1">
          <table:table-cell table:style-name="ce33" office:value-type="float" office:value="0.85" calcext:value-type="float">
            <text:p>0.8500</text:p>
          </table:table-cell>
          <table:table-cell table:style-name="ce33" office:value-type="float" office:value="0.852" calcext:value-type="float">
            <text:p>0.8520</text:p>
          </table:table-cell>
          <table:table-cell table:style-name="ce33" table:formula="of:=[.A200]+([.B200]-[.A200])/2" office:value-type="float" office:value="0.851" calcext:value-type="float">
            <text:p>0.8510</text:p>
          </table:table-cell>
          <table:table-cell table:formula="of:=[.C200]*[.C200]" office:value-type="float" office:value="0.724201" calcext:value-type="float">
            <text:p>0.7242</text:p>
          </table:table-cell>
          <table:table-cell table:style-name="ce58" office:value-type="float" office:value="372.187872" calcext:value-type="float">
            <text:p>372.18787</text:p>
          </table:table-cell>
          <table:table-cell table:style-name="ce58" office:value-type="float" office:value="5.54278" calcext:value-type="float">
            <text:p>5.54278</text:p>
          </table:table-cell>
          <table:table-cell/>
          <table:table-cell table:formula="of:=[.D200]" office:value-type="float" office:value="0.724201" calcext:value-type="float">
            <text:p>0.7242</text:p>
          </table:table-cell>
          <table:table-cell office:value-type="float" office:value="15.3262066712" calcext:value-type="float">
            <text:p>15.3262</text:p>
          </table:table-cell>
          <table:table-cell office:value-type="float" office:value="0.233332271064" calcext:value-type="float">
            <text:p>0.2333</text:p>
          </table:table-cell>
          <table:table-cell table:style-name="ce33" office:value-type="float" office:value="0.233332271064" calcext:value-type="float">
            <text:p>0.2333</text:p>
          </table:table-cell>
          <table:table-cell table:style-name="ce39" table:formula="of:=[.D200]" office:value-type="float" office:value="0.724201" calcext:value-type="float">
            <text:p>0.7242</text:p>
          </table:table-cell>
          <table:table-cell table:style-name="ce39" table:formula="of:=SQRT([.I200])" office:value-type="float" office:value="3.91486994307601" calcext:value-type="float">
            <text:p>3.9149</text:p>
          </table:table-cell>
          <table:table-cell table:style-name="ce39" table:formula="of:=0.5*[.J200]/SQRT([.I200])" office:value-type="float" office:value="0.0298007691771064" calcext:value-type="float">
            <text:p>0.0298</text:p>
          </table:table-cell>
          <table:table-cell/>
          <table:table-cell table:style-name="ce33" office:value-type="float" office:value="0.7242" calcext:value-type="float">
            <text:p>0.7242</text:p>
          </table:table-cell>
          <table:table-cell table:style-name="ce33" office:value-type="float" office:value="387.393469005" calcext:value-type="float">
            <text:p>387.3935</text:p>
          </table:table-cell>
          <table:table-cell table:number-columns-repeated="2" table:style-name="ce33" office:value-type="float" office:value="5.77066144978" calcext:value-type="float">
            <text:p>5.7707</text:p>
          </table:table-cell>
          <table:table-cell table:number-columns-repeated="1005"/>
        </table:table-row>
        <table:table-row table:style-name="ro1">
          <table:table-cell table:style-name="ce33" office:value-type="float" office:value="0.852" calcext:value-type="float">
            <text:p>0.8520</text:p>
          </table:table-cell>
          <table:table-cell table:style-name="ce33" office:value-type="float" office:value="0.854" calcext:value-type="float">
            <text:p>0.8540</text:p>
          </table:table-cell>
          <table:table-cell table:style-name="ce33" table:formula="of:=[.A201]+([.B201]-[.A201])/2" office:value-type="float" office:value="0.853" calcext:value-type="float">
            <text:p>0.8530</text:p>
          </table:table-cell>
          <table:table-cell table:formula="of:=[.C201]*[.C201]" office:value-type="float" office:value="0.727609" calcext:value-type="float">
            <text:p>0.7276</text:p>
          </table:table-cell>
          <table:table-cell table:style-name="ce58" office:value-type="float" office:value="365.819472" calcext:value-type="float">
            <text:p>365.81947</text:p>
          </table:table-cell>
          <table:table-cell table:style-name="ce58" office:value-type="float" office:value="5.73991" calcext:value-type="float">
            <text:p>5.73991</text:p>
          </table:table-cell>
          <table:table-cell/>
          <table:table-cell table:formula="of:=[.D201]" office:value-type="float" office:value="0.727609" calcext:value-type="float">
            <text:p>0.7276</text:p>
          </table:table-cell>
          <table:table-cell office:value-type="float" office:value="15.1184234309" calcext:value-type="float">
            <text:p>15.1184</text:p>
          </table:table-cell>
          <table:table-cell office:value-type="float" office:value="0.241940663621" calcext:value-type="float">
            <text:p>0.2419</text:p>
          </table:table-cell>
          <table:table-cell table:style-name="ce33" office:value-type="float" office:value="0.241940663621" calcext:value-type="float">
            <text:p>0.2419</text:p>
          </table:table-cell>
          <table:table-cell table:style-name="ce39" table:formula="of:=[.D201]" office:value-type="float" office:value="0.727609" calcext:value-type="float">
            <text:p>0.7276</text:p>
          </table:table-cell>
          <table:table-cell table:style-name="ce39" table:formula="of:=SQRT([.I201])" office:value-type="float" office:value="3.88824168884857" calcext:value-type="float">
            <text:p>3.8882</text:p>
          </table:table-cell>
          <table:table-cell table:style-name="ce39" table:formula="of:=0.5*[.J201]/SQRT([.I201])" office:value-type="float" office:value="0.0311118344719777" calcext:value-type="float">
            <text:p>0.0311</text:p>
          </table:table-cell>
          <table:table-cell/>
          <table:table-cell table:style-name="ce33" office:value-type="float" office:value="0.7276" calcext:value-type="float">
            <text:p>0.7276</text:p>
          </table:table-cell>
          <table:table-cell table:style-name="ce33" office:value-type="float" office:value="380.677199181" calcext:value-type="float">
            <text:p>380.6772</text:p>
          </table:table-cell>
          <table:table-cell table:number-columns-repeated="2" table:style-name="ce33" office:value-type="float" office:value="5.97422038591" calcext:value-type="float">
            <text:p>5.9742</text:p>
          </table:table-cell>
          <table:table-cell table:number-columns-repeated="1005"/>
        </table:table-row>
        <table:table-row table:style-name="ro1">
          <table:table-cell table:style-name="ce33" office:value-type="float" office:value="0.854" calcext:value-type="float">
            <text:p>0.8540</text:p>
          </table:table-cell>
          <table:table-cell table:style-name="ce33" office:value-type="float" office:value="0.856" calcext:value-type="float">
            <text:p>0.8560</text:p>
          </table:table-cell>
          <table:table-cell table:style-name="ce33" table:formula="of:=[.A202]+([.B202]-[.A202])/2" office:value-type="float" office:value="0.855" calcext:value-type="float">
            <text:p>0.8550</text:p>
          </table:table-cell>
          <table:table-cell table:formula="of:=[.C202]*[.C202]" office:value-type="float" office:value="0.731025" calcext:value-type="float">
            <text:p>0.7310</text:p>
          </table:table-cell>
          <table:table-cell table:style-name="ce58" office:value-type="float" office:value="338.704618" calcext:value-type="float">
            <text:p>338.70462</text:p>
          </table:table-cell>
          <table:table-cell table:style-name="ce58" office:value-type="float" office:value="5.44493" calcext:value-type="float">
            <text:p>5.44493</text:p>
          </table:table-cell>
          <table:table-cell/>
          <table:table-cell table:formula="of:=[.D202]" office:value-type="float" office:value="0.731025" calcext:value-type="float">
            <text:p>0.7310</text:p>
          </table:table-cell>
          <table:table-cell office:value-type="float" office:value="14.0482471415" calcext:value-type="float">
            <text:p>14.0482</text:p>
          </table:table-cell>
          <table:table-cell office:value-type="float" office:value="0.230500806396" calcext:value-type="float">
            <text:p>0.2305</text:p>
          </table:table-cell>
          <table:table-cell table:style-name="ce33" office:value-type="float" office:value="0.230500806396" calcext:value-type="float">
            <text:p>0.2305</text:p>
          </table:table-cell>
          <table:table-cell table:style-name="ce39" table:formula="of:=[.D202]" office:value-type="float" office:value="0.731025" calcext:value-type="float">
            <text:p>0.7310</text:p>
          </table:table-cell>
          <table:table-cell table:style-name="ce39" table:formula="of:=SQRT([.I202])" office:value-type="float" office:value="3.74809913709603" calcext:value-type="float">
            <text:p>3.7481</text:p>
          </table:table-cell>
          <table:table-cell table:style-name="ce39" table:formula="of:=0.5*[.J202]/SQRT([.I202])" office:value-type="float" office:value="0.0307490274356228" calcext:value-type="float">
            <text:p>0.0307</text:p>
          </table:table-cell>
          <table:table-cell/>
          <table:table-cell table:style-name="ce33" office:value-type="float" office:value="0.731" calcext:value-type="float">
            <text:p>0.7310</text:p>
          </table:table-cell>
          <table:table-cell table:style-name="ce33" office:value-type="float" office:value="352.379885037" calcext:value-type="float">
            <text:p>352.3799</text:p>
          </table:table-cell>
          <table:table-cell table:number-columns-repeated="2" table:style-name="ce33" office:value-type="float" office:value="5.66597840331" calcext:value-type="float">
            <text:p>5.6660</text:p>
          </table:table-cell>
          <table:table-cell table:number-columns-repeated="1005"/>
        </table:table-row>
        <table:table-row table:style-name="ro1">
          <table:table-cell table:style-name="ce33" office:value-type="float" office:value="0.856" calcext:value-type="float">
            <text:p>0.8560</text:p>
          </table:table-cell>
          <table:table-cell table:style-name="ce33" office:value-type="float" office:value="0.858" calcext:value-type="float">
            <text:p>0.8580</text:p>
          </table:table-cell>
          <table:table-cell table:style-name="ce33" table:formula="of:=[.A203]+([.B203]-[.A203])/2" office:value-type="float" office:value="0.857" calcext:value-type="float">
            <text:p>0.8570</text:p>
          </table:table-cell>
          <table:table-cell table:formula="of:=[.C203]*[.C203]" office:value-type="float" office:value="0.734449" calcext:value-type="float">
            <text:p>0.7344</text:p>
          </table:table-cell>
          <table:table-cell table:style-name="ce58" office:value-type="float" office:value="332.299603" calcext:value-type="float">
            <text:p>332.29960</text:p>
          </table:table-cell>
          <table:table-cell table:style-name="ce58" office:value-type="float" office:value="4.7848" calcext:value-type="float">
            <text:p>4.78480</text:p>
          </table:table-cell>
          <table:table-cell/>
          <table:table-cell table:formula="of:=[.D203]" office:value-type="float" office:value="0.734449" calcext:value-type="float">
            <text:p>0.7344</text:p>
          </table:table-cell>
          <table:table-cell office:value-type="float" office:value="13.8323124192" calcext:value-type="float">
            <text:p>13.8323</text:p>
          </table:table-cell>
          <table:table-cell office:value-type="float" office:value="0.203495533643" calcext:value-type="float">
            <text:p>0.2035</text:p>
          </table:table-cell>
          <table:table-cell table:style-name="ce33" office:value-type="float" office:value="0.203495533643" calcext:value-type="float">
            <text:p>0.2035</text:p>
          </table:table-cell>
          <table:table-cell table:style-name="ce39" table:formula="of:=[.D203]" office:value-type="float" office:value="0.734449" calcext:value-type="float">
            <text:p>0.7344</text:p>
          </table:table-cell>
          <table:table-cell table:style-name="ce39" table:formula="of:=SQRT([.I203])" office:value-type="float" office:value="3.71918168676928" calcext:value-type="float">
            <text:p>3.7192</text:p>
          </table:table-cell>
          <table:table-cell table:style-name="ce39" table:formula="of:=0.5*[.J203]/SQRT([.I203])" office:value-type="float" office:value="0.0273575682477305" calcext:value-type="float">
            <text:p>0.0274</text:p>
          </table:table-cell>
          <table:table-cell/>
          <table:table-cell table:style-name="ce33" office:value-type="float" office:value="0.7344" calcext:value-type="float">
            <text:p>0.7344</text:p>
          </table:table-cell>
          <table:table-cell table:style-name="ce33" office:value-type="float" office:value="345.643346987" calcext:value-type="float">
            <text:p>345.6433</text:p>
          </table:table-cell>
          <table:table-cell table:number-columns-repeated="2" table:style-name="ce33" office:value-type="float" office:value="4.97810968821" calcext:value-type="float">
            <text:p>4.9781</text:p>
          </table:table-cell>
          <table:table-cell table:number-columns-repeated="1005"/>
        </table:table-row>
        <table:table-row table:style-name="ro1">
          <table:table-cell table:style-name="ce33" office:value-type="float" office:value="0.858" calcext:value-type="float">
            <text:p>0.8580</text:p>
          </table:table-cell>
          <table:table-cell table:style-name="ce33" office:value-type="float" office:value="0.86" calcext:value-type="float">
            <text:p>0.8600</text:p>
          </table:table-cell>
          <table:table-cell table:style-name="ce33" table:formula="of:=[.A204]+([.B204]-[.A204])/2" office:value-type="float" office:value="0.859" calcext:value-type="float">
            <text:p>0.8590</text:p>
          </table:table-cell>
          <table:table-cell table:formula="of:=[.C204]*[.C204]" office:value-type="float" office:value="0.737881" calcext:value-type="float">
            <text:p>0.7379</text:p>
          </table:table-cell>
          <table:table-cell table:style-name="ce58" office:value-type="float" office:value="329.411851" calcext:value-type="float">
            <text:p>329.41185</text:p>
          </table:table-cell>
          <table:table-cell table:style-name="ce58" office:value-type="float" office:value="4.76065" calcext:value-type="float">
            <text:p>4.76065</text:p>
          </table:table-cell>
          <table:table-cell/>
          <table:table-cell table:formula="of:=[.D204]" office:value-type="float" office:value="0.737881" calcext:value-type="float">
            <text:p>0.7379</text:p>
          </table:table-cell>
          <table:table-cell office:value-type="float" office:value="13.7626579791" calcext:value-type="float">
            <text:p>13.7627</text:p>
          </table:table-cell>
          <table:table-cell office:value-type="float" office:value="0.203199561943" calcext:value-type="float">
            <text:p>0.2032</text:p>
          </table:table-cell>
          <table:table-cell table:style-name="ce33" office:value-type="float" office:value="0.203199561943" calcext:value-type="float">
            <text:p>0.2032</text:p>
          </table:table-cell>
          <table:table-cell table:style-name="ce39" table:formula="of:=[.D204]" office:value-type="float" office:value="0.737881" calcext:value-type="float">
            <text:p>0.7379</text:p>
          </table:table-cell>
          <table:table-cell table:style-name="ce39" table:formula="of:=SQRT([.I204])" office:value-type="float" office:value="3.70980565247022" calcext:value-type="float">
            <text:p>3.7098</text:p>
          </table:table-cell>
          <table:table-cell table:style-name="ce39" table:formula="of:=0.5*[.J204]/SQRT([.I204])" office:value-type="float" office:value="0.0273868203591335" calcext:value-type="float">
            <text:p>0.0274</text:p>
          </table:table-cell>
          <table:table-cell/>
          <table:table-cell table:style-name="ce33" office:value-type="float" office:value="0.7379" calcext:value-type="float">
            <text:p>0.7379</text:p>
          </table:table-cell>
          <table:table-cell table:style-name="ce33" office:value-type="float" office:value="342.560697115" calcext:value-type="float">
            <text:p>342.5607</text:p>
          </table:table-cell>
          <table:table-cell table:number-columns-repeated="2" table:style-name="ce33" office:value-type="float" office:value="4.95183464971" calcext:value-type="float">
            <text:p>4.9518</text:p>
          </table:table-cell>
          <table:table-cell table:number-columns-repeated="1005"/>
        </table:table-row>
        <table:table-row table:style-name="ro1">
          <table:table-cell table:style-name="ce33" office:value-type="float" office:value="0.86" calcext:value-type="float">
            <text:p>0.8600</text:p>
          </table:table-cell>
          <table:table-cell table:style-name="ce33" office:value-type="float" office:value="0.862" calcext:value-type="float">
            <text:p>0.8620</text:p>
          </table:table-cell>
          <table:table-cell table:style-name="ce33" table:formula="of:=[.A205]+([.B205]-[.A205])/2" office:value-type="float" office:value="0.861" calcext:value-type="float">
            <text:p>0.8610</text:p>
          </table:table-cell>
          <table:table-cell table:formula="of:=[.C205]*[.C205]" office:value-type="float" office:value="0.741321" calcext:value-type="float">
            <text:p>0.7413</text:p>
          </table:table-cell>
          <table:table-cell table:style-name="ce58" office:value-type="float" office:value="315.291282" calcext:value-type="float">
            <text:p>315.29128</text:p>
          </table:table-cell>
          <table:table-cell table:style-name="ce58" office:value-type="float" office:value="4.84528" calcext:value-type="float">
            <text:p>4.84528</text:p>
          </table:table-cell>
          <table:table-cell/>
          <table:table-cell table:formula="of:=[.D205]" office:value-type="float" office:value="0.741321" calcext:value-type="float">
            <text:p>0.7413</text:p>
          </table:table-cell>
          <table:table-cell office:value-type="float" office:value="13.2196129981" calcext:value-type="float">
            <text:p>13.2196</text:p>
          </table:table-cell>
          <table:table-cell office:value-type="float" office:value="0.207286916272" calcext:value-type="float">
            <text:p>0.2073</text:p>
          </table:table-cell>
          <table:table-cell table:style-name="ce33" office:value-type="float" office:value="0.207286916272" calcext:value-type="float">
            <text:p>0.2073</text:p>
          </table:table-cell>
          <table:table-cell table:style-name="ce39" table:formula="of:=[.D205]" office:value-type="float" office:value="0.741321" calcext:value-type="float">
            <text:p>0.7413</text:p>
          </table:table-cell>
          <table:table-cell table:style-name="ce39" table:formula="of:=SQRT([.I205])" office:value-type="float" office:value="3.63587857306869" calcext:value-type="float">
            <text:p>3.6359</text:p>
          </table:table-cell>
          <table:table-cell table:style-name="ce39" table:formula="of:=0.5*[.J205]/SQRT([.I205])" office:value-type="float" office:value="0.0285057534384391" calcext:value-type="float">
            <text:p>0.0285</text:p>
          </table:table-cell>
          <table:table-cell/>
          <table:table-cell table:style-name="ce33" office:value-type="float" office:value="0.7413" calcext:value-type="float">
            <text:p>0.7413</text:p>
          </table:table-cell>
          <table:table-cell table:style-name="ce33" office:value-type="float" office:value="327.80089036" calcext:value-type="float">
            <text:p>327.8009</text:p>
          </table:table-cell>
          <table:table-cell table:number-columns-repeated="2" table:style-name="ce33" office:value-type="float" office:value="5.03856533429" calcext:value-type="float">
            <text:p>5.0386</text:p>
          </table:table-cell>
          <table:table-cell table:number-columns-repeated="1005"/>
        </table:table-row>
        <table:table-row table:style-name="ro1">
          <table:table-cell table:style-name="ce33" office:value-type="float" office:value="0.862" calcext:value-type="float">
            <text:p>0.8620</text:p>
          </table:table-cell>
          <table:table-cell table:style-name="ce33" office:value-type="float" office:value="0.864" calcext:value-type="float">
            <text:p>0.8640</text:p>
          </table:table-cell>
          <table:table-cell table:style-name="ce33" table:formula="of:=[.A206]+([.B206]-[.A206])/2" office:value-type="float" office:value="0.863" calcext:value-type="float">
            <text:p>0.8630</text:p>
          </table:table-cell>
          <table:table-cell table:formula="of:=[.C206]*[.C206]" office:value-type="float" office:value="0.744769" calcext:value-type="float">
            <text:p>0.7448</text:p>
          </table:table-cell>
          <table:table-cell table:style-name="ce58" office:value-type="float" office:value="315.039733" calcext:value-type="float">
            <text:p>315.03973</text:p>
          </table:table-cell>
          <table:table-cell table:style-name="ce58" office:value-type="float" office:value="5.2505" calcext:value-type="float">
            <text:p>5.25050</text:p>
          </table:table-cell>
          <table:table-cell/>
          <table:table-cell table:formula="of:=[.D206]" office:value-type="float" office:value="0.744769" calcext:value-type="float">
            <text:p>0.7448</text:p>
          </table:table-cell>
          <table:table-cell office:value-type="float" office:value="13.2573944049" calcext:value-type="float">
            <text:p>13.2574</text:p>
          </table:table-cell>
          <table:table-cell office:value-type="float" office:value="0.225094830327" calcext:value-type="float">
            <text:p>0.2251</text:p>
          </table:table-cell>
          <table:table-cell table:style-name="ce33" office:value-type="float" office:value="0.225094830327" calcext:value-type="float">
            <text:p>0.2251</text:p>
          </table:table-cell>
          <table:table-cell table:style-name="ce39" table:formula="of:=[.D206]" office:value-type="float" office:value="0.744769" calcext:value-type="float">
            <text:p>0.7448</text:p>
          </table:table-cell>
          <table:table-cell table:style-name="ce39" table:formula="of:=SQRT([.I206])" office:value-type="float" office:value="3.64107050259948" calcext:value-type="float">
            <text:p>3.6411</text:p>
          </table:table-cell>
          <table:table-cell table:style-name="ce39" table:formula="of:=0.5*[.J206]/SQRT([.I206])" office:value-type="float" office:value="0.0309105289455804" calcext:value-type="float">
            <text:p>0.0309</text:p>
          </table:table-cell>
          <table:table-cell/>
          <table:table-cell table:style-name="ce33" office:value-type="float" office:value="0.7448" calcext:value-type="float">
            <text:p>0.7448</text:p>
          </table:table-cell>
          <table:table-cell table:style-name="ce33" office:value-type="float" office:value="327.463854472" calcext:value-type="float">
            <text:p>327.4639</text:p>
          </table:table-cell>
          <table:table-cell table:number-columns-repeated="2" table:style-name="ce33" office:value-type="float" office:value="5.45852265168" calcext:value-type="float">
            <text:p>5.4585</text:p>
          </table:table-cell>
          <table:table-cell table:number-columns-repeated="1005"/>
        </table:table-row>
        <table:table-row table:style-name="ro1">
          <table:table-cell table:style-name="ce33" office:value-type="float" office:value="0.864" calcext:value-type="float">
            <text:p>0.8640</text:p>
          </table:table-cell>
          <table:table-cell table:style-name="ce33" office:value-type="float" office:value="0.866" calcext:value-type="float">
            <text:p>0.8660</text:p>
          </table:table-cell>
          <table:table-cell table:style-name="ce33" table:formula="of:=[.A207]+([.B207]-[.A207])/2" office:value-type="float" office:value="0.865" calcext:value-type="float">
            <text:p>0.8650</text:p>
          </table:table-cell>
          <table:table-cell table:formula="of:=[.C207]*[.C207]" office:value-type="float" office:value="0.748225" calcext:value-type="float">
            <text:p>0.7482</text:p>
          </table:table-cell>
          <table:table-cell table:style-name="ce58" office:value-type="float" office:value="300.625363" calcext:value-type="float">
            <text:p>300.62536</text:p>
          </table:table-cell>
          <table:table-cell table:style-name="ce58" office:value-type="float" office:value="5.13391" calcext:value-type="float">
            <text:p>5.13391</text:p>
          </table:table-cell>
          <table:table-cell/>
          <table:table-cell table:formula="of:=[.D207]" office:value-type="float" office:value="0.748225" calcext:value-type="float">
            <text:p>0.7482</text:p>
          </table:table-cell>
          <table:table-cell office:value-type="float" office:value="12.6955202112" calcext:value-type="float">
            <text:p>12.6955</text:p>
          </table:table-cell>
          <table:table-cell office:value-type="float" office:value="0.220776789311" calcext:value-type="float">
            <text:p>0.2208</text:p>
          </table:table-cell>
          <table:table-cell table:style-name="ce33" office:value-type="float" office:value="0.220776789311" calcext:value-type="float">
            <text:p>0.2208</text:p>
          </table:table-cell>
          <table:table-cell table:style-name="ce39" table:formula="of:=[.D207]" office:value-type="float" office:value="0.748225" calcext:value-type="float">
            <text:p>0.7482</text:p>
          </table:table-cell>
          <table:table-cell table:style-name="ce39" table:formula="of:=SQRT([.I207])" office:value-type="float" office:value="3.56307735127937" calcext:value-type="float">
            <text:p>3.5631</text:p>
          </table:table-cell>
          <table:table-cell table:style-name="ce39" table:formula="of:=0.5*[.J207]/SQRT([.I207])" office:value-type="float" office:value="0.0309811951222063" calcext:value-type="float">
            <text:p>0.0310</text:p>
          </table:table-cell>
          <table:table-cell/>
          <table:table-cell table:style-name="ce33" office:value-type="float" office:value="0.7482" calcext:value-type="float">
            <text:p>0.7482</text:p>
          </table:table-cell>
          <table:table-cell table:style-name="ce33" office:value-type="float" office:value="312.408939848" calcext:value-type="float">
            <text:p>312.4089</text:p>
          </table:table-cell>
          <table:table-cell table:number-columns-repeated="2" table:style-name="ce33" office:value-type="float" office:value="5.33603762286" calcext:value-type="float">
            <text:p>5.3360</text:p>
          </table:table-cell>
          <table:table-cell table:number-columns-repeated="1005"/>
        </table:table-row>
        <table:table-row table:style-name="ro1">
          <table:table-cell table:style-name="ce33" office:value-type="float" office:value="0.866" calcext:value-type="float">
            <text:p>0.8660</text:p>
          </table:table-cell>
          <table:table-cell table:style-name="ce33" office:value-type="float" office:value="0.868" calcext:value-type="float">
            <text:p>0.8680</text:p>
          </table:table-cell>
          <table:table-cell table:style-name="ce33" table:formula="of:=[.A208]+([.B208]-[.A208])/2" office:value-type="float" office:value="0.867" calcext:value-type="float">
            <text:p>0.8670</text:p>
          </table:table-cell>
          <table:table-cell table:formula="of:=[.C208]*[.C208]" office:value-type="float" office:value="0.751689" calcext:value-type="float">
            <text:p>0.7517</text:p>
          </table:table-cell>
          <table:table-cell table:style-name="ce58" office:value-type="float" office:value="295.888528" calcext:value-type="float">
            <text:p>295.88853</text:p>
          </table:table-cell>
          <table:table-cell table:style-name="ce58" office:value-type="float" office:value="4.33473" calcext:value-type="float">
            <text:p>4.33473</text:p>
          </table:table-cell>
          <table:table-cell/>
          <table:table-cell table:formula="of:=[.D208]" office:value-type="float" office:value="0.751689" calcext:value-type="float">
            <text:p>0.7517</text:p>
          </table:table-cell>
          <table:table-cell office:value-type="float" office:value="12.5408557138" calcext:value-type="float">
            <text:p>12.5409</text:p>
          </table:table-cell>
          <table:table-cell office:value-type="float" office:value="0.18764393606" calcext:value-type="float">
            <text:p>0.1876</text:p>
          </table:table-cell>
          <table:table-cell table:style-name="ce33" office:value-type="float" office:value="0.18764393606" calcext:value-type="float">
            <text:p>0.1876</text:p>
          </table:table-cell>
          <table:table-cell table:style-name="ce39" table:formula="of:=[.D208]" office:value-type="float" office:value="0.751689" calcext:value-type="float">
            <text:p>0.7517</text:p>
          </table:table-cell>
          <table:table-cell table:style-name="ce39" table:formula="of:=SQRT([.I208])" office:value-type="float" office:value="3.54130706290771" calcext:value-type="float">
            <text:p>3.5413</text:p>
          </table:table-cell>
          <table:table-cell table:style-name="ce39" table:formula="of:=0.5*[.J208]/SQRT([.I208])" office:value-type="float" office:value="0.0264935986525168" calcext:value-type="float">
            <text:p>0.0265</text:p>
          </table:table-cell>
          <table:table-cell/>
          <table:table-cell table:style-name="ce33" office:value-type="float" office:value="0.7517" calcext:value-type="float">
            <text:p>0.7517</text:p>
          </table:table-cell>
          <table:table-cell table:style-name="ce33" office:value-type="float" office:value="307.415517434" calcext:value-type="float">
            <text:p>307.4155</text:p>
          </table:table-cell>
          <table:table-cell table:number-columns-repeated="2" table:style-name="ce33" office:value-type="float" office:value="4.5046249695" calcext:value-type="float">
            <text:p>4.5046</text:p>
          </table:table-cell>
          <table:table-cell table:number-columns-repeated="1005"/>
        </table:table-row>
        <table:table-row table:style-name="ro1">
          <table:table-cell table:style-name="ce33" office:value-type="float" office:value="0.868" calcext:value-type="float">
            <text:p>0.8680</text:p>
          </table:table-cell>
          <table:table-cell table:style-name="ce33" office:value-type="float" office:value="0.87" calcext:value-type="float">
            <text:p>0.8700</text:p>
          </table:table-cell>
          <table:table-cell table:style-name="ce33" table:formula="of:=[.A209]+([.B209]-[.A209])/2" office:value-type="float" office:value="0.869" calcext:value-type="float">
            <text:p>0.8690</text:p>
          </table:table-cell>
          <table:table-cell table:formula="of:=[.C209]*[.C209]" office:value-type="float" office:value="0.755161" calcext:value-type="float">
            <text:p>0.7552</text:p>
          </table:table-cell>
          <table:table-cell table:style-name="ce58" office:value-type="float" office:value="286.377267" calcext:value-type="float">
            <text:p>286.37727</text:p>
          </table:table-cell>
          <table:table-cell table:style-name="ce58" office:value-type="float" office:value="4.71602" calcext:value-type="float">
            <text:p>4.71602</text:p>
          </table:table-cell>
          <table:table-cell/>
          <table:table-cell table:formula="of:=[.D209]" office:value-type="float" office:value="0.755161" calcext:value-type="float">
            <text:p>0.7552</text:p>
          </table:table-cell>
          <table:table-cell office:value-type="float" office:value="12.1816397147" calcext:value-type="float">
            <text:p>12.1816</text:p>
          </table:table-cell>
          <table:table-cell office:value-type="float" office:value="0.204415577708" calcext:value-type="float">
            <text:p>0.2044</text:p>
          </table:table-cell>
          <table:table-cell table:style-name="ce33" office:value-type="float" office:value="0.204415577708" calcext:value-type="float">
            <text:p>0.2044</text:p>
          </table:table-cell>
          <table:table-cell table:style-name="ce39" table:formula="of:=[.D209]" office:value-type="float" office:value="0.755161" calcext:value-type="float">
            <text:p>0.7552</text:p>
          </table:table-cell>
          <table:table-cell table:style-name="ce39" table:formula="of:=SQRT([.I209])" office:value-type="float" office:value="3.4902205825277" calcext:value-type="float">
            <text:p>3.4902</text:p>
          </table:table-cell>
          <table:table-cell table:style-name="ce39" table:formula="of:=0.5*[.J209]/SQRT([.I209])" office:value-type="float" office:value="0.0292840485113347" calcext:value-type="float">
            <text:p>0.0293</text:p>
          </table:table-cell>
          <table:table-cell/>
          <table:table-cell table:style-name="ce33" office:value-type="float" office:value="0.7552" calcext:value-type="float">
            <text:p>0.7552</text:p>
          </table:table-cell>
          <table:table-cell table:style-name="ce33" office:value-type="float" office:value="297.465078035" calcext:value-type="float">
            <text:p>297.4651</text:p>
          </table:table-cell>
          <table:table-cell table:number-columns-repeated="2" table:style-name="ce33" office:value-type="float" office:value="4.89949589608" calcext:value-type="float">
            <text:p>4.8995</text:p>
          </table:table-cell>
          <table:table-cell table:number-columns-repeated="1005"/>
        </table:table-row>
        <table:table-row table:style-name="ro1">
          <table:table-cell table:style-name="ce33" office:value-type="float" office:value="0.87" calcext:value-type="float">
            <text:p>0.8700</text:p>
          </table:table-cell>
          <table:table-cell table:style-name="ce33" office:value-type="float" office:value="0.872" calcext:value-type="float">
            <text:p>0.8720</text:p>
          </table:table-cell>
          <table:table-cell table:style-name="ce33" table:formula="of:=[.A210]+([.B210]-[.A210])/2" office:value-type="float" office:value="0.871" calcext:value-type="float">
            <text:p>0.8710</text:p>
          </table:table-cell>
          <table:table-cell table:formula="of:=[.C210]*[.C210]" office:value-type="float" office:value="0.758641" calcext:value-type="float">
            <text:p>0.7586</text:p>
          </table:table-cell>
          <table:table-cell table:style-name="ce58" office:value-type="float" office:value="273.246128" calcext:value-type="float">
            <text:p>273.24613</text:p>
          </table:table-cell>
          <table:table-cell table:style-name="ce58" office:value-type="float" office:value="4.84049" calcext:value-type="float">
            <text:p>4.84049</text:p>
          </table:table-cell>
          <table:table-cell/>
          <table:table-cell table:formula="of:=[.D210]" office:value-type="float" office:value="0.758641" calcext:value-type="float">
            <text:p>0.7586</text:p>
          </table:table-cell>
          <table:table-cell office:value-type="float" office:value="11.6636901862" calcext:value-type="float">
            <text:p>11.6637</text:p>
          </table:table-cell>
          <table:table-cell office:value-type="float" office:value="0.210267990647" calcext:value-type="float">
            <text:p>0.2103</text:p>
          </table:table-cell>
          <table:table-cell table:style-name="ce33" office:value-type="float" office:value="0.210267990647" calcext:value-type="float">
            <text:p>0.2103</text:p>
          </table:table-cell>
          <table:table-cell table:style-name="ce39" table:formula="of:=[.D210]" office:value-type="float" office:value="0.758641" calcext:value-type="float">
            <text:p>0.7586</text:p>
          </table:table-cell>
          <table:table-cell table:style-name="ce39" table:formula="of:=SQRT([.I210])" office:value-type="float" office:value="3.41521451540017" calcext:value-type="float">
            <text:p>3.4152</text:p>
          </table:table-cell>
          <table:table-cell table:style-name="ce39" table:formula="of:=0.5*[.J210]/SQRT([.I210])" office:value-type="float" office:value="0.0307840092765538" calcext:value-type="float">
            <text:p>0.0308</text:p>
          </table:table-cell>
          <table:table-cell/>
          <table:table-cell table:style-name="ce33" office:value-type="float" office:value="0.7586" calcext:value-type="float">
            <text:p>0.7586</text:p>
          </table:table-cell>
          <table:table-cell table:style-name="ce33" office:value-type="float" office:value="283.759999639" calcext:value-type="float">
            <text:p>283.7600</text:p>
          </table:table-cell>
          <table:table-cell table:number-columns-repeated="2" table:style-name="ce33" office:value-type="float" office:value="5.02752431885" calcext:value-type="float">
            <text:p>5.0275</text:p>
          </table:table-cell>
          <table:table-cell table:number-columns-repeated="1005"/>
        </table:table-row>
        <table:table-row table:style-name="ro1">
          <table:table-cell table:style-name="ce33" office:value-type="float" office:value="0.872" calcext:value-type="float">
            <text:p>0.8720</text:p>
          </table:table-cell>
          <table:table-cell table:style-name="ce33" office:value-type="float" office:value="0.874" calcext:value-type="float">
            <text:p>0.8740</text:p>
          </table:table-cell>
          <table:table-cell table:style-name="ce33" table:formula="of:=[.A211]+([.B211]-[.A211])/2" office:value-type="float" office:value="0.873" calcext:value-type="float">
            <text:p>0.8730</text:p>
          </table:table-cell>
          <table:table-cell table:formula="of:=[.C211]*[.C211]" office:value-type="float" office:value="0.762129" calcext:value-type="float">
            <text:p>0.7621</text:p>
          </table:table-cell>
          <table:table-cell table:style-name="ce58" office:value-type="float" office:value="262.974773" calcext:value-type="float">
            <text:p>262.97477</text:p>
          </table:table-cell>
          <table:table-cell table:style-name="ce58" office:value-type="float" office:value="4.61824" calcext:value-type="float">
            <text:p>4.61824</text:p>
          </table:table-cell>
          <table:table-cell/>
          <table:table-cell table:formula="of:=[.D211]" office:value-type="float" office:value="0.762129" calcext:value-type="float">
            <text:p>0.7621</text:p>
          </table:table-cell>
          <table:table-cell office:value-type="float" office:value="11.2653324766" calcext:value-type="float">
            <text:p>11.2653</text:p>
          </table:table-cell>
          <table:table-cell office:value-type="float" office:value="0.201140572427" calcext:value-type="float">
            <text:p>0.2011</text:p>
          </table:table-cell>
          <table:table-cell table:style-name="ce33" office:value-type="float" office:value="0.201140572427" calcext:value-type="float">
            <text:p>0.2011</text:p>
          </table:table-cell>
          <table:table-cell table:style-name="ce39" table:formula="of:=[.D211]" office:value-type="float" office:value="0.762129" calcext:value-type="float">
            <text:p>0.7621</text:p>
          </table:table-cell>
          <table:table-cell table:style-name="ce39" table:formula="of:=SQRT([.I211])" office:value-type="float" office:value="3.35638681867868" calcext:value-type="float">
            <text:p>3.3564</text:p>
          </table:table-cell>
          <table:table-cell table:style-name="ce39" table:formula="of:=0.5*[.J211]/SQRT([.I211])" office:value-type="float" office:value="0.0299638544800065" calcext:value-type="float">
            <text:p>0.0300</text:p>
          </table:table-cell>
          <table:table-cell/>
          <table:table-cell table:style-name="ce33" office:value-type="float" office:value="0.7621" calcext:value-type="float">
            <text:p>0.7621</text:p>
          </table:table-cell>
          <table:table-cell table:style-name="ce33" office:value-type="float" office:value="273.025039569" calcext:value-type="float">
            <text:p>273.0250</text:p>
          </table:table-cell>
          <table:table-cell table:number-columns-repeated="2" table:style-name="ce33" office:value-type="float" office:value="4.79540677304" calcext:value-type="float">
            <text:p>4.7954</text:p>
          </table:table-cell>
          <table:table-cell table:number-columns-repeated="1005"/>
        </table:table-row>
        <table:table-row table:style-name="ro1">
          <table:table-cell table:style-name="ce33" office:value-type="float" office:value="0.874" calcext:value-type="float">
            <text:p>0.8740</text:p>
          </table:table-cell>
          <table:table-cell table:style-name="ce33" office:value-type="float" office:value="0.876" calcext:value-type="float">
            <text:p>0.8760</text:p>
          </table:table-cell>
          <table:table-cell table:style-name="ce33" table:formula="of:=[.A212]+([.B212]-[.A212])/2" office:value-type="float" office:value="0.875" calcext:value-type="float">
            <text:p>0.8750</text:p>
          </table:table-cell>
          <table:table-cell table:formula="of:=[.C212]*[.C212]" office:value-type="float" office:value="0.765625" calcext:value-type="float">
            <text:p>0.7656</text:p>
          </table:table-cell>
          <table:table-cell table:style-name="ce58" office:value-type="float" office:value="262.873789" calcext:value-type="float">
            <text:p>262.87379</text:p>
          </table:table-cell>
          <table:table-cell table:style-name="ce58" office:value-type="float" office:value="4.0591" calcext:value-type="float">
            <text:p>4.05910</text:p>
          </table:table-cell>
          <table:table-cell/>
          <table:table-cell table:formula="of:=[.D212]" office:value-type="float" office:value="0.765625" calcext:value-type="float">
            <text:p>0.7656</text:p>
          </table:table-cell>
          <table:table-cell office:value-type="float" office:value="11.3012843213" calcext:value-type="float">
            <text:p>11.3013</text:p>
          </table:table-cell>
          <table:table-cell office:value-type="float" office:value="0.178041962693" calcext:value-type="float">
            <text:p>0.1780</text:p>
          </table:table-cell>
          <table:table-cell table:style-name="ce33" office:value-type="float" office:value="0.178041962693" calcext:value-type="float">
            <text:p>0.1780</text:p>
          </table:table-cell>
          <table:table-cell table:style-name="ce39" table:formula="of:=[.D212]" office:value-type="float" office:value="0.765625" calcext:value-type="float">
            <text:p>0.7656</text:p>
          </table:table-cell>
          <table:table-cell table:style-name="ce39" table:formula="of:=SQRT([.I212])" office:value-type="float" office:value="3.36173828863878" calcext:value-type="float">
            <text:p>3.3617</text:p>
          </table:table-cell>
          <table:table-cell table:style-name="ce39" table:formula="of:=0.5*[.J212]/SQRT([.I212])" office:value-type="float" office:value="0.0264806399853767" calcext:value-type="float">
            <text:p>0.0265</text:p>
          </table:table-cell>
          <table:table-cell/>
          <table:table-cell table:style-name="ce33" office:value-type="float" office:value="0.7656" calcext:value-type="float">
            <text:p>0.7656</text:p>
          </table:table-cell>
          <table:table-cell table:style-name="ce33" office:value-type="float" office:value="272.857178403" calcext:value-type="float">
            <text:p>272.8572</text:p>
          </table:table-cell>
          <table:table-cell table:number-columns-repeated="2" table:style-name="ce33" office:value-type="float" office:value="4.21412086361" calcext:value-type="float">
            <text:p>4.2141</text:p>
          </table:table-cell>
          <table:table-cell table:number-columns-repeated="1005"/>
        </table:table-row>
        <table:table-row table:style-name="ro1">
          <table:table-cell table:style-name="ce33" office:value-type="float" office:value="0.876" calcext:value-type="float">
            <text:p>0.8760</text:p>
          </table:table-cell>
          <table:table-cell table:style-name="ce33" office:value-type="float" office:value="0.878" calcext:value-type="float">
            <text:p>0.8780</text:p>
          </table:table-cell>
          <table:table-cell table:style-name="ce33" table:formula="of:=[.A213]+([.B213]-[.A213])/2" office:value-type="float" office:value="0.877" calcext:value-type="float">
            <text:p>0.8770</text:p>
          </table:table-cell>
          <table:table-cell table:formula="of:=[.C213]*[.C213]" office:value-type="float" office:value="0.769129" calcext:value-type="float">
            <text:p>0.7691</text:p>
          </table:table-cell>
          <table:table-cell table:style-name="ce58" office:value-type="float" office:value="252.677159" calcext:value-type="float">
            <text:p>252.67716</text:p>
          </table:table-cell>
          <table:table-cell table:style-name="ce58" office:value-type="float" office:value="3.81778" calcext:value-type="float">
            <text:p>3.81778</text:p>
          </table:table-cell>
          <table:table-cell/>
          <table:table-cell table:formula="of:=[.D213]" office:value-type="float" office:value="0.769129" calcext:value-type="float">
            <text:p>0.7691</text:p>
          </table:table-cell>
          <table:table-cell office:value-type="float" office:value="10.9014118737" calcext:value-type="float">
            <text:p>10.9014</text:p>
          </table:table-cell>
          <table:table-cell office:value-type="float" office:value="0.168124239369" calcext:value-type="float">
            <text:p>0.1681</text:p>
          </table:table-cell>
          <table:table-cell table:style-name="ce33" office:value-type="float" office:value="0.168124239369" calcext:value-type="float">
            <text:p>0.1681</text:p>
          </table:table-cell>
          <table:table-cell table:style-name="ce39" table:formula="of:=[.D213]" office:value-type="float" office:value="0.769129" calcext:value-type="float">
            <text:p>0.7691</text:p>
          </table:table-cell>
          <table:table-cell table:style-name="ce39" table:formula="of:=SQRT([.I213])" office:value-type="float" office:value="3.30172861902671" calcext:value-type="float">
            <text:p>3.3017</text:p>
          </table:table-cell>
          <table:table-cell table:style-name="ce39" table:formula="of:=0.5*[.J213]/SQRT([.I213])" office:value-type="float" office:value="0.0254600330263606" calcext:value-type="float">
            <text:p>0.0255</text:p>
          </table:table-cell>
          <table:table-cell/>
          <table:table-cell table:style-name="ce33" office:value-type="float" office:value="0.7691" calcext:value-type="float">
            <text:p>0.7691</text:p>
          </table:table-cell>
          <table:table-cell table:style-name="ce33" office:value-type="float" office:value="262.207593689" calcext:value-type="float">
            <text:p>262.2076</text:p>
          </table:table-cell>
          <table:table-cell table:number-columns-repeated="2" table:style-name="ce33" office:value-type="float" office:value="3.96262794864" calcext:value-type="float">
            <text:p>3.9626</text:p>
          </table:table-cell>
          <table:table-cell table:number-columns-repeated="1005"/>
        </table:table-row>
        <table:table-row table:style-name="ro1">
          <table:table-cell table:style-name="ce33" office:value-type="float" office:value="0.878" calcext:value-type="float">
            <text:p>0.8780</text:p>
          </table:table-cell>
          <table:table-cell table:style-name="ce33" office:value-type="float" office:value="0.88" calcext:value-type="float">
            <text:p>0.8800</text:p>
          </table:table-cell>
          <table:table-cell table:style-name="ce33" table:formula="of:=[.A214]+([.B214]-[.A214])/2" office:value-type="float" office:value="0.879" calcext:value-type="float">
            <text:p>0.8790</text:p>
          </table:table-cell>
          <table:table-cell table:formula="of:=[.C214]*[.C214]" office:value-type="float" office:value="0.772641" calcext:value-type="float">
            <text:p>0.7726</text:p>
          </table:table-cell>
          <table:table-cell table:style-name="ce58" office:value-type="float" office:value="242.882202" calcext:value-type="float">
            <text:p>242.88220</text:p>
          </table:table-cell>
          <table:table-cell table:style-name="ce58" office:value-type="float" office:value="4.54679" calcext:value-type="float">
            <text:p>4.54679</text:p>
          </table:table-cell>
          <table:table-cell/>
          <table:table-cell table:formula="of:=[.D214]" office:value-type="float" office:value="0.772641" calcext:value-type="float">
            <text:p>0.7726</text:p>
          </table:table-cell>
          <table:table-cell office:value-type="float" office:value="10.5158137596" calcext:value-type="float">
            <text:p>10.5158</text:p>
          </table:table-cell>
          <table:table-cell office:value-type="float" office:value="0.19994294297" calcext:value-type="float">
            <text:p>0.1999</text:p>
          </table:table-cell>
          <table:table-cell table:style-name="ce33" office:value-type="float" office:value="0.19994294297" calcext:value-type="float">
            <text:p>0.1999</text:p>
          </table:table-cell>
          <table:table-cell table:style-name="ce39" table:formula="of:=[.D214]" office:value-type="float" office:value="0.772641" calcext:value-type="float">
            <text:p>0.7726</text:p>
          </table:table-cell>
          <table:table-cell table:style-name="ce39" table:formula="of:=SQRT([.I214])" office:value-type="float" office:value="3.24280954722907" calcext:value-type="float">
            <text:p>3.2428</text:p>
          </table:table-cell>
          <table:table-cell table:style-name="ce39" table:formula="of:=0.5*[.J214]/SQRT([.I214])" office:value-type="float" office:value="0.0308286595401275" calcext:value-type="float">
            <text:p>0.0308</text:p>
          </table:table-cell>
          <table:table-cell/>
          <table:table-cell table:style-name="ce33" office:value-type="float" office:value="0.7726" calcext:value-type="float">
            <text:p>0.7726</text:p>
          </table:table-cell>
          <table:table-cell table:style-name="ce33" office:value-type="float" office:value="251.980026557" calcext:value-type="float">
            <text:p>251.9800</text:p>
          </table:table-cell>
          <table:table-cell table:number-columns-repeated="2" table:style-name="ce33" office:value-type="float" office:value="4.71768197172" calcext:value-type="float">
            <text:p>4.7177</text:p>
          </table:table-cell>
          <table:table-cell table:number-columns-repeated="1005"/>
        </table:table-row>
        <table:table-row table:style-name="ro1">
          <table:table-cell table:style-name="ce33" office:value-type="float" office:value="0.88" calcext:value-type="float">
            <text:p>0.8800</text:p>
          </table:table-cell>
          <table:table-cell table:style-name="ce33" office:value-type="float" office:value="0.882" calcext:value-type="float">
            <text:p>0.8820</text:p>
          </table:table-cell>
          <table:table-cell table:style-name="ce33" table:formula="of:=[.A215]+([.B215]-[.A215])/2" office:value-type="float" office:value="0.881" calcext:value-type="float">
            <text:p>0.8810</text:p>
          </table:table-cell>
          <table:table-cell table:formula="of:=[.C215]*[.C215]" office:value-type="float" office:value="0.776161" calcext:value-type="float">
            <text:p>0.7762</text:p>
          </table:table-cell>
          <table:table-cell table:style-name="ce58" office:value-type="float" office:value="236.673429" calcext:value-type="float">
            <text:p>236.67343</text:p>
          </table:table-cell>
          <table:table-cell table:style-name="ce58" office:value-type="float" office:value="3.65542" calcext:value-type="float">
            <text:p>3.65542</text:p>
          </table:table-cell>
          <table:table-cell/>
          <table:table-cell table:formula="of:=[.D215]" office:value-type="float" office:value="0.776161" calcext:value-type="float">
            <text:p>0.7762</text:p>
          </table:table-cell>
          <table:table-cell office:value-type="float" office:value="10.2841404089" calcext:value-type="float">
            <text:p>10.2841</text:p>
          </table:table-cell>
          <table:table-cell office:value-type="float" office:value="0.162057480385" calcext:value-type="float">
            <text:p>0.1621</text:p>
          </table:table-cell>
          <table:table-cell table:style-name="ce33" office:value-type="float" office:value="0.162057480385" calcext:value-type="float">
            <text:p>0.1621</text:p>
          </table:table-cell>
          <table:table-cell table:style-name="ce39" table:formula="of:=[.D215]" office:value-type="float" office:value="0.776161" calcext:value-type="float">
            <text:p>0.7762</text:p>
          </table:table-cell>
          <table:table-cell table:style-name="ce39" table:formula="of:=SQRT([.I215])" office:value-type="float" office:value="3.20688952240329" calcext:value-type="float">
            <text:p>3.2069</text:p>
          </table:table-cell>
          <table:table-cell table:style-name="ce39" table:formula="of:=0.5*[.J215]/SQRT([.I215])" office:value-type="float" office:value="0.0252670818955359" calcext:value-type="float">
            <text:p>0.0253</text:p>
          </table:table-cell>
          <table:table-cell/>
          <table:table-cell table:style-name="ce33" office:value-type="float" office:value="0.7762" calcext:value-type="float">
            <text:p>0.7762</text:p>
          </table:table-cell>
          <table:table-cell table:style-name="ce33" office:value-type="float" office:value="245.477165915" calcext:value-type="float">
            <text:p>245.4772</text:p>
          </table:table-cell>
          <table:table-cell table:number-columns-repeated="2" table:style-name="ce33" office:value-type="float" office:value="3.79217214296" calcext:value-type="float">
            <text:p>3.7922</text:p>
          </table:table-cell>
          <table:table-cell table:number-columns-repeated="1005"/>
        </table:table-row>
        <table:table-row table:style-name="ro1">
          <table:table-cell table:style-name="ce33" office:value-type="float" office:value="0.882" calcext:value-type="float">
            <text:p>0.8820</text:p>
          </table:table-cell>
          <table:table-cell table:style-name="ce33" office:value-type="float" office:value="0.884" calcext:value-type="float">
            <text:p>0.8840</text:p>
          </table:table-cell>
          <table:table-cell table:style-name="ce33" table:formula="of:=[.A216]+([.B216]-[.A216])/2" office:value-type="float" office:value="0.883" calcext:value-type="float">
            <text:p>0.8830</text:p>
          </table:table-cell>
          <table:table-cell table:formula="of:=[.C216]*[.C216]" office:value-type="float" office:value="0.779689" calcext:value-type="float">
            <text:p>0.7797</text:p>
          </table:table-cell>
          <table:table-cell table:style-name="ce58" office:value-type="float" office:value="234.517664" calcext:value-type="float">
            <text:p>234.51766</text:p>
          </table:table-cell>
          <table:table-cell table:style-name="ce58" office:value-type="float" office:value="4.43607" calcext:value-type="float">
            <text:p>4.43607</text:p>
          </table:table-cell>
          <table:table-cell/>
          <table:table-cell table:formula="of:=[.D216]" office:value-type="float" office:value="0.779689" calcext:value-type="float">
            <text:p>0.7797</text:p>
          </table:table-cell>
          <table:table-cell office:value-type="float" office:value="10.2263652705" calcext:value-type="float">
            <text:p>10.2264</text:p>
          </table:table-cell>
          <table:table-cell office:value-type="float" office:value="0.196440238057" calcext:value-type="float">
            <text:p>0.1964</text:p>
          </table:table-cell>
          <table:table-cell table:style-name="ce33" office:value-type="float" office:value="0.196440238057" calcext:value-type="float">
            <text:p>0.1964</text:p>
          </table:table-cell>
          <table:table-cell table:style-name="ce39" table:formula="of:=[.D216]" office:value-type="float" office:value="0.779689" calcext:value-type="float">
            <text:p>0.7797</text:p>
          </table:table-cell>
          <table:table-cell table:style-name="ce39" table:formula="of:=SQRT([.I216])" office:value-type="float" office:value="3.19786886386856" calcext:value-type="float">
            <text:p>3.1979</text:p>
          </table:table-cell>
          <table:table-cell table:style-name="ce39" table:formula="of:=0.5*[.J216]/SQRT([.I216])" office:value-type="float" office:value="0.030714242268734" calcext:value-type="float">
            <text:p>0.0307</text:p>
          </table:table-cell>
          <table:table-cell/>
          <table:table-cell table:style-name="ce33" office:value-type="float" office:value="0.7797" calcext:value-type="float">
            <text:p>0.7797</text:p>
          </table:table-cell>
          <table:table-cell table:style-name="ce33" office:value-type="float" office:value="243.184974188" calcext:value-type="float">
            <text:p>243.1850</text:p>
          </table:table-cell>
          <table:table-cell table:number-columns-repeated="2" table:style-name="ce33" office:value-type="float" office:value="4.60057208273" calcext:value-type="float">
            <text:p>4.6006</text:p>
          </table:table-cell>
          <table:table-cell table:number-columns-repeated="1005"/>
        </table:table-row>
        <table:table-row table:style-name="ro1">
          <table:table-cell table:style-name="ce33" office:value-type="float" office:value="0.884" calcext:value-type="float">
            <text:p>0.8840</text:p>
          </table:table-cell>
          <table:table-cell table:style-name="ce33" office:value-type="float" office:value="0.886" calcext:value-type="float">
            <text:p>0.8860</text:p>
          </table:table-cell>
          <table:table-cell table:style-name="ce33" table:formula="of:=[.A217]+([.B217]-[.A217])/2" office:value-type="float" office:value="0.885" calcext:value-type="float">
            <text:p>0.8850</text:p>
          </table:table-cell>
          <table:table-cell table:formula="of:=[.C217]*[.C217]" office:value-type="float" office:value="0.783225" calcext:value-type="float">
            <text:p>0.7832</text:p>
          </table:table-cell>
          <table:table-cell table:style-name="ce58" office:value-type="float" office:value="228.63364" calcext:value-type="float">
            <text:p>228.63364</text:p>
          </table:table-cell>
          <table:table-cell table:style-name="ce58" office:value-type="float" office:value="3.51008" calcext:value-type="float">
            <text:p>3.51008</text:p>
          </table:table-cell>
          <table:table-cell/>
          <table:table-cell table:formula="of:=[.D217]" office:value-type="float" office:value="0.783225" calcext:value-type="float">
            <text:p>0.7832</text:p>
          </table:table-cell>
          <table:table-cell office:value-type="float" office:value="10.004581732" calcext:value-type="float">
            <text:p>10.0046</text:p>
          </table:table-cell>
          <table:table-cell office:value-type="float" office:value="0.156531033576" calcext:value-type="float">
            <text:p>0.1565</text:p>
          </table:table-cell>
          <table:table-cell table:style-name="ce33" office:value-type="float" office:value="0.156531033576" calcext:value-type="float">
            <text:p>0.1565</text:p>
          </table:table-cell>
          <table:table-cell table:style-name="ce39" table:formula="of:=[.D217]" office:value-type="float" office:value="0.783225" calcext:value-type="float">
            <text:p>0.7832</text:p>
          </table:table-cell>
          <table:table-cell table:style-name="ce39" table:formula="of:=SQRT([.I217])" office:value-type="float" office:value="3.16300201264558" calcext:value-type="float">
            <text:p>3.1630</text:p>
          </table:table-cell>
          <table:table-cell table:style-name="ce39" table:formula="of:=0.5*[.J217]/SQRT([.I217])" office:value-type="float" office:value="0.0247440616462136" calcext:value-type="float">
            <text:p>0.0247</text:p>
          </table:table-cell>
          <table:table-cell/>
          <table:table-cell table:style-name="ce33" office:value-type="float" office:value="0.7832" calcext:value-type="float">
            <text:p>0.7832</text:p>
          </table:table-cell>
          <table:table-cell table:style-name="ce33" office:value-type="float" office:value="237.024031415" calcext:value-type="float">
            <text:p>237.0240</text:p>
          </table:table-cell>
          <table:table-cell table:number-columns-repeated="2" table:style-name="ce33" office:value-type="float" office:value="3.63955779441" calcext:value-type="float">
            <text:p>3.6396</text:p>
          </table:table-cell>
          <table:table-cell table:number-columns-repeated="1005"/>
        </table:table-row>
        <table:table-row table:style-name="ro1">
          <table:table-cell table:style-name="ce33" office:value-type="float" office:value="0.886" calcext:value-type="float">
            <text:p>0.8860</text:p>
          </table:table-cell>
          <table:table-cell table:style-name="ce33" office:value-type="float" office:value="0.888" calcext:value-type="float">
            <text:p>0.8880</text:p>
          </table:table-cell>
          <table:table-cell table:style-name="ce33" table:formula="of:=[.A218]+([.B218]-[.A218])/2" office:value-type="float" office:value="0.887" calcext:value-type="float">
            <text:p>0.8870</text:p>
          </table:table-cell>
          <table:table-cell table:formula="of:=[.C218]*[.C218]" office:value-type="float" office:value="0.786769" calcext:value-type="float">
            <text:p>0.7868</text:p>
          </table:table-cell>
          <table:table-cell table:style-name="ce58" office:value-type="float" office:value="224.882508" calcext:value-type="float">
            <text:p>224.88251</text:p>
          </table:table-cell>
          <table:table-cell table:style-name="ce58" office:value-type="float" office:value="3.69221" calcext:value-type="float">
            <text:p>3.69221</text:p>
          </table:table-cell>
          <table:table-cell/>
          <table:table-cell table:formula="of:=[.D218]" office:value-type="float" office:value="0.786769" calcext:value-type="float">
            <text:p>0.7868</text:p>
          </table:table-cell>
          <table:table-cell office:value-type="float" office:value="9.87550964201" calcext:value-type="float">
            <text:p>9.8755</text:p>
          </table:table-cell>
          <table:table-cell office:value-type="float" office:value="0.165039014546" calcext:value-type="float">
            <text:p>0.1650</text:p>
          </table:table-cell>
          <table:table-cell table:style-name="ce33" office:value-type="float" office:value="0.165039014546" calcext:value-type="float">
            <text:p>0.1650</text:p>
          </table:table-cell>
          <table:table-cell table:style-name="ce39" table:formula="of:=[.D218]" office:value-type="float" office:value="0.786769" calcext:value-type="float">
            <text:p>0.7868</text:p>
          </table:table-cell>
          <table:table-cell table:style-name="ce39" table:formula="of:=SQRT([.I218])" office:value-type="float" office:value="3.14253236133059" calcext:value-type="float">
            <text:p>3.1425</text:p>
          </table:table-cell>
          <table:table-cell table:style-name="ce39" table:formula="of:=0.5*[.J218]/SQRT([.I218])" office:value-type="float" office:value="0.0262589204453125" calcext:value-type="float">
            <text:p>0.0263</text:p>
          </table:table-cell>
          <table:table-cell/>
          <table:table-cell table:style-name="ce33" office:value-type="float" office:value="0.7868" calcext:value-type="float">
            <text:p>0.7868</text:p>
          </table:table-cell>
          <table:table-cell table:style-name="ce33" office:value-type="float" office:value="233.072218339" calcext:value-type="float">
            <text:p>233.0722</text:p>
          </table:table-cell>
          <table:table-cell table:number-columns-repeated="2" table:style-name="ce33" office:value-type="float" office:value="3.82728347417" calcext:value-type="float">
            <text:p>3.8273</text:p>
          </table:table-cell>
          <table:table-cell table:number-columns-repeated="1005"/>
        </table:table-row>
        <table:table-row table:style-name="ro1">
          <table:table-cell table:style-name="ce33" office:value-type="float" office:value="0.888" calcext:value-type="float">
            <text:p>0.8880</text:p>
          </table:table-cell>
          <table:table-cell table:style-name="ce33" office:value-type="float" office:value="0.89" calcext:value-type="float">
            <text:p>0.8900</text:p>
          </table:table-cell>
          <table:table-cell table:style-name="ce33" table:formula="of:=[.A219]+([.B219]-[.A219])/2" office:value-type="float" office:value="0.889" calcext:value-type="float">
            <text:p>0.8890</text:p>
          </table:table-cell>
          <table:table-cell table:formula="of:=[.C219]*[.C219]" office:value-type="float" office:value="0.790321" calcext:value-type="float">
            <text:p>0.7903</text:p>
          </table:table-cell>
          <table:table-cell table:style-name="ce58" office:value-type="float" office:value="210.194653" calcext:value-type="float">
            <text:p>210.19465</text:p>
          </table:table-cell>
          <table:table-cell table:style-name="ce58" office:value-type="float" office:value="3.33349" calcext:value-type="float">
            <text:p>3.33349</text:p>
          </table:table-cell>
          <table:table-cell/>
          <table:table-cell table:formula="of:=[.D219]" office:value-type="float" office:value="0.790321" calcext:value-type="float">
            <text:p>0.7903</text:p>
          </table:table-cell>
          <table:table-cell office:value-type="float" office:value="9.26265715095" calcext:value-type="float">
            <text:p>9.2627</text:p>
          </table:table-cell>
          <table:table-cell office:value-type="float" office:value="0.149616459973" calcext:value-type="float">
            <text:p>0.1496</text:p>
          </table:table-cell>
          <table:table-cell table:style-name="ce33" office:value-type="float" office:value="0.149616459973" calcext:value-type="float">
            <text:p>0.1496</text:p>
          </table:table-cell>
          <table:table-cell table:style-name="ce39" table:formula="of:=[.D219]" office:value-type="float" office:value="0.790321" calcext:value-type="float">
            <text:p>0.7903</text:p>
          </table:table-cell>
          <table:table-cell table:style-name="ce39" table:formula="of:=SQRT([.I219])" office:value-type="float" office:value="3.04346137661545" calcext:value-type="float">
            <text:p>3.0435</text:p>
          </table:table-cell>
          <table:table-cell table:style-name="ce39" table:formula="of:=0.5*[.J219]/SQRT([.I219])" office:value-type="float" office:value="0.0245799833575323" calcext:value-type="float">
            <text:p>0.0246</text:p>
          </table:table-cell>
          <table:table-cell/>
          <table:table-cell table:style-name="ce33" office:value-type="float" office:value="0.7903" calcext:value-type="float">
            <text:p>0.7903</text:p>
          </table:table-cell>
          <table:table-cell table:style-name="ce33" office:value-type="float" office:value="217.799056431" calcext:value-type="float">
            <text:p>217.7991</text:p>
          </table:table-cell>
          <table:table-cell table:number-columns-repeated="2" table:style-name="ce33" office:value-type="float" office:value="3.45468057133" calcext:value-type="float">
            <text:p>3.4547</text:p>
          </table:table-cell>
          <table:table-cell table:number-columns-repeated="1005"/>
        </table:table-row>
        <table:table-row table:style-name="ro1">
          <table:table-cell table:style-name="ce33" office:value-type="float" office:value="0.89" calcext:value-type="float">
            <text:p>0.8900</text:p>
          </table:table-cell>
          <table:table-cell table:style-name="ce33" office:value-type="float" office:value="0.892" calcext:value-type="float">
            <text:p>0.8920</text:p>
          </table:table-cell>
          <table:table-cell table:style-name="ce33" table:formula="of:=[.A220]+([.B220]-[.A220])/2" office:value-type="float" office:value="0.891" calcext:value-type="float">
            <text:p>0.8910</text:p>
          </table:table-cell>
          <table:table-cell table:formula="of:=[.C220]*[.C220]" office:value-type="float" office:value="0.793881" calcext:value-type="float">
            <text:p>0.7939</text:p>
          </table:table-cell>
          <table:table-cell table:style-name="ce58" office:value-type="float" office:value="211.491033" calcext:value-type="float">
            <text:p>211.49103</text:p>
          </table:table-cell>
          <table:table-cell table:style-name="ce58" office:value-type="float" office:value="4.01305" calcext:value-type="float">
            <text:p>4.01305</text:p>
          </table:table-cell>
          <table:table-cell/>
          <table:table-cell table:formula="of:=[.D220]" office:value-type="float" office:value="0.793881" calcext:value-type="float">
            <text:p>0.7939</text:p>
          </table:table-cell>
          <table:table-cell office:value-type="float" office:value="9.35293031597" calcext:value-type="float">
            <text:p>9.3529</text:p>
          </table:table-cell>
          <table:table-cell office:value-type="float" office:value="0.18021845136" calcext:value-type="float">
            <text:p>0.1802</text:p>
          </table:table-cell>
          <table:table-cell table:style-name="ce33" office:value-type="float" office:value="0.18021845136" calcext:value-type="float">
            <text:p>0.1802</text:p>
          </table:table-cell>
          <table:table-cell table:style-name="ce39" table:formula="of:=[.D220]" office:value-type="float" office:value="0.793881" calcext:value-type="float">
            <text:p>0.7939</text:p>
          </table:table-cell>
          <table:table-cell table:style-name="ce39" table:formula="of:=SQRT([.I220])" office:value-type="float" office:value="3.05825609064545" calcext:value-type="float">
            <text:p>3.0583</text:p>
          </table:table-cell>
          <table:table-cell table:style-name="ce39" table:formula="of:=0.5*[.J220]/SQRT([.I220])" office:value-type="float" office:value="0.0294642511971528" calcext:value-type="float">
            <text:p>0.0295</text:p>
          </table:table-cell>
          <table:table-cell/>
          <table:table-cell table:style-name="ce33" office:value-type="float" office:value="0.7939" calcext:value-type="float">
            <text:p>0.7939</text:p>
          </table:table-cell>
          <table:table-cell table:style-name="ce33" office:value-type="float" office:value="219.08735359" calcext:value-type="float">
            <text:p>219.0874</text:p>
          </table:table-cell>
          <table:table-cell table:number-columns-repeated="2" table:style-name="ce33" office:value-type="float" office:value="4.15768821492" calcext:value-type="float">
            <text:p>4.1577</text:p>
          </table:table-cell>
          <table:table-cell table:number-columns-repeated="1005"/>
        </table:table-row>
        <table:table-row table:style-name="ro1">
          <table:table-cell table:style-name="ce33" office:value-type="float" office:value="0.892" calcext:value-type="float">
            <text:p>0.8920</text:p>
          </table:table-cell>
          <table:table-cell table:style-name="ce33" office:value-type="float" office:value="0.894" calcext:value-type="float">
            <text:p>0.8940</text:p>
          </table:table-cell>
          <table:table-cell table:style-name="ce33" table:formula="of:=[.A221]+([.B221]-[.A221])/2" office:value-type="float" office:value="0.893" calcext:value-type="float">
            <text:p>0.8930</text:p>
          </table:table-cell>
          <table:table-cell table:formula="of:=[.C221]*[.C221]" office:value-type="float" office:value="0.797449" calcext:value-type="float">
            <text:p>0.7974</text:p>
          </table:table-cell>
          <table:table-cell table:style-name="ce58" office:value-type="float" office:value="203.657432" calcext:value-type="float">
            <text:p>203.65743</text:p>
          </table:table-cell>
          <table:table-cell table:style-name="ce58" office:value-type="float" office:value="4.05319" calcext:value-type="float">
            <text:p>4.05319</text:p>
          </table:table-cell>
          <table:table-cell/>
          <table:table-cell table:formula="of:=[.D221]" office:value-type="float" office:value="0.797449" calcext:value-type="float">
            <text:p>0.7974</text:p>
          </table:table-cell>
          <table:table-cell office:value-type="float" office:value="9.03745774099" calcext:value-type="float">
            <text:p>9.0375</text:p>
          </table:table-cell>
          <table:table-cell office:value-type="float" office:value="0.182694372082" calcext:value-type="float">
            <text:p>0.1827</text:p>
          </table:table-cell>
          <table:table-cell table:style-name="ce33" office:value-type="float" office:value="0.182694372082" calcext:value-type="float">
            <text:p>0.1827</text:p>
          </table:table-cell>
          <table:table-cell table:style-name="ce39" table:formula="of:=[.D221]" office:value-type="float" office:value="0.797449" calcext:value-type="float">
            <text:p>0.7974</text:p>
          </table:table-cell>
          <table:table-cell table:style-name="ce39" table:formula="of:=SQRT([.I221])" office:value-type="float" office:value="3.00623647456251" calcext:value-type="float">
            <text:p>3.0062</text:p>
          </table:table-cell>
          <table:table-cell table:style-name="ce39" table:formula="of:=0.5*[.J221]/SQRT([.I221])" office:value-type="float" office:value="0.0303858950598002" calcext:value-type="float">
            <text:p>0.0304</text:p>
          </table:table-cell>
          <table:table-cell/>
          <table:table-cell table:style-name="ce33" office:value-type="float" office:value="0.7974" calcext:value-type="float">
            <text:p>0.7974</text:p>
          </table:table-cell>
          <table:table-cell table:style-name="ce33" office:value-type="float" office:value="210.919419045" calcext:value-type="float">
            <text:p>210.9194</text:p>
          </table:table-cell>
          <table:table-cell table:number-columns-repeated="2" table:style-name="ce33" office:value-type="float" office:value="4.19823799787" calcext:value-type="float">
            <text:p>4.1982</text:p>
          </table:table-cell>
          <table:table-cell table:number-columns-repeated="1005"/>
        </table:table-row>
        <table:table-row table:style-name="ro1">
          <table:table-cell table:style-name="ce33" office:value-type="float" office:value="0.894" calcext:value-type="float">
            <text:p>0.8940</text:p>
          </table:table-cell>
          <table:table-cell table:style-name="ce33" office:value-type="float" office:value="0.896" calcext:value-type="float">
            <text:p>0.8960</text:p>
          </table:table-cell>
          <table:table-cell table:style-name="ce33" table:formula="of:=[.A222]+([.B222]-[.A222])/2" office:value-type="float" office:value="0.895" calcext:value-type="float">
            <text:p>0.8950</text:p>
          </table:table-cell>
          <table:table-cell table:formula="of:=[.C222]*[.C222]" office:value-type="float" office:value="0.801025" calcext:value-type="float">
            <text:p>0.8010</text:p>
          </table:table-cell>
          <table:table-cell table:style-name="ce58" office:value-type="float" office:value="197.638202" calcext:value-type="float">
            <text:p>197.63820</text:p>
          </table:table-cell>
          <table:table-cell table:style-name="ce58" office:value-type="float" office:value="3.59671" calcext:value-type="float">
            <text:p>3.59671</text:p>
          </table:table-cell>
          <table:table-cell/>
          <table:table-cell table:formula="of:=[.D222]" office:value-type="float" office:value="0.801025" calcext:value-type="float">
            <text:p>0.8010</text:p>
          </table:table-cell>
          <table:table-cell office:value-type="float" office:value="8.80130668071" calcext:value-type="float">
            <text:p>8.8013</text:p>
          </table:table-cell>
          <table:table-cell office:value-type="float" office:value="0.162927463112" calcext:value-type="float">
            <text:p>0.1629</text:p>
          </table:table-cell>
          <table:table-cell table:style-name="ce33" office:value-type="float" office:value="0.162927463112" calcext:value-type="float">
            <text:p>0.1629</text:p>
          </table:table-cell>
          <table:table-cell table:style-name="ce39" table:formula="of:=[.D222]" office:value-type="float" office:value="0.801025" calcext:value-type="float">
            <text:p>0.8010</text:p>
          </table:table-cell>
          <table:table-cell table:style-name="ce39" table:formula="of:=SQRT([.I222])" office:value-type="float" office:value="2.96669962765191" calcext:value-type="float">
            <text:p>2.9667</text:p>
          </table:table-cell>
          <table:table-cell table:style-name="ce39" table:formula="of:=0.5*[.J222]/SQRT([.I222])" office:value-type="float" office:value="0.027459379708244" calcext:value-type="float">
            <text:p>0.0275</text:p>
          </table:table-cell>
          <table:table-cell/>
          <table:table-cell table:style-name="ce33" office:value-type="float" office:value="0.801" calcext:value-type="float">
            <text:p>0.8010</text:p>
          </table:table-cell>
          <table:table-cell table:style-name="ce33" office:value-type="float" office:value="204.634173278" calcext:value-type="float">
            <text:p>204.6342</text:p>
          </table:table-cell>
          <table:table-cell table:number-columns-repeated="2" table:style-name="ce33" office:value-type="float" office:value="3.72457766498" calcext:value-type="float">
            <text:p>3.7246</text:p>
          </table:table-cell>
          <table:table-cell table:number-columns-repeated="1005"/>
        </table:table-row>
        <table:table-row table:style-name="ro1">
          <table:table-cell table:style-name="ce33" office:value-type="float" office:value="0.896" calcext:value-type="float">
            <text:p>0.8960</text:p>
          </table:table-cell>
          <table:table-cell table:style-name="ce33" office:value-type="float" office:value="0.898" calcext:value-type="float">
            <text:p>0.8980</text:p>
          </table:table-cell>
          <table:table-cell table:style-name="ce33" table:formula="of:=[.A223]+([.B223]-[.A223])/2" office:value-type="float" office:value="0.897" calcext:value-type="float">
            <text:p>0.8970</text:p>
          </table:table-cell>
          <table:table-cell table:formula="of:=[.C223]*[.C223]" office:value-type="float" office:value="0.804609" calcext:value-type="float">
            <text:p>0.8046</text:p>
          </table:table-cell>
          <table:table-cell table:style-name="ce58" office:value-type="float" office:value="199.534213" calcext:value-type="float">
            <text:p>199.53421</text:p>
          </table:table-cell>
          <table:table-cell table:style-name="ce58" office:value-type="float" office:value="3.8466" calcext:value-type="float">
            <text:p>3.84660</text:p>
          </table:table-cell>
          <table:table-cell/>
          <table:table-cell table:formula="of:=[.D223]" office:value-type="float" office:value="0.804609" calcext:value-type="float">
            <text:p>0.8046</text:p>
          </table:table-cell>
          <table:table-cell office:value-type="float" office:value="8.9169855277" calcext:value-type="float">
            <text:p>8.9170</text:p>
          </table:table-cell>
          <table:table-cell office:value-type="float" office:value="0.174694600921" calcext:value-type="float">
            <text:p>0.1747</text:p>
          </table:table-cell>
          <table:table-cell table:style-name="ce33" office:value-type="float" office:value="0.174694600921" calcext:value-type="float">
            <text:p>0.1747</text:p>
          </table:table-cell>
          <table:table-cell table:style-name="ce39" table:formula="of:=[.D223]" office:value-type="float" office:value="0.804609" calcext:value-type="float">
            <text:p>0.8046</text:p>
          </table:table-cell>
          <table:table-cell table:style-name="ce39" table:formula="of:=SQRT([.I223])" office:value-type="float" office:value="2.98613220197968" calcext:value-type="float">
            <text:p>2.9861</text:p>
          </table:table-cell>
          <table:table-cell table:style-name="ce39" table:formula="of:=0.5*[.J223]/SQRT([.I223])" office:value-type="float" office:value="0.0292509823920697" calcext:value-type="float">
            <text:p>0.0293</text:p>
          </table:table-cell>
          <table:table-cell/>
          <table:table-cell table:style-name="ce33" office:value-type="float" office:value="0.8046" calcext:value-type="float">
            <text:p>0.8046</text:p>
          </table:table-cell>
          <table:table-cell table:style-name="ce33" office:value-type="float" office:value="206.545421683" calcext:value-type="float">
            <text:p>206.5454</text:p>
          </table:table-cell>
          <table:table-cell table:number-columns-repeated="2" table:style-name="ce33" office:value-type="float" office:value="3.98228728258" calcext:value-type="float">
            <text:p>3.9823</text:p>
          </table:table-cell>
          <table:table-cell table:number-columns-repeated="1005"/>
        </table:table-row>
        <table:table-row table:style-name="ro1">
          <table:table-cell table:style-name="ce33" office:value-type="float" office:value="0.898" calcext:value-type="float">
            <text:p>0.8980</text:p>
          </table:table-cell>
          <table:table-cell table:style-name="ce33" office:value-type="float" office:value="0.9" calcext:value-type="float">
            <text:p>0.9000</text:p>
          </table:table-cell>
          <table:table-cell table:style-name="ce33" table:formula="of:=[.A224]+([.B224]-[.A224])/2" office:value-type="float" office:value="0.899" calcext:value-type="float">
            <text:p>0.8990</text:p>
          </table:table-cell>
          <table:table-cell table:formula="of:=[.C224]*[.C224]" office:value-type="float" office:value="0.808201" calcext:value-type="float">
            <text:p>0.8082</text:p>
          </table:table-cell>
          <table:table-cell table:style-name="ce58" office:value-type="float" office:value="192.685614" calcext:value-type="float">
            <text:p>192.68561</text:p>
          </table:table-cell>
          <table:table-cell table:style-name="ce58" office:value-type="float" office:value="3.29938" calcext:value-type="float">
            <text:p>3.29938</text:p>
          </table:table-cell>
          <table:table-cell/>
          <table:table-cell table:formula="of:=[.D224]" office:value-type="float" office:value="0.808201" calcext:value-type="float">
            <text:p>0.8082</text:p>
          </table:table-cell>
          <table:table-cell office:value-type="float" office:value="8.64126133329" calcext:value-type="float">
            <text:p>8.6413</text:p>
          </table:table-cell>
          <table:table-cell office:value-type="float" office:value="0.150673205879" calcext:value-type="float">
            <text:p>0.1507</text:p>
          </table:table-cell>
          <table:table-cell table:style-name="ce33" office:value-type="float" office:value="0.150673205879" calcext:value-type="float">
            <text:p>0.1507</text:p>
          </table:table-cell>
          <table:table-cell table:style-name="ce39" table:formula="of:=[.D224]" office:value-type="float" office:value="0.808201" calcext:value-type="float">
            <text:p>0.8082</text:p>
          </table:table-cell>
          <table:table-cell table:style-name="ce39" table:formula="of:=SQRT([.I224])" office:value-type="float" office:value="2.93960224065944" calcext:value-type="float">
            <text:p>2.9396</text:p>
          </table:table-cell>
          <table:table-cell table:style-name="ce39" table:formula="of:=0.5*[.J224]/SQRT([.I224])" office:value-type="float" office:value="0.0256281621701988" calcext:value-type="float">
            <text:p>0.0256</text:p>
          </table:table-cell>
          <table:table-cell/>
          <table:table-cell table:style-name="ce33" office:value-type="float" office:value="0.8082" calcext:value-type="float">
            <text:p>0.8082</text:p>
          </table:table-cell>
          <table:table-cell table:style-name="ce33" office:value-type="float" office:value="199.409985514" calcext:value-type="float">
            <text:p>199.4100</text:p>
          </table:table-cell>
          <table:table-cell table:number-columns-repeated="2" table:style-name="ce33" office:value-type="float" office:value="3.41509404001" calcext:value-type="float">
            <text:p>3.4151</text:p>
          </table:table-cell>
          <table:table-cell table:number-columns-repeated="1005"/>
        </table:table-row>
        <table:table-row table:style-name="ro1">
          <table:table-cell table:style-name="ce33" office:value-type="float" office:value="0.9" calcext:value-type="float">
            <text:p>0.9000</text:p>
          </table:table-cell>
          <table:table-cell table:style-name="ce33" office:value-type="float" office:value="0.902" calcext:value-type="float">
            <text:p>0.9020</text:p>
          </table:table-cell>
          <table:table-cell table:style-name="ce33" table:formula="of:=[.A225]+([.B225]-[.A225])/2" office:value-type="float" office:value="0.901" calcext:value-type="float">
            <text:p>0.9010</text:p>
          </table:table-cell>
          <table:table-cell table:formula="of:=[.C225]*[.C225]" office:value-type="float" office:value="0.811801" calcext:value-type="float">
            <text:p>0.8118</text:p>
          </table:table-cell>
          <table:table-cell table:style-name="ce58" office:value-type="float" office:value="186.710158" calcext:value-type="float">
            <text:p>186.71016</text:p>
          </table:table-cell>
          <table:table-cell table:style-name="ce58" office:value-type="float" office:value="3.30402" calcext:value-type="float">
            <text:p>3.30402</text:p>
          </table:table-cell>
          <table:table-cell/>
          <table:table-cell table:formula="of:=[.D225]" office:value-type="float" office:value="0.811801" calcext:value-type="float">
            <text:p>0.8118</text:p>
          </table:table-cell>
          <table:table-cell office:value-type="float" office:value="8.40250395548" calcext:value-type="float">
            <text:p>8.4025</text:p>
          </table:table-cell>
          <table:table-cell office:value-type="float" office:value="0.151323892647" calcext:value-type="float">
            <text:p>0.1513</text:p>
          </table:table-cell>
          <table:table-cell table:style-name="ce33" office:value-type="float" office:value="0.151323892647" calcext:value-type="float">
            <text:p>0.1513</text:p>
          </table:table-cell>
          <table:table-cell table:style-name="ce39" table:formula="of:=[.D225]" office:value-type="float" office:value="0.811801" calcext:value-type="float">
            <text:p>0.8118</text:p>
          </table:table-cell>
          <table:table-cell table:style-name="ce39" table:formula="of:=SQRT([.I225])" office:value-type="float" office:value="2.89870729041068" calcext:value-type="float">
            <text:p>2.8987</text:p>
          </table:table-cell>
          <table:table-cell table:style-name="ce39" table:formula="of:=0.5*[.J225]/SQRT([.I225])" office:value-type="float" office:value="0.0261019615791495" calcext:value-type="float">
            <text:p>0.0261</text:p>
          </table:table-cell>
          <table:table-cell/>
          <table:table-cell table:style-name="ce33" office:value-type="float" office:value="0.8118" calcext:value-type="float">
            <text:p>0.8118</text:p>
          </table:table-cell>
          <table:table-cell table:style-name="ce33" office:value-type="float" office:value="193.177459842" calcext:value-type="float">
            <text:p>193.1775</text:p>
          </table:table-cell>
          <table:table-cell table:number-columns-repeated="2" table:style-name="ce33" office:value-type="float" office:value="3.419001286" calcext:value-type="float">
            <text:p>3.4190</text:p>
          </table:table-cell>
          <table:table-cell table:number-columns-repeated="1005"/>
        </table:table-row>
        <table:table-row table:style-name="ro1">
          <table:table-cell table:style-name="ce33" office:value-type="float" office:value="0.902" calcext:value-type="float">
            <text:p>0.9020</text:p>
          </table:table-cell>
          <table:table-cell table:style-name="ce33" office:value-type="float" office:value="0.904" calcext:value-type="float">
            <text:p>0.9040</text:p>
          </table:table-cell>
          <table:table-cell table:style-name="ce33" table:formula="of:=[.A226]+([.B226]-[.A226])/2" office:value-type="float" office:value="0.903" calcext:value-type="float">
            <text:p>0.9030</text:p>
          </table:table-cell>
          <table:table-cell table:formula="of:=[.C226]*[.C226]" office:value-type="float" office:value="0.815409" calcext:value-type="float">
            <text:p>0.8154</text:p>
          </table:table-cell>
          <table:table-cell table:style-name="ce58" office:value-type="float" office:value="183.346298" calcext:value-type="float">
            <text:p>183.34630</text:p>
          </table:table-cell>
          <table:table-cell table:style-name="ce58" office:value-type="float" office:value="3.86473" calcext:value-type="float">
            <text:p>3.86473</text:p>
          </table:table-cell>
          <table:table-cell/>
          <table:table-cell table:formula="of:=[.D226]" office:value-type="float" office:value="0.815409" calcext:value-type="float">
            <text:p>0.8154</text:p>
          </table:table-cell>
          <table:table-cell office:value-type="float" office:value="8.27980556015" calcext:value-type="float">
            <text:p>8.2798</text:p>
          </table:table-cell>
          <table:table-cell office:value-type="float" office:value="0.177124011966" calcext:value-type="float">
            <text:p>0.1771</text:p>
          </table:table-cell>
          <table:table-cell table:style-name="ce33" office:value-type="float" office:value="0.177124011966" calcext:value-type="float">
            <text:p>0.1771</text:p>
          </table:table-cell>
          <table:table-cell table:style-name="ce39" table:formula="of:=[.D226]" office:value-type="float" office:value="0.815409" calcext:value-type="float">
            <text:p>0.8154</text:p>
          </table:table-cell>
          <table:table-cell table:style-name="ce39" table:formula="of:=SQRT([.I226])" office:value-type="float" office:value="2.87746512752978" calcext:value-type="float">
            <text:p>2.8775</text:p>
          </table:table-cell>
          <table:table-cell table:style-name="ce39" table:formula="of:=0.5*[.J226]/SQRT([.I226])" office:value-type="float" office:value="0.0307777860227372" calcext:value-type="float">
            <text:p>0.0308</text:p>
          </table:table-cell>
          <table:table-cell/>
          <table:table-cell table:style-name="ce33" office:value-type="float" office:value="0.8154" calcext:value-type="float">
            <text:p>0.8154</text:p>
          </table:table-cell>
          <table:table-cell table:style-name="ce33" office:value-type="float" office:value="189.649412852" calcext:value-type="float">
            <text:p>189.6494</text:p>
          </table:table-cell>
          <table:table-cell table:number-columns-repeated="2" table:style-name="ce33" office:value-type="float" office:value="3.99803432583" calcext:value-type="float">
            <text:p>3.9980</text:p>
          </table:table-cell>
          <table:table-cell table:number-columns-repeated="1005"/>
        </table:table-row>
        <table:table-row table:style-name="ro1">
          <table:table-cell table:style-name="ce33" office:value-type="float" office:value="0.904" calcext:value-type="float">
            <text:p>0.9040</text:p>
          </table:table-cell>
          <table:table-cell table:style-name="ce33" office:value-type="float" office:value="0.906" calcext:value-type="float">
            <text:p>0.9060</text:p>
          </table:table-cell>
          <table:table-cell table:style-name="ce33" table:formula="of:=[.A227]+([.B227]-[.A227])/2" office:value-type="float" office:value="0.905" calcext:value-type="float">
            <text:p>0.9050</text:p>
          </table:table-cell>
          <table:table-cell table:formula="of:=[.C227]*[.C227]" office:value-type="float" office:value="0.819025" calcext:value-type="float">
            <text:p>0.8190</text:p>
          </table:table-cell>
          <table:table-cell table:style-name="ce58" office:value-type="float" office:value="175.525532" calcext:value-type="float">
            <text:p>175.52553</text:p>
          </table:table-cell>
          <table:table-cell table:style-name="ce58" office:value-type="float" office:value="3.42085" calcext:value-type="float">
            <text:p>3.42085</text:p>
          </table:table-cell>
          <table:table-cell/>
          <table:table-cell table:formula="of:=[.D227]" office:value-type="float" office:value="0.819025" calcext:value-type="float">
            <text:p>0.8190</text:p>
          </table:table-cell>
          <table:table-cell office:value-type="float" office:value="7.95407765009" calcext:value-type="float">
            <text:p>7.9541</text:p>
          </table:table-cell>
          <table:table-cell office:value-type="float" office:value="0.157511929132" calcext:value-type="float">
            <text:p>0.1575</text:p>
          </table:table-cell>
          <table:table-cell table:style-name="ce33" office:value-type="float" office:value="0.157511929132" calcext:value-type="float">
            <text:p>0.1575</text:p>
          </table:table-cell>
          <table:table-cell table:style-name="ce39" table:formula="of:=[.D227]" office:value-type="float" office:value="0.819025" calcext:value-type="float">
            <text:p>0.8190</text:p>
          </table:table-cell>
          <table:table-cell table:style-name="ce39" table:formula="of:=SQRT([.I227])" office:value-type="float" office:value="2.82029744000345" calcext:value-type="float">
            <text:p>2.8203</text:p>
          </table:table-cell>
          <table:table-cell table:style-name="ce39" table:formula="of:=0.5*[.J227]/SQRT([.I227])" office:value-type="float" office:value="0.0279247016463284" calcext:value-type="float">
            <text:p>0.0279</text:p>
          </table:table-cell>
          <table:table-cell/>
          <table:table-cell table:style-name="ce33" office:value-type="float" office:value="0.819" calcext:value-type="float">
            <text:p>0.8190</text:p>
          </table:table-cell>
          <table:table-cell table:style-name="ce33" office:value-type="float" office:value="181.514143229" calcext:value-type="float">
            <text:p>181.5141</text:p>
          </table:table-cell>
          <table:table-cell table:number-columns-repeated="2" table:style-name="ce33" office:value-type="float" office:value="3.5380207891" calcext:value-type="float">
            <text:p>3.5380</text:p>
          </table:table-cell>
          <table:table-cell table:number-columns-repeated="1005"/>
        </table:table-row>
        <table:table-row table:style-name="ro1">
          <table:table-cell table:style-name="ce33" office:value-type="float" office:value="0.906" calcext:value-type="float">
            <text:p>0.9060</text:p>
          </table:table-cell>
          <table:table-cell table:style-name="ce33" office:value-type="float" office:value="0.908" calcext:value-type="float">
            <text:p>0.9080</text:p>
          </table:table-cell>
          <table:table-cell table:style-name="ce33" table:formula="of:=[.A228]+([.B228]-[.A228])/2" office:value-type="float" office:value="0.907" calcext:value-type="float">
            <text:p>0.9070</text:p>
          </table:table-cell>
          <table:table-cell table:formula="of:=[.C228]*[.C228]" office:value-type="float" office:value="0.822649" calcext:value-type="float">
            <text:p>0.8226</text:p>
          </table:table-cell>
          <table:table-cell table:style-name="ce58" office:value-type="float" office:value="168.740556" calcext:value-type="float">
            <text:p>168.74056</text:p>
          </table:table-cell>
          <table:table-cell table:style-name="ce58" office:value-type="float" office:value="3.02536" calcext:value-type="float">
            <text:p>3.02536</text:p>
          </table:table-cell>
          <table:table-cell/>
          <table:table-cell table:formula="of:=[.D228]" office:value-type="float" office:value="0.822649" calcext:value-type="float">
            <text:p>0.8226</text:p>
          </table:table-cell>
          <table:table-cell office:value-type="float" office:value="7.67314564922" calcext:value-type="float">
            <text:p>7.6731</text:p>
          </table:table-cell>
          <table:table-cell office:value-type="float" office:value="0.140128291968" calcext:value-type="float">
            <text:p>0.1401</text:p>
          </table:table-cell>
          <table:table-cell table:style-name="ce33" office:value-type="float" office:value="0.140128291968" calcext:value-type="float">
            <text:p>0.1401</text:p>
          </table:table-cell>
          <table:table-cell table:style-name="ce39" table:formula="of:=[.D228]" office:value-type="float" office:value="0.822649" calcext:value-type="float">
            <text:p>0.8226</text:p>
          </table:table-cell>
          <table:table-cell table:style-name="ce39" table:formula="of:=SQRT([.I228])" office:value-type="float" office:value="2.77004434065955" calcext:value-type="float">
            <text:p>2.7700</text:p>
          </table:table-cell>
          <table:table-cell table:style-name="ce39" table:formula="of:=0.5*[.J228]/SQRT([.I228])" office:value-type="float" office:value="0.0252935106328723" calcext:value-type="float">
            <text:p>0.0253</text:p>
          </table:table-cell>
          <table:table-cell/>
          <table:table-cell table:style-name="ce33" office:value-type="float" office:value="0.8226" calcext:value-type="float">
            <text:p>0.8226</text:p>
          </table:table-cell>
          <table:table-cell table:style-name="ce33" office:value-type="float" office:value="174.457229028" calcext:value-type="float">
            <text:p>174.4572</text:p>
          </table:table-cell>
          <table:table-cell table:number-columns-repeated="2" table:style-name="ce33" office:value-type="float" office:value="3.12839431616" calcext:value-type="float">
            <text:p>3.1284</text:p>
          </table:table-cell>
          <table:table-cell table:number-columns-repeated="1005"/>
        </table:table-row>
        <table:table-row table:style-name="ro1">
          <table:table-cell table:style-name="ce33" office:value-type="float" office:value="0.908" calcext:value-type="float">
            <text:p>0.9080</text:p>
          </table:table-cell>
          <table:table-cell table:style-name="ce33" office:value-type="float" office:value="0.91" calcext:value-type="float">
            <text:p>0.9100</text:p>
          </table:table-cell>
          <table:table-cell table:style-name="ce33" table:formula="of:=[.A229]+([.B229]-[.A229])/2" office:value-type="float" office:value="0.909" calcext:value-type="float">
            <text:p>0.9090</text:p>
          </table:table-cell>
          <table:table-cell table:formula="of:=[.C229]*[.C229]" office:value-type="float" office:value="0.826281" calcext:value-type="float">
            <text:p>0.8263</text:p>
          </table:table-cell>
          <table:table-cell table:style-name="ce58" office:value-type="float" office:value="160.016976" calcext:value-type="float">
            <text:p>160.01698</text:p>
          </table:table-cell>
          <table:table-cell table:style-name="ce58" office:value-type="float" office:value="3.52612" calcext:value-type="float">
            <text:p>3.52612</text:p>
          </table:table-cell>
          <table:table-cell/>
          <table:table-cell table:formula="of:=[.D229]" office:value-type="float" office:value="0.826281" calcext:value-type="float">
            <text:p>0.8263</text:p>
          </table:table-cell>
          <table:table-cell office:value-type="float" office:value="7.30221697448" calcext:value-type="float">
            <text:p>7.3022</text:p>
          </table:table-cell>
          <table:table-cell office:value-type="float" office:value="0.163200641103" calcext:value-type="float">
            <text:p>0.1632</text:p>
          </table:table-cell>
          <table:table-cell table:style-name="ce33" office:value-type="float" office:value="0.163200641103" calcext:value-type="float">
            <text:p>0.1632</text:p>
          </table:table-cell>
          <table:table-cell table:style-name="ce39" table:formula="of:=[.D229]" office:value-type="float" office:value="0.826281" calcext:value-type="float">
            <text:p>0.8263</text:p>
          </table:table-cell>
          <table:table-cell table:style-name="ce39" table:formula="of:=SQRT([.I229])" office:value-type="float" office:value="2.70226145561084" calcext:value-type="float">
            <text:p>2.7023</text:p>
          </table:table-cell>
          <table:table-cell table:style-name="ce39" table:formula="of:=0.5*[.J229]/SQRT([.I229])" office:value-type="float" office:value="0.0301970486172125" calcext:value-type="float">
            <text:p>0.0302</text:p>
          </table:table-cell>
          <table:table-cell/>
          <table:table-cell table:style-name="ce33" office:value-type="float" office:value="0.8263" calcext:value-type="float">
            <text:p>0.8263</text:p>
          </table:table-cell>
          <table:table-cell table:style-name="ce33" office:value-type="float" office:value="165.39651847" calcext:value-type="float">
            <text:p>165.3965</text:p>
          </table:table-cell>
          <table:table-cell table:number-columns-repeated="2" table:style-name="ce33" office:value-type="float" office:value="3.64503198222" calcext:value-type="float">
            <text:p>3.6450</text:p>
          </table:table-cell>
          <table:table-cell table:number-columns-repeated="1005"/>
        </table:table-row>
        <table:table-row table:style-name="ro1">
          <table:table-cell table:style-name="ce33" office:value-type="float" office:value="0.91" calcext:value-type="float">
            <text:p>0.9100</text:p>
          </table:table-cell>
          <table:table-cell table:style-name="ce33" office:value-type="float" office:value="0.912" calcext:value-type="float">
            <text:p>0.9120</text:p>
          </table:table-cell>
          <table:table-cell table:style-name="ce33" table:formula="of:=[.A230]+([.B230]-[.A230])/2" office:value-type="float" office:value="0.911" calcext:value-type="float">
            <text:p>0.9110</text:p>
          </table:table-cell>
          <table:table-cell table:formula="of:=[.C230]*[.C230]" office:value-type="float" office:value="0.829921" calcext:value-type="float">
            <text:p>0.8299</text:p>
          </table:table-cell>
          <table:table-cell table:style-name="ce58" office:value-type="float" office:value="159.97059" calcext:value-type="float">
            <text:p>159.97059</text:p>
          </table:table-cell>
          <table:table-cell table:style-name="ce58" office:value-type="float" office:value="3.33427" calcext:value-type="float">
            <text:p>3.33427</text:p>
          </table:table-cell>
          <table:table-cell/>
          <table:table-cell table:formula="of:=[.D230]" office:value-type="float" office:value="0.829921" calcext:value-type="float">
            <text:p>0.8299</text:p>
          </table:table-cell>
          <table:table-cell office:value-type="float" office:value="7.32524107253" calcext:value-type="float">
            <text:p>7.3252</text:p>
          </table:table-cell>
          <table:table-cell office:value-type="float" office:value="0.155120830886" calcext:value-type="float">
            <text:p>0.1551</text:p>
          </table:table-cell>
          <table:table-cell table:style-name="ce33" office:value-type="float" office:value="0.155120830886" calcext:value-type="float">
            <text:p>0.1551</text:p>
          </table:table-cell>
          <table:table-cell table:style-name="ce39" table:formula="of:=[.D230]" office:value-type="float" office:value="0.829921" calcext:value-type="float">
            <text:p>0.8299</text:p>
          </table:table-cell>
          <table:table-cell table:style-name="ce39" table:formula="of:=SQRT([.I230])" office:value-type="float" office:value="2.70651825645607" calcext:value-type="float">
            <text:p>2.7065</text:p>
          </table:table-cell>
          <table:table-cell table:style-name="ce39" table:formula="of:=0.5*[.J230]/SQRT([.I230])" office:value-type="float" office:value="0.0286568971991928" calcext:value-type="float">
            <text:p>0.0287</text:p>
          </table:table-cell>
          <table:table-cell/>
          <table:table-cell table:style-name="ce33" office:value-type="float" office:value="0.8299" calcext:value-type="float">
            <text:p>0.8299</text:p>
          </table:table-cell>
          <table:table-cell table:style-name="ce33" office:value-type="float" office:value="165.310216955" calcext:value-type="float">
            <text:p>165.3102</text:p>
          </table:table-cell>
          <table:table-cell table:number-columns-repeated="2" table:style-name="ce33" office:value-type="float" office:value="3.44600415889" calcext:value-type="float">
            <text:p>3.4460</text:p>
          </table:table-cell>
          <table:table-cell table:number-columns-repeated="1005"/>
        </table:table-row>
        <table:table-row table:style-name="ro1">
          <table:table-cell table:style-name="ce33" office:value-type="float" office:value="0.912" calcext:value-type="float">
            <text:p>0.9120</text:p>
          </table:table-cell>
          <table:table-cell table:style-name="ce33" office:value-type="float" office:value="0.914" calcext:value-type="float">
            <text:p>0.9140</text:p>
          </table:table-cell>
          <table:table-cell table:style-name="ce33" table:formula="of:=[.A231]+([.B231]-[.A231])/2" office:value-type="float" office:value="0.913" calcext:value-type="float">
            <text:p>0.9130</text:p>
          </table:table-cell>
          <table:table-cell table:formula="of:=[.C231]*[.C231]" office:value-type="float" office:value="0.833569" calcext:value-type="float">
            <text:p>0.8336</text:p>
          </table:table-cell>
          <table:table-cell table:style-name="ce58" office:value-type="float" office:value="155.648859" calcext:value-type="float">
            <text:p>155.64886</text:p>
          </table:table-cell>
          <table:table-cell table:style-name="ce58" office:value-type="float" office:value="3.44126" calcext:value-type="float">
            <text:p>3.44126</text:p>
          </table:table-cell>
          <table:table-cell/>
          <table:table-cell table:formula="of:=[.D231]" office:value-type="float" office:value="0.833569" calcext:value-type="float">
            <text:p>0.8336</text:p>
          </table:table-cell>
          <table:table-cell office:value-type="float" office:value="7.15238484229" calcext:value-type="float">
            <text:p>7.1524</text:p>
          </table:table-cell>
          <table:table-cell office:value-type="float" office:value="0.160516369759" calcext:value-type="float">
            <text:p>0.1605</text:p>
          </table:table-cell>
          <table:table-cell table:style-name="ce33" office:value-type="float" office:value="0.160516369759" calcext:value-type="float">
            <text:p>0.1605</text:p>
          </table:table-cell>
          <table:table-cell table:style-name="ce39" table:formula="of:=[.D231]" office:value-type="float" office:value="0.833569" calcext:value-type="float">
            <text:p>0.8336</text:p>
          </table:table-cell>
          <table:table-cell table:style-name="ce39" table:formula="of:=SQRT([.I231])" office:value-type="float" office:value="2.67439429446931" calcext:value-type="float">
            <text:p>2.6744</text:p>
          </table:table-cell>
          <table:table-cell table:style-name="ce39" table:formula="of:=0.5*[.J231]/SQRT([.I231])" office:value-type="float" office:value="0.0300098549587378" calcext:value-type="float">
            <text:p>0.0300</text:p>
          </table:table-cell>
          <table:table-cell/>
          <table:table-cell table:style-name="ce33" office:value-type="float" office:value="0.8336" calcext:value-type="float">
            <text:p>0.8336</text:p>
          </table:table-cell>
          <table:table-cell table:style-name="ce33" office:value-type="float" office:value="160.803778431" calcext:value-type="float">
            <text:p>160.8038</text:p>
          </table:table-cell>
          <table:table-cell table:number-columns-repeated="2" table:style-name="ce33" office:value-type="float" office:value="3.55563453006" calcext:value-type="float">
            <text:p>3.5556</text:p>
          </table:table-cell>
          <table:table-cell table:number-columns-repeated="1005"/>
        </table:table-row>
        <table:table-row table:style-name="ro1">
          <table:table-cell table:style-name="ce33" office:value-type="float" office:value="0.914" calcext:value-type="float">
            <text:p>0.9140</text:p>
          </table:table-cell>
          <table:table-cell table:style-name="ce33" office:value-type="float" office:value="0.916" calcext:value-type="float">
            <text:p>0.9160</text:p>
          </table:table-cell>
          <table:table-cell table:style-name="ce33" table:formula="of:=[.A232]+([.B232]-[.A232])/2" office:value-type="float" office:value="0.915" calcext:value-type="float">
            <text:p>0.9150</text:p>
          </table:table-cell>
          <table:table-cell table:formula="of:=[.C232]*[.C232]" office:value-type="float" office:value="0.837225" calcext:value-type="float">
            <text:p>0.8372</text:p>
          </table:table-cell>
          <table:table-cell table:style-name="ce58" office:value-type="float" office:value="148.082165" calcext:value-type="float">
            <text:p>148.08217</text:p>
          </table:table-cell>
          <table:table-cell table:style-name="ce58" office:value-type="float" office:value="3.10591" calcext:value-type="float">
            <text:p>3.10591</text:p>
          </table:table-cell>
          <table:table-cell/>
          <table:table-cell table:formula="of:=[.D232]" office:value-type="float" office:value="0.837225" calcext:value-type="float">
            <text:p>0.8372</text:p>
          </table:table-cell>
          <table:table-cell office:value-type="float" office:value="6.82780531166" calcext:value-type="float">
            <text:p>6.8278</text:p>
          </table:table-cell>
          <table:table-cell office:value-type="float" office:value="0.145483515942" calcext:value-type="float">
            <text:p>0.1455</text:p>
          </table:table-cell>
          <table:table-cell table:style-name="ce33" office:value-type="float" office:value="0.145483515942" calcext:value-type="float">
            <text:p>0.1455</text:p>
          </table:table-cell>
          <table:table-cell table:style-name="ce39" table:formula="of:=[.D232]" office:value-type="float" office:value="0.837225" calcext:value-type="float">
            <text:p>0.8372</text:p>
          </table:table-cell>
          <table:table-cell table:style-name="ce39" table:formula="of:=SQRT([.I232])" office:value-type="float" office:value="2.61300694826095" calcext:value-type="float">
            <text:p>2.6130</text:p>
          </table:table-cell>
          <table:table-cell table:style-name="ce39" table:formula="of:=0.5*[.J232]/SQRT([.I232])" office:value-type="float" office:value="0.0278383331584374" calcext:value-type="float">
            <text:p>0.0278</text:p>
          </table:table-cell>
          <table:table-cell/>
          <table:table-cell table:style-name="ce33" office:value-type="float" office:value="0.8372" calcext:value-type="float">
            <text:p>0.8372</text:p>
          </table:table-cell>
          <table:table-cell table:style-name="ce33" office:value-type="float" office:value="152.947987004" calcext:value-type="float">
            <text:p>152.9480</text:p>
          </table:table-cell>
          <table:table-cell table:number-columns-repeated="2" table:style-name="ce33" office:value-type="float" office:value="3.20837173454" calcext:value-type="float">
            <text:p>3.2084</text:p>
          </table:table-cell>
          <table:table-cell table:number-columns-repeated="1005"/>
        </table:table-row>
        <table:table-row table:style-name="ro1">
          <table:table-cell table:style-name="ce33" office:value-type="float" office:value="0.916" calcext:value-type="float">
            <text:p>0.9160</text:p>
          </table:table-cell>
          <table:table-cell table:style-name="ce33" office:value-type="float" office:value="0.918" calcext:value-type="float">
            <text:p>0.9180</text:p>
          </table:table-cell>
          <table:table-cell table:style-name="ce33" table:formula="of:=[.A233]+([.B233]-[.A233])/2" office:value-type="float" office:value="0.917" calcext:value-type="float">
            <text:p>0.9170</text:p>
          </table:table-cell>
          <table:table-cell table:formula="of:=[.C233]*[.C233]" office:value-type="float" office:value="0.840889" calcext:value-type="float">
            <text:p>0.8409</text:p>
          </table:table-cell>
          <table:table-cell table:style-name="ce58" office:value-type="float" office:value="147.356937" calcext:value-type="float">
            <text:p>147.35694</text:p>
          </table:table-cell>
          <table:table-cell table:style-name="ce58" office:value-type="float" office:value="2.76511" calcext:value-type="float">
            <text:p>2.76511</text:p>
          </table:table-cell>
          <table:table-cell/>
          <table:table-cell table:formula="of:=[.D233]" office:value-type="float" office:value="0.840889" calcext:value-type="float">
            <text:p>0.8409</text:p>
          </table:table-cell>
          <table:table-cell office:value-type="float" office:value="6.81805812553" calcext:value-type="float">
            <text:p>6.8181</text:p>
          </table:table-cell>
          <table:table-cell office:value-type="float" office:value="0.130211446767" calcext:value-type="float">
            <text:p>0.1302</text:p>
          </table:table-cell>
          <table:table-cell table:style-name="ce33" office:value-type="float" office:value="0.130211446767" calcext:value-type="float">
            <text:p>0.1302</text:p>
          </table:table-cell>
          <table:table-cell table:style-name="ce39" table:formula="of:=[.D233]" office:value-type="float" office:value="0.840889" calcext:value-type="float">
            <text:p>0.8409</text:p>
          </table:table-cell>
          <table:table-cell table:style-name="ce39" table:formula="of:=SQRT([.I233])" office:value-type="float" office:value="2.61114115388847" calcext:value-type="float">
            <text:p>2.6111</text:p>
          </table:table-cell>
          <table:table-cell table:style-name="ce39" table:formula="of:=0.5*[.J233]/SQRT([.I233])" office:value-type="float" office:value="0.0249338199455612" calcext:value-type="float">
            <text:p>0.0249</text:p>
          </table:table-cell>
          <table:table-cell/>
          <table:table-cell table:style-name="ce33" office:value-type="float" office:value="0.8409" calcext:value-type="float">
            <text:p>0.8409</text:p>
          </table:table-cell>
          <table:table-cell table:style-name="ce33" office:value-type="float" office:value="152.160627735" calcext:value-type="float">
            <text:p>152.1606</text:p>
          </table:table-cell>
          <table:table-cell table:number-columns-repeated="2" table:style-name="ce33" office:value-type="float" office:value="2.85570021249" calcext:value-type="float">
            <text:p>2.8557</text:p>
          </table:table-cell>
          <table:table-cell table:number-columns-repeated="1005"/>
        </table:table-row>
        <table:table-row table:style-name="ro1">
          <table:table-cell table:style-name="ce33" office:value-type="float" office:value="0.918" calcext:value-type="float">
            <text:p>0.9180</text:p>
          </table:table-cell>
          <table:table-cell table:style-name="ce33" office:value-type="float" office:value="0.92" calcext:value-type="float">
            <text:p>0.9200</text:p>
          </table:table-cell>
          <table:table-cell table:style-name="ce33" table:formula="of:=[.A234]+([.B234]-[.A234])/2" office:value-type="float" office:value="0.919" calcext:value-type="float">
            <text:p>0.9190</text:p>
          </table:table-cell>
          <table:table-cell table:formula="of:=[.C234]*[.C234]" office:value-type="float" office:value="0.844561" calcext:value-type="float">
            <text:p>0.8446</text:p>
          </table:table-cell>
          <table:table-cell table:style-name="ce58" office:value-type="float" office:value="145.09733" calcext:value-type="float">
            <text:p>145.09733</text:p>
          </table:table-cell>
          <table:table-cell table:style-name="ce58" office:value-type="float" office:value="3.42667" calcext:value-type="float">
            <text:p>3.42667</text:p>
          </table:table-cell>
          <table:table-cell/>
          <table:table-cell table:formula="of:=[.D234]" office:value-type="float" office:value="0.844561" calcext:value-type="float">
            <text:p>0.8446</text:p>
          </table:table-cell>
          <table:table-cell office:value-type="float" office:value="6.73682931068" calcext:value-type="float">
            <text:p>6.7368</text:p>
          </table:table-cell>
          <table:table-cell office:value-type="float" office:value="0.16134513594" calcext:value-type="float">
            <text:p>0.1613</text:p>
          </table:table-cell>
          <table:table-cell table:style-name="ce33" office:value-type="float" office:value="0.16134513594" calcext:value-type="float">
            <text:p>0.1613</text:p>
          </table:table-cell>
          <table:table-cell table:style-name="ce39" table:formula="of:=[.D234]" office:value-type="float" office:value="0.844561" calcext:value-type="float">
            <text:p>0.8446</text:p>
          </table:table-cell>
          <table:table-cell table:style-name="ce39" table:formula="of:=SQRT([.I234])" office:value-type="float" office:value="2.59554027336892" calcext:value-type="float">
            <text:p>2.5955</text:p>
          </table:table-cell>
          <table:table-cell table:style-name="ce39" table:formula="of:=0.5*[.J234]/SQRT([.I234])" office:value-type="float" office:value="0.0310812237427894" calcext:value-type="float">
            <text:p>0.0311</text:p>
          </table:table-cell>
          <table:table-cell/>
          <table:table-cell table:style-name="ce33" office:value-type="float" office:value="0.8446" calcext:value-type="float">
            <text:p>0.8446</text:p>
          </table:table-cell>
          <table:table-cell table:style-name="ce33" office:value-type="float" office:value="149.789645138" calcext:value-type="float">
            <text:p>149.7896</text:p>
          </table:table-cell>
          <table:table-cell table:number-columns-repeated="2" table:style-name="ce33" office:value-type="float" office:value="3.53783778399" calcext:value-type="float">
            <text:p>3.5378</text:p>
          </table:table-cell>
          <table:table-cell table:number-columns-repeated="1005"/>
        </table:table-row>
        <table:table-row table:style-name="ro1">
          <table:table-cell table:style-name="ce33" office:value-type="float" office:value="0.92" calcext:value-type="float">
            <text:p>0.9200</text:p>
          </table:table-cell>
          <table:table-cell table:style-name="ce33" office:value-type="float" office:value="0.922" calcext:value-type="float">
            <text:p>0.9220</text:p>
          </table:table-cell>
          <table:table-cell table:style-name="ce33" table:formula="of:=[.A235]+([.B235]-[.A235])/2" office:value-type="float" office:value="0.921" calcext:value-type="float">
            <text:p>0.9210</text:p>
          </table:table-cell>
          <table:table-cell table:formula="of:=[.C235]*[.C235]" office:value-type="float" office:value="0.848241" calcext:value-type="float">
            <text:p>0.8482</text:p>
          </table:table-cell>
          <table:table-cell table:style-name="ce58" office:value-type="float" office:value="135.645722" calcext:value-type="float">
            <text:p>135.64572</text:p>
          </table:table-cell>
          <table:table-cell table:style-name="ce58" office:value-type="float" office:value="2.57948" calcext:value-type="float">
            <text:p>2.57948</text:p>
          </table:table-cell>
          <table:table-cell/>
          <table:table-cell table:formula="of:=[.D235]" office:value-type="float" office:value="0.848241" calcext:value-type="float">
            <text:p>0.8482</text:p>
          </table:table-cell>
          <table:table-cell office:value-type="float" office:value="6.31915600974" calcext:value-type="float">
            <text:p>6.3192</text:p>
          </table:table-cell>
          <table:table-cell office:value-type="float" office:value="0.122397729788" calcext:value-type="float">
            <text:p>0.1224</text:p>
          </table:table-cell>
          <table:table-cell table:style-name="ce33" office:value-type="float" office:value="0.122397729788" calcext:value-type="float">
            <text:p>0.1224</text:p>
          </table:table-cell>
          <table:table-cell table:style-name="ce39" table:formula="of:=[.D235]" office:value-type="float" office:value="0.848241" calcext:value-type="float">
            <text:p>0.8482</text:p>
          </table:table-cell>
          <table:table-cell table:style-name="ce39" table:formula="of:=SQRT([.I235])" office:value-type="float" office:value="2.51379315174101" calcext:value-type="float">
            <text:p>2.5138</text:p>
          </table:table-cell>
          <table:table-cell table:style-name="ce39" table:formula="of:=0.5*[.J235]/SQRT([.I235])" office:value-type="float" office:value="0.0243452269935634" calcext:value-type="float">
            <text:p>0.0243</text:p>
          </table:table-cell>
          <table:table-cell/>
          <table:table-cell table:style-name="ce33" office:value-type="float" office:value="0.8482" calcext:value-type="float">
            <text:p>0.8482</text:p>
          </table:table-cell>
          <table:table-cell table:style-name="ce33" office:value-type="float" office:value="139.997111985" calcext:value-type="float">
            <text:p>139.9971</text:p>
          </table:table-cell>
          <table:table-cell table:number-columns-repeated="2" table:style-name="ce33" office:value-type="float" office:value="2.66268606412" calcext:value-type="float">
            <text:p>2.6627</text:p>
          </table:table-cell>
          <table:table-cell table:number-columns-repeated="1005"/>
        </table:table-row>
        <table:table-row table:style-name="ro1">
          <table:table-cell table:style-name="ce33" office:value-type="float" office:value="0.922" calcext:value-type="float">
            <text:p>0.9220</text:p>
          </table:table-cell>
          <table:table-cell table:style-name="ce33" office:value-type="float" office:value="0.924" calcext:value-type="float">
            <text:p>0.9240</text:p>
          </table:table-cell>
          <table:table-cell table:style-name="ce33" table:formula="of:=[.A236]+([.B236]-[.A236])/2" office:value-type="float" office:value="0.923" calcext:value-type="float">
            <text:p>0.9230</text:p>
          </table:table-cell>
          <table:table-cell table:formula="of:=[.C236]*[.C236]" office:value-type="float" office:value="0.851929" calcext:value-type="float">
            <text:p>0.8519</text:p>
          </table:table-cell>
          <table:table-cell table:style-name="ce58" office:value-type="float" office:value="139.372963" calcext:value-type="float">
            <text:p>139.37296</text:p>
          </table:table-cell>
          <table:table-cell table:style-name="ce58" office:value-type="float" office:value="3.22257" calcext:value-type="float">
            <text:p>3.22257</text:p>
          </table:table-cell>
          <table:table-cell/>
          <table:table-cell table:formula="of:=[.D236]" office:value-type="float" office:value="0.851929" calcext:value-type="float">
            <text:p>0.8519</text:p>
          </table:table-cell>
          <table:table-cell office:value-type="float" office:value="6.51517866459" calcext:value-type="float">
            <text:p>6.5152</text:p>
          </table:table-cell>
          <table:table-cell office:value-type="float" office:value="0.152943661277" calcext:value-type="float">
            <text:p>0.1529</text:p>
          </table:table-cell>
          <table:table-cell table:style-name="ce33" office:value-type="float" office:value="0.152943661277" calcext:value-type="float">
            <text:p>0.1529</text:p>
          </table:table-cell>
          <table:table-cell table:style-name="ce39" table:formula="of:=[.D236]" office:value-type="float" office:value="0.851929" calcext:value-type="float">
            <text:p>0.8519</text:p>
          </table:table-cell>
          <table:table-cell table:style-name="ce39" table:formula="of:=SQRT([.I236])" office:value-type="float" office:value="2.55248480202919" calcext:value-type="float">
            <text:p>2.5525</text:p>
          </table:table-cell>
          <table:table-cell table:style-name="ce39" table:formula="of:=0.5*[.J236]/SQRT([.I236])" office:value-type="float" office:value="0.0299597594382172" calcext:value-type="float">
            <text:p>0.0300</text:p>
          </table:table-cell>
          <table:table-cell/>
          <table:table-cell table:style-name="ce33" office:value-type="float" office:value="0.8519" calcext:value-type="float">
            <text:p>0.8519</text:p>
          </table:table-cell>
          <table:table-cell table:style-name="ce33" office:value-type="float" office:value="143.807695245" calcext:value-type="float">
            <text:p>143.8077</text:p>
          </table:table-cell>
          <table:table-cell table:number-columns-repeated="2" table:style-name="ce33" office:value-type="float" office:value="3.32549719184" calcext:value-type="float">
            <text:p>3.3255</text:p>
          </table:table-cell>
          <table:table-cell table:number-columns-repeated="1005"/>
        </table:table-row>
        <table:table-row table:style-name="ro1">
          <table:table-cell table:style-name="ce33" office:value-type="float" office:value="0.924" calcext:value-type="float">
            <text:p>0.9240</text:p>
          </table:table-cell>
          <table:table-cell table:style-name="ce33" office:value-type="float" office:value="0.926" calcext:value-type="float">
            <text:p>0.9260</text:p>
          </table:table-cell>
          <table:table-cell table:style-name="ce33" table:formula="of:=[.A237]+([.B237]-[.A237])/2" office:value-type="float" office:value="0.925" calcext:value-type="float">
            <text:p>0.9250</text:p>
          </table:table-cell>
          <table:table-cell table:formula="of:=[.C237]*[.C237]" office:value-type="float" office:value="0.855625" calcext:value-type="float">
            <text:p>0.8556</text:p>
          </table:table-cell>
          <table:table-cell table:style-name="ce58" office:value-type="float" office:value="132.802682" calcext:value-type="float">
            <text:p>132.80268</text:p>
          </table:table-cell>
          <table:table-cell table:style-name="ce58" office:value-type="float" office:value="3.18767" calcext:value-type="float">
            <text:p>3.18767</text:p>
          </table:table-cell>
          <table:table-cell/>
          <table:table-cell table:formula="of:=[.D237]" office:value-type="float" office:value="0.855625" calcext:value-type="float">
            <text:p>0.8556</text:p>
          </table:table-cell>
          <table:table-cell office:value-type="float" office:value="6.22924381126" calcext:value-type="float">
            <text:p>6.2292</text:p>
          </table:table-cell>
          <table:table-cell office:value-type="float" office:value="0.151720472042" calcext:value-type="float">
            <text:p>0.1517</text:p>
          </table:table-cell>
          <table:table-cell table:style-name="ce33" office:value-type="float" office:value="0.151720472042" calcext:value-type="float">
            <text:p>0.1517</text:p>
          </table:table-cell>
          <table:table-cell table:style-name="ce39" table:formula="of:=[.D237]" office:value-type="float" office:value="0.855625" calcext:value-type="float">
            <text:p>0.8556</text:p>
          </table:table-cell>
          <table:table-cell table:style-name="ce39" table:formula="of:=SQRT([.I237])" office:value-type="float" office:value="2.49584530996214" calcext:value-type="float">
            <text:p>2.4958</text:p>
          </table:table-cell>
          <table:table-cell table:style-name="ce39" table:formula="of:=0.5*[.J237]/SQRT([.I237])" office:value-type="float" office:value="0.030394606475892" calcext:value-type="float">
            <text:p>0.0304</text:p>
          </table:table-cell>
          <table:table-cell/>
          <table:table-cell table:style-name="ce33" office:value-type="float" office:value="0.8556" calcext:value-type="float">
            <text:p>0.8556</text:p>
          </table:table-cell>
          <table:table-cell table:style-name="ce33" office:value-type="float" office:value="136.991151551" calcext:value-type="float">
            <text:p>136.9912</text:p>
          </table:table-cell>
          <table:table-cell table:number-columns-repeated="2" table:style-name="ce33" office:value-type="float" office:value="3.28856189567" calcext:value-type="float">
            <text:p>3.2886</text:p>
          </table:table-cell>
          <table:table-cell table:number-columns-repeated="1005"/>
        </table:table-row>
        <table:table-row table:style-name="ro1">
          <table:table-cell table:style-name="ce33" office:value-type="float" office:value="0.926" calcext:value-type="float">
            <text:p>0.9260</text:p>
          </table:table-cell>
          <table:table-cell table:style-name="ce33" office:value-type="float" office:value="0.928" calcext:value-type="float">
            <text:p>0.9280</text:p>
          </table:table-cell>
          <table:table-cell table:style-name="ce33" table:formula="of:=[.A238]+([.B238]-[.A238])/2" office:value-type="float" office:value="0.927" calcext:value-type="float">
            <text:p>0.9270</text:p>
          </table:table-cell>
          <table:table-cell table:formula="of:=[.C238]*[.C238]" office:value-type="float" office:value="0.859329" calcext:value-type="float">
            <text:p>0.8593</text:p>
          </table:table-cell>
          <table:table-cell table:style-name="ce58" office:value-type="float" office:value="128.584856" calcext:value-type="float">
            <text:p>128.58486</text:p>
          </table:table-cell>
          <table:table-cell table:style-name="ce58" office:value-type="float" office:value="3.14486" calcext:value-type="float">
            <text:p>3.14486</text:p>
          </table:table-cell>
          <table:table-cell/>
          <table:table-cell table:formula="of:=[.D238]" office:value-type="float" office:value="0.859329" calcext:value-type="float">
            <text:p>0.8593</text:p>
          </table:table-cell>
          <table:table-cell office:value-type="float" office:value="6.05192341505" calcext:value-type="float">
            <text:p>6.0519</text:p>
          </table:table-cell>
          <table:table-cell office:value-type="float" office:value="0.150151990711" calcext:value-type="float">
            <text:p>0.1502</text:p>
          </table:table-cell>
          <table:table-cell table:style-name="ce33" office:value-type="float" office:value="0.150151990711" calcext:value-type="float">
            <text:p>0.1502</text:p>
          </table:table-cell>
          <table:table-cell table:style-name="ce39" table:formula="of:=[.D238]" office:value-type="float" office:value="0.859329" calcext:value-type="float">
            <text:p>0.8593</text:p>
          </table:table-cell>
          <table:table-cell table:style-name="ce39" table:formula="of:=SQRT([.I238])" office:value-type="float" office:value="2.46006573388802" calcext:value-type="float">
            <text:p>2.4601</text:p>
          </table:table-cell>
          <table:table-cell table:style-name="ce39" table:formula="of:=0.5*[.J238]/SQRT([.I238])" office:value-type="float" office:value="0.0305178818278347" calcext:value-type="float">
            <text:p>0.0305</text:p>
          </table:table-cell>
          <table:table-cell/>
          <table:table-cell table:style-name="ce33" office:value-type="float" office:value="0.8593" calcext:value-type="float">
            <text:p>0.8593</text:p>
          </table:table-cell>
          <table:table-cell table:style-name="ce33" office:value-type="float" office:value="132.604285377" calcext:value-type="float">
            <text:p>132.6043</text:p>
          </table:table-cell>
          <table:table-cell table:number-columns-repeated="2" table:style-name="ce33" office:value-type="float" office:value="3.24350304971" calcext:value-type="float">
            <text:p>3.2435</text:p>
          </table:table-cell>
          <table:table-cell table:number-columns-repeated="1005"/>
        </table:table-row>
        <table:table-row table:style-name="ro1">
          <table:table-cell table:style-name="ce33" office:value-type="float" office:value="0.928" calcext:value-type="float">
            <text:p>0.9280</text:p>
          </table:table-cell>
          <table:table-cell table:style-name="ce33" office:value-type="float" office:value="0.93" calcext:value-type="float">
            <text:p>0.9300</text:p>
          </table:table-cell>
          <table:table-cell table:style-name="ce33" table:formula="of:=[.A239]+([.B239]-[.A239])/2" office:value-type="float" office:value="0.929" calcext:value-type="float">
            <text:p>0.9290</text:p>
          </table:table-cell>
          <table:table-cell table:formula="of:=[.C239]*[.C239]" office:value-type="float" office:value="0.863041" calcext:value-type="float">
            <text:p>0.8630</text:p>
          </table:table-cell>
          <table:table-cell table:style-name="ce58" office:value-type="float" office:value="127.81609" calcext:value-type="float">
            <text:p>127.81609</text:p>
          </table:table-cell>
          <table:table-cell table:style-name="ce58" office:value-type="float" office:value="2.50977" calcext:value-type="float">
            <text:p>2.50977</text:p>
          </table:table-cell>
          <table:table-cell/>
          <table:table-cell table:formula="of:=[.D239]" office:value-type="float" office:value="0.863041" calcext:value-type="float">
            <text:p>0.8630</text:p>
          </table:table-cell>
          <table:table-cell office:value-type="float" office:value="6.03601261539" calcext:value-type="float">
            <text:p>6.0360</text:p>
          </table:table-cell>
          <table:table-cell office:value-type="float" office:value="0.120653847607" calcext:value-type="float">
            <text:p>0.1207</text:p>
          </table:table-cell>
          <table:table-cell table:style-name="ce33" office:value-type="float" office:value="0.120653847607" calcext:value-type="float">
            <text:p>0.1207</text:p>
          </table:table-cell>
          <table:table-cell table:style-name="ce39" table:formula="of:=[.D239]" office:value-type="float" office:value="0.863041" calcext:value-type="float">
            <text:p>0.8630</text:p>
          </table:table-cell>
          <table:table-cell table:style-name="ce39" table:formula="of:=SQRT([.I239])" office:value-type="float" office:value="2.45682978966594" calcext:value-type="float">
            <text:p>2.4568</text:p>
          </table:table-cell>
          <table:table-cell table:style-name="ce39" table:formula="of:=0.5*[.J239]/SQRT([.I239])" office:value-type="float" office:value="0.0245547835903206" calcext:value-type="float">
            <text:p>0.0246</text:p>
          </table:table-cell>
          <table:table-cell/>
          <table:table-cell table:style-name="ce33" office:value-type="float" office:value="0.863" calcext:value-type="float">
            <text:p>0.8630</text:p>
          </table:table-cell>
          <table:table-cell table:style-name="ce33" office:value-type="float" office:value="131.773095018" calcext:value-type="float">
            <text:p>131.7731</text:p>
          </table:table-cell>
          <table:table-cell table:number-columns-repeated="2" table:style-name="ce33" office:value-type="float" office:value="2.58788749813" calcext:value-type="float">
            <text:p>2.5879</text:p>
          </table:table-cell>
          <table:table-cell table:number-columns-repeated="1005"/>
        </table:table-row>
        <table:table-row table:style-name="ro1">
          <table:table-cell table:style-name="ce33" office:value-type="float" office:value="0.93" calcext:value-type="float">
            <text:p>0.9300</text:p>
          </table:table-cell>
          <table:table-cell table:style-name="ce33" office:value-type="float" office:value="0.932" calcext:value-type="float">
            <text:p>0.9320</text:p>
          </table:table-cell>
          <table:table-cell table:style-name="ce33" table:formula="of:=[.A240]+([.B240]-[.A240])/2" office:value-type="float" office:value="0.931" calcext:value-type="float">
            <text:p>0.9310</text:p>
          </table:table-cell>
          <table:table-cell table:formula="of:=[.C240]*[.C240]" office:value-type="float" office:value="0.866761" calcext:value-type="float">
            <text:p>0.8668</text:p>
          </table:table-cell>
          <table:table-cell table:style-name="ce58" office:value-type="float" office:value="123.241678" calcext:value-type="float">
            <text:p>123.24168</text:p>
          </table:table-cell>
          <table:table-cell table:style-name="ce58" office:value-type="float" office:value="3.00352" calcext:value-type="float">
            <text:p>3.00352</text:p>
          </table:table-cell>
          <table:table-cell/>
          <table:table-cell table:formula="of:=[.D240]" office:value-type="float" office:value="0.866761" calcext:value-type="float">
            <text:p>0.8668</text:p>
          </table:table-cell>
          <table:table-cell office:value-type="float" office:value="5.84010213623" calcext:value-type="float">
            <text:p>5.8401</text:p>
          </table:table-cell>
          <table:table-cell office:value-type="float" office:value="0.144506676307" calcext:value-type="float">
            <text:p>0.1445</text:p>
          </table:table-cell>
          <table:table-cell table:style-name="ce33" office:value-type="float" office:value="0.144506676307" calcext:value-type="float">
            <text:p>0.1445</text:p>
          </table:table-cell>
          <table:table-cell table:style-name="ce39" table:formula="of:=[.D240]" office:value-type="float" office:value="0.866761" calcext:value-type="float">
            <text:p>0.8668</text:p>
          </table:table-cell>
          <table:table-cell table:style-name="ce39" table:formula="of:=SQRT([.I240])" office:value-type="float" office:value="2.41663032676287" calcext:value-type="float">
            <text:p>2.4166</text:p>
          </table:table-cell>
          <table:table-cell table:style-name="ce39" table:formula="of:=0.5*[.J240]/SQRT([.I240])" office:value-type="float" office:value="0.0298983826170406" calcext:value-type="float">
            <text:p>0.0299</text:p>
          </table:table-cell>
          <table:table-cell/>
          <table:table-cell table:style-name="ce33" office:value-type="float" office:value="0.8668" calcext:value-type="float">
            <text:p>0.8668</text:p>
          </table:table-cell>
          <table:table-cell table:style-name="ce33" office:value-type="float" office:value="127.020064294" calcext:value-type="float">
            <text:p>127.0201</text:p>
          </table:table-cell>
          <table:table-cell table:number-columns-repeated="2" table:style-name="ce33" office:value-type="float" office:value="3.09596523411" calcext:value-type="float">
            <text:p>3.0960</text:p>
          </table:table-cell>
          <table:table-cell table:number-columns-repeated="1005"/>
        </table:table-row>
        <table:table-row table:style-name="ro1">
          <table:table-cell table:style-name="ce33" office:value-type="float" office:value="0.932" calcext:value-type="float">
            <text:p>0.9320</text:p>
          </table:table-cell>
          <table:table-cell table:style-name="ce33" office:value-type="float" office:value="0.934" calcext:value-type="float">
            <text:p>0.9340</text:p>
          </table:table-cell>
          <table:table-cell table:style-name="ce33" table:formula="of:=[.A241]+([.B241]-[.A241])/2" office:value-type="float" office:value="0.933" calcext:value-type="float">
            <text:p>0.9330</text:p>
          </table:table-cell>
          <table:table-cell table:formula="of:=[.C241]*[.C241]" office:value-type="float" office:value="0.870489" calcext:value-type="float">
            <text:p>0.8705</text:p>
          </table:table-cell>
          <table:table-cell table:style-name="ce58" office:value-type="float" office:value="122.269203" calcext:value-type="float">
            <text:p>122.26920</text:p>
          </table:table-cell>
          <table:table-cell table:style-name="ce58" office:value-type="float" office:value="3.0247" calcext:value-type="float">
            <text:p>3.02470</text:p>
          </table:table-cell>
          <table:table-cell/>
          <table:table-cell table:formula="of:=[.D241]" office:value-type="float" office:value="0.870489" calcext:value-type="float">
            <text:p>0.8705</text:p>
          </table:table-cell>
          <table:table-cell office:value-type="float" office:value="5.81350835592" calcext:value-type="float">
            <text:p>5.8135</text:p>
          </table:table-cell>
          <table:table-cell office:value-type="float" office:value="0.145982855045" calcext:value-type="float">
            <text:p>0.1460</text:p>
          </table:table-cell>
          <table:table-cell table:style-name="ce33" office:value-type="float" office:value="0.145982855045" calcext:value-type="float">
            <text:p>0.1460</text:p>
          </table:table-cell>
          <table:table-cell table:style-name="ce39" table:formula="of:=[.D241]" office:value-type="float" office:value="0.870489" calcext:value-type="float">
            <text:p>0.8705</text:p>
          </table:table-cell>
          <table:table-cell table:style-name="ce39" table:formula="of:=SQRT([.I241])" office:value-type="float" office:value="2.41112180445534" calcext:value-type="float">
            <text:p>2.4111</text:p>
          </table:table-cell>
          <table:table-cell table:style-name="ce39" table:formula="of:=0.5*[.J241]/SQRT([.I241])" office:value-type="float" office:value="0.0302728080296998" calcext:value-type="float">
            <text:p>0.0303</text:p>
          </table:table-cell>
          <table:table-cell/>
          <table:table-cell table:style-name="ce33" office:value-type="float" office:value="0.8705" calcext:value-type="float">
            <text:p>0.8705</text:p>
          </table:table-cell>
          <table:table-cell table:style-name="ce33" office:value-type="float" office:value="125.983522554" calcext:value-type="float">
            <text:p>125.9835</text:p>
          </table:table-cell>
          <table:table-cell table:number-columns-repeated="2" table:style-name="ce33" office:value-type="float" office:value="3.11693917987" calcext:value-type="float">
            <text:p>3.1169</text:p>
          </table:table-cell>
          <table:table-cell table:number-columns-repeated="1005"/>
        </table:table-row>
        <table:table-row table:style-name="ro1">
          <table:table-cell table:style-name="ce33" office:value-type="float" office:value="0.934" calcext:value-type="float">
            <text:p>0.9340</text:p>
          </table:table-cell>
          <table:table-cell table:style-name="ce33" office:value-type="float" office:value="0.936" calcext:value-type="float">
            <text:p>0.9360</text:p>
          </table:table-cell>
          <table:table-cell table:style-name="ce33" table:formula="of:=[.A242]+([.B242]-[.A242])/2" office:value-type="float" office:value="0.935" calcext:value-type="float">
            <text:p>0.9350</text:p>
          </table:table-cell>
          <table:table-cell table:formula="of:=[.C242]*[.C242]" office:value-type="float" office:value="0.874225" calcext:value-type="float">
            <text:p>0.8742</text:p>
          </table:table-cell>
          <table:table-cell table:style-name="ce58" office:value-type="float" office:value="115.368057" calcext:value-type="float">
            <text:p>115.36806</text:p>
          </table:table-cell>
          <table:table-cell table:style-name="ce58" office:value-type="float" office:value="2.84473" calcext:value-type="float">
            <text:p>2.84473</text:p>
          </table:table-cell>
          <table:table-cell/>
          <table:table-cell table:formula="of:=[.D242]" office:value-type="float" office:value="0.874225" calcext:value-type="float">
            <text:p>0.8742</text:p>
          </table:table-cell>
          <table:table-cell office:value-type="float" office:value="5.50365555581" calcext:value-type="float">
            <text:p>5.5037</text:p>
          </table:table-cell>
          <table:table-cell office:value-type="float" office:value="0.137869253043" calcext:value-type="float">
            <text:p>0.1379</text:p>
          </table:table-cell>
          <table:table-cell table:style-name="ce33" office:value-type="float" office:value="0.137869253043" calcext:value-type="float">
            <text:p>0.1379</text:p>
          </table:table-cell>
          <table:table-cell table:style-name="ce39" table:formula="of:=[.D242]" office:value-type="float" office:value="0.874225" calcext:value-type="float">
            <text:p>0.8742</text:p>
          </table:table-cell>
          <table:table-cell table:style-name="ce39" table:formula="of:=SQRT([.I242])" office:value-type="float" office:value="2.34598711757119" calcext:value-type="float">
            <text:p>2.3460</text:p>
          </table:table-cell>
          <table:table-cell table:style-name="ce39" table:formula="of:=0.5*[.J242]/SQRT([.I242])" office:value-type="float" office:value="0.0293840601276908" calcext:value-type="float">
            <text:p>0.0294</text:p>
          </table:table-cell>
          <table:table-cell/>
          <table:table-cell table:style-name="ce33" office:value-type="float" office:value="0.8742" calcext:value-type="float">
            <text:p>0.8742</text:p>
          </table:table-cell>
          <table:table-cell table:style-name="ce33" office:value-type="float" office:value="118.838092125" calcext:value-type="float">
            <text:p>118.8381</text:p>
          </table:table-cell>
          <table:table-cell table:number-columns-repeated="2" table:style-name="ce33" office:value-type="float" office:value="2.9306650262" calcext:value-type="float">
            <text:p>2.9307</text:p>
          </table:table-cell>
          <table:table-cell table:number-columns-repeated="1005"/>
        </table:table-row>
        <table:table-row table:style-name="ro1">
          <table:table-cell table:style-name="ce33" office:value-type="float" office:value="0.936" calcext:value-type="float">
            <text:p>0.9360</text:p>
          </table:table-cell>
          <table:table-cell table:style-name="ce33" office:value-type="float" office:value="0.938" calcext:value-type="float">
            <text:p>0.9380</text:p>
          </table:table-cell>
          <table:table-cell table:style-name="ce33" table:formula="of:=[.A243]+([.B243]-[.A243])/2" office:value-type="float" office:value="0.937" calcext:value-type="float">
            <text:p>0.9370</text:p>
          </table:table-cell>
          <table:table-cell table:formula="of:=[.C243]*[.C243]" office:value-type="float" office:value="0.877969" calcext:value-type="float">
            <text:p>0.8780</text:p>
          </table:table-cell>
          <table:table-cell table:style-name="ce58" office:value-type="float" office:value="112.606358" calcext:value-type="float">
            <text:p>112.60636</text:p>
          </table:table-cell>
          <table:table-cell table:style-name="ce58" office:value-type="float" office:value="2.69351" calcext:value-type="float">
            <text:p>2.69351</text:p>
          </table:table-cell>
          <table:table-cell/>
          <table:table-cell table:formula="of:=[.D243]" office:value-type="float" office:value="0.877969" calcext:value-type="float">
            <text:p>0.8780</text:p>
          </table:table-cell>
          <table:table-cell office:value-type="float" office:value="5.3902618366" calcext:value-type="float">
            <text:p>5.3903</text:p>
          </table:table-cell>
          <table:table-cell office:value-type="float" office:value="0.130944247186" calcext:value-type="float">
            <text:p>0.1309</text:p>
          </table:table-cell>
          <table:table-cell table:style-name="ce33" office:value-type="float" office:value="0.130944247186" calcext:value-type="float">
            <text:p>0.1309</text:p>
          </table:table-cell>
          <table:table-cell table:style-name="ce39" table:formula="of:=[.D243]" office:value-type="float" office:value="0.877969" calcext:value-type="float">
            <text:p>0.8780</text:p>
          </table:table-cell>
          <table:table-cell table:style-name="ce39" table:formula="of:=SQRT([.I243])" office:value-type="float" office:value="2.32169374306776" calcext:value-type="float">
            <text:p>2.3217</text:p>
          </table:table-cell>
          <table:table-cell table:style-name="ce39" table:formula="of:=0.5*[.J243]/SQRT([.I243])" office:value-type="float" office:value="0.028200155075789" calcext:value-type="float">
            <text:p>0.0282</text:p>
          </table:table-cell>
          <table:table-cell/>
          <table:table-cell table:style-name="ce33" office:value-type="float" office:value="0.878" calcext:value-type="float">
            <text:p>0.8780</text:p>
          </table:table-cell>
          <table:table-cell table:style-name="ce33" office:value-type="float" office:value="115.959520178" calcext:value-type="float">
            <text:p>115.9595</text:p>
          </table:table-cell>
          <table:table-cell table:number-columns-repeated="2" table:style-name="ce33" office:value-type="float" office:value="2.77405387801" calcext:value-type="float">
            <text:p>2.7741</text:p>
          </table:table-cell>
          <table:table-cell table:number-columns-repeated="1005"/>
        </table:table-row>
        <table:table-row table:style-name="ro1">
          <table:table-cell table:style-name="ce33" office:value-type="float" office:value="0.938" calcext:value-type="float">
            <text:p>0.9380</text:p>
          </table:table-cell>
          <table:table-cell table:style-name="ce33" office:value-type="float" office:value="0.94" calcext:value-type="float">
            <text:p>0.9400</text:p>
          </table:table-cell>
          <table:table-cell table:style-name="ce33" table:formula="of:=[.A244]+([.B244]-[.A244])/2" office:value-type="float" office:value="0.939" calcext:value-type="float">
            <text:p>0.9390</text:p>
          </table:table-cell>
          <table:table-cell table:formula="of:=[.C244]*[.C244]" office:value-type="float" office:value="0.881721" calcext:value-type="float">
            <text:p>0.8817</text:p>
          </table:table-cell>
          <table:table-cell table:style-name="ce58" office:value-type="float" office:value="109.421329" calcext:value-type="float">
            <text:p>109.42133</text:p>
          </table:table-cell>
          <table:table-cell table:style-name="ce58" office:value-type="float" office:value="2.43689" calcext:value-type="float">
            <text:p>2.43689</text:p>
          </table:table-cell>
          <table:table-cell/>
          <table:table-cell table:formula="of:=[.D244]" office:value-type="float" office:value="0.881721" calcext:value-type="float">
            <text:p>0.8817</text:p>
          </table:table-cell>
          <table:table-cell office:value-type="float" office:value="5.25501414205" calcext:value-type="float">
            <text:p>5.2550</text:p>
          </table:table-cell>
          <table:table-cell office:value-type="float" office:value="0.119096727414" calcext:value-type="float">
            <text:p>0.1191</text:p>
          </table:table-cell>
          <table:table-cell table:style-name="ce33" office:value-type="float" office:value="0.119096727414" calcext:value-type="float">
            <text:p>0.1191</text:p>
          </table:table-cell>
          <table:table-cell table:style-name="ce39" table:formula="of:=[.D244]" office:value-type="float" office:value="0.881721" calcext:value-type="float">
            <text:p>0.8817</text:p>
          </table:table-cell>
          <table:table-cell table:style-name="ce39" table:formula="of:=SQRT([.I244])" office:value-type="float" office:value="2.29238176184727" calcext:value-type="float">
            <text:p>2.2924</text:p>
          </table:table-cell>
          <table:table-cell table:style-name="ce39" table:formula="of:=0.5*[.J244]/SQRT([.I244])" office:value-type="float" office:value="0.0259766347377559" calcext:value-type="float">
            <text:p>0.0260</text:p>
          </table:table-cell>
          <table:table-cell/>
          <table:table-cell table:style-name="ce33" office:value-type="float" office:value="0.8817" calcext:value-type="float">
            <text:p>0.8817</text:p>
          </table:table-cell>
          <table:table-cell table:style-name="ce33" office:value-type="float" office:value="112.644578497" calcext:value-type="float">
            <text:p>112.6446</text:p>
          </table:table-cell>
          <table:table-cell table:number-columns-repeated="2" table:style-name="ce33" office:value-type="float" office:value="2.50906406822" calcext:value-type="float">
            <text:p>2.5091</text:p>
          </table:table-cell>
          <table:table-cell table:number-columns-repeated="1005"/>
        </table:table-row>
        <table:table-row table:style-name="ro1">
          <table:table-cell table:style-name="ce33" office:value-type="float" office:value="0.94" calcext:value-type="float">
            <text:p>0.9400</text:p>
          </table:table-cell>
          <table:table-cell table:style-name="ce33" office:value-type="float" office:value="0.942" calcext:value-type="float">
            <text:p>0.9420</text:p>
          </table:table-cell>
          <table:table-cell table:style-name="ce33" table:formula="of:=[.A245]+([.B245]-[.A245])/2" office:value-type="float" office:value="0.941" calcext:value-type="float">
            <text:p>0.9410</text:p>
          </table:table-cell>
          <table:table-cell table:formula="of:=[.C245]*[.C245]" office:value-type="float" office:value="0.885481" calcext:value-type="float">
            <text:p>0.8855</text:p>
          </table:table-cell>
          <table:table-cell table:style-name="ce58" office:value-type="float" office:value="111.147636" calcext:value-type="float">
            <text:p>111.14764</text:p>
          </table:table-cell>
          <table:table-cell table:style-name="ce58" office:value-type="float" office:value="2.33278" calcext:value-type="float">
            <text:p>2.33278</text:p>
          </table:table-cell>
          <table:table-cell/>
          <table:table-cell table:formula="of:=[.D245]" office:value-type="float" office:value="0.885481" calcext:value-type="float">
            <text:p>0.8855</text:p>
          </table:table-cell>
          <table:table-cell office:value-type="float" office:value="5.35591575815" calcext:value-type="float">
            <text:p>5.3559</text:p>
          </table:table-cell>
          <table:table-cell office:value-type="float" office:value="0.114514426594" calcext:value-type="float">
            <text:p>0.1145</text:p>
          </table:table-cell>
          <table:table-cell table:style-name="ce33" office:value-type="float" office:value="0.114514426594" calcext:value-type="float">
            <text:p>0.1145</text:p>
          </table:table-cell>
          <table:table-cell table:style-name="ce39" table:formula="of:=[.D245]" office:value-type="float" office:value="0.885481" calcext:value-type="float">
            <text:p>0.8855</text:p>
          </table:table-cell>
          <table:table-cell table:style-name="ce39" table:formula="of:=SQRT([.I245])" office:value-type="float" office:value="2.31428515057026" calcext:value-type="float">
            <text:p>2.3143</text:p>
          </table:table-cell>
          <table:table-cell table:style-name="ce39" table:formula="of:=0.5*[.J245]/SQRT([.I245])" office:value-type="float" office:value="0.0247407772040932" calcext:value-type="float">
            <text:p>0.0247</text:p>
          </table:table-cell>
          <table:table-cell/>
          <table:table-cell table:style-name="ce33" office:value-type="float" office:value="0.8855" calcext:value-type="float">
            <text:p>0.8855</text:p>
          </table:table-cell>
          <table:table-cell table:style-name="ce33" office:value-type="float" office:value="114.386130088" calcext:value-type="float">
            <text:p>114.3861</text:p>
          </table:table-cell>
          <table:table-cell table:number-columns-repeated="2" table:style-name="ce33" office:value-type="float" office:value="2.40117023829" calcext:value-type="float">
            <text:p>2.4012</text:p>
          </table:table-cell>
          <table:table-cell table:number-columns-repeated="1005"/>
        </table:table-row>
        <table:table-row table:style-name="ro1">
          <table:table-cell table:style-name="ce33" office:value-type="float" office:value="0.942" calcext:value-type="float">
            <text:p>0.9420</text:p>
          </table:table-cell>
          <table:table-cell table:style-name="ce33" office:value-type="float" office:value="0.944" calcext:value-type="float">
            <text:p>0.9440</text:p>
          </table:table-cell>
          <table:table-cell table:style-name="ce33" table:formula="of:=[.A246]+([.B246]-[.A246])/2" office:value-type="float" office:value="0.943" calcext:value-type="float">
            <text:p>0.9430</text:p>
          </table:table-cell>
          <table:table-cell table:formula="of:=[.C246]*[.C246]" office:value-type="float" office:value="0.889249" calcext:value-type="float">
            <text:p>0.8892</text:p>
          </table:table-cell>
          <table:table-cell table:style-name="ce58" office:value-type="float" office:value="107.676104" calcext:value-type="float">
            <text:p>107.67610</text:p>
          </table:table-cell>
          <table:table-cell table:style-name="ce58" office:value-type="float" office:value="2.63038" calcext:value-type="float">
            <text:p>2.63038</text:p>
          </table:table-cell>
          <table:table-cell/>
          <table:table-cell table:formula="of:=[.D246]" office:value-type="float" office:value="0.889249" calcext:value-type="float">
            <text:p>0.8892</text:p>
          </table:table-cell>
          <table:table-cell office:value-type="float" office:value="5.20555405423" calcext:value-type="float">
            <text:p>5.2056</text:p>
          </table:table-cell>
          <table:table-cell office:value-type="float" office:value="0.129311910009" calcext:value-type="float">
            <text:p>0.1293</text:p>
          </table:table-cell>
          <table:table-cell table:style-name="ce33" office:value-type="float" office:value="0.129311910009" calcext:value-type="float">
            <text:p>0.1293</text:p>
          </table:table-cell>
          <table:table-cell table:style-name="ce39" table:formula="of:=[.D246]" office:value-type="float" office:value="0.889249" calcext:value-type="float">
            <text:p>0.8892</text:p>
          </table:table-cell>
          <table:table-cell table:style-name="ce39" table:formula="of:=SQRT([.I246])" office:value-type="float" office:value="2.28156833214129" calcext:value-type="float">
            <text:p>2.2816</text:p>
          </table:table-cell>
          <table:table-cell table:style-name="ce39" table:formula="of:=0.5*[.J246]/SQRT([.I246])" office:value-type="float" office:value="0.0283383820215541" calcext:value-type="float">
            <text:p>0.0283</text:p>
          </table:table-cell>
          <table:table-cell/>
          <table:table-cell table:style-name="ce33" office:value-type="float" office:value="0.8892" calcext:value-type="float">
            <text:p>0.8892</text:p>
          </table:table-cell>
          <table:table-cell table:style-name="ce33" office:value-type="float" office:value="110.77893578" calcext:value-type="float">
            <text:p>110.7789</text:p>
          </table:table-cell>
          <table:table-cell table:number-columns-repeated="2" table:style-name="ce33" office:value-type="float" office:value="2.70656383975" calcext:value-type="float">
            <text:p>2.7066</text:p>
          </table:table-cell>
          <table:table-cell table:number-columns-repeated="1005"/>
        </table:table-row>
        <table:table-row table:style-name="ro1">
          <table:table-cell table:style-name="ce33" office:value-type="float" office:value="0.944" calcext:value-type="float">
            <text:p>0.9440</text:p>
          </table:table-cell>
          <table:table-cell table:style-name="ce33" office:value-type="float" office:value="0.946" calcext:value-type="float">
            <text:p>0.9460</text:p>
          </table:table-cell>
          <table:table-cell table:style-name="ce33" table:formula="of:=[.A247]+([.B247]-[.A247])/2" office:value-type="float" office:value="0.945" calcext:value-type="float">
            <text:p>0.9450</text:p>
          </table:table-cell>
          <table:table-cell table:formula="of:=[.C247]*[.C247]" office:value-type="float" office:value="0.893025" calcext:value-type="float">
            <text:p>0.8930</text:p>
          </table:table-cell>
          <table:table-cell table:style-name="ce58" office:value-type="float" office:value="103.334041" calcext:value-type="float">
            <text:p>103.33404</text:p>
          </table:table-cell>
          <table:table-cell table:style-name="ce58" office:value-type="float" office:value="2.16834" calcext:value-type="float">
            <text:p>2.16834</text:p>
          </table:table-cell>
          <table:table-cell/>
          <table:table-cell table:formula="of:=[.D247]" office:value-type="float" office:value="0.893025" calcext:value-type="float">
            <text:p>0.8930</text:p>
          </table:table-cell>
          <table:table-cell office:value-type="float" office:value="5.01215568616" calcext:value-type="float">
            <text:p>5.0122</text:p>
          </table:table-cell>
          <table:table-cell office:value-type="float" office:value="0.107241956411" calcext:value-type="float">
            <text:p>0.1072</text:p>
          </table:table-cell>
          <table:table-cell table:style-name="ce33" office:value-type="float" office:value="0.107241956411" calcext:value-type="float">
            <text:p>0.1072</text:p>
          </table:table-cell>
          <table:table-cell table:style-name="ce39" table:formula="of:=[.D247]" office:value-type="float" office:value="0.893025" calcext:value-type="float">
            <text:p>0.8930</text:p>
          </table:table-cell>
          <table:table-cell table:style-name="ce39" table:formula="of:=SQRT([.I247])" office:value-type="float" office:value="2.23878442154666" calcext:value-type="float">
            <text:p>2.2388</text:p>
          </table:table-cell>
          <table:table-cell table:style-name="ce39" table:formula="of:=0.5*[.J247]/SQRT([.I247])" office:value-type="float" office:value="0.0239509341272154" calcext:value-type="float">
            <text:p>0.0240</text:p>
          </table:table-cell>
          <table:table-cell/>
          <table:table-cell table:style-name="ce33" office:value-type="float" office:value="0.893" calcext:value-type="float">
            <text:p>0.8930</text:p>
          </table:table-cell>
          <table:table-cell table:style-name="ce33" office:value-type="float" office:value="106.274474608" calcext:value-type="float">
            <text:p>106.2745</text:p>
          </table:table-cell>
          <table:table-cell table:number-columns-repeated="2" table:style-name="ce33" office:value-type="float" office:value="2.23047248389" calcext:value-type="float">
            <text:p>2.2305</text:p>
          </table:table-cell>
          <table:table-cell table:number-columns-repeated="1005"/>
        </table:table-row>
        <table:table-row table:style-name="ro1">
          <table:table-cell table:style-name="ce33" office:value-type="float" office:value="0.946" calcext:value-type="float">
            <text:p>0.9460</text:p>
          </table:table-cell>
          <table:table-cell table:style-name="ce33" office:value-type="float" office:value="0.948" calcext:value-type="float">
            <text:p>0.9480</text:p>
          </table:table-cell>
          <table:table-cell table:style-name="ce33" table:formula="of:=[.A248]+([.B248]-[.A248])/2" office:value-type="float" office:value="0.947" calcext:value-type="float">
            <text:p>0.9470</text:p>
          </table:table-cell>
          <table:table-cell table:formula="of:=[.C248]*[.C248]" office:value-type="float" office:value="0.896809" calcext:value-type="float">
            <text:p>0.8968</text:p>
          </table:table-cell>
          <table:table-cell table:style-name="ce58" office:value-type="float" office:value="105.9282" calcext:value-type="float">
            <text:p>105.92820</text:p>
          </table:table-cell>
          <table:table-cell table:style-name="ce58" office:value-type="float" office:value="2.52356" calcext:value-type="float">
            <text:p>2.52356</text:p>
          </table:table-cell>
          <table:table-cell/>
          <table:table-cell table:formula="of:=[.D248]" office:value-type="float" office:value="0.896809" calcext:value-type="float">
            <text:p>0.8968</text:p>
          </table:table-cell>
          <table:table-cell office:value-type="float" office:value="5.15500665554" calcext:value-type="float">
            <text:p>5.1550</text:p>
          </table:table-cell>
          <table:table-cell office:value-type="float" office:value="0.125037817862" calcext:value-type="float">
            <text:p>0.1250</text:p>
          </table:table-cell>
          <table:table-cell table:style-name="ce33" office:value-type="float" office:value="0.125037817862" calcext:value-type="float">
            <text:p>0.1250</text:p>
          </table:table-cell>
          <table:table-cell table:style-name="ce39" table:formula="of:=[.D248]" office:value-type="float" office:value="0.896809" calcext:value-type="float">
            <text:p>0.8968</text:p>
          </table:table-cell>
          <table:table-cell table:style-name="ce39" table:formula="of:=SQRT([.I248])" office:value-type="float" office:value="2.27046397362742" calcext:value-type="float">
            <text:p>2.2705</text:p>
          </table:table-cell>
          <table:table-cell table:style-name="ce39" table:formula="of:=0.5*[.J248]/SQRT([.I248])" office:value-type="float" office:value="0.0275357414419205" calcext:value-type="float">
            <text:p>0.0275</text:p>
          </table:table-cell>
          <table:table-cell/>
          <table:table-cell table:style-name="ce33" office:value-type="float" office:value="0.8968" calcext:value-type="float">
            <text:p>0.8968</text:p>
          </table:table-cell>
          <table:table-cell table:style-name="ce33" office:value-type="float" office:value="108.906382232" calcext:value-type="float">
            <text:p>108.9064</text:p>
          </table:table-cell>
          <table:table-cell table:number-columns-repeated="2" table:style-name="ce33" office:value-type="float" office:value="2.59493727626" calcext:value-type="float">
            <text:p>2.5949</text:p>
          </table:table-cell>
          <table:table-cell table:number-columns-repeated="1005"/>
        </table:table-row>
        <table:table-row table:style-name="ro1">
          <table:table-cell table:style-name="ce33" office:value-type="float" office:value="0.948" calcext:value-type="float">
            <text:p>0.9480</text:p>
          </table:table-cell>
          <table:table-cell table:style-name="ce33" office:value-type="float" office:value="0.95" calcext:value-type="float">
            <text:p>0.9500</text:p>
          </table:table-cell>
          <table:table-cell table:style-name="ce33" table:formula="of:=[.A249]+([.B249]-[.A249])/2" office:value-type="float" office:value="0.949" calcext:value-type="float">
            <text:p>0.9490</text:p>
          </table:table-cell>
          <table:table-cell table:formula="of:=[.C249]*[.C249]" office:value-type="float" office:value="0.900601" calcext:value-type="float">
            <text:p>0.9006</text:p>
          </table:table-cell>
          <table:table-cell table:style-name="ce58" office:value-type="float" office:value="99.294945" calcext:value-type="float">
            <text:p>99.29495</text:p>
          </table:table-cell>
          <table:table-cell table:style-name="ce58" office:value-type="float" office:value="2.58985" calcext:value-type="float">
            <text:p>2.58985</text:p>
          </table:table-cell>
          <table:table-cell/>
          <table:table-cell table:formula="of:=[.D249]" office:value-type="float" office:value="0.900601" calcext:value-type="float">
            <text:p>0.9006</text:p>
          </table:table-cell>
          <table:table-cell office:value-type="float" office:value="4.84814714458" calcext:value-type="float">
            <text:p>4.8481</text:p>
          </table:table-cell>
          <table:table-cell office:value-type="float" office:value="0.12854749124" calcext:value-type="float">
            <text:p>0.1285</text:p>
          </table:table-cell>
          <table:table-cell table:style-name="ce33" office:value-type="float" office:value="0.12854749124" calcext:value-type="float">
            <text:p>0.1285</text:p>
          </table:table-cell>
          <table:table-cell table:style-name="ce39" table:formula="of:=[.D249]" office:value-type="float" office:value="0.900601" calcext:value-type="float">
            <text:p>0.9006</text:p>
          </table:table-cell>
          <table:table-cell table:style-name="ce39" table:formula="of:=SQRT([.I249])" office:value-type="float" office:value="2.20185084521636" calcext:value-type="float">
            <text:p>2.2019</text:p>
          </table:table-cell>
          <table:table-cell table:style-name="ce39" table:formula="of:=0.5*[.J249]/SQRT([.I249])" office:value-type="float" office:value="0.0291907809103592" calcext:value-type="float">
            <text:p>0.0292</text:p>
          </table:table-cell>
          <table:table-cell/>
          <table:table-cell table:style-name="ce33" office:value-type="float" office:value="0.9006" calcext:value-type="float">
            <text:p>0.9006</text:p>
          </table:table-cell>
          <table:table-cell table:style-name="ce33" office:value-type="float" office:value="102.052828548" calcext:value-type="float">
            <text:p>102.0528</text:p>
          </table:table-cell>
          <table:table-cell table:number-columns-repeated="2" table:style-name="ce33" office:value-type="float" office:value="2.66214778294" calcext:value-type="float">
            <text:p>2.6621</text:p>
          </table:table-cell>
          <table:table-cell table:number-columns-repeated="1005"/>
        </table:table-row>
        <table:table-row table:style-name="ro1">
          <table:table-cell table:style-name="ce33" office:value-type="float" office:value="0.95" calcext:value-type="float">
            <text:p>0.9500</text:p>
          </table:table-cell>
          <table:table-cell table:style-name="ce33" office:value-type="float" office:value="0.952" calcext:value-type="float">
            <text:p>0.9520</text:p>
          </table:table-cell>
          <table:table-cell table:style-name="ce33" table:formula="of:=[.A250]+([.B250]-[.A250])/2" office:value-type="float" office:value="0.951" calcext:value-type="float">
            <text:p>0.9510</text:p>
          </table:table-cell>
          <table:table-cell table:formula="of:=[.C250]*[.C250]" office:value-type="float" office:value="0.904401" calcext:value-type="float">
            <text:p>0.9044</text:p>
          </table:table-cell>
          <table:table-cell table:style-name="ce58" office:value-type="float" office:value="99.889874" calcext:value-type="float">
            <text:p>99.88987</text:p>
          </table:table-cell>
          <table:table-cell table:style-name="ce58" office:value-type="float" office:value="2.63741" calcext:value-type="float">
            <text:p>2.63741</text:p>
          </table:table-cell>
          <table:table-cell/>
          <table:table-cell table:formula="of:=[.D250]" office:value-type="float" office:value="0.904401" calcext:value-type="float">
            <text:p>0.9044</text:p>
          </table:table-cell>
          <table:table-cell office:value-type="float" office:value="4.89313354919" calcext:value-type="float">
            <text:p>4.8931</text:p>
          </table:table-cell>
          <table:table-cell office:value-type="float" office:value="0.131406491334" calcext:value-type="float">
            <text:p>0.1314</text:p>
          </table:table-cell>
          <table:table-cell table:style-name="ce33" office:value-type="float" office:value="0.131406491334" calcext:value-type="float">
            <text:p>0.1314</text:p>
          </table:table-cell>
          <table:table-cell table:style-name="ce39" table:formula="of:=[.D250]" office:value-type="float" office:value="0.904401" calcext:value-type="float">
            <text:p>0.9044</text:p>
          </table:table-cell>
          <table:table-cell table:style-name="ce39" table:formula="of:=SQRT([.I250])" office:value-type="float" office:value="2.21204284524283" calcext:value-type="float">
            <text:p>2.2120</text:p>
          </table:table-cell>
          <table:table-cell table:style-name="ce39" table:formula="of:=0.5*[.J250]/SQRT([.I250])" office:value-type="float" office:value="0.0297025194644398" calcext:value-type="float">
            <text:p>0.0297</text:p>
          </table:table-cell>
          <table:table-cell/>
          <table:table-cell table:style-name="ce33" office:value-type="float" office:value="0.9044" calcext:value-type="float">
            <text:p>0.9044</text:p>
          </table:table-cell>
          <table:table-cell table:style-name="ce33" office:value-type="float" office:value="102.628246054" calcext:value-type="float">
            <text:p>102.6282</text:p>
          </table:table-cell>
          <table:table-cell table:number-columns-repeated="2" table:style-name="ce33" office:value-type="float" office:value="2.71010904875" calcext:value-type="float">
            <text:p>2.7101</text:p>
          </table:table-cell>
          <table:table-cell table:number-columns-repeated="1005"/>
        </table:table-row>
        <table:table-row table:style-name="ro1">
          <table:table-cell table:style-name="ce33" office:value-type="float" office:value="0.952" calcext:value-type="float">
            <text:p>0.9520</text:p>
          </table:table-cell>
          <table:table-cell table:style-name="ce33" office:value-type="float" office:value="0.954" calcext:value-type="float">
            <text:p>0.9540</text:p>
          </table:table-cell>
          <table:table-cell table:style-name="ce33" table:formula="of:=[.A251]+([.B251]-[.A251])/2" office:value-type="float" office:value="0.953" calcext:value-type="float">
            <text:p>0.9530</text:p>
          </table:table-cell>
          <table:table-cell table:formula="of:=[.C251]*[.C251]" office:value-type="float" office:value="0.908209" calcext:value-type="float">
            <text:p>0.9082</text:p>
          </table:table-cell>
          <table:table-cell table:style-name="ce58" office:value-type="float" office:value="98.933665" calcext:value-type="float">
            <text:p>98.93367</text:p>
          </table:table-cell>
          <table:table-cell table:style-name="ce58" office:value-type="float" office:value="2.60154" calcext:value-type="float">
            <text:p>2.60154</text:p>
          </table:table-cell>
          <table:table-cell/>
          <table:table-cell table:formula="of:=[.D251]" office:value-type="float" office:value="0.908209" calcext:value-type="float">
            <text:p>0.9082</text:p>
          </table:table-cell>
          <table:table-cell office:value-type="float" office:value="4.86197541516" calcext:value-type="float">
            <text:p>4.8620</text:p>
          </table:table-cell>
          <table:table-cell office:value-type="float" office:value="0.130048073049" calcext:value-type="float">
            <text:p>0.1300</text:p>
          </table:table-cell>
          <table:table-cell table:style-name="ce33" office:value-type="float" office:value="0.130048073049" calcext:value-type="float">
            <text:p>0.1300</text:p>
          </table:table-cell>
          <table:table-cell table:style-name="ce39" table:formula="of:=[.D251]" office:value-type="float" office:value="0.908209" calcext:value-type="float">
            <text:p>0.9082</text:p>
          </table:table-cell>
          <table:table-cell table:style-name="ce39" table:formula="of:=SQRT([.I251])" office:value-type="float" office:value="2.20498875624344" calcext:value-type="float">
            <text:p>2.2050</text:p>
          </table:table-cell>
          <table:table-cell table:style-name="ce39" table:formula="of:=0.5*[.J251]/SQRT([.I251])" office:value-type="float" office:value="0.0294895093412082" calcext:value-type="float">
            <text:p>0.0295</text:p>
          </table:table-cell>
          <table:table-cell/>
          <table:table-cell table:style-name="ce33" office:value-type="float" office:value="0.9082" calcext:value-type="float">
            <text:p>0.9082</text:p>
          </table:table-cell>
          <table:table-cell table:style-name="ce33" office:value-type="float" office:value="101.608157474" calcext:value-type="float">
            <text:p>101.6082</text:p>
          </table:table-cell>
          <table:table-cell table:number-columns-repeated="2" table:style-name="ce33" office:value-type="float" office:value="2.67226281154" calcext:value-type="float">
            <text:p>2.6723</text:p>
          </table:table-cell>
          <table:table-cell table:number-columns-repeated="1005"/>
        </table:table-row>
        <table:table-row table:style-name="ro1">
          <table:table-cell table:style-name="ce33" office:value-type="float" office:value="0.954" calcext:value-type="float">
            <text:p>0.9540</text:p>
          </table:table-cell>
          <table:table-cell table:style-name="ce33" office:value-type="float" office:value="0.956" calcext:value-type="float">
            <text:p>0.9560</text:p>
          </table:table-cell>
          <table:table-cell table:style-name="ce33" table:formula="of:=[.A252]+([.B252]-[.A252])/2" office:value-type="float" office:value="0.955" calcext:value-type="float">
            <text:p>0.9550</text:p>
          </table:table-cell>
          <table:table-cell table:formula="of:=[.C252]*[.C252]" office:value-type="float" office:value="0.912025" calcext:value-type="float">
            <text:p>0.9120</text:p>
          </table:table-cell>
          <table:table-cell table:style-name="ce58" office:value-type="float" office:value="94.622724" calcext:value-type="float">
            <text:p>94.62272</text:p>
          </table:table-cell>
          <table:table-cell table:style-name="ce58" office:value-type="float" office:value="2.54042" calcext:value-type="float">
            <text:p>2.54042</text:p>
          </table:table-cell>
          <table:table-cell/>
          <table:table-cell table:formula="of:=[.D252]" office:value-type="float" office:value="0.912025" calcext:value-type="float">
            <text:p>0.9120</text:p>
          </table:table-cell>
          <table:table-cell office:value-type="float" office:value="4.66519950667" calcext:value-type="float">
            <text:p>4.6652</text:p>
          </table:table-cell>
          <table:table-cell office:value-type="float" office:value="0.127360677561" calcext:value-type="float">
            <text:p>0.1274</text:p>
          </table:table-cell>
          <table:table-cell table:style-name="ce33" office:value-type="float" office:value="0.127360677561" calcext:value-type="float">
            <text:p>0.1274</text:p>
          </table:table-cell>
          <table:table-cell table:style-name="ce39" table:formula="of:=[.D252]" office:value-type="float" office:value="0.912025" calcext:value-type="float">
            <text:p>0.9120</text:p>
          </table:table-cell>
          <table:table-cell table:style-name="ce39" table:formula="of:=SQRT([.I252])" office:value-type="float" office:value="2.15990729122108" calcext:value-type="float">
            <text:p>2.1599</text:p>
          </table:table-cell>
          <table:table-cell table:style-name="ce39" table:formula="of:=0.5*[.J252]/SQRT([.I252])" office:value-type="float" office:value="0.029482903752086" calcext:value-type="float">
            <text:p>0.0295</text:p>
          </table:table-cell>
          <table:table-cell/>
          <table:table-cell table:style-name="ce33" office:value-type="float" office:value="0.912" calcext:value-type="float">
            <text:p>0.9120</text:p>
          </table:table-cell>
          <table:table-cell table:style-name="ce33" office:value-type="float" office:value="97.1465497362" calcext:value-type="float">
            <text:p>97.1465</text:p>
          </table:table-cell>
          <table:table-cell table:number-columns-repeated="2" table:style-name="ce33" office:value-type="float" office:value="2.60854953706" calcext:value-type="float">
            <text:p>2.6085</text:p>
          </table:table-cell>
          <table:table-cell table:number-columns-repeated="1005"/>
        </table:table-row>
        <table:table-row table:style-name="ro1">
          <table:table-cell table:style-name="ce33" office:value-type="float" office:value="0.956" calcext:value-type="float">
            <text:p>0.9560</text:p>
          </table:table-cell>
          <table:table-cell table:style-name="ce33" office:value-type="float" office:value="0.958" calcext:value-type="float">
            <text:p>0.9580</text:p>
          </table:table-cell>
          <table:table-cell table:style-name="ce33" table:formula="of:=[.A253]+([.B253]-[.A253])/2" office:value-type="float" office:value="0.957" calcext:value-type="float">
            <text:p>0.9570</text:p>
          </table:table-cell>
          <table:table-cell table:formula="of:=[.C253]*[.C253]" office:value-type="float" office:value="0.915849" calcext:value-type="float">
            <text:p>0.9158</text:p>
          </table:table-cell>
          <table:table-cell table:style-name="ce58" office:value-type="float" office:value="94.945485" calcext:value-type="float">
            <text:p>94.94549</text:p>
          </table:table-cell>
          <table:table-cell table:style-name="ce58" office:value-type="float" office:value="2.57963" calcext:value-type="float">
            <text:p>2.57963</text:p>
          </table:table-cell>
          <table:table-cell/>
          <table:table-cell table:formula="of:=[.D253]" office:value-type="float" office:value="0.915849" calcext:value-type="float">
            <text:p>0.9158</text:p>
          </table:table-cell>
          <table:table-cell office:value-type="float" office:value="4.69605136544" calcext:value-type="float">
            <text:p>4.6961</text:p>
          </table:table-cell>
          <table:table-cell office:value-type="float" office:value="0.129898814684" calcext:value-type="float">
            <text:p>0.1299</text:p>
          </table:table-cell>
          <table:table-cell table:style-name="ce33" office:value-type="float" office:value="0.129898814684" calcext:value-type="float">
            <text:p>0.1299</text:p>
          </table:table-cell>
          <table:table-cell table:style-name="ce39" table:formula="of:=[.D253]" office:value-type="float" office:value="0.915849" calcext:value-type="float">
            <text:p>0.9158</text:p>
          </table:table-cell>
          <table:table-cell table:style-name="ce39" table:formula="of:=SQRT([.I253])" office:value-type="float" office:value="2.1670374628603" calcext:value-type="float">
            <text:p>2.1670</text:p>
          </table:table-cell>
          <table:table-cell table:style-name="ce39" table:formula="of:=0.5*[.J253]/SQRT([.I253])" office:value-type="float" office:value="0.0299715203152383" calcext:value-type="float">
            <text:p>0.0300</text:p>
          </table:table-cell>
          <table:table-cell/>
          <table:table-cell table:style-name="ce33" office:value-type="float" office:value="0.9158" calcext:value-type="float">
            <text:p>0.9158</text:p>
          </table:table-cell>
          <table:table-cell table:style-name="ce33" office:value-type="float" office:value="97.4398638619" calcext:value-type="float">
            <text:p>97.4399</text:p>
          </table:table-cell>
          <table:table-cell table:number-columns-repeated="2" table:style-name="ce33" office:value-type="float" office:value="2.64783460521" calcext:value-type="float">
            <text:p>2.6478</text:p>
          </table:table-cell>
          <table:table-cell table:number-columns-repeated="1005"/>
        </table:table-row>
        <table:table-row table:style-name="ro1">
          <table:table-cell table:style-name="ce33" office:value-type="float" office:value="0.958" calcext:value-type="float">
            <text:p>0.9580</text:p>
          </table:table-cell>
          <table:table-cell table:style-name="ce33" office:value-type="float" office:value="0.96" calcext:value-type="float">
            <text:p>0.9600</text:p>
          </table:table-cell>
          <table:table-cell table:style-name="ce33" table:formula="of:=[.A254]+([.B254]-[.A254])/2" office:value-type="float" office:value="0.959" calcext:value-type="float">
            <text:p>0.9590</text:p>
          </table:table-cell>
          <table:table-cell table:formula="of:=[.C254]*[.C254]" office:value-type="float" office:value="0.919681" calcext:value-type="float">
            <text:p>0.9197</text:p>
          </table:table-cell>
          <table:table-cell table:style-name="ce58" office:value-type="float" office:value="89.256666" calcext:value-type="float">
            <text:p>89.25667</text:p>
          </table:table-cell>
          <table:table-cell table:style-name="ce58" office:value-type="float" office:value="2.13248" calcext:value-type="float">
            <text:p>2.13248</text:p>
          </table:table-cell>
          <table:table-cell/>
          <table:table-cell table:formula="of:=[.D254]" office:value-type="float" office:value="0.919681" calcext:value-type="float">
            <text:p>0.9197</text:p>
          </table:table-cell>
          <table:table-cell office:value-type="float" office:value="4.4291281188" calcext:value-type="float">
            <text:p>4.4291</text:p>
          </table:table-cell>
          <table:table-cell office:value-type="float" office:value="0.107996936012" calcext:value-type="float">
            <text:p>0.1080</text:p>
          </table:table-cell>
          <table:table-cell table:style-name="ce33" office:value-type="float" office:value="0.107996936012" calcext:value-type="float">
            <text:p>0.1080</text:p>
          </table:table-cell>
          <table:table-cell table:style-name="ce39" table:formula="of:=[.D254]" office:value-type="float" office:value="0.919681" calcext:value-type="float">
            <text:p>0.9197</text:p>
          </table:table-cell>
          <table:table-cell table:style-name="ce39" table:formula="of:=SQRT([.I254])" office:value-type="float" office:value="2.10454938616322" calcext:value-type="float">
            <text:p>2.1045</text:p>
          </table:table-cell>
          <table:table-cell table:style-name="ce39" table:formula="of:=0.5*[.J254]/SQRT([.I254])" office:value-type="float" office:value="0.0256579714218272" calcext:value-type="float">
            <text:p>0.0257</text:p>
          </table:table-cell>
          <table:table-cell/>
          <table:table-cell table:style-name="ce33" office:value-type="float" office:value="0.9197" calcext:value-type="float">
            <text:p>0.9197</text:p>
          </table:table-cell>
          <table:table-cell table:style-name="ce33" office:value-type="float" office:value="91.5658161843" calcext:value-type="float">
            <text:p>91.5658</text:p>
          </table:table-cell>
          <table:table-cell table:number-columns-repeated="2" table:style-name="ce33" office:value-type="float" office:value="2.1881124978" calcext:value-type="float">
            <text:p>2.1881</text:p>
          </table:table-cell>
          <table:table-cell table:number-columns-repeated="1005"/>
        </table:table-row>
        <table:table-row table:style-name="ro1">
          <table:table-cell table:style-name="ce33" office:value-type="float" office:value="0.96" calcext:value-type="float">
            <text:p>0.9600</text:p>
          </table:table-cell>
          <table:table-cell table:style-name="ce33" office:value-type="float" office:value="0.962" calcext:value-type="float">
            <text:p>0.9620</text:p>
          </table:table-cell>
          <table:table-cell table:style-name="ce33" table:formula="of:=[.A255]+([.B255]-[.A255])/2" office:value-type="float" office:value="0.961" calcext:value-type="float">
            <text:p>0.9610</text:p>
          </table:table-cell>
          <table:table-cell table:formula="of:=[.C255]*[.C255]" office:value-type="float" office:value="0.923521" calcext:value-type="float">
            <text:p>0.9235</text:p>
          </table:table-cell>
          <table:table-cell table:style-name="ce58" office:value-type="float" office:value="88.406812" calcext:value-type="float">
            <text:p>88.40681</text:p>
          </table:table-cell>
          <table:table-cell table:style-name="ce58" office:value-type="float" office:value="2.54816" calcext:value-type="float">
            <text:p>2.54816</text:p>
          </table:table-cell>
          <table:table-cell/>
          <table:table-cell table:formula="of:=[.D255]" office:value-type="float" office:value="0.923521" calcext:value-type="float">
            <text:p>0.9235</text:p>
          </table:table-cell>
          <table:table-cell office:value-type="float" office:value="4.40075977223" calcext:value-type="float">
            <text:p>4.4008</text:p>
          </table:table-cell>
          <table:table-cell office:value-type="float" office:value="0.129094916115" calcext:value-type="float">
            <text:p>0.1291</text:p>
          </table:table-cell>
          <table:table-cell table:style-name="ce33" office:value-type="float" office:value="0.129094916115" calcext:value-type="float">
            <text:p>0.1291</text:p>
          </table:table-cell>
          <table:table-cell table:style-name="ce39" table:formula="of:=[.D255]" office:value-type="float" office:value="0.923521" calcext:value-type="float">
            <text:p>0.9235</text:p>
          </table:table-cell>
          <table:table-cell table:style-name="ce39" table:formula="of:=SQRT([.I255])" office:value-type="float" office:value="2.09779879212235" calcext:value-type="float">
            <text:p>2.0978</text:p>
          </table:table-cell>
          <table:table-cell table:style-name="ce39" table:formula="of:=0.5*[.J255]/SQRT([.I255])" office:value-type="float" office:value="0.030769136820885" calcext:value-type="float">
            <text:p>0.0308</text:p>
          </table:table-cell>
          <table:table-cell/>
          <table:table-cell table:style-name="ce33" office:value-type="float" office:value="0.9235" calcext:value-type="float">
            <text:p>0.9235</text:p>
          </table:table-cell>
          <table:table-cell table:style-name="ce33" office:value-type="float" office:value="90.6567515637" calcext:value-type="float">
            <text:p>90.6568</text:p>
          </table:table-cell>
          <table:table-cell table:number-columns-repeated="2" table:style-name="ce33" office:value-type="float" office:value="2.61342186567" calcext:value-type="float">
            <text:p>2.6134</text:p>
          </table:table-cell>
          <table:table-cell table:number-columns-repeated="1005"/>
        </table:table-row>
        <table:table-row table:style-name="ro1">
          <table:table-cell table:style-name="ce33" office:value-type="float" office:value="0.962" calcext:value-type="float">
            <text:p>0.9620</text:p>
          </table:table-cell>
          <table:table-cell table:style-name="ce33" office:value-type="float" office:value="0.964" calcext:value-type="float">
            <text:p>0.9640</text:p>
          </table:table-cell>
          <table:table-cell table:style-name="ce33" table:formula="of:=[.A256]+([.B256]-[.A256])/2" office:value-type="float" office:value="0.963" calcext:value-type="float">
            <text:p>0.9630</text:p>
          </table:table-cell>
          <table:table-cell table:formula="of:=[.C256]*[.C256]" office:value-type="float" office:value="0.927369" calcext:value-type="float">
            <text:p>0.9274</text:p>
          </table:table-cell>
          <table:table-cell table:style-name="ce58" office:value-type="float" office:value="86.315339" calcext:value-type="float">
            <text:p>86.31534</text:p>
          </table:table-cell>
          <table:table-cell table:style-name="ce58" office:value-type="float" office:value="1.95674" calcext:value-type="float">
            <text:p>1.95674</text:p>
          </table:table-cell>
          <table:table-cell/>
          <table:table-cell table:formula="of:=[.D256]" office:value-type="float" office:value="0.927369" calcext:value-type="float">
            <text:p>0.9274</text:p>
          </table:table-cell>
          <table:table-cell office:value-type="float" office:value="4.31034821897" calcext:value-type="float">
            <text:p>4.3103</text:p>
          </table:table-cell>
          <table:table-cell office:value-type="float" office:value="0.0999196990716" calcext:value-type="float">
            <text:p>0.0999</text:p>
          </table:table-cell>
          <table:table-cell table:style-name="ce33" office:value-type="float" office:value="0.0999196990716" calcext:value-type="float">
            <text:p>0.0999</text:p>
          </table:table-cell>
          <table:table-cell table:style-name="ce39" table:formula="of:=[.D256]" office:value-type="float" office:value="0.927369" calcext:value-type="float">
            <text:p>0.9274</text:p>
          </table:table-cell>
          <table:table-cell table:style-name="ce39" table:formula="of:=SQRT([.I256])" office:value-type="float" office:value="2.07613781309671" calcext:value-type="float">
            <text:p>2.0761</text:p>
          </table:table-cell>
          <table:table-cell table:style-name="ce39" table:formula="of:=0.5*[.J256]/SQRT([.I256])" office:value-type="float" office:value="0.0240638406663772" calcext:value-type="float">
            <text:p>0.0241</text:p>
          </table:table-cell>
          <table:table-cell/>
          <table:table-cell table:style-name="ce33" office:value-type="float" office:value="0.9274" calcext:value-type="float">
            <text:p>0.9274</text:p>
          </table:table-cell>
          <table:table-cell table:style-name="ce33" office:value-type="float" office:value="88.4722455334" calcext:value-type="float">
            <text:p>88.4722</text:p>
          </table:table-cell>
          <table:table-cell table:number-columns-repeated="2" table:style-name="ce33" office:value-type="float" office:value="2.00614716663" calcext:value-type="float">
            <text:p>2.0061</text:p>
          </table:table-cell>
          <table:table-cell table:number-columns-repeated="1005"/>
        </table:table-row>
        <table:table-row table:style-name="ro1">
          <table:table-cell table:style-name="ce33" office:value-type="float" office:value="0.964" calcext:value-type="float">
            <text:p>0.9640</text:p>
          </table:table-cell>
          <table:table-cell table:style-name="ce33" office:value-type="float" office:value="0.966" calcext:value-type="float">
            <text:p>0.9660</text:p>
          </table:table-cell>
          <table:table-cell table:style-name="ce33" table:formula="of:=[.A257]+([.B257]-[.A257])/2" office:value-type="float" office:value="0.965" calcext:value-type="float">
            <text:p>0.9650</text:p>
          </table:table-cell>
          <table:table-cell table:formula="of:=[.C257]*[.C257]" office:value-type="float" office:value="0.931225" calcext:value-type="float">
            <text:p>0.9312</text:p>
          </table:table-cell>
          <table:table-cell table:style-name="ce58" office:value-type="float" office:value="82.381375" calcext:value-type="float">
            <text:p>82.38138</text:p>
          </table:table-cell>
          <table:table-cell table:style-name="ce58" office:value-type="float" office:value="2.0939" calcext:value-type="float">
            <text:p>2.09390</text:p>
          </table:table-cell>
          <table:table-cell/>
          <table:table-cell table:formula="of:=[.D257]" office:value-type="float" office:value="0.931225" calcext:value-type="float">
            <text:p>0.9312</text:p>
          </table:table-cell>
          <table:table-cell office:value-type="float" office:value="4.12649678493" calcext:value-type="float">
            <text:p>4.1265</text:p>
          </table:table-cell>
          <table:table-cell office:value-type="float" office:value="0.107076988342" calcext:value-type="float">
            <text:p>0.1071</text:p>
          </table:table-cell>
          <table:table-cell table:style-name="ce33" office:value-type="float" office:value="0.107076988342" calcext:value-type="float">
            <text:p>0.1071</text:p>
          </table:table-cell>
          <table:table-cell table:style-name="ce39" table:formula="of:=[.D257]" office:value-type="float" office:value="0.931225" calcext:value-type="float">
            <text:p>0.9312</text:p>
          </table:table-cell>
          <table:table-cell table:style-name="ce39" table:formula="of:=SQRT([.I257])" office:value-type="float" office:value="2.03137805071582" calcext:value-type="float">
            <text:p>2.0314</text:p>
          </table:table-cell>
          <table:table-cell table:style-name="ce39" table:formula="of:=0.5*[.J257]/SQRT([.I257])" office:value-type="float" office:value="0.0263557510391205" calcext:value-type="float">
            <text:p>0.0264</text:p>
          </table:table-cell>
          <table:table-cell/>
          <table:table-cell table:style-name="ce33" office:value-type="float" office:value="0.9312" calcext:value-type="float">
            <text:p>0.9312</text:p>
          </table:table-cell>
          <table:table-cell table:style-name="ce33" office:value-type="float" office:value="84.4003261578" calcext:value-type="float">
            <text:p>84.4003</text:p>
          </table:table-cell>
          <table:table-cell table:number-columns-repeated="2" table:style-name="ce33" office:value-type="float" office:value="2.14568481515" calcext:value-type="float">
            <text:p>2.1457</text:p>
          </table:table-cell>
          <table:table-cell table:number-columns-repeated="1005"/>
        </table:table-row>
        <table:table-row table:style-name="ro1">
          <table:table-cell table:style-name="ce33" office:value-type="float" office:value="0.966" calcext:value-type="float">
            <text:p>0.9660</text:p>
          </table:table-cell>
          <table:table-cell table:style-name="ce33" office:value-type="float" office:value="0.968" calcext:value-type="float">
            <text:p>0.9680</text:p>
          </table:table-cell>
          <table:table-cell table:style-name="ce33" table:formula="of:=[.A258]+([.B258]-[.A258])/2" office:value-type="float" office:value="0.967" calcext:value-type="float">
            <text:p>0.9670</text:p>
          </table:table-cell>
          <table:table-cell table:formula="of:=[.C258]*[.C258]" office:value-type="float" office:value="0.935089" calcext:value-type="float">
            <text:p>0.9351</text:p>
          </table:table-cell>
          <table:table-cell table:style-name="ce58" office:value-type="float" office:value="80.81125" calcext:value-type="float">
            <text:p>80.81125</text:p>
          </table:table-cell>
          <table:table-cell table:style-name="ce58" office:value-type="float" office:value="2.13539" calcext:value-type="float">
            <text:p>2.13539</text:p>
          </table:table-cell>
          <table:table-cell/>
          <table:table-cell table:formula="of:=[.D258]" office:value-type="float" office:value="0.935089" calcext:value-type="float">
            <text:p>0.9351</text:p>
          </table:table-cell>
          <table:table-cell office:value-type="float" office:value="4.06049259419" calcext:value-type="float">
            <text:p>4.0605</text:p>
          </table:table-cell>
          <table:table-cell office:value-type="float" office:value="0.109534736665" calcext:value-type="float">
            <text:p>0.1095</text:p>
          </table:table-cell>
          <table:table-cell table:style-name="ce33" office:value-type="float" office:value="0.109534736665" calcext:value-type="float">
            <text:p>0.1095</text:p>
          </table:table-cell>
          <table:table-cell table:style-name="ce39" table:formula="of:=[.D258]" office:value-type="float" office:value="0.935089" calcext:value-type="float">
            <text:p>0.9351</text:p>
          </table:table-cell>
          <table:table-cell table:style-name="ce39" table:formula="of:=SQRT([.I258])" office:value-type="float" office:value="2.01506639944941" calcext:value-type="float">
            <text:p>2.0151</text:p>
          </table:table-cell>
          <table:table-cell table:style-name="ce39" table:formula="of:=0.5*[.J258]/SQRT([.I258])" office:value-type="float" office:value="0.0271789397845473" calcext:value-type="float">
            <text:p>0.0272</text:p>
          </table:table-cell>
          <table:table-cell/>
          <table:table-cell table:style-name="ce33" office:value-type="float" office:value="0.9351" calcext:value-type="float">
            <text:p>0.9351</text:p>
          </table:table-cell>
          <table:table-cell table:style-name="ce33" office:value-type="float" office:value="82.751200821" calcext:value-type="float">
            <text:p>82.7512</text:p>
          </table:table-cell>
          <table:table-cell table:number-columns-repeated="2" table:style-name="ce33" office:value-type="float" office:value="2.18712793233" calcext:value-type="float">
            <text:p>2.1871</text:p>
          </table:table-cell>
          <table:table-cell table:number-columns-repeated="1005"/>
        </table:table-row>
        <table:table-row table:style-name="ro1">
          <table:table-cell table:style-name="ce33" office:value-type="float" office:value="0.968" calcext:value-type="float">
            <text:p>0.9680</text:p>
          </table:table-cell>
          <table:table-cell table:style-name="ce33" office:value-type="float" office:value="0.97" calcext:value-type="float">
            <text:p>0.9700</text:p>
          </table:table-cell>
          <table:table-cell table:style-name="ce33" table:formula="of:=[.A259]+([.B259]-[.A259])/2" office:value-type="float" office:value="0.969" calcext:value-type="float">
            <text:p>0.9690</text:p>
          </table:table-cell>
          <table:table-cell table:formula="of:=[.C259]*[.C259]" office:value-type="float" office:value="0.938961" calcext:value-type="float">
            <text:p>0.9390</text:p>
          </table:table-cell>
          <table:table-cell table:style-name="ce58" office:value-type="float" office:value="79.513477" calcext:value-type="float">
            <text:p>79.51348</text:p>
          </table:table-cell>
          <table:table-cell table:style-name="ce58" office:value-type="float" office:value="2.32598" calcext:value-type="float">
            <text:p>2.32598</text:p>
          </table:table-cell>
          <table:table-cell/>
          <table:table-cell table:formula="of:=[.D259]" office:value-type="float" office:value="0.938961" calcext:value-type="float">
            <text:p>0.9390</text:p>
          </table:table-cell>
          <table:table-cell office:value-type="float" office:value="4.00755544057" calcext:value-type="float">
            <text:p>4.0076</text:p>
          </table:table-cell>
          <table:table-cell office:value-type="float" office:value="0.11959947181" calcext:value-type="float">
            <text:p>0.1196</text:p>
          </table:table-cell>
          <table:table-cell table:style-name="ce33" office:value-type="float" office:value="0.11959947181" calcext:value-type="float">
            <text:p>0.1196</text:p>
          </table:table-cell>
          <table:table-cell table:style-name="ce39" table:formula="of:=[.D259]" office:value-type="float" office:value="0.938961" calcext:value-type="float">
            <text:p>0.9390</text:p>
          </table:table-cell>
          <table:table-cell table:style-name="ce39" table:formula="of:=SQRT([.I259])" office:value-type="float" office:value="2.00188796903573" calcext:value-type="float">
            <text:p>2.0019</text:p>
          </table:table-cell>
          <table:table-cell table:style-name="ce39" table:formula="of:=0.5*[.J259]/SQRT([.I259])" office:value-type="float" office:value="0.0298716695589136" calcext:value-type="float">
            <text:p>0.0299</text:p>
          </table:table-cell>
          <table:table-cell/>
          <table:table-cell table:style-name="ce33" office:value-type="float" office:value="0.939" calcext:value-type="float">
            <text:p>0.9390</text:p>
          </table:table-cell>
          <table:table-cell table:style-name="ce33" office:value-type="float" office:value="81.3792137729" calcext:value-type="float">
            <text:p>81.3792</text:p>
          </table:table-cell>
          <table:table-cell table:number-columns-repeated="2" table:style-name="ce33" office:value-type="float" office:value="2.38104319723" calcext:value-type="float">
            <text:p>2.3810</text:p>
          </table:table-cell>
          <table:table-cell table:number-columns-repeated="1005"/>
        </table:table-row>
        <table:table-row table:style-name="ro1">
          <table:table-cell table:style-name="ce33" office:value-type="float" office:value="0.97" calcext:value-type="float">
            <text:p>0.9700</text:p>
          </table:table-cell>
          <table:table-cell table:style-name="ce33" office:value-type="float" office:value="0.972" calcext:value-type="float">
            <text:p>0.9720</text:p>
          </table:table-cell>
          <table:table-cell table:style-name="ce33" table:formula="of:=[.A260]+([.B260]-[.A260])/2" office:value-type="float" office:value="0.971" calcext:value-type="float">
            <text:p>0.9710</text:p>
          </table:table-cell>
          <table:table-cell table:formula="of:=[.C260]*[.C260]" office:value-type="float" office:value="0.942841" calcext:value-type="float">
            <text:p>0.9428</text:p>
          </table:table-cell>
          <table:table-cell table:style-name="ce58" office:value-type="float" office:value="79.146294" calcext:value-type="float">
            <text:p>79.14629</text:p>
          </table:table-cell>
          <table:table-cell table:style-name="ce58" office:value-type="float" office:value="2.38683" calcext:value-type="float">
            <text:p>2.38683</text:p>
          </table:table-cell>
          <table:table-cell/>
          <table:table-cell table:formula="of:=[.D260]" office:value-type="float" office:value="0.942841" calcext:value-type="float">
            <text:p>0.9428</text:p>
          </table:table-cell>
          <table:table-cell office:value-type="float" office:value="4.00088358854" calcext:value-type="float">
            <text:p>4.0009</text:p>
          </table:table-cell>
          <table:table-cell office:value-type="float" office:value="0.12301996327" calcext:value-type="float">
            <text:p>0.1230</text:p>
          </table:table-cell>
          <table:table-cell table:style-name="ce33" office:value-type="float" office:value="0.12301996327" calcext:value-type="float">
            <text:p>0.1230</text:p>
          </table:table-cell>
          <table:table-cell table:style-name="ce39" table:formula="of:=[.D260]" office:value-type="float" office:value="0.942841" calcext:value-type="float">
            <text:p>0.9428</text:p>
          </table:table-cell>
          <table:table-cell table:style-name="ce39" table:formula="of:=SQRT([.I260])" office:value-type="float" office:value="2.00022088493746" calcext:value-type="float">
            <text:p>2.0002</text:p>
          </table:table-cell>
          <table:table-cell table:style-name="ce39" table:formula="of:=0.5*[.J260]/SQRT([.I260])" office:value-type="float" office:value="0.0307515945354821" calcext:value-type="float">
            <text:p>0.0308</text:p>
          </table:table-cell>
          <table:table-cell/>
          <table:table-cell table:style-name="ce33" office:value-type="float" office:value="0.9428" calcext:value-type="float">
            <text:p>0.9428</text:p>
          </table:table-cell>
          <table:table-cell table:style-name="ce33" office:value-type="float" office:value="80.9605477659" calcext:value-type="float">
            <text:p>80.9605</text:p>
          </table:table-cell>
          <table:table-cell table:number-columns-repeated="2" table:style-name="ce33" office:value-type="float" office:value="2.44201172873" calcext:value-type="float">
            <text:p>2.4420</text:p>
          </table:table-cell>
          <table:table-cell table:number-columns-repeated="1005"/>
        </table:table-row>
        <table:table-row table:style-name="ro1">
          <table:table-cell table:style-name="ce33" office:value-type="float" office:value="0.972" calcext:value-type="float">
            <text:p>0.9720</text:p>
          </table:table-cell>
          <table:table-cell table:style-name="ce33" office:value-type="float" office:value="0.974" calcext:value-type="float">
            <text:p>0.9740</text:p>
          </table:table-cell>
          <table:table-cell table:style-name="ce33" table:formula="of:=[.A261]+([.B261]-[.A261])/2" office:value-type="float" office:value="0.973" calcext:value-type="float">
            <text:p>0.9730</text:p>
          </table:table-cell>
          <table:table-cell table:formula="of:=[.C261]*[.C261]" office:value-type="float" office:value="0.946729" calcext:value-type="float">
            <text:p>0.9467</text:p>
          </table:table-cell>
          <table:table-cell table:style-name="ce58" office:value-type="float" office:value="82.092932" calcext:value-type="float">
            <text:p>82.09293</text:p>
          </table:table-cell>
          <table:table-cell table:style-name="ce58" office:value-type="float" office:value="2.39002" calcext:value-type="float">
            <text:p>2.39002</text:p>
          </table:table-cell>
          <table:table-cell/>
          <table:table-cell table:formula="of:=[.D261]" office:value-type="float" office:value="0.946729" calcext:value-type="float">
            <text:p>0.9467</text:p>
          </table:table-cell>
          <table:table-cell office:value-type="float" office:value="4.16231715663" calcext:value-type="float">
            <text:p>4.1623</text:p>
          </table:table-cell>
          <table:table-cell office:value-type="float" office:value="0.123722674425" calcext:value-type="float">
            <text:p>0.1237</text:p>
          </table:table-cell>
          <table:table-cell table:style-name="ce33" office:value-type="float" office:value="0.123722674425" calcext:value-type="float">
            <text:p>0.1237</text:p>
          </table:table-cell>
          <table:table-cell table:style-name="ce39" table:formula="of:=[.D261]" office:value-type="float" office:value="0.946729" calcext:value-type="float">
            <text:p>0.9467</text:p>
          </table:table-cell>
          <table:table-cell table:style-name="ce39" table:formula="of:=SQRT([.I261])" office:value-type="float" office:value="2.04017576611183" calcext:value-type="float">
            <text:p>2.0402</text:p>
          </table:table-cell>
          <table:table-cell table:style-name="ce39" table:formula="of:=0.5*[.J261]/SQRT([.I261])" office:value-type="float" office:value="0.030321572405693" calcext:value-type="float">
            <text:p>0.0303</text:p>
          </table:table-cell>
          <table:table-cell/>
          <table:table-cell table:style-name="ce33" office:value-type="float" office:value="0.9467" calcext:value-type="float">
            <text:p>0.9467</text:p>
          </table:table-cell>
          <table:table-cell table:style-name="ce33" office:value-type="float" office:value="83.9269850069" calcext:value-type="float">
            <text:p>83.9270</text:p>
          </table:table-cell>
          <table:table-cell table:number-columns-repeated="2" table:style-name="ce33" office:value-type="float" office:value="2.44395375046" calcext:value-type="float">
            <text:p>2.4440</text:p>
          </table:table-cell>
          <table:table-cell table:number-columns-repeated="1005"/>
        </table:table-row>
        <table:table-row table:style-name="ro1">
          <table:table-cell table:style-name="ce33" office:value-type="float" office:value="0.974" calcext:value-type="float">
            <text:p>0.9740</text:p>
          </table:table-cell>
          <table:table-cell table:style-name="ce33" office:value-type="float" office:value="0.976" calcext:value-type="float">
            <text:p>0.9760</text:p>
          </table:table-cell>
          <table:table-cell table:style-name="ce33" table:formula="of:=[.A262]+([.B262]-[.A262])/2" office:value-type="float" office:value="0.975" calcext:value-type="float">
            <text:p>0.9750</text:p>
          </table:table-cell>
          <table:table-cell table:formula="of:=[.C262]*[.C262]" office:value-type="float" office:value="0.950625" calcext:value-type="float">
            <text:p>0.9506</text:p>
          </table:table-cell>
          <table:table-cell table:style-name="ce58" office:value-type="float" office:value="76.114601" calcext:value-type="float">
            <text:p>76.11460</text:p>
          </table:table-cell>
          <table:table-cell table:style-name="ce58" office:value-type="float" office:value="1.74979" calcext:value-type="float">
            <text:p>1.74979</text:p>
          </table:table-cell>
          <table:table-cell/>
          <table:table-cell table:formula="of:=[.D262]" office:value-type="float" office:value="0.950625" calcext:value-type="float">
            <text:p>0.9506</text:p>
          </table:table-cell>
          <table:table-cell office:value-type="float" office:value="3.87075837797" calcext:value-type="float">
            <text:p>3.8708</text:p>
          </table:table-cell>
          <table:table-cell office:value-type="float" office:value="0.0915022694466" calcext:value-type="float">
            <text:p>0.0915</text:p>
          </table:table-cell>
          <table:table-cell table:style-name="ce33" office:value-type="float" office:value="0.0915022694466" calcext:value-type="float">
            <text:p>0.0915</text:p>
          </table:table-cell>
          <table:table-cell table:style-name="ce39" table:formula="of:=[.D262]" office:value-type="float" office:value="0.950625" calcext:value-type="float">
            <text:p>0.9506</text:p>
          </table:table-cell>
          <table:table-cell table:style-name="ce39" table:formula="of:=SQRT([.I262])" office:value-type="float" office:value="1.96742430044208" calcext:value-type="float">
            <text:p>1.9674</text:p>
          </table:table-cell>
          <table:table-cell table:style-name="ce39" table:formula="of:=0.5*[.J262]/SQRT([.I262])" office:value-type="float" office:value="0.0232543304019472" calcext:value-type="float">
            <text:p>0.0233</text:p>
          </table:table-cell>
          <table:table-cell/>
          <table:table-cell table:style-name="ce33" office:value-type="float" office:value="0.9506" calcext:value-type="float">
            <text:p>0.9506</text:p>
          </table:table-cell>
          <table:table-cell table:style-name="ce33" office:value-type="float" office:value="77.7708316976" calcext:value-type="float">
            <text:p>77.7708</text:p>
          </table:table-cell>
          <table:table-cell table:number-columns-repeated="2" table:style-name="ce33" office:value-type="float" office:value="1.78858048426" calcext:value-type="float">
            <text:p>1.7886</text:p>
          </table:table-cell>
          <table:table-cell table:number-columns-repeated="1005"/>
        </table:table-row>
        <table:table-row table:style-name="ro1">
          <table:table-cell table:style-name="ce33" office:value-type="float" office:value="0.976" calcext:value-type="float">
            <text:p>0.9760</text:p>
          </table:table-cell>
          <table:table-cell table:style-name="ce33" office:value-type="float" office:value="0.978" calcext:value-type="float">
            <text:p>0.9780</text:p>
          </table:table-cell>
          <table:table-cell table:style-name="ce33" table:formula="of:=[.A263]+([.B263]-[.A263])/2" office:value-type="float" office:value="0.977" calcext:value-type="float">
            <text:p>0.9770</text:p>
          </table:table-cell>
          <table:table-cell table:formula="of:=[.C263]*[.C263]" office:value-type="float" office:value="0.954529" calcext:value-type="float">
            <text:p>0.9545</text:p>
          </table:table-cell>
          <table:table-cell table:style-name="ce58" office:value-type="float" office:value="73.139638" calcext:value-type="float">
            <text:p>73.13964</text:p>
          </table:table-cell>
          <table:table-cell table:style-name="ce58" office:value-type="float" office:value="2.07533" calcext:value-type="float">
            <text:p>2.07533</text:p>
          </table:table-cell>
          <table:table-cell/>
          <table:table-cell table:formula="of:=[.D263]" office:value-type="float" office:value="0.954529" calcext:value-type="float">
            <text:p>0.9545</text:p>
          </table:table-cell>
          <table:table-cell office:value-type="float" office:value="3.73048831073" calcext:value-type="float">
            <text:p>3.7305</text:p>
          </table:table-cell>
          <table:table-cell office:value-type="float" office:value="0.108353103827" calcext:value-type="float">
            <text:p>0.1084</text:p>
          </table:table-cell>
          <table:table-cell table:style-name="ce33" office:value-type="float" office:value="0.108353103827" calcext:value-type="float">
            <text:p>0.1084</text:p>
          </table:table-cell>
          <table:table-cell table:style-name="ce39" table:formula="of:=[.D263]" office:value-type="float" office:value="0.954529" calcext:value-type="float">
            <text:p>0.9545</text:p>
          </table:table-cell>
          <table:table-cell table:style-name="ce39" table:formula="of:=SQRT([.I263])" office:value-type="float" office:value="1.93144720630153" calcext:value-type="float">
            <text:p>1.9314</text:p>
          </table:table-cell>
          <table:table-cell table:style-name="ce39" table:formula="of:=0.5*[.J263]/SQRT([.I263])" office:value-type="float" office:value="0.0280497192658146" calcext:value-type="float">
            <text:p>0.0280</text:p>
          </table:table-cell>
          <table:table-cell/>
          <table:table-cell table:style-name="ce33" office:value-type="float" office:value="0.9545" calcext:value-type="float">
            <text:p>0.9545</text:p>
          </table:table-cell>
          <table:table-cell table:style-name="ce33" office:value-type="float" office:value="74.6871448138" calcext:value-type="float">
            <text:p>74.6871</text:p>
          </table:table-cell>
          <table:table-cell table:number-columns-repeated="2" table:style-name="ce33" office:value-type="float" office:value="2.11983168178" calcext:value-type="float">
            <text:p>2.1198</text:p>
          </table:table-cell>
          <table:table-cell table:number-columns-repeated="1005"/>
        </table:table-row>
        <table:table-row table:style-name="ro1">
          <table:table-cell table:style-name="ce33" office:value-type="float" office:value="0.978" calcext:value-type="float">
            <text:p>0.9780</text:p>
          </table:table-cell>
          <table:table-cell table:style-name="ce33" office:value-type="float" office:value="0.98" calcext:value-type="float">
            <text:p>0.9800</text:p>
          </table:table-cell>
          <table:table-cell table:style-name="ce33" table:formula="of:=[.A264]+([.B264]-[.A264])/2" office:value-type="float" office:value="0.979" calcext:value-type="float">
            <text:p>0.9790</text:p>
          </table:table-cell>
          <table:table-cell table:formula="of:=[.C264]*[.C264]" office:value-type="float" office:value="0.958441" calcext:value-type="float">
            <text:p>0.9584</text:p>
          </table:table-cell>
          <table:table-cell table:style-name="ce58" office:value-type="float" office:value="73.994051" calcext:value-type="float">
            <text:p>73.99405</text:p>
          </table:table-cell>
          <table:table-cell table:style-name="ce58" office:value-type="float" office:value="2.12724" calcext:value-type="float">
            <text:p>2.12724</text:p>
          </table:table-cell>
          <table:table-cell/>
          <table:table-cell table:formula="of:=[.D264]" office:value-type="float" office:value="0.958441" calcext:value-type="float">
            <text:p>0.9584</text:p>
          </table:table-cell>
          <table:table-cell office:value-type="float" office:value="3.78497854426" calcext:value-type="float">
            <text:p>3.7850</text:p>
          </table:table-cell>
          <table:table-cell office:value-type="float" office:value="0.111426462327" calcext:value-type="float">
            <text:p>0.1114</text:p>
          </table:table-cell>
          <table:table-cell table:style-name="ce33" office:value-type="float" office:value="0.111426462327" calcext:value-type="float">
            <text:p>0.1114</text:p>
          </table:table-cell>
          <table:table-cell table:style-name="ce39" table:formula="of:=[.D264]" office:value-type="float" office:value="0.958441" calcext:value-type="float">
            <text:p>0.9584</text:p>
          </table:table-cell>
          <table:table-cell table:style-name="ce39" table:formula="of:=SQRT([.I264])" office:value-type="float" office:value="1.94550213165136" calcext:value-type="float">
            <text:p>1.9455</text:p>
          </table:table-cell>
          <table:table-cell table:style-name="ce39" table:formula="of:=0.5*[.J264]/SQRT([.I264])" office:value-type="float" office:value="0.0286369417216778" calcext:value-type="float">
            <text:p>0.0286</text:p>
          </table:table-cell>
          <table:table-cell/>
          <table:table-cell table:style-name="ce33" office:value-type="float" office:value="0.9584" calcext:value-type="float">
            <text:p>0.9584</text:p>
          </table:table-cell>
          <table:table-cell table:style-name="ce33" office:value-type="float" office:value="75.5106692823" calcext:value-type="float">
            <text:p>75.5107</text:p>
          </table:table-cell>
          <table:table-cell table:number-columns-repeated="2" table:style-name="ce33" office:value-type="float" office:value="2.17146674124" calcext:value-type="float">
            <text:p>2.1715</text:p>
          </table:table-cell>
          <table:table-cell table:number-columns-repeated="1005"/>
        </table:table-row>
        <table:table-row table:style-name="ro1">
          <table:table-cell table:style-name="ce33" office:value-type="float" office:value="0.98" calcext:value-type="float">
            <text:p>0.9800</text:p>
          </table:table-cell>
          <table:table-cell table:style-name="ce33" office:value-type="float" office:value="0.982" calcext:value-type="float">
            <text:p>0.9820</text:p>
          </table:table-cell>
          <table:table-cell table:style-name="ce33" table:formula="of:=[.A265]+([.B265]-[.A265])/2" office:value-type="float" office:value="0.981" calcext:value-type="float">
            <text:p>0.9810</text:p>
          </table:table-cell>
          <table:table-cell table:formula="of:=[.C265]*[.C265]" office:value-type="float" office:value="0.962361" calcext:value-type="float">
            <text:p>0.9624</text:p>
          </table:table-cell>
          <table:table-cell table:style-name="ce58" office:value-type="float" office:value="70.701879" calcext:value-type="float">
            <text:p>70.70188</text:p>
          </table:table-cell>
          <table:table-cell table:style-name="ce58" office:value-type="float" office:value="1.96335" calcext:value-type="float">
            <text:p>1.96335</text:p>
          </table:table-cell>
          <table:table-cell/>
          <table:table-cell table:formula="of:=[.D265]" office:value-type="float" office:value="0.962361" calcext:value-type="float">
            <text:p>0.9624</text:p>
          </table:table-cell>
          <table:table-cell office:value-type="float" office:value="3.62695688183" calcext:value-type="float">
            <text:p>3.6270</text:p>
          </table:table-cell>
          <table:table-cell office:value-type="float" office:value="0.103294772754" calcext:value-type="float">
            <text:p>0.1033</text:p>
          </table:table-cell>
          <table:table-cell table:style-name="ce33" office:value-type="float" office:value="0.103294772754" calcext:value-type="float">
            <text:p>0.1033</text:p>
          </table:table-cell>
          <table:table-cell table:style-name="ce39" table:formula="of:=[.D265]" office:value-type="float" office:value="0.962361" calcext:value-type="float">
            <text:p>0.9624</text:p>
          </table:table-cell>
          <table:table-cell table:style-name="ce39" table:formula="of:=SQRT([.I265])" office:value-type="float" office:value="1.90445710947503" calcext:value-type="float">
            <text:p>1.9045</text:p>
          </table:table-cell>
          <table:table-cell table:style-name="ce39" table:formula="of:=0.5*[.J265]/SQRT([.I265])" office:value-type="float" office:value="0.0271192173979894" calcext:value-type="float">
            <text:p>0.0271</text:p>
          </table:table-cell>
          <table:table-cell/>
          <table:table-cell table:style-name="ce33" office:value-type="float" office:value="0.9624" calcext:value-type="float">
            <text:p>0.9624</text:p>
          </table:table-cell>
          <table:table-cell table:style-name="ce33" office:value-type="float" office:value="72.0971416596" calcext:value-type="float">
            <text:p>72.0971</text:p>
          </table:table-cell>
          <table:table-cell table:number-columns-repeated="2" table:style-name="ce33" office:value-type="float" office:value="2.00275047497" calcext:value-type="float">
            <text:p>2.0028</text:p>
          </table:table-cell>
          <table:table-cell table:number-columns-repeated="1005"/>
        </table:table-row>
        <table:table-row table:style-name="ro1">
          <table:table-cell table:style-name="ce33" office:value-type="float" office:value="0.982" calcext:value-type="float">
            <text:p>0.9820</text:p>
          </table:table-cell>
          <table:table-cell table:style-name="ce33" office:value-type="float" office:value="0.984" calcext:value-type="float">
            <text:p>0.9840</text:p>
          </table:table-cell>
          <table:table-cell table:style-name="ce33" table:formula="of:=[.A266]+([.B266]-[.A266])/2" office:value-type="float" office:value="0.983" calcext:value-type="float">
            <text:p>0.9830</text:p>
          </table:table-cell>
          <table:table-cell table:formula="of:=[.C266]*[.C266]" office:value-type="float" office:value="0.966289" calcext:value-type="float">
            <text:p>0.9663</text:p>
          </table:table-cell>
          <table:table-cell table:style-name="ce58" office:value-type="float" office:value="71.929559" calcext:value-type="float">
            <text:p>71.92956</text:p>
          </table:table-cell>
          <table:table-cell table:style-name="ce58" office:value-type="float" office:value="1.81812" calcext:value-type="float">
            <text:p>1.81812</text:p>
          </table:table-cell>
          <table:table-cell/>
          <table:table-cell table:formula="of:=[.D266]" office:value-type="float" office:value="0.966289" calcext:value-type="float">
            <text:p>0.9663</text:p>
          </table:table-cell>
          <table:table-cell office:value-type="float" office:value="3.69992825548" calcext:value-type="float">
            <text:p>3.6999</text:p>
          </table:table-cell>
          <table:table-cell office:value-type="float" office:value="0.0962961061447" calcext:value-type="float">
            <text:p>0.0963</text:p>
          </table:table-cell>
          <table:table-cell table:style-name="ce33" office:value-type="float" office:value="0.0962961061447" calcext:value-type="float">
            <text:p>0.0963</text:p>
          </table:table-cell>
          <table:table-cell table:style-name="ce39" table:formula="of:=[.D266]" office:value-type="float" office:value="0.966289" calcext:value-type="float">
            <text:p>0.9663</text:p>
          </table:table-cell>
          <table:table-cell table:style-name="ce39" table:formula="of:=SQRT([.I266])" office:value-type="float" office:value="1.92351975697678" calcext:value-type="float">
            <text:p>1.9235</text:p>
          </table:table-cell>
          <table:table-cell table:style-name="ce39" table:formula="of:=0.5*[.J266]/SQRT([.I266])" office:value-type="float" office:value="0.0250312235669599" calcext:value-type="float">
            <text:p>0.0250</text:p>
          </table:table-cell>
          <table:table-cell/>
          <table:table-cell table:style-name="ce33" office:value-type="float" office:value="0.9663" calcext:value-type="float">
            <text:p>0.9663</text:p>
          </table:table-cell>
          <table:table-cell table:style-name="ce33" office:value-type="float" office:value="73.2899078851" calcext:value-type="float">
            <text:p>73.2899</text:p>
          </table:table-cell>
          <table:table-cell table:number-columns-repeated="2" table:style-name="ce33" office:value-type="float" office:value="1.85332018948" calcext:value-type="float">
            <text:p>1.8533</text:p>
          </table:table-cell>
          <table:table-cell table:number-columns-repeated="1005"/>
        </table:table-row>
        <table:table-row table:style-name="ro1">
          <table:table-cell table:style-name="ce33" office:value-type="float" office:value="0.984" calcext:value-type="float">
            <text:p>0.9840</text:p>
          </table:table-cell>
          <table:table-cell table:style-name="ce33" office:value-type="float" office:value="0.986" calcext:value-type="float">
            <text:p>0.9860</text:p>
          </table:table-cell>
          <table:table-cell table:style-name="ce33" table:formula="of:=[.A267]+([.B267]-[.A267])/2" office:value-type="float" office:value="0.985" calcext:value-type="float">
            <text:p>0.9850</text:p>
          </table:table-cell>
          <table:table-cell table:formula="of:=[.C267]*[.C267]" office:value-type="float" office:value="0.970225" calcext:value-type="float">
            <text:p>0.9702</text:p>
          </table:table-cell>
          <table:table-cell table:style-name="ce58" office:value-type="float" office:value="67.170744" calcext:value-type="float">
            <text:p>67.17074</text:p>
          </table:table-cell>
          <table:table-cell table:style-name="ce58" office:value-type="float" office:value="2.18207" calcext:value-type="float">
            <text:p>2.18207</text:p>
          </table:table-cell>
          <table:table-cell/>
          <table:table-cell table:formula="of:=[.D267]" office:value-type="float" office:value="0.970225" calcext:value-type="float">
            <text:p>0.9702</text:p>
          </table:table-cell>
          <table:table-cell office:value-type="float" office:value="3.46397846544" calcext:value-type="float">
            <text:p>3.4640</text:p>
          </table:table-cell>
          <table:table-cell office:value-type="float" office:value="0.11526513279" calcext:value-type="float">
            <text:p>0.1153</text:p>
          </table:table-cell>
          <table:table-cell table:style-name="ce33" office:value-type="float" office:value="0.11526513279" calcext:value-type="float">
            <text:p>0.1153</text:p>
          </table:table-cell>
          <table:table-cell table:style-name="ce39" table:formula="of:=[.D267]" office:value-type="float" office:value="0.970225" calcext:value-type="float">
            <text:p>0.9702</text:p>
          </table:table-cell>
          <table:table-cell table:style-name="ce39" table:formula="of:=SQRT([.I267])" office:value-type="float" office:value="1.86117663466958" calcext:value-type="float">
            <text:p>1.8612</text:p>
          </table:table-cell>
          <table:table-cell table:style-name="ce39" table:formula="of:=0.5*[.J267]/SQRT([.I267])" office:value-type="float" office:value="0.0309656618944346" calcext:value-type="float">
            <text:p>0.0310</text:p>
          </table:table-cell>
          <table:table-cell/>
          <table:table-cell table:style-name="ce33" office:value-type="float" office:value="0.9702" calcext:value-type="float">
            <text:p>0.9702</text:p>
          </table:table-cell>
          <table:table-cell table:style-name="ce33" office:value-type="float" office:value="68.376427503" calcext:value-type="float">
            <text:p>68.3764</text:p>
          </table:table-cell>
          <table:table-cell table:number-columns-repeated="2" table:style-name="ce33" office:value-type="float" office:value="2.22189388065" calcext:value-type="float">
            <text:p>2.2219</text:p>
          </table:table-cell>
          <table:table-cell table:number-columns-repeated="1005"/>
        </table:table-row>
        <table:table-row table:style-name="ro1">
          <table:table-cell table:style-name="ce33" office:value-type="float" office:value="0.986" calcext:value-type="float">
            <text:p>0.9860</text:p>
          </table:table-cell>
          <table:table-cell table:style-name="ce33" office:value-type="float" office:value="0.988" calcext:value-type="float">
            <text:p>0.9880</text:p>
          </table:table-cell>
          <table:table-cell table:style-name="ce33" table:formula="of:=[.A268]+([.B268]-[.A268])/2" office:value-type="float" office:value="0.987" calcext:value-type="float">
            <text:p>0.9870</text:p>
          </table:table-cell>
          <table:table-cell table:formula="of:=[.C268]*[.C268]" office:value-type="float" office:value="0.974169" calcext:value-type="float">
            <text:p>0.9742</text:p>
          </table:table-cell>
          <table:table-cell table:style-name="ce58" office:value-type="float" office:value="68.830916" calcext:value-type="float">
            <text:p>68.83092</text:p>
          </table:table-cell>
          <table:table-cell table:style-name="ce58" office:value-type="float" office:value="1.97739" calcext:value-type="float">
            <text:p>1.97739</text:p>
          </table:table-cell>
          <table:table-cell/>
          <table:table-cell table:formula="of:=[.D268]" office:value-type="float" office:value="0.974169" calcext:value-type="float">
            <text:p>0.9742</text:p>
          </table:table-cell>
          <table:table-cell office:value-type="float" office:value="3.55852304748" calcext:value-type="float">
            <text:p>3.5585</text:p>
          </table:table-cell>
          <table:table-cell office:value-type="float" office:value="0.105183173833" calcext:value-type="float">
            <text:p>0.1052</text:p>
          </table:table-cell>
          <table:table-cell table:style-name="ce33" office:value-type="float" office:value="0.105183173833" calcext:value-type="float">
            <text:p>0.1052</text:p>
          </table:table-cell>
          <table:table-cell table:style-name="ce39" table:formula="of:=[.D268]" office:value-type="float" office:value="0.974169" calcext:value-type="float">
            <text:p>0.9742</text:p>
          </table:table-cell>
          <table:table-cell table:style-name="ce39" table:formula="of:=SQRT([.I268])" office:value-type="float" office:value="1.8864047941733" calcext:value-type="float">
            <text:p>1.8864</text:p>
          </table:table-cell>
          <table:table-cell table:style-name="ce39" table:formula="of:=0.5*[.J268]/SQRT([.I268])" office:value-type="float" office:value="0.0278792691149557" calcext:value-type="float">
            <text:p>0.0279</text:p>
          </table:table-cell>
          <table:table-cell/>
          <table:table-cell table:style-name="ce33" office:value-type="float" office:value="0.9742" calcext:value-type="float">
            <text:p>0.9742</text:p>
          </table:table-cell>
          <table:table-cell table:style-name="ce33" office:value-type="float" office:value="69.9918844523" calcext:value-type="float">
            <text:p>69.9919</text:p>
          </table:table-cell>
          <table:table-cell table:number-columns-repeated="2" table:style-name="ce33" office:value-type="float" office:value="2.01158121802" calcext:value-type="float">
            <text:p>2.0116</text:p>
          </table:table-cell>
          <table:table-cell table:number-columns-repeated="1005"/>
        </table:table-row>
        <table:table-row table:style-name="ro1">
          <table:table-cell table:style-name="ce33" office:value-type="float" office:value="0.988" calcext:value-type="float">
            <text:p>0.9880</text:p>
          </table:table-cell>
          <table:table-cell table:style-name="ce33" office:value-type="float" office:value="0.99" calcext:value-type="float">
            <text:p>0.9900</text:p>
          </table:table-cell>
          <table:table-cell table:style-name="ce33" table:formula="of:=[.A269]+([.B269]-[.A269])/2" office:value-type="float" office:value="0.989" calcext:value-type="float">
            <text:p>0.9890</text:p>
          </table:table-cell>
          <table:table-cell table:formula="of:=[.C269]*[.C269]" office:value-type="float" office:value="0.978121" calcext:value-type="float">
            <text:p>0.9781</text:p>
          </table:table-cell>
          <table:table-cell table:style-name="ce58" office:value-type="float" office:value="64.377547" calcext:value-type="float">
            <text:p>64.37755</text:p>
          </table:table-cell>
          <table:table-cell table:style-name="ce58" office:value-type="float" office:value="1.90782" calcext:value-type="float">
            <text:p>1.90782</text:p>
          </table:table-cell>
          <table:table-cell/>
          <table:table-cell table:formula="of:=[.D269]" office:value-type="float" office:value="0.978121" calcext:value-type="float">
            <text:p>0.9781</text:p>
          </table:table-cell>
          <table:table-cell office:value-type="float" office:value="3.33585727249" calcext:value-type="float">
            <text:p>3.3359</text:p>
          </table:table-cell>
          <table:table-cell office:value-type="float" office:value="0.1018915064" calcext:value-type="float">
            <text:p>0.1019</text:p>
          </table:table-cell>
          <table:table-cell table:style-name="ce33" office:value-type="float" office:value="0.1018915064" calcext:value-type="float">
            <text:p>0.1019</text:p>
          </table:table-cell>
          <table:table-cell table:style-name="ce39" table:formula="of:=[.D269]" office:value-type="float" office:value="0.978121" calcext:value-type="float">
            <text:p>0.9781</text:p>
          </table:table-cell>
          <table:table-cell table:style-name="ce39" table:formula="of:=SQRT([.I269])" office:value-type="float" office:value="1.82643293676226" calcext:value-type="float">
            <text:p>1.8264</text:p>
          </table:table-cell>
          <table:table-cell table:style-name="ce39" table:formula="of:=0.5*[.J269]/SQRT([.I269])" office:value-type="float" office:value="0.0278935799801729" calcext:value-type="float">
            <text:p>0.0279</text:p>
          </table:table-cell>
          <table:table-cell/>
          <table:table-cell table:style-name="ce33" office:value-type="float" office:value="0.9781" calcext:value-type="float">
            <text:p>0.9781</text:p>
          </table:table-cell>
          <table:table-cell table:style-name="ce33" office:value-type="float" office:value="65.3846810081" calcext:value-type="float">
            <text:p>65.3847</text:p>
          </table:table-cell>
          <table:table-cell table:number-columns-repeated="2" table:style-name="ce33" office:value-type="float" office:value="1.9385784279" calcext:value-type="float">
            <text:p>1.9386</text:p>
          </table:table-cell>
          <table:table-cell table:number-columns-repeated="1005"/>
        </table:table-row>
        <table:table-row table:style-name="ro1">
          <table:table-cell table:style-name="ce33" office:value-type="float" office:value="0.99" calcext:value-type="float">
            <text:p>0.9900</text:p>
          </table:table-cell>
          <table:table-cell table:style-name="ce33" office:value-type="float" office:value="0.992" calcext:value-type="float">
            <text:p>0.9920</text:p>
          </table:table-cell>
          <table:table-cell table:style-name="ce33" table:formula="of:=[.A270]+([.B270]-[.A270])/2" office:value-type="float" office:value="0.991" calcext:value-type="float">
            <text:p>0.9910</text:p>
          </table:table-cell>
          <table:table-cell table:formula="of:=[.C270]*[.C270]" office:value-type="float" office:value="0.982081" calcext:value-type="float">
            <text:p>0.9821</text:p>
          </table:table-cell>
          <table:table-cell table:style-name="ce58" office:value-type="float" office:value="66.503185" calcext:value-type="float">
            <text:p>66.50319</text:p>
          </table:table-cell>
          <table:table-cell table:style-name="ce58" office:value-type="float" office:value="2.15347" calcext:value-type="float">
            <text:p>2.15347</text:p>
          </table:table-cell>
          <table:table-cell/>
          <table:table-cell table:formula="of:=[.D270]" office:value-type="float" office:value="0.982081" calcext:value-type="float">
            <text:p>0.9821</text:p>
          </table:table-cell>
          <table:table-cell office:value-type="float" office:value="3.45348956479" calcext:value-type="float">
            <text:p>3.4535</text:p>
          </table:table-cell>
          <table:table-cell office:value-type="float" office:value="0.115176974597" calcext:value-type="float">
            <text:p>0.1152</text:p>
          </table:table-cell>
          <table:table-cell table:style-name="ce33" office:value-type="float" office:value="0.115176974597" calcext:value-type="float">
            <text:p>0.1152</text:p>
          </table:table-cell>
          <table:table-cell table:style-name="ce39" table:formula="of:=[.D270]" office:value-type="float" office:value="0.982081" calcext:value-type="float">
            <text:p>0.9821</text:p>
          </table:table-cell>
          <table:table-cell table:style-name="ce39" table:formula="of:=SQRT([.I270])" office:value-type="float" office:value="1.85835668395225" calcext:value-type="float">
            <text:p>1.8584</text:p>
          </table:table-cell>
          <table:table-cell table:style-name="ce39" table:formula="of:=0.5*[.J270]/SQRT([.I270])" office:value-type="float" office:value="0.0309889311324369" calcext:value-type="float">
            <text:p>0.0310</text:p>
          </table:table-cell>
          <table:table-cell/>
          <table:table-cell table:style-name="ce33" office:value-type="float" office:value="0.9821" calcext:value-type="float">
            <text:p>0.9821</text:p>
          </table:table-cell>
          <table:table-cell table:style-name="ce33" office:value-type="float" office:value="67.4502974739" calcext:value-type="float">
            <text:p>67.4503</text:p>
          </table:table-cell>
          <table:table-cell table:number-columns-repeated="2" table:style-name="ce33" office:value-type="float" office:value="2.18511731588" calcext:value-type="float">
            <text:p>2.1851</text:p>
          </table:table-cell>
          <table:table-cell table:number-columns-repeated="1005"/>
        </table:table-row>
        <table:table-row table:style-name="ro1">
          <table:table-cell table:style-name="ce33" office:value-type="float" office:value="0.992" calcext:value-type="float">
            <text:p>0.9920</text:p>
          </table:table-cell>
          <table:table-cell table:style-name="ce33" office:value-type="float" office:value="0.994" calcext:value-type="float">
            <text:p>0.9940</text:p>
          </table:table-cell>
          <table:table-cell table:style-name="ce33" table:formula="of:=[.A271]+([.B271]-[.A271])/2" office:value-type="float" office:value="0.993" calcext:value-type="float">
            <text:p>0.9930</text:p>
          </table:table-cell>
          <table:table-cell table:formula="of:=[.C271]*[.C271]" office:value-type="float" office:value="0.986049" calcext:value-type="float">
            <text:p>0.9860</text:p>
          </table:table-cell>
          <table:table-cell table:style-name="ce58" office:value-type="float" office:value="63.608559" calcext:value-type="float">
            <text:p>63.60856</text:p>
          </table:table-cell>
          <table:table-cell table:style-name="ce58" office:value-type="float" office:value="1.71685" calcext:value-type="float">
            <text:p>1.71685</text:p>
          </table:table-cell>
          <table:table-cell/>
          <table:table-cell table:formula="of:=[.D271]" office:value-type="float" office:value="0.986049" calcext:value-type="float">
            <text:p>0.9860</text:p>
          </table:table-cell>
          <table:table-cell office:value-type="float" office:value="3.30981716511" calcext:value-type="float">
            <text:p>3.3098</text:p>
          </table:table-cell>
          <table:table-cell office:value-type="float" office:value="0.0928079446772" calcext:value-type="float">
            <text:p>0.0928</text:p>
          </table:table-cell>
          <table:table-cell table:style-name="ce33" office:value-type="float" office:value="0.0928079446772" calcext:value-type="float">
            <text:p>0.0928</text:p>
          </table:table-cell>
          <table:table-cell table:style-name="ce39" table:formula="of:=[.D271]" office:value-type="float" office:value="0.986049" calcext:value-type="float">
            <text:p>0.9860</text:p>
          </table:table-cell>
          <table:table-cell table:style-name="ce39" table:formula="of:=SQRT([.I271])" office:value-type="float" office:value="1.8192902916" calcext:value-type="float">
            <text:p>1.8193</text:p>
          </table:table-cell>
          <table:table-cell table:style-name="ce39" table:formula="of:=0.5*[.J271]/SQRT([.I271])" office:value-type="float" office:value="0.0255066344018081" calcext:value-type="float">
            <text:p>0.0255</text:p>
          </table:table-cell>
          <table:table-cell/>
          <table:table-cell table:style-name="ce33" office:value-type="float" office:value="0.986" calcext:value-type="float">
            <text:p>0.9860</text:p>
          </table:table-cell>
          <table:table-cell table:style-name="ce33" office:value-type="float" office:value="64.4214557994" calcext:value-type="float">
            <text:p>64.4215</text:p>
          </table:table-cell>
          <table:table-cell table:number-columns-repeated="2" table:style-name="ce33" office:value-type="float" office:value="1.74010432375" calcext:value-type="float">
            <text:p>1.7401</text:p>
          </table:table-cell>
          <table:table-cell table:number-columns-repeated="1005"/>
        </table:table-row>
        <table:table-row table:style-name="ro1">
          <table:table-cell table:style-name="ce33" office:value-type="float" office:value="0.994" calcext:value-type="float">
            <text:p>0.9940</text:p>
          </table:table-cell>
          <table:table-cell table:style-name="ce33" office:value-type="float" office:value="0.996" calcext:value-type="float">
            <text:p>0.9960</text:p>
          </table:table-cell>
          <table:table-cell table:style-name="ce33" table:formula="of:=[.A272]+([.B272]-[.A272])/2" office:value-type="float" office:value="0.995" calcext:value-type="float">
            <text:p>0.9950</text:p>
          </table:table-cell>
          <table:table-cell table:formula="of:=[.C272]*[.C272]" office:value-type="float" office:value="0.990025" calcext:value-type="float">
            <text:p>0.9900</text:p>
          </table:table-cell>
          <table:table-cell table:style-name="ce58" office:value-type="float" office:value="63.428928" calcext:value-type="float">
            <text:p>63.42893</text:p>
          </table:table-cell>
          <table:table-cell table:style-name="ce58" office:value-type="float" office:value="1.69409" calcext:value-type="float">
            <text:p>1.69409</text:p>
          </table:table-cell>
          <table:table-cell/>
          <table:table-cell table:formula="of:=[.D272]" office:value-type="float" office:value="0.990025" calcext:value-type="float">
            <text:p>0.9900</text:p>
          </table:table-cell>
          <table:table-cell office:value-type="float" office:value="3.30663896888" calcext:value-type="float">
            <text:p>3.3066</text:p>
          </table:table-cell>
          <table:table-cell office:value-type="float" office:value="0.0921155672645" calcext:value-type="float">
            <text:p>0.0921</text:p>
          </table:table-cell>
          <table:table-cell table:style-name="ce33" office:value-type="float" office:value="0.0921155672645" calcext:value-type="float">
            <text:p>0.0921</text:p>
          </table:table-cell>
          <table:table-cell table:style-name="ce39" table:formula="of:=[.D272]" office:value-type="float" office:value="0.990025" calcext:value-type="float">
            <text:p>0.9900</text:p>
          </table:table-cell>
          <table:table-cell table:style-name="ce39" table:formula="of:=SQRT([.I272])" office:value-type="float" office:value="1.81841661037288" calcext:value-type="float">
            <text:p>1.8184</text:p>
          </table:table-cell>
          <table:table-cell table:style-name="ce39" table:formula="of:=0.5*[.J272]/SQRT([.I272])" office:value-type="float" office:value="0.0253285101827163" calcext:value-type="float">
            <text:p>0.0253</text:p>
          </table:table-cell>
          <table:table-cell/>
          <table:table-cell table:style-name="ce33" office:value-type="float" office:value="0.99" calcext:value-type="float">
            <text:p>0.9900</text:p>
          </table:table-cell>
          <table:table-cell table:style-name="ce33" office:value-type="float" office:value="64.1328946426" calcext:value-type="float">
            <text:p>64.1329</text:p>
          </table:table-cell>
          <table:table-cell table:number-columns-repeated="2" table:style-name="ce33" office:value-type="float" office:value="1.71447693094" calcext:value-type="float">
            <text:p>1.7145</text:p>
          </table:table-cell>
          <table:table-cell table:number-columns-repeated="1005"/>
        </table:table-row>
        <table:table-row table:style-name="ro1">
          <table:table-cell table:style-name="ce33" office:value-type="float" office:value="0.996" calcext:value-type="float">
            <text:p>0.9960</text:p>
          </table:table-cell>
          <table:table-cell table:style-name="ce33" office:value-type="float" office:value="0.998" calcext:value-type="float">
            <text:p>0.9980</text:p>
          </table:table-cell>
          <table:table-cell table:style-name="ce33" table:formula="of:=[.A273]+([.B273]-[.A273])/2" office:value-type="float" office:value="0.997" calcext:value-type="float">
            <text:p>0.9970</text:p>
          </table:table-cell>
          <table:table-cell table:formula="of:=[.C273]*[.C273]" office:value-type="float" office:value="0.994009" calcext:value-type="float">
            <text:p>0.9940</text:p>
          </table:table-cell>
          <table:table-cell table:style-name="ce58" office:value-type="float" office:value="61.821967" calcext:value-type="float">
            <text:p>61.82197</text:p>
          </table:table-cell>
          <table:table-cell table:style-name="ce58" office:value-type="float" office:value="1.81624" calcext:value-type="float">
            <text:p>1.81624</text:p>
          </table:table-cell>
          <table:table-cell/>
          <table:table-cell table:formula="of:=[.D273]" office:value-type="float" office:value="0.994009" calcext:value-type="float">
            <text:p>0.9940</text:p>
          </table:table-cell>
          <table:table-cell office:value-type="float" office:value="3.22827010116" calcext:value-type="float">
            <text:p>3.2283</text:p>
          </table:table-cell>
          <table:table-cell office:value-type="float" office:value="0.0988756800445" calcext:value-type="float">
            <text:p>0.0989</text:p>
          </table:table-cell>
          <table:table-cell table:style-name="ce33" office:value-type="float" office:value="0.0988756800445" calcext:value-type="float">
            <text:p>0.0989</text:p>
          </table:table-cell>
          <table:table-cell table:style-name="ce39" table:formula="of:=[.D273]" office:value-type="float" office:value="0.994009" calcext:value-type="float">
            <text:p>0.9940</text:p>
          </table:table-cell>
          <table:table-cell table:style-name="ce39" table:formula="of:=SQRT([.I273])" office:value-type="float" office:value="1.79673874037379" calcext:value-type="float">
            <text:p>1.7967</text:p>
          </table:table-cell>
          <table:table-cell table:style-name="ce39" table:formula="of:=0.5*[.J273]/SQRT([.I273])" office:value-type="float" office:value="0.0275153192344286" calcext:value-type="float">
            <text:p>0.0275</text:p>
          </table:table-cell>
          <table:table-cell/>
          <table:table-cell table:style-name="ce33" office:value-type="float" office:value="0.994" calcext:value-type="float">
            <text:p>0.9940</text:p>
          </table:table-cell>
          <table:table-cell table:style-name="ce33" office:value-type="float" office:value="62.3931128433" calcext:value-type="float">
            <text:p>62.3931</text:p>
          </table:table-cell>
          <table:table-cell table:number-columns-repeated="2" table:style-name="ce33" office:value-type="float" office:value="1.83467650849" calcext:value-type="float">
            <text:p>1.8347</text:p>
          </table:table-cell>
          <table:table-cell table:number-columns-repeated="1005"/>
        </table:table-row>
        <table:table-row table:style-name="ro1">
          <table:table-cell table:style-name="ce33" office:value-type="float" office:value="0.998" calcext:value-type="float">
            <text:p>0.9980</text:p>
          </table:table-cell>
          <table:table-cell table:style-name="ce33" office:value-type="float" office:value="1" calcext:value-type="float">
            <text:p>1.0000</text:p>
          </table:table-cell>
          <table:table-cell table:style-name="ce33" table:formula="of:=[.A274]+([.B274]-[.A274])/2" office:value-type="float" office:value="0.999" calcext:value-type="float">
            <text:p>0.9990</text:p>
          </table:table-cell>
          <table:table-cell table:formula="of:=[.C274]*[.C274]" office:value-type="float" office:value="0.998001" calcext:value-type="float">
            <text:p>0.9980</text:p>
          </table:table-cell>
          <table:table-cell table:style-name="ce58" office:value-type="float" office:value="61.390674" calcext:value-type="float">
            <text:p>61.39067</text:p>
          </table:table-cell>
          <table:table-cell table:style-name="ce58" office:value-type="float" office:value="2.0636" calcext:value-type="float">
            <text:p>2.06360</text:p>
          </table:table-cell>
          <table:table-cell/>
          <table:table-cell table:formula="of:=[.D274]" office:value-type="float" office:value="0.998001" calcext:value-type="float">
            <text:p>0.9980</text:p>
          </table:table-cell>
          <table:table-cell office:value-type="float" office:value="3.20967767476" calcext:value-type="float">
            <text:p>3.2097</text:p>
          </table:table-cell>
          <table:table-cell office:value-type="float" office:value="0.112479551858" calcext:value-type="float">
            <text:p>0.1125</text:p>
          </table:table-cell>
          <table:table-cell table:style-name="ce33" office:value-type="float" office:value="0.112479551858" calcext:value-type="float">
            <text:p>0.1125</text:p>
          </table:table-cell>
          <table:table-cell table:style-name="ce39" table:formula="of:=[.D274]" office:value-type="float" office:value="0.998001" calcext:value-type="float">
            <text:p>0.9980</text:p>
          </table:table-cell>
          <table:table-cell table:style-name="ce39" table:formula="of:=SQRT([.I274])" office:value-type="float" office:value="1.79155733225593" calcext:value-type="float">
            <text:p>1.7916</text:p>
          </table:table-cell>
          <table:table-cell table:style-name="ce39" table:formula="of:=0.5*[.J274]/SQRT([.I274])" office:value-type="float" office:value="0.0313915580129287" calcext:value-type="float">
            <text:p>0.0314</text:p>
          </table:table-cell>
          <table:table-cell/>
          <table:table-cell table:style-name="ce33" office:value-type="float" office:value="0.998" calcext:value-type="float">
            <text:p>0.9980</text:p>
          </table:table-cell>
          <table:table-cell table:style-name="ce33" office:value-type="float" office:value="61.8167402586" calcext:value-type="float">
            <text:p>61.8167</text:p>
          </table:table-cell>
          <table:table-cell table:number-columns-repeated="2" table:style-name="ce33" office:value-type="float" office:value="2.07980054265" calcext:value-type="float">
            <text:p>2.0798</text:p>
          </table:table-cell>
          <table:table-cell table:number-columns-repeated="1005"/>
        </table:table-row>
        <table:table-row table:style-name="ro1">
          <table:table-cell table:style-name="ce33" office:value-type="float" office:value="1" calcext:value-type="float">
            <text:p>1.0000</text:p>
          </table:table-cell>
          <table:table-cell table:style-name="ce33" office:value-type="float" office:value="1.01" calcext:value-type="float">
            <text:p>1.0100</text:p>
          </table:table-cell>
          <table:table-cell table:style-name="ce33" table:formula="of:=[.A275]+([.B275]-[.A275])/2" office:value-type="float" office:value="1.005" calcext:value-type="float">
            <text:p>1.0050</text:p>
          </table:table-cell>
          <table:table-cell table:formula="of:=[.C275]*[.C275]" office:value-type="float" office:value="1.010025" calcext:value-type="float">
            <text:p>1.0100</text:p>
          </table:table-cell>
          <table:table-cell table:style-name="ce58" office:value-type="float" office:value="59.463172" calcext:value-type="float">
            <text:p>59.46317</text:p>
          </table:table-cell>
          <table:table-cell table:style-name="ce58" office:value-type="float" office:value="1.57942" calcext:value-type="float">
            <text:p>1.57942</text:p>
          </table:table-cell>
          <table:table-cell/>
          <table:table-cell table:formula="of:=[.D275]" office:value-type="float" office:value="1.010025" calcext:value-type="float">
            <text:p>1.0100</text:p>
          </table:table-cell>
          <table:table-cell office:value-type="float" office:value="3.10592188896" calcext:value-type="float">
            <text:p>3.1059</text:p>
          </table:table-cell>
          <table:table-cell office:value-type="float" office:value="0.0883897243529" calcext:value-type="float">
            <text:p>0.0884</text:p>
          </table:table-cell>
          <table:table-cell table:style-name="ce33" office:value-type="float" office:value="0.0883897243529" calcext:value-type="float">
            <text:p>0.0884</text:p>
          </table:table-cell>
          <table:table-cell table:style-name="ce39" table:formula="of:=[.D275]" office:value-type="float" office:value="1.010025" calcext:value-type="float">
            <text:p>1.0100</text:p>
          </table:table-cell>
          <table:table-cell table:style-name="ce39" table:formula="of:=SQRT([.I275])" office:value-type="float" office:value="1.7623625872561" calcext:value-type="float">
            <text:p>1.7624</text:p>
          </table:table-cell>
          <table:table-cell table:style-name="ce39" table:formula="of:=0.5*[.J275]/SQRT([.I275])" office:value-type="float" office:value="0.0250770542316488" calcext:value-type="float">
            <text:p>0.0251</text:p>
          </table:table-cell>
          <table:table-cell/>
          <table:table-cell table:style-name="ce33" office:value-type="float" office:value="1.01" calcext:value-type="float">
            <text:p>1.0100</text:p>
          </table:table-cell>
          <table:table-cell table:style-name="ce33" office:value-type="float" office:value="59.1969755865" calcext:value-type="float">
            <text:p>59.1970</text:p>
          </table:table-cell>
          <table:table-cell table:number-columns-repeated="2" table:style-name="ce33" office:value-type="float" office:value="1.57635509087" calcext:value-type="float">
            <text:p>1.5764</text:p>
          </table:table-cell>
          <table:table-cell table:number-columns-repeated="1005"/>
        </table:table-row>
        <table:table-row table:style-name="ro1">
          <table:table-cell table:style-name="ce33" office:value-type="float" office:value="1.01" calcext:value-type="float">
            <text:p>1.0100</text:p>
          </table:table-cell>
          <table:table-cell table:style-name="ce33" office:value-type="float" office:value="1.02" calcext:value-type="float">
            <text:p>1.0200</text:p>
          </table:table-cell>
          <table:table-cell table:style-name="ce33" table:formula="of:=[.A276]+([.B276]-[.A276])/2" office:value-type="float" office:value="1.015" calcext:value-type="float">
            <text:p>1.0150</text:p>
          </table:table-cell>
          <table:table-cell table:formula="of:=[.C276]*[.C276]" office:value-type="float" office:value="1.030225" calcext:value-type="float">
            <text:p>1.0302</text:p>
          </table:table-cell>
          <table:table-cell table:style-name="ce58" office:value-type="float" office:value="55.488399" calcext:value-type="float">
            <text:p>55.48840</text:p>
          </table:table-cell>
          <table:table-cell table:style-name="ce58" office:value-type="float" office:value="1.48186" calcext:value-type="float">
            <text:p>1.48186</text:p>
          </table:table-cell>
          <table:table-cell/>
          <table:table-cell table:formula="of:=[.D276]" office:value-type="float" office:value="1.030225" calcext:value-type="float">
            <text:p>1.0302</text:p>
          </table:table-cell>
          <table:table-cell office:value-type="float" office:value="2.78251376511" calcext:value-type="float">
            <text:p>2.7825</text:p>
          </table:table-cell>
          <table:table-cell office:value-type="float" office:value="0.0878667612809" calcext:value-type="float">
            <text:p>0.0879</text:p>
          </table:table-cell>
          <table:table-cell table:style-name="ce33" office:value-type="float" office:value="0.0878667612809" calcext:value-type="float">
            <text:p>0.0879</text:p>
          </table:table-cell>
          <table:table-cell table:style-name="ce39" table:formula="of:=[.D276]" office:value-type="float" office:value="1.030225" calcext:value-type="float">
            <text:p>1.0302</text:p>
          </table:table-cell>
          <table:table-cell table:style-name="ce39" table:formula="of:=SQRT([.I276])" office:value-type="float" office:value="1.66808685778349" calcext:value-type="float">
            <text:p>1.6681</text:p>
          </table:table-cell>
          <table:table-cell table:style-name="ce39" table:formula="of:=0.5*[.J276]/SQRT([.I276])" office:value-type="float" office:value="0.0263375857410851" calcext:value-type="float">
            <text:p>0.0263</text:p>
          </table:table-cell>
          <table:table-cell/>
          <table:table-cell table:style-name="ce33" office:value-type="float" office:value="1.0302" calcext:value-type="float">
            <text:p>1.0302</text:p>
          </table:table-cell>
          <table:table-cell table:style-name="ce33" office:value-type="float" office:value="52.1210411932" calcext:value-type="float">
            <text:p>52.1210</text:p>
          </table:table-cell>
          <table:table-cell table:number-columns-repeated="2" table:style-name="ce33" office:value-type="float" office:value="1.41490946875" calcext:value-type="float">
            <text:p>1.4149</text:p>
          </table:table-cell>
          <table:table-cell table:number-columns-repeated="1005"/>
        </table:table-row>
        <table:table-row table:style-name="ro1">
          <table:table-cell table:style-name="ce33" office:value-type="float" office:value="1.02" calcext:value-type="float">
            <text:p>1.0200</text:p>
          </table:table-cell>
          <table:table-cell table:style-name="ce33" office:value-type="float" office:value="1.03" calcext:value-type="float">
            <text:p>1.0300</text:p>
          </table:table-cell>
          <table:table-cell table:style-name="ce33" table:formula="of:=[.A277]+([.B277]-[.A277])/2" office:value-type="float" office:value="1.025" calcext:value-type="float">
            <text:p>1.0250</text:p>
          </table:table-cell>
          <table:table-cell table:formula="of:=[.C277]*[.C277]" office:value-type="float" office:value="1.050625" calcext:value-type="float">
            <text:p>1.0506</text:p>
          </table:table-cell>
          <table:table-cell table:style-name="ce58" office:value-type="float" office:value="42.674" calcext:value-type="float">
            <text:p>42.67400</text:p>
          </table:table-cell>
          <table:table-cell table:style-name="ce58" office:value-type="float" office:value="1.16288" calcext:value-type="float">
            <text:p>1.16288</text:p>
          </table:table-cell>
          <table:table-cell/>
          <table:table-cell table:formula="of:=[.D277]" office:value-type="float" office:value="1.050625" calcext:value-type="float">
            <text:p>1.0506</text:p>
          </table:table-cell>
          <table:table-cell office:value-type="float" office:value="2.5984044511" calcext:value-type="float">
            <text:p>2.5984</text:p>
          </table:table-cell>
          <table:table-cell office:value-type="float" office:value="0.0830808056791" calcext:value-type="float">
            <text:p>0.0831</text:p>
          </table:table-cell>
          <table:table-cell table:style-name="ce33" office:value-type="float" office:value="0.0830808056791" calcext:value-type="float">
            <text:p>0.0831</text:p>
          </table:table-cell>
          <table:table-cell table:style-name="ce39" table:formula="of:=[.D277]" office:value-type="float" office:value="1.050625" calcext:value-type="float">
            <text:p>1.0506</text:p>
          </table:table-cell>
          <table:table-cell table:style-name="ce39" table:formula="of:=SQRT([.I277])" office:value-type="float" office:value="1.6119567150206" calcext:value-type="float">
            <text:p>1.6120</text:p>
          </table:table-cell>
          <table:table-cell table:style-name="ce39" table:formula="of:=0.5*[.J277]/SQRT([.I277])" office:value-type="float" office:value="0.0257701726432643" calcext:value-type="float">
            <text:p>0.0258</text:p>
          </table:table-cell>
          <table:table-cell/>
          <table:table-cell table:style-name="ce33" office:value-type="float" office:value="1.0506" calcext:value-type="float">
            <text:p>1.0506</text:p>
          </table:table-cell>
          <table:table-cell table:style-name="ce33" office:value-type="float" office:value="47.8410673479" calcext:value-type="float">
            <text:p>47.8411</text:p>
          </table:table-cell>
          <table:table-cell table:number-columns-repeated="2" table:style-name="ce33" office:value-type="float" office:value="1.32312411966" calcext:value-type="float">
            <text:p>1.3231</text:p>
          </table:table-cell>
          <table:table-cell table:number-columns-repeated="1005"/>
        </table:table-row>
        <table:table-row table:style-name="ro1">
          <table:table-cell table:style-name="ce33" office:value-type="float" office:value="1.03" calcext:value-type="float">
            <text:p>1.0300</text:p>
          </table:table-cell>
          <table:table-cell table:style-name="ce33" office:value-type="float" office:value="1.04" calcext:value-type="float">
            <text:p>1.0400</text:p>
          </table:table-cell>
          <table:table-cell table:style-name="ce33" table:formula="of:=[.A278]+([.B278]-[.A278])/2" office:value-type="float" office:value="1.035" calcext:value-type="float">
            <text:p>1.0350</text:p>
          </table:table-cell>
          <table:table-cell table:formula="of:=[.C278]*[.C278]" office:value-type="float" office:value="1.071225" calcext:value-type="float">
            <text:p>1.0712</text:p>
          </table:table-cell>
          <table:table-cell table:style-name="ce58" office:value-type="float" office:value="42.760893" calcext:value-type="float">
            <text:p>42.76089</text:p>
          </table:table-cell>
          <table:table-cell table:style-name="ce58" office:value-type="float" office:value="1.29947" calcext:value-type="float">
            <text:p>1.29947</text:p>
          </table:table-cell>
          <table:table-cell/>
          <table:table-cell table:formula="of:=[.D278]" office:value-type="float" office:value="1.071225" calcext:value-type="float">
            <text:p>1.0712</text:p>
          </table:table-cell>
          <table:table-cell office:value-type="float" office:value="2.51622215754" calcext:value-type="float">
            <text:p>2.5162</text:p>
          </table:table-cell>
          <table:table-cell office:value-type="float" office:value="0.0813727863699" calcext:value-type="float">
            <text:p>0.0814</text:p>
          </table:table-cell>
          <table:table-cell table:style-name="ce33" office:value-type="float" office:value="0.0813727863699" calcext:value-type="float">
            <text:p>0.0814</text:p>
          </table:table-cell>
          <table:table-cell table:style-name="ce39" table:formula="of:=[.D278]" office:value-type="float" office:value="1.071225" calcext:value-type="float">
            <text:p>1.0712</text:p>
          </table:table-cell>
          <table:table-cell table:style-name="ce39" table:formula="of:=SQRT([.I278])" office:value-type="float" office:value="1.5862604318144" calcext:value-type="float">
            <text:p>1.5863</text:p>
          </table:table-cell>
          <table:table-cell table:style-name="ce39" table:formula="of:=0.5*[.J278]/SQRT([.I278])" office:value-type="float" office:value="0.0256492517678273" calcext:value-type="float">
            <text:p>0.0256</text:p>
          </table:table-cell>
          <table:table-cell/>
          <table:table-cell table:style-name="ce33" office:value-type="float" office:value="1.0712" calcext:value-type="float">
            <text:p>1.0712</text:p>
          </table:table-cell>
          <table:table-cell table:style-name="ce33" office:value-type="float" office:value="45.542065164" calcext:value-type="float">
            <text:p>45.5421</text:p>
          </table:table-cell>
          <table:table-cell table:number-columns-repeated="2" table:style-name="ce33" office:value-type="float" office:value="1.3868342238" calcext:value-type="float">
            <text:p>1.3868</text:p>
          </table:table-cell>
          <table:table-cell table:number-columns-repeated="1005"/>
        </table:table-row>
        <table:table-row table:style-name="ro1">
          <table:table-cell table:style-name="ce33" office:value-type="float" office:value="1.04" calcext:value-type="float">
            <text:p>1.0400</text:p>
          </table:table-cell>
          <table:table-cell table:style-name="ce33" office:value-type="float" office:value="1.05" calcext:value-type="float">
            <text:p>1.0500</text:p>
          </table:table-cell>
          <table:table-cell table:style-name="ce33" table:formula="of:=[.A279]+([.B279]-[.A279])/2" office:value-type="float" office:value="1.045" calcext:value-type="float">
            <text:p>1.0450</text:p>
          </table:table-cell>
          <table:table-cell table:formula="of:=[.C279]*[.C279]" office:value-type="float" office:value="1.092025" calcext:value-type="float">
            <text:p>1.0920</text:p>
          </table:table-cell>
          <table:table-cell table:style-name="ce58" office:value-type="float" office:value="39.759944" calcext:value-type="float">
            <text:p>39.75994</text:p>
          </table:table-cell>
          <table:table-cell table:style-name="ce58" office:value-type="float" office:value="1.19043" calcext:value-type="float">
            <text:p>1.19043</text:p>
          </table:table-cell>
          <table:table-cell/>
          <table:table-cell table:formula="of:=[.D279]" office:value-type="float" office:value="1.092025" calcext:value-type="float">
            <text:p>1.0920</text:p>
          </table:table-cell>
          <table:table-cell office:value-type="float" office:value="2.3501184757" calcext:value-type="float">
            <text:p>2.3501</text:p>
          </table:table-cell>
          <table:table-cell office:value-type="float" office:value="0.0731944933464" calcext:value-type="float">
            <text:p>0.0732</text:p>
          </table:table-cell>
          <table:table-cell table:style-name="ce33" office:value-type="float" office:value="0.0731944933464" calcext:value-type="float">
            <text:p>0.0732</text:p>
          </table:table-cell>
          <table:table-cell table:style-name="ce39" table:formula="of:=[.D279]" office:value-type="float" office:value="1.092025" calcext:value-type="float">
            <text:p>1.0920</text:p>
          </table:table-cell>
          <table:table-cell table:style-name="ce39" table:formula="of:=SQRT([.I279])" office:value-type="float" office:value="1.5330096137011" calcext:value-type="float">
            <text:p>1.5330</text:p>
          </table:table-cell>
          <table:table-cell table:style-name="ce39" table:formula="of:=0.5*[.J279]/SQRT([.I279])" office:value-type="float" office:value="0.02387280963284" calcext:value-type="float">
            <text:p>0.0239</text:p>
          </table:table-cell>
          <table:table-cell/>
          <table:table-cell table:style-name="ce33" office:value-type="float" office:value="1.092" calcext:value-type="float">
            <text:p>1.0920</text:p>
          </table:table-cell>
          <table:table-cell table:style-name="ce33" office:value-type="float" office:value="41.819042982" calcext:value-type="float">
            <text:p>41.8190</text:p>
          </table:table-cell>
          <table:table-cell table:number-columns-repeated="2" table:style-name="ce33" office:value-type="float" office:value="1.25309338802" calcext:value-type="float">
            <text:p>1.2531</text:p>
          </table:table-cell>
          <table:table-cell table:number-columns-repeated="1005"/>
        </table:table-row>
        <table:table-row table:style-name="ro1">
          <table:table-cell table:style-name="ce33" office:value-type="float" office:value="1.05" calcext:value-type="float">
            <text:p>1.0500</text:p>
          </table:table-cell>
          <table:table-cell table:style-name="ce33" office:value-type="float" office:value="1.06" calcext:value-type="float">
            <text:p>1.0600</text:p>
          </table:table-cell>
          <table:table-cell table:style-name="ce33" table:formula="of:=[.A280]+([.B280]-[.A280])/2" office:value-type="float" office:value="1.055" calcext:value-type="float">
            <text:p>1.0550</text:p>
          </table:table-cell>
          <table:table-cell table:formula="of:=[.C280]*[.C280]" office:value-type="float" office:value="1.113025" calcext:value-type="float">
            <text:p>1.1130</text:p>
          </table:table-cell>
          <table:table-cell table:style-name="ce58" office:value-type="float" office:value="36.720766" calcext:value-type="float">
            <text:p>36.72077</text:p>
          </table:table-cell>
          <table:table-cell table:style-name="ce58" office:value-type="float" office:value="1.08106" calcext:value-type="float">
            <text:p>1.08106</text:p>
          </table:table-cell>
          <table:table-cell/>
          <table:table-cell table:formula="of:=[.D280]" office:value-type="float" office:value="1.113025" calcext:value-type="float">
            <text:p>1.1130</text:p>
          </table:table-cell>
          <table:table-cell office:value-type="float" office:value="2.19523443763" calcext:value-type="float">
            <text:p>2.1952</text:p>
          </table:table-cell>
          <table:table-cell office:value-type="float" office:value="0.0665523461312" calcext:value-type="float">
            <text:p>0.0666</text:p>
          </table:table-cell>
          <table:table-cell table:style-name="ce33" office:value-type="float" office:value="0.0665523461312" calcext:value-type="float">
            <text:p>0.0666</text:p>
          </table:table-cell>
          <table:table-cell table:style-name="ce39" table:formula="of:=[.D280]" office:value-type="float" office:value="1.113025" calcext:value-type="float">
            <text:p>1.1130</text:p>
          </table:table-cell>
          <table:table-cell table:style-name="ce39" table:formula="of:=SQRT([.I280])" office:value-type="float" office:value="1.48163235575834" calcext:value-type="float">
            <text:p>1.4816</text:p>
          </table:table-cell>
          <table:table-cell table:style-name="ce39" table:formula="of:=0.5*[.J280]/SQRT([.I280])" office:value-type="float" office:value="0.0224591295784496" calcext:value-type="float">
            <text:p>0.0225</text:p>
          </table:table-cell>
          <table:table-cell/>
          <table:table-cell table:style-name="ce33" office:value-type="float" office:value="1.113" calcext:value-type="float">
            <text:p>1.1130</text:p>
          </table:table-cell>
          <table:table-cell table:style-name="ce33" office:value-type="float" office:value="38.4093065267" calcext:value-type="float">
            <text:p>38.4093</text:p>
          </table:table-cell>
          <table:table-cell table:number-columns-repeated="2" table:style-name="ce33" office:value-type="float" office:value="1.13127183896" calcext:value-type="float">
            <text:p>1.1313</text:p>
          </table:table-cell>
          <table:table-cell table:number-columns-repeated="1005"/>
        </table:table-row>
        <table:table-row table:style-name="ro1">
          <table:table-cell table:style-name="ce33" office:value-type="float" office:value="1.06" calcext:value-type="float">
            <text:p>1.0600</text:p>
          </table:table-cell>
          <table:table-cell table:style-name="ce33" office:value-type="float" office:value="1.07" calcext:value-type="float">
            <text:p>1.0700</text:p>
          </table:table-cell>
          <table:table-cell table:style-name="ce33" table:formula="of:=[.A281]+([.B281]-[.A281])/2" office:value-type="float" office:value="1.065" calcext:value-type="float">
            <text:p>1.0650</text:p>
          </table:table-cell>
          <table:table-cell table:formula="of:=[.C281]*[.C281]" office:value-type="float" office:value="1.134225" calcext:value-type="float">
            <text:p>1.1342</text:p>
          </table:table-cell>
          <table:table-cell table:style-name="ce58" office:value-type="float" office:value="34.883148" calcext:value-type="float">
            <text:p>34.88315</text:p>
          </table:table-cell>
          <table:table-cell table:style-name="ce58" office:value-type="float" office:value="1.15828" calcext:value-type="float">
            <text:p>1.15828</text:p>
          </table:table-cell>
          <table:table-cell/>
          <table:table-cell table:formula="of:=[.D281]" office:value-type="float" office:value="1.134225" calcext:value-type="float">
            <text:p>1.1342</text:p>
          </table:table-cell>
          <table:table-cell office:value-type="float" office:value="2.11350162811" calcext:value-type="float">
            <text:p>2.1135</text:p>
          </table:table-cell>
          <table:table-cell office:value-type="float" office:value="0.0717452723758" calcext:value-type="float">
            <text:p>0.0717</text:p>
          </table:table-cell>
          <table:table-cell table:style-name="ce33" office:value-type="float" office:value="0.0717452723758" calcext:value-type="float">
            <text:p>0.0717</text:p>
          </table:table-cell>
          <table:table-cell table:style-name="ce39" table:formula="of:=[.D281]" office:value-type="float" office:value="1.134225" calcext:value-type="float">
            <text:p>1.1342</text:p>
          </table:table-cell>
          <table:table-cell table:style-name="ce39" table:formula="of:=SQRT([.I281])" office:value-type="float" office:value="1.45378871508552" calcext:value-type="float">
            <text:p>1.4538</text:p>
          </table:table-cell>
          <table:table-cell table:style-name="ce39" table:formula="of:=0.5*[.J281]/SQRT([.I281])" office:value-type="float" office:value="0.0246752748976937" calcext:value-type="float">
            <text:p>0.0247</text:p>
          </table:table-cell>
          <table:table-cell/>
          <table:table-cell table:style-name="ce33" office:value-type="float" office:value="1.1342" calcext:value-type="float">
            <text:p>1.1342</text:p>
          </table:table-cell>
          <table:table-cell table:style-name="ce33" office:value-type="float" office:value="36.3646699615" calcext:value-type="float">
            <text:p>36.3647</text:p>
          </table:table-cell>
          <table:table-cell table:number-columns-repeated="2" table:style-name="ce33" office:value-type="float" office:value="1.20777434654" calcext:value-type="float">
            <text:p>1.2078</text:p>
          </table:table-cell>
          <table:table-cell table:number-columns-repeated="1005"/>
        </table:table-row>
        <table:table-row table:style-name="ro1">
          <table:table-cell table:style-name="ce33" office:value-type="float" office:value="1.07" calcext:value-type="float">
            <text:p>1.0700</text:p>
          </table:table-cell>
          <table:table-cell table:style-name="ce33" office:value-type="float" office:value="1.08" calcext:value-type="float">
            <text:p>1.0800</text:p>
          </table:table-cell>
          <table:table-cell table:style-name="ce33" table:formula="of:=[.A282]+([.B282]-[.A282])/2" office:value-type="float" office:value="1.075" calcext:value-type="float">
            <text:p>1.0750</text:p>
          </table:table-cell>
          <table:table-cell table:formula="of:=[.C282]*[.C282]" office:value-type="float" office:value="1.155625" calcext:value-type="float">
            <text:p>1.1556</text:p>
          </table:table-cell>
          <table:table-cell table:style-name="ce58" office:value-type="float" office:value="33.365702" calcext:value-type="float">
            <text:p>33.36570</text:p>
          </table:table-cell>
          <table:table-cell table:style-name="ce58" office:value-type="float" office:value="1.15134" calcext:value-type="float">
            <text:p>1.15134</text:p>
          </table:table-cell>
          <table:table-cell/>
          <table:table-cell table:formula="of:=[.D282]" office:value-type="float" office:value="1.155625" calcext:value-type="float">
            <text:p>1.1556</text:p>
          </table:table-cell>
          <table:table-cell office:value-type="float" office:value="2.05066038824" calcext:value-type="float">
            <text:p>2.0507</text:p>
          </table:table-cell>
          <table:table-cell office:value-type="float" office:value="0.0720837287978" calcext:value-type="float">
            <text:p>0.0721</text:p>
          </table:table-cell>
          <table:table-cell table:style-name="ce33" office:value-type="float" office:value="0.0720837287978" calcext:value-type="float">
            <text:p>0.0721</text:p>
          </table:table-cell>
          <table:table-cell table:style-name="ce39" table:formula="of:=[.D282]" office:value-type="float" office:value="1.155625" calcext:value-type="float">
            <text:p>1.1556</text:p>
          </table:table-cell>
          <table:table-cell table:style-name="ce39" table:formula="of:=SQRT([.I282])" office:value-type="float" office:value="1.4320127053347" calcext:value-type="float">
            <text:p>1.4320</text:p>
          </table:table-cell>
          <table:table-cell table:style-name="ce39" table:formula="of:=0.5*[.J282]/SQRT([.I282])" office:value-type="float" office:value="0.02516867641232" calcext:value-type="float">
            <text:p>0.0252</text:p>
          </table:table-cell>
          <table:table-cell/>
          <table:table-cell table:style-name="ce33" office:value-type="float" office:value="1.1556" calcext:value-type="float">
            <text:p>1.1556</text:p>
          </table:table-cell>
          <table:table-cell table:style-name="ce33" office:value-type="float" office:value="34.7010185093" calcext:value-type="float">
            <text:p>34.7010</text:p>
          </table:table-cell>
          <table:table-cell table:number-columns-repeated="2" table:style-name="ce33" office:value-type="float" office:value="1.19762644814" calcext:value-type="float">
            <text:p>1.1976</text:p>
          </table:table-cell>
          <table:table-cell table:number-columns-repeated="1005"/>
        </table:table-row>
        <table:table-row table:style-name="ro1">
          <table:table-cell table:style-name="ce33" office:value-type="float" office:value="1.08" calcext:value-type="float">
            <text:p>1.0800</text:p>
          </table:table-cell>
          <table:table-cell table:style-name="ce33" office:value-type="float" office:value="1.09" calcext:value-type="float">
            <text:p>1.0900</text:p>
          </table:table-cell>
          <table:table-cell table:style-name="ce33" table:formula="of:=[.A283]+([.B283]-[.A283])/2" office:value-type="float" office:value="1.085" calcext:value-type="float">
            <text:p>1.0850</text:p>
          </table:table-cell>
          <table:table-cell table:formula="of:=[.C283]*[.C283]" office:value-type="float" office:value="1.177225" calcext:value-type="float">
            <text:p>1.1772</text:p>
          </table:table-cell>
          <table:table-cell table:style-name="ce58" office:value-type="float" office:value="30.03311" calcext:value-type="float">
            <text:p>30.03311</text:p>
          </table:table-cell>
          <table:table-cell table:style-name="ce58" office:value-type="float" office:value="1.00221" calcext:value-type="float">
            <text:p>1.00221</text:p>
          </table:table-cell>
          <table:table-cell/>
          <table:table-cell table:formula="of:=[.D283]" office:value-type="float" office:value="1.177225" calcext:value-type="float">
            <text:p>1.1772</text:p>
          </table:table-cell>
          <table:table-cell office:value-type="float" office:value="1.87339717827" calcext:value-type="float">
            <text:p>1.8734</text:p>
          </table:table-cell>
          <table:table-cell office:value-type="float" office:value="0.0636512751413" calcext:value-type="float">
            <text:p>0.0637</text:p>
          </table:table-cell>
          <table:table-cell table:style-name="ce33" office:value-type="float" office:value="0.0636512751413" calcext:value-type="float">
            <text:p>0.0637</text:p>
          </table:table-cell>
          <table:table-cell table:style-name="ce39" table:formula="of:=[.D283]" office:value-type="float" office:value="1.177225" calcext:value-type="float">
            <text:p>1.1772</text:p>
          </table:table-cell>
          <table:table-cell table:style-name="ce39" table:formula="of:=SQRT([.I283])" office:value-type="float" office:value="1.36872100088732" calcext:value-type="float">
            <text:p>1.3687</text:p>
          </table:table-cell>
          <table:table-cell table:style-name="ce39" table:formula="of:=0.5*[.J283]/SQRT([.I283])" office:value-type="float" office:value="0.0232520999897114" calcext:value-type="float">
            <text:p>0.0233</text:p>
          </table:table-cell>
          <table:table-cell/>
          <table:table-cell table:style-name="ce33" office:value-type="float" office:value="1.1772" calcext:value-type="float">
            <text:p>1.1772</text:p>
          </table:table-cell>
          <table:table-cell table:style-name="ce33" office:value-type="float" office:value="31.1816640414" calcext:value-type="float">
            <text:p>31.1817</text:p>
          </table:table-cell>
          <table:table-cell table:number-columns-repeated="2" table:style-name="ce33" office:value-type="float" office:value="1.04070913075" calcext:value-type="float">
            <text:p>1.0407</text:p>
          </table:table-cell>
          <table:table-cell table:number-columns-repeated="1005"/>
        </table:table-row>
        <table:table-row table:style-name="ro1">
          <table:table-cell table:style-name="ce33" office:value-type="float" office:value="1.09" calcext:value-type="float">
            <text:p>1.0900</text:p>
          </table:table-cell>
          <table:table-cell table:style-name="ce33" office:value-type="float" office:value="1.1" calcext:value-type="float">
            <text:p>1.1000</text:p>
          </table:table-cell>
          <table:table-cell table:style-name="ce33" table:formula="of:=[.A284]+([.B284]-[.A284])/2" office:value-type="float" office:value="1.095" calcext:value-type="float">
            <text:p>1.0950</text:p>
          </table:table-cell>
          <table:table-cell table:formula="of:=[.C284]*[.C284]" office:value-type="float" office:value="1.199025" calcext:value-type="float">
            <text:p>1.1990</text:p>
          </table:table-cell>
          <table:table-cell table:style-name="ce58" office:value-type="float" office:value="29.611379" calcext:value-type="float">
            <text:p>29.61138</text:p>
          </table:table-cell>
          <table:table-cell table:style-name="ce58" office:value-type="float" office:value="0.978244" calcext:value-type="float">
            <text:p>0.97824</text:p>
          </table:table-cell>
          <table:table-cell/>
          <table:table-cell table:formula="of:=[.D284]" office:value-type="float" office:value="1.199025" calcext:value-type="float">
            <text:p>1.1990</text:p>
          </table:table-cell>
          <table:table-cell office:value-type="float" office:value="1.87514926828" calcext:value-type="float">
            <text:p>1.8751</text:p>
          </table:table-cell>
          <table:table-cell office:value-type="float" office:value="0.0630114661753" calcext:value-type="float">
            <text:p>0.0630</text:p>
          </table:table-cell>
          <table:table-cell table:style-name="ce33" office:value-type="float" office:value="0.0630114661753" calcext:value-type="float">
            <text:p>0.0630</text:p>
          </table:table-cell>
          <table:table-cell table:style-name="ce39" table:formula="of:=[.D284]" office:value-type="float" office:value="1.199025" calcext:value-type="float">
            <text:p>1.1990</text:p>
          </table:table-cell>
          <table:table-cell table:style-name="ce39" table:formula="of:=SQRT([.I284])" office:value-type="float" office:value="1.36936089774756" calcext:value-type="float">
            <text:p>1.3694</text:p>
          </table:table-cell>
          <table:table-cell table:style-name="ce39" table:formula="of:=0.5*[.J284]/SQRT([.I284])" office:value-type="float" office:value="0.0230076184733136" calcext:value-type="float">
            <text:p>0.0230</text:p>
          </table:table-cell>
          <table:table-cell/>
          <table:table-cell table:style-name="ce33" office:value-type="float" office:value="1.199" calcext:value-type="float">
            <text:p>1.1990</text:p>
          </table:table-cell>
          <table:table-cell table:style-name="ce33" office:value-type="float" office:value="30.7026142858" calcext:value-type="float">
            <text:p>30.7026</text:p>
          </table:table-cell>
          <table:table-cell table:number-columns-repeated="2" table:style-name="ce33" office:value-type="float" office:value="1.01443959843" calcext:value-type="float">
            <text:p>1.0144</text:p>
          </table:table-cell>
          <table:table-cell table:number-columns-repeated="1005"/>
        </table:table-row>
        <table:table-row table:style-name="ro1">
          <table:table-cell table:style-name="ce33" office:value-type="float" office:value="1.1" calcext:value-type="float">
            <text:p>1.1000</text:p>
          </table:table-cell>
          <table:table-cell table:style-name="ce33" office:value-type="float" office:value="1.11" calcext:value-type="float">
            <text:p>1.1100</text:p>
          </table:table-cell>
          <table:table-cell table:style-name="ce33" table:formula="of:=[.A285]+([.B285]-[.A285])/2" office:value-type="float" office:value="1.105" calcext:value-type="float">
            <text:p>1.1050</text:p>
          </table:table-cell>
          <table:table-cell table:formula="of:=[.C285]*[.C285]" office:value-type="float" office:value="1.221025" calcext:value-type="float">
            <text:p>1.2210</text:p>
          </table:table-cell>
          <table:table-cell table:style-name="ce58" office:value-type="float" office:value="26.338805" calcext:value-type="float">
            <text:p>26.33881</text:p>
          </table:table-cell>
          <table:table-cell table:style-name="ce58" office:value-type="float" office:value="0.945589" calcext:value-type="float">
            <text:p>0.94559</text:p>
          </table:table-cell>
          <table:table-cell/>
          <table:table-cell table:formula="of:=[.D285]" office:value-type="float" office:value="1.221025" calcext:value-type="float">
            <text:p>1.2210</text:p>
          </table:table-cell>
          <table:table-cell office:value-type="float" office:value="1.69352181651" calcext:value-type="float">
            <text:p>1.6935</text:p>
          </table:table-cell>
          <table:table-cell office:value-type="float" office:value="0.0616944138964" calcext:value-type="float">
            <text:p>0.0617</text:p>
          </table:table-cell>
          <table:table-cell table:style-name="ce33" office:value-type="float" office:value="0.0616944138964" calcext:value-type="float">
            <text:p>0.0617</text:p>
          </table:table-cell>
          <table:table-cell table:style-name="ce39" table:formula="of:=[.D285]" office:value-type="float" office:value="1.221025" calcext:value-type="float">
            <text:p>1.2210</text:p>
          </table:table-cell>
          <table:table-cell table:style-name="ce39" table:formula="of:=SQRT([.I285])" office:value-type="float" office:value="1.30135383985679" calcext:value-type="float">
            <text:p>1.3014</text:p>
          </table:table-cell>
          <table:table-cell table:style-name="ce39" table:formula="of:=0.5*[.J285]/SQRT([.I285])" office:value-type="float" office:value="0.023703935089318" calcext:value-type="float">
            <text:p>0.0237</text:p>
          </table:table-cell>
          <table:table-cell/>
          <table:table-cell table:style-name="ce33" office:value-type="float" office:value="1.221" calcext:value-type="float">
            <text:p>1.2210</text:p>
          </table:table-cell>
          <table:table-cell table:style-name="ce33" office:value-type="float" office:value="27.2802992554" calcext:value-type="float">
            <text:p>27.2803</text:p>
          </table:table-cell>
          <table:table-cell table:number-columns-repeated="2" table:style-name="ce33" office:value-type="float" office:value="0.979496590968" calcext:value-type="float">
            <text:p>0.9795</text:p>
          </table:table-cell>
          <table:table-cell table:number-columns-repeated="1005"/>
        </table:table-row>
        <table:table-row table:style-name="ro1">
          <table:table-cell table:style-name="ce33" office:value-type="float" office:value="1.11" calcext:value-type="float">
            <text:p>1.1100</text:p>
          </table:table-cell>
          <table:table-cell table:style-name="ce33" office:value-type="float" office:value="1.12" calcext:value-type="float">
            <text:p>1.1200</text:p>
          </table:table-cell>
          <table:table-cell table:style-name="ce33" table:formula="of:=[.A286]+([.B286]-[.A286])/2" office:value-type="float" office:value="1.115" calcext:value-type="float">
            <text:p>1.1150</text:p>
          </table:table-cell>
          <table:table-cell table:formula="of:=[.C286]*[.C286]" office:value-type="float" office:value="1.243225" calcext:value-type="float">
            <text:p>1.2432</text:p>
          </table:table-cell>
          <table:table-cell table:style-name="ce58" office:value-type="float" office:value="25.224231" calcext:value-type="float">
            <text:p>25.22423</text:p>
          </table:table-cell>
          <table:table-cell table:style-name="ce58" office:value-type="float" office:value="0.959383" calcext:value-type="float">
            <text:p>0.95938</text:p>
          </table:table-cell>
          <table:table-cell/>
          <table:table-cell table:formula="of:=[.D286]" office:value-type="float" office:value="1.243225" calcext:value-type="float">
            <text:p>1.2432</text:p>
          </table:table-cell>
          <table:table-cell office:value-type="float" office:value="1.64680007799" calcext:value-type="float">
            <text:p>1.6468</text:p>
          </table:table-cell>
          <table:table-cell office:value-type="float" office:value="0.0635054738882" calcext:value-type="float">
            <text:p>0.0635</text:p>
          </table:table-cell>
          <table:table-cell table:style-name="ce33" office:value-type="float" office:value="0.0635054738882" calcext:value-type="float">
            <text:p>0.0635</text:p>
          </table:table-cell>
          <table:table-cell table:style-name="ce39" table:formula="of:=[.D286]" office:value-type="float" office:value="1.243225" calcext:value-type="float">
            <text:p>1.2432</text:p>
          </table:table-cell>
          <table:table-cell table:style-name="ce39" table:formula="of:=SQRT([.I286])" office:value-type="float" office:value="1.28327708543011" calcext:value-type="float">
            <text:p>1.2833</text:p>
          </table:table-cell>
          <table:table-cell table:style-name="ce39" table:formula="of:=0.5*[.J286]/SQRT([.I286])" office:value-type="float" office:value="0.0247434769190611" calcext:value-type="float">
            <text:p>0.0247</text:p>
          </table:table-cell>
          <table:table-cell/>
          <table:table-cell table:style-name="ce33" office:value-type="float" office:value="1.2432" calcext:value-type="float">
            <text:p>1.2432</text:p>
          </table:table-cell>
          <table:table-cell table:style-name="ce33" office:value-type="float" office:value="26.1015538447" calcext:value-type="float">
            <text:p>26.1016</text:p>
          </table:table-cell>
          <table:table-cell table:number-columns-repeated="2" table:style-name="ce33" office:value-type="float" office:value="0.992844169678" calcext:value-type="float">
            <text:p>0.9928</text:p>
          </table:table-cell>
          <table:table-cell table:number-columns-repeated="1005"/>
        </table:table-row>
        <table:table-row table:style-name="ro1">
          <table:table-cell table:style-name="ce33" office:value-type="float" office:value="1.12" calcext:value-type="float">
            <text:p>1.1200</text:p>
          </table:table-cell>
          <table:table-cell table:style-name="ce33" office:value-type="float" office:value="1.13" calcext:value-type="float">
            <text:p>1.1300</text:p>
          </table:table-cell>
          <table:table-cell table:style-name="ce33" table:formula="of:=[.A287]+([.B287]-[.A287])/2" office:value-type="float" office:value="1.125" calcext:value-type="float">
            <text:p>1.1250</text:p>
          </table:table-cell>
          <table:table-cell table:formula="of:=[.C287]*[.C287]" office:value-type="float" office:value="1.265625" calcext:value-type="float">
            <text:p>1.2656</text:p>
          </table:table-cell>
          <table:table-cell table:style-name="ce58" office:value-type="float" office:value="22.878037" calcext:value-type="float">
            <text:p>22.87804</text:p>
          </table:table-cell>
          <table:table-cell table:style-name="ce58" office:value-type="float" office:value="0.906155" calcext:value-type="float">
            <text:p>0.90616</text:p>
          </table:table-cell>
          <table:table-cell/>
          <table:table-cell table:formula="of:=[.D287]" office:value-type="float" office:value="1.265625" calcext:value-type="float">
            <text:p>1.2656</text:p>
          </table:table-cell>
          <table:table-cell office:value-type="float" office:value="1.51660663549" calcext:value-type="float">
            <text:p>1.5166</text:p>
          </table:table-cell>
          <table:table-cell office:value-type="float" office:value="0.0608429176289" calcext:value-type="float">
            <text:p>0.0608</text:p>
          </table:table-cell>
          <table:table-cell table:style-name="ce33" office:value-type="float" office:value="0.0608429176289" calcext:value-type="float">
            <text:p>0.0608</text:p>
          </table:table-cell>
          <table:table-cell table:style-name="ce39" table:formula="of:=[.D287]" office:value-type="float" office:value="1.265625" calcext:value-type="float">
            <text:p>1.2656</text:p>
          </table:table-cell>
          <table:table-cell table:style-name="ce39" table:formula="of:=SQRT([.I287])" office:value-type="float" office:value="1.23150584062358" calcext:value-type="float">
            <text:p>1.2315</text:p>
          </table:table-cell>
          <table:table-cell table:style-name="ce39" table:formula="of:=0.5*[.J287]/SQRT([.I287])" office:value-type="float" office:value="0.0247026508611976" calcext:value-type="float">
            <text:p>0.0247</text:p>
          </table:table-cell>
          <table:table-cell/>
          <table:table-cell table:style-name="ce33" office:value-type="float" office:value="1.2656" calcext:value-type="float">
            <text:p>1.2656</text:p>
          </table:table-cell>
          <table:table-cell table:style-name="ce33" office:value-type="float" office:value="23.6544847249" calcext:value-type="float">
            <text:p>23.6545</text:p>
          </table:table-cell>
          <table:table-cell table:number-columns-repeated="2" table:style-name="ce33" office:value-type="float" office:value="0.936991160977" calcext:value-type="float">
            <text:p>0.9370</text:p>
          </table:table-cell>
          <table:table-cell table:number-columns-repeated="1005"/>
        </table:table-row>
        <table:table-row table:style-name="ro1">
          <table:table-cell table:style-name="ce33" office:value-type="float" office:value="1.13" calcext:value-type="float">
            <text:p>1.1300</text:p>
          </table:table-cell>
          <table:table-cell table:style-name="ce33" office:value-type="float" office:value="1.14" calcext:value-type="float">
            <text:p>1.1400</text:p>
          </table:table-cell>
          <table:table-cell table:style-name="ce33" table:formula="of:=[.A288]+([.B288]-[.A288])/2" office:value-type="float" office:value="1.135" calcext:value-type="float">
            <text:p>1.1350</text:p>
          </table:table-cell>
          <table:table-cell table:formula="of:=[.C288]*[.C288]" office:value-type="float" office:value="1.288225" calcext:value-type="float">
            <text:p>1.2882</text:p>
          </table:table-cell>
          <table:table-cell table:style-name="ce58" office:value-type="float" office:value="21.235105" calcext:value-type="float">
            <text:p>21.23511</text:p>
          </table:table-cell>
          <table:table-cell table:style-name="ce58" office:value-type="float" office:value="0.796671" calcext:value-type="float">
            <text:p>0.79667</text:p>
          </table:table-cell>
          <table:table-cell/>
          <table:table-cell table:formula="of:=[.D288]" office:value-type="float" office:value="1.288225" calcext:value-type="float">
            <text:p>1.2882</text:p>
          </table:table-cell>
          <table:table-cell office:value-type="float" office:value="1.42939313758" calcext:value-type="float">
            <text:p>1.4294</text:p>
          </table:table-cell>
          <table:table-cell office:value-type="float" office:value="0.0543545680999" calcext:value-type="float">
            <text:p>0.0544</text:p>
          </table:table-cell>
          <table:table-cell table:style-name="ce33" office:value-type="float" office:value="0.0543545680999" calcext:value-type="float">
            <text:p>0.0544</text:p>
          </table:table-cell>
          <table:table-cell table:style-name="ce39" table:formula="of:=[.D288]" office:value-type="float" office:value="1.288225" calcext:value-type="float">
            <text:p>1.2882</text:p>
          </table:table-cell>
          <table:table-cell table:style-name="ce39" table:formula="of:=SQRT([.I288])" office:value-type="float" office:value="1.19557230545877" calcext:value-type="float">
            <text:p>1.1956</text:p>
          </table:table-cell>
          <table:table-cell table:style-name="ce39" table:formula="of:=0.5*[.J288]/SQRT([.I288])" office:value-type="float" office:value="0.0227316105649682" calcext:value-type="float">
            <text:p>0.0227</text:p>
          </table:table-cell>
          <table:table-cell/>
          <table:table-cell table:style-name="ce33" office:value-type="float" office:value="1.2882" calcext:value-type="float">
            <text:p>1.2882</text:p>
          </table:table-cell>
          <table:table-cell table:style-name="ce33" office:value-type="float" office:value="21.9409170071" calcext:value-type="float">
            <text:p>21.9409</text:p>
          </table:table-cell>
          <table:table-cell table:number-columns-repeated="2" table:style-name="ce33" office:value-type="float" office:value="0.823225467771" calcext:value-type="float">
            <text:p>0.8232</text:p>
          </table:table-cell>
          <table:table-cell table:number-columns-repeated="1005"/>
        </table:table-row>
        <table:table-row table:style-name="ro1">
          <table:table-cell table:style-name="ce33" office:value-type="float" office:value="1.14" calcext:value-type="float">
            <text:p>1.1400</text:p>
          </table:table-cell>
          <table:table-cell table:style-name="ce33" office:value-type="float" office:value="1.15" calcext:value-type="float">
            <text:p>1.1500</text:p>
          </table:table-cell>
          <table:table-cell table:style-name="ce33" table:formula="of:=[.A289]+([.B289]-[.A289])/2" office:value-type="float" office:value="1.145" calcext:value-type="float">
            <text:p>1.1450</text:p>
          </table:table-cell>
          <table:table-cell table:formula="of:=[.C289]*[.C289]" office:value-type="float" office:value="1.311025" calcext:value-type="float">
            <text:p>1.3110</text:p>
          </table:table-cell>
          <table:table-cell table:style-name="ce58" office:value-type="float" office:value="21.02308" calcext:value-type="float">
            <text:p>21.02308</text:p>
          </table:table-cell>
          <table:table-cell table:style-name="ce58" office:value-type="float" office:value="0.844067" calcext:value-type="float">
            <text:p>0.84407</text:p>
          </table:table-cell>
          <table:table-cell/>
          <table:table-cell table:formula="of:=[.D289]" office:value-type="float" office:value="1.311025" calcext:value-type="float">
            <text:p>1.3110</text:p>
          </table:table-cell>
          <table:table-cell office:value-type="float" office:value="1.43691768166" calcext:value-type="float">
            <text:p>1.4369</text:p>
          </table:table-cell>
          <table:table-cell office:value-type="float" office:value="0.0584243789365" calcext:value-type="float">
            <text:p>0.0584</text:p>
          </table:table-cell>
          <table:table-cell table:style-name="ce33" office:value-type="float" office:value="0.0584243789365" calcext:value-type="float">
            <text:p>0.0584</text:p>
          </table:table-cell>
          <table:table-cell table:style-name="ce39" table:formula="of:=[.D289]" office:value-type="float" office:value="1.311025" calcext:value-type="float">
            <text:p>1.3110</text:p>
          </table:table-cell>
          <table:table-cell table:style-name="ce39" table:formula="of:=SQRT([.I289])" office:value-type="float" office:value="1.19871501269484" calcext:value-type="float">
            <text:p>1.1987</text:p>
          </table:table-cell>
          <table:table-cell table:style-name="ce39" table:formula="of:=0.5*[.J289]/SQRT([.I289])" office:value-type="float" office:value="0.0243695867315266" calcext:value-type="float">
            <text:p>0.0244</text:p>
          </table:table-cell>
          <table:table-cell/>
          <table:table-cell table:style-name="ce33" office:value-type="float" office:value="1.311" calcext:value-type="float">
            <text:p>1.3110</text:p>
          </table:table-cell>
          <table:table-cell table:style-name="ce33" office:value-type="float" office:value="21.7092373999" calcext:value-type="float">
            <text:p>21.7092</text:p>
          </table:table-cell>
          <table:table-cell table:number-columns-repeated="2" table:style-name="ce33" office:value-type="float" office:value="0.871689272561" calcext:value-type="float">
            <text:p>0.8717</text:p>
          </table:table-cell>
          <table:table-cell table:number-columns-repeated="1005"/>
        </table:table-row>
        <table:table-row table:style-name="ro1">
          <table:table-cell table:style-name="ce33" office:value-type="float" office:value="1.15" calcext:value-type="float">
            <text:p>1.1500</text:p>
          </table:table-cell>
          <table:table-cell table:style-name="ce33" office:value-type="float" office:value="1.16" calcext:value-type="float">
            <text:p>1.1600</text:p>
          </table:table-cell>
          <table:table-cell table:style-name="ce33" table:formula="of:=[.A290]+([.B290]-[.A290])/2" office:value-type="float" office:value="1.155" calcext:value-type="float">
            <text:p>1.1550</text:p>
          </table:table-cell>
          <table:table-cell table:formula="of:=[.C290]*[.C290]" office:value-type="float" office:value="1.334025" calcext:value-type="float">
            <text:p>1.3340</text:p>
          </table:table-cell>
          <table:table-cell table:style-name="ce58" office:value-type="float" office:value="19.781304" calcext:value-type="float">
            <text:p>19.78130</text:p>
          </table:table-cell>
          <table:table-cell table:style-name="ce58" office:value-type="float" office:value="0.824146" calcext:value-type="float">
            <text:p>0.82415</text:p>
          </table:table-cell>
          <table:table-cell/>
          <table:table-cell table:formula="of:=[.D290]" office:value-type="float" office:value="1.334025" calcext:value-type="float">
            <text:p>1.3340</text:p>
          </table:table-cell>
          <table:table-cell office:value-type="float" office:value="1.37282767965" calcext:value-type="float">
            <text:p>1.3728</text:p>
          </table:table-cell>
          <table:table-cell office:value-type="float" office:value="0.0579232566749" calcext:value-type="float">
            <text:p>0.0579</text:p>
          </table:table-cell>
          <table:table-cell table:style-name="ce33" office:value-type="float" office:value="0.0579232566749" calcext:value-type="float">
            <text:p>0.0579</text:p>
          </table:table-cell>
          <table:table-cell table:style-name="ce39" table:formula="of:=[.D290]" office:value-type="float" office:value="1.334025" calcext:value-type="float">
            <text:p>1.3340</text:p>
          </table:table-cell>
          <table:table-cell table:style-name="ce39" table:formula="of:=SQRT([.I290])" office:value-type="float" office:value="1.17167729330648" calcext:value-type="float">
            <text:p>1.1717</text:p>
          </table:table-cell>
          <table:table-cell table:style-name="ce39" table:formula="of:=0.5*[.J290]/SQRT([.I290])" office:value-type="float" office:value="0.0247180930303088" calcext:value-type="float">
            <text:p>0.0247</text:p>
          </table:table-cell>
          <table:table-cell/>
          <table:table-cell table:style-name="ce33" office:value-type="float" office:value="1.334" calcext:value-type="float">
            <text:p>1.3340</text:p>
          </table:table-cell>
          <table:table-cell table:style-name="ce33" office:value-type="float" office:value="20.416670749" calcext:value-type="float">
            <text:p>20.4167</text:p>
          </table:table-cell>
          <table:table-cell table:number-columns-repeated="2" table:style-name="ce33" office:value-type="float" office:value="0.850690220128" calcext:value-type="float">
            <text:p>0.8507</text:p>
          </table:table-cell>
          <table:table-cell table:number-columns-repeated="1005"/>
        </table:table-row>
        <table:table-row table:style-name="ro1">
          <table:table-cell table:style-name="ce33" office:value-type="float" office:value="1.16" calcext:value-type="float">
            <text:p>1.1600</text:p>
          </table:table-cell>
          <table:table-cell table:style-name="ce33" office:value-type="float" office:value="1.17" calcext:value-type="float">
            <text:p>1.1700</text:p>
          </table:table-cell>
          <table:table-cell table:style-name="ce33" table:formula="of:=[.A291]+([.B291]-[.A291])/2" office:value-type="float" office:value="1.165" calcext:value-type="float">
            <text:p>1.1650</text:p>
          </table:table-cell>
          <table:table-cell table:formula="of:=[.C291]*[.C291]" office:value-type="float" office:value="1.357225" calcext:value-type="float">
            <text:p>1.3572</text:p>
          </table:table-cell>
          <table:table-cell table:style-name="ce58" office:value-type="float" office:value="17.686361" calcext:value-type="float">
            <text:p>17.68636</text:p>
          </table:table-cell>
          <table:table-cell table:style-name="ce58" office:value-type="float" office:value="0.776961" calcext:value-type="float">
            <text:p>0.77696</text:p>
          </table:table-cell>
          <table:table-cell/>
          <table:table-cell table:formula="of:=[.D291]" office:value-type="float" office:value="1.357225" calcext:value-type="float">
            <text:p>1.3572</text:p>
          </table:table-cell>
          <table:table-cell office:value-type="float" office:value="1.24627263537" calcext:value-type="float">
            <text:p>1.2463</text:p>
          </table:table-cell>
          <table:table-cell office:value-type="float" office:value="0.0554087712825" calcext:value-type="float">
            <text:p>0.0554</text:p>
          </table:table-cell>
          <table:table-cell table:style-name="ce33" office:value-type="float" office:value="0.0554087712825" calcext:value-type="float">
            <text:p>0.0554</text:p>
          </table:table-cell>
          <table:table-cell table:style-name="ce39" table:formula="of:=[.D291]" office:value-type="float" office:value="1.357225" calcext:value-type="float">
            <text:p>1.3572</text:p>
          </table:table-cell>
          <table:table-cell table:style-name="ce39" table:formula="of:=SQRT([.I291])" office:value-type="float" office:value="1.11636581610599" calcext:value-type="float">
            <text:p>1.1164</text:p>
          </table:table-cell>
          <table:table-cell table:style-name="ce39" table:formula="of:=0.5*[.J291]/SQRT([.I291])" office:value-type="float" office:value="0.0248165836337465" calcext:value-type="float">
            <text:p>0.0248</text:p>
          </table:table-cell>
          <table:table-cell/>
          <table:table-cell table:style-name="ce33" office:value-type="float" office:value="1.3572" calcext:value-type="float">
            <text:p>1.3572</text:p>
          </table:table-cell>
          <table:table-cell table:style-name="ce33" office:value-type="float" office:value="18.2467012792" calcext:value-type="float">
            <text:p>18.2467</text:p>
          </table:table-cell>
          <table:table-cell table:number-columns-repeated="2" table:style-name="ce33" office:value-type="float" office:value="0.801634002916" calcext:value-type="float">
            <text:p>0.8016</text:p>
          </table:table-cell>
          <table:table-cell table:number-columns-repeated="1005"/>
        </table:table-row>
        <table:table-row table:style-name="ro1">
          <table:table-cell table:style-name="ce33" office:value-type="float" office:value="1.17" calcext:value-type="float">
            <text:p>1.1700</text:p>
          </table:table-cell>
          <table:table-cell table:style-name="ce33" office:value-type="float" office:value="1.18" calcext:value-type="float">
            <text:p>1.1800</text:p>
          </table:table-cell>
          <table:table-cell table:style-name="ce33" table:formula="of:=[.A292]+([.B292]-[.A292])/2" office:value-type="float" office:value="1.175" calcext:value-type="float">
            <text:p>1.1750</text:p>
          </table:table-cell>
          <table:table-cell table:formula="of:=[.C292]*[.C292]" office:value-type="float" office:value="1.380625" calcext:value-type="float">
            <text:p>1.3806</text:p>
          </table:table-cell>
          <table:table-cell table:style-name="ce58" office:value-type="float" office:value="16.322758" calcext:value-type="float">
            <text:p>16.32276</text:p>
          </table:table-cell>
          <table:table-cell table:style-name="ce58" office:value-type="float" office:value="0.677793" calcext:value-type="float">
            <text:p>0.67779</text:p>
          </table:table-cell>
          <table:table-cell/>
          <table:table-cell table:formula="of:=[.D292]" office:value-type="float" office:value="1.380625" calcext:value-type="float">
            <text:p>1.3806</text:p>
          </table:table-cell>
          <table:table-cell office:value-type="float" office:value="1.16773485366" calcext:value-type="float">
            <text:p>1.1677</text:p>
          </table:table-cell>
          <table:table-cell office:value-type="float" office:value="0.0491308688292" calcext:value-type="float">
            <text:p>0.0491</text:p>
          </table:table-cell>
          <table:table-cell table:style-name="ce33" office:value-type="float" office:value="0.0491308688292" calcext:value-type="float">
            <text:p>0.0491</text:p>
          </table:table-cell>
          <table:table-cell table:style-name="ce39" table:formula="of:=[.D292]" office:value-type="float" office:value="1.380625" calcext:value-type="float">
            <text:p>1.3806</text:p>
          </table:table-cell>
          <table:table-cell table:style-name="ce39" table:formula="of:=SQRT([.I292])" office:value-type="float" office:value="1.08061781109697" calcext:value-type="float">
            <text:p>1.0806</text:p>
          </table:table-cell>
          <table:table-cell table:style-name="ce39" table:formula="of:=0.5*[.J292]/SQRT([.I292])" office:value-type="float" office:value="0.0227327683870608" calcext:value-type="float">
            <text:p>0.0227</text:p>
          </table:table-cell>
          <table:table-cell/>
          <table:table-cell table:style-name="ce33" office:value-type="float" office:value="1.3806" calcext:value-type="float">
            <text:p>1.3806</text:p>
          </table:table-cell>
          <table:table-cell table:style-name="ce33" office:value-type="float" office:value="16.8330842632" calcext:value-type="float">
            <text:p>16.8331</text:p>
          </table:table-cell>
          <table:table-cell table:number-columns-repeated="2" table:style-name="ce33" office:value-type="float" office:value="0.69904200339" calcext:value-type="float">
            <text:p>0.6990</text:p>
          </table:table-cell>
          <table:table-cell table:number-columns-repeated="1005"/>
        </table:table-row>
        <table:table-row table:style-name="ro1">
          <table:table-cell table:style-name="ce33" office:value-type="float" office:value="1.18" calcext:value-type="float">
            <text:p>1.1800</text:p>
          </table:table-cell>
          <table:table-cell table:style-name="ce33" office:value-type="float" office:value="1.19" calcext:value-type="float">
            <text:p>1.1900</text:p>
          </table:table-cell>
          <table:table-cell table:style-name="ce33" table:formula="of:=[.A293]+([.B293]-[.A293])/2" office:value-type="float" office:value="1.185" calcext:value-type="float">
            <text:p>1.1850</text:p>
          </table:table-cell>
          <table:table-cell table:formula="of:=[.C293]*[.C293]" office:value-type="float" office:value="1.404225" calcext:value-type="float">
            <text:p>1.4042</text:p>
          </table:table-cell>
          <table:table-cell table:style-name="ce58" office:value-type="float" office:value="15.871283" calcext:value-type="float">
            <text:p>15.87128</text:p>
          </table:table-cell>
          <table:table-cell table:style-name="ce58" office:value-type="float" office:value="0.734172" calcext:value-type="float">
            <text:p>0.73417</text:p>
          </table:table-cell>
          <table:table-cell/>
          <table:table-cell table:formula="of:=[.D293]" office:value-type="float" office:value="1.404225" calcext:value-type="float">
            <text:p>1.4042</text:p>
          </table:table-cell>
          <table:table-cell office:value-type="float" office:value="1.15268401724" calcext:value-type="float">
            <text:p>1.1527</text:p>
          </table:table-cell>
          <table:table-cell office:value-type="float" office:value="0.0539766430827" calcext:value-type="float">
            <text:p>0.0540</text:p>
          </table:table-cell>
          <table:table-cell table:style-name="ce33" office:value-type="float" office:value="0.0539766430827" calcext:value-type="float">
            <text:p>0.0540</text:p>
          </table:table-cell>
          <table:table-cell table:style-name="ce39" table:formula="of:=[.D293]" office:value-type="float" office:value="1.404225" calcext:value-type="float">
            <text:p>1.4042</text:p>
          </table:table-cell>
          <table:table-cell table:style-name="ce39" table:formula="of:=SQRT([.I293])" office:value-type="float" office:value="1.07363122963148" calcext:value-type="float">
            <text:p>1.0736</text:p>
          </table:table-cell>
          <table:table-cell table:style-name="ce39" table:formula="of:=0.5*[.J293]/SQRT([.I293])" office:value-type="float" office:value="0.0251374222325981" calcext:value-type="float">
            <text:p>0.0251</text:p>
          </table:table-cell>
          <table:table-cell/>
          <table:table-cell table:style-name="ce33" office:value-type="float" office:value="1.4042" calcext:value-type="float">
            <text:p>1.4042</text:p>
          </table:table-cell>
          <table:table-cell table:style-name="ce33" office:value-type="float" office:value="16.3615025225" calcext:value-type="float">
            <text:p>16.3615</text:p>
          </table:table-cell>
          <table:table-cell table:number-columns-repeated="2" table:style-name="ce33" office:value-type="float" office:value="0.756903886089" calcext:value-type="float">
            <text:p>0.7569</text:p>
          </table:table-cell>
          <table:table-cell table:number-columns-repeated="1005"/>
        </table:table-row>
        <table:table-row table:style-name="ro1">
          <table:table-cell table:style-name="ce33" office:value-type="float" office:value="1.19" calcext:value-type="float">
            <text:p>1.1900</text:p>
          </table:table-cell>
          <table:table-cell table:style-name="ce33" office:value-type="float" office:value="1.2" calcext:value-type="float">
            <text:p>1.2000</text:p>
          </table:table-cell>
          <table:table-cell table:style-name="ce33" table:formula="of:=[.A294]+([.B294]-[.A294])/2" office:value-type="float" office:value="1.195" calcext:value-type="float">
            <text:p>1.1950</text:p>
          </table:table-cell>
          <table:table-cell table:formula="of:=[.C294]*[.C294]" office:value-type="float" office:value="1.428025" calcext:value-type="float">
            <text:p>1.4280</text:p>
          </table:table-cell>
          <table:table-cell table:style-name="ce58" office:value-type="float" office:value="14.610161" calcext:value-type="float">
            <text:p>14.61016</text:p>
          </table:table-cell>
          <table:table-cell table:style-name="ce58" office:value-type="float" office:value="0.671846" calcext:value-type="float">
            <text:p>0.67185</text:p>
          </table:table-cell>
          <table:table-cell/>
          <table:table-cell table:formula="of:=[.D294]" office:value-type="float" office:value="1.428025" calcext:value-type="float">
            <text:p>1.4280</text:p>
          </table:table-cell>
          <table:table-cell office:value-type="float" office:value="1.07709989902" calcext:value-type="float">
            <text:p>1.0771</text:p>
          </table:table-cell>
          <table:table-cell office:value-type="float" office:value="0.0501648618675" calcext:value-type="float">
            <text:p>0.0502</text:p>
          </table:table-cell>
          <table:table-cell table:style-name="ce33" office:value-type="float" office:value="0.0501648618675" calcext:value-type="float">
            <text:p>0.0502</text:p>
          </table:table-cell>
          <table:table-cell table:style-name="ce39" table:formula="of:=[.D294]" office:value-type="float" office:value="1.428025" calcext:value-type="float">
            <text:p>1.4280</text:p>
          </table:table-cell>
          <table:table-cell table:style-name="ce39" table:formula="of:=SQRT([.I294])" office:value-type="float" office:value="1.03783423484678" calcext:value-type="float">
            <text:p>1.0378</text:p>
          </table:table-cell>
          <table:table-cell table:style-name="ce39" table:formula="of:=0.5*[.J294]/SQRT([.I294])" office:value-type="float" office:value="0.0241680512085372" calcext:value-type="float">
            <text:p>0.0242</text:p>
          </table:table-cell>
          <table:table-cell/>
          <table:table-cell table:style-name="ce33" office:value-type="float" office:value="1.428" calcext:value-type="float">
            <text:p>1.4280</text:p>
          </table:table-cell>
          <table:table-cell table:style-name="ce33" office:value-type="float" office:value="15.055917262" calcext:value-type="float">
            <text:p>15.0559</text:p>
          </table:table-cell>
          <table:table-cell table:number-columns-repeated="2" table:style-name="ce33" office:value-type="float" office:value="0.692404970828" calcext:value-type="float">
            <text:p>0.6924</text:p>
          </table:table-cell>
          <table:table-cell table:number-columns-repeated="1005"/>
        </table:table-row>
        <table:table-row table:style-name="ro1">
          <table:table-cell table:style-name="ce33" office:value-type="float" office:value="1.2" calcext:value-type="float">
            <text:p>1.2000</text:p>
          </table:table-cell>
          <table:table-cell table:style-name="ce33" office:value-type="float" office:value="1.21" calcext:value-type="float">
            <text:p>1.2100</text:p>
          </table:table-cell>
          <table:table-cell table:style-name="ce33" table:formula="of:=[.A295]+([.B295]-[.A295])/2" office:value-type="float" office:value="1.205" calcext:value-type="float">
            <text:p>1.2050</text:p>
          </table:table-cell>
          <table:table-cell table:formula="of:=[.C295]*[.C295]" office:value-type="float" office:value="1.452025" calcext:value-type="float">
            <text:p>1.4520</text:p>
          </table:table-cell>
          <table:table-cell table:style-name="ce58" office:value-type="float" office:value="13.286247" calcext:value-type="float">
            <text:p>13.28625</text:p>
          </table:table-cell>
          <table:table-cell table:style-name="ce58" office:value-type="float" office:value="0.618357" calcext:value-type="float">
            <text:p>0.61836</text:p>
          </table:table-cell>
          <table:table-cell/>
          <table:table-cell table:formula="of:=[.D295]" office:value-type="float" office:value="1.452025" calcext:value-type="float">
            <text:p>1.4520</text:p>
          </table:table-cell>
          <table:table-cell office:value-type="float" office:value="0.994191681818" calcext:value-type="float">
            <text:p>0.9942</text:p>
          </table:table-cell>
          <table:table-cell office:value-type="float" office:value="0.0468565928676" calcext:value-type="float">
            <text:p>0.0469</text:p>
          </table:table-cell>
          <table:table-cell table:style-name="ce33" office:value-type="float" office:value="0.0468565928676" calcext:value-type="float">
            <text:p>0.0469</text:p>
          </table:table-cell>
          <table:table-cell table:style-name="ce39" table:formula="of:=[.D295]" office:value-type="float" office:value="1.452025" calcext:value-type="float">
            <text:p>1.4520</text:p>
          </table:table-cell>
          <table:table-cell table:style-name="ce39" table:formula="of:=SQRT([.I295])" office:value-type="float" office:value="0.997091611547304" calcext:value-type="float">
            <text:p>0.9971</text:p>
          </table:table-cell>
          <table:table-cell table:style-name="ce39" table:formula="of:=0.5*[.J295]/SQRT([.I295])" office:value-type="float" office:value="0.0234966337721401" calcext:value-type="float">
            <text:p>0.0235</text:p>
          </table:table-cell>
          <table:table-cell/>
          <table:table-cell table:style-name="ce33" office:value-type="float" office:value="1.452" calcext:value-type="float">
            <text:p>1.4520</text:p>
          </table:table-cell>
          <table:table-cell table:style-name="ce33" office:value-type="float" office:value="13.6868687837" calcext:value-type="float">
            <text:p>13.6869</text:p>
          </table:table-cell>
          <table:table-cell table:number-columns-repeated="2" table:style-name="ce33" office:value-type="float" office:value="0.637056346434" calcext:value-type="float">
            <text:p>0.6371</text:p>
          </table:table-cell>
          <table:table-cell table:number-columns-repeated="1005"/>
        </table:table-row>
        <table:table-row table:style-name="ro1">
          <table:table-cell table:style-name="ce33" office:value-type="float" office:value="1.21" calcext:value-type="float">
            <text:p>1.2100</text:p>
          </table:table-cell>
          <table:table-cell table:style-name="ce33" office:value-type="float" office:value="1.22" calcext:value-type="float">
            <text:p>1.2200</text:p>
          </table:table-cell>
          <table:table-cell table:style-name="ce33" table:formula="of:=[.A296]+([.B296]-[.A296])/2" office:value-type="float" office:value="1.215" calcext:value-type="float">
            <text:p>1.2150</text:p>
          </table:table-cell>
          <table:table-cell table:formula="of:=[.C296]*[.C296]" office:value-type="float" office:value="1.476225" calcext:value-type="float">
            <text:p>1.4762</text:p>
          </table:table-cell>
          <table:table-cell table:style-name="ce58" office:value-type="float" office:value="12.404521" calcext:value-type="float">
            <text:p>12.40452</text:p>
          </table:table-cell>
          <table:table-cell table:style-name="ce58" office:value-type="float" office:value="0.628415" calcext:value-type="float">
            <text:p>0.62842</text:p>
          </table:table-cell>
          <table:table-cell/>
          <table:table-cell table:formula="of:=[.D296]" office:value-type="float" office:value="1.476225" calcext:value-type="float">
            <text:p>1.4762</text:p>
          </table:table-cell>
          <table:table-cell office:value-type="float" office:value="0.942042028376" calcext:value-type="float">
            <text:p>0.9420</text:p>
          </table:table-cell>
          <table:table-cell office:value-type="float" office:value="0.048316331943" calcext:value-type="float">
            <text:p>0.0483</text:p>
          </table:table-cell>
          <table:table-cell table:style-name="ce33" office:value-type="float" office:value="0.048316331943" calcext:value-type="float">
            <text:p>0.0483</text:p>
          </table:table-cell>
          <table:table-cell table:style-name="ce39" table:formula="of:=[.D296]" office:value-type="float" office:value="1.476225" calcext:value-type="float">
            <text:p>1.4762</text:p>
          </table:table-cell>
          <table:table-cell table:style-name="ce39" table:formula="of:=SQRT([.I296])" office:value-type="float" office:value="0.970588495901327" calcext:value-type="float">
            <text:p>0.9706</text:p>
          </table:table-cell>
          <table:table-cell table:style-name="ce39" table:formula="of:=0.5*[.J296]/SQRT([.I296])" office:value-type="float" office:value="0.0248902249238652" calcext:value-type="float">
            <text:p>0.0249</text:p>
          </table:table-cell>
          <table:table-cell/>
          <table:table-cell table:style-name="ce33" office:value-type="float" office:value="1.4762" calcext:value-type="float">
            <text:p>1.4762</text:p>
          </table:table-cell>
          <table:table-cell table:style-name="ce33" office:value-type="float" office:value="12.7741197054" calcext:value-type="float">
            <text:p>12.7741</text:p>
          </table:table-cell>
          <table:table-cell table:number-columns-repeated="2" table:style-name="ce33" office:value-type="float" office:value="0.647193908849" calcext:value-type="float">
            <text:p>0.6472</text:p>
          </table:table-cell>
          <table:table-cell table:number-columns-repeated="1005"/>
        </table:table-row>
        <table:table-row table:style-name="ro1">
          <table:table-cell table:style-name="ce33" office:value-type="float" office:value="1.22" calcext:value-type="float">
            <text:p>1.2200</text:p>
          </table:table-cell>
          <table:table-cell table:style-name="ce33" office:value-type="float" office:value="1.23" calcext:value-type="float">
            <text:p>1.2300</text:p>
          </table:table-cell>
          <table:table-cell table:style-name="ce33" table:formula="of:=[.A297]+([.B297]-[.A297])/2" office:value-type="float" office:value="1.225" calcext:value-type="float">
            <text:p>1.2250</text:p>
          </table:table-cell>
          <table:table-cell table:formula="of:=[.C297]*[.C297]" office:value-type="float" office:value="1.500625" calcext:value-type="float">
            <text:p>1.5006</text:p>
          </table:table-cell>
          <table:table-cell table:style-name="ce58" office:value-type="float" office:value="11.342022" calcext:value-type="float">
            <text:p>11.34202</text:p>
          </table:table-cell>
          <table:table-cell table:style-name="ce58" office:value-type="float" office:value="0.559182" calcext:value-type="float">
            <text:p>0.55918</text:p>
          </table:table-cell>
          <table:table-cell/>
          <table:table-cell table:formula="of:=[.D297]" office:value-type="float" office:value="1.500625" calcext:value-type="float">
            <text:p>1.5006</text:p>
          </table:table-cell>
          <table:table-cell office:value-type="float" office:value="0.874148636942" calcext:value-type="float">
            <text:p>0.8741</text:p>
          </table:table-cell>
          <table:table-cell office:value-type="float" office:value="0.0436463157173" calcext:value-type="float">
            <text:p>0.0436</text:p>
          </table:table-cell>
          <table:table-cell table:style-name="ce33" office:value-type="float" office:value="0.0436463157173" calcext:value-type="float">
            <text:p>0.0436</text:p>
          </table:table-cell>
          <table:table-cell table:style-name="ce39" table:formula="of:=[.D297]" office:value-type="float" office:value="1.500625" calcext:value-type="float">
            <text:p>1.5006</text:p>
          </table:table-cell>
          <table:table-cell table:style-name="ce39" table:formula="of:=SQRT([.I297])" office:value-type="float" office:value="0.934959163248321" calcext:value-type="float">
            <text:p>0.9350</text:p>
          </table:table-cell>
          <table:table-cell table:style-name="ce39" table:formula="of:=0.5*[.J297]/SQRT([.I297])" office:value-type="float" office:value="0.023341295231366" calcext:value-type="float">
            <text:p>0.0233</text:p>
          </table:table-cell>
          <table:table-cell/>
          <table:table-cell table:style-name="ce33" office:value-type="float" office:value="1.5006" calcext:value-type="float">
            <text:p>1.5006</text:p>
          </table:table-cell>
          <table:table-cell table:style-name="ce33" office:value-type="float" office:value="11.6765958833" calcext:value-type="float">
            <text:p>11.6766</text:p>
          </table:table-cell>
          <table:table-cell table:number-columns-repeated="2" table:style-name="ce33" office:value-type="float" office:value="0.575721903947" calcext:value-type="float">
            <text:p>0.5757</text:p>
          </table:table-cell>
          <table:table-cell table:number-columns-repeated="1005"/>
        </table:table-row>
        <table:table-row table:style-name="ro1">
          <table:table-cell table:style-name="ce33" office:value-type="float" office:value="1.23" calcext:value-type="float">
            <text:p>1.2300</text:p>
          </table:table-cell>
          <table:table-cell table:style-name="ce33" office:value-type="float" office:value="1.24" calcext:value-type="float">
            <text:p>1.2400</text:p>
          </table:table-cell>
          <table:table-cell table:style-name="ce33" table:formula="of:=[.A298]+([.B298]-[.A298])/2" office:value-type="float" office:value="1.235" calcext:value-type="float">
            <text:p>1.2350</text:p>
          </table:table-cell>
          <table:table-cell table:formula="of:=[.C298]*[.C298]" office:value-type="float" office:value="1.525225" calcext:value-type="float">
            <text:p>1.5252</text:p>
          </table:table-cell>
          <table:table-cell table:style-name="ce58" office:value-type="float" office:value="10.801075" calcext:value-type="float">
            <text:p>10.80108</text:p>
          </table:table-cell>
          <table:table-cell table:style-name="ce58" office:value-type="float" office:value="0.535139" calcext:value-type="float">
            <text:p>0.53514</text:p>
          </table:table-cell>
          <table:table-cell/>
          <table:table-cell table:formula="of:=[.D298]" office:value-type="float" office:value="1.525225" calcext:value-type="float">
            <text:p>1.5252</text:p>
          </table:table-cell>
          <table:table-cell office:value-type="float" office:value="0.844773912822" calcext:value-type="float">
            <text:p>0.8448</text:p>
          </table:table-cell>
          <table:table-cell office:value-type="float" office:value="0.0424019305509" calcext:value-type="float">
            <text:p>0.0424</text:p>
          </table:table-cell>
          <table:table-cell table:style-name="ce33" office:value-type="float" office:value="0.0424019305509" calcext:value-type="float">
            <text:p>0.0424</text:p>
          </table:table-cell>
          <table:table-cell table:style-name="ce39" table:formula="of:=[.D298]" office:value-type="float" office:value="1.525225" calcext:value-type="float">
            <text:p>1.5252</text:p>
          </table:table-cell>
          <table:table-cell table:style-name="ce39" table:formula="of:=SQRT([.I298])" office:value-type="float" office:value="0.919115832102788" calcext:value-type="float">
            <text:p>0.9191</text:p>
          </table:table-cell>
          <table:table-cell table:style-name="ce39" table:formula="of:=0.5*[.J298]/SQRT([.I298])" office:value-type="float" office:value="0.0230666957688517" calcext:value-type="float">
            <text:p>0.0231</text:p>
          </table:table-cell>
          <table:table-cell/>
          <table:table-cell table:style-name="ce33" office:value-type="float" office:value="1.5252" calcext:value-type="float">
            <text:p>1.5252</text:p>
          </table:table-cell>
          <table:table-cell table:style-name="ce33" office:value-type="float" office:value="11.1169286807" calcext:value-type="float">
            <text:p>11.1169</text:p>
          </table:table-cell>
          <table:table-cell table:number-columns-repeated="2" table:style-name="ce33" office:value-type="float" office:value="0.550835871017" calcext:value-type="float">
            <text:p>0.5508</text:p>
          </table:table-cell>
          <table:table-cell table:number-columns-repeated="1005"/>
        </table:table-row>
        <table:table-row table:style-name="ro1">
          <table:table-cell table:style-name="ce33" office:value-type="float" office:value="1.24" calcext:value-type="float">
            <text:p>1.2400</text:p>
          </table:table-cell>
          <table:table-cell table:style-name="ce33" office:value-type="float" office:value="1.25" calcext:value-type="float">
            <text:p>1.2500</text:p>
          </table:table-cell>
          <table:table-cell table:style-name="ce33" table:formula="of:=[.A299]+([.B299]-[.A299])/2" office:value-type="float" office:value="1.245" calcext:value-type="float">
            <text:p>1.2450</text:p>
          </table:table-cell>
          <table:table-cell table:formula="of:=[.C299]*[.C299]" office:value-type="float" office:value="1.550025" calcext:value-type="float">
            <text:p>1.5500</text:p>
          </table:table-cell>
          <table:table-cell table:style-name="ce58" office:value-type="float" office:value="10.824576" calcext:value-type="float">
            <text:p>10.82458</text:p>
          </table:table-cell>
          <table:table-cell table:style-name="ce58" office:value-type="float" office:value="0.599093" calcext:value-type="float">
            <text:p>0.59909</text:p>
          </table:table-cell>
          <table:table-cell/>
          <table:table-cell table:formula="of:=[.D299]" office:value-type="float" office:value="1.550025" calcext:value-type="float">
            <text:p>1.5500</text:p>
          </table:table-cell>
          <table:table-cell office:value-type="float" office:value="0.859086954167" calcext:value-type="float">
            <text:p>0.8591</text:p>
          </table:table-cell>
          <table:table-cell office:value-type="float" office:value="0.0481371129122" calcext:value-type="float">
            <text:p>0.0481</text:p>
          </table:table-cell>
          <table:table-cell table:style-name="ce33" office:value-type="float" office:value="0.0481371129122" calcext:value-type="float">
            <text:p>0.0481</text:p>
          </table:table-cell>
          <table:table-cell table:style-name="ce39" table:formula="of:=[.D299]" office:value-type="float" office:value="1.550025" calcext:value-type="float">
            <text:p>1.5500</text:p>
          </table:table-cell>
          <table:table-cell table:style-name="ce39" table:formula="of:=SQRT([.I299])" office:value-type="float" office:value="0.926869437497537" calcext:value-type="float">
            <text:p>0.9269</text:p>
          </table:table-cell>
          <table:table-cell table:style-name="ce39" table:formula="of:=0.5*[.J299]/SQRT([.I299])" office:value-type="float" office:value="0.0259675802031869" calcext:value-type="float">
            <text:p>0.0260</text:p>
          </table:table-cell>
          <table:table-cell/>
          <table:table-cell table:style-name="ce33" office:value-type="float" office:value="1.55" calcext:value-type="float">
            <text:p>1.5500</text:p>
          </table:table-cell>
          <table:table-cell table:style-name="ce33" office:value-type="float" office:value="11.1387759399" calcext:value-type="float">
            <text:p>11.1388</text:p>
          </table:table-cell>
          <table:table-cell table:number-columns-repeated="2" table:style-name="ce33" office:value-type="float" office:value="0.616526846593" calcext:value-type="float">
            <text:p>0.6165</text:p>
          </table:table-cell>
          <table:table-cell table:number-columns-repeated="1005"/>
        </table:table-row>
        <table:table-row table:style-name="ro1">
          <table:table-cell table:style-name="ce33" office:value-type="float" office:value="1.25" calcext:value-type="float">
            <text:p>1.2500</text:p>
          </table:table-cell>
          <table:table-cell table:style-name="ce33" office:value-type="float" office:value="1.26" calcext:value-type="float">
            <text:p>1.2600</text:p>
          </table:table-cell>
          <table:table-cell table:style-name="ce33" table:formula="of:=[.A300]+([.B300]-[.A300])/2" office:value-type="float" office:value="1.255" calcext:value-type="float">
            <text:p>1.2550</text:p>
          </table:table-cell>
          <table:table-cell table:formula="of:=[.C300]*[.C300]" office:value-type="float" office:value="1.575025" calcext:value-type="float">
            <text:p>1.5750</text:p>
          </table:table-cell>
          <table:table-cell table:style-name="ce58" office:value-type="float" office:value="9.841038" calcext:value-type="float">
            <text:p>9.84104</text:p>
          </table:table-cell>
          <table:table-cell table:style-name="ce58" office:value-type="float" office:value="0.521959" calcext:value-type="float">
            <text:p>0.52196</text:p>
          </table:table-cell>
          <table:table-cell/>
          <table:table-cell table:formula="of:=[.D300]" office:value-type="float" office:value="1.575025" calcext:value-type="float">
            <text:p>1.5750</text:p>
          </table:table-cell>
          <table:table-cell office:value-type="float" office:value="0.792475894715" calcext:value-type="float">
            <text:p>0.7925</text:p>
          </table:table-cell>
          <table:table-cell office:value-type="float" office:value="0.0426082676148" calcext:value-type="float">
            <text:p>0.0426</text:p>
          </table:table-cell>
          <table:table-cell table:style-name="ce33" office:value-type="float" office:value="0.0426082676148" calcext:value-type="float">
            <text:p>0.0426</text:p>
          </table:table-cell>
          <table:table-cell table:style-name="ce39" table:formula="of:=[.D300]" office:value-type="float" office:value="1.575025" calcext:value-type="float">
            <text:p>1.5750</text:p>
          </table:table-cell>
          <table:table-cell table:style-name="ce39" table:formula="of:=SQRT([.I300])" office:value-type="float" office:value="0.89021115175839" calcext:value-type="float">
            <text:p>0.8902</text:p>
          </table:table-cell>
          <table:table-cell table:style-name="ce39" table:formula="of:=0.5*[.J300]/SQRT([.I300])" office:value-type="float" office:value="0.0239315512564845" calcext:value-type="float">
            <text:p>0.0239</text:p>
          </table:table-cell>
          <table:table-cell/>
          <table:table-cell table:style-name="ce33" office:value-type="float" office:value="1.575" calcext:value-type="float">
            <text:p>1.5750</text:p>
          </table:table-cell>
          <table:table-cell table:style-name="ce33" office:value-type="float" office:value="10.1247578329" calcext:value-type="float">
            <text:p>10.1248</text:p>
          </table:table-cell>
          <table:table-cell table:number-columns-repeated="2" table:style-name="ce33" office:value-type="float" office:value="0.537058571245" calcext:value-type="float">
            <text:p>0.5371</text:p>
          </table:table-cell>
          <table:table-cell table:number-columns-repeated="1005"/>
        </table:table-row>
        <table:table-row table:style-name="ro1">
          <table:table-cell table:style-name="ce33" office:value-type="float" office:value="1.26" calcext:value-type="float">
            <text:p>1.2600</text:p>
          </table:table-cell>
          <table:table-cell table:style-name="ce33" office:value-type="float" office:value="1.27" calcext:value-type="float">
            <text:p>1.2700</text:p>
          </table:table-cell>
          <table:table-cell table:style-name="ce33" table:formula="of:=[.A301]+([.B301]-[.A301])/2" office:value-type="float" office:value="1.265" calcext:value-type="float">
            <text:p>1.2650</text:p>
          </table:table-cell>
          <table:table-cell table:formula="of:=[.C301]*[.C301]" office:value-type="float" office:value="1.600225" calcext:value-type="float">
            <text:p>1.6002</text:p>
          </table:table-cell>
          <table:table-cell table:style-name="ce58" office:value-type="float" office:value="9.837374" calcext:value-type="float">
            <text:p>9.83737</text:p>
          </table:table-cell>
          <table:table-cell table:style-name="ce58" office:value-type="float" office:value="0.568676" calcext:value-type="float">
            <text:p>0.56868</text:p>
          </table:table-cell>
          <table:table-cell/>
          <table:table-cell table:formula="of:=[.D301]" office:value-type="float" office:value="1.600225" calcext:value-type="float">
            <text:p>1.6002</text:p>
          </table:table-cell>
          <table:table-cell office:value-type="float" office:value="0.803713396925" calcext:value-type="float">
            <text:p>0.8037</text:p>
          </table:table-cell>
          <table:table-cell office:value-type="float" office:value="0.0470612404344" calcext:value-type="float">
            <text:p>0.0471</text:p>
          </table:table-cell>
          <table:table-cell table:style-name="ce33" office:value-type="float" office:value="0.0470612404344" calcext:value-type="float">
            <text:p>0.0471</text:p>
          </table:table-cell>
          <table:table-cell table:style-name="ce39" table:formula="of:=[.D301]" office:value-type="float" office:value="1.600225" calcext:value-type="float">
            <text:p>1.6002</text:p>
          </table:table-cell>
          <table:table-cell table:style-name="ce39" table:formula="of:=SQRT([.I301])" office:value-type="float" office:value="0.896500639667926" calcext:value-type="float">
            <text:p>0.8965</text:p>
          </table:table-cell>
          <table:table-cell table:style-name="ce39" table:formula="of:=0.5*[.J301]/SQRT([.I301])" office:value-type="float" office:value="0.0262471873147977" calcext:value-type="float">
            <text:p>0.0262</text:p>
          </table:table-cell>
          <table:table-cell/>
          <table:table-cell table:style-name="ce33" office:value-type="float" office:value="1.6002" calcext:value-type="float">
            <text:p>1.6002</text:p>
          </table:table-cell>
          <table:table-cell table:style-name="ce33" office:value-type="float" office:value="10.1190517299" calcext:value-type="float">
            <text:p>10.1191</text:p>
          </table:table-cell>
          <table:table-cell table:number-columns-repeated="2" table:style-name="ce33" office:value-type="float" office:value="0.585012281933" calcext:value-type="float">
            <text:p>0.5850</text:p>
          </table:table-cell>
          <table:table-cell table:number-columns-repeated="1005"/>
        </table:table-row>
        <table:table-row table:style-name="ro1">
          <table:table-cell table:style-name="ce33" office:value-type="float" office:value="1.27" calcext:value-type="float">
            <text:p>1.2700</text:p>
          </table:table-cell>
          <table:table-cell table:style-name="ce33" office:value-type="float" office:value="1.28" calcext:value-type="float">
            <text:p>1.2800</text:p>
          </table:table-cell>
          <table:table-cell table:style-name="ce33" table:formula="of:=[.A302]+([.B302]-[.A302])/2" office:value-type="float" office:value="1.275" calcext:value-type="float">
            <text:p>1.2750</text:p>
          </table:table-cell>
          <table:table-cell table:formula="of:=[.C302]*[.C302]" office:value-type="float" office:value="1.625625" calcext:value-type="float">
            <text:p>1.6256</text:p>
          </table:table-cell>
          <table:table-cell table:style-name="ce58" office:value-type="float" office:value="8.584719" calcext:value-type="float">
            <text:p>8.58472</text:p>
          </table:table-cell>
          <table:table-cell table:style-name="ce58" office:value-type="float" office:value="0.513665" calcext:value-type="float">
            <text:p>0.51367</text:p>
          </table:table-cell>
          <table:table-cell/>
          <table:table-cell table:formula="of:=[.D302]" office:value-type="float" office:value="1.625625" calcext:value-type="float">
            <text:p>1.6256</text:p>
          </table:table-cell>
          <table:table-cell office:value-type="float" office:value="0.711514986469" calcext:value-type="float">
            <text:p>0.7115</text:p>
          </table:table-cell>
          <table:table-cell office:value-type="float" office:value="0.0431469983445" calcext:value-type="float">
            <text:p>0.0431</text:p>
          </table:table-cell>
          <table:table-cell table:style-name="ce33" office:value-type="float" office:value="0.0431469983445" calcext:value-type="float">
            <text:p>0.0431</text:p>
          </table:table-cell>
          <table:table-cell table:style-name="ce39" table:formula="of:=[.D302]" office:value-type="float" office:value="1.625625" calcext:value-type="float">
            <text:p>1.6256</text:p>
          </table:table-cell>
          <table:table-cell table:style-name="ce39" table:formula="of:=SQRT([.I302])" office:value-type="float" office:value="0.843513477348762" calcext:value-type="float">
            <text:p>0.8435</text:p>
          </table:table-cell>
          <table:table-cell table:style-name="ce39" table:formula="of:=0.5*[.J302]/SQRT([.I302])" office:value-type="float" office:value="0.0255757610892685" calcext:value-type="float">
            <text:p>0.0256</text:p>
          </table:table-cell>
          <table:table-cell/>
          <table:table-cell table:style-name="ce33" office:value-type="float" office:value="1.6256" calcext:value-type="float">
            <text:p>1.6256</text:p>
          </table:table-cell>
          <table:table-cell table:style-name="ce33" office:value-type="float" office:value="8.82884795678" calcext:value-type="float">
            <text:p>8.8288</text:p>
          </table:table-cell>
          <table:table-cell table:number-columns-repeated="2" table:style-name="ce33" office:value-type="float" office:value="0.52832537261" calcext:value-type="float">
            <text:p>0.5283</text:p>
          </table:table-cell>
          <table:table-cell table:number-columns-repeated="1005"/>
        </table:table-row>
        <table:table-row table:style-name="ro1">
          <table:table-cell table:style-name="ce33" office:value-type="float" office:value="1.28" calcext:value-type="float">
            <text:p>1.2800</text:p>
          </table:table-cell>
          <table:table-cell table:style-name="ce33" office:value-type="float" office:value="1.29" calcext:value-type="float">
            <text:p>1.2900</text:p>
          </table:table-cell>
          <table:table-cell table:style-name="ce33" table:formula="of:=[.A303]+([.B303]-[.A303])/2" office:value-type="float" office:value="1.285" calcext:value-type="float">
            <text:p>1.2850</text:p>
          </table:table-cell>
          <table:table-cell table:formula="of:=[.C303]*[.C303]" office:value-type="float" office:value="1.651225" calcext:value-type="float">
            <text:p>1.6512</text:p>
          </table:table-cell>
          <table:table-cell table:style-name="ce58" office:value-type="float" office:value="8.060217" calcext:value-type="float">
            <text:p>8.06022</text:p>
          </table:table-cell>
          <table:table-cell table:style-name="ce58" office:value-type="float" office:value="0.504002" calcext:value-type="float">
            <text:p>0.50400</text:p>
          </table:table-cell>
          <table:table-cell/>
          <table:table-cell table:formula="of:=[.D303]" office:value-type="float" office:value="1.651225" calcext:value-type="float">
            <text:p>1.6512</text:p>
          </table:table-cell>
          <table:table-cell office:value-type="float" office:value="0.677640789593" calcext:value-type="float">
            <text:p>0.6776</text:p>
          </table:table-cell>
          <table:table-cell office:value-type="float" office:value="0.0429317187547" calcext:value-type="float">
            <text:p>0.0429</text:p>
          </table:table-cell>
          <table:table-cell table:style-name="ce33" office:value-type="float" office:value="0.0429317187547" calcext:value-type="float">
            <text:p>0.0429</text:p>
          </table:table-cell>
          <table:table-cell table:style-name="ce39" table:formula="of:=[.D303]" office:value-type="float" office:value="1.651225" calcext:value-type="float">
            <text:p>1.6512</text:p>
          </table:table-cell>
          <table:table-cell table:style-name="ce39" table:formula="of:=SQRT([.I303])" office:value-type="float" office:value="0.823189400802148" calcext:value-type="float">
            <text:p>0.8232</text:p>
          </table:table-cell>
          <table:table-cell table:style-name="ce39" table:formula="of:=0.5*[.J303]/SQRT([.I303])" office:value-type="float" office:value="0.026076452583613" calcext:value-type="float">
            <text:p>0.0261</text:p>
          </table:table-cell>
          <table:table-cell/>
          <table:table-cell table:style-name="ce33" office:value-type="float" office:value="1.6512" calcext:value-type="float">
            <text:p>1.6512</text:p>
          </table:table-cell>
          <table:table-cell table:style-name="ce33" office:value-type="float" office:value="8.28784890513" calcext:value-type="float">
            <text:p>8.2878</text:p>
          </table:table-cell>
          <table:table-cell table:number-columns-repeated="2" table:style-name="ce33" office:value-type="float" office:value="0.518278623677" calcext:value-type="float">
            <text:p>0.5183</text:p>
          </table:table-cell>
          <table:table-cell table:number-columns-repeated="1005"/>
        </table:table-row>
        <table:table-row table:style-name="ro1">
          <table:table-cell table:style-name="ce33" office:value-type="float" office:value="1.29" calcext:value-type="float">
            <text:p>1.2900</text:p>
          </table:table-cell>
          <table:table-cell table:style-name="ce33" office:value-type="float" office:value="1.3" calcext:value-type="float">
            <text:p>1.3000</text:p>
          </table:table-cell>
          <table:table-cell table:style-name="ce33" table:formula="of:=[.A304]+([.B304]-[.A304])/2" office:value-type="float" office:value="1.295" calcext:value-type="float">
            <text:p>1.2950</text:p>
          </table:table-cell>
          <table:table-cell table:formula="of:=[.C304]*[.C304]" office:value-type="float" office:value="1.677025" calcext:value-type="float">
            <text:p>1.6770</text:p>
          </table:table-cell>
          <table:table-cell table:style-name="ce58" office:value-type="float" office:value="7.272641" calcext:value-type="float">
            <text:p>7.27264</text:p>
          </table:table-cell>
          <table:table-cell table:style-name="ce58" office:value-type="float" office:value="0.454801" calcext:value-type="float">
            <text:p>0.45480</text:p>
          </table:table-cell>
          <table:table-cell/>
          <table:table-cell table:formula="of:=[.D304]" office:value-type="float" office:value="1.677025" calcext:value-type="float">
            <text:p>1.6770</text:p>
          </table:table-cell>
          <table:table-cell office:value-type="float" office:value="0.620153074935" calcext:value-type="float">
            <text:p>0.6202</text:p>
          </table:table-cell>
          <table:table-cell office:value-type="float" office:value="0.0393302115834" calcext:value-type="float">
            <text:p>0.0393</text:p>
          </table:table-cell>
          <table:table-cell table:style-name="ce33" office:value-type="float" office:value="0.0393302115834" calcext:value-type="float">
            <text:p>0.0393</text:p>
          </table:table-cell>
          <table:table-cell table:style-name="ce39" table:formula="of:=[.D304]" office:value-type="float" office:value="1.677025" calcext:value-type="float">
            <text:p>1.6770</text:p>
          </table:table-cell>
          <table:table-cell table:style-name="ce39" table:formula="of:=SQRT([.I304])" office:value-type="float" office:value="0.787497984083134" calcext:value-type="float">
            <text:p>0.7875</text:p>
          </table:table-cell>
          <table:table-cell table:style-name="ce39" table:formula="of:=0.5*[.J304]/SQRT([.I304])" office:value-type="float" office:value="0.0249716268348238" calcext:value-type="float">
            <text:p>0.0250</text:p>
          </table:table-cell>
          <table:table-cell/>
          <table:table-cell table:style-name="ce33" office:value-type="float" office:value="1.677" calcext:value-type="float">
            <text:p>1.6770</text:p>
          </table:table-cell>
          <table:table-cell table:style-name="ce33" office:value-type="float" office:value="7.47659713485" calcext:value-type="float">
            <text:p>7.4766</text:p>
          </table:table-cell>
          <table:table-cell table:number-columns-repeated="2" table:style-name="ce33" office:value-type="float" office:value="0.467601368516" calcext:value-type="float">
            <text:p>0.4676</text:p>
          </table:table-cell>
          <table:table-cell table:number-columns-repeated="1005"/>
        </table:table-row>
        <table:table-row table:style-name="ro1">
          <table:table-cell table:style-name="ce33" office:value-type="float" office:value="1.3" calcext:value-type="float">
            <text:p>1.3000</text:p>
          </table:table-cell>
          <table:table-cell table:style-name="ce33" office:value-type="float" office:value="1.31" calcext:value-type="float">
            <text:p>1.3100</text:p>
          </table:table-cell>
          <table:table-cell table:style-name="ce33" table:formula="of:=[.A305]+([.B305]-[.A305])/2" office:value-type="float" office:value="1.305" calcext:value-type="float">
            <text:p>1.3050</text:p>
          </table:table-cell>
          <table:table-cell table:formula="of:=[.C305]*[.C305]" office:value-type="float" office:value="1.703025" calcext:value-type="float">
            <text:p>1.7030</text:p>
          </table:table-cell>
          <table:table-cell table:style-name="ce58" office:value-type="float" office:value="6.812953" calcext:value-type="float">
            <text:p>6.81295</text:p>
          </table:table-cell>
          <table:table-cell table:style-name="ce58" office:value-type="float" office:value="0.447716" calcext:value-type="float">
            <text:p>0.44772</text:p>
          </table:table-cell>
          <table:table-cell/>
          <table:table-cell table:formula="of:=[.D305]" office:value-type="float" office:value="1.703025" calcext:value-type="float">
            <text:p>1.7030</text:p>
          </table:table-cell>
          <table:table-cell office:value-type="float" office:value="0.589237246534" calcext:value-type="float">
            <text:p>0.5892</text:p>
          </table:table-cell>
          <table:table-cell office:value-type="float" office:value="0.0392666549413" calcext:value-type="float">
            <text:p>0.0393</text:p>
          </table:table-cell>
          <table:table-cell table:style-name="ce33" office:value-type="float" office:value="0.0392666549413" calcext:value-type="float">
            <text:p>0.0393</text:p>
          </table:table-cell>
          <table:table-cell table:style-name="ce39" table:formula="of:=[.D305]" office:value-type="float" office:value="1.703025" calcext:value-type="float">
            <text:p>1.7030</text:p>
          </table:table-cell>
          <table:table-cell table:style-name="ce39" table:formula="of:=SQRT([.I305])" office:value-type="float" office:value="0.76761790399521" calcext:value-type="float">
            <text:p>0.7676</text:p>
          </table:table-cell>
          <table:table-cell table:style-name="ce39" table:formula="of:=0.5*[.J305]/SQRT([.I305])" office:value-type="float" office:value="0.0255769535448101" calcext:value-type="float">
            <text:p>0.0256</text:p>
          </table:table-cell>
          <table:table-cell/>
          <table:table-cell table:style-name="ce33" office:value-type="float" office:value="1.703" calcext:value-type="float">
            <text:p>1.7030</text:p>
          </table:table-cell>
          <table:table-cell table:style-name="ce33" office:value-type="float" office:value="7.00322586382" calcext:value-type="float">
            <text:p>7.0032</text:p>
          </table:table-cell>
          <table:table-cell table:number-columns-repeated="2" table:style-name="ce33" office:value-type="float" office:value="0.460269642176" calcext:value-type="float">
            <text:p>0.4603</text:p>
          </table:table-cell>
          <table:table-cell table:number-columns-repeated="1005"/>
        </table:table-row>
        <table:table-row table:style-name="ro1">
          <table:table-cell table:style-name="ce33" office:value-type="float" office:value="1.31" calcext:value-type="float">
            <text:p>1.3100</text:p>
          </table:table-cell>
          <table:table-cell table:style-name="ce33" office:value-type="float" office:value="1.32" calcext:value-type="float">
            <text:p>1.3200</text:p>
          </table:table-cell>
          <table:table-cell table:style-name="ce33" table:formula="of:=[.A306]+([.B306]-[.A306])/2" office:value-type="float" office:value="1.315" calcext:value-type="float">
            <text:p>1.3150</text:p>
          </table:table-cell>
          <table:table-cell table:formula="of:=[.C306]*[.C306]" office:value-type="float" office:value="1.729225" calcext:value-type="float">
            <text:p>1.7292</text:p>
          </table:table-cell>
          <table:table-cell table:style-name="ce58" office:value-type="float" office:value="6.744823" calcext:value-type="float">
            <text:p>6.74482</text:p>
          </table:table-cell>
          <table:table-cell table:style-name="ce58" office:value-type="float" office:value="0.430431" calcext:value-type="float">
            <text:p>0.43043</text:p>
          </table:table-cell>
          <table:table-cell/>
          <table:table-cell table:formula="of:=[.D306]" office:value-type="float" office:value="1.729225" calcext:value-type="float">
            <text:p>1.7292</text:p>
          </table:table-cell>
          <table:table-cell office:value-type="float" office:value="0.591596084621" calcext:value-type="float">
            <text:p>0.5916</text:p>
          </table:table-cell>
          <table:table-cell office:value-type="float" office:value="0.0383349478079" calcext:value-type="float">
            <text:p>0.0383</text:p>
          </table:table-cell>
          <table:table-cell table:style-name="ce33" office:value-type="float" office:value="0.0383349478079" calcext:value-type="float">
            <text:p>0.0383</text:p>
          </table:table-cell>
          <table:table-cell table:style-name="ce39" table:formula="of:=[.D306]" office:value-type="float" office:value="1.729225" calcext:value-type="float">
            <text:p>1.7292</text:p>
          </table:table-cell>
          <table:table-cell table:style-name="ce39" table:formula="of:=SQRT([.I306])" office:value-type="float" office:value="0.769152835671169" calcext:value-type="float">
            <text:p>0.7692</text:p>
          </table:table-cell>
          <table:table-cell table:style-name="ce39" table:formula="of:=0.5*[.J306]/SQRT([.I306])" office:value-type="float" office:value="0.0249202408351317" calcext:value-type="float">
            <text:p>0.0249</text:p>
          </table:table-cell>
          <table:table-cell/>
          <table:table-cell table:style-name="ce33" office:value-type="float" office:value="1.7292" calcext:value-type="float">
            <text:p>1.7292</text:p>
          </table:table-cell>
          <table:table-cell table:style-name="ce33" office:value-type="float" office:value="6.93227439036" calcext:value-type="float">
            <text:p>6.9323</text:p>
          </table:table-cell>
          <table:table-cell table:number-columns-repeated="2" table:style-name="ce33" office:value-type="float" office:value="0.442445120624" calcext:value-type="float">
            <text:p>0.4424</text:p>
          </table:table-cell>
          <table:table-cell table:number-columns-repeated="1005"/>
        </table:table-row>
        <table:table-row table:style-name="ro1">
          <table:table-cell table:style-name="ce33" office:value-type="float" office:value="1.32" calcext:value-type="float">
            <text:p>1.3200</text:p>
          </table:table-cell>
          <table:table-cell table:style-name="ce33" office:value-type="float" office:value="1.33" calcext:value-type="float">
            <text:p>1.3300</text:p>
          </table:table-cell>
          <table:table-cell table:style-name="ce33" table:formula="of:=[.A307]+([.B307]-[.A307])/2" office:value-type="float" office:value="1.325" calcext:value-type="float">
            <text:p>1.3250</text:p>
          </table:table-cell>
          <table:table-cell table:formula="of:=[.C307]*[.C307]" office:value-type="float" office:value="1.755625" calcext:value-type="float">
            <text:p>1.7556</text:p>
          </table:table-cell>
          <table:table-cell table:style-name="ce58" office:value-type="float" office:value="5.620105" calcext:value-type="float">
            <text:p>5.62011</text:p>
          </table:table-cell>
          <table:table-cell table:style-name="ce58" office:value-type="float" office:value="0.371815" calcext:value-type="float">
            <text:p>0.37182</text:p>
          </table:table-cell>
          <table:table-cell/>
          <table:table-cell table:formula="of:=[.D307]" office:value-type="float" office:value="1.755625" calcext:value-type="float">
            <text:p>1.7556</text:p>
          </table:table-cell>
          <table:table-cell office:value-type="float" office:value="0.499873822015" calcext:value-type="float">
            <text:p>0.4999</text:p>
          </table:table-cell>
          <table:table-cell office:value-type="float" office:value="0.0335918699418" calcext:value-type="float">
            <text:p>0.0336</text:p>
          </table:table-cell>
          <table:table-cell table:style-name="ce33" office:value-type="float" office:value="0.0335918699418" calcext:value-type="float">
            <text:p>0.0336</text:p>
          </table:table-cell>
          <table:table-cell table:style-name="ce39" table:formula="of:=[.D307]" office:value-type="float" office:value="1.755625" calcext:value-type="float">
            <text:p>1.7556</text:p>
          </table:table-cell>
          <table:table-cell table:style-name="ce39" table:formula="of:=SQRT([.I307])" office:value-type="float" office:value="0.707017554248125" calcext:value-type="float">
            <text:p>0.7070</text:p>
          </table:table-cell>
          <table:table-cell table:style-name="ce39" table:formula="of:=0.5*[.J307]/SQRT([.I307])" office:value-type="float" office:value="0.023756036706559" calcext:value-type="float">
            <text:p>0.0238</text:p>
          </table:table-cell>
          <table:table-cell/>
          <table:table-cell table:style-name="ce33" office:value-type="float" office:value="1.7556" calcext:value-type="float">
            <text:p>1.7556</text:p>
          </table:table-cell>
          <table:table-cell table:style-name="ce33" office:value-type="float" office:value="5.77553991124" calcext:value-type="float">
            <text:p>5.7755</text:p>
          </table:table-cell>
          <table:table-cell table:number-columns-repeated="2" table:style-name="ce33" office:value-type="float" office:value="0.382150439842" calcext:value-type="float">
            <text:p>0.3822</text:p>
          </table:table-cell>
          <table:table-cell table:number-columns-repeated="1005"/>
        </table:table-row>
        <table:table-row table:style-name="ro1">
          <table:table-cell table:style-name="ce33" office:value-type="float" office:value="1.33" calcext:value-type="float">
            <text:p>1.3300</text:p>
          </table:table-cell>
          <table:table-cell table:style-name="ce33" office:value-type="float" office:value="1.34" calcext:value-type="float">
            <text:p>1.3400</text:p>
          </table:table-cell>
          <table:table-cell table:style-name="ce33" table:formula="of:=[.A308]+([.B308]-[.A308])/2" office:value-type="float" office:value="1.335" calcext:value-type="float">
            <text:p>1.3350</text:p>
          </table:table-cell>
          <table:table-cell table:formula="of:=[.C308]*[.C308]" office:value-type="float" office:value="1.782225" calcext:value-type="float">
            <text:p>1.7822</text:p>
          </table:table-cell>
          <table:table-cell table:style-name="ce58" office:value-type="float" office:value="5.681953" calcext:value-type="float">
            <text:p>5.68195</text:p>
          </table:table-cell>
          <table:table-cell table:style-name="ce58" office:value-type="float" office:value="0.39039" calcext:value-type="float">
            <text:p>0.39039</text:p>
          </table:table-cell>
          <table:table-cell/>
          <table:table-cell table:formula="of:=[.D308]" office:value-type="float" office:value="1.782225" calcext:value-type="float">
            <text:p>1.7822</text:p>
          </table:table-cell>
          <table:table-cell office:value-type="float" office:value="0.512450405625" calcext:value-type="float">
            <text:p>0.5125</text:p>
          </table:table-cell>
          <table:table-cell office:value-type="float" office:value="0.0357730988415" calcext:value-type="float">
            <text:p>0.0358</text:p>
          </table:table-cell>
          <table:table-cell table:style-name="ce33" office:value-type="float" office:value="0.0357730988415" calcext:value-type="float">
            <text:p>0.0358</text:p>
          </table:table-cell>
          <table:table-cell table:style-name="ce39" table:formula="of:=[.D308]" office:value-type="float" office:value="1.782225" calcext:value-type="float">
            <text:p>1.7822</text:p>
          </table:table-cell>
          <table:table-cell table:style-name="ce39" table:formula="of:=SQRT([.I308])" office:value-type="float" office:value="0.715856414111797" calcext:value-type="float">
            <text:p>0.7159</text:p>
          </table:table-cell>
          <table:table-cell table:style-name="ce39" table:formula="of:=0.5*[.J308]/SQRT([.I308])" office:value-type="float" office:value="0.0249862249861138" calcext:value-type="float">
            <text:p>0.0250</text:p>
          </table:table-cell>
          <table:table-cell/>
          <table:table-cell table:style-name="ce33" office:value-type="float" office:value="1.7822" calcext:value-type="float">
            <text:p>1.7822</text:p>
          </table:table-cell>
          <table:table-cell table:style-name="ce33" office:value-type="float" office:value="5.83854450999" calcext:value-type="float">
            <text:p>5.8385</text:p>
          </table:table-cell>
          <table:table-cell table:number-columns-repeated="2" table:style-name="ce33" office:value-type="float" office:value="0.40120063629" calcext:value-type="float">
            <text:p>0.4012</text:p>
          </table:table-cell>
          <table:table-cell table:number-columns-repeated="1005"/>
        </table:table-row>
        <table:table-row table:style-name="ro1">
          <table:table-cell table:style-name="ce33" office:value-type="float" office:value="1.34" calcext:value-type="float">
            <text:p>1.3400</text:p>
          </table:table-cell>
          <table:table-cell table:style-name="ce33" office:value-type="float" office:value="1.35" calcext:value-type="float">
            <text:p>1.3500</text:p>
          </table:table-cell>
          <table:table-cell table:style-name="ce33" table:formula="of:=[.A309]+([.B309]-[.A309])/2" office:value-type="float" office:value="1.345" calcext:value-type="float">
            <text:p>1.3450</text:p>
          </table:table-cell>
          <table:table-cell table:formula="of:=[.C309]*[.C309]" office:value-type="float" office:value="1.809025" calcext:value-type="float">
            <text:p>1.8090</text:p>
          </table:table-cell>
          <table:table-cell table:style-name="ce58" office:value-type="float" office:value="4.801484" calcext:value-type="float">
            <text:p>4.80148</text:p>
          </table:table-cell>
          <table:table-cell table:style-name="ce58" office:value-type="float" office:value="0.37529" calcext:value-type="float">
            <text:p>0.37529</text:p>
          </table:table-cell>
          <table:table-cell/>
          <table:table-cell table:formula="of:=[.D309]" office:value-type="float" office:value="1.809025" calcext:value-type="float">
            <text:p>1.8090</text:p>
          </table:table-cell>
          <table:table-cell office:value-type="float" office:value="0.439048887457" calcext:value-type="float">
            <text:p>0.4390</text:p>
          </table:table-cell>
          <table:table-cell office:value-type="float" office:value="0.0348431699013" calcext:value-type="float">
            <text:p>0.0348</text:p>
          </table:table-cell>
          <table:table-cell table:style-name="ce33" office:value-type="float" office:value="0.0348431699013" calcext:value-type="float">
            <text:p>0.0348</text:p>
          </table:table-cell>
          <table:table-cell table:style-name="ce39" table:formula="of:=[.D309]" office:value-type="float" office:value="1.809025" calcext:value-type="float">
            <text:p>1.8090</text:p>
          </table:table-cell>
          <table:table-cell table:style-name="ce39" table:formula="of:=SQRT([.I309])" office:value-type="float" office:value="0.662607642166162" calcext:value-type="float">
            <text:p>0.6626</text:p>
          </table:table-cell>
          <table:table-cell table:style-name="ce39" table:formula="of:=0.5*[.J309]/SQRT([.I309])" office:value-type="float" office:value="0.0262924600351669" calcext:value-type="float">
            <text:p>0.0263</text:p>
          </table:table-cell>
          <table:table-cell/>
          <table:table-cell table:style-name="ce33" office:value-type="float" office:value="1.809" calcext:value-type="float">
            <text:p>1.8090</text:p>
          </table:table-cell>
          <table:table-cell table:style-name="ce33" office:value-type="float" office:value="4.93315316121" calcext:value-type="float">
            <text:p>4.9332</text:p>
          </table:table-cell>
          <table:table-cell table:number-columns-repeated="2" table:style-name="ce33" office:value-type="float" office:value="0.385627131264" calcext:value-type="float">
            <text:p>0.3856</text:p>
          </table:table-cell>
          <table:table-cell table:number-columns-repeated="1005"/>
        </table:table-row>
        <table:table-row table:style-name="ro1">
          <table:table-cell table:style-name="ce33" office:value-type="float" office:value="1.35" calcext:value-type="float">
            <text:p>1.3500</text:p>
          </table:table-cell>
          <table:table-cell table:style-name="ce33" office:value-type="float" office:value="1.36" calcext:value-type="float">
            <text:p>1.3600</text:p>
          </table:table-cell>
          <table:table-cell table:style-name="ce33" table:formula="of:=[.A310]+([.B310]-[.A310])/2" office:value-type="float" office:value="1.355" calcext:value-type="float">
            <text:p>1.3550</text:p>
          </table:table-cell>
          <table:table-cell table:formula="of:=[.C310]*[.C310]" office:value-type="float" office:value="1.836025" calcext:value-type="float">
            <text:p>1.8360</text:p>
          </table:table-cell>
          <table:table-cell table:style-name="ce58" office:value-type="float" office:value="4.9294" calcext:value-type="float">
            <text:p>4.92940</text:p>
          </table:table-cell>
          <table:table-cell table:style-name="ce58" office:value-type="float" office:value="0.354625" calcext:value-type="float">
            <text:p>0.35463</text:p>
          </table:table-cell>
          <table:table-cell/>
          <table:table-cell table:formula="of:=[.D310]" office:value-type="float" office:value="1.836025" calcext:value-type="float">
            <text:p>1.8360</text:p>
          </table:table-cell>
          <table:table-cell office:value-type="float" office:value="0.456967832311" calcext:value-type="float">
            <text:p>0.4570</text:p>
          </table:table-cell>
          <table:table-cell office:value-type="float" office:value="0.0334680714975" calcext:value-type="float">
            <text:p>0.0335</text:p>
          </table:table-cell>
          <table:table-cell table:style-name="ce33" office:value-type="float" office:value="0.0334680714975" calcext:value-type="float">
            <text:p>0.0335</text:p>
          </table:table-cell>
          <table:table-cell table:style-name="ce39" table:formula="of:=[.D310]" office:value-type="float" office:value="1.836025" calcext:value-type="float">
            <text:p>1.8360</text:p>
          </table:table-cell>
          <table:table-cell table:style-name="ce39" table:formula="of:=SQRT([.I310])" office:value-type="float" office:value="0.675993958782917" calcext:value-type="float">
            <text:p>0.6760</text:p>
          </table:table-cell>
          <table:table-cell table:style-name="ce39" table:formula="of:=0.5*[.J310]/SQRT([.I310])" office:value-type="float" office:value="0.024754711978312" calcext:value-type="float">
            <text:p>0.0248</text:p>
          </table:table-cell>
          <table:table-cell/>
          <table:table-cell table:style-name="ce33" office:value-type="float" office:value="1.836" calcext:value-type="float">
            <text:p>1.8360</text:p>
          </table:table-cell>
          <table:table-cell table:style-name="ce33" office:value-type="float" office:value="5.06400715899" calcext:value-type="float">
            <text:p>5.0640</text:p>
          </table:table-cell>
          <table:table-cell table:number-columns-repeated="2" table:style-name="ce33" office:value-type="float" office:value="0.364373142016" calcext:value-type="float">
            <text:p>0.3644</text:p>
          </table:table-cell>
          <table:table-cell table:number-columns-repeated="1005"/>
        </table:table-row>
        <table:table-row table:style-name="ro1">
          <table:table-cell table:style-name="ce33" office:value-type="float" office:value="1.36" calcext:value-type="float">
            <text:p>1.3600</text:p>
          </table:table-cell>
          <table:table-cell table:style-name="ce33" office:value-type="float" office:value="1.37" calcext:value-type="float">
            <text:p>1.3700</text:p>
          </table:table-cell>
          <table:table-cell table:style-name="ce33" table:formula="of:=[.A311]+([.B311]-[.A311])/2" office:value-type="float" office:value="1.365" calcext:value-type="float">
            <text:p>1.3650</text:p>
          </table:table-cell>
          <table:table-cell table:formula="of:=[.C311]*[.C311]" office:value-type="float" office:value="1.863225" calcext:value-type="float">
            <text:p>1.8632</text:p>
          </table:table-cell>
          <table:table-cell table:style-name="ce58" office:value-type="float" office:value="4.221198" calcext:value-type="float">
            <text:p>4.22120</text:p>
          </table:table-cell>
          <table:table-cell table:style-name="ce58" office:value-type="float" office:value="0.356537" calcext:value-type="float">
            <text:p>0.35654</text:p>
          </table:table-cell>
          <table:table-cell/>
          <table:table-cell table:formula="of:=[.D311]" office:value-type="float" office:value="1.863225" calcext:value-type="float">
            <text:p>1.8632</text:p>
          </table:table-cell>
          <table:table-cell office:value-type="float" office:value="0.396683069957" calcext:value-type="float">
            <text:p>0.3967</text:p>
          </table:table-cell>
          <table:table-cell office:value-type="float" office:value="0.0340670674964" calcext:value-type="float">
            <text:p>0.0341</text:p>
          </table:table-cell>
          <table:table-cell table:style-name="ce33" office:value-type="float" office:value="0.0340670674964" calcext:value-type="float">
            <text:p>0.0341</text:p>
          </table:table-cell>
          <table:table-cell table:style-name="ce39" table:formula="of:=[.D311]" office:value-type="float" office:value="1.863225" calcext:value-type="float">
            <text:p>1.8632</text:p>
          </table:table-cell>
          <table:table-cell table:style-name="ce39" table:formula="of:=SQRT([.I311])" office:value-type="float" office:value="0.629827809767876" calcext:value-type="float">
            <text:p>0.6298</text:p>
          </table:table-cell>
          <table:table-cell table:style-name="ce39" table:formula="of:=0.5*[.J311]/SQRT([.I311])" office:value-type="float" office:value="0.0270447469673937" calcext:value-type="float">
            <text:p>0.0270</text:p>
          </table:table-cell>
          <table:table-cell/>
          <table:table-cell table:style-name="ce33" office:value-type="float" office:value="1.8632" calcext:value-type="float">
            <text:p>1.8632</text:p>
          </table:table-cell>
          <table:table-cell table:style-name="ce33" office:value-type="float" office:value="4.33597636436" calcext:value-type="float">
            <text:p>4.3360</text:p>
          </table:table-cell>
          <table:table-cell table:number-columns-repeated="2" table:style-name="ce33" office:value-type="float" office:value="0.366285924078" calcext:value-type="float">
            <text:p>0.3663</text:p>
          </table:table-cell>
          <table:table-cell table:number-columns-repeated="1005"/>
        </table:table-row>
        <table:table-row table:style-name="ro1">
          <table:table-cell table:style-name="ce33" office:value-type="float" office:value="1.37" calcext:value-type="float">
            <text:p>1.3700</text:p>
          </table:table-cell>
          <table:table-cell table:style-name="ce33" office:value-type="float" office:value="1.38" calcext:value-type="float">
            <text:p>1.3800</text:p>
          </table:table-cell>
          <table:table-cell table:style-name="ce33" table:formula="of:=[.A312]+([.B312]-[.A312])/2" office:value-type="float" office:value="1.375" calcext:value-type="float">
            <text:p>1.3750</text:p>
          </table:table-cell>
          <table:table-cell table:formula="of:=[.C312]*[.C312]" office:value-type="float" office:value="1.890625" calcext:value-type="float">
            <text:p>1.8906</text:p>
          </table:table-cell>
          <table:table-cell table:style-name="ce58" office:value-type="float" office:value="3.860587" calcext:value-type="float">
            <text:p>3.86059</text:p>
          </table:table-cell>
          <table:table-cell table:style-name="ce58" office:value-type="float" office:value="0.314442" calcext:value-type="float">
            <text:p>0.31444</text:p>
          </table:table-cell>
          <table:table-cell/>
          <table:table-cell table:formula="of:=[.D312]" office:value-type="float" office:value="1.890625" calcext:value-type="float">
            <text:p>1.8906</text:p>
          </table:table-cell>
          <table:table-cell office:value-type="float" office:value="0.367746781269" calcext:value-type="float">
            <text:p>0.3677</text:p>
          </table:table-cell>
          <table:table-cell office:value-type="float" office:value="0.0305309791597" calcext:value-type="float">
            <text:p>0.0305</text:p>
          </table:table-cell>
          <table:table-cell table:style-name="ce33" office:value-type="float" office:value="0.0305309791597" calcext:value-type="float">
            <text:p>0.0305</text:p>
          </table:table-cell>
          <table:table-cell table:style-name="ce39" table:formula="of:=[.D312]" office:value-type="float" office:value="1.890625" calcext:value-type="float">
            <text:p>1.8906</text:p>
          </table:table-cell>
          <table:table-cell table:style-name="ce39" table:formula="of:=SQRT([.I312])" office:value-type="float" office:value="0.606421290250433" calcext:value-type="float">
            <text:p>0.6064</text:p>
          </table:table-cell>
          <table:table-cell table:style-name="ce39" table:formula="of:=0.5*[.J312]/SQRT([.I312])" office:value-type="float" office:value="0.0251730765810445" calcext:value-type="float">
            <text:p>0.0252</text:p>
          </table:table-cell>
          <table:table-cell/>
          <table:table-cell table:style-name="ce33" office:value-type="float" office:value="1.8906" calcext:value-type="float">
            <text:p>1.8906</text:p>
          </table:table-cell>
          <table:table-cell table:style-name="ce33" office:value-type="float" office:value="3.96518885682" calcext:value-type="float">
            <text:p>3.9652</text:p>
          </table:table-cell>
          <table:table-cell table:number-columns-repeated="2" table:style-name="ce33" office:value-type="float" office:value="0.32301966762" calcext:value-type="float">
            <text:p>0.3230</text:p>
          </table:table-cell>
          <table:table-cell table:number-columns-repeated="1005"/>
        </table:table-row>
        <table:table-row table:style-name="ro1">
          <table:table-cell table:style-name="ce33" office:value-type="float" office:value="1.38" calcext:value-type="float">
            <text:p>1.3800</text:p>
          </table:table-cell>
          <table:table-cell table:style-name="ce33" office:value-type="float" office:value="1.39" calcext:value-type="float">
            <text:p>1.3900</text:p>
          </table:table-cell>
          <table:table-cell table:style-name="ce33" table:formula="of:=[.A313]+([.B313]-[.A313])/2" office:value-type="float" office:value="1.385" calcext:value-type="float">
            <text:p>1.3850</text:p>
          </table:table-cell>
          <table:table-cell table:formula="of:=[.C313]*[.C313]" office:value-type="float" office:value="1.918225" calcext:value-type="float">
            <text:p>1.9182</text:p>
          </table:table-cell>
          <table:table-cell table:style-name="ce58" office:value-type="float" office:value="2.79557" calcext:value-type="float">
            <text:p>2.79557</text:p>
          </table:table-cell>
          <table:table-cell table:style-name="ce58" office:value-type="float" office:value="0.298523" calcext:value-type="float">
            <text:p>0.29852</text:p>
          </table:table-cell>
          <table:table-cell/>
          <table:table-cell table:formula="of:=[.D313]" office:value-type="float" office:value="1.918225" calcext:value-type="float">
            <text:p>1.9182</text:p>
          </table:table-cell>
          <table:table-cell office:value-type="float" office:value="0.269918881389" calcext:value-type="float">
            <text:p>0.2699</text:p>
          </table:table-cell>
          <table:table-cell office:value-type="float" office:value="0.0293058037246" calcext:value-type="float">
            <text:p>0.0293</text:p>
          </table:table-cell>
          <table:table-cell table:style-name="ce33" office:value-type="float" office:value="0.0293058037246" calcext:value-type="float">
            <text:p>0.0293</text:p>
          </table:table-cell>
          <table:table-cell table:style-name="ce39" table:formula="of:=[.D313]" office:value-type="float" office:value="1.918225" calcext:value-type="float">
            <text:p>1.9182</text:p>
          </table:table-cell>
          <table:table-cell table:style-name="ce39" table:formula="of:=SQRT([.I313])" office:value-type="float" office:value="0.51953717998715" calcext:value-type="float">
            <text:p>0.5195</text:p>
          </table:table-cell>
          <table:table-cell table:style-name="ce39" table:formula="of:=0.5*[.J313]/SQRT([.I313])" office:value-type="float" office:value="0.0282037598592317" calcext:value-type="float">
            <text:p>0.0282</text:p>
          </table:table-cell>
          <table:table-cell/>
          <table:table-cell table:style-name="ce33" office:value-type="float" office:value="1.9182" calcext:value-type="float">
            <text:p>1.9182</text:p>
          </table:table-cell>
          <table:table-cell table:style-name="ce33" office:value-type="float" office:value="2.87115620432" calcext:value-type="float">
            <text:p>2.8712</text:p>
          </table:table-cell>
          <table:table-cell table:number-columns-repeated="2" table:style-name="ce33" office:value-type="float" office:value="0.306634382811" calcext:value-type="float">
            <text:p>0.3066</text:p>
          </table:table-cell>
          <table:table-cell table:number-columns-repeated="1005"/>
        </table:table-row>
        <table:table-row table:style-name="ro1">
          <table:table-cell table:style-name="ce33" office:value-type="float" office:value="1.39" calcext:value-type="float">
            <text:p>1.3900</text:p>
          </table:table-cell>
          <table:table-cell table:style-name="ce33" office:value-type="float" office:value="1.4" calcext:value-type="float">
            <text:p>1.4000</text:p>
          </table:table-cell>
          <table:table-cell table:style-name="ce33" table:formula="of:=[.A314]+([.B314]-[.A314])/2" office:value-type="float" office:value="1.395" calcext:value-type="float">
            <text:p>1.3950</text:p>
          </table:table-cell>
          <table:table-cell table:formula="of:=[.C314]*[.C314]" office:value-type="float" office:value="1.946025" calcext:value-type="float">
            <text:p>1.9460</text:p>
          </table:table-cell>
          <table:table-cell table:style-name="ce58" office:value-type="float" office:value="2.372776" calcext:value-type="float">
            <text:p>2.37278</text:p>
          </table:table-cell>
          <table:table-cell table:style-name="ce58" office:value-type="float" office:value="0.232561" calcext:value-type="float">
            <text:p>0.23256</text:p>
          </table:table-cell>
          <table:table-cell/>
          <table:table-cell table:formula="of:=[.D314]" office:value-type="float" office:value="1.946025" calcext:value-type="float">
            <text:p>1.9460</text:p>
          </table:table-cell>
          <table:table-cell office:value-type="float" office:value="0.232212593148" calcext:value-type="float">
            <text:p>0.2322</text:p>
          </table:table-cell>
          <table:table-cell office:value-type="float" office:value="0.0232572389682" calcext:value-type="float">
            <text:p>0.0233</text:p>
          </table:table-cell>
          <table:table-cell table:style-name="ce33" office:value-type="float" office:value="0.0232572389682" calcext:value-type="float">
            <text:p>0.0233</text:p>
          </table:table-cell>
          <table:table-cell table:style-name="ce39" table:formula="of:=[.D314]" office:value-type="float" office:value="1.946025" calcext:value-type="float">
            <text:p>1.9460</text:p>
          </table:table-cell>
          <table:table-cell table:style-name="ce39" table:formula="of:=SQRT([.I314])" office:value-type="float" office:value="0.481884418868259" calcext:value-type="float">
            <text:p>0.4819</text:p>
          </table:table-cell>
          <table:table-cell table:style-name="ce39" table:formula="of:=0.5*[.J314]/SQRT([.I314])" office:value-type="float" office:value="0.0241315531874026" calcext:value-type="float">
            <text:p>0.0241</text:p>
          </table:table-cell>
          <table:table-cell/>
          <table:table-cell table:style-name="ce33" office:value-type="float" office:value="1.946" calcext:value-type="float">
            <text:p>1.9460</text:p>
          </table:table-cell>
          <table:table-cell table:style-name="ce33" office:value-type="float" office:value="2.43699306807" calcext:value-type="float">
            <text:p>2.4370</text:p>
          </table:table-cell>
          <table:table-cell table:number-columns-repeated="2" table:style-name="ce33" office:value-type="float" office:value="0.238910731226" calcext:value-type="float">
            <text:p>0.2389</text:p>
          </table:table-cell>
          <table:table-cell table:number-columns-repeated="1005"/>
        </table:table-row>
        <table:table-row table:style-name="ro1">
          <table:table-cell table:style-name="ce33" office:value-type="float" office:value="1.4" calcext:value-type="float">
            <text:p>1.4000</text:p>
          </table:table-cell>
          <table:table-cell table:style-name="ce33" office:value-type="float" office:value="1.45" calcext:value-type="float">
            <text:p>1.4500</text:p>
          </table:table-cell>
          <table:table-cell table:style-name="ce33" table:formula="of:=[.A315]+([.B315]-[.A315])/2" office:value-type="float" office:value="1.425" calcext:value-type="float">
            <text:p>1.4250</text:p>
          </table:table-cell>
          <table:table-cell table:formula="of:=[.C315]*[.C315]" office:value-type="float" office:value="2.030625" calcext:value-type="float">
            <text:p>2.0306</text:p>
          </table:table-cell>
          <table:table-cell table:style-name="ce58" office:value-type="float" office:value="1.917355" calcext:value-type="float">
            <text:p>1.91736</text:p>
          </table:table-cell>
          <table:table-cell table:style-name="ce58" office:value-type="float" office:value="0.146111" calcext:value-type="float">
            <text:p>0.14611</text:p>
          </table:table-cell>
          <table:table-cell/>
          <table:table-cell table:formula="of:=[.D315]" office:value-type="float" office:value="2.030625" calcext:value-type="float">
            <text:p>2.0306</text:p>
          </table:table-cell>
          <table:table-cell office:value-type="float" office:value="0.195262730567" calcext:value-type="float">
            <text:p>0.1953</text:p>
          </table:table-cell>
          <table:table-cell office:value-type="float" office:value="0.0153405334656" calcext:value-type="float">
            <text:p>0.0153</text:p>
          </table:table-cell>
          <table:table-cell table:style-name="ce33" office:value-type="float" office:value="0.0153405334656" calcext:value-type="float">
            <text:p>0.0153</text:p>
          </table:table-cell>
          <table:table-cell table:style-name="ce39" table:formula="of:=[.D315]" office:value-type="float" office:value="2.030625" calcext:value-type="float">
            <text:p>2.0306</text:p>
          </table:table-cell>
          <table:table-cell table:style-name="ce39" table:formula="of:=SQRT([.I315])" office:value-type="float" office:value="0.441885426968349" calcext:value-type="float">
            <text:p>0.4419</text:p>
          </table:table-cell>
          <table:table-cell table:style-name="ce39" table:formula="of:=0.5*[.J315]/SQRT([.I315])" office:value-type="float" office:value="0.0173580441098127" calcext:value-type="float">
            <text:p>0.0174</text:p>
          </table:table-cell>
          <table:table-cell/>
          <table:table-cell table:style-name="ce33" office:value-type="float" office:value="2.0306" calcext:value-type="float">
            <text:p>2.0306</text:p>
          </table:table-cell>
          <table:table-cell table:style-name="ce33" office:value-type="float" office:value="1.96896238696" calcext:value-type="float">
            <text:p>1.9690</text:p>
          </table:table-cell>
          <table:table-cell table:number-columns-repeated="2" table:style-name="ce33" office:value-type="float" office:value="0.150114220157" calcext:value-type="float">
            <text:p>0.1501</text:p>
          </table:table-cell>
          <table:table-cell table:number-columns-repeated="1005"/>
        </table:table-row>
        <table:table-row table:style-name="ro1">
          <table:table-cell table:style-name="ce33" office:value-type="float" office:value="1.45" calcext:value-type="float">
            <text:p>1.4500</text:p>
          </table:table-cell>
          <table:table-cell table:style-name="ce33" office:value-type="float" office:value="1.5" calcext:value-type="float">
            <text:p>1.5000</text:p>
          </table:table-cell>
          <table:table-cell table:style-name="ce33" table:formula="of:=[.A316]+([.B316]-[.A316])/2" office:value-type="float" office:value="1.475" calcext:value-type="float">
            <text:p>1.4750</text:p>
          </table:table-cell>
          <table:table-cell table:formula="of:=[.C316]*[.C316]" office:value-type="float" office:value="2.175625" calcext:value-type="float">
            <text:p>2.1756</text:p>
          </table:table-cell>
          <table:table-cell table:style-name="ce58" office:value-type="float" office:value="0.713561" calcext:value-type="float">
            <text:p>0.71356</text:p>
          </table:table-cell>
          <table:table-cell table:style-name="ce58" office:value-type="float" office:value="0.102489" calcext:value-type="float">
            <text:p>0.10249</text:p>
          </table:table-cell>
          <table:table-cell/>
          <table:table-cell table:formula="of:=[.D316]" office:value-type="float" office:value="2.175625" calcext:value-type="float">
            <text:p>2.1756</text:p>
          </table:table-cell>
          <table:table-cell office:value-type="float" office:value="0.0775418168714" calcext:value-type="float">
            <text:p>0.0775</text:p>
          </table:table-cell>
          <table:table-cell office:value-type="float" office:value="0.0112442268127" calcext:value-type="float">
            <text:p>0.0112</text:p>
          </table:table-cell>
          <table:table-cell table:style-name="ce33" office:value-type="float" office:value="0.0112442268127" calcext:value-type="float">
            <text:p>0.0112</text:p>
          </table:table-cell>
          <table:table-cell table:style-name="ce39" table:formula="of:=[.D316]" office:value-type="float" office:value="2.175625" calcext:value-type="float">
            <text:p>2.1756</text:p>
          </table:table-cell>
          <table:table-cell table:style-name="ce39" table:formula="of:=SQRT([.I316])" office:value-type="float" office:value="0.278463313331218" calcext:value-type="float">
            <text:p>0.2785</text:p>
          </table:table-cell>
          <table:table-cell table:style-name="ce39" table:formula="of:=0.5*[.J316]/SQRT([.I316])" office:value-type="float" office:value="0.0201897813363399" calcext:value-type="float">
            <text:p>0.0202</text:p>
          </table:table-cell>
          <table:table-cell/>
          <table:table-cell table:style-name="ce33" office:value-type="float" office:value="2.1756" calcext:value-type="float">
            <text:p>2.1756</text:p>
          </table:table-cell>
          <table:table-cell table:style-name="ce33" office:value-type="float" office:value="0.732705729439" calcext:value-type="float">
            <text:p>0.7327</text:p>
          </table:table-cell>
          <table:table-cell table:number-columns-repeated="2" table:style-name="ce33" office:value-type="float" office:value="0.105244771662" calcext:value-type="float">
            <text:p>0.1052</text:p>
          </table:table-cell>
          <table:table-cell table:number-columns-repeated="1005"/>
        </table:table-row>
        <table:table-row table:style-name="ro1">
          <table:table-cell table:style-name="ce33" office:value-type="float" office:value="1.5" calcext:value-type="float">
            <text:p>1.5000</text:p>
          </table:table-cell>
          <table:table-cell table:style-name="ce33" office:value-type="float" office:value="1.55" calcext:value-type="float">
            <text:p>1.5500</text:p>
          </table:table-cell>
          <table:table-cell table:style-name="ce33" table:formula="of:=[.A317]+([.B317]-[.A317])/2" office:value-type="float" office:value="1.525" calcext:value-type="float">
            <text:p>1.5250</text:p>
          </table:table-cell>
          <table:table-cell table:formula="of:=[.C317]*[.C317]" office:value-type="float" office:value="2.325625" calcext:value-type="float">
            <text:p>2.3256</text:p>
          </table:table-cell>
          <table:table-cell table:style-name="ce58" office:value-type="float" office:value="0.129645" calcext:value-type="float">
            <text:p>0.12965</text:p>
          </table:table-cell>
          <table:table-cell table:style-name="ce58" office:value-type="float" office:value="0.0635916" calcext:value-type="float">
            <text:p>0.06359</text:p>
          </table:table-cell>
          <table:table-cell/>
          <table:table-cell table:formula="of:=[.D317]" office:value-type="float" office:value="2.325625" calcext:value-type="float">
            <text:p>2.3256</text:p>
          </table:table-cell>
          <table:table-cell office:value-type="float" office:value="0.0150234264719" calcext:value-type="float">
            <text:p>0.0150</text:p>
          </table:table-cell>
          <table:table-cell office:value-type="float" office:value="0.00738071213059" calcext:value-type="float">
            <text:p>0.0074</text:p>
          </table:table-cell>
          <table:table-cell table:style-name="ce33" office:value-type="float" office:value="0.00738071213059" calcext:value-type="float">
            <text:p>0.0074</text:p>
          </table:table-cell>
          <table:table-cell table:style-name="ce39" table:formula="of:=[.D317]" office:value-type="float" office:value="2.325625" calcext:value-type="float">
            <text:p>2.3256</text:p>
          </table:table-cell>
          <table:table-cell table:style-name="ce39" table:formula="of:=SQRT([.I317])" office:value-type="float" office:value="0.122570087998255" calcext:value-type="float">
            <text:p>0.1226</text:p>
          </table:table-cell>
          <table:table-cell table:style-name="ce39" table:formula="of:=0.5*[.J317]/SQRT([.I317])" office:value-type="float" office:value="0.0301081293614437" calcext:value-type="float">
            <text:p>0.0301</text:p>
          </table:table-cell>
          <table:table-cell/>
          <table:table-cell table:style-name="ce33" office:value-type="float" office:value="2.3256" calcext:value-type="float">
            <text:p>2.3256</text:p>
          </table:table-cell>
          <table:table-cell table:style-name="ce33" office:value-type="float" office:value="0.133280170917" calcext:value-type="float">
            <text:p>0.1333</text:p>
          </table:table-cell>
          <table:table-cell table:number-columns-repeated="2" table:style-name="ce33" office:value-type="float" office:value="0.0653705939695" calcext:value-type="float">
            <text:p>0.0654</text:p>
          </table:table-cell>
          <table:table-cell table:number-columns-repeated="1005"/>
        </table:table-row>
        <table:table-row table:style-name="ro1">
          <table:table-cell table:style-name="ce33" office:value-type="float" office:value="1.55" calcext:value-type="float">
            <text:p>1.5500</text:p>
          </table:table-cell>
          <table:table-cell table:style-name="ce33" office:value-type="float" office:value="1.6" calcext:value-type="float">
            <text:p>1.6000</text:p>
          </table:table-cell>
          <table:table-cell table:style-name="ce33" table:formula="of:=[.A318]+([.B318]-[.A318])/2" office:value-type="float" office:value="1.575" calcext:value-type="float">
            <text:p>1.5750</text:p>
          </table:table-cell>
          <table:table-cell table:formula="of:=[.C318]*[.C318]" office:value-type="float" office:value="2.480625" calcext:value-type="float">
            <text:p>2.4806</text:p>
          </table:table-cell>
          <table:table-cell table:style-name="ce58" office:value-type="float" office:value="0.044137" calcext:value-type="float">
            <text:p>0.04414</text:p>
          </table:table-cell>
          <table:table-cell table:style-name="ce58" office:value-type="float" office:value="0.0598525" calcext:value-type="float">
            <text:p>0.05985</text:p>
          </table:table-cell>
          <table:table-cell/>
          <table:table-cell table:formula="of:=[.D318]" office:value-type="float" office:value="2.480625" calcext:value-type="float">
            <text:p>2.4806</text:p>
          </table:table-cell>
          <table:table-cell office:value-type="float" office:value="0.00544516039542" calcext:value-type="float">
            <text:p>0.0054</text:p>
          </table:table-cell>
          <table:table-cell office:value-type="float" office:value="0.00738647941141" calcext:value-type="float">
            <text:p>0.0074</text:p>
          </table:table-cell>
          <table:table-cell table:style-name="ce33" office:value-type="float" office:value="0.00738647941141" calcext:value-type="float">
            <text:p>0.0074</text:p>
          </table:table-cell>
          <table:table-cell table:style-name="ce39" table:formula="of:=[.D318]" office:value-type="float" office:value="2.480625" calcext:value-type="float">
            <text:p>2.4806</text:p>
          </table:table-cell>
          <table:table-cell table:style-name="ce39" table:formula="of:=SQRT([.I318])" office:value-type="float" office:value="0.0737913300830118" calcext:value-type="float">
            <text:p>0.0738</text:p>
          </table:table-cell>
          <table:table-cell table:style-name="ce39" table:formula="of:=0.5*[.J318]/SQRT([.I318])" office:value-type="float" office:value="0.0500497782266599" calcext:value-type="float">
            <text:p>0.0500</text:p>
          </table:table-cell>
          <table:table-cell/>
          <table:table-cell table:style-name="ce33" office:value-type="float" office:value="2.4806" calcext:value-type="float">
            <text:p>2.4806</text:p>
          </table:table-cell>
          <table:table-cell table:style-name="ce33" office:value-type="float" office:value="0.0454354764546" calcext:value-type="float">
            <text:p>0.0454</text:p>
          </table:table-cell>
          <table:table-cell table:number-columns-repeated="2" table:style-name="ce33" office:value-type="float" office:value="0.0616065595834" calcext:value-type="float">
            <text:p>0.0616</text:p>
          </table:table-cell>
          <table:table-cell table:number-columns-repeated="1005"/>
        </table:table-row>
        <table:table-row table:style-name="ro1">
          <table:table-cell table:style-name="ce33" office:value-type="float" office:value="1.6" calcext:value-type="float">
            <text:p>1.6000</text:p>
          </table:table-cell>
          <table:table-cell table:style-name="ce33" office:value-type="float" office:value="1.65" calcext:value-type="float">
            <text:p>1.6500</text:p>
          </table:table-cell>
          <table:table-cell table:style-name="ce33" table:formula="of:=[.A319]+([.B319]-[.A319])/2" office:value-type="float" office:value="1.625" calcext:value-type="float">
            <text:p>1.6250</text:p>
          </table:table-cell>
          <table:table-cell table:formula="of:=[.C319]*[.C319]" office:value-type="float" office:value="2.640625" calcext:value-type="float">
            <text:p>2.6406</text:p>
          </table:table-cell>
          <table:table-cell table:style-name="ce58" office:value-type="float" office:value="0.162515" calcext:value-type="float">
            <text:p>0.16252</text:p>
          </table:table-cell>
          <table:table-cell table:style-name="ce58" office:value-type="float" office:value="0.0606476" calcext:value-type="float">
            <text:p>0.06065</text:p>
          </table:table-cell>
          <table:table-cell/>
          <table:table-cell table:formula="of:=[.D319]" office:value-type="float" office:value="2.640625" calcext:value-type="float">
            <text:p>2.6406</text:p>
          </table:table-cell>
          <table:table-cell office:value-type="float" office:value="0.0212810108737" calcext:value-type="float">
            <text:p>0.0213</text:p>
          </table:table-cell>
          <table:table-cell office:value-type="float" office:value="0.00795303639255" calcext:value-type="float">
            <text:p>0.0080</text:p>
          </table:table-cell>
          <table:table-cell table:style-name="ce33" office:value-type="float" office:value="0.00795303639255" calcext:value-type="float">
            <text:p>0.0080</text:p>
          </table:table-cell>
          <table:table-cell table:style-name="ce39" table:formula="of:=[.D319]" office:value-type="float" office:value="2.640625" calcext:value-type="float">
            <text:p>2.6406</text:p>
          </table:table-cell>
          <table:table-cell table:style-name="ce39" table:formula="of:=SQRT([.I319])" office:value-type="float" office:value="0.145880125012628" calcext:value-type="float">
            <text:p>0.1459</text:p>
          </table:table-cell>
          <table:table-cell table:style-name="ce39" table:formula="of:=0.5*[.J319]/SQRT([.I319])" office:value-type="float" office:value="0.0272588071605421" calcext:value-type="float">
            <text:p>0.0273</text:p>
          </table:table-cell>
          <table:table-cell/>
          <table:table-cell table:style-name="ce33" office:value-type="float" office:value="2.6406" calcext:value-type="float">
            <text:p>2.6406</text:p>
          </table:table-cell>
          <table:table-cell table:style-name="ce33" office:value-type="float" office:value="0.167305270461" calcext:value-type="float">
            <text:p>0.1673</text:p>
          </table:table-cell>
          <table:table-cell table:number-columns-repeated="2" table:style-name="ce33" office:value-type="float" office:value="0.0624358534282" calcext:value-type="float">
            <text:p>0.0624</text:p>
          </table:table-cell>
          <table:table-cell table:number-columns-repeated="1005"/>
        </table:table-row>
        <table:table-row table:style-name="ro1">
          <table:table-cell table:style-name="ce33" office:value-type="float" office:value="1.65" calcext:value-type="float">
            <text:p>1.6500</text:p>
          </table:table-cell>
          <table:table-cell table:style-name="ce33" office:value-type="float" office:value="1.7" calcext:value-type="float">
            <text:p>1.7000</text:p>
          </table:table-cell>
          <table:table-cell table:style-name="ce33" table:formula="of:=[.A320]+([.B320]-[.A320])/2" office:value-type="float" office:value="1.675" calcext:value-type="float">
            <text:p>1.6750</text:p>
          </table:table-cell>
          <table:table-cell table:formula="of:=[.C320]*[.C320]" office:value-type="float" office:value="2.805625" calcext:value-type="float">
            <text:p>2.8056</text:p>
          </table:table-cell>
          <table:table-cell table:style-name="ce58" office:value-type="float" office:value="0.615551" calcext:value-type="float">
            <text:p>0.61555</text:p>
          </table:table-cell>
          <table:table-cell table:style-name="ce58" office:value-type="float" office:value="0.0783663" calcext:value-type="float">
            <text:p>0.07837</text:p>
          </table:table-cell>
          <table:table-cell/>
          <table:table-cell table:formula="of:=[.D320]" office:value-type="float" office:value="2.805625" calcext:value-type="float">
            <text:p>2.8056</text:p>
          </table:table-cell>
          <table:table-cell office:value-type="float" office:value="0.0854897962468" calcext:value-type="float">
            <text:p>0.0855</text:p>
          </table:table-cell>
          <table:table-cell office:value-type="float" office:value="0.0109497639485" calcext:value-type="float">
            <text:p>0.0109</text:p>
          </table:table-cell>
          <table:table-cell table:style-name="ce33" office:value-type="float" office:value="0.0109497639485" calcext:value-type="float">
            <text:p>0.0109</text:p>
          </table:table-cell>
          <table:table-cell table:style-name="ce39" table:formula="of:=[.D320]" office:value-type="float" office:value="2.805625" calcext:value-type="float">
            <text:p>2.8056</text:p>
          </table:table-cell>
          <table:table-cell table:style-name="ce39" table:formula="of:=SQRT([.I320])" office:value-type="float" office:value="0.292386381773844" calcext:value-type="float">
            <text:p>0.2924</text:p>
          </table:table-cell>
          <table:table-cell table:style-name="ce39" table:formula="of:=0.5*[.J320]/SQRT([.I320])" office:value-type="float" office:value="0.0187248186493334" calcext:value-type="float">
            <text:p>0.0187</text:p>
          </table:table-cell>
          <table:table-cell/>
          <table:table-cell table:style-name="ce33" office:value-type="float" office:value="2.8056" calcext:value-type="float">
            <text:p>2.8056</text:p>
          </table:table-cell>
          <table:table-cell table:style-name="ce33" office:value-type="float" office:value="0.634267364014" calcext:value-type="float">
            <text:p>0.6343</text:p>
          </table:table-cell>
          <table:table-cell table:number-columns-repeated="2" table:style-name="ce33" office:value-type="float" office:value="0.0807544995264" calcext:value-type="float">
            <text:p>0.0808</text:p>
          </table:table-cell>
          <table:table-cell table:number-columns-repeated="1005"/>
        </table:table-row>
        <table:table-row table:style-name="ro1">
          <table:table-cell table:style-name="ce33" office:value-type="float" office:value="1.7" calcext:value-type="float">
            <text:p>1.7000</text:p>
          </table:table-cell>
          <table:table-cell table:style-name="ce33" office:value-type="float" office:value="1.75" calcext:value-type="float">
            <text:p>1.7500</text:p>
          </table:table-cell>
          <table:table-cell table:style-name="ce33" table:formula="of:=[.A321]+([.B321]-[.A321])/2" office:value-type="float" office:value="1.725" calcext:value-type="float">
            <text:p>1.7250</text:p>
          </table:table-cell>
          <table:table-cell table:formula="of:=[.C321]*[.C321]" office:value-type="float" office:value="2.975625" calcext:value-type="float">
            <text:p>2.9756</text:p>
          </table:table-cell>
          <table:table-cell table:style-name="ce58" office:value-type="float" office:value="1.089817" calcext:value-type="float">
            <text:p>1.08982</text:p>
          </table:table-cell>
          <table:table-cell table:style-name="ce58" office:value-type="float" office:value="0.0916829" calcext:value-type="float">
            <text:p>0.09168</text:p>
          </table:table-cell>
          <table:table-cell/>
          <table:table-cell table:formula="of:=[.D321]" office:value-type="float" office:value="2.975625" calcext:value-type="float">
            <text:p>2.9756</text:p>
          </table:table-cell>
          <table:table-cell office:value-type="float" office:value="0.160321408846" calcext:value-type="float">
            <text:p>0.1603</text:p>
          </table:table-cell>
          <table:table-cell office:value-type="float" office:value="0.0136535985375" calcext:value-type="float">
            <text:p>0.0137</text:p>
          </table:table-cell>
          <table:table-cell table:style-name="ce33" office:value-type="float" office:value="0.0136535985375" calcext:value-type="float">
            <text:p>0.0137</text:p>
          </table:table-cell>
          <table:table-cell table:style-name="ce39" table:formula="of:=[.D321]" office:value-type="float" office:value="2.975625" calcext:value-type="float">
            <text:p>2.9756</text:p>
          </table:table-cell>
          <table:table-cell table:style-name="ce39" table:formula="of:=SQRT([.I321])" office:value-type="float" office:value="0.400401559494965" calcext:value-type="float">
            <text:p>0.4004</text:p>
          </table:table-cell>
          <table:table-cell table:style-name="ce39" table:formula="of:=0.5*[.J321]/SQRT([.I321])" office:value-type="float" office:value="0.0170498818170458" calcext:value-type="float">
            <text:p>0.0170</text:p>
          </table:table-cell>
          <table:table-cell/>
          <table:table-cell table:style-name="ce33" office:value-type="float" office:value="2.9756" calcext:value-type="float">
            <text:p>2.9756</text:p>
          </table:table-cell>
          <table:table-cell table:style-name="ce33" office:value-type="float" office:value="1.12425054778" calcext:value-type="float">
            <text:p>1.1243</text:p>
          </table:table-cell>
          <table:table-cell table:number-columns-repeated="2" table:style-name="ce33" office:value-type="float" office:value="0.0945836609498" calcext:value-type="float">
            <text:p>0.0946</text:p>
          </table:table-cell>
          <table:table-cell table:number-columns-repeated="1005"/>
        </table:table-row>
        <table:table-row table:style-name="ro1">
          <table:table-cell table:style-name="ce33" office:value-type="float" office:value="1.75" calcext:value-type="float">
            <text:p>1.7500</text:p>
          </table:table-cell>
          <table:table-cell table:style-name="ce33" office:value-type="float" office:value="1.8" calcext:value-type="float">
            <text:p>1.8000</text:p>
          </table:table-cell>
          <table:table-cell table:style-name="ce33" table:formula="of:=[.A322]+([.B322]-[.A322])/2" office:value-type="float" office:value="1.775" calcext:value-type="float">
            <text:p>1.7750</text:p>
          </table:table-cell>
          <table:table-cell table:formula="of:=[.C322]*[.C322]" office:value-type="float" office:value="3.150625" calcext:value-type="float">
            <text:p>3.1506</text:p>
          </table:table-cell>
          <table:table-cell table:style-name="ce58" office:value-type="float" office:value="1.290438" calcext:value-type="float">
            <text:p>1.29044</text:p>
          </table:table-cell>
          <table:table-cell table:style-name="ce58" office:value-type="float" office:value="0.0977287" calcext:value-type="float">
            <text:p>0.09773</text:p>
          </table:table-cell>
          <table:table-cell/>
          <table:table-cell table:formula="of:=[.D322]" office:value-type="float" office:value="3.150625" calcext:value-type="float">
            <text:p>3.1506</text:p>
          </table:table-cell>
          <table:table-cell office:value-type="float" office:value="0.200653636036" calcext:value-type="float">
            <text:p>0.2007</text:p>
          </table:table-cell>
          <table:table-cell office:value-type="float" office:value="0.0154206307502" calcext:value-type="float">
            <text:p>0.0154</text:p>
          </table:table-cell>
          <table:table-cell table:style-name="ce33" office:value-type="float" office:value="0.0154206307502" calcext:value-type="float">
            <text:p>0.0154</text:p>
          </table:table-cell>
          <table:table-cell table:style-name="ce39" table:formula="of:=[.D322]" office:value-type="float" office:value="3.150625" calcext:value-type="float">
            <text:p>3.1506</text:p>
          </table:table-cell>
          <table:table-cell table:style-name="ce39" table:formula="of:=SQRT([.I322])" office:value-type="float" office:value="0.447943786692036" calcext:value-type="float">
            <text:p>0.4479</text:p>
          </table:table-cell>
          <table:table-cell table:style-name="ce39" table:formula="of:=0.5*[.J322]/SQRT([.I322])" office:value-type="float" office:value="0.0172126851720368" calcext:value-type="float">
            <text:p>0.0172</text:p>
          </table:table-cell>
          <table:table-cell/>
          <table:table-cell table:style-name="ce33" office:value-type="float" office:value="3.1506" calcext:value-type="float">
            <text:p>3.1506</text:p>
          </table:table-cell>
          <table:table-cell table:style-name="ce33" office:value-type="float" office:value="1.33190172591" calcext:value-type="float">
            <text:p>1.3319</text:p>
          </table:table-cell>
          <table:table-cell table:number-columns-repeated="2" table:style-name="ce33" office:value-type="float" office:value="0.100881049379" calcext:value-type="float">
            <text:p>0.1009</text:p>
          </table:table-cell>
          <table:table-cell table:number-columns-repeated="1005"/>
        </table:table-row>
        <table:table-row table:style-name="ro1">
          <table:table-cell table:style-name="ce33" office:value-type="float" office:value="1.8" calcext:value-type="float">
            <text:p>1.8000</text:p>
          </table:table-cell>
          <table:table-cell table:style-name="ce33" office:value-type="float" office:value="1.85" calcext:value-type="float">
            <text:p>1.8500</text:p>
          </table:table-cell>
          <table:table-cell table:style-name="ce33" table:formula="of:=[.A323]+([.B323]-[.A323])/2" office:value-type="float" office:value="1.825" calcext:value-type="float">
            <text:p>1.8250</text:p>
          </table:table-cell>
          <table:table-cell table:formula="of:=[.C323]*[.C323]" office:value-type="float" office:value="3.330625" calcext:value-type="float">
            <text:p>3.3306</text:p>
          </table:table-cell>
          <table:table-cell table:style-name="ce58" office:value-type="float" office:value="1.310792" calcext:value-type="float">
            <text:p>1.31079</text:p>
          </table:table-cell>
          <table:table-cell table:style-name="ce58" office:value-type="float" office:value="0.102564" calcext:value-type="float">
            <text:p>0.10256</text:p>
          </table:table-cell>
          <table:table-cell/>
          <table:table-cell table:formula="of:=[.D323]" office:value-type="float" office:value="3.330625" calcext:value-type="float">
            <text:p>3.3306</text:p>
          </table:table-cell>
          <table:table-cell office:value-type="float" office:value="0.215123535443" calcext:value-type="float">
            <text:p>0.2151</text:p>
          </table:table-cell>
          <table:table-cell office:value-type="float" office:value="0.0170850236307" calcext:value-type="float">
            <text:p>0.0171</text:p>
          </table:table-cell>
          <table:table-cell table:style-name="ce33" office:value-type="float" office:value="0.0170850236307" calcext:value-type="float">
            <text:p>0.0171</text:p>
          </table:table-cell>
          <table:table-cell table:style-name="ce39" table:formula="of:=[.D323]" office:value-type="float" office:value="3.330625" calcext:value-type="float">
            <text:p>3.3306</text:p>
          </table:table-cell>
          <table:table-cell table:style-name="ce39" table:formula="of:=SQRT([.I323])" office:value-type="float" office:value="0.463814117339048" calcext:value-type="float">
            <text:p>0.4638</text:p>
          </table:table-cell>
          <table:table-cell table:style-name="ce39" table:formula="of:=0.5*[.J323]/SQRT([.I323])" office:value-type="float" office:value="0.0184179642145421" calcext:value-type="float">
            <text:p>0.0184</text:p>
          </table:table-cell>
          <table:table-cell/>
          <table:table-cell table:style-name="ce33" office:value-type="float" office:value="3.3306" calcext:value-type="float">
            <text:p>3.3306</text:p>
          </table:table-cell>
          <table:table-cell table:style-name="ce33" office:value-type="float" office:value="1.35355545229" calcext:value-type="float">
            <text:p>1.3536</text:p>
          </table:table-cell>
          <table:table-cell table:number-columns-repeated="2" table:style-name="ce33" office:value-type="float" office:value="0.105918068577" calcext:value-type="float">
            <text:p>0.1059</text:p>
          </table:table-cell>
          <table:table-cell table:number-columns-repeated="1005"/>
        </table:table-row>
        <table:table-row table:style-name="ro1">
          <table:table-cell table:style-name="ce33" office:value-type="float" office:value="1.85" calcext:value-type="float">
            <text:p>1.8500</text:p>
          </table:table-cell>
          <table:table-cell table:style-name="ce33" office:value-type="float" office:value="1.9" calcext:value-type="float">
            <text:p>1.9000</text:p>
          </table:table-cell>
          <table:table-cell table:style-name="ce33" table:formula="of:=[.A324]+([.B324]-[.A324])/2" office:value-type="float" office:value="1.875" calcext:value-type="float">
            <text:p>1.8750</text:p>
          </table:table-cell>
          <table:table-cell table:formula="of:=[.C324]*[.C324]" office:value-type="float" office:value="3.515625" calcext:value-type="float">
            <text:p>3.5156</text:p>
          </table:table-cell>
          <table:table-cell table:style-name="ce58" office:value-type="float" office:value="1.218059" calcext:value-type="float">
            <text:p>1.21806</text:p>
          </table:table-cell>
          <table:table-cell table:style-name="ce58" office:value-type="float" office:value="0.0953119" calcext:value-type="float">
            <text:p>0.09531</text:p>
          </table:table-cell>
          <table:table-cell/>
          <table:table-cell table:formula="of:=[.D324]" office:value-type="float" office:value="3.515625" calcext:value-type="float">
            <text:p>3.5156</text:p>
          </table:table-cell>
          <table:table-cell office:value-type="float" office:value="0.210496588125" calcext:value-type="float">
            <text:p>0.2105</text:p>
          </table:table-cell>
          <table:table-cell office:value-type="float" office:value="0.0167928934122" calcext:value-type="float">
            <text:p>0.0168</text:p>
          </table:table-cell>
          <table:table-cell table:style-name="ce33" office:value-type="float" office:value="0.0167928934122" calcext:value-type="float">
            <text:p>0.0168</text:p>
          </table:table-cell>
          <table:table-cell table:style-name="ce39" table:formula="of:=[.D324]" office:value-type="float" office:value="3.515625" calcext:value-type="float">
            <text:p>3.5156</text:p>
          </table:table-cell>
          <table:table-cell table:style-name="ce39" table:formula="of:=SQRT([.I324])" office:value-type="float" office:value="0.458799071626131" calcext:value-type="float">
            <text:p>0.4588</text:p>
          </table:table-cell>
          <table:table-cell table:style-name="ce39" table:formula="of:=0.5*[.J324]/SQRT([.I324])" office:value-type="float" office:value="0.0183009234877924" calcext:value-type="float">
            <text:p>0.0183</text:p>
          </table:table-cell>
          <table:table-cell/>
          <table:table-cell table:style-name="ce33" office:value-type="float" office:value="3.5156" calcext:value-type="float">
            <text:p>3.5156</text:p>
          </table:table-cell>
          <table:table-cell table:style-name="ce33" office:value-type="float" office:value="1.25712046583" calcext:value-type="float">
            <text:p>1.2571</text:p>
          </table:table-cell>
          <table:table-cell table:number-columns-repeated="2" table:style-name="ce33" office:value-type="float" office:value="0.0983851848592" calcext:value-type="float">
            <text:p>0.0984</text:p>
          </table:table-cell>
          <table:table-cell table:number-columns-repeated="1005"/>
        </table:table-row>
        <table:table-row table:style-name="ro1">
          <table:table-cell table:style-name="ce33" office:value-type="float" office:value="1.9" calcext:value-type="float">
            <text:p>1.9000</text:p>
          </table:table-cell>
          <table:table-cell table:style-name="ce33" office:value-type="float" office:value="1.95" calcext:value-type="float">
            <text:p>1.9500</text:p>
          </table:table-cell>
          <table:table-cell table:style-name="ce33" table:formula="of:=[.A325]+([.B325]-[.A325])/2" office:value-type="float" office:value="1.925" calcext:value-type="float">
            <text:p>1.9250</text:p>
          </table:table-cell>
          <table:table-cell table:formula="of:=[.C325]*[.C325]" office:value-type="float" office:value="3.705625" calcext:value-type="float">
            <text:p>3.7056</text:p>
          </table:table-cell>
          <table:table-cell table:style-name="ce58" office:value-type="float" office:value="0.86174" calcext:value-type="float">
            <text:p>0.86174</text:p>
          </table:table-cell>
          <table:table-cell table:style-name="ce58" office:value-type="float" office:value="0.0795639" calcext:value-type="float">
            <text:p>0.07956</text:p>
          </table:table-cell>
          <table:table-cell/>
          <table:table-cell table:formula="of:=[.D325]" office:value-type="float" office:value="3.705625" calcext:value-type="float">
            <text:p>3.7056</text:p>
          </table:table-cell>
          <table:table-cell office:value-type="float" office:value="0.156533358412" calcext:value-type="float">
            <text:p>0.1565</text:p>
          </table:table-cell>
          <table:table-cell office:value-type="float" office:value="0.0147407143172" calcext:value-type="float">
            <text:p>0.0147</text:p>
          </table:table-cell>
          <table:table-cell table:style-name="ce33" office:value-type="float" office:value="0.0147407143172" calcext:value-type="float">
            <text:p>0.0147</text:p>
          </table:table-cell>
          <table:table-cell table:style-name="ce39" table:formula="of:=[.D325]" office:value-type="float" office:value="3.705625" calcext:value-type="float">
            <text:p>3.7056</text:p>
          </table:table-cell>
          <table:table-cell table:style-name="ce39" table:formula="of:=SQRT([.I325])" office:value-type="float" office:value="0.3956429683591" calcext:value-type="float">
            <text:p>0.3956</text:p>
          </table:table-cell>
          <table:table-cell table:style-name="ce39" table:formula="of:=0.5*[.J325]/SQRT([.I325])" office:value-type="float" office:value="0.0186288086685023" calcext:value-type="float">
            <text:p>0.0186</text:p>
          </table:table-cell>
          <table:table-cell/>
          <table:table-cell table:style-name="ce33" office:value-type="float" office:value="3.7056" calcext:value-type="float">
            <text:p>3.7056</text:p>
          </table:table-cell>
          <table:table-cell table:style-name="ce33" office:value-type="float" office:value="0.888456793347" calcext:value-type="float">
            <text:p>0.8885</text:p>
          </table:table-cell>
          <table:table-cell table:number-columns-repeated="2" table:style-name="ce33" office:value-type="float" office:value="0.0820429999049" calcext:value-type="float">
            <text:p>0.0820</text:p>
          </table:table-cell>
          <table:table-cell table:number-columns-repeated="1005"/>
        </table:table-row>
        <table:table-row table:style-name="ro1">
          <table:table-cell table:style-name="ce33" office:value-type="float" office:value="1.95" calcext:value-type="float">
            <text:p>1.9500</text:p>
          </table:table-cell>
          <table:table-cell table:style-name="ce33" office:value-type="float" office:value="2" calcext:value-type="float">
            <text:p>2.0000</text:p>
          </table:table-cell>
          <table:table-cell table:style-name="ce33" table:formula="of:=[.A326]+([.B326]-[.A326])/2" office:value-type="float" office:value="1.975" calcext:value-type="float">
            <text:p>1.9750</text:p>
          </table:table-cell>
          <table:table-cell table:formula="of:=[.C326]*[.C326]" office:value-type="float" office:value="3.900625" calcext:value-type="float">
            <text:p>3.9006</text:p>
          </table:table-cell>
          <table:table-cell table:style-name="ce58" office:value-type="float" office:value="0.618126" calcext:value-type="float">
            <text:p>0.61813</text:p>
          </table:table-cell>
          <table:table-cell table:style-name="ce58" office:value-type="float" office:value="0.0672227" calcext:value-type="float">
            <text:p>0.06722</text:p>
          </table:table-cell>
          <table:table-cell/>
          <table:table-cell table:formula="of:=[.D326]" office:value-type="float" office:value="3.900625" calcext:value-type="float">
            <text:p>3.9006</text:p>
          </table:table-cell>
          <table:table-cell office:value-type="float" office:value="0.117908854677" calcext:value-type="float">
            <text:p>0.1179</text:p>
          </table:table-cell>
          <table:table-cell office:value-type="float" office:value="0.0131093527861" calcext:value-type="float">
            <text:p>0.0131</text:p>
          </table:table-cell>
          <table:table-cell table:style-name="ce33" office:value-type="float" office:value="0.0131093527861" calcext:value-type="float">
            <text:p>0.0131</text:p>
          </table:table-cell>
          <table:table-cell table:style-name="ce39" table:formula="of:=[.D326]" office:value-type="float" office:value="3.900625" calcext:value-type="float">
            <text:p>3.9006</text:p>
          </table:table-cell>
          <table:table-cell table:style-name="ce39" table:formula="of:=SQRT([.I326])" office:value-type="float" office:value="0.343378587971061" calcext:value-type="float">
            <text:p>0.3434</text:p>
          </table:table-cell>
          <table:table-cell table:style-name="ce39" table:formula="of:=0.5*[.J326]/SQRT([.I326])" office:value-type="float" office:value="0.0190887743810118" calcext:value-type="float">
            <text:p>0.0191</text:p>
          </table:table-cell>
          <table:table-cell/>
          <table:table-cell table:style-name="ce33" office:value-type="float" office:value="3.9006" calcext:value-type="float">
            <text:p>3.9006</text:p>
          </table:table-cell>
          <table:table-cell table:style-name="ce33" office:value-type="float" office:value="0.636798582251" calcext:value-type="float">
            <text:p>0.6368</text:p>
          </table:table-cell>
          <table:table-cell table:number-columns-repeated="2" table:style-name="ce33" office:value-type="float" office:value="0.0692675130221" calcext:value-type="float">
            <text:p>0.0693</text:p>
          </table:table-cell>
          <table:table-cell table:number-columns-repeated="1005"/>
        </table:table-row>
        <table:table-row table:style-name="ro1">
          <table:table-cell table:style-name="ce33" office:value-type="float" office:value="2" calcext:value-type="float">
            <text:p>2.0000</text:p>
          </table:table-cell>
          <table:table-cell table:style-name="ce33" office:value-type="float" office:value="2.05" calcext:value-type="float">
            <text:p>2.0500</text:p>
          </table:table-cell>
          <table:table-cell table:style-name="ce33" table:formula="of:=[.A327]+([.B327]-[.A327])/2" office:value-type="float" office:value="2.025" calcext:value-type="float">
            <text:p>2.0250</text:p>
          </table:table-cell>
          <table:table-cell table:formula="of:=[.C327]*[.C327]" office:value-type="float" office:value="4.100625" calcext:value-type="float">
            <text:p>4.1006</text:p>
          </table:table-cell>
          <table:table-cell table:style-name="ce58" office:value-type="float" office:value="0.288671" calcext:value-type="float">
            <text:p>0.28867</text:p>
          </table:table-cell>
          <table:table-cell table:style-name="ce58" office:value-type="float" office:value="0.0466405" calcext:value-type="float">
            <text:p>0.04664</text:p>
          </table:table-cell>
          <table:table-cell/>
          <table:table-cell table:formula="of:=[.D327]" office:value-type="float" office:value="4.100625" calcext:value-type="float">
            <text:p>4.1006</text:p>
          </table:table-cell>
          <table:table-cell office:value-type="float" office:value="0.0577902584206" calcext:value-type="float">
            <text:p>0.0578</text:p>
          </table:table-cell>
          <table:table-cell office:value-type="float" office:value="0.00947440309152" calcext:value-type="float">
            <text:p>0.0095</text:p>
          </table:table-cell>
          <table:table-cell table:style-name="ce33" office:value-type="float" office:value="0.00947440309152" calcext:value-type="float">
            <text:p>0.0095</text:p>
          </table:table-cell>
          <table:table-cell table:style-name="ce39" table:formula="of:=[.D327]" office:value-type="float" office:value="4.100625" calcext:value-type="float">
            <text:p>4.1006</text:p>
          </table:table-cell>
          <table:table-cell table:style-name="ce39" table:formula="of:=SQRT([.I327])" office:value-type="float" office:value="0.240396044935436" calcext:value-type="float">
            <text:p>0.2404</text:p>
          </table:table-cell>
          <table:table-cell table:style-name="ce39" table:formula="of:=0.5*[.J327]/SQRT([.I327])" office:value-type="float" office:value="0.0197058214790193" calcext:value-type="float">
            <text:p>0.0197</text:p>
          </table:table-cell>
          <table:table-cell/>
          <table:table-cell table:style-name="ce33" office:value-type="float" office:value="4.1006" calcext:value-type="float">
            <text:p>4.1006</text:p>
          </table:table-cell>
          <table:table-cell table:style-name="ce33" office:value-type="float" office:value="0.297331987214" calcext:value-type="float">
            <text:p>0.2973</text:p>
          </table:table-cell>
          <table:table-cell table:number-columns-repeated="2" table:style-name="ce33" office:value-type="float" office:value="0.0480446994709" calcext:value-type="float">
            <text:p>0.0480</text:p>
          </table:table-cell>
          <table:table-cell table:number-columns-repeated="1005"/>
        </table:table-row>
        <table:table-row table:style-name="ro1">
          <table:table-cell table:style-name="ce33" office:value-type="float" office:value="2.05" calcext:value-type="float">
            <text:p>2.0500</text:p>
          </table:table-cell>
          <table:table-cell table:style-name="ce33" office:value-type="float" office:value="2.1" calcext:value-type="float">
            <text:p>2.1000</text:p>
          </table:table-cell>
          <table:table-cell table:style-name="ce33" table:formula="of:=[.A328]+([.B328]-[.A328])/2" office:value-type="float" office:value="2.075" calcext:value-type="float">
            <text:p>2.0750</text:p>
          </table:table-cell>
          <table:table-cell table:formula="of:=[.C328]*[.C328]" office:value-type="float" office:value="4.305625" calcext:value-type="float">
            <text:p>4.3056</text:p>
          </table:table-cell>
          <table:table-cell table:style-name="ce58" office:value-type="float" office:value="0.209002" calcext:value-type="float">
            <text:p>0.20900</text:p>
          </table:table-cell>
          <table:table-cell table:style-name="ce58" office:value-type="float" office:value="0.0432806" calcext:value-type="float">
            <text:p>0.04328</text:p>
          </table:table-cell>
          <table:table-cell/>
          <table:table-cell table:formula="of:=[.D328]" office:value-type="float" office:value="4.305625" calcext:value-type="float">
            <text:p>4.3056</text:p>
          </table:table-cell>
          <table:table-cell office:value-type="float" office:value="0.0439142615485" calcext:value-type="float">
            <text:p>0.0439</text:p>
          </table:table-cell>
          <table:table-cell office:value-type="float" office:value="0.00917312129472" calcext:value-type="float">
            <text:p>0.0092</text:p>
          </table:table-cell>
          <table:table-cell table:style-name="ce33" office:value-type="float" office:value="0.00917312129472" calcext:value-type="float">
            <text:p>0.0092</text:p>
          </table:table-cell>
          <table:table-cell table:style-name="ce39" table:formula="of:=[.D328]" office:value-type="float" office:value="4.305625" calcext:value-type="float">
            <text:p>4.3056</text:p>
          </table:table-cell>
          <table:table-cell table:style-name="ce39" table:formula="of:=SQRT([.I328])" office:value-type="float" office:value="0.209557298962599" calcext:value-type="float">
            <text:p>0.2096</text:p>
          </table:table-cell>
          <table:table-cell table:style-name="ce39" table:formula="of:=0.5*[.J328]/SQRT([.I328])" office:value-type="float" office:value="0.0218869047752834" calcext:value-type="float">
            <text:p>0.0219</text:p>
          </table:table-cell>
          <table:table-cell/>
          <table:table-cell table:style-name="ce33" office:value-type="float" office:value="4.3056" calcext:value-type="float">
            <text:p>4.3056</text:p>
          </table:table-cell>
          <table:table-cell table:style-name="ce33" office:value-type="float" office:value="0.215479929617" calcext:value-type="float">
            <text:p>0.2155</text:p>
          </table:table-cell>
          <table:table-cell table:number-columns-repeated="2" table:style-name="ce33" office:value-type="float" office:value="0.0446235689207" calcext:value-type="float">
            <text:p>0.0446</text:p>
          </table:table-cell>
          <table:table-cell table:number-columns-repeated="1005"/>
        </table:table-row>
        <table:table-row table:style-name="ro1">
          <table:table-cell table:style-name="ce33" office:value-type="float" office:value="2.1" calcext:value-type="float">
            <text:p>2.1000</text:p>
          </table:table-cell>
          <table:table-cell table:style-name="ce33" office:value-type="float" office:value="2.15" calcext:value-type="float">
            <text:p>2.1500</text:p>
          </table:table-cell>
          <table:table-cell table:style-name="ce33" table:formula="of:=[.A329]+([.B329]-[.A329])/2" office:value-type="float" office:value="2.125" calcext:value-type="float">
            <text:p>2.1250</text:p>
          </table:table-cell>
          <table:table-cell table:formula="of:=[.C329]*[.C329]" office:value-type="float" office:value="4.515625" calcext:value-type="float">
            <text:p>4.5156</text:p>
          </table:table-cell>
          <table:table-cell table:style-name="ce58" office:value-type="float" office:value="0.132147" calcext:value-type="float">
            <text:p>0.13215</text:p>
          </table:table-cell>
          <table:table-cell table:style-name="ce58" office:value-type="float" office:value="0.0398234" calcext:value-type="float">
            <text:p>0.03982</text:p>
          </table:table-cell>
          <table:table-cell/>
          <table:table-cell table:formula="of:=[.D329]" office:value-type="float" office:value="4.515625" calcext:value-type="float">
            <text:p>4.5156</text:p>
          </table:table-cell>
          <table:table-cell office:value-type="float" office:value="0.0291135951251" calcext:value-type="float">
            <text:p>0.0291</text:p>
          </table:table-cell>
          <table:table-cell office:value-type="float" office:value="0.00881660967338" calcext:value-type="float">
            <text:p>0.0088</text:p>
          </table:table-cell>
          <table:table-cell table:style-name="ce33" office:value-type="float" office:value="0.00881660967338" calcext:value-type="float">
            <text:p>0.0088</text:p>
          </table:table-cell>
          <table:table-cell table:style-name="ce39" table:formula="of:=[.D329]" office:value-type="float" office:value="4.515625" calcext:value-type="float">
            <text:p>4.5156</text:p>
          </table:table-cell>
          <table:table-cell table:style-name="ce39" table:formula="of:=SQRT([.I329])" office:value-type="float" office:value="0.170627064456668" calcext:value-type="float">
            <text:p>0.1706</text:p>
          </table:table-cell>
          <table:table-cell table:style-name="ce39" table:formula="of:=0.5*[.J329]/SQRT([.I329])" office:value-type="float" office:value="0.0258359062246512" calcext:value-type="float">
            <text:p>0.0258</text:p>
          </table:table-cell>
          <table:table-cell/>
          <table:table-cell table:style-name="ce33" office:value-type="float" office:value="4.5156" calcext:value-type="float">
            <text:p>4.5156</text:p>
          </table:table-cell>
          <table:table-cell table:style-name="ce33" office:value-type="float" office:value="0.136387141237" calcext:value-type="float">
            <text:p>0.1364</text:p>
          </table:table-cell>
          <table:table-cell table:number-columns-repeated="2" table:style-name="ce33" office:value-type="float" office:value="0.0410972698018" calcext:value-type="float">
            <text:p>0.0411</text:p>
          </table:table-cell>
          <table:table-cell table:number-columns-repeated="1005"/>
        </table:table-row>
        <table:table-row table:style-name="ro1">
          <table:table-cell table:style-name="ce33" office:value-type="float" office:value="2.15" calcext:value-type="float">
            <text:p>2.1500</text:p>
          </table:table-cell>
          <table:table-cell table:style-name="ce33" office:value-type="float" office:value="2.2" calcext:value-type="float">
            <text:p>2.2000</text:p>
          </table:table-cell>
          <table:table-cell table:style-name="ce33" table:formula="of:=[.A330]+([.B330]-[.A330])/2" office:value-type="float" office:value="2.175" calcext:value-type="float">
            <text:p>2.1750</text:p>
          </table:table-cell>
          <table:table-cell table:formula="of:=[.C330]*[.C330]" office:value-type="float" office:value="4.730625" calcext:value-type="float">
            <text:p>4.7306</text:p>
          </table:table-cell>
          <table:table-cell table:style-name="ce58" office:value-type="float" office:value="0.08863" calcext:value-type="float">
            <text:p>0.08863</text:p>
          </table:table-cell>
          <table:table-cell table:style-name="ce58" office:value-type="float" office:value="0.0373953" calcext:value-type="float">
            <text:p>0.03740</text:p>
          </table:table-cell>
          <table:table-cell/>
          <table:table-cell table:formula="of:=[.D330]" office:value-type="float" office:value="4.730625" calcext:value-type="float">
            <text:p>4.7306</text:p>
          </table:table-cell>
          <table:table-cell office:value-type="float" office:value="0.0204439834374" calcext:value-type="float">
            <text:p>0.0204</text:p>
          </table:table-cell>
          <table:table-cell office:value-type="float" office:value="0.00865539822596" calcext:value-type="float">
            <text:p>0.0087</text:p>
          </table:table-cell>
          <table:table-cell table:style-name="ce33" office:value-type="float" office:value="0.00865539822596" calcext:value-type="float">
            <text:p>0.0087</text:p>
          </table:table-cell>
          <table:table-cell table:style-name="ce39" table:formula="of:=[.D330]" office:value-type="float" office:value="4.730625" calcext:value-type="float">
            <text:p>4.7306</text:p>
          </table:table-cell>
          <table:table-cell table:style-name="ce39" table:formula="of:=SQRT([.I330])" office:value-type="float" office:value="0.142982458495439" calcext:value-type="float">
            <text:p>0.1430</text:p>
          </table:table-cell>
          <table:table-cell table:style-name="ce39" table:formula="of:=0.5*[.J330]/SQRT([.I330])" office:value-type="float" office:value="0.0302673429910148" calcext:value-type="float">
            <text:p>0.0303</text:p>
          </table:table-cell>
          <table:table-cell/>
          <table:table-cell table:style-name="ce33" office:value-type="float" office:value="4.7306" calcext:value-type="float">
            <text:p>4.7306</text:p>
          </table:table-cell>
          <table:table-cell table:style-name="ce33" office:value-type="float" office:value="0.0915296916035" calcext:value-type="float">
            <text:p>0.0915</text:p>
          </table:table-cell>
          <table:table-cell table:number-columns-repeated="2" table:style-name="ce33" office:value-type="float" office:value="0.0386238192697" calcext:value-type="float">
            <text:p>0.0386</text:p>
          </table:table-cell>
          <table:table-cell table:number-columns-repeated="1005"/>
        </table:table-row>
        <table:table-row table:style-name="ro1">
          <table:table-cell table:style-name="ce33" office:value-type="float" office:value="2.2" calcext:value-type="float">
            <text:p>2.2000</text:p>
          </table:table-cell>
          <table:table-cell table:style-name="ce33" office:value-type="float" office:value="2.25" calcext:value-type="float">
            <text:p>2.2500</text:p>
          </table:table-cell>
          <table:table-cell table:style-name="ce33" table:formula="of:=[.A331]+([.B331]-[.A331])/2" office:value-type="float" office:value="2.225" calcext:value-type="float">
            <text:p>2.2250</text:p>
          </table:table-cell>
          <table:table-cell table:formula="of:=[.C331]*[.C331]" office:value-type="float" office:value="4.950625" calcext:value-type="float">
            <text:p>4.9506</text:p>
          </table:table-cell>
          <table:table-cell table:style-name="ce58" office:value-type="float" office:value="0.113896" calcext:value-type="float">
            <text:p>0.11390</text:p>
          </table:table-cell>
          <table:table-cell table:style-name="ce58" office:value-type="float" office:value="0.0344593" calcext:value-type="float">
            <text:p>0.03446</text:p>
          </table:table-cell>
          <table:table-cell/>
          <table:table-cell table:formula="of:=[.D331]" office:value-type="float" office:value="4.950625" calcext:value-type="float">
            <text:p>4.9506</text:p>
          </table:table-cell>
          <table:table-cell office:value-type="float" office:value="0.0274782530496" calcext:value-type="float">
            <text:p>0.0275</text:p>
          </table:table-cell>
          <table:table-cell office:value-type="float" office:value="0.0083500729018" calcext:value-type="float">
            <text:p>0.0084</text:p>
          </table:table-cell>
          <table:table-cell table:style-name="ce33" office:value-type="float" office:value="0.0083500729018" calcext:value-type="float">
            <text:p>0.0084</text:p>
          </table:table-cell>
          <table:table-cell table:style-name="ce39" table:formula="of:=[.D331]" office:value-type="float" office:value="4.950625" calcext:value-type="float">
            <text:p>4.9506</text:p>
          </table:table-cell>
          <table:table-cell table:style-name="ce39" table:formula="of:=SQRT([.I331])" office:value-type="float" office:value="0.165765657027021" calcext:value-type="float">
            <text:p>0.1658</text:p>
          </table:table-cell>
          <table:table-cell table:style-name="ce39" table:formula="of:=0.5*[.J331]/SQRT([.I331])" office:value-type="float" office:value="0.0251863777200813" calcext:value-type="float">
            <text:p>0.0252</text:p>
          </table:table-cell>
          <table:table-cell/>
          <table:table-cell table:style-name="ce33" office:value-type="float" office:value="4.9506" calcext:value-type="float">
            <text:p>4.9506</text:p>
          </table:table-cell>
          <table:table-cell table:style-name="ce33" office:value-type="float" office:value="0.117687037077" calcext:value-type="float">
            <text:p>0.1177</text:p>
          </table:table-cell>
          <table:table-cell table:number-columns-repeated="2" table:style-name="ce33" office:value-type="float" office:value="0.035606098984" calcext:value-type="float">
            <text:p>0.0356</text:p>
          </table:table-cell>
          <table:table-cell table:number-columns-repeated="1005"/>
        </table:table-row>
        <table:table-row table:style-name="ro1">
          <table:table-cell table:style-name="ce33" office:value-type="float" office:value="2.25" calcext:value-type="float">
            <text:p>2.2500</text:p>
          </table:table-cell>
          <table:table-cell table:style-name="ce33" office:value-type="float" office:value="2.3" calcext:value-type="float">
            <text:p>2.3000</text:p>
          </table:table-cell>
          <table:table-cell table:style-name="ce33" table:formula="of:=[.A332]+([.B332]-[.A332])/2" office:value-type="float" office:value="2.275" calcext:value-type="float">
            <text:p>2.2750</text:p>
          </table:table-cell>
          <table:table-cell table:formula="of:=[.C332]*[.C332]" office:value-type="float" office:value="5.175625" calcext:value-type="float">
            <text:p>5.1756</text:p>
          </table:table-cell>
          <table:table-cell table:style-name="ce58" office:value-type="float" office:value="0.202709" calcext:value-type="float">
            <text:p>0.20271</text:p>
          </table:table-cell>
          <table:table-cell table:style-name="ce58" office:value-type="float" office:value="0.0436286" calcext:value-type="float">
            <text:p>0.04363</text:p>
          </table:table-cell>
          <table:table-cell/>
          <table:table-cell table:formula="of:=[.D332]" office:value-type="float" office:value="5.175625" calcext:value-type="float">
            <text:p>5.1756</text:p>
          </table:table-cell>
          <table:table-cell office:value-type="float" office:value="0.0510921973247" calcext:value-type="float">
            <text:p>0.0511</text:p>
          </table:table-cell>
          <table:table-cell office:value-type="float" office:value="0.0110628586085" calcext:value-type="float">
            <text:p>0.0111</text:p>
          </table:table-cell>
          <table:table-cell table:style-name="ce33" office:value-type="float" office:value="0.0110628586085" calcext:value-type="float">
            <text:p>0.0111</text:p>
          </table:table-cell>
          <table:table-cell table:style-name="ce39" table:formula="of:=[.D332]" office:value-type="float" office:value="5.175625" calcext:value-type="float">
            <text:p>5.1756</text:p>
          </table:table-cell>
          <table:table-cell table:style-name="ce39" table:formula="of:=SQRT([.I332])" office:value-type="float" office:value="0.226035831948609" calcext:value-type="float">
            <text:p>0.2260</text:p>
          </table:table-cell>
          <table:table-cell table:style-name="ce39" table:formula="of:=0.5*[.J332]/SQRT([.I332])" office:value-type="float" office:value="0.0244714709900845" calcext:value-type="float">
            <text:p>0.0245</text:p>
          </table:table-cell>
          <table:table-cell/>
          <table:table-cell table:style-name="ce33" office:value-type="float" office:value="5.1756" calcext:value-type="float">
            <text:p>5.1756</text:p>
          </table:table-cell>
          <table:table-cell table:style-name="ce33" office:value-type="float" office:value="0.209528902586" calcext:value-type="float">
            <text:p>0.2095</text:p>
          </table:table-cell>
          <table:table-cell table:number-columns-repeated="2" table:style-name="ce33" office:value-type="float" office:value="0.0450984715862" calcext:value-type="float">
            <text:p>0.0451</text:p>
          </table:table-cell>
          <table:table-cell table:number-columns-repeated="1005"/>
        </table:table-row>
        <table:table-row table:style-name="ro1">
          <table:table-cell table:style-name="ce33" office:value-type="float" office:value="2.3" calcext:value-type="float">
            <text:p>2.3000</text:p>
          </table:table-cell>
          <table:table-cell table:style-name="ce33" office:value-type="float" office:value="2.35" calcext:value-type="float">
            <text:p>2.3500</text:p>
          </table:table-cell>
          <table:table-cell table:style-name="ce33" table:formula="of:=[.A333]+([.B333]-[.A333])/2" office:value-type="float" office:value="2.325" calcext:value-type="float">
            <text:p>2.3250</text:p>
          </table:table-cell>
          <table:table-cell table:formula="of:=[.C333]*[.C333]" office:value-type="float" office:value="5.405625" calcext:value-type="float">
            <text:p>5.4056</text:p>
          </table:table-cell>
          <table:table-cell table:style-name="ce58" office:value-type="float" office:value="0.104124" calcext:value-type="float">
            <text:p>0.10412</text:p>
          </table:table-cell>
          <table:table-cell table:style-name="ce58" office:value-type="float" office:value="0.0310663" calcext:value-type="float">
            <text:p>0.03107</text:p>
          </table:table-cell>
          <table:table-cell/>
          <table:table-cell table:formula="of:=[.D333]" office:value-type="float" office:value="5.405625" calcext:value-type="float">
            <text:p>5.4056</text:p>
          </table:table-cell>
          <table:table-cell office:value-type="float" office:value="0.0273858526193" calcext:value-type="float">
            <text:p>0.0274</text:p>
          </table:table-cell>
          <table:table-cell office:value-type="float" office:value="0.00820698637961" calcext:value-type="float">
            <text:p>0.0082</text:p>
          </table:table-cell>
          <table:table-cell table:style-name="ce33" office:value-type="float" office:value="0.00820698637961" calcext:value-type="float">
            <text:p>0.0082</text:p>
          </table:table-cell>
          <table:table-cell table:style-name="ce39" table:formula="of:=[.D333]" office:value-type="float" office:value="5.405625" calcext:value-type="float">
            <text:p>5.4056</text:p>
          </table:table-cell>
          <table:table-cell table:style-name="ce39" table:formula="of:=SQRT([.I333])" office:value-type="float" office:value="0.165486714328674" calcext:value-type="float">
            <text:p>0.1655</text:p>
          </table:table-cell>
          <table:table-cell table:style-name="ce39" table:formula="of:=0.5*[.J333]/SQRT([.I333])" office:value-type="float" office:value="0.0247965113480653" calcext:value-type="float">
            <text:p>0.0248</text:p>
          </table:table-cell>
          <table:table-cell/>
          <table:table-cell table:style-name="ce33" office:value-type="float" office:value="5.4056" calcext:value-type="float">
            <text:p>5.4056</text:p>
          </table:table-cell>
          <table:table-cell table:style-name="ce33" office:value-type="float" office:value="0.107635605696" calcext:value-type="float">
            <text:p>0.1076</text:p>
          </table:table-cell>
          <table:table-cell table:number-columns-repeated="2" table:style-name="ce33" office:value-type="float" office:value="0.0321193694956" calcext:value-type="float">
            <text:p>0.0321</text:p>
          </table:table-cell>
          <table:table-cell table:number-columns-repeated="1005"/>
        </table:table-row>
        <table:table-row table:style-name="ro1">
          <table:table-cell table:style-name="ce33" office:value-type="float" office:value="2.35" calcext:value-type="float">
            <text:p>2.3500</text:p>
          </table:table-cell>
          <table:table-cell table:style-name="ce33" office:value-type="float" office:value="2.4" calcext:value-type="float">
            <text:p>2.4000</text:p>
          </table:table-cell>
          <table:table-cell table:style-name="ce33" table:formula="of:=[.A334]+([.B334]-[.A334])/2" office:value-type="float" office:value="2.375" calcext:value-type="float">
            <text:p>2.3750</text:p>
          </table:table-cell>
          <table:table-cell table:formula="of:=[.C334]*[.C334]" office:value-type="float" office:value="5.640625" calcext:value-type="float">
            <text:p>5.6406</text:p>
          </table:table-cell>
          <table:table-cell table:style-name="ce58" office:value-type="float" office:value="0.128319" calcext:value-type="float">
            <text:p>0.12832</text:p>
          </table:table-cell>
          <table:table-cell table:style-name="ce58" office:value-type="float" office:value="0.0356242" calcext:value-type="float">
            <text:p>0.03562</text:p>
          </table:table-cell>
          <table:table-cell/>
          <table:table-cell table:formula="of:=[.D334]" office:value-type="float" office:value="5.640625" calcext:value-type="float">
            <text:p>5.6406</text:p>
          </table:table-cell>
          <table:table-cell office:value-type="float" office:value="0.0351862406498" calcext:value-type="float">
            <text:p>0.0352</text:p>
          </table:table-cell>
          <table:table-cell office:value-type="float" office:value="0.00981001449375" calcext:value-type="float">
            <text:p>0.0098</text:p>
          </table:table-cell>
          <table:table-cell table:style-name="ce33" office:value-type="float" office:value="0.00981001449375" calcext:value-type="float">
            <text:p>0.0098</text:p>
          </table:table-cell>
          <table:table-cell table:style-name="ce39" table:formula="of:=[.D334]" office:value-type="float" office:value="5.640625" calcext:value-type="float">
            <text:p>5.6406</text:p>
          </table:table-cell>
          <table:table-cell table:style-name="ce39" table:formula="of:=SQRT([.I334])" office:value-type="float" office:value="0.187579958017375" calcext:value-type="float">
            <text:p>0.1876</text:p>
          </table:table-cell>
          <table:table-cell table:style-name="ce39" table:formula="of:=0.5*[.J334]/SQRT([.I334])" office:value-type="float" office:value="0.0261488876461987" calcext:value-type="float">
            <text:p>0.0261</text:p>
          </table:table-cell>
          <table:table-cell/>
          <table:table-cell table:style-name="ce33" office:value-type="float" office:value="5.6406" calcext:value-type="float">
            <text:p>5.6406</text:p>
          </table:table-cell>
          <table:table-cell table:style-name="ce33" office:value-type="float" office:value="0.132653277101" calcext:value-type="float">
            <text:p>0.1327</text:p>
          </table:table-cell>
          <table:table-cell table:number-columns-repeated="2" table:style-name="ce33" office:value-type="float" office:value="0.0368232155091" calcext:value-type="float">
            <text:p>0.0368</text:p>
          </table:table-cell>
          <table:table-cell table:number-columns-repeated="1005"/>
        </table:table-row>
        <table:table-row table:style-name="ro1">
          <table:table-cell table:style-name="ce33" office:value-type="float" office:value="2.4" calcext:value-type="float">
            <text:p>2.4000</text:p>
          </table:table-cell>
          <table:table-cell table:style-name="ce33" office:value-type="float" office:value="2.45" calcext:value-type="float">
            <text:p>2.4500</text:p>
          </table:table-cell>
          <table:table-cell table:style-name="ce33" table:formula="of:=[.A335]+([.B335]-[.A335])/2" office:value-type="float" office:value="2.425" calcext:value-type="float">
            <text:p>2.4250</text:p>
          </table:table-cell>
          <table:table-cell table:formula="of:=[.C335]*[.C335]" office:value-type="float" office:value="5.880625" calcext:value-type="float">
            <text:p>5.8806</text:p>
          </table:table-cell>
          <table:table-cell table:style-name="ce58" office:value-type="float" office:value="0.081215" calcext:value-type="float">
            <text:p>0.08122</text:p>
          </table:table-cell>
          <table:table-cell table:style-name="ce58" office:value-type="float" office:value="0.0290157" calcext:value-type="float">
            <text:p>0.02902</text:p>
          </table:table-cell>
          <table:table-cell/>
          <table:table-cell table:formula="of:=[.D335]" office:value-type="float" office:value="5.880625" calcext:value-type="float">
            <text:p>5.8806</text:p>
          </table:table-cell>
          <table:table-cell office:value-type="float" office:value="0.0231975282392" calcext:value-type="float">
            <text:p>0.0232</text:p>
          </table:table-cell>
          <table:table-cell office:value-type="float" office:value="0.00831487743326" calcext:value-type="float">
            <text:p>0.0083</text:p>
          </table:table-cell>
          <table:table-cell table:style-name="ce33" office:value-type="float" office:value="0.00831487743326" calcext:value-type="float">
            <text:p>0.0083</text:p>
          </table:table-cell>
          <table:table-cell table:style-name="ce39" table:formula="of:=[.D335]" office:value-type="float" office:value="5.880625" calcext:value-type="float">
            <text:p>5.8806</text:p>
          </table:table-cell>
          <table:table-cell table:style-name="ce39" table:formula="of:=SQRT([.I335])" office:value-type="float" office:value="0.15230734794881" calcext:value-type="float">
            <text:p>0.1523</text:p>
          </table:table-cell>
          <table:table-cell table:style-name="ce39" table:formula="of:=0.5*[.J335]/SQRT([.I335])" office:value-type="float" office:value="0.0272963765216849" calcext:value-type="float">
            <text:p>0.0273</text:p>
          </table:table-cell>
          <table:table-cell/>
          <table:table-cell table:style-name="ce33" office:value-type="float" office:value="5.8806" calcext:value-type="float">
            <text:p>5.8806</text:p>
          </table:table-cell>
          <table:table-cell table:style-name="ce33" office:value-type="float" office:value="0.0839581379609" calcext:value-type="float">
            <text:p>0.0840</text:p>
          </table:table-cell>
          <table:table-cell table:number-columns-repeated="2" table:style-name="ce33" office:value-type="float" office:value="0.0299984917273" calcext:value-type="float">
            <text:p>0.0300</text:p>
          </table:table-cell>
          <table:table-cell table:number-columns-repeated="1005"/>
        </table:table-row>
        <table:table-row table:style-name="ro1">
          <table:table-cell table:style-name="ce33" office:value-type="float" office:value="2.45" calcext:value-type="float">
            <text:p>2.4500</text:p>
          </table:table-cell>
          <table:table-cell table:style-name="ce33" office:value-type="float" office:value="2.5" calcext:value-type="float">
            <text:p>2.5000</text:p>
          </table:table-cell>
          <table:table-cell table:style-name="ce33" table:formula="of:=[.A336]+([.B336]-[.A336])/2" office:value-type="float" office:value="2.475" calcext:value-type="float">
            <text:p>2.4750</text:p>
          </table:table-cell>
          <table:table-cell table:formula="of:=[.C336]*[.C336]" office:value-type="float" office:value="6.125625" calcext:value-type="float">
            <text:p>6.1256</text:p>
          </table:table-cell>
          <table:table-cell table:style-name="ce58" office:value-type="float" office:value="0.043079" calcext:value-type="float">
            <text:p>0.04308</text:p>
          </table:table-cell>
          <table:table-cell table:style-name="ce58" office:value-type="float" office:value="0.0322583" calcext:value-type="float">
            <text:p>0.03226</text:p>
          </table:table-cell>
          <table:table-cell/>
          <table:table-cell table:formula="of:=[.D336]" office:value-type="float" office:value="6.125625" calcext:value-type="float">
            <text:p>6.1256</text:p>
          </table:table-cell>
          <table:table-cell office:value-type="float" office:value="0.0128038212941" calcext:value-type="float">
            <text:p>0.0128</text:p>
          </table:table-cell>
          <table:table-cell office:value-type="float" office:value="0.00960181092473" calcext:value-type="float">
            <text:p>0.0096</text:p>
          </table:table-cell>
          <table:table-cell table:style-name="ce33" office:value-type="float" office:value="0.00960181092473" calcext:value-type="float">
            <text:p>0.0096</text:p>
          </table:table-cell>
          <table:table-cell table:style-name="ce39" table:formula="of:=[.D336]" office:value-type="float" office:value="6.125625" calcext:value-type="float">
            <text:p>6.1256</text:p>
          </table:table-cell>
          <table:table-cell table:style-name="ce39" table:formula="of:=SQRT([.I336])" office:value-type="float" office:value="0.113153971623183" calcext:value-type="float">
            <text:p>0.1132</text:p>
          </table:table-cell>
          <table:table-cell table:style-name="ce39" table:formula="of:=0.5*[.J336]/SQRT([.I336])" office:value-type="float" office:value="0.0424280773665872" calcext:value-type="float">
            <text:p>0.0424</text:p>
          </table:table-cell>
          <table:table-cell/>
          <table:table-cell table:style-name="ce33" office:value-type="float" office:value="6.1256" calcext:value-type="float">
            <text:p>6.1256</text:p>
          </table:table-cell>
          <table:table-cell table:style-name="ce33" office:value-type="float" office:value="0.0445229030343" calcext:value-type="float">
            <text:p>0.0445</text:p>
          </table:table-cell>
          <table:table-cell table:number-columns-repeated="2" table:style-name="ce33" office:value-type="float" office:value="0.0333405371583" calcext:value-type="float">
            <text:p>0.0333</text:p>
          </table:table-cell>
          <table:table-cell table:number-columns-repeated="1005"/>
        </table:table-row>
        <table:table-row table:style-name="ro1">
          <table:table-cell table:style-name="ce33" office:value-type="float" office:value="2.5" calcext:value-type="float">
            <text:p>2.5000</text:p>
          </table:table-cell>
          <table:table-cell table:style-name="ce33" office:value-type="float" office:value="2.6" calcext:value-type="float">
            <text:p>2.6000</text:p>
          </table:table-cell>
          <table:table-cell table:style-name="ce33" table:formula="of:=[.A337]+([.B337]-[.A337])/2" office:value-type="float" office:value="2.55" calcext:value-type="float">
            <text:p>2.5500</text:p>
          </table:table-cell>
          <table:table-cell table:formula="of:=[.C337]*[.C337]" office:value-type="float" office:value="6.5025" calcext:value-type="float">
            <text:p>6.5025</text:p>
          </table:table-cell>
          <table:table-cell table:style-name="ce58" office:value-type="float" office:value="0.04765" calcext:value-type="float">
            <text:p>0.04765</text:p>
          </table:table-cell>
          <table:table-cell table:style-name="ce58" office:value-type="float" office:value="0.0186345" calcext:value-type="float">
            <text:p>0.01863</text:p>
          </table:table-cell>
          <table:table-cell/>
          <table:table-cell table:formula="of:=[.D337]" office:value-type="float" office:value="6.5025" calcext:value-type="float">
            <text:p>6.5025</text:p>
          </table:table-cell>
          <table:table-cell office:value-type="float" office:value="0.0150093400794" calcext:value-type="float">
            <text:p>0.0150</text:p>
          </table:table-cell>
          <table:table-cell office:value-type="float" office:value="0.00588329995398" calcext:value-type="float">
            <text:p>0.0059</text:p>
          </table:table-cell>
          <table:table-cell table:style-name="ce33" office:value-type="float" office:value="0.00588329995398" calcext:value-type="float">
            <text:p>0.0059</text:p>
          </table:table-cell>
          <table:table-cell table:style-name="ce39" table:formula="of:=[.D337]" office:value-type="float" office:value="6.5025" calcext:value-type="float">
            <text:p>6.5025</text:p>
          </table:table-cell>
          <table:table-cell table:style-name="ce39" table:formula="of:=SQRT([.I337])" office:value-type="float" office:value="0.122512611919753" calcext:value-type="float">
            <text:p>0.1225</text:p>
          </table:table-cell>
          <table:table-cell table:style-name="ce39" table:formula="of:=0.5*[.J337]/SQRT([.I337])" office:value-type="float" office:value="0.0240109971609846" calcext:value-type="float">
            <text:p>0.0240</text:p>
          </table:table-cell>
          <table:table-cell/>
          <table:table-cell table:style-name="ce33" office:value-type="float" office:value="6.5025" calcext:value-type="float">
            <text:p>6.5025</text:p>
          </table:table-cell>
          <table:table-cell table:style-name="ce33" office:value-type="float" office:value="0.0492220904177" calcext:value-type="float">
            <text:p>0.0492</text:p>
          </table:table-cell>
          <table:table-cell table:number-columns-repeated="2" table:style-name="ce33" office:value-type="float" office:value="0.019244712367" calcext:value-type="float">
            <text:p>0.0192</text:p>
          </table:table-cell>
          <table:table-cell table:number-columns-repeated="1005"/>
        </table:table-row>
        <table:table-row table:style-name="ro1">
          <table:table-cell table:style-name="ce33" office:value-type="float" office:value="2.6" calcext:value-type="float">
            <text:p>2.6000</text:p>
          </table:table-cell>
          <table:table-cell table:style-name="ce33" office:value-type="float" office:value="2.7" calcext:value-type="float">
            <text:p>2.7000</text:p>
          </table:table-cell>
          <table:table-cell table:style-name="ce33" table:formula="of:=[.A338]+([.B338]-[.A338])/2" office:value-type="float" office:value="2.65" calcext:value-type="float">
            <text:p>2.6500</text:p>
          </table:table-cell>
          <table:table-cell table:formula="of:=[.C338]*[.C338]" office:value-type="float" office:value="7.0225" calcext:value-type="float">
            <text:p>7.0225</text:p>
          </table:table-cell>
          <table:table-cell table:style-name="ce58" office:value-type="float" office:value="0.024211" calcext:value-type="float">
            <text:p>0.02421</text:p>
          </table:table-cell>
          <table:table-cell table:style-name="ce58" office:value-type="float" office:value="0.0136672" calcext:value-type="float">
            <text:p>0.01367</text:p>
          </table:table-cell>
          <table:table-cell/>
          <table:table-cell table:formula="of:=[.D338]" office:value-type="float" office:value="7.0225" calcext:value-type="float">
            <text:p>7.0225</text:p>
          </table:table-cell>
          <table:table-cell office:value-type="float" office:value="0.00821830166842" calcext:value-type="float">
            <text:p>0.0082</text:p>
          </table:table-cell>
          <table:table-cell office:value-type="float" office:value="0.00464910977982" calcext:value-type="float">
            <text:p>0.0046</text:p>
          </table:table-cell>
          <table:table-cell table:style-name="ce33" office:value-type="float" office:value="0.00464910977982" calcext:value-type="float">
            <text:p>0.0046</text:p>
          </table:table-cell>
          <table:table-cell table:style-name="ce39" table:formula="of:=[.D338]" office:value-type="float" office:value="7.0225" calcext:value-type="float">
            <text:p>7.0225</text:p>
          </table:table-cell>
          <table:table-cell table:style-name="ce39" table:formula="of:=SQRT([.I338])" office:value-type="float" office:value="0.0906548491169667" calcext:value-type="float">
            <text:p>0.0907</text:p>
          </table:table-cell>
          <table:table-cell table:style-name="ce39" table:formula="of:=0.5*[.J338]/SQRT([.I338])" office:value-type="float" office:value="0.0256418152206151" calcext:value-type="float">
            <text:p>0.0256</text:p>
          </table:table-cell>
          <table:table-cell/>
          <table:table-cell table:style-name="ce33" office:value-type="float" office:value="7.0225" calcext:value-type="float">
            <text:p>7.0225</text:p>
          </table:table-cell>
          <table:table-cell table:style-name="ce33" office:value-type="float" office:value="0.0249892906323" calcext:value-type="float">
            <text:p>0.0250</text:p>
          </table:table-cell>
          <table:table-cell table:number-columns-repeated="2" table:style-name="ce33" office:value-type="float" office:value="0.0141100456049" calcext:value-type="float">
            <text:p>0.0141</text:p>
          </table:table-cell>
          <table:table-cell table:number-columns-repeated="1005"/>
        </table:table-row>
        <table:table-row table:style-name="ro1">
          <table:table-cell table:style-name="ce33" office:value-type="float" office:value="2.7" calcext:value-type="float">
            <text:p>2.7000</text:p>
          </table:table-cell>
          <table:table-cell table:style-name="ce33" office:value-type="float" office:value="2.8" calcext:value-type="float">
            <text:p>2.8000</text:p>
          </table:table-cell>
          <table:table-cell table:style-name="ce33" table:formula="of:=[.A339]+([.B339]-[.A339])/2" office:value-type="float" office:value="2.75" calcext:value-type="float">
            <text:p>2.7500</text:p>
          </table:table-cell>
          <table:table-cell table:formula="of:=[.C339]*[.C339]" office:value-type="float" office:value="7.5625" calcext:value-type="float">
            <text:p>7.5625</text:p>
          </table:table-cell>
          <table:table-cell table:style-name="ce58" office:value-type="float" office:value="0.013945" calcext:value-type="float">
            <text:p>0.01395</text:p>
          </table:table-cell>
          <table:table-cell table:style-name="ce58" office:value-type="float" office:value="0.014118" calcext:value-type="float">
            <text:p>0.01412</text:p>
          </table:table-cell>
          <table:table-cell/>
          <table:table-cell table:formula="of:=[.D339]" office:value-type="float" office:value="7.5625" calcext:value-type="float">
            <text:p>7.5625</text:p>
          </table:table-cell>
          <table:table-cell office:value-type="float" office:value="0.0050866024468" calcext:value-type="float">
            <text:p>0.0051</text:p>
          </table:table-cell>
          <table:table-cell office:value-type="float" office:value="0.00515448085961" calcext:value-type="float">
            <text:p>0.0052</text:p>
          </table:table-cell>
          <table:table-cell table:style-name="ce33" office:value-type="float" office:value="0.00515448085961" calcext:value-type="float">
            <text:p>0.0052</text:p>
          </table:table-cell>
          <table:table-cell table:style-name="ce39" table:formula="of:=[.D339]" office:value-type="float" office:value="7.5625" calcext:value-type="float">
            <text:p>7.5625</text:p>
          </table:table-cell>
          <table:table-cell table:style-name="ce39" table:formula="of:=SQRT([.I339])" office:value-type="float" office:value="0.0713204209662282" calcext:value-type="float">
            <text:p>0.0713</text:p>
          </table:table-cell>
          <table:table-cell table:style-name="ce39" table:formula="of:=0.5*[.J339]/SQRT([.I339])" office:value-type="float" office:value="0.0361360798897329" calcext:value-type="float">
            <text:p>0.0361</text:p>
          </table:table-cell>
          <table:table-cell/>
          <table:table-cell table:style-name="ce33" office:value-type="float" office:value="7.5625" calcext:value-type="float">
            <text:p>7.5625</text:p>
          </table:table-cell>
          <table:table-cell table:style-name="ce33" office:value-type="float" office:value="0.0143796301314" calcext:value-type="float">
            <text:p>0.0144</text:p>
          </table:table-cell>
          <table:table-cell table:number-columns-repeated="2" table:style-name="ce33" office:value-type="float" office:value="0.0145548752954" calcext:value-type="float">
            <text:p>0.0146</text:p>
          </table:table-cell>
          <table:table-cell table:number-columns-repeated="1005"/>
        </table:table-row>
        <table:table-row table:style-name="ro1">
          <table:table-cell table:style-name="ce33" office:value-type="float" office:value="2.8" calcext:value-type="float">
            <text:p>2.8000</text:p>
          </table:table-cell>
          <table:table-cell table:style-name="ce33" office:value-type="float" office:value="2.9" calcext:value-type="float">
            <text:p>2.9000</text:p>
          </table:table-cell>
          <table:table-cell table:style-name="ce33" table:formula="of:=[.A340]+([.B340]-[.A340])/2" office:value-type="float" office:value="2.85" calcext:value-type="float">
            <text:p>2.8500</text:p>
          </table:table-cell>
          <table:table-cell table:formula="of:=[.C340]*[.C340]" office:value-type="float" office:value="8.1225" calcext:value-type="float">
            <text:p>8.1225</text:p>
          </table:table-cell>
          <table:table-cell table:style-name="ce58" office:value-type="float" office:value="0.009181" calcext:value-type="float">
            <text:p>0.00918</text:p>
          </table:table-cell>
          <table:table-cell table:style-name="ce58" office:value-type="float" office:value="0.0132598" calcext:value-type="float">
            <text:p>0.01326</text:p>
          </table:table-cell>
          <table:table-cell/>
          <table:table-cell table:formula="of:=[.D340]" office:value-type="float" office:value="8.1225" calcext:value-type="float">
            <text:p>8.1225</text:p>
          </table:table-cell>
          <table:table-cell office:value-type="float" office:value="0.00358210104921" calcext:value-type="float">
            <text:p>0.0036</text:p>
          </table:table-cell>
          <table:table-cell office:value-type="float" office:value="0.00517921526978" calcext:value-type="float">
            <text:p>0.0052</text:p>
          </table:table-cell>
          <table:table-cell table:style-name="ce33" office:value-type="float" office:value="0.00517921526978" calcext:value-type="float">
            <text:p>0.0052</text:p>
          </table:table-cell>
          <table:table-cell table:style-name="ce39" table:formula="of:=[.D340]" office:value-type="float" office:value="8.1225" calcext:value-type="float">
            <text:p>8.1225</text:p>
          </table:table-cell>
          <table:table-cell table:style-name="ce39" table:formula="of:=SQRT([.I340])" office:value-type="float" office:value="0.0598506562136958" calcext:value-type="float">
            <text:p>0.0599</text:p>
          </table:table-cell>
          <table:table-cell table:style-name="ce39" table:formula="of:=0.5*[.J340]/SQRT([.I340])" office:value-type="float" office:value="0.043267823591505" calcext:value-type="float">
            <text:p>0.0433</text:p>
          </table:table-cell>
          <table:table-cell/>
          <table:table-cell table:style-name="ce33" office:value-type="float" office:value="8.1225" calcext:value-type="float">
            <text:p>8.1225</text:p>
          </table:table-cell>
          <table:table-cell table:style-name="ce33" office:value-type="float" office:value="0.00943845322322" calcext:value-type="float">
            <text:p>0.0094</text:p>
          </table:table-cell>
          <table:table-cell table:number-columns-repeated="2" table:style-name="ce33" office:value-type="float" office:value="0.0136333278657" calcext:value-type="float">
            <text:p>0.0136</text:p>
          </table:table-cell>
          <table:table-cell table:number-columns-repeated="1005"/>
        </table:table-row>
        <table:table-row table:style-name="ro1">
          <table:table-cell table:style-name="ce33" office:value-type="float" office:value="2.9" calcext:value-type="float">
            <text:p>2.9000</text:p>
          </table:table-cell>
          <table:table-cell table:style-name="ce33" office:value-type="float" office:value="3" calcext:value-type="float">
            <text:p>3.0000</text:p>
          </table:table-cell>
          <table:table-cell table:style-name="ce33" table:formula="of:=[.A341]+([.B341]-[.A341])/2" office:value-type="float" office:value="2.95" calcext:value-type="float">
            <text:p>2.9500</text:p>
          </table:table-cell>
          <table:table-cell table:formula="of:=[.C341]*[.C341]" office:value-type="float" office:value="8.7025" calcext:value-type="float">
            <text:p>8.7025</text:p>
          </table:table-cell>
          <table:table-cell table:style-name="ce58" office:value-type="float" office:value="0.010228" calcext:value-type="float">
            <text:p>0.01023</text:p>
          </table:table-cell>
          <table:table-cell table:style-name="ce58" office:value-type="float" office:value="0.0123726" calcext:value-type="float">
            <text:p>0.01237</text:p>
          </table:table-cell>
          <table:table-cell/>
          <table:table-cell table:formula="of:=[.D341]" office:value-type="float" office:value="8.7025" calcext:value-type="float">
            <text:p>8.7025</text:p>
          </table:table-cell>
          <table:table-cell office:value-type="float" office:value="0.00424641210128" calcext:value-type="float">
            <text:p>0.0042</text:p>
          </table:table-cell>
          <table:table-cell office:value-type="float" office:value="0.00514383912929" calcext:value-type="float">
            <text:p>0.0051</text:p>
          </table:table-cell>
          <table:table-cell table:style-name="ce33" office:value-type="float" office:value="0.00514383912929" calcext:value-type="float">
            <text:p>0.0051</text:p>
          </table:table-cell>
          <table:table-cell table:style-name="ce39" table:formula="of:=[.D341]" office:value-type="float" office:value="8.7025" calcext:value-type="float">
            <text:p>8.7025</text:p>
          </table:table-cell>
          <table:table-cell table:style-name="ce39" table:formula="of:=SQRT([.I341])" office:value-type="float" office:value="0.0651645003148186" calcext:value-type="float">
            <text:p>0.0652</text:p>
          </table:table-cell>
          <table:table-cell table:style-name="ce39" table:formula="of:=0.5*[.J341]/SQRT([.I341])" office:value-type="float" office:value="0.0394681084366442" calcext:value-type="float">
            <text:p>0.0395</text:p>
          </table:table-cell>
          <table:table-cell/>
          <table:table-cell table:style-name="ce33" office:value-type="float" office:value="8.7025" calcext:value-type="float">
            <text:p>8.7025</text:p>
          </table:table-cell>
          <table:table-cell table:style-name="ce33" office:value-type="float" office:value="0.0104532471902" calcext:value-type="float">
            <text:p>0.0105</text:p>
          </table:table-cell>
          <table:table-cell table:number-columns-repeated="2" table:style-name="ce33" office:value-type="float" office:value="0.0126399679338" calcext:value-type="float">
            <text:p>0.0126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8">
          <table:table-cell table:style-name="ce8" office:value-type="string" calcext:value-type="string" table:number-columns-spanned="9" table:number-rows-spanned="1">
            <text:p>2012-PR-D86-032013_Lees, file BABAR_ISR2pi_EPAPS.txt</text:p>
          </table:table-cell>
          <table:covered-table-cell table:number-columns-repeated="8" table:style-name="ce36"/>
          <table:table-cell table:number-columns-repeated="1015"/>
        </table:table-row>
        <table:table-row table:style-name="ro9">
          <table:table-cell table:style-name="ce9" office:value-type="string" calcext:value-type="string" table:number-columns-spanned="9" table:number-rows-spanned="1">
            <text:p>e+e- -&gt; pi+pi-, BaBar, same data as in 2009-PRL-103-231801_Aubert</text:p>
          </table:table-cell>
          <table:covered-table-cell table:number-columns-repeated="8" table:style-name="ce36"/>
          <table:table-cell table:number-columns-repeated="1015"/>
        </table:table-row>
        <table:table-row table:style-name="ro1" table:number-rows-repeated="10482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SIII" table:style-name="ta1">
        <table:table-column table:style-name="co24" table:default-cell-style-name="ce47"/>
        <table:table-column table:style-name="co2" table:default-cell-style-name="ce33"/>
        <table:table-column table:style-name="co7" table:default-cell-style-name="ce33"/>
        <table:table-column table:style-name="co2" table:number-columns-repeated="2" table:default-cell-style-name="ce33"/>
        <table:table-column table:style-name="co2" table:number-columns-repeated="6" table:default-cell-style-name="Default"/>
        <table:table-column table:style-name="co25" table:number-columns-repeated="2" table:default-cell-style-name="ce33"/>
        <table:table-column table:style-name="co26" table:default-cell-style-name="Default"/>
        <table:table-column table:style-name="co27" table:default-cell-style-name="Default"/>
        <table:table-column table:style-name="co2" table:number-columns-repeated="1009" table:default-cell-style-name="Default"/>
        <table:table-row table:style-name="ro10">
          <table:table-cell table:style-name="ce8" office:value-type="string" calcext:value-type="string" table:number-columns-spanned="9" table:number-rows-spanned="1">
            <text:p>2016-PL-B753-629_Ablikim</text:p>
          </table:table-cell>
          <table:covered-table-cell table:number-columns-repeated="8" table:style-name="ce36"/>
          <table:table-cell table:style-name="ce50" table:number-columns-repeated="2"/>
          <table:table-cell table:style-name="ce54"/>
          <table:table-cell table:style-name="ce56"/>
          <table:table-cell table:style-name="ce50" table:number-columns-repeated="2"/>
          <table:table-cell table:style-name="ce36" table:number-columns-repeated="1009"/>
        </table:table-row>
        <table:table-row table:style-name="ro10">
          <table:table-cell table:style-name="ce9" office:value-type="string" calcext:value-type="string" table:number-columns-spanned="9" table:number-rows-spanned="1">
            <text:p>e+e- -&gt; pi+pi-, BESIII</text:p>
          </table:table-cell>
          <table:covered-table-cell table:number-columns-repeated="8" table:style-name="ce36"/>
          <table:table-cell table:style-name="ce50" table:number-columns-repeated="2"/>
          <table:table-cell table:style-name="ce54"/>
          <table:table-cell table:style-name="ce56"/>
          <table:table-cell table:style-name="ce50" table:number-columns-repeated="2"/>
          <table:table-cell table:style-name="ce36" table:number-columns-repeated="1009"/>
        </table:table-row>
        <table:table-row table:style-name="ro10">
          <table:table-cell table:style-name="ce61" office:value-type="string" calcext:value-type="string">
            <text:p>SQRT(s) [MeV]</text:p>
          </table:table-cell>
          <table:table-cell table:style-name="ce51" office:value-type="string" calcext:value-type="string">
            <text:p>sigma [nb]</text:p>
          </table:table-cell>
          <table:table-cell table:style-name="ce51" office:value-type="string" calcext:value-type="string">
            <text:p>err. sigma [nb]</text:p>
          </table:table-cell>
          <table:table-cell table:style-name="ce51" office:value-type="string" calcext:value-type="string">
            <text:p>|F_pi|^2</text:p>
          </table:table-cell>
          <table:table-cell table:style-name="ce51" office:value-type="string" calcext:value-type="string">
            <text:p>err. |F_pi|^2</text:p>
          </table:table-cell>
          <table:table-cell table:style-name="ce36"/>
          <table:table-cell table:style-name="ce48" office:value-type="string" calcext:value-type="string">
            <text:p>s [GeV^2]</text:p>
          </table:table-cell>
          <table:table-cell table:style-name="ce57" office:value-type="string" calcext:value-type="string">
            <text:p>|F_pi|^2</text:p>
          </table:table-cell>
          <table:table-cell table:number-columns-repeated="2" table:style-name="ce49" office:value-type="string" calcext:value-type="string">
            <text:p>err. |F_pi|^2</text:p>
          </table:table-cell>
          <table:table-cell table:style-name="ce36"/>
          <table:table-cell table:style-name="ce48" office:value-type="string" calcext:value-type="string">
            <text:p>s [GeV^2]</text:p>
          </table:table-cell>
          <table:table-cell table:style-name="ce57" office:value-type="string" calcext:value-type="string">
            <text:p>sigma_dressed</text:p>
          </table:table-cell>
          <table:table-cell table:number-columns-repeated="2" table:style-name="ce49" office:value-type="string" calcext:value-type="string">
            <text:p>err. sigma_dressed</text:p>
          </table:table-cell>
          <table:table-cell table:style-name="ce36" table:number-columns-repeated="1009"/>
        </table:table-row>
        <table:table-row table:style-name="ro1">
          <table:table-cell office:value-type="float" office:value="602.5" calcext:value-type="float">
            <text:p>602.50</text:p>
          </table:table-cell>
          <table:table-cell office:value-type="float" office:value="288.3" calcext:value-type="float">
            <text:p>288.3000</text:p>
          </table:table-cell>
          <table:table-cell office:value-type="float" office:value="15.2" calcext:value-type="float">
            <text:p>15.2000</text:p>
          </table:table-cell>
          <table:table-cell office:value-type="float" office:value="6.9" calcext:value-type="float">
            <text:p>6.9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33" table:formula="of:=([.A4]*0.001)*([.A4]*0.001)" office:value-type="float" office:value="0.36300625" calcext:value-type="float">
            <text:p>0.3630</text:p>
          </table:table-cell>
          <table:table-cell table:style-name="ce33" table:formula="of:=[.D4]" office:value-type="float" office:value="6.9" calcext:value-type="float">
            <text:p>6.9000</text:p>
          </table:table-cell>
          <table:table-cell table:style-name="ce33" table:formula="of:=[.E4]" office:value-type="float" office:value="0.4" calcext:value-type="float">
            <text:p>0.4000</text:p>
          </table:table-cell>
          <table:table-cell table:style-name="ce33" table:formula="of:=[.E4]" office:value-type="float" office:value="0.4" calcext:value-type="float">
            <text:p>0.4000</text:p>
          </table:table-cell>
          <table:table-cell/>
          <table:table-cell office:value-type="float" office:value="0.36300625" calcext:value-type="float">
            <text:p>0.3630</text:p>
          </table:table-cell>
          <table:table-cell office:value-type="float" office:value="288.336391824" calcext:value-type="float">
            <text:p>288.3364</text:p>
          </table:table-cell>
          <table:table-cell table:number-columns-repeated="2" table:style-name="ce33" office:value-type="float" office:value="15.2020271003" calcext:value-type="float">
            <text:p>15.2020</text:p>
          </table:table-cell>
          <table:table-cell table:number-columns-repeated="1009"/>
        </table:table-row>
        <table:table-row table:style-name="ro1">
          <table:table-cell office:value-type="float" office:value="607.5" calcext:value-type="float">
            <text:p>607.50</text:p>
          </table:table-cell>
          <table:table-cell office:value-type="float" office:value="306.6" calcext:value-type="float">
            <text:p>306.6000</text:p>
          </table:table-cell>
          <table:table-cell office:value-type="float" office:value="15.5" calcext:value-type="float">
            <text:p>15.5000</text:p>
          </table:table-cell>
          <table:table-cell office:value-type="float" office:value="7.4" calcext:value-type="float">
            <text:p>7.4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33" table:formula="of:=([.A5]*0.001)*([.A5]*0.001)" office:value-type="float" office:value="0.36905625" calcext:value-type="float">
            <text:p>0.3691</text:p>
          </table:table-cell>
          <table:table-cell table:style-name="ce33" table:formula="of:=[.D5]" office:value-type="float" office:value="7.4" calcext:value-type="float">
            <text:p>7.4000</text:p>
          </table:table-cell>
          <table:table-cell table:style-name="ce33" table:formula="of:=[.E5]" office:value-type="float" office:value="0.4" calcext:value-type="float">
            <text:p>0.4000</text:p>
          </table:table-cell>
          <table:table-cell table:style-name="ce33" table:formula="of:=[.E5]" office:value-type="float" office:value="0.4" calcext:value-type="float">
            <text:p>0.4000</text:p>
          </table:table-cell>
          <table:table-cell/>
          <table:table-cell office:value-type="float" office:value="0.36905625" calcext:value-type="float">
            <text:p>0.3691</text:p>
          </table:table-cell>
          <table:table-cell office:value-type="float" office:value="306.551224354" calcext:value-type="float">
            <text:p>306.5512</text:p>
          </table:table-cell>
          <table:table-cell table:number-columns-repeated="2" table:style-name="ce33" office:value-type="float" office:value="15.497654424" calcext:value-type="float">
            <text:p>15.4977</text:p>
          </table:table-cell>
          <table:table-cell table:number-columns-repeated="1009"/>
        </table:table-row>
        <table:table-row table:style-name="ro1">
          <table:table-cell office:value-type="float" office:value="612.5" calcext:value-type="float">
            <text:p>612.50</text:p>
          </table:table-cell>
          <table:table-cell office:value-type="float" office:value="332.8" calcext:value-type="float">
            <text:p>332.8000</text:p>
          </table:table-cell>
          <table:table-cell office:value-type="float" office:value="16.3" calcext:value-type="float">
            <text:p>16.3000</text:p>
          </table:table-cell>
          <table:table-cell office:value-type="float" office:value="8.2" calcext:value-type="float">
            <text:p>8.2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33" table:formula="of:=([.A6]*0.001)*([.A6]*0.001)" office:value-type="float" office:value="0.37515625" calcext:value-type="float">
            <text:p>0.3752</text:p>
          </table:table-cell>
          <table:table-cell table:style-name="ce33" table:formula="of:=[.D6]" office:value-type="float" office:value="8.2" calcext:value-type="float">
            <text:p>8.2000</text:p>
          </table:table-cell>
          <table:table-cell table:style-name="ce33" table:formula="of:=[.E6]" office:value-type="float" office:value="0.4" calcext:value-type="float">
            <text:p>0.4000</text:p>
          </table:table-cell>
          <table:table-cell table:style-name="ce33" table:formula="of:=[.E6]" office:value-type="float" office:value="0.4" calcext:value-type="float">
            <text:p>0.4000</text:p>
          </table:table-cell>
          <table:table-cell/>
          <table:table-cell office:value-type="float" office:value="0.37515625" calcext:value-type="float">
            <text:p>0.3752</text:p>
          </table:table-cell>
          <table:table-cell office:value-type="float" office:value="332.645153697" calcext:value-type="float">
            <text:p>332.6452</text:p>
          </table:table-cell>
          <table:table-cell table:number-columns-repeated="2" table:style-name="ce33" office:value-type="float" office:value="16.2925506125" calcext:value-type="float">
            <text:p>16.2926</text:p>
          </table:table-cell>
          <table:table-cell table:number-columns-repeated="1009"/>
        </table:table-row>
        <table:table-row table:style-name="ro1">
          <table:table-cell office:value-type="float" office:value="617.5" calcext:value-type="float">
            <text:p>617.50</text:p>
          </table:table-cell>
          <table:table-cell office:value-type="float" office:value="352.5" calcext:value-type="float">
            <text:p>352.5000</text:p>
          </table:table-cell>
          <table:table-cell office:value-type="float" office:value="16.3" calcext:value-type="float">
            <text:p>16.3000</text:p>
          </table:table-cell>
          <table:table-cell office:value-type="float" office:value="8.7" calcext:value-type="float">
            <text:p>8.7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33" table:formula="of:=([.A7]*0.001)*([.A7]*0.001)" office:value-type="float" office:value="0.38130625" calcext:value-type="float">
            <text:p>0.3813</text:p>
          </table:table-cell>
          <table:table-cell table:style-name="ce33" table:formula="of:=[.D7]" office:value-type="float" office:value="8.7" calcext:value-type="float">
            <text:p>8.7000</text:p>
          </table:table-cell>
          <table:table-cell table:style-name="ce33" table:formula="of:=[.E7]" office:value-type="float" office:value="0.4" calcext:value-type="float">
            <text:p>0.4000</text:p>
          </table:table-cell>
          <table:table-cell table:style-name="ce33" table:formula="of:=[.E7]" office:value-type="float" office:value="0.4" calcext:value-type="float">
            <text:p>0.4000</text:p>
          </table:table-cell>
          <table:table-cell/>
          <table:table-cell office:value-type="float" office:value="0.38130625" calcext:value-type="float">
            <text:p>0.3813</text:p>
          </table:table-cell>
          <table:table-cell office:value-type="float" office:value="352.227726671" calcext:value-type="float">
            <text:p>352.2277</text:p>
          </table:table-cell>
          <table:table-cell table:number-columns-repeated="2" table:style-name="ce33" office:value-type="float" office:value="16.2875926743" calcext:value-type="float">
            <text:p>16.2876</text:p>
          </table:table-cell>
          <table:table-cell table:number-columns-repeated="1009"/>
        </table:table-row>
        <table:table-row table:style-name="ro1">
          <table:table-cell office:value-type="float" office:value="622.5" calcext:value-type="float">
            <text:p>622.50</text:p>
          </table:table-cell>
          <table:table-cell office:value-type="float" office:value="367.7" calcext:value-type="float">
            <text:p>367.7000</text:p>
          </table:table-cell>
          <table:table-cell office:value-type="float" office:value="16.6" calcext:value-type="float">
            <text:p>16.6000</text:p>
          </table:table-cell>
          <table:table-cell office:value-type="float" office:value="9.2" calcext:value-type="float">
            <text:p>9.2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33" table:formula="of:=([.A8]*0.001)*([.A8]*0.001)" office:value-type="float" office:value="0.38750625" calcext:value-type="float">
            <text:p>0.3875</text:p>
          </table:table-cell>
          <table:table-cell table:style-name="ce33" table:formula="of:=[.D8]" office:value-type="float" office:value="9.2" calcext:value-type="float">
            <text:p>9.2000</text:p>
          </table:table-cell>
          <table:table-cell table:style-name="ce33" table:formula="of:=[.E8]" office:value-type="float" office:value="0.4" calcext:value-type="float">
            <text:p>0.4000</text:p>
          </table:table-cell>
          <table:table-cell table:style-name="ce33" table:formula="of:=[.E8]" office:value-type="float" office:value="0.4" calcext:value-type="float">
            <text:p>0.4000</text:p>
          </table:table-cell>
          <table:table-cell/>
          <table:table-cell office:value-type="float" office:value="0.38750625" calcext:value-type="float">
            <text:p>0.3875</text:p>
          </table:table-cell>
          <table:table-cell office:value-type="float" office:value="367.29541284" calcext:value-type="float">
            <text:p>367.2954</text:p>
          </table:table-cell>
          <table:table-cell table:number-columns-repeated="2" table:style-name="ce33" office:value-type="float" office:value="16.5819301357" calcext:value-type="float">
            <text:p>16.5819</text:p>
          </table:table-cell>
          <table:table-cell table:number-columns-repeated="1009"/>
        </table:table-row>
        <table:table-row table:style-name="ro1">
          <table:table-cell office:value-type="float" office:value="627.5" calcext:value-type="float">
            <text:p>627.50</text:p>
          </table:table-cell>
          <table:table-cell office:value-type="float" office:value="390.1" calcext:value-type="float">
            <text:p>390.1000</text:p>
          </table:table-cell>
          <table:table-cell office:value-type="float" office:value="17.7" calcext:value-type="float">
            <text:p>17.7000</text:p>
          </table:table-cell>
          <table:table-cell office:value-type="float" office:value="9.8" calcext:value-type="float">
            <text:p>9.8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33" table:formula="of:=([.A9]*0.001)*([.A9]*0.001)" office:value-type="float" office:value="0.39375625" calcext:value-type="float">
            <text:p>0.3938</text:p>
          </table:table-cell>
          <table:table-cell table:style-name="ce33" table:formula="of:=[.D9]" office:value-type="float" office:value="9.8" calcext:value-type="float">
            <text:p>9.8000</text:p>
          </table:table-cell>
          <table:table-cell table:style-name="ce33" table:formula="of:=[.E9]" office:value-type="float" office:value="0.4" calcext:value-type="float">
            <text:p>0.4000</text:p>
          </table:table-cell>
          <table:table-cell table:style-name="ce33" table:formula="of:=[.E9]" office:value-type="float" office:value="0.4" calcext:value-type="float">
            <text:p>0.4000</text:p>
          </table:table-cell>
          <table:table-cell/>
          <table:table-cell office:value-type="float" office:value="0.39375625" calcext:value-type="float">
            <text:p>0.3938</text:p>
          </table:table-cell>
          <table:table-cell office:value-type="float" office:value="389.53475599" calcext:value-type="float">
            <text:p>389.5348</text:p>
          </table:table-cell>
          <table:table-cell table:number-columns-repeated="2" table:style-name="ce33" office:value-type="float" office:value="17.674598704" calcext:value-type="float">
            <text:p>17.6746</text:p>
          </table:table-cell>
          <table:table-cell table:number-columns-repeated="1009"/>
        </table:table-row>
        <table:table-row table:style-name="ro1">
          <table:table-cell office:value-type="float" office:value="632.5" calcext:value-type="float">
            <text:p>632.50</text:p>
          </table:table-cell>
          <table:table-cell office:value-type="float" office:value="408" calcext:value-type="float">
            <text:p>408.0000</text:p>
          </table:table-cell>
          <table:table-cell office:value-type="float" office:value="18" calcext:value-type="float">
            <text:p>18.0000</text:p>
          </table:table-cell>
          <table:table-cell office:value-type="float" office:value="10.4" calcext:value-type="float">
            <text:p>10.4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33" table:formula="of:=([.A10]*0.001)*([.A10]*0.001)" office:value-type="float" office:value="0.40005625" calcext:value-type="float">
            <text:p>0.4001</text:p>
          </table:table-cell>
          <table:table-cell table:style-name="ce33" table:formula="of:=[.D10]" office:value-type="float" office:value="10.4" calcext:value-type="float">
            <text:p>10.4000</text:p>
          </table:table-cell>
          <table:table-cell table:style-name="ce33" table:formula="of:=[.E10]" office:value-type="float" office:value="0.5" calcext:value-type="float">
            <text:p>0.5000</text:p>
          </table:table-cell>
          <table:table-cell table:style-name="ce33" table:formula="of:=[.E10]" office:value-type="float" office:value="0.5" calcext:value-type="float">
            <text:p>0.5000</text:p>
          </table:table-cell>
          <table:table-cell/>
          <table:table-cell office:value-type="float" office:value="0.40005625" calcext:value-type="float">
            <text:p>0.4001</text:p>
          </table:table-cell>
          <table:table-cell office:value-type="float" office:value="407.266243147" calcext:value-type="float">
            <text:p>407.2662</text:p>
          </table:table-cell>
          <table:table-cell table:number-columns-repeated="2" table:style-name="ce33" office:value-type="float" office:value="17.9678502826" calcext:value-type="float">
            <text:p>17.9679</text:p>
          </table:table-cell>
          <table:table-cell table:number-columns-repeated="1009"/>
        </table:table-row>
        <table:table-row table:style-name="ro1">
          <table:table-cell office:value-type="float" office:value="637.5" calcext:value-type="float">
            <text:p>637.50</text:p>
          </table:table-cell>
          <table:table-cell office:value-type="float" office:value="426.6" calcext:value-type="float">
            <text:p>426.6000</text:p>
          </table:table-cell>
          <table:table-cell office:value-type="float" office:value="18.1" calcext:value-type="float">
            <text:p>18.1000</text:p>
          </table:table-cell>
          <table:table-cell office:value-type="float" office:value="11" calcext:value-type="float">
            <text:p>11.0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33" table:formula="of:=([.A11]*0.001)*([.A11]*0.001)" office:value-type="float" office:value="0.40640625" calcext:value-type="float">
            <text:p>0.4064</text:p>
          </table:table-cell>
          <table:table-cell table:style-name="ce33" table:formula="of:=[.D11]" office:value-type="float" office:value="11" calcext:value-type="float">
            <text:p>11.0000</text:p>
          </table:table-cell>
          <table:table-cell table:style-name="ce33" table:formula="of:=[.E11]" office:value-type="float" office:value="0.5" calcext:value-type="float">
            <text:p>0.5000</text:p>
          </table:table-cell>
          <table:table-cell table:style-name="ce33" table:formula="of:=[.E11]" office:value-type="float" office:value="0.5" calcext:value-type="float">
            <text:p>0.5000</text:p>
          </table:table-cell>
          <table:table-cell/>
          <table:table-cell office:value-type="float" office:value="0.40640625" calcext:value-type="float">
            <text:p>0.4064</text:p>
          </table:table-cell>
          <table:table-cell office:value-type="float" office:value="425.683390706" calcext:value-type="float">
            <text:p>425.6834</text:p>
          </table:table-cell>
          <table:table-cell table:number-columns-repeated="2" table:style-name="ce33" office:value-type="float" office:value="18.0613509072" calcext:value-type="float">
            <text:p>18.0614</text:p>
          </table:table-cell>
          <table:table-cell table:number-columns-repeated="1009"/>
        </table:table-row>
        <table:table-row table:style-name="ro1">
          <table:table-cell office:value-type="float" office:value="642.5" calcext:value-type="float">
            <text:p>642.50</text:p>
          </table:table-cell>
          <table:table-cell office:value-type="float" office:value="453.5" calcext:value-type="float">
            <text:p>453.5000</text:p>
          </table:table-cell>
          <table:table-cell office:value-type="float" office:value="19" calcext:value-type="float">
            <text:p>19.0000</text:p>
          </table:table-cell>
          <table:table-cell office:value-type="float" office:value="11.8" calcext:value-type="float">
            <text:p>11.8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33" table:formula="of:=([.A12]*0.001)*([.A12]*0.001)" office:value-type="float" office:value="0.41280625" calcext:value-type="float">
            <text:p>0.4128</text:p>
          </table:table-cell>
          <table:table-cell table:style-name="ce33" table:formula="of:=[.D12]" office:value-type="float" office:value="11.8" calcext:value-type="float">
            <text:p>11.8000</text:p>
          </table:table-cell>
          <table:table-cell table:style-name="ce33" table:formula="of:=[.E12]" office:value-type="float" office:value="0.5" calcext:value-type="float">
            <text:p>0.5000</text:p>
          </table:table-cell>
          <table:table-cell table:style-name="ce33" table:formula="of:=[.E12]" office:value-type="float" office:value="0.5" calcext:value-type="float">
            <text:p>0.5000</text:p>
          </table:table-cell>
          <table:table-cell/>
          <table:table-cell office:value-type="float" office:value="0.41280625" calcext:value-type="float">
            <text:p>0.4128</text:p>
          </table:table-cell>
          <table:table-cell office:value-type="float" office:value="452.366438411" calcext:value-type="float">
            <text:p>452.3664</text:p>
          </table:table-cell>
          <table:table-cell table:number-columns-repeated="2" table:style-name="ce33" office:value-type="float" office:value="18.9528170137" calcext:value-type="float">
            <text:p>18.9528</text:p>
          </table:table-cell>
          <table:table-cell table:number-columns-repeated="1009"/>
        </table:table-row>
        <table:table-row table:style-name="ro1">
          <table:table-cell office:value-type="float" office:value="647.5" calcext:value-type="float">
            <text:p>647.50</text:p>
          </table:table-cell>
          <table:table-cell office:value-type="float" office:value="477.7" calcext:value-type="float">
            <text:p>477.7000</text:p>
          </table:table-cell>
          <table:table-cell office:value-type="float" office:value="18.5" calcext:value-type="float">
            <text:p>18.5000</text:p>
          </table:table-cell>
          <table:table-cell office:value-type="float" office:value="12.5" calcext:value-type="float">
            <text:p>12.5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33" table:formula="of:=([.A13]*0.001)*([.A13]*0.001)" office:value-type="float" office:value="0.41925625" calcext:value-type="float">
            <text:p>0.4193</text:p>
          </table:table-cell>
          <table:table-cell table:style-name="ce33" table:formula="of:=[.D13]" office:value-type="float" office:value="12.5" calcext:value-type="float">
            <text:p>12.5000</text:p>
          </table:table-cell>
          <table:table-cell table:style-name="ce33" table:formula="of:=[.E13]" office:value-type="float" office:value="0.5" calcext:value-type="float">
            <text:p>0.5000</text:p>
          </table:table-cell>
          <table:table-cell table:style-name="ce33" table:formula="of:=[.E13]" office:value-type="float" office:value="0.5" calcext:value-type="float">
            <text:p>0.5000</text:p>
          </table:table-cell>
          <table:table-cell/>
          <table:table-cell office:value-type="float" office:value="0.41925625" calcext:value-type="float">
            <text:p>0.4193</text:p>
          </table:table-cell>
          <table:table-cell office:value-type="float" office:value="476.337967508" calcext:value-type="float">
            <text:p>476.3380</text:p>
          </table:table-cell>
          <table:table-cell table:number-columns-repeated="2" table:style-name="ce33" office:value-type="float" office:value="18.4476045181" calcext:value-type="float">
            <text:p>18.4476</text:p>
          </table:table-cell>
          <table:table-cell table:number-columns-repeated="1009"/>
        </table:table-row>
        <table:table-row table:style-name="ro1">
          <table:table-cell office:value-type="float" office:value="652.5" calcext:value-type="float">
            <text:p>652.50</text:p>
          </table:table-cell>
          <table:table-cell office:value-type="float" office:value="497.4" calcext:value-type="float">
            <text:p>497.4000</text:p>
          </table:table-cell>
          <table:table-cell office:value-type="float" office:value="19.5" calcext:value-type="float">
            <text:p>19.5000</text:p>
          </table:table-cell>
          <table:table-cell office:value-type="float" office:value="13.2" calcext:value-type="float">
            <text:p>13.2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33" table:formula="of:=([.A14]*0.001)*([.A14]*0.001)" office:value-type="float" office:value="0.42575625" calcext:value-type="float">
            <text:p>0.4258</text:p>
          </table:table-cell>
          <table:table-cell table:style-name="ce33" table:formula="of:=[.D14]" office:value-type="float" office:value="13.2" calcext:value-type="float">
            <text:p>13.2000</text:p>
          </table:table-cell>
          <table:table-cell table:style-name="ce33" table:formula="of:=[.E14]" office:value-type="float" office:value="0.5" calcext:value-type="float">
            <text:p>0.5000</text:p>
          </table:table-cell>
          <table:table-cell table:style-name="ce33" table:formula="of:=[.E14]" office:value-type="float" office:value="0.5" calcext:value-type="float">
            <text:p>0.5000</text:p>
          </table:table-cell>
          <table:table-cell/>
          <table:table-cell office:value-type="float" office:value="0.42575625" calcext:value-type="float">
            <text:p>0.4258</text:p>
          </table:table-cell>
          <table:table-cell office:value-type="float" office:value="495.796666243" calcext:value-type="float">
            <text:p>495.7967</text:p>
          </table:table-cell>
          <table:table-cell table:number-columns-repeated="2" table:style-name="ce33" office:value-type="float" office:value="19.4375054751" calcext:value-type="float">
            <text:p>19.4375</text:p>
          </table:table-cell>
          <table:table-cell table:number-columns-repeated="1009"/>
        </table:table-row>
        <table:table-row table:style-name="ro1">
          <table:table-cell office:value-type="float" office:value="657.5" calcext:value-type="float">
            <text:p>657.50</text:p>
          </table:table-cell>
          <table:table-cell office:value-type="float" office:value="509.2" calcext:value-type="float">
            <text:p>509.2000</text:p>
          </table:table-cell>
          <table:table-cell office:value-type="float" office:value="19.4" calcext:value-type="float">
            <text:p>19.4000</text:p>
          </table:table-cell>
          <table:table-cell office:value-type="float" office:value="13.6" calcext:value-type="float">
            <text:p>13.6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33" table:formula="of:=([.A15]*0.001)*([.A15]*0.001)" office:value-type="float" office:value="0.43230625" calcext:value-type="float">
            <text:p>0.4323</text:p>
          </table:table-cell>
          <table:table-cell table:style-name="ce33" table:formula="of:=[.D15]" office:value-type="float" office:value="13.6" calcext:value-type="float">
            <text:p>13.6000</text:p>
          </table:table-cell>
          <table:table-cell table:style-name="ce33" table:formula="of:=[.E15]" office:value-type="float" office:value="0.5" calcext:value-type="float">
            <text:p>0.5000</text:p>
          </table:table-cell>
          <table:table-cell table:style-name="ce33" table:formula="of:=[.E15]" office:value-type="float" office:value="0.5" calcext:value-type="float">
            <text:p>0.5000</text:p>
          </table:table-cell>
          <table:table-cell/>
          <table:table-cell office:value-type="float" office:value="0.43230625" calcext:value-type="float">
            <text:p>0.4323</text:p>
          </table:table-cell>
          <table:table-cell office:value-type="float" office:value="507.378905784" calcext:value-type="float">
            <text:p>507.3789</text:p>
          </table:table-cell>
          <table:table-cell table:number-columns-repeated="2" table:style-name="ce33" office:value-type="float" office:value="19.3309998803" calcext:value-type="float">
            <text:p>19.3310</text:p>
          </table:table-cell>
          <table:table-cell table:number-columns-repeated="1009"/>
        </table:table-row>
        <table:table-row table:style-name="ro1">
          <table:table-cell office:value-type="float" office:value="662.5" calcext:value-type="float">
            <text:p>662.50</text:p>
          </table:table-cell>
          <table:table-cell office:value-type="float" office:value="543.4" calcext:value-type="float">
            <text:p>543.4000</text:p>
          </table:table-cell>
          <table:table-cell office:value-type="float" office:value="19.9" calcext:value-type="float">
            <text:p>19.9000</text:p>
          </table:table-cell>
          <table:table-cell office:value-type="float" office:value="14.7" calcext:value-type="float">
            <text:p>14.7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33" table:formula="of:=([.A16]*0.001)*([.A16]*0.001)" office:value-type="float" office:value="0.43890625" calcext:value-type="float">
            <text:p>0.4389</text:p>
          </table:table-cell>
          <table:table-cell table:style-name="ce33" table:formula="of:=[.D16]" office:value-type="float" office:value="14.7" calcext:value-type="float">
            <text:p>14.7000</text:p>
          </table:table-cell>
          <table:table-cell table:style-name="ce33" table:formula="of:=[.E16]" office:value-type="float" office:value="0.5" calcext:value-type="float">
            <text:p>0.5000</text:p>
          </table:table-cell>
          <table:table-cell table:style-name="ce33" table:formula="of:=[.E16]" office:value-type="float" office:value="0.5" calcext:value-type="float">
            <text:p>0.5000</text:p>
          </table:table-cell>
          <table:table-cell/>
          <table:table-cell office:value-type="float" office:value="0.43890625" calcext:value-type="float">
            <text:p>0.4389</text:p>
          </table:table-cell>
          <table:table-cell office:value-type="float" office:value="541.253662854" calcext:value-type="float">
            <text:p>541.2537</text:p>
          </table:table-cell>
          <table:table-cell table:number-columns-repeated="2" table:style-name="ce33" office:value-type="float" office:value="19.8218957692" calcext:value-type="float">
            <text:p>19.8219</text:p>
          </table:table-cell>
          <table:table-cell table:number-columns-repeated="1009"/>
        </table:table-row>
        <table:table-row table:style-name="ro1">
          <table:table-cell office:value-type="float" office:value="667.5" calcext:value-type="float">
            <text:p>667.50</text:p>
          </table:table-cell>
          <table:table-cell office:value-type="float" office:value="585" calcext:value-type="float">
            <text:p>585.0000</text:p>
          </table:table-cell>
          <table:table-cell office:value-type="float" office:value="20.5" calcext:value-type="float">
            <text:p>20.5000</text:p>
          </table:table-cell>
          <table:table-cell office:value-type="float" office:value="16" calcext:value-type="float">
            <text:p>16.0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33" table:formula="of:=([.A17]*0.001)*([.A17]*0.001)" office:value-type="float" office:value="0.44555625" calcext:value-type="float">
            <text:p>0.4456</text:p>
          </table:table-cell>
          <table:table-cell table:style-name="ce33" table:formula="of:=[.D17]" office:value-type="float" office:value="16" calcext:value-type="float">
            <text:p>16.0000</text:p>
          </table:table-cell>
          <table:table-cell table:style-name="ce33" table:formula="of:=[.E17]" office:value-type="float" office:value="0.6" calcext:value-type="float">
            <text:p>0.6000</text:p>
          </table:table-cell>
          <table:table-cell table:style-name="ce33" table:formula="of:=[.E17]" office:value-type="float" office:value="0.6" calcext:value-type="float">
            <text:p>0.6000</text:p>
          </table:table-cell>
          <table:table-cell/>
          <table:table-cell office:value-type="float" office:value="0.44555625" calcext:value-type="float">
            <text:p>0.4456</text:p>
          </table:table-cell>
          <table:table-cell office:value-type="float" office:value="582.505422479" calcext:value-type="float">
            <text:p>582.5054</text:p>
          </table:table-cell>
          <table:table-cell table:number-columns-repeated="2" table:style-name="ce33" office:value-type="float" office:value="20.413142758" calcext:value-type="float">
            <text:p>20.4131</text:p>
          </table:table-cell>
          <table:table-cell table:number-columns-repeated="1009"/>
        </table:table-row>
        <table:table-row table:style-name="ro1">
          <table:table-cell office:value-type="float" office:value="672.5" calcext:value-type="float">
            <text:p>672.50</text:p>
          </table:table-cell>
          <table:table-cell office:value-type="float" office:value="642.7" calcext:value-type="float">
            <text:p>642.7000</text:p>
          </table:table-cell>
          <table:table-cell office:value-type="float" office:value="22.2" calcext:value-type="float">
            <text:p>22.2000</text:p>
          </table:table-cell>
          <table:table-cell office:value-type="float" office:value="17.7" calcext:value-type="float">
            <text:p>17.7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33" table:formula="of:=([.A18]*0.001)*([.A18]*0.001)" office:value-type="float" office:value="0.45225625" calcext:value-type="float">
            <text:p>0.4523</text:p>
          </table:table-cell>
          <table:table-cell table:style-name="ce33" table:formula="of:=[.D18]" office:value-type="float" office:value="17.7" calcext:value-type="float">
            <text:p>17.7000</text:p>
          </table:table-cell>
          <table:table-cell table:style-name="ce33" table:formula="of:=[.E18]" office:value-type="float" office:value="0.6" calcext:value-type="float">
            <text:p>0.6000</text:p>
          </table:table-cell>
          <table:table-cell table:style-name="ce33" table:formula="of:=[.E18]" office:value-type="float" office:value="0.6" calcext:value-type="float">
            <text:p>0.6000</text:p>
          </table:table-cell>
          <table:table-cell/>
          <table:table-cell office:value-type="float" office:value="0.45225625" calcext:value-type="float">
            <text:p>0.4523</text:p>
          </table:table-cell>
          <table:table-cell office:value-type="float" office:value="639.756936192" calcext:value-type="float">
            <text:p>639.7569</text:p>
          </table:table-cell>
          <table:table-cell table:number-columns-repeated="2" table:style-name="ce33" office:value-type="float" office:value="22.0989650462" calcext:value-type="float">
            <text:p>22.0990</text:p>
          </table:table-cell>
          <table:table-cell table:number-columns-repeated="1009"/>
        </table:table-row>
        <table:table-row table:style-name="ro1">
          <table:table-cell office:value-type="float" office:value="677.5" calcext:value-type="float">
            <text:p>677.50</text:p>
          </table:table-cell>
          <table:table-cell office:value-type="float" office:value="640.5" calcext:value-type="float">
            <text:p>640.5000</text:p>
          </table:table-cell>
          <table:table-cell office:value-type="float" office:value="21" calcext:value-type="float">
            <text:p>21.0000</text:p>
          </table:table-cell>
          <table:table-cell office:value-type="float" office:value="17.8" calcext:value-type="float">
            <text:p>17.8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33" table:formula="of:=([.A19]*0.001)*([.A19]*0.001)" office:value-type="float" office:value="0.45900625" calcext:value-type="float">
            <text:p>0.4590</text:p>
          </table:table-cell>
          <table:table-cell table:style-name="ce33" table:formula="of:=[.D19]" office:value-type="float" office:value="17.8" calcext:value-type="float">
            <text:p>17.8000</text:p>
          </table:table-cell>
          <table:table-cell table:style-name="ce33" table:formula="of:=[.E19]" office:value-type="float" office:value="0.6" calcext:value-type="float">
            <text:p>0.6000</text:p>
          </table:table-cell>
          <table:table-cell table:style-name="ce33" table:formula="of:=[.E19]" office:value-type="float" office:value="0.6" calcext:value-type="float">
            <text:p>0.6000</text:p>
          </table:table-cell>
          <table:table-cell/>
          <table:table-cell office:value-type="float" office:value="0.45900625" calcext:value-type="float">
            <text:p>0.4590</text:p>
          </table:table-cell>
          <table:table-cell office:value-type="float" office:value="637.364908343" calcext:value-type="float">
            <text:p>637.3649</text:p>
          </table:table-cell>
          <table:table-cell table:number-columns-repeated="2" table:style-name="ce33" office:value-type="float" office:value="20.8978649567" calcext:value-type="float">
            <text:p>20.8979</text:p>
          </table:table-cell>
          <table:table-cell table:number-columns-repeated="1009"/>
        </table:table-row>
        <table:table-row table:style-name="ro1">
          <table:table-cell office:value-type="float" office:value="682.5" calcext:value-type="float">
            <text:p>682.50</text:p>
          </table:table-cell>
          <table:table-cell office:value-type="float" office:value="668" calcext:value-type="float">
            <text:p>668.0000</text:p>
          </table:table-cell>
          <table:table-cell office:value-type="float" office:value="21.9" calcext:value-type="float">
            <text:p>21.9000</text:p>
          </table:table-cell>
          <table:table-cell office:value-type="float" office:value="18.8" calcext:value-type="float">
            <text:p>18.8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33" table:formula="of:=([.A20]*0.001)*([.A20]*0.001)" office:value-type="float" office:value="0.46580625" calcext:value-type="float">
            <text:p>0.4658</text:p>
          </table:table-cell>
          <table:table-cell table:style-name="ce33" table:formula="of:=[.D20]" office:value-type="float" office:value="18.8" calcext:value-type="float">
            <text:p>18.8000</text:p>
          </table:table-cell>
          <table:table-cell table:style-name="ce33" table:formula="of:=[.E20]" office:value-type="float" office:value="0.6" calcext:value-type="float">
            <text:p>0.6000</text:p>
          </table:table-cell>
          <table:table-cell table:style-name="ce33" table:formula="of:=[.E20]" office:value-type="float" office:value="0.6" calcext:value-type="float">
            <text:p>0.6000</text:p>
          </table:table-cell>
          <table:table-cell/>
          <table:table-cell office:value-type="float" office:value="0.46580625" calcext:value-type="float">
            <text:p>0.4658</text:p>
          </table:table-cell>
          <table:table-cell office:value-type="float" office:value="664.585520763" calcext:value-type="float">
            <text:p>664.5855</text:p>
          </table:table-cell>
          <table:table-cell table:number-columns-repeated="2" table:style-name="ce33" office:value-type="float" office:value="21.7888503906" calcext:value-type="float">
            <text:p>21.7889</text:p>
          </table:table-cell>
          <table:table-cell table:number-columns-repeated="1009"/>
        </table:table-row>
        <table:table-row table:style-name="ro1">
          <table:table-cell office:value-type="float" office:value="687.5" calcext:value-type="float">
            <text:p>687.50</text:p>
          </table:table-cell>
          <table:table-cell office:value-type="float" office:value="724.4" calcext:value-type="float">
            <text:p>724.4000</text:p>
          </table:table-cell>
          <table:table-cell office:value-type="float" office:value="22.9" calcext:value-type="float">
            <text:p>22.9000</text:p>
          </table:table-cell>
          <table:table-cell office:value-type="float" office:value="20.6" calcext:value-type="float">
            <text:p>20.6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33" table:formula="of:=([.A21]*0.001)*([.A21]*0.001)" office:value-type="float" office:value="0.47265625" calcext:value-type="float">
            <text:p>0.4727</text:p>
          </table:table-cell>
          <table:table-cell table:style-name="ce33" table:formula="of:=[.D21]" office:value-type="float" office:value="20.6" calcext:value-type="float">
            <text:p>20.6000</text:p>
          </table:table-cell>
          <table:table-cell table:style-name="ce33" table:formula="of:=[.E21]" office:value-type="float" office:value="0.6" calcext:value-type="float">
            <text:p>0.6000</text:p>
          </table:table-cell>
          <table:table-cell table:style-name="ce33" table:formula="of:=[.E21]" office:value-type="float" office:value="0.6" calcext:value-type="float">
            <text:p>0.6000</text:p>
          </table:table-cell>
          <table:table-cell/>
          <table:table-cell office:value-type="float" office:value="0.47265625" calcext:value-type="float">
            <text:p>0.4727</text:p>
          </table:table-cell>
          <table:table-cell office:value-type="float" office:value="720.554228339" calcext:value-type="float">
            <text:p>720.5542</text:p>
          </table:table-cell>
          <table:table-cell table:number-columns-repeated="2" table:style-name="ce33" office:value-type="float" office:value="22.7793169471" calcext:value-type="float">
            <text:p>22.7793</text:p>
          </table:table-cell>
          <table:table-cell table:number-columns-repeated="1009"/>
        </table:table-row>
        <table:table-row table:style-name="ro1">
          <table:table-cell office:value-type="float" office:value="692.5" calcext:value-type="float">
            <text:p>692.50</text:p>
          </table:table-cell>
          <table:table-cell office:value-type="float" office:value="783.5" calcext:value-type="float">
            <text:p>783.5000</text:p>
          </table:table-cell>
          <table:table-cell office:value-type="float" office:value="23.2" calcext:value-type="float">
            <text:p>23.2000</text:p>
          </table:table-cell>
          <table:table-cell office:value-type="float" office:value="22.5" calcext:value-type="float">
            <text:p>22.5000</text:p>
          </table:table-cell>
          <table:table-cell office:value-type="float" office:value="0.7" calcext:value-type="float">
            <text:p>0.7000</text:p>
          </table:table-cell>
          <table:table-cell/>
          <table:table-cell table:style-name="ce33" table:formula="of:=([.A22]*0.001)*([.A22]*0.001)" office:value-type="float" office:value="0.47955625" calcext:value-type="float">
            <text:p>0.4796</text:p>
          </table:table-cell>
          <table:table-cell table:style-name="ce33" table:formula="of:=[.D22]" office:value-type="float" office:value="22.5" calcext:value-type="float">
            <text:p>22.5000</text:p>
          </table:table-cell>
          <table:table-cell table:style-name="ce33" table:formula="of:=[.E22]" office:value-type="float" office:value="0.7" calcext:value-type="float">
            <text:p>0.7000</text:p>
          </table:table-cell>
          <table:table-cell table:style-name="ce33" table:formula="of:=[.E22]" office:value-type="float" office:value="0.7" calcext:value-type="float">
            <text:p>0.7000</text:p>
          </table:table-cell>
          <table:table-cell/>
          <table:table-cell office:value-type="float" office:value="0.47955625" calcext:value-type="float">
            <text:p>0.4796</text:p>
          </table:table-cell>
          <table:table-cell office:value-type="float" office:value="779.278773501" calcext:value-type="float">
            <text:p>779.2788</text:p>
          </table:table-cell>
          <table:table-cell table:number-columns-repeated="2" table:style-name="ce33" office:value-type="float" office:value="23.0761873855" calcext:value-type="float">
            <text:p>23.0762</text:p>
          </table:table-cell>
          <table:table-cell table:number-columns-repeated="1009"/>
        </table:table-row>
        <table:table-row table:style-name="ro1">
          <table:table-cell office:value-type="float" office:value="697.5" calcext:value-type="float">
            <text:p>697.50</text:p>
          </table:table-cell>
          <table:table-cell office:value-type="float" office:value="858.6" calcext:value-type="float">
            <text:p>858.6000</text:p>
          </table:table-cell>
          <table:table-cell office:value-type="float" office:value="25.3" calcext:value-type="float">
            <text:p>25.3000</text:p>
          </table:table-cell>
          <table:table-cell office:value-type="float" office:value="24.9" calcext:value-type="float">
            <text:p>24.9000</text:p>
          </table:table-cell>
          <table:table-cell office:value-type="float" office:value="0.7" calcext:value-type="float">
            <text:p>0.7000</text:p>
          </table:table-cell>
          <table:table-cell/>
          <table:table-cell table:style-name="ce33" table:formula="of:=([.A23]*0.001)*([.A23]*0.001)" office:value-type="float" office:value="0.48650625" calcext:value-type="float">
            <text:p>0.4865</text:p>
          </table:table-cell>
          <table:table-cell table:style-name="ce33" table:formula="of:=[.D23]" office:value-type="float" office:value="24.9" calcext:value-type="float">
            <text:p>24.9000</text:p>
          </table:table-cell>
          <table:table-cell table:style-name="ce33" table:formula="of:=[.E23]" office:value-type="float" office:value="0.7" calcext:value-type="float">
            <text:p>0.7000</text:p>
          </table:table-cell>
          <table:table-cell table:style-name="ce33" table:formula="of:=[.E23]" office:value-type="float" office:value="0.7" calcext:value-type="float">
            <text:p>0.7000</text:p>
          </table:table-cell>
          <table:table-cell/>
          <table:table-cell office:value-type="float" office:value="0.48650625" calcext:value-type="float">
            <text:p>0.4865</text:p>
          </table:table-cell>
          <table:table-cell office:value-type="float" office:value="853.974327674" calcext:value-type="float">
            <text:p>853.9743</text:p>
          </table:table-cell>
          <table:table-cell table:number-columns-repeated="2" table:style-name="ce33" office:value-type="float" office:value="25.1649977853" calcext:value-type="float">
            <text:p>25.1650</text:p>
          </table:table-cell>
          <table:table-cell table:number-columns-repeated="1009"/>
        </table:table-row>
        <table:table-row table:style-name="ro1">
          <table:table-cell office:value-type="float" office:value="702.5" calcext:value-type="float">
            <text:p>702.50</text:p>
          </table:table-cell>
          <table:table-cell office:value-type="float" office:value="893.8" calcext:value-type="float">
            <text:p>893.8000</text:p>
          </table:table-cell>
          <table:table-cell office:value-type="float" office:value="25.4" calcext:value-type="float">
            <text:p>25.4000</text:p>
          </table:table-cell>
          <table:table-cell office:value-type="float" office:value="26.2" calcext:value-type="float">
            <text:p>26.2000</text:p>
          </table:table-cell>
          <table:table-cell office:value-type="float" office:value="0.7" calcext:value-type="float">
            <text:p>0.7000</text:p>
          </table:table-cell>
          <table:table-cell/>
          <table:table-cell table:style-name="ce33" table:formula="of:=([.A24]*0.001)*([.A24]*0.001)" office:value-type="float" office:value="0.49350625" calcext:value-type="float">
            <text:p>0.4935</text:p>
          </table:table-cell>
          <table:table-cell table:style-name="ce33" table:formula="of:=[.D24]" office:value-type="float" office:value="26.2" calcext:value-type="float">
            <text:p>26.2000</text:p>
          </table:table-cell>
          <table:table-cell table:style-name="ce33" table:formula="of:=[.E24]" office:value-type="float" office:value="0.7" calcext:value-type="float">
            <text:p>0.7000</text:p>
          </table:table-cell>
          <table:table-cell table:style-name="ce33" table:formula="of:=[.E24]" office:value-type="float" office:value="0.7" calcext:value-type="float">
            <text:p>0.7000</text:p>
          </table:table-cell>
          <table:table-cell/>
          <table:table-cell office:value-type="float" office:value="0.49350625" calcext:value-type="float">
            <text:p>0.4935</text:p>
          </table:table-cell>
          <table:table-cell office:value-type="float" office:value="889.090951227" calcext:value-type="float">
            <text:p>889.0910</text:p>
          </table:table-cell>
          <table:table-cell table:number-columns-repeated="2" table:style-name="ce33" office:value-type="float" office:value="25.2674011612" calcext:value-type="float">
            <text:p>25.2674</text:p>
          </table:table-cell>
          <table:table-cell table:number-columns-repeated="1009"/>
        </table:table-row>
        <table:table-row table:style-name="ro1">
          <table:table-cell office:value-type="float" office:value="707.5" calcext:value-type="float">
            <text:p>707.50</text:p>
          </table:table-cell>
          <table:table-cell office:value-type="float" office:value="897.8" calcext:value-type="float">
            <text:p>897.8000</text:p>
          </table:table-cell>
          <table:table-cell office:value-type="float" office:value="25" calcext:value-type="float">
            <text:p>25.0000</text:p>
          </table:table-cell>
          <table:table-cell office:value-type="float" office:value="26.6" calcext:value-type="float">
            <text:p>26.6000</text:p>
          </table:table-cell>
          <table:table-cell office:value-type="float" office:value="0.7" calcext:value-type="float">
            <text:p>0.7000</text:p>
          </table:table-cell>
          <table:table-cell/>
          <table:table-cell table:style-name="ce33" table:formula="of:=([.A25]*0.001)*([.A25]*0.001)" office:value-type="float" office:value="0.50055625" calcext:value-type="float">
            <text:p>0.5006</text:p>
          </table:table-cell>
          <table:table-cell table:style-name="ce33" table:formula="of:=[.D25]" office:value-type="float" office:value="26.6" calcext:value-type="float">
            <text:p>26.6000</text:p>
          </table:table-cell>
          <table:table-cell table:style-name="ce33" table:formula="of:=[.E25]" office:value-type="float" office:value="0.7" calcext:value-type="float">
            <text:p>0.7000</text:p>
          </table:table-cell>
          <table:table-cell table:style-name="ce33" table:formula="of:=[.E25]" office:value-type="float" office:value="0.7" calcext:value-type="float">
            <text:p>0.7000</text:p>
          </table:table-cell>
          <table:table-cell/>
          <table:table-cell office:value-type="float" office:value="0.50055625" calcext:value-type="float">
            <text:p>0.5006</text:p>
          </table:table-cell>
          <table:table-cell office:value-type="float" office:value="893.283215157" calcext:value-type="float">
            <text:p>893.2832</text:p>
          </table:table-cell>
          <table:table-cell table:number-columns-repeated="2" table:style-name="ce33" office:value-type="float" office:value="24.8756653826" calcext:value-type="float">
            <text:p>24.8757</text:p>
          </table:table-cell>
          <table:table-cell table:number-columns-repeated="1009"/>
        </table:table-row>
        <table:table-row table:style-name="ro1">
          <table:table-cell office:value-type="float" office:value="712.5" calcext:value-type="float">
            <text:p>712.50</text:p>
          </table:table-cell>
          <table:table-cell office:value-type="float" office:value="978.6" calcext:value-type="float">
            <text:p>978.6000</text:p>
          </table:table-cell>
          <table:table-cell office:value-type="float" office:value="26.6" calcext:value-type="float">
            <text:p>26.6000</text:p>
          </table:table-cell>
          <table:table-cell office:value-type="float" office:value="29.3" calcext:value-type="float">
            <text:p>29.3000</text:p>
          </table:table-cell>
          <table:table-cell office:value-type="float" office:value="0.8" calcext:value-type="float">
            <text:p>0.8000</text:p>
          </table:table-cell>
          <table:table-cell/>
          <table:table-cell table:style-name="ce33" table:formula="of:=([.A26]*0.001)*([.A26]*0.001)" office:value-type="float" office:value="0.50765625" calcext:value-type="float">
            <text:p>0.5077</text:p>
          </table:table-cell>
          <table:table-cell table:style-name="ce33" table:formula="of:=[.D26]" office:value-type="float" office:value="29.3" calcext:value-type="float">
            <text:p>29.3000</text:p>
          </table:table-cell>
          <table:table-cell table:style-name="ce33" table:formula="of:=[.E26]" office:value-type="float" office:value="0.8" calcext:value-type="float">
            <text:p>0.8000</text:p>
          </table:table-cell>
          <table:table-cell table:style-name="ce33" table:formula="of:=[.E26]" office:value-type="float" office:value="0.8" calcext:value-type="float">
            <text:p>0.8000</text:p>
          </table:table-cell>
          <table:table-cell/>
          <table:table-cell office:value-type="float" office:value="0.50765625" calcext:value-type="float">
            <text:p>0.5077</text:p>
          </table:table-cell>
          <table:table-cell office:value-type="float" office:value="974.103297667" calcext:value-type="float">
            <text:p>974.1033</text:p>
          </table:table-cell>
          <table:table-cell table:number-columns-repeated="2" table:style-name="ce33" office:value-type="float" office:value="26.4796003763" calcext:value-type="float">
            <text:p>26.4796</text:p>
          </table:table-cell>
          <table:table-cell table:number-columns-repeated="1009"/>
        </table:table-row>
        <table:table-row table:style-name="ro1">
          <table:table-cell office:value-type="float" office:value="717.5" calcext:value-type="float">
            <text:p>717.50</text:p>
          </table:table-cell>
          <table:table-cell office:value-type="float" office:value="1059.1" calcext:value-type="float">
            <text:p>1059.1000</text:p>
          </table:table-cell>
          <table:table-cell office:value-type="float" office:value="27.9" calcext:value-type="float">
            <text:p>27.9000</text:p>
          </table:table-cell>
          <table:table-cell office:value-type="float" office:value="32" calcext:value-type="float">
            <text:p>32.0000</text:p>
          </table:table-cell>
          <table:table-cell office:value-type="float" office:value="0.8" calcext:value-type="float">
            <text:p>0.8000</text:p>
          </table:table-cell>
          <table:table-cell/>
          <table:table-cell table:style-name="ce33" table:formula="of:=([.A27]*0.001)*([.A27]*0.001)" office:value-type="float" office:value="0.51480625" calcext:value-type="float">
            <text:p>0.5148</text:p>
          </table:table-cell>
          <table:table-cell table:style-name="ce33" table:formula="of:=[.D27]" office:value-type="float" office:value="32" calcext:value-type="float">
            <text:p>32.0000</text:p>
          </table:table-cell>
          <table:table-cell table:style-name="ce33" table:formula="of:=[.E27]" office:value-type="float" office:value="0.8" calcext:value-type="float">
            <text:p>0.8000</text:p>
          </table:table-cell>
          <table:table-cell table:style-name="ce33" table:formula="of:=[.E27]" office:value-type="float" office:value="0.8" calcext:value-type="float">
            <text:p>0.8000</text:p>
          </table:table-cell>
          <table:table-cell/>
          <table:table-cell office:value-type="float" office:value="0.51480625" calcext:value-type="float">
            <text:p>0.5148</text:p>
          </table:table-cell>
          <table:table-cell office:value-type="float" office:value="1054.84207576" calcext:value-type="float">
            <text:p>1054.8421</text:p>
          </table:table-cell>
          <table:table-cell table:number-columns-repeated="2" table:style-name="ce33" office:value-type="float" office:value="27.7898747417" calcext:value-type="float">
            <text:p>27.7899</text:p>
          </table:table-cell>
          <table:table-cell table:number-columns-repeated="1009"/>
        </table:table-row>
        <table:table-row table:style-name="ro1">
          <table:table-cell office:value-type="float" office:value="722.5" calcext:value-type="float">
            <text:p>722.50</text:p>
          </table:table-cell>
          <table:table-cell office:value-type="float" office:value="1086" calcext:value-type="float">
            <text:p>1086.0000</text:p>
          </table:table-cell>
          <table:table-cell office:value-type="float" office:value="28.3" calcext:value-type="float">
            <text:p>28.3000</text:p>
          </table:table-cell>
          <table:table-cell office:value-type="float" office:value="33.2" calcext:value-type="float">
            <text:p>33.2000</text:p>
          </table:table-cell>
          <table:table-cell office:value-type="float" office:value="0.9" calcext:value-type="float">
            <text:p>0.9000</text:p>
          </table:table-cell>
          <table:table-cell/>
          <table:table-cell table:style-name="ce33" table:formula="of:=([.A28]*0.001)*([.A28]*0.001)" office:value-type="float" office:value="0.52200625" calcext:value-type="float">
            <text:p>0.5220</text:p>
          </table:table-cell>
          <table:table-cell table:style-name="ce33" table:formula="of:=[.D28]" office:value-type="float" office:value="33.2" calcext:value-type="float">
            <text:p>33.2000</text:p>
          </table:table-cell>
          <table:table-cell table:style-name="ce33" table:formula="of:=[.E28]" office:value-type="float" office:value="0.9" calcext:value-type="float">
            <text:p>0.9000</text:p>
          </table:table-cell>
          <table:table-cell table:style-name="ce33" table:formula="of:=[.E28]" office:value-type="float" office:value="0.9" calcext:value-type="float">
            <text:p>0.9000</text:p>
          </table:table-cell>
          <table:table-cell/>
          <table:table-cell office:value-type="float" office:value="0.52200625" calcext:value-type="float">
            <text:p>0.5220</text:p>
          </table:table-cell>
          <table:table-cell office:value-type="float" office:value="1082.40895599" calcext:value-type="float">
            <text:p>1082.4090</text:p>
          </table:table-cell>
          <table:table-cell table:number-columns-repeated="2" table:style-name="ce33" office:value-type="float" office:value="28.2088105291" calcext:value-type="float">
            <text:p>28.2088</text:p>
          </table:table-cell>
          <table:table-cell table:number-columns-repeated="1009"/>
        </table:table-row>
        <table:table-row table:style-name="ro1">
          <table:table-cell office:value-type="float" office:value="727.5" calcext:value-type="float">
            <text:p>727.50</text:p>
          </table:table-cell>
          <table:table-cell office:value-type="float" office:value="1088.4" calcext:value-type="float">
            <text:p>1088.4000</text:p>
          </table:table-cell>
          <table:table-cell office:value-type="float" office:value="27.7" calcext:value-type="float">
            <text:p>27.7000</text:p>
          </table:table-cell>
          <table:table-cell office:value-type="float" office:value="33.6" calcext:value-type="float">
            <text:p>33.6000</text:p>
          </table:table-cell>
          <table:table-cell office:value-type="float" office:value="0.9" calcext:value-type="float">
            <text:p>0.9000</text:p>
          </table:table-cell>
          <table:table-cell/>
          <table:table-cell table:style-name="ce33" table:formula="of:=([.A29]*0.001)*([.A29]*0.001)" office:value-type="float" office:value="0.52925625" calcext:value-type="float">
            <text:p>0.5293</text:p>
          </table:table-cell>
          <table:table-cell table:style-name="ce33" table:formula="of:=[.D29]" office:value-type="float" office:value="33.6" calcext:value-type="float">
            <text:p>33.6000</text:p>
          </table:table-cell>
          <table:table-cell table:style-name="ce33" table:formula="of:=[.E29]" office:value-type="float" office:value="0.9" calcext:value-type="float">
            <text:p>0.9000</text:p>
          </table:table-cell>
          <table:table-cell table:style-name="ce33" table:formula="of:=[.E29]" office:value-type="float" office:value="0.9" calcext:value-type="float">
            <text:p>0.9000</text:p>
          </table:table-cell>
          <table:table-cell/>
          <table:table-cell office:value-type="float" office:value="0.52925625" calcext:value-type="float">
            <text:p>0.5293</text:p>
          </table:table-cell>
          <table:table-cell office:value-type="float" office:value="1085.81577979" calcext:value-type="float">
            <text:p>1085.8158</text:p>
          </table:table-cell>
          <table:table-cell table:number-columns-repeated="2" table:style-name="ce33" office:value-type="float" office:value="27.6369798937" calcext:value-type="float">
            <text:p>27.6370</text:p>
          </table:table-cell>
          <table:table-cell table:number-columns-repeated="1009"/>
        </table:table-row>
        <table:table-row table:style-name="ro1">
          <table:table-cell office:value-type="float" office:value="732.5" calcext:value-type="float">
            <text:p>732.50</text:p>
          </table:table-cell>
          <table:table-cell office:value-type="float" office:value="1158.8" calcext:value-type="float">
            <text:p>1158.8000</text:p>
          </table:table-cell>
          <table:table-cell office:value-type="float" office:value="29.2" calcext:value-type="float">
            <text:p>29.2000</text:p>
          </table:table-cell>
          <table:table-cell office:value-type="float" office:value="36.2" calcext:value-type="float">
            <text:p>36.2000</text:p>
          </table:table-cell>
          <table:table-cell office:value-type="float" office:value="0.9" calcext:value-type="float">
            <text:p>0.9000</text:p>
          </table:table-cell>
          <table:table-cell/>
          <table:table-cell table:style-name="ce33" table:formula="of:=([.A30]*0.001)*([.A30]*0.001)" office:value-type="float" office:value="0.53655625" calcext:value-type="float">
            <text:p>0.5366</text:p>
          </table:table-cell>
          <table:table-cell table:style-name="ce33" table:formula="of:=[.D30]" office:value-type="float" office:value="36.2" calcext:value-type="float">
            <text:p>36.2000</text:p>
          </table:table-cell>
          <table:table-cell table:style-name="ce33" table:formula="of:=[.E30]" office:value-type="float" office:value="0.9" calcext:value-type="float">
            <text:p>0.9000</text:p>
          </table:table-cell>
          <table:table-cell table:style-name="ce33" table:formula="of:=[.E30]" office:value-type="float" office:value="0.9" calcext:value-type="float">
            <text:p>0.9000</text:p>
          </table:table-cell>
          <table:table-cell/>
          <table:table-cell office:value-type="float" office:value="0.53655625" calcext:value-type="float">
            <text:p>0.5366</text:p>
          </table:table-cell>
          <table:table-cell office:value-type="float" office:value="1158.14421046" calcext:value-type="float">
            <text:p>1158.1442</text:p>
          </table:table-cell>
          <table:table-cell table:number-columns-repeated="2" table:style-name="ce33" office:value-type="float" office:value="29.1861117064" calcext:value-type="float">
            <text:p>29.1861</text:p>
          </table:table-cell>
          <table:table-cell table:number-columns-repeated="1009"/>
        </table:table-row>
        <table:table-row table:style-name="ro1">
          <table:table-cell office:value-type="float" office:value="737.5" calcext:value-type="float">
            <text:p>737.50</text:p>
          </table:table-cell>
          <table:table-cell office:value-type="float" office:value="1206.5" calcext:value-type="float">
            <text:p>1206.5000</text:p>
          </table:table-cell>
          <table:table-cell office:value-type="float" office:value="29.6" calcext:value-type="float">
            <text:p>29.6000</text:p>
          </table:table-cell>
          <table:table-cell office:value-type="float" office:value="38.2" calcext:value-type="float">
            <text:p>38.2000</text:p>
          </table:table-cell>
          <table:table-cell office:value-type="float" office:value="0.9" calcext:value-type="float">
            <text:p>0.9000</text:p>
          </table:table-cell>
          <table:table-cell/>
          <table:table-cell table:style-name="ce33" table:formula="of:=([.A31]*0.001)*([.A31]*0.001)" office:value-type="float" office:value="0.54390625" calcext:value-type="float">
            <text:p>0.5439</text:p>
          </table:table-cell>
          <table:table-cell table:style-name="ce33" table:formula="of:=[.D31]" office:value-type="float" office:value="38.2" calcext:value-type="float">
            <text:p>38.2000</text:p>
          </table:table-cell>
          <table:table-cell table:style-name="ce33" table:formula="of:=[.E31]" office:value-type="float" office:value="0.9" calcext:value-type="float">
            <text:p>0.9000</text:p>
          </table:table-cell>
          <table:table-cell table:style-name="ce33" table:formula="of:=[.E31]" office:value-type="float" office:value="0.9" calcext:value-type="float">
            <text:p>0.9000</text:p>
          </table:table-cell>
          <table:table-cell/>
          <table:table-cell office:value-type="float" office:value="0.54390625" calcext:value-type="float">
            <text:p>0.5439</text:p>
          </table:table-cell>
          <table:table-cell office:value-type="float" office:value="1207.37542272" calcext:value-type="float">
            <text:p>1207.3754</text:p>
          </table:table-cell>
          <table:table-cell table:number-columns-repeated="2" table:style-name="ce33" office:value-type="float" office:value="29.6246384282" calcext:value-type="float">
            <text:p>29.6246</text:p>
          </table:table-cell>
          <table:table-cell table:number-columns-repeated="1009"/>
        </table:table-row>
        <table:table-row table:style-name="ro1">
          <table:table-cell office:value-type="float" office:value="742.5" calcext:value-type="float">
            <text:p>742.50</text:p>
          </table:table-cell>
          <table:table-cell office:value-type="float" office:value="1229.9" calcext:value-type="float">
            <text:p>1229.9000</text:p>
          </table:table-cell>
          <table:table-cell office:value-type="float" office:value="29" calcext:value-type="float">
            <text:p>29.0000</text:p>
          </table:table-cell>
          <table:table-cell office:value-type="float" office:value="39.3" calcext:value-type="float">
            <text:p>39.3000</text:p>
          </table:table-cell>
          <table:table-cell office:value-type="float" office:value="0.9" calcext:value-type="float">
            <text:p>0.9000</text:p>
          </table:table-cell>
          <table:table-cell/>
          <table:table-cell table:style-name="ce33" table:formula="of:=([.A32]*0.001)*([.A32]*0.001)" office:value-type="float" office:value="0.55130625" calcext:value-type="float">
            <text:p>0.5513</text:p>
          </table:table-cell>
          <table:table-cell table:style-name="ce33" table:formula="of:=[.D32]" office:value-type="float" office:value="39.3" calcext:value-type="float">
            <text:p>39.3000</text:p>
          </table:table-cell>
          <table:table-cell table:style-name="ce33" table:formula="of:=[.E32]" office:value-type="float" office:value="0.9" calcext:value-type="float">
            <text:p>0.9000</text:p>
          </table:table-cell>
          <table:table-cell table:style-name="ce33" table:formula="of:=[.E32]" office:value-type="float" office:value="0.9" calcext:value-type="float">
            <text:p>0.9000</text:p>
          </table:table-cell>
          <table:table-cell/>
          <table:table-cell office:value-type="float" office:value="0.55130625" calcext:value-type="float">
            <text:p>0.5513</text:p>
          </table:table-cell>
          <table:table-cell office:value-type="float" office:value="1231.7438602" calcext:value-type="float">
            <text:p>1231.7439</text:p>
          </table:table-cell>
          <table:table-cell table:number-columns-repeated="2" table:style-name="ce33" office:value-type="float" office:value="29.0484850359" calcext:value-type="float">
            <text:p>29.0485</text:p>
          </table:table-cell>
          <table:table-cell table:number-columns-repeated="1009"/>
        </table:table-row>
        <table:table-row table:style-name="ro1">
          <table:table-cell office:value-type="float" office:value="747.5" calcext:value-type="float">
            <text:p>747.50</text:p>
          </table:table-cell>
          <table:table-cell office:value-type="float" office:value="1263.3" calcext:value-type="float">
            <text:p>1263.3000</text:p>
          </table:table-cell>
          <table:table-cell office:value-type="float" office:value="30.3" calcext:value-type="float">
            <text:p>30.3000</text:p>
          </table:table-cell>
          <table:table-cell office:value-type="float" office:value="40.9" calcext:value-type="float">
            <text:p>40.9000</text:p>
          </table:table-cell>
          <table:table-cell office:value-type="float" office:value="1" calcext:value-type="float">
            <text:p>1.0000</text:p>
          </table:table-cell>
          <table:table-cell/>
          <table:table-cell table:style-name="ce33" table:formula="of:=([.A33]*0.001)*([.A33]*0.001)" office:value-type="float" office:value="0.55875625" calcext:value-type="float">
            <text:p>0.5588</text:p>
          </table:table-cell>
          <table:table-cell table:style-name="ce33" table:formula="of:=[.D33]" office:value-type="float" office:value="40.9" calcext:value-type="float">
            <text:p>40.9000</text:p>
          </table:table-cell>
          <table:table-cell table:style-name="ce33" table:formula="of:=[.E33]" office:value-type="float" office:value="1" calcext:value-type="float">
            <text:p>1.0000</text:p>
          </table:table-cell>
          <table:table-cell table:style-name="ce33" table:formula="of:=[.E33]" office:value-type="float" office:value="1" calcext:value-type="float">
            <text:p>1.0000</text:p>
          </table:table-cell>
          <table:table-cell/>
          <table:table-cell office:value-type="float" office:value="0.55875625" calcext:value-type="float">
            <text:p>0.5588</text:p>
          </table:table-cell>
          <table:table-cell office:value-type="float" office:value="1267.10349109" calcext:value-type="float">
            <text:p>1267.1035</text:p>
          </table:table-cell>
          <table:table-cell table:number-columns-repeated="2" table:style-name="ce33" office:value-type="float" office:value="30.3972446976" calcext:value-type="float">
            <text:p>30.3972</text:p>
          </table:table-cell>
          <table:table-cell table:number-columns-repeated="1009"/>
        </table:table-row>
        <table:table-row table:style-name="ro1">
          <table:table-cell office:value-type="float" office:value="752.5" calcext:value-type="float">
            <text:p>752.50</text:p>
          </table:table-cell>
          <table:table-cell office:value-type="float" office:value="1276.1" calcext:value-type="float">
            <text:p>1276.1000</text:p>
          </table:table-cell>
          <table:table-cell office:value-type="float" office:value="29.8" calcext:value-type="float">
            <text:p>29.8000</text:p>
          </table:table-cell>
          <table:table-cell office:value-type="float" office:value="41.8" calcext:value-type="float">
            <text:p>41.8000</text:p>
          </table:table-cell>
          <table:table-cell office:value-type="float" office:value="1" calcext:value-type="float">
            <text:p>1.0000</text:p>
          </table:table-cell>
          <table:table-cell/>
          <table:table-cell table:style-name="ce33" table:formula="of:=([.A34]*0.001)*([.A34]*0.001)" office:value-type="float" office:value="0.56625625" calcext:value-type="float">
            <text:p>0.5663</text:p>
          </table:table-cell>
          <table:table-cell table:style-name="ce33" table:formula="of:=[.D34]" office:value-type="float" office:value="41.8" calcext:value-type="float">
            <text:p>41.8000</text:p>
          </table:table-cell>
          <table:table-cell table:style-name="ce33" table:formula="of:=[.E34]" office:value-type="float" office:value="1" calcext:value-type="float">
            <text:p>1.0000</text:p>
          </table:table-cell>
          <table:table-cell table:style-name="ce33" table:formula="of:=[.E34]" office:value-type="float" office:value="1" calcext:value-type="float">
            <text:p>1.0000</text:p>
          </table:table-cell>
          <table:table-cell/>
          <table:table-cell office:value-type="float" office:value="0.56625625" calcext:value-type="float">
            <text:p>0.5663</text:p>
          </table:table-cell>
          <table:table-cell office:value-type="float" office:value="1281.87195837" calcext:value-type="float">
            <text:p>1281.8720</text:p>
          </table:table-cell>
          <table:table-cell table:number-columns-repeated="2" table:style-name="ce33" office:value-type="float" office:value="29.9439059223" calcext:value-type="float">
            <text:p>29.9439</text:p>
          </table:table-cell>
          <table:table-cell table:number-columns-repeated="1009"/>
        </table:table-row>
        <table:table-row table:style-name="ro1">
          <table:table-cell office:value-type="float" office:value="757.5" calcext:value-type="float">
            <text:p>757.50</text:p>
          </table:table-cell>
          <table:table-cell office:value-type="float" office:value="1315.9" calcext:value-type="float">
            <text:p>1315.9000</text:p>
          </table:table-cell>
          <table:table-cell office:value-type="float" office:value="31.3" calcext:value-type="float">
            <text:p>31.3000</text:p>
          </table:table-cell>
          <table:table-cell office:value-type="float" office:value="43.6" calcext:value-type="float">
            <text:p>43.6000</text:p>
          </table:table-cell>
          <table:table-cell office:value-type="float" office:value="1" calcext:value-type="float">
            <text:p>1.0000</text:p>
          </table:table-cell>
          <table:table-cell/>
          <table:table-cell table:style-name="ce33" table:formula="of:=([.A35]*0.001)*([.A35]*0.001)" office:value-type="float" office:value="0.57380625" calcext:value-type="float">
            <text:p>0.5738</text:p>
          </table:table-cell>
          <table:table-cell table:style-name="ce33" table:formula="of:=[.D35]" office:value-type="float" office:value="43.6" calcext:value-type="float">
            <text:p>43.6000</text:p>
          </table:table-cell>
          <table:table-cell table:style-name="ce33" table:formula="of:=[.E35]" office:value-type="float" office:value="1" calcext:value-type="float">
            <text:p>1.0000</text:p>
          </table:table-cell>
          <table:table-cell table:style-name="ce33" table:formula="of:=[.E35]" office:value-type="float" office:value="1" calcext:value-type="float">
            <text:p>1.0000</text:p>
          </table:table-cell>
          <table:table-cell/>
          <table:table-cell office:value-type="float" office:value="0.57380625" calcext:value-type="float">
            <text:p>0.5738</text:p>
          </table:table-cell>
          <table:table-cell office:value-type="float" office:value="1323.55396945" calcext:value-type="float">
            <text:p>1323.5540</text:p>
          </table:table-cell>
          <table:table-cell table:number-columns-repeated="2" table:style-name="ce33" office:value-type="float" office:value="31.4932953922" calcext:value-type="float">
            <text:p>31.4933</text:p>
          </table:table-cell>
          <table:table-cell table:number-columns-repeated="1009"/>
        </table:table-row>
        <table:table-row table:style-name="ro1">
          <table:table-cell office:value-type="float" office:value="762.5" calcext:value-type="float">
            <text:p>762.50</text:p>
          </table:table-cell>
          <table:table-cell office:value-type="float" office:value="1339.3" calcext:value-type="float">
            <text:p>1339.3000</text:p>
          </table:table-cell>
          <table:table-cell office:value-type="float" office:value="30.9" calcext:value-type="float">
            <text:p>30.9000</text:p>
          </table:table-cell>
          <table:table-cell office:value-type="float" office:value="44.8" calcext:value-type="float">
            <text:p>44.8000</text:p>
          </table:table-cell>
          <table:table-cell office:value-type="float" office:value="1" calcext:value-type="float">
            <text:p>1.0000</text:p>
          </table:table-cell>
          <table:table-cell/>
          <table:table-cell table:style-name="ce33" table:formula="of:=([.A36]*0.001)*([.A36]*0.001)" office:value-type="float" office:value="0.58140625" calcext:value-type="float">
            <text:p>0.5814</text:p>
          </table:table-cell>
          <table:table-cell table:style-name="ce33" table:formula="of:=[.D36]" office:value-type="float" office:value="44.8" calcext:value-type="float">
            <text:p>44.8000</text:p>
          </table:table-cell>
          <table:table-cell table:style-name="ce33" table:formula="of:=[.E36]" office:value-type="float" office:value="1" calcext:value-type="float">
            <text:p>1.0000</text:p>
          </table:table-cell>
          <table:table-cell table:style-name="ce33" table:formula="of:=[.E36]" office:value-type="float" office:value="1" calcext:value-type="float">
            <text:p>1.0000</text:p>
          </table:table-cell>
          <table:table-cell/>
          <table:table-cell office:value-type="float" office:value="0.58140625" calcext:value-type="float">
            <text:p>0.5814</text:p>
          </table:table-cell>
          <table:table-cell office:value-type="float" office:value="1347.91284435" calcext:value-type="float">
            <text:p>1347.9128</text:p>
          </table:table-cell>
          <table:table-cell table:number-columns-repeated="2" table:style-name="ce33" office:value-type="float" office:value="31.1153407449" calcext:value-type="float">
            <text:p>31.1153</text:p>
          </table:table-cell>
          <table:table-cell table:number-columns-repeated="1009"/>
        </table:table-row>
        <table:table-row table:style-name="ro1">
          <table:table-cell office:value-type="float" office:value="767.5" calcext:value-type="float">
            <text:p>767.50</text:p>
          </table:table-cell>
          <table:table-cell office:value-type="float" office:value="1331.9" calcext:value-type="float">
            <text:p>1331.9000</text:p>
          </table:table-cell>
          <table:table-cell office:value-type="float" office:value="30.8" calcext:value-type="float">
            <text:p>30.8000</text:p>
          </table:table-cell>
          <table:table-cell office:value-type="float" office:value="45" calcext:value-type="float">
            <text:p>45.0000</text:p>
          </table:table-cell>
          <table:table-cell office:value-type="float" office:value="1" calcext:value-type="float">
            <text:p>1.0000</text:p>
          </table:table-cell>
          <table:table-cell/>
          <table:table-cell table:style-name="ce33" table:formula="of:=([.A37]*0.001)*([.A37]*0.001)" office:value-type="float" office:value="0.58905625" calcext:value-type="float">
            <text:p>0.5891</text:p>
          </table:table-cell>
          <table:table-cell table:style-name="ce33" table:formula="of:=[.D37]" office:value-type="float" office:value="45" calcext:value-type="float">
            <text:p>45.0000</text:p>
          </table:table-cell>
          <table:table-cell table:style-name="ce33" table:formula="of:=[.E37]" office:value-type="float" office:value="1" calcext:value-type="float">
            <text:p>1.0000</text:p>
          </table:table-cell>
          <table:table-cell table:style-name="ce33" table:formula="of:=[.E37]" office:value-type="float" office:value="1" calcext:value-type="float">
            <text:p>1.0000</text:p>
          </table:table-cell>
          <table:table-cell/>
          <table:table-cell office:value-type="float" office:value="0.58905625" calcext:value-type="float">
            <text:p>0.5891</text:p>
          </table:table-cell>
          <table:table-cell office:value-type="float" office:value="1340.00557103" calcext:value-type="float">
            <text:p>1340.0056</text:p>
          </table:table-cell>
          <table:table-cell table:number-columns-repeated="2" table:style-name="ce33" office:value-type="float" office:value="31.0137592728" calcext:value-type="float">
            <text:p>31.0138</text:p>
          </table:table-cell>
          <table:table-cell table:number-columns-repeated="1009"/>
        </table:table-row>
        <table:table-row table:style-name="ro1">
          <table:table-cell office:value-type="float" office:value="772.5" calcext:value-type="float">
            <text:p>772.50</text:p>
          </table:table-cell>
          <table:table-cell office:value-type="float" office:value="1327" calcext:value-type="float">
            <text:p>1327.0000</text:p>
          </table:table-cell>
          <table:table-cell office:value-type="float" office:value="30.6" calcext:value-type="float">
            <text:p>30.6000</text:p>
          </table:table-cell>
          <table:table-cell office:value-type="float" office:value="45.2" calcext:value-type="float">
            <text:p>45.2000</text:p>
          </table:table-cell>
          <table:table-cell office:value-type="float" office:value="1" calcext:value-type="float">
            <text:p>1.0000</text:p>
          </table:table-cell>
          <table:table-cell/>
          <table:table-cell table:style-name="ce33" table:formula="of:=([.A38]*0.001)*([.A38]*0.001)" office:value-type="float" office:value="0.59675625" calcext:value-type="float">
            <text:p>0.5968</text:p>
          </table:table-cell>
          <table:table-cell table:style-name="ce33" table:formula="of:=[.D38]" office:value-type="float" office:value="45.2" calcext:value-type="float">
            <text:p>45.2000</text:p>
          </table:table-cell>
          <table:table-cell table:style-name="ce33" table:formula="of:=[.E38]" office:value-type="float" office:value="1" calcext:value-type="float">
            <text:p>1.0000</text:p>
          </table:table-cell>
          <table:table-cell table:style-name="ce33" table:formula="of:=[.E38]" office:value-type="float" office:value="1" calcext:value-type="float">
            <text:p>1.0000</text:p>
          </table:table-cell>
          <table:table-cell/>
          <table:table-cell office:value-type="float" office:value="0.59675625" calcext:value-type="float">
            <text:p>0.5968</text:p>
          </table:table-cell>
          <table:table-cell office:value-type="float" office:value="1332.36494244" calcext:value-type="float">
            <text:p>1332.3649</text:p>
          </table:table-cell>
          <table:table-cell table:number-columns-repeated="2" table:style-name="ce33" office:value-type="float" office:value="30.7704474471" calcext:value-type="float">
            <text:p>30.7704</text:p>
          </table:table-cell>
          <table:table-cell table:number-columns-repeated="1009"/>
        </table:table-row>
        <table:table-row table:style-name="ro1">
          <table:table-cell office:value-type="float" office:value="777.5" calcext:value-type="float">
            <text:p>777.50</text:p>
          </table:table-cell>
          <table:table-cell office:value-type="float" office:value="1272.7" calcext:value-type="float">
            <text:p>1272.7000</text:p>
          </table:table-cell>
          <table:table-cell office:value-type="float" office:value="29.2" calcext:value-type="float">
            <text:p>29.2000</text:p>
          </table:table-cell>
          <table:table-cell office:value-type="float" office:value="43.7" calcext:value-type="float">
            <text:p>43.7000</text:p>
          </table:table-cell>
          <table:table-cell office:value-type="float" office:value="1" calcext:value-type="float">
            <text:p>1.0000</text:p>
          </table:table-cell>
          <table:table-cell/>
          <table:table-cell table:style-name="ce33" table:formula="of:=([.A39]*0.001)*([.A39]*0.001)" office:value-type="float" office:value="0.60450625" calcext:value-type="float">
            <text:p>0.6045</text:p>
          </table:table-cell>
          <table:table-cell table:style-name="ce33" table:formula="of:=[.D39]" office:value-type="float" office:value="43.7" calcext:value-type="float">
            <text:p>43.7000</text:p>
          </table:table-cell>
          <table:table-cell table:style-name="ce33" table:formula="of:=[.E39]" office:value-type="float" office:value="1" calcext:value-type="float">
            <text:p>1.0000</text:p>
          </table:table-cell>
          <table:table-cell table:style-name="ce33" table:formula="of:=[.E39]" office:value-type="float" office:value="1" calcext:value-type="float">
            <text:p>1.0000</text:p>
          </table:table-cell>
          <table:table-cell/>
          <table:table-cell office:value-type="float" office:value="0.60450625" calcext:value-type="float">
            <text:p>0.6045</text:p>
          </table:table-cell>
          <table:table-cell office:value-type="float" office:value="1275.62845145" calcext:value-type="float">
            <text:p>1275.6285</text:p>
          </table:table-cell>
          <table:table-cell table:number-columns-repeated="2" table:style-name="ce33" office:value-type="float" office:value="29.3358015707" calcext:value-type="float">
            <text:p>29.3358</text:p>
          </table:table-cell>
          <table:table-cell table:number-columns-repeated="1009"/>
        </table:table-row>
        <table:table-row table:style-name="ro1">
          <table:table-cell office:value-type="float" office:value="782.5" calcext:value-type="float">
            <text:p>782.50</text:p>
          </table:table-cell>
          <table:table-cell office:value-type="float" office:value="1031.5" calcext:value-type="float">
            <text:p>1031.5000</text:p>
          </table:table-cell>
          <table:table-cell office:value-type="float" office:value="26.7" calcext:value-type="float">
            <text:p>26.7000</text:p>
          </table:table-cell>
          <table:table-cell office:value-type="float" office:value="37.1" calcext:value-type="float">
            <text:p>37.1000</text:p>
          </table:table-cell>
          <table:table-cell office:value-type="float" office:value="0.9" calcext:value-type="float">
            <text:p>0.9000</text:p>
          </table:table-cell>
          <table:table-cell/>
          <table:table-cell table:style-name="ce33" table:formula="of:=([.A40]*0.001)*([.A40]*0.001)" office:value-type="float" office:value="0.61230625" calcext:value-type="float">
            <text:p>0.6123</text:p>
          </table:table-cell>
          <table:table-cell table:style-name="ce33" table:formula="of:=[.D40]" office:value-type="float" office:value="37.1" calcext:value-type="float">
            <text:p>37.1000</text:p>
          </table:table-cell>
          <table:table-cell table:style-name="ce33" table:formula="of:=[.E40]" office:value-type="float" office:value="0.9" calcext:value-type="float">
            <text:p>0.9000</text:p>
          </table:table-cell>
          <table:table-cell table:style-name="ce33" table:formula="of:=[.E40]" office:value-type="float" office:value="0.9" calcext:value-type="float">
            <text:p>0.9000</text:p>
          </table:table-cell>
          <table:table-cell/>
          <table:table-cell office:value-type="float" office:value="0.61230625" calcext:value-type="float">
            <text:p>0.6123</text:p>
          </table:table-cell>
          <table:table-cell office:value-type="float" office:value="1071.77297018" calcext:value-type="float">
            <text:p>1071.7730</text:p>
          </table:table-cell>
          <table:table-cell table:number-columns-repeated="2" table:style-name="ce33" office:value-type="float" office:value="27.7453054643" calcext:value-type="float">
            <text:p>27.7453</text:p>
          </table:table-cell>
          <table:table-cell table:number-columns-repeated="1009"/>
        </table:table-row>
        <table:table-row table:style-name="ro1">
          <table:table-cell office:value-type="float" office:value="787.5" calcext:value-type="float">
            <text:p>787.50</text:p>
          </table:table-cell>
          <table:table-cell office:value-type="float" office:value="810.7" calcext:value-type="float">
            <text:p>810.7000</text:p>
          </table:table-cell>
          <table:table-cell office:value-type="float" office:value="24.2" calcext:value-type="float">
            <text:p>24.2000</text:p>
          </table:table-cell>
          <table:table-cell office:value-type="float" office:value="30.3" calcext:value-type="float">
            <text:p>30.3000</text:p>
          </table:table-cell>
          <table:table-cell office:value-type="float" office:value="0.8" calcext:value-type="float">
            <text:p>0.8000</text:p>
          </table:table-cell>
          <table:table-cell/>
          <table:table-cell table:style-name="ce33" table:formula="of:=([.A41]*0.001)*([.A41]*0.001)" office:value-type="float" office:value="0.62015625" calcext:value-type="float">
            <text:p>0.6202</text:p>
          </table:table-cell>
          <table:table-cell table:style-name="ce33" table:formula="of:=[.D41]" office:value-type="float" office:value="30.3" calcext:value-type="float">
            <text:p>30.3000</text:p>
          </table:table-cell>
          <table:table-cell table:style-name="ce33" table:formula="of:=[.E41]" office:value-type="float" office:value="0.8" calcext:value-type="float">
            <text:p>0.8000</text:p>
          </table:table-cell>
          <table:table-cell table:style-name="ce33" table:formula="of:=[.E41]" office:value-type="float" office:value="0.8" calcext:value-type="float">
            <text:p>0.8000</text:p>
          </table:table-cell>
          <table:table-cell/>
          <table:table-cell office:value-type="float" office:value="0.62015625" calcext:value-type="float">
            <text:p>0.6202</text:p>
          </table:table-cell>
          <table:table-cell office:value-type="float" office:value="865.852331489" calcext:value-type="float">
            <text:p>865.8523</text:p>
          </table:table-cell>
          <table:table-cell table:number-columns-repeated="2" table:style-name="ce33" office:value-type="float" office:value="25.896993803" calcext:value-type="float">
            <text:p>25.8970</text:p>
          </table:table-cell>
          <table:table-cell table:number-columns-repeated="1009"/>
        </table:table-row>
        <table:table-row table:style-name="ro1">
          <table:table-cell office:value-type="float" office:value="792.5" calcext:value-type="float">
            <text:p>792.50</text:p>
          </table:table-cell>
          <table:table-cell office:value-type="float" office:value="819.7" calcext:value-type="float">
            <text:p>819.7000</text:p>
          </table:table-cell>
          <table:table-cell office:value-type="float" office:value="23.8" calcext:value-type="float">
            <text:p>23.8000</text:p>
          </table:table-cell>
          <table:table-cell office:value-type="float" office:value="30.6" calcext:value-type="float">
            <text:p>30.6000</text:p>
          </table:table-cell>
          <table:table-cell office:value-type="float" office:value="0.8" calcext:value-type="float">
            <text:p>0.8000</text:p>
          </table:table-cell>
          <table:table-cell/>
          <table:table-cell table:style-name="ce33" table:formula="of:=([.A42]*0.001)*([.A42]*0.001)" office:value-type="float" office:value="0.62805625" calcext:value-type="float">
            <text:p>0.6281</text:p>
          </table:table-cell>
          <table:table-cell table:style-name="ce33" table:formula="of:=[.D42]" office:value-type="float" office:value="30.6" calcext:value-type="float">
            <text:p>30.6000</text:p>
          </table:table-cell>
          <table:table-cell table:style-name="ce33" table:formula="of:=[.E42]" office:value-type="float" office:value="0.8" calcext:value-type="float">
            <text:p>0.8000</text:p>
          </table:table-cell>
          <table:table-cell table:style-name="ce33" table:formula="of:=[.E42]" office:value-type="float" office:value="0.8" calcext:value-type="float">
            <text:p>0.8000</text:p>
          </table:table-cell>
          <table:table-cell/>
          <table:table-cell office:value-type="float" office:value="0.62805625" calcext:value-type="float">
            <text:p>0.6281</text:p>
          </table:table-cell>
          <table:table-cell office:value-type="float" office:value="867.159066259" calcext:value-type="float">
            <text:p>867.1591</text:p>
          </table:table-cell>
          <table:table-cell table:number-columns-repeated="2" table:style-name="ce33" office:value-type="float" office:value="25.2061984205" calcext:value-type="float">
            <text:p>25.2062</text:p>
          </table:table-cell>
          <table:table-cell table:number-columns-repeated="1009"/>
        </table:table-row>
        <table:table-row table:style-name="ro1">
          <table:table-cell office:value-type="float" office:value="797.5" calcext:value-type="float">
            <text:p>797.50</text:p>
          </table:table-cell>
          <table:table-cell office:value-type="float" office:value="803.1" calcext:value-type="float">
            <text:p>803.1000</text:p>
          </table:table-cell>
          <table:table-cell office:value-type="float" office:value="23.3" calcext:value-type="float">
            <text:p>23.3000</text:p>
          </table:table-cell>
          <table:table-cell office:value-type="float" office:value="30.1" calcext:value-type="float">
            <text:p>30.1000</text:p>
          </table:table-cell>
          <table:table-cell office:value-type="float" office:value="0.8" calcext:value-type="float">
            <text:p>0.8000</text:p>
          </table:table-cell>
          <table:table-cell/>
          <table:table-cell table:style-name="ce33" table:formula="of:=([.A43]*0.001)*([.A43]*0.001)" office:value-type="float" office:value="0.63600625" calcext:value-type="float">
            <text:p>0.6360</text:p>
          </table:table-cell>
          <table:table-cell table:style-name="ce33" table:formula="of:=[.D43]" office:value-type="float" office:value="30.1" calcext:value-type="float">
            <text:p>30.1000</text:p>
          </table:table-cell>
          <table:table-cell table:style-name="ce33" table:formula="of:=[.E43]" office:value-type="float" office:value="0.8" calcext:value-type="float">
            <text:p>0.8000</text:p>
          </table:table-cell>
          <table:table-cell table:style-name="ce33" table:formula="of:=[.E43]" office:value-type="float" office:value="0.8" calcext:value-type="float">
            <text:p>0.8000</text:p>
          </table:table-cell>
          <table:table-cell/>
          <table:table-cell office:value-type="float" office:value="0.63600625" calcext:value-type="float">
            <text:p>0.6360</text:p>
          </table:table-cell>
          <table:table-cell office:value-type="float" office:value="844.531535759" calcext:value-type="float">
            <text:p>844.5315</text:p>
          </table:table-cell>
          <table:table-cell table:number-columns-repeated="2" table:style-name="ce33" office:value-type="float" office:value="24.5180475354" calcext:value-type="float">
            <text:p>24.5180</text:p>
          </table:table-cell>
          <table:table-cell table:number-columns-repeated="1009"/>
        </table:table-row>
        <table:table-row table:style-name="ro1">
          <table:table-cell office:value-type="float" office:value="802.5" calcext:value-type="float">
            <text:p>802.50</text:p>
          </table:table-cell>
          <table:table-cell office:value-type="float" office:value="732.4" calcext:value-type="float">
            <text:p>732.4000</text:p>
          </table:table-cell>
          <table:table-cell office:value-type="float" office:value="22.1" calcext:value-type="float">
            <text:p>22.1000</text:p>
          </table:table-cell>
          <table:table-cell office:value-type="float" office:value="27.7" calcext:value-type="float">
            <text:p>27.7000</text:p>
          </table:table-cell>
          <table:table-cell office:value-type="float" office:value="0.8" calcext:value-type="float">
            <text:p>0.8000</text:p>
          </table:table-cell>
          <table:table-cell/>
          <table:table-cell table:style-name="ce33" table:formula="of:=([.A44]*0.001)*([.A44]*0.001)" office:value-type="float" office:value="0.64400625" calcext:value-type="float">
            <text:p>0.6440</text:p>
          </table:table-cell>
          <table:table-cell table:style-name="ce33" table:formula="of:=[.D44]" office:value-type="float" office:value="27.7" calcext:value-type="float">
            <text:p>27.7000</text:p>
          </table:table-cell>
          <table:table-cell table:style-name="ce33" table:formula="of:=[.E44]" office:value-type="float" office:value="0.8" calcext:value-type="float">
            <text:p>0.8000</text:p>
          </table:table-cell>
          <table:table-cell table:style-name="ce33" table:formula="of:=[.E44]" office:value-type="float" office:value="0.8" calcext:value-type="float">
            <text:p>0.8000</text:p>
          </table:table-cell>
          <table:table-cell/>
          <table:table-cell office:value-type="float" office:value="0.64400625" calcext:value-type="float">
            <text:p>0.6440</text:p>
          </table:table-cell>
          <table:table-cell office:value-type="float" office:value="767.577547903" calcext:value-type="float">
            <text:p>767.5775</text:p>
          </table:table-cell>
          <table:table-cell table:number-columns-repeated="2" table:style-name="ce33" office:value-type="float" office:value="23.1695693404" calcext:value-type="float">
            <text:p>23.1696</text:p>
          </table:table-cell>
          <table:table-cell table:number-columns-repeated="1009"/>
        </table:table-row>
        <table:table-row table:style-name="ro1">
          <table:table-cell office:value-type="float" office:value="807.5" calcext:value-type="float">
            <text:p>807.50</text:p>
          </table:table-cell>
          <table:table-cell office:value-type="float" office:value="679.9" calcext:value-type="float">
            <text:p>679.9000</text:p>
          </table:table-cell>
          <table:table-cell office:value-type="float" office:value="20.6" calcext:value-type="float">
            <text:p>20.6000</text:p>
          </table:table-cell>
          <table:table-cell office:value-type="float" office:value="25.9" calcext:value-type="float">
            <text:p>25.9000</text:p>
          </table:table-cell>
          <table:table-cell office:value-type="float" office:value="0.7" calcext:value-type="float">
            <text:p>0.7000</text:p>
          </table:table-cell>
          <table:table-cell/>
          <table:table-cell table:style-name="ce33" table:formula="of:=([.A45]*0.001)*([.A45]*0.001)" office:value-type="float" office:value="0.65205625" calcext:value-type="float">
            <text:p>0.6521</text:p>
          </table:table-cell>
          <table:table-cell table:style-name="ce33" table:formula="of:=[.D45]" office:value-type="float" office:value="25.9" calcext:value-type="float">
            <text:p>25.9000</text:p>
          </table:table-cell>
          <table:table-cell table:style-name="ce33" table:formula="of:=[.E45]" office:value-type="float" office:value="0.7" calcext:value-type="float">
            <text:p>0.7000</text:p>
          </table:table-cell>
          <table:table-cell table:style-name="ce33" table:formula="of:=[.E45]" office:value-type="float" office:value="0.7" calcext:value-type="float">
            <text:p>0.7000</text:p>
          </table:table-cell>
          <table:table-cell/>
          <table:table-cell office:value-type="float" office:value="0.65205625" calcext:value-type="float">
            <text:p>0.6521</text:p>
          </table:table-cell>
          <table:table-cell office:value-type="float" office:value="711.483453738" calcext:value-type="float">
            <text:p>711.4835</text:p>
          </table:table-cell>
          <table:table-cell table:number-columns-repeated="2" table:style-name="ce33" office:value-type="float" office:value="21.5627038507" calcext:value-type="float">
            <text:p>21.5627</text:p>
          </table:table-cell>
          <table:table-cell table:number-columns-repeated="1009"/>
        </table:table-row>
        <table:table-row table:style-name="ro1">
          <table:table-cell office:value-type="float" office:value="812.5" calcext:value-type="float">
            <text:p>812.50</text:p>
          </table:table-cell>
          <table:table-cell office:value-type="float" office:value="663.6" calcext:value-type="float">
            <text:p>663.6000</text:p>
          </table:table-cell>
          <table:table-cell office:value-type="float" office:value="21" calcext:value-type="float">
            <text:p>21.0000</text:p>
          </table:table-cell>
          <table:table-cell office:value-type="float" office:value="25.5" calcext:value-type="float">
            <text:p>25.5000</text:p>
          </table:table-cell>
          <table:table-cell office:value-type="float" office:value="0.8" calcext:value-type="float">
            <text:p>0.8000</text:p>
          </table:table-cell>
          <table:table-cell/>
          <table:table-cell table:style-name="ce33" table:formula="of:=([.A46]*0.001)*([.A46]*0.001)" office:value-type="float" office:value="0.66015625" calcext:value-type="float">
            <text:p>0.6602</text:p>
          </table:table-cell>
          <table:table-cell table:style-name="ce33" table:formula="of:=[.D46]" office:value-type="float" office:value="25.5" calcext:value-type="float">
            <text:p>25.5000</text:p>
          </table:table-cell>
          <table:table-cell table:style-name="ce33" table:formula="of:=[.E46]" office:value-type="float" office:value="0.8" calcext:value-type="float">
            <text:p>0.8000</text:p>
          </table:table-cell>
          <table:table-cell table:style-name="ce33" table:formula="of:=[.E46]" office:value-type="float" office:value="0.8" calcext:value-type="float">
            <text:p>0.8000</text:p>
          </table:table-cell>
          <table:table-cell/>
          <table:table-cell office:value-type="float" office:value="0.66015625" calcext:value-type="float">
            <text:p>0.6602</text:p>
          </table:table-cell>
          <table:table-cell office:value-type="float" office:value="693.704452966" calcext:value-type="float">
            <text:p>693.7045</text:p>
          </table:table-cell>
          <table:table-cell table:number-columns-repeated="2" table:style-name="ce33" office:value-type="float" office:value="21.956671165" calcext:value-type="float">
            <text:p>21.9567</text:p>
          </table:table-cell>
          <table:table-cell table:number-columns-repeated="1009"/>
        </table:table-row>
        <table:table-row table:style-name="ro1">
          <table:table-cell office:value-type="float" office:value="817.5" calcext:value-type="float">
            <text:p>817.50</text:p>
          </table:table-cell>
          <table:table-cell office:value-type="float" office:value="622.2" calcext:value-type="float">
            <text:p>622.2000</text:p>
          </table:table-cell>
          <table:table-cell office:value-type="float" office:value="19.9" calcext:value-type="float">
            <text:p>19.9000</text:p>
          </table:table-cell>
          <table:table-cell office:value-type="float" office:value="24.1" calcext:value-type="float">
            <text:p>24.1000</text:p>
          </table:table-cell>
          <table:table-cell office:value-type="float" office:value="0.7" calcext:value-type="float">
            <text:p>0.7000</text:p>
          </table:table-cell>
          <table:table-cell/>
          <table:table-cell table:style-name="ce33" table:formula="of:=([.A47]*0.001)*([.A47]*0.001)" office:value-type="float" office:value="0.66830625" calcext:value-type="float">
            <text:p>0.6683</text:p>
          </table:table-cell>
          <table:table-cell table:style-name="ce33" table:formula="of:=[.D47]" office:value-type="float" office:value="24.1" calcext:value-type="float">
            <text:p>24.1000</text:p>
          </table:table-cell>
          <table:table-cell table:style-name="ce33" table:formula="of:=[.E47]" office:value-type="float" office:value="0.7" calcext:value-type="float">
            <text:p>0.7000</text:p>
          </table:table-cell>
          <table:table-cell table:style-name="ce33" table:formula="of:=[.E47]" office:value-type="float" office:value="0.7" calcext:value-type="float">
            <text:p>0.7000</text:p>
          </table:table-cell>
          <table:table-cell/>
          <table:table-cell office:value-type="float" office:value="0.66830625" calcext:value-type="float">
            <text:p>0.6683</text:p>
          </table:table-cell>
          <table:table-cell office:value-type="float" office:value="649.965084393" calcext:value-type="float">
            <text:p>649.9651</text:p>
          </table:table-cell>
          <table:table-cell table:number-columns-repeated="2" table:style-name="ce33" office:value-type="float" office:value="20.7906281412" calcext:value-type="float">
            <text:p>20.7906</text:p>
          </table:table-cell>
          <table:table-cell table:number-columns-repeated="1009"/>
        </table:table-row>
        <table:table-row table:style-name="ro1">
          <table:table-cell office:value-type="float" office:value="822.5" calcext:value-type="float">
            <text:p>822.50</text:p>
          </table:table-cell>
          <table:table-cell office:value-type="float" office:value="585" calcext:value-type="float">
            <text:p>585.0000</text:p>
          </table:table-cell>
          <table:table-cell office:value-type="float" office:value="19.5" calcext:value-type="float">
            <text:p>19.5000</text:p>
          </table:table-cell>
          <table:table-cell office:value-type="float" office:value="22.9" calcext:value-type="float">
            <text:p>22.9000</text:p>
          </table:table-cell>
          <table:table-cell office:value-type="float" office:value="0.7" calcext:value-type="float">
            <text:p>0.7000</text:p>
          </table:table-cell>
          <table:table-cell/>
          <table:table-cell table:style-name="ce33" table:formula="of:=([.A48]*0.001)*([.A48]*0.001)" office:value-type="float" office:value="0.67650625" calcext:value-type="float">
            <text:p>0.6765</text:p>
          </table:table-cell>
          <table:table-cell table:style-name="ce33" table:formula="of:=[.D48]" office:value-type="float" office:value="22.9" calcext:value-type="float">
            <text:p>22.9000</text:p>
          </table:table-cell>
          <table:table-cell table:style-name="ce33" table:formula="of:=[.E48]" office:value-type="float" office:value="0.7" calcext:value-type="float">
            <text:p>0.7000</text:p>
          </table:table-cell>
          <table:table-cell table:style-name="ce33" table:formula="of:=[.E48]" office:value-type="float" office:value="0.7" calcext:value-type="float">
            <text:p>0.7000</text:p>
          </table:table-cell>
          <table:table-cell/>
          <table:table-cell office:value-type="float" office:value="0.67650625" calcext:value-type="float">
            <text:p>0.6765</text:p>
          </table:table-cell>
          <table:table-cell office:value-type="float" office:value="610.814304975" calcext:value-type="float">
            <text:p>610.8143</text:p>
          </table:table-cell>
          <table:table-cell table:number-columns-repeated="2" table:style-name="ce33" office:value-type="float" office:value="20.3623191062" calcext:value-type="float">
            <text:p>20.3623</text:p>
          </table:table-cell>
          <table:table-cell table:number-columns-repeated="1009"/>
        </table:table-row>
        <table:table-row table:style-name="ro1">
          <table:table-cell office:value-type="float" office:value="827.5" calcext:value-type="float">
            <text:p>827.50</text:p>
          </table:table-cell>
          <table:table-cell office:value-type="float" office:value="540.8" calcext:value-type="float">
            <text:p>540.8000</text:p>
          </table:table-cell>
          <table:table-cell office:value-type="float" office:value="18.1" calcext:value-type="float">
            <text:p>18.1000</text:p>
          </table:table-cell>
          <table:table-cell office:value-type="float" office:value="21.4" calcext:value-type="float">
            <text:p>21.4000</text:p>
          </table:table-cell>
          <table:table-cell office:value-type="float" office:value="0.7" calcext:value-type="float">
            <text:p>0.7000</text:p>
          </table:table-cell>
          <table:table-cell/>
          <table:table-cell table:style-name="ce33" table:formula="of:=([.A49]*0.001)*([.A49]*0.001)" office:value-type="float" office:value="0.68475625" calcext:value-type="float">
            <text:p>0.6848</text:p>
          </table:table-cell>
          <table:table-cell table:style-name="ce33" table:formula="of:=[.D49]" office:value-type="float" office:value="21.4" calcext:value-type="float">
            <text:p>21.4000</text:p>
          </table:table-cell>
          <table:table-cell table:style-name="ce33" table:formula="of:=[.E49]" office:value-type="float" office:value="0.7" calcext:value-type="float">
            <text:p>0.7000</text:p>
          </table:table-cell>
          <table:table-cell table:style-name="ce33" table:formula="of:=[.E49]" office:value-type="float" office:value="0.7" calcext:value-type="float">
            <text:p>0.7000</text:p>
          </table:table-cell>
          <table:table-cell/>
          <table:table-cell office:value-type="float" office:value="0.68475625" calcext:value-type="float">
            <text:p>0.6848</text:p>
          </table:table-cell>
          <table:table-cell office:value-type="float" office:value="564.339994771" calcext:value-type="float">
            <text:p>564.3400</text:p>
          </table:table-cell>
          <table:table-cell table:number-columns-repeated="2" table:style-name="ce33" office:value-type="float" office:value="18.8894104687" calcext:value-type="float">
            <text:p>18.8894</text:p>
          </table:table-cell>
          <table:table-cell table:number-columns-repeated="1009"/>
        </table:table-row>
        <table:table-row table:style-name="ro1">
          <table:table-cell office:value-type="float" office:value="832.5" calcext:value-type="float">
            <text:p>832.50</text:p>
          </table:table-cell>
          <table:table-cell office:value-type="float" office:value="496.4" calcext:value-type="float">
            <text:p>496.4000</text:p>
          </table:table-cell>
          <table:table-cell office:value-type="float" office:value="17.7" calcext:value-type="float">
            <text:p>17.7000</text:p>
          </table:table-cell>
          <table:table-cell office:value-type="float" office:value="19.8" calcext:value-type="float">
            <text:p>19.8000</text:p>
          </table:table-cell>
          <table:table-cell office:value-type="float" office:value="0.7" calcext:value-type="float">
            <text:p>0.7000</text:p>
          </table:table-cell>
          <table:table-cell/>
          <table:table-cell table:style-name="ce33" table:formula="of:=([.A50]*0.001)*([.A50]*0.001)" office:value-type="float" office:value="0.69305625" calcext:value-type="float">
            <text:p>0.6931</text:p>
          </table:table-cell>
          <table:table-cell table:style-name="ce33" table:formula="of:=[.D50]" office:value-type="float" office:value="19.8" calcext:value-type="float">
            <text:p>19.8000</text:p>
          </table:table-cell>
          <table:table-cell table:style-name="ce33" table:formula="of:=[.E50]" office:value-type="float" office:value="0.7" calcext:value-type="float">
            <text:p>0.7000</text:p>
          </table:table-cell>
          <table:table-cell table:style-name="ce33" table:formula="of:=[.E50]" office:value-type="float" office:value="0.7" calcext:value-type="float">
            <text:p>0.7000</text:p>
          </table:table-cell>
          <table:table-cell/>
          <table:table-cell office:value-type="float" office:value="0.69305625" calcext:value-type="float">
            <text:p>0.6931</text:p>
          </table:table-cell>
          <table:table-cell office:value-type="float" office:value="517.730208336" calcext:value-type="float">
            <text:p>517.7302</text:p>
          </table:table-cell>
          <table:table-cell table:number-columns-repeated="2" table:style-name="ce33" office:value-type="float" office:value="18.4615627706" calcext:value-type="float">
            <text:p>18.4616</text:p>
          </table:table-cell>
          <table:table-cell table:number-columns-repeated="1009"/>
        </table:table-row>
        <table:table-row table:style-name="ro1">
          <table:table-cell office:value-type="float" office:value="837.5" calcext:value-type="float">
            <text:p>837.50</text:p>
          </table:table-cell>
          <table:table-cell office:value-type="float" office:value="450.4" calcext:value-type="float">
            <text:p>450.4000</text:p>
          </table:table-cell>
          <table:table-cell office:value-type="float" office:value="16.8" calcext:value-type="float">
            <text:p>16.8000</text:p>
          </table:table-cell>
          <table:table-cell office:value-type="float" office:value="18.1" calcext:value-type="float">
            <text:p>18.1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33" table:formula="of:=([.A51]*0.001)*([.A51]*0.001)" office:value-type="float" office:value="0.70140625" calcext:value-type="float">
            <text:p>0.7014</text:p>
          </table:table-cell>
          <table:table-cell table:style-name="ce33" table:formula="of:=[.D51]" office:value-type="float" office:value="18.1" calcext:value-type="float">
            <text:p>18.1000</text:p>
          </table:table-cell>
          <table:table-cell table:style-name="ce33" table:formula="of:=[.E51]" office:value-type="float" office:value="0.6" calcext:value-type="float">
            <text:p>0.6000</text:p>
          </table:table-cell>
          <table:table-cell table:style-name="ce33" table:formula="of:=[.E51]" office:value-type="float" office:value="0.6" calcext:value-type="float">
            <text:p>0.6000</text:p>
          </table:table-cell>
          <table:table-cell/>
          <table:table-cell office:value-type="float" office:value="0.70140625" calcext:value-type="float">
            <text:p>0.7014</text:p>
          </table:table-cell>
          <table:table-cell office:value-type="float" office:value="469.502102438" calcext:value-type="float">
            <text:p>469.5021</text:p>
          </table:table-cell>
          <table:table-cell table:number-columns-repeated="2" table:style-name="ce33" office:value-type="float" office:value="17.51337686" calcext:value-type="float">
            <text:p>17.5134</text:p>
          </table:table-cell>
          <table:table-cell table:number-columns-repeated="1009"/>
        </table:table-row>
        <table:table-row table:style-name="ro1">
          <table:table-cell office:value-type="float" office:value="842.5" calcext:value-type="float">
            <text:p>842.50</text:p>
          </table:table-cell>
          <table:table-cell office:value-type="float" office:value="404.7" calcext:value-type="float">
            <text:p>404.7000</text:p>
          </table:table-cell>
          <table:table-cell office:value-type="float" office:value="15.2" calcext:value-type="float">
            <text:p>15.2000</text:p>
          </table:table-cell>
          <table:table-cell office:value-type="float" office:value="16.4" calcext:value-type="float">
            <text:p>16.4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33" table:formula="of:=([.A52]*0.001)*([.A52]*0.001)" office:value-type="float" office:value="0.70980625" calcext:value-type="float">
            <text:p>0.7098</text:p>
          </table:table-cell>
          <table:table-cell table:style-name="ce33" table:formula="of:=[.D52]" office:value-type="float" office:value="16.4" calcext:value-type="float">
            <text:p>16.4000</text:p>
          </table:table-cell>
          <table:table-cell table:style-name="ce33" table:formula="of:=[.E52]" office:value-type="float" office:value="0.6" calcext:value-type="float">
            <text:p>0.6000</text:p>
          </table:table-cell>
          <table:table-cell table:style-name="ce33" table:formula="of:=[.E52]" office:value-type="float" office:value="0.6" calcext:value-type="float">
            <text:p>0.6000</text:p>
          </table:table-cell>
          <table:table-cell/>
          <table:table-cell office:value-type="float" office:value="0.70980625" calcext:value-type="float">
            <text:p>0.7098</text:p>
          </table:table-cell>
          <table:table-cell office:value-type="float" office:value="421.621433018" calcext:value-type="float">
            <text:p>421.6214</text:p>
          </table:table-cell>
          <table:table-cell table:number-columns-repeated="2" table:style-name="ce33" office:value-type="float" office:value="15.8361647567" calcext:value-type="float">
            <text:p>15.8362</text:p>
          </table:table-cell>
          <table:table-cell table:number-columns-repeated="1009"/>
        </table:table-row>
        <table:table-row table:style-name="ro1">
          <table:table-cell office:value-type="float" office:value="847.5" calcext:value-type="float">
            <text:p>847.50</text:p>
          </table:table-cell>
          <table:table-cell office:value-type="float" office:value="391.3" calcext:value-type="float">
            <text:p>391.3000</text:p>
          </table:table-cell>
          <table:table-cell office:value-type="float" office:value="15.4" calcext:value-type="float">
            <text:p>15.4000</text:p>
          </table:table-cell>
          <table:table-cell office:value-type="float" office:value="16" calcext:value-type="float">
            <text:p>16.0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33" table:formula="of:=([.A53]*0.001)*([.A53]*0.001)" office:value-type="float" office:value="0.71825625" calcext:value-type="float">
            <text:p>0.7183</text:p>
          </table:table-cell>
          <table:table-cell table:style-name="ce33" table:formula="of:=[.D53]" office:value-type="float" office:value="16" calcext:value-type="float">
            <text:p>16.0000</text:p>
          </table:table-cell>
          <table:table-cell table:style-name="ce33" table:formula="of:=[.E53]" office:value-type="float" office:value="0.6" calcext:value-type="float">
            <text:p>0.6000</text:p>
          </table:table-cell>
          <table:table-cell table:style-name="ce33" table:formula="of:=[.E53]" office:value-type="float" office:value="0.6" calcext:value-type="float">
            <text:p>0.6000</text:p>
          </table:table-cell>
          <table:table-cell/>
          <table:table-cell office:value-type="float" office:value="0.71825625" calcext:value-type="float">
            <text:p>0.7183</text:p>
          </table:table-cell>
          <table:table-cell office:value-type="float" office:value="407.442599477" calcext:value-type="float">
            <text:p>407.4426</text:p>
          </table:table-cell>
          <table:table-cell table:number-columns-repeated="2" table:style-name="ce33" office:value-type="float" office:value="16.035878264" calcext:value-type="float">
            <text:p>16.0359</text:p>
          </table:table-cell>
          <table:table-cell table:number-columns-repeated="1009"/>
        </table:table-row>
        <table:table-row table:style-name="ro1">
          <table:table-cell office:value-type="float" office:value="852.5" calcext:value-type="float">
            <text:p>852.50</text:p>
          </table:table-cell>
          <table:table-cell office:value-type="float" office:value="364" calcext:value-type="float">
            <text:p>364.0000</text:p>
          </table:table-cell>
          <table:table-cell table:number-columns-repeated="2" office:value-type="float" office:value="15" calcext:value-type="float">
            <text:p>15.0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33" table:formula="of:=([.A54]*0.001)*([.A54]*0.001)" office:value-type="float" office:value="0.72675625" calcext:value-type="float">
            <text:p>0.7268</text:p>
          </table:table-cell>
          <table:table-cell table:style-name="ce33" table:formula="of:=[.D54]" office:value-type="float" office:value="15" calcext:value-type="float">
            <text:p>15.0000</text:p>
          </table:table-cell>
          <table:table-cell table:style-name="ce33" table:formula="of:=[.E54]" office:value-type="float" office:value="0.6" calcext:value-type="float">
            <text:p>0.6000</text:p>
          </table:table-cell>
          <table:table-cell table:style-name="ce33" table:formula="of:=[.E54]" office:value-type="float" office:value="0.6" calcext:value-type="float">
            <text:p>0.6000</text:p>
          </table:table-cell>
          <table:table-cell/>
          <table:table-cell office:value-type="float" office:value="0.72675625" calcext:value-type="float">
            <text:p>0.7268</text:p>
          </table:table-cell>
          <table:table-cell office:value-type="float" office:value="378.80564863" calcext:value-type="float">
            <text:p>378.8056</text:p>
          </table:table-cell>
          <table:table-cell table:number-columns-repeated="2" table:style-name="ce33" office:value-type="float" office:value="15.610571643" calcext:value-type="float">
            <text:p>15.6106</text:p>
          </table:table-cell>
          <table:table-cell table:number-columns-repeated="1009"/>
        </table:table-row>
        <table:table-row table:style-name="ro1">
          <table:table-cell office:value-type="float" office:value="857.5" calcext:value-type="float">
            <text:p>857.50</text:p>
          </table:table-cell>
          <table:table-cell office:value-type="float" office:value="339.6" calcext:value-type="float">
            <text:p>339.6000</text:p>
          </table:table-cell>
          <table:table-cell office:value-type="float" office:value="14" calcext:value-type="float">
            <text:p>14.0000</text:p>
          </table:table-cell>
          <table:table-cell office:value-type="float" office:value="14.2" calcext:value-type="float">
            <text:p>14.2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33" table:formula="of:=([.A55]*0.001)*([.A55]*0.001)" office:value-type="float" office:value="0.73530625" calcext:value-type="float">
            <text:p>0.7353</text:p>
          </table:table-cell>
          <table:table-cell table:style-name="ce33" table:formula="of:=[.D55]" office:value-type="float" office:value="14.2" calcext:value-type="float">
            <text:p>14.2000</text:p>
          </table:table-cell>
          <table:table-cell table:style-name="ce33" table:formula="of:=[.E55]" office:value-type="float" office:value="0.6" calcext:value-type="float">
            <text:p>0.6000</text:p>
          </table:table-cell>
          <table:table-cell table:style-name="ce33" table:formula="of:=[.E55]" office:value-type="float" office:value="0.6" calcext:value-type="float">
            <text:p>0.6000</text:p>
          </table:table-cell>
          <table:table-cell/>
          <table:table-cell office:value-type="float" office:value="0.73530625" calcext:value-type="float">
            <text:p>0.7353</text:p>
          </table:table-cell>
          <table:table-cell office:value-type="float" office:value="353.21656801" calcext:value-type="float">
            <text:p>353.2166</text:p>
          </table:table-cell>
          <table:table-cell table:number-columns-repeated="2" table:style-name="ce33" office:value-type="float" office:value="14.561815082" calcext:value-type="float">
            <text:p>14.5618</text:p>
          </table:table-cell>
          <table:table-cell table:number-columns-repeated="1009"/>
        </table:table-row>
        <table:table-row table:style-name="ro1">
          <table:table-cell office:value-type="float" office:value="862.5" calcext:value-type="float">
            <text:p>862.50</text:p>
          </table:table-cell>
          <table:table-cell office:value-type="float" office:value="310" calcext:value-type="float">
            <text:p>310.0000</text:p>
          </table:table-cell>
          <table:table-cell office:value-type="float" office:value="13.7" calcext:value-type="float">
            <text:p>13.7000</text:p>
          </table:table-cell>
          <table:table-cell office:value-type="float" office:value="13" calcext:value-type="float">
            <text:p>13.0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33" table:formula="of:=([.A56]*0.001)*([.A56]*0.001)" office:value-type="float" office:value="0.74390625" calcext:value-type="float">
            <text:p>0.7439</text:p>
          </table:table-cell>
          <table:table-cell table:style-name="ce33" table:formula="of:=[.D56]" office:value-type="float" office:value="13" calcext:value-type="float">
            <text:p>13.0000</text:p>
          </table:table-cell>
          <table:table-cell table:style-name="ce33" table:formula="of:=[.E56]" office:value-type="float" office:value="0.6" calcext:value-type="float">
            <text:p>0.6000</text:p>
          </table:table-cell>
          <table:table-cell table:style-name="ce33" table:formula="of:=[.E56]" office:value-type="float" office:value="0.6" calcext:value-type="float">
            <text:p>0.6000</text:p>
          </table:table-cell>
          <table:table-cell/>
          <table:table-cell office:value-type="float" office:value="0.74390625" calcext:value-type="float">
            <text:p>0.7439</text:p>
          </table:table-cell>
          <table:table-cell office:value-type="float" office:value="322.243942212" calcext:value-type="float">
            <text:p>322.2439</text:p>
          </table:table-cell>
          <table:table-cell table:number-columns-repeated="2" table:style-name="ce33" office:value-type="float" office:value="14.2414596337" calcext:value-type="float">
            <text:p>14.2415</text:p>
          </table:table-cell>
          <table:table-cell table:number-columns-repeated="1009"/>
        </table:table-row>
        <table:table-row table:style-name="ro1">
          <table:table-cell office:value-type="float" office:value="867.5" calcext:value-type="float">
            <text:p>867.50</text:p>
          </table:table-cell>
          <table:table-cell office:value-type="float" office:value="283.8" calcext:value-type="float">
            <text:p>283.8000</text:p>
          </table:table-cell>
          <table:table-cell office:value-type="float" office:value="13" calcext:value-type="float">
            <text:p>13.0000</text:p>
          </table:table-cell>
          <table:table-cell office:value-type="float" office:value="12.1" calcext:value-type="float">
            <text:p>12.1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33" table:formula="of:=([.A57]*0.001)*([.A57]*0.001)" office:value-type="float" office:value="0.75255625" calcext:value-type="float">
            <text:p>0.7526</text:p>
          </table:table-cell>
          <table:table-cell table:style-name="ce33" table:formula="of:=[.D57]" office:value-type="float" office:value="12.1" calcext:value-type="float">
            <text:p>12.1000</text:p>
          </table:table-cell>
          <table:table-cell table:style-name="ce33" table:formula="of:=[.E57]" office:value-type="float" office:value="0.5" calcext:value-type="float">
            <text:p>0.5000</text:p>
          </table:table-cell>
          <table:table-cell table:style-name="ce33" table:formula="of:=[.E57]" office:value-type="float" office:value="0.5" calcext:value-type="float">
            <text:p>0.5000</text:p>
          </table:table-cell>
          <table:table-cell/>
          <table:table-cell office:value-type="float" office:value="0.75255625" calcext:value-type="float">
            <text:p>0.7526</text:p>
          </table:table-cell>
          <table:table-cell office:value-type="float" office:value="294.839039107" calcext:value-type="float">
            <text:p>294.8390</text:p>
          </table:table-cell>
          <table:table-cell table:number-columns-repeated="2" table:style-name="ce33" office:value-type="float" office:value="13.505979003" calcext:value-type="float">
            <text:p>13.5060</text:p>
          </table:table-cell>
          <table:table-cell table:number-columns-repeated="1009"/>
        </table:table-row>
        <table:table-row table:style-name="ro1">
          <table:table-cell office:value-type="float" office:value="872.5" calcext:value-type="float">
            <text:p>872.50</text:p>
          </table:table-cell>
          <table:table-cell office:value-type="float" office:value="256.5" calcext:value-type="float">
            <text:p>256.5000</text:p>
          </table:table-cell>
          <table:table-cell office:value-type="float" office:value="12.4" calcext:value-type="float">
            <text:p>12.4000</text:p>
          </table:table-cell>
          <table:table-cell office:value-type="float" office:value="11" calcext:value-type="float">
            <text:p>11.0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33" table:formula="of:=([.A58]*0.001)*([.A58]*0.001)" office:value-type="float" office:value="0.76125625" calcext:value-type="float">
            <text:p>0.7613</text:p>
          </table:table-cell>
          <table:table-cell table:style-name="ce33" table:formula="of:=[.D58]" office:value-type="float" office:value="11" calcext:value-type="float">
            <text:p>11.0000</text:p>
          </table:table-cell>
          <table:table-cell table:style-name="ce33" table:formula="of:=[.E58]" office:value-type="float" office:value="0.5" calcext:value-type="float">
            <text:p>0.5000</text:p>
          </table:table-cell>
          <table:table-cell table:style-name="ce33" table:formula="of:=[.E58]" office:value-type="float" office:value="0.5" calcext:value-type="float">
            <text:p>0.5000</text:p>
          </table:table-cell>
          <table:table-cell/>
          <table:table-cell office:value-type="float" office:value="0.76125625" calcext:value-type="float">
            <text:p>0.7613</text:p>
          </table:table-cell>
          <table:table-cell office:value-type="float" office:value="266.318201172" calcext:value-type="float">
            <text:p>266.3182</text:p>
          </table:table-cell>
          <table:table-cell table:number-columns-repeated="2" table:style-name="ce33" office:value-type="float" office:value="12.8749116555" calcext:value-type="float">
            <text:p>12.8749</text:p>
          </table:table-cell>
          <table:table-cell table:number-columns-repeated="1009"/>
        </table:table-row>
        <table:table-row table:style-name="ro1">
          <table:table-cell office:value-type="float" office:value="877.5" calcext:value-type="float">
            <text:p>877.50</text:p>
          </table:table-cell>
          <table:table-cell office:value-type="float" office:value="237.3" calcext:value-type="float">
            <text:p>237.3000</text:p>
          </table:table-cell>
          <table:table-cell office:value-type="float" office:value="11.4" calcext:value-type="float">
            <text:p>11.4000</text:p>
          </table:table-cell>
          <table:table-cell office:value-type="float" office:value="10.3" calcext:value-type="float">
            <text:p>10.3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33" table:formula="of:=([.A59]*0.001)*([.A59]*0.001)" office:value-type="float" office:value="0.77000625" calcext:value-type="float">
            <text:p>0.7700</text:p>
          </table:table-cell>
          <table:table-cell table:style-name="ce33" table:formula="of:=[.D59]" office:value-type="float" office:value="10.3" calcext:value-type="float">
            <text:p>10.3000</text:p>
          </table:table-cell>
          <table:table-cell table:style-name="ce33" table:formula="of:=[.E59]" office:value-type="float" office:value="0.5" calcext:value-type="float">
            <text:p>0.5000</text:p>
          </table:table-cell>
          <table:table-cell table:style-name="ce33" table:formula="of:=[.E59]" office:value-type="float" office:value="0.5" calcext:value-type="float">
            <text:p>0.5000</text:p>
          </table:table-cell>
          <table:table-cell/>
          <table:table-cell office:value-type="float" office:value="0.77000625" calcext:value-type="float">
            <text:p>0.7700</text:p>
          </table:table-cell>
          <table:table-cell office:value-type="float" office:value="246.23622502" calcext:value-type="float">
            <text:p>246.2362</text:p>
          </table:table-cell>
          <table:table-cell table:number-columns-repeated="2" table:style-name="ce33" office:value-type="float" office:value="11.8295512834" calcext:value-type="float">
            <text:p>11.8296</text:p>
          </table:table-cell>
          <table:table-cell table:number-columns-repeated="1009"/>
        </table:table-row>
        <table:table-row table:style-name="ro1">
          <table:table-cell office:value-type="float" office:value="882.5" calcext:value-type="float">
            <text:p>882.50</text:p>
          </table:table-cell>
          <table:table-cell office:value-type="float" office:value="229.7" calcext:value-type="float">
            <text:p>229.7000</text:p>
          </table:table-cell>
          <table:table-cell office:value-type="float" office:value="11.6" calcext:value-type="float">
            <text:p>11.6000</text:p>
          </table:table-cell>
          <table:table-cell office:value-type="float" office:value="10" calcext:value-type="float">
            <text:p>10.0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33" table:formula="of:=([.A60]*0.001)*([.A60]*0.001)" office:value-type="float" office:value="0.77880625" calcext:value-type="float">
            <text:p>0.7788</text:p>
          </table:table-cell>
          <table:table-cell table:style-name="ce33" table:formula="of:=[.D60]" office:value-type="float" office:value="10" calcext:value-type="float">
            <text:p>10.0000</text:p>
          </table:table-cell>
          <table:table-cell table:style-name="ce33" table:formula="of:=[.E60]" office:value-type="float" office:value="0.5" calcext:value-type="float">
            <text:p>0.5000</text:p>
          </table:table-cell>
          <table:table-cell table:style-name="ce33" table:formula="of:=[.E60]" office:value-type="float" office:value="0.5" calcext:value-type="float">
            <text:p>0.5000</text:p>
          </table:table-cell>
          <table:table-cell/>
          <table:table-cell office:value-type="float" office:value="0.77880625" calcext:value-type="float">
            <text:p>0.7788</text:p>
          </table:table-cell>
          <table:table-cell office:value-type="float" office:value="238.203027703" calcext:value-type="float">
            <text:p>238.2030</text:p>
          </table:table-cell>
          <table:table-cell table:number-columns-repeated="2" table:style-name="ce33" office:value-type="float" office:value="12.0296395482" calcext:value-type="float">
            <text:p>12.0296</text:p>
          </table:table-cell>
          <table:table-cell table:number-columns-repeated="1009"/>
        </table:table-row>
        <table:table-row table:style-name="ro1">
          <table:table-cell office:value-type="float" office:value="887.5" calcext:value-type="float">
            <text:p>887.50</text:p>
          </table:table-cell>
          <table:table-cell office:value-type="float" office:value="224" calcext:value-type="float">
            <text:p>224.0000</text:p>
          </table:table-cell>
          <table:table-cell office:value-type="float" office:value="11.6" calcext:value-type="float">
            <text:p>11.6000</text:p>
          </table:table-cell>
          <table:table-cell office:value-type="float" office:value="9.9" calcext:value-type="float">
            <text:p>9.9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33" table:formula="of:=([.A61]*0.001)*([.A61]*0.001)" office:value-type="float" office:value="0.78765625" calcext:value-type="float">
            <text:p>0.7877</text:p>
          </table:table-cell>
          <table:table-cell table:style-name="ce33" table:formula="of:=[.D61]" office:value-type="float" office:value="9.9" calcext:value-type="float">
            <text:p>9.9000</text:p>
          </table:table-cell>
          <table:table-cell table:style-name="ce33" table:formula="of:=[.E61]" office:value-type="float" office:value="0.5" calcext:value-type="float">
            <text:p>0.5000</text:p>
          </table:table-cell>
          <table:table-cell table:style-name="ce33" table:formula="of:=[.E61]" office:value-type="float" office:value="0.5" calcext:value-type="float">
            <text:p>0.5000</text:p>
          </table:table-cell>
          <table:table-cell/>
          <table:table-cell office:value-type="float" office:value="0.78765625" calcext:value-type="float">
            <text:p>0.7877</text:p>
          </table:table-cell>
          <table:table-cell office:value-type="float" office:value="232.14413668" calcext:value-type="float">
            <text:p>232.1441</text:p>
          </table:table-cell>
          <table:table-cell table:number-columns-repeated="2" table:style-name="ce33" office:value-type="float" office:value="12.0219697068" calcext:value-type="float">
            <text:p>12.0220</text:p>
          </table:table-cell>
          <table:table-cell table:number-columns-repeated="1009"/>
        </table:table-row>
        <table:table-row table:style-name="ro1">
          <table:table-cell office:value-type="float" office:value="892.5" calcext:value-type="float">
            <text:p>892.50</text:p>
          </table:table-cell>
          <table:table-cell office:value-type="float" office:value="196.1" calcext:value-type="float">
            <text:p>196.1000</text:p>
          </table:table-cell>
          <table:table-cell office:value-type="float" office:value="10.5" calcext:value-type="float">
            <text:p>10.5000</text:p>
          </table:table-cell>
          <table:table-cell office:value-type="float" office:value="8.7" calcext:value-type="float">
            <text:p>8.7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33" table:formula="of:=([.A62]*0.001)*([.A62]*0.001)" office:value-type="float" office:value="0.79655625" calcext:value-type="float">
            <text:p>0.7966</text:p>
          </table:table-cell>
          <table:table-cell table:style-name="ce33" table:formula="of:=[.D62]" office:value-type="float" office:value="8.7" calcext:value-type="float">
            <text:p>8.7000</text:p>
          </table:table-cell>
          <table:table-cell table:style-name="ce33" table:formula="of:=[.E62]" office:value-type="float" office:value="0.4" calcext:value-type="float">
            <text:p>0.4000</text:p>
          </table:table-cell>
          <table:table-cell table:style-name="ce33" table:formula="of:=[.E62]" office:value-type="float" office:value="0.4" calcext:value-type="float">
            <text:p>0.4000</text:p>
          </table:table-cell>
          <table:table-cell/>
          <table:table-cell office:value-type="float" office:value="0.79655625" calcext:value-type="float">
            <text:p>0.7966</text:p>
          </table:table-cell>
          <table:table-cell office:value-type="float" office:value="203.104269897" calcext:value-type="float">
            <text:p>203.1043</text:p>
          </table:table-cell>
          <table:table-cell table:number-columns-repeated="2" table:style-name="ce33" office:value-type="float" office:value="10.8752234804" calcext:value-type="float">
            <text:p>10.8752</text:p>
          </table:table-cell>
          <table:table-cell table:number-columns-repeated="1009"/>
        </table:table-row>
        <table:table-row table:style-name="ro1">
          <table:table-cell office:value-type="float" office:value="897.5" calcext:value-type="float">
            <text:p>897.50</text:p>
          </table:table-cell>
          <table:table-cell office:value-type="float" office:value="175.9" calcext:value-type="float">
            <text:p>175.9000</text:p>
          </table:table-cell>
          <table:table-cell office:value-type="float" office:value="9.7" calcext:value-type="float">
            <text:p>9.7000</text:p>
          </table:table-cell>
          <table:table-cell office:value-type="float" office:value="7.9" calcext:value-type="float">
            <text:p>7.9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33" table:formula="of:=([.A63]*0.001)*([.A63]*0.001)" office:value-type="float" office:value="0.80550625" calcext:value-type="float">
            <text:p>0.8055</text:p>
          </table:table-cell>
          <table:table-cell table:style-name="ce33" table:formula="of:=[.D63]" office:value-type="float" office:value="7.9" calcext:value-type="float">
            <text:p>7.9000</text:p>
          </table:table-cell>
          <table:table-cell table:style-name="ce33" table:formula="of:=[.E63]" office:value-type="float" office:value="0.4" calcext:value-type="float">
            <text:p>0.4000</text:p>
          </table:table-cell>
          <table:table-cell table:style-name="ce33" table:formula="of:=[.E63]" office:value-type="float" office:value="0.4" calcext:value-type="float">
            <text:p>0.4000</text:p>
          </table:table-cell>
          <table:table-cell/>
          <table:table-cell office:value-type="float" office:value="0.80550625" calcext:value-type="float">
            <text:p>0.8055</text:p>
          </table:table-cell>
          <table:table-cell office:value-type="float" office:value="182.070214797" calcext:value-type="float">
            <text:p>182.0702</text:p>
          </table:table-cell>
          <table:table-cell table:number-columns-repeated="2" table:style-name="ce33" office:value-type="float" office:value="10.0404183716" calcext:value-type="float">
            <text:p>10.0404</text:p>
          </table:table-cell>
          <table:table-cell table:number-columns-repeated="1009"/>
        </table:table-row>
        <table:table-row table:style-name="ro5">
          <table:table-cell table:number-columns-repeated="1024"/>
        </table:table-row>
        <table:table-row table:style-name="ro2">
          <table:table-cell table:style-name="ce8" office:value-type="string" calcext:value-type="string" table:number-columns-spanned="9" table:number-rows-spanned="1">
            <text:p>2021-PL-B812-135982_Ablikim</text:p>
          </table:table-cell>
          <table:covered-table-cell table:number-columns-repeated="8" table:style-name="ce36"/>
          <table:table-cell table:style-name="ce50" table:number-columns-repeated="2"/>
          <table:table-cell table:style-name="ce54"/>
          <table:table-cell table:style-name="ce56"/>
          <table:table-cell table:style-name="ce50" table:number-columns-repeated="2"/>
          <table:table-cell table:number-columns-repeated="1009"/>
        </table:table-row>
        <table:table-row table:style-name="ro2">
          <table:table-cell table:style-name="ce9" office:value-type="string" calcext:value-type="string" table:number-columns-spanned="9" table:number-rows-spanned="1">
            <text:p>e+e- -&gt; pi+pi-, BESIII, corrigendum of previous paper 2016-PL-B753-629_Ablikim</text:p>
          </table:table-cell>
          <table:covered-table-cell table:number-columns-repeated="8" table:style-name="ce36"/>
          <table:table-cell table:style-name="ce50" table:number-columns-repeated="2"/>
          <table:table-cell table:style-name="ce54"/>
          <table:table-cell table:style-name="ce56"/>
          <table:table-cell table:style-name="ce50" table:number-columns-repeated="2"/>
          <table:table-cell table:number-columns-repeated="1009"/>
        </table:table-row>
        <table:table-row table:style-name="ro2">
          <table:table-cell table:style-name="ce61" office:value-type="string" calcext:value-type="string">
            <text:p>SQRT(s) [MeV]</text:p>
          </table:table-cell>
          <table:table-cell table:style-name="ce51" office:value-type="string" calcext:value-type="string">
            <text:p>sigma [nb]</text:p>
          </table:table-cell>
          <table:table-cell table:style-name="ce51" office:value-type="string" calcext:value-type="string">
            <text:p>err. sigma [nb]</text:p>
          </table:table-cell>
          <table:table-cell table:style-name="ce51" office:value-type="string" calcext:value-type="string">
            <text:p>|F_pi|^2</text:p>
          </table:table-cell>
          <table:table-cell table:style-name="ce51" office:value-type="string" calcext:value-type="string">
            <text:p>err. |F_pi|^2</text:p>
          </table:table-cell>
          <table:table-cell table:style-name="ce36"/>
          <table:table-cell table:style-name="ce48" office:value-type="string" calcext:value-type="string">
            <text:p>s [GeV^2]</text:p>
          </table:table-cell>
          <table:table-cell table:style-name="ce57" office:value-type="string" calcext:value-type="string">
            <text:p>|F_pi|^2</text:p>
          </table:table-cell>
          <table:table-cell table:number-columns-repeated="2" table:style-name="ce49" office:value-type="string" calcext:value-type="string">
            <text:p>err. |F_pi|^2</text:p>
          </table:table-cell>
          <table:table-cell table:style-name="ce36"/>
          <table:table-cell table:style-name="ce48" office:value-type="string" calcext:value-type="string">
            <text:p>s [GeV^2]</text:p>
          </table:table-cell>
          <table:table-cell table:style-name="ce57" office:value-type="string" calcext:value-type="string">
            <text:p>sigma_dressed</text:p>
          </table:table-cell>
          <table:table-cell table:number-columns-repeated="2" table:style-name="ce49" office:value-type="string" calcext:value-type="string">
            <text:p>err. sigma_dressed</text:p>
          </table:table-cell>
          <table:table-cell table:number-columns-repeated="1009"/>
        </table:table-row>
        <table:table-row table:style-name="ro1">
          <table:table-cell office:value-type="float" office:value="602.5" calcext:value-type="float">
            <text:p>602.50</text:p>
          </table:table-cell>
          <table:table-cell office:value-type="float" office:value="288.3" calcext:value-type="float">
            <text:p>288.3000</text:p>
          </table:table-cell>
          <table:table-cell office:value-type="float" office:value="11.4" calcext:value-type="float">
            <text:p>11.4000</text:p>
          </table:table-cell>
          <table:table-cell office:value-type="float" office:value="6.9" calcext:value-type="float">
            <text:p>6.9000</text:p>
          </table:table-cell>
          <table:table-cell office:value-type="float" office:value="0.3" calcext:value-type="float">
            <text:p>0.3000</text:p>
          </table:table-cell>
          <table:table-cell/>
          <table:table-cell table:style-name="ce33" table:formula="of:=([.A68]*0.001)*([.A68]*0.001)" office:value-type="float" office:value="0.36300625" calcext:value-type="float">
            <text:p>0.3630</text:p>
          </table:table-cell>
          <table:table-cell table:style-name="ce33" table:formula="of:=[.D68]" office:value-type="float" office:value="6.9" calcext:value-type="float">
            <text:p>6.9000</text:p>
          </table:table-cell>
          <table:table-cell table:style-name="ce33" table:formula="of:=[.E68]" office:value-type="float" office:value="0.3" calcext:value-type="float">
            <text:p>0.3000</text:p>
          </table:table-cell>
          <table:table-cell table:style-name="ce33" table:formula="of:=[.E68]" office:value-type="float" office:value="0.3" calcext:value-type="float">
            <text:p>0.3000</text:p>
          </table:table-cell>
          <table:table-cell/>
          <table:table-cell office:value-type="float" office:value="0.36300625" calcext:value-type="float">
            <text:p>0.3630</text:p>
          </table:table-cell>
          <table:table-cell office:value-type="float" office:value="288.336391824" calcext:value-type="float">
            <text:p>288.3364</text:p>
          </table:table-cell>
          <table:table-cell table:number-columns-repeated="2" table:style-name="ce33" office:value-type="float" office:value="11.4015835694976" calcext:value-type="float">
            <text:p>11.4016</text:p>
          </table:table-cell>
          <table:table-cell table:number-columns-repeated="1009"/>
        </table:table-row>
        <table:table-row table:style-name="ro1">
          <table:table-cell office:value-type="float" office:value="607.5" calcext:value-type="float">
            <text:p>607.50</text:p>
          </table:table-cell>
          <table:table-cell office:value-type="float" office:value="306.6" calcext:value-type="float">
            <text:p>306.6000</text:p>
          </table:table-cell>
          <table:table-cell office:value-type="float" office:value="10.8" calcext:value-type="float">
            <text:p>10.8000</text:p>
          </table:table-cell>
          <table:table-cell office:value-type="float" office:value="7.4" calcext:value-type="float">
            <text:p>7.4000</text:p>
          </table:table-cell>
          <table:table-cell office:value-type="float" office:value="0.3" calcext:value-type="float">
            <text:p>0.3000</text:p>
          </table:table-cell>
          <table:table-cell/>
          <table:table-cell table:style-name="ce33" table:formula="of:=([.A69]*0.001)*([.A69]*0.001)" office:value-type="float" office:value="0.36905625" calcext:value-type="float">
            <text:p>0.3691</text:p>
          </table:table-cell>
          <table:table-cell table:style-name="ce33" table:formula="of:=[.D69]" office:value-type="float" office:value="7.4" calcext:value-type="float">
            <text:p>7.4000</text:p>
          </table:table-cell>
          <table:table-cell table:style-name="ce33" table:formula="of:=[.E69]" office:value-type="float" office:value="0.3" calcext:value-type="float">
            <text:p>0.3000</text:p>
          </table:table-cell>
          <table:table-cell table:style-name="ce33" table:formula="of:=[.E69]" office:value-type="float" office:value="0.3" calcext:value-type="float">
            <text:p>0.3000</text:p>
          </table:table-cell>
          <table:table-cell/>
          <table:table-cell office:value-type="float" office:value="0.36905625" calcext:value-type="float">
            <text:p>0.3691</text:p>
          </table:table-cell>
          <table:table-cell office:value-type="float" office:value="306.551224354" calcext:value-type="float">
            <text:p>306.5512</text:p>
          </table:table-cell>
          <table:table-cell table:number-columns-repeated="2" table:style-name="ce33" office:value-type="float" office:value="10.7984544570077" calcext:value-type="float">
            <text:p>10.7985</text:p>
          </table:table-cell>
          <table:table-cell table:number-columns-repeated="1009"/>
        </table:table-row>
        <table:table-row table:style-name="ro1">
          <table:table-cell office:value-type="float" office:value="612.5" calcext:value-type="float">
            <text:p>612.50</text:p>
          </table:table-cell>
          <table:table-cell office:value-type="float" office:value="332.8" calcext:value-type="float">
            <text:p>332.8000</text:p>
          </table:table-cell>
          <table:table-cell office:value-type="float" office:value="11.8" calcext:value-type="float">
            <text:p>11.8000</text:p>
          </table:table-cell>
          <table:table-cell office:value-type="float" office:value="8.2" calcext:value-type="float">
            <text:p>8.2000</text:p>
          </table:table-cell>
          <table:table-cell office:value-type="float" office:value="0.3" calcext:value-type="float">
            <text:p>0.3000</text:p>
          </table:table-cell>
          <table:table-cell/>
          <table:table-cell table:style-name="ce33" table:formula="of:=([.A70]*0.001)*([.A70]*0.001)" office:value-type="float" office:value="0.37515625" calcext:value-type="float">
            <text:p>0.3752</text:p>
          </table:table-cell>
          <table:table-cell table:style-name="ce33" table:formula="of:=[.D70]" office:value-type="float" office:value="8.2" calcext:value-type="float">
            <text:p>8.2000</text:p>
          </table:table-cell>
          <table:table-cell table:style-name="ce33" table:formula="of:=[.E70]" office:value-type="float" office:value="0.3" calcext:value-type="float">
            <text:p>0.3000</text:p>
          </table:table-cell>
          <table:table-cell table:style-name="ce33" table:formula="of:=[.E70]" office:value-type="float" office:value="0.3" calcext:value-type="float">
            <text:p>0.3000</text:p>
          </table:table-cell>
          <table:table-cell/>
          <table:table-cell office:value-type="float" office:value="0.37515625" calcext:value-type="float">
            <text:p>0.3752</text:p>
          </table:table-cell>
          <table:table-cell office:value-type="float" office:value="332.645153697" calcext:value-type="float">
            <text:p>332.6452</text:p>
          </table:table-cell>
          <table:table-cell table:number-columns-repeated="2" table:style-name="ce33" office:value-type="float" office:value="11.7946957674859" calcext:value-type="float">
            <text:p>11.7947</text:p>
          </table:table-cell>
          <table:table-cell table:number-columns-repeated="1009"/>
        </table:table-row>
        <table:table-row table:style-name="ro1">
          <table:table-cell office:value-type="float" office:value="617.5" calcext:value-type="float">
            <text:p>617.50</text:p>
          </table:table-cell>
          <table:table-cell office:value-type="float" office:value="352.5" calcext:value-type="float">
            <text:p>352.5000</text:p>
          </table:table-cell>
          <table:table-cell office:value-type="float" office:value="12.4" calcext:value-type="float">
            <text:p>12.4000</text:p>
          </table:table-cell>
          <table:table-cell office:value-type="float" office:value="8.7" calcext:value-type="float">
            <text:p>8.7000</text:p>
          </table:table-cell>
          <table:table-cell office:value-type="float" office:value="0.3" calcext:value-type="float">
            <text:p>0.3000</text:p>
          </table:table-cell>
          <table:table-cell/>
          <table:table-cell table:style-name="ce33" table:formula="of:=([.A71]*0.001)*([.A71]*0.001)" office:value-type="float" office:value="0.38130625" calcext:value-type="float">
            <text:p>0.3813</text:p>
          </table:table-cell>
          <table:table-cell table:style-name="ce33" table:formula="of:=[.D71]" office:value-type="float" office:value="8.7" calcext:value-type="float">
            <text:p>8.7000</text:p>
          </table:table-cell>
          <table:table-cell table:style-name="ce33" table:formula="of:=[.E71]" office:value-type="float" office:value="0.3" calcext:value-type="float">
            <text:p>0.3000</text:p>
          </table:table-cell>
          <table:table-cell table:style-name="ce33" table:formula="of:=[.E71]" office:value-type="float" office:value="0.3" calcext:value-type="float">
            <text:p>0.3000</text:p>
          </table:table-cell>
          <table:table-cell/>
          <table:table-cell office:value-type="float" office:value="0.38130625" calcext:value-type="float">
            <text:p>0.3813</text:p>
          </table:table-cell>
          <table:table-cell office:value-type="float" office:value="352.227726671" calcext:value-type="float">
            <text:p>352.2277</text:p>
          </table:table-cell>
          <table:table-cell table:number-columns-repeated="2" table:style-name="ce33" office:value-type="float" office:value="12.3906625847051" calcext:value-type="float">
            <text:p>12.3907</text:p>
          </table:table-cell>
          <table:table-cell table:number-columns-repeated="1009"/>
        </table:table-row>
        <table:table-row table:style-name="ro1">
          <table:table-cell office:value-type="float" office:value="622.5" calcext:value-type="float">
            <text:p>622.50</text:p>
          </table:table-cell>
          <table:table-cell office:value-type="float" office:value="367.7" calcext:value-type="float">
            <text:p>367.7000</text:p>
          </table:table-cell>
          <table:table-cell office:value-type="float" office:value="12.1" calcext:value-type="float">
            <text:p>12.1000</text:p>
          </table:table-cell>
          <table:table-cell office:value-type="float" office:value="9.2" calcext:value-type="float">
            <text:p>9.2000</text:p>
          </table:table-cell>
          <table:table-cell office:value-type="float" office:value="0.3" calcext:value-type="float">
            <text:p>0.3000</text:p>
          </table:table-cell>
          <table:table-cell/>
          <table:table-cell table:style-name="ce33" table:formula="of:=([.A72]*0.001)*([.A72]*0.001)" office:value-type="float" office:value="0.38750625" calcext:value-type="float">
            <text:p>0.3875</text:p>
          </table:table-cell>
          <table:table-cell table:style-name="ce33" table:formula="of:=[.D72]" office:value-type="float" office:value="9.2" calcext:value-type="float">
            <text:p>9.2000</text:p>
          </table:table-cell>
          <table:table-cell table:style-name="ce33" table:formula="of:=[.E72]" office:value-type="float" office:value="0.3" calcext:value-type="float">
            <text:p>0.3000</text:p>
          </table:table-cell>
          <table:table-cell table:style-name="ce33" table:formula="of:=[.E72]" office:value-type="float" office:value="0.3" calcext:value-type="float">
            <text:p>0.3000</text:p>
          </table:table-cell>
          <table:table-cell/>
          <table:table-cell office:value-type="float" office:value="0.38750625" calcext:value-type="float">
            <text:p>0.3875</text:p>
          </table:table-cell>
          <table:table-cell office:value-type="float" office:value="367.29541284" calcext:value-type="float">
            <text:p>367.2954</text:p>
          </table:table-cell>
          <table:table-cell table:number-columns-repeated="2" table:style-name="ce33" office:value-type="float" office:value="12.0869542468642" calcext:value-type="float">
            <text:p>12.0870</text:p>
          </table:table-cell>
          <table:table-cell table:number-columns-repeated="1009"/>
        </table:table-row>
        <table:table-row table:style-name="ro1">
          <table:table-cell office:value-type="float" office:value="627.5" calcext:value-type="float">
            <text:p>627.50</text:p>
          </table:table-cell>
          <table:table-cell office:value-type="float" office:value="390.1" calcext:value-type="float">
            <text:p>390.1000</text:p>
          </table:table-cell>
          <table:table-cell office:value-type="float" office:value="12.7" calcext:value-type="float">
            <text:p>12.7000</text:p>
          </table:table-cell>
          <table:table-cell office:value-type="float" office:value="9.8" calcext:value-type="float">
            <text:p>9.8000</text:p>
          </table:table-cell>
          <table:table-cell office:value-type="float" office:value="0.3" calcext:value-type="float">
            <text:p>0.3000</text:p>
          </table:table-cell>
          <table:table-cell/>
          <table:table-cell table:style-name="ce33" table:formula="of:=([.A73]*0.001)*([.A73]*0.001)" office:value-type="float" office:value="0.39375625" calcext:value-type="float">
            <text:p>0.3938</text:p>
          </table:table-cell>
          <table:table-cell table:style-name="ce33" table:formula="of:=[.D73]" office:value-type="float" office:value="9.8" calcext:value-type="float">
            <text:p>9.8000</text:p>
          </table:table-cell>
          <table:table-cell table:style-name="ce33" table:formula="of:=[.E73]" office:value-type="float" office:value="0.3" calcext:value-type="float">
            <text:p>0.3000</text:p>
          </table:table-cell>
          <table:table-cell table:style-name="ce33" table:formula="of:=[.E73]" office:value-type="float" office:value="0.3" calcext:value-type="float">
            <text:p>0.3000</text:p>
          </table:table-cell>
          <table:table-cell/>
          <table:table-cell office:value-type="float" office:value="0.39375625" calcext:value-type="float">
            <text:p>0.3938</text:p>
          </table:table-cell>
          <table:table-cell office:value-type="float" office:value="389.53475599" calcext:value-type="float">
            <text:p>389.5348</text:p>
          </table:table-cell>
          <table:table-cell table:number-columns-repeated="2" table:style-name="ce33" office:value-type="float" office:value="12.6819402196349" calcext:value-type="float">
            <text:p>12.6819</text:p>
          </table:table-cell>
          <table:table-cell table:number-columns-repeated="1009"/>
        </table:table-row>
        <table:table-row table:style-name="ro1">
          <table:table-cell office:value-type="float" office:value="632.5" calcext:value-type="float">
            <text:p>632.50</text:p>
          </table:table-cell>
          <table:table-cell office:value-type="float" office:value="408" calcext:value-type="float">
            <text:p>408.0000</text:p>
          </table:table-cell>
          <table:table-cell office:value-type="float" office:value="13.6" calcext:value-type="float">
            <text:p>13.6000</text:p>
          </table:table-cell>
          <table:table-cell office:value-type="float" office:value="10.4" calcext:value-type="float">
            <text:p>10.4000</text:p>
          </table:table-cell>
          <table:table-cell office:value-type="float" office:value="0.3" calcext:value-type="float">
            <text:p>0.3000</text:p>
          </table:table-cell>
          <table:table-cell/>
          <table:table-cell table:style-name="ce33" table:formula="of:=([.A74]*0.001)*([.A74]*0.001)" office:value-type="float" office:value="0.40005625" calcext:value-type="float">
            <text:p>0.4001</text:p>
          </table:table-cell>
          <table:table-cell table:style-name="ce33" table:formula="of:=[.D74]" office:value-type="float" office:value="10.4" calcext:value-type="float">
            <text:p>10.4000</text:p>
          </table:table-cell>
          <table:table-cell table:style-name="ce33" table:formula="of:=[.E74]" office:value-type="float" office:value="0.3" calcext:value-type="float">
            <text:p>0.3000</text:p>
          </table:table-cell>
          <table:table-cell table:style-name="ce33" table:formula="of:=[.E74]" office:value-type="float" office:value="0.3" calcext:value-type="float">
            <text:p>0.3000</text:p>
          </table:table-cell>
          <table:table-cell/>
          <table:table-cell office:value-type="float" office:value="0.40005625" calcext:value-type="float">
            <text:p>0.4001</text:p>
          </table:table-cell>
          <table:table-cell office:value-type="float" office:value="407.266243147" calcext:value-type="float">
            <text:p>407.2662</text:p>
          </table:table-cell>
          <table:table-cell table:number-columns-repeated="2" table:style-name="ce33" office:value-type="float" office:value="13.5758351392248" calcext:value-type="float">
            <text:p>13.5758</text:p>
          </table:table-cell>
          <table:table-cell table:number-columns-repeated="1009"/>
        </table:table-row>
        <table:table-row table:style-name="ro1">
          <table:table-cell office:value-type="float" office:value="637.5" calcext:value-type="float">
            <text:p>637.50</text:p>
          </table:table-cell>
          <table:table-cell office:value-type="float" office:value="426.6" calcext:value-type="float">
            <text:p>426.6000</text:p>
          </table:table-cell>
          <table:table-cell office:value-type="float" office:value="13.5" calcext:value-type="float">
            <text:p>13.5000</text:p>
          </table:table-cell>
          <table:table-cell office:value-type="float" office:value="11" calcext:value-type="float">
            <text:p>11.0000</text:p>
          </table:table-cell>
          <table:table-cell office:value-type="float" office:value="0.3" calcext:value-type="float">
            <text:p>0.3000</text:p>
          </table:table-cell>
          <table:table-cell/>
          <table:table-cell table:style-name="ce33" table:formula="of:=([.A75]*0.001)*([.A75]*0.001)" office:value-type="float" office:value="0.40640625" calcext:value-type="float">
            <text:p>0.4064</text:p>
          </table:table-cell>
          <table:table-cell table:style-name="ce33" table:formula="of:=[.D75]" office:value-type="float" office:value="11" calcext:value-type="float">
            <text:p>11.0000</text:p>
          </table:table-cell>
          <table:table-cell table:style-name="ce33" table:formula="of:=[.E75]" office:value-type="float" office:value="0.3" calcext:value-type="float">
            <text:p>0.3000</text:p>
          </table:table-cell>
          <table:table-cell table:style-name="ce33" table:formula="of:=[.E75]" office:value-type="float" office:value="0.3" calcext:value-type="float">
            <text:p>0.3000</text:p>
          </table:table-cell>
          <table:table-cell/>
          <table:table-cell office:value-type="float" office:value="0.40640625" calcext:value-type="float">
            <text:p>0.4064</text:p>
          </table:table-cell>
          <table:table-cell office:value-type="float" office:value="425.683390706" calcext:value-type="float">
            <text:p>425.6834</text:p>
          </table:table-cell>
          <table:table-cell table:number-columns-repeated="2" table:style-name="ce33" office:value-type="float" office:value="13.4713168538658" calcext:value-type="float">
            <text:p>13.4713</text:p>
          </table:table-cell>
          <table:table-cell table:number-columns-repeated="1009"/>
        </table:table-row>
        <table:table-row table:style-name="ro1">
          <table:table-cell office:value-type="float" office:value="642.5" calcext:value-type="float">
            <text:p>642.50</text:p>
          </table:table-cell>
          <table:table-cell office:value-type="float" office:value="453.5" calcext:value-type="float">
            <text:p>453.5000</text:p>
          </table:table-cell>
          <table:table-cell office:value-type="float" office:value="14.6" calcext:value-type="float">
            <text:p>14.6000</text:p>
          </table:table-cell>
          <table:table-cell office:value-type="float" office:value="11.8" calcext:value-type="float">
            <text:p>11.8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33" table:formula="of:=([.A76]*0.001)*([.A76]*0.001)" office:value-type="float" office:value="0.41280625" calcext:value-type="float">
            <text:p>0.4128</text:p>
          </table:table-cell>
          <table:table-cell table:style-name="ce33" table:formula="of:=[.D76]" office:value-type="float" office:value="11.8" calcext:value-type="float">
            <text:p>11.8000</text:p>
          </table:table-cell>
          <table:table-cell table:style-name="ce33" table:formula="of:=[.E76]" office:value-type="float" office:value="0.4" calcext:value-type="float">
            <text:p>0.4000</text:p>
          </table:table-cell>
          <table:table-cell table:style-name="ce33" table:formula="of:=[.E76]" office:value-type="float" office:value="0.4" calcext:value-type="float">
            <text:p>0.4000</text:p>
          </table:table-cell>
          <table:table-cell/>
          <table:table-cell office:value-type="float" office:value="0.41280625" calcext:value-type="float">
            <text:p>0.4128</text:p>
          </table:table-cell>
          <table:table-cell office:value-type="float" office:value="452.366438411" calcext:value-type="float">
            <text:p>452.3664</text:p>
          </table:table-cell>
          <table:table-cell table:number-columns-repeated="2" table:style-name="ce33" office:value-type="float" office:value="14.5639083429044" calcext:value-type="float">
            <text:p>14.5639</text:p>
          </table:table-cell>
          <table:table-cell table:number-columns-repeated="1009"/>
        </table:table-row>
        <table:table-row table:style-name="ro1">
          <table:table-cell office:value-type="float" office:value="647.5" calcext:value-type="float">
            <text:p>647.50</text:p>
          </table:table-cell>
          <table:table-cell office:value-type="float" office:value="477.7" calcext:value-type="float">
            <text:p>477.7000</text:p>
          </table:table-cell>
          <table:table-cell office:value-type="float" office:value="14.2" calcext:value-type="float">
            <text:p>14.2000</text:p>
          </table:table-cell>
          <table:table-cell office:value-type="float" office:value="12.5" calcext:value-type="float">
            <text:p>12.5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33" table:formula="of:=([.A77]*0.001)*([.A77]*0.001)" office:value-type="float" office:value="0.41925625" calcext:value-type="float">
            <text:p>0.4193</text:p>
          </table:table-cell>
          <table:table-cell table:style-name="ce33" table:formula="of:=[.D77]" office:value-type="float" office:value="12.5" calcext:value-type="float">
            <text:p>12.5000</text:p>
          </table:table-cell>
          <table:table-cell table:style-name="ce33" table:formula="of:=[.E77]" office:value-type="float" office:value="0.4" calcext:value-type="float">
            <text:p>0.4000</text:p>
          </table:table-cell>
          <table:table-cell table:style-name="ce33" table:formula="of:=[.E77]" office:value-type="float" office:value="0.4" calcext:value-type="float">
            <text:p>0.4000</text:p>
          </table:table-cell>
          <table:table-cell/>
          <table:table-cell office:value-type="float" office:value="0.41925625" calcext:value-type="float">
            <text:p>0.4193</text:p>
          </table:table-cell>
          <table:table-cell office:value-type="float" office:value="476.337967508" calcext:value-type="float">
            <text:p>476.3380</text:p>
          </table:table-cell>
          <table:table-cell table:number-columns-repeated="2" table:style-name="ce33" office:value-type="float" office:value="14.159971476679" calcext:value-type="float">
            <text:p>14.1600</text:p>
          </table:table-cell>
          <table:table-cell table:number-columns-repeated="1009"/>
        </table:table-row>
        <table:table-row table:style-name="ro1">
          <table:table-cell office:value-type="float" office:value="652.5" calcext:value-type="float">
            <text:p>652.50</text:p>
          </table:table-cell>
          <table:table-cell office:value-type="float" office:value="497.4" calcext:value-type="float">
            <text:p>497.4000</text:p>
          </table:table-cell>
          <table:table-cell office:value-type="float" office:value="15.9" calcext:value-type="float">
            <text:p>15.9000</text:p>
          </table:table-cell>
          <table:table-cell office:value-type="float" office:value="13.2" calcext:value-type="float">
            <text:p>13.2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33" table:formula="of:=([.A78]*0.001)*([.A78]*0.001)" office:value-type="float" office:value="0.42575625" calcext:value-type="float">
            <text:p>0.4258</text:p>
          </table:table-cell>
          <table:table-cell table:style-name="ce33" table:formula="of:=[.D78]" office:value-type="float" office:value="13.2" calcext:value-type="float">
            <text:p>13.2000</text:p>
          </table:table-cell>
          <table:table-cell table:style-name="ce33" table:formula="of:=[.E78]" office:value-type="float" office:value="0.4" calcext:value-type="float">
            <text:p>0.4000</text:p>
          </table:table-cell>
          <table:table-cell table:style-name="ce33" table:formula="of:=[.E78]" office:value-type="float" office:value="0.4" calcext:value-type="float">
            <text:p>0.4000</text:p>
          </table:table-cell>
          <table:table-cell/>
          <table:table-cell office:value-type="float" office:value="0.42575625" calcext:value-type="float">
            <text:p>0.4258</text:p>
          </table:table-cell>
          <table:table-cell office:value-type="float" office:value="495.796666243" calcext:value-type="float">
            <text:p>495.7967</text:p>
          </table:table-cell>
          <table:table-cell table:number-columns-repeated="2" table:style-name="ce33" office:value-type="float" office:value="15.8491918596089" calcext:value-type="float">
            <text:p>15.8492</text:p>
          </table:table-cell>
          <table:table-cell table:number-columns-repeated="1009"/>
        </table:table-row>
        <table:table-row table:style-name="ro1">
          <table:table-cell office:value-type="float" office:value="657.5" calcext:value-type="float">
            <text:p>657.50</text:p>
          </table:table-cell>
          <table:table-cell office:value-type="float" office:value="509.2" calcext:value-type="float">
            <text:p>509.2000</text:p>
          </table:table-cell>
          <table:table-cell office:value-type="float" office:value="15.8" calcext:value-type="float">
            <text:p>15.8000</text:p>
          </table:table-cell>
          <table:table-cell office:value-type="float" office:value="13.6" calcext:value-type="float">
            <text:p>13.6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33" table:formula="of:=([.A79]*0.001)*([.A79]*0.001)" office:value-type="float" office:value="0.43230625" calcext:value-type="float">
            <text:p>0.4323</text:p>
          </table:table-cell>
          <table:table-cell table:style-name="ce33" table:formula="of:=[.D79]" office:value-type="float" office:value="13.6" calcext:value-type="float">
            <text:p>13.6000</text:p>
          </table:table-cell>
          <table:table-cell table:style-name="ce33" table:formula="of:=[.E79]" office:value-type="float" office:value="0.4" calcext:value-type="float">
            <text:p>0.4000</text:p>
          </table:table-cell>
          <table:table-cell table:style-name="ce33" table:formula="of:=[.E79]" office:value-type="float" office:value="0.4" calcext:value-type="float">
            <text:p>0.4000</text:p>
          </table:table-cell>
          <table:table-cell/>
          <table:table-cell office:value-type="float" office:value="0.43230625" calcext:value-type="float">
            <text:p>0.4323</text:p>
          </table:table-cell>
          <table:table-cell office:value-type="float" office:value="507.378905784" calcext:value-type="float">
            <text:p>507.3789</text:p>
          </table:table-cell>
          <table:table-cell table:number-columns-repeated="2" table:style-name="ce33" office:value-type="float" office:value="15.7439618286799" calcext:value-type="float">
            <text:p>15.7440</text:p>
          </table:table-cell>
          <table:table-cell table:number-columns-repeated="1009"/>
        </table:table-row>
        <table:table-row table:style-name="ro1">
          <table:table-cell office:value-type="float" office:value="662.5" calcext:value-type="float">
            <text:p>662.50</text:p>
          </table:table-cell>
          <table:table-cell office:value-type="float" office:value="543.4" calcext:value-type="float">
            <text:p>543.4000</text:p>
          </table:table-cell>
          <table:table-cell office:value-type="float" office:value="16.6" calcext:value-type="float">
            <text:p>16.6000</text:p>
          </table:table-cell>
          <table:table-cell office:value-type="float" office:value="14.7" calcext:value-type="float">
            <text:p>14.7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33" table:formula="of:=([.A80]*0.001)*([.A80]*0.001)" office:value-type="float" office:value="0.43890625" calcext:value-type="float">
            <text:p>0.4389</text:p>
          </table:table-cell>
          <table:table-cell table:style-name="ce33" table:formula="of:=[.D80]" office:value-type="float" office:value="14.7" calcext:value-type="float">
            <text:p>14.7000</text:p>
          </table:table-cell>
          <table:table-cell table:style-name="ce33" table:formula="of:=[.E80]" office:value-type="float" office:value="0.4" calcext:value-type="float">
            <text:p>0.4000</text:p>
          </table:table-cell>
          <table:table-cell table:style-name="ce33" table:formula="of:=[.E80]" office:value-type="float" office:value="0.4" calcext:value-type="float">
            <text:p>0.4000</text:p>
          </table:table-cell>
          <table:table-cell/>
          <table:table-cell office:value-type="float" office:value="0.43890625" calcext:value-type="float">
            <text:p>0.4389</text:p>
          </table:table-cell>
          <table:table-cell office:value-type="float" office:value="541.253662854" calcext:value-type="float">
            <text:p>541.2537</text:p>
          </table:table-cell>
          <table:table-cell table:number-columns-repeated="2" table:style-name="ce33" office:value-type="float" office:value="16.5350290765914" calcext:value-type="float">
            <text:p>16.5350</text:p>
          </table:table-cell>
          <table:table-cell table:number-columns-repeated="1009"/>
        </table:table-row>
        <table:table-row table:style-name="ro1">
          <table:table-cell office:value-type="float" office:value="667.5" calcext:value-type="float">
            <text:p>667.50</text:p>
          </table:table-cell>
          <table:table-cell office:value-type="float" office:value="585" calcext:value-type="float">
            <text:p>585.0000</text:p>
          </table:table-cell>
          <table:table-cell office:value-type="float" office:value="16.5" calcext:value-type="float">
            <text:p>16.5000</text:p>
          </table:table-cell>
          <table:table-cell office:value-type="float" office:value="16" calcext:value-type="float">
            <text:p>16.0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33" table:formula="of:=([.A81]*0.001)*([.A81]*0.001)" office:value-type="float" office:value="0.44555625" calcext:value-type="float">
            <text:p>0.4456</text:p>
          </table:table-cell>
          <table:table-cell table:style-name="ce33" table:formula="of:=[.D81]" office:value-type="float" office:value="16" calcext:value-type="float">
            <text:p>16.0000</text:p>
          </table:table-cell>
          <table:table-cell table:style-name="ce33" table:formula="of:=[.E81]" office:value-type="float" office:value="0.4" calcext:value-type="float">
            <text:p>0.4000</text:p>
          </table:table-cell>
          <table:table-cell table:style-name="ce33" table:formula="of:=[.E81]" office:value-type="float" office:value="0.4" calcext:value-type="float">
            <text:p>0.4000</text:p>
          </table:table-cell>
          <table:table-cell/>
          <table:table-cell office:value-type="float" office:value="0.44555625" calcext:value-type="float">
            <text:p>0.4456</text:p>
          </table:table-cell>
          <table:table-cell office:value-type="float" office:value="582.505422479" calcext:value-type="float">
            <text:p>582.5054</text:p>
          </table:table-cell>
          <table:table-cell table:number-columns-repeated="2" table:style-name="ce33" office:value-type="float" office:value="16.430335348201" calcext:value-type="float">
            <text:p>16.4303</text:p>
          </table:table-cell>
          <table:table-cell table:number-columns-repeated="1009"/>
        </table:table-row>
        <table:table-row table:style-name="ro1">
          <table:table-cell office:value-type="float" office:value="672.5" calcext:value-type="float">
            <text:p>672.50</text:p>
          </table:table-cell>
          <table:table-cell office:value-type="float" office:value="642.7" calcext:value-type="float">
            <text:p>642.7000</text:p>
          </table:table-cell>
          <table:table-cell office:value-type="float" office:value="17.6" calcext:value-type="float">
            <text:p>17.6000</text:p>
          </table:table-cell>
          <table:table-cell office:value-type="float" office:value="17.7" calcext:value-type="float">
            <text:p>17.7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33" table:formula="of:=([.A82]*0.001)*([.A82]*0.001)" office:value-type="float" office:value="0.45225625" calcext:value-type="float">
            <text:p>0.4523</text:p>
          </table:table-cell>
          <table:table-cell table:style-name="ce33" table:formula="of:=[.D82]" office:value-type="float" office:value="17.7" calcext:value-type="float">
            <text:p>17.7000</text:p>
          </table:table-cell>
          <table:table-cell table:style-name="ce33" table:formula="of:=[.E82]" office:value-type="float" office:value="0.5" calcext:value-type="float">
            <text:p>0.5000</text:p>
          </table:table-cell>
          <table:table-cell table:style-name="ce33" table:formula="of:=[.E82]" office:value-type="float" office:value="0.5" calcext:value-type="float">
            <text:p>0.5000</text:p>
          </table:table-cell>
          <table:table-cell/>
          <table:table-cell office:value-type="float" office:value="0.45225625" calcext:value-type="float">
            <text:p>0.4523</text:p>
          </table:table-cell>
          <table:table-cell office:value-type="float" office:value="639.756936192" calcext:value-type="float">
            <text:p>639.7569</text:p>
          </table:table-cell>
          <table:table-cell table:number-columns-repeated="2" table:style-name="ce33" office:value-type="float" office:value="17.5201924577445" calcext:value-type="float">
            <text:p>17.5202</text:p>
          </table:table-cell>
          <table:table-cell table:number-columns-repeated="1009"/>
        </table:table-row>
        <table:table-row table:style-name="ro1">
          <table:table-cell office:value-type="float" office:value="677.5" calcext:value-type="float">
            <text:p>677.50</text:p>
          </table:table-cell>
          <table:table-cell office:value-type="float" office:value="640.5" calcext:value-type="float">
            <text:p>640.5000</text:p>
          </table:table-cell>
          <table:table-cell office:value-type="float" office:value="16.3" calcext:value-type="float">
            <text:p>16.3000</text:p>
          </table:table-cell>
          <table:table-cell office:value-type="float" office:value="17.8" calcext:value-type="float">
            <text:p>17.8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33" table:formula="of:=([.A83]*0.001)*([.A83]*0.001)" office:value-type="float" office:value="0.45900625" calcext:value-type="float">
            <text:p>0.4590</text:p>
          </table:table-cell>
          <table:table-cell table:style-name="ce33" table:formula="of:=[.D83]" office:value-type="float" office:value="17.8" calcext:value-type="float">
            <text:p>17.8000</text:p>
          </table:table-cell>
          <table:table-cell table:style-name="ce33" table:formula="of:=[.E83]" office:value-type="float" office:value="0.5" calcext:value-type="float">
            <text:p>0.5000</text:p>
          </table:table-cell>
          <table:table-cell table:style-name="ce33" table:formula="of:=[.E83]" office:value-type="float" office:value="0.5" calcext:value-type="float">
            <text:p>0.5000</text:p>
          </table:table-cell>
          <table:table-cell/>
          <table:table-cell office:value-type="float" office:value="0.45900625" calcext:value-type="float">
            <text:p>0.4590</text:p>
          </table:table-cell>
          <table:table-cell office:value-type="float" office:value="637.364908343" calcext:value-type="float">
            <text:p>637.3649</text:p>
          </table:table-cell>
          <table:table-cell table:number-columns-repeated="2" table:style-name="ce33" office:value-type="float" office:value="16.2210591252944" calcext:value-type="float">
            <text:p>16.2211</text:p>
          </table:table-cell>
          <table:table-cell table:number-columns-repeated="1009"/>
        </table:table-row>
        <table:table-row table:style-name="ro1">
          <table:table-cell office:value-type="float" office:value="682.5" calcext:value-type="float">
            <text:p>682.50</text:p>
          </table:table-cell>
          <table:table-cell office:value-type="float" office:value="668" calcext:value-type="float">
            <text:p>668.0000</text:p>
          </table:table-cell>
          <table:table-cell office:value-type="float" office:value="18.4" calcext:value-type="float">
            <text:p>18.4000</text:p>
          </table:table-cell>
          <table:table-cell office:value-type="float" office:value="18.8" calcext:value-type="float">
            <text:p>18.8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33" table:formula="of:=([.A84]*0.001)*([.A84]*0.001)" office:value-type="float" office:value="0.46580625" calcext:value-type="float">
            <text:p>0.4658</text:p>
          </table:table-cell>
          <table:table-cell table:style-name="ce33" table:formula="of:=[.D84]" office:value-type="float" office:value="18.8" calcext:value-type="float">
            <text:p>18.8000</text:p>
          </table:table-cell>
          <table:table-cell table:style-name="ce33" table:formula="of:=[.E84]" office:value-type="float" office:value="0.5" calcext:value-type="float">
            <text:p>0.5000</text:p>
          </table:table-cell>
          <table:table-cell table:style-name="ce33" table:formula="of:=[.E84]" office:value-type="float" office:value="0.5" calcext:value-type="float">
            <text:p>0.5000</text:p>
          </table:table-cell>
          <table:table-cell/>
          <table:table-cell office:value-type="float" office:value="0.46580625" calcext:value-type="float">
            <text:p>0.4658</text:p>
          </table:table-cell>
          <table:table-cell office:value-type="float" office:value="664.585520763" calcext:value-type="float">
            <text:p>664.5855</text:p>
          </table:table-cell>
          <table:table-cell table:number-columns-repeated="2" table:style-name="ce33" office:value-type="float" office:value="18.3068912997274" calcext:value-type="float">
            <text:p>18.3069</text:p>
          </table:table-cell>
          <table:table-cell table:number-columns-repeated="1009"/>
        </table:table-row>
        <table:table-row table:style-name="ro1">
          <table:table-cell office:value-type="float" office:value="687.5" calcext:value-type="float">
            <text:p>687.50</text:p>
          </table:table-cell>
          <table:table-cell office:value-type="float" office:value="724.4" calcext:value-type="float">
            <text:p>724.4000</text:p>
          </table:table-cell>
          <table:table-cell office:value-type="float" office:value="19.1" calcext:value-type="float">
            <text:p>19.1000</text:p>
          </table:table-cell>
          <table:table-cell office:value-type="float" office:value="20.6" calcext:value-type="float">
            <text:p>20.6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33" table:formula="of:=([.A85]*0.001)*([.A85]*0.001)" office:value-type="float" office:value="0.47265625" calcext:value-type="float">
            <text:p>0.4727</text:p>
          </table:table-cell>
          <table:table-cell table:style-name="ce33" table:formula="of:=[.D85]" office:value-type="float" office:value="20.6" calcext:value-type="float">
            <text:p>20.6000</text:p>
          </table:table-cell>
          <table:table-cell table:style-name="ce33" table:formula="of:=[.E85]" office:value-type="float" office:value="0.5" calcext:value-type="float">
            <text:p>0.5000</text:p>
          </table:table-cell>
          <table:table-cell table:style-name="ce33" table:formula="of:=[.E85]" office:value-type="float" office:value="0.5" calcext:value-type="float">
            <text:p>0.5000</text:p>
          </table:table-cell>
          <table:table-cell/>
          <table:table-cell office:value-type="float" office:value="0.47265625" calcext:value-type="float">
            <text:p>0.4727</text:p>
          </table:table-cell>
          <table:table-cell office:value-type="float" office:value="720.554228339" calcext:value-type="float">
            <text:p>720.5542</text:p>
          </table:table-cell>
          <table:table-cell table:number-columns-repeated="2" table:style-name="ce33" office:value-type="float" office:value="18.9996680285866" calcext:value-type="float">
            <text:p>18.9997</text:p>
          </table:table-cell>
          <table:table-cell table:number-columns-repeated="1009"/>
        </table:table-row>
        <table:table-row table:style-name="ro1">
          <table:table-cell office:value-type="float" office:value="692.5" calcext:value-type="float">
            <text:p>692.50</text:p>
          </table:table-cell>
          <table:table-cell office:value-type="float" office:value="783.5" calcext:value-type="float">
            <text:p>783.5000</text:p>
          </table:table-cell>
          <table:table-cell office:value-type="float" office:value="18.9" calcext:value-type="float">
            <text:p>18.9000</text:p>
          </table:table-cell>
          <table:table-cell office:value-type="float" office:value="22.5" calcext:value-type="float">
            <text:p>22.5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33" table:formula="of:=([.A86]*0.001)*([.A86]*0.001)" office:value-type="float" office:value="0.47955625" calcext:value-type="float">
            <text:p>0.4796</text:p>
          </table:table-cell>
          <table:table-cell table:style-name="ce33" table:formula="of:=[.D86]" office:value-type="float" office:value="22.5" calcext:value-type="float">
            <text:p>22.5000</text:p>
          </table:table-cell>
          <table:table-cell table:style-name="ce33" table:formula="of:=[.E86]" office:value-type="float" office:value="0.5" calcext:value-type="float">
            <text:p>0.5000</text:p>
          </table:table-cell>
          <table:table-cell table:style-name="ce33" table:formula="of:=[.E86]" office:value-type="float" office:value="0.5" calcext:value-type="float">
            <text:p>0.5000</text:p>
          </table:table-cell>
          <table:table-cell/>
          <table:table-cell office:value-type="float" office:value="0.47955625" calcext:value-type="float">
            <text:p>0.4796</text:p>
          </table:table-cell>
          <table:table-cell office:value-type="float" office:value="779.278773501" calcext:value-type="float">
            <text:p>779.2788</text:p>
          </table:table-cell>
          <table:table-cell table:number-columns-repeated="2" table:style-name="ce33" office:value-type="float" office:value="18.7996229574898" calcext:value-type="float">
            <text:p>18.7996</text:p>
          </table:table-cell>
          <table:table-cell table:number-columns-repeated="1009"/>
        </table:table-row>
        <table:table-row table:style-name="ro1">
          <table:table-cell office:value-type="float" office:value="697.5" calcext:value-type="float">
            <text:p>697.50</text:p>
          </table:table-cell>
          <table:table-cell office:value-type="float" office:value="858.6" calcext:value-type="float">
            <text:p>858.6000</text:p>
          </table:table-cell>
          <table:table-cell office:value-type="float" office:value="20.4" calcext:value-type="float">
            <text:p>20.4000</text:p>
          </table:table-cell>
          <table:table-cell office:value-type="float" office:value="24.9" calcext:value-type="float">
            <text:p>24.9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33" table:formula="of:=([.A87]*0.001)*([.A87]*0.001)" office:value-type="float" office:value="0.48650625" calcext:value-type="float">
            <text:p>0.4865</text:p>
          </table:table-cell>
          <table:table-cell table:style-name="ce33" table:formula="of:=[.D87]" office:value-type="float" office:value="24.9" calcext:value-type="float">
            <text:p>24.9000</text:p>
          </table:table-cell>
          <table:table-cell table:style-name="ce33" table:formula="of:=[.E87]" office:value-type="float" office:value="0.6" calcext:value-type="float">
            <text:p>0.6000</text:p>
          </table:table-cell>
          <table:table-cell table:style-name="ce33" table:formula="of:=[.E87]" office:value-type="float" office:value="0.6" calcext:value-type="float">
            <text:p>0.6000</text:p>
          </table:table-cell>
          <table:table-cell/>
          <table:table-cell office:value-type="float" office:value="0.48650625" calcext:value-type="float">
            <text:p>0.4865</text:p>
          </table:table-cell>
          <table:table-cell office:value-type="float" office:value="853.974327674" calcext:value-type="float">
            <text:p>853.9743</text:p>
          </table:table-cell>
          <table:table-cell table:number-columns-repeated="2" table:style-name="ce33" office:value-type="float" office:value="20.2917086868469" calcext:value-type="float">
            <text:p>20.2917</text:p>
          </table:table-cell>
          <table:table-cell table:number-columns-repeated="1009"/>
        </table:table-row>
        <table:table-row table:style-name="ro1">
          <table:table-cell office:value-type="float" office:value="702.5" calcext:value-type="float">
            <text:p>702.50</text:p>
          </table:table-cell>
          <table:table-cell office:value-type="float" office:value="893.8" calcext:value-type="float">
            <text:p>893.8000</text:p>
          </table:table-cell>
          <table:table-cell office:value-type="float" office:value="20.3" calcext:value-type="float">
            <text:p>20.3000</text:p>
          </table:table-cell>
          <table:table-cell office:value-type="float" office:value="26.2" calcext:value-type="float">
            <text:p>26.2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33" table:formula="of:=([.A88]*0.001)*([.A88]*0.001)" office:value-type="float" office:value="0.49350625" calcext:value-type="float">
            <text:p>0.4935</text:p>
          </table:table-cell>
          <table:table-cell table:style-name="ce33" table:formula="of:=[.D88]" office:value-type="float" office:value="26.2" calcext:value-type="float">
            <text:p>26.2000</text:p>
          </table:table-cell>
          <table:table-cell table:style-name="ce33" table:formula="of:=[.E88]" office:value-type="float" office:value="0.6" calcext:value-type="float">
            <text:p>0.6000</text:p>
          </table:table-cell>
          <table:table-cell table:style-name="ce33" table:formula="of:=[.E88]" office:value-type="float" office:value="0.6" calcext:value-type="float">
            <text:p>0.6000</text:p>
          </table:table-cell>
          <table:table-cell/>
          <table:table-cell office:value-type="float" office:value="0.49350625" calcext:value-type="float">
            <text:p>0.4935</text:p>
          </table:table-cell>
          <table:table-cell office:value-type="float" office:value="889.090951227" calcext:value-type="float">
            <text:p>889.0910</text:p>
          </table:table-cell>
          <table:table-cell table:number-columns-repeated="2" table:style-name="ce33" office:value-type="float" office:value="20.1945780746893" calcext:value-type="float">
            <text:p>20.1946</text:p>
          </table:table-cell>
          <table:table-cell table:number-columns-repeated="1009"/>
        </table:table-row>
        <table:table-row table:style-name="ro1">
          <table:table-cell office:value-type="float" office:value="707.5" calcext:value-type="float">
            <text:p>707.50</text:p>
          </table:table-cell>
          <table:table-cell office:value-type="float" office:value="897.8" calcext:value-type="float">
            <text:p>897.8000</text:p>
          </table:table-cell>
          <table:table-cell office:value-type="float" office:value="21.4" calcext:value-type="float">
            <text:p>21.4000</text:p>
          </table:table-cell>
          <table:table-cell office:value-type="float" office:value="26.6" calcext:value-type="float">
            <text:p>26.6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33" table:formula="of:=([.A89]*0.001)*([.A89]*0.001)" office:value-type="float" office:value="0.50055625" calcext:value-type="float">
            <text:p>0.5006</text:p>
          </table:table-cell>
          <table:table-cell table:style-name="ce33" table:formula="of:=[.D89]" office:value-type="float" office:value="26.6" calcext:value-type="float">
            <text:p>26.6000</text:p>
          </table:table-cell>
          <table:table-cell table:style-name="ce33" table:formula="of:=[.E89]" office:value-type="float" office:value="0.6" calcext:value-type="float">
            <text:p>0.6000</text:p>
          </table:table-cell>
          <table:table-cell table:style-name="ce33" table:formula="of:=[.E89]" office:value-type="float" office:value="0.6" calcext:value-type="float">
            <text:p>0.6000</text:p>
          </table:table-cell>
          <table:table-cell/>
          <table:table-cell office:value-type="float" office:value="0.50055625" calcext:value-type="float">
            <text:p>0.5006</text:p>
          </table:table-cell>
          <table:table-cell office:value-type="float" office:value="893.283215157" calcext:value-type="float">
            <text:p>893.2832</text:p>
          </table:table-cell>
          <table:table-cell table:number-columns-repeated="2" table:style-name="ce33" office:value-type="float" office:value="21.2940188639847" calcext:value-type="float">
            <text:p>21.2940</text:p>
          </table:table-cell>
          <table:table-cell table:number-columns-repeated="1009"/>
        </table:table-row>
        <table:table-row table:style-name="ro1">
          <table:table-cell office:value-type="float" office:value="712.5" calcext:value-type="float">
            <text:p>712.50</text:p>
          </table:table-cell>
          <table:table-cell office:value-type="float" office:value="978.6" calcext:value-type="float">
            <text:p>978.6000</text:p>
          </table:table-cell>
          <table:table-cell office:value-type="float" office:value="22.9" calcext:value-type="float">
            <text:p>22.9000</text:p>
          </table:table-cell>
          <table:table-cell office:value-type="float" office:value="29.3" calcext:value-type="float">
            <text:p>29.3000</text:p>
          </table:table-cell>
          <table:table-cell office:value-type="float" office:value="0.7" calcext:value-type="float">
            <text:p>0.7000</text:p>
          </table:table-cell>
          <table:table-cell/>
          <table:table-cell table:style-name="ce33" table:formula="of:=([.A90]*0.001)*([.A90]*0.001)" office:value-type="float" office:value="0.50765625" calcext:value-type="float">
            <text:p>0.5077</text:p>
          </table:table-cell>
          <table:table-cell table:style-name="ce33" table:formula="of:=[.D90]" office:value-type="float" office:value="29.3" calcext:value-type="float">
            <text:p>29.3000</text:p>
          </table:table-cell>
          <table:table-cell table:style-name="ce33" table:formula="of:=[.E90]" office:value-type="float" office:value="0.7" calcext:value-type="float">
            <text:p>0.7000</text:p>
          </table:table-cell>
          <table:table-cell table:style-name="ce33" table:formula="of:=[.E90]" office:value-type="float" office:value="0.7" calcext:value-type="float">
            <text:p>0.7000</text:p>
          </table:table-cell>
          <table:table-cell/>
          <table:table-cell office:value-type="float" office:value="0.50765625" calcext:value-type="float">
            <text:p>0.5077</text:p>
          </table:table-cell>
          <table:table-cell office:value-type="float" office:value="974.103297667" calcext:value-type="float">
            <text:p>974.1033</text:p>
          </table:table-cell>
          <table:table-cell table:number-columns-repeated="2" table:style-name="ce33" office:value-type="float" office:value="22.7968973924089" calcext:value-type="float">
            <text:p>22.7969</text:p>
          </table:table-cell>
          <table:table-cell table:number-columns-repeated="1009"/>
        </table:table-row>
        <table:table-row table:style-name="ro1">
          <table:table-cell office:value-type="float" office:value="717.5" calcext:value-type="float">
            <text:p>717.50</text:p>
          </table:table-cell>
          <table:table-cell office:value-type="float" office:value="1059.1" calcext:value-type="float">
            <text:p>1059.1000</text:p>
          </table:table-cell>
          <table:table-cell office:value-type="float" office:value="23.6" calcext:value-type="float">
            <text:p>23.6000</text:p>
          </table:table-cell>
          <table:table-cell office:value-type="float" office:value="32" calcext:value-type="float">
            <text:p>32.0000</text:p>
          </table:table-cell>
          <table:table-cell office:value-type="float" office:value="0.7" calcext:value-type="float">
            <text:p>0.7000</text:p>
          </table:table-cell>
          <table:table-cell/>
          <table:table-cell table:style-name="ce33" table:formula="of:=([.A91]*0.001)*([.A91]*0.001)" office:value-type="float" office:value="0.51480625" calcext:value-type="float">
            <text:p>0.5148</text:p>
          </table:table-cell>
          <table:table-cell table:style-name="ce33" table:formula="of:=[.D91]" office:value-type="float" office:value="32" calcext:value-type="float">
            <text:p>32.0000</text:p>
          </table:table-cell>
          <table:table-cell table:style-name="ce33" table:formula="of:=[.E91]" office:value-type="float" office:value="0.7" calcext:value-type="float">
            <text:p>0.7000</text:p>
          </table:table-cell>
          <table:table-cell table:style-name="ce33" table:formula="of:=[.E91]" office:value-type="float" office:value="0.7" calcext:value-type="float">
            <text:p>0.7000</text:p>
          </table:table-cell>
          <table:table-cell/>
          <table:table-cell office:value-type="float" office:value="0.51480625" calcext:value-type="float">
            <text:p>0.5148</text:p>
          </table:table-cell>
          <table:table-cell office:value-type="float" office:value="1054.84207576" calcext:value-type="float">
            <text:p>1054.8421</text:p>
          </table:table-cell>
          <table:table-cell table:number-columns-repeated="2" table:style-name="ce33" office:value-type="float" office:value="23.5075341109915" calcext:value-type="float">
            <text:p>23.5075</text:p>
          </table:table-cell>
          <table:table-cell table:number-columns-repeated="1009"/>
        </table:table-row>
        <table:table-row table:style-name="ro1">
          <table:table-cell office:value-type="float" office:value="722.5" calcext:value-type="float">
            <text:p>722.50</text:p>
          </table:table-cell>
          <table:table-cell office:value-type="float" office:value="1086" calcext:value-type="float">
            <text:p>1086.0000</text:p>
          </table:table-cell>
          <table:table-cell office:value-type="float" office:value="25.3" calcext:value-type="float">
            <text:p>25.3000</text:p>
          </table:table-cell>
          <table:table-cell office:value-type="float" office:value="33.2" calcext:value-type="float">
            <text:p>33.2000</text:p>
          </table:table-cell>
          <table:table-cell office:value-type="float" office:value="0.8" calcext:value-type="float">
            <text:p>0.8000</text:p>
          </table:table-cell>
          <table:table-cell/>
          <table:table-cell table:style-name="ce33" table:formula="of:=([.A92]*0.001)*([.A92]*0.001)" office:value-type="float" office:value="0.52200625" calcext:value-type="float">
            <text:p>0.5220</text:p>
          </table:table-cell>
          <table:table-cell table:style-name="ce33" table:formula="of:=[.D92]" office:value-type="float" office:value="33.2" calcext:value-type="float">
            <text:p>33.2000</text:p>
          </table:table-cell>
          <table:table-cell table:style-name="ce33" table:formula="of:=[.E92]" office:value-type="float" office:value="0.8" calcext:value-type="float">
            <text:p>0.8000</text:p>
          </table:table-cell>
          <table:table-cell table:style-name="ce33" table:formula="of:=[.E92]" office:value-type="float" office:value="0.8" calcext:value-type="float">
            <text:p>0.8000</text:p>
          </table:table-cell>
          <table:table-cell/>
          <table:table-cell office:value-type="float" office:value="0.52200625" calcext:value-type="float">
            <text:p>0.5220</text:p>
          </table:table-cell>
          <table:table-cell office:value-type="float" office:value="1082.40895599" calcext:value-type="float">
            <text:p>1082.4090</text:p>
          </table:table-cell>
          <table:table-cell table:number-columns-repeated="2" table:style-name="ce33" office:value-type="float" office:value="25.2190138280607" calcext:value-type="float">
            <text:p>25.2190</text:p>
          </table:table-cell>
          <table:table-cell table:number-columns-repeated="1009"/>
        </table:table-row>
        <table:table-row table:style-name="ro1">
          <table:table-cell office:value-type="float" office:value="727.5" calcext:value-type="float">
            <text:p>727.50</text:p>
          </table:table-cell>
          <table:table-cell office:value-type="float" office:value="1088.4" calcext:value-type="float">
            <text:p>1088.4000</text:p>
          </table:table-cell>
          <table:table-cell office:value-type="float" office:value="25.3" calcext:value-type="float">
            <text:p>25.3000</text:p>
          </table:table-cell>
          <table:table-cell office:value-type="float" office:value="33.6" calcext:value-type="float">
            <text:p>33.6000</text:p>
          </table:table-cell>
          <table:table-cell office:value-type="float" office:value="0.8" calcext:value-type="float">
            <text:p>0.8000</text:p>
          </table:table-cell>
          <table:table-cell/>
          <table:table-cell table:style-name="ce33" table:formula="of:=([.A93]*0.001)*([.A93]*0.001)" office:value-type="float" office:value="0.52925625" calcext:value-type="float">
            <text:p>0.5293</text:p>
          </table:table-cell>
          <table:table-cell table:style-name="ce33" table:formula="of:=[.D93]" office:value-type="float" office:value="33.6" calcext:value-type="float">
            <text:p>33.6000</text:p>
          </table:table-cell>
          <table:table-cell table:style-name="ce33" table:formula="of:=[.E93]" office:value-type="float" office:value="0.8" calcext:value-type="float">
            <text:p>0.8000</text:p>
          </table:table-cell>
          <table:table-cell table:style-name="ce33" table:formula="of:=[.E93]" office:value-type="float" office:value="0.8" calcext:value-type="float">
            <text:p>0.8000</text:p>
          </table:table-cell>
          <table:table-cell/>
          <table:table-cell office:value-type="float" office:value="0.52925625" calcext:value-type="float">
            <text:p>0.5293</text:p>
          </table:table-cell>
          <table:table-cell office:value-type="float" office:value="1085.81577979" calcext:value-type="float">
            <text:p>1085.8158</text:p>
          </table:table-cell>
          <table:table-cell table:number-columns-repeated="2" table:style-name="ce33" office:value-type="float" office:value="25.2429390123543" calcext:value-type="float">
            <text:p>25.2429</text:p>
          </table:table-cell>
          <table:table-cell table:number-columns-repeated="1009"/>
        </table:table-row>
        <table:table-row table:style-name="ro1">
          <table:table-cell office:value-type="float" office:value="732.5" calcext:value-type="float">
            <text:p>732.50</text:p>
          </table:table-cell>
          <table:table-cell office:value-type="float" office:value="1158.8" calcext:value-type="float">
            <text:p>1158.8000</text:p>
          </table:table-cell>
          <table:table-cell office:value-type="float" office:value="23.7" calcext:value-type="float">
            <text:p>23.7000</text:p>
          </table:table-cell>
          <table:table-cell office:value-type="float" office:value="36.2" calcext:value-type="float">
            <text:p>36.2000</text:p>
          </table:table-cell>
          <table:table-cell office:value-type="float" office:value="0.7" calcext:value-type="float">
            <text:p>0.7000</text:p>
          </table:table-cell>
          <table:table-cell/>
          <table:table-cell table:style-name="ce33" table:formula="of:=([.A94]*0.001)*([.A94]*0.001)" office:value-type="float" office:value="0.53655625" calcext:value-type="float">
            <text:p>0.5366</text:p>
          </table:table-cell>
          <table:table-cell table:style-name="ce33" table:formula="of:=[.D94]" office:value-type="float" office:value="36.2" calcext:value-type="float">
            <text:p>36.2000</text:p>
          </table:table-cell>
          <table:table-cell table:style-name="ce33" table:formula="of:=[.E94]" office:value-type="float" office:value="0.7" calcext:value-type="float">
            <text:p>0.7000</text:p>
          </table:table-cell>
          <table:table-cell table:style-name="ce33" table:formula="of:=[.E94]" office:value-type="float" office:value="0.7" calcext:value-type="float">
            <text:p>0.7000</text:p>
          </table:table-cell>
          <table:table-cell/>
          <table:table-cell office:value-type="float" office:value="0.53655625" calcext:value-type="float">
            <text:p>0.5366</text:p>
          </table:table-cell>
          <table:table-cell office:value-type="float" office:value="1158.14421046" calcext:value-type="float">
            <text:p>1158.1442</text:p>
          </table:table-cell>
          <table:table-cell table:number-columns-repeated="2" table:style-name="ce33" office:value-type="float" office:value="23.6898360681011" calcext:value-type="float">
            <text:p>23.6898</text:p>
          </table:table-cell>
          <table:table-cell table:number-columns-repeated="1009"/>
        </table:table-row>
        <table:table-row table:style-name="ro1">
          <table:table-cell office:value-type="float" office:value="737.5" calcext:value-type="float">
            <text:p>737.50</text:p>
          </table:table-cell>
          <table:table-cell office:value-type="float" office:value="1206.5" calcext:value-type="float">
            <text:p>1206.5000</text:p>
          </table:table-cell>
          <table:table-cell office:value-type="float" office:value="25.1" calcext:value-type="float">
            <text:p>25.1000</text:p>
          </table:table-cell>
          <table:table-cell office:value-type="float" office:value="38.2" calcext:value-type="float">
            <text:p>38.2000</text:p>
          </table:table-cell>
          <table:table-cell office:value-type="float" office:value="0.8" calcext:value-type="float">
            <text:p>0.8000</text:p>
          </table:table-cell>
          <table:table-cell/>
          <table:table-cell table:style-name="ce33" table:formula="of:=([.A95]*0.001)*([.A95]*0.001)" office:value-type="float" office:value="0.54390625" calcext:value-type="float">
            <text:p>0.5439</text:p>
          </table:table-cell>
          <table:table-cell table:style-name="ce33" table:formula="of:=[.D95]" office:value-type="float" office:value="38.2" calcext:value-type="float">
            <text:p>38.2000</text:p>
          </table:table-cell>
          <table:table-cell table:style-name="ce33" table:formula="of:=[.E95]" office:value-type="float" office:value="0.8" calcext:value-type="float">
            <text:p>0.8000</text:p>
          </table:table-cell>
          <table:table-cell table:style-name="ce33" table:formula="of:=[.E95]" office:value-type="float" office:value="0.8" calcext:value-type="float">
            <text:p>0.8000</text:p>
          </table:table-cell>
          <table:table-cell/>
          <table:table-cell office:value-type="float" office:value="0.54390625" calcext:value-type="float">
            <text:p>0.5439</text:p>
          </table:table-cell>
          <table:table-cell office:value-type="float" office:value="1207.37542272" calcext:value-type="float">
            <text:p>1207.3754</text:p>
          </table:table-cell>
          <table:table-cell table:number-columns-repeated="2" table:style-name="ce33" office:value-type="float" office:value="25.1219399153845" calcext:value-type="float">
            <text:p>25.1219</text:p>
          </table:table-cell>
          <table:table-cell table:number-columns-repeated="1009"/>
        </table:table-row>
        <table:table-row table:style-name="ro1">
          <table:table-cell office:value-type="float" office:value="742.5" calcext:value-type="float">
            <text:p>742.50</text:p>
          </table:table-cell>
          <table:table-cell office:value-type="float" office:value="1229.9" calcext:value-type="float">
            <text:p>1229.9000</text:p>
          </table:table-cell>
          <table:table-cell office:value-type="float" office:value="25.9" calcext:value-type="float">
            <text:p>25.9000</text:p>
          </table:table-cell>
          <table:table-cell office:value-type="float" office:value="39.3" calcext:value-type="float">
            <text:p>39.3000</text:p>
          </table:table-cell>
          <table:table-cell office:value-type="float" office:value="0.8" calcext:value-type="float">
            <text:p>0.8000</text:p>
          </table:table-cell>
          <table:table-cell/>
          <table:table-cell table:style-name="ce33" table:formula="of:=([.A96]*0.001)*([.A96]*0.001)" office:value-type="float" office:value="0.55130625" calcext:value-type="float">
            <text:p>0.5513</text:p>
          </table:table-cell>
          <table:table-cell table:style-name="ce33" table:formula="of:=[.D96]" office:value-type="float" office:value="39.3" calcext:value-type="float">
            <text:p>39.3000</text:p>
          </table:table-cell>
          <table:table-cell table:style-name="ce33" table:formula="of:=[.E96]" office:value-type="float" office:value="0.8" calcext:value-type="float">
            <text:p>0.8000</text:p>
          </table:table-cell>
          <table:table-cell table:style-name="ce33" table:formula="of:=[.E96]" office:value-type="float" office:value="0.8" calcext:value-type="float">
            <text:p>0.8000</text:p>
          </table:table-cell>
          <table:table-cell/>
          <table:table-cell office:value-type="float" office:value="0.55130625" calcext:value-type="float">
            <text:p>0.5513</text:p>
          </table:table-cell>
          <table:table-cell office:value-type="float" office:value="1231.7438602" calcext:value-type="float">
            <text:p>1231.7439</text:p>
          </table:table-cell>
          <table:table-cell table:number-columns-repeated="2" table:style-name="ce33" office:value-type="float" office:value="25.9444368660847" calcext:value-type="float">
            <text:p>25.9444</text:p>
          </table:table-cell>
          <table:table-cell table:number-columns-repeated="1009"/>
        </table:table-row>
        <table:table-row table:style-name="ro1">
          <table:table-cell office:value-type="float" office:value="747.5" calcext:value-type="float">
            <text:p>747.50</text:p>
          </table:table-cell>
          <table:table-cell office:value-type="float" office:value="1263.3" calcext:value-type="float">
            <text:p>1263.3000</text:p>
          </table:table-cell>
          <table:table-cell office:value-type="float" office:value="27.6" calcext:value-type="float">
            <text:p>27.6000</text:p>
          </table:table-cell>
          <table:table-cell office:value-type="float" office:value="40.9" calcext:value-type="float">
            <text:p>40.9000</text:p>
          </table:table-cell>
          <table:table-cell office:value-type="float" office:value="0.9" calcext:value-type="float">
            <text:p>0.9000</text:p>
          </table:table-cell>
          <table:table-cell/>
          <table:table-cell table:style-name="ce33" table:formula="of:=([.A97]*0.001)*([.A97]*0.001)" office:value-type="float" office:value="0.55875625" calcext:value-type="float">
            <text:p>0.5588</text:p>
          </table:table-cell>
          <table:table-cell table:style-name="ce33" table:formula="of:=[.D97]" office:value-type="float" office:value="40.9" calcext:value-type="float">
            <text:p>40.9000</text:p>
          </table:table-cell>
          <table:table-cell table:style-name="ce33" table:formula="of:=[.E97]" office:value-type="float" office:value="0.9" calcext:value-type="float">
            <text:p>0.9000</text:p>
          </table:table-cell>
          <table:table-cell table:style-name="ce33" table:formula="of:=[.E97]" office:value-type="float" office:value="0.9" calcext:value-type="float">
            <text:p>0.9000</text:p>
          </table:table-cell>
          <table:table-cell/>
          <table:table-cell office:value-type="float" office:value="0.55875625" calcext:value-type="float">
            <text:p>0.5588</text:p>
          </table:table-cell>
          <table:table-cell office:value-type="float" office:value="1267.10349109" calcext:value-type="float">
            <text:p>1267.1035</text:p>
          </table:table-cell>
          <table:table-cell table:number-columns-repeated="2" table:style-name="ce33" office:value-type="float" office:value="27.6897043033664" calcext:value-type="float">
            <text:p>27.6897</text:p>
          </table:table-cell>
          <table:table-cell table:number-columns-repeated="1009"/>
        </table:table-row>
        <table:table-row table:style-name="ro1">
          <table:table-cell office:value-type="float" office:value="752.5" calcext:value-type="float">
            <text:p>752.50</text:p>
          </table:table-cell>
          <table:table-cell office:value-type="float" office:value="1276.1" calcext:value-type="float">
            <text:p>1276.1000</text:p>
          </table:table-cell>
          <table:table-cell office:value-type="float" office:value="31.2" calcext:value-type="float">
            <text:p>31.2000</text:p>
          </table:table-cell>
          <table:table-cell office:value-type="float" office:value="41.8" calcext:value-type="float">
            <text:p>41.8000</text:p>
          </table:table-cell>
          <table:table-cell office:value-type="float" office:value="1" calcext:value-type="float">
            <text:p>1.0000</text:p>
          </table:table-cell>
          <table:table-cell/>
          <table:table-cell table:style-name="ce33" table:formula="of:=([.A98]*0.001)*([.A98]*0.001)" office:value-type="float" office:value="0.56625625" calcext:value-type="float">
            <text:p>0.5663</text:p>
          </table:table-cell>
          <table:table-cell table:style-name="ce33" table:formula="of:=[.D98]" office:value-type="float" office:value="41.8" calcext:value-type="float">
            <text:p>41.8000</text:p>
          </table:table-cell>
          <table:table-cell table:style-name="ce33" table:formula="of:=[.E98]" office:value-type="float" office:value="1" calcext:value-type="float">
            <text:p>1.0000</text:p>
          </table:table-cell>
          <table:table-cell table:style-name="ce33" table:formula="of:=[.E98]" office:value-type="float" office:value="1" calcext:value-type="float">
            <text:p>1.0000</text:p>
          </table:table-cell>
          <table:table-cell/>
          <table:table-cell office:value-type="float" office:value="0.56625625" calcext:value-type="float">
            <text:p>0.5663</text:p>
          </table:table-cell>
          <table:table-cell office:value-type="float" office:value="1281.87195837" calcext:value-type="float">
            <text:p>1281.8720</text:p>
          </table:table-cell>
          <table:table-cell table:number-columns-repeated="2" table:style-name="ce33" office:value-type="float" office:value="31.3498293234649" calcext:value-type="float">
            <text:p>31.3498</text:p>
          </table:table-cell>
          <table:table-cell table:number-columns-repeated="1009"/>
        </table:table-row>
        <table:table-row table:style-name="ro1">
          <table:table-cell office:value-type="float" office:value="757.5" calcext:value-type="float">
            <text:p>757.50</text:p>
          </table:table-cell>
          <table:table-cell office:value-type="float" office:value="1315.9" calcext:value-type="float">
            <text:p>1315.9000</text:p>
          </table:table-cell>
          <table:table-cell office:value-type="float" office:value="31.4" calcext:value-type="float">
            <text:p>31.4000</text:p>
          </table:table-cell>
          <table:table-cell office:value-type="float" office:value="43.6" calcext:value-type="float">
            <text:p>43.6000</text:p>
          </table:table-cell>
          <table:table-cell office:value-type="float" office:value="1" calcext:value-type="float">
            <text:p>1.0000</text:p>
          </table:table-cell>
          <table:table-cell/>
          <table:table-cell table:style-name="ce33" table:formula="of:=([.A99]*0.001)*([.A99]*0.001)" office:value-type="float" office:value="0.57380625" calcext:value-type="float">
            <text:p>0.5738</text:p>
          </table:table-cell>
          <table:table-cell table:style-name="ce33" table:formula="of:=[.D99]" office:value-type="float" office:value="43.6" calcext:value-type="float">
            <text:p>43.6000</text:p>
          </table:table-cell>
          <table:table-cell table:style-name="ce33" table:formula="of:=[.E99]" office:value-type="float" office:value="1" calcext:value-type="float">
            <text:p>1.0000</text:p>
          </table:table-cell>
          <table:table-cell table:style-name="ce33" table:formula="of:=[.E99]" office:value-type="float" office:value="1" calcext:value-type="float">
            <text:p>1.0000</text:p>
          </table:table-cell>
          <table:table-cell/>
          <table:table-cell office:value-type="float" office:value="0.57380625" calcext:value-type="float">
            <text:p>0.5738</text:p>
          </table:table-cell>
          <table:table-cell office:value-type="float" office:value="1323.55396945" calcext:value-type="float">
            <text:p>1323.5540</text:p>
          </table:table-cell>
          <table:table-cell table:number-columns-repeated="2" table:style-name="ce33" office:value-type="float" office:value="31.5938412677477" calcext:value-type="float">
            <text:p>31.5938</text:p>
          </table:table-cell>
          <table:table-cell table:number-columns-repeated="1009"/>
        </table:table-row>
        <table:table-row table:style-name="ro1">
          <table:table-cell office:value-type="float" office:value="762.5" calcext:value-type="float">
            <text:p>762.50</text:p>
          </table:table-cell>
          <table:table-cell office:value-type="float" office:value="1339.3" calcext:value-type="float">
            <text:p>1339.3000</text:p>
          </table:table-cell>
          <table:table-cell office:value-type="float" office:value="29" calcext:value-type="float">
            <text:p>29.0000</text:p>
          </table:table-cell>
          <table:table-cell office:value-type="float" office:value="44.8" calcext:value-type="float">
            <text:p>44.8000</text:p>
          </table:table-cell>
          <table:table-cell office:value-type="float" office:value="1" calcext:value-type="float">
            <text:p>1.0000</text:p>
          </table:table-cell>
          <table:table-cell/>
          <table:table-cell table:style-name="ce33" table:formula="of:=([.A100]*0.001)*([.A100]*0.001)" office:value-type="float" office:value="0.58140625" calcext:value-type="float">
            <text:p>0.5814</text:p>
          </table:table-cell>
          <table:table-cell table:style-name="ce33" table:formula="of:=[.D100]" office:value-type="float" office:value="44.8" calcext:value-type="float">
            <text:p>44.8000</text:p>
          </table:table-cell>
          <table:table-cell table:style-name="ce33" table:formula="of:=[.E100]" office:value-type="float" office:value="1" calcext:value-type="float">
            <text:p>1.0000</text:p>
          </table:table-cell>
          <table:table-cell table:style-name="ce33" table:formula="of:=[.E100]" office:value-type="float" office:value="1" calcext:value-type="float">
            <text:p>1.0000</text:p>
          </table:table-cell>
          <table:table-cell/>
          <table:table-cell office:value-type="float" office:value="0.58140625" calcext:value-type="float">
            <text:p>0.5814</text:p>
          </table:table-cell>
          <table:table-cell office:value-type="float" office:value="1347.91284435" calcext:value-type="float">
            <text:p>1347.9128</text:p>
          </table:table-cell>
          <table:table-cell table:number-columns-repeated="2" table:style-name="ce33" office:value-type="float" office:value="29.2042108556558" calcext:value-type="float">
            <text:p>29.2042</text:p>
          </table:table-cell>
          <table:table-cell table:number-columns-repeated="1009"/>
        </table:table-row>
        <table:table-row table:style-name="ro1">
          <table:table-cell office:value-type="float" office:value="767.5" calcext:value-type="float">
            <text:p>767.50</text:p>
          </table:table-cell>
          <table:table-cell office:value-type="float" office:value="1331.9" calcext:value-type="float">
            <text:p>1331.9000</text:p>
          </table:table-cell>
          <table:table-cell office:value-type="float" office:value="30" calcext:value-type="float">
            <text:p>30.0000</text:p>
          </table:table-cell>
          <table:table-cell office:value-type="float" office:value="45" calcext:value-type="float">
            <text:p>45.0000</text:p>
          </table:table-cell>
          <table:table-cell office:value-type="float" office:value="1" calcext:value-type="float">
            <text:p>1.0000</text:p>
          </table:table-cell>
          <table:table-cell/>
          <table:table-cell table:style-name="ce33" table:formula="of:=([.A101]*0.001)*([.A101]*0.001)" office:value-type="float" office:value="0.58905625" calcext:value-type="float">
            <text:p>0.5891</text:p>
          </table:table-cell>
          <table:table-cell table:style-name="ce33" table:formula="of:=[.D101]" office:value-type="float" office:value="45" calcext:value-type="float">
            <text:p>45.0000</text:p>
          </table:table-cell>
          <table:table-cell table:style-name="ce33" table:formula="of:=[.E101]" office:value-type="float" office:value="1" calcext:value-type="float">
            <text:p>1.0000</text:p>
          </table:table-cell>
          <table:table-cell table:style-name="ce33" table:formula="of:=[.E101]" office:value-type="float" office:value="1" calcext:value-type="float">
            <text:p>1.0000</text:p>
          </table:table-cell>
          <table:table-cell/>
          <table:table-cell office:value-type="float" office:value="0.58905625" calcext:value-type="float">
            <text:p>0.5891</text:p>
          </table:table-cell>
          <table:table-cell office:value-type="float" office:value="1340.00557103" calcext:value-type="float">
            <text:p>1340.0056</text:p>
          </table:table-cell>
          <table:table-cell table:number-columns-repeated="2" table:style-name="ce33" office:value-type="float" office:value="30.2095919190406" calcext:value-type="float">
            <text:p>30.2096</text:p>
          </table:table-cell>
          <table:table-cell table:number-columns-repeated="1009"/>
        </table:table-row>
        <table:table-row table:style-name="ro1">
          <table:table-cell office:value-type="float" office:value="772.5" calcext:value-type="float">
            <text:p>772.50</text:p>
          </table:table-cell>
          <table:table-cell office:value-type="float" office:value="1327" calcext:value-type="float">
            <text:p>1327.0000</text:p>
          </table:table-cell>
          <table:table-cell office:value-type="float" office:value="29.6" calcext:value-type="float">
            <text:p>29.6000</text:p>
          </table:table-cell>
          <table:table-cell office:value-type="float" office:value="45.2" calcext:value-type="float">
            <text:p>45.2000</text:p>
          </table:table-cell>
          <table:table-cell office:value-type="float" office:value="1" calcext:value-type="float">
            <text:p>1.0000</text:p>
          </table:table-cell>
          <table:table-cell/>
          <table:table-cell table:style-name="ce33" table:formula="of:=([.A102]*0.001)*([.A102]*0.001)" office:value-type="float" office:value="0.59675625" calcext:value-type="float">
            <text:p>0.5968</text:p>
          </table:table-cell>
          <table:table-cell table:style-name="ce33" table:formula="of:=[.D102]" office:value-type="float" office:value="45.2" calcext:value-type="float">
            <text:p>45.2000</text:p>
          </table:table-cell>
          <table:table-cell table:style-name="ce33" table:formula="of:=[.E102]" office:value-type="float" office:value="1" calcext:value-type="float">
            <text:p>1.0000</text:p>
          </table:table-cell>
          <table:table-cell table:style-name="ce33" table:formula="of:=[.E102]" office:value-type="float" office:value="1" calcext:value-type="float">
            <text:p>1.0000</text:p>
          </table:table-cell>
          <table:table-cell/>
          <table:table-cell office:value-type="float" office:value="0.59675625" calcext:value-type="float">
            <text:p>0.5968</text:p>
          </table:table-cell>
          <table:table-cell office:value-type="float" office:value="1332.36494244" calcext:value-type="float">
            <text:p>1332.3649</text:p>
          </table:table-cell>
          <table:table-cell table:number-columns-repeated="2" table:style-name="ce33" office:value-type="float" office:value="29.7679808800449" calcext:value-type="float">
            <text:p>29.7680</text:p>
          </table:table-cell>
          <table:table-cell table:number-columns-repeated="1009"/>
        </table:table-row>
        <table:table-row table:style-name="ro1">
          <table:table-cell office:value-type="float" office:value="777.5" calcext:value-type="float">
            <text:p>777.50</text:p>
          </table:table-cell>
          <table:table-cell office:value-type="float" office:value="1272.7" calcext:value-type="float">
            <text:p>1272.7000</text:p>
          </table:table-cell>
          <table:table-cell office:value-type="float" office:value="28.3" calcext:value-type="float">
            <text:p>28.3000</text:p>
          </table:table-cell>
          <table:table-cell office:value-type="float" office:value="43.7" calcext:value-type="float">
            <text:p>43.7000</text:p>
          </table:table-cell>
          <table:table-cell office:value-type="float" office:value="1" calcext:value-type="float">
            <text:p>1.0000</text:p>
          </table:table-cell>
          <table:table-cell/>
          <table:table-cell table:style-name="ce33" table:formula="of:=([.A103]*0.001)*([.A103]*0.001)" office:value-type="float" office:value="0.60450625" calcext:value-type="float">
            <text:p>0.6045</text:p>
          </table:table-cell>
          <table:table-cell table:style-name="ce33" table:formula="of:=[.D103]" office:value-type="float" office:value="43.7" calcext:value-type="float">
            <text:p>43.7000</text:p>
          </table:table-cell>
          <table:table-cell table:style-name="ce33" table:formula="of:=[.E103]" office:value-type="float" office:value="1" calcext:value-type="float">
            <text:p>1.0000</text:p>
          </table:table-cell>
          <table:table-cell table:style-name="ce33" table:formula="of:=[.E103]" office:value-type="float" office:value="1" calcext:value-type="float">
            <text:p>1.0000</text:p>
          </table:table-cell>
          <table:table-cell/>
          <table:table-cell office:value-type="float" office:value="0.60450625" calcext:value-type="float">
            <text:p>0.6045</text:p>
          </table:table-cell>
          <table:table-cell office:value-type="float" office:value="1275.62845145" calcext:value-type="float">
            <text:p>1275.6285</text:p>
          </table:table-cell>
          <table:table-cell table:number-columns-repeated="2" table:style-name="ce33" office:value-type="float" office:value="28.4359073856864" calcext:value-type="float">
            <text:p>28.4359</text:p>
          </table:table-cell>
          <table:table-cell table:number-columns-repeated="1009"/>
        </table:table-row>
        <table:table-row table:style-name="ro1">
          <table:table-cell office:value-type="float" office:value="782.5" calcext:value-type="float">
            <text:p>782.50</text:p>
          </table:table-cell>
          <table:table-cell office:value-type="float" office:value="1031.5" calcext:value-type="float">
            <text:p>1031.5000</text:p>
          </table:table-cell>
          <table:table-cell office:value-type="float" office:value="26.8" calcext:value-type="float">
            <text:p>26.8000</text:p>
          </table:table-cell>
          <table:table-cell office:value-type="float" office:value="37.1" calcext:value-type="float">
            <text:p>37.1000</text:p>
          </table:table-cell>
          <table:table-cell office:value-type="float" office:value="1" calcext:value-type="float">
            <text:p>1.0000</text:p>
          </table:table-cell>
          <table:table-cell/>
          <table:table-cell table:style-name="ce33" table:formula="of:=([.A104]*0.001)*([.A104]*0.001)" office:value-type="float" office:value="0.61230625" calcext:value-type="float">
            <text:p>0.6123</text:p>
          </table:table-cell>
          <table:table-cell table:style-name="ce33" table:formula="of:=[.D104]" office:value-type="float" office:value="37.1" calcext:value-type="float">
            <text:p>37.1000</text:p>
          </table:table-cell>
          <table:table-cell table:style-name="ce33" table:formula="of:=[.E104]" office:value-type="float" office:value="1" calcext:value-type="float">
            <text:p>1.0000</text:p>
          </table:table-cell>
          <table:table-cell table:style-name="ce33" table:formula="of:=[.E104]" office:value-type="float" office:value="1" calcext:value-type="float">
            <text:p>1.0000</text:p>
          </table:table-cell>
          <table:table-cell/>
          <table:table-cell office:value-type="float" office:value="0.61230625" calcext:value-type="float">
            <text:p>0.6123</text:p>
          </table:table-cell>
          <table:table-cell office:value-type="float" office:value="1071.77297018" calcext:value-type="float">
            <text:p>1071.7730</text:p>
          </table:table-cell>
          <table:table-cell table:number-columns-repeated="2" table:style-name="ce33" office:value-type="float" office:value="27.8491991259748" calcext:value-type="float">
            <text:p>27.8492</text:p>
          </table:table-cell>
          <table:table-cell table:number-columns-repeated="1009"/>
        </table:table-row>
        <table:table-row table:style-name="ro1">
          <table:table-cell office:value-type="float" office:value="787.5" calcext:value-type="float">
            <text:p>787.50</text:p>
          </table:table-cell>
          <table:table-cell office:value-type="float" office:value="810.7" calcext:value-type="float">
            <text:p>810.7000</text:p>
          </table:table-cell>
          <table:table-cell office:value-type="float" office:value="23.7" calcext:value-type="float">
            <text:p>23.7000</text:p>
          </table:table-cell>
          <table:table-cell office:value-type="float" office:value="30.3" calcext:value-type="float">
            <text:p>30.3000</text:p>
          </table:table-cell>
          <table:table-cell office:value-type="float" office:value="0.9" calcext:value-type="float">
            <text:p>0.9000</text:p>
          </table:table-cell>
          <table:table-cell/>
          <table:table-cell table:style-name="ce33" table:formula="of:=([.A105]*0.001)*([.A105]*0.001)" office:value-type="float" office:value="0.62015625" calcext:value-type="float">
            <text:p>0.6202</text:p>
          </table:table-cell>
          <table:table-cell table:style-name="ce33" table:formula="of:=[.D105]" office:value-type="float" office:value="30.3" calcext:value-type="float">
            <text:p>30.3000</text:p>
          </table:table-cell>
          <table:table-cell table:style-name="ce33" table:formula="of:=[.E105]" office:value-type="float" office:value="0.9" calcext:value-type="float">
            <text:p>0.9000</text:p>
          </table:table-cell>
          <table:table-cell table:style-name="ce33" table:formula="of:=[.E105]" office:value-type="float" office:value="0.9" calcext:value-type="float">
            <text:p>0.9000</text:p>
          </table:table-cell>
          <table:table-cell/>
          <table:table-cell office:value-type="float" office:value="0.62015625" calcext:value-type="float">
            <text:p>0.6202</text:p>
          </table:table-cell>
          <table:table-cell office:value-type="float" office:value="865.852331489" calcext:value-type="float">
            <text:p>865.8523</text:p>
          </table:table-cell>
          <table:table-cell table:number-columns-repeated="2" table:style-name="ce33" office:value-type="float" office:value="25.3640450754432" calcext:value-type="float">
            <text:p>25.3640</text:p>
          </table:table-cell>
          <table:table-cell table:number-columns-repeated="1009"/>
        </table:table-row>
        <table:table-row table:style-name="ro1">
          <table:table-cell office:value-type="float" office:value="792.5" calcext:value-type="float">
            <text:p>792.50</text:p>
          </table:table-cell>
          <table:table-cell office:value-type="float" office:value="819.7" calcext:value-type="float">
            <text:p>819.7000</text:p>
          </table:table-cell>
          <table:table-cell office:value-type="float" office:value="21.8" calcext:value-type="float">
            <text:p>21.8000</text:p>
          </table:table-cell>
          <table:table-cell office:value-type="float" office:value="30.6" calcext:value-type="float">
            <text:p>30.6000</text:p>
          </table:table-cell>
          <table:table-cell office:value-type="float" office:value="0.8" calcext:value-type="float">
            <text:p>0.8000</text:p>
          </table:table-cell>
          <table:table-cell/>
          <table:table-cell table:style-name="ce33" table:formula="of:=([.A106]*0.001)*([.A106]*0.001)" office:value-type="float" office:value="0.62805625" calcext:value-type="float">
            <text:p>0.6281</text:p>
          </table:table-cell>
          <table:table-cell table:style-name="ce33" table:formula="of:=[.D106]" office:value-type="float" office:value="30.6" calcext:value-type="float">
            <text:p>30.6000</text:p>
          </table:table-cell>
          <table:table-cell table:style-name="ce33" table:formula="of:=[.E106]" office:value-type="float" office:value="0.8" calcext:value-type="float">
            <text:p>0.8000</text:p>
          </table:table-cell>
          <table:table-cell table:style-name="ce33" table:formula="of:=[.E106]" office:value-type="float" office:value="0.8" calcext:value-type="float">
            <text:p>0.8000</text:p>
          </table:table-cell>
          <table:table-cell/>
          <table:table-cell office:value-type="float" office:value="0.62805625" calcext:value-type="float">
            <text:p>0.6281</text:p>
          </table:table-cell>
          <table:table-cell office:value-type="float" office:value="867.159066259" calcext:value-type="float">
            <text:p>867.1591</text:p>
          </table:table-cell>
          <table:table-cell table:number-columns-repeated="2" table:style-name="ce33" office:value-type="float" office:value="23.0929882676903" calcext:value-type="float">
            <text:p>23.0930</text:p>
          </table:table-cell>
          <table:table-cell table:number-columns-repeated="1009"/>
        </table:table-row>
        <table:table-row table:style-name="ro1">
          <table:table-cell office:value-type="float" office:value="797.5" calcext:value-type="float">
            <text:p>797.50</text:p>
          </table:table-cell>
          <table:table-cell office:value-type="float" office:value="803.1" calcext:value-type="float">
            <text:p>803.1000</text:p>
          </table:table-cell>
          <table:table-cell office:value-type="float" office:value="20.9" calcext:value-type="float">
            <text:p>20.9000</text:p>
          </table:table-cell>
          <table:table-cell office:value-type="float" office:value="30.1" calcext:value-type="float">
            <text:p>30.1000</text:p>
          </table:table-cell>
          <table:table-cell office:value-type="float" office:value="0.8" calcext:value-type="float">
            <text:p>0.8000</text:p>
          </table:table-cell>
          <table:table-cell/>
          <table:table-cell table:style-name="ce33" table:formula="of:=([.A107]*0.001)*([.A107]*0.001)" office:value-type="float" office:value="0.63600625" calcext:value-type="float">
            <text:p>0.6360</text:p>
          </table:table-cell>
          <table:table-cell table:style-name="ce33" table:formula="of:=[.D107]" office:value-type="float" office:value="30.1" calcext:value-type="float">
            <text:p>30.1000</text:p>
          </table:table-cell>
          <table:table-cell table:style-name="ce33" table:formula="of:=[.E107]" office:value-type="float" office:value="0.8" calcext:value-type="float">
            <text:p>0.8000</text:p>
          </table:table-cell>
          <table:table-cell table:style-name="ce33" table:formula="of:=[.E107]" office:value-type="float" office:value="0.8" calcext:value-type="float">
            <text:p>0.8000</text:p>
          </table:table-cell>
          <table:table-cell/>
          <table:table-cell office:value-type="float" office:value="0.63600625" calcext:value-type="float">
            <text:p>0.6360</text:p>
          </table:table-cell>
          <table:table-cell office:value-type="float" office:value="844.531535759" calcext:value-type="float">
            <text:p>844.5315</text:p>
          </table:table-cell>
          <table:table-cell table:number-columns-repeated="2" table:style-name="ce33" office:value-type="float" office:value="21.9960699874178" calcext:value-type="float">
            <text:p>21.9961</text:p>
          </table:table-cell>
          <table:table-cell table:number-columns-repeated="1009"/>
        </table:table-row>
        <table:table-row table:style-name="ro1">
          <table:table-cell office:value-type="float" office:value="802.5" calcext:value-type="float">
            <text:p>802.50</text:p>
          </table:table-cell>
          <table:table-cell office:value-type="float" office:value="732.4" calcext:value-type="float">
            <text:p>732.4000</text:p>
          </table:table-cell>
          <table:table-cell office:value-type="float" office:value="21.1" calcext:value-type="float">
            <text:p>21.1000</text:p>
          </table:table-cell>
          <table:table-cell office:value-type="float" office:value="27.7" calcext:value-type="float">
            <text:p>27.7000</text:p>
          </table:table-cell>
          <table:table-cell office:value-type="float" office:value="0.8" calcext:value-type="float">
            <text:p>0.8000</text:p>
          </table:table-cell>
          <table:table-cell/>
          <table:table-cell table:style-name="ce33" table:formula="of:=([.A108]*0.001)*([.A108]*0.001)" office:value-type="float" office:value="0.64400625" calcext:value-type="float">
            <text:p>0.6440</text:p>
          </table:table-cell>
          <table:table-cell table:style-name="ce33" table:formula="of:=[.D108]" office:value-type="float" office:value="27.7" calcext:value-type="float">
            <text:p>27.7000</text:p>
          </table:table-cell>
          <table:table-cell table:style-name="ce33" table:formula="of:=[.E108]" office:value-type="float" office:value="0.8" calcext:value-type="float">
            <text:p>0.8000</text:p>
          </table:table-cell>
          <table:table-cell table:style-name="ce33" table:formula="of:=[.E108]" office:value-type="float" office:value="0.8" calcext:value-type="float">
            <text:p>0.8000</text:p>
          </table:table-cell>
          <table:table-cell/>
          <table:table-cell office:value-type="float" office:value="0.64400625" calcext:value-type="float">
            <text:p>0.6440</text:p>
          </table:table-cell>
          <table:table-cell office:value-type="float" office:value="767.577547903" calcext:value-type="float">
            <text:p>767.5775</text:p>
          </table:table-cell>
          <table:table-cell table:number-columns-repeated="2" table:style-name="ce33" office:value-type="float" office:value="22.1219223325948" calcext:value-type="float">
            <text:p>22.1219</text:p>
          </table:table-cell>
          <table:table-cell table:number-columns-repeated="1009"/>
        </table:table-row>
        <table:table-row table:style-name="ro1">
          <table:table-cell office:value-type="float" office:value="807.5" calcext:value-type="float">
            <text:p>807.50</text:p>
          </table:table-cell>
          <table:table-cell office:value-type="float" office:value="679.9" calcext:value-type="float">
            <text:p>679.9000</text:p>
          </table:table-cell>
          <table:table-cell office:value-type="float" office:value="18.8" calcext:value-type="float">
            <text:p>18.8000</text:p>
          </table:table-cell>
          <table:table-cell office:value-type="float" office:value="25.9" calcext:value-type="float">
            <text:p>25.9000</text:p>
          </table:table-cell>
          <table:table-cell office:value-type="float" office:value="0.7" calcext:value-type="float">
            <text:p>0.7000</text:p>
          </table:table-cell>
          <table:table-cell/>
          <table:table-cell table:style-name="ce33" table:formula="of:=([.A109]*0.001)*([.A109]*0.001)" office:value-type="float" office:value="0.65205625" calcext:value-type="float">
            <text:p>0.6521</text:p>
          </table:table-cell>
          <table:table-cell table:style-name="ce33" table:formula="of:=[.D109]" office:value-type="float" office:value="25.9" calcext:value-type="float">
            <text:p>25.9000</text:p>
          </table:table-cell>
          <table:table-cell table:style-name="ce33" table:formula="of:=[.E109]" office:value-type="float" office:value="0.7" calcext:value-type="float">
            <text:p>0.7000</text:p>
          </table:table-cell>
          <table:table-cell table:style-name="ce33" table:formula="of:=[.E109]" office:value-type="float" office:value="0.7" calcext:value-type="float">
            <text:p>0.7000</text:p>
          </table:table-cell>
          <table:table-cell/>
          <table:table-cell office:value-type="float" office:value="0.65205625" calcext:value-type="float">
            <text:p>0.6521</text:p>
          </table:table-cell>
          <table:table-cell office:value-type="float" office:value="711.483453738" calcext:value-type="float">
            <text:p>711.4835</text:p>
          </table:table-cell>
          <table:table-cell table:number-columns-repeated="2" table:style-name="ce33" office:value-type="float" office:value="19.6796405965727" calcext:value-type="float">
            <text:p>19.6796</text:p>
          </table:table-cell>
          <table:table-cell table:number-columns-repeated="1009"/>
        </table:table-row>
        <table:table-row table:style-name="ro1">
          <table:table-cell office:value-type="float" office:value="812.5" calcext:value-type="float">
            <text:p>812.50</text:p>
          </table:table-cell>
          <table:table-cell office:value-type="float" office:value="663.6" calcext:value-type="float">
            <text:p>663.6000</text:p>
          </table:table-cell>
          <table:table-cell office:value-type="float" office:value="17.1" calcext:value-type="float">
            <text:p>17.1000</text:p>
          </table:table-cell>
          <table:table-cell office:value-type="float" office:value="25.5" calcext:value-type="float">
            <text:p>25.5000</text:p>
          </table:table-cell>
          <table:table-cell office:value-type="float" office:value="0.7" calcext:value-type="float">
            <text:p>0.7000</text:p>
          </table:table-cell>
          <table:table-cell/>
          <table:table-cell table:style-name="ce33" table:formula="of:=([.A110]*0.001)*([.A110]*0.001)" office:value-type="float" office:value="0.66015625" calcext:value-type="float">
            <text:p>0.6602</text:p>
          </table:table-cell>
          <table:table-cell table:style-name="ce33" table:formula="of:=[.D110]" office:value-type="float" office:value="25.5" calcext:value-type="float">
            <text:p>25.5000</text:p>
          </table:table-cell>
          <table:table-cell table:style-name="ce33" table:formula="of:=[.E110]" office:value-type="float" office:value="0.7" calcext:value-type="float">
            <text:p>0.7000</text:p>
          </table:table-cell>
          <table:table-cell table:style-name="ce33" table:formula="of:=[.E110]" office:value-type="float" office:value="0.7" calcext:value-type="float">
            <text:p>0.7000</text:p>
          </table:table-cell>
          <table:table-cell/>
          <table:table-cell office:value-type="float" office:value="0.66015625" calcext:value-type="float">
            <text:p>0.6602</text:p>
          </table:table-cell>
          <table:table-cell office:value-type="float" office:value="693.704452966" calcext:value-type="float">
            <text:p>693.7045</text:p>
          </table:table-cell>
          <table:table-cell table:number-columns-repeated="2" table:style-name="ce33" office:value-type="float" office:value="17.8806579953932" calcext:value-type="float">
            <text:p>17.8807</text:p>
          </table:table-cell>
          <table:table-cell table:number-columns-repeated="1009"/>
        </table:table-row>
        <table:table-row table:style-name="ro1">
          <table:table-cell office:value-type="float" office:value="817.5" calcext:value-type="float">
            <text:p>817.50</text:p>
          </table:table-cell>
          <table:table-cell office:value-type="float" office:value="622.2" calcext:value-type="float">
            <text:p>622.2000</text:p>
          </table:table-cell>
          <table:table-cell office:value-type="float" office:value="17.3" calcext:value-type="float">
            <text:p>17.3000</text:p>
          </table:table-cell>
          <table:table-cell office:value-type="float" office:value="24.1" calcext:value-type="float">
            <text:p>24.1000</text:p>
          </table:table-cell>
          <table:table-cell office:value-type="float" office:value="0.7" calcext:value-type="float">
            <text:p>0.7000</text:p>
          </table:table-cell>
          <table:table-cell/>
          <table:table-cell table:style-name="ce33" table:formula="of:=([.A111]*0.001)*([.A111]*0.001)" office:value-type="float" office:value="0.66830625" calcext:value-type="float">
            <text:p>0.6683</text:p>
          </table:table-cell>
          <table:table-cell table:style-name="ce33" table:formula="of:=[.D111]" office:value-type="float" office:value="24.1" calcext:value-type="float">
            <text:p>24.1000</text:p>
          </table:table-cell>
          <table:table-cell table:style-name="ce33" table:formula="of:=[.E111]" office:value-type="float" office:value="0.7" calcext:value-type="float">
            <text:p>0.7000</text:p>
          </table:table-cell>
          <table:table-cell table:style-name="ce33" table:formula="of:=[.E111]" office:value-type="float" office:value="0.7" calcext:value-type="float">
            <text:p>0.7000</text:p>
          </table:table-cell>
          <table:table-cell/>
          <table:table-cell office:value-type="float" office:value="0.66830625" calcext:value-type="float">
            <text:p>0.6683</text:p>
          </table:table-cell>
          <table:table-cell office:value-type="float" office:value="649.965084393" calcext:value-type="float">
            <text:p>649.9651</text:p>
          </table:table-cell>
          <table:table-cell table:number-columns-repeated="2" table:style-name="ce33" office:value-type="float" office:value="18.0749977320782" calcext:value-type="float">
            <text:p>18.0750</text:p>
          </table:table-cell>
          <table:table-cell table:number-columns-repeated="1009"/>
        </table:table-row>
        <table:table-row table:style-name="ro1">
          <table:table-cell office:value-type="float" office:value="822.5" calcext:value-type="float">
            <text:p>822.50</text:p>
          </table:table-cell>
          <table:table-cell office:value-type="float" office:value="585" calcext:value-type="float">
            <text:p>585.0000</text:p>
          </table:table-cell>
          <table:table-cell office:value-type="float" office:value="16.1" calcext:value-type="float">
            <text:p>16.1000</text:p>
          </table:table-cell>
          <table:table-cell office:value-type="float" office:value="22.9" calcext:value-type="float">
            <text:p>22.9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33" table:formula="of:=([.A112]*0.001)*([.A112]*0.001)" office:value-type="float" office:value="0.67650625" calcext:value-type="float">
            <text:p>0.6765</text:p>
          </table:table-cell>
          <table:table-cell table:style-name="ce33" table:formula="of:=[.D112]" office:value-type="float" office:value="22.9" calcext:value-type="float">
            <text:p>22.9000</text:p>
          </table:table-cell>
          <table:table-cell table:style-name="ce33" table:formula="of:=[.E112]" office:value-type="float" office:value="0.6" calcext:value-type="float">
            <text:p>0.6000</text:p>
          </table:table-cell>
          <table:table-cell table:style-name="ce33" table:formula="of:=[.E112]" office:value-type="float" office:value="0.6" calcext:value-type="float">
            <text:p>0.6000</text:p>
          </table:table-cell>
          <table:table-cell/>
          <table:table-cell office:value-type="float" office:value="0.67650625" calcext:value-type="float">
            <text:p>0.6765</text:p>
          </table:table-cell>
          <table:table-cell office:value-type="float" office:value="610.814304975" calcext:value-type="float">
            <text:p>610.8143</text:p>
          </table:table-cell>
          <table:table-cell table:number-columns-repeated="2" table:style-name="ce33" office:value-type="float" office:value="16.8126762526793" calcext:value-type="float">
            <text:p>16.8127</text:p>
          </table:table-cell>
          <table:table-cell table:number-columns-repeated="1009"/>
        </table:table-row>
        <table:table-row table:style-name="ro1">
          <table:table-cell office:value-type="float" office:value="827.5" calcext:value-type="float">
            <text:p>827.50</text:p>
          </table:table-cell>
          <table:table-cell office:value-type="float" office:value="540.8" calcext:value-type="float">
            <text:p>540.8000</text:p>
          </table:table-cell>
          <table:table-cell office:value-type="float" office:value="14.8" calcext:value-type="float">
            <text:p>14.8000</text:p>
          </table:table-cell>
          <table:table-cell office:value-type="float" office:value="21.4" calcext:value-type="float">
            <text:p>21.4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33" table:formula="of:=([.A113]*0.001)*([.A113]*0.001)" office:value-type="float" office:value="0.68475625" calcext:value-type="float">
            <text:p>0.6848</text:p>
          </table:table-cell>
          <table:table-cell table:style-name="ce33" table:formula="of:=[.D113]" office:value-type="float" office:value="21.4" calcext:value-type="float">
            <text:p>21.4000</text:p>
          </table:table-cell>
          <table:table-cell table:style-name="ce33" table:formula="of:=[.E113]" office:value-type="float" office:value="0.6" calcext:value-type="float">
            <text:p>0.6000</text:p>
          </table:table-cell>
          <table:table-cell table:style-name="ce33" table:formula="of:=[.E113]" office:value-type="float" office:value="0.6" calcext:value-type="float">
            <text:p>0.6000</text:p>
          </table:table-cell>
          <table:table-cell/>
          <table:table-cell office:value-type="float" office:value="0.68475625" calcext:value-type="float">
            <text:p>0.6848</text:p>
          </table:table-cell>
          <table:table-cell office:value-type="float" office:value="564.339994771" calcext:value-type="float">
            <text:p>564.3400</text:p>
          </table:table-cell>
          <table:table-cell table:number-columns-repeated="2" table:style-name="ce33" office:value-type="float" office:value="15.4461137457963" calcext:value-type="float">
            <text:p>15.4461</text:p>
          </table:table-cell>
          <table:table-cell table:number-columns-repeated="1009"/>
        </table:table-row>
        <table:table-row table:style-name="ro1">
          <table:table-cell office:value-type="float" office:value="832.5" calcext:value-type="float">
            <text:p>832.50</text:p>
          </table:table-cell>
          <table:table-cell office:value-type="float" office:value="496.4" calcext:value-type="float">
            <text:p>496.4000</text:p>
          </table:table-cell>
          <table:table-cell office:value-type="float" office:value="14.8" calcext:value-type="float">
            <text:p>14.8000</text:p>
          </table:table-cell>
          <table:table-cell office:value-type="float" office:value="19.8" calcext:value-type="float">
            <text:p>19.8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33" table:formula="of:=([.A114]*0.001)*([.A114]*0.001)" office:value-type="float" office:value="0.69305625" calcext:value-type="float">
            <text:p>0.6931</text:p>
          </table:table-cell>
          <table:table-cell table:style-name="ce33" table:formula="of:=[.D114]" office:value-type="float" office:value="19.8" calcext:value-type="float">
            <text:p>19.8000</text:p>
          </table:table-cell>
          <table:table-cell table:style-name="ce33" table:formula="of:=[.E114]" office:value-type="float" office:value="0.6" calcext:value-type="float">
            <text:p>0.6000</text:p>
          </table:table-cell>
          <table:table-cell table:style-name="ce33" table:formula="of:=[.E114]" office:value-type="float" office:value="0.6" calcext:value-type="float">
            <text:p>0.6000</text:p>
          </table:table-cell>
          <table:table-cell/>
          <table:table-cell office:value-type="float" office:value="0.69305625" calcext:value-type="float">
            <text:p>0.6931</text:p>
          </table:table-cell>
          <table:table-cell office:value-type="float" office:value="517.730208336" calcext:value-type="float">
            <text:p>517.7302</text:p>
          </table:table-cell>
          <table:table-cell table:number-columns-repeated="2" table:style-name="ce33" office:value-type="float" office:value="15.4371457606187" calcext:value-type="float">
            <text:p>15.4371</text:p>
          </table:table-cell>
          <table:table-cell table:number-columns-repeated="1009"/>
        </table:table-row>
        <table:table-row table:style-name="ro1">
          <table:table-cell office:value-type="float" office:value="837.5" calcext:value-type="float">
            <text:p>837.50</text:p>
          </table:table-cell>
          <table:table-cell office:value-type="float" office:value="450.4" calcext:value-type="float">
            <text:p>450.4000</text:p>
          </table:table-cell>
          <table:table-cell office:value-type="float" office:value="13.2" calcext:value-type="float">
            <text:p>13.2000</text:p>
          </table:table-cell>
          <table:table-cell office:value-type="float" office:value="18.1" calcext:value-type="float">
            <text:p>18.1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33" table:formula="of:=([.A115]*0.001)*([.A115]*0.001)" office:value-type="float" office:value="0.70140625" calcext:value-type="float">
            <text:p>0.7014</text:p>
          </table:table-cell>
          <table:table-cell table:style-name="ce33" table:formula="of:=[.D115]" office:value-type="float" office:value="18.1" calcext:value-type="float">
            <text:p>18.1000</text:p>
          </table:table-cell>
          <table:table-cell table:style-name="ce33" table:formula="of:=[.E115]" office:value-type="float" office:value="0.5" calcext:value-type="float">
            <text:p>0.5000</text:p>
          </table:table-cell>
          <table:table-cell table:style-name="ce33" table:formula="of:=[.E115]" office:value-type="float" office:value="0.5" calcext:value-type="float">
            <text:p>0.5000</text:p>
          </table:table-cell>
          <table:table-cell/>
          <table:table-cell office:value-type="float" office:value="0.70140625" calcext:value-type="float">
            <text:p>0.7014</text:p>
          </table:table-cell>
          <table:table-cell office:value-type="float" office:value="469.502102438" calcext:value-type="float">
            <text:p>469.5021</text:p>
          </table:table-cell>
          <table:table-cell table:number-columns-repeated="2" table:style-name="ce33" office:value-type="float" office:value="13.7609316618595" calcext:value-type="float">
            <text:p>13.7609</text:p>
          </table:table-cell>
          <table:table-cell table:number-columns-repeated="1009"/>
        </table:table-row>
        <table:table-row table:style-name="ro1">
          <table:table-cell office:value-type="float" office:value="842.5" calcext:value-type="float">
            <text:p>842.50</text:p>
          </table:table-cell>
          <table:table-cell office:value-type="float" office:value="404.7" calcext:value-type="float">
            <text:p>404.7000</text:p>
          </table:table-cell>
          <table:table-cell office:value-type="float" office:value="13.2" calcext:value-type="float">
            <text:p>13.2000</text:p>
          </table:table-cell>
          <table:table-cell office:value-type="float" office:value="16.4" calcext:value-type="float">
            <text:p>16.4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33" table:formula="of:=([.A116]*0.001)*([.A116]*0.001)" office:value-type="float" office:value="0.70980625" calcext:value-type="float">
            <text:p>0.7098</text:p>
          </table:table-cell>
          <table:table-cell table:style-name="ce33" table:formula="of:=[.D116]" office:value-type="float" office:value="16.4" calcext:value-type="float">
            <text:p>16.4000</text:p>
          </table:table-cell>
          <table:table-cell table:style-name="ce33" table:formula="of:=[.E116]" office:value-type="float" office:value="0.5" calcext:value-type="float">
            <text:p>0.5000</text:p>
          </table:table-cell>
          <table:table-cell table:style-name="ce33" table:formula="of:=[.E116]" office:value-type="float" office:value="0.5" calcext:value-type="float">
            <text:p>0.5000</text:p>
          </table:table-cell>
          <table:table-cell/>
          <table:table-cell office:value-type="float" office:value="0.70980625" calcext:value-type="float">
            <text:p>0.7098</text:p>
          </table:table-cell>
          <table:table-cell office:value-type="float" office:value="421.621433018" calcext:value-type="float">
            <text:p>421.6214</text:p>
          </table:table-cell>
          <table:table-cell table:number-columns-repeated="2" table:style-name="ce33" office:value-type="float" office:value="13.7526338086858" calcext:value-type="float">
            <text:p>13.7526</text:p>
          </table:table-cell>
          <table:table-cell table:number-columns-repeated="1009"/>
        </table:table-row>
        <table:table-row table:style-name="ro1">
          <table:table-cell office:value-type="float" office:value="847.5" calcext:value-type="float">
            <text:p>847.50</text:p>
          </table:table-cell>
          <table:table-cell office:value-type="float" office:value="391.3" calcext:value-type="float">
            <text:p>391.3000</text:p>
          </table:table-cell>
          <table:table-cell office:value-type="float" office:value="12.8" calcext:value-type="float">
            <text:p>12.8000</text:p>
          </table:table-cell>
          <table:table-cell office:value-type="float" office:value="16" calcext:value-type="float">
            <text:p>16.0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33" table:formula="of:=([.A117]*0.001)*([.A117]*0.001)" office:value-type="float" office:value="0.71825625" calcext:value-type="float">
            <text:p>0.7183</text:p>
          </table:table-cell>
          <table:table-cell table:style-name="ce33" table:formula="of:=[.D117]" office:value-type="float" office:value="16" calcext:value-type="float">
            <text:p>16.0000</text:p>
          </table:table-cell>
          <table:table-cell table:style-name="ce33" table:formula="of:=[.E117]" office:value-type="float" office:value="0.5" calcext:value-type="float">
            <text:p>0.5000</text:p>
          </table:table-cell>
          <table:table-cell table:style-name="ce33" table:formula="of:=[.E117]" office:value-type="float" office:value="0.5" calcext:value-type="float">
            <text:p>0.5000</text:p>
          </table:table-cell>
          <table:table-cell/>
          <table:table-cell office:value-type="float" office:value="0.71825625" calcext:value-type="float">
            <text:p>0.7183</text:p>
          </table:table-cell>
          <table:table-cell office:value-type="float" office:value="407.442599477" calcext:value-type="float">
            <text:p>407.4426</text:p>
          </table:table-cell>
          <table:table-cell table:number-columns-repeated="2" table:style-name="ce33" office:value-type="float" office:value="13.3287342902517" calcext:value-type="float">
            <text:p>13.3287</text:p>
          </table:table-cell>
          <table:table-cell table:number-columns-repeated="1009"/>
        </table:table-row>
        <table:table-row table:style-name="ro1">
          <table:table-cell office:value-type="float" office:value="852.5" calcext:value-type="float">
            <text:p>852.50</text:p>
          </table:table-cell>
          <table:table-cell office:value-type="float" office:value="364" calcext:value-type="float">
            <text:p>364.0000</text:p>
          </table:table-cell>
          <table:table-cell office:value-type="float" office:value="11.8" calcext:value-type="float">
            <text:p>11.8000</text:p>
          </table:table-cell>
          <table:table-cell office:value-type="float" office:value="15" calcext:value-type="float">
            <text:p>15.0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33" table:formula="of:=([.A118]*0.001)*([.A118]*0.001)" office:value-type="float" office:value="0.72675625" calcext:value-type="float">
            <text:p>0.7268</text:p>
          </table:table-cell>
          <table:table-cell table:style-name="ce33" table:formula="of:=[.D118]" office:value-type="float" office:value="15" calcext:value-type="float">
            <text:p>15.0000</text:p>
          </table:table-cell>
          <table:table-cell table:style-name="ce33" table:formula="of:=[.E118]" office:value-type="float" office:value="0.5" calcext:value-type="float">
            <text:p>0.5000</text:p>
          </table:table-cell>
          <table:table-cell table:style-name="ce33" table:formula="of:=[.E118]" office:value-type="float" office:value="0.5" calcext:value-type="float">
            <text:p>0.5000</text:p>
          </table:table-cell>
          <table:table-cell/>
          <table:table-cell office:value-type="float" office:value="0.72675625" calcext:value-type="float">
            <text:p>0.7268</text:p>
          </table:table-cell>
          <table:table-cell office:value-type="float" office:value="378.80564863" calcext:value-type="float">
            <text:p>378.8056</text:p>
          </table:table-cell>
          <table:table-cell table:number-columns-repeated="2" table:style-name="ce33" office:value-type="float" office:value="12.2805337871532" calcext:value-type="float">
            <text:p>12.2805</text:p>
          </table:table-cell>
          <table:table-cell table:number-columns-repeated="1009"/>
        </table:table-row>
        <table:table-row table:style-name="ro1">
          <table:table-cell office:value-type="float" office:value="857.5" calcext:value-type="float">
            <text:p>857.50</text:p>
          </table:table-cell>
          <table:table-cell office:value-type="float" office:value="339.6" calcext:value-type="float">
            <text:p>339.6000</text:p>
          </table:table-cell>
          <table:table-cell office:value-type="float" office:value="11.9" calcext:value-type="float">
            <text:p>11.9000</text:p>
          </table:table-cell>
          <table:table-cell office:value-type="float" office:value="14.2" calcext:value-type="float">
            <text:p>14.2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33" table:formula="of:=([.A119]*0.001)*([.A119]*0.001)" office:value-type="float" office:value="0.73530625" calcext:value-type="float">
            <text:p>0.7353</text:p>
          </table:table-cell>
          <table:table-cell table:style-name="ce33" table:formula="of:=[.D119]" office:value-type="float" office:value="14.2" calcext:value-type="float">
            <text:p>14.2000</text:p>
          </table:table-cell>
          <table:table-cell table:style-name="ce33" table:formula="of:=[.E119]" office:value-type="float" office:value="0.5" calcext:value-type="float">
            <text:p>0.5000</text:p>
          </table:table-cell>
          <table:table-cell table:style-name="ce33" table:formula="of:=[.E119]" office:value-type="float" office:value="0.5" calcext:value-type="float">
            <text:p>0.5000</text:p>
          </table:table-cell>
          <table:table-cell/>
          <table:table-cell office:value-type="float" office:value="0.73530625" calcext:value-type="float">
            <text:p>0.7353</text:p>
          </table:table-cell>
          <table:table-cell office:value-type="float" office:value="353.21656801" calcext:value-type="float">
            <text:p>353.2166</text:p>
          </table:table-cell>
          <table:table-cell table:number-columns-repeated="2" table:style-name="ce33" office:value-type="float" office:value="12.3776970627282" calcext:value-type="float">
            <text:p>12.3777</text:p>
          </table:table-cell>
          <table:table-cell table:number-columns-repeated="1009"/>
        </table:table-row>
        <table:table-row table:style-name="ro1">
          <table:table-cell office:value-type="float" office:value="862.5" calcext:value-type="float">
            <text:p>862.50</text:p>
          </table:table-cell>
          <table:table-cell office:value-type="float" office:value="310" calcext:value-type="float">
            <text:p>310.0000</text:p>
          </table:table-cell>
          <table:table-cell office:value-type="float" office:value="11.5" calcext:value-type="float">
            <text:p>11.5000</text:p>
          </table:table-cell>
          <table:table-cell office:value-type="float" office:value="13" calcext:value-type="float">
            <text:p>13.0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33" table:formula="of:=([.A120]*0.001)*([.A120]*0.001)" office:value-type="float" office:value="0.74390625" calcext:value-type="float">
            <text:p>0.7439</text:p>
          </table:table-cell>
          <table:table-cell table:style-name="ce33" table:formula="of:=[.D120]" office:value-type="float" office:value="13" calcext:value-type="float">
            <text:p>13.0000</text:p>
          </table:table-cell>
          <table:table-cell table:style-name="ce33" table:formula="of:=[.E120]" office:value-type="float" office:value="0.5" calcext:value-type="float">
            <text:p>0.5000</text:p>
          </table:table-cell>
          <table:table-cell table:style-name="ce33" table:formula="of:=[.E120]" office:value-type="float" office:value="0.5" calcext:value-type="float">
            <text:p>0.5000</text:p>
          </table:table-cell>
          <table:table-cell/>
          <table:table-cell office:value-type="float" office:value="0.74390625" calcext:value-type="float">
            <text:p>0.7439</text:p>
          </table:table-cell>
          <table:table-cell office:value-type="float" office:value="322.243942212" calcext:value-type="float">
            <text:p>322.2439</text:p>
          </table:table-cell>
          <table:table-cell table:number-columns-repeated="2" table:style-name="ce33" office:value-type="float" office:value="11.9546353156656" calcext:value-type="float">
            <text:p>11.9546</text:p>
          </table:table-cell>
          <table:table-cell table:number-columns-repeated="1009"/>
        </table:table-row>
        <table:table-row table:style-name="ro1">
          <table:table-cell office:value-type="float" office:value="867.5" calcext:value-type="float">
            <text:p>867.50</text:p>
          </table:table-cell>
          <table:table-cell office:value-type="float" office:value="283.8" calcext:value-type="float">
            <text:p>283.8000</text:p>
          </table:table-cell>
          <table:table-cell office:value-type="float" office:value="9.8" calcext:value-type="float">
            <text:p>9.8000</text:p>
          </table:table-cell>
          <table:table-cell office:value-type="float" office:value="12.1" calcext:value-type="float">
            <text:p>12.1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33" table:formula="of:=([.A121]*0.001)*([.A121]*0.001)" office:value-type="float" office:value="0.75255625" calcext:value-type="float">
            <text:p>0.7526</text:p>
          </table:table-cell>
          <table:table-cell table:style-name="ce33" table:formula="of:=[.D121]" office:value-type="float" office:value="12.1" calcext:value-type="float">
            <text:p>12.1000</text:p>
          </table:table-cell>
          <table:table-cell table:style-name="ce33" table:formula="of:=[.E121]" office:value-type="float" office:value="0.4" calcext:value-type="float">
            <text:p>0.4000</text:p>
          </table:table-cell>
          <table:table-cell table:style-name="ce33" table:formula="of:=[.E121]" office:value-type="float" office:value="0.4" calcext:value-type="float">
            <text:p>0.4000</text:p>
          </table:table-cell>
          <table:table-cell/>
          <table:table-cell office:value-type="float" office:value="0.75255625" calcext:value-type="float">
            <text:p>0.7526</text:p>
          </table:table-cell>
          <table:table-cell office:value-type="float" office:value="294.839039107" calcext:value-type="float">
            <text:p>294.8390</text:p>
          </table:table-cell>
          <table:table-cell table:number-columns-repeated="2" table:style-name="ce33" office:value-type="float" office:value="10.1816105874184" calcext:value-type="float">
            <text:p>10.1816</text:p>
          </table:table-cell>
          <table:table-cell table:number-columns-repeated="1009"/>
        </table:table-row>
        <table:table-row table:style-name="ro1">
          <table:table-cell office:value-type="float" office:value="872.5" calcext:value-type="float">
            <text:p>872.50</text:p>
          </table:table-cell>
          <table:table-cell office:value-type="float" office:value="256.5" calcext:value-type="float">
            <text:p>256.5000</text:p>
          </table:table-cell>
          <table:table-cell office:value-type="float" office:value="9.2" calcext:value-type="float">
            <text:p>9.2000</text:p>
          </table:table-cell>
          <table:table-cell office:value-type="float" office:value="11" calcext:value-type="float">
            <text:p>11.0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33" table:formula="of:=([.A122]*0.001)*([.A122]*0.001)" office:value-type="float" office:value="0.76125625" calcext:value-type="float">
            <text:p>0.7613</text:p>
          </table:table-cell>
          <table:table-cell table:style-name="ce33" table:formula="of:=[.D122]" office:value-type="float" office:value="11" calcext:value-type="float">
            <text:p>11.0000</text:p>
          </table:table-cell>
          <table:table-cell table:style-name="ce33" table:formula="of:=[.E122]" office:value-type="float" office:value="0.4" calcext:value-type="float">
            <text:p>0.4000</text:p>
          </table:table-cell>
          <table:table-cell table:style-name="ce33" table:formula="of:=[.E122]" office:value-type="float" office:value="0.4" calcext:value-type="float">
            <text:p>0.4000</text:p>
          </table:table-cell>
          <table:table-cell/>
          <table:table-cell office:value-type="float" office:value="0.76125625" calcext:value-type="float">
            <text:p>0.7613</text:p>
          </table:table-cell>
          <table:table-cell office:value-type="float" office:value="266.318201172" calcext:value-type="float">
            <text:p>266.3182</text:p>
          </table:table-cell>
          <table:table-cell table:number-columns-repeated="2" table:style-name="ce33" office:value-type="float" office:value="9.55251713671486" calcext:value-type="float">
            <text:p>9.5525</text:p>
          </table:table-cell>
          <table:table-cell table:number-columns-repeated="1009"/>
        </table:table-row>
        <table:table-row table:style-name="ro1">
          <table:table-cell office:value-type="float" office:value="877.5" calcext:value-type="float">
            <text:p>877.50</text:p>
          </table:table-cell>
          <table:table-cell office:value-type="float" office:value="237.3" calcext:value-type="float">
            <text:p>237.3000</text:p>
          </table:table-cell>
          <table:table-cell office:value-type="float" office:value="9.2" calcext:value-type="float">
            <text:p>9.2000</text:p>
          </table:table-cell>
          <table:table-cell office:value-type="float" office:value="10.3" calcext:value-type="float">
            <text:p>10.3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33" table:formula="of:=([.A123]*0.001)*([.A123]*0.001)" office:value-type="float" office:value="0.77000625" calcext:value-type="float">
            <text:p>0.7700</text:p>
          </table:table-cell>
          <table:table-cell table:style-name="ce33" table:formula="of:=[.D123]" office:value-type="float" office:value="10.3" calcext:value-type="float">
            <text:p>10.3000</text:p>
          </table:table-cell>
          <table:table-cell table:style-name="ce33" table:formula="of:=[.E123]" office:value-type="float" office:value="0.4" calcext:value-type="float">
            <text:p>0.4000</text:p>
          </table:table-cell>
          <table:table-cell table:style-name="ce33" table:formula="of:=[.E123]" office:value-type="float" office:value="0.4" calcext:value-type="float">
            <text:p>0.4000</text:p>
          </table:table-cell>
          <table:table-cell/>
          <table:table-cell office:value-type="float" office:value="0.77000625" calcext:value-type="float">
            <text:p>0.7700</text:p>
          </table:table-cell>
          <table:table-cell office:value-type="float" office:value="246.23622502" calcext:value-type="float">
            <text:p>246.2362</text:p>
          </table:table-cell>
          <table:table-cell table:number-columns-repeated="2" table:style-name="ce33" office:value-type="float" office:value="9.54676386574903" calcext:value-type="float">
            <text:p>9.5468</text:p>
          </table:table-cell>
          <table:table-cell table:number-columns-repeated="1009"/>
        </table:table-row>
        <table:table-row table:style-name="ro1">
          <table:table-cell office:value-type="float" office:value="882.5" calcext:value-type="float">
            <text:p>882.50</text:p>
          </table:table-cell>
          <table:table-cell office:value-type="float" office:value="229.7" calcext:value-type="float">
            <text:p>229.7000</text:p>
          </table:table-cell>
          <table:table-cell office:value-type="float" office:value="8.6" calcext:value-type="float">
            <text:p>8.6000</text:p>
          </table:table-cell>
          <table:table-cell office:value-type="float" office:value="10" calcext:value-type="float">
            <text:p>10.0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33" table:formula="of:=([.A124]*0.001)*([.A124]*0.001)" office:value-type="float" office:value="0.77880625" calcext:value-type="float">
            <text:p>0.7788</text:p>
          </table:table-cell>
          <table:table-cell table:style-name="ce33" table:formula="of:=[.D124]" office:value-type="float" office:value="10" calcext:value-type="float">
            <text:p>10.0000</text:p>
          </table:table-cell>
          <table:table-cell table:style-name="ce33" table:formula="of:=[.E124]" office:value-type="float" office:value="0.4" calcext:value-type="float">
            <text:p>0.4000</text:p>
          </table:table-cell>
          <table:table-cell table:style-name="ce33" table:formula="of:=[.E124]" office:value-type="float" office:value="0.4" calcext:value-type="float">
            <text:p>0.4000</text:p>
          </table:table-cell>
          <table:table-cell/>
          <table:table-cell office:value-type="float" office:value="0.77880625" calcext:value-type="float">
            <text:p>0.7788</text:p>
          </table:table-cell>
          <table:table-cell office:value-type="float" office:value="238.203027703" calcext:value-type="float">
            <text:p>238.2030</text:p>
          </table:table-cell>
          <table:table-cell table:number-columns-repeated="2" table:style-name="ce33" office:value-type="float" office:value="8.91866625084289" calcext:value-type="float">
            <text:p>8.9187</text:p>
          </table:table-cell>
          <table:table-cell table:number-columns-repeated="1009"/>
        </table:table-row>
        <table:table-row table:style-name="ro1">
          <table:table-cell office:value-type="float" office:value="887.5" calcext:value-type="float">
            <text:p>887.50</text:p>
          </table:table-cell>
          <table:table-cell office:value-type="float" office:value="224" calcext:value-type="float">
            <text:p>224.0000</text:p>
          </table:table-cell>
          <table:table-cell office:value-type="float" office:value="8.1" calcext:value-type="float">
            <text:p>8.1000</text:p>
          </table:table-cell>
          <table:table-cell office:value-type="float" office:value="9.9" calcext:value-type="float">
            <text:p>9.9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33" table:formula="of:=([.A125]*0.001)*([.A125]*0.001)" office:value-type="float" office:value="0.78765625" calcext:value-type="float">
            <text:p>0.7877</text:p>
          </table:table-cell>
          <table:table-cell table:style-name="ce33" table:formula="of:=[.D125]" office:value-type="float" office:value="9.9" calcext:value-type="float">
            <text:p>9.9000</text:p>
          </table:table-cell>
          <table:table-cell table:style-name="ce33" table:formula="of:=[.E125]" office:value-type="float" office:value="0.4" calcext:value-type="float">
            <text:p>0.4000</text:p>
          </table:table-cell>
          <table:table-cell table:style-name="ce33" table:formula="of:=[.E125]" office:value-type="float" office:value="0.4" calcext:value-type="float">
            <text:p>0.4000</text:p>
          </table:table-cell>
          <table:table-cell/>
          <table:table-cell office:value-type="float" office:value="0.78765625" calcext:value-type="float">
            <text:p>0.7877</text:p>
          </table:table-cell>
          <table:table-cell office:value-type="float" office:value="232.14413668" calcext:value-type="float">
            <text:p>232.1441</text:p>
          </table:table-cell>
          <table:table-cell table:number-columns-repeated="2" table:style-name="ce33" office:value-type="float" office:value="8.3948125311119" calcext:value-type="float">
            <text:p>8.3948</text:p>
          </table:table-cell>
          <table:table-cell table:number-columns-repeated="1009"/>
        </table:table-row>
        <table:table-row table:style-name="ro1">
          <table:table-cell office:value-type="float" office:value="892.5" calcext:value-type="float">
            <text:p>892.50</text:p>
          </table:table-cell>
          <table:table-cell office:value-type="float" office:value="196.1" calcext:value-type="float">
            <text:p>196.1000</text:p>
          </table:table-cell>
          <table:table-cell office:value-type="float" office:value="8" calcext:value-type="float">
            <text:p>8.0000</text:p>
          </table:table-cell>
          <table:table-cell office:value-type="float" office:value="8.7" calcext:value-type="float">
            <text:p>8.7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33" table:formula="of:=([.A126]*0.001)*([.A126]*0.001)" office:value-type="float" office:value="0.79655625" calcext:value-type="float">
            <text:p>0.7966</text:p>
          </table:table-cell>
          <table:table-cell table:style-name="ce33" table:formula="of:=[.D126]" office:value-type="float" office:value="8.7" calcext:value-type="float">
            <text:p>8.7000</text:p>
          </table:table-cell>
          <table:table-cell table:style-name="ce33" table:formula="of:=[.E126]" office:value-type="float" office:value="0.4" calcext:value-type="float">
            <text:p>0.4000</text:p>
          </table:table-cell>
          <table:table-cell table:style-name="ce33" table:formula="of:=[.E126]" office:value-type="float" office:value="0.4" calcext:value-type="float">
            <text:p>0.4000</text:p>
          </table:table-cell>
          <table:table-cell/>
          <table:table-cell office:value-type="float" office:value="0.79655625" calcext:value-type="float">
            <text:p>0.7966</text:p>
          </table:table-cell>
          <table:table-cell office:value-type="float" office:value="203.104269897" calcext:value-type="float">
            <text:p>203.1043</text:p>
          </table:table-cell>
          <table:table-cell table:number-columns-repeated="2" table:style-name="ce33" office:value-type="float" office:value="8.28598701060369" calcext:value-type="float">
            <text:p>8.2860</text:p>
          </table:table-cell>
          <table:table-cell table:number-columns-repeated="1009"/>
        </table:table-row>
        <table:table-row table:style-name="ro1">
          <table:table-cell office:value-type="float" office:value="897.5" calcext:value-type="float">
            <text:p>897.50</text:p>
          </table:table-cell>
          <table:table-cell office:value-type="float" office:value="175.9" calcext:value-type="float">
            <text:p>175.9000</text:p>
          </table:table-cell>
          <table:table-cell office:value-type="float" office:value="7.6" calcext:value-type="float">
            <text:p>7.6000</text:p>
          </table:table-cell>
          <table:table-cell office:value-type="float" office:value="7.9" calcext:value-type="float">
            <text:p>7.9000</text:p>
          </table:table-cell>
          <table:table-cell office:value-type="float" office:value="0.3" calcext:value-type="float">
            <text:p>0.3000</text:p>
          </table:table-cell>
          <table:table-cell/>
          <table:table-cell table:style-name="ce33" table:formula="of:=([.A127]*0.001)*([.A127]*0.001)" office:value-type="float" office:value="0.80550625" calcext:value-type="float">
            <text:p>0.8055</text:p>
          </table:table-cell>
          <table:table-cell table:style-name="ce33" table:formula="of:=[.D127]" office:value-type="float" office:value="7.9" calcext:value-type="float">
            <text:p>7.9000</text:p>
          </table:table-cell>
          <table:table-cell table:style-name="ce33" table:formula="of:=[.E127]" office:value-type="float" office:value="0.3" calcext:value-type="float">
            <text:p>0.3000</text:p>
          </table:table-cell>
          <table:table-cell table:style-name="ce33" table:formula="of:=[.E127]" office:value-type="float" office:value="0.3" calcext:value-type="float">
            <text:p>0.3000</text:p>
          </table:table-cell>
          <table:table-cell/>
          <table:table-cell office:value-type="float" office:value="0.80550625" calcext:value-type="float">
            <text:p>0.8055</text:p>
          </table:table-cell>
          <table:table-cell office:value-type="float" office:value="182.070214797" calcext:value-type="float">
            <text:p>182.0702</text:p>
          </table:table-cell>
          <table:table-cell table:number-columns-repeated="2" table:style-name="ce33" office:value-type="float" office:value="7.86679941739373" calcext:value-type="float">
            <text:p>7.8668</text:p>
          </table:table-cell>
          <table:table-cell table:number-columns-repeated="1009"/>
        </table:table-row>
        <table:table-row table:style-name="ro1" table:number-rows-repeated="5">
          <table:table-cell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1" table:number-rows-repeated="10484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 Pion - check again" table:style-name="ta1" table:print-ranges="'Data Pion - check again'.A1:'Data Pion - check again'.H476">
        <table:table-column table:style-name="co2" table:default-cell-style-name="ce33"/>
        <table:table-column table:style-name="co2" table:number-columns-repeated="2" table:default-cell-style-name="ce58"/>
        <table:table-column table:style-name="co2" table:number-columns-repeated="2" table:default-cell-style-name="Default"/>
        <table:table-column table:style-name="co28" table:default-cell-style-name="Default"/>
        <table:table-column table:style-name="co2" table:number-columns-repeated="2" table:default-cell-style-name="ce33"/>
        <table:table-column table:style-name="co2" table:number-columns-repeated="1016" table:default-cell-style-name="Default"/>
        <table:table-row table:style-name="ro11">
          <table:table-cell table:style-name="ce62" office:value-type="string" calcext:value-type="string" table:number-columns-spanned="8" table:number-rows-spanned="1">
            <text:p>KLOE – 2009-PL-B670-285_Ambrosino</text:p>
          </table:table-cell>
          <table:covered-table-cell table:number-columns-repeated="3" table:style-name="ce70"/>
          <table:covered-table-cell table:number-columns-repeated="2" table:style-name="ce73"/>
          <table:covered-table-cell table:style-name="ce70"/>
          <table:covered-table-cell table:style-name="ce73"/>
          <table:table-cell table:style-name="ce67" table:number-columns-repeated="1016"/>
        </table:table-row>
        <table:table-header-rows>
          <table:table-row table:style-name="ro12">
            <table:table-cell table:style-name="ce70" office:value-type="string" calcext:value-type="string">
              <text:p>[GeV^2]</text:p>
            </table:table-cell>
            <table:table-cell table:style-name="ce70" office:value-type="string" calcext:value-type="string">
              <text:p>sigma [nb]</text:p>
            </table:table-cell>
            <table:table-cell table:style-name="ce70" office:value-type="string" calcext:value-type="string">
              <text:p>err. sigma [nb]</text:p>
            </table:table-cell>
            <table:table-cell table:style-name="ce70" office:value-type="string" calcext:value-type="string">
              <text:p>F_pi^2</text:p>
            </table:table-cell>
            <table:table-cell table:style-name="ce73" office:value-type="string" calcext:value-type="string">
              <text:p>err. F_pi^2</text:p>
            </table:table-cell>
            <table:table-cell table:style-name="ce73"/>
            <table:table-cell table:style-name="ce70" office:value-type="string" calcext:value-type="string">
              <text:p>F_pi^2 calculated</text:p>
            </table:table-cell>
            <table:table-cell table:style-name="ce73" office:value-type="string" calcext:value-type="string">
              <text:p>err. F_pi^2 calculated</text:p>
            </table:table-cell>
            <table:table-cell table:style-name="ce67" table:number-columns-repeated="1016"/>
          </table:table-row>
        </table:table-header-rows>
        <table:table-row table:style-name="ro1">
          <table:table-cell office:value-type="float" office:value="0.355" calcext:value-type="float">
            <text:p>0.3550</text:p>
          </table:table-cell>
          <table:table-cell table:style-name="ce33" table:number-columns-repeated="2"/>
          <table:table-cell table:style-name="ce33" office:value-type="float" office:value="7.35" calcext:value-type="float">
            <text:p>7.3500</text:p>
          </table:table-cell>
          <table:table-cell table:style-name="ce33" office:value-type="float" office:value="0.11" calcext:value-type="float">
            <text:p>0.11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365" calcext:value-type="float">
            <text:p>0.3650</text:p>
          </table:table-cell>
          <table:table-cell table:style-name="ce33" table:number-columns-repeated="2"/>
          <table:table-cell table:style-name="ce33" office:value-type="float" office:value="8.09" calcext:value-type="float">
            <text:p>8.0900</text:p>
          </table:table-cell>
          <table:table-cell table:style-name="ce33" office:value-type="float" office:value="0.11" calcext:value-type="float">
            <text:p>0.11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375" calcext:value-type="float">
            <text:p>0.3750</text:p>
          </table:table-cell>
          <table:table-cell table:style-name="ce33" table:number-columns-repeated="2"/>
          <table:table-cell table:style-name="ce33" office:value-type="float" office:value="8.68" calcext:value-type="float">
            <text:p>8.6800</text:p>
          </table:table-cell>
          <table:table-cell table:style-name="ce33" office:value-type="float" office:value="0.11" calcext:value-type="float">
            <text:p>0.11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385" calcext:value-type="float">
            <text:p>0.3850</text:p>
          </table:table-cell>
          <table:table-cell table:style-name="ce33" table:number-columns-repeated="2"/>
          <table:table-cell table:style-name="ce33" office:value-type="float" office:value="9.45" calcext:value-type="float">
            <text:p>9.4500</text:p>
          </table:table-cell>
          <table:table-cell table:style-name="ce33" office:value-type="float" office:value="0.11" calcext:value-type="float">
            <text:p>0.11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395" calcext:value-type="float">
            <text:p>0.3950</text:p>
          </table:table-cell>
          <table:table-cell table:style-name="ce33" table:number-columns-repeated="2"/>
          <table:table-cell table:style-name="ce33" office:value-type="float" office:value="10.23" calcext:value-type="float">
            <text:p>10.2300</text:p>
          </table:table-cell>
          <table:table-cell table:style-name="ce33" office:value-type="float" office:value="0.11" calcext:value-type="float">
            <text:p>0.11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405" calcext:value-type="float">
            <text:p>0.4050</text:p>
          </table:table-cell>
          <table:table-cell table:style-name="ce33" table:number-columns-repeated="2"/>
          <table:table-cell table:style-name="ce33" office:value-type="float" office:value="11.28" calcext:value-type="float">
            <text:p>11.2800</text:p>
          </table:table-cell>
          <table:table-cell table:style-name="ce33" office:value-type="float" office:value="0.11" calcext:value-type="float">
            <text:p>0.11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415" calcext:value-type="float">
            <text:p>0.4150</text:p>
          </table:table-cell>
          <table:table-cell table:style-name="ce33" table:number-columns-repeated="2"/>
          <table:table-cell table:style-name="ce33" office:value-type="float" office:value="12.3" calcext:value-type="float">
            <text:p>12.3000</text:p>
          </table:table-cell>
          <table:table-cell table:style-name="ce33" office:value-type="float" office:value="0.11" calcext:value-type="float">
            <text:p>0.11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425" calcext:value-type="float">
            <text:p>0.4250</text:p>
          </table:table-cell>
          <table:table-cell table:style-name="ce33" table:number-columns-repeated="2"/>
          <table:table-cell table:style-name="ce33" office:value-type="float" office:value="13.51" calcext:value-type="float">
            <text:p>13.5100</text:p>
          </table:table-cell>
          <table:table-cell table:style-name="ce33" office:value-type="float" office:value="0.11" calcext:value-type="float">
            <text:p>0.11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435" calcext:value-type="float">
            <text:p>0.4350</text:p>
          </table:table-cell>
          <table:table-cell table:style-name="ce33" table:number-columns-repeated="2"/>
          <table:table-cell table:style-name="ce33" office:value-type="float" office:value="14.7" calcext:value-type="float">
            <text:p>14.7000</text:p>
          </table:table-cell>
          <table:table-cell table:style-name="ce33" office:value-type="float" office:value="0.11" calcext:value-type="float">
            <text:p>0.11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445" calcext:value-type="float">
            <text:p>0.4450</text:p>
          </table:table-cell>
          <table:table-cell table:style-name="ce33" table:number-columns-repeated="2"/>
          <table:table-cell table:style-name="ce33" office:value-type="float" office:value="16.13" calcext:value-type="float">
            <text:p>16.1300</text:p>
          </table:table-cell>
          <table:table-cell table:style-name="ce33" office:value-type="float" office:value="0.12" calcext:value-type="float">
            <text:p>0.12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455" calcext:value-type="float">
            <text:p>0.4550</text:p>
          </table:table-cell>
          <table:table-cell table:style-name="ce33" table:number-columns-repeated="2"/>
          <table:table-cell table:style-name="ce33" office:value-type="float" office:value="17.91" calcext:value-type="float">
            <text:p>17.9100</text:p>
          </table:table-cell>
          <table:table-cell table:style-name="ce33" office:value-type="float" office:value="0.12" calcext:value-type="float">
            <text:p>0.12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465" calcext:value-type="float">
            <text:p>0.4650</text:p>
          </table:table-cell>
          <table:table-cell table:style-name="ce33" table:number-columns-repeated="2"/>
          <table:table-cell table:style-name="ce33" office:value-type="float" office:value="19.49" calcext:value-type="float">
            <text:p>19.4900</text:p>
          </table:table-cell>
          <table:table-cell table:style-name="ce33" office:value-type="float" office:value="0.12" calcext:value-type="float">
            <text:p>0.12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475" calcext:value-type="float">
            <text:p>0.4750</text:p>
          </table:table-cell>
          <table:table-cell table:style-name="ce33" table:number-columns-repeated="2"/>
          <table:table-cell table:style-name="ce33" office:value-type="float" office:value="21.31" calcext:value-type="float">
            <text:p>21.3100</text:p>
          </table:table-cell>
          <table:table-cell table:style-name="ce33" office:value-type="float" office:value="0.13" calcext:value-type="float">
            <text:p>0.13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485" calcext:value-type="float">
            <text:p>0.4850</text:p>
          </table:table-cell>
          <table:table-cell table:style-name="ce33" table:number-columns-repeated="2"/>
          <table:table-cell table:style-name="ce33" office:value-type="float" office:value="23.85" calcext:value-type="float">
            <text:p>23.8500</text:p>
          </table:table-cell>
          <table:table-cell table:style-name="ce33" office:value-type="float" office:value="0.13" calcext:value-type="float">
            <text:p>0.13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495" calcext:value-type="float">
            <text:p>0.4950</text:p>
          </table:table-cell>
          <table:table-cell table:style-name="ce33" table:number-columns-repeated="2"/>
          <table:table-cell table:style-name="ce33" office:value-type="float" office:value="26.61" calcext:value-type="float">
            <text:p>26.6100</text:p>
          </table:table-cell>
          <table:table-cell table:style-name="ce33" office:value-type="float" office:value="0.14" calcext:value-type="float">
            <text:p>0.14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505" calcext:value-type="float">
            <text:p>0.5050</text:p>
          </table:table-cell>
          <table:table-cell table:style-name="ce33" table:number-columns-repeated="2"/>
          <table:table-cell table:style-name="ce33" office:value-type="float" office:value="28.65" calcext:value-type="float">
            <text:p>28.6500</text:p>
          </table:table-cell>
          <table:table-cell table:style-name="ce33" office:value-type="float" office:value="0.14" calcext:value-type="float">
            <text:p>0.14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515" calcext:value-type="float">
            <text:p>0.5150</text:p>
          </table:table-cell>
          <table:table-cell table:style-name="ce33" table:number-columns-repeated="2"/>
          <table:table-cell table:style-name="ce33" office:value-type="float" office:value="31.25" calcext:value-type="float">
            <text:p>31.2500</text:p>
          </table:table-cell>
          <table:table-cell table:style-name="ce33" office:value-type="float" office:value="0.15" calcext:value-type="float">
            <text:p>0.15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525" calcext:value-type="float">
            <text:p>0.5250</text:p>
          </table:table-cell>
          <table:table-cell table:style-name="ce33" table:number-columns-repeated="2"/>
          <table:table-cell table:style-name="ce33" office:value-type="float" office:value="33.25" calcext:value-type="float">
            <text:p>33.2500</text:p>
          </table:table-cell>
          <table:table-cell table:style-name="ce33" office:value-type="float" office:value="0.15" calcext:value-type="float">
            <text:p>0.15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535" calcext:value-type="float">
            <text:p>0.5350</text:p>
          </table:table-cell>
          <table:table-cell table:style-name="ce33" table:number-columns-repeated="2"/>
          <table:table-cell table:style-name="ce33" office:value-type="float" office:value="36.05" calcext:value-type="float">
            <text:p>36.0500</text:p>
          </table:table-cell>
          <table:table-cell table:style-name="ce33" office:value-type="float" office:value="0.16" calcext:value-type="float">
            <text:p>0.16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545" calcext:value-type="float">
            <text:p>0.5450</text:p>
          </table:table-cell>
          <table:table-cell table:style-name="ce33" table:number-columns-repeated="2"/>
          <table:table-cell table:style-name="ce33" office:value-type="float" office:value="38.22" calcext:value-type="float">
            <text:p>38.2200</text:p>
          </table:table-cell>
          <table:table-cell table:style-name="ce33" office:value-type="float" office:value="0.16" calcext:value-type="float">
            <text:p>0.16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555" calcext:value-type="float">
            <text:p>0.5550</text:p>
          </table:table-cell>
          <table:table-cell table:style-name="ce33" table:number-columns-repeated="2"/>
          <table:table-cell table:style-name="ce33" office:value-type="float" office:value="39.88" calcext:value-type="float">
            <text:p>39.8800</text:p>
          </table:table-cell>
          <table:table-cell table:style-name="ce33" office:value-type="float" office:value="0.16" calcext:value-type="float">
            <text:p>0.16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565" calcext:value-type="float">
            <text:p>0.5650</text:p>
          </table:table-cell>
          <table:table-cell table:style-name="ce33" table:number-columns-repeated="2"/>
          <table:table-cell table:style-name="ce33" office:value-type="float" office:value="42.06" calcext:value-type="float">
            <text:p>42.0600</text:p>
          </table:table-cell>
          <table:table-cell table:style-name="ce33" office:value-type="float" office:value="0.16" calcext:value-type="float">
            <text:p>0.16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575" calcext:value-type="float">
            <text:p>0.5750</text:p>
          </table:table-cell>
          <table:table-cell table:style-name="ce33" table:number-columns-repeated="2"/>
          <table:table-cell table:style-name="ce33" office:value-type="float" office:value="42.27" calcext:value-type="float">
            <text:p>42.2700</text:p>
          </table:table-cell>
          <table:table-cell table:style-name="ce33" office:value-type="float" office:value="0.16" calcext:value-type="float">
            <text:p>0.16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585" calcext:value-type="float">
            <text:p>0.5850</text:p>
          </table:table-cell>
          <table:table-cell table:style-name="ce33" table:number-columns-repeated="2"/>
          <table:table-cell table:style-name="ce33" office:value-type="float" office:value="43.18" calcext:value-type="float">
            <text:p>43.1800</text:p>
          </table:table-cell>
          <table:table-cell table:style-name="ce33" office:value-type="float" office:value="0.16" calcext:value-type="float">
            <text:p>0.16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595" calcext:value-type="float">
            <text:p>0.5950</text:p>
          </table:table-cell>
          <table:table-cell table:style-name="ce33" table:number-columns-repeated="2"/>
          <table:table-cell table:style-name="ce33" office:value-type="float" office:value="43.61" calcext:value-type="float">
            <text:p>43.6100</text:p>
          </table:table-cell>
          <table:table-cell table:style-name="ce33" office:value-type="float" office:value="0.16" calcext:value-type="float">
            <text:p>0.16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605" calcext:value-type="float">
            <text:p>0.6050</text:p>
          </table:table-cell>
          <table:table-cell table:style-name="ce33" table:number-columns-repeated="2"/>
          <table:table-cell table:style-name="ce33" office:value-type="float" office:value="43.37" calcext:value-type="float">
            <text:p>43.3700</text:p>
          </table:table-cell>
          <table:table-cell table:style-name="ce33" office:value-type="float" office:value="0.16" calcext:value-type="float">
            <text:p>0.16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615" calcext:value-type="float">
            <text:p>0.6150</text:p>
          </table:table-cell>
          <table:table-cell table:style-name="ce33" table:number-columns-repeated="2"/>
          <table:table-cell table:style-name="ce33" office:value-type="float" office:value="33.03" calcext:value-type="float">
            <text:p>33.0300</text:p>
          </table:table-cell>
          <table:table-cell table:style-name="ce33" office:value-type="float" office:value="0.13" calcext:value-type="float">
            <text:p>0.13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625" calcext:value-type="float">
            <text:p>0.6250</text:p>
          </table:table-cell>
          <table:table-cell table:style-name="ce33" table:number-columns-repeated="2"/>
          <table:table-cell table:style-name="ce33" office:value-type="float" office:value="29.84" calcext:value-type="float">
            <text:p>29.8400</text:p>
          </table:table-cell>
          <table:table-cell table:style-name="ce33" office:value-type="float" office:value="0.12" calcext:value-type="float">
            <text:p>0.12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635" calcext:value-type="float">
            <text:p>0.6350</text:p>
          </table:table-cell>
          <table:table-cell table:style-name="ce33" table:number-columns-repeated="2"/>
          <table:table-cell table:style-name="ce33" office:value-type="float" office:value="29.31" calcext:value-type="float">
            <text:p>29.3100</text:p>
          </table:table-cell>
          <table:table-cell table:style-name="ce33" office:value-type="float" office:value="0.12" calcext:value-type="float">
            <text:p>0.12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645" calcext:value-type="float">
            <text:p>0.6450</text:p>
          </table:table-cell>
          <table:table-cell table:style-name="ce33" table:number-columns-repeated="2"/>
          <table:table-cell table:style-name="ce33" office:value-type="float" office:value="27.57" calcext:value-type="float">
            <text:p>27.5700</text:p>
          </table:table-cell>
          <table:table-cell table:style-name="ce33" office:value-type="float" office:value="0.11" calcext:value-type="float">
            <text:p>0.11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655" calcext:value-type="float">
            <text:p>0.6550</text:p>
          </table:table-cell>
          <table:table-cell table:style-name="ce33" table:number-columns-repeated="2"/>
          <table:table-cell table:style-name="ce33" office:value-type="float" office:value="25.9" calcext:value-type="float">
            <text:p>25.9000</text:p>
          </table:table-cell>
          <table:table-cell table:style-name="ce33" office:value-type="float" office:value="0.1" calcext:value-type="float">
            <text:p>0.10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665" calcext:value-type="float">
            <text:p>0.6650</text:p>
          </table:table-cell>
          <table:table-cell table:style-name="ce33" table:number-columns-repeated="2"/>
          <table:table-cell table:style-name="ce33" office:value-type="float" office:value="23.98" calcext:value-type="float">
            <text:p>23.9800</text:p>
          </table:table-cell>
          <table:table-cell table:style-name="ce33" office:value-type="float" office:value="0.1" calcext:value-type="float">
            <text:p>0.10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675" calcext:value-type="float">
            <text:p>0.6750</text:p>
          </table:table-cell>
          <table:table-cell table:style-name="ce33" table:number-columns-repeated="2"/>
          <table:table-cell table:style-name="ce33" office:value-type="float" office:value="22.16" calcext:value-type="float">
            <text:p>22.1600</text:p>
          </table:table-cell>
          <table:table-cell table:style-name="ce33" office:value-type="float" office:value="0.09" calcext:value-type="float">
            <text:p>0.09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685" calcext:value-type="float">
            <text:p>0.6850</text:p>
          </table:table-cell>
          <table:table-cell table:style-name="ce33" table:number-columns-repeated="2"/>
          <table:table-cell table:style-name="ce33" office:value-type="float" office:value="20.33" calcext:value-type="float">
            <text:p>20.3300</text:p>
          </table:table-cell>
          <table:table-cell table:style-name="ce33" office:value-type="float" office:value="0.09" calcext:value-type="float">
            <text:p>0.09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695" calcext:value-type="float">
            <text:p>0.6950</text:p>
          </table:table-cell>
          <table:table-cell table:style-name="ce33" table:number-columns-repeated="2"/>
          <table:table-cell table:style-name="ce33" office:value-type="float" office:value="18.78" calcext:value-type="float">
            <text:p>18.7800</text:p>
          </table:table-cell>
          <table:table-cell table:style-name="ce33" office:value-type="float" office:value="0.08" calcext:value-type="float">
            <text:p>0.08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705" calcext:value-type="float">
            <text:p>0.7050</text:p>
          </table:table-cell>
          <table:table-cell table:style-name="ce33" table:number-columns-repeated="2"/>
          <table:table-cell table:style-name="ce33" office:value-type="float" office:value="17.38" calcext:value-type="float">
            <text:p>17.3800</text:p>
          </table:table-cell>
          <table:table-cell table:style-name="ce33" office:value-type="float" office:value="0.08" calcext:value-type="float">
            <text:p>0.08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715" calcext:value-type="float">
            <text:p>0.7150</text:p>
          </table:table-cell>
          <table:table-cell table:style-name="ce33" table:number-columns-repeated="2"/>
          <table:table-cell table:style-name="ce33" office:value-type="float" office:value="15.7" calcext:value-type="float">
            <text:p>15.7000</text:p>
          </table:table-cell>
          <table:table-cell table:style-name="ce33" office:value-type="float" office:value="0.07" calcext:value-type="float">
            <text:p>0.07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725" calcext:value-type="float">
            <text:p>0.7250</text:p>
          </table:table-cell>
          <table:table-cell table:style-name="ce33" table:number-columns-repeated="2"/>
          <table:table-cell table:style-name="ce33" office:value-type="float" office:value="14.69" calcext:value-type="float">
            <text:p>14.6900</text:p>
          </table:table-cell>
          <table:table-cell table:style-name="ce33" office:value-type="float" office:value="0.07" calcext:value-type="float">
            <text:p>0.07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735" calcext:value-type="float">
            <text:p>0.7350</text:p>
          </table:table-cell>
          <table:table-cell table:style-name="ce33" table:number-columns-repeated="2"/>
          <table:table-cell table:style-name="ce33" office:value-type="float" office:value="13.63" calcext:value-type="float">
            <text:p>13.6300</text:p>
          </table:table-cell>
          <table:table-cell table:style-name="ce33" office:value-type="float" office:value="0.06" calcext:value-type="float">
            <text:p>0.06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745" calcext:value-type="float">
            <text:p>0.7450</text:p>
          </table:table-cell>
          <table:table-cell table:style-name="ce33" table:number-columns-repeated="2"/>
          <table:table-cell table:style-name="ce33" office:value-type="float" office:value="12.6" calcext:value-type="float">
            <text:p>12.6000</text:p>
          </table:table-cell>
          <table:table-cell table:style-name="ce33" office:value-type="float" office:value="0.06" calcext:value-type="float">
            <text:p>0.06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755" calcext:value-type="float">
            <text:p>0.7550</text:p>
          </table:table-cell>
          <table:table-cell table:style-name="ce33" table:number-columns-repeated="2"/>
          <table:table-cell table:style-name="ce33" office:value-type="float" office:value="11.63" calcext:value-type="float">
            <text:p>11.6300</text:p>
          </table:table-cell>
          <table:table-cell table:style-name="ce33" office:value-type="float" office:value="0.05" calcext:value-type="float">
            <text:p>0.05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765" calcext:value-type="float">
            <text:p>0.7650</text:p>
          </table:table-cell>
          <table:table-cell table:style-name="ce33" table:number-columns-repeated="2"/>
          <table:table-cell table:style-name="ce33" office:value-type="float" office:value="10.7" calcext:value-type="float">
            <text:p>10.7000</text:p>
          </table:table-cell>
          <table:table-cell table:style-name="ce33" office:value-type="float" office:value="0.05" calcext:value-type="float">
            <text:p>0.05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775" calcext:value-type="float">
            <text:p>0.7750</text:p>
          </table:table-cell>
          <table:table-cell table:style-name="ce33" table:number-columns-repeated="2"/>
          <table:table-cell table:style-name="ce33" office:value-type="float" office:value="9.91" calcext:value-type="float">
            <text:p>9.9100</text:p>
          </table:table-cell>
          <table:table-cell table:style-name="ce33" office:value-type="float" office:value="0.05" calcext:value-type="float">
            <text:p>0.05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785" calcext:value-type="float">
            <text:p>0.7850</text:p>
          </table:table-cell>
          <table:table-cell table:style-name="ce33" table:number-columns-repeated="2"/>
          <table:table-cell table:style-name="ce33" office:value-type="float" office:value="9.24" calcext:value-type="float">
            <text:p>9.2400</text:p>
          </table:table-cell>
          <table:table-cell table:style-name="ce33" office:value-type="float" office:value="0.04" calcext:value-type="float">
            <text:p>0.04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795" calcext:value-type="float">
            <text:p>0.7950</text:p>
          </table:table-cell>
          <table:table-cell table:style-name="ce33" table:number-columns-repeated="2"/>
          <table:table-cell table:style-name="ce33" office:value-type="float" office:value="8.68" calcext:value-type="float">
            <text:p>8.6800</text:p>
          </table:table-cell>
          <table:table-cell table:style-name="ce33" office:value-type="float" office:value="0.04" calcext:value-type="float">
            <text:p>0.04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805" calcext:value-type="float">
            <text:p>0.8050</text:p>
          </table:table-cell>
          <table:table-cell table:style-name="ce33" table:number-columns-repeated="2"/>
          <table:table-cell table:style-name="ce33" office:value-type="float" office:value="8.16" calcext:value-type="float">
            <text:p>8.1600</text:p>
          </table:table-cell>
          <table:table-cell table:style-name="ce33" office:value-type="float" office:value="0.04" calcext:value-type="float">
            <text:p>0.04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815" calcext:value-type="float">
            <text:p>0.8150</text:p>
          </table:table-cell>
          <table:table-cell table:style-name="ce33" table:number-columns-repeated="2"/>
          <table:table-cell table:style-name="ce33" office:value-type="float" office:value="7.69" calcext:value-type="float">
            <text:p>7.6900</text:p>
          </table:table-cell>
          <table:table-cell table:style-name="ce33" office:value-type="float" office:value="0.04" calcext:value-type="float">
            <text:p>0.04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825" calcext:value-type="float">
            <text:p>0.8250</text:p>
          </table:table-cell>
          <table:table-cell table:style-name="ce33" table:number-columns-repeated="2"/>
          <table:table-cell table:style-name="ce33" office:value-type="float" office:value="7.18" calcext:value-type="float">
            <text:p>7.1800</text:p>
          </table:table-cell>
          <table:table-cell table:style-name="ce33" office:value-type="float" office:value="0.035" calcext:value-type="float">
            <text:p>0.035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835" calcext:value-type="float">
            <text:p>0.8350</text:p>
          </table:table-cell>
          <table:table-cell table:style-name="ce33" table:number-columns-repeated="2"/>
          <table:table-cell table:style-name="ce33" office:value-type="float" office:value="6.732" calcext:value-type="float">
            <text:p>6.7320</text:p>
          </table:table-cell>
          <table:table-cell table:style-name="ce33" office:value-type="float" office:value="0.032" calcext:value-type="float">
            <text:p>0.032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845" calcext:value-type="float">
            <text:p>0.8450</text:p>
          </table:table-cell>
          <table:table-cell table:style-name="ce33" table:number-columns-repeated="2"/>
          <table:table-cell table:style-name="ce33" office:value-type="float" office:value="6.358" calcext:value-type="float">
            <text:p>6.3580</text:p>
          </table:table-cell>
          <table:table-cell table:style-name="ce33" office:value-type="float" office:value="0.03" calcext:value-type="float">
            <text:p>0.03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855" calcext:value-type="float">
            <text:p>0.8550</text:p>
          </table:table-cell>
          <table:table-cell table:style-name="ce33" table:number-columns-repeated="2"/>
          <table:table-cell table:style-name="ce33" office:value-type="float" office:value="5.948" calcext:value-type="float">
            <text:p>5.9480</text:p>
          </table:table-cell>
          <table:table-cell table:style-name="ce33" office:value-type="float" office:value="0.028" calcext:value-type="float">
            <text:p>0.028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865" calcext:value-type="float">
            <text:p>0.8650</text:p>
          </table:table-cell>
          <table:table-cell table:style-name="ce33" table:number-columns-repeated="2"/>
          <table:table-cell table:style-name="ce33" office:value-type="float" office:value="5.621" calcext:value-type="float">
            <text:p>5.6210</text:p>
          </table:table-cell>
          <table:table-cell table:style-name="ce33" office:value-type="float" office:value="0.026" calcext:value-type="float">
            <text:p>0.026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875" calcext:value-type="float">
            <text:p>0.8750</text:p>
          </table:table-cell>
          <table:table-cell table:style-name="ce33" table:number-columns-repeated="2"/>
          <table:table-cell table:style-name="ce33" office:value-type="float" office:value="5.304" calcext:value-type="float">
            <text:p>5.3040</text:p>
          </table:table-cell>
          <table:table-cell table:style-name="ce33" office:value-type="float" office:value="0.025" calcext:value-type="float">
            <text:p>0.025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885" calcext:value-type="float">
            <text:p>0.8850</text:p>
          </table:table-cell>
          <table:table-cell table:style-name="ce33" table:number-columns-repeated="2"/>
          <table:table-cell table:style-name="ce33" office:value-type="float" office:value="5.038" calcext:value-type="float">
            <text:p>5.0380</text:p>
          </table:table-cell>
          <table:table-cell table:style-name="ce33" office:value-type="float" office:value="0.023" calcext:value-type="float">
            <text:p>0.023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895" calcext:value-type="float">
            <text:p>0.8950</text:p>
          </table:table-cell>
          <table:table-cell table:style-name="ce33" table:number-columns-repeated="2"/>
          <table:table-cell table:style-name="ce33" office:value-type="float" office:value="4.784" calcext:value-type="float">
            <text:p>4.7840</text:p>
          </table:table-cell>
          <table:table-cell table:style-name="ce33" office:value-type="float" office:value="0.022" calcext:value-type="float">
            <text:p>0.022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905" calcext:value-type="float">
            <text:p>0.9050</text:p>
          </table:table-cell>
          <table:table-cell table:style-name="ce33" table:number-columns-repeated="2"/>
          <table:table-cell table:style-name="ce33" office:value-type="float" office:value="4.55" calcext:value-type="float">
            <text:p>4.5500</text:p>
          </table:table-cell>
          <table:table-cell table:style-name="ce33" office:value-type="float" office:value="0.02" calcext:value-type="float">
            <text:p>0.02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915" calcext:value-type="float">
            <text:p>0.9150</text:p>
          </table:table-cell>
          <table:table-cell table:style-name="ce33" table:number-columns-repeated="2"/>
          <table:table-cell table:style-name="ce33" office:value-type="float" office:value="4.322" calcext:value-type="float">
            <text:p>4.3220</text:p>
          </table:table-cell>
          <table:table-cell table:style-name="ce33" office:value-type="float" office:value="0.019" calcext:value-type="float">
            <text:p>0.019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925" calcext:value-type="float">
            <text:p>0.9250</text:p>
          </table:table-cell>
          <table:table-cell table:style-name="ce33" table:number-columns-repeated="2"/>
          <table:table-cell table:style-name="ce33" office:value-type="float" office:value="4.117" calcext:value-type="float">
            <text:p>4.1170</text:p>
          </table:table-cell>
          <table:table-cell table:style-name="ce33" office:value-type="float" office:value="0.018" calcext:value-type="float">
            <text:p>0.018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935" calcext:value-type="float">
            <text:p>0.9350</text:p>
          </table:table-cell>
          <table:table-cell table:style-name="ce33" table:number-columns-repeated="2"/>
          <table:table-cell table:style-name="ce33" office:value-type="float" office:value="3.95" calcext:value-type="float">
            <text:p>3.9500</text:p>
          </table:table-cell>
          <table:table-cell table:style-name="ce33" office:value-type="float" office:value="0.017" calcext:value-type="float">
            <text:p>0.017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945" calcext:value-type="float">
            <text:p>0.9450</text:p>
          </table:table-cell>
          <table:table-cell table:style-name="ce33" table:number-columns-repeated="2"/>
          <table:table-cell table:style-name="ce33" office:value-type="float" office:value="3.78" calcext:value-type="float">
            <text:p>3.7800</text:p>
          </table:table-cell>
          <table:table-cell table:style-name="ce33" office:value-type="float" office:value="0.016" calcext:value-type="float">
            <text:p>0.016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1">
          <table:table-cell table:style-name="ce62" office:value-type="string" calcext:value-type="string" table:number-columns-spanned="8" table:number-rows-spanned="1">
            <text:p>KLOE – 2011-PLB-700-102_Ambrosino</text:p>
          </table:table-cell>
          <table:covered-table-cell table:number-columns-repeated="3" table:style-name="ce70"/>
          <table:covered-table-cell table:number-columns-repeated="2" table:style-name="ce73"/>
          <table:covered-table-cell table:style-name="ce70"/>
          <table:covered-table-cell table:style-name="ce73"/>
          <table:table-cell table:style-name="ce67" table:number-columns-repeated="1016"/>
        </table:table-row>
        <table:table-row table:style-name="ro1">
          <table:table-cell office:value-type="float" office:value="0.105" calcext:value-type="float">
            <text:p>0.1050</text:p>
          </table:table-cell>
          <table:table-cell table:style-name="ce33" office:value-type="float" office:value="44" calcext:value-type="float">
            <text:p>44.0000</text:p>
          </table:table-cell>
          <table:table-cell table:style-name="ce33" office:value-type="float" office:value="7" calcext:value-type="float">
            <text:p>7.0000</text:p>
          </table:table-cell>
          <table:table-cell table:style-name="ce33" office:value-type="float" office:value="1.63" calcext:value-type="float">
            <text:p>1.6300</text:p>
          </table:table-cell>
          <table:table-cell table:style-name="ce33" office:value-type="float" office:value="0.27" calcext:value-type="float">
            <text:p>0.2700</text:p>
          </table:table-cell>
          <table:table-cell/>
          <table:table-cell office:value-type="float" office:value="1.61711630761" calcext:value-type="float">
            <text:p>1.6171</text:p>
          </table:table-cell>
          <table:table-cell office:value-type="float" office:value="0.257332723185" calcext:value-type="float">
            <text:p>0.2573</text:p>
          </table:table-cell>
          <table:table-cell table:number-columns-repeated="1016"/>
        </table:table-row>
        <table:table-row table:style-name="ro1">
          <table:table-cell office:value-type="float" office:value="0.115" calcext:value-type="float">
            <text:p>0.1150</text:p>
          </table:table-cell>
          <table:table-cell table:style-name="ce33" office:value-type="float" office:value="67" calcext:value-type="float">
            <text:p>67.0000</text:p>
          </table:table-cell>
          <table:table-cell table:style-name="ce33" office:value-type="float" office:value="9" calcext:value-type="float">
            <text:p>9.0000</text:p>
          </table:table-cell>
          <table:table-cell table:style-name="ce33" office:value-type="float" office:value="1.92" calcext:value-type="float">
            <text:p>1.9200</text:p>
          </table:table-cell>
          <table:table-cell table:style-name="ce33" office:value-type="float" office:value="0.26" calcext:value-type="float">
            <text:p>0.2600</text:p>
          </table:table-cell>
          <table:table-cell/>
          <table:table-cell office:value-type="float" office:value="1.93435852973" calcext:value-type="float">
            <text:p>1.9344</text:p>
          </table:table-cell>
          <table:table-cell office:value-type="float" office:value="0.259916016801" calcext:value-type="float">
            <text:p>0.2599</text:p>
          </table:table-cell>
          <table:table-cell table:number-columns-repeated="1016"/>
        </table:table-row>
        <table:table-row table:style-name="ro1">
          <table:table-cell office:value-type="float" office:value="0.125" calcext:value-type="float">
            <text:p>0.1250</text:p>
          </table:table-cell>
          <table:table-cell table:style-name="ce33" office:value-type="float" office:value="76" calcext:value-type="float">
            <text:p>76.0000</text:p>
          </table:table-cell>
          <table:table-cell table:style-name="ce33" office:value-type="float" office:value="9" calcext:value-type="float">
            <text:p>9.0000</text:p>
          </table:table-cell>
          <table:table-cell table:style-name="ce33" office:value-type="float" office:value="1.89" calcext:value-type="float">
            <text:p>1.8900</text:p>
          </table:table-cell>
          <table:table-cell table:style-name="ce33" office:value-type="float" office:value="0.24" calcext:value-type="float">
            <text:p>0.2400</text:p>
          </table:table-cell>
          <table:table-cell/>
          <table:table-cell office:value-type="float" office:value="1.89217521738" calcext:value-type="float">
            <text:p>1.8922</text:p>
          </table:table-cell>
          <table:table-cell office:value-type="float" office:value="0.224148515773" calcext:value-type="float">
            <text:p>0.2241</text:p>
          </table:table-cell>
          <table:table-cell table:number-columns-repeated="1016"/>
        </table:table-row>
        <table:table-row table:style-name="ro1">
          <table:table-cell office:value-type="float" office:value="0.135" calcext:value-type="float">
            <text:p>0.1350</text:p>
          </table:table-cell>
          <table:table-cell table:style-name="ce33" office:value-type="float" office:value="77" calcext:value-type="float">
            <text:p>77.0000</text:p>
          </table:table-cell>
          <table:table-cell table:style-name="ce33" office:value-type="float" office:value="10" calcext:value-type="float">
            <text:p>10.0000</text:p>
          </table:table-cell>
          <table:table-cell table:style-name="ce33" office:value-type="float" office:value="1.74" calcext:value-type="float">
            <text:p>1.7400</text:p>
          </table:table-cell>
          <table:table-cell table:style-name="ce33" office:value-type="float" office:value="0.23" calcext:value-type="float">
            <text:p>0.2300</text:p>
          </table:table-cell>
          <table:table-cell/>
          <table:table-cell office:value-type="float" office:value="1.74271125015" calcext:value-type="float">
            <text:p>1.7427</text:p>
          </table:table-cell>
          <table:table-cell office:value-type="float" office:value="0.226429934069" calcext:value-type="float">
            <text:p>0.2264</text:p>
          </table:table-cell>
          <table:table-cell table:number-columns-repeated="1016"/>
        </table:table-row>
        <table:table-row table:style-name="ro1">
          <table:table-cell office:value-type="float" office:value="0.145" calcext:value-type="float">
            <text:p>0.1450</text:p>
          </table:table-cell>
          <table:table-cell table:style-name="ce33" office:value-type="float" office:value="84" calcext:value-type="float">
            <text:p>84.0000</text:p>
          </table:table-cell>
          <table:table-cell table:style-name="ce33" office:value-type="float" office:value="11" calcext:value-type="float">
            <text:p>11.0000</text:p>
          </table:table-cell>
          <table:table-cell table:style-name="ce33" office:value-type="float" office:value="1.78" calcext:value-type="float">
            <text:p>1.7800</text:p>
          </table:table-cell>
          <table:table-cell table:style-name="ce33" office:value-type="float" office:value="0.23" calcext:value-type="float">
            <text:p>0.2300</text:p>
          </table:table-cell>
          <table:table-cell/>
          <table:table-cell office:value-type="float" office:value="1.78568386477" calcext:value-type="float">
            <text:p>1.7857</text:p>
          </table:table-cell>
          <table:table-cell office:value-type="float" office:value="0.233910457802" calcext:value-type="float">
            <text:p>0.2339</text:p>
          </table:table-cell>
          <table:table-cell table:number-columns-repeated="1016"/>
        </table:table-row>
        <table:table-row table:style-name="ro1">
          <table:table-cell office:value-type="float" office:value="0.155" calcext:value-type="float">
            <text:p>0.1550</text:p>
          </table:table-cell>
          <table:table-cell table:style-name="ce33" office:value-type="float" office:value="99" calcext:value-type="float">
            <text:p>99.0000</text:p>
          </table:table-cell>
          <table:table-cell table:style-name="ce33" office:value-type="float" office:value="11" calcext:value-type="float">
            <text:p>11.0000</text:p>
          </table:table-cell>
          <table:table-cell table:style-name="ce33" office:value-type="float" office:value="2.02" calcext:value-type="float">
            <text:p>2.0200</text:p>
          </table:table-cell>
          <table:table-cell table:style-name="ce33" office:value-type="float" office:value="0.23" calcext:value-type="float">
            <text:p>0.2300</text:p>
          </table:table-cell>
          <table:table-cell/>
          <table:table-cell office:value-type="float" office:value="2.01984701321" calcext:value-type="float">
            <text:p>2.0198</text:p>
          </table:table-cell>
          <table:table-cell office:value-type="float" office:value="0.224507648699" calcext:value-type="float">
            <text:p>0.2245</text:p>
          </table:table-cell>
          <table:table-cell table:number-columns-repeated="1016"/>
        </table:table-row>
        <table:table-row table:style-name="ro1">
          <table:table-cell office:value-type="float" office:value="0.165" calcext:value-type="float">
            <text:p>0.1650</text:p>
          </table:table-cell>
          <table:table-cell table:style-name="ce33" office:value-type="float" office:value="111" calcext:value-type="float">
            <text:p>111.0000</text:p>
          </table:table-cell>
          <table:table-cell table:style-name="ce33" office:value-type="float" office:value="13" calcext:value-type="float">
            <text:p>13.0000</text:p>
          </table:table-cell>
          <table:table-cell table:style-name="ce33" office:value-type="float" office:value="2.21" calcext:value-type="float">
            <text:p>2.2100</text:p>
          </table:table-cell>
          <table:table-cell table:style-name="ce33" office:value-type="float" office:value="0.26" calcext:value-type="float">
            <text:p>0.2600</text:p>
          </table:table-cell>
          <table:table-cell/>
          <table:table-cell office:value-type="float" office:value="2.20612241889" calcext:value-type="float">
            <text:p>2.2061</text:p>
          </table:table-cell>
          <table:table-cell office:value-type="float" office:value="0.258462298737" calcext:value-type="float">
            <text:p>0.2585</text:p>
          </table:table-cell>
          <table:table-cell table:number-columns-repeated="1016"/>
        </table:table-row>
        <table:table-row table:style-name="ro1">
          <table:table-cell office:value-type="float" office:value="0.175" calcext:value-type="float">
            <text:p>0.1750</text:p>
          </table:table-cell>
          <table:table-cell table:style-name="ce33" office:value-type="float" office:value="119" calcext:value-type="float">
            <text:p>119.0000</text:p>
          </table:table-cell>
          <table:table-cell table:style-name="ce33" office:value-type="float" office:value="12" calcext:value-type="float">
            <text:p>12.0000</text:p>
          </table:table-cell>
          <table:table-cell table:style-name="ce33" office:value-type="float" office:value="2.32" calcext:value-type="float">
            <text:p>2.3200</text:p>
          </table:table-cell>
          <table:table-cell table:style-name="ce33" office:value-type="float" office:value="0.24" calcext:value-type="float">
            <text:p>0.2400</text:p>
          </table:table-cell>
          <table:table-cell/>
          <table:table-cell office:value-type="float" office:value="2.32847877353" calcext:value-type="float">
            <text:p>2.3285</text:p>
          </table:table-cell>
          <table:table-cell office:value-type="float" office:value="0.234943277072" calcext:value-type="float">
            <text:p>0.2349</text:p>
          </table:table-cell>
          <table:table-cell table:number-columns-repeated="1016"/>
        </table:table-row>
        <table:table-row table:style-name="ro1">
          <table:table-cell office:value-type="float" office:value="0.185" calcext:value-type="float">
            <text:p>0.1850</text:p>
          </table:table-cell>
          <table:table-cell table:style-name="ce33" office:value-type="float" office:value="122" calcext:value-type="float">
            <text:p>122.0000</text:p>
          </table:table-cell>
          <table:table-cell table:style-name="ce33" office:value-type="float" office:value="12" calcext:value-type="float">
            <text:p>12.0000</text:p>
          </table:table-cell>
          <table:table-cell table:style-name="ce33" office:value-type="float" office:value="2.38" calcext:value-type="float">
            <text:p>2.3800</text:p>
          </table:table-cell>
          <table:table-cell table:style-name="ce33" office:value-type="float" office:value="0.23" calcext:value-type="float">
            <text:p>0.2300</text:p>
          </table:table-cell>
          <table:table-cell/>
          <table:table-cell office:value-type="float" office:value="2.3684914844" calcext:value-type="float">
            <text:p>2.3685</text:p>
          </table:table-cell>
          <table:table-cell office:value-type="float" office:value="0.233107459324" calcext:value-type="float">
            <text:p>0.2331</text:p>
          </table:table-cell>
          <table:table-cell table:number-columns-repeated="1016"/>
        </table:table-row>
        <table:table-row table:style-name="ro1">
          <table:table-cell office:value-type="float" office:value="0.195" calcext:value-type="float">
            <text:p>0.1950</text:p>
          </table:table-cell>
          <table:table-cell table:style-name="ce33" office:value-type="float" office:value="142" calcext:value-type="float">
            <text:p>142.0000</text:p>
          </table:table-cell>
          <table:table-cell table:style-name="ce33" office:value-type="float" office:value="13" calcext:value-type="float">
            <text:p>13.0000</text:p>
          </table:table-cell>
          <table:table-cell table:style-name="ce33" office:value-type="float" office:value="2.75" calcext:value-type="float">
            <text:p>2.7500</text:p>
          </table:table-cell>
          <table:table-cell table:style-name="ce33" office:value-type="float" office:value="0.26" calcext:value-type="float">
            <text:p>0.2600</text:p>
          </table:table-cell>
          <table:table-cell/>
          <table:table-cell office:value-type="float" office:value="2.75096192902" calcext:value-type="float">
            <text:p>2.7510</text:p>
          </table:table-cell>
          <table:table-cell office:value-type="float" office:value="0.252067126693" calcext:value-type="float">
            <text:p>0.2521</text:p>
          </table:table-cell>
          <table:table-cell table:number-columns-repeated="1016"/>
        </table:table-row>
        <table:table-row table:style-name="ro1">
          <table:table-cell office:value-type="float" office:value="0.205" calcext:value-type="float">
            <text:p>0.2050</text:p>
          </table:table-cell>
          <table:table-cell table:style-name="ce33" office:value-type="float" office:value="140" calcext:value-type="float">
            <text:p>140.0000</text:p>
          </table:table-cell>
          <table:table-cell table:style-name="ce33" office:value-type="float" office:value="13" calcext:value-type="float">
            <text:p>13.0000</text:p>
          </table:table-cell>
          <table:table-cell table:style-name="ce33" office:value-type="float" office:value="2.72" calcext:value-type="float">
            <text:p>2.7200</text:p>
          </table:table-cell>
          <table:table-cell table:style-name="ce33" office:value-type="float" office:value="0.24" calcext:value-type="float">
            <text:p>0.2400</text:p>
          </table:table-cell>
          <table:table-cell/>
          <table:table-cell office:value-type="float" office:value="2.71821431143" calcext:value-type="float">
            <text:p>2.7182</text:p>
          </table:table-cell>
          <table:table-cell office:value-type="float" office:value="0.252621527997" calcext:value-type="float">
            <text:p>0.2526</text:p>
          </table:table-cell>
          <table:table-cell table:number-columns-repeated="1016"/>
        </table:table-row>
        <table:table-row table:style-name="ro1">
          <table:table-cell office:value-type="float" office:value="0.215" calcext:value-type="float">
            <text:p>0.2150</text:p>
          </table:table-cell>
          <table:table-cell table:style-name="ce33" office:value-type="float" office:value="144" calcext:value-type="float">
            <text:p>144.0000</text:p>
          </table:table-cell>
          <table:table-cell table:style-name="ce33" office:value-type="float" office:value="12" calcext:value-type="float">
            <text:p>12.0000</text:p>
          </table:table-cell>
          <table:table-cell table:style-name="ce33" office:value-type="float" office:value="2.81" calcext:value-type="float">
            <text:p>2.8100</text:p>
          </table:table-cell>
          <table:table-cell table:style-name="ce33" office:value-type="float" office:value="0.23" calcext:value-type="float">
            <text:p>0.2300</text:p>
          </table:table-cell>
          <table:table-cell/>
          <table:table-cell office:value-type="float" office:value="2.81134441965" calcext:value-type="float">
            <text:p>2.8113</text:p>
          </table:table-cell>
          <table:table-cell office:value-type="float" office:value="0.234502030258" calcext:value-type="float">
            <text:p>0.2345</text:p>
          </table:table-cell>
          <table:table-cell table:number-columns-repeated="1016"/>
        </table:table-row>
        <table:table-row table:style-name="ro1">
          <table:table-cell office:value-type="float" office:value="0.225" calcext:value-type="float">
            <text:p>0.2250</text:p>
          </table:table-cell>
          <table:table-cell table:style-name="ce33" office:value-type="float" office:value="151" calcext:value-type="float">
            <text:p>151.0000</text:p>
          </table:table-cell>
          <table:table-cell table:style-name="ce33" office:value-type="float" office:value="11" calcext:value-type="float">
            <text:p>11.0000</text:p>
          </table:table-cell>
          <table:table-cell table:style-name="ce33" office:value-type="float" office:value="2.97" calcext:value-type="float">
            <text:p>2.9700</text:p>
          </table:table-cell>
          <table:table-cell table:style-name="ce33" office:value-type="float" office:value="0.22" calcext:value-type="float">
            <text:p>0.2200</text:p>
          </table:table-cell>
          <table:table-cell/>
          <table:table-cell office:value-type="float" office:value="2.97215627434" calcext:value-type="float">
            <text:p>2.9722</text:p>
          </table:table-cell>
          <table:table-cell office:value-type="float" office:value="0.216750808112" calcext:value-type="float">
            <text:p>0.2168</text:p>
          </table:table-cell>
          <table:table-cell table:number-columns-repeated="1016"/>
        </table:table-row>
        <table:table-row table:style-name="ro1">
          <table:table-cell office:value-type="float" office:value="0.235" calcext:value-type="float">
            <text:p>0.2350</text:p>
          </table:table-cell>
          <table:table-cell table:style-name="ce33" office:value-type="float" office:value="167" calcext:value-type="float">
            <text:p>167.0000</text:p>
          </table:table-cell>
          <table:table-cell table:style-name="ce33" office:value-type="float" office:value="12" calcext:value-type="float">
            <text:p>12.0000</text:p>
          </table:table-cell>
          <table:table-cell table:style-name="ce33" office:value-type="float" office:value="3.31" calcext:value-type="float">
            <text:p>3.3100</text:p>
          </table:table-cell>
          <table:table-cell table:style-name="ce33" office:value-type="float" office:value="0.23" calcext:value-type="float">
            <text:p>0.2300</text:p>
          </table:table-cell>
          <table:table-cell/>
          <table:table-cell office:value-type="float" office:value="3.31993620485" calcext:value-type="float">
            <text:p>3.3199</text:p>
          </table:table-cell>
          <table:table-cell office:value-type="float" office:value="0.238888012006" calcext:value-type="float">
            <text:p>0.2389</text:p>
          </table:table-cell>
          <table:table-cell table:number-columns-repeated="1016"/>
        </table:table-row>
        <table:table-row table:style-name="ro1">
          <table:table-cell office:value-type="float" office:value="0.245" calcext:value-type="float">
            <text:p>0.2450</text:p>
          </table:table-cell>
          <table:table-cell table:style-name="ce33" office:value-type="float" office:value="165" calcext:value-type="float">
            <text:p>165.0000</text:p>
          </table:table-cell>
          <table:table-cell table:style-name="ce33" office:value-type="float" office:value="11" calcext:value-type="float">
            <text:p>11.0000</text:p>
          </table:table-cell>
          <table:table-cell table:style-name="ce33" office:value-type="float" office:value="3.32" calcext:value-type="float">
            <text:p>3.3200</text:p>
          </table:table-cell>
          <table:table-cell table:style-name="ce33" office:value-type="float" office:value="0.22" calcext:value-type="float">
            <text:p>0.2200</text:p>
          </table:table-cell>
          <table:table-cell/>
          <table:table-cell office:value-type="float" office:value="3.31813354972" calcext:value-type="float">
            <text:p>3.3181</text:p>
          </table:table-cell>
          <table:table-cell office:value-type="float" office:value="0.221538488672" calcext:value-type="float">
            <text:p>0.2215</text:p>
          </table:table-cell>
          <table:table-cell table:number-columns-repeated="1016"/>
        </table:table-row>
        <table:table-row table:style-name="ro1">
          <table:table-cell office:value-type="float" office:value="0.255" calcext:value-type="float">
            <text:p>0.2550</text:p>
          </table:table-cell>
          <table:table-cell table:style-name="ce33" office:value-type="float" office:value="173" calcext:value-type="float">
            <text:p>173.0000</text:p>
          </table:table-cell>
          <table:table-cell table:style-name="ce33" office:value-type="float" office:value="10" calcext:value-type="float">
            <text:p>10.0000</text:p>
          </table:table-cell>
          <table:table-cell table:style-name="ce33" office:value-type="float" office:value="3.52" calcext:value-type="float">
            <text:p>3.5200</text:p>
          </table:table-cell>
          <table:table-cell table:style-name="ce33" office:value-type="float" office:value="0.21" calcext:value-type="float">
            <text:p>0.2100</text:p>
          </table:table-cell>
          <table:table-cell/>
          <table:table-cell office:value-type="float" office:value="3.52342074623" calcext:value-type="float">
            <text:p>3.5234</text:p>
          </table:table-cell>
          <table:table-cell office:value-type="float" office:value="0.204015963998" calcext:value-type="float">
            <text:p>0.2040</text:p>
          </table:table-cell>
          <table:table-cell table:number-columns-repeated="1016"/>
        </table:table-row>
        <table:table-row table:style-name="ro1">
          <table:table-cell office:value-type="float" office:value="0.265" calcext:value-type="float">
            <text:p>0.2650</text:p>
          </table:table-cell>
          <table:table-cell table:style-name="ce33" office:value-type="float" office:value="198" calcext:value-type="float">
            <text:p>198.0000</text:p>
          </table:table-cell>
          <table:table-cell table:style-name="ce33" office:value-type="float" office:value="11" calcext:value-type="float">
            <text:p>11.0000</text:p>
          </table:table-cell>
          <table:table-cell table:style-name="ce33" office:value-type="float" office:value="4.1" calcext:value-type="float">
            <text:p>4.1000</text:p>
          </table:table-cell>
          <table:table-cell table:style-name="ce33" office:value-type="float" office:value="0.22" calcext:value-type="float">
            <text:p>0.2200</text:p>
          </table:table-cell>
          <table:table-cell/>
          <table:table-cell office:value-type="float" office:value="4.0876963389" calcext:value-type="float">
            <text:p>4.0877</text:p>
          </table:table-cell>
          <table:table-cell office:value-type="float" office:value="0.227500386981" calcext:value-type="float">
            <text:p>0.2275</text:p>
          </table:table-cell>
          <table:table-cell table:number-columns-repeated="1016"/>
        </table:table-row>
        <table:table-row table:style-name="ro1">
          <table:table-cell office:value-type="float" office:value="0.275" calcext:value-type="float">
            <text:p>0.2750</text:p>
          </table:table-cell>
          <table:table-cell table:style-name="ce33" office:value-type="float" office:value="199" calcext:value-type="float">
            <text:p>199.0000</text:p>
          </table:table-cell>
          <table:table-cell table:style-name="ce33" office:value-type="float" office:value="10" calcext:value-type="float">
            <text:p>10.0000</text:p>
          </table:table-cell>
          <table:table-cell table:style-name="ce33" office:value-type="float" office:value="4.18" calcext:value-type="float">
            <text:p>4.1800</text:p>
          </table:table-cell>
          <table:table-cell table:style-name="ce33" office:value-type="float" office:value="0.21" calcext:value-type="float">
            <text:p>0.2100</text:p>
          </table:table-cell>
          <table:table-cell/>
          <table:table-cell office:value-type="float" office:value="4.1674767489" calcext:value-type="float">
            <text:p>4.1675</text:p>
          </table:table-cell>
          <table:table-cell office:value-type="float" office:value="0.209835080757" calcext:value-type="float">
            <text:p>0.2098</text:p>
          </table:table-cell>
          <table:table-cell table:number-columns-repeated="1016"/>
        </table:table-row>
        <table:table-row table:style-name="ro1">
          <table:table-cell office:value-type="float" office:value="0.285" calcext:value-type="float">
            <text:p>0.2850</text:p>
          </table:table-cell>
          <table:table-cell table:style-name="ce33" office:value-type="float" office:value="211" calcext:value-type="float">
            <text:p>211.0000</text:p>
          </table:table-cell>
          <table:table-cell table:style-name="ce33" office:value-type="float" office:value="10" calcext:value-type="float">
            <text:p>10.0000</text:p>
          </table:table-cell>
          <table:table-cell table:style-name="ce33" office:value-type="float" office:value="4.49" calcext:value-type="float">
            <text:p>4.4900</text:p>
          </table:table-cell>
          <table:table-cell table:style-name="ce33" office:value-type="float" office:value="0.21" calcext:value-type="float">
            <text:p>0.2100</text:p>
          </table:table-cell>
          <table:table-cell/>
          <table:table-cell office:value-type="float" office:value="4.48484579017" calcext:value-type="float">
            <text:p>4.4848</text:p>
          </table:table-cell>
          <table:table-cell office:value-type="float" office:value="0.213086830409" calcext:value-type="float">
            <text:p>0.2131</text:p>
          </table:table-cell>
          <table:table-cell table:number-columns-repeated="1016"/>
        </table:table-row>
        <table:table-row table:style-name="ro1">
          <table:table-cell office:value-type="float" office:value="0.295" calcext:value-type="float">
            <text:p>0.2950</text:p>
          </table:table-cell>
          <table:table-cell table:style-name="ce33" office:value-type="float" office:value="222" calcext:value-type="float">
            <text:p>222.0000</text:p>
          </table:table-cell>
          <table:table-cell table:style-name="ce33" office:value-type="float" office:value="10" calcext:value-type="float">
            <text:p>10.0000</text:p>
          </table:table-cell>
          <table:table-cell table:style-name="ce33" office:value-type="float" office:value="4.78" calcext:value-type="float">
            <text:p>4.7800</text:p>
          </table:table-cell>
          <table:table-cell table:style-name="ce33" office:value-type="float" office:value="0.21" calcext:value-type="float">
            <text:p>0.2100</text:p>
          </table:table-cell>
          <table:table-cell/>
          <table:table-cell office:value-type="float" office:value="4.79098932168" calcext:value-type="float">
            <text:p>4.7910</text:p>
          </table:table-cell>
          <table:table-cell office:value-type="float" office:value="0.216477094394" calcext:value-type="float">
            <text:p>0.2165</text:p>
          </table:table-cell>
          <table:table-cell table:number-columns-repeated="1016"/>
        </table:table-row>
        <table:table-row table:style-name="ro1">
          <table:table-cell office:value-type="float" office:value="0.305" calcext:value-type="float">
            <text:p>0.3050</text:p>
          </table:table-cell>
          <table:table-cell table:style-name="ce33" office:value-type="float" office:value="233" calcext:value-type="float">
            <text:p>233.0000</text:p>
          </table:table-cell>
          <table:table-cell table:style-name="ce33" office:value-type="float" office:value="10" calcext:value-type="float">
            <text:p>10.0000</text:p>
          </table:table-cell>
          <table:table-cell table:style-name="ce33" office:value-type="float" office:value="5.1" calcext:value-type="float">
            <text:p>5.1000</text:p>
          </table:table-cell>
          <table:table-cell table:style-name="ce33" office:value-type="float" office:value="0.21" calcext:value-type="float">
            <text:p>0.2100</text:p>
          </table:table-cell>
          <table:table-cell/>
          <table:table-cell office:value-type="float" office:value="5.10701843508" calcext:value-type="float">
            <text:p>5.1070</text:p>
          </table:table-cell>
          <table:table-cell office:value-type="float" office:value="0.219896214292" calcext:value-type="float">
            <text:p>0.2199</text:p>
          </table:table-cell>
          <table:table-cell table:number-columns-repeated="1016"/>
        </table:table-row>
        <table:table-row table:style-name="ro1">
          <table:table-cell office:value-type="float" office:value="0.315" calcext:value-type="float">
            <text:p>0.3150</text:p>
          </table:table-cell>
          <table:table-cell table:style-name="ce33" office:value-type="float" office:value="241" calcext:value-type="float">
            <text:p>241.0000</text:p>
          </table:table-cell>
          <table:table-cell table:style-name="ce33" office:value-type="float" office:value="9" calcext:value-type="float">
            <text:p>9.0000</text:p>
          </table:table-cell>
          <table:table-cell table:style-name="ce33" office:value-type="float" office:value="5.36" calcext:value-type="float">
            <text:p>5.3600</text:p>
          </table:table-cell>
          <table:table-cell table:style-name="ce33" office:value-type="float" office:value="0.21" calcext:value-type="float">
            <text:p>0.2100</text:p>
          </table:table-cell>
          <table:table-cell/>
          <table:table-cell office:value-type="float" office:value="5.36602800614" calcext:value-type="float">
            <text:p>5.3660</text:p>
          </table:table-cell>
          <table:table-cell office:value-type="float" office:value="0.201138155178" calcext:value-type="float">
            <text:p>0.2011</text:p>
          </table:table-cell>
          <table:table-cell table:number-columns-repeated="1016"/>
        </table:table-row>
        <table:table-row table:style-name="ro1">
          <table:table-cell office:value-type="float" office:value="0.325" calcext:value-type="float">
            <text:p>0.3250</text:p>
          </table:table-cell>
          <table:table-cell table:style-name="ce33" office:value-type="float" office:value="244" calcext:value-type="float">
            <text:p>244.0000</text:p>
          </table:table-cell>
          <table:table-cell table:style-name="ce33" office:value-type="float" office:value="9" calcext:value-type="float">
            <text:p>9.0000</text:p>
          </table:table-cell>
          <table:table-cell table:style-name="ce33" office:value-type="float" office:value="5.53" calcext:value-type="float">
            <text:p>5.5300</text:p>
          </table:table-cell>
          <table:table-cell table:style-name="ce33" office:value-type="float" office:value="0.21" calcext:value-type="float">
            <text:p>0.2100</text:p>
          </table:table-cell>
          <table:table-cell/>
          <table:table-cell office:value-type="float" office:value="5.51944482874" calcext:value-type="float">
            <text:p>5.5194</text:p>
          </table:table-cell>
          <table:table-cell office:value-type="float" office:value="0.204464465207" calcext:value-type="float">
            <text:p>0.2045</text:p>
          </table:table-cell>
          <table:table-cell table:number-columns-repeated="1016"/>
        </table:table-row>
        <table:table-row table:style-name="ro1">
          <table:table-cell office:value-type="float" office:value="0.335" calcext:value-type="float">
            <text:p>0.3350</text:p>
          </table:table-cell>
          <table:table-cell table:style-name="ce33" office:value-type="float" office:value="252" calcext:value-type="float">
            <text:p>252.0000</text:p>
          </table:table-cell>
          <table:table-cell table:style-name="ce33" office:value-type="float" office:value="9" calcext:value-type="float">
            <text:p>9.0000</text:p>
          </table:table-cell>
          <table:table-cell table:style-name="ce33" office:value-type="float" office:value="5.79" calcext:value-type="float">
            <text:p>5.7900</text:p>
          </table:table-cell>
          <table:table-cell table:style-name="ce33" office:value-type="float" office:value="0.21" calcext:value-type="float">
            <text:p>0.2100</text:p>
          </table:table-cell>
          <table:table-cell/>
          <table:table-cell office:value-type="float" office:value="5.79133070221" calcext:value-type="float">
            <text:p>5.7913</text:p>
          </table:table-cell>
          <table:table-cell office:value-type="float" office:value="0.20787035847" calcext:value-type="float">
            <text:p>0.2079</text:p>
          </table:table-cell>
          <table:table-cell table:number-columns-repeated="1016"/>
        </table:table-row>
        <table:table-row table:style-name="ro1">
          <table:table-cell office:value-type="float" office:value="0.345" calcext:value-type="float">
            <text:p>0.3450</text:p>
          </table:table-cell>
          <table:table-cell table:style-name="ce33" office:value-type="float" office:value="276" calcext:value-type="float">
            <text:p>276.0000</text:p>
          </table:table-cell>
          <table:table-cell table:style-name="ce33" office:value-type="float" office:value="9" calcext:value-type="float">
            <text:p>9.0000</text:p>
          </table:table-cell>
          <table:table-cell table:style-name="ce33" office:value-type="float" office:value="6.44" calcext:value-type="float">
            <text:p>6.4400</text:p>
          </table:table-cell>
          <table:table-cell table:style-name="ce33" office:value-type="float" office:value="0.21" calcext:value-type="float">
            <text:p>0.2100</text:p>
          </table:table-cell>
          <table:table-cell/>
          <table:table-cell office:value-type="float" office:value="6.44442475657" calcext:value-type="float">
            <text:p>6.4444</text:p>
          </table:table-cell>
          <table:table-cell office:value-type="float" office:value="0.21117037592" calcext:value-type="float">
            <text:p>0.2112</text:p>
          </table:table-cell>
          <table:table-cell table:number-columns-repeated="1016"/>
        </table:table-row>
        <table:table-row table:style-name="ro1">
          <table:table-cell office:value-type="float" office:value="0.355" calcext:value-type="float">
            <text:p>0.3550</text:p>
          </table:table-cell>
          <table:table-cell table:style-name="ce33" office:value-type="float" office:value="301" calcext:value-type="float">
            <text:p>301.0000</text:p>
          </table:table-cell>
          <table:table-cell table:style-name="ce33" office:value-type="float" office:value="9" calcext:value-type="float">
            <text:p>9.0000</text:p>
          </table:table-cell>
          <table:table-cell table:style-name="ce33" office:value-type="float" office:value="7.13" calcext:value-type="float">
            <text:p>7.1300</text:p>
          </table:table-cell>
          <table:table-cell table:style-name="ce33" office:value-type="float" office:value="0.22" calcext:value-type="float">
            <text:p>0.2200</text:p>
          </table:table-cell>
          <table:table-cell/>
          <table:table-cell office:value-type="float" office:value="7.14051495036" calcext:value-type="float">
            <text:p>7.1405</text:p>
          </table:table-cell>
          <table:table-cell office:value-type="float" office:value="0.214783125757" calcext:value-type="float">
            <text:p>0.2148</text:p>
          </table:table-cell>
          <table:table-cell table:number-columns-repeated="1016"/>
        </table:table-row>
        <table:table-row table:style-name="ro1">
          <table:table-cell office:value-type="float" office:value="0.365" calcext:value-type="float">
            <text:p>0.3650</text:p>
          </table:table-cell>
          <table:table-cell table:style-name="ce33" office:value-type="float" office:value="323" calcext:value-type="float">
            <text:p>323.0000</text:p>
          </table:table-cell>
          <table:table-cell table:style-name="ce33" office:value-type="float" office:value="9" calcext:value-type="float">
            <text:p>9.0000</text:p>
          </table:table-cell>
          <table:table-cell table:style-name="ce33" office:value-type="float" office:value="7.79" calcext:value-type="float">
            <text:p>7.7900</text:p>
          </table:table-cell>
          <table:table-cell table:style-name="ce33" office:value-type="float" office:value="0.22" calcext:value-type="float">
            <text:p>0.2200</text:p>
          </table:table-cell>
          <table:table-cell/>
          <table:table-cell office:value-type="float" office:value="7.78418246718" calcext:value-type="float">
            <text:p>7.7842</text:p>
          </table:table-cell>
          <table:table-cell office:value-type="float" office:value="0.218446803244" calcext:value-type="float">
            <text:p>0.2184</text:p>
          </table:table-cell>
          <table:table-cell table:number-columns-repeated="1016"/>
        </table:table-row>
        <table:table-row table:style-name="ro1">
          <table:table-cell office:value-type="float" office:value="0.375" calcext:value-type="float">
            <text:p>0.3750</text:p>
          </table:table-cell>
          <table:table-cell table:style-name="ce33" office:value-type="float" office:value="344" calcext:value-type="float">
            <text:p>344.0000</text:p>
          </table:table-cell>
          <table:table-cell table:style-name="ce33" office:value-type="float" office:value="9" calcext:value-type="float">
            <text:p>9.0000</text:p>
          </table:table-cell>
          <table:table-cell table:style-name="ce33" office:value-type="float" office:value="8.43" calcext:value-type="float">
            <text:p>8.4300</text:p>
          </table:table-cell>
          <table:table-cell table:style-name="ce33" office:value-type="float" office:value="0.22" calcext:value-type="float">
            <text:p>0.2200</text:p>
          </table:table-cell>
          <table:table-cell/>
          <table:table-cell office:value-type="float" office:value="8.42151825287" calcext:value-type="float">
            <text:p>8.4215</text:p>
          </table:table-cell>
          <table:table-cell office:value-type="float" office:value="0.222175624983" calcext:value-type="float">
            <text:p>0.2222</text:p>
          </table:table-cell>
          <table:table-cell table:number-columns-repeated="1016"/>
        </table:table-row>
        <table:table-row table:style-name="ro1">
          <table:table-cell office:value-type="float" office:value="0.385" calcext:value-type="float">
            <text:p>0.3850</text:p>
          </table:table-cell>
          <table:table-cell table:style-name="ce33" office:value-type="float" office:value="381" calcext:value-type="float">
            <text:p>381.0000</text:p>
          </table:table-cell>
          <table:table-cell table:style-name="ce33" office:value-type="float" office:value="9" calcext:value-type="float">
            <text:p>9.0000</text:p>
          </table:table-cell>
          <table:table-cell table:style-name="ce33" office:value-type="float" office:value="9.47" calcext:value-type="float">
            <text:p>9.4700</text:p>
          </table:table-cell>
          <table:table-cell table:style-name="ce33" office:value-type="float" office:value="0.23" calcext:value-type="float">
            <text:p>0.2300</text:p>
          </table:table-cell>
          <table:table-cell/>
          <table:table-cell office:value-type="float" office:value="9.47421186764" calcext:value-type="float">
            <text:p>9.4742</text:p>
          </table:table-cell>
          <table:table-cell office:value-type="float" office:value="0.225876716491" calcext:value-type="float">
            <text:p>0.2259</text:p>
          </table:table-cell>
          <table:table-cell table:number-columns-repeated="1016"/>
        </table:table-row>
        <table:table-row table:style-name="ro1">
          <table:table-cell office:value-type="float" office:value="0.395" calcext:value-type="float">
            <text:p>0.3950</text:p>
          </table:table-cell>
          <table:table-cell table:style-name="ce33" office:value-type="float" office:value="397" calcext:value-type="float">
            <text:p>397.0000</text:p>
          </table:table-cell>
          <table:table-cell table:style-name="ce33" office:value-type="float" office:value="9" calcext:value-type="float">
            <text:p>9.0000</text:p>
          </table:table-cell>
          <table:table-cell table:style-name="ce33" office:value-type="float" office:value="10.02" calcext:value-type="float">
            <text:p>10.0200</text:p>
          </table:table-cell>
          <table:table-cell table:style-name="ce33" office:value-type="float" office:value="0.23" calcext:value-type="float">
            <text:p>0.2300</text:p>
          </table:table-cell>
          <table:table-cell/>
          <table:table-cell office:value-type="float" office:value="10.0261586922" calcext:value-type="float">
            <text:p>10.0262</text:p>
          </table:table-cell>
          <table:table-cell office:value-type="float" office:value="0.229491331797" calcext:value-type="float">
            <text:p>0.2295</text:p>
          </table:table-cell>
          <table:table-cell table:number-columns-repeated="1016"/>
        </table:table-row>
        <table:table-row table:style-name="ro1">
          <table:table-cell office:value-type="float" office:value="0.405" calcext:value-type="float">
            <text:p>0.4050</text:p>
          </table:table-cell>
          <table:table-cell table:style-name="ce33" office:value-type="float" office:value="426" calcext:value-type="float">
            <text:p>426.0000</text:p>
          </table:table-cell>
          <table:table-cell table:style-name="ce33" office:value-type="float" office:value="9" calcext:value-type="float">
            <text:p>9.0000</text:p>
          </table:table-cell>
          <table:table-cell table:style-name="ce33" office:value-type="float" office:value="10.94" calcext:value-type="float">
            <text:p>10.9400</text:p>
          </table:table-cell>
          <table:table-cell table:style-name="ce33" office:value-type="float" office:value="0.23" calcext:value-type="float">
            <text:p>0.2300</text:p>
          </table:table-cell>
          <table:table-cell/>
          <table:table-cell office:value-type="float" office:value="10.9252284516" calcext:value-type="float">
            <text:p>10.9252</text:p>
          </table:table-cell>
          <table:table-cell office:value-type="float" office:value="0.233428376614" calcext:value-type="float">
            <text:p>0.2334</text:p>
          </table:table-cell>
          <table:table-cell table:number-columns-repeated="1016"/>
        </table:table-row>
        <table:table-row table:style-name="ro1">
          <table:table-cell office:value-type="float" office:value="0.415" calcext:value-type="float">
            <text:p>0.4150</text:p>
          </table:table-cell>
          <table:table-cell table:style-name="ce33" office:value-type="float" office:value="454" calcext:value-type="float">
            <text:p>454.0000</text:p>
          </table:table-cell>
          <table:table-cell table:style-name="ce33" office:value-type="float" office:value="9" calcext:value-type="float">
            <text:p>9.0000</text:p>
          </table:table-cell>
          <table:table-cell table:style-name="ce33" office:value-type="float" office:value="11.83" calcext:value-type="float">
            <text:p>11.8300</text:p>
          </table:table-cell>
          <table:table-cell table:style-name="ce33" office:value-type="float" office:value="0.23" calcext:value-type="float">
            <text:p>0.2300</text:p>
          </table:table-cell>
          <table:table-cell/>
          <table:table-cell office:value-type="float" office:value="11.8224699823" calcext:value-type="float">
            <text:p>11.8225</text:p>
          </table:table-cell>
          <table:table-cell office:value-type="float" office:value="0.236959541636" calcext:value-type="float">
            <text:p>0.2370</text:p>
          </table:table-cell>
          <table:table-cell table:number-columns-repeated="1016"/>
        </table:table-row>
        <table:table-row table:style-name="ro1">
          <table:table-cell office:value-type="float" office:value="0.425" calcext:value-type="float">
            <text:p>0.4250</text:p>
          </table:table-cell>
          <table:table-cell table:style-name="ce33" office:value-type="float" office:value="507" calcext:value-type="float">
            <text:p>507.0000</text:p>
          </table:table-cell>
          <table:table-cell table:style-name="ce33" office:value-type="float" office:value="9" calcext:value-type="float">
            <text:p>9.0000</text:p>
          </table:table-cell>
          <table:table-cell table:style-name="ce33" office:value-type="float" office:value="13.4" calcext:value-type="float">
            <text:p>13.4000</text:p>
          </table:table-cell>
          <table:table-cell table:style-name="ce33" office:value-type="float" office:value="0.24" calcext:value-type="float">
            <text:p>0.2400</text:p>
          </table:table-cell>
          <table:table-cell/>
          <table:table-cell office:value-type="float" office:value="13.4037099917" calcext:value-type="float">
            <text:p>13.4037</text:p>
          </table:table-cell>
          <table:table-cell office:value-type="float" office:value="0.24087682015" calcext:value-type="float">
            <text:p>0.2409</text:p>
          </table:table-cell>
          <table:table-cell table:number-columns-repeated="1016"/>
        </table:table-row>
        <table:table-row table:style-name="ro1">
          <table:table-cell office:value-type="float" office:value="0.435" calcext:value-type="float">
            <text:p>0.4350</text:p>
          </table:table-cell>
          <table:table-cell table:style-name="ce33" office:value-type="float" office:value="545" calcext:value-type="float">
            <text:p>545.0000</text:p>
          </table:table-cell>
          <table:table-cell table:style-name="ce33" office:value-type="float" office:value="9" calcext:value-type="float">
            <text:p>9.0000</text:p>
          </table:table-cell>
          <table:table-cell table:style-name="ce33" office:value-type="float" office:value="14.62" calcext:value-type="float">
            <text:p>14.6200</text:p>
          </table:table-cell>
          <table:table-cell table:style-name="ce33" office:value-type="float" office:value="0.24" calcext:value-type="float">
            <text:p>0.2400</text:p>
          </table:table-cell>
          <table:table-cell/>
          <table:table-cell office:value-type="float" office:value="14.6257114384" calcext:value-type="float">
            <text:p>14.6257</text:p>
          </table:table-cell>
          <table:table-cell office:value-type="float" office:value="0.24502759093" calcext:value-type="float">
            <text:p>0.2450</text:p>
          </table:table-cell>
          <table:table-cell table:number-columns-repeated="1016"/>
        </table:table-row>
        <table:table-row table:style-name="ro1">
          <table:table-cell office:value-type="float" office:value="0.445" calcext:value-type="float">
            <text:p>0.4450</text:p>
          </table:table-cell>
          <table:table-cell table:style-name="ce33" office:value-type="float" office:value="574" calcext:value-type="float">
            <text:p>574.0000</text:p>
          </table:table-cell>
          <table:table-cell table:style-name="ce33" office:value-type="float" office:value="9" calcext:value-type="float">
            <text:p>9.0000</text:p>
          </table:table-cell>
          <table:table-cell table:style-name="ce33" office:value-type="float" office:value="15.64" calcext:value-type="float">
            <text:p>15.6400</text:p>
          </table:table-cell>
          <table:table-cell table:style-name="ce33" office:value-type="float" office:value="0.24" calcext:value-type="float">
            <text:p>0.2400</text:p>
          </table:table-cell>
          <table:table-cell/>
          <table:table-cell office:value-type="float" office:value="15.6346951391" calcext:value-type="float">
            <text:p>15.6347</text:p>
          </table:table-cell>
          <table:table-cell office:value-type="float" office:value="0.249200089037" calcext:value-type="float">
            <text:p>0.2492</text:p>
          </table:table-cell>
          <table:table-cell table:number-columns-repeated="1016"/>
        </table:table-row>
        <table:table-row table:style-name="ro1">
          <table:table-cell office:value-type="float" office:value="0.455" calcext:value-type="float">
            <text:p>0.4550</text:p>
          </table:table-cell>
          <table:table-cell table:style-name="ce33" office:value-type="float" office:value="622" calcext:value-type="float">
            <text:p>622.0000</text:p>
          </table:table-cell>
          <table:table-cell table:style-name="ce33" office:value-type="float" office:value="9" calcext:value-type="float">
            <text:p>9.0000</text:p>
          </table:table-cell>
          <table:table-cell table:style-name="ce33" office:value-type="float" office:value="17.21" calcext:value-type="float">
            <text:p>17.2100</text:p>
          </table:table-cell>
          <table:table-cell table:style-name="ce33" office:value-type="float" office:value="0.25" calcext:value-type="float">
            <text:p>0.2500</text:p>
          </table:table-cell>
          <table:table-cell/>
          <table:table-cell office:value-type="float" office:value="17.1943320569" calcext:value-type="float">
            <text:p>17.1943</text:p>
          </table:table-cell>
          <table:table-cell office:value-type="float" office:value="0.25359844458" calcext:value-type="float">
            <text:p>0.2536</text:p>
          </table:table-cell>
          <table:table-cell table:number-columns-repeated="1016"/>
        </table:table-row>
        <table:table-row table:style-name="ro1">
          <table:table-cell office:value-type="float" office:value="0.465" calcext:value-type="float">
            <text:p>0.4650</text:p>
          </table:table-cell>
          <table:table-cell table:style-name="ce33" office:value-type="float" office:value="697" calcext:value-type="float">
            <text:p>697.0000</text:p>
          </table:table-cell>
          <table:table-cell table:style-name="ce33" office:value-type="float" office:value="9" calcext:value-type="float">
            <text:p>9.0000</text:p>
          </table:table-cell>
          <table:table-cell table:style-name="ce33" office:value-type="float" office:value="19.55" calcext:value-type="float">
            <text:p>19.5500</text:p>
          </table:table-cell>
          <table:table-cell table:style-name="ce33" office:value-type="float" office:value="0.26" calcext:value-type="float">
            <text:p>0.2600</text:p>
          </table:table-cell>
          <table:table-cell/>
          <table:table-cell office:value-type="float" office:value="19.5529708376" calcext:value-type="float">
            <text:p>19.5530</text:p>
          </table:table-cell>
          <table:table-cell office:value-type="float" office:value="0.257943635099" calcext:value-type="float">
            <text:p>0.2579</text:p>
          </table:table-cell>
          <table:table-cell table:number-columns-repeated="1016"/>
        </table:table-row>
        <table:table-row table:style-name="ro1">
          <table:table-cell office:value-type="float" office:value="0.475" calcext:value-type="float">
            <text:p>0.4750</text:p>
          </table:table-cell>
          <table:table-cell table:style-name="ce33" office:value-type="float" office:value="725" calcext:value-type="float">
            <text:p>725.0000</text:p>
          </table:table-cell>
          <table:table-cell table:style-name="ce33" office:value-type="float" office:value="9" calcext:value-type="float">
            <text:p>9.0000</text:p>
          </table:table-cell>
          <table:table-cell table:style-name="ce33" office:value-type="float" office:value="20.64" calcext:value-type="float">
            <text:p>20.6400</text:p>
          </table:table-cell>
          <table:table-cell table:style-name="ce33" office:value-type="float" office:value="0.26" calcext:value-type="float">
            <text:p>0.2600</text:p>
          </table:table-cell>
          <table:table-cell/>
          <table:table-cell office:value-type="float" office:value="20.6393358113" calcext:value-type="float">
            <text:p>20.6393</text:p>
          </table:table-cell>
          <table:table-cell office:value-type="float" office:value="0.261983206392" calcext:value-type="float">
            <text:p>0.2620</text:p>
          </table:table-cell>
          <table:table-cell table:number-columns-repeated="1016"/>
        </table:table-row>
        <table:table-row table:style-name="ro1">
          <table:table-cell office:value-type="float" office:value="0.485" calcext:value-type="float">
            <text:p>0.4850</text:p>
          </table:table-cell>
          <table:table-cell table:style-name="ce33" office:value-type="float" office:value="828" calcext:value-type="float">
            <text:p>828.0000</text:p>
          </table:table-cell>
          <table:table-cell table:style-name="ce33" office:value-type="float" office:value="10" calcext:value-type="float">
            <text:p>10.0000</text:p>
          </table:table-cell>
          <table:table-cell table:style-name="ce33" office:value-type="float" office:value="23.9" calcext:value-type="float">
            <text:p>23.9000</text:p>
          </table:table-cell>
          <table:table-cell table:style-name="ce33" office:value-type="float" office:value="0.28" calcext:value-type="float">
            <text:p>0.2800</text:p>
          </table:table-cell>
          <table:table-cell/>
          <table:table-cell office:value-type="float" office:value="23.9212492803" calcext:value-type="float">
            <text:p>23.9212</text:p>
          </table:table-cell>
          <table:table-cell office:value-type="float" office:value="0.296070390284" calcext:value-type="float">
            <text:p>0.2961</text:p>
          </table:table-cell>
          <table:table-cell table:number-columns-repeated="1016"/>
        </table:table-row>
        <table:table-row table:style-name="ro1">
          <table:table-cell office:value-type="float" office:value="0.495" calcext:value-type="float">
            <text:p>0.4950</text:p>
          </table:table-cell>
          <table:table-cell table:style-name="ce33" office:value-type="float" office:value="863" calcext:value-type="float">
            <text:p>863.0000</text:p>
          </table:table-cell>
          <table:table-cell table:style-name="ce33" office:value-type="float" office:value="10" calcext:value-type="float">
            <text:p>10.0000</text:p>
          </table:table-cell>
          <table:table-cell table:style-name="ce33" office:value-type="float" office:value="25.3" calcext:value-type="float">
            <text:p>25.3000</text:p>
          </table:table-cell>
          <table:table-cell table:style-name="ce33" office:value-type="float" office:value="0.28" calcext:value-type="float">
            <text:p>0.2800</text:p>
          </table:table-cell>
          <table:table-cell/>
          <table:table-cell office:value-type="float" office:value="25.3038445271" calcext:value-type="float">
            <text:p>25.3038</text:p>
          </table:table-cell>
          <table:table-cell office:value-type="float" office:value="0.30078801838" calcext:value-type="float">
            <text:p>0.3008</text:p>
          </table:table-cell>
          <table:table-cell table:number-columns-repeated="1016"/>
        </table:table-row>
        <table:table-row table:style-name="ro1">
          <table:table-cell office:value-type="float" office:value="0.505" calcext:value-type="float">
            <text:p>0.5050</text:p>
          </table:table-cell>
          <table:table-cell table:style-name="ce33" office:value-type="float" office:value="930" calcext:value-type="float">
            <text:p>930.0000</text:p>
          </table:table-cell>
          <table:table-cell table:style-name="ce33" office:value-type="float" office:value="10" calcext:value-type="float">
            <text:p>10.0000</text:p>
          </table:table-cell>
          <table:table-cell table:style-name="ce33" office:value-type="float" office:value="27.65" calcext:value-type="float">
            <text:p>27.6500</text:p>
          </table:table-cell>
          <table:table-cell table:style-name="ce33" office:value-type="float" office:value="0.29" calcext:value-type="float">
            <text:p>0.2900</text:p>
          </table:table-cell>
          <table:table-cell/>
          <table:table-cell office:value-type="float" office:value="27.6784510015" calcext:value-type="float">
            <text:p>27.6785</text:p>
          </table:table-cell>
          <table:table-cell office:value-type="float" office:value="0.306460002046" calcext:value-type="float">
            <text:p>0.3065</text:p>
          </table:table-cell>
          <table:table-cell table:number-columns-repeated="1016"/>
        </table:table-row>
        <table:table-row table:style-name="ro1">
          <table:table-cell office:value-type="float" office:value="0.515" calcext:value-type="float">
            <text:p>0.5150</text:p>
          </table:table-cell>
          <table:table-cell table:style-name="ce33" office:value-type="float" office:value="1035" calcext:value-type="float">
            <text:p>1035.0000</text:p>
          </table:table-cell>
          <table:table-cell table:style-name="ce33" office:value-type="float" office:value="10" calcext:value-type="float">
            <text:p>10.0000</text:p>
          </table:table-cell>
          <table:table-cell table:style-name="ce33" office:value-type="float" office:value="31.24" calcext:value-type="float">
            <text:p>31.2400</text:p>
          </table:table-cell>
          <table:table-cell table:style-name="ce33" office:value-type="float" office:value="0.31" calcext:value-type="float">
            <text:p>0.3100</text:p>
          </table:table-cell>
          <table:table-cell/>
          <table:table-cell office:value-type="float" office:value="31.2711040852" calcext:value-type="float">
            <text:p>31.2711</text:p>
          </table:table-cell>
          <table:table-cell office:value-type="float" office:value="0.312122552784" calcext:value-type="float">
            <text:p>0.3121</text:p>
          </table:table-cell>
          <table:table-cell table:number-columns-repeated="1016"/>
        </table:table-row>
        <table:table-row table:style-name="ro1">
          <table:table-cell office:value-type="float" office:value="0.525" calcext:value-type="float">
            <text:p>0.5250</text:p>
          </table:table-cell>
          <table:table-cell table:style-name="ce33" office:value-type="float" office:value="1065" calcext:value-type="float">
            <text:p>1065.0000</text:p>
          </table:table-cell>
          <table:table-cell table:style-name="ce33" office:value-type="float" office:value="10" calcext:value-type="float">
            <text:p>10.0000</text:p>
          </table:table-cell>
          <table:table-cell table:style-name="ce33" office:value-type="float" office:value="32.64" calcext:value-type="float">
            <text:p>32.6400</text:p>
          </table:table-cell>
          <table:table-cell table:style-name="ce33" office:value-type="float" office:value="0.31" calcext:value-type="float">
            <text:p>0.3100</text:p>
          </table:table-cell>
          <table:table-cell/>
          <table:table-cell office:value-type="float" office:value="32.6712827556" calcext:value-type="float">
            <text:p>32.6713</text:p>
          </table:table-cell>
          <table:table-cell office:value-type="float" office:value="0.317852258672" calcext:value-type="float">
            <text:p>0.3179</text:p>
          </table:table-cell>
          <table:table-cell table:number-columns-repeated="1016"/>
        </table:table-row>
        <table:table-row table:style-name="ro1">
          <table:table-cell office:value-type="float" office:value="0.535" calcext:value-type="float">
            <text:p>0.5350</text:p>
          </table:table-cell>
          <table:table-cell table:style-name="ce33" office:value-type="float" office:value="1151" calcext:value-type="float">
            <text:p>1151.0000</text:p>
          </table:table-cell>
          <table:table-cell table:style-name="ce33" office:value-type="float" office:value="10" calcext:value-type="float">
            <text:p>10.0000</text:p>
          </table:table-cell>
          <table:table-cell table:style-name="ce33" office:value-type="float" office:value="35.84" calcext:value-type="float">
            <text:p>35.8400</text:p>
          </table:table-cell>
          <table:table-cell table:style-name="ce33" office:value-type="float" office:value="0.33" calcext:value-type="float">
            <text:p>0.3300</text:p>
          </table:table-cell>
          <table:table-cell/>
          <table:table-cell office:value-type="float" office:value="35.8771424698" calcext:value-type="float">
            <text:p>35.8771</text:p>
          </table:table-cell>
          <table:table-cell office:value-type="float" office:value="0.323859182776" calcext:value-type="float">
            <text:p>0.3239</text:p>
          </table:table-cell>
          <table:table-cell table:number-columns-repeated="1016"/>
        </table:table-row>
        <table:table-row table:style-name="ro1">
          <table:table-cell office:value-type="float" office:value="0.545" calcext:value-type="float">
            <text:p>0.5450</text:p>
          </table:table-cell>
          <table:table-cell table:style-name="ce33" office:value-type="float" office:value="1217" calcext:value-type="float">
            <text:p>1217.0000</text:p>
          </table:table-cell>
          <table:table-cell table:style-name="ce33" office:value-type="float" office:value="11" calcext:value-type="float">
            <text:p>11.0000</text:p>
          </table:table-cell>
          <table:table-cell table:style-name="ce33" office:value-type="float" office:value="38.49" calcext:value-type="float">
            <text:p>38.4900</text:p>
          </table:table-cell>
          <table:table-cell table:style-name="ce33" office:value-type="float" office:value="0.34" calcext:value-type="float">
            <text:p>0.3400</text:p>
          </table:table-cell>
          <table:table-cell/>
          <table:table-cell office:value-type="float" office:value="38.5319621694" calcext:value-type="float">
            <text:p>38.5320</text:p>
          </table:table-cell>
          <table:table-cell office:value-type="float" office:value="0.362853168678" calcext:value-type="float">
            <text:p>0.3629</text:p>
          </table:table-cell>
          <table:table-cell table:number-columns-repeated="1016"/>
        </table:table-row>
        <table:table-row table:style-name="ro1">
          <table:table-cell office:value-type="float" office:value="0.555" calcext:value-type="float">
            <text:p>0.5550</text:p>
          </table:table-cell>
          <table:table-cell table:style-name="ce33" office:value-type="float" office:value="1264" calcext:value-type="float">
            <text:p>1264.0000</text:p>
          </table:table-cell>
          <table:table-cell table:style-name="ce33" office:value-type="float" office:value="11" calcext:value-type="float">
            <text:p>11.0000</text:p>
          </table:table-cell>
          <table:table-cell table:style-name="ce33" office:value-type="float" office:value="40.59" calcext:value-type="float">
            <text:p>40.5900</text:p>
          </table:table-cell>
          <table:table-cell table:style-name="ce33" office:value-type="float" office:value="0.34" calcext:value-type="float">
            <text:p>0.3400</text:p>
          </table:table-cell>
          <table:table-cell/>
          <table:table-cell office:value-type="float" office:value="40.6287509262" calcext:value-type="float">
            <text:p>40.6288</text:p>
          </table:table-cell>
          <table:table-cell office:value-type="float" office:value="0.372166644699" calcext:value-type="float">
            <text:p>0.3722</text:p>
          </table:table-cell>
          <table:table-cell table:number-columns-repeated="1016"/>
        </table:table-row>
        <table:table-row table:style-name="ro1">
          <table:table-cell office:value-type="float" office:value="0.565" calcext:value-type="float">
            <text:p>0.5650</text:p>
          </table:table-cell>
          <table:table-cell table:style-name="ce33" office:value-type="float" office:value="1278" calcext:value-type="float">
            <text:p>1278.0000</text:p>
          </table:table-cell>
          <table:table-cell table:style-name="ce33" office:value-type="float" office:value="10" calcext:value-type="float">
            <text:p>10.0000</text:p>
          </table:table-cell>
          <table:table-cell table:style-name="ce33" office:value-type="float" office:value="41.68" calcext:value-type="float">
            <text:p>41.6800</text:p>
          </table:table-cell>
          <table:table-cell table:style-name="ce33" office:value-type="float" office:value="0.34" calcext:value-type="float">
            <text:p>0.3400</text:p>
          </table:table-cell>
          <table:table-cell/>
          <table:table-cell office:value-type="float" office:value="41.7211661827" calcext:value-type="float">
            <text:p>41.7212</text:p>
          </table:table-cell>
          <table:table-cell office:value-type="float" office:value="0.34967820463" calcext:value-type="float">
            <text:p>0.3497</text:p>
          </table:table-cell>
          <table:table-cell table:number-columns-repeated="1016"/>
        </table:table-row>
        <table:table-row table:style-name="ro1">
          <table:table-cell office:value-type="float" office:value="0.575" calcext:value-type="float">
            <text:p>0.5750</text:p>
          </table:table-cell>
          <table:table-cell table:style-name="ce33" office:value-type="float" office:value="1289" calcext:value-type="float">
            <text:p>1289.0000</text:p>
          </table:table-cell>
          <table:table-cell table:style-name="ce33" office:value-type="float" office:value="10" calcext:value-type="float">
            <text:p>10.0000</text:p>
          </table:table-cell>
          <table:table-cell table:style-name="ce33" office:value-type="float" office:value="42.71" calcext:value-type="float">
            <text:p>42.7100</text:p>
          </table:table-cell>
          <table:table-cell table:style-name="ce33" office:value-type="float" office:value="0.34" calcext:value-type="float">
            <text:p>0.3400</text:p>
          </table:table-cell>
          <table:table-cell/>
          <table:table-cell office:value-type="float" office:value="42.7190510608" calcext:value-type="float">
            <text:p>42.7191</text:p>
          </table:table-cell>
          <table:table-cell office:value-type="float" office:value="0.359411761131" calcext:value-type="float">
            <text:p>0.3594</text:p>
          </table:table-cell>
          <table:table-cell table:number-columns-repeated="1016"/>
        </table:table-row>
        <table:table-row table:style-name="ro1">
          <table:table-cell office:value-type="float" office:value="0.585" calcext:value-type="float">
            <text:p>0.5850</text:p>
          </table:table-cell>
          <table:table-cell table:style-name="ce33" office:value-type="float" office:value="1291" calcext:value-type="float">
            <text:p>1291.0000</text:p>
          </table:table-cell>
          <table:table-cell table:style-name="ce33" office:value-type="float" office:value="10" calcext:value-type="float">
            <text:p>10.0000</text:p>
          </table:table-cell>
          <table:table-cell table:style-name="ce33" office:value-type="float" office:value="43.38" calcext:value-type="float">
            <text:p>43.3800</text:p>
          </table:table-cell>
          <table:table-cell table:style-name="ce33" office:value-type="float" office:value="0.34" calcext:value-type="float">
            <text:p>0.3400</text:p>
          </table:table-cell>
          <table:table-cell/>
          <table:table-cell office:value-type="float" office:value="43.3800022099" calcext:value-type="float">
            <text:p>43.3800</text:p>
          </table:table-cell>
          <table:table-cell office:value-type="float" office:value="0.37219552655" calcext:value-type="float">
            <text:p>0.3722</text:p>
          </table:table-cell>
          <table:table-cell table:number-columns-repeated="1016"/>
        </table:table-row>
        <table:table-row table:style-name="ro1">
          <table:table-cell office:value-type="float" office:value="0.595" calcext:value-type="float">
            <text:p>0.5950</text:p>
          </table:table-cell>
          <table:table-cell table:style-name="ce33" office:value-type="float" office:value="1263" calcext:value-type="float">
            <text:p>1263.0000</text:p>
          </table:table-cell>
          <table:table-cell table:style-name="ce33" office:value-type="float" office:value="10" calcext:value-type="float">
            <text:p>10.0000</text:p>
          </table:table-cell>
          <table:table-cell table:style-name="ce33" office:value-type="float" office:value="42.94" calcext:value-type="float">
            <text:p>42.9400</text:p>
          </table:table-cell>
          <table:table-cell table:style-name="ce33" office:value-type="float" office:value="0.33" calcext:value-type="float">
            <text:p>0.3300</text:p>
          </table:table-cell>
          <table:table-cell/>
          <table:table-cell office:value-type="float" office:value="42.9193641656" calcext:value-type="float">
            <text:p>42.9194</text:p>
          </table:table-cell>
          <table:table-cell office:value-type="float" office:value="0.391000558026" calcext:value-type="float">
            <text:p>0.3910</text:p>
          </table:table-cell>
          <table:table-cell table:number-columns-repeated="1016"/>
        </table:table-row>
        <table:table-row table:style-name="ro1">
          <table:table-cell office:value-type="float" office:value="0.605" calcext:value-type="float">
            <text:p>0.6050</text:p>
          </table:table-cell>
          <table:table-cell table:style-name="ce33" office:value-type="float" office:value="1264" calcext:value-type="float">
            <text:p>1264.0000</text:p>
          </table:table-cell>
          <table:table-cell table:style-name="ce33" office:value-type="float" office:value="10" calcext:value-type="float">
            <text:p>10.0000</text:p>
          </table:table-cell>
          <table:table-cell table:style-name="ce33" office:value-type="float" office:value="43.42" calcext:value-type="float">
            <text:p>43.4200</text:p>
          </table:table-cell>
          <table:table-cell table:style-name="ce33" office:value-type="float" office:value="0.33" calcext:value-type="float">
            <text:p>0.3300</text:p>
          </table:table-cell>
          <table:table-cell/>
          <table:table-cell office:value-type="float" office:value="43.42605884" calcext:value-type="float">
            <text:p>43.4261</text:p>
          </table:table-cell>
          <table:table-cell office:value-type="float" office:value="0.419586756713" calcext:value-type="float">
            <text:p>0.4196</text:p>
          </table:table-cell>
          <table:table-cell table:number-columns-repeated="1016"/>
        </table:table-row>
        <table:table-row table:style-name="ro1">
          <table:table-cell office:value-type="float" office:value="0.615" calcext:value-type="float">
            <text:p>0.6150</text:p>
          </table:table-cell>
          <table:table-cell table:style-name="ce33" office:value-type="float" office:value="927" calcext:value-type="float">
            <text:p>927.0000</text:p>
          </table:table-cell>
          <table:table-cell table:style-name="ce33" office:value-type="float" office:value="7" calcext:value-type="float">
            <text:p>7.0000</text:p>
          </table:table-cell>
          <table:table-cell table:style-name="ce33" office:value-type="float" office:value="34.09" calcext:value-type="float">
            <text:p>34.0900</text:p>
          </table:table-cell>
          <table:table-cell table:style-name="ce33" office:value-type="float" office:value="0.27" calcext:value-type="float">
            <text:p>0.2700</text:p>
          </table:table-cell>
          <table:table-cell/>
          <table:table-cell office:value-type="float" office:value="34.1367163555" calcext:value-type="float">
            <text:p>34.1367</text:p>
          </table:table-cell>
          <table:table-cell office:value-type="float" office:value="0.300686419215" calcext:value-type="float">
            <text:p>0.3007</text:p>
          </table:table-cell>
          <table:table-cell table:number-columns-repeated="1016"/>
        </table:table-row>
        <table:table-row table:style-name="ro1">
          <table:table-cell office:value-type="float" office:value="0.625" calcext:value-type="float">
            <text:p>0.6250</text:p>
          </table:table-cell>
          <table:table-cell table:style-name="ce33" office:value-type="float" office:value="801" calcext:value-type="float">
            <text:p>801.0000</text:p>
          </table:table-cell>
          <table:table-cell table:style-name="ce33" office:value-type="float" office:value="7" calcext:value-type="float">
            <text:p>7.0000</text:p>
          </table:table-cell>
          <table:table-cell table:style-name="ce33" office:value-type="float" office:value="29.81" calcext:value-type="float">
            <text:p>29.8100</text:p>
          </table:table-cell>
          <table:table-cell table:style-name="ce33" office:value-type="float" office:value="0.25" calcext:value-type="float">
            <text:p>0.2500</text:p>
          </table:table-cell>
          <table:table-cell/>
          <table:table-cell office:value-type="float" office:value="29.8936229128" calcext:value-type="float">
            <text:p>29.8936</text:p>
          </table:table-cell>
          <table:table-cell office:value-type="float" office:value="0.308632298009" calcext:value-type="float">
            <text:p>0.3086</text:p>
          </table:table-cell>
          <table:table-cell table:number-columns-repeated="1016"/>
        </table:table-row>
        <table:table-row table:style-name="ro1">
          <table:table-cell office:value-type="float" office:value="0.635" calcext:value-type="float">
            <text:p>0.6350</text:p>
          </table:table-cell>
          <table:table-cell table:style-name="ce33" office:value-type="float" office:value="779" calcext:value-type="float">
            <text:p>779.0000</text:p>
          </table:table-cell>
          <table:table-cell table:style-name="ce33" office:value-type="float" office:value="6" calcext:value-type="float">
            <text:p>6.0000</text:p>
          </table:table-cell>
          <table:table-cell table:style-name="ce33" office:value-type="float" office:value="29.08" calcext:value-type="float">
            <text:p>29.0800</text:p>
          </table:table-cell>
          <table:table-cell table:style-name="ce33" office:value-type="float" office:value="0.24" calcext:value-type="float">
            <text:p>0.2400</text:p>
          </table:table-cell>
          <table:table-cell/>
          <table:table-cell office:value-type="float" office:value="29.1716568754" calcext:value-type="float">
            <text:p>29.1717</text:p>
          </table:table-cell>
          <table:table-cell office:value-type="float" office:value="0.256411907871" calcext:value-type="float">
            <text:p>0.2564</text:p>
          </table:table-cell>
          <table:table-cell table:number-columns-repeated="1016"/>
        </table:table-row>
        <table:table-row table:style-name="ro1">
          <table:table-cell office:value-type="float" office:value="0.645" calcext:value-type="float">
            <text:p>0.6450</text:p>
          </table:table-cell>
          <table:table-cell table:style-name="ce33" office:value-type="float" office:value="743" calcext:value-type="float">
            <text:p>743.0000</text:p>
          </table:table-cell>
          <table:table-cell table:style-name="ce33" office:value-type="float" office:value="6" calcext:value-type="float">
            <text:p>6.0000</text:p>
          </table:table-cell>
          <table:table-cell table:style-name="ce33" office:value-type="float" office:value="27.91" calcext:value-type="float">
            <text:p>27.9100</text:p>
          </table:table-cell>
          <table:table-cell table:style-name="ce33" office:value-type="float" office:value="0.23" calcext:value-type="float">
            <text:p>0.2300</text:p>
          </table:table-cell>
          <table:table-cell/>
          <table:table-cell office:value-type="float" office:value="28.0546008611" calcext:value-type="float">
            <text:p>28.0546</text:p>
          </table:table-cell>
          <table:table-cell office:value-type="float" office:value="0.248936219441" calcext:value-type="float">
            <text:p>0.2489</text:p>
          </table:table-cell>
          <table:table-cell table:number-columns-repeated="1016"/>
        </table:table-row>
        <table:table-row table:style-name="ro1">
          <table:table-cell office:value-type="float" office:value="0.655" calcext:value-type="float">
            <text:p>0.6550</text:p>
          </table:table-cell>
          <table:table-cell table:style-name="ce33" office:value-type="float" office:value="680" calcext:value-type="float">
            <text:p>680.0000</text:p>
          </table:table-cell>
          <table:table-cell table:style-name="ce33" office:value-type="float" office:value="6" calcext:value-type="float">
            <text:p>6.0000</text:p>
          </table:table-cell>
          <table:table-cell table:style-name="ce33" office:value-type="float" office:value="25.77" calcext:value-type="float">
            <text:p>25.7700</text:p>
          </table:table-cell>
          <table:table-cell table:style-name="ce33" office:value-type="float" office:value="0.21" calcext:value-type="float">
            <text:p>0.2100</text:p>
          </table:table-cell>
          <table:table-cell/>
          <table:table-cell office:value-type="float" office:value="25.9449188546" calcext:value-type="float">
            <text:p>25.9449</text:p>
          </table:table-cell>
          <table:table-cell office:value-type="float" office:value="0.246108656787" calcext:value-type="float">
            <text:p>0.2461</text:p>
          </table:table-cell>
          <table:table-cell table:number-columns-repeated="1016"/>
        </table:table-row>
        <table:table-row table:style-name="ro1">
          <table:table-cell office:value-type="float" office:value="0.665" calcext:value-type="float">
            <text:p>0.6650</text:p>
          </table:table-cell>
          <table:table-cell table:style-name="ce33" office:value-type="float" office:value="619" calcext:value-type="float">
            <text:p>619.0000</text:p>
          </table:table-cell>
          <table:table-cell table:style-name="ce33" office:value-type="float" office:value="5" calcext:value-type="float">
            <text:p>5.0000</text:p>
          </table:table-cell>
          <table:table-cell table:style-name="ce33" office:value-type="float" office:value="23.68" calcext:value-type="float">
            <text:p>23.6800</text:p>
          </table:table-cell>
          <table:table-cell table:style-name="ce33" office:value-type="float" office:value="0.2" calcext:value-type="float">
            <text:p>0.2000</text:p>
          </table:table-cell>
          <table:table-cell/>
          <table:table-cell office:value-type="float" office:value="23.8804445515" calcext:value-type="float">
            <text:p>23.8804</text:p>
          </table:table-cell>
          <table:table-cell office:value-type="float" office:value="0.205926845293" calcext:value-type="float">
            <text:p>0.2059</text:p>
          </table:table-cell>
          <table:table-cell table:number-columns-repeated="1016"/>
        </table:table-row>
        <table:table-row table:style-name="ro1">
          <table:table-cell office:value-type="float" office:value="0.675" calcext:value-type="float">
            <text:p>0.6750</text:p>
          </table:table-cell>
          <table:table-cell table:style-name="ce33" office:value-type="float" office:value="576" calcext:value-type="float">
            <text:p>576.0000</text:p>
          </table:table-cell>
          <table:table-cell table:style-name="ce33" office:value-type="float" office:value="5" calcext:value-type="float">
            <text:p>5.0000</text:p>
          </table:table-cell>
          <table:table-cell table:style-name="ce33" office:value-type="float" office:value="22.25" calcext:value-type="float">
            <text:p>22.2500</text:p>
          </table:table-cell>
          <table:table-cell table:style-name="ce33" office:value-type="float" office:value="0.19" calcext:value-type="float">
            <text:p>0.1900</text:p>
          </table:table-cell>
          <table:table-cell/>
          <table:table-cell office:value-type="float" office:value="22.4743184129" calcext:value-type="float">
            <text:p>22.4743</text:p>
          </table:table-cell>
          <table:table-cell office:value-type="float" office:value="0.205605305464" calcext:value-type="float">
            <text:p>0.2056</text:p>
          </table:table-cell>
          <table:table-cell table:number-columns-repeated="1016"/>
        </table:table-row>
        <table:table-row table:style-name="ro1">
          <table:table-cell office:value-type="float" office:value="0.685" calcext:value-type="float">
            <text:p>0.6850</text:p>
          </table:table-cell>
          <table:table-cell table:style-name="ce33" office:value-type="float" office:value="534" calcext:value-type="float">
            <text:p>534.0000</text:p>
          </table:table-cell>
          <table:table-cell table:style-name="ce33" office:value-type="float" office:value="5" calcext:value-type="float">
            <text:p>5.0000</text:p>
          </table:table-cell>
          <table:table-cell table:style-name="ce33" office:value-type="float" office:value="20.84" calcext:value-type="float">
            <text:p>20.8400</text:p>
          </table:table-cell>
          <table:table-cell table:style-name="ce33" office:value-type="float" office:value="0.18" calcext:value-type="float">
            <text:p>0.1800</text:p>
          </table:table-cell>
          <table:table-cell/>
          <table:table-cell office:value-type="float" office:value="21.0698638754" calcext:value-type="float">
            <text:p>21.0699</text:p>
          </table:table-cell>
          <table:table-cell office:value-type="float" office:value="0.205912581259" calcext:value-type="float">
            <text:p>0.2059</text:p>
          </table:table-cell>
          <table:table-cell table:number-columns-repeated="1016"/>
        </table:table-row>
        <table:table-row table:style-name="ro1">
          <table:table-cell office:value-type="float" office:value="0.695" calcext:value-type="float">
            <text:p>0.6950</text:p>
          </table:table-cell>
          <table:table-cell table:style-name="ce33" office:value-type="float" office:value="479" calcext:value-type="float">
            <text:p>479.0000</text:p>
          </table:table-cell>
          <table:table-cell table:style-name="ce33" office:value-type="float" office:value="4" calcext:value-type="float">
            <text:p>4.0000</text:p>
          </table:table-cell>
          <table:table-cell table:style-name="ce33" office:value-type="float" office:value="18.91" calcext:value-type="float">
            <text:p>18.9100</text:p>
          </table:table-cell>
          <table:table-cell table:style-name="ce33" office:value-type="float" office:value="0.16" calcext:value-type="float">
            <text:p>0.1600</text:p>
          </table:table-cell>
          <table:table-cell/>
          <table:table-cell office:value-type="float" office:value="19.1102324352" calcext:value-type="float">
            <text:p>19.1102</text:p>
          </table:table-cell>
          <table:table-cell office:value-type="float" office:value="0.167040819478" calcext:value-type="float">
            <text:p>0.1670</text:p>
          </table:table-cell>
          <table:table-cell table:number-columns-repeated="1016"/>
        </table:table-row>
        <table:table-row table:style-name="ro1">
          <table:table-cell office:value-type="float" office:value="0.705" calcext:value-type="float">
            <text:p>0.7050</text:p>
          </table:table-cell>
          <table:table-cell table:style-name="ce33" office:value-type="float" office:value="434" calcext:value-type="float">
            <text:p>434.0000</text:p>
          </table:table-cell>
          <table:table-cell table:style-name="ce33" office:value-type="float" office:value="4" calcext:value-type="float">
            <text:p>4.0000</text:p>
          </table:table-cell>
          <table:table-cell table:style-name="ce33" office:value-type="float" office:value="17.32" calcext:value-type="float">
            <text:p>17.3200</text:p>
          </table:table-cell>
          <table:table-cell table:style-name="ce33" office:value-type="float" office:value="0.15" calcext:value-type="float">
            <text:p>0.1500</text:p>
          </table:table-cell>
          <table:table-cell/>
          <table:table-cell office:value-type="float" office:value="17.5055675175" calcext:value-type="float">
            <text:p>17.5056</text:p>
          </table:table-cell>
          <table:table-cell office:value-type="float" office:value="0.167490952877" calcext:value-type="float">
            <text:p>0.1675</text:p>
          </table:table-cell>
          <table:table-cell table:number-columns-repeated="1016"/>
        </table:table-row>
        <table:table-row table:style-name="ro1">
          <table:table-cell office:value-type="float" office:value="0.715" calcext:value-type="float">
            <text:p>0.7150</text:p>
          </table:table-cell>
          <table:table-cell table:style-name="ce33" office:value-type="float" office:value="394.9" calcext:value-type="float">
            <text:p>394.9000</text:p>
          </table:table-cell>
          <table:table-cell table:style-name="ce33" office:value-type="float" office:value="3.4" calcext:value-type="float">
            <text:p>3.4000</text:p>
          </table:table-cell>
          <table:table-cell table:style-name="ce33" office:value-type="float" office:value="15.92" calcext:value-type="float">
            <text:p>15.9200</text:p>
          </table:table-cell>
          <table:table-cell table:style-name="ce33" office:value-type="float" office:value="0.14" calcext:value-type="float">
            <text:p>0.1400</text:p>
          </table:table-cell>
          <table:table-cell/>
          <table:table-cell office:value-type="float" office:value="16.1018790895" calcext:value-type="float">
            <text:p>16.1019</text:p>
          </table:table-cell>
          <table:table-cell office:value-type="float" office:value="0.143977319988" calcext:value-type="float">
            <text:p>0.1440</text:p>
          </table:table-cell>
          <table:table-cell table:number-columns-repeated="1016"/>
        </table:table-row>
        <table:table-row table:style-name="ro1">
          <table:table-cell office:value-type="float" office:value="0.725" calcext:value-type="float">
            <text:p>0.7250</text:p>
          </table:table-cell>
          <table:table-cell table:style-name="ce33" office:value-type="float" office:value="359.4" calcext:value-type="float">
            <text:p>359.4000</text:p>
          </table:table-cell>
          <table:table-cell table:style-name="ce33" office:value-type="float" office:value="3.2" calcext:value-type="float">
            <text:p>3.2000</text:p>
          </table:table-cell>
          <table:table-cell table:style-name="ce33" office:value-type="float" office:value="14.64" calcext:value-type="float">
            <text:p>14.6400</text:p>
          </table:table-cell>
          <table:table-cell table:style-name="ce33" office:value-type="float" office:value="0.13" calcext:value-type="float">
            <text:p>0.1300</text:p>
          </table:table-cell>
          <table:table-cell/>
          <table:table-cell office:value-type="float" office:value="14.8121578012" calcext:value-type="float">
            <text:p>14.8122</text:p>
          </table:table-cell>
          <table:table-cell office:value-type="float" office:value="0.136511551983" calcext:value-type="float">
            <text:p>0.1365</text:p>
          </table:table-cell>
          <table:table-cell table:number-columns-repeated="1016"/>
        </table:table-row>
        <table:table-row table:style-name="ro1">
          <table:table-cell office:value-type="float" office:value="0.735" calcext:value-type="float">
            <text:p>0.7350</text:p>
          </table:table-cell>
          <table:table-cell table:style-name="ce33" office:value-type="float" office:value="328.5" calcext:value-type="float">
            <text:p>328.5000</text:p>
          </table:table-cell>
          <table:table-cell table:style-name="ce33" office:value-type="float" office:value="3" calcext:value-type="float">
            <text:p>3.0000</text:p>
          </table:table-cell>
          <table:table-cell table:style-name="ce33" office:value-type="float" office:value="13.53" calcext:value-type="float">
            <text:p>13.5300</text:p>
          </table:table-cell>
          <table:table-cell table:style-name="ce33" office:value-type="float" office:value="0.12" calcext:value-type="float">
            <text:p>0.1200</text:p>
          </table:table-cell>
          <table:table-cell/>
          <table:table-cell office:value-type="float" office:value="13.6828079663" calcext:value-type="float">
            <text:p>13.6828</text:p>
          </table:table-cell>
          <table:table-cell office:value-type="float" office:value="0.129501113328" calcext:value-type="float">
            <text:p>0.1295</text:p>
          </table:table-cell>
          <table:table-cell table:number-columns-repeated="1016"/>
        </table:table-row>
        <table:table-row table:style-name="ro1">
          <table:table-cell office:value-type="float" office:value="0.745" calcext:value-type="float">
            <text:p>0.7450</text:p>
          </table:table-cell>
          <table:table-cell table:style-name="ce33" office:value-type="float" office:value="298.2" calcext:value-type="float">
            <text:p>298.2000</text:p>
          </table:table-cell>
          <table:table-cell table:style-name="ce33" office:value-type="float" office:value="2.7" calcext:value-type="float">
            <text:p>2.7000</text:p>
          </table:table-cell>
          <table:table-cell table:style-name="ce33" office:value-type="float" office:value="12.42" calcext:value-type="float">
            <text:p>12.4200</text:p>
          </table:table-cell>
          <table:table-cell table:style-name="ce33" office:value-type="float" office:value="0.11" calcext:value-type="float">
            <text:p>0.1100</text:p>
          </table:table-cell>
          <table:table-cell/>
          <table:table-cell office:value-type="float" office:value="12.5512873062" calcext:value-type="float">
            <text:p>12.5513</text:p>
          </table:table-cell>
          <table:table-cell office:value-type="float" office:value="0.117567793197" calcext:value-type="float">
            <text:p>0.1176</text:p>
          </table:table-cell>
          <table:table-cell table:number-columns-repeated="1016"/>
        </table:table-row>
        <table:table-row table:style-name="ro1">
          <table:table-cell office:value-type="float" office:value="0.755" calcext:value-type="float">
            <text:p>0.7550</text:p>
          </table:table-cell>
          <table:table-cell table:style-name="ce33" office:value-type="float" office:value="272.9" calcext:value-type="float">
            <text:p>272.9000</text:p>
          </table:table-cell>
          <table:table-cell table:style-name="ce33" office:value-type="float" office:value="2.4" calcext:value-type="float">
            <text:p>2.4000</text:p>
          </table:table-cell>
          <table:table-cell table:style-name="ce33" office:value-type="float" office:value="11.49" calcext:value-type="float">
            <text:p>11.4900</text:p>
          </table:table-cell>
          <table:table-cell table:style-name="ce33" office:value-type="float" office:value="0.1" calcext:value-type="float">
            <text:p>0.1000</text:p>
          </table:table-cell>
          <table:table-cell/>
          <table:table-cell office:value-type="float" office:value="11.6060372742" calcext:value-type="float">
            <text:p>11.6060</text:p>
          </table:table-cell>
          <table:table-cell office:value-type="float" office:value="0.105698490824" calcext:value-type="float">
            <text:p>0.1057</text:p>
          </table:table-cell>
          <table:table-cell table:number-columns-repeated="1016"/>
        </table:table-row>
        <table:table-row table:style-name="ro1">
          <table:table-cell office:value-type="float" office:value="0.765" calcext:value-type="float">
            <text:p>0.7650</text:p>
          </table:table-cell>
          <table:table-cell table:style-name="ce33" office:value-type="float" office:value="250.6" calcext:value-type="float">
            <text:p>250.6000</text:p>
          </table:table-cell>
          <table:table-cell table:style-name="ce33" office:value-type="float" office:value="2.2" calcext:value-type="float">
            <text:p>2.2000</text:p>
          </table:table-cell>
          <table:table-cell table:style-name="ce33" office:value-type="float" office:value="10.67" calcext:value-type="float">
            <text:p>10.6700</text:p>
          </table:table-cell>
          <table:table-cell table:style-name="ce33" office:value-type="float" office:value="0.09" calcext:value-type="float">
            <text:p>0.0900</text:p>
          </table:table-cell>
          <table:table-cell/>
          <table:table-cell office:value-type="float" office:value="10.767024404" calcext:value-type="float">
            <text:p>10.7670</text:p>
          </table:table-cell>
          <table:table-cell office:value-type="float" office:value="0.0978917341535" calcext:value-type="float">
            <text:p>0.0979</text:p>
          </table:table-cell>
          <table:table-cell table:number-columns-repeated="1016"/>
        </table:table-row>
        <table:table-row table:style-name="ro1">
          <table:table-cell office:value-type="float" office:value="0.775" calcext:value-type="float">
            <text:p>0.7750</text:p>
          </table:table-cell>
          <table:table-cell table:style-name="ce33" office:value-type="float" office:value="231.8" calcext:value-type="float">
            <text:p>231.8000</text:p>
          </table:table-cell>
          <table:table-cell table:style-name="ce33" office:value-type="float" office:value="2.1" calcext:value-type="float">
            <text:p>2.1000</text:p>
          </table:table-cell>
          <table:table-cell table:style-name="ce33" office:value-type="float" office:value="9.97" calcext:value-type="float">
            <text:p>9.9700</text:p>
          </table:table-cell>
          <table:table-cell table:style-name="ce33" office:value-type="float" office:value="0.09" calcext:value-type="float">
            <text:p>0.0900</text:p>
          </table:table-cell>
          <table:table-cell/>
          <table:table-cell office:value-type="float" office:value="10.0603826462" calcext:value-type="float">
            <text:p>10.0604</text:p>
          </table:table-cell>
          <table:table-cell office:value-type="float" office:value="0.0942911690129" calcext:value-type="float">
            <text:p>0.0943</text:p>
          </table:table-cell>
          <table:table-cell table:number-columns-repeated="1016"/>
        </table:table-row>
        <table:table-row table:style-name="ro1">
          <table:table-cell office:value-type="float" office:value="0.785" calcext:value-type="float">
            <text:p>0.7850</text:p>
          </table:table-cell>
          <table:table-cell table:style-name="ce33" office:value-type="float" office:value="213.2" calcext:value-type="float">
            <text:p>213.2000</text:p>
          </table:table-cell>
          <table:table-cell table:style-name="ce33" office:value-type="float" office:value="1.9" calcext:value-type="float">
            <text:p>1.9000</text:p>
          </table:table-cell>
          <table:table-cell table:style-name="ce33" office:value-type="float" office:value="9.27" calcext:value-type="float">
            <text:p>9.2700</text:p>
          </table:table-cell>
          <table:table-cell table:style-name="ce33" office:value-type="float" office:value="0.08" calcext:value-type="float">
            <text:p>0.0800</text:p>
          </table:table-cell>
          <table:table-cell/>
          <table:table-cell office:value-type="float" office:value="9.345859965" calcext:value-type="float">
            <text:p>9.3459</text:p>
          </table:table-cell>
          <table:table-cell office:value-type="float" office:value="0.0862148314668" calcext:value-type="float">
            <text:p>0.0862</text:p>
          </table:table-cell>
          <table:table-cell table:number-columns-repeated="1016"/>
        </table:table-row>
        <table:table-row table:style-name="ro1">
          <table:table-cell office:value-type="float" office:value="0.795" calcext:value-type="float">
            <text:p>0.7950</text:p>
          </table:table-cell>
          <table:table-cell table:style-name="ce33" office:value-type="float" office:value="196.1" calcext:value-type="float">
            <text:p>196.1000</text:p>
          </table:table-cell>
          <table:table-cell table:style-name="ce33" office:value-type="float" office:value="1.8" calcext:value-type="float">
            <text:p>1.8000</text:p>
          </table:table-cell>
          <table:table-cell table:style-name="ce33" office:value-type="float" office:value="8.62" calcext:value-type="float">
            <text:p>8.6200</text:p>
          </table:table-cell>
          <table:table-cell table:style-name="ce33" office:value-type="float" office:value="0.08" calcext:value-type="float">
            <text:p>0.0800</text:p>
          </table:table-cell>
          <table:table-cell/>
          <table:table-cell office:value-type="float" office:value="8.68166529577" calcext:value-type="float">
            <text:p>8.6817</text:p>
          </table:table-cell>
          <table:table-cell office:value-type="float" office:value="0.0822381788193" calcext:value-type="float">
            <text:p>0.0822</text:p>
          </table:table-cell>
          <table:table-cell table:number-columns-repeated="1016"/>
        </table:table-row>
        <table:table-row table:style-name="ro1">
          <table:table-cell office:value-type="float" office:value="0.805" calcext:value-type="float">
            <text:p>0.8050</text:p>
          </table:table-cell>
          <table:table-cell table:style-name="ce33" office:value-type="float" office:value="185.2" calcext:value-type="float">
            <text:p>185.2000</text:p>
          </table:table-cell>
          <table:table-cell table:style-name="ce33" office:value-type="float" office:value="1.6" calcext:value-type="float">
            <text:p>1.6000</text:p>
          </table:table-cell>
          <table:table-cell table:style-name="ce33" office:value-type="float" office:value="8.23" calcext:value-type="float">
            <text:p>8.2300</text:p>
          </table:table-cell>
          <table:table-cell table:style-name="ce33" office:value-type="float" office:value="0.07" calcext:value-type="float">
            <text:p>0.0700</text:p>
          </table:table-cell>
          <table:table-cell/>
          <table:table-cell office:value-type="float" office:value="8.27969773109" calcext:value-type="float">
            <text:p>8.2797</text:p>
          </table:table-cell>
          <table:table-cell office:value-type="float" office:value="0.0741250863638" calcext:value-type="float">
            <text:p>0.0741</text:p>
          </table:table-cell>
          <table:table-cell table:number-columns-repeated="1016"/>
        </table:table-row>
        <table:table-row table:style-name="ro1">
          <table:table-cell office:value-type="float" office:value="0.815" calcext:value-type="float">
            <text:p>0.8150</text:p>
          </table:table-cell>
          <table:table-cell table:style-name="ce33" office:value-type="float" office:value="170.2" calcext:value-type="float">
            <text:p>170.2000</text:p>
          </table:table-cell>
          <table:table-cell table:style-name="ce33" office:value-type="float" office:value="1.5" calcext:value-type="float">
            <text:p>1.5000</text:p>
          </table:table-cell>
          <table:table-cell table:style-name="ce33" office:value-type="float" office:value="7.64" calcext:value-type="float">
            <text:p>7.6400</text:p>
          </table:table-cell>
          <table:table-cell table:style-name="ce33" office:value-type="float" office:value="0.07" calcext:value-type="float">
            <text:p>0.0700</text:p>
          </table:table-cell>
          <table:table-cell/>
          <table:table-cell office:value-type="float" office:value="7.68325208575" calcext:value-type="float">
            <text:p>7.6833</text:p>
          </table:table-cell>
          <table:table-cell office:value-type="float" office:value="0.0702724133991" calcext:value-type="float">
            <text:p>0.0703</text:p>
          </table:table-cell>
          <table:table-cell table:number-columns-repeated="1016"/>
        </table:table-row>
        <table:table-row table:style-name="ro1">
          <table:table-cell office:value-type="float" office:value="0.825" calcext:value-type="float">
            <text:p>0.8250</text:p>
          </table:table-cell>
          <table:table-cell table:style-name="ce33" office:value-type="float" office:value="157.4" calcext:value-type="float">
            <text:p>157.4000</text:p>
          </table:table-cell>
          <table:table-cell table:style-name="ce33" office:value-type="float" office:value="1.4" calcext:value-type="float">
            <text:p>1.4000</text:p>
          </table:table-cell>
          <table:table-cell table:style-name="ce33" office:value-type="float" office:value="7.13" calcext:value-type="float">
            <text:p>7.1300</text:p>
          </table:table-cell>
          <table:table-cell table:style-name="ce33" office:value-type="float" office:value="0.06" calcext:value-type="float">
            <text:p>0.0600</text:p>
          </table:table-cell>
          <table:table-cell/>
          <table:table-cell office:value-type="float" office:value="7.17381232615" calcext:value-type="float">
            <text:p>7.1738</text:p>
          </table:table-cell>
          <table:table-cell office:value-type="float" office:value="0.066197598496" calcext:value-type="float">
            <text:p>0.0662</text:p>
          </table:table-cell>
          <table:table-cell table:number-columns-repeated="1016"/>
        </table:table-row>
        <table:table-row table:style-name="ro1">
          <table:table-cell office:value-type="float" office:value="0.835" calcext:value-type="float">
            <text:p>0.8350</text:p>
          </table:table-cell>
          <table:table-cell table:style-name="ce33" office:value-type="float" office:value="146.1" calcext:value-type="float">
            <text:p>146.1000</text:p>
          </table:table-cell>
          <table:table-cell table:style-name="ce33" office:value-type="float" office:value="1.2" calcext:value-type="float">
            <text:p>1.2000</text:p>
          </table:table-cell>
          <table:table-cell table:style-name="ce33" office:value-type="float" office:value="6.69" calcext:value-type="float">
            <text:p>6.6900</text:p>
          </table:table-cell>
          <table:table-cell table:style-name="ce33" office:value-type="float" office:value="0.06" calcext:value-type="float">
            <text:p>0.0600</text:p>
          </table:table-cell>
          <table:table-cell/>
          <table:table-cell office:value-type="float" office:value="6.72247614534" calcext:value-type="float">
            <text:p>6.7225</text:p>
          </table:table-cell>
          <table:table-cell office:value-type="float" office:value="0.0574556641546" calcext:value-type="float">
            <text:p>0.0575</text:p>
          </table:table-cell>
          <table:table-cell table:number-columns-repeated="1016"/>
        </table:table-row>
        <table:table-row table:style-name="ro1">
          <table:table-cell office:value-type="float" office:value="0.845" calcext:value-type="float">
            <text:p>0.8450</text:p>
          </table:table-cell>
          <table:table-cell table:style-name="ce33" office:value-type="float" office:value="135.9" calcext:value-type="float">
            <text:p>135.9000</text:p>
          </table:table-cell>
          <table:table-cell table:style-name="ce33" office:value-type="float" office:value="1.1" calcext:value-type="float">
            <text:p>1.1000</text:p>
          </table:table-cell>
          <table:table-cell table:style-name="ce33" office:value-type="float" office:value="6.28" calcext:value-type="float">
            <text:p>6.2800</text:p>
          </table:table-cell>
          <table:table-cell table:style-name="ce33" office:value-type="float" office:value="0.05" calcext:value-type="float">
            <text:p>0.0500</text:p>
          </table:table-cell>
          <table:table-cell/>
          <table:table-cell office:value-type="float" office:value="6.31208716014" calcext:value-type="float">
            <text:p>6.3121</text:p>
          </table:table-cell>
          <table:table-cell office:value-type="float" office:value="0.0531954485677" calcext:value-type="float">
            <text:p>0.0532</text:p>
          </table:table-cell>
          <table:table-cell table:number-columns-repeated="1016"/>
        </table:table-row>
        <table:table-row table:style-name="ro11">
          <table:table-cell table:style-name="ce64" office:value-type="string" calcext:value-type="string" table:number-columns-spanned="8" table:number-rows-spanned="1">
            <text:p>BaBar – 2009-PRL-103-231801_Aubert</text:p>
          </table:table-cell>
          <table:covered-table-cell table:number-columns-repeated="7" table:style-name="ce72"/>
          <table:table-cell table:style-name="ce72" table:number-columns-repeated="1016"/>
        </table:table-row>
        <table:table-row table:style-name="ro1">
          <table:table-cell office:value-type="float" office:value="0.093025" calcext:value-type="float">
            <text:p>0.0930</text:p>
          </table:table-cell>
          <table:table-cell office:value-type="float" office:value="25.490436" calcext:value-type="float">
            <text:p>25.49044</text:p>
          </table:table-cell>
          <table:table-cell office:value-type="float" office:value="2.69943" calcext:value-type="float">
            <text:p>2.69943</text:p>
          </table:table-cell>
          <table:table-cell table:number-columns-repeated="3"/>
          <table:table-cell office:value-type="float" office:value="1.65430186826" calcext:value-type="float">
            <text:p>1.6543</text:p>
          </table:table-cell>
          <table:table-cell office:value-type="float" office:value="0.175255778484" calcext:value-type="float">
            <text:p>0.1753</text:p>
          </table:table-cell>
          <table:table-cell table:number-columns-repeated="1016"/>
        </table:table-row>
        <table:table-row table:style-name="ro1">
          <table:table-cell office:value-type="float" office:value="0.099225" calcext:value-type="float">
            <text:p>0.0992</text:p>
          </table:table-cell>
          <table:table-cell office:value-type="float" office:value="35.480116" calcext:value-type="float">
            <text:p>35.48012</text:p>
          </table:table-cell>
          <table:table-cell office:value-type="float" office:value="2.91464" calcext:value-type="float">
            <text:p>2.91464</text:p>
          </table:table-cell>
          <table:table-cell table:number-columns-repeated="3"/>
          <table:table-cell office:value-type="float" office:value="1.62030770599" calcext:value-type="float">
            <text:p>1.6203</text:p>
          </table:table-cell>
          <table:table-cell office:value-type="float" office:value="0.133170259428" calcext:value-type="float">
            <text:p>0.1332</text:p>
          </table:table-cell>
          <table:table-cell table:number-columns-repeated="1016"/>
        </table:table-row>
        <table:table-row table:style-name="ro1">
          <table:table-cell office:value-type="float" office:value="0.105625" calcext:value-type="float">
            <text:p>0.1056</text:p>
          </table:table-cell>
          <table:table-cell office:value-type="float" office:value="45.485797" calcext:value-type="float">
            <text:p>45.48580</text:p>
          </table:table-cell>
          <table:table-cell office:value-type="float" office:value="3.04669" calcext:value-type="float">
            <text:p>3.04669</text:p>
          </table:table-cell>
          <table:table-cell table:number-columns-repeated="3"/>
          <table:table-cell office:value-type="float" office:value="1.64120909923" calcext:value-type="float">
            <text:p>1.6412</text:p>
          </table:table-cell>
          <table:table-cell office:value-type="float" office:value="0.109995205662" calcext:value-type="float">
            <text:p>0.1100</text:p>
          </table:table-cell>
          <table:table-cell table:number-columns-repeated="1016"/>
        </table:table-row>
        <table:table-row table:style-name="ro1">
          <table:table-cell office:value-type="float" office:value="0.112225" calcext:value-type="float">
            <text:p>0.1122</text:p>
          </table:table-cell>
          <table:table-cell office:value-type="float" office:value="51.782467" calcext:value-type="float">
            <text:p>51.78247</text:p>
          </table:table-cell>
          <table:table-cell office:value-type="float" office:value="3.13355" calcext:value-type="float">
            <text:p>3.13355</text:p>
          </table:table-cell>
          <table:table-cell table:number-columns-repeated="3"/>
          <table:table-cell office:value-type="float" office:value="1.58039836516" calcext:value-type="float">
            <text:p>1.5804</text:p>
          </table:table-cell>
          <table:table-cell office:value-type="float" office:value="0.0956985446798" calcext:value-type="float">
            <text:p>0.0957</text:p>
          </table:table-cell>
          <table:table-cell table:number-columns-repeated="1016"/>
        </table:table-row>
        <table:table-row table:style-name="ro1">
          <table:table-cell office:value-type="float" office:value="0.119025" calcext:value-type="float">
            <text:p>0.1190</text:p>
          </table:table-cell>
          <table:table-cell office:value-type="float" office:value="64.415646" calcext:value-type="float">
            <text:p>64.41565</text:p>
          </table:table-cell>
          <table:table-cell office:value-type="float" office:value="3.49953" calcext:value-type="float">
            <text:p>3.49953</text:p>
          </table:table-cell>
          <table:table-cell table:number-columns-repeated="3"/>
          <table:table-cell office:value-type="float" office:value="1.73841797479" calcext:value-type="float">
            <text:p>1.7384</text:p>
          </table:table-cell>
          <table:table-cell office:value-type="float" office:value="0.094512629619" calcext:value-type="float">
            <text:p>0.0945</text:p>
          </table:table-cell>
          <table:table-cell table:number-columns-repeated="1016"/>
        </table:table-row>
        <table:table-row table:style-name="ro1">
          <table:table-cell office:value-type="float" office:value="0.126025" calcext:value-type="float">
            <text:p>0.1260</text:p>
          </table:table-cell>
          <table:table-cell office:value-type="float" office:value="75.21048" calcext:value-type="float">
            <text:p>75.21048</text:p>
          </table:table-cell>
          <table:table-cell office:value-type="float" office:value="3.86247" calcext:value-type="float">
            <text:p>3.86247</text:p>
          </table:table-cell>
          <table:table-cell table:number-columns-repeated="3"/>
          <table:table-cell office:value-type="float" office:value="1.85118367145" calcext:value-type="float">
            <text:p>1.8512</text:p>
          </table:table-cell>
          <table:table-cell office:value-type="float" office:value="0.0951419249364" calcext:value-type="float">
            <text:p>0.0951</text:p>
          </table:table-cell>
          <table:table-cell table:number-columns-repeated="1016"/>
        </table:table-row>
        <table:table-row table:style-name="ro1">
          <table:table-cell office:value-type="float" office:value="0.133225" calcext:value-type="float">
            <text:p>0.1332</text:p>
          </table:table-cell>
          <table:table-cell office:value-type="float" office:value="80.199845" calcext:value-type="float">
            <text:p>80.19985</text:p>
          </table:table-cell>
          <table:table-cell office:value-type="float" office:value="3.87376" calcext:value-type="float">
            <text:p>3.87376</text:p>
          </table:table-cell>
          <table:table-cell table:number-columns-repeated="3"/>
          <table:table-cell office:value-type="float" office:value="1.84133253526" calcext:value-type="float">
            <text:p>1.8413</text:p>
          </table:table-cell>
          <table:table-cell office:value-type="float" office:value="0.0890119381715" calcext:value-type="float">
            <text:p>0.0890</text:p>
          </table:table-cell>
          <table:table-cell table:number-columns-repeated="1016"/>
        </table:table-row>
        <table:table-row table:style-name="ro1">
          <table:table-cell office:value-type="float" office:value="0.140625" calcext:value-type="float">
            <text:p>0.1406</text:p>
          </table:table-cell>
          <table:table-cell office:value-type="float" office:value="86.380454" calcext:value-type="float">
            <text:p>86.38045</text:p>
          </table:table-cell>
          <table:table-cell office:value-type="float" office:value="4.02805" calcext:value-type="float">
            <text:p>4.02805</text:p>
          </table:table-cell>
          <table:table-cell table:number-columns-repeated="3"/>
          <table:table-cell office:value-type="float" office:value="1.88162678931" calcext:value-type="float">
            <text:p>1.8816</text:p>
          </table:table-cell>
          <table:table-cell office:value-type="float" office:value="0.0878177943087" calcext:value-type="float">
            <text:p>0.0878</text:p>
          </table:table-cell>
          <table:table-cell table:number-columns-repeated="1016"/>
        </table:table-row>
        <table:table-row table:style-name="ro1">
          <table:table-cell office:value-type="float" office:value="0.148225" calcext:value-type="float">
            <text:p>0.1482</text:p>
          </table:table-cell>
          <table:table-cell office:value-type="float" office:value="102.438071" calcext:value-type="float">
            <text:p>102.43807</text:p>
          </table:table-cell>
          <table:table-cell office:value-type="float" office:value="4.31976" calcext:value-type="float">
            <text:p>4.31976</text:p>
          </table:table-cell>
          <table:table-cell table:number-columns-repeated="3"/>
          <table:table-cell office:value-type="float" office:value="2.14499407949" calcext:value-type="float">
            <text:p>2.1450</text:p>
          </table:table-cell>
          <table:table-cell office:value-type="float" office:value="0.0905384531174" calcext:value-type="float">
            <text:p>0.0905</text:p>
          </table:table-cell>
          <table:table-cell table:number-columns-repeated="1016"/>
        </table:table-row>
        <table:table-row table:style-name="ro1">
          <table:table-cell office:value-type="float" office:value="0.156025" calcext:value-type="float">
            <text:p>0.1560</text:p>
          </table:table-cell>
          <table:table-cell office:value-type="float" office:value="104.709796" calcext:value-type="float">
            <text:p>104.70980</text:p>
          </table:table-cell>
          <table:table-cell office:value-type="float" office:value="3.96803" calcext:value-type="float">
            <text:p>3.96803</text:p>
          </table:table-cell>
          <table:table-cell table:number-columns-repeated="3"/>
          <table:table-cell office:value-type="float" office:value="2.12951352656" calcext:value-type="float">
            <text:p>2.1295</text:p>
          </table:table-cell>
          <table:table-cell office:value-type="float" office:value="0.080783532605" calcext:value-type="float">
            <text:p>0.0808</text:p>
          </table:table-cell>
          <table:table-cell table:number-columns-repeated="1016"/>
        </table:table-row>
        <table:table-row table:style-name="ro1">
          <table:table-cell office:value-type="float" office:value="0.164025" calcext:value-type="float">
            <text:p>0.1640</text:p>
          </table:table-cell>
          <table:table-cell office:value-type="float" office:value="118.252006" calcext:value-type="float">
            <text:p>118.25201</text:p>
          </table:table-cell>
          <table:table-cell office:value-type="float" office:value="4.09898" calcext:value-type="float">
            <text:p>4.09898</text:p>
          </table:table-cell>
          <table:table-cell table:number-columns-repeated="3"/>
          <table:table-cell office:value-type="float" office:value="2.35515049761" calcext:value-type="float">
            <text:p>2.3552</text:p>
          </table:table-cell>
          <table:table-cell office:value-type="float" office:value="0.0817303110193" calcext:value-type="float">
            <text:p>0.0817</text:p>
          </table:table-cell>
          <table:table-cell table:number-columns-repeated="1016"/>
        </table:table-row>
        <table:table-row table:style-name="ro1">
          <table:table-cell office:value-type="float" office:value="0.172225" calcext:value-type="float">
            <text:p>0.1722</text:p>
          </table:table-cell>
          <table:table-cell office:value-type="float" office:value="118.00036" calcext:value-type="float">
            <text:p>118.00036</text:p>
          </table:table-cell>
          <table:table-cell office:value-type="float" office:value="3.90209" calcext:value-type="float">
            <text:p>3.90209</text:p>
          </table:table-cell>
          <table:table-cell table:number-columns-repeated="3"/>
          <table:table-cell office:value-type="float" office:value="2.31702406951" calcext:value-type="float">
            <text:p>2.3170</text:p>
          </table:table-cell>
          <table:table-cell office:value-type="float" office:value="0.0767584239682" calcext:value-type="float">
            <text:p>0.0768</text:p>
          </table:table-cell>
          <table:table-cell table:number-columns-repeated="1016"/>
        </table:table-row>
        <table:table-row table:style-name="ro1">
          <table:table-cell office:value-type="float" office:value="0.180625" calcext:value-type="float">
            <text:p>0.1806</text:p>
          </table:table-cell>
          <table:table-cell office:value-type="float" office:value="127.674789" calcext:value-type="float">
            <text:p>127.67479</text:p>
          </table:table-cell>
          <table:table-cell office:value-type="float" office:value="4.17054" calcext:value-type="float">
            <text:p>4.17054</text:p>
          </table:table-cell>
          <table:table-cell table:number-columns-repeated="3"/>
          <table:table-cell office:value-type="float" office:value="2.4852395896" calcext:value-type="float">
            <text:p>2.4852</text:p>
          </table:table-cell>
          <table:table-cell office:value-type="float" office:value="0.0813292231061" calcext:value-type="float">
            <text:p>0.0813</text:p>
          </table:table-cell>
          <table:table-cell table:number-columns-repeated="1016"/>
        </table:table-row>
        <table:table-row table:style-name="ro1">
          <table:table-cell office:value-type="float" office:value="0.189225" calcext:value-type="float">
            <text:p>0.1892</text:p>
          </table:table-cell>
          <table:table-cell office:value-type="float" office:value="129.278115" calcext:value-type="float">
            <text:p>129.27812</text:p>
          </table:table-cell>
          <table:table-cell office:value-type="float" office:value="3.83703" calcext:value-type="float">
            <text:p>3.83703</text:p>
          </table:table-cell>
          <table:table-cell table:number-columns-repeated="3"/>
          <table:table-cell office:value-type="float" office:value="2.50603979826" calcext:value-type="float">
            <text:p>2.5060</text:p>
          </table:table-cell>
          <table:table-cell office:value-type="float" office:value="0.0745296152104" calcext:value-type="float">
            <text:p>0.0745</text:p>
          </table:table-cell>
          <table:table-cell table:number-columns-repeated="1016"/>
        </table:table-row>
        <table:table-row table:style-name="ro1">
          <table:table-cell office:value-type="float" office:value="0.198025" calcext:value-type="float">
            <text:p>0.1980</text:p>
          </table:table-cell>
          <table:table-cell office:value-type="float" office:value="137.056483" calcext:value-type="float">
            <text:p>137.05648</text:p>
          </table:table-cell>
          <table:table-cell office:value-type="float" office:value="4.08884" calcext:value-type="float">
            <text:p>4.08884</text:p>
          </table:table-cell>
          <table:table-cell table:number-columns-repeated="3"/>
          <table:table-cell office:value-type="float" office:value="2.65588224838" calcext:value-type="float">
            <text:p>2.6559</text:p>
          </table:table-cell>
          <table:table-cell office:value-type="float" office:value="0.079444546319" calcext:value-type="float">
            <text:p>0.0794</text:p>
          </table:table-cell>
          <table:table-cell table:number-columns-repeated="1016"/>
        </table:table-row>
        <table:table-row table:style-name="ro1">
          <table:table-cell office:value-type="float" office:value="0.207025" calcext:value-type="float">
            <text:p>0.2070</text:p>
          </table:table-cell>
          <table:table-cell office:value-type="float" office:value="138.779525" calcext:value-type="float">
            <text:p>138.77953</text:p>
          </table:table-cell>
          <table:table-cell office:value-type="float" office:value="3.80708" calcext:value-type="float">
            <text:p>3.80708</text:p>
          </table:table-cell>
          <table:table-cell table:number-columns-repeated="3"/>
          <table:table-cell office:value-type="float" office:value="2.69688144746" calcext:value-type="float">
            <text:p>2.6969</text:p>
          </table:table-cell>
          <table:table-cell office:value-type="float" office:value="0.0741966261713" calcext:value-type="float">
            <text:p>0.0742</text:p>
          </table:table-cell>
          <table:table-cell table:number-columns-repeated="1016"/>
        </table:table-row>
        <table:table-row table:style-name="ro1">
          <table:table-cell office:value-type="float" office:value="0.216225" calcext:value-type="float">
            <text:p>0.2162</text:p>
          </table:table-cell>
          <table:table-cell office:value-type="float" office:value="149.933454" calcext:value-type="float">
            <text:p>149.93345</text:p>
          </table:table-cell>
          <table:table-cell office:value-type="float" office:value="4.05805" calcext:value-type="float">
            <text:p>4.05805</text:p>
          </table:table-cell>
          <table:table-cell table:number-columns-repeated="3"/>
          <table:table-cell office:value-type="float" office:value="2.92966276974" calcext:value-type="float">
            <text:p>2.9297</text:p>
          </table:table-cell>
          <table:table-cell office:value-type="float" office:value="0.0795260297606" calcext:value-type="float">
            <text:p>0.0795</text:p>
          </table:table-cell>
          <table:table-cell table:number-columns-repeated="1016"/>
        </table:table-row>
        <table:table-row table:style-name="ro1">
          <table:table-cell office:value-type="float" office:value="0.225625" calcext:value-type="float">
            <text:p>0.2256</text:p>
          </table:table-cell>
          <table:table-cell office:value-type="float" office:value="161.274123" calcext:value-type="float">
            <text:p>161.27412</text:p>
          </table:table-cell>
          <table:table-cell office:value-type="float" office:value="4.29024" calcext:value-type="float">
            <text:p>4.29024</text:p>
          </table:table-cell>
          <table:table-cell table:number-columns-repeated="3"/>
          <table:table-cell office:value-type="float" office:value="3.17623204139" calcext:value-type="float">
            <text:p>3.1762</text:p>
          </table:table-cell>
          <table:table-cell office:value-type="float" office:value="0.0847469562779" calcext:value-type="float">
            <text:p>0.0847</text:p>
          </table:table-cell>
          <table:table-cell table:number-columns-repeated="1016"/>
        </table:table-row>
        <table:table-row table:style-name="ro1">
          <table:table-cell office:value-type="float" office:value="0.235225" calcext:value-type="float">
            <text:p>0.2352</text:p>
          </table:table-cell>
          <table:table-cell office:value-type="float" office:value="167.659319" calcext:value-type="float">
            <text:p>167.65932</text:p>
          </table:table-cell>
          <table:table-cell office:value-type="float" office:value="4.29975" calcext:value-type="float">
            <text:p>4.29975</text:p>
          </table:table-cell>
          <table:table-cell table:number-columns-repeated="3"/>
          <table:table-cell office:value-type="float" office:value="3.33371535744" calcext:value-type="float">
            <text:p>3.3337</text:p>
          </table:table-cell>
          <table:table-cell office:value-type="float" office:value="0.0857605252843" calcext:value-type="float">
            <text:p>0.0858</text:p>
          </table:table-cell>
          <table:table-cell table:number-columns-repeated="1016"/>
        </table:table-row>
        <table:table-row table:style-name="ro1">
          <table:table-cell office:value-type="float" office:value="0.245025" calcext:value-type="float">
            <text:p>0.2450</text:p>
          </table:table-cell>
          <table:table-cell office:value-type="float" office:value="170.777215" calcext:value-type="float">
            <text:p>170.77722</text:p>
          </table:table-cell>
          <table:table-cell office:value-type="float" office:value="4.09567" calcext:value-type="float">
            <text:p>4.09567</text:p>
          </table:table-cell>
          <table:table-cell table:number-columns-repeated="3"/>
          <table:table-cell office:value-type="float" office:value="3.43431286794" calcext:value-type="float">
            <text:p>3.4343</text:p>
          </table:table-cell>
          <table:table-cell office:value-type="float" office:value="0.082704640647" calcext:value-type="float">
            <text:p>0.0827</text:p>
          </table:table-cell>
          <table:table-cell table:number-columns-repeated="1016"/>
        </table:table-row>
        <table:table-row table:style-name="ro1">
          <table:table-cell office:value-type="float" office:value="0.251001" calcext:value-type="float">
            <text:p>0.2510</text:p>
          </table:table-cell>
          <table:table-cell office:value-type="float" office:value="170.490347" calcext:value-type="float">
            <text:p>170.49035</text:p>
          </table:table-cell>
          <table:table-cell office:value-type="float" office:value="4.94587" calcext:value-type="float">
            <text:p>4.94587</text:p>
          </table:table-cell>
          <table:table-cell table:number-columns-repeated="3"/>
          <table:table-cell office:value-type="float" office:value="3.45433056104" calcext:value-type="float">
            <text:p>3.4543</text:p>
          </table:table-cell>
          <table:table-cell office:value-type="float" office:value="0.100552155004" calcext:value-type="float">
            <text:p>0.1006</text:p>
          </table:table-cell>
          <table:table-cell table:number-columns-repeated="1016"/>
        </table:table-row>
        <table:table-row table:style-name="ro1">
          <table:table-cell office:value-type="float" office:value="0.253009" calcext:value-type="float">
            <text:p>0.2530</text:p>
          </table:table-cell>
          <table:table-cell office:value-type="float" office:value="173.418684" calcext:value-type="float">
            <text:p>173.41868</text:p>
          </table:table-cell>
          <table:table-cell office:value-type="float" office:value="4.53398" calcext:value-type="float">
            <text:p>4.53398</text:p>
          </table:table-cell>
          <table:table-cell table:number-columns-repeated="3"/>
          <table:table-cell office:value-type="float" office:value="3.52272438961" calcext:value-type="float">
            <text:p>3.5227</text:p>
          </table:table-cell>
          <table:table-cell office:value-type="float" office:value="0.0924505305915" calcext:value-type="float">
            <text:p>0.0925</text:p>
          </table:table-cell>
          <table:table-cell table:number-columns-repeated="1016"/>
        </table:table-row>
        <table:table-row table:style-name="ro1">
          <table:table-cell office:value-type="float" office:value="0.255025" calcext:value-type="float">
            <text:p>0.2550</text:p>
          </table:table-cell>
          <table:table-cell office:value-type="float" office:value="177.171881" calcext:value-type="float">
            <text:p>177.17188</text:p>
          </table:table-cell>
          <table:table-cell office:value-type="float" office:value="4.50925" calcext:value-type="float">
            <text:p>4.50925</text:p>
          </table:table-cell>
          <table:table-cell table:number-columns-repeated="3"/>
          <table:table-cell office:value-type="float" office:value="3.60838773202" calcext:value-type="float">
            <text:p>3.6084</text:p>
          </table:table-cell>
          <table:table-cell office:value-type="float" office:value="0.0921965293134" calcext:value-type="float">
            <text:p>0.0922</text:p>
          </table:table-cell>
          <table:table-cell table:number-columns-repeated="1016"/>
        </table:table-row>
        <table:table-row table:style-name="ro1">
          <table:table-cell office:value-type="float" office:value="0.257049" calcext:value-type="float">
            <text:p>0.2570</text:p>
          </table:table-cell>
          <table:table-cell office:value-type="float" office:value="175.923059" calcext:value-type="float">
            <text:p>175.92306</text:p>
          </table:table-cell>
          <table:table-cell office:value-type="float" office:value="4.79673" calcext:value-type="float">
            <text:p>4.79673</text:p>
          </table:table-cell>
          <table:table-cell table:number-columns-repeated="3"/>
          <table:table-cell office:value-type="float" office:value="3.59246762644" calcext:value-type="float">
            <text:p>3.5925</text:p>
          </table:table-cell>
          <table:table-cell office:value-type="float" office:value="0.0983093590325" calcext:value-type="float">
            <text:p>0.0983</text:p>
          </table:table-cell>
          <table:table-cell table:number-columns-repeated="1016"/>
        </table:table-row>
        <table:table-row table:style-name="ro1">
          <table:table-cell office:value-type="float" office:value="0.259081" calcext:value-type="float">
            <text:p>0.2591</text:p>
          </table:table-cell>
          <table:table-cell office:value-type="float" office:value="176.443761" calcext:value-type="float">
            <text:p>176.44376</text:p>
          </table:table-cell>
          <table:table-cell office:value-type="float" office:value="5.32704" calcext:value-type="float">
            <text:p>5.32704</text:p>
          </table:table-cell>
          <table:table-cell table:number-columns-repeated="3"/>
          <table:table-cell office:value-type="float" office:value="3.61322292108" calcext:value-type="float">
            <text:p>3.6132</text:p>
          </table:table-cell>
          <table:table-cell office:value-type="float" office:value="0.109446325719" calcext:value-type="float">
            <text:p>0.1094</text:p>
          </table:table-cell>
          <table:table-cell table:number-columns-repeated="1016"/>
        </table:table-row>
        <table:table-row table:style-name="ro1">
          <table:table-cell office:value-type="float" office:value="0.261121" calcext:value-type="float">
            <text:p>0.2611</text:p>
          </table:table-cell>
          <table:table-cell office:value-type="float" office:value="178.939811" calcext:value-type="float">
            <text:p>178.93981</text:p>
          </table:table-cell>
          <table:table-cell office:value-type="float" office:value="5.10733" calcext:value-type="float">
            <text:p>5.10733</text:p>
          </table:table-cell>
          <table:table-cell table:number-columns-repeated="3"/>
          <table:table-cell office:value-type="float" office:value="3.67432522751" calcext:value-type="float">
            <text:p>3.6743</text:p>
          </table:table-cell>
          <table:table-cell office:value-type="float" office:value="0.10523825787" calcext:value-type="float">
            <text:p>0.1052</text:p>
          </table:table-cell>
          <table:table-cell table:number-columns-repeated="1016"/>
        </table:table-row>
        <table:table-row table:style-name="ro1">
          <table:table-cell office:value-type="float" office:value="0.263169" calcext:value-type="float">
            <text:p>0.2632</text:p>
          </table:table-cell>
          <table:table-cell office:value-type="float" office:value="188.559629" calcext:value-type="float">
            <text:p>188.55963</text:p>
          </table:table-cell>
          <table:table-cell office:value-type="float" office:value="5.72383" calcext:value-type="float">
            <text:p>5.72383</text:p>
          </table:table-cell>
          <table:table-cell table:number-columns-repeated="3"/>
          <table:table-cell office:value-type="float" office:value="3.88308310281" calcext:value-type="float">
            <text:p>3.8831</text:p>
          </table:table-cell>
          <table:table-cell office:value-type="float" office:value="0.118336062323" calcext:value-type="float">
            <text:p>0.1183</text:p>
          </table:table-cell>
          <table:table-cell table:number-columns-repeated="1016"/>
        </table:table-row>
        <table:table-row table:style-name="ro1">
          <table:table-cell office:value-type="float" office:value="0.265225" calcext:value-type="float">
            <text:p>0.2652</text:p>
          </table:table-cell>
          <table:table-cell office:value-type="float" office:value="185.025569" calcext:value-type="float">
            <text:p>185.02557</text:p>
          </table:table-cell>
          <table:table-cell office:value-type="float" office:value="5.34796" calcext:value-type="float">
            <text:p>5.34796</text:p>
          </table:table-cell>
          <table:table-cell table:number-columns-repeated="3"/>
          <table:table-cell office:value-type="float" office:value="3.82093192165" calcext:value-type="float">
            <text:p>3.8209</text:p>
          </table:table-cell>
          <table:table-cell office:value-type="float" office:value="0.110895391199" calcext:value-type="float">
            <text:p>0.1109</text:p>
          </table:table-cell>
          <table:table-cell table:number-columns-repeated="1016"/>
        </table:table-row>
        <table:table-row table:style-name="ro1">
          <table:table-cell office:value-type="float" office:value="0.267289" calcext:value-type="float">
            <text:p>0.2673</text:p>
          </table:table-cell>
          <table:table-cell office:value-type="float" office:value="187.884458" calcext:value-type="float">
            <text:p>187.88446</text:p>
          </table:table-cell>
          <table:table-cell office:value-type="float" office:value="4.52075" calcext:value-type="float">
            <text:p>4.52075</text:p>
          </table:table-cell>
          <table:table-cell table:number-columns-repeated="3"/>
          <table:table-cell office:value-type="float" office:value="3.89146416454" calcext:value-type="float">
            <text:p>3.8915</text:p>
          </table:table-cell>
          <table:table-cell office:value-type="float" office:value="0.0940977958014" calcext:value-type="float">
            <text:p>0.0941</text:p>
          </table:table-cell>
          <table:table-cell table:number-columns-repeated="1016"/>
        </table:table-row>
        <table:table-row table:style-name="ro1">
          <table:table-cell office:value-type="float" office:value="0.269361" calcext:value-type="float">
            <text:p>0.2694</text:p>
          </table:table-cell>
          <table:table-cell office:value-type="float" office:value="191.172598" calcext:value-type="float">
            <text:p>191.17260</text:p>
          </table:table-cell>
          <table:table-cell office:value-type="float" office:value="4.83832" calcext:value-type="float">
            <text:p>4.83832</text:p>
          </table:table-cell>
          <table:table-cell table:number-columns-repeated="3"/>
          <table:table-cell office:value-type="float" office:value="3.97141543125" calcext:value-type="float">
            <text:p>3.9714</text:p>
          </table:table-cell>
          <table:table-cell office:value-type="float" office:value="0.100984693568" calcext:value-type="float">
            <text:p>0.1010</text:p>
          </table:table-cell>
          <table:table-cell table:number-columns-repeated="1016"/>
        </table:table-row>
        <table:table-row table:style-name="ro1">
          <table:table-cell office:value-type="float" office:value="0.271441" calcext:value-type="float">
            <text:p>0.2714</text:p>
          </table:table-cell>
          <table:table-cell office:value-type="float" office:value="186.695727" calcext:value-type="float">
            <text:p>186.69573</text:p>
          </table:table-cell>
          <table:table-cell office:value-type="float" office:value="4.97632" calcext:value-type="float">
            <text:p>4.97632</text:p>
          </table:table-cell>
          <table:table-cell table:number-columns-repeated="3"/>
          <table:table-cell office:value-type="float" office:value="3.88955451288" calcext:value-type="float">
            <text:p>3.8896</text:p>
          </table:table-cell>
          <table:table-cell office:value-type="float" office:value="0.104061429779" calcext:value-type="float">
            <text:p>0.1041</text:p>
          </table:table-cell>
          <table:table-cell table:number-columns-repeated="1016"/>
        </table:table-row>
        <table:table-row table:style-name="ro1">
          <table:table-cell office:value-type="float" office:value="0.273529" calcext:value-type="float">
            <text:p>0.2735</text:p>
          </table:table-cell>
          <table:table-cell office:value-type="float" office:value="193.176762" calcext:value-type="float">
            <text:p>193.17676</text:p>
          </table:table-cell>
          <table:table-cell office:value-type="float" office:value="5.58947" calcext:value-type="float">
            <text:p>5.58947</text:p>
          </table:table-cell>
          <table:table-cell table:number-columns-repeated="3"/>
          <table:table-cell office:value-type="float" office:value="4.03675474104" calcext:value-type="float">
            <text:p>4.0368</text:p>
          </table:table-cell>
          <table:table-cell office:value-type="float" office:value="0.117282781692" calcext:value-type="float">
            <text:p>0.1173</text:p>
          </table:table-cell>
          <table:table-cell table:number-columns-repeated="1016"/>
        </table:table-row>
        <table:table-row table:style-name="ro1">
          <table:table-cell office:value-type="float" office:value="0.275625" calcext:value-type="float">
            <text:p>0.2756</text:p>
          </table:table-cell>
          <table:table-cell office:value-type="float" office:value="199.508667" calcext:value-type="float">
            <text:p>199.50867</text:p>
          </table:table-cell>
          <table:table-cell office:value-type="float" office:value="5.91304" calcext:value-type="float">
            <text:p>5.91304</text:p>
          </table:table-cell>
          <table:table-cell table:number-columns-repeated="3"/>
          <table:table-cell office:value-type="float" office:value="4.18178946252" calcext:value-type="float">
            <text:p>4.1818</text:p>
          </table:table-cell>
          <table:table-cell office:value-type="float" office:value="0.124355483861" calcext:value-type="float">
            <text:p>0.1244</text:p>
          </table:table-cell>
          <table:table-cell table:number-columns-repeated="1016"/>
        </table:table-row>
        <table:table-row table:style-name="ro1">
          <table:table-cell office:value-type="float" office:value="0.277729" calcext:value-type="float">
            <text:p>0.2777</text:p>
          </table:table-cell>
          <table:table-cell office:value-type="float" office:value="197.81429" calcext:value-type="float">
            <text:p>197.81429</text:p>
          </table:table-cell>
          <table:table-cell office:value-type="float" office:value="4.73803" calcext:value-type="float">
            <text:p>4.73803</text:p>
          </table:table-cell>
          <table:table-cell table:number-columns-repeated="3"/>
          <table:table-cell office:value-type="float" office:value="4.15910489505" calcext:value-type="float">
            <text:p>4.1591</text:p>
          </table:table-cell>
          <table:table-cell office:value-type="float" office:value="0.100114492343" calcext:value-type="float">
            <text:p>0.1001</text:p>
          </table:table-cell>
          <table:table-cell table:number-columns-repeated="1016"/>
        </table:table-row>
        <table:table-row table:style-name="ro1">
          <table:table-cell office:value-type="float" office:value="0.279841" calcext:value-type="float">
            <text:p>0.2798</text:p>
          </table:table-cell>
          <table:table-cell office:value-type="float" office:value="202.529097" calcext:value-type="float">
            <text:p>202.52910</text:p>
          </table:table-cell>
          <table:table-cell office:value-type="float" office:value="4.70092" calcext:value-type="float">
            <text:p>4.70092</text:p>
          </table:table-cell>
          <table:table-cell table:number-columns-repeated="3"/>
          <table:table-cell office:value-type="float" office:value="4.27142257126" calcext:value-type="float">
            <text:p>4.2714</text:p>
          </table:table-cell>
          <table:table-cell office:value-type="float" office:value="0.0996537513285" calcext:value-type="float">
            <text:p>0.0997</text:p>
          </table:table-cell>
          <table:table-cell table:number-columns-repeated="1016"/>
        </table:table-row>
        <table:table-row table:style-name="ro1">
          <table:table-cell office:value-type="float" office:value="0.281961" calcext:value-type="float">
            <text:p>0.2820</text:p>
          </table:table-cell>
          <table:table-cell office:value-type="float" office:value="201.567049" calcext:value-type="float">
            <text:p>201.56705</text:p>
          </table:table-cell>
          <table:table-cell office:value-type="float" office:value="5.89086" calcext:value-type="float">
            <text:p>5.89086</text:p>
          </table:table-cell>
          <table:table-cell table:number-columns-repeated="3"/>
          <table:table-cell office:value-type="float" office:value="4.26512304543" calcext:value-type="float">
            <text:p>4.2651</text:p>
          </table:table-cell>
          <table:table-cell office:value-type="float" office:value="0.125158219427" calcext:value-type="float">
            <text:p>0.1252</text:p>
          </table:table-cell>
          <table:table-cell table:number-columns-repeated="1016"/>
        </table:table-row>
        <table:table-row table:style-name="ro1">
          <table:table-cell office:value-type="float" office:value="0.284089" calcext:value-type="float">
            <text:p>0.2841</text:p>
          </table:table-cell>
          <table:table-cell office:value-type="float" office:value="205.39062" calcext:value-type="float">
            <text:p>205.39062</text:p>
          </table:table-cell>
          <table:table-cell office:value-type="float" office:value="5.8714" calcext:value-type="float">
            <text:p>5.87140</text:p>
          </table:table-cell>
          <table:table-cell table:number-columns-repeated="3"/>
          <table:table-cell office:value-type="float" office:value="4.35967068887" calcext:value-type="float">
            <text:p>4.3597</text:p>
          </table:table-cell>
          <table:table-cell office:value-type="float" office:value="0.125147710964" calcext:value-type="float">
            <text:p>0.1251</text:p>
          </table:table-cell>
          <table:table-cell table:number-columns-repeated="1016"/>
        </table:table-row>
        <table:table-row table:style-name="ro1">
          <table:table-cell office:value-type="float" office:value="0.286225" calcext:value-type="float">
            <text:p>0.2862</text:p>
          </table:table-cell>
          <table:table-cell office:value-type="float" office:value="212.440998" calcext:value-type="float">
            <text:p>212.44100</text:p>
          </table:table-cell>
          <table:table-cell office:value-type="float" office:value="5.04889" calcext:value-type="float">
            <text:p>5.04889</text:p>
          </table:table-cell>
          <table:table-cell table:number-columns-repeated="3"/>
          <table:table-cell office:value-type="float" office:value="4.52365202638" calcext:value-type="float">
            <text:p>4.5237</text:p>
          </table:table-cell>
          <table:table-cell office:value-type="float" office:value="0.108049016464" calcext:value-type="float">
            <text:p>0.1080</text:p>
          </table:table-cell>
          <table:table-cell table:number-columns-repeated="1016"/>
        </table:table-row>
        <table:table-row table:style-name="ro1">
          <table:table-cell office:value-type="float" office:value="0.288369" calcext:value-type="float">
            <text:p>0.2884</text:p>
          </table:table-cell>
          <table:table-cell office:value-type="float" office:value="217.834415" calcext:value-type="float">
            <text:p>217.83442</text:p>
          </table:table-cell>
          <table:table-cell office:value-type="float" office:value="4.88096" calcext:value-type="float">
            <text:p>4.88096</text:p>
          </table:table-cell>
          <table:table-cell table:number-columns-repeated="3"/>
          <table:table-cell office:value-type="float" office:value="4.65394754613" calcext:value-type="float">
            <text:p>4.6539</text:p>
          </table:table-cell>
          <table:table-cell office:value-type="float" office:value="0.104834908181" calcext:value-type="float">
            <text:p>0.1048</text:p>
          </table:table-cell>
          <table:table-cell table:number-columns-repeated="1016"/>
        </table:table-row>
        <table:table-row table:style-name="ro1">
          <table:table-cell office:value-type="float" office:value="0.290521" calcext:value-type="float">
            <text:p>0.2905</text:p>
          </table:table-cell>
          <table:table-cell office:value-type="float" office:value="216.39526" calcext:value-type="float">
            <text:p>216.39526</text:p>
          </table:table-cell>
          <table:table-cell office:value-type="float" office:value="5.23306" calcext:value-type="float">
            <text:p>5.23306</text:p>
          </table:table-cell>
          <table:table-cell table:number-columns-repeated="3"/>
          <table:table-cell office:value-type="float" office:value="4.63805150911" calcext:value-type="float">
            <text:p>4.6381</text:p>
          </table:table-cell>
          <table:table-cell office:value-type="float" office:value="0.112806852514" calcext:value-type="float">
            <text:p>0.1128</text:p>
          </table:table-cell>
          <table:table-cell table:number-columns-repeated="1016"/>
        </table:table-row>
        <table:table-row table:style-name="ro1">
          <table:table-cell office:value-type="float" office:value="0.292681" calcext:value-type="float">
            <text:p>0.2927</text:p>
          </table:table-cell>
          <table:table-cell office:value-type="float" office:value="222.31316" calcext:value-type="float">
            <text:p>222.31316</text:p>
          </table:table-cell>
          <table:table-cell office:value-type="float" office:value="6.02197" calcext:value-type="float">
            <text:p>6.02197</text:p>
          </table:table-cell>
          <table:table-cell table:number-columns-repeated="3"/>
          <table:table-cell office:value-type="float" office:value="4.7809248649" calcext:value-type="float">
            <text:p>4.7809</text:p>
          </table:table-cell>
          <table:table-cell office:value-type="float" office:value="0.130074925179" calcext:value-type="float">
            <text:p>0.1301</text:p>
          </table:table-cell>
          <table:table-cell table:number-columns-repeated="1016"/>
        </table:table-row>
        <table:table-row table:style-name="ro1">
          <table:table-cell office:value-type="float" office:value="0.294849" calcext:value-type="float">
            <text:p>0.2948</text:p>
          </table:table-cell>
          <table:table-cell office:value-type="float" office:value="227.739892" calcext:value-type="float">
            <text:p>227.73989</text:p>
          </table:table-cell>
          <table:table-cell office:value-type="float" office:value="5.73655" calcext:value-type="float">
            <text:p>5.73655</text:p>
          </table:table-cell>
          <table:table-cell table:number-columns-repeated="3"/>
          <table:table-cell office:value-type="float" office:value="4.91341312213" calcext:value-type="float">
            <text:p>4.9134</text:p>
          </table:table-cell>
          <table:table-cell office:value-type="float" office:value="0.12435028745" calcext:value-type="float">
            <text:p>0.1244</text:p>
          </table:table-cell>
          <table:table-cell table:number-columns-repeated="1016"/>
        </table:table-row>
        <table:table-row table:style-name="ro1">
          <table:table-cell office:value-type="float" office:value="0.297025" calcext:value-type="float">
            <text:p>0.2970</text:p>
          </table:table-cell>
          <table:table-cell office:value-type="float" office:value="225.003058" calcext:value-type="float">
            <text:p>225.00306</text:p>
          </table:table-cell>
          <table:table-cell office:value-type="float" office:value="5.73778" calcext:value-type="float">
            <text:p>5.73778</text:p>
          </table:table-cell>
          <table:table-cell table:number-columns-repeated="3"/>
          <table:table-cell office:value-type="float" office:value="4.87084673787" calcext:value-type="float">
            <text:p>4.8708</text:p>
          </table:table-cell>
          <table:table-cell office:value-type="float" office:value="0.124888862649" calcext:value-type="float">
            <text:p>0.1249</text:p>
          </table:table-cell>
          <table:table-cell table:number-columns-repeated="1016"/>
        </table:table-row>
        <table:table-row table:style-name="ro1">
          <table:table-cell office:value-type="float" office:value="0.299209" calcext:value-type="float">
            <text:p>0.2992</text:p>
          </table:table-cell>
          <table:table-cell office:value-type="float" office:value="234.541539" calcext:value-type="float">
            <text:p>234.54154</text:p>
          </table:table-cell>
          <table:table-cell office:value-type="float" office:value="6.2325" calcext:value-type="float">
            <text:p>6.23250</text:p>
          </table:table-cell>
          <table:table-cell table:number-columns-repeated="3"/>
          <table:table-cell office:value-type="float" office:value="5.09464158287" calcext:value-type="float">
            <text:p>5.0946</text:p>
          </table:table-cell>
          <table:table-cell office:value-type="float" office:value="0.136089584931" calcext:value-type="float">
            <text:p>0.1361</text:p>
          </table:table-cell>
          <table:table-cell table:number-columns-repeated="1016"/>
        </table:table-row>
        <table:table-row table:style-name="ro1">
          <table:table-cell office:value-type="float" office:value="0.301401" calcext:value-type="float">
            <text:p>0.3014</text:p>
          </table:table-cell>
          <table:table-cell office:value-type="float" office:value="235.787519" calcext:value-type="float">
            <text:p>235.78752</text:p>
          </table:table-cell>
          <table:table-cell office:value-type="float" office:value="5.23052" calcext:value-type="float">
            <text:p>5.23052</text:p>
          </table:table-cell>
          <table:table-cell table:number-columns-repeated="3"/>
          <table:table-cell office:value-type="float" office:value="5.13922979617" calcext:value-type="float">
            <text:p>5.1392</text:p>
          </table:table-cell>
          <table:table-cell office:value-type="float" office:value="0.114719832685" calcext:value-type="float">
            <text:p>0.1147</text:p>
          </table:table-cell>
          <table:table-cell table:number-columns-repeated="1016"/>
        </table:table-row>
        <table:table-row table:style-name="ro1">
          <table:table-cell office:value-type="float" office:value="0.303601" calcext:value-type="float">
            <text:p>0.3036</text:p>
          </table:table-cell>
          <table:table-cell office:value-type="float" office:value="236.244793" calcext:value-type="float">
            <text:p>236.24479</text:p>
          </table:table-cell>
          <table:table-cell office:value-type="float" office:value="5.65545" calcext:value-type="float">
            <text:p>5.65545</text:p>
          </table:table-cell>
          <table:table-cell table:number-columns-repeated="3"/>
          <table:table-cell office:value-type="float" office:value="5.16677223875" calcext:value-type="float">
            <text:p>5.1668</text:p>
          </table:table-cell>
          <table:table-cell office:value-type="float" office:value="0.124406230717" calcext:value-type="float">
            <text:p>0.1244</text:p>
          </table:table-cell>
          <table:table-cell table:number-columns-repeated="1016"/>
        </table:table-row>
        <table:table-row table:style-name="ro1">
          <table:table-cell office:value-type="float" office:value="0.305809" calcext:value-type="float">
            <text:p>0.3058</text:p>
          </table:table-cell>
          <table:table-cell office:value-type="float" office:value="235.052404" calcext:value-type="float">
            <text:p>235.05240</text:p>
          </table:table-cell>
          <table:table-cell office:value-type="float" office:value="6.10188" calcext:value-type="float">
            <text:p>6.10188</text:p>
          </table:table-cell>
          <table:table-cell table:number-columns-repeated="3"/>
          <table:table-cell office:value-type="float" office:value="5.15839986872" calcext:value-type="float">
            <text:p>5.1584</text:p>
          </table:table-cell>
          <table:table-cell office:value-type="float" office:value="0.134628338332" calcext:value-type="float">
            <text:p>0.1346</text:p>
          </table:table-cell>
          <table:table-cell table:number-columns-repeated="1016"/>
        </table:table-row>
        <table:table-row table:style-name="ro1">
          <table:table-cell office:value-type="float" office:value="0.308025" calcext:value-type="float">
            <text:p>0.3080</text:p>
          </table:table-cell>
          <table:table-cell office:value-type="float" office:value="244.257821" calcext:value-type="float">
            <text:p>244.25782</text:p>
          </table:table-cell>
          <table:table-cell office:value-type="float" office:value="6.03505" calcext:value-type="float">
            <text:p>6.03505</text:p>
          </table:table-cell>
          <table:table-cell table:number-columns-repeated="3"/>
          <table:table-cell office:value-type="float" office:value="5.37893636761" calcext:value-type="float">
            <text:p>5.3789</text:p>
          </table:table-cell>
          <table:table-cell office:value-type="float" office:value="0.133649937588" calcext:value-type="float">
            <text:p>0.1336</text:p>
          </table:table-cell>
          <table:table-cell table:number-columns-repeated="1016"/>
        </table:table-row>
        <table:table-row table:style-name="ro1">
          <table:table-cell office:value-type="float" office:value="0.310249" calcext:value-type="float">
            <text:p>0.3102</text:p>
          </table:table-cell>
          <table:table-cell office:value-type="float" office:value="241.29559" calcext:value-type="float">
            <text:p>241.29559</text:p>
          </table:table-cell>
          <table:table-cell office:value-type="float" office:value="6.26508" calcext:value-type="float">
            <text:p>6.26508</text:p>
          </table:table-cell>
          <table:table-cell table:number-columns-repeated="3"/>
          <table:table-cell office:value-type="float" office:value="5.33210822764" calcext:value-type="float">
            <text:p>5.3321</text:p>
          </table:table-cell>
          <table:table-cell office:value-type="float" office:value="0.13918693361" calcext:value-type="float">
            <text:p>0.1392</text:p>
          </table:table-cell>
          <table:table-cell table:number-columns-repeated="1016"/>
        </table:table-row>
        <table:table-row table:style-name="ro1">
          <table:table-cell office:value-type="float" office:value="0.312481" calcext:value-type="float">
            <text:p>0.3125</text:p>
          </table:table-cell>
          <table:table-cell office:value-type="float" office:value="238.944392" calcext:value-type="float">
            <text:p>238.94439</text:p>
          </table:table-cell>
          <table:table-cell office:value-type="float" office:value="4.8896" calcext:value-type="float">
            <text:p>4.88960</text:p>
          </table:table-cell>
          <table:table-cell table:number-columns-repeated="3"/>
          <table:table-cell office:value-type="float" office:value="5.29934040722" calcext:value-type="float">
            <text:p>5.2993</text:p>
          </table:table-cell>
          <table:table-cell office:value-type="float" office:value="0.109285337176" calcext:value-type="float">
            <text:p>0.1093</text:p>
          </table:table-cell>
          <table:table-cell table:number-columns-repeated="1016"/>
        </table:table-row>
        <table:table-row table:style-name="ro1">
          <table:table-cell office:value-type="float" office:value="0.314721" calcext:value-type="float">
            <text:p>0.3147</text:p>
          </table:table-cell>
          <table:table-cell office:value-type="float" office:value="247.561147" calcext:value-type="float">
            <text:p>247.56115</text:p>
          </table:table-cell>
          <table:table-cell office:value-type="float" office:value="5.95113" calcext:value-type="float">
            <text:p>5.95113</text:p>
          </table:table-cell>
          <table:table-cell table:number-columns-repeated="3"/>
          <table:table-cell office:value-type="float" office:value="5.50955237193" calcext:value-type="float">
            <text:p>5.5096</text:p>
          </table:table-cell>
          <table:table-cell office:value-type="float" office:value="0.133320916032" calcext:value-type="float">
            <text:p>0.1333</text:p>
          </table:table-cell>
          <table:table-cell table:number-columns-repeated="1016"/>
        </table:table-row>
        <table:table-row table:style-name="ro1">
          <table:table-cell office:value-type="float" office:value="0.316969" calcext:value-type="float">
            <text:p>0.3170</text:p>
          </table:table-cell>
          <table:table-cell office:value-type="float" office:value="252.729271" calcext:value-type="float">
            <text:p>252.72927</text:p>
          </table:table-cell>
          <table:table-cell office:value-type="float" office:value="6.22876" calcext:value-type="float">
            <text:p>6.22876</text:p>
          </table:table-cell>
          <table:table-cell table:number-columns-repeated="3"/>
          <table:table-cell office:value-type="float" office:value="5.64509974448" calcext:value-type="float">
            <text:p>5.6451</text:p>
          </table:table-cell>
          <table:table-cell office:value-type="float" office:value="0.140027225322" calcext:value-type="float">
            <text:p>0.1400</text:p>
          </table:table-cell>
          <table:table-cell table:number-columns-repeated="1016"/>
        </table:table-row>
        <table:table-row table:style-name="ro1">
          <table:table-cell office:value-type="float" office:value="0.319225" calcext:value-type="float">
            <text:p>0.3192</text:p>
          </table:table-cell>
          <table:table-cell office:value-type="float" office:value="254.063898" calcext:value-type="float">
            <text:p>254.06390</text:p>
          </table:table-cell>
          <table:table-cell office:value-type="float" office:value="6.29356" calcext:value-type="float">
            <text:p>6.29356</text:p>
          </table:table-cell>
          <table:table-cell table:number-columns-repeated="3"/>
          <table:table-cell office:value-type="float" office:value="5.69473871039" calcext:value-type="float">
            <text:p>5.6947</text:p>
          </table:table-cell>
          <table:table-cell office:value-type="float" office:value="0.141973737077" calcext:value-type="float">
            <text:p>0.1420</text:p>
          </table:table-cell>
          <table:table-cell table:number-columns-repeated="1016"/>
        </table:table-row>
        <table:table-row table:style-name="ro1">
          <table:table-cell office:value-type="float" office:value="0.321489" calcext:value-type="float">
            <text:p>0.3215</text:p>
          </table:table-cell>
          <table:table-cell office:value-type="float" office:value="251.711342" calcext:value-type="float">
            <text:p>251.71134</text:p>
          </table:table-cell>
          <table:table-cell office:value-type="float" office:value="5.89993" calcext:value-type="float">
            <text:p>5.89993</text:p>
          </table:table-cell>
          <table:table-cell table:number-columns-repeated="3"/>
          <table:table-cell office:value-type="float" office:value="5.66255978667" calcext:value-type="float">
            <text:p>5.6626</text:p>
          </table:table-cell>
          <table:table-cell office:value-type="float" office:value="0.133627347029" calcext:value-type="float">
            <text:p>0.1336</text:p>
          </table:table-cell>
          <table:table-cell table:number-columns-repeated="1016"/>
        </table:table-row>
        <table:table-row table:style-name="ro1">
          <table:table-cell office:value-type="float" office:value="0.323761" calcext:value-type="float">
            <text:p>0.3238</text:p>
          </table:table-cell>
          <table:table-cell office:value-type="float" office:value="263.511306" calcext:value-type="float">
            <text:p>263.51131</text:p>
          </table:table-cell>
          <table:table-cell office:value-type="float" office:value="6.23737" calcext:value-type="float">
            <text:p>6.23737</text:p>
          </table:table-cell>
          <table:table-cell table:number-columns-repeated="3"/>
          <table:table-cell office:value-type="float" office:value="5.9495237219" calcext:value-type="float">
            <text:p>5.9495</text:p>
          </table:table-cell>
          <table:table-cell office:value-type="float" office:value="0.141773321634" calcext:value-type="float">
            <text:p>0.1418</text:p>
          </table:table-cell>
          <table:table-cell table:number-columns-repeated="1016"/>
        </table:table-row>
        <table:table-row table:style-name="ro1">
          <table:table-cell office:value-type="float" office:value="0.326041" calcext:value-type="float">
            <text:p>0.3260</text:p>
          </table:table-cell>
          <table:table-cell office:value-type="float" office:value="258.407527" calcext:value-type="float">
            <text:p>258.40753</text:p>
          </table:table-cell>
          <table:table-cell office:value-type="float" office:value="5.95967" calcext:value-type="float">
            <text:p>5.95967</text:p>
          </table:table-cell>
          <table:table-cell table:number-columns-repeated="3"/>
          <table:table-cell office:value-type="float" office:value="5.85465064995" calcext:value-type="float">
            <text:p>5.8547</text:p>
          </table:table-cell>
          <table:table-cell office:value-type="float" office:value="0.1359579461" calcext:value-type="float">
            <text:p>0.1360</text:p>
          </table:table-cell>
          <table:table-cell table:number-columns-repeated="1016"/>
        </table:table-row>
        <table:table-row table:style-name="ro1">
          <table:table-cell office:value-type="float" office:value="0.328329" calcext:value-type="float">
            <text:p>0.3283</text:p>
          </table:table-cell>
          <table:table-cell office:value-type="float" office:value="257.723431" calcext:value-type="float">
            <text:p>257.72343</text:p>
          </table:table-cell>
          <table:table-cell office:value-type="float" office:value="6.36086" calcext:value-type="float">
            <text:p>6.36086</text:p>
          </table:table-cell>
          <table:table-cell table:number-columns-repeated="3"/>
          <table:table-cell office:value-type="float" office:value="5.8603894314" calcext:value-type="float">
            <text:p>5.8604</text:p>
          </table:table-cell>
          <table:table-cell office:value-type="float" office:value="0.145572718136" calcext:value-type="float">
            <text:p>0.1456</text:p>
          </table:table-cell>
          <table:table-cell table:number-columns-repeated="1016"/>
        </table:table-row>
        <table:table-row table:style-name="ro1">
          <table:table-cell office:value-type="float" office:value="0.330625" calcext:value-type="float">
            <text:p>0.3306</text:p>
          </table:table-cell>
          <table:table-cell office:value-type="float" office:value="266.282739" calcext:value-type="float">
            <text:p>266.28274</text:p>
          </table:table-cell>
          <table:table-cell office:value-type="float" office:value="5.16458" calcext:value-type="float">
            <text:p>5.16458</text:p>
          </table:table-cell>
          <table:table-cell table:number-columns-repeated="3"/>
          <table:table-cell office:value-type="float" office:value="6.07706529148" calcext:value-type="float">
            <text:p>6.0771</text:p>
          </table:table-cell>
          <table:table-cell office:value-type="float" office:value="0.118832542571" calcext:value-type="float">
            <text:p>0.1188</text:p>
          </table:table-cell>
          <table:table-cell table:number-columns-repeated="1016"/>
        </table:table-row>
        <table:table-row table:style-name="ro1">
          <table:table-cell office:value-type="float" office:value="0.332929" calcext:value-type="float">
            <text:p>0.3329</text:p>
          </table:table-cell>
          <table:table-cell office:value-type="float" office:value="276.458585" calcext:value-type="float">
            <text:p>276.45859</text:p>
          </table:table-cell>
          <table:table-cell office:value-type="float" office:value="6.53556" calcext:value-type="float">
            <text:p>6.53556</text:p>
          </table:table-cell>
          <table:table-cell table:number-columns-repeated="3"/>
          <table:table-cell office:value-type="float" office:value="6.33241298337" calcext:value-type="float">
            <text:p>6.3324</text:p>
          </table:table-cell>
          <table:table-cell office:value-type="float" office:value="0.150834000051" calcext:value-type="float">
            <text:p>0.1508</text:p>
          </table:table-cell>
          <table:table-cell table:number-columns-repeated="1016"/>
        </table:table-row>
        <table:table-row table:style-name="ro1">
          <table:table-cell office:value-type="float" office:value="0.335241" calcext:value-type="float">
            <text:p>0.3352</text:p>
          </table:table-cell>
          <table:table-cell office:value-type="float" office:value="268.516067" calcext:value-type="float">
            <text:p>268.51607</text:p>
          </table:table-cell>
          <table:table-cell office:value-type="float" office:value="6.16405" calcext:value-type="float">
            <text:p>6.16405</text:p>
          </table:table-cell>
          <table:table-cell table:number-columns-repeated="3"/>
          <table:table-cell office:value-type="float" office:value="6.17291222513" calcext:value-type="float">
            <text:p>6.1729</text:p>
          </table:table-cell>
          <table:table-cell office:value-type="float" office:value="0.142687885416" calcext:value-type="float">
            <text:p>0.1427</text:p>
          </table:table-cell>
          <table:table-cell table:number-columns-repeated="1016"/>
        </table:table-row>
        <table:table-row table:style-name="ro1">
          <table:table-cell office:value-type="float" office:value="0.337561" calcext:value-type="float">
            <text:p>0.3376</text:p>
          </table:table-cell>
          <table:table-cell office:value-type="float" office:value="278.691894" calcext:value-type="float">
            <text:p>278.69189</text:p>
          </table:table-cell>
          <table:table-cell office:value-type="float" office:value="6.61913" calcext:value-type="float">
            <text:p>6.61913</text:p>
          </table:table-cell>
          <table:table-cell table:number-columns-repeated="3"/>
          <table:table-cell office:value-type="float" office:value="6.43126919113" calcext:value-type="float">
            <text:p>6.4313</text:p>
          </table:table-cell>
          <table:table-cell office:value-type="float" office:value="0.153771015861" calcext:value-type="float">
            <text:p>0.1538</text:p>
          </table:table-cell>
          <table:table-cell table:number-columns-repeated="1016"/>
        </table:table-row>
        <table:table-row table:style-name="ro1">
          <table:table-cell office:value-type="float" office:value="0.339889" calcext:value-type="float">
            <text:p>0.3399</text:p>
          </table:table-cell>
          <table:table-cell office:value-type="float" office:value="279.647243" calcext:value-type="float">
            <text:p>279.64724</text:p>
          </table:table-cell>
          <table:table-cell office:value-type="float" office:value="5.81224" calcext:value-type="float">
            <text:p>5.81224</text:p>
          </table:table-cell>
          <table:table-cell table:number-columns-repeated="3"/>
          <table:table-cell office:value-type="float" office:value="6.47686777694" calcext:value-type="float">
            <text:p>6.4769</text:p>
          </table:table-cell>
          <table:table-cell office:value-type="float" office:value="0.135776443248" calcext:value-type="float">
            <text:p>0.1358</text:p>
          </table:table-cell>
          <table:table-cell table:number-columns-repeated="1016"/>
        </table:table-row>
        <table:table-row table:style-name="ro1">
          <table:table-cell office:value-type="float" office:value="0.342225" calcext:value-type="float">
            <text:p>0.3422</text:p>
          </table:table-cell>
          <table:table-cell office:value-type="float" office:value="287.129426" calcext:value-type="float">
            <text:p>287.12943</text:p>
          </table:table-cell>
          <table:table-cell office:value-type="float" office:value="6.07523" calcext:value-type="float">
            <text:p>6.07523</text:p>
          </table:table-cell>
          <table:table-cell table:number-columns-repeated="3"/>
          <table:table-cell office:value-type="float" office:value="6.67457119304" calcext:value-type="float">
            <text:p>6.6746</text:p>
          </table:table-cell>
          <table:table-cell office:value-type="float" office:value="0.14241945321" calcext:value-type="float">
            <text:p>0.1424</text:p>
          </table:table-cell>
          <table:table-cell table:number-columns-repeated="1016"/>
        </table:table-row>
        <table:table-row table:style-name="ro1">
          <table:table-cell office:value-type="float" office:value="0.344569" calcext:value-type="float">
            <text:p>0.3446</text:p>
          </table:table-cell>
          <table:table-cell office:value-type="float" office:value="290.007083" calcext:value-type="float">
            <text:p>290.00708</text:p>
          </table:table-cell>
          <table:table-cell office:value-type="float" office:value="5.74166" calcext:value-type="float">
            <text:p>5.74166</text:p>
          </table:table-cell>
          <table:table-cell table:number-columns-repeated="3"/>
          <table:table-cell office:value-type="float" office:value="6.76718487974" calcext:value-type="float">
            <text:p>6.7672</text:p>
          </table:table-cell>
          <table:table-cell office:value-type="float" office:value="0.135056525719" calcext:value-type="float">
            <text:p>0.1351</text:p>
          </table:table-cell>
          <table:table-cell table:number-columns-repeated="1016"/>
        </table:table-row>
        <table:table-row table:style-name="ro1">
          <table:table-cell office:value-type="float" office:value="0.346921" calcext:value-type="float">
            <text:p>0.3469</text:p>
          </table:table-cell>
          <table:table-cell office:value-type="float" office:value="289.456803" calcext:value-type="float">
            <text:p>289.45680</text:p>
          </table:table-cell>
          <table:table-cell office:value-type="float" office:value="6.42293" calcext:value-type="float">
            <text:p>6.42293</text:p>
          </table:table-cell>
          <table:table-cell table:number-columns-repeated="3"/>
          <table:table-cell office:value-type="float" office:value="6.77900411003" calcext:value-type="float">
            <text:p>6.7790</text:p>
          </table:table-cell>
          <table:table-cell office:value-type="float" office:value="0.151637718649" calcext:value-type="float">
            <text:p>0.1516</text:p>
          </table:table-cell>
          <table:table-cell table:number-columns-repeated="1016"/>
        </table:table-row>
        <table:table-row table:style-name="ro1">
          <table:table-cell office:value-type="float" office:value="0.349281" calcext:value-type="float">
            <text:p>0.3493</text:p>
          </table:table-cell>
          <table:table-cell office:value-type="float" office:value="288.048135" calcext:value-type="float">
            <text:p>288.04814</text:p>
          </table:table-cell>
          <table:table-cell office:value-type="float" office:value="5.95134" calcext:value-type="float">
            <text:p>5.95134</text:p>
          </table:table-cell>
          <table:table-cell table:number-columns-repeated="3"/>
          <table:table-cell office:value-type="float" office:value="6.77188249944" calcext:value-type="float">
            <text:p>6.7719</text:p>
          </table:table-cell>
          <table:table-cell office:value-type="float" office:value="0.141126460489" calcext:value-type="float">
            <text:p>0.1411</text:p>
          </table:table-cell>
          <table:table-cell table:number-columns-repeated="1016"/>
        </table:table-row>
        <table:table-row table:style-name="ro1">
          <table:table-cell office:value-type="float" office:value="0.351649" calcext:value-type="float">
            <text:p>0.3516</text:p>
          </table:table-cell>
          <table:table-cell office:value-type="float" office:value="301.113292" calcext:value-type="float">
            <text:p>301.11329</text:p>
          </table:table-cell>
          <table:table-cell office:value-type="float" office:value="5.52231" calcext:value-type="float">
            <text:p>5.52231</text:p>
          </table:table-cell>
          <table:table-cell table:number-columns-repeated="3"/>
          <table:table-cell office:value-type="float" office:value="7.10487384694" calcext:value-type="float">
            <text:p>7.1049</text:p>
          </table:table-cell>
          <table:table-cell office:value-type="float" office:value="0.131573700903" calcext:value-type="float">
            <text:p>0.1316</text:p>
          </table:table-cell>
          <table:table-cell table:number-columns-repeated="1016"/>
        </table:table-row>
        <table:table-row table:style-name="ro1">
          <table:table-cell office:value-type="float" office:value="0.354025" calcext:value-type="float">
            <text:p>0.3540</text:p>
          </table:table-cell>
          <table:table-cell office:value-type="float" office:value="309.43503" calcext:value-type="float">
            <text:p>309.43503</text:p>
          </table:table-cell>
          <table:table-cell office:value-type="float" office:value="6.95643" calcext:value-type="float">
            <text:p>6.95643</text:p>
          </table:table-cell>
          <table:table-cell table:number-columns-repeated="3"/>
          <table:table-cell office:value-type="float" office:value="7.32891766219" calcext:value-type="float">
            <text:p>7.3289</text:p>
          </table:table-cell>
          <table:table-cell office:value-type="float" office:value="0.166074983688" calcext:value-type="float">
            <text:p>0.1661</text:p>
          </table:table-cell>
          <table:table-cell table:number-columns-repeated="1016"/>
        </table:table-row>
        <table:table-row table:style-name="ro1">
          <table:table-cell office:value-type="float" office:value="0.356409" calcext:value-type="float">
            <text:p>0.3564</text:p>
          </table:table-cell>
          <table:table-cell office:value-type="float" office:value="321.706822" calcext:value-type="float">
            <text:p>321.70682</text:p>
          </table:table-cell>
          <table:table-cell office:value-type="float" office:value="6.80183" calcext:value-type="float">
            <text:p>6.80183</text:p>
          </table:table-cell>
          <table:table-cell table:number-columns-repeated="3"/>
          <table:table-cell office:value-type="float" office:value="7.64860828008" calcext:value-type="float">
            <text:p>7.6486</text:p>
          </table:table-cell>
          <table:table-cell office:value-type="float" office:value="0.163236830826" calcext:value-type="float">
            <text:p>0.1632</text:p>
          </table:table-cell>
          <table:table-cell table:number-columns-repeated="1016"/>
        </table:table-row>
        <table:table-row table:style-name="ro1">
          <table:table-cell office:value-type="float" office:value="0.358801" calcext:value-type="float">
            <text:p>0.3588</text:p>
          </table:table-cell>
          <table:table-cell office:value-type="float" office:value="330.973453" calcext:value-type="float">
            <text:p>330.97345</text:p>
          </table:table-cell>
          <table:table-cell office:value-type="float" office:value="7.60966" calcext:value-type="float">
            <text:p>7.60966</text:p>
          </table:table-cell>
          <table:table-cell table:number-columns-repeated="3"/>
          <table:table-cell office:value-type="float" office:value="7.89889142375" calcext:value-type="float">
            <text:p>7.8989</text:p>
          </table:table-cell>
          <table:table-cell office:value-type="float" office:value="0.183024739732" calcext:value-type="float">
            <text:p>0.1830</text:p>
          </table:table-cell>
          <table:table-cell table:number-columns-repeated="1016"/>
        </table:table-row>
        <table:table-row table:style-name="ro1">
          <table:table-cell office:value-type="float" office:value="0.361201" calcext:value-type="float">
            <text:p>0.3612</text:p>
          </table:table-cell>
          <table:table-cell office:value-type="float" office:value="325.412816" calcext:value-type="float">
            <text:p>325.41282</text:p>
          </table:table-cell>
          <table:table-cell office:value-type="float" office:value="6.06285" calcext:value-type="float">
            <text:p>6.06285</text:p>
          </table:table-cell>
          <table:table-cell table:number-columns-repeated="3"/>
          <table:table-cell office:value-type="float" office:value="7.79558514333" calcext:value-type="float">
            <text:p>7.7956</text:p>
          </table:table-cell>
          <table:table-cell office:value-type="float" office:value="0.146793731923" calcext:value-type="float">
            <text:p>0.1468</text:p>
          </table:table-cell>
          <table:table-cell table:number-columns-repeated="1016"/>
        </table:table-row>
        <table:table-row table:style-name="ro1">
          <table:table-cell office:value-type="float" office:value="0.363609" calcext:value-type="float">
            <text:p>0.3636</text:p>
          </table:table-cell>
          <table:table-cell office:value-type="float" office:value="332.822471" calcext:value-type="float">
            <text:p>332.82247</text:p>
          </table:table-cell>
          <table:table-cell office:value-type="float" office:value="5.21301" calcext:value-type="float">
            <text:p>5.21301</text:p>
          </table:table-cell>
          <table:table-cell table:number-columns-repeated="3"/>
          <table:table-cell office:value-type="float" office:value="8.00325216828" calcext:value-type="float">
            <text:p>8.0033</text:p>
          </table:table-cell>
          <table:table-cell office:value-type="float" office:value="0.127108221179" calcext:value-type="float">
            <text:p>0.1271</text:p>
          </table:table-cell>
          <table:table-cell table:number-columns-repeated="1016"/>
        </table:table-row>
        <table:table-row table:style-name="ro1">
          <table:table-cell office:value-type="float" office:value="0.366025" calcext:value-type="float">
            <text:p>0.3660</text:p>
          </table:table-cell>
          <table:table-cell office:value-type="float" office:value="336.632302" calcext:value-type="float">
            <text:p>336.63230</text:p>
          </table:table-cell>
          <table:table-cell office:value-type="float" office:value="5.88944" calcext:value-type="float">
            <text:p>5.88944</text:p>
          </table:table-cell>
          <table:table-cell table:number-columns-repeated="3"/>
          <table:table-cell office:value-type="float" office:value="8.12546126835" calcext:value-type="float">
            <text:p>8.1255</text:p>
          </table:table-cell>
          <table:table-cell office:value-type="float" office:value="0.14377442867" calcext:value-type="float">
            <text:p>0.1438</text:p>
          </table:table-cell>
          <table:table-cell table:number-columns-repeated="1016"/>
        </table:table-row>
        <table:table-row table:style-name="ro1">
          <table:table-cell office:value-type="float" office:value="0.368449" calcext:value-type="float">
            <text:p>0.3684</text:p>
          </table:table-cell>
          <table:table-cell office:value-type="float" office:value="341.427705" calcext:value-type="float">
            <text:p>341.42771</text:p>
          </table:table-cell>
          <table:table-cell office:value-type="float" office:value="6.67362" calcext:value-type="float">
            <text:p>6.67362</text:p>
          </table:table-cell>
          <table:table-cell table:number-columns-repeated="3"/>
          <table:table-cell office:value-type="float" office:value="8.27249413848" calcext:value-type="float">
            <text:p>8.2725</text:p>
          </table:table-cell>
          <table:table-cell office:value-type="float" office:value="0.163343427065" calcext:value-type="float">
            <text:p>0.1633</text:p>
          </table:table-cell>
          <table:table-cell table:number-columns-repeated="1016"/>
        </table:table-row>
        <table:table-row table:style-name="ro1">
          <table:table-cell office:value-type="float" office:value="0.370881" calcext:value-type="float">
            <text:p>0.3709</text:p>
          </table:table-cell>
          <table:table-cell office:value-type="float" office:value="344.517724" calcext:value-type="float">
            <text:p>344.51772</text:p>
          </table:table-cell>
          <table:table-cell office:value-type="float" office:value="6.71287" calcext:value-type="float">
            <text:p>6.71287</text:p>
          </table:table-cell>
          <table:table-cell table:number-columns-repeated="3"/>
          <table:table-cell office:value-type="float" office:value="8.38021179813" calcext:value-type="float">
            <text:p>8.3802</text:p>
          </table:table-cell>
          <table:table-cell office:value-type="float" office:value="0.164956053983" calcext:value-type="float">
            <text:p>0.1650</text:p>
          </table:table-cell>
          <table:table-cell table:number-columns-repeated="1016"/>
        </table:table-row>
        <table:table-row table:style-name="ro1">
          <table:table-cell office:value-type="float" office:value="0.373321" calcext:value-type="float">
            <text:p>0.3733</text:p>
          </table:table-cell>
          <table:table-cell office:value-type="float" office:value="349.659037" calcext:value-type="float">
            <text:p>349.65904</text:p>
          </table:table-cell>
          <table:table-cell office:value-type="float" office:value="5.70493" calcext:value-type="float">
            <text:p>5.70493</text:p>
          </table:table-cell>
          <table:table-cell table:number-columns-repeated="3"/>
          <table:table-cell office:value-type="float" office:value="8.53731678864" calcext:value-type="float">
            <text:p>8.5373</text:p>
          </table:table-cell>
          <table:table-cell office:value-type="float" office:value="0.140992691261" calcext:value-type="float">
            <text:p>0.1410</text:p>
          </table:table-cell>
          <table:table-cell table:number-columns-repeated="1016"/>
        </table:table-row>
        <table:table-row table:style-name="ro1">
          <table:table-cell office:value-type="float" office:value="0.375769" calcext:value-type="float">
            <text:p>0.3758</text:p>
          </table:table-cell>
          <table:table-cell office:value-type="float" office:value="353.204171" calcext:value-type="float">
            <text:p>353.20417</text:p>
          </table:table-cell>
          <table:table-cell office:value-type="float" office:value="5.30912" calcext:value-type="float">
            <text:p>5.30912</text:p>
          </table:table-cell>
          <table:table-cell table:number-columns-repeated="3"/>
          <table:table-cell office:value-type="float" office:value="8.65773230245" calcext:value-type="float">
            <text:p>8.6577</text:p>
          </table:table-cell>
          <table:table-cell office:value-type="float" office:value="0.131861569299" calcext:value-type="float">
            <text:p>0.1319</text:p>
          </table:table-cell>
          <table:table-cell table:number-columns-repeated="1016"/>
        </table:table-row>
        <table:table-row table:style-name="ro1">
          <table:table-cell office:value-type="float" office:value="0.378225" calcext:value-type="float">
            <text:p>0.3782</text:p>
          </table:table-cell>
          <table:table-cell office:value-type="float" office:value="357.843718" calcext:value-type="float">
            <text:p>357.84372</text:p>
          </table:table-cell>
          <table:table-cell office:value-type="float" office:value="6.82366" calcext:value-type="float">
            <text:p>6.82366</text:p>
          </table:table-cell>
          <table:table-cell table:number-columns-repeated="3"/>
          <table:table-cell office:value-type="float" office:value="8.80459666703" calcext:value-type="float">
            <text:p>8.8046</text:p>
          </table:table-cell>
          <table:table-cell office:value-type="float" office:value="0.169822624992" calcext:value-type="float">
            <text:p>0.1698</text:p>
          </table:table-cell>
          <table:table-cell table:number-columns-repeated="1016"/>
        </table:table-row>
        <table:table-row table:style-name="ro1">
          <table:table-cell office:value-type="float" office:value="0.380689" calcext:value-type="float">
            <text:p>0.3807</text:p>
          </table:table-cell>
          <table:table-cell office:value-type="float" office:value="366.57115" calcext:value-type="float">
            <text:p>366.57115</text:p>
          </table:table-cell>
          <table:table-cell office:value-type="float" office:value="7.12967" calcext:value-type="float">
            <text:p>7.12967</text:p>
          </table:table-cell>
          <table:table-cell table:number-columns-repeated="3"/>
          <table:table-cell office:value-type="float" office:value="9.05446618364" calcext:value-type="float">
            <text:p>9.0545</text:p>
          </table:table-cell>
          <table:table-cell office:value-type="float" office:value="0.178090141663" calcext:value-type="float">
            <text:p>0.1781</text:p>
          </table:table-cell>
          <table:table-cell table:number-columns-repeated="1016"/>
        </table:table-row>
        <table:table-row table:style-name="ro1">
          <table:table-cell office:value-type="float" office:value="0.383161" calcext:value-type="float">
            <text:p>0.3832</text:p>
          </table:table-cell>
          <table:table-cell office:value-type="float" office:value="373.152051" calcext:value-type="float">
            <text:p>373.15205</text:p>
          </table:table-cell>
          <table:table-cell office:value-type="float" office:value="5.35323" calcext:value-type="float">
            <text:p>5.35323</text:p>
          </table:table-cell>
          <table:table-cell table:number-columns-repeated="3"/>
          <table:table-cell office:value-type="float" office:value="9.25305319201" calcext:value-type="float">
            <text:p>9.2531</text:p>
          </table:table-cell>
          <table:table-cell office:value-type="float" office:value="0.134587583363" calcext:value-type="float">
            <text:p>0.1346</text:p>
          </table:table-cell>
          <table:table-cell table:number-columns-repeated="1016"/>
        </table:table-row>
        <table:table-row table:style-name="ro1">
          <table:table-cell office:value-type="float" office:value="0.385641" calcext:value-type="float">
            <text:p>0.3856</text:p>
          </table:table-cell>
          <table:table-cell office:value-type="float" office:value="377.67394" calcext:value-type="float">
            <text:p>377.67394</text:p>
          </table:table-cell>
          <table:table-cell office:value-type="float" office:value="6.75055" calcext:value-type="float">
            <text:p>6.75055</text:p>
          </table:table-cell>
          <table:table-cell table:number-columns-repeated="3"/>
          <table:table-cell office:value-type="float" office:value="9.4002248135" calcext:value-type="float">
            <text:p>9.4002</text:p>
          </table:table-cell>
          <table:table-cell office:value-type="float" office:value="0.170080029237" calcext:value-type="float">
            <text:p>0.1701</text:p>
          </table:table-cell>
          <table:table-cell table:number-columns-repeated="1016"/>
        </table:table-row>
        <table:table-row table:style-name="ro1">
          <table:table-cell office:value-type="float" office:value="0.388129" calcext:value-type="float">
            <text:p>0.3881</text:p>
          </table:table-cell>
          <table:table-cell office:value-type="float" office:value="392.495153" calcext:value-type="float">
            <text:p>392.49515</text:p>
          </table:table-cell>
          <table:table-cell office:value-type="float" office:value="6.66409" calcext:value-type="float">
            <text:p>6.66409</text:p>
          </table:table-cell>
          <table:table-cell table:number-columns-repeated="3"/>
          <table:table-cell office:value-type="float" office:value="9.80719828355" calcext:value-type="float">
            <text:p>9.8072</text:p>
          </table:table-cell>
          <table:table-cell office:value-type="float" office:value="0.168663900559" calcext:value-type="float">
            <text:p>0.1687</text:p>
          </table:table-cell>
          <table:table-cell table:number-columns-repeated="1016"/>
        </table:table-row>
        <table:table-row table:style-name="ro1">
          <table:table-cell office:value-type="float" office:value="0.390625" calcext:value-type="float">
            <text:p>0.3906</text:p>
          </table:table-cell>
          <table:table-cell office:value-type="float" office:value="389.935417" calcext:value-type="float">
            <text:p>389.93542</text:p>
          </table:table-cell>
          <table:table-cell office:value-type="float" office:value="6.72768" calcext:value-type="float">
            <text:p>6.72768</text:p>
          </table:table-cell>
          <table:table-cell table:number-columns-repeated="3"/>
          <table:table-cell office:value-type="float" office:value="9.78095626735" calcext:value-type="float">
            <text:p>9.7810</text:p>
          </table:table-cell>
          <table:table-cell office:value-type="float" office:value="0.170897981382" calcext:value-type="float">
            <text:p>0.1709</text:p>
          </table:table-cell>
          <table:table-cell table:number-columns-repeated="1016"/>
        </table:table-row>
        <table:table-row table:style-name="ro1">
          <table:table-cell office:value-type="float" office:value="0.393129" calcext:value-type="float">
            <text:p>0.3931</text:p>
          </table:table-cell>
          <table:table-cell office:value-type="float" office:value="403.266073" calcext:value-type="float">
            <text:p>403.26607</text:p>
          </table:table-cell>
          <table:table-cell office:value-type="float" office:value="7.19893" calcext:value-type="float">
            <text:p>7.19893</text:p>
          </table:table-cell>
          <table:table-cell table:number-columns-repeated="3"/>
          <table:table-cell office:value-type="float" office:value="10.1546281081" calcext:value-type="float">
            <text:p>10.1546</text:p>
          </table:table-cell>
          <table:table-cell office:value-type="float" office:value="0.183502085408" calcext:value-type="float">
            <text:p>0.1835</text:p>
          </table:table-cell>
          <table:table-cell table:number-columns-repeated="1016"/>
        </table:table-row>
        <table:table-row table:style-name="ro1">
          <table:table-cell office:value-type="float" office:value="0.395641" calcext:value-type="float">
            <text:p>0.3956</text:p>
          </table:table-cell>
          <table:table-cell office:value-type="float" office:value="409.291004" calcext:value-type="float">
            <text:p>409.29100</text:p>
          </table:table-cell>
          <table:table-cell office:value-type="float" office:value="6.64353" calcext:value-type="float">
            <text:p>6.64353</text:p>
          </table:table-cell>
          <table:table-cell table:number-columns-repeated="3"/>
          <table:table-cell office:value-type="float" office:value="10.3463040743" calcext:value-type="float">
            <text:p>10.3463</text:p>
          </table:table-cell>
          <table:table-cell office:value-type="float" office:value="0.170207417857" calcext:value-type="float">
            <text:p>0.1702</text:p>
          </table:table-cell>
          <table:table-cell table:number-columns-repeated="1016"/>
        </table:table-row>
        <table:table-row table:style-name="ro1">
          <table:table-cell office:value-type="float" office:value="0.398161" calcext:value-type="float">
            <text:p>0.3982</text:p>
          </table:table-cell>
          <table:table-cell office:value-type="float" office:value="432.872371" calcext:value-type="float">
            <text:p>432.87237</text:p>
          </table:table-cell>
          <table:table-cell office:value-type="float" office:value="7.16007" calcext:value-type="float">
            <text:p>7.16007</text:p>
          </table:table-cell>
          <table:table-cell table:number-columns-repeated="3"/>
          <table:table-cell office:value-type="float" office:value="10.9862967219" calcext:value-type="float">
            <text:p>10.9863</text:p>
          </table:table-cell>
          <table:table-cell office:value-type="float" office:value="0.184350260546" calcext:value-type="float">
            <text:p>0.1844</text:p>
          </table:table-cell>
          <table:table-cell table:number-columns-repeated="1016"/>
        </table:table-row>
        <table:table-row table:style-name="ro1">
          <table:table-cell office:value-type="float" office:value="0.400689" calcext:value-type="float">
            <text:p>0.4007</text:p>
          </table:table-cell>
          <table:table-cell office:value-type="float" office:value="432.316891" calcext:value-type="float">
            <text:p>432.31689</text:p>
          </table:table-cell>
          <table:table-cell office:value-type="float" office:value="6.74057" calcext:value-type="float">
            <text:p>6.74057</text:p>
          </table:table-cell>
          <table:table-cell table:number-columns-repeated="3"/>
          <table:table-cell office:value-type="float" office:value="11.014361027" calcext:value-type="float">
            <text:p>11.0144</text:p>
          </table:table-cell>
          <table:table-cell office:value-type="float" office:value="0.174148105607" calcext:value-type="float">
            <text:p>0.1741</text:p>
          </table:table-cell>
          <table:table-cell table:number-columns-repeated="1016"/>
        </table:table-row>
        <table:table-row table:style-name="ro1">
          <table:table-cell office:value-type="float" office:value="0.403225" calcext:value-type="float">
            <text:p>0.4032</text:p>
          </table:table-cell>
          <table:table-cell office:value-type="float" office:value="441.693421" calcext:value-type="float">
            <text:p>441.69342</text:p>
          </table:table-cell>
          <table:table-cell office:value-type="float" office:value="7.32202" calcext:value-type="float">
            <text:p>7.32202</text:p>
          </table:table-cell>
          <table:table-cell table:number-columns-repeated="3"/>
          <table:table-cell office:value-type="float" office:value="11.296634504" calcext:value-type="float">
            <text:p>11.2966</text:p>
          </table:table-cell>
          <table:table-cell office:value-type="float" office:value="0.189743237813" calcext:value-type="float">
            <text:p>0.1897</text:p>
          </table:table-cell>
          <table:table-cell table:number-columns-repeated="1016"/>
        </table:table-row>
        <table:table-row table:style-name="ro1">
          <table:table-cell office:value-type="float" office:value="0.405769" calcext:value-type="float">
            <text:p>0.4058</text:p>
          </table:table-cell>
          <table:table-cell office:value-type="float" office:value="447.307315" calcext:value-type="float">
            <text:p>447.30732</text:p>
          </table:table-cell>
          <table:table-cell office:value-type="float" office:value="7.55775" calcext:value-type="float">
            <text:p>7.55775</text:p>
          </table:table-cell>
          <table:table-cell table:number-columns-repeated="3"/>
          <table:table-cell office:value-type="float" office:value="11.4858269279" calcext:value-type="float">
            <text:p>11.4858</text:p>
          </table:table-cell>
          <table:table-cell office:value-type="float" office:value="0.196584572567" calcext:value-type="float">
            <text:p>0.1966</text:p>
          </table:table-cell>
          <table:table-cell table:number-columns-repeated="1016"/>
        </table:table-row>
        <table:table-row table:style-name="ro1">
          <table:table-cell office:value-type="float" office:value="0.408321" calcext:value-type="float">
            <text:p>0.4083</text:p>
          </table:table-cell>
          <table:table-cell office:value-type="float" office:value="440.542822" calcext:value-type="float">
            <text:p>440.54282</text:p>
          </table:table-cell>
          <table:table-cell office:value-type="float" office:value="7.26787" calcext:value-type="float">
            <text:p>7.26787</text:p>
          </table:table-cell>
          <table:table-cell table:number-columns-repeated="3"/>
          <table:table-cell office:value-type="float" office:value="11.3553336611" calcext:value-type="float">
            <text:p>11.3553</text:p>
          </table:table-cell>
          <table:table-cell office:value-type="float" office:value="0.189825452253" calcext:value-type="float">
            <text:p>0.1898</text:p>
          </table:table-cell>
          <table:table-cell table:number-columns-repeated="1016"/>
        </table:table-row>
        <table:table-row table:style-name="ro1">
          <table:table-cell office:value-type="float" office:value="0.410881" calcext:value-type="float">
            <text:p>0.4109</text:p>
          </table:table-cell>
          <table:table-cell office:value-type="float" office:value="462.621592" calcext:value-type="float">
            <text:p>462.62159</text:p>
          </table:table-cell>
          <table:table-cell office:value-type="float" office:value="6.96407" calcext:value-type="float">
            <text:p>6.96407</text:p>
          </table:table-cell>
          <table:table-cell table:number-columns-repeated="3"/>
          <table:table-cell office:value-type="float" office:value="11.9717732997" calcext:value-type="float">
            <text:p>11.9718</text:p>
          </table:table-cell>
          <table:table-cell office:value-type="float" office:value="0.183081557713" calcext:value-type="float">
            <text:p>0.1831</text:p>
          </table:table-cell>
          <table:table-cell table:number-columns-repeated="1016"/>
        </table:table-row>
        <table:table-row table:style-name="ro1">
          <table:table-cell office:value-type="float" office:value="0.413449" calcext:value-type="float">
            <text:p>0.4134</text:p>
          </table:table-cell>
          <table:table-cell office:value-type="float" office:value="469.842473" calcext:value-type="float">
            <text:p>469.84247</text:p>
          </table:table-cell>
          <table:table-cell office:value-type="float" office:value="7.75651" calcext:value-type="float">
            <text:p>7.75651</text:p>
          </table:table-cell>
          <table:table-cell table:number-columns-repeated="3"/>
          <table:table-cell office:value-type="float" office:value="12.2051149721" calcext:value-type="float">
            <text:p>12.2051</text:p>
          </table:table-cell>
          <table:table-cell office:value-type="float" office:value="0.204168370519" calcext:value-type="float">
            <text:p>0.2042</text:p>
          </table:table-cell>
          <table:table-cell table:number-columns-repeated="1016"/>
        </table:table-row>
        <table:table-row table:style-name="ro1">
          <table:table-cell office:value-type="float" office:value="0.416025" calcext:value-type="float">
            <text:p>0.4160</text:p>
          </table:table-cell>
          <table:table-cell office:value-type="float" office:value="473.893655" calcext:value-type="float">
            <text:p>473.89366</text:p>
          </table:table-cell>
          <table:table-cell office:value-type="float" office:value="6.26555" calcext:value-type="float">
            <text:p>6.26555</text:p>
          </table:table-cell>
          <table:table-cell table:number-columns-repeated="3"/>
          <table:table-cell office:value-type="float" office:value="12.3592582635" calcext:value-type="float">
            <text:p>12.3593</text:p>
          </table:table-cell>
          <table:table-cell office:value-type="float" office:value="0.166118248132" calcext:value-type="float">
            <text:p>0.1661</text:p>
          </table:table-cell>
          <table:table-cell table:number-columns-repeated="1016"/>
        </table:table-row>
        <table:table-row table:style-name="ro1">
          <table:table-cell office:value-type="float" office:value="0.418609" calcext:value-type="float">
            <text:p>0.4186</text:p>
          </table:table-cell>
          <table:table-cell office:value-type="float" office:value="481.965325" calcext:value-type="float">
            <text:p>481.96533</text:p>
          </table:table-cell>
          <table:table-cell office:value-type="float" office:value="7.71686" calcext:value-type="float">
            <text:p>7.71686</text:p>
          </table:table-cell>
          <table:table-cell table:number-columns-repeated="3"/>
          <table:table-cell office:value-type="float" office:value="12.619338718" calcext:value-type="float">
            <text:p>12.6193</text:p>
          </table:table-cell>
          <table:table-cell office:value-type="float" office:value="0.205071378331" calcext:value-type="float">
            <text:p>0.2051</text:p>
          </table:table-cell>
          <table:table-cell table:number-columns-repeated="1016"/>
        </table:table-row>
        <table:table-row table:style-name="ro1">
          <table:table-cell office:value-type="float" office:value="0.421201" calcext:value-type="float">
            <text:p>0.4212</text:p>
          </table:table-cell>
          <table:table-cell office:value-type="float" office:value="506.772208" calcext:value-type="float">
            <text:p>506.77221</text:p>
          </table:table-cell>
          <table:table-cell office:value-type="float" office:value="7.42557" calcext:value-type="float">
            <text:p>7.42557</text:p>
          </table:table-cell>
          <table:table-cell table:number-columns-repeated="3"/>
          <table:table-cell office:value-type="float" office:value="13.3210625064" calcext:value-type="float">
            <text:p>13.3211</text:p>
          </table:table-cell>
          <table:table-cell office:value-type="float" office:value="0.198377621797" calcext:value-type="float">
            <text:p>0.1984</text:p>
          </table:table-cell>
          <table:table-cell table:number-columns-repeated="1016"/>
        </table:table-row>
        <table:table-row table:style-name="ro1">
          <table:table-cell office:value-type="float" office:value="0.423801" calcext:value-type="float">
            <text:p>0.4238</text:p>
          </table:table-cell>
          <table:table-cell office:value-type="float" office:value="515.119708" calcext:value-type="float">
            <text:p>515.11971</text:p>
          </table:table-cell>
          <table:table-cell office:value-type="float" office:value="7.3213" calcext:value-type="float">
            <text:p>7.32130</text:p>
          </table:table-cell>
          <table:table-cell table:number-columns-repeated="3"/>
          <table:table-cell office:value-type="float" office:value="13.5936301135" calcext:value-type="float">
            <text:p>13.5936</text:p>
          </table:table-cell>
          <table:table-cell office:value-type="float" office:value="0.196457600851" calcext:value-type="float">
            <text:p>0.1965</text:p>
          </table:table-cell>
          <table:table-cell table:number-columns-repeated="1016"/>
        </table:table-row>
        <table:table-row table:style-name="ro1">
          <table:table-cell office:value-type="float" office:value="0.426409" calcext:value-type="float">
            <text:p>0.4264</text:p>
          </table:table-cell>
          <table:table-cell office:value-type="float" office:value="521.883274" calcext:value-type="float">
            <text:p>521.88327</text:p>
          </table:table-cell>
          <table:table-cell office:value-type="float" office:value="7.97169" calcext:value-type="float">
            <text:p>7.97169</text:p>
          </table:table-cell>
          <table:table-cell table:number-columns-repeated="3"/>
          <table:table-cell office:value-type="float" office:value="13.8260377965" calcext:value-type="float">
            <text:p>13.8260</text:p>
          </table:table-cell>
          <table:table-cell office:value-type="float" office:value="0.214500464801" calcext:value-type="float">
            <text:p>0.2145</text:p>
          </table:table-cell>
          <table:table-cell table:number-columns-repeated="1016"/>
        </table:table-row>
        <table:table-row table:style-name="ro1">
          <table:table-cell office:value-type="float" office:value="0.429025" calcext:value-type="float">
            <text:p>0.4290</text:p>
          </table:table-cell>
          <table:table-cell office:value-type="float" office:value="527.42105" calcext:value-type="float">
            <text:p>527.42105</text:p>
          </table:table-cell>
          <table:table-cell office:value-type="float" office:value="8.10339" calcext:value-type="float">
            <text:p>8.10339</text:p>
          </table:table-cell>
          <table:table-cell table:number-columns-repeated="3"/>
          <table:table-cell office:value-type="float" office:value="14.0273210392" calcext:value-type="float">
            <text:p>14.0273</text:p>
          </table:table-cell>
          <table:table-cell office:value-type="float" office:value="0.218876462198" calcext:value-type="float">
            <text:p>0.2189</text:p>
          </table:table-cell>
          <table:table-cell table:number-columns-repeated="1016"/>
        </table:table-row>
        <table:table-row table:style-name="ro1">
          <table:table-cell office:value-type="float" office:value="0.431649" calcext:value-type="float">
            <text:p>0.4316</text:p>
          </table:table-cell>
          <table:table-cell office:value-type="float" office:value="538.888791" calcext:value-type="float">
            <text:p>538.88879</text:p>
          </table:table-cell>
          <table:table-cell office:value-type="float" office:value="8.17683" calcext:value-type="float">
            <text:p>8.17683</text:p>
          </table:table-cell>
          <table:table-cell table:number-columns-repeated="3"/>
          <table:table-cell office:value-type="float" office:value="14.3884425714" calcext:value-type="float">
            <text:p>14.3884</text:p>
          </table:table-cell>
          <table:table-cell office:value-type="float" office:value="0.221767982538" calcext:value-type="float">
            <text:p>0.2218</text:p>
          </table:table-cell>
          <table:table-cell table:number-columns-repeated="1016"/>
        </table:table-row>
        <table:table-row table:style-name="ro1">
          <table:table-cell office:value-type="float" office:value="0.434281" calcext:value-type="float">
            <text:p>0.4343</text:p>
          </table:table-cell>
          <table:table-cell office:value-type="float" office:value="549.541258" calcext:value-type="float">
            <text:p>549.54126</text:p>
          </table:table-cell>
          <table:table-cell office:value-type="float" office:value="8.3016" calcext:value-type="float">
            <text:p>8.30160</text:p>
          </table:table-cell>
          <table:table-cell table:number-columns-repeated="3"/>
          <table:table-cell office:value-type="float" office:value="14.7321708269" calcext:value-type="float">
            <text:p>14.7322</text:p>
          </table:table-cell>
          <table:table-cell office:value-type="float" office:value="0.226077832965" calcext:value-type="float">
            <text:p>0.2261</text:p>
          </table:table-cell>
          <table:table-cell table:number-columns-repeated="1016"/>
        </table:table-row>
        <table:table-row table:style-name="ro1">
          <table:table-cell office:value-type="float" office:value="0.436921" calcext:value-type="float">
            <text:p>0.4369</text:p>
          </table:table-cell>
          <table:table-cell office:value-type="float" office:value="556.210759" calcext:value-type="float">
            <text:p>556.21076</text:p>
          </table:table-cell>
          <table:table-cell office:value-type="float" office:value="7.72668" calcext:value-type="float">
            <text:p>7.72668</text:p>
          </table:table-cell>
          <table:table-cell table:number-columns-repeated="3"/>
          <table:table-cell office:value-type="float" office:value="14.9687590044" calcext:value-type="float">
            <text:p>14.9688</text:p>
          </table:table-cell>
          <table:table-cell office:value-type="float" office:value="0.211525058146" calcext:value-type="float">
            <text:p>0.2115</text:p>
          </table:table-cell>
          <table:table-cell table:number-columns-repeated="1016"/>
        </table:table-row>
        <table:table-row table:style-name="ro1">
          <table:table-cell office:value-type="float" office:value="0.439569" calcext:value-type="float">
            <text:p>0.4396</text:p>
          </table:table-cell>
          <table:table-cell office:value-type="float" office:value="570.70416" calcext:value-type="float">
            <text:p>570.70416</text:p>
          </table:table-cell>
          <table:table-cell office:value-type="float" office:value="8.09063" calcext:value-type="float">
            <text:p>8.09063</text:p>
          </table:table-cell>
          <table:table-cell table:number-columns-repeated="3"/>
          <table:table-cell office:value-type="float" office:value="15.4205585658" calcext:value-type="float">
            <text:p>15.4206</text:p>
          </table:table-cell>
          <table:table-cell office:value-type="float" office:value="0.222611359999" calcext:value-type="float">
            <text:p>0.2226</text:p>
          </table:table-cell>
          <table:table-cell table:number-columns-repeated="1016"/>
        </table:table-row>
        <table:table-row table:style-name="ro1">
          <table:table-cell office:value-type="float" office:value="0.442225" calcext:value-type="float">
            <text:p>0.4422</text:p>
          </table:table-cell>
          <table:table-cell office:value-type="float" office:value="586.913015" calcext:value-type="float">
            <text:p>586.91302</text:p>
          </table:table-cell>
          <table:table-cell office:value-type="float" office:value="7.50127" calcext:value-type="float">
            <text:p>7.50127</text:p>
          </table:table-cell>
          <table:table-cell table:number-columns-repeated="3"/>
          <table:table-cell office:value-type="float" office:value="15.9202994595" calcext:value-type="float">
            <text:p>15.9203</text:p>
          </table:table-cell>
          <table:table-cell office:value-type="float" office:value="0.207606138236" calcext:value-type="float">
            <text:p>0.2076</text:p>
          </table:table-cell>
          <table:table-cell table:number-columns-repeated="1016"/>
        </table:table-row>
        <table:table-row table:style-name="ro1">
          <table:table-cell office:value-type="float" office:value="0.444889" calcext:value-type="float">
            <text:p>0.4449</text:p>
          </table:table-cell>
          <table:table-cell office:value-type="float" office:value="589.595481" calcext:value-type="float">
            <text:p>589.59548</text:p>
          </table:table-cell>
          <table:table-cell office:value-type="float" office:value="7.81293" calcext:value-type="float">
            <text:p>7.81293</text:p>
          </table:table-cell>
          <table:table-cell table:number-columns-repeated="3"/>
          <table:table-cell office:value-type="float" office:value="16.0573422245" calcext:value-type="float">
            <text:p>16.0573</text:p>
          </table:table-cell>
          <table:table-cell office:value-type="float" office:value="0.216947706243" calcext:value-type="float">
            <text:p>0.2169</text:p>
          </table:table-cell>
          <table:table-cell table:number-columns-repeated="1016"/>
        </table:table-row>
        <table:table-row table:style-name="ro1">
          <table:table-cell office:value-type="float" office:value="0.447561" calcext:value-type="float">
            <text:p>0.4476</text:p>
          </table:table-cell>
          <table:table-cell office:value-type="float" office:value="602.804257" calcext:value-type="float">
            <text:p>602.80426</text:p>
          </table:table-cell>
          <table:table-cell office:value-type="float" office:value="8.54057" calcext:value-type="float">
            <text:p>8.54057</text:p>
          </table:table-cell>
          <table:table-cell table:number-columns-repeated="3"/>
          <table:table-cell office:value-type="float" office:value="16.4825501379" calcext:value-type="float">
            <text:p>16.4826</text:p>
          </table:table-cell>
          <table:table-cell office:value-type="float" office:value="0.237802923375" calcext:value-type="float">
            <text:p>0.2378</text:p>
          </table:table-cell>
          <table:table-cell table:number-columns-repeated="1016"/>
        </table:table-row>
        <table:table-row table:style-name="ro1">
          <table:table-cell office:value-type="float" office:value="0.450241" calcext:value-type="float">
            <text:p>0.4502</text:p>
          </table:table-cell>
          <table:table-cell office:value-type="float" office:value="619.428963" calcext:value-type="float">
            <text:p>619.42896</text:p>
          </table:table-cell>
          <table:table-cell office:value-type="float" office:value="8.63669" calcext:value-type="float">
            <text:p>8.63669</text:p>
          </table:table-cell>
          <table:table-cell table:number-columns-repeated="3"/>
          <table:table-cell office:value-type="float" office:value="17.0025620619" calcext:value-type="float">
            <text:p>17.0026</text:p>
          </table:table-cell>
          <table:table-cell office:value-type="float" office:value="0.241478786332" calcext:value-type="float">
            <text:p>0.2415</text:p>
          </table:table-cell>
          <table:table-cell table:number-columns-repeated="1016"/>
        </table:table-row>
        <table:table-row table:style-name="ro1">
          <table:table-cell office:value-type="float" office:value="0.452929" calcext:value-type="float">
            <text:p>0.4529</text:p>
          </table:table-cell>
          <table:table-cell office:value-type="float" office:value="646.475075" calcext:value-type="float">
            <text:p>646.47508</text:p>
          </table:table-cell>
          <table:table-cell office:value-type="float" office:value="8.35179" calcext:value-type="float">
            <text:p>8.35179</text:p>
          </table:table-cell>
          <table:table-cell table:number-columns-repeated="3"/>
          <table:table-cell office:value-type="float" office:value="17.81568036" calcext:value-type="float">
            <text:p>17.8157</text:p>
          </table:table-cell>
          <table:table-cell office:value-type="float" office:value="0.234783796134" calcext:value-type="float">
            <text:p>0.2348</text:p>
          </table:table-cell>
          <table:table-cell table:number-columns-repeated="1016"/>
        </table:table-row>
        <table:table-row table:style-name="ro1">
          <table:table-cell office:value-type="float" office:value="0.455625" calcext:value-type="float">
            <text:p>0.4556</text:p>
          </table:table-cell>
          <table:table-cell office:value-type="float" office:value="653.007074" calcext:value-type="float">
            <text:p>653.00707</text:p>
          </table:table-cell>
          <table:table-cell office:value-type="float" office:value="9.22731" calcext:value-type="float">
            <text:p>9.22731</text:p>
          </table:table-cell>
          <table:table-cell table:number-columns-repeated="3"/>
          <table:table-cell office:value-type="float" office:value="18.0675833743" calcext:value-type="float">
            <text:p>18.0676</text:p>
          </table:table-cell>
          <table:table-cell office:value-type="float" office:value="0.259993081388" calcext:value-type="float">
            <text:p>0.2600</text:p>
          </table:table-cell>
          <table:table-cell table:number-columns-repeated="1016"/>
        </table:table-row>
        <table:table-row table:style-name="ro1">
          <table:table-cell office:value-type="float" office:value="0.458329" calcext:value-type="float">
            <text:p>0.4583</text:p>
          </table:table-cell>
          <table:table-cell office:value-type="float" office:value="670.383126" calcext:value-type="float">
            <text:p>670.38313</text:p>
          </table:table-cell>
          <table:table-cell office:value-type="float" office:value="9.25269" calcext:value-type="float">
            <text:p>9.25269</text:p>
          </table:table-cell>
          <table:table-cell table:number-columns-repeated="3"/>
          <table:table-cell office:value-type="float" office:value="18.6218685446" calcext:value-type="float">
            <text:p>18.6219</text:p>
          </table:table-cell>
          <table:table-cell office:value-type="float" office:value="0.262226027216" calcext:value-type="float">
            <text:p>0.2622</text:p>
          </table:table-cell>
          <table:table-cell table:number-columns-repeated="1016"/>
        </table:table-row>
        <table:table-row table:style-name="ro1">
          <table:table-cell office:value-type="float" office:value="0.461041" calcext:value-type="float">
            <text:p>0.4610</text:p>
          </table:table-cell>
          <table:table-cell office:value-type="float" office:value="688.002055" calcext:value-type="float">
            <text:p>688.00206</text:p>
          </table:table-cell>
          <table:table-cell office:value-type="float" office:value="9.061" calcext:value-type="float">
            <text:p>9.06100</text:p>
          </table:table-cell>
          <table:table-cell table:number-columns-repeated="3"/>
          <table:table-cell office:value-type="float" office:value="19.1872029204" calcext:value-type="float">
            <text:p>19.1872</text:p>
          </table:table-cell>
          <table:table-cell office:value-type="float" office:value="0.257676326109" calcext:value-type="float">
            <text:p>0.2577</text:p>
          </table:table-cell>
          <table:table-cell table:number-columns-repeated="1016"/>
        </table:table-row>
        <table:table-row table:style-name="ro1">
          <table:table-cell office:value-type="float" office:value="0.463761" calcext:value-type="float">
            <text:p>0.4638</text:p>
          </table:table-cell>
          <table:table-cell office:value-type="float" office:value="704.23458" calcext:value-type="float">
            <text:p>704.23458</text:p>
          </table:table-cell>
          <table:table-cell office:value-type="float" office:value="9.05242" calcext:value-type="float">
            <text:p>9.05242</text:p>
          </table:table-cell>
          <table:table-cell table:number-columns-repeated="3"/>
          <table:table-cell office:value-type="float" office:value="19.7210566665" calcext:value-type="float">
            <text:p>19.7211</text:p>
          </table:table-cell>
          <table:table-cell office:value-type="float" office:value="0.259012876891" calcext:value-type="float">
            <text:p>0.2590</text:p>
          </table:table-cell>
          <table:table-cell table:number-columns-repeated="1016"/>
        </table:table-row>
        <table:table-row table:style-name="ro1">
          <table:table-cell office:value-type="float" office:value="0.466489" calcext:value-type="float">
            <text:p>0.4665</text:p>
          </table:table-cell>
          <table:table-cell office:value-type="float" office:value="714.122042" calcext:value-type="float">
            <text:p>714.12204</text:p>
          </table:table-cell>
          <table:table-cell office:value-type="float" office:value="9.62278" calcext:value-type="float">
            <text:p>9.62278</text:p>
          </table:table-cell>
          <table:table-cell table:number-columns-repeated="3"/>
          <table:table-cell office:value-type="float" office:value="20.0773144936" calcext:value-type="float">
            <text:p>20.0773</text:p>
          </table:table-cell>
          <table:table-cell office:value-type="float" office:value="0.27575348062" calcext:value-type="float">
            <text:p>0.2758</text:p>
          </table:table-cell>
          <table:table-cell table:number-columns-repeated="1016"/>
        </table:table-row>
        <table:table-row table:style-name="ro1">
          <table:table-cell office:value-type="float" office:value="0.469225" calcext:value-type="float">
            <text:p>0.4692</text:p>
          </table:table-cell>
          <table:table-cell office:value-type="float" office:value="738.79318" calcext:value-type="float">
            <text:p>738.79318</text:p>
          </table:table-cell>
          <table:table-cell office:value-type="float" office:value="9.93198" calcext:value-type="float">
            <text:p>9.93198</text:p>
          </table:table-cell>
          <table:table-cell table:number-columns-repeated="3"/>
          <table:table-cell office:value-type="float" office:value="20.8535557097" calcext:value-type="float">
            <text:p>20.8536</text:p>
          </table:table-cell>
          <table:table-cell office:value-type="float" office:value="0.286175418323" calcext:value-type="float">
            <text:p>0.2862</text:p>
          </table:table-cell>
          <table:table-cell table:number-columns-repeated="1016"/>
        </table:table-row>
        <table:table-row table:style-name="ro1">
          <table:table-cell office:value-type="float" office:value="0.471969" calcext:value-type="float">
            <text:p>0.4720</text:p>
          </table:table-cell>
          <table:table-cell office:value-type="float" office:value="756.88629" calcext:value-type="float">
            <text:p>756.88629</text:p>
          </table:table-cell>
          <table:table-cell office:value-type="float" office:value="9.10639" calcext:value-type="float">
            <text:p>9.10639</text:p>
          </table:table-cell>
          <table:table-cell table:number-columns-repeated="3"/>
          <table:table-cell office:value-type="float" office:value="21.452198502" calcext:value-type="float">
            <text:p>21.4522</text:p>
          </table:table-cell>
          <table:table-cell office:value-type="float" office:value="0.264097507885" calcext:value-type="float">
            <text:p>0.2641</text:p>
          </table:table-cell>
          <table:table-cell table:number-columns-repeated="1016"/>
        </table:table-row>
        <table:table-row table:style-name="ro1">
          <table:table-cell office:value-type="float" office:value="0.474721" calcext:value-type="float">
            <text:p>0.4747</text:p>
          </table:table-cell>
          <table:table-cell office:value-type="float" office:value="762.360273" calcext:value-type="float">
            <text:p>762.36027</text:p>
          </table:table-cell>
          <table:table-cell office:value-type="float" office:value="9.2597" calcext:value-type="float">
            <text:p>9.25970</text:p>
          </table:table-cell>
          <table:table-cell table:number-columns-repeated="3"/>
          <table:table-cell office:value-type="float" office:value="21.6932183474" calcext:value-type="float">
            <text:p>21.6932</text:p>
          </table:table-cell>
          <table:table-cell office:value-type="float" office:value="0.269553310977" calcext:value-type="float">
            <text:p>0.2696</text:p>
          </table:table-cell>
          <table:table-cell table:number-columns-repeated="1016"/>
        </table:table-row>
        <table:table-row table:style-name="ro1">
          <table:table-cell office:value-type="float" office:value="0.477481" calcext:value-type="float">
            <text:p>0.4775</text:p>
          </table:table-cell>
          <table:table-cell office:value-type="float" office:value="798.398777" calcext:value-type="float">
            <text:p>798.39878</text:p>
          </table:table-cell>
          <table:table-cell office:value-type="float" office:value="10.4788" calcext:value-type="float">
            <text:p>10.47880</text:p>
          </table:table-cell>
          <table:table-cell table:number-columns-repeated="3"/>
          <table:table-cell office:value-type="float" office:value="22.8125749913" calcext:value-type="float">
            <text:p>22.8126</text:p>
          </table:table-cell>
          <table:table-cell office:value-type="float" office:value="0.305788316977" calcext:value-type="float">
            <text:p>0.3058</text:p>
          </table:table-cell>
          <table:table-cell table:number-columns-repeated="1016"/>
        </table:table-row>
        <table:table-row table:style-name="ro1">
          <table:table-cell office:value-type="float" office:value="0.480249" calcext:value-type="float">
            <text:p>0.4802</text:p>
          </table:table-cell>
          <table:table-cell office:value-type="float" office:value="802.305512" calcext:value-type="float">
            <text:p>802.30551</text:p>
          </table:table-cell>
          <table:table-cell office:value-type="float" office:value="8.97791" calcext:value-type="float">
            <text:p>8.97791</text:p>
          </table:table-cell>
          <table:table-cell table:number-columns-repeated="3"/>
          <table:table-cell office:value-type="float" office:value="23.0152263507" calcext:value-type="float">
            <text:p>23.0152</text:p>
          </table:table-cell>
          <table:table-cell office:value-type="float" office:value="0.26443856077" calcext:value-type="float">
            <text:p>0.2644</text:p>
          </table:table-cell>
          <table:table-cell table:number-columns-repeated="1016"/>
        </table:table-row>
        <table:table-row table:style-name="ro1">
          <table:table-cell office:value-type="float" office:value="0.483025" calcext:value-type="float">
            <text:p>0.4830</text:p>
          </table:table-cell>
          <table:table-cell office:value-type="float" office:value="830.192767" calcext:value-type="float">
            <text:p>830.19277</text:p>
          </table:table-cell>
          <table:table-cell office:value-type="float" office:value="9.59223" calcext:value-type="float">
            <text:p>9.59223</text:p>
          </table:table-cell>
          <table:table-cell table:number-columns-repeated="3"/>
          <table:table-cell office:value-type="float" office:value="23.9139810028" calcext:value-type="float">
            <text:p>23.9140</text:p>
          </table:table-cell>
          <table:table-cell office:value-type="float" office:value="0.282994020539" calcext:value-type="float">
            <text:p>0.2830</text:p>
          </table:table-cell>
          <table:table-cell table:number-columns-repeated="1016"/>
        </table:table-row>
        <table:table-row table:style-name="ro1">
          <table:table-cell office:value-type="float" office:value="0.485809" calcext:value-type="float">
            <text:p>0.4858</text:p>
          </table:table-cell>
          <table:table-cell office:value-type="float" office:value="852.331496" calcext:value-type="float">
            <text:p>852.33150</text:p>
          </table:table-cell>
          <table:table-cell office:value-type="float" office:value="10.4668" calcext:value-type="float">
            <text:p>10.46680</text:p>
          </table:table-cell>
          <table:table-cell table:number-columns-repeated="3"/>
          <table:table-cell office:value-type="float" office:value="24.6532125932" calcext:value-type="float">
            <text:p>24.6532</text:p>
          </table:table-cell>
          <table:table-cell office:value-type="float" office:value="0.31013204174" calcext:value-type="float">
            <text:p>0.3101</text:p>
          </table:table-cell>
          <table:table-cell table:number-columns-repeated="1016"/>
        </table:table-row>
        <table:table-row table:style-name="ro1">
          <table:table-cell office:value-type="float" office:value="0.488601" calcext:value-type="float">
            <text:p>0.4886</text:p>
          </table:table-cell>
          <table:table-cell office:value-type="float" office:value="858.30057" calcext:value-type="float">
            <text:p>858.30057</text:p>
          </table:table-cell>
          <table:table-cell office:value-type="float" office:value="10.4834" calcext:value-type="float">
            <text:p>10.48340</text:p>
          </table:table-cell>
          <table:table-cell table:number-columns-repeated="3"/>
          <table:table-cell office:value-type="float" office:value="24.9282055356" calcext:value-type="float">
            <text:p>24.9282</text:p>
          </table:table-cell>
          <table:table-cell office:value-type="float" office:value="0.311446704777" calcext:value-type="float">
            <text:p>0.3114</text:p>
          </table:table-cell>
          <table:table-cell table:number-columns-repeated="1016"/>
        </table:table-row>
        <table:table-row table:style-name="ro1">
          <table:table-cell office:value-type="float" office:value="0.491401" calcext:value-type="float">
            <text:p>0.4914</text:p>
          </table:table-cell>
          <table:table-cell office:value-type="float" office:value="875.292698" calcext:value-type="float">
            <text:p>875.29270</text:p>
          </table:table-cell>
          <table:table-cell office:value-type="float" office:value="10.7817" calcext:value-type="float">
            <text:p>10.78170</text:p>
          </table:table-cell>
          <table:table-cell table:number-columns-repeated="3"/>
          <table:table-cell office:value-type="float" office:value="25.5272179011" calcext:value-type="float">
            <text:p>25.5272</text:p>
          </table:table-cell>
          <table:table-cell office:value-type="float" office:value="0.321577292752" calcext:value-type="float">
            <text:p>0.3216</text:p>
          </table:table-cell>
          <table:table-cell table:number-columns-repeated="1016"/>
        </table:table-row>
        <table:table-row table:style-name="ro1">
          <table:table-cell office:value-type="float" office:value="0.494209" calcext:value-type="float">
            <text:p>0.4942</text:p>
          </table:table-cell>
          <table:table-cell office:value-type="float" office:value="882.79633" calcext:value-type="float">
            <text:p>882.79633</text:p>
          </table:table-cell>
          <table:table-cell office:value-type="float" office:value="11.0894" calcext:value-type="float">
            <text:p>11.08940</text:p>
          </table:table-cell>
          <table:table-cell table:number-columns-repeated="3"/>
          <table:table-cell office:value-type="float" office:value="25.8536096077" calcext:value-type="float">
            <text:p>25.8536</text:p>
          </table:table-cell>
          <table:table-cell office:value-type="float" office:value="0.331993153553" calcext:value-type="float">
            <text:p>0.3320</text:p>
          </table:table-cell>
          <table:table-cell table:number-columns-repeated="1016"/>
        </table:table-row>
        <table:table-row table:style-name="ro1">
          <table:table-cell office:value-type="float" office:value="0.497025" calcext:value-type="float">
            <text:p>0.4970</text:p>
          </table:table-cell>
          <table:table-cell office:value-type="float" office:value="905.021758" calcext:value-type="float">
            <text:p>905.02176</text:p>
          </table:table-cell>
          <table:table-cell office:value-type="float" office:value="10.4656" calcext:value-type="float">
            <text:p>10.46560</text:p>
          </table:table-cell>
          <table:table-cell table:number-columns-repeated="3"/>
          <table:table-cell office:value-type="float" office:value="26.6148947754" calcext:value-type="float">
            <text:p>26.6149</text:p>
          </table:table-cell>
          <table:table-cell office:value-type="float" office:value="0.315745125884" calcext:value-type="float">
            <text:p>0.3157</text:p>
          </table:table-cell>
          <table:table-cell table:number-columns-repeated="1016"/>
        </table:table-row>
        <table:table-row table:style-name="ro1">
          <table:table-cell office:value-type="float" office:value="0.499849" calcext:value-type="float">
            <text:p>0.4998</text:p>
          </table:table-cell>
          <table:table-cell office:value-type="float" office:value="944.688599" calcext:value-type="float">
            <text:p>944.68860</text:p>
          </table:table-cell>
          <table:table-cell office:value-type="float" office:value="11.4607" calcext:value-type="float">
            <text:p>11.46070</text:p>
          </table:table-cell>
          <table:table-cell table:number-columns-repeated="3"/>
          <table:table-cell office:value-type="float" office:value="27.8967780514" calcext:value-type="float">
            <text:p>27.8968</text:p>
          </table:table-cell>
          <table:table-cell office:value-type="float" office:value="0.347349303193" calcext:value-type="float">
            <text:p>0.3473</text:p>
          </table:table-cell>
          <table:table-cell table:number-columns-repeated="1016"/>
        </table:table-row>
        <table:table-row table:style-name="ro1">
          <table:table-cell office:value-type="float" office:value="0.502681" calcext:value-type="float">
            <text:p>0.5027</text:p>
          </table:table-cell>
          <table:table-cell office:value-type="float" office:value="943.54126" calcext:value-type="float">
            <text:p>943.54126</text:p>
          </table:table-cell>
          <table:table-cell office:value-type="float" office:value="11.0681" calcext:value-type="float">
            <text:p>11.06810</text:p>
          </table:table-cell>
          <table:table-cell table:number-columns-repeated="3"/>
          <table:table-cell office:value-type="float" office:value="27.9845233851" calcext:value-type="float">
            <text:p>27.9845</text:p>
          </table:table-cell>
          <table:table-cell office:value-type="float" office:value="0.336651029035" calcext:value-type="float">
            <text:p>0.3367</text:p>
          </table:table-cell>
          <table:table-cell table:number-columns-repeated="1016"/>
        </table:table-row>
        <table:table-row table:style-name="ro1">
          <table:table-cell office:value-type="float" office:value="0.505521" calcext:value-type="float">
            <text:p>0.5055</text:p>
          </table:table-cell>
          <table:table-cell office:value-type="float" office:value="974.289126" calcext:value-type="float">
            <text:p>974.28913</text:p>
          </table:table-cell>
          <table:table-cell office:value-type="float" office:value="11.7619" calcext:value-type="float">
            <text:p>11.76190</text:p>
          </table:table-cell>
          <table:table-cell table:number-columns-repeated="3"/>
          <table:table-cell office:value-type="float" office:value="29.0186252821" calcext:value-type="float">
            <text:p>29.0186</text:p>
          </table:table-cell>
          <table:table-cell office:value-type="float" office:value="0.359012045572" calcext:value-type="float">
            <text:p>0.3590</text:p>
          </table:table-cell>
          <table:table-cell table:number-columns-repeated="1016"/>
        </table:table-row>
        <table:table-row table:style-name="ro1">
          <table:table-cell office:value-type="float" office:value="0.508369" calcext:value-type="float">
            <text:p>0.5084</text:p>
          </table:table-cell>
          <table:table-cell office:value-type="float" office:value="1000.547245" calcext:value-type="float">
            <text:p>1000.54725</text:p>
          </table:table-cell>
          <table:table-cell office:value-type="float" office:value="11.7577" calcext:value-type="float">
            <text:p>11.75770</text:p>
          </table:table-cell>
          <table:table-cell table:number-columns-repeated="3"/>
          <table:table-cell office:value-type="float" office:value="29.9300051525" calcext:value-type="float">
            <text:p>29.9300</text:p>
          </table:table-cell>
          <table:table-cell office:value-type="float" office:value="0.361276129059" calcext:value-type="float">
            <text:p>0.3613</text:p>
          </table:table-cell>
          <table:table-cell table:number-columns-repeated="1016"/>
        </table:table-row>
        <table:table-row table:style-name="ro1">
          <table:table-cell office:value-type="float" office:value="0.511225" calcext:value-type="float">
            <text:p>0.5112</text:p>
          </table:table-cell>
          <table:table-cell office:value-type="float" office:value="1011.210211" calcext:value-type="float">
            <text:p>1011.21021</text:p>
          </table:table-cell>
          <table:table-cell office:value-type="float" office:value="12.2018" calcext:value-type="float">
            <text:p>12.20180</text:p>
          </table:table-cell>
          <table:table-cell table:number-columns-repeated="3"/>
          <table:table-cell office:value-type="float" office:value="30.376674637" calcext:value-type="float">
            <text:p>30.3767</text:p>
          </table:table-cell>
          <table:table-cell office:value-type="float" office:value="0.376243401384" calcext:value-type="float">
            <text:p>0.3762</text:p>
          </table:table-cell>
          <table:table-cell table:number-columns-repeated="1016"/>
        </table:table-row>
        <table:table-row table:style-name="ro1">
          <table:table-cell office:value-type="float" office:value="0.514089" calcext:value-type="float">
            <text:p>0.5141</text:p>
          </table:table-cell>
          <table:table-cell office:value-type="float" office:value="1042.998667" calcext:value-type="float">
            <text:p>1042.99867</text:p>
          </table:table-cell>
          <table:table-cell office:value-type="float" office:value="11.8594" calcext:value-type="float">
            <text:p>11.85940</text:p>
          </table:table-cell>
          <table:table-cell table:number-columns-repeated="3"/>
          <table:table-cell office:value-type="float" office:value="31.4698503223" calcext:value-type="float">
            <text:p>31.4699</text:p>
          </table:table-cell>
          <table:table-cell office:value-type="float" office:value="0.367877590247" calcext:value-type="float">
            <text:p>0.3679</text:p>
          </table:table-cell>
          <table:table-cell table:number-columns-repeated="1016"/>
        </table:table-row>
        <table:table-row table:style-name="ro1">
          <table:table-cell office:value-type="float" office:value="0.516961" calcext:value-type="float">
            <text:p>0.5170</text:p>
          </table:table-cell>
          <table:table-cell office:value-type="float" office:value="1061.491126" calcext:value-type="float">
            <text:p>1061.49113</text:p>
          </table:table-cell>
          <table:table-cell office:value-type="float" office:value="11.5454" calcext:value-type="float">
            <text:p>11.54540</text:p>
          </table:table-cell>
          <table:table-cell table:number-columns-repeated="3"/>
          <table:table-cell office:value-type="float" office:value="32.1680664711" calcext:value-type="float">
            <text:p>32.1681</text:p>
          </table:table-cell>
          <table:table-cell office:value-type="float" office:value="0.360792650651" calcext:value-type="float">
            <text:p>0.3608</text:p>
          </table:table-cell>
          <table:table-cell table:number-columns-repeated="1016"/>
        </table:table-row>
        <table:table-row table:style-name="ro1">
          <table:table-cell office:value-type="float" office:value="0.519841" calcext:value-type="float">
            <text:p>0.5198</text:p>
          </table:table-cell>
          <table:table-cell office:value-type="float" office:value="1075.261146" calcext:value-type="float">
            <text:p>1075.26115</text:p>
          </table:table-cell>
          <table:table-cell office:value-type="float" office:value="12.7249" calcext:value-type="float">
            <text:p>12.72490</text:p>
          </table:table-cell>
          <table:table-cell table:number-columns-repeated="3"/>
          <table:table-cell office:value-type="float" office:value="32.7229808027" calcext:value-type="float">
            <text:p>32.7230</text:p>
          </table:table-cell>
          <table:table-cell office:value-type="float" office:value="0.398352490215" calcext:value-type="float">
            <text:p>0.3984</text:p>
          </table:table-cell>
          <table:table-cell table:number-columns-repeated="1016"/>
        </table:table-row>
        <table:table-row table:style-name="ro1">
          <table:table-cell office:value-type="float" office:value="0.522729" calcext:value-type="float">
            <text:p>0.5227</text:p>
          </table:table-cell>
          <table:table-cell office:value-type="float" office:value="1103.932044" calcext:value-type="float">
            <text:p>1103.93204</text:p>
          </table:table-cell>
          <table:table-cell office:value-type="float" office:value="12.9544" calcext:value-type="float">
            <text:p>12.95440</text:p>
          </table:table-cell>
          <table:table-cell table:number-columns-repeated="3"/>
          <table:table-cell office:value-type="float" office:value="33.7464565445" calcext:value-type="float">
            <text:p>33.7465</text:p>
          </table:table-cell>
          <table:table-cell office:value-type="float" office:value="0.407453122122" calcext:value-type="float">
            <text:p>0.4075</text:p>
          </table:table-cell>
          <table:table-cell table:number-columns-repeated="1016"/>
        </table:table-row>
        <table:table-row table:style-name="ro1">
          <table:table-cell office:value-type="float" office:value="0.525625" calcext:value-type="float">
            <text:p>0.5256</text:p>
          </table:table-cell>
          <table:table-cell office:value-type="float" office:value="1105.332122" calcext:value-type="float">
            <text:p>1105.33212</text:p>
          </table:table-cell>
          <table:table-cell office:value-type="float" office:value="12.6579" calcext:value-type="float">
            <text:p>12.65790</text:p>
          </table:table-cell>
          <table:table-cell table:number-columns-repeated="3"/>
          <table:table-cell office:value-type="float" office:value="33.939942873" calcext:value-type="float">
            <text:p>33.9399</text:p>
          </table:table-cell>
          <table:table-cell office:value-type="float" office:value="0.400855517107" calcext:value-type="float">
            <text:p>0.4009</text:p>
          </table:table-cell>
          <table:table-cell table:number-columns-repeated="1016"/>
        </table:table-row>
        <table:table-row table:style-name="ro1">
          <table:table-cell office:value-type="float" office:value="0.528529" calcext:value-type="float">
            <text:p>0.5285</text:p>
          </table:table-cell>
          <table:table-cell office:value-type="float" office:value="1133.27514" calcext:value-type="float">
            <text:p>1133.27514</text:p>
          </table:table-cell>
          <table:table-cell office:value-type="float" office:value="11.6202" calcext:value-type="float">
            <text:p>11.62020</text:p>
          </table:table-cell>
          <table:table-cell table:number-columns-repeated="3"/>
          <table:table-cell office:value-type="float" office:value="34.9526713679" calcext:value-type="float">
            <text:p>34.9527</text:p>
          </table:table-cell>
          <table:table-cell office:value-type="float" office:value="0.370242980234" calcext:value-type="float">
            <text:p>0.3702</text:p>
          </table:table-cell>
          <table:table-cell table:number-columns-repeated="1016"/>
        </table:table-row>
        <table:table-row table:style-name="ro1">
          <table:table-cell office:value-type="float" office:value="0.531441" calcext:value-type="float">
            <text:p>0.5314</text:p>
          </table:table-cell>
          <table:table-cell office:value-type="float" office:value="1149.535819" calcext:value-type="float">
            <text:p>1149.53582</text:p>
          </table:table-cell>
          <table:table-cell office:value-type="float" office:value="13.1084" calcext:value-type="float">
            <text:p>13.10840</text:p>
          </table:table-cell>
          <table:table-cell table:number-columns-repeated="3"/>
          <table:table-cell office:value-type="float" office:value="35.6184520542" calcext:value-type="float">
            <text:p>35.6185</text:p>
          </table:table-cell>
          <table:table-cell office:value-type="float" office:value="0.418948009794" calcext:value-type="float">
            <text:p>0.4189</text:p>
          </table:table-cell>
          <table:table-cell table:number-columns-repeated="1016"/>
        </table:table-row>
        <table:table-row table:style-name="ro1">
          <table:table-cell office:value-type="float" office:value="0.534361" calcext:value-type="float">
            <text:p>0.5344</text:p>
          </table:table-cell>
          <table:table-cell office:value-type="float" office:value="1158.384645" calcext:value-type="float">
            <text:p>1158.38465</text:p>
          </table:table-cell>
          <table:table-cell office:value-type="float" office:value="12.449" calcext:value-type="float">
            <text:p>12.44900</text:p>
          </table:table-cell>
          <table:table-cell table:number-columns-repeated="3"/>
          <table:table-cell office:value-type="float" office:value="36.0713862992" calcext:value-type="float">
            <text:p>36.0714</text:p>
          </table:table-cell>
          <table:table-cell office:value-type="float" office:value="0.40059500595" calcext:value-type="float">
            <text:p>0.4006</text:p>
          </table:table-cell>
          <table:table-cell table:number-columns-repeated="1016"/>
        </table:table-row>
        <table:table-row table:style-name="ro1">
          <table:table-cell office:value-type="float" office:value="0.537289" calcext:value-type="float">
            <text:p>0.5373</text:p>
          </table:table-cell>
          <table:table-cell office:value-type="float" office:value="1195.228689" calcext:value-type="float">
            <text:p>1195.22869</text:p>
          </table:table-cell>
          <table:table-cell office:value-type="float" office:value="12.5723" calcext:value-type="float">
            <text:p>12.57230</text:p>
          </table:table-cell>
          <table:table-cell table:number-columns-repeated="3"/>
          <table:table-cell office:value-type="float" office:value="37.3968172482" calcext:value-type="float">
            <text:p>37.3968</text:p>
          </table:table-cell>
          <table:table-cell office:value-type="float" office:value="0.406033682112" calcext:value-type="float">
            <text:p>0.4060</text:p>
          </table:table-cell>
          <table:table-cell table:number-columns-repeated="1016"/>
        </table:table-row>
        <table:table-row table:style-name="ro1">
          <table:table-cell office:value-type="float" office:value="0.540225" calcext:value-type="float">
            <text:p>0.5402</text:p>
          </table:table-cell>
          <table:table-cell office:value-type="float" office:value="1208.120097" calcext:value-type="float">
            <text:p>1208.12010</text:p>
          </table:table-cell>
          <table:table-cell office:value-type="float" office:value="13.6549" calcext:value-type="float">
            <text:p>13.65490</text:p>
          </table:table-cell>
          <table:table-cell table:number-columns-repeated="3"/>
          <table:table-cell office:value-type="float" office:value="37.9813296928" calcext:value-type="float">
            <text:p>37.9813</text:p>
          </table:table-cell>
          <table:table-cell office:value-type="float" office:value="0.442147217736" calcext:value-type="float">
            <text:p>0.4421</text:p>
          </table:table-cell>
          <table:table-cell table:number-columns-repeated="1016"/>
        </table:table-row>
        <table:table-row table:style-name="ro1">
          <table:table-cell office:value-type="float" office:value="0.543169" calcext:value-type="float">
            <text:p>0.5432</text:p>
          </table:table-cell>
          <table:table-cell office:value-type="float" office:value="1235.707227" calcext:value-type="float">
            <text:p>1235.70723</text:p>
          </table:table-cell>
          <table:table-cell office:value-type="float" office:value="12.3235" calcext:value-type="float">
            <text:p>12.32350</text:p>
          </table:table-cell>
          <table:table-cell table:number-columns-repeated="3"/>
          <table:table-cell office:value-type="float" office:value="39.0210264004" calcext:value-type="float">
            <text:p>39.0210</text:p>
          </table:table-cell>
          <table:table-cell office:value-type="float" office:value="0.403136709604" calcext:value-type="float">
            <text:p>0.4031</text:p>
          </table:table-cell>
          <table:table-cell table:number-columns-repeated="1016"/>
        </table:table-row>
        <table:table-row table:style-name="ro1">
          <table:table-cell office:value-type="float" office:value="0.546121" calcext:value-type="float">
            <text:p>0.5461</text:p>
          </table:table-cell>
          <table:table-cell office:value-type="float" office:value="1266.28763" calcext:value-type="float">
            <text:p>1266.28763</text:p>
          </table:table-cell>
          <table:table-cell office:value-type="float" office:value="14.2119" calcext:value-type="float">
            <text:p>14.21190</text:p>
          </table:table-cell>
          <table:table-cell table:number-columns-repeated="3"/>
          <table:table-cell office:value-type="float" office:value="40.157254434" calcext:value-type="float">
            <text:p>40.1573</text:p>
          </table:table-cell>
          <table:table-cell office:value-type="float" office:value="0.465887637141" calcext:value-type="float">
            <text:p>0.4659</text:p>
          </table:table-cell>
          <table:table-cell table:number-columns-repeated="1016"/>
        </table:table-row>
        <table:table-row table:style-name="ro1">
          <table:table-cell office:value-type="float" office:value="0.549081" calcext:value-type="float">
            <text:p>0.5491</text:p>
          </table:table-cell>
          <table:table-cell office:value-type="float" office:value="1266.641711" calcext:value-type="float">
            <text:p>1266.64171</text:p>
          </table:table-cell>
          <table:table-cell office:value-type="float" office:value="12.4516" calcext:value-type="float">
            <text:p>12.45160</text:p>
          </table:table-cell>
          <table:table-cell table:number-columns-repeated="3"/>
          <table:table-cell office:value-type="float" office:value="40.3456322563" calcext:value-type="float">
            <text:p>40.3456</text:p>
          </table:table-cell>
          <table:table-cell office:value-type="float" office:value="0.412677750386" calcext:value-type="float">
            <text:p>0.4127</text:p>
          </table:table-cell>
          <table:table-cell table:number-columns-repeated="1016"/>
        </table:table-row>
        <table:table-row table:style-name="ro1">
          <table:table-cell office:value-type="float" office:value="0.552049" calcext:value-type="float">
            <text:p>0.5520</text:p>
          </table:table-cell>
          <table:table-cell office:value-type="float" office:value="1278.592713" calcext:value-type="float">
            <text:p>1278.59271</text:p>
          </table:table-cell>
          <table:table-cell office:value-type="float" office:value="14.2056" calcext:value-type="float">
            <text:p>14.20560</text:p>
          </table:table-cell>
          <table:table-cell table:number-columns-repeated="3"/>
          <table:table-cell office:value-type="float" office:value="40.905447318" calcext:value-type="float">
            <text:p>40.9054</text:p>
          </table:table-cell>
          <table:table-cell office:value-type="float" office:value="0.472385140377" calcext:value-type="float">
            <text:p>0.4724</text:p>
          </table:table-cell>
          <table:table-cell table:number-columns-repeated="1016"/>
        </table:table-row>
        <table:table-row table:style-name="ro1">
          <table:table-cell office:value-type="float" office:value="0.555025" calcext:value-type="float">
            <text:p>0.5550</text:p>
          </table:table-cell>
          <table:table-cell office:value-type="float" office:value="1280.135131" calcext:value-type="float">
            <text:p>1280.13513</text:p>
          </table:table-cell>
          <table:table-cell office:value-type="float" office:value="12.5097" calcext:value-type="float">
            <text:p>12.50970</text:p>
          </table:table-cell>
          <table:table-cell table:number-columns-repeated="3"/>
          <table:table-cell office:value-type="float" office:value="41.1473823961" calcext:value-type="float">
            <text:p>41.1474</text:p>
          </table:table-cell>
          <table:table-cell office:value-type="float" office:value="0.420930281012" calcext:value-type="float">
            <text:p>0.4209</text:p>
          </table:table-cell>
          <table:table-cell table:number-columns-repeated="1016"/>
        </table:table-row>
        <table:table-row table:style-name="ro1">
          <table:table-cell office:value-type="float" office:value="0.558009" calcext:value-type="float">
            <text:p>0.5580</text:p>
          </table:table-cell>
          <table:table-cell office:value-type="float" office:value="1293.244186" calcext:value-type="float">
            <text:p>1293.24419</text:p>
          </table:table-cell>
          <table:table-cell office:value-type="float" office:value="14.3521" calcext:value-type="float">
            <text:p>14.35210</text:p>
          </table:table-cell>
          <table:table-cell table:number-columns-repeated="3"/>
          <table:table-cell office:value-type="float" office:value="41.7636389518" calcext:value-type="float">
            <text:p>41.7636</text:p>
          </table:table-cell>
          <table:table-cell office:value-type="float" office:value="0.483420484785" calcext:value-type="float">
            <text:p>0.4834</text:p>
          </table:table-cell>
          <table:table-cell table:number-columns-repeated="1016"/>
        </table:table-row>
        <table:table-row table:style-name="ro1">
          <table:table-cell office:value-type="float" office:value="0.561001" calcext:value-type="float">
            <text:p>0.5610</text:p>
          </table:table-cell>
          <table:table-cell office:value-type="float" office:value="1316.376079" calcext:value-type="float">
            <text:p>1316.37608</text:p>
          </table:table-cell>
          <table:table-cell office:value-type="float" office:value="14.2986" calcext:value-type="float">
            <text:p>14.29860</text:p>
          </table:table-cell>
          <table:table-cell table:number-columns-repeated="3"/>
          <table:table-cell office:value-type="float" office:value="42.7093659148" calcext:value-type="float">
            <text:p>42.7094</text:p>
          </table:table-cell>
          <table:table-cell office:value-type="float" office:value="0.485145930524" calcext:value-type="float">
            <text:p>0.4851</text:p>
          </table:table-cell>
          <table:table-cell table:number-columns-repeated="1016"/>
        </table:table-row>
        <table:table-row table:style-name="ro1">
          <table:table-cell office:value-type="float" office:value="0.564001" calcext:value-type="float">
            <text:p>0.5640</text:p>
          </table:table-cell>
          <table:table-cell office:value-type="float" office:value="1317.562875" calcext:value-type="float">
            <text:p>1317.56288</text:p>
          </table:table-cell>
          <table:table-cell office:value-type="float" office:value="13.0731" calcext:value-type="float">
            <text:p>13.07310</text:p>
          </table:table-cell>
          <table:table-cell table:number-columns-repeated="3"/>
          <table:table-cell office:value-type="float" office:value="42.9462422256" calcext:value-type="float">
            <text:p>42.9462</text:p>
          </table:table-cell>
          <table:table-cell office:value-type="float" office:value="0.450026218229" calcext:value-type="float">
            <text:p>0.4500</text:p>
          </table:table-cell>
          <table:table-cell table:number-columns-repeated="1016"/>
        </table:table-row>
        <table:table-row table:style-name="ro1">
          <table:table-cell office:value-type="float" office:value="0.567009" calcext:value-type="float">
            <text:p>0.5670</text:p>
          </table:table-cell>
          <table:table-cell office:value-type="float" office:value="1322.690028" calcext:value-type="float">
            <text:p>1322.69003</text:p>
          </table:table-cell>
          <table:table-cell office:value-type="float" office:value="13.6937" calcext:value-type="float">
            <text:p>13.69370</text:p>
          </table:table-cell>
          <table:table-cell table:number-columns-repeated="3"/>
          <table:table-cell office:value-type="float" office:value="43.314552236" calcext:value-type="float">
            <text:p>43.3146</text:p>
          </table:table-cell>
          <table:table-cell office:value-type="float" office:value="0.47339612848" calcext:value-type="float">
            <text:p>0.4734</text:p>
          </table:table-cell>
          <table:table-cell table:number-columns-repeated="1016"/>
        </table:table-row>
        <table:table-row table:style-name="ro1">
          <table:table-cell office:value-type="float" office:value="0.570025" calcext:value-type="float">
            <text:p>0.5700</text:p>
          </table:table-cell>
          <table:table-cell office:value-type="float" office:value="1337.744706" calcext:value-type="float">
            <text:p>1337.74471</text:p>
          </table:table-cell>
          <table:table-cell office:value-type="float" office:value="13.7788" calcext:value-type="float">
            <text:p>13.77880</text:p>
          </table:table-cell>
          <table:table-cell table:number-columns-repeated="3"/>
          <table:table-cell office:value-type="float" office:value="44.0104993675" calcext:value-type="float">
            <text:p>44.0105</text:p>
          </table:table-cell>
          <table:table-cell office:value-type="float" office:value="0.479541231934" calcext:value-type="float">
            <text:p>0.4795</text:p>
          </table:table-cell>
          <table:table-cell table:number-columns-repeated="1016"/>
        </table:table-row>
        <table:table-row table:style-name="ro1">
          <table:table-cell office:value-type="float" office:value="0.573049" calcext:value-type="float">
            <text:p>0.5730</text:p>
          </table:table-cell>
          <table:table-cell office:value-type="float" office:value="1310.379524" calcext:value-type="float">
            <text:p>1310.37952</text:p>
          </table:table-cell>
          <table:table-cell office:value-type="float" office:value="14.4103" calcext:value-type="float">
            <text:p>14.41030</text:p>
          </table:table-cell>
          <table:table-cell table:number-columns-repeated="3"/>
          <table:table-cell office:value-type="float" office:value="43.3024505394" calcext:value-type="float">
            <text:p>43.3025</text:p>
          </table:table-cell>
          <table:table-cell office:value-type="float" office:value="0.502863513151" calcext:value-type="float">
            <text:p>0.5029</text:p>
          </table:table-cell>
          <table:table-cell table:number-columns-repeated="1016"/>
        </table:table-row>
        <table:table-row table:style-name="ro1">
          <table:table-cell office:value-type="float" office:value="0.576081" calcext:value-type="float">
            <text:p>0.5761</text:p>
          </table:table-cell>
          <table:table-cell office:value-type="float" office:value="1313.847674" calcext:value-type="float">
            <text:p>1313.84767</text:p>
          </table:table-cell>
          <table:table-cell office:value-type="float" office:value="13.2756" calcext:value-type="float">
            <text:p>13.27560</text:p>
          </table:table-cell>
          <table:table-cell table:number-columns-repeated="3"/>
          <table:table-cell office:value-type="float" office:value="43.6106781554" calcext:value-type="float">
            <text:p>43.6107</text:p>
          </table:table-cell>
          <table:table-cell office:value-type="float" office:value="0.470106861522" calcext:value-type="float">
            <text:p>0.4701</text:p>
          </table:table-cell>
          <table:table-cell table:number-columns-repeated="1016"/>
        </table:table-row>
        <table:table-row table:style-name="ro1">
          <table:table-cell office:value-type="float" office:value="0.579121" calcext:value-type="float">
            <text:p>0.5791</text:p>
          </table:table-cell>
          <table:table-cell office:value-type="float" office:value="1320.908545" calcext:value-type="float">
            <text:p>1320.90855</text:p>
          </table:table-cell>
          <table:table-cell office:value-type="float" office:value="13.8624" calcext:value-type="float">
            <text:p>13.86240</text:p>
          </table:table-cell>
          <table:table-cell table:number-columns-repeated="3"/>
          <table:table-cell office:value-type="float" office:value="44.0306071855" calcext:value-type="float">
            <text:p>44.0306</text:p>
          </table:table-cell>
          <table:table-cell office:value-type="float" office:value="0.493560670534" calcext:value-type="float">
            <text:p>0.4936</text:p>
          </table:table-cell>
          <table:table-cell table:number-columns-repeated="1016"/>
        </table:table-row>
        <table:table-row table:style-name="ro1">
          <table:table-cell office:value-type="float" office:value="0.582169" calcext:value-type="float">
            <text:p>0.5822</text:p>
          </table:table-cell>
          <table:table-cell office:value-type="float" office:value="1327.309778" calcext:value-type="float">
            <text:p>1327.30978</text:p>
          </table:table-cell>
          <table:table-cell office:value-type="float" office:value="13.3224" calcext:value-type="float">
            <text:p>13.32240</text:p>
          </table:table-cell>
          <table:table-cell table:number-columns-repeated="3"/>
          <table:table-cell office:value-type="float" office:value="44.4329734194" calcext:value-type="float">
            <text:p>44.4330</text:p>
          </table:table-cell>
          <table:table-cell office:value-type="float" office:value="0.480389457064" calcext:value-type="float">
            <text:p>0.4804</text:p>
          </table:table-cell>
          <table:table-cell table:number-columns-repeated="1016"/>
        </table:table-row>
        <table:table-row table:style-name="ro1">
          <table:table-cell office:value-type="float" office:value="0.585225" calcext:value-type="float">
            <text:p>0.5852</text:p>
          </table:table-cell>
          <table:table-cell office:value-type="float" office:value="1318.280276" calcext:value-type="float">
            <text:p>1318.28028</text:p>
          </table:table-cell>
          <table:table-cell office:value-type="float" office:value="13.7332" calcext:value-type="float">
            <text:p>13.73320</text:p>
          </table:table-cell>
          <table:table-cell table:number-columns-repeated="3"/>
          <table:table-cell office:value-type="float" office:value="44.3083408976" calcext:value-type="float">
            <text:p>44.3083</text:p>
          </table:table-cell>
          <table:table-cell office:value-type="float" office:value="0.498533762416" calcext:value-type="float">
            <text:p>0.4985</text:p>
          </table:table-cell>
          <table:table-cell table:number-columns-repeated="1016"/>
        </table:table-row>
        <table:table-row table:style-name="ro1">
          <table:table-cell office:value-type="float" office:value="0.588289" calcext:value-type="float">
            <text:p>0.5883</text:p>
          </table:table-cell>
          <table:table-cell office:value-type="float" office:value="1312.434575" calcext:value-type="float">
            <text:p>1312.43458</text:p>
          </table:table-cell>
          <table:table-cell office:value-type="float" office:value="12.9789" calcext:value-type="float">
            <text:p>12.97890</text:p>
          </table:table-cell>
          <table:table-cell table:number-columns-repeated="3"/>
          <table:table-cell office:value-type="float" office:value="44.2770614869" calcext:value-type="float">
            <text:p>44.2771</text:p>
          </table:table-cell>
          <table:table-cell office:value-type="float" office:value="0.479191606908" calcext:value-type="float">
            <text:p>0.4792</text:p>
          </table:table-cell>
          <table:table-cell table:number-columns-repeated="1016"/>
        </table:table-row>
        <table:table-row table:style-name="ro1">
          <table:table-cell office:value-type="float" office:value="0.591361" calcext:value-type="float">
            <text:p>0.5914</text:p>
          </table:table-cell>
          <table:table-cell office:value-type="float" office:value="1320.666488" calcext:value-type="float">
            <text:p>1320.66649</text:p>
          </table:table-cell>
          <table:table-cell office:value-type="float" office:value="14.5973" calcext:value-type="float">
            <text:p>14.59730</text:p>
          </table:table-cell>
          <table:table-cell table:number-columns-repeated="3"/>
          <table:table-cell office:value-type="float" office:value="44.7138943315" calcext:value-type="float">
            <text:p>44.7139</text:p>
          </table:table-cell>
          <table:table-cell office:value-type="float" office:value="0.541296973936" calcext:value-type="float">
            <text:p>0.5413</text:p>
          </table:table-cell>
          <table:table-cell table:number-columns-repeated="1016"/>
        </table:table-row>
        <table:table-row table:style-name="ro1">
          <table:table-cell office:value-type="float" office:value="0.594441" calcext:value-type="float">
            <text:p>0.5944</text:p>
          </table:table-cell>
          <table:table-cell office:value-type="float" office:value="1312.792895" calcext:value-type="float">
            <text:p>1312.79290</text:p>
          </table:table-cell>
          <table:table-cell office:value-type="float" office:value="14.4817" calcext:value-type="float">
            <text:p>14.48170</text:p>
          </table:table-cell>
          <table:table-cell table:number-columns-repeated="3"/>
          <table:table-cell office:value-type="float" office:value="44.5854254667" calcext:value-type="float">
            <text:p>44.5854</text:p>
          </table:table-cell>
          <table:table-cell office:value-type="float" office:value="0.544106584682" calcext:value-type="float">
            <text:p>0.5441</text:p>
          </table:table-cell>
          <table:table-cell table:number-columns-repeated="1016"/>
        </table:table-row>
        <table:table-row table:style-name="ro1">
          <table:table-cell office:value-type="float" office:value="0.597529" calcext:value-type="float">
            <text:p>0.5975</text:p>
          </table:table-cell>
          <table:table-cell office:value-type="float" office:value="1325.462689" calcext:value-type="float">
            <text:p>1325.46269</text:p>
          </table:table-cell>
          <table:table-cell office:value-type="float" office:value="14.4727" calcext:value-type="float">
            <text:p>14.47270</text:p>
          </table:table-cell>
          <table:table-cell table:number-columns-repeated="3"/>
          <table:table-cell office:value-type="float" office:value="45.1473859839" calcext:value-type="float">
            <text:p>45.1474</text:p>
          </table:table-cell>
          <table:table-cell office:value-type="float" office:value="0.552210744045" calcext:value-type="float">
            <text:p>0.5522</text:p>
          </table:table-cell>
          <table:table-cell table:number-columns-repeated="1016"/>
        </table:table-row>
        <table:table-row table:style-name="ro1">
          <table:table-cell office:value-type="float" office:value="0.600625" calcext:value-type="float">
            <text:p>0.6006</text:p>
          </table:table-cell>
          <table:table-cell office:value-type="float" office:value="1331.859556" calcext:value-type="float">
            <text:p>1331.85956</text:p>
          </table:table-cell>
          <table:table-cell office:value-type="float" office:value="14.71" calcext:value-type="float">
            <text:p>14.71000</text:p>
          </table:table-cell>
          <table:table-cell table:number-columns-repeated="3"/>
          <table:table-cell office:value-type="float" office:value="45.4864370919" calcext:value-type="float">
            <text:p>45.4864</text:p>
          </table:table-cell>
          <table:table-cell office:value-type="float" office:value="0.570262465137" calcext:value-type="float">
            <text:p>0.5703</text:p>
          </table:table-cell>
          <table:table-cell table:number-columns-repeated="1016"/>
        </table:table-row>
        <table:table-row table:style-name="ro1">
          <table:table-cell office:value-type="float" office:value="0.603729" calcext:value-type="float">
            <text:p>0.6037</text:p>
          </table:table-cell>
          <table:table-cell office:value-type="float" office:value="1333.77284" calcext:value-type="float">
            <text:p>1333.77284</text:p>
          </table:table-cell>
          <table:table-cell office:value-type="float" office:value="14.8083" calcext:value-type="float">
            <text:p>14.80830</text:p>
          </table:table-cell>
          <table:table-cell table:number-columns-repeated="3"/>
          <table:table-cell office:value-type="float" office:value="45.7155154724" calcext:value-type="float">
            <text:p>45.7155</text:p>
          </table:table-cell>
          <table:table-cell office:value-type="float" office:value="0.578523009456" calcext:value-type="float">
            <text:p>0.5785</text:p>
          </table:table-cell>
          <table:table-cell table:number-columns-repeated="1016"/>
        </table:table-row>
        <table:table-row table:style-name="ro1">
          <table:table-cell office:value-type="float" office:value="0.606841" calcext:value-type="float">
            <text:p>0.6068</text:p>
          </table:table-cell>
          <table:table-cell office:value-type="float" office:value="1311.42161" calcext:value-type="float">
            <text:p>1311.42161</text:p>
          </table:table-cell>
          <table:table-cell office:value-type="float" office:value="12.9713" calcext:value-type="float">
            <text:p>12.97130</text:p>
          </table:table-cell>
          <table:table-cell table:number-columns-repeated="3"/>
          <table:table-cell office:value-type="float" office:value="45.2838285953" calcext:value-type="float">
            <text:p>45.2838</text:p>
          </table:table-cell>
          <table:table-cell office:value-type="float" office:value="0.526173578917" calcext:value-type="float">
            <text:p>0.5262</text:p>
          </table:table-cell>
          <table:table-cell table:number-columns-repeated="1016"/>
        </table:table-row>
        <table:table-row table:style-name="ro1">
          <table:table-cell office:value-type="float" office:value="0.609961" calcext:value-type="float">
            <text:p>0.6100</text:p>
          </table:table-cell>
          <table:table-cell office:value-type="float" office:value="1194.695161" calcext:value-type="float">
            <text:p>1194.69516</text:p>
          </table:table-cell>
          <table:table-cell office:value-type="float" office:value="13.501" calcext:value-type="float">
            <text:p>13.50100</text:p>
          </table:table-cell>
          <table:table-cell table:number-columns-repeated="3"/>
          <table:table-cell office:value-type="float" office:value="41.9960744986" calcext:value-type="float">
            <text:p>41.9961</text:p>
          </table:table-cell>
          <table:table-cell office:value-type="float" office:value="0.524306487758" calcext:value-type="float">
            <text:p>0.5243</text:p>
          </table:table-cell>
          <table:table-cell table:number-columns-repeated="1016"/>
        </table:table-row>
        <table:table-row table:style-name="ro1">
          <table:table-cell office:value-type="float" office:value="0.613089" calcext:value-type="float">
            <text:p>0.6131</text:p>
          </table:table-cell>
          <table:table-cell office:value-type="float" office:value="985.965485" calcext:value-type="float">
            <text:p>985.96549</text:p>
          </table:table-cell>
          <table:table-cell office:value-type="float" office:value="11.4479" calcext:value-type="float">
            <text:p>11.44790</text:p>
          </table:table-cell>
          <table:table-cell table:number-columns-repeated="3"/>
          <table:table-cell office:value-type="float" office:value="35.7169694647" calcext:value-type="float">
            <text:p>35.7170</text:p>
          </table:table-cell>
          <table:table-cell office:value-type="float" office:value="0.43139870444" calcext:value-type="float">
            <text:p>0.4314</text:p>
          </table:table-cell>
          <table:table-cell table:number-columns-repeated="1016"/>
        </table:table-row>
        <table:table-row table:style-name="ro1">
          <table:table-cell office:value-type="float" office:value="0.616225" calcext:value-type="float">
            <text:p>0.6162</text:p>
          </table:table-cell>
          <table:table-cell office:value-type="float" office:value="866.013687" calcext:value-type="float">
            <text:p>866.01369</text:p>
          </table:table-cell>
          <table:table-cell office:value-type="float" office:value="10.1592" calcext:value-type="float">
            <text:p>10.15920</text:p>
          </table:table-cell>
          <table:table-cell table:number-columns-repeated="3"/>
          <table:table-cell office:value-type="float" office:value="32.0998362593" calcext:value-type="float">
            <text:p>32.0998</text:p>
          </table:table-cell>
          <table:table-cell office:value-type="float" office:value="0.427959827013" calcext:value-type="float">
            <text:p>0.4280</text:p>
          </table:table-cell>
          <table:table-cell table:number-columns-repeated="1016"/>
        </table:table-row>
        <table:table-row table:style-name="ro1">
          <table:table-cell office:value-type="float" office:value="0.619369" calcext:value-type="float">
            <text:p>0.6194</text:p>
          </table:table-cell>
          <table:table-cell office:value-type="float" office:value="831.708394" calcext:value-type="float">
            <text:p>831.70839</text:p>
          </table:table-cell>
          <table:table-cell office:value-type="float" office:value="10.0297" calcext:value-type="float">
            <text:p>10.02970</text:p>
          </table:table-cell>
          <table:table-cell table:number-columns-repeated="3"/>
          <table:table-cell office:value-type="float" office:value="31.029085025" calcext:value-type="float">
            <text:p>31.0291</text:p>
          </table:table-cell>
          <table:table-cell office:value-type="float" office:value="0.433372389154" calcext:value-type="float">
            <text:p>0.4334</text:p>
          </table:table-cell>
          <table:table-cell table:number-columns-repeated="1016"/>
        </table:table-row>
        <table:table-row table:style-name="ro1">
          <table:table-cell office:value-type="float" office:value="0.622521" calcext:value-type="float">
            <text:p>0.6225</text:p>
          </table:table-cell>
          <table:table-cell office:value-type="float" office:value="831.511485" calcext:value-type="float">
            <text:p>831.51149</text:p>
          </table:table-cell>
          <table:table-cell office:value-type="float" office:value="9.75744" calcext:value-type="float">
            <text:p>9.75744</text:p>
          </table:table-cell>
          <table:table-cell table:number-columns-repeated="3"/>
          <table:table-cell office:value-type="float" office:value="31.039351791" calcext:value-type="float">
            <text:p>31.0394</text:p>
          </table:table-cell>
          <table:table-cell office:value-type="float" office:value="0.418748211219" calcext:value-type="float">
            <text:p>0.4187</text:p>
          </table:table-cell>
          <table:table-cell table:number-columns-repeated="1016"/>
        </table:table-row>
        <table:table-row table:style-name="ro1">
          <table:table-cell office:value-type="float" office:value="0.625681" calcext:value-type="float">
            <text:p>0.6257</text:p>
          </table:table-cell>
          <table:table-cell office:value-type="float" office:value="822.419245" calcext:value-type="float">
            <text:p>822.41925</text:p>
          </table:table-cell>
          <table:table-cell office:value-type="float" office:value="8.80198" calcext:value-type="float">
            <text:p>8.80198</text:p>
          </table:table-cell>
          <table:table-cell table:number-columns-repeated="3"/>
          <table:table-cell office:value-type="float" office:value="30.692752704" calcext:value-type="float">
            <text:p>30.6928</text:p>
          </table:table-cell>
          <table:table-cell office:value-type="float" office:value="0.375387832746" calcext:value-type="float">
            <text:p>0.3754</text:p>
          </table:table-cell>
          <table:table-cell table:number-columns-repeated="1016"/>
        </table:table-row>
        <table:table-row table:style-name="ro1">
          <table:table-cell office:value-type="float" office:value="0.628849" calcext:value-type="float">
            <text:p>0.6288</text:p>
          </table:table-cell>
          <table:table-cell office:value-type="float" office:value="822.363036" calcext:value-type="float">
            <text:p>822.36304</text:p>
          </table:table-cell>
          <table:table-cell office:value-type="float" office:value="8.9594" calcext:value-type="float">
            <text:p>8.95940</text:p>
          </table:table-cell>
          <table:table-cell table:number-columns-repeated="3"/>
          <table:table-cell office:value-type="float" office:value="30.705063812" calcext:value-type="float">
            <text:p>30.7051</text:p>
          </table:table-cell>
          <table:table-cell office:value-type="float" office:value="0.375570072816" calcext:value-type="float">
            <text:p>0.3756</text:p>
          </table:table-cell>
          <table:table-cell table:number-columns-repeated="1016"/>
        </table:table-row>
        <table:table-row table:style-name="ro1">
          <table:table-cell office:value-type="float" office:value="0.632025" calcext:value-type="float">
            <text:p>0.6320</text:p>
          </table:table-cell>
          <table:table-cell office:value-type="float" office:value="829.932732" calcext:value-type="float">
            <text:p>829.93273</text:p>
          </table:table-cell>
          <table:table-cell office:value-type="float" office:value="10.1655" calcext:value-type="float">
            <text:p>10.16550</text:p>
          </table:table-cell>
          <table:table-cell table:number-columns-repeated="3"/>
          <table:table-cell office:value-type="float" office:value="31.0223782403" calcext:value-type="float">
            <text:p>31.0224</text:p>
          </table:table-cell>
          <table:table-cell office:value-type="float" office:value="0.41669661268" calcext:value-type="float">
            <text:p>0.4167</text:p>
          </table:table-cell>
          <table:table-cell table:number-columns-repeated="1016"/>
        </table:table-row>
        <table:table-row table:style-name="ro1">
          <table:table-cell office:value-type="float" office:value="0.635209" calcext:value-type="float">
            <text:p>0.6352</text:p>
          </table:table-cell>
          <table:table-cell office:value-type="float" office:value="814.408542" calcext:value-type="float">
            <text:p>814.40854</text:p>
          </table:table-cell>
          <table:table-cell office:value-type="float" office:value="9.8516" calcext:value-type="float">
            <text:p>9.85160</text:p>
          </table:table-cell>
          <table:table-cell table:number-columns-repeated="3"/>
          <table:table-cell office:value-type="float" office:value="30.5016660867" calcext:value-type="float">
            <text:p>30.5017</text:p>
          </table:table-cell>
          <table:table-cell office:value-type="float" office:value="0.401549918055" calcext:value-type="float">
            <text:p>0.4015</text:p>
          </table:table-cell>
          <table:table-cell table:number-columns-repeated="1016"/>
        </table:table-row>
        <table:table-row table:style-name="ro1">
          <table:table-cell office:value-type="float" office:value="0.638401" calcext:value-type="float">
            <text:p>0.6384</text:p>
          </table:table-cell>
          <table:table-cell office:value-type="float" office:value="786.562093" calcext:value-type="float">
            <text:p>786.56209</text:p>
          </table:table-cell>
          <table:table-cell office:value-type="float" office:value="8.90542" calcext:value-type="float">
            <text:p>8.90542</text:p>
          </table:table-cell>
          <table:table-cell table:number-columns-repeated="3"/>
          <table:table-cell office:value-type="float" office:value="29.5296921846" calcext:value-type="float">
            <text:p>29.5297</text:p>
          </table:table-cell>
          <table:table-cell office:value-type="float" office:value="0.360737031985" calcext:value-type="float">
            <text:p>0.3607</text:p>
          </table:table-cell>
          <table:table-cell table:number-columns-repeated="1016"/>
        </table:table-row>
        <table:table-row table:style-name="ro1">
          <table:table-cell office:value-type="float" office:value="0.641601" calcext:value-type="float">
            <text:p>0.6416</text:p>
          </table:table-cell>
          <table:table-cell office:value-type="float" office:value="775.412403" calcext:value-type="float">
            <text:p>775.41240</text:p>
          </table:table-cell>
          <table:table-cell office:value-type="float" office:value="8.71936" calcext:value-type="float">
            <text:p>8.71936</text:p>
          </table:table-cell>
          <table:table-cell table:number-columns-repeated="3"/>
          <table:table-cell office:value-type="float" office:value="29.1841734629" calcext:value-type="float">
            <text:p>29.1842</text:p>
          </table:table-cell>
          <table:table-cell office:value-type="float" office:value="0.350877515463" calcext:value-type="float">
            <text:p>0.3509</text:p>
          </table:table-cell>
          <table:table-cell table:number-columns-repeated="1016"/>
        </table:table-row>
        <table:table-row table:style-name="ro1">
          <table:table-cell office:value-type="float" office:value="0.644809" calcext:value-type="float">
            <text:p>0.6448</text:p>
          </table:table-cell>
          <table:table-cell office:value-type="float" office:value="761.926429" calcext:value-type="float">
            <text:p>761.92643</text:p>
          </table:table-cell>
          <table:table-cell office:value-type="float" office:value="9.46256" calcext:value-type="float">
            <text:p>9.46256</text:p>
          </table:table-cell>
          <table:table-cell table:number-columns-repeated="3"/>
          <table:table-cell office:value-type="float" office:value="28.7632640944" calcext:value-type="float">
            <text:p>28.7633</text:p>
          </table:table-cell>
          <table:table-cell office:value-type="float" office:value="0.380168297202" calcext:value-type="float">
            <text:p>0.3802</text:p>
          </table:table-cell>
          <table:table-cell table:number-columns-repeated="1016"/>
        </table:table-row>
        <table:table-row table:style-name="ro1">
          <table:table-cell office:value-type="float" office:value="0.648025" calcext:value-type="float">
            <text:p>0.6480</text:p>
          </table:table-cell>
          <table:table-cell office:value-type="float" office:value="747.171655" calcext:value-type="float">
            <text:p>747.17166</text:p>
          </table:table-cell>
          <table:table-cell office:value-type="float" office:value="8.48462" calcext:value-type="float">
            <text:p>8.48462</text:p>
          </table:table-cell>
          <table:table-cell table:number-columns-repeated="3"/>
          <table:table-cell office:value-type="float" office:value="28.3026662462" calcext:value-type="float">
            <text:p>28.3027</text:p>
          </table:table-cell>
          <table:table-cell office:value-type="float" office:value="0.342881667605" calcext:value-type="float">
            <text:p>0.3429</text:p>
          </table:table-cell>
          <table:table-cell table:number-columns-repeated="1016"/>
        </table:table-row>
        <table:table-row table:style-name="ro1">
          <table:table-cell office:value-type="float" office:value="0.651249" calcext:value-type="float">
            <text:p>0.6512</text:p>
          </table:table-cell>
          <table:table-cell office:value-type="float" office:value="721.768711" calcext:value-type="float">
            <text:p>721.76871</text:p>
          </table:table-cell>
          <table:table-cell office:value-type="float" office:value="7.90131" calcext:value-type="float">
            <text:p>7.90131</text:p>
          </table:table-cell>
          <table:table-cell table:number-columns-repeated="3"/>
          <table:table-cell office:value-type="float" office:value="27.4292007643" calcext:value-type="float">
            <text:p>27.4292</text:p>
          </table:table-cell>
          <table:table-cell office:value-type="float" office:value="0.320033811701" calcext:value-type="float">
            <text:p>0.3200</text:p>
          </table:table-cell>
          <table:table-cell table:number-columns-repeated="1016"/>
        </table:table-row>
        <table:table-row table:style-name="ro1">
          <table:table-cell office:value-type="float" office:value="0.654481" calcext:value-type="float">
            <text:p>0.6545</text:p>
          </table:table-cell>
          <table:table-cell office:value-type="float" office:value="700.670111" calcext:value-type="float">
            <text:p>700.67011</text:p>
          </table:table-cell>
          <table:table-cell office:value-type="float" office:value="8.5108" calcext:value-type="float">
            <text:p>8.51080</text:p>
          </table:table-cell>
          <table:table-cell table:number-columns-repeated="3"/>
          <table:table-cell office:value-type="float" office:value="26.7188402415" calcext:value-type="float">
            <text:p>26.7188</text:p>
          </table:table-cell>
          <table:table-cell office:value-type="float" office:value="0.342759987343" calcext:value-type="float">
            <text:p>0.3428</text:p>
          </table:table-cell>
          <table:table-cell table:number-columns-repeated="1016"/>
        </table:table-row>
        <table:table-row table:style-name="ro1">
          <table:table-cell office:value-type="float" office:value="0.657721" calcext:value-type="float">
            <text:p>0.6577</text:p>
          </table:table-cell>
          <table:table-cell office:value-type="float" office:value="677.104611" calcext:value-type="float">
            <text:p>677.10461</text:p>
          </table:table-cell>
          <table:table-cell office:value-type="float" office:value="8.68613" calcext:value-type="float">
            <text:p>8.68613</text:p>
          </table:table-cell>
          <table:table-cell table:number-columns-repeated="3"/>
          <table:table-cell office:value-type="float" office:value="25.9104025845" calcext:value-type="float">
            <text:p>25.9104</text:p>
          </table:table-cell>
          <table:table-cell office:value-type="float" office:value="0.348540984799" calcext:value-type="float">
            <text:p>0.3485</text:p>
          </table:table-cell>
          <table:table-cell table:number-columns-repeated="1016"/>
        </table:table-row>
        <table:table-row table:style-name="ro1">
          <table:table-cell office:value-type="float" office:value="0.660969" calcext:value-type="float">
            <text:p>0.6610</text:p>
          </table:table-cell>
          <table:table-cell office:value-type="float" office:value="657.361344" calcext:value-type="float">
            <text:p>657.36134</text:p>
          </table:table-cell>
          <table:table-cell office:value-type="float" office:value="8.32101" calcext:value-type="float">
            <text:p>8.32101</text:p>
          </table:table-cell>
          <table:table-cell table:number-columns-repeated="3"/>
          <table:table-cell office:value-type="float" office:value="25.2489224554" calcext:value-type="float">
            <text:p>25.2489</text:p>
          </table:table-cell>
          <table:table-cell office:value-type="float" office:value="0.334365125826" calcext:value-type="float">
            <text:p>0.3344</text:p>
          </table:table-cell>
          <table:table-cell table:number-columns-repeated="1016"/>
        </table:table-row>
        <table:table-row table:style-name="ro1">
          <table:table-cell office:value-type="float" office:value="0.664225" calcext:value-type="float">
            <text:p>0.6642</text:p>
          </table:table-cell>
          <table:table-cell office:value-type="float" office:value="651.412184" calcext:value-type="float">
            <text:p>651.41218</text:p>
          </table:table-cell>
          <table:table-cell office:value-type="float" office:value="8.35477" calcext:value-type="float">
            <text:p>8.35477</text:p>
          </table:table-cell>
          <table:table-cell table:number-columns-repeated="3"/>
          <table:table-cell office:value-type="float" office:value="25.1095709507" calcext:value-type="float">
            <text:p>25.1096</text:p>
          </table:table-cell>
          <table:table-cell office:value-type="float" office:value="0.335258091662" calcext:value-type="float">
            <text:p>0.3353</text:p>
          </table:table-cell>
          <table:table-cell table:number-columns-repeated="1016"/>
        </table:table-row>
        <table:table-row table:style-name="ro1">
          <table:table-cell office:value-type="float" office:value="0.667489" calcext:value-type="float">
            <text:p>0.6675</text:p>
          </table:table-cell>
          <table:table-cell office:value-type="float" office:value="624.081612" calcext:value-type="float">
            <text:p>624.08161</text:p>
          </table:table-cell>
          <table:table-cell office:value-type="float" office:value="8.29506" calcext:value-type="float">
            <text:p>8.29506</text:p>
          </table:table-cell>
          <table:table-cell table:number-columns-repeated="3"/>
          <table:table-cell office:value-type="float" office:value="24.1434313447" calcext:value-type="float">
            <text:p>24.1434</text:p>
          </table:table-cell>
          <table:table-cell office:value-type="float" office:value="0.333611439368" calcext:value-type="float">
            <text:p>0.3336</text:p>
          </table:table-cell>
          <table:table-cell table:number-columns-repeated="1016"/>
        </table:table-row>
        <table:table-row table:style-name="ro1">
          <table:table-cell office:value-type="float" office:value="0.670761" calcext:value-type="float">
            <text:p>0.6708</text:p>
          </table:table-cell>
          <table:table-cell office:value-type="float" office:value="599.225122" calcext:value-type="float">
            <text:p>599.22512</text:p>
          </table:table-cell>
          <table:table-cell office:value-type="float" office:value="7.2606" calcext:value-type="float">
            <text:p>7.26060</text:p>
          </table:table-cell>
          <table:table-cell table:number-columns-repeated="3"/>
          <table:table-cell office:value-type="float" office:value="23.269755973" calcext:value-type="float">
            <text:p>23.2698</text:p>
          </table:table-cell>
          <table:table-cell office:value-type="float" office:value="0.293291484949" calcext:value-type="float">
            <text:p>0.2933</text:p>
          </table:table-cell>
          <table:table-cell table:number-columns-repeated="1016"/>
        </table:table-row>
        <table:table-row table:style-name="ro1">
          <table:table-cell office:value-type="float" office:value="0.674041" calcext:value-type="float">
            <text:p>0.6740</text:p>
          </table:table-cell>
          <table:table-cell office:value-type="float" office:value="594.325902" calcext:value-type="float">
            <text:p>594.32590</text:p>
          </table:table-cell>
          <table:table-cell office:value-type="float" office:value="7.00189" calcext:value-type="float">
            <text:p>7.00189</text:p>
          </table:table-cell>
          <table:table-cell table:number-columns-repeated="3"/>
          <table:table-cell office:value-type="float" office:value="23.1635029328" calcext:value-type="float">
            <text:p>23.1635</text:p>
          </table:table-cell>
          <table:table-cell office:value-type="float" office:value="0.283732333701" calcext:value-type="float">
            <text:p>0.2837</text:p>
          </table:table-cell>
          <table:table-cell table:number-columns-repeated="1016"/>
        </table:table-row>
        <table:table-row table:style-name="ro1">
          <table:table-cell office:value-type="float" office:value="0.677329" calcext:value-type="float">
            <text:p>0.6773</text:p>
          </table:table-cell>
          <table:table-cell office:value-type="float" office:value="580.226427" calcext:value-type="float">
            <text:p>580.22643</text:p>
          </table:table-cell>
          <table:table-cell office:value-type="float" office:value="7.80643" calcext:value-type="float">
            <text:p>7.80643</text:p>
          </table:table-cell>
          <table:table-cell table:number-columns-repeated="3"/>
          <table:table-cell office:value-type="float" office:value="22.6982478989" calcext:value-type="float">
            <text:p>22.6982</text:p>
          </table:table-cell>
          <table:table-cell office:value-type="float" office:value="0.315563401391" calcext:value-type="float">
            <text:p>0.3156</text:p>
          </table:table-cell>
          <table:table-cell table:number-columns-repeated="1016"/>
        </table:table-row>
        <table:table-row table:style-name="ro1">
          <table:table-cell office:value-type="float" office:value="0.680625" calcext:value-type="float">
            <text:p>0.6806</text:p>
          </table:table-cell>
          <table:table-cell office:value-type="float" office:value="547.809804" calcext:value-type="float">
            <text:p>547.80980</text:p>
          </table:table-cell>
          <table:table-cell office:value-type="float" office:value="7.62455" calcext:value-type="float">
            <text:p>7.62455</text:p>
          </table:table-cell>
          <table:table-cell table:number-columns-repeated="3"/>
          <table:table-cell office:value-type="float" office:value="21.5096732576" calcext:value-type="float">
            <text:p>21.5097</text:p>
          </table:table-cell>
          <table:table-cell office:value-type="float" office:value="0.30860416181" calcext:value-type="float">
            <text:p>0.3086</text:p>
          </table:table-cell>
          <table:table-cell table:number-columns-repeated="1016"/>
        </table:table-row>
        <table:table-row table:style-name="ro1">
          <table:table-cell office:value-type="float" office:value="0.683929" calcext:value-type="float">
            <text:p>0.6839</text:p>
          </table:table-cell>
          <table:table-cell office:value-type="float" office:value="544.838553" calcext:value-type="float">
            <text:p>544.83855</text:p>
          </table:table-cell>
          <table:table-cell office:value-type="float" office:value="7.34869" calcext:value-type="float">
            <text:p>7.34869</text:p>
          </table:table-cell>
          <table:table-cell table:number-columns-repeated="3"/>
          <table:table-cell office:value-type="float" office:value="21.4712866476" calcext:value-type="float">
            <text:p>21.4713</text:p>
          </table:table-cell>
          <table:table-cell office:value-type="float" office:value="0.298813073974" calcext:value-type="float">
            <text:p>0.2988</text:p>
          </table:table-cell>
          <table:table-cell table:number-columns-repeated="1016"/>
        </table:table-row>
        <table:table-row table:style-name="ro1">
          <table:table-cell office:value-type="float" office:value="0.687241" calcext:value-type="float">
            <text:p>0.6872</text:p>
          </table:table-cell>
          <table:table-cell office:value-type="float" office:value="529.45952" calcext:value-type="float">
            <text:p>529.45952</text:p>
          </table:table-cell>
          <table:table-cell office:value-type="float" office:value="6.88818" calcext:value-type="float">
            <text:p>6.88818</text:p>
          </table:table-cell>
          <table:table-cell table:number-columns-repeated="3"/>
          <table:table-cell office:value-type="float" office:value="20.9420973912" calcext:value-type="float">
            <text:p>20.9421</text:p>
          </table:table-cell>
          <table:table-cell office:value-type="float" office:value="0.281030662348" calcext:value-type="float">
            <text:p>0.2810</text:p>
          </table:table-cell>
          <table:table-cell table:number-columns-repeated="1016"/>
        </table:table-row>
        <table:table-row table:style-name="ro1">
          <table:table-cell office:value-type="float" office:value="0.690561" calcext:value-type="float">
            <text:p>0.6906</text:p>
          </table:table-cell>
          <table:table-cell office:value-type="float" office:value="506.543464" calcext:value-type="float">
            <text:p>506.54346</text:p>
          </table:table-cell>
          <table:table-cell office:value-type="float" office:value="7.08034" calcext:value-type="float">
            <text:p>7.08034</text:p>
          </table:table-cell>
          <table:table-cell table:number-columns-repeated="3"/>
          <table:table-cell office:value-type="float" office:value="20.111192337" calcext:value-type="float">
            <text:p>20.1112</text:p>
          </table:table-cell>
          <table:table-cell office:value-type="float" office:value="0.288955124881" calcext:value-type="float">
            <text:p>0.2890</text:p>
          </table:table-cell>
          <table:table-cell table:number-columns-repeated="1016"/>
        </table:table-row>
        <table:table-row table:style-name="ro1">
          <table:table-cell office:value-type="float" office:value="0.693889" calcext:value-type="float">
            <text:p>0.6939</text:p>
          </table:table-cell>
          <table:table-cell office:value-type="float" office:value="492.975554" calcext:value-type="float">
            <text:p>492.97555</text:p>
          </table:table-cell>
          <table:table-cell office:value-type="float" office:value="6.91965" calcext:value-type="float">
            <text:p>6.91965</text:p>
          </table:table-cell>
          <table:table-cell table:number-columns-repeated="3"/>
          <table:table-cell office:value-type="float" office:value="19.6440757291" calcext:value-type="float">
            <text:p>19.6441</text:p>
          </table:table-cell>
          <table:table-cell office:value-type="float" office:value="0.28339842737" calcext:value-type="float">
            <text:p>0.2834</text:p>
          </table:table-cell>
          <table:table-cell table:number-columns-repeated="1016"/>
        </table:table-row>
        <table:table-row table:style-name="ro1">
          <table:table-cell office:value-type="float" office:value="0.697225" calcext:value-type="float">
            <text:p>0.6972</text:p>
          </table:table-cell>
          <table:table-cell office:value-type="float" office:value="476.861661" calcext:value-type="float">
            <text:p>476.86166</text:p>
          </table:table-cell>
          <table:table-cell office:value-type="float" office:value="6.69314" calcext:value-type="float">
            <text:p>6.69314</text:p>
          </table:table-cell>
          <table:table-cell table:number-columns-repeated="3"/>
          <table:table-cell office:value-type="float" office:value="19.0711925019" calcext:value-type="float">
            <text:p>19.0712</text:p>
          </table:table-cell>
          <table:table-cell office:value-type="float" office:value="0.274749254225" calcext:value-type="float">
            <text:p>0.2747</text:p>
          </table:table-cell>
          <table:table-cell table:number-columns-repeated="1016"/>
        </table:table-row>
        <table:table-row table:style-name="ro1">
          <table:table-cell office:value-type="float" office:value="0.700569" calcext:value-type="float">
            <text:p>0.7006</text:p>
          </table:table-cell>
          <table:table-cell office:value-type="float" office:value="465.247952" calcext:value-type="float">
            <text:p>465.24795</text:p>
          </table:table-cell>
          <table:table-cell office:value-type="float" office:value="6.80354" calcext:value-type="float">
            <text:p>6.80354</text:p>
          </table:table-cell>
          <table:table-cell table:number-columns-repeated="3"/>
          <table:table-cell office:value-type="float" office:value="18.676058186" calcext:value-type="float">
            <text:p>18.6761</text:p>
          </table:table-cell>
          <table:table-cell office:value-type="float" office:value="0.280032741144" calcext:value-type="float">
            <text:p>0.2800</text:p>
          </table:table-cell>
          <table:table-cell table:number-columns-repeated="1016"/>
        </table:table-row>
        <table:table-row table:style-name="ro1">
          <table:table-cell office:value-type="float" office:value="0.703921" calcext:value-type="float">
            <text:p>0.7039</text:p>
          </table:table-cell>
          <table:table-cell office:value-type="float" office:value="451.143922" calcext:value-type="float">
            <text:p>451.14392</text:p>
          </table:table-cell>
          <table:table-cell office:value-type="float" office:value="5.84514" calcext:value-type="float">
            <text:p>5.84514</text:p>
          </table:table-cell>
          <table:table-cell table:number-columns-repeated="3"/>
          <table:table-cell office:value-type="float" office:value="18.1753687171" calcext:value-type="float">
            <text:p>18.1754</text:p>
          </table:table-cell>
          <table:table-cell office:value-type="float" office:value="0.241869240151" calcext:value-type="float">
            <text:p>0.2419</text:p>
          </table:table-cell>
          <table:table-cell table:number-columns-repeated="1016"/>
        </table:table-row>
        <table:table-row table:style-name="ro1">
          <table:table-cell office:value-type="float" office:value="0.707281" calcext:value-type="float">
            <text:p>0.7073</text:p>
          </table:table-cell>
          <table:table-cell office:value-type="float" office:value="435.737731" calcext:value-type="float">
            <text:p>435.73773</text:p>
          </table:table-cell>
          <table:table-cell office:value-type="float" office:value="6.29826" calcext:value-type="float">
            <text:p>6.29826</text:p>
          </table:table-cell>
          <table:table-cell table:number-columns-repeated="3"/>
          <table:table-cell office:value-type="float" office:value="17.6196164955" calcext:value-type="float">
            <text:p>17.6196</text:p>
          </table:table-cell>
          <table:table-cell office:value-type="float" office:value="0.260868120299" calcext:value-type="float">
            <text:p>0.2609</text:p>
          </table:table-cell>
          <table:table-cell table:number-columns-repeated="1016"/>
        </table:table-row>
        <table:table-row table:style-name="ro1">
          <table:table-cell office:value-type="float" office:value="0.710649" calcext:value-type="float">
            <text:p>0.7106</text:p>
          </table:table-cell>
          <table:table-cell office:value-type="float" office:value="420.266033" calcext:value-type="float">
            <text:p>420.26603</text:p>
          </table:table-cell>
          <table:table-cell office:value-type="float" office:value="6.34874" calcext:value-type="float">
            <text:p>6.34874</text:p>
          </table:table-cell>
          <table:table-cell table:number-columns-repeated="3"/>
          <table:table-cell office:value-type="float" office:value="17.0549805009" calcext:value-type="float">
            <text:p>17.0550</text:p>
          </table:table-cell>
          <table:table-cell office:value-type="float" office:value="0.263299956006" calcext:value-type="float">
            <text:p>0.2633</text:p>
          </table:table-cell>
          <table:table-cell table:number-columns-repeated="1016"/>
        </table:table-row>
        <table:table-row table:style-name="ro1">
          <table:table-cell office:value-type="float" office:value="0.714025" calcext:value-type="float">
            <text:p>0.7140</text:p>
          </table:table-cell>
          <table:table-cell office:value-type="float" office:value="410.06291" calcext:value-type="float">
            <text:p>410.06291</text:p>
          </table:table-cell>
          <table:table-cell office:value-type="float" office:value="5.43764" calcext:value-type="float">
            <text:p>5.43764</text:p>
          </table:table-cell>
          <table:table-cell table:number-columns-repeated="3"/>
          <table:table-cell office:value-type="float" office:value="16.7020042669" calcext:value-type="float">
            <text:p>16.7020</text:p>
          </table:table-cell>
          <table:table-cell office:value-type="float" office:value="0.227019732096" calcext:value-type="float">
            <text:p>0.2270</text:p>
          </table:table-cell>
          <table:table-cell table:number-columns-repeated="1016"/>
        </table:table-row>
        <table:table-row table:style-name="ro1">
          <table:table-cell office:value-type="float" office:value="0.717409" calcext:value-type="float">
            <text:p>0.7174</text:p>
          </table:table-cell>
          <table:table-cell office:value-type="float" office:value="401.240862" calcext:value-type="float">
            <text:p>401.24086</text:p>
          </table:table-cell>
          <table:table-cell office:value-type="float" office:value="6.16992" calcext:value-type="float">
            <text:p>6.16992</text:p>
          </table:table-cell>
          <table:table-cell table:number-columns-repeated="3"/>
          <table:table-cell office:value-type="float" office:value="16.4027571884" calcext:value-type="float">
            <text:p>16.4028</text:p>
          </table:table-cell>
          <table:table-cell office:value-type="float" office:value="0.257670851927" calcext:value-type="float">
            <text:p>0.2577</text:p>
          </table:table-cell>
          <table:table-cell table:number-columns-repeated="1016"/>
        </table:table-row>
        <table:table-row table:style-name="ro1">
          <table:table-cell office:value-type="float" office:value="0.720801" calcext:value-type="float">
            <text:p>0.7208</text:p>
          </table:table-cell>
          <table:table-cell office:value-type="float" office:value="378.963133" calcext:value-type="float">
            <text:p>378.96313</text:p>
          </table:table-cell>
          <table:table-cell office:value-type="float" office:value="5.07024" calcext:value-type="float">
            <text:p>5.07024</text:p>
          </table:table-cell>
          <table:table-cell table:number-columns-repeated="3"/>
          <table:table-cell office:value-type="float" office:value="15.5484744618" calcext:value-type="float">
            <text:p>15.5485</text:p>
          </table:table-cell>
          <table:table-cell office:value-type="float" office:value="0.213187943899" calcext:value-type="float">
            <text:p>0.2132</text:p>
          </table:table-cell>
          <table:table-cell table:number-columns-repeated="1016"/>
        </table:table-row>
        <table:table-row table:style-name="ro1">
          <table:table-cell office:value-type="float" office:value="0.724201" calcext:value-type="float">
            <text:p>0.7242</text:p>
          </table:table-cell>
          <table:table-cell office:value-type="float" office:value="372.187872" calcext:value-type="float">
            <text:p>372.18787</text:p>
          </table:table-cell>
          <table:table-cell office:value-type="float" office:value="5.54278" calcext:value-type="float">
            <text:p>5.54278</text:p>
          </table:table-cell>
          <table:table-cell table:number-columns-repeated="3"/>
          <table:table-cell office:value-type="float" office:value="15.3262066712" calcext:value-type="float">
            <text:p>15.3262</text:p>
          </table:table-cell>
          <table:table-cell office:value-type="float" office:value="0.233332271064" calcext:value-type="float">
            <text:p>0.2333</text:p>
          </table:table-cell>
          <table:table-cell table:number-columns-repeated="1016"/>
        </table:table-row>
        <table:table-row table:style-name="ro1">
          <table:table-cell office:value-type="float" office:value="0.727609" calcext:value-type="float">
            <text:p>0.7276</text:p>
          </table:table-cell>
          <table:table-cell office:value-type="float" office:value="365.819472" calcext:value-type="float">
            <text:p>365.81947</text:p>
          </table:table-cell>
          <table:table-cell office:value-type="float" office:value="5.73991" calcext:value-type="float">
            <text:p>5.73991</text:p>
          </table:table-cell>
          <table:table-cell table:number-columns-repeated="3"/>
          <table:table-cell office:value-type="float" office:value="15.1184234309" calcext:value-type="float">
            <text:p>15.1184</text:p>
          </table:table-cell>
          <table:table-cell office:value-type="float" office:value="0.241940663621" calcext:value-type="float">
            <text:p>0.2419</text:p>
          </table:table-cell>
          <table:table-cell table:number-columns-repeated="1016"/>
        </table:table-row>
        <table:table-row table:style-name="ro1">
          <table:table-cell office:value-type="float" office:value="0.731025" calcext:value-type="float">
            <text:p>0.7310</text:p>
          </table:table-cell>
          <table:table-cell office:value-type="float" office:value="338.704618" calcext:value-type="float">
            <text:p>338.70462</text:p>
          </table:table-cell>
          <table:table-cell office:value-type="float" office:value="5.44493" calcext:value-type="float">
            <text:p>5.44493</text:p>
          </table:table-cell>
          <table:table-cell table:number-columns-repeated="3"/>
          <table:table-cell office:value-type="float" office:value="14.0482471415" calcext:value-type="float">
            <text:p>14.0482</text:p>
          </table:table-cell>
          <table:table-cell office:value-type="float" office:value="0.230500806396" calcext:value-type="float">
            <text:p>0.2305</text:p>
          </table:table-cell>
          <table:table-cell table:number-columns-repeated="1016"/>
        </table:table-row>
        <table:table-row table:style-name="ro1">
          <table:table-cell office:value-type="float" office:value="0.734449" calcext:value-type="float">
            <text:p>0.7344</text:p>
          </table:table-cell>
          <table:table-cell office:value-type="float" office:value="332.299603" calcext:value-type="float">
            <text:p>332.29960</text:p>
          </table:table-cell>
          <table:table-cell office:value-type="float" office:value="4.7848" calcext:value-type="float">
            <text:p>4.78480</text:p>
          </table:table-cell>
          <table:table-cell table:number-columns-repeated="3"/>
          <table:table-cell office:value-type="float" office:value="13.8323124192" calcext:value-type="float">
            <text:p>13.8323</text:p>
          </table:table-cell>
          <table:table-cell office:value-type="float" office:value="0.203495533643" calcext:value-type="float">
            <text:p>0.2035</text:p>
          </table:table-cell>
          <table:table-cell table:number-columns-repeated="1016"/>
        </table:table-row>
        <table:table-row table:style-name="ro1">
          <table:table-cell office:value-type="float" office:value="0.737881" calcext:value-type="float">
            <text:p>0.7379</text:p>
          </table:table-cell>
          <table:table-cell office:value-type="float" office:value="329.411851" calcext:value-type="float">
            <text:p>329.41185</text:p>
          </table:table-cell>
          <table:table-cell office:value-type="float" office:value="4.76065" calcext:value-type="float">
            <text:p>4.76065</text:p>
          </table:table-cell>
          <table:table-cell table:number-columns-repeated="3"/>
          <table:table-cell office:value-type="float" office:value="13.7626579791" calcext:value-type="float">
            <text:p>13.7627</text:p>
          </table:table-cell>
          <table:table-cell office:value-type="float" office:value="0.203199561943" calcext:value-type="float">
            <text:p>0.2032</text:p>
          </table:table-cell>
          <table:table-cell table:number-columns-repeated="1016"/>
        </table:table-row>
        <table:table-row table:style-name="ro1">
          <table:table-cell office:value-type="float" office:value="0.741321" calcext:value-type="float">
            <text:p>0.7413</text:p>
          </table:table-cell>
          <table:table-cell office:value-type="float" office:value="315.291282" calcext:value-type="float">
            <text:p>315.29128</text:p>
          </table:table-cell>
          <table:table-cell office:value-type="float" office:value="4.84528" calcext:value-type="float">
            <text:p>4.84528</text:p>
          </table:table-cell>
          <table:table-cell table:number-columns-repeated="3"/>
          <table:table-cell office:value-type="float" office:value="13.2196129981" calcext:value-type="float">
            <text:p>13.2196</text:p>
          </table:table-cell>
          <table:table-cell office:value-type="float" office:value="0.207286916272" calcext:value-type="float">
            <text:p>0.2073</text:p>
          </table:table-cell>
          <table:table-cell table:number-columns-repeated="1016"/>
        </table:table-row>
        <table:table-row table:style-name="ro1">
          <table:table-cell office:value-type="float" office:value="0.744769" calcext:value-type="float">
            <text:p>0.7448</text:p>
          </table:table-cell>
          <table:table-cell office:value-type="float" office:value="315.039733" calcext:value-type="float">
            <text:p>315.03973</text:p>
          </table:table-cell>
          <table:table-cell office:value-type="float" office:value="5.2505" calcext:value-type="float">
            <text:p>5.25050</text:p>
          </table:table-cell>
          <table:table-cell table:number-columns-repeated="3"/>
          <table:table-cell office:value-type="float" office:value="13.2573944049" calcext:value-type="float">
            <text:p>13.2574</text:p>
          </table:table-cell>
          <table:table-cell office:value-type="float" office:value="0.225094830327" calcext:value-type="float">
            <text:p>0.2251</text:p>
          </table:table-cell>
          <table:table-cell table:number-columns-repeated="1016"/>
        </table:table-row>
        <table:table-row table:style-name="ro1">
          <table:table-cell office:value-type="float" office:value="0.748225" calcext:value-type="float">
            <text:p>0.7482</text:p>
          </table:table-cell>
          <table:table-cell office:value-type="float" office:value="300.625363" calcext:value-type="float">
            <text:p>300.62536</text:p>
          </table:table-cell>
          <table:table-cell office:value-type="float" office:value="5.13391" calcext:value-type="float">
            <text:p>5.13391</text:p>
          </table:table-cell>
          <table:table-cell table:number-columns-repeated="3"/>
          <table:table-cell office:value-type="float" office:value="12.6955202112" calcext:value-type="float">
            <text:p>12.6955</text:p>
          </table:table-cell>
          <table:table-cell office:value-type="float" office:value="0.220776789311" calcext:value-type="float">
            <text:p>0.2208</text:p>
          </table:table-cell>
          <table:table-cell table:number-columns-repeated="1016"/>
        </table:table-row>
        <table:table-row table:style-name="ro1">
          <table:table-cell office:value-type="float" office:value="0.751689" calcext:value-type="float">
            <text:p>0.7517</text:p>
          </table:table-cell>
          <table:table-cell office:value-type="float" office:value="295.888528" calcext:value-type="float">
            <text:p>295.88853</text:p>
          </table:table-cell>
          <table:table-cell office:value-type="float" office:value="4.33473" calcext:value-type="float">
            <text:p>4.33473</text:p>
          </table:table-cell>
          <table:table-cell table:number-columns-repeated="3"/>
          <table:table-cell office:value-type="float" office:value="12.5408557138" calcext:value-type="float">
            <text:p>12.5409</text:p>
          </table:table-cell>
          <table:table-cell office:value-type="float" office:value="0.18764393606" calcext:value-type="float">
            <text:p>0.1876</text:p>
          </table:table-cell>
          <table:table-cell table:number-columns-repeated="1016"/>
        </table:table-row>
        <table:table-row table:style-name="ro1">
          <table:table-cell office:value-type="float" office:value="0.755161" calcext:value-type="float">
            <text:p>0.7552</text:p>
          </table:table-cell>
          <table:table-cell office:value-type="float" office:value="286.377267" calcext:value-type="float">
            <text:p>286.37727</text:p>
          </table:table-cell>
          <table:table-cell office:value-type="float" office:value="4.71602" calcext:value-type="float">
            <text:p>4.71602</text:p>
          </table:table-cell>
          <table:table-cell table:number-columns-repeated="3"/>
          <table:table-cell office:value-type="float" office:value="12.1816397147" calcext:value-type="float">
            <text:p>12.1816</text:p>
          </table:table-cell>
          <table:table-cell office:value-type="float" office:value="0.204415577708" calcext:value-type="float">
            <text:p>0.2044</text:p>
          </table:table-cell>
          <table:table-cell table:number-columns-repeated="1016"/>
        </table:table-row>
        <table:table-row table:style-name="ro1">
          <table:table-cell office:value-type="float" office:value="0.758641" calcext:value-type="float">
            <text:p>0.7586</text:p>
          </table:table-cell>
          <table:table-cell office:value-type="float" office:value="273.246128" calcext:value-type="float">
            <text:p>273.24613</text:p>
          </table:table-cell>
          <table:table-cell office:value-type="float" office:value="4.84049" calcext:value-type="float">
            <text:p>4.84049</text:p>
          </table:table-cell>
          <table:table-cell table:number-columns-repeated="3"/>
          <table:table-cell office:value-type="float" office:value="11.6636901862" calcext:value-type="float">
            <text:p>11.6637</text:p>
          </table:table-cell>
          <table:table-cell office:value-type="float" office:value="0.210267990647" calcext:value-type="float">
            <text:p>0.2103</text:p>
          </table:table-cell>
          <table:table-cell table:number-columns-repeated="1016"/>
        </table:table-row>
        <table:table-row table:style-name="ro1">
          <table:table-cell office:value-type="float" office:value="0.762129" calcext:value-type="float">
            <text:p>0.7621</text:p>
          </table:table-cell>
          <table:table-cell office:value-type="float" office:value="262.974773" calcext:value-type="float">
            <text:p>262.97477</text:p>
          </table:table-cell>
          <table:table-cell office:value-type="float" office:value="4.61824" calcext:value-type="float">
            <text:p>4.61824</text:p>
          </table:table-cell>
          <table:table-cell table:number-columns-repeated="3"/>
          <table:table-cell office:value-type="float" office:value="11.2653324766" calcext:value-type="float">
            <text:p>11.2653</text:p>
          </table:table-cell>
          <table:table-cell office:value-type="float" office:value="0.201140572427" calcext:value-type="float">
            <text:p>0.2011</text:p>
          </table:table-cell>
          <table:table-cell table:number-columns-repeated="1016"/>
        </table:table-row>
        <table:table-row table:style-name="ro1">
          <table:table-cell office:value-type="float" office:value="0.765625" calcext:value-type="float">
            <text:p>0.7656</text:p>
          </table:table-cell>
          <table:table-cell office:value-type="float" office:value="262.873789" calcext:value-type="float">
            <text:p>262.87379</text:p>
          </table:table-cell>
          <table:table-cell office:value-type="float" office:value="4.0591" calcext:value-type="float">
            <text:p>4.05910</text:p>
          </table:table-cell>
          <table:table-cell table:number-columns-repeated="3"/>
          <table:table-cell office:value-type="float" office:value="11.3012843213" calcext:value-type="float">
            <text:p>11.3013</text:p>
          </table:table-cell>
          <table:table-cell office:value-type="float" office:value="0.178041962693" calcext:value-type="float">
            <text:p>0.1780</text:p>
          </table:table-cell>
          <table:table-cell table:number-columns-repeated="1016"/>
        </table:table-row>
        <table:table-row table:style-name="ro1">
          <table:table-cell office:value-type="float" office:value="0.769129" calcext:value-type="float">
            <text:p>0.7691</text:p>
          </table:table-cell>
          <table:table-cell office:value-type="float" office:value="252.677159" calcext:value-type="float">
            <text:p>252.67716</text:p>
          </table:table-cell>
          <table:table-cell office:value-type="float" office:value="3.81778" calcext:value-type="float">
            <text:p>3.81778</text:p>
          </table:table-cell>
          <table:table-cell table:number-columns-repeated="3"/>
          <table:table-cell office:value-type="float" office:value="10.9014118737" calcext:value-type="float">
            <text:p>10.9014</text:p>
          </table:table-cell>
          <table:table-cell office:value-type="float" office:value="0.168124239369" calcext:value-type="float">
            <text:p>0.1681</text:p>
          </table:table-cell>
          <table:table-cell table:number-columns-repeated="1016"/>
        </table:table-row>
        <table:table-row table:style-name="ro1">
          <table:table-cell office:value-type="float" office:value="0.772641" calcext:value-type="float">
            <text:p>0.7726</text:p>
          </table:table-cell>
          <table:table-cell office:value-type="float" office:value="242.882202" calcext:value-type="float">
            <text:p>242.88220</text:p>
          </table:table-cell>
          <table:table-cell office:value-type="float" office:value="4.54679" calcext:value-type="float">
            <text:p>4.54679</text:p>
          </table:table-cell>
          <table:table-cell table:number-columns-repeated="3"/>
          <table:table-cell office:value-type="float" office:value="10.5158137596" calcext:value-type="float">
            <text:p>10.5158</text:p>
          </table:table-cell>
          <table:table-cell office:value-type="float" office:value="0.19994294297" calcext:value-type="float">
            <text:p>0.1999</text:p>
          </table:table-cell>
          <table:table-cell table:number-columns-repeated="1016"/>
        </table:table-row>
        <table:table-row table:style-name="ro1">
          <table:table-cell office:value-type="float" office:value="0.776161" calcext:value-type="float">
            <text:p>0.7762</text:p>
          </table:table-cell>
          <table:table-cell office:value-type="float" office:value="236.673429" calcext:value-type="float">
            <text:p>236.67343</text:p>
          </table:table-cell>
          <table:table-cell office:value-type="float" office:value="3.65542" calcext:value-type="float">
            <text:p>3.65542</text:p>
          </table:table-cell>
          <table:table-cell table:number-columns-repeated="3"/>
          <table:table-cell office:value-type="float" office:value="10.2841404089" calcext:value-type="float">
            <text:p>10.2841</text:p>
          </table:table-cell>
          <table:table-cell office:value-type="float" office:value="0.162057480385" calcext:value-type="float">
            <text:p>0.1621</text:p>
          </table:table-cell>
          <table:table-cell table:number-columns-repeated="1016"/>
        </table:table-row>
        <table:table-row table:style-name="ro1">
          <table:table-cell office:value-type="float" office:value="0.779689" calcext:value-type="float">
            <text:p>0.7797</text:p>
          </table:table-cell>
          <table:table-cell office:value-type="float" office:value="234.517664" calcext:value-type="float">
            <text:p>234.51766</text:p>
          </table:table-cell>
          <table:table-cell office:value-type="float" office:value="4.43607" calcext:value-type="float">
            <text:p>4.43607</text:p>
          </table:table-cell>
          <table:table-cell table:number-columns-repeated="3"/>
          <table:table-cell office:value-type="float" office:value="10.2263652705" calcext:value-type="float">
            <text:p>10.2264</text:p>
          </table:table-cell>
          <table:table-cell office:value-type="float" office:value="0.196440238057" calcext:value-type="float">
            <text:p>0.1964</text:p>
          </table:table-cell>
          <table:table-cell table:number-columns-repeated="1016"/>
        </table:table-row>
        <table:table-row table:style-name="ro1">
          <table:table-cell office:value-type="float" office:value="0.783225" calcext:value-type="float">
            <text:p>0.7832</text:p>
          </table:table-cell>
          <table:table-cell office:value-type="float" office:value="228.63364" calcext:value-type="float">
            <text:p>228.63364</text:p>
          </table:table-cell>
          <table:table-cell office:value-type="float" office:value="3.51008" calcext:value-type="float">
            <text:p>3.51008</text:p>
          </table:table-cell>
          <table:table-cell table:number-columns-repeated="3"/>
          <table:table-cell office:value-type="float" office:value="10.004581732" calcext:value-type="float">
            <text:p>10.0046</text:p>
          </table:table-cell>
          <table:table-cell office:value-type="float" office:value="0.156531033576" calcext:value-type="float">
            <text:p>0.1565</text:p>
          </table:table-cell>
          <table:table-cell table:number-columns-repeated="1016"/>
        </table:table-row>
        <table:table-row table:style-name="ro1">
          <table:table-cell office:value-type="float" office:value="0.786769" calcext:value-type="float">
            <text:p>0.7868</text:p>
          </table:table-cell>
          <table:table-cell office:value-type="float" office:value="224.882508" calcext:value-type="float">
            <text:p>224.88251</text:p>
          </table:table-cell>
          <table:table-cell office:value-type="float" office:value="3.69221" calcext:value-type="float">
            <text:p>3.69221</text:p>
          </table:table-cell>
          <table:table-cell table:number-columns-repeated="3"/>
          <table:table-cell office:value-type="float" office:value="9.87550964201" calcext:value-type="float">
            <text:p>9.8755</text:p>
          </table:table-cell>
          <table:table-cell office:value-type="float" office:value="0.165039014546" calcext:value-type="float">
            <text:p>0.1650</text:p>
          </table:table-cell>
          <table:table-cell table:number-columns-repeated="1016"/>
        </table:table-row>
        <table:table-row table:style-name="ro1">
          <table:table-cell office:value-type="float" office:value="0.790321" calcext:value-type="float">
            <text:p>0.7903</text:p>
          </table:table-cell>
          <table:table-cell office:value-type="float" office:value="210.194653" calcext:value-type="float">
            <text:p>210.19465</text:p>
          </table:table-cell>
          <table:table-cell office:value-type="float" office:value="3.33349" calcext:value-type="float">
            <text:p>3.33349</text:p>
          </table:table-cell>
          <table:table-cell table:number-columns-repeated="3"/>
          <table:table-cell office:value-type="float" office:value="9.26265715095" calcext:value-type="float">
            <text:p>9.2627</text:p>
          </table:table-cell>
          <table:table-cell office:value-type="float" office:value="0.149616459973" calcext:value-type="float">
            <text:p>0.1496</text:p>
          </table:table-cell>
          <table:table-cell table:number-columns-repeated="1016"/>
        </table:table-row>
        <table:table-row table:style-name="ro1">
          <table:table-cell office:value-type="float" office:value="0.793881" calcext:value-type="float">
            <text:p>0.7939</text:p>
          </table:table-cell>
          <table:table-cell office:value-type="float" office:value="211.491033" calcext:value-type="float">
            <text:p>211.49103</text:p>
          </table:table-cell>
          <table:table-cell office:value-type="float" office:value="4.01305" calcext:value-type="float">
            <text:p>4.01305</text:p>
          </table:table-cell>
          <table:table-cell table:number-columns-repeated="3"/>
          <table:table-cell office:value-type="float" office:value="9.35293031597" calcext:value-type="float">
            <text:p>9.3529</text:p>
          </table:table-cell>
          <table:table-cell office:value-type="float" office:value="0.18021845136" calcext:value-type="float">
            <text:p>0.1802</text:p>
          </table:table-cell>
          <table:table-cell table:number-columns-repeated="1016"/>
        </table:table-row>
        <table:table-row table:style-name="ro1">
          <table:table-cell office:value-type="float" office:value="0.797449" calcext:value-type="float">
            <text:p>0.7974</text:p>
          </table:table-cell>
          <table:table-cell office:value-type="float" office:value="203.657432" calcext:value-type="float">
            <text:p>203.65743</text:p>
          </table:table-cell>
          <table:table-cell office:value-type="float" office:value="4.05319" calcext:value-type="float">
            <text:p>4.05319</text:p>
          </table:table-cell>
          <table:table-cell table:number-columns-repeated="3"/>
          <table:table-cell office:value-type="float" office:value="9.03745774099" calcext:value-type="float">
            <text:p>9.0375</text:p>
          </table:table-cell>
          <table:table-cell office:value-type="float" office:value="0.182694372082" calcext:value-type="float">
            <text:p>0.1827</text:p>
          </table:table-cell>
          <table:table-cell table:number-columns-repeated="1016"/>
        </table:table-row>
        <table:table-row table:style-name="ro1">
          <table:table-cell office:value-type="float" office:value="0.801025" calcext:value-type="float">
            <text:p>0.8010</text:p>
          </table:table-cell>
          <table:table-cell office:value-type="float" office:value="197.638202" calcext:value-type="float">
            <text:p>197.63820</text:p>
          </table:table-cell>
          <table:table-cell office:value-type="float" office:value="3.59671" calcext:value-type="float">
            <text:p>3.59671</text:p>
          </table:table-cell>
          <table:table-cell table:number-columns-repeated="3"/>
          <table:table-cell office:value-type="float" office:value="8.80130668071" calcext:value-type="float">
            <text:p>8.8013</text:p>
          </table:table-cell>
          <table:table-cell office:value-type="float" office:value="0.162927463112" calcext:value-type="float">
            <text:p>0.1629</text:p>
          </table:table-cell>
          <table:table-cell table:number-columns-repeated="1016"/>
        </table:table-row>
        <table:table-row table:style-name="ro1">
          <table:table-cell office:value-type="float" office:value="0.804609" calcext:value-type="float">
            <text:p>0.8046</text:p>
          </table:table-cell>
          <table:table-cell office:value-type="float" office:value="199.534213" calcext:value-type="float">
            <text:p>199.53421</text:p>
          </table:table-cell>
          <table:table-cell office:value-type="float" office:value="3.8466" calcext:value-type="float">
            <text:p>3.84660</text:p>
          </table:table-cell>
          <table:table-cell table:number-columns-repeated="3"/>
          <table:table-cell office:value-type="float" office:value="8.9169855277" calcext:value-type="float">
            <text:p>8.9170</text:p>
          </table:table-cell>
          <table:table-cell office:value-type="float" office:value="0.174694600921" calcext:value-type="float">
            <text:p>0.1747</text:p>
          </table:table-cell>
          <table:table-cell table:number-columns-repeated="1016"/>
        </table:table-row>
        <table:table-row table:style-name="ro1">
          <table:table-cell office:value-type="float" office:value="0.808201" calcext:value-type="float">
            <text:p>0.8082</text:p>
          </table:table-cell>
          <table:table-cell office:value-type="float" office:value="192.685614" calcext:value-type="float">
            <text:p>192.68561</text:p>
          </table:table-cell>
          <table:table-cell office:value-type="float" office:value="3.29938" calcext:value-type="float">
            <text:p>3.29938</text:p>
          </table:table-cell>
          <table:table-cell table:number-columns-repeated="3"/>
          <table:table-cell office:value-type="float" office:value="8.64126133329" calcext:value-type="float">
            <text:p>8.6413</text:p>
          </table:table-cell>
          <table:table-cell office:value-type="float" office:value="0.150673205879" calcext:value-type="float">
            <text:p>0.1507</text:p>
          </table:table-cell>
          <table:table-cell table:number-columns-repeated="1016"/>
        </table:table-row>
        <table:table-row table:style-name="ro1">
          <table:table-cell office:value-type="float" office:value="0.811801" calcext:value-type="float">
            <text:p>0.8118</text:p>
          </table:table-cell>
          <table:table-cell office:value-type="float" office:value="186.710158" calcext:value-type="float">
            <text:p>186.71016</text:p>
          </table:table-cell>
          <table:table-cell office:value-type="float" office:value="3.30402" calcext:value-type="float">
            <text:p>3.30402</text:p>
          </table:table-cell>
          <table:table-cell table:number-columns-repeated="3"/>
          <table:table-cell office:value-type="float" office:value="8.40250395548" calcext:value-type="float">
            <text:p>8.4025</text:p>
          </table:table-cell>
          <table:table-cell office:value-type="float" office:value="0.151323892647" calcext:value-type="float">
            <text:p>0.1513</text:p>
          </table:table-cell>
          <table:table-cell table:number-columns-repeated="1016"/>
        </table:table-row>
        <table:table-row table:style-name="ro1">
          <table:table-cell office:value-type="float" office:value="0.815409" calcext:value-type="float">
            <text:p>0.8154</text:p>
          </table:table-cell>
          <table:table-cell office:value-type="float" office:value="183.346298" calcext:value-type="float">
            <text:p>183.34630</text:p>
          </table:table-cell>
          <table:table-cell office:value-type="float" office:value="3.86473" calcext:value-type="float">
            <text:p>3.86473</text:p>
          </table:table-cell>
          <table:table-cell table:number-columns-repeated="3"/>
          <table:table-cell office:value-type="float" office:value="8.27980556015" calcext:value-type="float">
            <text:p>8.2798</text:p>
          </table:table-cell>
          <table:table-cell office:value-type="float" office:value="0.177124011966" calcext:value-type="float">
            <text:p>0.1771</text:p>
          </table:table-cell>
          <table:table-cell table:number-columns-repeated="1016"/>
        </table:table-row>
        <table:table-row table:style-name="ro1">
          <table:table-cell office:value-type="float" office:value="0.819025" calcext:value-type="float">
            <text:p>0.8190</text:p>
          </table:table-cell>
          <table:table-cell office:value-type="float" office:value="175.525532" calcext:value-type="float">
            <text:p>175.52553</text:p>
          </table:table-cell>
          <table:table-cell office:value-type="float" office:value="3.42085" calcext:value-type="float">
            <text:p>3.42085</text:p>
          </table:table-cell>
          <table:table-cell table:number-columns-repeated="3"/>
          <table:table-cell office:value-type="float" office:value="7.95407765009" calcext:value-type="float">
            <text:p>7.9541</text:p>
          </table:table-cell>
          <table:table-cell office:value-type="float" office:value="0.157511929132" calcext:value-type="float">
            <text:p>0.1575</text:p>
          </table:table-cell>
          <table:table-cell table:number-columns-repeated="1016"/>
        </table:table-row>
        <table:table-row table:style-name="ro1">
          <table:table-cell office:value-type="float" office:value="0.822649" calcext:value-type="float">
            <text:p>0.8226</text:p>
          </table:table-cell>
          <table:table-cell office:value-type="float" office:value="168.740556" calcext:value-type="float">
            <text:p>168.74056</text:p>
          </table:table-cell>
          <table:table-cell office:value-type="float" office:value="3.02536" calcext:value-type="float">
            <text:p>3.02536</text:p>
          </table:table-cell>
          <table:table-cell table:number-columns-repeated="3"/>
          <table:table-cell office:value-type="float" office:value="7.67314564922" calcext:value-type="float">
            <text:p>7.6731</text:p>
          </table:table-cell>
          <table:table-cell office:value-type="float" office:value="0.140128291968" calcext:value-type="float">
            <text:p>0.1401</text:p>
          </table:table-cell>
          <table:table-cell table:number-columns-repeated="1016"/>
        </table:table-row>
        <table:table-row table:style-name="ro1">
          <table:table-cell office:value-type="float" office:value="0.826281" calcext:value-type="float">
            <text:p>0.8263</text:p>
          </table:table-cell>
          <table:table-cell office:value-type="float" office:value="160.016976" calcext:value-type="float">
            <text:p>160.01698</text:p>
          </table:table-cell>
          <table:table-cell office:value-type="float" office:value="3.52612" calcext:value-type="float">
            <text:p>3.52612</text:p>
          </table:table-cell>
          <table:table-cell table:number-columns-repeated="3"/>
          <table:table-cell office:value-type="float" office:value="7.30221697448" calcext:value-type="float">
            <text:p>7.3022</text:p>
          </table:table-cell>
          <table:table-cell office:value-type="float" office:value="0.163200641103" calcext:value-type="float">
            <text:p>0.1632</text:p>
          </table:table-cell>
          <table:table-cell table:number-columns-repeated="1016"/>
        </table:table-row>
        <table:table-row table:style-name="ro1">
          <table:table-cell office:value-type="float" office:value="0.829921" calcext:value-type="float">
            <text:p>0.8299</text:p>
          </table:table-cell>
          <table:table-cell office:value-type="float" office:value="159.97059" calcext:value-type="float">
            <text:p>159.97059</text:p>
          </table:table-cell>
          <table:table-cell office:value-type="float" office:value="3.33427" calcext:value-type="float">
            <text:p>3.33427</text:p>
          </table:table-cell>
          <table:table-cell table:number-columns-repeated="3"/>
          <table:table-cell office:value-type="float" office:value="7.32524107253" calcext:value-type="float">
            <text:p>7.3252</text:p>
          </table:table-cell>
          <table:table-cell office:value-type="float" office:value="0.155120830886" calcext:value-type="float">
            <text:p>0.1551</text:p>
          </table:table-cell>
          <table:table-cell table:number-columns-repeated="1016"/>
        </table:table-row>
        <table:table-row table:style-name="ro1">
          <table:table-cell office:value-type="float" office:value="0.833569" calcext:value-type="float">
            <text:p>0.8336</text:p>
          </table:table-cell>
          <table:table-cell office:value-type="float" office:value="155.648859" calcext:value-type="float">
            <text:p>155.64886</text:p>
          </table:table-cell>
          <table:table-cell office:value-type="float" office:value="3.44126" calcext:value-type="float">
            <text:p>3.44126</text:p>
          </table:table-cell>
          <table:table-cell table:number-columns-repeated="3"/>
          <table:table-cell office:value-type="float" office:value="7.15238484229" calcext:value-type="float">
            <text:p>7.1524</text:p>
          </table:table-cell>
          <table:table-cell office:value-type="float" office:value="0.160516369759" calcext:value-type="float">
            <text:p>0.1605</text:p>
          </table:table-cell>
          <table:table-cell table:number-columns-repeated="1016"/>
        </table:table-row>
        <table:table-row table:style-name="ro1">
          <table:table-cell office:value-type="float" office:value="0.837225" calcext:value-type="float">
            <text:p>0.8372</text:p>
          </table:table-cell>
          <table:table-cell office:value-type="float" office:value="148.082165" calcext:value-type="float">
            <text:p>148.08217</text:p>
          </table:table-cell>
          <table:table-cell office:value-type="float" office:value="3.10591" calcext:value-type="float">
            <text:p>3.10591</text:p>
          </table:table-cell>
          <table:table-cell table:number-columns-repeated="3"/>
          <table:table-cell office:value-type="float" office:value="6.82780531166" calcext:value-type="float">
            <text:p>6.8278</text:p>
          </table:table-cell>
          <table:table-cell office:value-type="float" office:value="0.145483515942" calcext:value-type="float">
            <text:p>0.1455</text:p>
          </table:table-cell>
          <table:table-cell table:number-columns-repeated="1016"/>
        </table:table-row>
        <table:table-row table:style-name="ro1">
          <table:table-cell office:value-type="float" office:value="0.840889" calcext:value-type="float">
            <text:p>0.8409</text:p>
          </table:table-cell>
          <table:table-cell office:value-type="float" office:value="147.356937" calcext:value-type="float">
            <text:p>147.35694</text:p>
          </table:table-cell>
          <table:table-cell office:value-type="float" office:value="2.76511" calcext:value-type="float">
            <text:p>2.76511</text:p>
          </table:table-cell>
          <table:table-cell table:number-columns-repeated="3"/>
          <table:table-cell office:value-type="float" office:value="6.81805812553" calcext:value-type="float">
            <text:p>6.8181</text:p>
          </table:table-cell>
          <table:table-cell office:value-type="float" office:value="0.130211446767" calcext:value-type="float">
            <text:p>0.1302</text:p>
          </table:table-cell>
          <table:table-cell table:number-columns-repeated="1016"/>
        </table:table-row>
        <table:table-row table:style-name="ro1">
          <table:table-cell office:value-type="float" office:value="0.844561" calcext:value-type="float">
            <text:p>0.8446</text:p>
          </table:table-cell>
          <table:table-cell office:value-type="float" office:value="145.09733" calcext:value-type="float">
            <text:p>145.09733</text:p>
          </table:table-cell>
          <table:table-cell office:value-type="float" office:value="3.42667" calcext:value-type="float">
            <text:p>3.42667</text:p>
          </table:table-cell>
          <table:table-cell table:number-columns-repeated="3"/>
          <table:table-cell office:value-type="float" office:value="6.73682931068" calcext:value-type="float">
            <text:p>6.7368</text:p>
          </table:table-cell>
          <table:table-cell office:value-type="float" office:value="0.16134513594" calcext:value-type="float">
            <text:p>0.1613</text:p>
          </table:table-cell>
          <table:table-cell table:number-columns-repeated="1016"/>
        </table:table-row>
        <table:table-row table:style-name="ro1">
          <table:table-cell office:value-type="float" office:value="0.848241" calcext:value-type="float">
            <text:p>0.8482</text:p>
          </table:table-cell>
          <table:table-cell office:value-type="float" office:value="135.645722" calcext:value-type="float">
            <text:p>135.64572</text:p>
          </table:table-cell>
          <table:table-cell office:value-type="float" office:value="2.57948" calcext:value-type="float">
            <text:p>2.57948</text:p>
          </table:table-cell>
          <table:table-cell table:number-columns-repeated="3"/>
          <table:table-cell office:value-type="float" office:value="6.31915600974" calcext:value-type="float">
            <text:p>6.3192</text:p>
          </table:table-cell>
          <table:table-cell office:value-type="float" office:value="0.122397729788" calcext:value-type="float">
            <text:p>0.1224</text:p>
          </table:table-cell>
          <table:table-cell table:number-columns-repeated="1016"/>
        </table:table-row>
        <table:table-row table:style-name="ro1">
          <table:table-cell office:value-type="float" office:value="0.851929" calcext:value-type="float">
            <text:p>0.8519</text:p>
          </table:table-cell>
          <table:table-cell office:value-type="float" office:value="139.372963" calcext:value-type="float">
            <text:p>139.37296</text:p>
          </table:table-cell>
          <table:table-cell office:value-type="float" office:value="3.22257" calcext:value-type="float">
            <text:p>3.22257</text:p>
          </table:table-cell>
          <table:table-cell table:number-columns-repeated="3"/>
          <table:table-cell office:value-type="float" office:value="6.51517866459" calcext:value-type="float">
            <text:p>6.5152</text:p>
          </table:table-cell>
          <table:table-cell office:value-type="float" office:value="0.152943661277" calcext:value-type="float">
            <text:p>0.1529</text:p>
          </table:table-cell>
          <table:table-cell table:number-columns-repeated="1016"/>
        </table:table-row>
        <table:table-row table:style-name="ro1">
          <table:table-cell office:value-type="float" office:value="0.855625" calcext:value-type="float">
            <text:p>0.8556</text:p>
          </table:table-cell>
          <table:table-cell office:value-type="float" office:value="132.802682" calcext:value-type="float">
            <text:p>132.80268</text:p>
          </table:table-cell>
          <table:table-cell office:value-type="float" office:value="3.18767" calcext:value-type="float">
            <text:p>3.18767</text:p>
          </table:table-cell>
          <table:table-cell table:number-columns-repeated="3"/>
          <table:table-cell office:value-type="float" office:value="6.22924381126" calcext:value-type="float">
            <text:p>6.2292</text:p>
          </table:table-cell>
          <table:table-cell office:value-type="float" office:value="0.151720472042" calcext:value-type="float">
            <text:p>0.1517</text:p>
          </table:table-cell>
          <table:table-cell table:number-columns-repeated="1016"/>
        </table:table-row>
        <table:table-row table:style-name="ro1">
          <table:table-cell office:value-type="float" office:value="0.859329" calcext:value-type="float">
            <text:p>0.8593</text:p>
          </table:table-cell>
          <table:table-cell office:value-type="float" office:value="128.584856" calcext:value-type="float">
            <text:p>128.58486</text:p>
          </table:table-cell>
          <table:table-cell office:value-type="float" office:value="3.14486" calcext:value-type="float">
            <text:p>3.14486</text:p>
          </table:table-cell>
          <table:table-cell table:number-columns-repeated="3"/>
          <table:table-cell office:value-type="float" office:value="6.05192341505" calcext:value-type="float">
            <text:p>6.0519</text:p>
          </table:table-cell>
          <table:table-cell office:value-type="float" office:value="0.150151990711" calcext:value-type="float">
            <text:p>0.1502</text:p>
          </table:table-cell>
          <table:table-cell table:number-columns-repeated="1016"/>
        </table:table-row>
        <table:table-row table:style-name="ro1">
          <table:table-cell office:value-type="float" office:value="0.863041" calcext:value-type="float">
            <text:p>0.8630</text:p>
          </table:table-cell>
          <table:table-cell office:value-type="float" office:value="127.81609" calcext:value-type="float">
            <text:p>127.81609</text:p>
          </table:table-cell>
          <table:table-cell office:value-type="float" office:value="2.50977" calcext:value-type="float">
            <text:p>2.50977</text:p>
          </table:table-cell>
          <table:table-cell table:number-columns-repeated="3"/>
          <table:table-cell office:value-type="float" office:value="6.03601261539" calcext:value-type="float">
            <text:p>6.0360</text:p>
          </table:table-cell>
          <table:table-cell office:value-type="float" office:value="0.120653847607" calcext:value-type="float">
            <text:p>0.1207</text:p>
          </table:table-cell>
          <table:table-cell table:number-columns-repeated="1016"/>
        </table:table-row>
        <table:table-row table:style-name="ro1">
          <table:table-cell office:value-type="float" office:value="0.866761" calcext:value-type="float">
            <text:p>0.8668</text:p>
          </table:table-cell>
          <table:table-cell office:value-type="float" office:value="123.241678" calcext:value-type="float">
            <text:p>123.24168</text:p>
          </table:table-cell>
          <table:table-cell office:value-type="float" office:value="3.00352" calcext:value-type="float">
            <text:p>3.00352</text:p>
          </table:table-cell>
          <table:table-cell table:number-columns-repeated="3"/>
          <table:table-cell office:value-type="float" office:value="5.84010213623" calcext:value-type="float">
            <text:p>5.8401</text:p>
          </table:table-cell>
          <table:table-cell office:value-type="float" office:value="0.144506676307" calcext:value-type="float">
            <text:p>0.1445</text:p>
          </table:table-cell>
          <table:table-cell table:number-columns-repeated="1016"/>
        </table:table-row>
        <table:table-row table:style-name="ro1">
          <table:table-cell office:value-type="float" office:value="0.870489" calcext:value-type="float">
            <text:p>0.8705</text:p>
          </table:table-cell>
          <table:table-cell office:value-type="float" office:value="122.269203" calcext:value-type="float">
            <text:p>122.26920</text:p>
          </table:table-cell>
          <table:table-cell office:value-type="float" office:value="3.0247" calcext:value-type="float">
            <text:p>3.02470</text:p>
          </table:table-cell>
          <table:table-cell table:number-columns-repeated="3"/>
          <table:table-cell office:value-type="float" office:value="5.81350835592" calcext:value-type="float">
            <text:p>5.8135</text:p>
          </table:table-cell>
          <table:table-cell office:value-type="float" office:value="0.145982855045" calcext:value-type="float">
            <text:p>0.1460</text:p>
          </table:table-cell>
          <table:table-cell table:number-columns-repeated="1016"/>
        </table:table-row>
        <table:table-row table:style-name="ro1">
          <table:table-cell office:value-type="float" office:value="0.874225" calcext:value-type="float">
            <text:p>0.8742</text:p>
          </table:table-cell>
          <table:table-cell office:value-type="float" office:value="115.368057" calcext:value-type="float">
            <text:p>115.36806</text:p>
          </table:table-cell>
          <table:table-cell office:value-type="float" office:value="2.84473" calcext:value-type="float">
            <text:p>2.84473</text:p>
          </table:table-cell>
          <table:table-cell table:number-columns-repeated="3"/>
          <table:table-cell office:value-type="float" office:value="5.50365555581" calcext:value-type="float">
            <text:p>5.5037</text:p>
          </table:table-cell>
          <table:table-cell office:value-type="float" office:value="0.137869253043" calcext:value-type="float">
            <text:p>0.1379</text:p>
          </table:table-cell>
          <table:table-cell table:number-columns-repeated="1016"/>
        </table:table-row>
        <table:table-row table:style-name="ro1">
          <table:table-cell office:value-type="float" office:value="0.877969" calcext:value-type="float">
            <text:p>0.8780</text:p>
          </table:table-cell>
          <table:table-cell office:value-type="float" office:value="112.606358" calcext:value-type="float">
            <text:p>112.60636</text:p>
          </table:table-cell>
          <table:table-cell office:value-type="float" office:value="2.69351" calcext:value-type="float">
            <text:p>2.69351</text:p>
          </table:table-cell>
          <table:table-cell table:number-columns-repeated="3"/>
          <table:table-cell office:value-type="float" office:value="5.3902618366" calcext:value-type="float">
            <text:p>5.3903</text:p>
          </table:table-cell>
          <table:table-cell office:value-type="float" office:value="0.130944247186" calcext:value-type="float">
            <text:p>0.1309</text:p>
          </table:table-cell>
          <table:table-cell table:number-columns-repeated="1016"/>
        </table:table-row>
        <table:table-row table:style-name="ro1">
          <table:table-cell office:value-type="float" office:value="0.881721" calcext:value-type="float">
            <text:p>0.8817</text:p>
          </table:table-cell>
          <table:table-cell office:value-type="float" office:value="109.421329" calcext:value-type="float">
            <text:p>109.42133</text:p>
          </table:table-cell>
          <table:table-cell office:value-type="float" office:value="2.43689" calcext:value-type="float">
            <text:p>2.43689</text:p>
          </table:table-cell>
          <table:table-cell table:number-columns-repeated="3"/>
          <table:table-cell office:value-type="float" office:value="5.25501414205" calcext:value-type="float">
            <text:p>5.2550</text:p>
          </table:table-cell>
          <table:table-cell office:value-type="float" office:value="0.119096727414" calcext:value-type="float">
            <text:p>0.1191</text:p>
          </table:table-cell>
          <table:table-cell table:number-columns-repeated="1016"/>
        </table:table-row>
        <table:table-row table:style-name="ro1">
          <table:table-cell office:value-type="float" office:value="0.885481" calcext:value-type="float">
            <text:p>0.8855</text:p>
          </table:table-cell>
          <table:table-cell office:value-type="float" office:value="111.147636" calcext:value-type="float">
            <text:p>111.14764</text:p>
          </table:table-cell>
          <table:table-cell office:value-type="float" office:value="2.33278" calcext:value-type="float">
            <text:p>2.33278</text:p>
          </table:table-cell>
          <table:table-cell table:number-columns-repeated="3"/>
          <table:table-cell office:value-type="float" office:value="5.35591575815" calcext:value-type="float">
            <text:p>5.3559</text:p>
          </table:table-cell>
          <table:table-cell office:value-type="float" office:value="0.114514426594" calcext:value-type="float">
            <text:p>0.1145</text:p>
          </table:table-cell>
          <table:table-cell table:number-columns-repeated="1016"/>
        </table:table-row>
        <table:table-row table:style-name="ro1">
          <table:table-cell office:value-type="float" office:value="0.889249" calcext:value-type="float">
            <text:p>0.8892</text:p>
          </table:table-cell>
          <table:table-cell office:value-type="float" office:value="107.676104" calcext:value-type="float">
            <text:p>107.67610</text:p>
          </table:table-cell>
          <table:table-cell office:value-type="float" office:value="2.63038" calcext:value-type="float">
            <text:p>2.63038</text:p>
          </table:table-cell>
          <table:table-cell table:number-columns-repeated="3"/>
          <table:table-cell office:value-type="float" office:value="5.20555405423" calcext:value-type="float">
            <text:p>5.2056</text:p>
          </table:table-cell>
          <table:table-cell office:value-type="float" office:value="0.129311910009" calcext:value-type="float">
            <text:p>0.1293</text:p>
          </table:table-cell>
          <table:table-cell table:number-columns-repeated="1016"/>
        </table:table-row>
        <table:table-row table:style-name="ro1">
          <table:table-cell office:value-type="float" office:value="0.893025" calcext:value-type="float">
            <text:p>0.8930</text:p>
          </table:table-cell>
          <table:table-cell office:value-type="float" office:value="103.334041" calcext:value-type="float">
            <text:p>103.33404</text:p>
          </table:table-cell>
          <table:table-cell office:value-type="float" office:value="2.16834" calcext:value-type="float">
            <text:p>2.16834</text:p>
          </table:table-cell>
          <table:table-cell table:number-columns-repeated="3"/>
          <table:table-cell office:value-type="float" office:value="5.01215568616" calcext:value-type="float">
            <text:p>5.0122</text:p>
          </table:table-cell>
          <table:table-cell office:value-type="float" office:value="0.107241956411" calcext:value-type="float">
            <text:p>0.1072</text:p>
          </table:table-cell>
          <table:table-cell table:number-columns-repeated="1016"/>
        </table:table-row>
        <table:table-row table:style-name="ro1">
          <table:table-cell office:value-type="float" office:value="0.896809" calcext:value-type="float">
            <text:p>0.8968</text:p>
          </table:table-cell>
          <table:table-cell office:value-type="float" office:value="105.9282" calcext:value-type="float">
            <text:p>105.92820</text:p>
          </table:table-cell>
          <table:table-cell office:value-type="float" office:value="2.52356" calcext:value-type="float">
            <text:p>2.52356</text:p>
          </table:table-cell>
          <table:table-cell table:number-columns-repeated="3"/>
          <table:table-cell office:value-type="float" office:value="5.15500665554" calcext:value-type="float">
            <text:p>5.1550</text:p>
          </table:table-cell>
          <table:table-cell office:value-type="float" office:value="0.125037817862" calcext:value-type="float">
            <text:p>0.1250</text:p>
          </table:table-cell>
          <table:table-cell table:number-columns-repeated="1016"/>
        </table:table-row>
        <table:table-row table:style-name="ro1">
          <table:table-cell office:value-type="float" office:value="0.900601" calcext:value-type="float">
            <text:p>0.9006</text:p>
          </table:table-cell>
          <table:table-cell office:value-type="float" office:value="99.294945" calcext:value-type="float">
            <text:p>99.29495</text:p>
          </table:table-cell>
          <table:table-cell office:value-type="float" office:value="2.58985" calcext:value-type="float">
            <text:p>2.58985</text:p>
          </table:table-cell>
          <table:table-cell table:number-columns-repeated="3"/>
          <table:table-cell office:value-type="float" office:value="4.84814714458" calcext:value-type="float">
            <text:p>4.8481</text:p>
          </table:table-cell>
          <table:table-cell office:value-type="float" office:value="0.12854749124" calcext:value-type="float">
            <text:p>0.1285</text:p>
          </table:table-cell>
          <table:table-cell table:number-columns-repeated="1016"/>
        </table:table-row>
        <table:table-row table:style-name="ro1">
          <table:table-cell office:value-type="float" office:value="0.904401" calcext:value-type="float">
            <text:p>0.9044</text:p>
          </table:table-cell>
          <table:table-cell office:value-type="float" office:value="99.889874" calcext:value-type="float">
            <text:p>99.88987</text:p>
          </table:table-cell>
          <table:table-cell office:value-type="float" office:value="2.63741" calcext:value-type="float">
            <text:p>2.63741</text:p>
          </table:table-cell>
          <table:table-cell table:number-columns-repeated="3"/>
          <table:table-cell office:value-type="float" office:value="4.89313354919" calcext:value-type="float">
            <text:p>4.8931</text:p>
          </table:table-cell>
          <table:table-cell office:value-type="float" office:value="0.131406491334" calcext:value-type="float">
            <text:p>0.1314</text:p>
          </table:table-cell>
          <table:table-cell table:number-columns-repeated="1016"/>
        </table:table-row>
        <table:table-row table:style-name="ro1">
          <table:table-cell office:value-type="float" office:value="0.908209" calcext:value-type="float">
            <text:p>0.9082</text:p>
          </table:table-cell>
          <table:table-cell office:value-type="float" office:value="98.933665" calcext:value-type="float">
            <text:p>98.93367</text:p>
          </table:table-cell>
          <table:table-cell office:value-type="float" office:value="2.60154" calcext:value-type="float">
            <text:p>2.60154</text:p>
          </table:table-cell>
          <table:table-cell table:number-columns-repeated="3"/>
          <table:table-cell office:value-type="float" office:value="4.86197541516" calcext:value-type="float">
            <text:p>4.8620</text:p>
          </table:table-cell>
          <table:table-cell office:value-type="float" office:value="0.130048073049" calcext:value-type="float">
            <text:p>0.1300</text:p>
          </table:table-cell>
          <table:table-cell table:number-columns-repeated="1016"/>
        </table:table-row>
        <table:table-row table:style-name="ro1">
          <table:table-cell office:value-type="float" office:value="0.912025" calcext:value-type="float">
            <text:p>0.9120</text:p>
          </table:table-cell>
          <table:table-cell office:value-type="float" office:value="94.622724" calcext:value-type="float">
            <text:p>94.62272</text:p>
          </table:table-cell>
          <table:table-cell office:value-type="float" office:value="2.54042" calcext:value-type="float">
            <text:p>2.54042</text:p>
          </table:table-cell>
          <table:table-cell table:number-columns-repeated="3"/>
          <table:table-cell office:value-type="float" office:value="4.66519950667" calcext:value-type="float">
            <text:p>4.6652</text:p>
          </table:table-cell>
          <table:table-cell office:value-type="float" office:value="0.127360677561" calcext:value-type="float">
            <text:p>0.1274</text:p>
          </table:table-cell>
          <table:table-cell table:number-columns-repeated="1016"/>
        </table:table-row>
        <table:table-row table:style-name="ro1">
          <table:table-cell office:value-type="float" office:value="0.915849" calcext:value-type="float">
            <text:p>0.9158</text:p>
          </table:table-cell>
          <table:table-cell office:value-type="float" office:value="94.945485" calcext:value-type="float">
            <text:p>94.94549</text:p>
          </table:table-cell>
          <table:table-cell office:value-type="float" office:value="2.57963" calcext:value-type="float">
            <text:p>2.57963</text:p>
          </table:table-cell>
          <table:table-cell table:number-columns-repeated="3"/>
          <table:table-cell office:value-type="float" office:value="4.69605136544" calcext:value-type="float">
            <text:p>4.6961</text:p>
          </table:table-cell>
          <table:table-cell office:value-type="float" office:value="0.129898814684" calcext:value-type="float">
            <text:p>0.1299</text:p>
          </table:table-cell>
          <table:table-cell table:number-columns-repeated="1016"/>
        </table:table-row>
        <table:table-row table:style-name="ro1">
          <table:table-cell office:value-type="float" office:value="0.919681" calcext:value-type="float">
            <text:p>0.9197</text:p>
          </table:table-cell>
          <table:table-cell office:value-type="float" office:value="89.256666" calcext:value-type="float">
            <text:p>89.25667</text:p>
          </table:table-cell>
          <table:table-cell office:value-type="float" office:value="2.13248" calcext:value-type="float">
            <text:p>2.13248</text:p>
          </table:table-cell>
          <table:table-cell table:number-columns-repeated="3"/>
          <table:table-cell office:value-type="float" office:value="4.4291281188" calcext:value-type="float">
            <text:p>4.4291</text:p>
          </table:table-cell>
          <table:table-cell office:value-type="float" office:value="0.107996936012" calcext:value-type="float">
            <text:p>0.1080</text:p>
          </table:table-cell>
          <table:table-cell table:number-columns-repeated="1016"/>
        </table:table-row>
        <table:table-row table:style-name="ro1">
          <table:table-cell office:value-type="float" office:value="0.923521" calcext:value-type="float">
            <text:p>0.9235</text:p>
          </table:table-cell>
          <table:table-cell office:value-type="float" office:value="88.406812" calcext:value-type="float">
            <text:p>88.40681</text:p>
          </table:table-cell>
          <table:table-cell office:value-type="float" office:value="2.54816" calcext:value-type="float">
            <text:p>2.54816</text:p>
          </table:table-cell>
          <table:table-cell table:number-columns-repeated="3"/>
          <table:table-cell office:value-type="float" office:value="4.40075977223" calcext:value-type="float">
            <text:p>4.4008</text:p>
          </table:table-cell>
          <table:table-cell office:value-type="float" office:value="0.129094916115" calcext:value-type="float">
            <text:p>0.1291</text:p>
          </table:table-cell>
          <table:table-cell table:number-columns-repeated="1016"/>
        </table:table-row>
        <table:table-row table:style-name="ro1">
          <table:table-cell office:value-type="float" office:value="0.927369" calcext:value-type="float">
            <text:p>0.9274</text:p>
          </table:table-cell>
          <table:table-cell office:value-type="float" office:value="86.315339" calcext:value-type="float">
            <text:p>86.31534</text:p>
          </table:table-cell>
          <table:table-cell office:value-type="float" office:value="1.95674" calcext:value-type="float">
            <text:p>1.95674</text:p>
          </table:table-cell>
          <table:table-cell table:number-columns-repeated="3"/>
          <table:table-cell office:value-type="float" office:value="4.31034821897" calcext:value-type="float">
            <text:p>4.3103</text:p>
          </table:table-cell>
          <table:table-cell office:value-type="float" office:value="0.0999196990716" calcext:value-type="float">
            <text:p>0.0999</text:p>
          </table:table-cell>
          <table:table-cell table:number-columns-repeated="1016"/>
        </table:table-row>
        <table:table-row table:style-name="ro1">
          <table:table-cell office:value-type="float" office:value="0.931225" calcext:value-type="float">
            <text:p>0.9312</text:p>
          </table:table-cell>
          <table:table-cell office:value-type="float" office:value="82.381375" calcext:value-type="float">
            <text:p>82.38138</text:p>
          </table:table-cell>
          <table:table-cell office:value-type="float" office:value="2.0939" calcext:value-type="float">
            <text:p>2.09390</text:p>
          </table:table-cell>
          <table:table-cell table:number-columns-repeated="3"/>
          <table:table-cell office:value-type="float" office:value="4.12649678493" calcext:value-type="float">
            <text:p>4.1265</text:p>
          </table:table-cell>
          <table:table-cell office:value-type="float" office:value="0.107076988342" calcext:value-type="float">
            <text:p>0.1071</text:p>
          </table:table-cell>
          <table:table-cell table:number-columns-repeated="1016"/>
        </table:table-row>
        <table:table-row table:style-name="ro1">
          <table:table-cell office:value-type="float" office:value="0.935089" calcext:value-type="float">
            <text:p>0.9351</text:p>
          </table:table-cell>
          <table:table-cell office:value-type="float" office:value="80.81125" calcext:value-type="float">
            <text:p>80.81125</text:p>
          </table:table-cell>
          <table:table-cell office:value-type="float" office:value="2.13539" calcext:value-type="float">
            <text:p>2.13539</text:p>
          </table:table-cell>
          <table:table-cell table:number-columns-repeated="3"/>
          <table:table-cell office:value-type="float" office:value="4.06049259419" calcext:value-type="float">
            <text:p>4.0605</text:p>
          </table:table-cell>
          <table:table-cell office:value-type="float" office:value="0.109534736665" calcext:value-type="float">
            <text:p>0.1095</text:p>
          </table:table-cell>
          <table:table-cell table:number-columns-repeated="1016"/>
        </table:table-row>
        <table:table-row table:style-name="ro1">
          <table:table-cell office:value-type="float" office:value="0.938961" calcext:value-type="float">
            <text:p>0.9390</text:p>
          </table:table-cell>
          <table:table-cell office:value-type="float" office:value="79.513477" calcext:value-type="float">
            <text:p>79.51348</text:p>
          </table:table-cell>
          <table:table-cell office:value-type="float" office:value="2.32598" calcext:value-type="float">
            <text:p>2.32598</text:p>
          </table:table-cell>
          <table:table-cell table:number-columns-repeated="3"/>
          <table:table-cell office:value-type="float" office:value="4.00755544057" calcext:value-type="float">
            <text:p>4.0076</text:p>
          </table:table-cell>
          <table:table-cell office:value-type="float" office:value="0.11959947181" calcext:value-type="float">
            <text:p>0.1196</text:p>
          </table:table-cell>
          <table:table-cell table:number-columns-repeated="1016"/>
        </table:table-row>
        <table:table-row table:style-name="ro1">
          <table:table-cell office:value-type="float" office:value="0.942841" calcext:value-type="float">
            <text:p>0.9428</text:p>
          </table:table-cell>
          <table:table-cell office:value-type="float" office:value="79.146294" calcext:value-type="float">
            <text:p>79.14629</text:p>
          </table:table-cell>
          <table:table-cell office:value-type="float" office:value="2.38683" calcext:value-type="float">
            <text:p>2.38683</text:p>
          </table:table-cell>
          <table:table-cell table:number-columns-repeated="3"/>
          <table:table-cell office:value-type="float" office:value="4.00088358854" calcext:value-type="float">
            <text:p>4.0009</text:p>
          </table:table-cell>
          <table:table-cell office:value-type="float" office:value="0.12301996327" calcext:value-type="float">
            <text:p>0.1230</text:p>
          </table:table-cell>
          <table:table-cell table:number-columns-repeated="1016"/>
        </table:table-row>
        <table:table-row table:style-name="ro1">
          <table:table-cell office:value-type="float" office:value="0.946729" calcext:value-type="float">
            <text:p>0.9467</text:p>
          </table:table-cell>
          <table:table-cell office:value-type="float" office:value="82.092932" calcext:value-type="float">
            <text:p>82.09293</text:p>
          </table:table-cell>
          <table:table-cell office:value-type="float" office:value="2.39002" calcext:value-type="float">
            <text:p>2.39002</text:p>
          </table:table-cell>
          <table:table-cell table:number-columns-repeated="3"/>
          <table:table-cell office:value-type="float" office:value="4.16231715663" calcext:value-type="float">
            <text:p>4.1623</text:p>
          </table:table-cell>
          <table:table-cell office:value-type="float" office:value="0.123722674425" calcext:value-type="float">
            <text:p>0.1237</text:p>
          </table:table-cell>
          <table:table-cell table:number-columns-repeated="1016"/>
        </table:table-row>
        <table:table-row table:style-name="ro1">
          <table:table-cell office:value-type="float" office:value="0.950625" calcext:value-type="float">
            <text:p>0.9506</text:p>
          </table:table-cell>
          <table:table-cell office:value-type="float" office:value="76.114601" calcext:value-type="float">
            <text:p>76.11460</text:p>
          </table:table-cell>
          <table:table-cell office:value-type="float" office:value="1.74979" calcext:value-type="float">
            <text:p>1.74979</text:p>
          </table:table-cell>
          <table:table-cell table:number-columns-repeated="3"/>
          <table:table-cell office:value-type="float" office:value="3.87075837797" calcext:value-type="float">
            <text:p>3.8708</text:p>
          </table:table-cell>
          <table:table-cell office:value-type="float" office:value="0.0915022694466" calcext:value-type="float">
            <text:p>0.0915</text:p>
          </table:table-cell>
          <table:table-cell table:number-columns-repeated="1016"/>
        </table:table-row>
        <table:table-row table:style-name="ro1">
          <table:table-cell office:value-type="float" office:value="0.954529" calcext:value-type="float">
            <text:p>0.9545</text:p>
          </table:table-cell>
          <table:table-cell office:value-type="float" office:value="73.139638" calcext:value-type="float">
            <text:p>73.13964</text:p>
          </table:table-cell>
          <table:table-cell office:value-type="float" office:value="2.07533" calcext:value-type="float">
            <text:p>2.07533</text:p>
          </table:table-cell>
          <table:table-cell table:number-columns-repeated="3"/>
          <table:table-cell office:value-type="float" office:value="3.73048831073" calcext:value-type="float">
            <text:p>3.7305</text:p>
          </table:table-cell>
          <table:table-cell office:value-type="float" office:value="0.108353103827" calcext:value-type="float">
            <text:p>0.1084</text:p>
          </table:table-cell>
          <table:table-cell table:number-columns-repeated="1016"/>
        </table:table-row>
        <table:table-row table:style-name="ro1">
          <table:table-cell office:value-type="float" office:value="0.958441" calcext:value-type="float">
            <text:p>0.9584</text:p>
          </table:table-cell>
          <table:table-cell office:value-type="float" office:value="73.994051" calcext:value-type="float">
            <text:p>73.99405</text:p>
          </table:table-cell>
          <table:table-cell office:value-type="float" office:value="2.12724" calcext:value-type="float">
            <text:p>2.12724</text:p>
          </table:table-cell>
          <table:table-cell table:number-columns-repeated="3"/>
          <table:table-cell office:value-type="float" office:value="3.78497854426" calcext:value-type="float">
            <text:p>3.7850</text:p>
          </table:table-cell>
          <table:table-cell office:value-type="float" office:value="0.111426462327" calcext:value-type="float">
            <text:p>0.1114</text:p>
          </table:table-cell>
          <table:table-cell table:number-columns-repeated="1016"/>
        </table:table-row>
        <table:table-row table:style-name="ro1">
          <table:table-cell office:value-type="float" office:value="0.962361" calcext:value-type="float">
            <text:p>0.9624</text:p>
          </table:table-cell>
          <table:table-cell office:value-type="float" office:value="70.701879" calcext:value-type="float">
            <text:p>70.70188</text:p>
          </table:table-cell>
          <table:table-cell office:value-type="float" office:value="1.96335" calcext:value-type="float">
            <text:p>1.96335</text:p>
          </table:table-cell>
          <table:table-cell table:number-columns-repeated="3"/>
          <table:table-cell office:value-type="float" office:value="3.62695688183" calcext:value-type="float">
            <text:p>3.6270</text:p>
          </table:table-cell>
          <table:table-cell office:value-type="float" office:value="0.103294772754" calcext:value-type="float">
            <text:p>0.1033</text:p>
          </table:table-cell>
          <table:table-cell table:number-columns-repeated="1016"/>
        </table:table-row>
        <table:table-row table:style-name="ro1">
          <table:table-cell office:value-type="float" office:value="0.966289" calcext:value-type="float">
            <text:p>0.9663</text:p>
          </table:table-cell>
          <table:table-cell office:value-type="float" office:value="71.929559" calcext:value-type="float">
            <text:p>71.92956</text:p>
          </table:table-cell>
          <table:table-cell office:value-type="float" office:value="1.81812" calcext:value-type="float">
            <text:p>1.81812</text:p>
          </table:table-cell>
          <table:table-cell table:number-columns-repeated="3"/>
          <table:table-cell office:value-type="float" office:value="3.69992825548" calcext:value-type="float">
            <text:p>3.6999</text:p>
          </table:table-cell>
          <table:table-cell office:value-type="float" office:value="0.0962961061447" calcext:value-type="float">
            <text:p>0.0963</text:p>
          </table:table-cell>
          <table:table-cell table:number-columns-repeated="1016"/>
        </table:table-row>
        <table:table-row table:style-name="ro1">
          <table:table-cell office:value-type="float" office:value="0.970225" calcext:value-type="float">
            <text:p>0.9702</text:p>
          </table:table-cell>
          <table:table-cell office:value-type="float" office:value="67.170744" calcext:value-type="float">
            <text:p>67.17074</text:p>
          </table:table-cell>
          <table:table-cell office:value-type="float" office:value="2.18207" calcext:value-type="float">
            <text:p>2.18207</text:p>
          </table:table-cell>
          <table:table-cell table:number-columns-repeated="3"/>
          <table:table-cell office:value-type="float" office:value="3.46397846544" calcext:value-type="float">
            <text:p>3.4640</text:p>
          </table:table-cell>
          <table:table-cell office:value-type="float" office:value="0.11526513279" calcext:value-type="float">
            <text:p>0.1153</text:p>
          </table:table-cell>
          <table:table-cell table:number-columns-repeated="1016"/>
        </table:table-row>
        <table:table-row table:style-name="ro1">
          <table:table-cell office:value-type="float" office:value="0.974169" calcext:value-type="float">
            <text:p>0.9742</text:p>
          </table:table-cell>
          <table:table-cell office:value-type="float" office:value="68.830916" calcext:value-type="float">
            <text:p>68.83092</text:p>
          </table:table-cell>
          <table:table-cell office:value-type="float" office:value="1.97739" calcext:value-type="float">
            <text:p>1.97739</text:p>
          </table:table-cell>
          <table:table-cell table:number-columns-repeated="3"/>
          <table:table-cell office:value-type="float" office:value="3.55852304748" calcext:value-type="float">
            <text:p>3.5585</text:p>
          </table:table-cell>
          <table:table-cell office:value-type="float" office:value="0.105183173833" calcext:value-type="float">
            <text:p>0.1052</text:p>
          </table:table-cell>
          <table:table-cell table:number-columns-repeated="1016"/>
        </table:table-row>
        <table:table-row table:style-name="ro1">
          <table:table-cell office:value-type="float" office:value="0.978121" calcext:value-type="float">
            <text:p>0.9781</text:p>
          </table:table-cell>
          <table:table-cell office:value-type="float" office:value="64.377547" calcext:value-type="float">
            <text:p>64.37755</text:p>
          </table:table-cell>
          <table:table-cell office:value-type="float" office:value="1.90782" calcext:value-type="float">
            <text:p>1.90782</text:p>
          </table:table-cell>
          <table:table-cell table:number-columns-repeated="3"/>
          <table:table-cell office:value-type="float" office:value="3.33585727249" calcext:value-type="float">
            <text:p>3.3359</text:p>
          </table:table-cell>
          <table:table-cell office:value-type="float" office:value="0.1018915064" calcext:value-type="float">
            <text:p>0.1019</text:p>
          </table:table-cell>
          <table:table-cell table:number-columns-repeated="1016"/>
        </table:table-row>
        <table:table-row table:style-name="ro1">
          <table:table-cell office:value-type="float" office:value="0.982081" calcext:value-type="float">
            <text:p>0.9821</text:p>
          </table:table-cell>
          <table:table-cell office:value-type="float" office:value="66.503185" calcext:value-type="float">
            <text:p>66.50319</text:p>
          </table:table-cell>
          <table:table-cell office:value-type="float" office:value="2.15347" calcext:value-type="float">
            <text:p>2.15347</text:p>
          </table:table-cell>
          <table:table-cell table:number-columns-repeated="3"/>
          <table:table-cell office:value-type="float" office:value="3.45348956479" calcext:value-type="float">
            <text:p>3.4535</text:p>
          </table:table-cell>
          <table:table-cell office:value-type="float" office:value="0.115176974597" calcext:value-type="float">
            <text:p>0.1152</text:p>
          </table:table-cell>
          <table:table-cell table:number-columns-repeated="1016"/>
        </table:table-row>
        <table:table-row table:style-name="ro1">
          <table:table-cell office:value-type="float" office:value="0.986049" calcext:value-type="float">
            <text:p>0.9860</text:p>
          </table:table-cell>
          <table:table-cell office:value-type="float" office:value="63.608559" calcext:value-type="float">
            <text:p>63.60856</text:p>
          </table:table-cell>
          <table:table-cell office:value-type="float" office:value="1.71685" calcext:value-type="float">
            <text:p>1.71685</text:p>
          </table:table-cell>
          <table:table-cell table:number-columns-repeated="3"/>
          <table:table-cell office:value-type="float" office:value="3.30981716511" calcext:value-type="float">
            <text:p>3.3098</text:p>
          </table:table-cell>
          <table:table-cell office:value-type="float" office:value="0.0928079446772" calcext:value-type="float">
            <text:p>0.0928</text:p>
          </table:table-cell>
          <table:table-cell table:number-columns-repeated="1016"/>
        </table:table-row>
        <table:table-row table:style-name="ro1">
          <table:table-cell office:value-type="float" office:value="0.990025" calcext:value-type="float">
            <text:p>0.9900</text:p>
          </table:table-cell>
          <table:table-cell office:value-type="float" office:value="63.428928" calcext:value-type="float">
            <text:p>63.42893</text:p>
          </table:table-cell>
          <table:table-cell office:value-type="float" office:value="1.69409" calcext:value-type="float">
            <text:p>1.69409</text:p>
          </table:table-cell>
          <table:table-cell table:number-columns-repeated="3"/>
          <table:table-cell office:value-type="float" office:value="3.30663896888" calcext:value-type="float">
            <text:p>3.3066</text:p>
          </table:table-cell>
          <table:table-cell office:value-type="float" office:value="0.0921155672645" calcext:value-type="float">
            <text:p>0.0921</text:p>
          </table:table-cell>
          <table:table-cell table:number-columns-repeated="1016"/>
        </table:table-row>
        <table:table-row table:style-name="ro1">
          <table:table-cell office:value-type="float" office:value="0.994009" calcext:value-type="float">
            <text:p>0.9940</text:p>
          </table:table-cell>
          <table:table-cell office:value-type="float" office:value="61.821967" calcext:value-type="float">
            <text:p>61.82197</text:p>
          </table:table-cell>
          <table:table-cell office:value-type="float" office:value="1.81624" calcext:value-type="float">
            <text:p>1.81624</text:p>
          </table:table-cell>
          <table:table-cell table:number-columns-repeated="3"/>
          <table:table-cell office:value-type="float" office:value="3.22827010116" calcext:value-type="float">
            <text:p>3.2283</text:p>
          </table:table-cell>
          <table:table-cell office:value-type="float" office:value="0.0988756800445" calcext:value-type="float">
            <text:p>0.0989</text:p>
          </table:table-cell>
          <table:table-cell table:number-columns-repeated="1016"/>
        </table:table-row>
        <table:table-row table:style-name="ro1">
          <table:table-cell office:value-type="float" office:value="0.998001" calcext:value-type="float">
            <text:p>0.9980</text:p>
          </table:table-cell>
          <table:table-cell office:value-type="float" office:value="61.390674" calcext:value-type="float">
            <text:p>61.39067</text:p>
          </table:table-cell>
          <table:table-cell office:value-type="float" office:value="2.0636" calcext:value-type="float">
            <text:p>2.06360</text:p>
          </table:table-cell>
          <table:table-cell table:number-columns-repeated="3"/>
          <table:table-cell office:value-type="float" office:value="3.20967767476" calcext:value-type="float">
            <text:p>3.2097</text:p>
          </table:table-cell>
          <table:table-cell office:value-type="float" office:value="0.112479551858" calcext:value-type="float">
            <text:p>0.1125</text:p>
          </table:table-cell>
          <table:table-cell table:number-columns-repeated="1016"/>
        </table:table-row>
        <table:table-row table:style-name="ro1">
          <table:table-cell office:value-type="float" office:value="1.010025" calcext:value-type="float">
            <text:p>1.0100</text:p>
          </table:table-cell>
          <table:table-cell office:value-type="float" office:value="59.463172" calcext:value-type="float">
            <text:p>59.46317</text:p>
          </table:table-cell>
          <table:table-cell office:value-type="float" office:value="1.57942" calcext:value-type="float">
            <text:p>1.57942</text:p>
          </table:table-cell>
          <table:table-cell table:number-columns-repeated="3"/>
          <table:table-cell office:value-type="float" office:value="3.10592188896" calcext:value-type="float">
            <text:p>3.1059</text:p>
          </table:table-cell>
          <table:table-cell office:value-type="float" office:value="0.0883897243529" calcext:value-type="float">
            <text:p>0.0884</text:p>
          </table:table-cell>
          <table:table-cell table:number-columns-repeated="1016"/>
        </table:table-row>
        <table:table-row table:style-name="ro1">
          <table:table-cell office:value-type="float" office:value="1.030225" calcext:value-type="float">
            <text:p>1.0302</text:p>
          </table:table-cell>
          <table:table-cell office:value-type="float" office:value="55.488399" calcext:value-type="float">
            <text:p>55.48840</text:p>
          </table:table-cell>
          <table:table-cell office:value-type="float" office:value="1.48186" calcext:value-type="float">
            <text:p>1.48186</text:p>
          </table:table-cell>
          <table:table-cell table:number-columns-repeated="3"/>
          <table:table-cell office:value-type="float" office:value="2.78251376511" calcext:value-type="float">
            <text:p>2.7825</text:p>
          </table:table-cell>
          <table:table-cell office:value-type="float" office:value="0.0878667612809" calcext:value-type="float">
            <text:p>0.0879</text:p>
          </table:table-cell>
          <table:table-cell table:number-columns-repeated="1016"/>
        </table:table-row>
        <table:table-row table:style-name="ro1">
          <table:table-cell office:value-type="float" office:value="1.050625" calcext:value-type="float">
            <text:p>1.0506</text:p>
          </table:table-cell>
          <table:table-cell office:value-type="float" office:value="42.674" calcext:value-type="float">
            <text:p>42.67400</text:p>
          </table:table-cell>
          <table:table-cell office:value-type="float" office:value="1.16288" calcext:value-type="float">
            <text:p>1.16288</text:p>
          </table:table-cell>
          <table:table-cell table:number-columns-repeated="3"/>
          <table:table-cell office:value-type="float" office:value="2.5984044511" calcext:value-type="float">
            <text:p>2.5984</text:p>
          </table:table-cell>
          <table:table-cell office:value-type="float" office:value="0.0830808056791" calcext:value-type="float">
            <text:p>0.0831</text:p>
          </table:table-cell>
          <table:table-cell table:number-columns-repeated="1016"/>
        </table:table-row>
        <table:table-row table:style-name="ro1">
          <table:table-cell office:value-type="float" office:value="1.071225" calcext:value-type="float">
            <text:p>1.0712</text:p>
          </table:table-cell>
          <table:table-cell office:value-type="float" office:value="42.760893" calcext:value-type="float">
            <text:p>42.76089</text:p>
          </table:table-cell>
          <table:table-cell office:value-type="float" office:value="1.29947" calcext:value-type="float">
            <text:p>1.29947</text:p>
          </table:table-cell>
          <table:table-cell table:number-columns-repeated="3"/>
          <table:table-cell office:value-type="float" office:value="2.51622215754" calcext:value-type="float">
            <text:p>2.5162</text:p>
          </table:table-cell>
          <table:table-cell office:value-type="float" office:value="0.0813727863699" calcext:value-type="float">
            <text:p>0.0814</text:p>
          </table:table-cell>
          <table:table-cell table:number-columns-repeated="1016"/>
        </table:table-row>
        <table:table-row table:style-name="ro1">
          <table:table-cell office:value-type="float" office:value="1.092025" calcext:value-type="float">
            <text:p>1.0920</text:p>
          </table:table-cell>
          <table:table-cell office:value-type="float" office:value="39.759944" calcext:value-type="float">
            <text:p>39.75994</text:p>
          </table:table-cell>
          <table:table-cell office:value-type="float" office:value="1.19043" calcext:value-type="float">
            <text:p>1.19043</text:p>
          </table:table-cell>
          <table:table-cell table:number-columns-repeated="3"/>
          <table:table-cell office:value-type="float" office:value="2.3501184757" calcext:value-type="float">
            <text:p>2.3501</text:p>
          </table:table-cell>
          <table:table-cell office:value-type="float" office:value="0.0731944933464" calcext:value-type="float">
            <text:p>0.0732</text:p>
          </table:table-cell>
          <table:table-cell table:number-columns-repeated="1016"/>
        </table:table-row>
        <table:table-row table:style-name="ro1">
          <table:table-cell office:value-type="float" office:value="1.113025" calcext:value-type="float">
            <text:p>1.1130</text:p>
          </table:table-cell>
          <table:table-cell office:value-type="float" office:value="36.720766" calcext:value-type="float">
            <text:p>36.72077</text:p>
          </table:table-cell>
          <table:table-cell office:value-type="float" office:value="1.08106" calcext:value-type="float">
            <text:p>1.08106</text:p>
          </table:table-cell>
          <table:table-cell table:number-columns-repeated="3"/>
          <table:table-cell office:value-type="float" office:value="2.19523443763" calcext:value-type="float">
            <text:p>2.1952</text:p>
          </table:table-cell>
          <table:table-cell office:value-type="float" office:value="0.0665523461312" calcext:value-type="float">
            <text:p>0.0666</text:p>
          </table:table-cell>
          <table:table-cell table:number-columns-repeated="1016"/>
        </table:table-row>
        <table:table-row table:style-name="ro1">
          <table:table-cell office:value-type="float" office:value="1.134225" calcext:value-type="float">
            <text:p>1.1342</text:p>
          </table:table-cell>
          <table:table-cell office:value-type="float" office:value="34.883148" calcext:value-type="float">
            <text:p>34.88315</text:p>
          </table:table-cell>
          <table:table-cell office:value-type="float" office:value="1.15828" calcext:value-type="float">
            <text:p>1.15828</text:p>
          </table:table-cell>
          <table:table-cell table:number-columns-repeated="3"/>
          <table:table-cell office:value-type="float" office:value="2.11350162811" calcext:value-type="float">
            <text:p>2.1135</text:p>
          </table:table-cell>
          <table:table-cell office:value-type="float" office:value="0.0717452723758" calcext:value-type="float">
            <text:p>0.0717</text:p>
          </table:table-cell>
          <table:table-cell table:number-columns-repeated="1016"/>
        </table:table-row>
        <table:table-row table:style-name="ro1">
          <table:table-cell office:value-type="float" office:value="1.155625" calcext:value-type="float">
            <text:p>1.1556</text:p>
          </table:table-cell>
          <table:table-cell office:value-type="float" office:value="33.365702" calcext:value-type="float">
            <text:p>33.36570</text:p>
          </table:table-cell>
          <table:table-cell office:value-type="float" office:value="1.15134" calcext:value-type="float">
            <text:p>1.15134</text:p>
          </table:table-cell>
          <table:table-cell table:number-columns-repeated="3"/>
          <table:table-cell office:value-type="float" office:value="2.05066038824" calcext:value-type="float">
            <text:p>2.0507</text:p>
          </table:table-cell>
          <table:table-cell office:value-type="float" office:value="0.0720837287978" calcext:value-type="float">
            <text:p>0.0721</text:p>
          </table:table-cell>
          <table:table-cell table:number-columns-repeated="1016"/>
        </table:table-row>
        <table:table-row table:style-name="ro1">
          <table:table-cell office:value-type="float" office:value="1.177225" calcext:value-type="float">
            <text:p>1.1772</text:p>
          </table:table-cell>
          <table:table-cell office:value-type="float" office:value="30.03311" calcext:value-type="float">
            <text:p>30.03311</text:p>
          </table:table-cell>
          <table:table-cell office:value-type="float" office:value="1.00221" calcext:value-type="float">
            <text:p>1.00221</text:p>
          </table:table-cell>
          <table:table-cell table:number-columns-repeated="3"/>
          <table:table-cell office:value-type="float" office:value="1.87339717827" calcext:value-type="float">
            <text:p>1.8734</text:p>
          </table:table-cell>
          <table:table-cell office:value-type="float" office:value="0.0636512751413" calcext:value-type="float">
            <text:p>0.0637</text:p>
          </table:table-cell>
          <table:table-cell table:number-columns-repeated="1016"/>
        </table:table-row>
        <table:table-row table:style-name="ro1">
          <table:table-cell office:value-type="float" office:value="1.199025" calcext:value-type="float">
            <text:p>1.1990</text:p>
          </table:table-cell>
          <table:table-cell office:value-type="float" office:value="29.611379" calcext:value-type="float">
            <text:p>29.61138</text:p>
          </table:table-cell>
          <table:table-cell office:value-type="float" office:value="0.978244" calcext:value-type="float">
            <text:p>0.97824</text:p>
          </table:table-cell>
          <table:table-cell table:number-columns-repeated="3"/>
          <table:table-cell office:value-type="float" office:value="1.87514926828" calcext:value-type="float">
            <text:p>1.8751</text:p>
          </table:table-cell>
          <table:table-cell office:value-type="float" office:value="0.0630114661753" calcext:value-type="float">
            <text:p>0.0630</text:p>
          </table:table-cell>
          <table:table-cell table:number-columns-repeated="1016"/>
        </table:table-row>
        <table:table-row table:style-name="ro1">
          <table:table-cell office:value-type="float" office:value="1.221025" calcext:value-type="float">
            <text:p>1.2210</text:p>
          </table:table-cell>
          <table:table-cell office:value-type="float" office:value="26.338805" calcext:value-type="float">
            <text:p>26.33881</text:p>
          </table:table-cell>
          <table:table-cell office:value-type="float" office:value="0.945589" calcext:value-type="float">
            <text:p>0.94559</text:p>
          </table:table-cell>
          <table:table-cell table:number-columns-repeated="3"/>
          <table:table-cell office:value-type="float" office:value="1.69352181651" calcext:value-type="float">
            <text:p>1.6935</text:p>
          </table:table-cell>
          <table:table-cell office:value-type="float" office:value="0.0616944138964" calcext:value-type="float">
            <text:p>0.0617</text:p>
          </table:table-cell>
          <table:table-cell table:number-columns-repeated="1016"/>
        </table:table-row>
        <table:table-row table:style-name="ro1">
          <table:table-cell office:value-type="float" office:value="1.243225" calcext:value-type="float">
            <text:p>1.2432</text:p>
          </table:table-cell>
          <table:table-cell office:value-type="float" office:value="25.224231" calcext:value-type="float">
            <text:p>25.22423</text:p>
          </table:table-cell>
          <table:table-cell office:value-type="float" office:value="0.959383" calcext:value-type="float">
            <text:p>0.95938</text:p>
          </table:table-cell>
          <table:table-cell table:number-columns-repeated="3"/>
          <table:table-cell office:value-type="float" office:value="1.64680007799" calcext:value-type="float">
            <text:p>1.6468</text:p>
          </table:table-cell>
          <table:table-cell office:value-type="float" office:value="0.0635054738882" calcext:value-type="float">
            <text:p>0.0635</text:p>
          </table:table-cell>
          <table:table-cell table:number-columns-repeated="1016"/>
        </table:table-row>
        <table:table-row table:style-name="ro1">
          <table:table-cell office:value-type="float" office:value="1.265625" calcext:value-type="float">
            <text:p>1.2656</text:p>
          </table:table-cell>
          <table:table-cell office:value-type="float" office:value="22.878037" calcext:value-type="float">
            <text:p>22.87804</text:p>
          </table:table-cell>
          <table:table-cell office:value-type="float" office:value="0.906155" calcext:value-type="float">
            <text:p>0.90616</text:p>
          </table:table-cell>
          <table:table-cell table:number-columns-repeated="3"/>
          <table:table-cell office:value-type="float" office:value="1.51660663549" calcext:value-type="float">
            <text:p>1.5166</text:p>
          </table:table-cell>
          <table:table-cell office:value-type="float" office:value="0.0608429176289" calcext:value-type="float">
            <text:p>0.0608</text:p>
          </table:table-cell>
          <table:table-cell table:number-columns-repeated="1016"/>
        </table:table-row>
        <table:table-row table:style-name="ro1">
          <table:table-cell office:value-type="float" office:value="1.288225" calcext:value-type="float">
            <text:p>1.2882</text:p>
          </table:table-cell>
          <table:table-cell office:value-type="float" office:value="21.235105" calcext:value-type="float">
            <text:p>21.23511</text:p>
          </table:table-cell>
          <table:table-cell office:value-type="float" office:value="0.796671" calcext:value-type="float">
            <text:p>0.79667</text:p>
          </table:table-cell>
          <table:table-cell table:number-columns-repeated="3"/>
          <table:table-cell office:value-type="float" office:value="1.42939313758" calcext:value-type="float">
            <text:p>1.4294</text:p>
          </table:table-cell>
          <table:table-cell office:value-type="float" office:value="0.0543545680999" calcext:value-type="float">
            <text:p>0.0544</text:p>
          </table:table-cell>
          <table:table-cell table:number-columns-repeated="1016"/>
        </table:table-row>
        <table:table-row table:style-name="ro1">
          <table:table-cell office:value-type="float" office:value="1.311025" calcext:value-type="float">
            <text:p>1.3110</text:p>
          </table:table-cell>
          <table:table-cell office:value-type="float" office:value="21.02308" calcext:value-type="float">
            <text:p>21.02308</text:p>
          </table:table-cell>
          <table:table-cell office:value-type="float" office:value="0.844067" calcext:value-type="float">
            <text:p>0.84407</text:p>
          </table:table-cell>
          <table:table-cell table:number-columns-repeated="3"/>
          <table:table-cell office:value-type="float" office:value="1.43691768166" calcext:value-type="float">
            <text:p>1.4369</text:p>
          </table:table-cell>
          <table:table-cell office:value-type="float" office:value="0.0584243789365" calcext:value-type="float">
            <text:p>0.0584</text:p>
          </table:table-cell>
          <table:table-cell table:number-columns-repeated="1016"/>
        </table:table-row>
        <table:table-row table:style-name="ro1">
          <table:table-cell office:value-type="float" office:value="1.334025" calcext:value-type="float">
            <text:p>1.3340</text:p>
          </table:table-cell>
          <table:table-cell office:value-type="float" office:value="19.781304" calcext:value-type="float">
            <text:p>19.78130</text:p>
          </table:table-cell>
          <table:table-cell office:value-type="float" office:value="0.824146" calcext:value-type="float">
            <text:p>0.82415</text:p>
          </table:table-cell>
          <table:table-cell table:number-columns-repeated="3"/>
          <table:table-cell office:value-type="float" office:value="1.37282767965" calcext:value-type="float">
            <text:p>1.3728</text:p>
          </table:table-cell>
          <table:table-cell office:value-type="float" office:value="0.0579232566749" calcext:value-type="float">
            <text:p>0.0579</text:p>
          </table:table-cell>
          <table:table-cell table:number-columns-repeated="1016"/>
        </table:table-row>
        <table:table-row table:style-name="ro1">
          <table:table-cell office:value-type="float" office:value="1.357225" calcext:value-type="float">
            <text:p>1.3572</text:p>
          </table:table-cell>
          <table:table-cell office:value-type="float" office:value="17.686361" calcext:value-type="float">
            <text:p>17.68636</text:p>
          </table:table-cell>
          <table:table-cell office:value-type="float" office:value="0.776961" calcext:value-type="float">
            <text:p>0.77696</text:p>
          </table:table-cell>
          <table:table-cell table:number-columns-repeated="3"/>
          <table:table-cell office:value-type="float" office:value="1.24627263537" calcext:value-type="float">
            <text:p>1.2463</text:p>
          </table:table-cell>
          <table:table-cell office:value-type="float" office:value="0.0554087712825" calcext:value-type="float">
            <text:p>0.0554</text:p>
          </table:table-cell>
          <table:table-cell table:number-columns-repeated="1016"/>
        </table:table-row>
        <table:table-row table:style-name="ro1">
          <table:table-cell office:value-type="float" office:value="1.380625" calcext:value-type="float">
            <text:p>1.3806</text:p>
          </table:table-cell>
          <table:table-cell office:value-type="float" office:value="16.322758" calcext:value-type="float">
            <text:p>16.32276</text:p>
          </table:table-cell>
          <table:table-cell office:value-type="float" office:value="0.677793" calcext:value-type="float">
            <text:p>0.67779</text:p>
          </table:table-cell>
          <table:table-cell table:number-columns-repeated="3"/>
          <table:table-cell office:value-type="float" office:value="1.16773485366" calcext:value-type="float">
            <text:p>1.1677</text:p>
          </table:table-cell>
          <table:table-cell office:value-type="float" office:value="0.0491308688292" calcext:value-type="float">
            <text:p>0.0491</text:p>
          </table:table-cell>
          <table:table-cell table:number-columns-repeated="1016"/>
        </table:table-row>
        <table:table-row table:style-name="ro1">
          <table:table-cell office:value-type="float" office:value="1.404225" calcext:value-type="float">
            <text:p>1.4042</text:p>
          </table:table-cell>
          <table:table-cell office:value-type="float" office:value="15.871283" calcext:value-type="float">
            <text:p>15.87128</text:p>
          </table:table-cell>
          <table:table-cell office:value-type="float" office:value="0.734172" calcext:value-type="float">
            <text:p>0.73417</text:p>
          </table:table-cell>
          <table:table-cell table:number-columns-repeated="3"/>
          <table:table-cell office:value-type="float" office:value="1.15268401724" calcext:value-type="float">
            <text:p>1.1527</text:p>
          </table:table-cell>
          <table:table-cell office:value-type="float" office:value="0.0539766430827" calcext:value-type="float">
            <text:p>0.0540</text:p>
          </table:table-cell>
          <table:table-cell table:number-columns-repeated="1016"/>
        </table:table-row>
        <table:table-row table:style-name="ro1">
          <table:table-cell office:value-type="float" office:value="1.428025" calcext:value-type="float">
            <text:p>1.4280</text:p>
          </table:table-cell>
          <table:table-cell office:value-type="float" office:value="14.610161" calcext:value-type="float">
            <text:p>14.61016</text:p>
          </table:table-cell>
          <table:table-cell office:value-type="float" office:value="0.671846" calcext:value-type="float">
            <text:p>0.67185</text:p>
          </table:table-cell>
          <table:table-cell table:number-columns-repeated="3"/>
          <table:table-cell office:value-type="float" office:value="1.07709989902" calcext:value-type="float">
            <text:p>1.0771</text:p>
          </table:table-cell>
          <table:table-cell office:value-type="float" office:value="0.0501648618675" calcext:value-type="float">
            <text:p>0.0502</text:p>
          </table:table-cell>
          <table:table-cell table:number-columns-repeated="1016"/>
        </table:table-row>
        <table:table-row table:style-name="ro1">
          <table:table-cell office:value-type="float" office:value="1.452025" calcext:value-type="float">
            <text:p>1.4520</text:p>
          </table:table-cell>
          <table:table-cell office:value-type="float" office:value="13.286247" calcext:value-type="float">
            <text:p>13.28625</text:p>
          </table:table-cell>
          <table:table-cell office:value-type="float" office:value="0.618357" calcext:value-type="float">
            <text:p>0.61836</text:p>
          </table:table-cell>
          <table:table-cell table:number-columns-repeated="3"/>
          <table:table-cell office:value-type="float" office:value="0.994191681818" calcext:value-type="float">
            <text:p>0.9942</text:p>
          </table:table-cell>
          <table:table-cell office:value-type="float" office:value="0.0468565928676" calcext:value-type="float">
            <text:p>0.0469</text:p>
          </table:table-cell>
          <table:table-cell table:number-columns-repeated="1016"/>
        </table:table-row>
        <table:table-row table:style-name="ro1">
          <table:table-cell office:value-type="float" office:value="1.476225" calcext:value-type="float">
            <text:p>1.4762</text:p>
          </table:table-cell>
          <table:table-cell office:value-type="float" office:value="12.404521" calcext:value-type="float">
            <text:p>12.40452</text:p>
          </table:table-cell>
          <table:table-cell office:value-type="float" office:value="0.628415" calcext:value-type="float">
            <text:p>0.62842</text:p>
          </table:table-cell>
          <table:table-cell table:number-columns-repeated="3"/>
          <table:table-cell office:value-type="float" office:value="0.942042028376" calcext:value-type="float">
            <text:p>0.9420</text:p>
          </table:table-cell>
          <table:table-cell office:value-type="float" office:value="0.048316331943" calcext:value-type="float">
            <text:p>0.0483</text:p>
          </table:table-cell>
          <table:table-cell table:number-columns-repeated="1016"/>
        </table:table-row>
        <table:table-row table:style-name="ro1">
          <table:table-cell office:value-type="float" office:value="1.500625" calcext:value-type="float">
            <text:p>1.5006</text:p>
          </table:table-cell>
          <table:table-cell office:value-type="float" office:value="11.342022" calcext:value-type="float">
            <text:p>11.34202</text:p>
          </table:table-cell>
          <table:table-cell office:value-type="float" office:value="0.559182" calcext:value-type="float">
            <text:p>0.55918</text:p>
          </table:table-cell>
          <table:table-cell table:number-columns-repeated="3"/>
          <table:table-cell office:value-type="float" office:value="0.874148636942" calcext:value-type="float">
            <text:p>0.8741</text:p>
          </table:table-cell>
          <table:table-cell office:value-type="float" office:value="0.0436463157173" calcext:value-type="float">
            <text:p>0.0436</text:p>
          </table:table-cell>
          <table:table-cell table:number-columns-repeated="1016"/>
        </table:table-row>
        <table:table-row table:style-name="ro1">
          <table:table-cell office:value-type="float" office:value="1.525225" calcext:value-type="float">
            <text:p>1.5252</text:p>
          </table:table-cell>
          <table:table-cell office:value-type="float" office:value="10.801075" calcext:value-type="float">
            <text:p>10.80108</text:p>
          </table:table-cell>
          <table:table-cell office:value-type="float" office:value="0.535139" calcext:value-type="float">
            <text:p>0.53514</text:p>
          </table:table-cell>
          <table:table-cell table:number-columns-repeated="3"/>
          <table:table-cell office:value-type="float" office:value="0.844773912822" calcext:value-type="float">
            <text:p>0.8448</text:p>
          </table:table-cell>
          <table:table-cell office:value-type="float" office:value="0.0424019305509" calcext:value-type="float">
            <text:p>0.0424</text:p>
          </table:table-cell>
          <table:table-cell table:number-columns-repeated="1016"/>
        </table:table-row>
        <table:table-row table:style-name="ro1">
          <table:table-cell office:value-type="float" office:value="1.550025" calcext:value-type="float">
            <text:p>1.5500</text:p>
          </table:table-cell>
          <table:table-cell office:value-type="float" office:value="10.824576" calcext:value-type="float">
            <text:p>10.82458</text:p>
          </table:table-cell>
          <table:table-cell office:value-type="float" office:value="0.599093" calcext:value-type="float">
            <text:p>0.59909</text:p>
          </table:table-cell>
          <table:table-cell table:number-columns-repeated="3"/>
          <table:table-cell office:value-type="float" office:value="0.859086954167" calcext:value-type="float">
            <text:p>0.8591</text:p>
          </table:table-cell>
          <table:table-cell office:value-type="float" office:value="0.0481371129122" calcext:value-type="float">
            <text:p>0.0481</text:p>
          </table:table-cell>
          <table:table-cell table:number-columns-repeated="1016"/>
        </table:table-row>
        <table:table-row table:style-name="ro1">
          <table:table-cell office:value-type="float" office:value="1.575025" calcext:value-type="float">
            <text:p>1.5750</text:p>
          </table:table-cell>
          <table:table-cell office:value-type="float" office:value="9.841038" calcext:value-type="float">
            <text:p>9.84104</text:p>
          </table:table-cell>
          <table:table-cell office:value-type="float" office:value="0.521959" calcext:value-type="float">
            <text:p>0.52196</text:p>
          </table:table-cell>
          <table:table-cell table:number-columns-repeated="3"/>
          <table:table-cell office:value-type="float" office:value="0.792475894715" calcext:value-type="float">
            <text:p>0.7925</text:p>
          </table:table-cell>
          <table:table-cell office:value-type="float" office:value="0.0426082676148" calcext:value-type="float">
            <text:p>0.0426</text:p>
          </table:table-cell>
          <table:table-cell table:number-columns-repeated="1016"/>
        </table:table-row>
        <table:table-row table:style-name="ro1">
          <table:table-cell office:value-type="float" office:value="1.600225" calcext:value-type="float">
            <text:p>1.6002</text:p>
          </table:table-cell>
          <table:table-cell office:value-type="float" office:value="9.837374" calcext:value-type="float">
            <text:p>9.83737</text:p>
          </table:table-cell>
          <table:table-cell office:value-type="float" office:value="0.568676" calcext:value-type="float">
            <text:p>0.56868</text:p>
          </table:table-cell>
          <table:table-cell table:number-columns-repeated="3"/>
          <table:table-cell office:value-type="float" office:value="0.803713396925" calcext:value-type="float">
            <text:p>0.8037</text:p>
          </table:table-cell>
          <table:table-cell office:value-type="float" office:value="0.0470612404344" calcext:value-type="float">
            <text:p>0.0471</text:p>
          </table:table-cell>
          <table:table-cell table:number-columns-repeated="1016"/>
        </table:table-row>
        <table:table-row table:style-name="ro1">
          <table:table-cell office:value-type="float" office:value="1.625625" calcext:value-type="float">
            <text:p>1.6256</text:p>
          </table:table-cell>
          <table:table-cell office:value-type="float" office:value="8.584719" calcext:value-type="float">
            <text:p>8.58472</text:p>
          </table:table-cell>
          <table:table-cell office:value-type="float" office:value="0.513665" calcext:value-type="float">
            <text:p>0.51367</text:p>
          </table:table-cell>
          <table:table-cell table:number-columns-repeated="3"/>
          <table:table-cell office:value-type="float" office:value="0.711514986469" calcext:value-type="float">
            <text:p>0.7115</text:p>
          </table:table-cell>
          <table:table-cell office:value-type="float" office:value="0.0431469983445" calcext:value-type="float">
            <text:p>0.0431</text:p>
          </table:table-cell>
          <table:table-cell table:number-columns-repeated="1016"/>
        </table:table-row>
        <table:table-row table:style-name="ro1">
          <table:table-cell office:value-type="float" office:value="1.651225" calcext:value-type="float">
            <text:p>1.6512</text:p>
          </table:table-cell>
          <table:table-cell office:value-type="float" office:value="8.060217" calcext:value-type="float">
            <text:p>8.06022</text:p>
          </table:table-cell>
          <table:table-cell office:value-type="float" office:value="0.504002" calcext:value-type="float">
            <text:p>0.50400</text:p>
          </table:table-cell>
          <table:table-cell table:number-columns-repeated="3"/>
          <table:table-cell office:value-type="float" office:value="0.677640789593" calcext:value-type="float">
            <text:p>0.6776</text:p>
          </table:table-cell>
          <table:table-cell office:value-type="float" office:value="0.0429317187547" calcext:value-type="float">
            <text:p>0.0429</text:p>
          </table:table-cell>
          <table:table-cell table:number-columns-repeated="1016"/>
        </table:table-row>
        <table:table-row table:style-name="ro1">
          <table:table-cell office:value-type="float" office:value="1.677025" calcext:value-type="float">
            <text:p>1.6770</text:p>
          </table:table-cell>
          <table:table-cell office:value-type="float" office:value="7.272641" calcext:value-type="float">
            <text:p>7.27264</text:p>
          </table:table-cell>
          <table:table-cell office:value-type="float" office:value="0.454801" calcext:value-type="float">
            <text:p>0.45480</text:p>
          </table:table-cell>
          <table:table-cell table:number-columns-repeated="3"/>
          <table:table-cell office:value-type="float" office:value="0.620153074935" calcext:value-type="float">
            <text:p>0.6202</text:p>
          </table:table-cell>
          <table:table-cell office:value-type="float" office:value="0.0393302115834" calcext:value-type="float">
            <text:p>0.0393</text:p>
          </table:table-cell>
          <table:table-cell table:number-columns-repeated="1016"/>
        </table:table-row>
        <table:table-row table:style-name="ro1">
          <table:table-cell office:value-type="float" office:value="1.703025" calcext:value-type="float">
            <text:p>1.7030</text:p>
          </table:table-cell>
          <table:table-cell office:value-type="float" office:value="6.812953" calcext:value-type="float">
            <text:p>6.81295</text:p>
          </table:table-cell>
          <table:table-cell office:value-type="float" office:value="0.447716" calcext:value-type="float">
            <text:p>0.44772</text:p>
          </table:table-cell>
          <table:table-cell table:number-columns-repeated="3"/>
          <table:table-cell office:value-type="float" office:value="0.589237246534" calcext:value-type="float">
            <text:p>0.5892</text:p>
          </table:table-cell>
          <table:table-cell office:value-type="float" office:value="0.0392666549413" calcext:value-type="float">
            <text:p>0.0393</text:p>
          </table:table-cell>
          <table:table-cell table:number-columns-repeated="1016"/>
        </table:table-row>
        <table:table-row table:style-name="ro1">
          <table:table-cell office:value-type="float" office:value="1.729225" calcext:value-type="float">
            <text:p>1.7292</text:p>
          </table:table-cell>
          <table:table-cell office:value-type="float" office:value="6.744823" calcext:value-type="float">
            <text:p>6.74482</text:p>
          </table:table-cell>
          <table:table-cell office:value-type="float" office:value="0.430431" calcext:value-type="float">
            <text:p>0.43043</text:p>
          </table:table-cell>
          <table:table-cell table:number-columns-repeated="3"/>
          <table:table-cell office:value-type="float" office:value="0.591596084621" calcext:value-type="float">
            <text:p>0.5916</text:p>
          </table:table-cell>
          <table:table-cell office:value-type="float" office:value="0.0383349478079" calcext:value-type="float">
            <text:p>0.0383</text:p>
          </table:table-cell>
          <table:table-cell table:number-columns-repeated="1016"/>
        </table:table-row>
        <table:table-row table:style-name="ro1">
          <table:table-cell office:value-type="float" office:value="1.755625" calcext:value-type="float">
            <text:p>1.7556</text:p>
          </table:table-cell>
          <table:table-cell office:value-type="float" office:value="5.620105" calcext:value-type="float">
            <text:p>5.62011</text:p>
          </table:table-cell>
          <table:table-cell office:value-type="float" office:value="0.371815" calcext:value-type="float">
            <text:p>0.37182</text:p>
          </table:table-cell>
          <table:table-cell table:number-columns-repeated="3"/>
          <table:table-cell office:value-type="float" office:value="0.499873822015" calcext:value-type="float">
            <text:p>0.4999</text:p>
          </table:table-cell>
          <table:table-cell office:value-type="float" office:value="0.0335918699418" calcext:value-type="float">
            <text:p>0.0336</text:p>
          </table:table-cell>
          <table:table-cell table:number-columns-repeated="1016"/>
        </table:table-row>
        <table:table-row table:style-name="ro1">
          <table:table-cell office:value-type="float" office:value="1.782225" calcext:value-type="float">
            <text:p>1.7822</text:p>
          </table:table-cell>
          <table:table-cell office:value-type="float" office:value="5.681953" calcext:value-type="float">
            <text:p>5.68195</text:p>
          </table:table-cell>
          <table:table-cell office:value-type="float" office:value="0.39039" calcext:value-type="float">
            <text:p>0.39039</text:p>
          </table:table-cell>
          <table:table-cell table:number-columns-repeated="3"/>
          <table:table-cell office:value-type="float" office:value="0.512450405625" calcext:value-type="float">
            <text:p>0.5125</text:p>
          </table:table-cell>
          <table:table-cell office:value-type="float" office:value="0.0357730988415" calcext:value-type="float">
            <text:p>0.0358</text:p>
          </table:table-cell>
          <table:table-cell table:number-columns-repeated="1016"/>
        </table:table-row>
        <table:table-row table:style-name="ro1">
          <table:table-cell office:value-type="float" office:value="1.809025" calcext:value-type="float">
            <text:p>1.8090</text:p>
          </table:table-cell>
          <table:table-cell office:value-type="float" office:value="4.801484" calcext:value-type="float">
            <text:p>4.80148</text:p>
          </table:table-cell>
          <table:table-cell office:value-type="float" office:value="0.37529" calcext:value-type="float">
            <text:p>0.37529</text:p>
          </table:table-cell>
          <table:table-cell table:number-columns-repeated="3"/>
          <table:table-cell office:value-type="float" office:value="0.439048887457" calcext:value-type="float">
            <text:p>0.4390</text:p>
          </table:table-cell>
          <table:table-cell office:value-type="float" office:value="0.0348431699013" calcext:value-type="float">
            <text:p>0.0348</text:p>
          </table:table-cell>
          <table:table-cell table:number-columns-repeated="1016"/>
        </table:table-row>
        <table:table-row table:style-name="ro1">
          <table:table-cell office:value-type="float" office:value="1.836025" calcext:value-type="float">
            <text:p>1.8360</text:p>
          </table:table-cell>
          <table:table-cell office:value-type="float" office:value="4.9294" calcext:value-type="float">
            <text:p>4.92940</text:p>
          </table:table-cell>
          <table:table-cell office:value-type="float" office:value="0.354625" calcext:value-type="float">
            <text:p>0.35463</text:p>
          </table:table-cell>
          <table:table-cell table:number-columns-repeated="3"/>
          <table:table-cell office:value-type="float" office:value="0.456967832311" calcext:value-type="float">
            <text:p>0.4570</text:p>
          </table:table-cell>
          <table:table-cell office:value-type="float" office:value="0.0334680714975" calcext:value-type="float">
            <text:p>0.0335</text:p>
          </table:table-cell>
          <table:table-cell table:number-columns-repeated="1016"/>
        </table:table-row>
        <table:table-row table:style-name="ro1">
          <table:table-cell office:value-type="float" office:value="1.863225" calcext:value-type="float">
            <text:p>1.8632</text:p>
          </table:table-cell>
          <table:table-cell office:value-type="float" office:value="4.221198" calcext:value-type="float">
            <text:p>4.22120</text:p>
          </table:table-cell>
          <table:table-cell office:value-type="float" office:value="0.356537" calcext:value-type="float">
            <text:p>0.35654</text:p>
          </table:table-cell>
          <table:table-cell table:number-columns-repeated="3"/>
          <table:table-cell office:value-type="float" office:value="0.396683069957" calcext:value-type="float">
            <text:p>0.3967</text:p>
          </table:table-cell>
          <table:table-cell office:value-type="float" office:value="0.0340670674964" calcext:value-type="float">
            <text:p>0.0341</text:p>
          </table:table-cell>
          <table:table-cell table:number-columns-repeated="1016"/>
        </table:table-row>
        <table:table-row table:style-name="ro1">
          <table:table-cell office:value-type="float" office:value="1.890625" calcext:value-type="float">
            <text:p>1.8906</text:p>
          </table:table-cell>
          <table:table-cell office:value-type="float" office:value="3.860587" calcext:value-type="float">
            <text:p>3.86059</text:p>
          </table:table-cell>
          <table:table-cell office:value-type="float" office:value="0.314442" calcext:value-type="float">
            <text:p>0.31444</text:p>
          </table:table-cell>
          <table:table-cell table:number-columns-repeated="3"/>
          <table:table-cell office:value-type="float" office:value="0.367746781269" calcext:value-type="float">
            <text:p>0.3677</text:p>
          </table:table-cell>
          <table:table-cell office:value-type="float" office:value="0.0305309791597" calcext:value-type="float">
            <text:p>0.0305</text:p>
          </table:table-cell>
          <table:table-cell table:number-columns-repeated="1016"/>
        </table:table-row>
        <table:table-row table:style-name="ro1">
          <table:table-cell office:value-type="float" office:value="1.918225" calcext:value-type="float">
            <text:p>1.9182</text:p>
          </table:table-cell>
          <table:table-cell office:value-type="float" office:value="2.79557" calcext:value-type="float">
            <text:p>2.79557</text:p>
          </table:table-cell>
          <table:table-cell office:value-type="float" office:value="0.298523" calcext:value-type="float">
            <text:p>0.29852</text:p>
          </table:table-cell>
          <table:table-cell table:number-columns-repeated="3"/>
          <table:table-cell office:value-type="float" office:value="0.269918881389" calcext:value-type="float">
            <text:p>0.2699</text:p>
          </table:table-cell>
          <table:table-cell office:value-type="float" office:value="0.0293058037246" calcext:value-type="float">
            <text:p>0.0293</text:p>
          </table:table-cell>
          <table:table-cell table:number-columns-repeated="1016"/>
        </table:table-row>
        <table:table-row table:style-name="ro1">
          <table:table-cell office:value-type="float" office:value="1.946025" calcext:value-type="float">
            <text:p>1.9460</text:p>
          </table:table-cell>
          <table:table-cell office:value-type="float" office:value="2.372776" calcext:value-type="float">
            <text:p>2.37278</text:p>
          </table:table-cell>
          <table:table-cell office:value-type="float" office:value="0.232561" calcext:value-type="float">
            <text:p>0.23256</text:p>
          </table:table-cell>
          <table:table-cell table:number-columns-repeated="3"/>
          <table:table-cell office:value-type="float" office:value="0.232212593148" calcext:value-type="float">
            <text:p>0.2322</text:p>
          </table:table-cell>
          <table:table-cell office:value-type="float" office:value="0.0232572389682" calcext:value-type="float">
            <text:p>0.0233</text:p>
          </table:table-cell>
          <table:table-cell table:number-columns-repeated="1016"/>
        </table:table-row>
        <table:table-row table:style-name="ro1">
          <table:table-cell office:value-type="float" office:value="2.030625" calcext:value-type="float">
            <text:p>2.0306</text:p>
          </table:table-cell>
          <table:table-cell office:value-type="float" office:value="1.917355" calcext:value-type="float">
            <text:p>1.91736</text:p>
          </table:table-cell>
          <table:table-cell office:value-type="float" office:value="0.146111" calcext:value-type="float">
            <text:p>0.14611</text:p>
          </table:table-cell>
          <table:table-cell table:number-columns-repeated="3"/>
          <table:table-cell office:value-type="float" office:value="0.195262730567" calcext:value-type="float">
            <text:p>0.1953</text:p>
          </table:table-cell>
          <table:table-cell office:value-type="float" office:value="0.0153405334656" calcext:value-type="float">
            <text:p>0.0153</text:p>
          </table:table-cell>
          <table:table-cell table:number-columns-repeated="1016"/>
        </table:table-row>
        <table:table-row table:style-name="ro1">
          <table:table-cell office:value-type="float" office:value="2.175625" calcext:value-type="float">
            <text:p>2.1756</text:p>
          </table:table-cell>
          <table:table-cell office:value-type="float" office:value="0.713561" calcext:value-type="float">
            <text:p>0.71356</text:p>
          </table:table-cell>
          <table:table-cell office:value-type="float" office:value="0.102489" calcext:value-type="float">
            <text:p>0.10249</text:p>
          </table:table-cell>
          <table:table-cell table:number-columns-repeated="3"/>
          <table:table-cell office:value-type="float" office:value="0.0775418168714" calcext:value-type="float">
            <text:p>0.0775</text:p>
          </table:table-cell>
          <table:table-cell office:value-type="float" office:value="0.0112442268127" calcext:value-type="float">
            <text:p>0.0112</text:p>
          </table:table-cell>
          <table:table-cell table:number-columns-repeated="1016"/>
        </table:table-row>
        <table:table-row table:style-name="ro1">
          <table:table-cell office:value-type="float" office:value="2.325625" calcext:value-type="float">
            <text:p>2.3256</text:p>
          </table:table-cell>
          <table:table-cell office:value-type="float" office:value="0.129645" calcext:value-type="float">
            <text:p>0.12965</text:p>
          </table:table-cell>
          <table:table-cell office:value-type="float" office:value="0.0635916" calcext:value-type="float">
            <text:p>0.06359</text:p>
          </table:table-cell>
          <table:table-cell table:number-columns-repeated="3"/>
          <table:table-cell office:value-type="float" office:value="0.0150234264719" calcext:value-type="float">
            <text:p>0.0150</text:p>
          </table:table-cell>
          <table:table-cell office:value-type="float" office:value="0.00738071213059" calcext:value-type="float">
            <text:p>0.0074</text:p>
          </table:table-cell>
          <table:table-cell table:number-columns-repeated="1016"/>
        </table:table-row>
        <table:table-row table:style-name="ro1">
          <table:table-cell office:value-type="float" office:value="2.480625" calcext:value-type="float">
            <text:p>2.4806</text:p>
          </table:table-cell>
          <table:table-cell office:value-type="float" office:value="0.044137" calcext:value-type="float">
            <text:p>0.04414</text:p>
          </table:table-cell>
          <table:table-cell office:value-type="float" office:value="0.0598525" calcext:value-type="float">
            <text:p>0.05985</text:p>
          </table:table-cell>
          <table:table-cell table:number-columns-repeated="3"/>
          <table:table-cell office:value-type="float" office:value="0.00544516039542" calcext:value-type="float">
            <text:p>0.0054</text:p>
          </table:table-cell>
          <table:table-cell office:value-type="float" office:value="0.00738647941141" calcext:value-type="float">
            <text:p>0.0074</text:p>
          </table:table-cell>
          <table:table-cell table:number-columns-repeated="1016"/>
        </table:table-row>
        <table:table-row table:style-name="ro1">
          <table:table-cell office:value-type="float" office:value="2.640625" calcext:value-type="float">
            <text:p>2.6406</text:p>
          </table:table-cell>
          <table:table-cell office:value-type="float" office:value="0.162515" calcext:value-type="float">
            <text:p>0.16252</text:p>
          </table:table-cell>
          <table:table-cell office:value-type="float" office:value="0.0606476" calcext:value-type="float">
            <text:p>0.06065</text:p>
          </table:table-cell>
          <table:table-cell table:number-columns-repeated="3"/>
          <table:table-cell office:value-type="float" office:value="0.0212810108737" calcext:value-type="float">
            <text:p>0.0213</text:p>
          </table:table-cell>
          <table:table-cell office:value-type="float" office:value="0.00795303639255" calcext:value-type="float">
            <text:p>0.0080</text:p>
          </table:table-cell>
          <table:table-cell table:number-columns-repeated="1016"/>
        </table:table-row>
        <table:table-row table:style-name="ro1">
          <table:table-cell office:value-type="float" office:value="2.805625" calcext:value-type="float">
            <text:p>2.8056</text:p>
          </table:table-cell>
          <table:table-cell office:value-type="float" office:value="0.615551" calcext:value-type="float">
            <text:p>0.61555</text:p>
          </table:table-cell>
          <table:table-cell office:value-type="float" office:value="0.0783663" calcext:value-type="float">
            <text:p>0.07837</text:p>
          </table:table-cell>
          <table:table-cell table:number-columns-repeated="3"/>
          <table:table-cell office:value-type="float" office:value="0.0854897962468" calcext:value-type="float">
            <text:p>0.0855</text:p>
          </table:table-cell>
          <table:table-cell office:value-type="float" office:value="0.0109497639485" calcext:value-type="float">
            <text:p>0.0109</text:p>
          </table:table-cell>
          <table:table-cell table:number-columns-repeated="1016"/>
        </table:table-row>
        <table:table-row table:style-name="ro1">
          <table:table-cell office:value-type="float" office:value="2.975625" calcext:value-type="float">
            <text:p>2.9756</text:p>
          </table:table-cell>
          <table:table-cell office:value-type="float" office:value="1.089817" calcext:value-type="float">
            <text:p>1.08982</text:p>
          </table:table-cell>
          <table:table-cell office:value-type="float" office:value="0.0916829" calcext:value-type="float">
            <text:p>0.09168</text:p>
          </table:table-cell>
          <table:table-cell table:number-columns-repeated="3"/>
          <table:table-cell office:value-type="float" office:value="0.160321408846" calcext:value-type="float">
            <text:p>0.1603</text:p>
          </table:table-cell>
          <table:table-cell office:value-type="float" office:value="0.0136535985375" calcext:value-type="float">
            <text:p>0.0137</text:p>
          </table:table-cell>
          <table:table-cell table:number-columns-repeated="1016"/>
        </table:table-row>
        <table:table-row table:style-name="ro1">
          <table:table-cell office:value-type="float" office:value="3.150625" calcext:value-type="float">
            <text:p>3.1506</text:p>
          </table:table-cell>
          <table:table-cell office:value-type="float" office:value="1.290438" calcext:value-type="float">
            <text:p>1.29044</text:p>
          </table:table-cell>
          <table:table-cell office:value-type="float" office:value="0.0977287" calcext:value-type="float">
            <text:p>0.09773</text:p>
          </table:table-cell>
          <table:table-cell table:number-columns-repeated="3"/>
          <table:table-cell office:value-type="float" office:value="0.200653636036" calcext:value-type="float">
            <text:p>0.2007</text:p>
          </table:table-cell>
          <table:table-cell office:value-type="float" office:value="0.0154206307502" calcext:value-type="float">
            <text:p>0.0154</text:p>
          </table:table-cell>
          <table:table-cell table:number-columns-repeated="1016"/>
        </table:table-row>
        <table:table-row table:style-name="ro1">
          <table:table-cell office:value-type="float" office:value="3.330625" calcext:value-type="float">
            <text:p>3.3306</text:p>
          </table:table-cell>
          <table:table-cell office:value-type="float" office:value="1.310792" calcext:value-type="float">
            <text:p>1.31079</text:p>
          </table:table-cell>
          <table:table-cell office:value-type="float" office:value="0.102564" calcext:value-type="float">
            <text:p>0.10256</text:p>
          </table:table-cell>
          <table:table-cell table:number-columns-repeated="3"/>
          <table:table-cell office:value-type="float" office:value="0.215123535443" calcext:value-type="float">
            <text:p>0.2151</text:p>
          </table:table-cell>
          <table:table-cell office:value-type="float" office:value="0.0170850236307" calcext:value-type="float">
            <text:p>0.0171</text:p>
          </table:table-cell>
          <table:table-cell table:number-columns-repeated="1016"/>
        </table:table-row>
        <table:table-row table:style-name="ro1">
          <table:table-cell office:value-type="float" office:value="3.515625" calcext:value-type="float">
            <text:p>3.5156</text:p>
          </table:table-cell>
          <table:table-cell office:value-type="float" office:value="1.218059" calcext:value-type="float">
            <text:p>1.21806</text:p>
          </table:table-cell>
          <table:table-cell office:value-type="float" office:value="0.0953119" calcext:value-type="float">
            <text:p>0.09531</text:p>
          </table:table-cell>
          <table:table-cell table:number-columns-repeated="3"/>
          <table:table-cell office:value-type="float" office:value="0.210496588125" calcext:value-type="float">
            <text:p>0.2105</text:p>
          </table:table-cell>
          <table:table-cell office:value-type="float" office:value="0.0167928934122" calcext:value-type="float">
            <text:p>0.0168</text:p>
          </table:table-cell>
          <table:table-cell table:number-columns-repeated="1016"/>
        </table:table-row>
        <table:table-row table:style-name="ro1">
          <table:table-cell office:value-type="float" office:value="3.705625" calcext:value-type="float">
            <text:p>3.7056</text:p>
          </table:table-cell>
          <table:table-cell office:value-type="float" office:value="0.86174" calcext:value-type="float">
            <text:p>0.86174</text:p>
          </table:table-cell>
          <table:table-cell office:value-type="float" office:value="0.0795639" calcext:value-type="float">
            <text:p>0.07956</text:p>
          </table:table-cell>
          <table:table-cell table:number-columns-repeated="3"/>
          <table:table-cell office:value-type="float" office:value="0.156533358412" calcext:value-type="float">
            <text:p>0.1565</text:p>
          </table:table-cell>
          <table:table-cell office:value-type="float" office:value="0.0147407143172" calcext:value-type="float">
            <text:p>0.0147</text:p>
          </table:table-cell>
          <table:table-cell table:number-columns-repeated="1016"/>
        </table:table-row>
        <table:table-row table:style-name="ro1">
          <table:table-cell office:value-type="float" office:value="3.900625" calcext:value-type="float">
            <text:p>3.9006</text:p>
          </table:table-cell>
          <table:table-cell office:value-type="float" office:value="0.618126" calcext:value-type="float">
            <text:p>0.61813</text:p>
          </table:table-cell>
          <table:table-cell office:value-type="float" office:value="0.0672227" calcext:value-type="float">
            <text:p>0.06722</text:p>
          </table:table-cell>
          <table:table-cell table:number-columns-repeated="3"/>
          <table:table-cell office:value-type="float" office:value="0.117908854677" calcext:value-type="float">
            <text:p>0.1179</text:p>
          </table:table-cell>
          <table:table-cell office:value-type="float" office:value="0.0131093527861" calcext:value-type="float">
            <text:p>0.0131</text:p>
          </table:table-cell>
          <table:table-cell table:number-columns-repeated="1016"/>
        </table:table-row>
        <table:table-row table:style-name="ro1">
          <table:table-cell office:value-type="float" office:value="4.100625" calcext:value-type="float">
            <text:p>4.1006</text:p>
          </table:table-cell>
          <table:table-cell office:value-type="float" office:value="0.288671" calcext:value-type="float">
            <text:p>0.28867</text:p>
          </table:table-cell>
          <table:table-cell office:value-type="float" office:value="0.0466405" calcext:value-type="float">
            <text:p>0.04664</text:p>
          </table:table-cell>
          <table:table-cell table:number-columns-repeated="3"/>
          <table:table-cell office:value-type="float" office:value="0.0577902584206" calcext:value-type="float">
            <text:p>0.0578</text:p>
          </table:table-cell>
          <table:table-cell office:value-type="float" office:value="0.00947440309152" calcext:value-type="float">
            <text:p>0.0095</text:p>
          </table:table-cell>
          <table:table-cell table:number-columns-repeated="1016"/>
        </table:table-row>
        <table:table-row table:style-name="ro1">
          <table:table-cell office:value-type="float" office:value="4.305625" calcext:value-type="float">
            <text:p>4.3056</text:p>
          </table:table-cell>
          <table:table-cell office:value-type="float" office:value="0.209002" calcext:value-type="float">
            <text:p>0.20900</text:p>
          </table:table-cell>
          <table:table-cell office:value-type="float" office:value="0.0432806" calcext:value-type="float">
            <text:p>0.04328</text:p>
          </table:table-cell>
          <table:table-cell table:number-columns-repeated="3"/>
          <table:table-cell office:value-type="float" office:value="0.0439142615485" calcext:value-type="float">
            <text:p>0.0439</text:p>
          </table:table-cell>
          <table:table-cell office:value-type="float" office:value="0.00917312129472" calcext:value-type="float">
            <text:p>0.0092</text:p>
          </table:table-cell>
          <table:table-cell table:number-columns-repeated="1016"/>
        </table:table-row>
        <table:table-row table:style-name="ro1">
          <table:table-cell office:value-type="float" office:value="4.515625" calcext:value-type="float">
            <text:p>4.5156</text:p>
          </table:table-cell>
          <table:table-cell office:value-type="float" office:value="0.132147" calcext:value-type="float">
            <text:p>0.13215</text:p>
          </table:table-cell>
          <table:table-cell office:value-type="float" office:value="0.0398234" calcext:value-type="float">
            <text:p>0.03982</text:p>
          </table:table-cell>
          <table:table-cell table:number-columns-repeated="3"/>
          <table:table-cell office:value-type="float" office:value="0.0291135951251" calcext:value-type="float">
            <text:p>0.0291</text:p>
          </table:table-cell>
          <table:table-cell office:value-type="float" office:value="0.00881660967338" calcext:value-type="float">
            <text:p>0.0088</text:p>
          </table:table-cell>
          <table:table-cell table:number-columns-repeated="1016"/>
        </table:table-row>
        <table:table-row table:style-name="ro1">
          <table:table-cell office:value-type="float" office:value="4.730625" calcext:value-type="float">
            <text:p>4.7306</text:p>
          </table:table-cell>
          <table:table-cell office:value-type="float" office:value="0.08863" calcext:value-type="float">
            <text:p>0.08863</text:p>
          </table:table-cell>
          <table:table-cell office:value-type="float" office:value="0.0373953" calcext:value-type="float">
            <text:p>0.03740</text:p>
          </table:table-cell>
          <table:table-cell table:number-columns-repeated="3"/>
          <table:table-cell office:value-type="float" office:value="0.0204439834374" calcext:value-type="float">
            <text:p>0.0204</text:p>
          </table:table-cell>
          <table:table-cell office:value-type="float" office:value="0.00865539822596" calcext:value-type="float">
            <text:p>0.0087</text:p>
          </table:table-cell>
          <table:table-cell table:number-columns-repeated="1016"/>
        </table:table-row>
        <table:table-row table:style-name="ro1">
          <table:table-cell office:value-type="float" office:value="4.950625" calcext:value-type="float">
            <text:p>4.9506</text:p>
          </table:table-cell>
          <table:table-cell office:value-type="float" office:value="0.113896" calcext:value-type="float">
            <text:p>0.11390</text:p>
          </table:table-cell>
          <table:table-cell office:value-type="float" office:value="0.0344593" calcext:value-type="float">
            <text:p>0.03446</text:p>
          </table:table-cell>
          <table:table-cell table:number-columns-repeated="3"/>
          <table:table-cell office:value-type="float" office:value="0.0274782530496" calcext:value-type="float">
            <text:p>0.0275</text:p>
          </table:table-cell>
          <table:table-cell office:value-type="float" office:value="0.0083500729018" calcext:value-type="float">
            <text:p>0.0084</text:p>
          </table:table-cell>
          <table:table-cell table:number-columns-repeated="1016"/>
        </table:table-row>
        <table:table-row table:style-name="ro1">
          <table:table-cell office:value-type="float" office:value="5.175625" calcext:value-type="float">
            <text:p>5.1756</text:p>
          </table:table-cell>
          <table:table-cell office:value-type="float" office:value="0.202709" calcext:value-type="float">
            <text:p>0.20271</text:p>
          </table:table-cell>
          <table:table-cell office:value-type="float" office:value="0.0436286" calcext:value-type="float">
            <text:p>0.04363</text:p>
          </table:table-cell>
          <table:table-cell table:number-columns-repeated="3"/>
          <table:table-cell office:value-type="float" office:value="0.0510921973247" calcext:value-type="float">
            <text:p>0.0511</text:p>
          </table:table-cell>
          <table:table-cell office:value-type="float" office:value="0.0110628586085" calcext:value-type="float">
            <text:p>0.0111</text:p>
          </table:table-cell>
          <table:table-cell table:number-columns-repeated="1016"/>
        </table:table-row>
        <table:table-row table:style-name="ro1">
          <table:table-cell office:value-type="float" office:value="5.405625" calcext:value-type="float">
            <text:p>5.4056</text:p>
          </table:table-cell>
          <table:table-cell office:value-type="float" office:value="0.104124" calcext:value-type="float">
            <text:p>0.10412</text:p>
          </table:table-cell>
          <table:table-cell office:value-type="float" office:value="0.0310663" calcext:value-type="float">
            <text:p>0.03107</text:p>
          </table:table-cell>
          <table:table-cell table:number-columns-repeated="3"/>
          <table:table-cell office:value-type="float" office:value="0.0273858526193" calcext:value-type="float">
            <text:p>0.0274</text:p>
          </table:table-cell>
          <table:table-cell office:value-type="float" office:value="0.00820698637961" calcext:value-type="float">
            <text:p>0.0082</text:p>
          </table:table-cell>
          <table:table-cell table:number-columns-repeated="1016"/>
        </table:table-row>
        <table:table-row table:style-name="ro1">
          <table:table-cell office:value-type="float" office:value="5.640625" calcext:value-type="float">
            <text:p>5.6406</text:p>
          </table:table-cell>
          <table:table-cell office:value-type="float" office:value="0.128319" calcext:value-type="float">
            <text:p>0.12832</text:p>
          </table:table-cell>
          <table:table-cell office:value-type="float" office:value="0.0356242" calcext:value-type="float">
            <text:p>0.03562</text:p>
          </table:table-cell>
          <table:table-cell table:number-columns-repeated="3"/>
          <table:table-cell office:value-type="float" office:value="0.0351862406498" calcext:value-type="float">
            <text:p>0.0352</text:p>
          </table:table-cell>
          <table:table-cell office:value-type="float" office:value="0.00981001449375" calcext:value-type="float">
            <text:p>0.0098</text:p>
          </table:table-cell>
          <table:table-cell table:number-columns-repeated="1016"/>
        </table:table-row>
        <table:table-row table:style-name="ro1">
          <table:table-cell office:value-type="float" office:value="5.880625" calcext:value-type="float">
            <text:p>5.8806</text:p>
          </table:table-cell>
          <table:table-cell office:value-type="float" office:value="0.081215" calcext:value-type="float">
            <text:p>0.08122</text:p>
          </table:table-cell>
          <table:table-cell office:value-type="float" office:value="0.0290157" calcext:value-type="float">
            <text:p>0.02902</text:p>
          </table:table-cell>
          <table:table-cell table:number-columns-repeated="3"/>
          <table:table-cell office:value-type="float" office:value="0.0231975282392" calcext:value-type="float">
            <text:p>0.0232</text:p>
          </table:table-cell>
          <table:table-cell office:value-type="float" office:value="0.00831487743326" calcext:value-type="float">
            <text:p>0.0083</text:p>
          </table:table-cell>
          <table:table-cell table:number-columns-repeated="1016"/>
        </table:table-row>
        <table:table-row table:style-name="ro1">
          <table:table-cell office:value-type="float" office:value="6.125625" calcext:value-type="float">
            <text:p>6.1256</text:p>
          </table:table-cell>
          <table:table-cell office:value-type="float" office:value="0.043079" calcext:value-type="float">
            <text:p>0.04308</text:p>
          </table:table-cell>
          <table:table-cell office:value-type="float" office:value="0.0322583" calcext:value-type="float">
            <text:p>0.03226</text:p>
          </table:table-cell>
          <table:table-cell table:number-columns-repeated="3"/>
          <table:table-cell office:value-type="float" office:value="0.0128038212941" calcext:value-type="float">
            <text:p>0.0128</text:p>
          </table:table-cell>
          <table:table-cell office:value-type="float" office:value="0.00960181092473" calcext:value-type="float">
            <text:p>0.0096</text:p>
          </table:table-cell>
          <table:table-cell table:number-columns-repeated="1016"/>
        </table:table-row>
        <table:table-row table:style-name="ro1">
          <table:table-cell office:value-type="float" office:value="6.5025" calcext:value-type="float">
            <text:p>6.5025</text:p>
          </table:table-cell>
          <table:table-cell office:value-type="float" office:value="0.04765" calcext:value-type="float">
            <text:p>0.04765</text:p>
          </table:table-cell>
          <table:table-cell office:value-type="float" office:value="0.0186345" calcext:value-type="float">
            <text:p>0.01863</text:p>
          </table:table-cell>
          <table:table-cell table:number-columns-repeated="3"/>
          <table:table-cell office:value-type="float" office:value="0.0150093400794" calcext:value-type="float">
            <text:p>0.0150</text:p>
          </table:table-cell>
          <table:table-cell office:value-type="float" office:value="0.00588329995398" calcext:value-type="float">
            <text:p>0.0059</text:p>
          </table:table-cell>
          <table:table-cell table:number-columns-repeated="1016"/>
        </table:table-row>
        <table:table-row table:style-name="ro1">
          <table:table-cell office:value-type="float" office:value="7.0225" calcext:value-type="float">
            <text:p>7.0225</text:p>
          </table:table-cell>
          <table:table-cell office:value-type="float" office:value="0.024211" calcext:value-type="float">
            <text:p>0.02421</text:p>
          </table:table-cell>
          <table:table-cell office:value-type="float" office:value="0.0136672" calcext:value-type="float">
            <text:p>0.01367</text:p>
          </table:table-cell>
          <table:table-cell table:number-columns-repeated="3"/>
          <table:table-cell office:value-type="float" office:value="0.00821830166842" calcext:value-type="float">
            <text:p>0.0082</text:p>
          </table:table-cell>
          <table:table-cell office:value-type="float" office:value="0.00464910977982" calcext:value-type="float">
            <text:p>0.0046</text:p>
          </table:table-cell>
          <table:table-cell table:number-columns-repeated="1016"/>
        </table:table-row>
        <table:table-row table:style-name="ro1">
          <table:table-cell office:value-type="float" office:value="7.5625" calcext:value-type="float">
            <text:p>7.5625</text:p>
          </table:table-cell>
          <table:table-cell office:value-type="float" office:value="0.013945" calcext:value-type="float">
            <text:p>0.01395</text:p>
          </table:table-cell>
          <table:table-cell office:value-type="float" office:value="0.014118" calcext:value-type="float">
            <text:p>0.01412</text:p>
          </table:table-cell>
          <table:table-cell table:number-columns-repeated="3"/>
          <table:table-cell office:value-type="float" office:value="0.0050866024468" calcext:value-type="float">
            <text:p>0.0051</text:p>
          </table:table-cell>
          <table:table-cell office:value-type="float" office:value="0.00515448085961" calcext:value-type="float">
            <text:p>0.0052</text:p>
          </table:table-cell>
          <table:table-cell table:number-columns-repeated="1016"/>
        </table:table-row>
        <table:table-row table:style-name="ro1">
          <table:table-cell office:value-type="float" office:value="8.1225" calcext:value-type="float">
            <text:p>8.1225</text:p>
          </table:table-cell>
          <table:table-cell office:value-type="float" office:value="0.009181" calcext:value-type="float">
            <text:p>0.00918</text:p>
          </table:table-cell>
          <table:table-cell office:value-type="float" office:value="0.0132598" calcext:value-type="float">
            <text:p>0.01326</text:p>
          </table:table-cell>
          <table:table-cell table:number-columns-repeated="3"/>
          <table:table-cell office:value-type="float" office:value="0.00358210104921" calcext:value-type="float">
            <text:p>0.0036</text:p>
          </table:table-cell>
          <table:table-cell office:value-type="float" office:value="0.00517921526978" calcext:value-type="float">
            <text:p>0.0052</text:p>
          </table:table-cell>
          <table:table-cell table:number-columns-repeated="1016"/>
        </table:table-row>
        <table:table-row table:style-name="ro1">
          <table:table-cell office:value-type="float" office:value="8.7025" calcext:value-type="float">
            <text:p>8.7025</text:p>
          </table:table-cell>
          <table:table-cell office:value-type="float" office:value="0.010228" calcext:value-type="float">
            <text:p>0.01023</text:p>
          </table:table-cell>
          <table:table-cell office:value-type="float" office:value="0.0123726" calcext:value-type="float">
            <text:p>0.01237</text:p>
          </table:table-cell>
          <table:table-cell table:number-columns-repeated="3"/>
          <table:table-cell office:value-type="float" office:value="0.00424641210128" calcext:value-type="float">
            <text:p>0.0042</text:p>
          </table:table-cell>
          <table:table-cell office:value-type="float" office:value="0.00514383912929" calcext:value-type="float">
            <text:p>0.0051</text:p>
          </table:table-cell>
          <table:table-cell table:number-columns-repeated="1016"/>
        </table:table-row>
      </table:table>
      <table:named-expressions/>
      <table:database-ranges>
        <table:database-range table:name="__Anonymous_Sheet_DB__1" table:target-range-address="Data_Rho_check.K5:Data_Rho_check.N243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Data_Rho_sort.A1:Data_Rho_sort.D239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SND.G4:SND.I48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4" table:target-range-address="'CMD-2'.G4:'CMD-2'.I48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5" table:target-range-address="'CMD-2-2002'.G4:'CMD-2-2002'.I48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8" table:target-range-address="BESIII.G4:BESIII.I48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Arial" fo:font-size="10pt" fo:language="en" fo:country="US" style:font-name-asian="Arial1" style:font-size-asian="10pt" style:language-asian="zxx" style:country-asian="none" style:font-name-complex="Arial1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number:min-decimal-places="1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4" number:min-decimal-places="4" number:min-integer-digits="1"/>
    </number:number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26P0"/>
    </number:currency-style>
    <number:number-style style:name="N127">
      <number:number number:decimal-places="5" number:min-decimal-places="5" number:min-integer-digits="1"/>
    </number:number-style>
    <number:number-style style:name="N128">
      <number:number number:decimal-places="10" number:min-decimal-places="10" number:min-integer-digits="1"/>
    </number:number-style>
    <number:number-style style:name="N129">
      <number:number number:decimal-places="9" number:min-decimal-places="9" number:min-integer-digits="1"/>
    </number:number-style>
    <number:number-style style:name="N130">
      <number:number number:decimal-places="7" number:min-decimal-places="7" number:min-integer-digits="1"/>
    </number:number-style>
    <number:number-style style:name="N131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10:54:47.35634147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03T13:22:38</meta:creation-date>
    <dc:date>2022-01-10T11:45:59.366867131</dc:date>
    <meta:editing-duration>PT20H36M34S</meta:editing-duration>
    <meta:editing-cycles>103</meta:editing-cycles>
    <meta:generator>LibreOffice/7.2.5.2.0$Linux_X86_64 LibreOffice_project/20$Build-2</meta:generator>
    <meta:document-statistic meta:table-count="10" meta:cell-count="16626" meta:object-count="0"/>
    <meta:user-defined meta:name="Info 1"/>
    <meta:user-defined meta:name="Info 2"/>
    <meta:user-defined meta:name="Info 3"/>
    <meta:user-defined meta:name="Info 4"/>
  </office:meta>
</office:document-meta>
</file>